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300000099BDB873B8D56BBC45.png" manifest:media-type="image/png"/>
  <manifest:file-entry manifest:full-path="Pictures/1000020100000341000001C712FC943A70BE46D0.png" manifest:media-type="image/png"/>
  <manifest:file-entry manifest:full-path="Pictures/100002010000010700000073CC6020ABFD477CA3.png" manifest:media-type="image/png"/>
  <manifest:file-entry manifest:full-path="Pictures/1000020100000341000001C751B99BA3F4D557D8.png" manifest:media-type="image/png"/>
  <manifest:file-entry manifest:full-path="Pictures/10000201000003450000033FC281F3072F99E9BC.png" manifest:media-type="image/png"/>
  <manifest:file-entry manifest:full-path="Pictures/10000201000003450000033F12B1C7A14ECBCB13.png" manifest:media-type="image/png"/>
  <manifest:file-entry manifest:full-path="Pictures/100002010000003A0000002013300AC7B29ACD5C.png" manifest:media-type="image/png"/>
  <manifest:file-entry manifest:full-path="Pictures/10000201000001620000001A36BF10B26C0B86FE.png" manifest:media-type="image/png"/>
  <manifest:file-entry manifest:full-path="Pictures/10000201000001630000003CC7E7B249B27F7C2A.png" manifest:media-type="image/png"/>
  <manifest:file-entry manifest:full-path="Pictures/1000020100000341000001C73FAA0576A502331F.png" manifest:media-type="image/png"/>
  <manifest:file-entry manifest:full-path="Pictures/100002010000007900000069DD7177171E770D02.png" manifest:media-type="image/png"/>
  <manifest:file-entry manifest:full-path="Pictures/1000020100000159000000489A4BC5A82D2A399E.png" manifest:media-type="image/png"/>
  <manifest:file-entry manifest:full-path="Pictures/100002010000014900000048F8FF5E669DB52218.png" manifest:media-type="image/png"/>
  <manifest:file-entry manifest:full-path="Pictures/10000201000001180000004215A4757CD2714021.png" manifest:media-type="image/png"/>
  <manifest:file-entry manifest:full-path="Pictures/100002010000014C0000004863BC5E872A6EBB72.png" manifest:media-type="image/png"/>
  <manifest:file-entry manifest:full-path="Pictures/1000020100000118000000462E2C42E13589D78B.png" manifest:media-type="image/png"/>
  <manifest:file-entry manifest:full-path="Pictures/10000201000001250000002186B93B97F5393F28.png" manifest:media-type="image/png"/>
  <manifest:file-entry manifest:full-path="Pictures/100002010000011B00000045C175B0574AD7DB8B.png" manifest:media-type="image/png"/>
  <manifest:file-entry manifest:full-path="Pictures/10000201000000940000002AFA556765722CD5F7.png" manifest:media-type="image/png"/>
  <manifest:file-entry manifest:full-path="Pictures/100002010000011800000045A2CB8658ACBB94D2.png" manifest:media-type="image/png"/>
  <manifest:file-entry manifest:full-path="Pictures/1000020100000087000000226D373395D95C41FF.png" manifest:media-type="image/png"/>
  <manifest:file-entry manifest:full-path="Pictures/10000201000001180000004577C8F6503BFA39D8.png" manifest:media-type="image/png"/>
  <manifest:file-entry manifest:full-path="Pictures/10000201000001BE0000001BCBEF87E2B4894D66.png" manifest:media-type="image/png"/>
  <manifest:file-entry manifest:full-path="Pictures/100002010000010E0000004291DDCBE63D988D1A.png" manifest:media-type="image/png"/>
  <manifest:file-entry manifest:full-path="Pictures/100002010000015D00000024C8C06C64F2B6C7D7.png" manifest:media-type="image/png"/>
  <manifest:file-entry manifest:full-path="Pictures/10000201000000FC00000053618203A6790B7D49.png" manifest:media-type="image/png"/>
  <manifest:file-entry manifest:full-path="Pictures/10000201000000AB0000002ACAF7AF6BD2AE75ED.png" manifest:media-type="image/png"/>
  <manifest:file-entry manifest:full-path="Pictures/10000201000000F900000054FCDD64D452F3CC8B.png" manifest:media-type="image/png"/>
  <manifest:file-entry manifest:full-path="Pictures/100002010000008F00000045F4297479A4CE9E1D.png" manifest:media-type="image/png"/>
  <manifest:file-entry manifest:full-path="Pictures/100002010000013300000025FCC967E62597E8A7.png" manifest:media-type="image/png"/>
  <manifest:file-entry manifest:full-path="Pictures/100002010000013B0000002FB679622E56727F50.png" manifest:media-type="image/png"/>
  <manifest:file-entry manifest:full-path="Pictures/1000020100000184000000280DFA553FAA92F75C.png" manifest:media-type="image/png"/>
  <manifest:file-entry manifest:full-path="Pictures/10000201000000F5000000D1858AE00C0419AC31.png" manifest:media-type="image/png"/>
  <manifest:file-entry manifest:full-path="Pictures/10000201000001780000001326D2B4B69797BCDC.png" manifest:media-type="image/png"/>
  <manifest:file-entry manifest:full-path="Pictures/10000201000001A2000000139406B9ECFB4BF50E.png" manifest:media-type="image/png"/>
  <manifest:file-entry manifest:full-path="Pictures/100002010000015600000019AC041EE64F51EEAF.png" manifest:media-type="image/png"/>
  <manifest:file-entry manifest:full-path="Pictures/10000201000001550000006D7B37C867EF2D7EB5.png" manifest:media-type="image/png"/>
  <manifest:file-entry manifest:full-path="Pictures/10000201000001830000002562B908B93D0B4BD4.png" manifest:media-type="image/png"/>
  <manifest:file-entry manifest:full-path="Pictures/10000201000001BB000000175A3C5051709A7BB4.png" manifest:media-type="image/png"/>
  <manifest:file-entry manifest:full-path="Pictures/100002010000015B00000024E2CF5B7187C1EC3C.png" manifest:media-type="image/png"/>
  <manifest:file-entry manifest:full-path="Pictures/100002010000012B00000025B46B12F18E119231.png" manifest:media-type="image/png"/>
  <manifest:file-entry manifest:full-path="Pictures/100002010000012B0000002482EB47F8675B6639.png" manifest:media-type="image/png"/>
  <manifest:file-entry manifest:full-path="Pictures/10000201000001540000006DFB0F83EB46F07C21.png" manifest:media-type="image/png"/>
  <manifest:file-entry manifest:full-path="Pictures/100002010000008D0000002BDB4BA5C1532DABF1.png" manifest:media-type="image/png"/>
  <manifest:file-entry manifest:full-path="Pictures/10000201000000D600000068C225A46B19B671BA.png" manifest:media-type="image/png"/>
  <manifest:file-entry manifest:full-path="Pictures/100002010000008D00000030FB2B27A00C061371.png" manifest:media-type="image/png"/>
  <manifest:file-entry manifest:full-path="Pictures/10000201000000920000002A75D5815B035F024B.png" manifest:media-type="image/png"/>
  <manifest:file-entry manifest:full-path="Pictures/1000020100000094000000328E09D42FCE6E8789.png" manifest:media-type="image/png"/>
  <manifest:file-entry manifest:full-path="Pictures/100002010000009F0000002E8351EDA8DE3B2ADD.png" manifest:media-type="image/png"/>
  <manifest:file-entry manifest:full-path="Pictures/100002010000006F00000025D62D739C06CEEFAA.png" manifest:media-type="image/png"/>
  <manifest:file-entry manifest:full-path="Pictures/10000201000001350000002B1ECF796FA10CB6FA.png" manifest:media-type="image/png"/>
  <manifest:file-entry manifest:full-path="Pictures/1000000000000124000001D0C633C3956EDF1123.png" manifest:media-type="image/png"/>
  <manifest:file-entry manifest:full-path="Pictures/100002010000003A0000001F06963698A6C4F918.png" manifest:media-type="image/png"/>
  <manifest:file-entry manifest:full-path="Pictures/1000020100000107000000736F5FC4551E788EE7.png" manifest:media-type="image/png"/>
  <manifest:file-entry manifest:full-path="Pictures/100002010000010700000073B8CADB95FC065D0B.png" manifest:media-type="image/png"/>
  <manifest:file-entry manifest:full-path="Pictures/1000020100000107000000734F0A12057E40090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2" svg:font-family="'Courier New', monospace"/>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GB" officeooo:rsid="001ad641" officeooo:paragraph-rsid="001ad641"/>
    </style:style>
    <style:style style:name="P2" style:family="paragraph" style:parent-style-name="Text_20_body">
      <style:text-properties fo:language="en" fo:country="GB" officeooo:rsid="001ad641" officeooo:paragraph-rsid="003579f5"/>
    </style:style>
    <style:style style:name="P3" style:family="paragraph" style:parent-style-name="Text_20_body">
      <style:text-properties fo:language="en" fo:country="GB" officeooo:rsid="001d3f96" officeooo:paragraph-rsid="001d3f96"/>
    </style:style>
    <style:style style:name="P4" style:family="paragraph" style:parent-style-name="Text_20_body">
      <style:text-properties fo:language="en" fo:country="GB" officeooo:rsid="002a4a45" officeooo:paragraph-rsid="003579f5"/>
    </style:style>
    <style:style style:name="P5" style:family="paragraph" style:parent-style-name="Text_20_body">
      <style:text-properties fo:language="en" fo:country="GB" officeooo:rsid="005c8913" officeooo:paragraph-rsid="005c8913"/>
    </style:style>
    <style:style style:name="P6" style:family="paragraph" style:parent-style-name="Text_20_body">
      <style:text-properties officeooo:paragraph-rsid="00276e3f"/>
    </style:style>
    <style:style style:name="P7" style:family="paragraph" style:parent-style-name="Text_20_body">
      <style:text-properties officeooo:rsid="002d114f" officeooo:paragraph-rsid="002ed235"/>
    </style:style>
    <style:style style:name="P8" style:family="paragraph" style:parent-style-name="Text_20_body">
      <style:text-properties officeooo:rsid="002d114f" officeooo:paragraph-rsid="004b203c"/>
    </style:style>
    <style:style style:name="P9" style:family="paragraph" style:parent-style-name="Text_20_body">
      <style:text-properties officeooo:rsid="00321465" officeooo:paragraph-rsid="00450321"/>
    </style:style>
    <style:style style:name="P10" style:family="paragraph" style:parent-style-name="Text_20_body">
      <style:text-properties officeooo:rsid="002dd681" officeooo:paragraph-rsid="006525dc"/>
    </style:style>
    <style:style style:name="P11" style:family="paragraph" style:parent-style-name="Text_20_body">
      <style:text-properties officeooo:rsid="006cc451" officeooo:paragraph-rsid="006cc451"/>
    </style:style>
    <style:style style:name="P12" style:family="paragraph" style:parent-style-name="Text_20_body">
      <style:text-properties officeooo:rsid="007731ec" officeooo:paragraph-rsid="007731ec"/>
    </style:style>
    <style:style style:name="P13" style:family="paragraph" style:parent-style-name="Text_20_body">
      <style:text-properties officeooo:rsid="007731ec" officeooo:paragraph-rsid="0148dff1"/>
    </style:style>
    <style:style style:name="P14" style:family="paragraph" style:parent-style-name="Text_20_body">
      <style:text-properties officeooo:rsid="0077b501" officeooo:paragraph-rsid="0077b501"/>
    </style:style>
    <style:style style:name="P15" style:family="paragraph" style:parent-style-name="Text_20_body">
      <style:text-properties officeooo:rsid="0077b501" officeooo:paragraph-rsid="009dd96f"/>
    </style:style>
    <style:style style:name="P16" style:family="paragraph" style:parent-style-name="Text_20_body">
      <style:text-properties officeooo:rsid="007ad5ff" officeooo:paragraph-rsid="007ad5ff"/>
    </style:style>
    <style:style style:name="P17" style:family="paragraph" style:parent-style-name="Text_20_body">
      <style:text-properties officeooo:rsid="003346c5" officeooo:paragraph-rsid="008a3dd2"/>
    </style:style>
    <style:style style:name="P18" style:family="paragraph" style:parent-style-name="Text_20_body">
      <style:text-properties officeooo:rsid="003346c5" officeooo:paragraph-rsid="00d2b4d0"/>
    </style:style>
    <style:style style:name="P19" style:family="paragraph" style:parent-style-name="Text_20_body">
      <style:text-properties officeooo:rsid="0056a167" officeooo:paragraph-rsid="0056a167"/>
    </style:style>
    <style:style style:name="P20" style:family="paragraph" style:parent-style-name="Text_20_body">
      <style:text-properties officeooo:rsid="008d6d3b" officeooo:paragraph-rsid="008d6d3b"/>
    </style:style>
    <style:style style:name="P21" style:family="paragraph" style:parent-style-name="Text_20_body">
      <style:text-properties fo:font-weight="normal" officeooo:rsid="009dd96f" officeooo:paragraph-rsid="00a31ccd" style:font-weight-asian="normal" style:font-weight-complex="normal"/>
    </style:style>
    <style:style style:name="P22" style:family="paragraph" style:parent-style-name="Text_20_body">
      <style:text-properties fo:font-weight="normal" officeooo:rsid="0056a167" officeooo:paragraph-rsid="029ac221" style:font-weight-asian="normal" style:font-weight-complex="normal"/>
    </style:style>
    <style:style style:name="P23" style:family="paragraph" style:parent-style-name="Text_20_body">
      <style:text-properties officeooo:rsid="009dd96f" officeooo:paragraph-rsid="009dd96f"/>
    </style:style>
    <style:style style:name="P24" style:family="paragraph" style:parent-style-name="Text_20_body">
      <style:text-properties fo:font-style="normal" fo:font-weight="normal" officeooo:rsid="007731ec" officeooo:paragraph-rsid="00aaeaff" style:font-style-asian="normal" style:font-weight-asian="normal" style:font-style-complex="normal" style:font-weight-complex="normal"/>
    </style:style>
    <style:style style:name="P25" style:family="paragraph" style:parent-style-name="Text_20_body">
      <style:text-properties officeooo:rsid="00a626f1" officeooo:paragraph-rsid="00a626f1"/>
    </style:style>
    <style:style style:name="P26" style:family="paragraph" style:parent-style-name="Text_20_body">
      <style:text-properties fo:font-weight="bold" officeooo:rsid="00ac51b4" officeooo:paragraph-rsid="00ac51b4" style:font-weight-asian="bold" style:font-weight-complex="bold"/>
    </style:style>
    <style:style style:name="P27" style:family="paragraph" style:parent-style-name="Text_20_body">
      <style:text-properties fo:font-weight="bold" officeooo:rsid="00ac51b4" officeooo:paragraph-rsid="00b92289" style:font-weight-asian="bold" style:font-weight-complex="bold"/>
    </style:style>
    <style:style style:name="P28" style:family="paragraph" style:parent-style-name="Text_20_body">
      <style:text-properties officeooo:rsid="00c2febe" officeooo:paragraph-rsid="00c3aa9f"/>
    </style:style>
    <style:style style:name="P29" style:family="paragraph" style:parent-style-name="Text_20_body">
      <style:text-properties officeooo:rsid="00c3aa9f" officeooo:paragraph-rsid="00c3aa9f"/>
    </style:style>
    <style:style style:name="P30" style:family="paragraph" style:parent-style-name="Text_20_body">
      <style:text-properties officeooo:paragraph-rsid="00c71b8d"/>
    </style:style>
    <style:style style:name="P31" style:family="paragraph" style:parent-style-name="Text_20_body">
      <style:text-properties officeooo:rsid="00c90937" officeooo:paragraph-rsid="00c90937"/>
    </style:style>
    <style:style style:name="P32" style:family="paragraph" style:parent-style-name="Text_20_body">
      <style:text-properties officeooo:rsid="00c90937" officeooo:paragraph-rsid="00ca8a76"/>
    </style:style>
    <style:style style:name="P33" style:family="paragraph" style:parent-style-name="Text_20_body">
      <style:text-properties officeooo:rsid="00cc7090" officeooo:paragraph-rsid="00cc7090"/>
    </style:style>
    <style:style style:name="P34" style:family="paragraph" style:parent-style-name="Text_20_body">
      <style:text-properties officeooo:rsid="00ce965d" officeooo:paragraph-rsid="00ce965d"/>
    </style:style>
    <style:style style:name="P35" style:family="paragraph" style:parent-style-name="Text_20_body">
      <style:text-properties officeooo:rsid="00d3c518" officeooo:paragraph-rsid="00d3c518"/>
    </style:style>
    <style:style style:name="P36" style:family="paragraph" style:parent-style-name="Text_20_body">
      <style:text-properties fo:color="#000000" officeooo:rsid="00c5972a" officeooo:paragraph-rsid="00c3aa9f"/>
    </style:style>
    <style:style style:name="P37" style:family="paragraph" style:parent-style-name="Text_20_body">
      <style:text-properties officeooo:paragraph-rsid="00dd1e1b"/>
    </style:style>
    <style:style style:name="P38" style:family="paragraph" style:parent-style-name="Text_20_body">
      <style:text-properties officeooo:rsid="00e55e3b" officeooo:paragraph-rsid="00e55e3b"/>
    </style:style>
    <style:style style:name="P39" style:family="paragraph" style:parent-style-name="Text_20_body">
      <style:text-properties officeooo:rsid="00e55e3b" officeooo:paragraph-rsid="011fdc72"/>
    </style:style>
    <style:style style:name="P40" style:family="paragraph" style:parent-style-name="Text_20_body">
      <style:text-properties officeooo:rsid="00dca22e" officeooo:paragraph-rsid="00dca22e"/>
    </style:style>
    <style:style style:name="P41" style:family="paragraph" style:parent-style-name="Text_20_body">
      <style:text-properties officeooo:rsid="00ec9319" officeooo:paragraph-rsid="00ec9319"/>
    </style:style>
    <style:style style:name="P42" style:family="paragraph" style:parent-style-name="Text_20_body">
      <style:text-properties officeooo:rsid="00eea60a" officeooo:paragraph-rsid="00eea60a"/>
    </style:style>
    <style:style style:name="P43" style:family="paragraph" style:parent-style-name="Text_20_body">
      <style:text-properties officeooo:rsid="00f6b412" officeooo:paragraph-rsid="00f894bd"/>
    </style:style>
    <style:style style:name="P44" style:family="paragraph" style:parent-style-name="Text_20_body">
      <style:text-properties officeooo:paragraph-rsid="00fe6dda"/>
    </style:style>
    <style:style style:name="P45" style:family="paragraph" style:parent-style-name="Text_20_body">
      <style:text-properties officeooo:rsid="00d2b4d0" officeooo:paragraph-rsid="0101d1b2"/>
    </style:style>
    <style:style style:name="P46" style:family="paragraph" style:parent-style-name="Text_20_body">
      <style:text-properties officeooo:rsid="00d2b4d0" officeooo:paragraph-rsid="00d2b4d0"/>
    </style:style>
    <style:style style:name="P47" style:family="paragraph" style:parent-style-name="Text_20_body">
      <style:text-properties officeooo:rsid="01104839" officeooo:paragraph-rsid="01104839"/>
    </style:style>
    <style:style style:name="P48" style:family="paragraph" style:parent-style-name="Text_20_body">
      <style:text-properties officeooo:rsid="011754a0" officeooo:paragraph-rsid="011754a0"/>
    </style:style>
    <style:style style:name="P49" style:family="paragraph" style:parent-style-name="Text_20_body">
      <style:text-properties officeooo:rsid="002254c8" officeooo:paragraph-rsid="002254c8"/>
    </style:style>
    <style:style style:name="P50" style:family="paragraph" style:parent-style-name="Text_20_body">
      <style:text-properties officeooo:rsid="00fe6dda" officeooo:paragraph-rsid="00fe6dda"/>
    </style:style>
    <style:style style:name="P51" style:family="paragraph" style:parent-style-name="Text_20_body">
      <style:text-properties officeooo:rsid="00ec3ff8" officeooo:paragraph-rsid="011fdc72"/>
    </style:style>
    <style:style style:name="P52" style:family="paragraph" style:parent-style-name="Text_20_body">
      <style:text-properties officeooo:rsid="00a97c34" officeooo:paragraph-rsid="00a97c34"/>
    </style:style>
    <style:style style:name="P53" style:family="paragraph" style:parent-style-name="Text_20_body">
      <style:text-properties fo:font-style="italic" fo:font-weight="bold" officeooo:rsid="013592be" officeooo:paragraph-rsid="013592be" style:font-style-asian="italic" style:font-weight-asian="bold" style:font-style-complex="italic" style:font-weight-complex="bold"/>
    </style:style>
    <style:style style:name="P54" style:family="paragraph" style:parent-style-name="Text_20_body">
      <style:text-properties officeooo:paragraph-rsid="01371297"/>
    </style:style>
    <style:style style:name="P55" style:family="paragraph" style:parent-style-name="Text_20_body">
      <style:text-properties officeooo:rsid="0095aa72" officeooo:paragraph-rsid="01371297"/>
    </style:style>
    <style:style style:name="P56" style:family="paragraph" style:parent-style-name="Text_20_body">
      <style:text-properties officeooo:paragraph-rsid="00b7e2e1"/>
    </style:style>
    <style:style style:name="P57" style:family="paragraph" style:parent-style-name="Text_20_body">
      <style:text-properties officeooo:rsid="01374d7e" officeooo:paragraph-rsid="01374d7e"/>
    </style:style>
    <style:style style:name="P58" style:family="paragraph" style:parent-style-name="Text_20_body">
      <style:text-properties officeooo:rsid="00f09d76" officeooo:paragraph-rsid="00f09d76"/>
    </style:style>
    <style:style style:name="P59" style:family="paragraph" style:parent-style-name="Text_20_body">
      <style:text-properties officeooo:rsid="014745da" officeooo:paragraph-rsid="014745da"/>
    </style:style>
    <style:style style:name="P60" style:family="paragraph" style:parent-style-name="Text_20_body">
      <style:text-properties officeooo:paragraph-rsid="014f812a"/>
    </style:style>
    <style:style style:name="P61" style:family="paragraph" style:parent-style-name="Text_20_body">
      <style:text-properties officeooo:paragraph-rsid="0073284d"/>
    </style:style>
    <style:style style:name="P62" style:family="paragraph" style:parent-style-name="Text_20_body">
      <style:text-properties officeooo:rsid="0129bc7c" officeooo:paragraph-rsid="015b0299"/>
    </style:style>
    <style:style style:name="P63" style:family="paragraph" style:parent-style-name="Text_20_body">
      <style:text-properties officeooo:rsid="01915db3" officeooo:paragraph-rsid="01915db3"/>
    </style:style>
    <style:style style:name="P64" style:family="paragraph" style:parent-style-name="Text_20_body">
      <style:text-properties officeooo:paragraph-rsid="01928171"/>
    </style:style>
    <style:style style:name="P65" style:family="paragraph" style:parent-style-name="Text_20_body">
      <style:text-properties officeooo:paragraph-rsid="0193e924"/>
    </style:style>
    <style:style style:name="P66" style:family="paragraph" style:parent-style-name="Text_20_body">
      <style:text-properties officeooo:paragraph-rsid="01b02106"/>
    </style:style>
    <style:style style:name="P67" style:family="paragraph" style:parent-style-name="Text_20_body">
      <style:text-properties officeooo:paragraph-rsid="01b344a7"/>
    </style:style>
    <style:style style:name="P68" style:family="paragraph" style:parent-style-name="Text_20_body">
      <style:text-properties officeooo:rsid="01b02106" officeooo:paragraph-rsid="01b819f2"/>
    </style:style>
    <style:style style:name="P69" style:family="paragraph" style:parent-style-name="Text_20_body">
      <style:text-properties officeooo:paragraph-rsid="01b83b37"/>
    </style:style>
    <style:style style:name="P70" style:family="paragraph" style:parent-style-name="Text_20_body">
      <style:text-properties officeooo:paragraph-rsid="01bdff22"/>
    </style:style>
    <style:style style:name="P71" style:family="paragraph" style:parent-style-name="Text_20_body">
      <style:text-properties officeooo:paragraph-rsid="01bf2112"/>
    </style:style>
    <style:style style:name="P72" style:family="paragraph" style:parent-style-name="Text_20_body">
      <style:text-properties officeooo:paragraph-rsid="01c15903"/>
    </style:style>
    <style:style style:name="P73" style:family="paragraph" style:parent-style-name="Text_20_body">
      <style:text-properties officeooo:paragraph-rsid="01c2dda8"/>
    </style:style>
    <style:style style:name="P74" style:family="paragraph" style:parent-style-name="Text_20_body">
      <style:text-properties officeooo:paragraph-rsid="01c49ff8"/>
    </style:style>
    <style:style style:name="P75" style:family="paragraph" style:parent-style-name="Text_20_body">
      <style:text-properties officeooo:paragraph-rsid="01c5d077"/>
    </style:style>
    <style:style style:name="P76" style:family="paragraph" style:parent-style-name="Text_20_body">
      <style:text-properties officeooo:paragraph-rsid="01db80ae"/>
    </style:style>
    <style:style style:name="P77" style:family="paragraph" style:parent-style-name="Text_20_body">
      <style:text-properties officeooo:paragraph-rsid="01e0e00f"/>
    </style:style>
    <style:style style:name="P78" style:family="paragraph" style:parent-style-name="Text_20_body">
      <style:text-properties officeooo:paragraph-rsid="01e125ed"/>
    </style:style>
    <style:style style:name="P79" style:family="paragraph" style:parent-style-name="Text_20_body">
      <style:text-properties officeooo:rsid="00c32a4e" officeooo:paragraph-rsid="00c3aa9f"/>
    </style:style>
    <style:style style:name="P80" style:family="paragraph" style:parent-style-name="Text_20_body">
      <style:text-properties officeooo:rsid="01e8328f" officeooo:paragraph-rsid="01e8328f"/>
    </style:style>
    <style:style style:name="P81" style:family="paragraph" style:parent-style-name="Text_20_body">
      <style:text-properties officeooo:paragraph-rsid="01eaf057"/>
    </style:style>
    <style:style style:name="P82" style:family="paragraph" style:parent-style-name="Text_20_body">
      <style:text-properties style:font-name="Cambria1" officeooo:rsid="01dd9964" officeooo:paragraph-rsid="01dd9964"/>
    </style:style>
    <style:style style:name="P83" style:family="paragraph" style:parent-style-name="Text_20_body">
      <style:text-properties officeooo:paragraph-rsid="01ece228"/>
    </style:style>
    <style:style style:name="P84" style:family="paragraph" style:parent-style-name="Text_20_body">
      <style:text-properties officeooo:paragraph-rsid="01f07fbd"/>
    </style:style>
    <style:style style:name="P85" style:family="paragraph" style:parent-style-name="Text_20_body">
      <style:text-properties officeooo:rsid="01f5b6c1" officeooo:paragraph-rsid="01f5b6c1"/>
    </style:style>
    <style:style style:name="P86" style:family="paragraph" style:parent-style-name="Text_20_body">
      <style:text-properties officeooo:paragraph-rsid="01fe15e1"/>
    </style:style>
    <style:style style:name="P87" style:family="paragraph" style:parent-style-name="Text_20_body">
      <style:text-properties officeooo:paragraph-rsid="01fdf9cb"/>
    </style:style>
    <style:style style:name="P88" style:family="paragraph" style:parent-style-name="Text_20_body">
      <style:text-properties officeooo:rsid="020c750f" officeooo:paragraph-rsid="020c750f"/>
    </style:style>
    <style:style style:name="P89" style:family="paragraph" style:parent-style-name="Text_20_body">
      <style:text-properties fo:font-size="12pt" fo:font-weight="normal" officeooo:rsid="0209ed1f" officeooo:paragraph-rsid="0212c8a2" style:font-size-asian="12pt" style:font-weight-asian="normal" style:font-size-complex="12pt" style:font-weight-complex="normal"/>
    </style:style>
    <style:style style:name="P90" style:family="paragraph" style:parent-style-name="Text_20_body">
      <style:text-properties fo:font-size="12pt" fo:font-weight="normal" officeooo:rsid="0209ed1f" officeooo:paragraph-rsid="020c750f" style:font-size-asian="12pt" style:font-weight-asian="normal" style:font-size-complex="12pt" style:font-weight-complex="normal"/>
    </style:style>
    <style:style style:name="P91" style:family="paragraph" style:parent-style-name="Text_20_body">
      <style:text-properties fo:font-size="12pt" fo:font-weight="normal" officeooo:paragraph-rsid="02b5a84e" style:font-size-asian="12pt" style:font-weight-asian="normal" style:font-size-complex="12pt" style:font-weight-complex="normal"/>
    </style:style>
    <style:style style:name="P92" style:family="paragraph" style:parent-style-name="Text_20_body">
      <style:text-properties fo:font-size="12pt" fo:font-weight="normal" officeooo:paragraph-rsid="02b81aba" style:font-size-asian="12pt" style:font-weight-asian="normal" style:font-size-complex="12pt" style:font-weight-complex="normal"/>
    </style:style>
    <style:style style:name="P93" style:family="paragraph" style:parent-style-name="Text_20_body">
      <style:text-properties fo:font-size="12pt" fo:font-weight="normal" officeooo:paragraph-rsid="02bbade5" style:font-size-asian="12pt" style:font-weight-asian="normal" style:font-size-complex="12pt" style:font-weight-complex="normal"/>
    </style:style>
    <style:style style:name="P94" style:family="paragraph" style:parent-style-name="Text_20_body">
      <style:text-properties fo:font-size="12pt" fo:font-weight="normal" officeooo:paragraph-rsid="02b81d93" style:font-size-asian="12pt" style:font-weight-asian="normal" style:font-size-complex="12pt" style:font-weight-complex="normal"/>
    </style:style>
    <style:style style:name="P95" style:family="paragraph" style:parent-style-name="Text_20_body">
      <style:text-properties officeooo:paragraph-rsid="021d930a"/>
    </style:style>
    <style:style style:name="P96" style:family="paragraph" style:parent-style-name="Text_20_body">
      <style:text-properties officeooo:paragraph-rsid="022d3028"/>
    </style:style>
    <style:style style:name="P97" style:family="paragraph" style:parent-style-name="Text_20_body">
      <style:text-properties officeooo:paragraph-rsid="022b816a"/>
    </style:style>
    <style:style style:name="P98" style:family="paragraph" style:parent-style-name="Text_20_body">
      <style:text-properties officeooo:paragraph-rsid="023020bb"/>
    </style:style>
    <style:style style:name="P99" style:family="paragraph" style:parent-style-name="Text_20_body">
      <style:text-properties officeooo:paragraph-rsid="02422e8f"/>
    </style:style>
    <style:style style:name="P100" style:family="paragraph" style:parent-style-name="Text_20_body">
      <style:text-properties officeooo:paragraph-rsid="02449625"/>
    </style:style>
    <style:style style:name="P101" style:family="paragraph" style:parent-style-name="Text_20_body">
      <style:text-properties officeooo:paragraph-rsid="02478fd5"/>
    </style:style>
    <style:style style:name="P102" style:family="paragraph" style:parent-style-name="Text_20_body">
      <style:text-properties officeooo:paragraph-rsid="0248e9a2"/>
    </style:style>
    <style:style style:name="P103" style:family="paragraph" style:parent-style-name="Text_20_body">
      <style:text-properties officeooo:rsid="024c73c8" officeooo:paragraph-rsid="024c73c8"/>
    </style:style>
    <style:style style:name="P104" style:family="paragraph" style:parent-style-name="Text_20_body">
      <style:text-properties officeooo:rsid="024c73c8" officeooo:paragraph-rsid="025bfa0d"/>
    </style:style>
    <style:style style:name="P105" style:family="paragraph" style:parent-style-name="Text_20_body">
      <style:text-properties officeooo:paragraph-rsid="024d5306"/>
    </style:style>
    <style:style style:name="P106" style:family="paragraph" style:parent-style-name="Text_20_body">
      <style:text-properties officeooo:rsid="022b816a" officeooo:paragraph-rsid="02449625"/>
    </style:style>
    <style:style style:name="P107" style:family="paragraph" style:parent-style-name="Text_20_body">
      <style:text-properties officeooo:rsid="02509c7b" officeooo:paragraph-rsid="02509c7b"/>
    </style:style>
    <style:style style:name="P108" style:family="paragraph" style:parent-style-name="Text_20_body">
      <style:text-properties officeooo:paragraph-rsid="02582bb3"/>
    </style:style>
    <style:style style:name="P109" style:family="paragraph" style:parent-style-name="Text_20_body">
      <style:text-properties officeooo:paragraph-rsid="0258fdc6"/>
    </style:style>
    <style:style style:name="P110" style:family="paragraph" style:parent-style-name="Text_20_body">
      <style:text-properties officeooo:paragraph-rsid="0259fc71"/>
    </style:style>
    <style:style style:name="P111" style:family="paragraph" style:parent-style-name="Text_20_body">
      <style:text-properties officeooo:paragraph-rsid="025bfa0d"/>
    </style:style>
    <style:style style:name="P112" style:family="paragraph" style:parent-style-name="Text_20_body">
      <style:text-properties officeooo:paragraph-rsid="025e6357"/>
    </style:style>
    <style:style style:name="P113" style:family="paragraph" style:parent-style-name="Text_20_body">
      <style:text-properties officeooo:rsid="0267ffe7" officeooo:paragraph-rsid="0267ffe7"/>
    </style:style>
    <style:style style:name="P114" style:family="paragraph" style:parent-style-name="Text_20_body">
      <style:text-properties officeooo:paragraph-rsid="0277aeeb"/>
    </style:style>
    <style:style style:name="P115" style:family="paragraph" style:parent-style-name="Text_20_body">
      <style:text-properties officeooo:paragraph-rsid="027a5357"/>
    </style:style>
    <style:style style:name="P116" style:family="paragraph" style:parent-style-name="Text_20_body">
      <style:text-properties officeooo:paragraph-rsid="027e8c3c"/>
    </style:style>
    <style:style style:name="P117" style:family="paragraph" style:parent-style-name="Text_20_body">
      <style:text-properties officeooo:paragraph-rsid="02806040"/>
    </style:style>
    <style:style style:name="P118" style:family="paragraph" style:parent-style-name="Text_20_body">
      <style:text-properties officeooo:paragraph-rsid="02847a92"/>
    </style:style>
    <style:style style:name="P119" style:family="paragraph" style:parent-style-name="Text_20_body">
      <style:text-properties officeooo:paragraph-rsid="02859eda"/>
    </style:style>
    <style:style style:name="P120" style:family="paragraph" style:parent-style-name="Text_20_body">
      <style:text-properties officeooo:paragraph-rsid="0293fe90"/>
    </style:style>
    <style:style style:name="P121" style:family="paragraph" style:parent-style-name="Text_20_body">
      <style:text-properties officeooo:paragraph-rsid="028abdfc"/>
    </style:style>
    <style:style style:name="P122" style:family="paragraph" style:parent-style-name="Text_20_body">
      <style:text-properties officeooo:paragraph-rsid="028b9170"/>
    </style:style>
    <style:style style:name="P123" style:family="paragraph" style:parent-style-name="Text_20_body">
      <style:text-properties officeooo:paragraph-rsid="028e5ff5"/>
    </style:style>
    <style:style style:name="P124" style:family="paragraph" style:parent-style-name="Text_20_body">
      <style:text-properties officeooo:rsid="02251493" officeooo:paragraph-rsid="02251493"/>
    </style:style>
    <style:style style:name="P125" style:family="paragraph" style:parent-style-name="Text_20_body">
      <style:text-properties officeooo:paragraph-rsid="02922fff"/>
    </style:style>
    <style:style style:name="P126" style:family="paragraph" style:parent-style-name="Text_20_body">
      <style:text-properties officeooo:paragraph-rsid="029569f2"/>
    </style:style>
    <style:style style:name="P127" style:family="paragraph" style:parent-style-name="Text_20_body">
      <style:text-properties officeooo:paragraph-rsid="02a5f6eb"/>
    </style:style>
    <style:style style:name="P128" style:family="paragraph" style:parent-style-name="Text_20_body">
      <style:text-properties officeooo:paragraph-rsid="02ae3355"/>
    </style:style>
    <style:style style:name="P129" style:family="paragraph" style:parent-style-name="Text_20_body">
      <style:text-properties officeooo:paragraph-rsid="02b09cbc"/>
    </style:style>
    <style:style style:name="P130" style:family="paragraph" style:parent-style-name="Text_20_body">
      <style:text-properties officeooo:paragraph-rsid="02b81aba"/>
    </style:style>
    <style:style style:name="P131" style:family="paragraph" style:parent-style-name="Text_20_body">
      <style:text-properties officeooo:paragraph-rsid="02bbade5"/>
    </style:style>
    <style:style style:name="P132" style:family="paragraph" style:parent-style-name="Text_20_body">
      <style:text-properties officeooo:paragraph-rsid="02c11d76"/>
    </style:style>
    <style:style style:name="P133" style:family="paragraph" style:parent-style-name="Text_20_body">
      <style:text-properties officeooo:paragraph-rsid="02c75435"/>
    </style:style>
    <style:style style:name="P134" style:family="paragraph" style:parent-style-name="Text_20_body">
      <style:text-properties officeooo:paragraph-rsid="02dd9f8b"/>
    </style:style>
    <style:style style:name="P135" style:family="paragraph" style:parent-style-name="Text_20_body">
      <style:text-properties officeooo:paragraph-rsid="02f14484"/>
    </style:style>
    <style:style style:name="P136" style:family="paragraph" style:parent-style-name="Text_20_body">
      <style:text-properties officeooo:paragraph-rsid="02f2a03a"/>
    </style:style>
    <style:style style:name="P137" style:family="paragraph" style:parent-style-name="Text_20_body">
      <style:text-properties officeooo:paragraph-rsid="030debd5"/>
    </style:style>
    <style:style style:name="P138" style:family="paragraph" style:parent-style-name="Text_20_body">
      <style:text-properties officeooo:paragraph-rsid="02f908cd"/>
    </style:style>
    <style:style style:name="P139" style:family="paragraph" style:parent-style-name="Text_20_body">
      <style:text-properties officeooo:paragraph-rsid="03097bc4"/>
    </style:style>
    <style:style style:name="P140" style:family="paragraph" style:parent-style-name="Text_20_body">
      <style:text-properties officeooo:paragraph-rsid="031068b0"/>
    </style:style>
    <style:style style:name="P141" style:family="paragraph" style:parent-style-name="Text_20_body">
      <style:text-properties officeooo:paragraph-rsid="032eb4d3"/>
    </style:style>
    <style:style style:name="P142" style:family="paragraph" style:parent-style-name="Text_20_body">
      <style:text-properties officeooo:paragraph-rsid="03344f54"/>
    </style:style>
    <style:style style:name="P143" style:family="paragraph" style:parent-style-name="Text_20_body">
      <style:text-properties officeooo:paragraph-rsid="0335f2d9"/>
    </style:style>
    <style:style style:name="P144" style:family="paragraph" style:parent-style-name="Text_20_body">
      <style:text-properties officeooo:paragraph-rsid="03374f6d"/>
    </style:style>
    <style:style style:name="P145" style:family="paragraph" style:parent-style-name="Text_20_body">
      <style:text-properties officeooo:paragraph-rsid="03381b8a"/>
    </style:style>
    <style:style style:name="P146" style:family="paragraph" style:parent-style-name="Text_20_body">
      <style:text-properties officeooo:paragraph-rsid="033e4ca6"/>
    </style:style>
    <style:style style:name="P147" style:family="paragraph" style:parent-style-name="Text_20_body">
      <style:text-properties officeooo:rsid="01846a8a" officeooo:paragraph-rsid="03449d7f"/>
    </style:style>
    <style:style style:name="P148" style:family="paragraph" style:parent-style-name="Title">
      <style:text-properties fo:language="en" fo:country="GB" officeooo:rsid="001ad641" officeooo:paragraph-rsid="001ad641"/>
    </style:style>
    <style:style style:name="P149" style:family="paragraph" style:parent-style-name="Text_20_body">
      <style:paragraph-properties fo:margin-left="1.251cm" fo:margin-right="0cm" fo:text-indent="0cm" style:auto-text-indent="false"/>
      <style:text-properties officeooo:paragraph-rsid="00fe6dda"/>
    </style:style>
    <style:style style:name="P150" style:family="paragraph" style:parent-style-name="Text_20_body">
      <style:paragraph-properties fo:margin-left="1.251cm" fo:margin-right="0cm" fo:text-indent="0cm" style:auto-text-indent="false"/>
      <style:text-properties officeooo:paragraph-rsid="01371297"/>
    </style:style>
    <style:style style:name="P151" style:family="paragraph" style:parent-style-name="Text_20_body">
      <style:paragraph-properties fo:margin-left="1.251cm" fo:margin-right="0cm" fo:text-indent="0cm" style:auto-text-indent="false"/>
      <style:text-properties officeooo:paragraph-rsid="02739c9f"/>
    </style:style>
    <style:style style:name="P152" style:family="paragraph" style:parent-style-name="Text_20_body">
      <style:paragraph-properties fo:margin-left="1.251cm" fo:margin-right="0cm" fo:text-indent="0cm" style:auto-text-indent="false"/>
      <style:text-properties officeooo:paragraph-rsid="028b9170"/>
    </style:style>
    <style:style style:name="P153" style:family="paragraph" style:parent-style-name="Text_20_body">
      <style:paragraph-properties fo:margin-left="1.251cm" fo:margin-right="0cm" fo:text-indent="0cm" style:auto-text-indent="false"/>
      <style:text-properties fo:font-weight="normal" officeooo:rsid="02541392" officeooo:paragraph-rsid="028b9170" style:font-weight-asian="normal" style:font-weight-complex="normal"/>
    </style:style>
    <style:style style:name="P154" style:family="paragraph" style:parent-style-name="Text_20_body">
      <style:paragraph-properties fo:margin-left="1.251cm" fo:margin-right="0cm" fo:text-indent="0cm" style:auto-text-indent="false"/>
      <style:text-properties officeooo:paragraph-rsid="03097bc4"/>
    </style:style>
    <style:style style:name="P155" style:family="paragraph" style:parent-style-name="Text_20_body">
      <style:paragraph-properties fo:margin-left="1.251cm" fo:margin-right="0cm" fo:text-indent="0cm" style:auto-text-indent="false"/>
      <style:text-properties officeooo:paragraph-rsid="031068b0"/>
    </style:style>
    <style:style style:name="P156"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157"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90453"/>
    </style:style>
    <style:style style:name="P158"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dd84e"/>
    </style:style>
    <style:style style:name="P159"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756299"/>
    </style:style>
    <style:style style:name="P160"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c3db13"/>
    </style:style>
    <style:style style:name="P161" style:family="paragraph" style:parent-style-name="Text_20_body">
      <style:paragraph-properties fo:margin-left="1.251cm" fo:margin-right="0cm" fo:margin-top="0cm" fo:margin-bottom="0cm" loext:contextual-spacing="false" fo:text-indent="0cm" style:auto-text-indent="false" style:writing-mode="page"/>
      <style:text-properties officeooo:rsid="01726878" officeooo:paragraph-rsid="01726878"/>
    </style:style>
    <style:style style:name="P162" style:family="paragraph" style:parent-style-name="Text_20_body">
      <style:paragraph-properties fo:margin-left="1.251cm" fo:margin-right="0cm" fo:margin-top="0cm" fo:margin-bottom="0cm" loext:contextual-spacing="false" fo:text-indent="0cm" style:auto-text-indent="false" style:writing-mode="page"/>
      <style:text-properties officeooo:rsid="0075ce6d" officeooo:paragraph-rsid="0157afbe"/>
    </style:style>
    <style:style style:name="P163"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157afbe"/>
    </style:style>
    <style:style style:name="P164"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1f109c"/>
    </style:style>
    <style:style style:name="P165"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66911b"/>
    </style:style>
    <style:style style:name="P166"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42b13b"/>
    </style:style>
    <style:style style:name="P167"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2582bb3"/>
    </style:style>
    <style:style style:name="P168"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347064f"/>
    </style:style>
    <style:style style:name="P169"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ab-stops>
          <style:tab-stop style:position="0.203cm"/>
        </style:tab-stops>
      </style:paragraph-properties>
      <style:text-properties officeooo:rsid="013be36b" officeooo:paragraph-rsid="01590453"/>
    </style:style>
    <style:style style:name="P170"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ext-properties officeooo:rsid="013be36b" officeooo:paragraph-rsid="01590453"/>
    </style:style>
    <style:style style:name="P171" style:family="paragraph" style:parent-style-name="Text_20_body">
      <style:paragraph-properties fo:margin-left="1.251cm" fo:margin-right="0cm" fo:margin-top="0cm" fo:margin-bottom="0cm" loext:contextual-spacing="false" fo:text-indent="0cm" style:auto-text-indent="false"/>
      <style:text-properties officeooo:paragraph-rsid="02e12119"/>
    </style:style>
    <style:style style:name="P172" style:family="paragraph" style:parent-style-name="Text_20_body">
      <style:paragraph-properties fo:margin-left="1.251cm" fo:margin-right="0cm" fo:margin-top="0cm" fo:margin-bottom="0cm" loext:contextual-spacing="false" fo:text-indent="0cm" style:auto-text-indent="false"/>
      <style:text-properties officeooo:paragraph-rsid="02e9515d"/>
    </style:style>
    <style:style style:name="P173" style:family="paragraph" style:parent-style-name="Text_20_body">
      <style:paragraph-properties fo:margin-left="1.251cm" fo:margin-right="0cm" fo:margin-top="0cm" fo:margin-bottom="0cm" loext:contextual-spacing="false" fo:text-indent="0cm" style:auto-text-indent="false"/>
      <style:text-properties officeooo:paragraph-rsid="02f14484"/>
    </style:style>
    <style:style style:name="P174" style:family="paragraph" style:parent-style-name="Text_20_body">
      <style:paragraph-properties fo:margin-left="1.251cm" fo:margin-right="0cm" fo:margin-top="0cm" fo:margin-bottom="0cm" loext:contextual-spacing="false" fo:text-indent="0cm" style:auto-text-indent="false"/>
      <style:text-properties officeooo:paragraph-rsid="02fc418e"/>
    </style:style>
    <style:style style:name="P175" style:family="paragraph" style:parent-style-name="Text_20_body">
      <style:paragraph-properties fo:margin-left="1.251cm" fo:margin-right="0cm" fo:margin-top="0cm" fo:margin-bottom="0cm" loext:contextual-spacing="false" fo:text-indent="0cm" style:auto-text-indent="false"/>
      <style:text-properties officeooo:paragraph-rsid="03097bc4"/>
    </style:style>
    <style:style style:name="P176" style:family="paragraph" style:parent-style-name="Text_20_body">
      <style:paragraph-properties fo:margin-left="1.251cm" fo:margin-right="0cm" fo:margin-top="0cm" fo:margin-bottom="0cm" loext:contextual-spacing="false" fo:text-indent="0cm" style:auto-text-indent="false"/>
      <style:text-properties officeooo:paragraph-rsid="0314b4d1"/>
    </style:style>
    <style:style style:name="P177" style:family="paragraph" style:parent-style-name="Text_20_body">
      <style:paragraph-properties fo:margin-left="1.251cm" fo:margin-right="0cm" fo:margin-top="0cm" fo:margin-bottom="0cm" loext:contextual-spacing="false" fo:text-indent="0cm" style:auto-text-indent="false"/>
      <style:text-properties officeooo:paragraph-rsid="03162d9c"/>
    </style:style>
    <style:style style:name="P178" style:family="paragraph" style:parent-style-name="Text_20_body">
      <style:paragraph-properties fo:margin-left="1.251cm" fo:margin-right="0cm" fo:margin-top="0cm" fo:margin-bottom="0cm" loext:contextual-spacing="false" fo:text-indent="0cm" style:auto-text-indent="false"/>
      <style:text-properties officeooo:paragraph-rsid="03179231"/>
    </style:style>
    <style:style style:name="P179" style:family="paragraph" style:parent-style-name="Text_20_body">
      <style:paragraph-properties fo:margin-left="1.251cm" fo:margin-right="0cm" fo:margin-top="0cm" fo:margin-bottom="0cm" loext:contextual-spacing="false" fo:text-indent="0cm" style:auto-text-indent="false"/>
      <style:text-properties officeooo:paragraph-rsid="031c0077"/>
    </style:style>
    <style:style style:name="P180" style:family="paragraph" style:parent-style-name="Text_20_body">
      <style:paragraph-properties fo:margin-left="1.251cm" fo:margin-right="0cm" fo:margin-top="0cm" fo:margin-bottom="0cm" loext:contextual-spacing="false" fo:text-indent="0cm" style:auto-text-indent="false"/>
      <style:text-properties officeooo:paragraph-rsid="0323747a"/>
    </style:style>
    <style:style style:name="P181" style:family="paragraph" style:parent-style-name="Text_20_body">
      <style:paragraph-properties fo:margin-left="1.251cm" fo:margin-right="0cm" fo:margin-top="0cm" fo:margin-bottom="0cm" loext:contextual-spacing="false" fo:text-indent="0cm" style:auto-text-indent="false"/>
      <style:text-properties officeooo:paragraph-rsid="03220b29"/>
    </style:style>
    <style:style style:name="P182" style:family="paragraph" style:parent-style-name="Text_20_body">
      <style:paragraph-properties fo:margin-left="1.251cm" fo:margin-right="0cm" fo:margin-top="0cm" fo:margin-bottom="0cm" loext:contextual-spacing="false" fo:text-indent="0cm" style:auto-text-indent="false"/>
      <style:text-properties officeooo:paragraph-rsid="033e4ca6"/>
    </style:style>
    <style:style style:name="P183" style:family="paragraph" style:parent-style-name="Text_20_body">
      <style:paragraph-properties fo:margin-left="1.251cm" fo:margin-right="0cm" fo:margin-top="0.4cm" fo:margin-bottom="0.4cm" loext:contextual-spacing="false" fo:text-indent="0cm" style:auto-text-indent="false"/>
      <style:text-properties fo:font-size="12pt" fo:font-weight="normal" officeooo:paragraph-rsid="02c559d2" style:font-size-asian="12pt" style:font-weight-asian="normal" style:font-size-complex="12pt" style:font-weight-complex="normal"/>
    </style:style>
    <style:style style:name="P184" style:family="paragraph" style:parent-style-name="Text_20_body">
      <style:paragraph-properties fo:margin-top="0cm" fo:margin-bottom="0cm" loext:contextual-spacing="false" style:writing-mode="page"/>
      <style:text-properties fo:font-size="8pt" officeooo:rsid="00a1aa6f" officeooo:paragraph-rsid="00a1aa6f" style:font-size-asian="8pt" style:font-size-complex="8pt"/>
    </style:style>
    <style:style style:name="P185" style:family="paragraph" style:parent-style-name="Text_20_body">
      <style:paragraph-properties fo:margin-top="0cm" fo:margin-bottom="0cm" loext:contextual-spacing="false" style:writing-mode="page"/>
      <style:text-properties officeooo:paragraph-rsid="018660bb"/>
    </style:style>
    <style:style style:name="P186" style:family="paragraph" style:parent-style-name="Text_20_body">
      <style:paragraph-properties fo:margin-top="0cm" fo:margin-bottom="0cm" loext:contextual-spacing="false" style:writing-mode="page"/>
      <style:text-properties officeooo:paragraph-rsid="019ba5e3"/>
    </style:style>
    <style:style style:name="P187" style:family="paragraph" style:parent-style-name="Text_20_body">
      <style:paragraph-properties fo:margin-top="0cm" fo:margin-bottom="0cm" loext:contextual-spacing="false" style:writing-mode="page"/>
      <style:text-properties officeooo:paragraph-rsid="01a20aa5"/>
    </style:style>
    <style:style style:name="P188" style:family="paragraph" style:parent-style-name="Text_20_body">
      <style:paragraph-properties fo:margin-top="0cm" fo:margin-bottom="0cm" loext:contextual-spacing="false" style:writing-mode="page"/>
      <style:text-properties officeooo:paragraph-rsid="01b02106"/>
    </style:style>
    <style:style style:name="P189" style:family="paragraph" style:parent-style-name="Text_20_body">
      <style:paragraph-properties fo:margin-top="0cm" fo:margin-bottom="0cm" loext:contextual-spacing="false" style:writing-mode="page"/>
      <style:text-properties officeooo:paragraph-rsid="01b344a7"/>
    </style:style>
    <style:style style:name="P190" style:family="paragraph" style:parent-style-name="Text_20_body">
      <style:paragraph-properties fo:margin-top="0cm" fo:margin-bottom="0cm" loext:contextual-spacing="false" style:writing-mode="page"/>
      <style:text-properties officeooo:paragraph-rsid="01bfb9b6"/>
    </style:style>
    <style:style style:name="P191" style:family="paragraph" style:parent-style-name="Text_20_body">
      <style:paragraph-properties fo:margin-top="0cm" fo:margin-bottom="0cm" loext:contextual-spacing="false" style:writing-mode="page"/>
      <style:text-properties officeooo:paragraph-rsid="01c2dda8"/>
    </style:style>
    <style:style style:name="P192" style:family="paragraph" style:parent-style-name="Text_20_body">
      <style:paragraph-properties fo:margin-top="0cm" fo:margin-bottom="0cm" loext:contextual-spacing="false" style:writing-mode="page"/>
      <style:text-properties officeooo:paragraph-rsid="01c88b7e"/>
    </style:style>
    <style:style style:name="P193" style:family="paragraph" style:parent-style-name="Text_20_body">
      <style:paragraph-properties fo:margin-top="0cm" fo:margin-bottom="0cm" loext:contextual-spacing="false" style:writing-mode="page"/>
      <style:text-properties officeooo:paragraph-rsid="01c5d077"/>
    </style:style>
    <style:style style:name="P194" style:family="paragraph" style:parent-style-name="Text_20_body">
      <style:paragraph-properties fo:margin-top="0cm" fo:margin-bottom="0cm" loext:contextual-spacing="false" style:writing-mode="page"/>
      <style:text-properties officeooo:paragraph-rsid="01e759dd"/>
    </style:style>
    <style:style style:name="P195" style:family="paragraph" style:parent-style-name="Text_20_body">
      <style:paragraph-properties fo:margin-top="0cm" fo:margin-bottom="0cm" loext:contextual-spacing="false" style:writing-mode="page"/>
      <style:text-properties officeooo:paragraph-rsid="02036d95"/>
    </style:style>
    <style:style style:name="P196" style:family="paragraph" style:parent-style-name="Text_20_body">
      <style:paragraph-properties fo:margin-top="0cm" fo:margin-bottom="0cm" loext:contextual-spacing="false" style:writing-mode="page"/>
      <style:text-properties officeooo:paragraph-rsid="023257da"/>
    </style:style>
    <style:style style:name="P197" style:family="paragraph" style:parent-style-name="Text_20_body">
      <style:paragraph-properties fo:margin-top="0cm" fo:margin-bottom="0cm" loext:contextual-spacing="false" style:writing-mode="page"/>
      <style:text-properties officeooo:paragraph-rsid="024070bb"/>
    </style:style>
    <style:style style:name="P198" style:family="paragraph" style:parent-style-name="Text_20_body">
      <style:paragraph-properties fo:margin-top="0cm" fo:margin-bottom="0cm" loext:contextual-spacing="false" style:writing-mode="page"/>
      <style:text-properties officeooo:paragraph-rsid="0248e9a2"/>
    </style:style>
    <style:style style:name="P199" style:family="paragraph" style:parent-style-name="Text_20_body">
      <style:paragraph-properties fo:margin-top="0cm" fo:margin-bottom="0cm" loext:contextual-spacing="false" style:writing-mode="page"/>
      <style:text-properties officeooo:paragraph-rsid="024d5306"/>
    </style:style>
    <style:style style:name="P200" style:family="paragraph" style:parent-style-name="Text_20_body">
      <style:paragraph-properties fo:margin-top="0cm" fo:margin-bottom="0cm" loext:contextual-spacing="false" style:writing-mode="page"/>
      <style:text-properties officeooo:rsid="024c73c8" officeooo:paragraph-rsid="024d5306"/>
    </style:style>
    <style:style style:name="P201" style:family="paragraph" style:parent-style-name="Text_20_body">
      <style:paragraph-properties fo:margin-top="0cm" fo:margin-bottom="0cm" loext:contextual-spacing="false" style:writing-mode="page"/>
      <style:text-properties officeooo:rsid="024c73c8" officeooo:paragraph-rsid="0347064f"/>
    </style:style>
    <style:style style:name="P202" style:family="paragraph" style:parent-style-name="Standard">
      <style:paragraph-properties fo:margin-top="0cm" fo:margin-bottom="0cm" loext:contextual-spacing="false" style:writing-mode="page"/>
      <style:text-properties officeooo:paragraph-rsid="01a20aa5"/>
    </style:style>
    <style:style style:name="P203" style:family="paragraph" style:parent-style-name="Text_20_body">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204" style:family="paragraph" style:parent-style-name="Text_20_body">
      <style:paragraph-properties fo:margin-top="0cm" fo:margin-bottom="0cm" loext:contextual-spacing="false"/>
      <style:text-properties officeooo:paragraph-rsid="03097bc4"/>
    </style:style>
    <style:style style:name="P205" style:family="paragraph" style:parent-style-name="Text_20_body">
      <style:paragraph-properties fo:margin-top="0cm" fo:margin-bottom="0cm" loext:contextual-spacing="false"/>
      <style:text-properties officeooo:paragraph-rsid="0323747a"/>
    </style:style>
    <style:style style:name="P206" style:family="paragraph" style:parent-style-name="Text_20_body">
      <style:paragraph-properties fo:margin-left="0cm" fo:margin-right="0cm" fo:text-indent="0cm" style:auto-text-indent="false"/>
      <style:text-properties officeooo:paragraph-rsid="01371297"/>
    </style:style>
    <style:style style:name="P207" style:family="paragraph" style:parent-style-name="Text_20_body">
      <style:paragraph-properties fo:margin-left="0cm" fo:margin-right="0cm" fo:text-indent="0cm" style:auto-text-indent="false"/>
      <style:text-properties officeooo:paragraph-rsid="015f689a"/>
    </style:style>
    <style:style style:name="P208" style:family="paragraph" style:parent-style-name="Text_20_body">
      <style:paragraph-properties fo:margin-left="0cm" fo:margin-right="0cm" fo:text-indent="0cm" style:auto-text-indent="false"/>
      <style:text-properties officeooo:rsid="024c73c8" officeooo:paragraph-rsid="025bfa0d"/>
    </style:style>
    <style:style style:name="P209" style:family="paragraph" style:parent-style-name="Text_20_body">
      <style:paragraph-properties fo:margin-left="0cm" fo:margin-right="0cm" fo:text-indent="0cm" style:auto-text-indent="false"/>
      <style:text-properties officeooo:rsid="024c73c8" officeooo:paragraph-rsid="026b1ed3"/>
    </style:style>
    <style:style style:name="P210" style:family="paragraph" style:parent-style-name="Text_20_body">
      <style:paragraph-properties fo:margin-left="0cm" fo:margin-right="0cm" fo:text-indent="0cm" style:auto-text-indent="false"/>
      <style:text-properties officeooo:paragraph-rsid="027b63eb"/>
    </style:style>
    <style:style style:name="P211" style:family="paragraph" style:parent-style-name="Text_20_body">
      <style:paragraph-properties fo:margin-left="0cm" fo:margin-right="0cm" fo:text-indent="0cm" style:auto-text-indent="false"/>
      <style:text-properties officeooo:paragraph-rsid="027e4878"/>
    </style:style>
    <style:style style:name="P212" style:family="paragraph" style:parent-style-name="Text_20_body">
      <style:paragraph-properties fo:margin-left="0cm" fo:margin-right="0cm" fo:text-indent="0cm" style:auto-text-indent="false"/>
      <style:text-properties officeooo:paragraph-rsid="027e8c3c"/>
    </style:style>
    <style:style style:name="P213" style:family="paragraph" style:parent-style-name="Text_20_body">
      <style:paragraph-properties fo:margin-left="0cm" fo:margin-right="0cm" fo:text-indent="0cm" style:auto-text-indent="false"/>
      <style:text-properties officeooo:paragraph-rsid="0280e03c"/>
    </style:style>
    <style:style style:name="P214" style:family="paragraph" style:parent-style-name="Text_20_body">
      <style:paragraph-properties fo:margin-left="0cm" fo:margin-right="0cm" fo:text-indent="0cm" style:auto-text-indent="false"/>
      <style:text-properties officeooo:paragraph-rsid="02859eda"/>
    </style:style>
    <style:style style:name="P215" style:family="paragraph" style:parent-style-name="Text_20_body">
      <style:paragraph-properties fo:margin-left="0cm" fo:margin-right="0cm" fo:text-indent="0cm" style:auto-text-indent="false"/>
      <style:text-properties officeooo:paragraph-rsid="028abdfc"/>
    </style:style>
    <style:style style:name="P216" style:family="paragraph" style:parent-style-name="Text_20_body">
      <style:paragraph-properties fo:margin-left="0cm" fo:margin-right="0cm" fo:text-indent="0cm" style:auto-text-indent="false"/>
      <style:text-properties officeooo:paragraph-rsid="028b6355"/>
    </style:style>
    <style:style style:name="P217" style:family="paragraph" style:parent-style-name="Text_20_body">
      <style:paragraph-properties fo:margin-left="0cm" fo:margin-right="0cm" fo:text-indent="0cm" style:auto-text-indent="false"/>
      <style:text-properties officeooo:paragraph-rsid="02922fff"/>
    </style:style>
    <style:style style:name="P218" style:family="paragraph" style:parent-style-name="Text_20_body">
      <style:paragraph-properties fo:margin-left="0cm" fo:margin-right="0cm" fo:text-indent="0cm" style:auto-text-indent="false"/>
      <style:text-properties officeooo:paragraph-rsid="029569f2"/>
    </style:style>
    <style:style style:name="P219" style:family="paragraph" style:parent-style-name="Text_20_body">
      <style:paragraph-properties fo:margin-left="0cm" fo:margin-right="0cm" fo:text-indent="0cm" style:auto-text-indent="false"/>
      <style:text-properties officeooo:paragraph-rsid="029745a5"/>
    </style:style>
    <style:style style:name="P220" style:family="paragraph" style:parent-style-name="Text_20_body">
      <style:paragraph-properties fo:margin-left="0cm" fo:margin-right="0cm" fo:text-indent="0cm" style:auto-text-indent="false"/>
      <style:text-properties officeooo:paragraph-rsid="028b9170"/>
    </style:style>
    <style:style style:name="P221" style:family="paragraph" style:parent-style-name="Text_20_body">
      <style:paragraph-properties fo:margin-left="0cm" fo:margin-right="0cm" fo:text-indent="0cm" style:auto-text-indent="false"/>
      <style:text-properties officeooo:paragraph-rsid="02aec832"/>
    </style:style>
    <style:style style:name="P222" style:family="paragraph" style:parent-style-name="Text_20_body">
      <style:paragraph-properties fo:margin-left="0cm" fo:margin-right="0cm" fo:text-indent="0cm" style:auto-text-indent="false"/>
      <style:text-properties officeooo:paragraph-rsid="02b09cbc"/>
    </style:style>
    <style:style style:name="P223" style:family="paragraph" style:parent-style-name="Text_20_body">
      <style:paragraph-properties fo:margin-left="0cm" fo:margin-right="0cm" fo:text-indent="0cm" style:auto-text-indent="false"/>
      <style:text-properties officeooo:paragraph-rsid="02b81aba"/>
    </style:style>
    <style:style style:name="P224" style:family="paragraph" style:parent-style-name="Text_20_body">
      <style:paragraph-properties fo:margin-left="0cm" fo:margin-right="0cm" fo:text-indent="0cm" style:auto-text-indent="false"/>
      <style:text-properties fo:font-size="12pt" fo:font-weight="normal" officeooo:paragraph-rsid="02bbade5" style:font-size-asian="12pt" style:font-weight-asian="normal" style:font-size-complex="12pt" style:font-weight-complex="normal"/>
    </style:style>
    <style:style style:name="P225"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48dff1"/>
    </style:style>
    <style:style style:name="P226"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227"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21f109c"/>
    </style:style>
    <style:style style:name="P228"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42b13b"/>
    </style:style>
    <style:style style:name="P229"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2582bb3"/>
    </style:style>
    <style:style style:name="P230"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347064f"/>
    </style:style>
    <style:style style:name="P231" style:family="paragraph" style:parent-style-name="Text_20_body">
      <style:paragraph-properties fo:margin-left="0cm" fo:margin-right="0cm" fo:margin-top="0cm" fo:margin-bottom="0cm" loext:contextual-spacing="false" fo:text-indent="0cm" style:auto-text-indent="false"/>
      <style:text-properties officeooo:paragraph-rsid="02e9515d"/>
    </style:style>
    <style:style style:name="P232" style:family="paragraph" style:parent-style-name="Text_20_body">
      <style:paragraph-properties fo:margin-left="0cm" fo:margin-right="0cm" fo:margin-top="0cm" fo:margin-bottom="0cm" loext:contextual-spacing="false" fo:text-indent="0cm" style:auto-text-indent="false"/>
      <style:text-properties officeooo:paragraph-rsid="02f14484"/>
    </style:style>
    <style:style style:name="P233" style:family="paragraph" style:parent-style-name="Text_20_body">
      <style:paragraph-properties fo:margin-left="0cm" fo:margin-right="0cm" fo:margin-top="0cm" fo:margin-bottom="0cm" loext:contextual-spacing="false" fo:text-indent="0cm" style:auto-text-indent="false"/>
      <style:text-properties officeooo:paragraph-rsid="03179231"/>
    </style:style>
    <style:style style:name="P234" style:family="paragraph" style:parent-style-name="Text_20_body">
      <style:paragraph-properties fo:margin-left="0cm" fo:margin-right="0cm" fo:margin-top="0cm" fo:margin-bottom="0cm" loext:contextual-spacing="false" fo:text-indent="0cm" style:auto-text-indent="false"/>
      <style:text-properties officeooo:paragraph-rsid="03271011"/>
    </style:style>
    <style:style style:name="P235" style:family="paragraph" style:parent-style-name="Text_20_body">
      <style:paragraph-properties fo:margin-left="0cm" fo:margin-right="0cm" fo:margin-top="0cm" fo:margin-bottom="0cm" loext:contextual-spacing="false" fo:text-indent="0cm" style:auto-text-indent="false"/>
      <style:text-properties officeooo:paragraph-rsid="032a8831"/>
    </style:style>
    <style:style style:name="P236" style:family="paragraph" style:parent-style-name="Text_20_body">
      <style:paragraph-properties fo:margin-left="0cm" fo:margin-right="0cm" fo:margin-top="0cm" fo:margin-bottom="0cm" loext:contextual-spacing="false" fo:text-indent="0cm" style:auto-text-indent="false"/>
      <style:text-properties officeooo:paragraph-rsid="033076a5"/>
    </style:style>
    <style:style style:name="P237" style:family="paragraph" style:parent-style-name="Text_20_body">
      <style:paragraph-properties fo:margin-left="0cm" fo:margin-right="0cm" fo:margin-top="0cm" fo:margin-bottom="0cm" loext:contextual-spacing="false" fo:text-indent="0cm" style:auto-text-indent="false"/>
      <style:text-properties officeooo:paragraph-rsid="0332b212"/>
    </style:style>
    <style:style style:name="P238" style:family="paragraph" style:parent-style-name="Text_20_body">
      <style:paragraph-properties fo:margin-left="0cm" fo:margin-right="0cm" fo:margin-top="0cm" fo:margin-bottom="0cm" loext:contextual-spacing="false" fo:text-indent="0cm" style:auto-text-indent="false"/>
      <style:text-properties officeooo:paragraph-rsid="033fb1f0"/>
    </style:style>
    <style:style style:name="P239"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fo:language="en" fo:country="GB" officeooo:rsid="001ad641" officeooo:paragraph-rsid="001ad641"/>
    </style:style>
    <style:style style:name="P240" style:family="paragraph" style:parent-style-name="Text_20_body">
      <style:paragraph-properties fo:margin-left="0cm" fo:margin-right="0cm" fo:margin-top="0cm" fo:margin-bottom="0.25cm" loext:contextual-spacing="false" fo:text-indent="0cm" style:auto-text-indent="false" style:writing-mode="page"/>
      <style:text-properties officeooo:paragraph-rsid="01988d12"/>
    </style:style>
    <style:style style:name="P241" style:family="paragraph" style:parent-style-name="Text_20_body">
      <style:paragraph-properties fo:margin-left="0cm" fo:margin-right="0cm" fo:margin-top="0cm" fo:margin-bottom="0.199cm" loext:contextual-spacing="false" fo:text-indent="0cm" style:auto-text-indent="false"/>
      <style:text-properties officeooo:paragraph-rsid="033fb1f0"/>
    </style:style>
    <style:style style:name="P242" style:family="paragraph" style:parent-style-name="Text_20_body">
      <style:paragraph-properties fo:margin-top="0cm" fo:margin-bottom="0.25cm" loext:contextual-spacing="false" style:writing-mode="page"/>
      <style:text-properties officeooo:paragraph-rsid="019ac6cc"/>
    </style:style>
    <style:style style:name="P243" style:family="paragraph" style:parent-style-name="Text_20_body">
      <style:paragraph-properties fo:margin-top="0cm" fo:margin-bottom="0.25cm" loext:contextual-spacing="false" style:writing-mode="page"/>
      <style:text-properties officeooo:paragraph-rsid="019d2326"/>
    </style:style>
    <style:style style:name="P244" style:family="paragraph" style:parent-style-name="Text_20_body">
      <style:paragraph-properties fo:margin-top="0cm" fo:margin-bottom="0.25cm" loext:contextual-spacing="false" style:writing-mode="page"/>
      <style:text-properties officeooo:rsid="01a0f668" officeooo:paragraph-rsid="01a0f668"/>
    </style:style>
    <style:style style:name="P245" style:family="paragraph" style:parent-style-name="Subtitle">
      <style:text-properties officeooo:rsid="0058bb13" officeooo:paragraph-rsid="0058bb13"/>
    </style:style>
    <style:style style:name="P246" style:family="paragraph" style:parent-style-name="Text_20_body">
      <style:paragraph-properties fo:margin-top="0.199cm" fo:margin-bottom="0cm" loext:contextual-spacing="false"/>
      <style:text-properties officeooo:paragraph-rsid="02c6b20e"/>
    </style:style>
    <style:style style:name="P247" style:family="paragraph" style:parent-style-name="Text_20_body">
      <style:paragraph-properties fo:margin-top="0.199cm" fo:margin-bottom="0cm" loext:contextual-spacing="false"/>
      <style:text-properties officeooo:paragraph-rsid="02d93d5a"/>
    </style:style>
    <style:style style:name="P248" style:family="paragraph" style:parent-style-name="Text_20_body">
      <style:paragraph-properties fo:margin-top="0.199cm" fo:margin-bottom="0cm" loext:contextual-spacing="false"/>
      <style:text-properties officeooo:paragraph-rsid="02dac560"/>
    </style:style>
    <style:style style:name="P249" style:family="paragraph" style:parent-style-name="Text_20_body">
      <style:paragraph-properties fo:margin-top="0.199cm" fo:margin-bottom="0cm" loext:contextual-spacing="false"/>
      <style:text-properties officeooo:paragraph-rsid="02db4602"/>
    </style:style>
    <style:style style:name="P250" style:family="paragraph" style:parent-style-name="Text_20_body">
      <style:paragraph-properties fo:margin-top="0.199cm" fo:margin-bottom="0cm" loext:contextual-spacing="false"/>
      <style:text-properties officeooo:paragraph-rsid="02dfc762"/>
    </style:style>
    <style:style style:name="P251" style:family="paragraph" style:parent-style-name="Text_20_body">
      <style:paragraph-properties fo:margin-top="0.199cm" fo:margin-bottom="0cm" loext:contextual-spacing="false"/>
      <style:text-properties officeooo:paragraph-rsid="02e12119"/>
    </style:style>
    <style:style style:name="P252" style:family="paragraph" style:parent-style-name="Text_20_body">
      <style:paragraph-properties fo:margin-left="2.501cm" fo:margin-right="0cm" fo:margin-top="0cm" fo:margin-bottom="0cm" loext:contextual-spacing="false" fo:text-indent="0cm" style:auto-text-indent="false"/>
      <style:text-properties officeooo:paragraph-rsid="031df3fa"/>
    </style:style>
    <style:style style:name="P253" style:family="paragraph" style:parent-style-name="Standard" style:list-style-name="L9">
      <style:paragraph-properties fo:margin-top="0cm" fo:margin-bottom="0cm" loext:contextual-spacing="false" style:writing-mode="page"/>
      <style:text-properties officeooo:paragraph-rsid="01a20aa5"/>
    </style:style>
    <style:style style:name="P254" style:family="paragraph" style:parent-style-name="Heading_20_1">
      <style:paragraph-properties fo:break-before="page"/>
      <style:text-properties fo:language="en" fo:country="GB" officeooo:rsid="001ad641" officeooo:paragraph-rsid="001ad641"/>
    </style:style>
    <style:style style:name="P255" style:family="paragraph" style:parent-style-name="Heading_20_1" style:list-style-name="">
      <style:paragraph-properties fo:break-before="page"/>
      <style:text-properties officeooo:rsid="009d430e" officeooo:paragraph-rsid="009d430e"/>
    </style:style>
    <style:style style:name="P256" style:family="paragraph" style:parent-style-name="Heading_20_1" style:list-style-name="">
      <style:paragraph-properties fo:break-before="page"/>
      <style:text-properties officeooo:rsid="01846a8a" officeooo:paragraph-rsid="01846a8a"/>
    </style:style>
    <style:style style:name="P257" style:family="paragraph" style:parent-style-name="Heading_20_1" style:list-style-name="">
      <style:paragraph-properties fo:break-before="page"/>
      <style:text-properties officeooo:rsid="01846a8a" officeooo:paragraph-rsid="02c916e7"/>
    </style:style>
    <style:style style:name="P258" style:family="paragraph" style:parent-style-name="Heading_20_1">
      <style:paragraph-properties fo:break-before="page"/>
      <style:text-properties officeooo:rsid="009b5d84" officeooo:paragraph-rsid="009b5d84"/>
    </style:style>
    <style:style style:name="P259" style:family="paragraph" style:parent-style-name="Heading_20_1" style:list-style-name="">
      <style:paragraph-properties fo:break-before="page"/>
      <style:text-properties officeooo:paragraph-rsid="016b1537"/>
    </style:style>
    <style:style style:name="P260" style:family="paragraph" style:parent-style-name="Heading_20_1">
      <style:paragraph-properties fo:break-before="page"/>
      <style:text-properties officeooo:paragraph-rsid="015721ee"/>
    </style:style>
    <style:style style:name="P261" style:family="paragraph" style:parent-style-name="Heading_20_4">
      <style:text-properties officeooo:paragraph-rsid="0279cef5"/>
    </style:style>
    <style:style style:name="P262" style:family="paragraph" style:parent-style-name="Heading_20_4">
      <style:text-properties officeooo:paragraph-rsid="027c70fb"/>
    </style:style>
    <style:style style:name="P263" style:family="paragraph" style:parent-style-name="Heading_20_4">
      <style:text-properties officeooo:paragraph-rsid="0280e03c"/>
    </style:style>
    <style:style style:name="P264" style:family="paragraph" style:parent-style-name="Heading_20_4">
      <style:text-properties officeooo:paragraph-rsid="0282a353"/>
    </style:style>
    <style:style style:name="P265" style:family="paragraph" style:parent-style-name="Heading_20_4">
      <style:text-properties officeooo:paragraph-rsid="0289169c"/>
    </style:style>
    <style:style style:name="P266" style:family="paragraph" style:parent-style-name="Heading_20_4">
      <style:text-properties officeooo:paragraph-rsid="028c6d77"/>
    </style:style>
    <style:style style:name="P267" style:family="paragraph" style:parent-style-name="Heading_20_4">
      <style:text-properties officeooo:paragraph-rsid="029569f2"/>
    </style:style>
    <style:style style:name="P268" style:family="paragraph" style:parent-style-name="Contents_20_Heading">
      <style:paragraph-properties fo:break-before="page"/>
    </style:style>
    <style:style style:name="P269" style:family="paragraph" style:parent-style-name="Contents_20_1">
      <style:paragraph-properties>
        <style:tab-stops>
          <style:tab-stop style:position="17cm" style:type="right" style:leader-style="dotted" style:leader-text="."/>
        </style:tab-stops>
      </style:paragraph-properties>
    </style:style>
    <style:style style:name="P270" style:family="paragraph" style:parent-style-name="Heading_20_2">
      <style:text-properties officeooo:rsid="00208405" officeooo:paragraph-rsid="00208405"/>
    </style:style>
    <style:style style:name="P271" style:family="paragraph" style:parent-style-name="Heading_20_2">
      <style:text-properties officeooo:rsid="002904d5" officeooo:paragraph-rsid="002904d5"/>
    </style:style>
    <style:style style:name="P272" style:family="paragraph" style:parent-style-name="Heading_20_2">
      <style:text-properties officeooo:rsid="008d6d3b" officeooo:paragraph-rsid="008d6d3b"/>
    </style:style>
    <style:style style:name="P273" style:family="paragraph" style:parent-style-name="Heading_20_2">
      <style:text-properties officeooo:rsid="0077b501" officeooo:paragraph-rsid="0077b501"/>
    </style:style>
    <style:style style:name="P274" style:family="paragraph" style:parent-style-name="Heading_20_2">
      <style:text-properties officeooo:rsid="018660bb" officeooo:paragraph-rsid="018660bb"/>
    </style:style>
    <style:style style:name="P275" style:family="paragraph" style:parent-style-name="Heading_20_2">
      <style:text-properties officeooo:rsid="018f7f9a" officeooo:paragraph-rsid="018f7f9a"/>
    </style:style>
    <style:style style:name="P276" style:family="paragraph" style:parent-style-name="Heading_20_2">
      <style:text-properties officeooo:paragraph-rsid="01b70cf9"/>
    </style:style>
    <style:style style:name="P277" style:family="paragraph" style:parent-style-name="Heading_20_2">
      <style:text-properties officeooo:paragraph-rsid="01ebc1fc"/>
    </style:style>
    <style:style style:name="P278" style:family="paragraph" style:parent-style-name="Heading_20_2">
      <style:text-properties officeooo:paragraph-rsid="0208e380"/>
    </style:style>
    <style:style style:name="P279" style:family="paragraph" style:parent-style-name="Heading_20_2">
      <style:text-properties officeooo:paragraph-rsid="02976090"/>
    </style:style>
    <style:style style:name="P280" style:family="paragraph" style:parent-style-name="Heading_20_2">
      <style:text-properties officeooo:paragraph-rsid="0310509b"/>
    </style:style>
    <style:style style:name="P281" style:family="paragraph" style:parent-style-name="Heading_20_2">
      <style:text-properties officeooo:rsid="0127fb24" officeooo:paragraph-rsid="0127fb24"/>
    </style:style>
    <style:style style:name="P282" style:family="paragraph" style:parent-style-name="Heading_20_2" style:list-style-name="L47">
      <style:text-properties officeooo:paragraph-rsid="0201499e"/>
    </style:style>
    <style:style style:name="P283" style:family="paragraph" style:parent-style-name="Heading_20_2">
      <style:text-properties officeooo:paragraph-rsid="0157afbe"/>
    </style:style>
    <style:style style:name="P284" style:family="paragraph" style:parent-style-name="Heading_20_2">
      <style:paragraph-properties fo:break-before="page"/>
      <style:text-properties officeooo:rsid="00c29bc8" officeooo:paragraph-rsid="00c3aa9f"/>
    </style:style>
    <style:style style:name="P285" style:family="paragraph" style:parent-style-name="Heading_20_2">
      <style:paragraph-properties fo:break-before="page"/>
      <style:text-properties officeooo:paragraph-rsid="0157afbe"/>
    </style:style>
    <style:style style:name="P286" style:family="paragraph" style:parent-style-name="Heading_20_2">
      <style:paragraph-properties fo:margin-top="0cm" fo:margin-bottom="0cm" loext:contextual-spacing="false"/>
      <style:text-properties officeooo:paragraph-rsid="03245fb9"/>
    </style:style>
    <style:style style:name="P287"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rsid="013be36b" officeooo:paragraph-rsid="0206d1d6"/>
    </style:style>
    <style:style style:name="P288"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paragraph-rsid="0342b13b"/>
    </style:style>
    <style:style style:name="P289"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42b13b"/>
    </style:style>
    <style:style style:name="P290" style:family="paragraph" style:parent-style-name="Text_20_body" style:list-style-name="L1">
      <style:text-properties officeooo:rsid="00426a23" officeooo:paragraph-rsid="00426a23"/>
    </style:style>
    <style:style style:name="P291" style:family="paragraph" style:parent-style-name="Text_20_body" style:list-style-name="L1">
      <style:text-properties officeooo:rsid="00864443" officeooo:paragraph-rsid="0130af73"/>
    </style:style>
    <style:style style:name="P292" style:family="paragraph" style:parent-style-name="Text_20_body" style:list-style-name="L1">
      <style:text-properties officeooo:rsid="012d7818" officeooo:paragraph-rsid="012d7818"/>
    </style:style>
    <style:style style:name="P293" style:family="paragraph" style:parent-style-name="Text_20_body" style:list-style-name="L1">
      <style:text-properties officeooo:rsid="00623afb" officeooo:paragraph-rsid="00623afb"/>
    </style:style>
    <style:style style:name="P294" style:family="paragraph" style:parent-style-name="Text_20_body" style:list-style-name="L1">
      <style:text-properties officeooo:rsid="0068348f" officeooo:paragraph-rsid="0068348f"/>
    </style:style>
    <style:style style:name="P295" style:family="paragraph" style:parent-style-name="Text_20_body" style:list-style-name="L1">
      <style:text-properties officeooo:rsid="0069e9d8" officeooo:paragraph-rsid="0069e9d8"/>
    </style:style>
    <style:style style:name="P296" style:family="paragraph" style:parent-style-name="Text_20_body" style:list-style-name="L1">
      <style:text-properties officeooo:rsid="0077b501" officeooo:paragraph-rsid="0077b501"/>
    </style:style>
    <style:style style:name="P297" style:family="paragraph" style:parent-style-name="Text_20_body" style:list-style-name="L1">
      <style:text-properties officeooo:rsid="00880eb5" officeooo:paragraph-rsid="00880eb5"/>
    </style:style>
    <style:style style:name="P298" style:family="paragraph" style:parent-style-name="Text_20_body" style:list-style-name="L1">
      <style:text-properties officeooo:rsid="012dc4d6" officeooo:paragraph-rsid="012dc4d6"/>
    </style:style>
    <style:style style:name="P299" style:family="paragraph" style:parent-style-name="Text_20_body" style:list-style-name="L1">
      <style:text-properties officeooo:rsid="01327046" officeooo:paragraph-rsid="01327046"/>
    </style:style>
    <style:style style:name="P300" style:family="paragraph" style:parent-style-name="Text_20_body" style:list-style-name="L1">
      <style:text-properties fo:font-weight="normal" officeooo:rsid="016a16f7" officeooo:paragraph-rsid="016a16f7" style:font-weight-asian="normal" style:font-weight-complex="normal"/>
    </style:style>
    <style:style style:name="P301" style:family="paragraph" style:parent-style-name="Text_20_body" style:list-style-name="L2">
      <style:text-properties officeooo:paragraph-rsid="01371297"/>
    </style:style>
    <style:style style:name="P302" style:family="paragraph" style:parent-style-name="Text_20_body" style:list-style-name="L2">
      <style:text-properties officeooo:rsid="00832a4d" officeooo:paragraph-rsid="01371297"/>
    </style:style>
    <style:style style:name="P303" style:family="paragraph" style:parent-style-name="Text_20_body" style:list-style-name="L2">
      <style:text-properties officeooo:rsid="0090cba2" officeooo:paragraph-rsid="01371297"/>
    </style:style>
    <style:style style:name="P304" style:family="paragraph" style:parent-style-name="Text_20_body" style:list-style-name="L4"/>
    <style:style style:name="P305" style:family="paragraph" style:parent-style-name="Text_20_body" style:list-style-name="L10">
      <style:text-properties officeooo:paragraph-rsid="015f689a"/>
    </style:style>
    <style:style style:name="P306" style:family="paragraph" style:parent-style-name="Text_20_body" style:list-style-name="L15">
      <style:text-properties officeooo:paragraph-rsid="01e125ed"/>
    </style:style>
    <style:style style:name="P307" style:family="paragraph" style:parent-style-name="Text_20_body" style:list-style-name="L15">
      <style:text-properties officeooo:paragraph-rsid="01eaf057"/>
    </style:style>
    <style:style style:name="P308" style:family="paragraph" style:parent-style-name="Text_20_body" style:list-style-name="L16"/>
    <style:style style:name="P309" style:family="paragraph" style:parent-style-name="Text_20_body" style:list-style-name="L16">
      <style:text-properties officeooo:paragraph-rsid="01f07fbd"/>
    </style:style>
    <style:style style:name="P310" style:family="paragraph" style:parent-style-name="Text_20_body" style:list-style-name="L17">
      <style:text-properties officeooo:rsid="01f5b6c1" officeooo:paragraph-rsid="01f5b6c1"/>
    </style:style>
    <style:style style:name="P311" style:family="paragraph" style:parent-style-name="Text_20_body" style:list-style-name="L18"/>
    <style:style style:name="P312" style:family="paragraph" style:parent-style-name="Text_20_body" style:list-style-name="L19">
      <style:text-properties officeooo:paragraph-rsid="01fe15e1"/>
    </style:style>
    <style:style style:name="P313" style:family="paragraph" style:parent-style-name="Text_20_body" style:list-style-name="L19">
      <style:text-properties officeooo:paragraph-rsid="01ff822c"/>
    </style:style>
    <style:style style:name="P314" style:family="paragraph" style:parent-style-name="Text_20_body" style:list-style-name="L19">
      <style:text-properties officeooo:paragraph-rsid="022d3028"/>
    </style:style>
    <style:style style:name="P315" style:family="paragraph" style:parent-style-name="Text_20_body" style:list-style-name="L20"/>
    <style:style style:name="P316" style:family="paragraph" style:parent-style-name="Text_20_body" style:list-style-name="L20">
      <style:text-properties officeooo:paragraph-rsid="020c750f"/>
    </style:style>
    <style:style style:name="P317" style:family="paragraph" style:parent-style-name="Text_20_body" style:list-style-name="L20">
      <style:text-properties fo:font-size="13pt" fo:font-weight="bold" officeooo:rsid="020c750f" officeooo:paragraph-rsid="0212c8a2" style:font-size-asian="13pt" style:font-weight-asian="bold" style:font-size-complex="13pt" style:font-weight-complex="bold"/>
    </style:style>
    <style:style style:name="P318" style:family="paragraph" style:parent-style-name="Text_20_body" style:list-style-name="L20">
      <style:text-properties fo:font-size="13pt" fo:font-weight="bold" officeooo:rsid="020c750f" officeooo:paragraph-rsid="02624f2b" style:font-size-asian="13pt" style:font-weight-asian="bold" style:font-size-complex="13pt" style:font-weight-complex="bold"/>
    </style:style>
    <style:style style:name="P319" style:family="paragraph" style:parent-style-name="Text_20_body" style:list-style-name="L21">
      <style:text-properties officeooo:paragraph-rsid="023020bb"/>
    </style:style>
    <style:style style:name="P320" style:family="paragraph" style:parent-style-name="Text_20_body" style:list-style-name="L22">
      <style:text-properties officeooo:paragraph-rsid="02478fd5"/>
    </style:style>
    <style:style style:name="P321" style:family="paragraph" style:parent-style-name="Text_20_body" style:list-style-name="L24"/>
    <style:style style:name="P322" style:family="paragraph" style:parent-style-name="Text_20_body" style:list-style-name="L24">
      <style:text-properties officeooo:paragraph-rsid="026b1ed3"/>
    </style:style>
    <style:style style:name="P323" style:family="paragraph" style:parent-style-name="Text_20_body" style:list-style-name="L24">
      <style:text-properties officeooo:paragraph-rsid="02705e5f"/>
    </style:style>
    <style:style style:name="P324" style:family="paragraph" style:parent-style-name="Text_20_body" style:list-style-name="L24">
      <style:text-properties officeooo:paragraph-rsid="02783c8c"/>
    </style:style>
    <style:style style:name="P325" style:family="paragraph" style:parent-style-name="Text_20_body" style:list-style-name="L24">
      <style:text-properties officeooo:paragraph-rsid="02721602"/>
    </style:style>
    <style:style style:name="P326" style:family="paragraph" style:parent-style-name="Text_20_body" style:list-style-name="L24">
      <style:text-properties officeooo:paragraph-rsid="02752ea7"/>
    </style:style>
    <style:style style:name="P327" style:family="paragraph" style:parent-style-name="Text_20_body" style:list-style-name="L24">
      <style:text-properties officeooo:paragraph-rsid="0276de76"/>
    </style:style>
    <style:style style:name="P328" style:family="paragraph" style:parent-style-name="Text_20_body" style:list-style-name="L24">
      <style:text-properties officeooo:paragraph-rsid="0277aeeb"/>
    </style:style>
    <style:style style:name="P329" style:family="paragraph" style:parent-style-name="Text_20_body" style:list-style-name="L25">
      <style:text-properties officeooo:paragraph-rsid="028e5ff5"/>
    </style:style>
    <style:style style:name="P330" style:family="paragraph" style:parent-style-name="Text_20_body" style:list-style-name="L26">
      <style:text-properties officeooo:paragraph-rsid="027b63eb"/>
    </style:style>
    <style:style style:name="P331" style:family="paragraph" style:parent-style-name="Text_20_body" style:list-style-name="L26">
      <style:text-properties officeooo:paragraph-rsid="027e8c3c"/>
    </style:style>
    <style:style style:name="P332" style:family="paragraph" style:parent-style-name="Text_20_body" style:list-style-name="L26">
      <style:text-properties officeooo:paragraph-rsid="02810034"/>
    </style:style>
    <style:style style:name="P333" style:family="paragraph" style:parent-style-name="Text_20_body" style:list-style-name="L27">
      <style:text-properties officeooo:paragraph-rsid="027b63eb"/>
    </style:style>
    <style:style style:name="P334" style:family="paragraph" style:parent-style-name="Text_20_body" style:list-style-name="L28">
      <style:text-properties officeooo:paragraph-rsid="02847a92"/>
    </style:style>
    <style:style style:name="P335" style:family="paragraph" style:parent-style-name="Text_20_body" style:list-style-name="L28">
      <style:text-properties officeooo:paragraph-rsid="0293fe90"/>
    </style:style>
    <style:style style:name="P336" style:family="paragraph" style:parent-style-name="Text_20_body" style:list-style-name="L29">
      <style:text-properties officeooo:paragraph-rsid="027e8c3c"/>
    </style:style>
    <style:style style:name="P337" style:family="paragraph" style:parent-style-name="Text_20_body" style:list-style-name="L30">
      <style:text-properties officeooo:paragraph-rsid="02859eda"/>
    </style:style>
    <style:style style:name="P338" style:family="paragraph" style:parent-style-name="Text_20_body" style:list-style-name="L30">
      <style:text-properties officeooo:paragraph-rsid="028abdfc"/>
    </style:style>
    <style:style style:name="P339" style:family="paragraph" style:parent-style-name="Text_20_body" style:list-style-name="L31">
      <style:text-properties officeooo:paragraph-rsid="02922fff"/>
    </style:style>
    <style:style style:name="P340" style:family="paragraph" style:parent-style-name="Text_20_body" style:list-style-name="L32">
      <style:text-properties officeooo:paragraph-rsid="029569f2"/>
    </style:style>
    <style:style style:name="P341" style:family="paragraph" style:parent-style-name="Text_20_body" style:list-style-name="L33">
      <style:text-properties officeooo:paragraph-rsid="02b09cbc"/>
    </style:style>
    <style:style style:name="P342" style:family="paragraph" style:parent-style-name="Text_20_body" style:list-style-name="L33">
      <style:text-properties fo:font-size="12pt" fo:font-weight="normal" officeooo:paragraph-rsid="02bc028a" style:font-size-asian="12pt" style:font-weight-asian="normal" style:font-size-complex="12pt" style:font-weight-complex="normal"/>
    </style:style>
    <style:style style:name="P343" style:family="paragraph" style:parent-style-name="Text_20_body" style:list-style-name="L33">
      <style:text-properties fo:font-size="12pt" fo:font-weight="normal" officeooo:paragraph-rsid="02b81aba" style:font-size-asian="12pt" style:font-weight-asian="normal" style:font-size-complex="12pt" style:font-weight-complex="normal"/>
    </style:style>
    <style:style style:name="P344" style:family="paragraph" style:parent-style-name="Text_20_body" style:list-style-name="L33">
      <style:text-properties fo:font-size="12pt" fo:font-weight="normal" officeooo:paragraph-rsid="02bbade5" style:font-size-asian="12pt" style:font-weight-asian="normal" style:font-size-complex="12pt" style:font-weight-complex="normal"/>
    </style:style>
    <style:style style:name="P345" style:family="paragraph" style:parent-style-name="Text_20_body" style:list-style-name="L35">
      <style:text-properties officeooo:paragraph-rsid="02c11d76"/>
    </style:style>
    <style:style style:name="P346" style:family="paragraph" style:parent-style-name="Text_20_body" style:list-style-name="L36"/>
    <style:style style:name="P347" style:family="paragraph" style:parent-style-name="Text_20_body" style:list-style-name="L36">
      <style:text-properties officeooo:paragraph-rsid="02f2a03a"/>
    </style:style>
    <style:style style:name="P348" style:family="paragraph" style:parent-style-name="Text_20_body" style:list-style-name="L36">
      <style:text-properties officeooo:paragraph-rsid="02f8342e"/>
    </style:style>
    <style:style style:name="P349" style:family="paragraph" style:parent-style-name="Text_20_body" style:list-style-name="L36">
      <style:text-properties officeooo:paragraph-rsid="02f40e73"/>
    </style:style>
    <style:style style:name="P350" style:family="paragraph" style:parent-style-name="Text_20_body" style:list-style-name="L36">
      <style:text-properties officeooo:paragraph-rsid="02f5ab34"/>
    </style:style>
    <style:style style:name="P351" style:family="paragraph" style:parent-style-name="Text_20_body" style:list-style-name="L36">
      <style:text-properties officeooo:paragraph-rsid="030debd5"/>
    </style:style>
    <style:style style:name="P352" style:family="paragraph" style:parent-style-name="Text_20_body" style:list-style-name="L41">
      <style:text-properties officeooo:paragraph-rsid="00f894bd"/>
    </style:style>
    <style:style style:name="P353" style:family="paragraph" style:parent-style-name="Text_20_body" style:list-style-name="L41">
      <style:text-properties officeooo:paragraph-rsid="01240b22"/>
    </style:style>
    <style:style style:name="P354" style:family="paragraph" style:parent-style-name="Text_20_body" style:list-style-name="L41">
      <style:text-properties officeooo:paragraph-rsid="01247e20"/>
    </style:style>
    <style:style style:name="P355" style:family="paragraph" style:parent-style-name="Text_20_body" style:list-style-name="L41">
      <style:text-properties officeooo:rsid="010d400b" officeooo:paragraph-rsid="01247e20"/>
    </style:style>
    <style:style style:name="P356" style:family="paragraph" style:parent-style-name="Text_20_body" style:list-style-name="L3">
      <style:paragraph-properties fo:margin-top="0cm" fo:margin-bottom="0cm" loext:contextual-spacing="false" style:writing-mode="page"/>
      <style:text-properties fo:font-size="8pt" officeooo:rsid="00a1aa6f" officeooo:paragraph-rsid="00a1aa6f" style:font-size-asian="8pt" style:font-size-complex="8pt"/>
    </style:style>
    <style:style style:name="P357" style:family="paragraph" style:parent-style-name="Text_20_body" style:list-style-name="L3">
      <style:paragraph-properties fo:margin-top="0cm" fo:margin-bottom="0cm" loext:contextual-spacing="false" style:writing-mode="page"/>
      <style:text-properties fo:font-size="8pt" officeooo:rsid="00a1aa6f" officeooo:paragraph-rsid="00be3508" style:font-size-asian="8pt" style:font-size-complex="8pt"/>
    </style:style>
    <style:style style:name="P358" style:family="paragraph" style:parent-style-name="Text_20_body" style:list-style-name="L3">
      <style:paragraph-properties fo:margin-top="0cm" fo:margin-bottom="0cm" loext:contextual-spacing="false" style:writing-mode="page"/>
      <style:text-properties fo:font-size="8pt" officeooo:rsid="00a1aa6f" officeooo:paragraph-rsid="00bee94b" style:font-size-asian="8pt" style:font-size-complex="8pt"/>
    </style:style>
    <style:style style:name="P359" style:family="paragraph" style:parent-style-name="Text_20_body" style:list-style-name="L5">
      <style:paragraph-properties fo:margin-top="0cm" fo:margin-bottom="0cm" loext:contextual-spacing="false" style:writing-mode="page"/>
      <style:text-properties officeooo:rsid="013be36b" officeooo:paragraph-rsid="018660bb"/>
    </style:style>
    <style:style style:name="P360" style:family="paragraph" style:parent-style-name="Text_20_body" style:list-style-name="L10">
      <style:paragraph-properties fo:margin-top="0cm" fo:margin-bottom="0cm" loext:contextual-spacing="false" style:writing-mode="page"/>
      <style:text-properties officeooo:rsid="013be36b" officeooo:paragraph-rsid="01614cc4"/>
    </style:style>
    <style:style style:name="P361" style:family="paragraph" style:parent-style-name="Text_20_body" style:list-style-name="L10">
      <style:paragraph-properties fo:margin-top="0cm" fo:margin-bottom="0cm" loext:contextual-spacing="false" style:writing-mode="page"/>
      <style:text-properties officeooo:rsid="013be36b" officeooo:paragraph-rsid="0161f1b3"/>
    </style:style>
    <style:style style:name="P362" style:family="paragraph" style:parent-style-name="Text_20_body" style:list-style-name="L42">
      <style:paragraph-properties fo:margin-top="0cm" fo:margin-bottom="0cm" loext:contextual-spacing="false" style:writing-mode="page"/>
      <style:text-properties officeooo:rsid="013be36b" officeooo:paragraph-rsid="01614cc4"/>
    </style:style>
    <style:style style:name="P363" style:family="paragraph" style:parent-style-name="Text_20_body" style:list-style-name="L42">
      <style:paragraph-properties fo:margin-top="0cm" fo:margin-bottom="0cm" loext:contextual-spacing="false" style:writing-mode="page"/>
      <style:text-properties officeooo:rsid="013be36b" officeooo:paragraph-rsid="02bdf5de"/>
    </style:style>
    <style:style style:name="P364" style:family="paragraph" style:parent-style-name="Text_20_body" style:list-style-name="L45">
      <style:paragraph-properties fo:margin-top="0cm" fo:margin-bottom="0cm" loext:contextual-spacing="false" style:writing-mode="page"/>
      <style:text-properties officeooo:rsid="013be36b" officeooo:paragraph-rsid="017d0c09"/>
    </style:style>
    <style:style style:name="P365" style:family="paragraph" style:parent-style-name="Text_20_body" style:list-style-name="L45">
      <style:paragraph-properties fo:margin-top="0cm" fo:margin-bottom="0cm" loext:contextual-spacing="false" style:writing-mode="page"/>
      <style:text-properties officeooo:rsid="013be36b" officeooo:paragraph-rsid="01cd5823"/>
    </style:style>
    <style:style style:name="P366" style:family="paragraph" style:parent-style-name="Text_20_body" style:list-style-name="L45">
      <style:paragraph-properties fo:margin-top="0cm" fo:margin-bottom="0cm" loext:contextual-spacing="false" style:writing-mode="page"/>
      <style:text-properties officeooo:rsid="013be36b" officeooo:paragraph-rsid="01815499"/>
    </style:style>
    <style:style style:name="P367" style:family="paragraph" style:parent-style-name="Text_20_body" style:list-style-name="L5">
      <style:paragraph-properties fo:margin-top="0cm" fo:margin-bottom="0cm" loext:contextual-spacing="false" style:writing-mode="page"/>
      <style:text-properties officeooo:paragraph-rsid="018660bb"/>
    </style:style>
    <style:style style:name="P368" style:family="paragraph" style:parent-style-name="Text_20_body" style:list-style-name="L6">
      <style:paragraph-properties fo:margin-top="0cm" fo:margin-bottom="0cm" loext:contextual-spacing="false" style:writing-mode="page"/>
      <style:text-properties officeooo:paragraph-rsid="0194ecb8"/>
    </style:style>
    <style:style style:name="P369" style:family="paragraph" style:parent-style-name="Text_20_body" style:list-style-name="L7">
      <style:paragraph-properties fo:margin-top="0cm" fo:margin-bottom="0cm" loext:contextual-spacing="false" style:writing-mode="page"/>
      <style:text-properties officeooo:paragraph-rsid="01989467"/>
    </style:style>
    <style:style style:name="P370" style:family="paragraph" style:parent-style-name="Text_20_body" style:list-style-name="L10">
      <style:paragraph-properties fo:margin-top="0cm" fo:margin-bottom="0cm" loext:contextual-spacing="false" style:writing-mode="page"/>
      <style:text-properties officeooo:paragraph-rsid="01b02106"/>
    </style:style>
    <style:style style:name="P371" style:family="paragraph" style:parent-style-name="Text_20_body" style:list-style-name="L10">
      <style:paragraph-properties fo:margin-top="0cm" fo:margin-bottom="0cm" loext:contextual-spacing="false" style:writing-mode="page"/>
      <style:text-properties officeooo:paragraph-rsid="0166baec"/>
    </style:style>
    <style:style style:name="P372" style:family="paragraph" style:parent-style-name="Text_20_body" style:list-style-name="L10">
      <style:paragraph-properties fo:margin-top="0cm" fo:margin-bottom="0cm" loext:contextual-spacing="false" style:writing-mode="page"/>
      <style:text-properties officeooo:paragraph-rsid="0176ae1a"/>
    </style:style>
    <style:style style:name="P373" style:family="paragraph" style:parent-style-name="Text_20_body" style:list-style-name="L10">
      <style:paragraph-properties fo:margin-top="0cm" fo:margin-bottom="0cm" loext:contextual-spacing="false" style:writing-mode="page"/>
      <style:text-properties officeooo:paragraph-rsid="01780baa"/>
    </style:style>
    <style:style style:name="P374" style:family="paragraph" style:parent-style-name="Text_20_body" style:list-style-name="L10">
      <style:paragraph-properties fo:margin-top="0cm" fo:margin-bottom="0cm" loext:contextual-spacing="false" style:writing-mode="page"/>
      <style:text-properties officeooo:paragraph-rsid="017a7d58"/>
    </style:style>
    <style:style style:name="P375" style:family="paragraph" style:parent-style-name="Text_20_body" style:list-style-name="L11">
      <style:paragraph-properties fo:margin-top="0cm" fo:margin-bottom="0cm" loext:contextual-spacing="false" style:writing-mode="page"/>
      <style:text-properties officeooo:paragraph-rsid="01b344a7"/>
    </style:style>
    <style:style style:name="P376" style:family="paragraph" style:parent-style-name="Text_20_body" style:list-style-name="L12">
      <style:paragraph-properties fo:margin-top="0cm" fo:margin-bottom="0cm" loext:contextual-spacing="false" style:writing-mode="page"/>
      <style:text-properties officeooo:paragraph-rsid="01bfb9b6"/>
    </style:style>
    <style:style style:name="P377" style:family="paragraph" style:parent-style-name="Text_20_body" style:list-style-name="L12">
      <style:paragraph-properties fo:margin-top="0cm" fo:margin-bottom="0cm" loext:contextual-spacing="false" style:writing-mode="page"/>
      <style:text-properties officeooo:paragraph-rsid="01c2dda8"/>
    </style:style>
    <style:style style:name="P378" style:family="paragraph" style:parent-style-name="Text_20_body" style:list-style-name="L12">
      <style:paragraph-properties fo:margin-top="0cm" fo:margin-bottom="0cm" loext:contextual-spacing="false" style:writing-mode="page"/>
      <style:text-properties officeooo:paragraph-rsid="023092fd"/>
    </style:style>
    <style:style style:name="P379" style:family="paragraph" style:parent-style-name="Text_20_body" style:list-style-name="L12">
      <style:paragraph-properties fo:margin-top="0cm" fo:margin-bottom="0cm" loext:contextual-spacing="false" style:writing-mode="page"/>
      <style:text-properties officeooo:paragraph-rsid="0233c3e3"/>
    </style:style>
    <style:style style:name="P380" style:family="paragraph" style:parent-style-name="Text_20_body" style:list-style-name="L12">
      <style:paragraph-properties fo:margin-top="0cm" fo:margin-bottom="0cm" loext:contextual-spacing="false" style:writing-mode="page"/>
      <style:text-properties officeooo:paragraph-rsid="02396946"/>
    </style:style>
    <style:style style:name="P381" style:family="paragraph" style:parent-style-name="Text_20_body" style:list-style-name="L12">
      <style:paragraph-properties fo:margin-top="0cm" fo:margin-bottom="0cm" loext:contextual-spacing="false" style:writing-mode="page"/>
      <style:text-properties officeooo:paragraph-rsid="023a9448"/>
    </style:style>
    <style:style style:name="P382" style:family="paragraph" style:parent-style-name="Text_20_body" style:list-style-name="L13">
      <style:paragraph-properties fo:margin-top="0cm" fo:margin-bottom="0cm" loext:contextual-spacing="false" style:writing-mode="page"/>
      <style:text-properties officeooo:paragraph-rsid="01e759dd"/>
    </style:style>
    <style:style style:name="P383" style:family="paragraph" style:parent-style-name="Text_20_body" style:list-style-name="L14">
      <style:paragraph-properties fo:margin-top="0cm" fo:margin-bottom="0cm" loext:contextual-spacing="false" style:writing-mode="page"/>
      <style:text-properties officeooo:paragraph-rsid="01c88b7e"/>
    </style:style>
    <style:style style:name="P384" style:family="paragraph" style:parent-style-name="Text_20_body" style:list-style-name="L14">
      <style:paragraph-properties fo:margin-top="0cm" fo:margin-bottom="0cm" loext:contextual-spacing="false" style:writing-mode="page"/>
      <style:text-properties officeooo:paragraph-rsid="01c75073"/>
    </style:style>
    <style:style style:name="P385" style:family="paragraph" style:parent-style-name="Text_20_body" style:list-style-name="L21">
      <style:paragraph-properties fo:margin-top="0cm" fo:margin-bottom="0cm" loext:contextual-spacing="false" style:writing-mode="page"/>
      <style:text-properties officeooo:paragraph-rsid="0258fdc6"/>
    </style:style>
    <style:style style:name="P386" style:family="paragraph" style:parent-style-name="Text_20_body" style:list-style-name="L21">
      <style:paragraph-properties fo:margin-top="0cm" fo:margin-bottom="0cm" loext:contextual-spacing="false" style:writing-mode="page"/>
      <style:text-properties officeooo:paragraph-rsid="0259fc71"/>
    </style:style>
    <style:style style:name="P387" style:family="paragraph" style:parent-style-name="Text_20_body" style:list-style-name="L21">
      <style:paragraph-properties fo:margin-top="0cm" fo:margin-bottom="0cm" loext:contextual-spacing="false" style:writing-mode="page"/>
      <style:text-properties officeooo:paragraph-rsid="024070bb"/>
    </style:style>
    <style:style style:name="P388" style:family="paragraph" style:parent-style-name="Text_20_body" style:list-style-name="L21">
      <style:paragraph-properties fo:margin-top="0cm" fo:margin-bottom="0cm" loext:contextual-spacing="false" style:writing-mode="page"/>
      <style:text-properties officeooo:paragraph-rsid="024d5306"/>
    </style:style>
    <style:style style:name="P389" style:family="paragraph" style:parent-style-name="Text_20_body" style:list-style-name="L21">
      <style:paragraph-properties fo:margin-top="0cm" fo:margin-bottom="0cm" loext:contextual-spacing="false" style:writing-mode="page"/>
      <style:text-properties officeooo:paragraph-rsid="0248e9a2"/>
    </style:style>
    <style:style style:name="P390" style:family="paragraph" style:parent-style-name="Text_20_body" style:list-style-name="L19">
      <style:paragraph-properties fo:margin-top="0cm" fo:margin-bottom="0cm" loext:contextual-spacing="false" style:writing-mode="page"/>
      <style:text-properties officeooo:paragraph-rsid="02449625"/>
    </style:style>
    <style:style style:name="P391" style:family="paragraph" style:parent-style-name="Text_20_body" style:list-style-name="L21">
      <style:paragraph-properties fo:margin-top="0cm" fo:margin-bottom="0cm" loext:contextual-spacing="false" style:writing-mode="page"/>
      <style:text-properties officeooo:rsid="024c73c8" officeooo:paragraph-rsid="024d5306"/>
    </style:style>
    <style:style style:name="P392" style:family="paragraph" style:parent-style-name="Text_20_body" style:list-style-name="L21">
      <style:paragraph-properties fo:margin-top="0cm" fo:margin-bottom="0cm" loext:contextual-spacing="false" style:writing-mode="page"/>
      <style:text-properties officeooo:rsid="024c73c8" officeooo:paragraph-rsid="0347028d"/>
    </style:style>
    <style:style style:name="P393" style:family="paragraph" style:parent-style-name="Text_20_body" style:list-style-name="L21">
      <style:paragraph-properties fo:margin-top="0cm" fo:margin-bottom="0cm" loext:contextual-spacing="false" style:writing-mode="page"/>
      <style:text-properties officeooo:rsid="024c73c8" officeooo:paragraph-rsid="02582bb3"/>
    </style:style>
    <style:style style:name="P394" style:family="paragraph" style:parent-style-name="Text_20_body" style:list-style-name="L23">
      <style:paragraph-properties fo:margin-top="0cm" fo:margin-bottom="0cm" loext:contextual-spacing="false" style:writing-mode="page"/>
      <style:text-properties officeooo:rsid="024c73c8" officeooo:paragraph-rsid="02582bb3"/>
    </style:style>
    <style:style style:name="P395" style:family="paragraph" style:parent-style-name="Text_20_body" style:list-style-name="L10">
      <style:paragraph-properties fo:margin-top="0cm" fo:margin-bottom="0cm" loext:contextual-spacing="false" style:writing-mode="page"/>
      <style:text-properties fo:font-weight="bold" officeooo:rsid="01614cc4" officeooo:paragraph-rsid="01614cc4" style:font-weight-asian="bold" style:font-weight-complex="bold"/>
    </style:style>
    <style:style style:name="P396" style:family="paragraph" style:parent-style-name="Text_20_body" style:list-style-name="L10">
      <style:paragraph-properties fo:margin-top="0cm" fo:margin-bottom="0cm" loext:contextual-spacing="false" style:writing-mode="page"/>
      <style:text-properties officeooo:rsid="01614cc4" officeooo:paragraph-rsid="01614cc4"/>
    </style:style>
    <style:style style:name="P397" style:family="paragraph" style:parent-style-name="Text_20_body" style:list-style-name="L10">
      <style:paragraph-properties fo:margin-top="0cm" fo:margin-bottom="0cm" loext:contextual-spacing="false" style:writing-mode="page"/>
      <style:text-properties officeooo:rsid="01614cc4" officeooo:paragraph-rsid="01726878"/>
    </style:style>
    <style:style style:name="P398" style:family="paragraph" style:parent-style-name="Text_20_body" style:list-style-name="L10">
      <style:paragraph-properties fo:margin-top="0cm" fo:margin-bottom="0cm" loext:contextual-spacing="false" style:writing-mode="page"/>
      <style:text-properties officeooo:rsid="01614cc4" officeooo:paragraph-rsid="0175b8d7"/>
    </style:style>
    <style:style style:name="P399" style:family="paragraph" style:parent-style-name="Text_20_body" style:list-style-name="L43">
      <style:paragraph-properties fo:margin-top="0cm" fo:margin-bottom="0cm" loext:contextual-spacing="false" style:writing-mode="page"/>
      <style:text-properties officeooo:rsid="01726878" officeooo:paragraph-rsid="01726878"/>
    </style:style>
    <style:style style:name="P400" style:family="paragraph" style:parent-style-name="Text_20_body" style:list-style-name="L43">
      <style:paragraph-properties fo:margin-top="0cm" fo:margin-bottom="0cm" loext:contextual-spacing="false" style:writing-mode="page"/>
      <style:text-properties officeooo:paragraph-rsid="01726878"/>
    </style:style>
    <style:style style:name="P401" style:family="paragraph" style:parent-style-name="Text_20_body" style:list-style-name="L44">
      <style:paragraph-properties fo:margin-top="0cm" fo:margin-bottom="0cm" loext:contextual-spacing="false" style:writing-mode="page"/>
      <style:text-properties officeooo:paragraph-rsid="01726878"/>
    </style:style>
    <style:style style:name="P402" style:family="paragraph" style:parent-style-name="Text_20_body" style:list-style-name="L10">
      <style:paragraph-properties fo:margin-top="0cm" fo:margin-bottom="0cm" loext:contextual-spacing="false" style:writing-mode="page"/>
      <style:text-properties officeooo:rsid="017430fe" officeooo:paragraph-rsid="017430fe"/>
    </style:style>
    <style:style style:name="P403" style:family="paragraph" style:parent-style-name="Text_20_body" style:list-style-name="L46">
      <style:paragraph-properties fo:margin-top="0cm" fo:margin-bottom="0cm" loext:contextual-spacing="false" style:writing-mode="page"/>
      <style:text-properties officeooo:paragraph-rsid="017f3201"/>
    </style:style>
    <style:style style:name="P404" style:family="paragraph" style:parent-style-name="Text_20_body" style:list-style-name="L46">
      <style:paragraph-properties fo:margin-top="0cm" fo:margin-bottom="0cm" loext:contextual-spacing="false" style:writing-mode="page"/>
      <style:text-properties officeooo:paragraph-rsid="0180031f"/>
    </style:style>
    <style:style style:name="P405" style:family="paragraph" style:parent-style-name="Text_20_body" style:list-style-name="L46">
      <style:paragraph-properties fo:margin-top="0cm" fo:margin-bottom="0cm" loext:contextual-spacing="false" style:writing-mode="page"/>
      <style:text-properties officeooo:paragraph-rsid="0182076b"/>
    </style:style>
    <style:style style:name="P406" style:family="paragraph" style:parent-style-name="Text_20_body" style:list-style-name="L46">
      <style:paragraph-properties fo:margin-top="0cm" fo:margin-bottom="0cm" loext:contextual-spacing="false" style:writing-mode="page"/>
      <style:text-properties officeooo:paragraph-rsid="01d41c8d"/>
    </style:style>
    <style:style style:name="P407" style:family="paragraph" style:parent-style-name="Text_20_body" style:list-style-name="L46">
      <style:paragraph-properties fo:margin-top="0cm" fo:margin-bottom="0cm" loext:contextual-spacing="false" style:writing-mode="page"/>
      <style:text-properties officeooo:paragraph-rsid="01d655ca"/>
    </style:style>
    <style:style style:name="P408" style:family="paragraph" style:parent-style-name="Text_20_body" style:list-style-name="L46">
      <style:paragraph-properties fo:margin-top="0cm" fo:margin-bottom="0cm" loext:contextual-spacing="false" style:writing-mode="page"/>
      <style:text-properties officeooo:paragraph-rsid="01d854b3"/>
    </style:style>
    <style:style style:name="P409" style:family="paragraph" style:parent-style-name="Text_20_body" style:list-style-name="L4">
      <style:paragraph-properties fo:margin-top="0cm" fo:margin-bottom="0cm" loext:contextual-spacing="false"/>
    </style:style>
    <style:style style:name="P410" style:family="paragraph" style:parent-style-name="Text_20_body" style:list-style-name="L34">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411" style:family="paragraph" style:parent-style-name="Text_20_body" style:list-style-name="L35">
      <style:paragraph-properties fo:margin-top="0cm" fo:margin-bottom="0cm" loext:contextual-spacing="false"/>
      <style:text-properties officeooo:paragraph-rsid="02c16baa"/>
    </style:style>
    <style:style style:name="P412" style:family="paragraph" style:parent-style-name="Text_20_body" style:list-style-name="L37">
      <style:paragraph-properties fo:margin-top="0cm" fo:margin-bottom="0cm" loext:contextual-spacing="false"/>
      <style:text-properties officeooo:paragraph-rsid="03220b29"/>
    </style:style>
    <style:style style:name="P413" style:family="paragraph" style:parent-style-name="Text_20_body" style:list-style-name="L38">
      <style:paragraph-properties fo:margin-top="0cm" fo:margin-bottom="0cm" loext:contextual-spacing="false"/>
      <style:text-properties officeooo:paragraph-rsid="031df3fa"/>
    </style:style>
    <style:style style:name="P414" style:family="paragraph" style:parent-style-name="Text_20_body" style:list-style-name="L39">
      <style:paragraph-properties fo:margin-top="0cm" fo:margin-bottom="0cm" loext:contextual-spacing="false"/>
      <style:text-properties officeooo:paragraph-rsid="031df3fa"/>
    </style:style>
    <style:style style:name="P415" style:family="paragraph" style:parent-style-name="Text_20_body" style:list-style-name="L39">
      <style:paragraph-properties fo:margin-top="0cm" fo:margin-bottom="0cm" loext:contextual-spacing="false"/>
      <style:text-properties officeooo:paragraph-rsid="0323747a"/>
    </style:style>
    <style:style style:name="P416" style:family="paragraph" style:parent-style-name="Text_20_body" style:list-style-name="L40">
      <style:paragraph-properties fo:margin-top="0cm" fo:margin-bottom="0cm" loext:contextual-spacing="false"/>
      <style:text-properties officeooo:paragraph-rsid="0323747a"/>
    </style:style>
    <style:style style:name="P417" style:family="paragraph" style:parent-style-name="Text_20_body" style:list-style-name="L8">
      <style:paragraph-properties fo:margin-top="0cm" fo:margin-bottom="0.25cm" loext:contextual-spacing="false" style:writing-mode="page"/>
      <style:text-properties officeooo:paragraph-rsid="019d2326"/>
    </style:style>
    <style:style style:name="P418" style:family="paragraph" style:parent-style-name="Text_20_body" style:list-style-name="L35">
      <style:paragraph-properties fo:margin-top="0.199cm" fo:margin-bottom="0cm" loext:contextual-spacing="false"/>
      <style:text-properties officeooo:paragraph-rsid="02c6b20e"/>
    </style:style>
    <style:style style:name="P419" style:family="paragraph" style:parent-style-name="Contents_20_2">
      <style:paragraph-properties>
        <style:tab-stops>
          <style:tab-stop style:position="16.501cm" style:type="right" style:leader-style="dotted" style:leader-text="."/>
        </style:tab-stops>
      </style:paragraph-properties>
    </style:style>
    <style:style style:name="P420" style:family="paragraph" style:parent-style-name="Heading_20_3">
      <style:text-properties officeooo:rsid="00321465" officeooo:paragraph-rsid="006410fc"/>
    </style:style>
    <style:style style:name="P421" style:family="paragraph" style:parent-style-name="Heading_20_3">
      <style:text-properties officeooo:rsid="00321465" officeooo:paragraph-rsid="00468423"/>
    </style:style>
    <style:style style:name="P422" style:family="paragraph" style:parent-style-name="Heading_20_3">
      <style:text-properties officeooo:rsid="00321465" officeooo:paragraph-rsid="0056a167"/>
    </style:style>
    <style:style style:name="P423" style:family="paragraph" style:parent-style-name="Heading_20_3">
      <style:text-properties officeooo:rsid="00321465" officeooo:paragraph-rsid="029ac221"/>
    </style:style>
    <style:style style:name="P424" style:family="paragraph" style:parent-style-name="Heading_20_3">
      <style:text-properties officeooo:rsid="00b70cb2" officeooo:paragraph-rsid="00b70cb2"/>
    </style:style>
    <style:style style:name="P425" style:family="paragraph" style:parent-style-name="Heading_20_3">
      <style:text-properties officeooo:paragraph-rsid="01371297"/>
    </style:style>
    <style:style style:name="P426" style:family="paragraph" style:parent-style-name="Heading_20_3">
      <style:text-properties officeooo:rsid="00f8bc86" officeooo:paragraph-rsid="00f8bc86"/>
    </style:style>
    <style:style style:name="P427" style:family="paragraph" style:parent-style-name="Heading_20_3">
      <style:text-properties officeooo:rsid="00c2febe" officeooo:paragraph-rsid="00c3aa9f"/>
    </style:style>
    <style:style style:name="P428" style:family="paragraph" style:parent-style-name="Heading_20_3">
      <style:text-properties officeooo:rsid="00c3aa9f" officeooo:paragraph-rsid="00c3aa9f"/>
    </style:style>
    <style:style style:name="P429" style:family="paragraph" style:parent-style-name="Heading_20_3">
      <style:text-properties officeooo:rsid="00c71b8d" officeooo:paragraph-rsid="00c71b8d"/>
    </style:style>
    <style:style style:name="P430" style:family="paragraph" style:parent-style-name="Heading_20_3">
      <style:text-properties officeooo:rsid="00cc7090" officeooo:paragraph-rsid="00cc7090"/>
    </style:style>
    <style:style style:name="P431" style:family="paragraph" style:parent-style-name="Heading_20_3">
      <style:text-properties officeooo:rsid="00d3c518" officeooo:paragraph-rsid="00d3c518"/>
    </style:style>
    <style:style style:name="P432" style:family="paragraph" style:parent-style-name="Heading_20_3">
      <style:text-properties officeooo:rsid="007ad5ff" officeooo:paragraph-rsid="007ad5ff"/>
    </style:style>
    <style:style style:name="P433" style:family="paragraph" style:parent-style-name="Heading_20_3">
      <style:text-properties officeooo:rsid="0077b501" officeooo:paragraph-rsid="0077b501"/>
    </style:style>
    <style:style style:name="P434" style:family="paragraph" style:parent-style-name="Heading_20_3">
      <style:text-properties fo:font-style="normal" fo:font-weight="bold" style:font-style-asian="normal" style:font-weight-asian="bold" style:font-style-complex="normal" style:font-weight-complex="bold"/>
    </style:style>
    <style:style style:name="P435" style:family="paragraph" style:parent-style-name="Heading_20_3">
      <style:text-properties officeooo:rsid="0096e8fa" officeooo:paragraph-rsid="0096e8fa"/>
    </style:style>
    <style:style style:name="P436" style:family="paragraph" style:parent-style-name="Heading_20_3">
      <style:text-properties officeooo:rsid="00ce965d" officeooo:paragraph-rsid="00ce965d"/>
    </style:style>
    <style:style style:name="P437" style:family="paragraph" style:parent-style-name="Heading_20_3">
      <style:text-properties officeooo:rsid="01104839" officeooo:paragraph-rsid="01104839"/>
    </style:style>
    <style:style style:name="P438" style:family="paragraph" style:parent-style-name="Heading_20_3">
      <style:text-properties officeooo:paragraph-rsid="00b46ffc"/>
    </style:style>
    <style:style style:name="P439" style:family="paragraph" style:parent-style-name="Heading_20_3">
      <style:text-properties officeooo:rsid="01915db3" officeooo:paragraph-rsid="01915db3"/>
    </style:style>
    <style:style style:name="P440" style:family="paragraph" style:parent-style-name="Heading_20_3">
      <style:text-properties officeooo:paragraph-rsid="0191996d"/>
    </style:style>
    <style:style style:name="P441" style:family="paragraph" style:parent-style-name="Heading_20_3">
      <style:text-properties officeooo:rsid="01b3277a" officeooo:paragraph-rsid="01b3277a"/>
    </style:style>
    <style:style style:name="P442" style:family="paragraph" style:parent-style-name="Heading_20_3">
      <style:text-properties officeooo:paragraph-rsid="01b344a7"/>
    </style:style>
    <style:style style:name="P443" style:family="paragraph" style:parent-style-name="Heading_20_3">
      <style:text-properties officeooo:paragraph-rsid="01bfc74e"/>
    </style:style>
    <style:style style:name="P444" style:family="paragraph" style:parent-style-name="Heading_20_3">
      <style:text-properties officeooo:paragraph-rsid="01e125ed"/>
    </style:style>
    <style:style style:name="P445" style:family="paragraph" style:parent-style-name="Heading_20_3">
      <style:text-properties officeooo:rsid="01d99ce8" officeooo:paragraph-rsid="01d99ce8"/>
    </style:style>
    <style:style style:name="P446" style:family="paragraph" style:parent-style-name="Heading_20_3">
      <style:text-properties officeooo:rsid="0226cc4f" officeooo:paragraph-rsid="022ea9f8"/>
    </style:style>
    <style:style style:name="P447" style:family="paragraph" style:parent-style-name="Heading_20_3">
      <style:text-properties officeooo:rsid="0226cc4f" officeooo:paragraph-rsid="0243c9f0"/>
    </style:style>
    <style:style style:name="P448" style:family="paragraph" style:parent-style-name="Heading_20_3">
      <style:text-properties officeooo:rsid="0226cc4f" officeooo:paragraph-rsid="02449625"/>
    </style:style>
    <style:style style:name="P449" style:family="paragraph" style:parent-style-name="Heading_20_3">
      <style:text-properties officeooo:rsid="0226cc4f" officeooo:paragraph-rsid="0226cc4f"/>
    </style:style>
    <style:style style:name="P450" style:family="paragraph" style:parent-style-name="Heading_20_3">
      <style:text-properties officeooo:rsid="00f6b412" officeooo:paragraph-rsid="00f6b412"/>
    </style:style>
    <style:style style:name="P451" style:family="paragraph" style:parent-style-name="Heading_20_3">
      <style:paragraph-properties fo:margin-top="0cm" fo:margin-bottom="0.25cm" loext:contextual-spacing="false" style:writing-mode="page"/>
      <style:text-properties officeooo:paragraph-rsid="019f1131"/>
    </style:style>
    <style:style style:name="P452"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style:font-name-asian="Microsoft YaHei" style:font-size-asian="14.1000003814697pt" style:font-weight-asian="bold" style:font-name-complex="Mangal" style:font-size-complex="14.1000003814697pt" style:font-weight-complex="bold"/>
    </style:style>
    <style:style style:name="P453"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1fe15e1" style:font-name-asian="Microsoft YaHei" style:font-size-asian="14.1000003814697pt" style:font-weight-asian="bold" style:font-name-complex="Mangal" style:font-size-complex="14.1000003814697pt" style:font-weight-complex="bold"/>
    </style:style>
    <style:style style:name="P454"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rsid="0209ed1f" officeooo:paragraph-rsid="0209ed1f" style:font-name-asian="Microsoft YaHei" style:font-size-asian="14.1000003814697pt" style:font-weight-asian="bold" style:font-name-complex="Mangal" style:font-size-complex="14.1000003814697pt" style:font-weight-complex="bold"/>
    </style:style>
    <style:style style:name="P455"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2b09cbc" style:font-name-asian="Microsoft YaHei" style:font-size-asian="14.1000003814697pt" style:font-weight-asian="bold" style:font-name-complex="Mangal" style:font-size-complex="14.1000003814697pt" style:font-weight-complex="bold"/>
    </style:style>
    <style:style style:name="P456"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5a84e" style:font-name-asian="Microsoft YaHei" style:font-size-asian="14.1000003814697pt" style:font-weight-asian="bold" style:font-name-complex="Mangal" style:font-size-complex="14.1000003814697pt" style:font-weight-complex="bold"/>
    </style:style>
    <style:style style:name="P457"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81d93" style:font-name-asian="Microsoft YaHei" style:font-size-asian="14.1000003814697pt" style:font-weight-asian="bold" style:font-name-complex="Mangal" style:font-size-complex="14.1000003814697pt" style:font-weight-complex="bold"/>
    </style:style>
    <style:style style:name="P458"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f8b63" style:font-name-asian="Microsoft YaHei" style:font-size-asian="14.1000003814697pt" style:font-weight-asian="bold" style:font-name-complex="Mangal" style:font-size-complex="14.1000003814697pt" style:font-weight-complex="bold"/>
    </style:style>
    <style:style style:name="P459" style:family="paragraph" style:parent-style-name="Heading_20_3" style:master-page-name="">
      <style:paragraph-properties style:page-number="auto" fo:keep-with-next="always" style:writing-mode="page"/>
      <style:text-properties officeooo:paragraph-rsid="0327d0ea"/>
    </style:style>
    <style:style style:name="P460" style:family="paragraph" style:parent-style-name="Heading_20_3" style:master-page-name="">
      <style:paragraph-properties style:page-number="auto" fo:keep-with-next="always" style:writing-mode="page"/>
      <style:text-properties officeooo:paragraph-rsid="03374f6d"/>
    </style:style>
    <style:style style:name="P461" style:family="paragraph" style:parent-style-name="Heading_20_3" style:master-page-name="">
      <style:paragraph-properties style:page-number="auto" fo:keep-with-next="always" style:writing-mode="page"/>
      <style:text-properties officeooo:paragraph-rsid="033d238f"/>
    </style:style>
    <style:style style:name="P462" style:family="paragraph" style:parent-style-name="Contents_20_3">
      <style:paragraph-properties>
        <style:tab-stops>
          <style:tab-stop style:position="16.002cm" style:type="right" style:leader-style="dotted" style:leader-text="."/>
        </style:tab-stops>
      </style:paragraph-properties>
    </style:style>
    <style:style style:name="P463"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1bd669"/>
    </style:style>
    <style:style style:name="T2" style:family="text">
      <style:text-properties officeooo:rsid="00208b8b"/>
    </style:style>
    <style:style style:name="T3" style:family="text">
      <style:text-properties officeooo:rsid="00222414"/>
    </style:style>
    <style:style style:name="T4" style:family="text">
      <style:text-properties officeooo:rsid="0022865f"/>
    </style:style>
    <style:style style:name="T5" style:family="text">
      <style:text-properties officeooo:rsid="00276e3f"/>
    </style:style>
    <style:style style:name="T6" style:family="text">
      <style:text-properties officeooo:rsid="002a4a45"/>
    </style:style>
    <style:style style:name="T7" style:family="text">
      <style:text-properties officeooo:rsid="002dd681"/>
    </style:style>
    <style:style style:name="T8" style:family="text">
      <style:text-properties fo:font-weight="bold" style:font-weight-asian="bold" style:font-weight-complex="bold"/>
    </style:style>
    <style:style style:name="T9" style:family="text">
      <style:text-properties fo:font-weight="bold" officeooo:rsid="002dd681" style:font-weight-asian="bold" style:font-weight-complex="bold"/>
    </style:style>
    <style:style style:name="T10" style:family="text">
      <style:text-properties fo:font-weight="bold" officeooo:rsid="00450321" style:font-weight-asian="bold" style:font-weight-complex="bold"/>
    </style:style>
    <style:style style:name="T11" style:family="text">
      <style:text-properties fo:font-weight="bold" officeooo:rsid="00468423" style:font-weight-asian="bold" style:font-weight-complex="bold"/>
    </style:style>
    <style:style style:name="T12" style:family="text">
      <style:text-properties fo:font-weight="bold" officeooo:rsid="004e3083" style:font-weight-asian="bold" style:font-weight-complex="bold"/>
    </style:style>
    <style:style style:name="T13" style:family="text">
      <style:text-properties fo:font-weight="bold" officeooo:rsid="0056a167" style:font-weight-asian="bold" style:font-weight-complex="bold"/>
    </style:style>
    <style:style style:name="T14" style:family="text">
      <style:text-properties fo:font-weight="bold" officeooo:rsid="006410fc" style:font-weight-asian="bold" style:font-weight-complex="bold"/>
    </style:style>
    <style:style style:name="T15" style:family="text">
      <style:text-properties fo:font-weight="bold" officeooo:rsid="00793116" style:font-weight-asian="bold" style:font-weight-complex="bold"/>
    </style:style>
    <style:style style:name="T16" style:family="text">
      <style:text-properties fo:font-weight="bold" officeooo:rsid="007a40c1" style:font-weight-asian="bold" style:font-weight-complex="bold"/>
    </style:style>
    <style:style style:name="T17" style:family="text">
      <style:text-properties fo:font-weight="bold" officeooo:rsid="007bcdd6" style:font-weight-asian="bold" style:font-weight-complex="bold"/>
    </style:style>
    <style:style style:name="T18" style:family="text">
      <style:text-properties fo:font-weight="bold" officeooo:rsid="00832a4d" style:font-weight-asian="bold" style:font-weight-complex="bold"/>
    </style:style>
    <style:style style:name="T19" style:family="text">
      <style:text-properties fo:font-weight="bold" officeooo:rsid="00c29bc8" style:font-weight-asian="bold" style:font-weight-complex="bold"/>
    </style:style>
    <style:style style:name="T20" style:family="text">
      <style:text-properties fo:font-weight="bold" officeooo:rsid="00d6e91e" style:font-weight-asian="bold" style:font-weight-complex="bold"/>
    </style:style>
    <style:style style:name="T21" style:family="text">
      <style:text-properties fo:font-weight="bold" officeooo:rsid="00db1c6d" style:font-weight-asian="bold" style:font-weight-complex="bold"/>
    </style:style>
    <style:style style:name="T22" style:family="text">
      <style:text-properties fo:font-weight="bold" officeooo:rsid="01112df2" style:font-weight-asian="bold" style:font-weight-complex="bold"/>
    </style:style>
    <style:style style:name="T23" style:family="text">
      <style:text-properties fo:font-weight="bold" officeooo:rsid="011d9ad9" style:font-weight-asian="bold" style:font-weight-complex="bold"/>
    </style:style>
    <style:style style:name="T24" style:family="text">
      <style:text-properties fo:font-weight="bold" officeooo:rsid="0130af73" style:font-weight-asian="bold" style:font-weight-complex="bold"/>
    </style:style>
    <style:style style:name="T25" style:family="text">
      <style:text-properties fo:font-weight="bold" officeooo:rsid="00b48bcd" style:font-weight-asian="bold" style:font-weight-complex="bold"/>
    </style:style>
    <style:style style:name="T26" style:family="text">
      <style:text-properties fo:font-weight="bold" officeooo:rsid="018ad0b1" style:font-weight-asian="bold" style:font-weight-complex="bold"/>
    </style:style>
    <style:style style:name="T27" style:family="text">
      <style:text-properties fo:font-weight="bold" officeooo:rsid="01936e29" style:font-weight-asian="bold" style:font-weight-complex="bold"/>
    </style:style>
    <style:style style:name="T28" style:family="text">
      <style:text-properties fo:font-weight="bold" officeooo:rsid="01b02106" style:font-weight-asian="bold" style:font-weight-complex="bold"/>
    </style:style>
    <style:style style:name="T29" style:family="text">
      <style:text-properties fo:font-weight="bold" officeooo:rsid="01e088dc" style:font-weight-asian="bold" style:font-weight-complex="bold"/>
    </style:style>
    <style:style style:name="T30" style:family="text">
      <style:text-properties fo:font-weight="bold" officeooo:rsid="01e125ed" style:font-weight-asian="bold" style:font-weight-complex="bold"/>
    </style:style>
    <style:style style:name="T31" style:family="text">
      <style:text-properties fo:font-weight="bold" officeooo:rsid="0209ed1f" style:font-weight-asian="bold" style:font-weight-complex="bold"/>
    </style:style>
    <style:style style:name="T32" style:family="text">
      <style:text-properties fo:font-weight="bold" officeooo:rsid="02535270" style:font-weight-asian="bold" style:font-weight-complex="bold"/>
    </style:style>
    <style:style style:name="T33" style:family="text">
      <style:text-properties fo:font-weight="bold" officeooo:rsid="02651287" style:font-weight-asian="bold" style:font-weight-complex="bold"/>
    </style:style>
    <style:style style:name="T34" style:family="text">
      <style:text-properties fo:font-weight="bold" officeooo:rsid="029ac221"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2dd681" style:font-weight-asian="normal" style:font-weight-complex="normal"/>
    </style:style>
    <style:style style:name="T37" style:family="text">
      <style:text-properties fo:font-weight="normal" officeooo:rsid="00478f7f" style:font-weight-asian="normal" style:font-weight-complex="normal"/>
    </style:style>
    <style:style style:name="T38" style:family="text">
      <style:text-properties fo:font-weight="normal" officeooo:rsid="0047ae22" style:font-weight-asian="normal" style:font-weight-complex="normal"/>
    </style:style>
    <style:style style:name="T39" style:family="text">
      <style:text-properties fo:font-weight="normal" officeooo:rsid="004b203c" style:font-weight-asian="normal" style:font-weight-complex="normal"/>
    </style:style>
    <style:style style:name="T40" style:family="text">
      <style:text-properties fo:font-weight="normal" officeooo:rsid="004d01a1" style:font-weight-asian="normal" style:font-weight-complex="normal"/>
    </style:style>
    <style:style style:name="T41" style:family="text">
      <style:text-properties fo:font-weight="normal" officeooo:rsid="0052d5c7" style:font-weight-asian="normal" style:font-weight-complex="normal"/>
    </style:style>
    <style:style style:name="T42" style:family="text">
      <style:text-properties fo:font-weight="normal" officeooo:rsid="0053ab48" style:font-weight-asian="normal" style:font-weight-complex="normal"/>
    </style:style>
    <style:style style:name="T43" style:family="text">
      <style:text-properties fo:font-weight="normal" officeooo:rsid="00557657" style:font-weight-asian="normal" style:font-weight-complex="normal"/>
    </style:style>
    <style:style style:name="T44" style:family="text">
      <style:text-properties fo:font-weight="normal" officeooo:rsid="00587bbc" style:font-weight-asian="normal" style:font-weight-complex="normal"/>
    </style:style>
    <style:style style:name="T45" style:family="text">
      <style:text-properties fo:font-weight="normal" officeooo:rsid="006410fc" style:font-weight-asian="normal" style:font-weight-complex="normal"/>
    </style:style>
    <style:style style:name="T46" style:family="text">
      <style:text-properties fo:font-weight="normal" officeooo:rsid="006525dc" style:font-weight-asian="normal" style:font-weight-complex="normal"/>
    </style:style>
    <style:style style:name="T47" style:family="text">
      <style:text-properties fo:font-weight="normal" officeooo:rsid="00793116" style:font-weight-asian="normal" style:font-weight-complex="normal"/>
    </style:style>
    <style:style style:name="T48" style:family="text">
      <style:text-properties fo:font-weight="normal" officeooo:rsid="007bcdd6" style:font-weight-asian="normal" style:font-weight-complex="normal"/>
    </style:style>
    <style:style style:name="T49" style:family="text">
      <style:text-properties fo:font-weight="normal" officeooo:rsid="007daa58" style:font-weight-asian="normal" style:font-weight-complex="normal"/>
    </style:style>
    <style:style style:name="T50" style:family="text">
      <style:text-properties fo:font-weight="normal" officeooo:rsid="00832a4d" style:font-weight-asian="normal" style:font-weight-complex="normal"/>
    </style:style>
    <style:style style:name="T51" style:family="text">
      <style:text-properties fo:font-weight="normal" officeooo:rsid="009dd96f" style:font-weight-asian="normal" style:font-weight-complex="normal"/>
    </style:style>
    <style:style style:name="T52" style:family="text">
      <style:text-properties fo:font-weight="normal" officeooo:rsid="00ac51b4" style:font-weight-asian="normal" style:font-weight-complex="normal"/>
    </style:style>
    <style:style style:name="T53" style:family="text">
      <style:text-properties fo:font-weight="normal" officeooo:rsid="00b115a4" style:font-weight-asian="normal" style:font-weight-complex="normal"/>
    </style:style>
    <style:style style:name="T54" style:family="text">
      <style:text-properties fo:font-weight="normal" officeooo:rsid="00db1c6d" style:font-weight-asian="normal" style:font-weight-complex="normal"/>
    </style:style>
    <style:style style:name="T55" style:family="text">
      <style:text-properties fo:font-weight="normal" officeooo:rsid="00df08a9" style:font-weight-asian="normal" style:font-weight-complex="normal"/>
    </style:style>
    <style:style style:name="T56" style:family="text">
      <style:text-properties fo:font-weight="normal" officeooo:rsid="00ec9319" style:font-weight-asian="normal" style:font-weight-complex="normal"/>
    </style:style>
    <style:style style:name="T57" style:family="text">
      <style:text-properties fo:font-weight="normal" officeooo:rsid="011f68bb" style:font-weight-asian="normal" style:font-weight-complex="normal"/>
    </style:style>
    <style:style style:name="T58" style:family="text">
      <style:text-properties fo:font-weight="normal" officeooo:rsid="00b48bcd" style:font-weight-asian="normal" style:font-weight-complex="normal"/>
    </style:style>
    <style:style style:name="T59" style:family="text">
      <style:text-properties fo:font-weight="normal" officeooo:rsid="013be36b" style:font-weight-asian="normal" style:font-weight-complex="normal"/>
    </style:style>
    <style:style style:name="T60" style:family="text">
      <style:text-properties fo:font-weight="normal" officeooo:rsid="0176ae1a" style:font-weight-asian="normal" style:font-weight-complex="normal"/>
    </style:style>
    <style:style style:name="T61" style:family="text">
      <style:text-properties fo:font-weight="normal" officeooo:rsid="018ad0b1" style:font-weight-asian="normal" style:font-weight-complex="normal"/>
    </style:style>
    <style:style style:name="T62" style:family="text">
      <style:text-properties fo:font-weight="normal" officeooo:rsid="01780baa" style:font-weight-asian="normal" style:font-weight-complex="normal"/>
    </style:style>
    <style:style style:name="T63" style:family="text">
      <style:text-properties fo:font-weight="normal" officeooo:rsid="01e088dc" style:font-weight-asian="normal" style:font-weight-complex="normal"/>
    </style:style>
    <style:style style:name="T64" style:family="text">
      <style:text-properties fo:font-weight="normal" officeooo:rsid="01e125ed" style:font-weight-asian="normal" style:font-weight-complex="normal"/>
    </style:style>
    <style:style style:name="T65" style:family="text">
      <style:text-properties fo:font-weight="normal" officeooo:rsid="01e99b5a" style:font-weight-asian="normal" style:font-weight-complex="normal"/>
    </style:style>
    <style:style style:name="T66" style:family="text">
      <style:text-properties fo:font-weight="normal" officeooo:rsid="02535270" style:font-weight-asian="normal" style:font-weight-complex="normal"/>
    </style:style>
    <style:style style:name="T67" style:family="text">
      <style:text-properties fo:font-weight="normal" officeooo:rsid="02541392" style:font-weight-asian="normal" style:font-weight-complex="normal"/>
    </style:style>
    <style:style style:name="T68" style:family="text">
      <style:text-properties fo:font-weight="normal" officeooo:rsid="0255aa8c" style:font-weight-asian="normal" style:font-weight-complex="normal"/>
    </style:style>
    <style:style style:name="T69" style:family="text">
      <style:text-properties fo:font-weight="normal" officeooo:rsid="02582bb3" style:font-weight-asian="normal" style:font-weight-complex="normal"/>
    </style:style>
    <style:style style:name="T70" style:family="text">
      <style:text-properties fo:font-weight="normal" officeooo:rsid="031068b0" style:font-weight-asian="normal" style:font-weight-complex="normal"/>
    </style:style>
    <style:style style:name="T71" style:family="text">
      <style:text-properties officeooo:rsid="00426a23"/>
    </style:style>
    <style:style style:name="T72" style:family="text">
      <style:text-properties officeooo:rsid="00580f2d"/>
    </style:style>
    <style:style style:name="T73" style:family="text">
      <style:text-properties officeooo:rsid="005c30d0"/>
    </style:style>
    <style:style style:name="T74" style:family="text">
      <style:text-properties officeooo:rsid="006661de"/>
    </style:style>
    <style:style style:name="T75" style:family="text">
      <style:text-properties officeooo:rsid="0069e9d8"/>
    </style:style>
    <style:style style:name="T76" style:family="text">
      <style:text-properties officeooo:rsid="006b795b"/>
    </style:style>
    <style:style style:name="T77" style:family="text">
      <style:text-properties officeooo:rsid="006d71fd"/>
    </style:style>
    <style:style style:name="T78" style:family="text">
      <style:text-properties officeooo:rsid="0072f203"/>
    </style:style>
    <style:style style:name="T79" style:family="text">
      <style:text-properties officeooo:rsid="00749ee7"/>
    </style:style>
    <style:style style:name="T80" style:family="text">
      <style:text-properties officeooo:rsid="0075ce6d"/>
    </style:style>
    <style:style style:name="T81" style:family="text">
      <style:text-properties fo:font-size="10pt" style:font-size-asian="10pt" style:font-size-complex="10pt"/>
    </style:style>
    <style:style style:name="T82" style:family="text">
      <style:text-properties fo:font-size="10pt" officeooo:rsid="007731ec" style:font-size-asian="10pt" style:font-size-complex="10pt"/>
    </style:style>
    <style:style style:name="T83" style:family="text">
      <style:text-properties fo:font-size="10pt" officeooo:rsid="00776c7e" style:font-size-asian="10pt" style:font-size-complex="10pt"/>
    </style:style>
    <style:style style:name="T84" style:family="text">
      <style:text-properties fo:font-size="10pt" officeooo:rsid="00d9c253" style:font-size-asian="10pt" style:font-size-complex="10pt"/>
    </style:style>
    <style:style style:name="T85" style:family="text">
      <style:text-properties fo:font-size="10pt" officeooo:rsid="00eb7ac9" style:font-size-asian="10pt" style:font-size-complex="10pt"/>
    </style:style>
    <style:style style:name="T86" style:family="text">
      <style:text-properties fo:font-size="10pt" officeooo:rsid="00f07973" style:font-size-asian="10pt" style:font-size-complex="10pt"/>
    </style:style>
    <style:style style:name="T87" style:family="text">
      <style:text-properties fo:font-size="10pt" officeooo:rsid="01240b22" style:font-size-asian="10pt" style:font-size-complex="10pt"/>
    </style:style>
    <style:style style:name="T88" style:family="text">
      <style:text-properties fo:font-size="10pt" officeooo:rsid="01374d7e" style:font-size-asian="10pt" style:font-size-complex="10pt"/>
    </style:style>
    <style:style style:name="T89" style:family="text">
      <style:text-properties fo:font-size="10pt" officeooo:rsid="015f689a" style:font-size-asian="10pt" style:font-size-complex="10pt"/>
    </style:style>
    <style:style style:name="T90" style:family="text">
      <style:text-properties fo:font-size="10pt" officeooo:rsid="01612fbd" style:font-size-asian="10pt" style:font-size-complex="10pt"/>
    </style:style>
    <style:style style:name="T91" style:family="text">
      <style:text-properties fo:font-size="10pt" fo:font-weight="normal" officeooo:rsid="01726878" style:font-size-asian="10pt" style:font-weight-asian="normal" style:font-size-complex="10pt" style:font-weight-complex="normal"/>
    </style:style>
    <style:style style:name="T92" style:family="text">
      <style:text-properties fo:font-style="italic" fo:font-weight="bold" style:font-style-asian="italic" style:font-weight-asian="bold" style:font-style-complex="italic" style:font-weight-complex="bold"/>
    </style:style>
    <style:style style:name="T93" style:family="text">
      <style:text-properties fo:font-style="italic" fo:font-weight="bold" officeooo:rsid="00dca22e" style:font-style-asian="italic" style:font-weight-asian="bold" style:font-style-complex="italic" style:font-weight-complex="bold"/>
    </style:style>
    <style:style style:name="T94" style:family="text">
      <style:text-properties fo:font-style="italic" fo:font-weight="bold" officeooo:rsid="00ecac60" style:font-style-asian="italic" style:font-weight-asian="bold" style:font-style-complex="italic" style:font-weight-complex="bold"/>
    </style:style>
    <style:style style:name="T95" style:family="text">
      <style:text-properties fo:font-style="italic" fo:font-weight="bold" officeooo:rsid="01936e29" style:font-style-asian="italic" style:font-weight-asian="bold" style:font-style-complex="italic" style:font-weight-complex="bold"/>
    </style:style>
    <style:style style:name="T96" style:family="text">
      <style:text-properties fo:font-style="italic" fo:font-weight="bold" officeooo:rsid="029ac221" style:font-style-asian="italic" style:font-weight-asian="bold" style:font-style-complex="italic" style:font-weight-complex="bold"/>
    </style:style>
    <style:style style:name="T97" style:family="text">
      <style:text-properties fo:font-style="italic" officeooo:rsid="00f6b412" style:font-style-asian="italic" style:font-style-complex="italic"/>
    </style:style>
    <style:style style:name="T98" style:family="text">
      <style:text-properties fo:font-style="italic" officeooo:rsid="01240b22" style:font-style-asian="italic" style:font-style-complex="italic"/>
    </style:style>
    <style:style style:name="T99" style:family="text">
      <style:text-properties fo:font-style="italic" fo:font-weight="normal" officeooo:rsid="00f6b412" style:font-style-asian="italic" style:font-weight-asian="normal" style:font-style-complex="italic" style:font-weight-complex="normal"/>
    </style:style>
    <style:style style:name="T100" style:family="text">
      <style:text-properties fo:font-style="italic" fo:font-weight="normal" officeooo:rsid="01247e20" style:font-style-asian="italic" style:font-weight-asian="normal" style:font-style-complex="italic" style:font-weight-complex="normal"/>
    </style:style>
    <style:style style:name="T101" style:family="text">
      <style:text-properties officeooo:rsid="00793116"/>
    </style:style>
    <style:style style:name="T102" style:family="text">
      <style:text-properties officeooo:rsid="00816f73"/>
    </style:style>
    <style:style style:name="T103" style:family="text">
      <style:text-properties officeooo:rsid="00819a25"/>
    </style:style>
    <style:style style:name="T104" style:family="text">
      <style:text-properties officeooo:rsid="0084af67"/>
    </style:style>
    <style:style style:name="T105" style:family="text">
      <style:text-properties officeooo:rsid="00863b34"/>
    </style:style>
    <style:style style:name="T106" style:family="text">
      <style:text-properties officeooo:rsid="008c1eec"/>
    </style:style>
    <style:style style:name="T107" style:family="text">
      <style:text-properties officeooo:rsid="008d6d3b"/>
    </style:style>
    <style:style style:name="T108" style:family="text">
      <style:text-properties officeooo:rsid="00832a4d"/>
    </style:style>
    <style:style style:name="T109" style:family="text">
      <style:text-properties officeooo:rsid="009068bd"/>
    </style:style>
    <style:style style:name="T110" style:family="text">
      <style:text-properties style:font-name="Calibri1"/>
    </style:style>
    <style:style style:name="T111" style:family="text">
      <style:text-properties style:font-name="Calibri1" officeooo:rsid="0090cba2"/>
    </style:style>
    <style:style style:name="T112" style:family="text">
      <style:text-properties style:font-name="Calibri1" fo:font-style="normal" fo:font-weight="normal" style:font-style-asian="normal" style:font-weight-asian="normal" style:font-style-complex="normal" style:font-weight-complex="normal"/>
    </style:style>
    <style:style style:name="T113" style:family="text">
      <style:text-properties style:font-name="Calibri1" fo:font-style="normal" fo:font-weight="normal" officeooo:rsid="0115ae6b" style:font-style-asian="normal" style:font-weight-asian="normal" style:font-style-complex="normal" style:font-weight-complex="normal"/>
    </style:style>
    <style:style style:name="T114" style:family="text">
      <style:text-properties style:font-name="Calibri1" fo:font-style="normal" fo:font-weight="normal" officeooo:rsid="014e9896" style:font-style-asian="normal" style:font-weight-asian="normal" style:font-style-complex="normal" style:font-weight-complex="normal"/>
    </style:style>
    <style:style style:name="T115" style:family="text">
      <style:text-properties style:font-name="Calibri1" fo:font-style="normal" fo:font-weight="normal" officeooo:rsid="016bcdc0" style:font-style-asian="normal" style:font-weight-asian="normal" style:font-style-complex="normal" style:font-weight-complex="normal"/>
    </style:style>
    <style:style style:name="T116" style:family="text">
      <style:text-properties style:font-name="Calibri1" fo:font-style="normal" fo:font-weight="normal" officeooo:rsid="01990543" style:font-style-asian="normal" style:font-weight-asian="normal" style:font-style-complex="normal" style:font-weight-complex="normal"/>
    </style:style>
    <style:style style:name="T117" style:family="text">
      <style:text-properties style:font-name="Calibri1" fo:font-style="normal" fo:font-weight="normal" officeooo:rsid="0199ca4a" style:font-style-asian="normal" style:font-weight-asian="normal" style:font-style-complex="normal" style:font-weight-complex="normal"/>
    </style:style>
    <style:style style:name="T118" style:family="text">
      <style:text-properties style:font-name="Calibri1" fo:font-style="normal" fo:font-weight="normal" officeooo:rsid="019ba5e3" style:font-style-asian="normal" style:font-weight-asian="normal" style:font-style-complex="normal" style:font-weight-complex="normal"/>
    </style:style>
    <style:style style:name="T119" style:family="text">
      <style:text-properties style:font-name="Calibri1" fo:font-style="normal" fo:font-weight="normal" officeooo:rsid="0193e924" style:font-style-asian="normal" style:font-weight-asian="normal" style:font-style-complex="normal" style:font-weight-complex="normal"/>
    </style:style>
    <style:style style:name="T120" style:family="text">
      <style:text-properties style:font-name="Calibri1" fo:font-style="normal" fo:font-weight="normal" officeooo:rsid="018ad0b1" style:font-style-asian="normal" style:font-weight-asian="normal" style:font-style-complex="normal" style:font-weight-complex="normal"/>
    </style:style>
    <style:style style:name="T121" style:family="text">
      <style:text-properties style:font-name="Calibri1" fo:font-style="normal" fo:font-weight="normal" officeooo:rsid="01a20aa5" style:font-style-asian="normal" style:font-weight-asian="normal" style:font-style-complex="normal" style:font-weight-complex="normal"/>
    </style:style>
    <style:style style:name="T122" style:family="text">
      <style:text-properties style:font-name="Calibri1" fo:font-style="normal" fo:font-weight="normal" officeooo:rsid="01a3e03f" style:font-style-asian="normal" style:font-weight-asian="normal" style:font-style-complex="normal" style:font-weight-complex="normal"/>
    </style:style>
    <style:style style:name="T123" style:family="text">
      <style:text-properties style:font-name="Calibri1" fo:font-style="normal" fo:font-weight="normal" officeooo:rsid="01b344a7" style:font-style-asian="normal" style:font-weight-asian="normal" style:font-style-complex="normal" style:font-weight-complex="normal"/>
    </style:style>
    <style:style style:name="T124" style:family="text">
      <style:text-properties style:font-name="Calibri1" fo:font-style="normal" fo:font-weight="normal" officeooo:rsid="01b41d08" style:font-style-asian="normal" style:font-weight-asian="normal" style:font-style-complex="normal" style:font-weight-complex="normal"/>
    </style:style>
    <style:style style:name="T125" style:family="text">
      <style:text-properties style:font-name="Calibri1" fo:font-style="normal" fo:font-weight="normal" officeooo:rsid="01bfb9b6" style:font-style-asian="normal" style:font-weight-asian="normal" style:font-style-complex="normal" style:font-weight-complex="normal"/>
    </style:style>
    <style:style style:name="T126" style:family="text">
      <style:text-properties style:font-name="Calibri1" fo:font-style="normal" fo:font-weight="normal" officeooo:rsid="01c2dda8" style:font-style-asian="normal" style:font-weight-asian="normal" style:font-style-complex="normal" style:font-weight-complex="normal"/>
    </style:style>
    <style:style style:name="T127" style:family="text">
      <style:text-properties style:font-name="Calibri1" fo:font-style="normal" fo:font-weight="normal" officeooo:rsid="01c5d077" style:font-style-asian="normal" style:font-weight-asian="normal" style:font-style-complex="normal" style:font-weight-complex="normal"/>
    </style:style>
    <style:style style:name="T128" style:family="text">
      <style:text-properties style:font-name="Calibri1" fo:font-style="normal" fo:font-weight="normal" officeooo:rsid="01c75073" style:font-style-asian="normal" style:font-weight-asian="normal" style:font-style-complex="normal" style:font-weight-complex="normal"/>
    </style:style>
    <style:style style:name="T129" style:family="text">
      <style:text-properties style:font-name="Calibri1" fo:font-style="normal" fo:font-weight="normal" officeooo:rsid="01c83750" style:font-style-asian="normal" style:font-weight-asian="normal" style:font-style-complex="normal" style:font-weight-complex="normal"/>
    </style:style>
    <style:style style:name="T130" style:family="text">
      <style:text-properties style:font-name="Calibri1" fo:font-style="normal" fo:font-weight="normal" officeooo:rsid="01c88b7e" style:font-style-asian="normal" style:font-weight-asian="normal" style:font-style-complex="normal" style:font-weight-complex="normal"/>
    </style:style>
    <style:style style:name="T131" style:family="text">
      <style:text-properties style:font-name="Calibri1" fo:font-style="normal" fo:font-weight="normal" officeooo:rsid="01ca56c6" style:font-style-asian="normal" style:font-weight-asian="normal" style:font-style-complex="normal" style:font-weight-complex="normal"/>
    </style:style>
    <style:style style:name="T132" style:family="text">
      <style:text-properties style:font-name="Calibri1" fo:font-style="normal" fo:font-weight="normal" officeooo:rsid="01cabfba" style:font-style-asian="normal" style:font-weight-asian="normal" style:font-style-complex="normal" style:font-weight-complex="normal"/>
    </style:style>
    <style:style style:name="T133" style:family="text">
      <style:text-properties style:font-name="Calibri1" fo:font-style="normal" fo:font-weight="normal" officeooo:rsid="01e125ed" style:font-style-asian="normal" style:font-weight-asian="normal" style:font-style-complex="normal" style:font-weight-complex="normal"/>
    </style:style>
    <style:style style:name="T134" style:family="text">
      <style:text-properties style:font-name="Calibri1" fo:font-style="normal" fo:font-weight="normal" officeooo:rsid="01e99b5a" style:font-style-asian="normal" style:font-weight-asian="normal" style:font-style-complex="normal" style:font-weight-complex="normal"/>
    </style:style>
    <style:style style:name="T135" style:family="text">
      <style:text-properties style:font-name="Calibri1" fo:font-style="normal" fo:font-weight="normal" officeooo:rsid="01eaf057" style:font-style-asian="normal" style:font-weight-asian="normal" style:font-style-complex="normal" style:font-weight-complex="normal"/>
    </style:style>
    <style:style style:name="T136" style:family="text">
      <style:text-properties style:font-name="Calibri1" fo:font-style="normal" fo:font-weight="normal" officeooo:rsid="01f07fbd" style:font-style-asian="normal" style:font-weight-asian="normal" style:font-style-complex="normal" style:font-weight-complex="normal"/>
    </style:style>
    <style:style style:name="T137" style:family="text">
      <style:text-properties style:font-name="Calibri1" fo:font-style="normal" fo:font-weight="normal" officeooo:rsid="023020bb" style:font-style-asian="normal" style:font-weight-asian="normal" style:font-style-complex="normal" style:font-weight-complex="normal"/>
    </style:style>
    <style:style style:name="T138" style:family="text">
      <style:text-properties style:font-name="Calibri1" fo:font-style="normal" fo:font-weight="normal" officeooo:rsid="023092fd" style:font-style-asian="normal" style:font-weight-asian="normal" style:font-style-complex="normal" style:font-weight-complex="normal"/>
    </style:style>
    <style:style style:name="T139" style:family="text">
      <style:text-properties style:font-name="Calibri1" fo:font-style="normal" fo:font-weight="normal" officeooo:rsid="023257da" style:font-style-asian="normal" style:font-weight-asian="normal" style:font-style-complex="normal" style:font-weight-complex="normal"/>
    </style:style>
    <style:style style:name="T140" style:family="text">
      <style:text-properties style:font-name="Calibri1" fo:font-style="normal" fo:font-weight="normal" officeooo:rsid="01f6c0fd" style:font-name-asian="Microsoft YaHei" style:font-style-asian="normal" style:font-weight-asian="normal" style:font-name-complex="Mangal" style:font-style-complex="normal" style:font-weight-complex="normal"/>
    </style:style>
    <style:style style:name="T141" style:family="text">
      <style:text-properties style:font-name="Calibri1" fo:font-style="normal" fo:font-weight="normal" officeooo:rsid="0193e924" style:font-name-asian="Microsoft YaHei" style:font-style-asian="normal" style:font-weight-asian="normal" style:font-name-complex="Mangal" style:font-style-complex="normal" style:font-weight-complex="normal"/>
    </style:style>
    <style:style style:name="T142" style:family="text">
      <style:text-properties style:font-name="Calibri1" fo:font-style="normal" fo:font-weight="normal" officeooo:rsid="01fe15e1" style:font-name-asian="Microsoft YaHei" style:font-style-asian="normal" style:font-weight-asian="normal" style:font-name-complex="Mangal" style:font-style-complex="normal" style:font-weight-complex="normal"/>
    </style:style>
    <style:style style:name="T143" style:family="text">
      <style:text-properties style:font-name="Calibri1" fo:font-style="normal" fo:font-weight="normal" officeooo:rsid="01fe64c7" style:font-name-asian="Microsoft YaHei" style:font-style-asian="normal" style:font-weight-asian="normal" style:font-name-complex="Mangal" style:font-style-complex="normal" style:font-weight-complex="normal"/>
    </style:style>
    <style:style style:name="T144" style:family="text">
      <style:text-properties style:font-name="Calibri1" fo:font-style="normal" fo:font-weight="normal" officeooo:rsid="01fe99c7" style:font-name-asian="Microsoft YaHei" style:font-style-asian="normal" style:font-weight-asian="normal" style:font-name-complex="Mangal" style:font-style-complex="normal" style:font-weight-complex="normal"/>
    </style:style>
    <style:style style:name="T145" style:family="text">
      <style:text-properties style:font-name="Calibri1" fo:font-style="normal" fo:font-weight="normal" officeooo:rsid="01ff822c" style:font-name-asian="Microsoft YaHei" style:font-style-asian="normal" style:font-weight-asian="normal" style:font-name-complex="Mangal" style:font-style-complex="normal" style:font-weight-complex="normal"/>
    </style:style>
    <style:style style:name="T146" style:family="text">
      <style:text-properties style:font-name="Calibri1" fo:font-style="normal" fo:font-weight="normal" officeooo:rsid="022d3028" style:font-name-asian="Microsoft YaHei" style:font-style-asian="normal" style:font-weight-asian="normal" style:font-name-complex="Mangal" style:font-style-complex="normal" style:font-weight-complex="normal"/>
    </style:style>
    <style:style style:name="T147" style:family="text">
      <style:text-properties style:font-name="Calibri1" fo:font-style="normal" fo:font-weight="normal" officeooo:rsid="01b344a7" style:font-name-asian="Microsoft YaHei" style:font-style-asian="normal" style:font-weight-asian="normal" style:font-name-complex="Mangal" style:font-style-complex="normal" style:font-weight-complex="normal"/>
    </style:style>
    <style:style style:name="T148" style:family="text">
      <style:text-properties style:font-name="Calibri1" fo:font-style="normal" fo:font-weight="normal" officeooo:rsid="023092fd" style:font-name-asian="Microsoft YaHei" style:font-style-asian="normal" style:font-weight-asian="normal" style:font-name-complex="Mangal" style:font-style-complex="normal" style:font-weight-complex="normal"/>
    </style:style>
    <style:style style:name="T149" style:family="text">
      <style:text-properties style:font-name="Calibri1" fo:font-style="normal" fo:font-weight="normal" officeooo:rsid="023257da" style:font-name-asian="Microsoft YaHei" style:font-style-asian="normal" style:font-weight-asian="normal" style:font-name-complex="Mangal" style:font-style-complex="normal" style:font-weight-complex="normal"/>
    </style:style>
    <style:style style:name="T150" style:family="text">
      <style:text-properties style:font-name="Calibri1" fo:font-style="normal" fo:font-weight="normal" officeooo:rsid="02358062" style:font-name-asian="Microsoft YaHei" style:font-style-asian="normal" style:font-weight-asian="normal" style:font-name-complex="Mangal" style:font-style-complex="normal" style:font-weight-complex="normal"/>
    </style:style>
    <style:style style:name="T151" style:family="text">
      <style:text-properties style:font-name="Calibri1" fo:font-style="normal" fo:font-weight="normal" officeooo:rsid="02396946" style:font-name-asian="Microsoft YaHei" style:font-style-asian="normal" style:font-weight-asian="normal" style:font-name-complex="Mangal" style:font-style-complex="normal" style:font-weight-complex="normal"/>
    </style:style>
    <style:style style:name="T152" style:family="text">
      <style:text-properties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153" style:family="text">
      <style:text-properties style:font-name="Calibri1" fo:font-style="normal" fo:font-weight="normal" officeooo:rsid="023c897b" style:font-name-asian="Microsoft YaHei" style:font-style-asian="normal" style:font-weight-asian="normal" style:font-name-complex="Mangal" style:font-style-complex="normal" style:font-weight-complex="normal"/>
    </style:style>
    <style:style style:name="T154" style:family="text">
      <style:text-properties style:font-name="Calibri1" fo:font-style="normal" fo:font-weight="normal" officeooo:rsid="023020bb" style:font-name-asian="Microsoft YaHei" style:font-style-asian="normal" style:font-weight-asian="normal" style:font-name-complex="Mangal" style:font-style-complex="normal" style:font-weight-complex="normal"/>
    </style:style>
    <style:style style:name="T155" style:family="text">
      <style:text-properties style:font-name="Calibri1" fo:font-style="normal" fo:font-weight="normal" officeooo:rsid="02422e8f" style:font-name-asian="Microsoft YaHei" style:font-style-asian="normal" style:font-weight-asian="normal" style:font-name-complex="Mangal" style:font-style-complex="normal" style:font-weight-complex="normal"/>
    </style:style>
    <style:style style:name="T156" style:family="text">
      <style:text-properties style:font-name="Calibri1" fo:font-style="normal" fo:font-weight="normal" officeooo:rsid="024639ae" style:font-name-asian="Microsoft YaHei" style:font-style-asian="normal" style:font-weight-asian="normal" style:font-name-complex="Mangal" style:font-style-complex="normal" style:font-weight-complex="normal"/>
    </style:style>
    <style:style style:name="T157" style:family="text">
      <style:text-properties style:font-name="Calibri1" fo:font-style="normal" fo:font-weight="normal" officeooo:rsid="0258fdc6" style:font-name-asian="Microsoft YaHei" style:font-style-asian="normal" style:font-weight-asian="normal" style:font-name-complex="Mangal" style:font-style-complex="normal" style:font-weight-complex="normal"/>
    </style:style>
    <style:style style:name="T158" style:family="text">
      <style:text-properties style:font-name="Calibri1" fo:font-style="normal" fo:font-weight="normal" officeooo:rsid="0259fc71" style:font-name-asian="Microsoft YaHei" style:font-style-asian="normal" style:font-weight-asian="normal" style:font-name-complex="Mangal" style:font-style-complex="normal" style:font-weight-complex="normal"/>
    </style:style>
    <style:style style:name="T159" style:family="text">
      <style:text-properties style:font-name="Calibri1" fo:font-style="normal" fo:font-weight="normal" officeooo:rsid="025e6357" style:font-name-asian="Microsoft YaHei" style:font-style-asian="normal" style:font-weight-asian="normal" style:font-name-complex="Mangal" style:font-style-complex="normal" style:font-weight-complex="normal"/>
    </style:style>
    <style:style style:name="T160" style:family="text">
      <style:text-properties style:font-name="Calibri1" fo:font-style="normal" fo:font-weight="normal" officeooo:rsid="025edeaf" style:font-name-asian="Microsoft YaHei" style:font-style-asian="normal" style:font-weight-asian="normal" style:font-name-complex="Mangal" style:font-style-complex="normal" style:font-weight-complex="normal"/>
    </style:style>
    <style:style style:name="T161" style:family="text">
      <style:text-properties style:font-name="Calibri1" fo:font-style="normal" fo:font-weight="bold" style:font-style-asian="normal" style:font-weight-asian="bold" style:font-style-complex="normal" style:font-weight-complex="bold"/>
    </style:style>
    <style:style style:name="T162" style:family="text">
      <style:text-properties style:font-name="Calibri1" fo:font-style="normal" fo:font-weight="bold" officeooo:rsid="016bcdc0" style:font-style-asian="normal" style:font-weight-asian="bold" style:font-style-complex="normal" style:font-weight-complex="bold"/>
    </style:style>
    <style:style style:name="T163" style:family="text">
      <style:text-properties style:font-name="Calibri1" fo:font-style="normal" fo:font-weight="bold" officeooo:rsid="0199ca4a" style:font-style-asian="normal" style:font-weight-asian="bold" style:font-style-complex="normal" style:font-weight-complex="bold"/>
    </style:style>
    <style:style style:name="T164" style:family="text">
      <style:text-properties style:font-name="Calibri1" fo:font-style="normal" fo:font-weight="bold" officeooo:rsid="019a9416" style:font-style-asian="normal" style:font-weight-asian="bold" style:font-style-complex="normal" style:font-weight-complex="bold"/>
    </style:style>
    <style:style style:name="T165" style:family="text">
      <style:text-properties style:font-name="Calibri1" fo:font-style="normal" fo:font-weight="bold" officeooo:rsid="019ba5e3" style:font-style-asian="normal" style:font-weight-asian="bold" style:font-style-complex="normal" style:font-weight-complex="bold"/>
    </style:style>
    <style:style style:name="T166" style:family="text">
      <style:text-properties style:font-name="Calibri1" fo:font-style="normal" fo:font-weight="bold" officeooo:rsid="019d2326" style:font-style-asian="normal" style:font-weight-asian="bold" style:font-style-complex="normal" style:font-weight-complex="bold"/>
    </style:style>
    <style:style style:name="T167" style:family="text">
      <style:text-properties style:font-name="Calibri1" fo:font-style="normal" fo:font-weight="bold" officeooo:rsid="019fc3aa" style:font-style-asian="normal" style:font-weight-asian="bold" style:font-style-complex="normal" style:font-weight-complex="bold"/>
    </style:style>
    <style:style style:name="T168" style:family="text">
      <style:text-properties style:font-name="Calibri1" fo:font-style="normal" fo:font-weight="bold" officeooo:rsid="0193e924" style:font-style-asian="normal" style:font-weight-asian="bold" style:font-style-complex="normal" style:font-weight-complex="bold"/>
    </style:style>
    <style:style style:name="T169" style:family="text">
      <style:text-properties style:font-name="Calibri1" fo:font-style="normal" fo:font-weight="bold" officeooo:rsid="019ac6cc" style:font-style-asian="normal" style:font-weight-asian="bold" style:font-style-complex="normal" style:font-weight-complex="bold"/>
    </style:style>
    <style:style style:name="T170" style:family="text">
      <style:text-properties style:font-name="Calibri1" fo:font-style="normal" fo:font-weight="bold" officeooo:rsid="018ad0b1" style:font-style-asian="normal" style:font-weight-asian="bold" style:font-style-complex="normal" style:font-weight-complex="bold"/>
    </style:style>
    <style:style style:name="T171" style:family="text">
      <style:text-properties style:font-name="Calibri1" fo:font-style="normal" fo:font-weight="bold" officeooo:rsid="01a20aa5" style:font-style-asian="normal" style:font-weight-asian="bold" style:font-style-complex="normal" style:font-weight-complex="bold"/>
    </style:style>
    <style:style style:name="T172" style:family="text">
      <style:text-properties style:font-name="Calibri1" fo:font-style="normal" fo:font-weight="bold" officeooo:rsid="01b344a7" style:font-style-asian="normal" style:font-weight-asian="bold" style:font-style-complex="normal" style:font-weight-complex="bold"/>
    </style:style>
    <style:style style:name="T173" style:family="text">
      <style:text-properties style:font-name="Calibri1" fo:font-style="normal" fo:font-weight="bold" officeooo:rsid="01c2dda8" style:font-style-asian="normal" style:font-weight-asian="bold" style:font-style-complex="normal" style:font-weight-complex="bold"/>
    </style:style>
    <style:style style:name="T174" style:family="text">
      <style:text-properties style:font-name="Calibri1" fo:font-style="normal" fo:font-weight="bold" officeooo:rsid="01c5d077" style:font-style-asian="normal" style:font-weight-asian="bold" style:font-style-complex="normal" style:font-weight-complex="bold"/>
    </style:style>
    <style:style style:name="T175" style:family="text">
      <style:text-properties style:font-name="Calibri1" fo:font-style="normal" fo:font-weight="bold" officeooo:rsid="01e125ed" style:font-style-asian="normal" style:font-weight-asian="bold" style:font-style-complex="normal" style:font-weight-complex="bold"/>
    </style:style>
    <style:style style:name="T176" style:family="text">
      <style:text-properties style:font-name="Calibri1" fo:font-style="normal" fo:font-weight="bold" officeooo:rsid="01eaf057" style:font-style-asian="normal" style:font-weight-asian="bold" style:font-style-complex="normal" style:font-weight-complex="bold"/>
    </style:style>
    <style:style style:name="T177" style:family="text">
      <style:text-properties style:font-name="Calibri1" fo:font-style="normal" fo:font-weight="bold" officeooo:rsid="01f07fbd" style:font-style-asian="normal" style:font-weight-asian="bold" style:font-style-complex="normal" style:font-weight-complex="bold"/>
    </style:style>
    <style:style style:name="T178" style:family="text">
      <style:text-properties style:font-name="Calibri1" fo:font-style="normal" fo:font-weight="bold" officeooo:rsid="023020bb" style:font-style-asian="normal" style:font-weight-asian="bold" style:font-style-complex="normal" style:font-weight-complex="bold"/>
    </style:style>
    <style:style style:name="T179" style:family="text">
      <style:text-properties style:font-name="Calibri1" fo:font-style="normal" fo:font-weight="bold" officeooo:rsid="023092fd" style:font-style-asian="normal" style:font-weight-asian="bold" style:font-style-complex="normal" style:font-weight-complex="bold"/>
    </style:style>
    <style:style style:name="T180" style:family="text">
      <style:text-properties style:font-name="Calibri1" fo:font-style="normal" fo:font-weight="bold" officeooo:rsid="023257da" style:font-style-asian="normal" style:font-weight-asian="bold" style:font-style-complex="normal" style:font-weight-complex="bold"/>
    </style:style>
    <style:style style:name="T181" style:family="text">
      <style:text-properties style:font-name="Calibri1" fo:font-style="normal" fo:font-weight="bold" officeooo:rsid="01a20aa5" style:font-name-asian="Microsoft YaHei" style:font-style-asian="normal" style:font-weight-asian="bold" style:font-name-complex="Mangal" style:font-style-complex="normal" style:font-weight-complex="bold"/>
    </style:style>
    <style:style style:name="T182" style:family="text">
      <style:text-properties style:font-name="Calibri1" fo:font-style="normal" fo:font-weight="bold" officeooo:rsid="01f6c0fd" style:font-name-asian="Microsoft YaHei" style:font-style-asian="normal" style:font-weight-asian="bold" style:font-name-complex="Mangal" style:font-style-complex="normal" style:font-weight-complex="bold"/>
    </style:style>
    <style:style style:name="T183" style:family="text">
      <style:text-properties style:font-name="Calibri1" fo:font-style="normal" fo:font-weight="bold" officeooo:rsid="01fe15e1" style:font-name-asian="Microsoft YaHei" style:font-style-asian="normal" style:font-weight-asian="bold" style:font-name-complex="Mangal" style:font-style-complex="normal" style:font-weight-complex="bold"/>
    </style:style>
    <style:style style:name="T184" style:family="text">
      <style:text-properties style:font-name="Calibri1" fo:font-style="normal" fo:font-weight="bold" officeooo:rsid="01fe99c7" style:font-name-asian="Microsoft YaHei" style:font-style-asian="normal" style:font-weight-asian="bold" style:font-name-complex="Mangal" style:font-style-complex="normal" style:font-weight-complex="bold"/>
    </style:style>
    <style:style style:name="T185" style:family="text">
      <style:text-properties style:font-name="Calibri1" fo:font-style="normal" fo:font-weight="bold" officeooo:rsid="023092fd" style:font-name-asian="Microsoft YaHei" style:font-style-asian="normal" style:font-weight-asian="bold" style:font-name-complex="Mangal" style:font-style-complex="normal" style:font-weight-complex="bold"/>
    </style:style>
    <style:style style:name="T186" style:family="text">
      <style:text-properties style:font-name="Calibri1" fo:font-style="normal" fo:font-weight="bold" officeooo:rsid="01b344a7" style:font-name-asian="Microsoft YaHei" style:font-style-asian="normal" style:font-weight-asian="bold" style:font-name-complex="Mangal" style:font-style-complex="normal" style:font-weight-complex="bold"/>
    </style:style>
    <style:style style:name="T187" style:family="text">
      <style:text-properties style:font-name="Calibri1" fo:font-style="normal" fo:font-weight="bold" officeooo:rsid="023257da" style:font-name-asian="Microsoft YaHei" style:font-style-asian="normal" style:font-weight-asian="bold" style:font-name-complex="Mangal" style:font-style-complex="normal" style:font-weight-complex="bold"/>
    </style:style>
    <style:style style:name="T188" style:family="text">
      <style:text-properties style:font-name="Calibri1" fo:font-style="normal" fo:font-weight="bold" officeooo:rsid="023a9448" style:font-name-asian="Microsoft YaHei" style:font-style-asian="normal" style:font-weight-asian="bold" style:font-name-complex="Mangal" style:font-style-complex="normal" style:font-weight-complex="bold"/>
    </style:style>
    <style:style style:name="T189" style:family="text">
      <style:text-properties style:font-name="Calibri1" fo:font-style="normal" fo:font-weight="bold" officeooo:rsid="023c897b" style:font-name-asian="Microsoft YaHei" style:font-style-asian="normal" style:font-weight-asian="bold" style:font-name-complex="Mangal" style:font-style-complex="normal" style:font-weight-complex="bold"/>
    </style:style>
    <style:style style:name="T190" style:family="text">
      <style:text-properties style:font-name="Calibri1" fo:font-style="normal" fo:font-weight="bold" officeooo:rsid="023020bb" style:font-name-asian="Microsoft YaHei" style:font-style-asian="normal" style:font-weight-asian="bold" style:font-name-complex="Mangal" style:font-style-complex="normal" style:font-weight-complex="bold"/>
    </style:style>
    <style:style style:name="T191" style:family="text">
      <style:text-properties style:font-name="Calibri1" fo:font-style="normal" fo:font-weight="bold" officeooo:rsid="0259fc71" style:font-name-asian="Microsoft YaHei" style:font-style-asian="normal" style:font-weight-asian="bold" style:font-name-complex="Mangal" style:font-style-complex="normal" style:font-weight-complex="bold"/>
    </style:style>
    <style:style style:name="T192" style:family="text">
      <style:text-properties style:font-name="Calibri1" fo:font-style="normal" fo:font-weight="bold" officeooo:rsid="02b02128" style:font-name-asian="Microsoft YaHei" style:font-style-asian="normal" style:font-weight-asian="bold" style:font-name-complex="Mangal" style:font-style-complex="normal" style:font-weight-complex="bold"/>
    </style:style>
    <style:style style:name="T193" style:family="text">
      <style:text-properties style:font-name="Calibri1" fo:font-style="normal" fo:font-weight="bold" officeooo:rsid="02b81aba" style:font-name-asian="Microsoft YaHei" style:font-style-asian="normal" style:font-weight-asian="bold" style:font-name-complex="Mangal" style:font-style-complex="normal" style:font-weight-complex="bold"/>
    </style:style>
    <style:style style:name="T194" style:family="text">
      <style:text-properties style:font-name="Calibri1" fo:font-style="normal" fo:font-weight="bold" officeooo:rsid="02bbade5" style:font-name-asian="Microsoft YaHei" style:font-style-asian="normal" style:font-weight-asian="bold" style:font-name-complex="Mangal" style:font-style-complex="normal" style:font-weight-complex="bold"/>
    </style:style>
    <style:style style:name="T195" style:family="text">
      <style:text-properties style:font-name="Calibri1" fo:font-style="normal" officeooo:rsid="02b02128" style:font-name-asian="Microsoft YaHei" style:font-style-asian="normal" style:font-name-complex="Mangal" style:font-style-complex="normal"/>
    </style:style>
    <style:style style:name="T196" style:family="text">
      <style:text-properties style:font-name="Calibri1" fo:font-style="normal" officeooo:rsid="01fe15e1" style:font-name-asian="Microsoft YaHei" style:font-style-asian="normal" style:font-name-complex="Mangal" style:font-style-complex="normal"/>
    </style:style>
    <style:style style:name="T197" style:family="text">
      <style:text-properties style:font-name="Calibri1" fo:font-style="normal" officeooo:rsid="02b81aba" style:font-name-asian="Microsoft YaHei" style:font-style-asian="normal" style:font-name-complex="Mangal" style:font-style-complex="normal"/>
    </style:style>
    <style:style style:name="T198" style:family="text">
      <style:text-properties style:font-name="Calibri1" fo:font-style="normal" officeooo:rsid="02bbade5" style:font-name-asian="Microsoft YaHei" style:font-style-asian="normal" style:font-name-complex="Mangal" style:font-style-complex="normal"/>
    </style:style>
    <style:style style:name="T199" style:family="text">
      <style:text-properties style:font-name="Calibri1" officeooo:rsid="0148dff1"/>
    </style:style>
    <style:style style:name="T200" style:family="text">
      <style:text-properties style:font-name="Calibri1" officeooo:rsid="014e9896"/>
    </style:style>
    <style:style style:name="T201" style:family="text">
      <style:text-properties style:font-name="Calibri1" fo:font-style="italic" fo:font-weight="bold" officeooo:rsid="014e9896" style:font-style-asian="italic" style:font-weight-asian="bold" style:font-style-complex="italic" style:font-weight-complex="bold"/>
    </style:style>
    <style:style style:name="T202" style:family="text">
      <style:text-properties style:font-name="Calibri1" officeooo:rsid="014f812a"/>
    </style:style>
    <style:style style:name="T203" style:family="text">
      <style:text-properties style:font-name="Calibri1" officeooo:rsid="0150485e"/>
    </style:style>
    <style:style style:name="T204" style:family="text">
      <style:text-properties style:font-name="Calibri1" officeooo:rsid="01507c0c"/>
    </style:style>
    <style:style style:name="T205" style:family="text">
      <style:text-properties style:font-name="Calibri1" officeooo:rsid="015f689a"/>
    </style:style>
    <style:style style:name="T206" style:family="text">
      <style:text-properties style:font-name="Calibri1" officeooo:rsid="01614cc4"/>
    </style:style>
    <style:style style:name="T207" style:family="text">
      <style:text-properties style:font-name="Calibri1" fo:font-weight="bold" style:font-weight-asian="bold" style:font-weight-complex="bold"/>
    </style:style>
    <style:style style:name="T208" style:family="text">
      <style:text-properties style:font-name="Calibri1" fo:font-weight="bold" officeooo:rsid="01614cc4" style:font-weight-asian="bold" style:font-weight-complex="bold"/>
    </style:style>
    <style:style style:name="T209" style:family="text">
      <style:text-properties style:font-name="Calibri1" fo:font-weight="bold" officeooo:rsid="0161f1b3" style:font-weight-asian="bold" style:font-weight-complex="bold"/>
    </style:style>
    <style:style style:name="T210" style:family="text">
      <style:text-properties style:font-name="Calibri1" fo:font-weight="bold" officeooo:rsid="0166246c" style:font-weight-asian="bold" style:font-weight-complex="bold"/>
    </style:style>
    <style:style style:name="T211" style:family="text">
      <style:text-properties style:font-name="Calibri1" fo:font-weight="bold" officeooo:rsid="0166baec" style:font-weight-asian="bold" style:font-weight-complex="bold"/>
    </style:style>
    <style:style style:name="T212" style:family="text">
      <style:text-properties style:font-name="Calibri1" fo:font-weight="bold" officeooo:rsid="016bcdc0" style:font-weight-asian="bold" style:font-weight-complex="bold"/>
    </style:style>
    <style:style style:name="T213" style:family="text">
      <style:text-properties style:font-name="Calibri1" fo:font-weight="bold" officeooo:rsid="016c78c2" style:font-weight-asian="bold" style:font-weight-complex="bold"/>
    </style:style>
    <style:style style:name="T214" style:family="text">
      <style:text-properties style:font-name="Calibri1" fo:font-weight="bold" officeooo:rsid="015f689a" style:font-weight-asian="bold" style:font-weight-complex="bold"/>
    </style:style>
    <style:style style:name="T215" style:family="text">
      <style:text-properties style:font-name="Calibri1" fo:font-weight="bold" officeooo:rsid="016fb1fc" style:font-weight-asian="bold" style:font-weight-complex="bold"/>
    </style:style>
    <style:style style:name="T216" style:family="text">
      <style:text-properties style:font-name="Calibri1" fo:font-weight="bold" officeooo:rsid="0175d1b3" style:font-weight-asian="bold" style:font-weight-complex="bold"/>
    </style:style>
    <style:style style:name="T217" style:family="text">
      <style:text-properties style:font-name="Calibri1" fo:font-weight="bold" officeooo:rsid="01780baa" style:font-weight-asian="bold" style:font-weight-complex="bold"/>
    </style:style>
    <style:style style:name="T218" style:family="text">
      <style:text-properties style:font-name="Calibri1" fo:font-weight="bold" officeooo:rsid="0176ae1a" style:font-weight-asian="bold" style:font-weight-complex="bold"/>
    </style:style>
    <style:style style:name="T219" style:family="text">
      <style:text-properties style:font-name="Calibri1" fo:font-weight="bold" officeooo:rsid="01928171" style:font-weight-asian="bold" style:font-weight-complex="bold"/>
    </style:style>
    <style:style style:name="T220" style:family="text">
      <style:text-properties style:font-name="Calibri1" fo:font-weight="bold" officeooo:rsid="018ad0b1" style:font-weight-asian="bold" style:font-weight-complex="bold"/>
    </style:style>
    <style:style style:name="T221" style:family="text">
      <style:text-properties style:font-name="Calibri1" fo:font-weight="bold" officeooo:rsid="0193e924" style:font-weight-asian="bold" style:font-weight-complex="bold"/>
    </style:style>
    <style:style style:name="T222" style:family="text">
      <style:text-properties style:font-name="Calibri1" fo:font-weight="bold" officeooo:rsid="01b344a7" style:font-weight-asian="bold" style:font-weight-complex="bold"/>
    </style:style>
    <style:style style:name="T223" style:family="text">
      <style:text-properties style:font-name="Calibri1" fo:font-weight="bold" officeooo:rsid="01b02106" style:font-weight-asian="bold" style:font-weight-complex="bold"/>
    </style:style>
    <style:style style:name="T224" style:family="text">
      <style:text-properties style:font-name="Calibri1" fo:font-weight="normal" officeooo:rsid="01614cc4" style:font-weight-asian="normal" style:font-weight-complex="normal"/>
    </style:style>
    <style:style style:name="T225" style:family="text">
      <style:text-properties style:font-name="Calibri1" fo:font-weight="normal" officeooo:rsid="0166246c" style:font-weight-asian="normal" style:font-weight-complex="normal"/>
    </style:style>
    <style:style style:name="T226" style:family="text">
      <style:text-properties style:font-name="Calibri1" fo:font-weight="normal" officeooo:rsid="0166baec" style:font-weight-asian="normal" style:font-weight-complex="normal"/>
    </style:style>
    <style:style style:name="T227" style:family="text">
      <style:text-properties style:font-name="Calibri1" fo:font-weight="normal" officeooo:rsid="0168a2be" style:font-weight-asian="normal" style:font-weight-complex="normal"/>
    </style:style>
    <style:style style:name="T228" style:family="text">
      <style:text-properties style:font-name="Calibri1" fo:font-weight="normal" officeooo:rsid="016bcdc0" style:font-weight-asian="normal" style:font-weight-complex="normal"/>
    </style:style>
    <style:style style:name="T229" style:family="text">
      <style:text-properties style:font-name="Calibri1" fo:font-weight="normal" officeooo:rsid="016c78c2" style:font-weight-asian="normal" style:font-weight-complex="normal"/>
    </style:style>
    <style:style style:name="T230" style:family="text">
      <style:text-properties style:font-name="Calibri1" fo:font-weight="normal" officeooo:rsid="016ce04d" style:font-weight-asian="normal" style:font-weight-complex="normal"/>
    </style:style>
    <style:style style:name="T231" style:family="text">
      <style:text-properties style:font-name="Calibri1" fo:font-weight="normal" officeooo:rsid="016d1c44" style:font-weight-asian="normal" style:font-weight-complex="normal"/>
    </style:style>
    <style:style style:name="T232" style:family="text">
      <style:text-properties style:font-name="Calibri1" fo:font-weight="normal" officeooo:rsid="016dc37f" style:font-weight-asian="normal" style:font-weight-complex="normal"/>
    </style:style>
    <style:style style:name="T233" style:family="text">
      <style:text-properties style:font-name="Calibri1" fo:font-weight="normal" officeooo:rsid="0172fd7f" style:font-weight-asian="normal" style:font-weight-complex="normal"/>
    </style:style>
    <style:style style:name="T234" style:family="text">
      <style:text-properties style:font-name="Calibri1" fo:font-weight="normal" officeooo:rsid="0175d1b3" style:font-weight-asian="normal" style:font-weight-complex="normal"/>
    </style:style>
    <style:style style:name="T235" style:family="text">
      <style:text-properties style:font-name="Calibri1" fo:font-weight="normal" officeooo:rsid="0176ae1a" style:font-weight-asian="normal" style:font-weight-complex="normal"/>
    </style:style>
    <style:style style:name="T236" style:family="text">
      <style:text-properties style:font-name="Calibri1" fo:font-weight="normal" officeooo:rsid="01780baa" style:font-weight-asian="normal" style:font-weight-complex="normal"/>
    </style:style>
    <style:style style:name="T237" style:family="text">
      <style:text-properties style:font-name="Calibri1" fo:font-weight="normal" officeooo:rsid="01795a01" style:font-weight-asian="normal" style:font-weight-complex="normal"/>
    </style:style>
    <style:style style:name="T238" style:family="text">
      <style:text-properties style:font-name="Calibri1" fo:font-weight="normal" officeooo:rsid="0188b8a5" style:font-weight-asian="normal" style:font-weight-complex="normal"/>
    </style:style>
    <style:style style:name="T239" style:family="text">
      <style:text-properties style:font-name="Calibri1" fo:font-weight="normal" officeooo:rsid="0189d339" style:font-weight-asian="normal" style:font-weight-complex="normal"/>
    </style:style>
    <style:style style:name="T240" style:family="text">
      <style:text-properties style:font-name="Calibri1" fo:font-weight="normal" officeooo:rsid="01b6fe17" style:font-weight-asian="normal" style:font-weight-complex="normal"/>
    </style:style>
    <style:style style:name="T241" style:family="text">
      <style:text-properties style:font-name="Calibri1" fo:font-weight="normal" officeooo:rsid="018ad0b1" style:font-weight-asian="normal" style:font-weight-complex="normal"/>
    </style:style>
    <style:style style:name="T242" style:family="text">
      <style:text-properties style:font-name="Calibri1" officeooo:rsid="0161f1b3"/>
    </style:style>
    <style:style style:name="T243" style:family="text">
      <style:text-properties style:font-name="Calibri1" officeooo:rsid="01621e8d"/>
    </style:style>
    <style:style style:name="T244" style:family="text">
      <style:text-properties style:font-name="Calibri1" officeooo:rsid="01631c63"/>
    </style:style>
    <style:style style:name="T245" style:family="text">
      <style:text-properties style:font-name="Calibri1" officeooo:rsid="0164a4b6"/>
    </style:style>
    <style:style style:name="T246" style:family="text">
      <style:text-properties style:font-name="Calibri1" officeooo:rsid="0164bc5e"/>
    </style:style>
    <style:style style:name="T247" style:family="text">
      <style:text-properties style:font-name="Calibri1" officeooo:rsid="0166246c"/>
    </style:style>
    <style:style style:name="T248" style:family="text">
      <style:text-properties style:font-name="Calibri1" officeooo:rsid="0166baec"/>
    </style:style>
    <style:style style:name="T249" style:family="text">
      <style:text-properties style:font-name="Calibri1" fo:font-size="12pt" fo:font-weight="normal" officeooo:rsid="01756299" style:font-size-asian="12pt" style:font-weight-asian="normal" style:font-size-complex="12pt" style:font-weight-complex="normal"/>
    </style:style>
    <style:style style:name="T250" style:family="text">
      <style:text-properties style:font-name="Calibri1" fo:font-size="12pt" fo:font-weight="normal" officeooo:rsid="017430fe" style:font-size-asian="12pt" style:font-weight-asian="normal" style:font-size-complex="12pt" style:font-weight-complex="normal"/>
    </style:style>
    <style:style style:name="T251" style:family="text">
      <style:text-properties style:font-name="Calibri1" fo:font-size="12pt" fo:font-weight="normal" officeooo:rsid="017d0c09" style:font-size-asian="12pt" style:font-weight-asian="normal" style:font-size-complex="12pt" style:font-weight-complex="normal"/>
    </style:style>
    <style:style style:name="T252" style:family="text">
      <style:text-properties style:font-name="Calibri1" fo:font-size="12pt" fo:font-weight="normal" officeooo:rsid="017de4c4" style:font-size-asian="12pt" style:font-weight-asian="normal" style:font-size-complex="12pt" style:font-weight-complex="normal"/>
    </style:style>
    <style:style style:name="T253" style:family="text">
      <style:text-properties style:font-name="Calibri1" fo:font-size="12pt" fo:font-weight="normal" officeooo:rsid="017f3201" style:font-size-asian="12pt" style:font-weight-asian="normal" style:font-size-complex="12pt" style:font-weight-complex="normal"/>
    </style:style>
    <style:style style:name="T254" style:family="text">
      <style:text-properties style:font-name="Calibri1" fo:font-size="12pt" fo:font-weight="normal" officeooo:rsid="017f3c2f" style:font-size-asian="12pt" style:font-weight-asian="normal" style:font-size-complex="12pt" style:font-weight-complex="normal"/>
    </style:style>
    <style:style style:name="T255" style:family="text">
      <style:text-properties style:font-name="Calibri1" fo:font-size="12pt" fo:font-weight="normal" officeooo:rsid="0180031f" style:font-size-asian="12pt" style:font-weight-asian="normal" style:font-size-complex="12pt" style:font-weight-complex="normal"/>
    </style:style>
    <style:style style:name="T256" style:family="text">
      <style:text-properties style:font-name="Calibri1" fo:font-size="12pt" fo:font-weight="normal" officeooo:rsid="0180f630" style:font-size-asian="12pt" style:font-weight-asian="normal" style:font-size-complex="12pt" style:font-weight-complex="normal"/>
    </style:style>
    <style:style style:name="T257" style:family="text">
      <style:text-properties style:font-name="Calibri1" fo:font-size="12pt" fo:font-weight="normal" officeooo:rsid="0182076b" style:font-size-asian="12pt" style:font-weight-asian="normal" style:font-size-complex="12pt" style:font-weight-complex="normal"/>
    </style:style>
    <style:style style:name="T258" style:family="text">
      <style:text-properties style:font-name="Calibri1" fo:font-size="12pt" fo:font-weight="normal" officeooo:rsid="01cec7cc" style:font-size-asian="12pt" style:font-weight-asian="normal" style:font-size-complex="12pt" style:font-weight-complex="normal"/>
    </style:style>
    <style:style style:name="T259" style:family="text">
      <style:text-properties style:font-name="Calibri1" fo:font-size="12pt" fo:font-weight="normal" officeooo:rsid="01d0b2f0" style:font-size-asian="12pt" style:font-weight-asian="normal" style:font-size-complex="12pt" style:font-weight-complex="normal"/>
    </style:style>
    <style:style style:name="T260" style:family="text">
      <style:text-properties style:font-name="Calibri1" fo:font-size="12pt" fo:font-weight="normal" officeooo:rsid="01d360df" style:font-size-asian="12pt" style:font-weight-asian="normal" style:font-size-complex="12pt" style:font-weight-complex="normal"/>
    </style:style>
    <style:style style:name="T261" style:family="text">
      <style:text-properties style:font-name="Calibri1" fo:font-size="12pt" fo:font-weight="normal" officeooo:rsid="01d41253" style:font-size-asian="12pt" style:font-weight-asian="normal" style:font-size-complex="12pt" style:font-weight-complex="normal"/>
    </style:style>
    <style:style style:name="T262" style:family="text">
      <style:text-properties style:font-name="Calibri1" fo:font-size="12pt" fo:font-weight="normal" officeooo:rsid="01d41c8d" style:font-size-asian="12pt" style:font-weight-asian="normal" style:font-size-complex="12pt" style:font-weight-complex="normal"/>
    </style:style>
    <style:style style:name="T263" style:family="text">
      <style:text-properties style:font-name="Calibri1" fo:font-size="12pt" fo:font-weight="normal" officeooo:rsid="01d5bac3" style:font-size-asian="12pt" style:font-weight-asian="normal" style:font-size-complex="12pt" style:font-weight-complex="normal"/>
    </style:style>
    <style:style style:name="T264" style:family="text">
      <style:text-properties style:font-name="Calibri1" fo:font-size="12pt" fo:font-weight="normal" officeooo:rsid="01d655ca" style:font-size-asian="12pt" style:font-weight-asian="normal" style:font-size-complex="12pt" style:font-weight-complex="normal"/>
    </style:style>
    <style:style style:name="T265" style:family="text">
      <style:text-properties style:font-name="Calibri1" fo:font-size="12pt" fo:font-weight="normal" officeooo:rsid="01d854b3" style:font-size-asian="12pt" style:font-weight-asian="normal" style:font-size-complex="12pt" style:font-weight-complex="normal"/>
    </style:style>
    <style:style style:name="T266" style:family="text">
      <style:text-properties style:font-name="Calibri1" fo:font-size="12pt" fo:font-weight="bold" style:font-size-asian="12pt" style:font-weight-asian="bold" style:font-size-complex="12pt" style:font-weight-complex="bold"/>
    </style:style>
    <style:style style:name="T267" style:family="text">
      <style:text-properties style:font-name="Calibri1" fo:font-size="12pt" fo:font-weight="bold" officeooo:rsid="01756299" style:font-size-asian="12pt" style:font-weight-asian="bold" style:font-size-complex="12pt" style:font-weight-complex="bold"/>
    </style:style>
    <style:style style:name="T268" style:family="text">
      <style:text-properties style:font-name="Calibri1" fo:font-size="12pt" fo:font-weight="bold" officeooo:rsid="0175b8d7" style:font-size-asian="12pt" style:font-weight-asian="bold" style:font-size-complex="12pt" style:font-weight-complex="bold"/>
    </style:style>
    <style:style style:name="T269" style:family="text">
      <style:text-properties style:font-name="Calibri1" fo:font-size="12pt" fo:font-weight="bold" officeooo:rsid="017430fe" style:font-size-asian="12pt" style:font-weight-asian="bold" style:font-size-complex="12pt" style:font-weight-complex="bold"/>
    </style:style>
    <style:style style:name="T270" style:family="text">
      <style:text-properties style:font-name="Calibri1" fo:font-size="12pt" fo:font-weight="bold" officeooo:rsid="017f3201" style:font-size-asian="12pt" style:font-weight-asian="bold" style:font-size-complex="12pt" style:font-weight-complex="bold"/>
    </style:style>
    <style:style style:name="T271" style:family="text">
      <style:text-properties style:font-name="Calibri1" fo:font-size="12pt" fo:font-weight="bold" officeooo:rsid="01d0b2f0" style:font-size-asian="12pt" style:font-weight-asian="bold" style:font-size-complex="12pt" style:font-weight-complex="bold"/>
    </style:style>
    <style:style style:name="T272" style:family="text">
      <style:text-properties style:font-name="Calibri1" fo:font-size="12pt" fo:font-weight="bold" officeooo:rsid="01cec7cc" style:font-size-asian="12pt" style:font-weight-asian="bold" style:font-size-complex="12pt" style:font-weight-complex="bold"/>
    </style:style>
    <style:style style:name="T273" style:family="text">
      <style:text-properties style:font-name="Calibri1" fo:font-size="12pt" fo:font-weight="bold" officeooo:rsid="01d360df" style:font-size-asian="12pt" style:font-weight-asian="bold" style:font-size-complex="12pt" style:font-weight-complex="bold"/>
    </style:style>
    <style:style style:name="T274" style:family="text">
      <style:text-properties style:font-name="Calibri1" fo:font-size="12pt" fo:font-weight="bold" officeooo:rsid="01d41c8d" style:font-size-asian="12pt" style:font-weight-asian="bold" style:font-size-complex="12pt" style:font-weight-complex="bold"/>
    </style:style>
    <style:style style:name="T275" style:family="text">
      <style:text-properties style:font-name="Calibri1" fo:font-size="12pt" fo:font-weight="bold" officeooo:rsid="01d5bac3" style:font-size-asian="12pt" style:font-weight-asian="bold" style:font-size-complex="12pt" style:font-weight-complex="bold"/>
    </style:style>
    <style:style style:name="T276" style:family="text">
      <style:text-properties style:font-name="Calibri1" fo:font-size="12pt" fo:font-weight="bold" officeooo:rsid="01d655ca" style:font-size-asian="12pt" style:font-weight-asian="bold" style:font-size-complex="12pt" style:font-weight-complex="bold"/>
    </style:style>
    <style:style style:name="T277" style:family="text">
      <style:text-properties style:font-name="Calibri1" fo:font-size="12pt" fo:font-weight="bold" officeooo:rsid="01d854b3" style:font-size-asian="12pt" style:font-weight-asian="bold" style:font-size-complex="12pt" style:font-weight-complex="bold"/>
    </style:style>
    <style:style style:name="T278" style:family="text">
      <style:text-properties style:font-name="Calibri1" fo:font-size="12pt" fo:font-style="normal" fo:font-weight="bold" officeooo:rsid="01f07fbd" style:font-name-asian="Microsoft YaHei" style:font-size-asian="12pt" style:font-style-asian="normal" style:font-weight-asian="bold" style:font-name-complex="Mangal" style:font-size-complex="12pt" style:font-style-complex="normal" style:font-weight-complex="bold"/>
    </style:style>
    <style:style style:name="T279" style:family="text">
      <style:text-properties style:font-name="Calibri1" fo:font-size="12pt" fo:font-style="normal" fo:font-weight="bold" officeooo:rsid="023a9448" style:font-name-asian="Microsoft YaHei" style:font-size-asian="12pt" style:font-style-asian="normal" style:font-weight-asian="bold" style:font-name-complex="Mangal" style:font-size-complex="12pt" style:font-style-complex="normal" style:font-weight-complex="bold"/>
    </style:style>
    <style:style style:name="T280" style:family="text">
      <style:text-properties style:font-name="Calibri1" fo:font-size="12pt" fo:font-style="normal" fo:font-weight="bold" officeooo:rsid="01a20aa5" style:font-name-asian="Microsoft YaHei" style:font-size-asian="12pt" style:font-style-asian="normal" style:font-weight-asian="bold" style:font-name-complex="Mangal" style:font-size-complex="12pt" style:font-style-complex="normal" style:font-weight-complex="bold"/>
    </style:style>
    <style:style style:name="T281" style:family="text">
      <style:text-properties style:font-name="Calibri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282" style:family="text">
      <style:text-properties style:font-name="Calibri1" fo:font-size="12pt" fo:font-style="normal" fo:font-weight="bold" officeooo:rsid="0248e9a2" style:font-name-asian="Microsoft YaHei" style:font-size-asian="12pt" style:font-style-asian="normal" style:font-weight-asian="bold" style:font-name-complex="Mangal" style:font-size-complex="12pt" style:font-style-complex="normal" style:font-weight-complex="bold"/>
    </style:style>
    <style:style style:name="T283" style:family="text">
      <style:text-properties style:font-name="Calibri1" fo:font-size="12pt" fo:font-style="normal" fo:font-weight="bold" officeooo:rsid="024e6a64" style:font-name-asian="Microsoft YaHei" style:font-size-asian="12pt" style:font-style-asian="normal" style:font-weight-asian="bold" style:font-name-complex="Mangal" style:font-size-complex="12pt" style:font-style-complex="normal" style:font-weight-complex="bold"/>
    </style:style>
    <style:style style:name="T284" style:family="text">
      <style:text-properties style:font-name="Calibri1" fo:font-size="12pt" fo:font-style="normal" fo:font-weight="bold" officeooo:rsid="024f2e16" style:font-name-asian="Microsoft YaHei" style:font-size-asian="12pt" style:font-style-asian="normal" style:font-weight-asian="bold" style:font-name-complex="Mangal" style:font-size-complex="12pt" style:font-style-complex="normal" style:font-weight-complex="bold"/>
    </style:style>
    <style:style style:name="T285" style:family="text">
      <style:text-properties style:font-name="Calibri1" fo:font-size="12pt" fo:font-style="normal" fo:font-weight="bold" officeooo:rsid="02582bb3" style:font-name-asian="Microsoft YaHei" style:font-size-asian="12pt" style:font-style-asian="normal" style:font-weight-asian="bold" style:font-name-complex="Mangal" style:font-size-complex="12pt" style:font-style-complex="normal" style:font-weight-complex="bold"/>
    </style:style>
    <style:style style:name="T286" style:family="text">
      <style:text-properties style:font-name="Calibri1" fo:font-size="12pt" fo:font-style="normal" fo:font-weight="bold" officeooo:rsid="02541392" style:font-name-asian="Microsoft YaHei" style:font-size-asian="12pt" style:font-style-asian="normal" style:font-weight-asian="bold" style:font-name-complex="Mangal" style:font-size-complex="12pt" style:font-style-complex="normal" style:font-weight-complex="bold"/>
    </style:style>
    <style:style style:name="T287" style:family="text">
      <style:text-properties style:font-name="Calibri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288" style:family="text">
      <style:text-properties style:font-name="Calibri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289" style:family="text">
      <style:text-properties style:font-name="Calibri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290" style:family="text">
      <style:text-properties style:font-name="Calibri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291" style:family="text">
      <style:text-properties style:font-name="Calibri1" fo:font-size="12pt" fo:font-style="normal" fo:font-weight="bold" officeooo:rsid="02783c8c" style:font-name-asian="Microsoft YaHei" style:font-size-asian="12pt" style:font-style-asian="normal" style:font-weight-asian="bold" style:font-name-complex="Mangal" style:font-size-complex="12pt" style:font-style-complex="normal" style:font-weight-complex="bold"/>
    </style:style>
    <style:style style:name="T292" style:family="text">
      <style:text-properties style:font-name="Calibri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293" style:family="text">
      <style:text-properties style:font-name="Calibri1" fo:font-size="12pt" fo:font-style="normal" fo:font-weight="bold" officeooo:rsid="02810034" style:font-name-asian="Microsoft YaHei" style:font-size-asian="12pt" style:font-style-asian="normal" style:font-weight-asian="bold" style:font-name-complex="Mangal" style:font-size-complex="12pt" style:font-style-complex="normal" style:font-weight-complex="bold"/>
    </style:style>
    <style:style style:name="T294" style:family="text">
      <style:text-properties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295" style:family="text">
      <style:text-properties style:font-name="Calibri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296" style:family="text">
      <style:text-properties style:font-name="Calibri1" fo:font-size="12pt" fo:font-style="normal" fo:font-weight="bold" officeooo:rsid="02725cbb" style:font-name-asian="Microsoft YaHei" style:font-size-asian="12pt" style:font-style-asian="normal" style:font-weight-asian="bold" style:font-name-complex="Mangal" style:font-size-complex="12pt" style:font-style-complex="normal" style:font-weight-complex="bold"/>
    </style:style>
    <style:style style:name="T297" style:family="text">
      <style:text-properties style:font-name="Calibri1" fo:font-size="12pt" fo:font-style="normal" fo:font-weight="bold" officeooo:rsid="02b02128" style:font-name-asian="Microsoft YaHei" style:font-size-asian="12pt" style:font-style-asian="normal" style:font-weight-asian="bold" style:font-name-complex="Mangal" style:font-size-complex="12pt" style:font-style-complex="normal" style:font-weight-complex="bold"/>
    </style:style>
    <style:style style:name="T298" style:family="text">
      <style:text-properties style:font-name="Calibri1"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T299" style:family="text">
      <style:text-properties style:font-name="Calibri1" fo:font-size="12pt" fo:font-style="normal" fo:font-weight="normal" officeooo:rsid="01f07fbd" style:font-name-asian="Microsoft YaHei" style:font-size-asian="12pt" style:font-style-asian="normal" style:font-weight-asian="normal" style:font-name-complex="Mangal" style:font-size-complex="12pt" style:font-style-complex="normal" style:font-weight-complex="normal"/>
    </style:style>
    <style:style style:name="T300" style:family="text">
      <style:text-properties style:font-name="Calibri1" fo:font-size="12pt" fo:font-style="normal" fo:font-weight="normal" officeooo:rsid="01f6c0fd" style:font-name-asian="Microsoft YaHei" style:font-size-asian="12pt" style:font-style-asian="normal" style:font-weight-asian="normal" style:font-name-complex="Mangal" style:font-size-complex="12pt" style:font-style-complex="normal" style:font-weight-complex="normal"/>
    </style:style>
    <style:style style:name="T301" style:family="text">
      <style:text-properties style:font-name="Calibri1" fo:font-size="12pt" fo:font-style="normal" fo:font-weight="normal" officeooo:rsid="022d3028" style:font-name-asian="Microsoft YaHei" style:font-size-asian="12pt" style:font-style-asian="normal" style:font-weight-asian="normal" style:font-name-complex="Mangal" style:font-size-complex="12pt" style:font-style-complex="normal" style:font-weight-complex="normal"/>
    </style:style>
    <style:style style:name="T302" style:family="text">
      <style:text-properties style:font-name="Calibri1" fo:font-size="12pt" fo:font-style="normal" fo:font-weight="normal" officeooo:rsid="024639ae" style:font-name-asian="Microsoft YaHei" style:font-size-asian="12pt" style:font-style-asian="normal" style:font-weight-asian="normal" style:font-name-complex="Mangal" style:font-size-complex="12pt" style:font-style-complex="normal" style:font-weight-complex="normal"/>
    </style:style>
    <style:style style:name="T303" style:family="text">
      <style:text-properties style:font-name="Calibri1" fo:font-size="12pt" fo:font-style="normal" fo:font-weight="normal" officeooo:rsid="0246b0d9" style:font-name-asian="Microsoft YaHei" style:font-size-asian="12pt" style:font-style-asian="normal" style:font-weight-asian="normal" style:font-name-complex="Mangal" style:font-size-complex="12pt" style:font-style-complex="normal" style:font-weight-complex="normal"/>
    </style:style>
    <style:style style:name="T304" style:family="text">
      <style:text-properties style:font-name="Calibri1" fo:font-size="12pt" fo:font-style="normal" fo:font-weight="normal" officeooo:rsid="0193e924" style:font-name-asian="Microsoft YaHei" style:font-size-asian="12pt" style:font-style-asian="normal" style:font-weight-asian="normal" style:font-name-complex="Mangal" style:font-size-complex="12pt" style:font-style-complex="normal" style:font-weight-complex="normal"/>
    </style:style>
    <style:style style:name="T305" style:family="text">
      <style:text-properties style:font-name="Calibri1" fo:font-size="12pt" fo:font-style="normal" fo:font-weight="normal" officeooo:rsid="023020bb" style:font-name-asian="Microsoft YaHei" style:font-size-asian="12pt" style:font-style-asian="normal" style:font-weight-asian="normal" style:font-name-complex="Mangal" style:font-size-complex="12pt" style:font-style-complex="normal" style:font-weight-complex="normal"/>
    </style:style>
    <style:style style:name="T306" style:family="text">
      <style:text-properties style:font-name="Calibri1" fo:font-size="12pt" fo:font-style="normal" fo:font-weight="normal" officeooo:rsid="0248e9a2" style:font-name-asian="Microsoft YaHei" style:font-size-asian="12pt" style:font-style-asian="normal" style:font-weight-asian="normal" style:font-name-complex="Mangal" style:font-size-complex="12pt" style:font-style-complex="normal" style:font-weight-complex="normal"/>
    </style:style>
    <style:style style:name="T307" style:family="text">
      <style:text-properties style:font-name="Calibri1" fo:font-size="12pt" fo:font-style="normal" fo:font-weight="normal" officeooo:rsid="024ad52f" style:font-name-asian="Microsoft YaHei" style:font-size-asian="12pt" style:font-style-asian="normal" style:font-weight-asian="normal" style:font-name-complex="Mangal" style:font-size-complex="12pt" style:font-style-complex="normal" style:font-weight-complex="normal"/>
    </style:style>
    <style:style style:name="T308" style:family="text">
      <style:text-properties style:font-name="Calibri1" fo:font-size="12pt" fo:font-style="normal" fo:font-weight="normal" officeooo:rsid="024d5306" style:font-name-asian="Microsoft YaHei" style:font-size-asian="12pt" style:font-style-asian="normal" style:font-weight-asian="normal" style:font-name-complex="Mangal" style:font-size-complex="12pt" style:font-style-complex="normal" style:font-weight-complex="normal"/>
    </style:style>
    <style:style style:name="T309" style:family="text">
      <style:text-properties style:font-name="Calibri1" fo:font-size="12pt" fo:font-style="normal" fo:font-weight="normal" officeooo:rsid="024e6a64" style:font-name-asian="Microsoft YaHei" style:font-size-asian="12pt" style:font-style-asian="normal" style:font-weight-asian="normal" style:font-name-complex="Mangal" style:font-size-complex="12pt" style:font-style-complex="normal" style:font-weight-complex="normal"/>
    </style:style>
    <style:style style:name="T310" style:family="text">
      <style:text-properties style:font-name="Calibri1" fo:font-size="12pt" fo:font-style="normal" fo:font-weight="normal" officeooo:rsid="024f2e16" style:font-name-asian="Microsoft YaHei" style:font-size-asian="12pt" style:font-style-asian="normal" style:font-weight-asian="normal" style:font-name-complex="Mangal" style:font-size-complex="12pt" style:font-style-complex="normal" style:font-weight-complex="normal"/>
    </style:style>
    <style:style style:name="T311" style:family="text">
      <style:text-properties style:font-name="Calibri1" fo:font-size="12pt" fo:font-style="normal" fo:font-weight="normal" officeooo:rsid="0251fa6f" style:font-name-asian="Microsoft YaHei" style:font-size-asian="12pt" style:font-style-asian="normal" style:font-weight-asian="normal" style:font-name-complex="Mangal" style:font-size-complex="12pt" style:font-style-complex="normal" style:font-weight-complex="normal"/>
    </style:style>
    <style:style style:name="T312" style:family="text">
      <style:text-properties style:font-name="Calibri1" fo:font-size="12pt" fo:font-style="normal" fo:font-weight="normal" officeooo:rsid="02582bb3" style:font-name-asian="Microsoft YaHei" style:font-size-asian="12pt" style:font-style-asian="normal" style:font-weight-asian="normal" style:font-name-complex="Mangal" style:font-size-complex="12pt" style:font-style-complex="normal" style:font-weight-complex="normal"/>
    </style:style>
    <style:style style:name="T313" style:family="text">
      <style:text-properties style:font-name="Calibri1" fo:font-size="12pt" fo:font-style="normal" fo:font-weight="normal" officeooo:rsid="02541392" style:font-name-asian="Microsoft YaHei" style:font-size-asian="12pt" style:font-style-asian="normal" style:font-weight-asian="normal" style:font-name-complex="Mangal" style:font-size-complex="12pt" style:font-style-complex="normal" style:font-weight-complex="normal"/>
    </style:style>
    <style:style style:name="T314" style:family="text">
      <style:text-properties style:font-name="Calibri1" fo:font-size="12pt" fo:font-style="normal" fo:font-weight="normal" officeooo:rsid="0261160f" style:font-name-asian="Microsoft YaHei" style:font-size-asian="12pt" style:font-style-asian="normal" style:font-weight-asian="normal" style:font-name-complex="Mangal" style:font-size-complex="12pt" style:font-style-complex="normal" style:font-weight-complex="normal"/>
    </style:style>
    <style:style style:name="T315" style:family="text">
      <style:text-properties style:font-name="Calibri1" fo:font-size="12pt" fo:font-style="normal" fo:font-weight="normal" officeooo:rsid="02705e5f" style:font-name-asian="Microsoft YaHei" style:font-size-asian="12pt" style:font-style-asian="normal" style:font-weight-asian="normal" style:font-name-complex="Mangal" style:font-size-complex="12pt" style:font-style-complex="normal" style:font-weight-complex="normal"/>
    </style:style>
    <style:style style:name="T316" style:family="text">
      <style:text-properties style:font-name="Calibri1" fo:font-size="12pt" fo:font-style="normal" fo:font-weight="normal" officeooo:rsid="02721602" style:font-name-asian="Microsoft YaHei" style:font-size-asian="12pt" style:font-style-asian="normal" style:font-weight-asian="normal" style:font-name-complex="Mangal" style:font-size-complex="12pt" style:font-style-complex="normal" style:font-weight-complex="normal"/>
    </style:style>
    <style:style style:name="T317" style:family="text">
      <style:text-properties style:font-name="Calibri1" fo:font-size="12pt" fo:font-style="normal" fo:font-weight="normal" officeooo:rsid="02752ea7" style:font-name-asian="Microsoft YaHei" style:font-size-asian="12pt" style:font-style-asian="normal" style:font-weight-asian="normal" style:font-name-complex="Mangal" style:font-size-complex="12pt" style:font-style-complex="normal" style:font-weight-complex="normal"/>
    </style:style>
    <style:style style:name="T318" style:family="text">
      <style:text-properties style:font-name="Calibri1" fo:font-size="12pt" fo:font-style="normal" fo:font-weight="normal" officeooo:rsid="0276de76" style:font-name-asian="Microsoft YaHei" style:font-size-asian="12pt" style:font-style-asian="normal" style:font-weight-asian="normal" style:font-name-complex="Mangal" style:font-size-complex="12pt" style:font-style-complex="normal" style:font-weight-complex="normal"/>
    </style:style>
    <style:style style:name="T319" style:family="text">
      <style:text-properties style:font-name="Calibri1" fo:font-size="12pt" fo:font-style="normal" fo:font-weight="normal" officeooo:rsid="02776470" style:font-name-asian="Microsoft YaHei" style:font-size-asian="12pt" style:font-style-asian="normal" style:font-weight-asian="normal" style:font-name-complex="Mangal" style:font-size-complex="12pt" style:font-style-complex="normal" style:font-weight-complex="normal"/>
    </style:style>
    <style:style style:name="T320" style:family="text">
      <style:text-properties style:font-name="Calibri1" fo:font-size="12pt" fo:font-style="normal" fo:font-weight="normal" officeooo:rsid="02783c8c" style:font-name-asian="Microsoft YaHei" style:font-size-asian="12pt" style:font-style-asian="normal" style:font-weight-asian="normal" style:font-name-complex="Mangal" style:font-size-complex="12pt" style:font-style-complex="normal" style:font-weight-complex="normal"/>
    </style:style>
    <style:style style:name="T321" style:family="text">
      <style:text-properties style:font-name="Calibri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322" style:family="text">
      <style:text-properties style:font-name="Calibri1" fo:font-size="12pt" fo:font-style="normal" fo:font-weight="normal" officeooo:rsid="0280aa6c" style:font-name-asian="Microsoft YaHei" style:font-size-asian="12pt" style:font-style-asian="normal" style:font-weight-asian="normal" style:font-name-complex="Mangal" style:font-size-complex="12pt" style:font-style-complex="normal" style:font-weight-complex="normal"/>
    </style:style>
    <style:style style:name="T323" style:family="text">
      <style:text-properties style:font-name="Calibri1" fo:font-size="12pt" fo:font-style="normal" fo:font-weight="normal" officeooo:rsid="02847a92" style:font-name-asian="Microsoft YaHei" style:font-size-asian="12pt" style:font-style-asian="normal" style:font-weight-asian="normal" style:font-name-complex="Mangal" style:font-size-complex="12pt" style:font-style-complex="normal" style:font-weight-complex="normal"/>
    </style:style>
    <style:style style:name="T324" style:family="text">
      <style:text-properties style:font-name="Calibri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325" style:family="text">
      <style:text-properties style:font-name="Calibri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326" style:family="text">
      <style:text-properties style:font-name="Calibri1" fo:font-size="12pt" fo:font-style="normal" fo:font-weight="normal" officeooo:rsid="026c937d" style:font-name-asian="Microsoft YaHei" style:font-size-asian="12pt" style:font-style-asian="normal" style:font-weight-asian="normal" style:font-name-complex="Mangal" style:font-size-complex="12pt" style:font-style-complex="normal" style:font-weight-complex="normal"/>
    </style:style>
    <style:style style:name="T327" style:family="text">
      <style:text-properties style:font-name="Calibri1" fo:font-size="12pt" fo:font-style="normal" fo:font-weight="normal" officeooo:rsid="028b6355" style:font-name-asian="Microsoft YaHei" style:font-size-asian="12pt" style:font-style-asian="normal" style:font-weight-asian="normal" style:font-name-complex="Mangal" style:font-size-complex="12pt" style:font-style-complex="normal" style:font-weight-complex="normal"/>
    </style:style>
    <style:style style:name="T328" style:family="text">
      <style:text-properties style:font-name="Calibri1" fo:font-size="12pt" fo:font-style="normal" fo:font-weight="normal" officeooo:rsid="028b9170" style:font-name-asian="Microsoft YaHei" style:font-size-asian="12pt" style:font-style-asian="normal" style:font-weight-asian="normal" style:font-name-complex="Mangal" style:font-size-complex="12pt" style:font-style-complex="normal" style:font-weight-complex="normal"/>
    </style:style>
    <style:style style:name="T329" style:family="text">
      <style:text-properties style:font-name="Calibri1" fo:font-size="12pt" fo:font-style="normal" fo:font-weight="normal" officeooo:rsid="028baf35" style:font-name-asian="Microsoft YaHei" style:font-size-asian="12pt" style:font-style-asian="normal" style:font-weight-asian="normal" style:font-name-complex="Mangal" style:font-size-complex="12pt" style:font-style-complex="normal" style:font-weight-complex="normal"/>
    </style:style>
    <style:style style:name="T330" style:family="text">
      <style:text-properties style:font-name="Calibri1" fo:font-size="12pt" fo:font-style="normal" fo:font-weight="normal" officeooo:rsid="028e5ff5" style:font-name-asian="Microsoft YaHei" style:font-size-asian="12pt" style:font-style-asian="normal" style:font-weight-asian="normal" style:font-name-complex="Mangal" style:font-size-complex="12pt" style:font-style-complex="normal" style:font-weight-complex="normal"/>
    </style:style>
    <style:style style:name="T331" style:family="text">
      <style:text-properties style:font-name="Calibri1" fo:font-size="12pt" fo:font-style="normal" fo:font-weight="normal" officeooo:rsid="028eee03" style:font-name-asian="Microsoft YaHei" style:font-size-asian="12pt" style:font-style-asian="normal" style:font-weight-asian="normal" style:font-name-complex="Mangal" style:font-size-complex="12pt" style:font-style-complex="normal" style:font-weight-complex="normal"/>
    </style:style>
    <style:style style:name="T332" style:family="text">
      <style:text-properties style:font-name="Calibri1" fo:font-size="12pt" fo:font-style="normal" fo:font-weight="normal" officeooo:rsid="029167f0" style:font-name-asian="Microsoft YaHei" style:font-size-asian="12pt" style:font-style-asian="normal" style:font-weight-asian="normal" style:font-name-complex="Mangal" style:font-size-complex="12pt" style:font-style-complex="normal" style:font-weight-complex="normal"/>
    </style:style>
    <style:style style:name="T333" style:family="text">
      <style:text-properties style:font-name="Calibri1" fo:font-size="12pt" fo:font-style="normal" fo:font-weight="normal" officeooo:rsid="0293fe90" style:font-name-asian="Microsoft YaHei" style:font-size-asian="12pt" style:font-style-asian="normal" style:font-weight-asian="normal" style:font-name-complex="Mangal" style:font-size-complex="12pt" style:font-style-complex="normal" style:font-weight-complex="normal"/>
    </style:style>
    <style:style style:name="T334" style:family="text">
      <style:text-properties style:font-name="Calibri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335" style:family="text">
      <style:text-properties style:font-name="Calibri1" fo:font-size="12pt" fo:font-style="normal" fo:font-weight="normal" officeooo:rsid="01fe15e1" style:font-name-asian="Microsoft YaHei" style:font-size-asian="12pt" style:font-style-asian="normal" style:font-weight-asian="normal" style:font-name-complex="Mangal" style:font-size-complex="12pt" style:font-style-complex="normal" style:font-weight-complex="normal"/>
    </style:style>
    <style:style style:name="T336" style:family="text">
      <style:text-properties style:font-name="Calibri1" fo:font-size="12pt" fo:font-style="normal" fo:font-weight="normal" officeooo:rsid="02ae56be" style:font-name-asian="Microsoft YaHei" style:font-size-asian="12pt" style:font-style-asian="normal" style:font-weight-asian="normal" style:font-name-complex="Mangal" style:font-size-complex="12pt" style:font-style-complex="normal" style:font-weight-complex="normal"/>
    </style:style>
    <style:style style:name="T337" style:family="text">
      <style:text-properties style:font-name="Calibri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338" style:family="text">
      <style:text-properties style:font-name="Calibri1" fo:font-size="12pt" fo:font-style="normal" fo:font-weight="normal" officeooo:rsid="02b0f932" style:font-name-asian="Microsoft YaHei" style:font-size-asian="12pt" style:font-style-asian="normal" style:font-weight-asian="normal" style:font-name-complex="Mangal" style:font-size-complex="12pt" style:font-style-complex="normal" style:font-weight-complex="normal"/>
    </style:style>
    <style:style style:name="T339" style:family="text">
      <style:text-properties style:font-name="Calibri1" fo:font-size="12pt" fo:font-style="normal" fo:font-weight="normal" officeooo:rsid="02b3b8f0" style:font-name-asian="Microsoft YaHei" style:font-size-asian="12pt" style:font-style-asian="normal" style:font-weight-asian="normal" style:font-name-complex="Mangal" style:font-size-complex="12pt" style:font-style-complex="normal" style:font-weight-complex="normal"/>
    </style:style>
    <style:style style:name="T340" style:family="text">
      <style:text-properties style:font-name="Calibri1" fo:font-size="12pt" fo:font-style="normal" fo:font-weight="normal" officeooo:rsid="0347028d" style:font-name-asian="Microsoft YaHei" style:font-size-asian="12pt" style:font-style-asian="normal" style:font-weight-asian="normal" style:font-name-complex="Mangal" style:font-size-complex="12pt" style:font-style-complex="normal" style:font-weight-complex="normal"/>
    </style:style>
    <style:style style:name="T341" style:family="text">
      <style:text-properties style:font-name="Calibri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342" style:family="text">
      <style:text-properties style:font-name="Calibri1" fo:font-size="12pt" fo:font-style="italic" fo:font-weight="normal" officeooo:rsid="0248e9a2" style:font-name-asian="Microsoft YaHei" style:font-size-asian="12pt" style:font-style-asian="italic" style:font-weight-asian="normal" style:font-name-complex="Mangal" style:font-size-complex="12pt" style:font-style-complex="italic" style:font-weight-complex="normal"/>
    </style:style>
    <style:style style:name="T343" style:family="text">
      <style:text-properties style:font-name="Calibri1" fo:font-size="12pt" fo:font-style="italic" fo:font-weight="normal" officeooo:rsid="024ad52f" style:font-name-asian="Microsoft YaHei" style:font-size-asian="12pt" style:font-style-asian="italic" style:font-weight-asian="normal" style:font-name-complex="Mangal" style:font-size-complex="12pt" style:font-style-complex="italic" style:font-weight-complex="normal"/>
    </style:style>
    <style:style style:name="T344" style:family="text">
      <style:text-properties style:font-name="Calibri1" fo:font-size="12pt" fo:font-style="italic" fo:font-weight="bold" style:font-name-asian="Microsoft YaHei" style:font-size-asian="12pt" style:font-style-asian="italic" style:font-weight-asian="bold" style:font-name-complex="Mangal" style:font-size-complex="12pt" style:font-style-complex="italic" style:font-weight-complex="bold"/>
    </style:style>
    <style:style style:name="T345" style:family="text">
      <style:text-properties style:font-name="Calibri1" fo:font-size="12pt" fo:font-style="italic" fo:font-weight="bold" officeooo:rsid="02810034" style:font-name-asian="Microsoft YaHei" style:font-size-asian="12pt" style:font-style-asian="italic" style:font-weight-asian="bold" style:font-name-complex="Mangal" style:font-size-complex="12pt" style:font-style-complex="italic" style:font-weight-complex="bold"/>
    </style:style>
    <style:style style:name="T346" style:family="text">
      <style:text-properties style:font-name="Calibri1" fo:font-size="12pt" fo:font-style="italic" fo:font-weight="bold" officeooo:rsid="02783c8c" style:font-name-asian="Microsoft YaHei" style:font-size-asian="12pt" style:font-style-asian="italic" style:font-weight-asian="bold" style:font-name-complex="Mangal" style:font-size-complex="12pt" style:font-style-complex="italic" style:font-weight-complex="bold"/>
    </style:style>
    <style:style style:name="T347" style:family="text">
      <style:text-properties style:font-name="Calibri1" fo:font-size="12pt" fo:font-style="italic" fo:font-weight="bold" officeooo:rsid="0293fe90" style:font-name-asian="Microsoft YaHei" style:font-size-asian="12pt" style:font-style-asian="italic" style:font-weight-asian="bold" style:font-name-complex="Mangal" style:font-size-complex="12pt" style:font-style-complex="italic" style:font-weight-complex="bold"/>
    </style:style>
    <style:style style:name="T348" style:family="text">
      <style:text-properties style:font-name="Calibri1" fo:font-size="12pt" fo:font-style="italic" fo:font-weight="bold" officeooo:rsid="029569f2" style:font-name-asian="Microsoft YaHei" style:font-size-asian="12pt" style:font-style-asian="italic" style:font-weight-asian="bold" style:font-name-complex="Mangal" style:font-size-complex="12pt" style:font-style-complex="italic" style:font-weight-complex="bold"/>
    </style:style>
    <style:style style:name="T349" style:family="text">
      <style:text-properties style:font-name="Calibri1" fo:font-size="12pt" fo:font-style="italic" fo:font-weight="bold" officeooo:rsid="0347028d" style:font-name-asian="Microsoft YaHei" style:font-size-asian="12pt" style:font-style-asian="italic" style:font-weight-asian="bold" style:font-name-complex="Mangal" style:font-size-complex="12pt" style:font-style-complex="italic" style:font-weight-complex="bold"/>
    </style:style>
    <style:style style:name="T350" style:family="text">
      <style:text-properties style:font-name="Calibri1" fo:font-size="12pt" fo:font-style="italic" fo:font-weight="bold" officeooo:rsid="0347064f" style:font-name-asian="Microsoft YaHei" style:font-size-asian="12pt" style:font-style-asian="italic" style:font-weight-asian="bold" style:font-name-complex="Mangal" style:font-size-complex="12pt" style:font-style-complex="italic" style:font-weight-complex="bold"/>
    </style:style>
    <style:style style:name="T351" style:family="text">
      <style:text-properties style:font-name="Calibri1" officeooo:rsid="01928171"/>
    </style:style>
    <style:style style:name="T352" style:family="text">
      <style:text-properties style:font-name="Calibri1" officeooo:rsid="018ad0b1"/>
    </style:style>
    <style:style style:name="T353" style:family="text">
      <style:text-properties style:font-name="Calibri1" officeooo:rsid="019fc3aa"/>
    </style:style>
    <style:style style:name="T354" style:family="text">
      <style:text-properties style:font-name="Calibri1" officeooo:rsid="01b344a7"/>
    </style:style>
    <style:style style:name="T355" style:family="text">
      <style:text-properties style:font-name="Calibri1" officeooo:rsid="02739c9f"/>
    </style:style>
    <style:style style:name="T356" style:family="text">
      <style:text-properties officeooo:rsid="0091f2ab"/>
    </style:style>
    <style:style style:name="T357" style:family="text">
      <style:text-properties officeooo:rsid="009465a6"/>
    </style:style>
    <style:style style:name="T358" style:family="text">
      <style:text-properties officeooo:rsid="0097c495"/>
    </style:style>
    <style:style style:name="T359" style:family="text">
      <style:text-properties officeooo:rsid="0099e886"/>
    </style:style>
    <style:style style:name="T360" style:family="text">
      <style:text-properties officeooo:rsid="009d430e"/>
    </style:style>
    <style:style style:name="T361" style:family="text">
      <style:text-properties fo:font-style="normal" style:font-style-asian="normal" style:font-style-complex="normal"/>
    </style:style>
    <style:style style:name="T362" style:family="text">
      <style:text-properties fo:font-style="normal" officeooo:rsid="00ae2c4e" style:font-style-asian="normal" style:font-style-complex="normal"/>
    </style:style>
    <style:style style:name="T363" style:family="text">
      <style:text-properties fo:font-style="normal" officeooo:rsid="00b92289" style:font-style-asian="normal" style:font-style-complex="normal"/>
    </style:style>
    <style:style style:name="T364" style:family="text">
      <style:text-properties fo:font-style="normal" officeooo:rsid="00babff4" style:font-style-asian="normal" style:font-style-complex="normal"/>
    </style:style>
    <style:style style:name="T365" style:family="text">
      <style:text-properties fo:font-style="normal" officeooo:rsid="00f894bd" style:font-style-asian="normal" style:font-style-complex="normal"/>
    </style:style>
    <style:style style:name="T366" style:family="text">
      <style:text-properties fo:font-style="normal" officeooo:rsid="00f6b412" style:font-style-asian="normal" style:font-style-complex="normal"/>
    </style:style>
    <style:style style:name="T367" style:family="text">
      <style:text-properties fo:font-style="normal" officeooo:rsid="00f8bc86" style:font-style-asian="normal" style:font-style-complex="normal"/>
    </style:style>
    <style:style style:name="T368" style:family="text">
      <style:text-properties fo:font-style="normal" fo:font-weight="bold" style:font-style-asian="normal" style:font-weight-asian="bold" style:font-style-complex="normal" style:font-weight-complex="bold"/>
    </style:style>
    <style:style style:name="T369" style:family="text">
      <style:text-properties fo:font-style="normal" fo:font-weight="bold" officeooo:rsid="00f894bd" style:font-style-asian="normal" style:font-weight-asian="bold" style:font-style-complex="normal" style:font-weight-complex="bold"/>
    </style:style>
    <style:style style:name="T370" style:family="text">
      <style:text-properties fo:font-style="normal" fo:font-weight="bold" officeooo:rsid="00f8bc86" style:font-style-asian="normal" style:font-weight-asian="bold" style:font-style-complex="normal" style:font-weight-complex="bold"/>
    </style:style>
    <style:style style:name="T371" style:family="text">
      <style:text-properties fo:font-style="normal" fo:font-weight="bold" officeooo:rsid="011130fb" style:font-style-asian="normal" style:font-weight-asian="bold" style:font-style-complex="normal" style:font-weight-complex="bold"/>
    </style:style>
    <style:style style:name="T372" style:family="text">
      <style:text-properties fo:font-style="normal" fo:font-weight="normal" style:font-style-asian="normal" style:font-weight-asian="normal" style:font-style-complex="normal" style:font-weight-complex="normal"/>
    </style:style>
    <style:style style:name="T373" style:family="text">
      <style:text-properties fo:font-style="normal" fo:font-weight="normal" officeooo:rsid="00f8bc86" style:font-style-asian="normal" style:font-weight-asian="normal" style:font-style-complex="normal" style:font-weight-complex="normal"/>
    </style:style>
    <style:style style:name="T374" style:family="text">
      <style:text-properties fo:font-style="normal" fo:font-weight="normal" officeooo:rsid="0108a9eb" style:font-style-asian="normal" style:font-weight-asian="normal" style:font-style-complex="normal" style:font-weight-complex="normal"/>
    </style:style>
    <style:style style:name="T375" style:family="text">
      <style:text-properties fo:font-style="normal" fo:font-weight="normal" officeooo:rsid="010a1ca0" style:font-style-asian="normal" style:font-weight-asian="normal" style:font-style-complex="normal" style:font-weight-complex="normal"/>
    </style:style>
    <style:style style:name="T376" style:family="text">
      <style:text-properties fo:font-style="normal" fo:font-weight="normal" officeooo:rsid="01104839" style:font-style-asian="normal" style:font-weight-asian="normal" style:font-style-complex="normal" style:font-weight-complex="normal"/>
    </style:style>
    <style:style style:name="T377" style:family="text">
      <style:text-properties fo:font-style="normal" fo:font-weight="normal" officeooo:rsid="011130fb" style:font-style-asian="normal" style:font-weight-asian="normal" style:font-style-complex="normal" style:font-weight-complex="normal"/>
    </style:style>
    <style:style style:name="T378" style:family="text">
      <style:text-properties fo:font-style="normal" fo:font-weight="normal" officeooo:rsid="0113dbde" style:font-style-asian="normal" style:font-weight-asian="normal" style:font-style-complex="normal" style:font-weight-complex="normal"/>
    </style:style>
    <style:style style:name="T379" style:family="text">
      <style:text-properties fo:font-style="normal" fo:font-weight="normal" officeooo:rsid="0115ae6b" style:font-style-asian="normal" style:font-weight-asian="normal" style:font-style-complex="normal" style:font-weight-complex="normal"/>
    </style:style>
    <style:style style:name="T380" style:family="text">
      <style:text-properties fo:font-style="normal" fo:font-weight="normal" officeooo:rsid="0148dff1" style:font-style-asian="normal" style:font-weight-asian="normal" style:font-style-complex="normal" style:font-weight-complex="normal"/>
    </style:style>
    <style:style style:name="T381" style:family="text">
      <style:text-properties fo:font-style="normal" fo:font-weight="normal" officeooo:rsid="01936e29" style:font-style-asian="normal" style:font-weight-asian="normal" style:font-style-complex="normal" style:font-weight-complex="normal"/>
    </style:style>
    <style:style style:name="T382" style:family="text">
      <style:text-properties fo:font-style="normal" fo:font-weight="normal" officeooo:rsid="0193e924" style:font-style-asian="normal" style:font-weight-asian="normal" style:font-style-complex="normal" style:font-weight-complex="normal"/>
    </style:style>
    <style:style style:name="T383" style:family="text">
      <style:text-properties fo:font-style="normal" fo:font-weight="normal" officeooo:rsid="01eaf057" style:font-style-asian="normal" style:font-weight-asian="normal" style:font-style-complex="normal" style:font-weight-complex="normal"/>
    </style:style>
    <style:style style:name="T384" style:family="text">
      <style:text-properties fo:font-style="normal" officeooo:rsid="02bf8b63" style:font-name-asian="Microsoft YaHei" style:font-style-asian="normal" style:font-name-complex="Mangal" style:font-style-complex="normal"/>
    </style:style>
    <style:style style:name="T385" style:family="text">
      <style:text-properties officeooo:rsid="007bcdd6"/>
    </style:style>
    <style:style style:name="T386" style:family="text">
      <style:text-properties officeooo:rsid="009fd796"/>
    </style:style>
    <style:style style:name="T387" style:family="text">
      <style:text-properties officeooo:rsid="00a1aa6f"/>
    </style:style>
    <style:style style:name="T388" style:family="text">
      <style:text-properties fo:color="#ff0000"/>
    </style:style>
    <style:style style:name="T389" style:family="text">
      <style:text-properties fo:color="#ff0000" officeooo:rsid="00a1aa6f"/>
    </style:style>
    <style:style style:name="T390" style:family="text">
      <style:text-properties fo:color="#ff0000" officeooo:rsid="011313e5"/>
    </style:style>
    <style:style style:name="T391" style:family="text">
      <style:text-properties fo:color="#ff0000" officeooo:rsid="015dd84e"/>
    </style:style>
    <style:style style:name="T392" style:family="text">
      <style:text-properties fo:color="#ff0000" officeooo:rsid="021f109c"/>
    </style:style>
    <style:style style:name="T393" style:family="text">
      <style:text-properties fo:color="#ff0000" style:font-name="Cambria1" officeooo:rsid="021f109c"/>
    </style:style>
    <style:style style:name="T394" style:family="text">
      <style:text-properties fo:color="#ff0000" style:font-name="Cambria1" fo:font-weight="normal" officeooo:rsid="022ea9f8" style:font-name-asian="Microsoft YaHei" style:font-weight-asian="normal" style:font-name-complex="Mangal" style:font-weight-complex="normal"/>
    </style:style>
    <style:style style:name="T395" style:family="text">
      <style:text-properties fo:color="#ff0000" style:font-name="Cambria1" fo:font-weight="normal" officeooo:rsid="02449625" style:font-name-asian="Microsoft YaHei" style:font-weight-asian="normal" style:font-name-complex="Mangal" style:font-weight-complex="normal"/>
    </style:style>
    <style:style style:name="T396" style:family="text">
      <style:text-properties fo:color="#ff0000" style:font-name="Cambria1" fo:font-weight="normal" officeooo:rsid="02e12119" style:font-weight-asian="normal" style:font-weight-complex="normal"/>
    </style:style>
    <style:style style:name="T397" style:family="text">
      <style:text-properties fo:color="#ff0000" style:font-name="Cambria1" fo:font-style="italic" fo:font-weight="normal" officeooo:rsid="022b9212" style:font-name-asian="Microsoft YaHei" style:font-style-asian="italic" style:font-weight-asian="normal" style:font-name-complex="Mangal" style:font-style-complex="italic" style:font-weight-complex="normal"/>
    </style:style>
    <style:style style:name="T398" style:family="text">
      <style:text-properties fo:color="#ff0000" style:font-name="Cambria1" fo:font-style="italic" fo:font-weight="normal" officeooo:rsid="02449625" style:font-name-asian="Microsoft YaHei" style:font-style-asian="italic" style:font-weight-asian="normal" style:font-name-complex="Mangal" style:font-style-complex="italic" style:font-weight-complex="normal"/>
    </style:style>
    <style:style style:name="T399" style:family="text">
      <style:text-properties fo:color="#ff0000" style:font-name="Cambria1" fo:font-weight="bold" officeooo:rsid="022b9212" style:font-name-asian="Microsoft YaHei" style:font-weight-asian="bold" style:font-name-complex="Mangal" style:font-weight-complex="bold"/>
    </style:style>
    <style:style style:name="T400" style:family="text">
      <style:text-properties fo:color="#ff0000" style:font-name="Cambria1" fo:font-weight="bold" officeooo:rsid="02449625" style:font-name-asian="Microsoft YaHei" style:font-weight-asian="bold" style:font-name-complex="Mangal" style:font-weight-complex="bold"/>
    </style:style>
    <style:style style:name="T401" style:family="text">
      <style:text-properties fo:color="#ff0000" style:font-name="Cambria1" officeooo:rsid="0342b13b"/>
    </style:style>
    <style:style style:name="T402" style:family="text">
      <style:text-properties fo:color="#ff0000" style:font-name="Cambria1" fo:font-size="12pt" fo:font-style="normal" fo:font-weight="bold" officeooo:rsid="03449d7f" style:font-size-asian="12pt" style:font-style-asian="normal" style:font-weight-asian="bold" style:font-size-complex="12pt" style:font-style-complex="normal" style:font-weight-complex="bold"/>
    </style:style>
    <style:style style:name="T403" style:family="text">
      <style:text-properties fo:color="#ff0000" style:font-name="Cambria1" fo:font-size="12pt" fo:font-style="normal" fo:font-weight="bold" officeooo:rsid="03344f54" style:font-size-asian="12pt" style:font-style-asian="normal" style:font-weight-asian="bold" style:font-size-complex="12pt" style:font-style-complex="normal" style:font-weight-complex="bold"/>
    </style:style>
    <style:style style:name="T404" style:family="text">
      <style:text-properties fo:color="#ff0000" style:font-name="Cambria1" fo:font-size="12pt" fo:font-style="italic" fo:font-weight="bold" officeooo:rsid="03449d7f" style:font-size-asian="12pt" style:font-style-asian="italic" style:font-weight-asian="bold" style:font-size-complex="12pt" style:font-style-complex="italic" style:font-weight-complex="bold"/>
    </style:style>
    <style:style style:name="T405" style:family="text">
      <style:text-properties fo:color="#ff0000" style:font-name="Cambria1" fo:font-size="12pt" fo:font-weight="normal" officeooo:rsid="0335f2d9" style:font-size-asian="12pt" style:font-weight-asian="normal" style:font-size-complex="12pt" style:font-weight-complex="normal"/>
    </style:style>
    <style:style style:name="T406" style:family="text">
      <style:text-properties fo:color="#ff0000"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407" style:family="text">
      <style:text-properties fo:color="#ff0000" style:font-name="Calibri1" fo:font-size="12pt" fo:font-style="normal" fo:font-weight="normal" officeooo:rsid="023a9448" style:font-name-asian="Microsoft YaHei" style:font-size-asian="12pt" style:font-style-asian="normal" style:font-weight-asian="normal" style:font-name-complex="Mangal" style:font-size-complex="12pt" style:font-style-complex="normal" style:font-weight-complex="normal"/>
    </style:style>
    <style:style style:name="T408" style:family="text">
      <style:text-properties fo:color="#ff0000" style:font-name="Calibri1" fo:language="zxx" fo:country="none" fo:font-style="normal" officeooo:rsid="02ba9403" style:font-name-asian="Microsoft YaHei" style:font-style-asian="normal" style:font-name-complex="Mangal" style:font-style-complex="normal"/>
    </style:style>
    <style:style style:name="T409" style:family="text">
      <style:text-properties fo:color="#ff0000" style:font-name="Calibri1" fo:language="zxx" fo:country="none" fo:font-style="normal" officeooo:rsid="02bc3065" style:font-name-asian="Microsoft YaHei" style:font-style-asian="normal" style:font-name-complex="Mangal" style:font-style-complex="normal"/>
    </style:style>
    <style:style style:name="T410" style:family="text">
      <style:text-properties fo:color="#ff0000" fo:language="zxx" fo:country="none" officeooo:rsid="02b26629" style:font-name-asian="Microsoft YaHei" style:font-name-complex="Mangal"/>
    </style:style>
    <style:style style:name="T411" style:family="text">
      <style:text-properties fo:color="#ff0000" fo:language="zxx" fo:country="none" fo:font-style="italic" officeooo:rsid="02b26629" style:font-name-asian="Microsoft YaHei" style:font-style-asian="italic" style:font-name-complex="Mangal" style:font-style-complex="italic"/>
    </style:style>
    <style:style style:name="T412" style:family="text">
      <style:text-properties fo:color="#ff0000" style:font-name="Courier New1" officeooo:rsid="02e12119"/>
    </style:style>
    <style:style style:name="T413" style:family="text">
      <style:text-properties fo:color="#ff0000" style:font-name="Courier New1" officeooo:rsid="02e9515d"/>
    </style:style>
    <style:style style:name="T414" style:family="text">
      <style:text-properties fo:color="#ff0000" style:font-name="Courier New1" officeooo:rsid="02f14484"/>
    </style:style>
    <style:style style:name="T415" style:family="text">
      <style:text-properties fo:color="#ff0000" style:font-name="Courier New1" fo:font-weight="normal" officeooo:rsid="02fc418e" style:font-weight-asian="normal" style:font-weight-complex="normal"/>
    </style:style>
    <style:style style:name="T416" style:family="text">
      <style:text-properties fo:color="#ff0000" style:font-name="Courier New1" fo:font-weight="normal" officeooo:rsid="033076a5" style:font-weight-asian="normal" style:font-weight-complex="normal"/>
    </style:style>
    <style:style style:name="T417" style:family="text">
      <style:text-properties fo:color="#ff0000" style:font-name="Courier New1" fo:font-weight="normal" officeooo:rsid="0332b212" style:font-weight-asian="normal" style:font-weight-complex="normal"/>
    </style:style>
    <style:style style:name="T418" style:family="text">
      <style:text-properties fo:color="#ff0000" officeooo:rsid="0342b13b"/>
    </style:style>
    <style:style style:name="T419" style:family="text">
      <style:text-properties officeooo:rsid="00a44aa3"/>
    </style:style>
    <style:style style:name="T420" style:family="text">
      <style:text-properties officeooo:rsid="00a626f1"/>
    </style:style>
    <style:style style:name="T421" style:family="text">
      <style:text-properties officeooo:rsid="00aa6a8e"/>
    </style:style>
    <style:style style:name="T422" style:family="text">
      <style:text-properties officeooo:rsid="00ae2c4e"/>
    </style:style>
    <style:style style:name="T423" style:family="text">
      <style:text-properties officeooo:rsid="00b55022"/>
    </style:style>
    <style:style style:name="T424" style:family="text">
      <style:text-properties officeooo:rsid="00b7e2e1"/>
    </style:style>
    <style:style style:name="T425" style:family="text">
      <style:text-properties officeooo:rsid="00bb0bfb"/>
    </style:style>
    <style:style style:name="T426" style:family="text">
      <style:text-properties officeooo:rsid="00bc7380"/>
    </style:style>
    <style:style style:name="T427" style:family="text">
      <style:text-properties officeooo:rsid="00bee94b"/>
    </style:style>
    <style:style style:name="T428" style:family="text">
      <style:text-properties officeooo:rsid="00c1685d"/>
    </style:style>
    <style:style style:name="T429" style:family="text">
      <style:text-properties officeooo:rsid="00c29bc8"/>
    </style:style>
    <style:style style:name="T430" style:family="text">
      <style:text-properties officeooo:rsid="00c2febe"/>
    </style:style>
    <style:style style:name="T431" style:family="text">
      <style:text-properties officeooo:rsid="00c3aa9f"/>
    </style:style>
    <style:style style:name="T432" style:family="text">
      <style:text-properties fo:color="#000000"/>
    </style:style>
    <style:style style:name="T433" style:family="text">
      <style:text-properties fo:color="#000000" officeooo:rsid="00c45283"/>
    </style:style>
    <style:style style:name="T434" style:family="text">
      <style:text-properties fo:color="#000000" officeooo:rsid="00c5972a"/>
    </style:style>
    <style:style style:name="T435" style:family="text">
      <style:text-properties fo:color="#000000" officeooo:rsid="00ca8a76"/>
    </style:style>
    <style:style style:name="T436" style:family="text">
      <style:text-properties fo:color="#000000" style:font-name="Calibri1" fo:font-weight="bold" officeooo:rsid="013be36b" style:font-weight-asian="bold" style:font-weight-complex="bold"/>
    </style:style>
    <style:style style:name="T437" style:family="text">
      <style:text-properties fo:color="#000000" style:font-name="Calibri1" fo:font-weight="normal" officeooo:rsid="0168a2be" style:font-weight-asian="normal" style:font-weight-complex="normal"/>
    </style:style>
    <style:style style:name="T438" style:family="text">
      <style:text-properties fo:color="#000000" style:font-name="Calibri1" fo:font-weight="normal" officeooo:rsid="013be36b" style:font-weight-asian="normal" style:font-weight-complex="normal"/>
    </style:style>
    <style:style style:name="T439" style:family="text">
      <style:text-properties fo:color="#000000" style:font-name="Calibri1" fo:font-weight="normal" officeooo:rsid="01780baa" style:font-weight-asian="normal" style:font-weight-complex="normal"/>
    </style:style>
    <style:style style:name="T440" style:family="text">
      <style:text-properties fo:color="#000000" style:font-name="Calibri1" fo:font-weight="normal" officeooo:rsid="01795a01" style:font-weight-asian="normal" style:font-weight-complex="normal"/>
    </style:style>
    <style:style style:name="T441" style:family="text">
      <style:text-properties fo:color="#000000" style:font-name="Calibri1" fo:font-weight="normal" officeooo:rsid="017a7d58" style:font-weight-asian="normal" style:font-weight-complex="normal"/>
    </style:style>
    <style:style style:name="T442" style:family="text">
      <style:text-properties fo:color="#000000" style:font-name="Calibri1" fo:font-size="12pt" fo:font-weight="bold" officeooo:rsid="01726878" style:font-size-asian="12pt" style:font-weight-asian="bold" style:font-size-complex="12pt" style:font-weight-complex="bold"/>
    </style:style>
    <style:style style:name="T443" style:family="text">
      <style:text-properties fo:color="#000000" style:font-name="Calibri1" fo:font-size="12pt" fo:font-weight="bold" officeooo:rsid="013be36b" style:font-size-asian="12pt" style:font-weight-asian="bold" style:font-size-complex="12pt" style:font-weight-complex="bold"/>
    </style:style>
    <style:style style:name="T444" style:family="text">
      <style:text-properties fo:color="#000000" style:font-name="Calibri1" fo:font-size="12pt" fo:font-weight="normal" style:font-size-asian="12pt" style:font-weight-asian="normal" style:font-size-complex="12pt" style:font-weight-complex="normal"/>
    </style:style>
    <style:style style:name="T445" style:family="text">
      <style:text-properties fo:color="#000000" style:font-name="Calibri1" fo:font-size="12pt" fo:font-weight="normal" officeooo:rsid="01726878" style:font-size-asian="12pt" style:font-weight-asian="normal" style:font-size-complex="12pt" style:font-weight-complex="normal"/>
    </style:style>
    <style:style style:name="T446" style:family="text">
      <style:text-properties fo:color="#000000" style:font-name="Calibri1" fo:font-size="12pt" fo:font-weight="normal" officeooo:rsid="013be36b" style:font-size-asian="12pt" style:font-weight-asian="normal" style:font-size-complex="12pt" style:font-weight-complex="normal"/>
    </style:style>
    <style:style style:name="T447" style:family="text">
      <style:text-properties fo:color="#000000" style:font-name="Calibri1" fo:font-size="12pt" fo:font-weight="normal" officeooo:rsid="017d0c09" style:font-size-asian="12pt" style:font-weight-asian="normal" style:font-size-complex="12pt" style:font-weight-complex="normal"/>
    </style:style>
    <style:style style:name="T448" style:family="text">
      <style:text-properties fo:color="#000000" style:font-name="Calibri1" fo:font-size="12pt" fo:font-weight="normal" officeooo:rsid="0180031f" style:font-size-asian="12pt" style:font-weight-asian="normal" style:font-size-complex="12pt" style:font-weight-complex="normal"/>
    </style:style>
    <style:style style:name="T449" style:family="text">
      <style:text-properties fo:color="#000000" style:font-name="Calibri1"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450" style:family="text">
      <style:text-properties fo:color="#000000" style:font-name="Calibri1" fo:font-size="12pt" fo:language="zxx" fo:country="none" fo:font-style="normal" fo:font-weight="normal" officeooo:rsid="02c75435" style:font-name-asian="Microsoft YaHei" style:font-size-asian="12pt" style:font-style-asian="normal" style:font-weight-asian="normal" style:font-name-complex="Mangal" style:font-size-complex="12pt" style:font-style-complex="normal" style:font-weight-complex="normal"/>
    </style:style>
    <style:style style:name="T451" style:family="text">
      <style:text-properties fo:color="#000000" style:font-name="Calibri1" fo:font-size="12pt" fo:language="zxx" fo:country="none" fo:font-style="normal" fo:font-weight="bold" officeooo:rsid="02bf8b63" style:font-name-asian="Microsoft YaHei" style:font-size-asian="12pt" style:font-style-asian="normal" style:font-weight-asian="bold" style:font-name-complex="Mangal" style:font-size-complex="12pt" style:font-style-complex="normal" style:font-weight-complex="bold"/>
    </style:style>
    <style:style style:name="T452" style:family="text">
      <style:text-properties fo:color="#000000" style:font-name="Calibri1" fo:font-size="12pt" fo:language="zxx" fo:country="none" fo:font-style="normal" fo:font-weight="bold" officeooo:rsid="02c75435" style:font-name-asian="Microsoft YaHei" style:font-size-asian="12pt" style:font-style-asian="normal" style:font-weight-asian="bold" style:font-name-complex="Mangal" style:font-size-complex="12pt" style:font-style-complex="normal" style:font-weight-complex="bold"/>
    </style:style>
    <style:style style:name="T453" style:family="text">
      <style:text-properties fo:color="#000000" style:font-name="Calibri1" fo:language="zxx" fo:country="none" fo:font-style="normal" officeooo:rsid="02aec832" style:font-name-asian="Microsoft YaHei" style:font-style-asian="normal" style:font-name-complex="Mangal" style:font-style-complex="normal"/>
    </style:style>
    <style:style style:name="T454" style:family="text">
      <style:text-properties fo:color="#000000" style:font-name="Calibri1" fo:language="zxx" fo:country="none" fo:font-style="normal" officeooo:rsid="02b81aba" style:font-name-asian="Microsoft YaHei" style:font-style-asian="normal" style:font-name-complex="Mangal" style:font-style-complex="normal"/>
    </style:style>
    <style:style style:name="T455" style:family="text">
      <style:text-properties fo:color="#000000" style:font-name="Calibri1" fo:language="zxx" fo:country="none" fo:font-style="normal" officeooo:rsid="02ac9177" style:font-name-asian="Microsoft YaHei" style:font-style-asian="normal" style:font-name-complex="Mangal" style:font-style-complex="normal"/>
    </style:style>
    <style:style style:name="T456" style:family="text">
      <style:text-properties fo:color="#000000" style:font-name="Calibri1" fo:language="zxx" fo:country="none" fo:font-style="normal" officeooo:rsid="01f07fbd" style:font-name-asian="Microsoft YaHei" style:font-style-asian="normal" style:font-name-complex="Mangal" style:font-style-complex="normal"/>
    </style:style>
    <style:style style:name="T457" style:family="text">
      <style:text-properties fo:color="#000000" style:font-name="Calibri1" fo:language="zxx" fo:country="none" fo:font-style="normal" officeooo:rsid="02b81d93" style:font-name-asian="Microsoft YaHei" style:font-style-asian="normal" style:font-name-complex="Mangal" style:font-style-complex="normal"/>
    </style:style>
    <style:style style:name="T458" style:family="text">
      <style:text-properties fo:color="#000000" style:font-name="Calibri1" fo:language="zxx" fo:country="none" fo:font-style="normal" officeooo:rsid="02b9e480" style:font-name-asian="Microsoft YaHei" style:font-style-asian="normal" style:font-name-complex="Mangal" style:font-style-complex="normal"/>
    </style:style>
    <style:style style:name="T459" style:family="text">
      <style:text-properties fo:color="#000000" style:font-name="Calibri1" fo:language="zxx" fo:country="none" fo:font-style="normal" fo:font-weight="bold" officeooo:rsid="02bf8b63" style:font-name-asian="Microsoft YaHei" style:font-style-asian="normal" style:font-weight-asian="bold" style:font-name-complex="Mangal" style:font-style-complex="normal" style:font-weight-complex="bold"/>
    </style:style>
    <style:style style:name="T460" style:family="text">
      <style:text-properties fo:color="#000000" style:font-name="Calibri1" fo:language="zxx" fo:country="none" fo:font-style="normal" fo:font-weight="bold" officeooo:rsid="02c75435" style:font-name-asian="Microsoft YaHei" style:font-style-asian="normal" style:font-weight-asian="bold" style:font-name-complex="Mangal" style:font-style-complex="normal" style:font-weight-complex="bold"/>
    </style:style>
    <style:style style:name="T461" style:family="text">
      <style:text-properties fo:color="#000000" style:font-name="Calibri1" fo:language="zxx" fo:country="none" fo:font-style="normal" fo:font-weight="normal" officeooo:rsid="02bf8b63" style:font-name-asian="Microsoft YaHei" style:font-style-asian="normal" style:font-weight-asian="normal" style:font-name-complex="Mangal" style:font-style-complex="normal" style:font-weight-complex="normal"/>
    </style:style>
    <style:style style:name="T462" style:family="text">
      <style:text-properties fo:color="#000000" style:font-name="Calibri1" fo:language="zxx" fo:country="none" fo:font-style="normal" fo:font-weight="normal" officeooo:rsid="02c75435" style:font-name-asian="Microsoft YaHei" style:font-style-asian="normal" style:font-weight-asian="normal" style:font-name-complex="Mangal" style:font-style-complex="normal" style:font-weight-complex="normal"/>
    </style:style>
    <style:style style:name="T463" style:family="text">
      <style:text-properties fo:color="#000000" fo:language="zxx" fo:country="none" fo:font-weight="normal" style:font-name-asian="Microsoft YaHei" style:font-weight-asian="normal" style:font-name-complex="Mangal" style:font-weight-complex="normal"/>
    </style:style>
    <style:style style:name="T464" style:family="text">
      <style:text-properties fo:color="#000000" fo:language="zxx" fo:country="none" fo:font-weight="normal" officeooo:rsid="01f6c0fd" style:font-name-asian="Microsoft YaHei" style:font-weight-asian="normal" style:font-name-complex="Mangal" style:font-weight-complex="normal"/>
    </style:style>
    <style:style style:name="T465" style:family="text">
      <style:text-properties fo:color="#000000" fo:language="zxx" fo:country="none" fo:font-weight="bold" officeooo:rsid="01f6c0fd" style:font-name-asian="Microsoft YaHei" style:font-weight-asian="bold" style:font-name-complex="Mangal" style:font-weight-complex="bold"/>
    </style:style>
    <style:style style:name="T466" style:family="text">
      <style:text-properties fo:color="#000000" fo:language="zxx" fo:country="none" style:font-name-asian="Microsoft YaHei" style:font-name-complex="Mangal"/>
    </style:style>
    <style:style style:name="T467" style:family="text">
      <style:text-properties fo:color="#000000" fo:language="zxx" fo:country="none" officeooo:rsid="02ac9177" style:font-name-asian="Microsoft YaHei" style:font-name-complex="Mangal"/>
    </style:style>
    <style:style style:name="T468" style:family="text">
      <style:text-properties fo:color="#000000" fo:language="zxx" fo:country="none" officeooo:rsid="02aec832" style:font-name-asian="Microsoft YaHei" style:font-name-complex="Mangal"/>
    </style:style>
    <style:style style:name="T469" style:family="text">
      <style:text-properties fo:color="#000000" fo:language="zxx" fo:country="none" officeooo:rsid="02b09cbc" style:font-name-asian="Microsoft YaHei" style:font-name-complex="Mangal"/>
    </style:style>
    <style:style style:name="T470" style:family="text">
      <style:text-properties fo:color="#000000" fo:language="zxx" fo:country="none" officeooo:rsid="02b6df3d" style:font-name-asian="Microsoft YaHei" style:font-name-complex="Mangal"/>
    </style:style>
    <style:style style:name="T471" style:family="text">
      <style:text-properties fo:color="#000000" fo:font-size="14.1000003814697pt" fo:language="zxx" fo:country="none" fo:font-weight="bold" officeooo:rsid="020c750f" style:font-name-asian="Microsoft YaHei" style:font-size-asian="14.1000003814697pt" style:font-weight-asian="bold" style:font-name-complex="Mangal" style:font-size-complex="14.1000003814697pt" style:font-weight-complex="bold"/>
    </style:style>
    <style:style style:name="T472" style:family="text">
      <style:text-properties fo:color="#000000" fo:font-size="14.1000003814697pt" fo:language="zxx" fo:country="none" fo:font-weight="bold" officeooo:rsid="024bd918" style:font-name-asian="Microsoft YaHei" style:font-size-asian="14.1000003814697pt" style:font-weight-asian="bold" style:font-name-complex="Mangal" style:font-size-complex="14.1000003814697pt" style:font-weight-complex="bold"/>
    </style:style>
    <style:style style:name="T473" style:family="text">
      <style:text-properties fo:color="#000000" fo:font-size="14.1000003814697pt" fo:language="zxx" fo:country="none" fo:font-weight="bold" officeooo:rsid="024c73c8" style:font-name-asian="Microsoft YaHei" style:font-size-asian="14.1000003814697pt" style:font-weight-asian="bold" style:font-name-complex="Mangal" style:font-size-complex="14.1000003814697pt" style:font-weight-complex="bold"/>
    </style:style>
    <style:style style:name="T474" style:family="text">
      <style:text-properties fo:color="#000000" fo:font-size="14.1000003814697pt" fo:language="zxx" fo:country="none" fo:font-weight="bold" officeooo:rsid="0327d0ea" style:font-name-asian="Microsoft YaHei" style:font-size-asian="14.1000003814697pt" style:font-weight-asian="bold" style:font-name-complex="Mangal" style:font-size-complex="14.1000003814697pt" style:font-weight-complex="bold"/>
    </style:style>
    <style:style style:name="T475" style:family="text">
      <style:text-properties fo:color="#000000" fo:font-size="14.1000003814697pt" fo:language="zxx" fo:country="none" fo:font-weight="bold" officeooo:rsid="03374f6d" style:font-name-asian="Microsoft YaHei" style:font-size-asian="14.1000003814697pt" style:font-weight-asian="bold" style:font-name-complex="Mangal" style:font-size-complex="14.1000003814697pt" style:font-weight-complex="bold"/>
    </style:style>
    <style:style style:name="T476" style:family="text">
      <style:text-properties fo:color="#000000" fo:font-size="14.1000003814697pt" fo:language="zxx" fo:country="none" fo:font-weight="bold" officeooo:rsid="03381b8a" style:font-name-asian="Microsoft YaHei" style:font-size-asian="14.1000003814697pt" style:font-weight-asian="bold" style:font-name-complex="Mangal" style:font-size-complex="14.1000003814697pt" style:font-weight-complex="bold"/>
    </style:style>
    <style:style style:name="T477" style:family="text">
      <style:text-properties fo:color="#000000" fo:font-size="13pt" fo:language="zxx" fo:country="none" fo:font-weight="bold" officeooo:rsid="020c750f" style:font-name-asian="Microsoft YaHei" style:font-size-asian="13pt" style:font-weight-asian="bold" style:font-name-complex="Mangal" style:font-size-complex="13pt" style:font-weight-complex="bold"/>
    </style:style>
    <style:style style:name="T478" style:family="text">
      <style:text-properties fo:color="#000000" fo:font-size="13pt" fo:language="zxx" fo:country="none" fo:font-weight="bold" officeooo:rsid="02108be8" style:font-name-asian="Microsoft YaHei" style:font-size-asian="13pt" style:font-weight-asian="bold" style:font-name-complex="Mangal" style:font-size-complex="13pt" style:font-weight-complex="bold"/>
    </style:style>
    <style:style style:name="T479" style:family="text">
      <style:text-properties fo:color="#000000" style:font-name="Cambria1" fo:font-style="normal" fo:font-weight="bold" officeooo:rsid="022b9212" style:font-name-asian="Microsoft YaHei" style:font-style-asian="normal" style:font-weight-asian="bold" style:font-name-complex="Mangal" style:font-style-complex="normal" style:font-weight-complex="bold"/>
    </style:style>
    <style:style style:name="T480" style:family="text">
      <style:text-properties fo:color="#000000" style:font-name="Cambria1" fo:font-style="normal" fo:font-weight="bold" officeooo:rsid="023257da" style:font-name-asian="Microsoft YaHei" style:font-style-asian="normal" style:font-weight-asian="bold" style:font-name-complex="Mangal" style:font-style-complex="normal" style:font-weight-complex="bold"/>
    </style:style>
    <style:style style:name="T481" style:family="text">
      <style:text-properties fo:color="#000000" style:font-name="Cambria1" fo:font-style="normal" fo:font-weight="bold" officeooo:rsid="03097bc4" style:font-style-asian="normal" style:font-weight-asian="bold" style:font-style-complex="normal" style:font-weight-complex="bold"/>
    </style:style>
    <style:style style:name="T482" style:family="text">
      <style:text-properties fo:color="#000000" style:font-name="Cambria1" fo:font-style="normal" fo:font-weight="bold" officeooo:rsid="030ce11b" style:font-style-asian="normal" style:font-weight-asian="bold" style:font-style-complex="normal" style:font-weight-complex="bold"/>
    </style:style>
    <style:style style:name="T483" style:family="text">
      <style:text-properties fo:color="#000000" style:font-name="Cambria1" fo:font-style="normal" fo:font-weight="bold" officeooo:rsid="030debd5" style:font-style-asian="normal" style:font-weight-asian="bold" style:font-style-complex="normal" style:font-weight-complex="bold"/>
    </style:style>
    <style:style style:name="T484" style:family="text">
      <style:text-properties fo:color="#000000" style:font-name="Cambria1" fo:font-style="normal" fo:font-weight="bold" officeooo:rsid="02f2a03a" style:font-style-asian="normal" style:font-weight-asian="bold" style:font-style-complex="normal" style:font-weight-complex="bold"/>
    </style:style>
    <style:style style:name="T485" style:family="text">
      <style:text-properties fo:color="#000000" style:font-name="Cambria1" fo:font-style="normal" fo:font-weight="bold" officeooo:rsid="030e0e13" style:font-style-asian="normal" style:font-weight-asian="bold" style:font-style-complex="normal" style:font-weight-complex="bold"/>
    </style:style>
    <style:style style:name="T486" style:family="text">
      <style:text-properties fo:color="#000000" style:font-name="Cambria1" fo:font-style="normal" fo:font-weight="bold" officeooo:rsid="03344f54" style:font-style-asian="normal" style:font-weight-asian="bold" style:font-style-complex="normal" style:font-weight-complex="bold"/>
    </style:style>
    <style:style style:name="T487" style:family="text">
      <style:text-properties fo:color="#000000" style:font-name="Cambria1" fo:font-style="normal" fo:font-weight="bold" officeooo:rsid="03449d7f" style:font-style-asian="normal" style:font-weight-asian="bold" style:font-style-complex="normal" style:font-weight-complex="bold"/>
    </style:style>
    <style:style style:name="T488" style:family="text">
      <style:text-properties fo:color="#000000" style:font-name="Cambria1" fo:font-style="normal" fo:font-weight="normal" officeooo:rsid="022b9212" style:font-name-asian="Microsoft YaHei" style:font-style-asian="normal" style:font-weight-asian="normal" style:font-name-complex="Mangal" style:font-style-complex="normal" style:font-weight-complex="normal"/>
    </style:style>
    <style:style style:name="T489" style:family="text">
      <style:text-properties fo:color="#000000" style:font-name="Cambria1" fo:font-style="normal" fo:font-weight="normal" officeooo:rsid="023257da" style:font-name-asian="Microsoft YaHei" style:font-style-asian="normal" style:font-weight-asian="normal" style:font-name-complex="Mangal" style:font-style-complex="normal" style:font-weight-complex="normal"/>
    </style:style>
    <style:style style:name="T490" style:family="text">
      <style:text-properties fo:color="#000000" style:font-name="Cambria1" fo:font-style="normal" fo:font-weight="normal" officeooo:rsid="03097bc4" style:font-style-asian="normal" style:font-weight-asian="normal" style:font-style-complex="normal" style:font-weight-complex="normal"/>
    </style:style>
    <style:style style:name="T491" style:family="text">
      <style:text-properties fo:color="#000000" style:font-name="Cambria1" fo:font-style="normal" fo:font-weight="normal" officeooo:rsid="030aae0c" style:font-style-asian="normal" style:font-weight-asian="normal" style:font-style-complex="normal" style:font-weight-complex="normal"/>
    </style:style>
    <style:style style:name="T492" style:family="text">
      <style:text-properties fo:color="#000000" style:font-name="Cambria1" fo:font-style="normal" fo:font-weight="normal" officeooo:rsid="030b5a82" style:font-style-asian="normal" style:font-weight-asian="normal" style:font-style-complex="normal" style:font-weight-complex="normal"/>
    </style:style>
    <style:style style:name="T493" style:family="text">
      <style:text-properties fo:color="#000000" style:font-name="Cambria1" fo:font-style="normal" fo:font-weight="normal" officeooo:rsid="030ce11b" style:font-style-asian="normal" style:font-weight-asian="normal" style:font-style-complex="normal" style:font-weight-complex="normal"/>
    </style:style>
    <style:style style:name="T494" style:family="text">
      <style:text-properties fo:color="#000000" style:font-name="Cambria1" fo:font-style="normal" fo:font-weight="normal" officeooo:rsid="030debd5" style:font-style-asian="normal" style:font-weight-asian="normal" style:font-style-complex="normal" style:font-weight-complex="normal"/>
    </style:style>
    <style:style style:name="T495" style:family="text">
      <style:text-properties fo:color="#000000" style:font-name="Cambria1" fo:font-style="normal" fo:font-weight="normal" officeooo:rsid="02f2a03a" style:font-style-asian="normal" style:font-weight-asian="normal" style:font-style-complex="normal" style:font-weight-complex="normal"/>
    </style:style>
    <style:style style:name="T496" style:family="text">
      <style:text-properties fo:color="#000000" style:font-name="Cambria1" fo:font-style="normal" fo:font-weight="normal" officeooo:rsid="030e0e13" style:font-style-asian="normal" style:font-weight-asian="normal" style:font-style-complex="normal" style:font-weight-complex="normal"/>
    </style:style>
    <style:style style:name="T497" style:family="text">
      <style:text-properties fo:color="#000000" style:font-name="Cambria1" fo:font-weight="bold" officeooo:rsid="02f14484" style:font-weight-asian="bold" style:font-weight-complex="bold"/>
    </style:style>
    <style:style style:name="T498" style:family="text">
      <style:text-properties fo:color="#000000" style:font-name="Cambria1" fo:font-weight="bold" officeooo:rsid="02f2a03a" style:font-weight-asian="bold" style:font-weight-complex="bold"/>
    </style:style>
    <style:style style:name="T499" style:family="text">
      <style:text-properties fo:color="#000000" style:font-name="Cambria1" fo:font-weight="bold" officeooo:rsid="02f40e73" style:font-weight-asian="bold" style:font-weight-complex="bold"/>
    </style:style>
    <style:style style:name="T500" style:family="text">
      <style:text-properties fo:color="#000000" style:font-name="Cambria1" fo:font-weight="bold" officeooo:rsid="030debd5" style:font-weight-asian="bold" style:font-weight-complex="bold"/>
    </style:style>
    <style:style style:name="T501" style:family="text">
      <style:text-properties fo:color="#000000" style:font-name="Cambria1" fo:font-weight="normal" officeooo:rsid="02f2a03a" style:font-weight-asian="normal" style:font-weight-complex="normal"/>
    </style:style>
    <style:style style:name="T502" style:family="text">
      <style:text-properties fo:color="#000000" style:font-name="Cambria1" fo:font-weight="normal" officeooo:rsid="02f40e73" style:font-weight-asian="normal" style:font-weight-complex="normal"/>
    </style:style>
    <style:style style:name="T503" style:family="text">
      <style:text-properties fo:color="#000000" style:font-name="Cambria1" fo:font-weight="normal" officeooo:rsid="02f5ab34" style:font-weight-asian="normal" style:font-weight-complex="normal"/>
    </style:style>
    <style:style style:name="T504" style:family="text">
      <style:text-properties fo:color="#000000" style:font-name="Cambria1" fo:font-weight="normal" officeooo:rsid="02f908cd" style:font-weight-asian="normal" style:font-weight-complex="normal"/>
    </style:style>
    <style:style style:name="T505" style:family="text">
      <style:text-properties fo:color="#000000" style:font-name="Cambria1" fo:font-weight="normal" officeooo:rsid="02fa41af" style:font-weight-asian="normal" style:font-weight-complex="normal"/>
    </style:style>
    <style:style style:name="T506" style:family="text">
      <style:text-properties fo:color="#000000" style:font-name="Cambria1" fo:font-weight="normal" officeooo:rsid="02fc418e" style:font-weight-asian="normal" style:font-weight-complex="normal"/>
    </style:style>
    <style:style style:name="T507" style:family="text">
      <style:text-properties fo:color="#000000" style:font-name="Cambria1" fo:font-style="italic" fo:font-weight="bold" officeooo:rsid="02f908cd" style:font-style-asian="italic" style:font-weight-asian="bold" style:font-style-complex="italic" style:font-weight-complex="bold"/>
    </style:style>
    <style:style style:name="T508" style:family="text">
      <style:text-properties fo:color="#000000" style:font-name="Cambria1" fo:font-style="italic" fo:font-weight="bold" officeooo:rsid="02fc418e" style:font-style-asian="italic" style:font-weight-asian="bold" style:font-style-complex="italic" style:font-weight-complex="bold"/>
    </style:style>
    <style:style style:name="T509" style:family="text">
      <style:text-properties fo:color="#000000" style:font-name="Cambria1" fo:font-style="italic" fo:font-weight="bold" officeooo:rsid="03344f54" style:font-style-asian="italic" style:font-weight-asian="bold" style:font-style-complex="italic" style:font-weight-complex="bold"/>
    </style:style>
    <style:style style:name="T510" style:family="text">
      <style:text-properties fo:color="#000000" style:font-name="Cambria1" fo:font-size="14.1000003814697pt" fo:language="zxx" fo:country="none" fo:font-weight="bold" officeooo:rsid="0327d0ea" style:font-name-asian="Microsoft YaHei" style:font-size-asian="14.1000003814697pt" style:font-weight-asian="bold" style:font-name-complex="Mangal" style:font-size-complex="14.1000003814697pt" style:font-weight-complex="bold"/>
    </style:style>
    <style:style style:name="T511" style:family="text">
      <style:text-properties fo:color="#000000" style:font-name="Cambria1" fo:font-size="14.1000003814697pt" fo:language="zxx" fo:country="none" fo:font-weight="bold" officeooo:rsid="03374f6d" style:font-name-asian="Microsoft YaHei" style:font-size-asian="14.1000003814697pt" style:font-weight-asian="bold" style:font-name-complex="Mangal" style:font-size-complex="14.1000003814697pt" style:font-weight-complex="bold"/>
    </style:style>
    <style:style style:name="T512" style:family="text">
      <style:text-properties fo:color="#000000" style:font-name="Cambria1" fo:font-size="14.1000003814697pt" fo:language="zxx" fo:country="none" fo:font-weight="bold" officeooo:rsid="033d238f" style:font-name-asian="Microsoft YaHei" style:font-size-asian="14.1000003814697pt" style:font-weight-asian="bold" style:font-name-complex="Mangal" style:font-size-complex="14.1000003814697pt" style:font-weight-complex="bold"/>
    </style:style>
    <style:style style:name="T513" style:family="text">
      <style:text-properties fo:color="#000000" style:font-name="Cambria1" fo:font-size="12pt" fo:font-style="normal" fo:font-weight="bold" officeooo:rsid="03344f54" style:font-size-asian="10.5pt" style:font-style-asian="normal" style:font-weight-asian="bold" style:font-size-complex="12pt" style:font-style-complex="normal" style:font-weight-complex="bold"/>
    </style:style>
    <style:style style:name="T514" style:family="text">
      <style:text-properties fo:color="#000000" style:font-name="Cambria1" fo:font-size="12pt" fo:font-style="normal" fo:font-weight="bold" officeooo:rsid="033fb1f0" style:font-size-asian="10.5pt" style:font-style-asian="normal" style:font-weight-asian="bold" style:font-size-complex="12pt" style:font-style-complex="normal" style:font-weight-complex="bold"/>
    </style:style>
    <style:style style:name="T515" style:family="text">
      <style:text-properties fo:color="#000000" style:font-name="Cambria1" fo:font-size="12pt" fo:font-style="normal" fo:font-weight="bold" officeooo:rsid="03449d7f" style:font-size-asian="10.5pt" style:font-style-asian="normal" style:font-weight-asian="bold" style:font-size-complex="12pt" style:font-style-complex="normal" style:font-weight-complex="bold"/>
    </style:style>
    <style:style style:name="T516" style:family="text">
      <style:text-properties fo:color="#000000" style:font-name="Cambria1" fo:font-size="12pt" fo:font-style="normal" fo:font-weight="normal" officeooo:rsid="033e6dfd" style:font-size-asian="10.5pt" style:font-style-asian="normal" style:font-weight-asian="normal" style:font-size-complex="12pt" style:font-style-complex="normal" style:font-weight-complex="normal"/>
    </style:style>
    <style:style style:name="T517" style:family="text">
      <style:text-properties fo:color="#000000" style:font-name="Cambria1" fo:font-size="12pt" fo:font-style="normal" fo:font-weight="normal" officeooo:rsid="033fb1f0" style:font-size-asian="10.5pt" style:font-style-asian="normal" style:font-weight-asian="normal" style:font-size-complex="12pt" style:font-style-complex="normal" style:font-weight-complex="normal"/>
    </style:style>
    <style:style style:name="T518" style:family="text">
      <style:text-properties fo:color="#000000" style:font-name="Cambria1" fo:font-size="12pt" fo:font-style="italic" fo:font-weight="bold" officeooo:rsid="03344f54" style:font-size-asian="10.5pt" style:font-style-asian="italic" style:font-weight-asian="bold" style:font-size-complex="12pt" style:font-style-complex="italic" style:font-weight-complex="bold"/>
    </style:style>
    <style:style style:name="T519" style:family="text">
      <style:text-properties fo:color="#000000" style:font-name="Cambria1" fo:font-size="12pt" fo:font-style="italic" fo:font-weight="bold" officeooo:rsid="0335f2d9" style:font-size-asian="10.5pt" style:font-style-asian="italic" style:font-weight-asian="bold" style:font-size-complex="12pt" style:font-style-complex="italic" style:font-weight-complex="bold"/>
    </style:style>
    <style:style style:name="T520" style:family="text">
      <style:text-properties fo:color="#000000" style:font-name="Cambria1" fo:font-size="12pt" fo:font-style="italic" fo:font-weight="bold" officeooo:rsid="03449d7f" style:font-size-asian="10.5pt" style:font-style-asian="italic" style:font-weight-asian="bold" style:font-size-complex="12pt" style:font-style-complex="italic" style:font-weight-complex="bold"/>
    </style:style>
    <style:style style:name="T521" style:family="text">
      <style:text-properties fo:color="#000000" style:font-name="Cambria1" fo:font-size="12pt" fo:font-weight="normal" officeooo:rsid="0335f2d9" style:font-size-asian="10.5pt" style:font-weight-asian="normal" style:font-size-complex="12pt" style:font-weight-complex="normal"/>
    </style:style>
    <style:style style:name="T522" style:family="text">
      <style:text-properties fo:color="#000000" style:font-name="Cambria1" fo:font-size="12pt" fo:language="en" fo:country="US" fo:font-weight="normal" officeooo:rsid="03374f6d" style:font-size-asian="10.5pt" style:font-weight-asian="normal" style:font-size-complex="12pt" style:font-weight-complex="normal"/>
    </style:style>
    <style:style style:name="T523" style:family="text">
      <style:text-properties fo:color="#000000" style:font-name="Cambria1" fo:font-size="12pt" fo:language="en" fo:country="US" fo:font-weight="normal" officeooo:rsid="03381b8a" style:font-size-asian="10.5pt" style:font-weight-asian="normal" style:font-size-complex="12pt" style:font-weight-complex="normal"/>
    </style:style>
    <style:style style:name="T524" style:family="text">
      <style:text-properties fo:color="#000000" style:font-name="Cambria1" fo:font-size="12pt" fo:language="en" fo:country="US" fo:font-weight="normal" officeooo:rsid="033be1f8" style:font-size-asian="10.5pt" style:font-weight-asian="normal" style:font-size-complex="12pt" style:font-weight-complex="normal"/>
    </style:style>
    <style:style style:name="T525" style:family="text">
      <style:text-properties fo:color="#000000" style:font-name="Cambria1" fo:font-size="12pt" fo:language="en" fo:country="US" fo:font-weight="normal" officeooo:rsid="033d238f" style:font-size-asian="10.5pt" style:font-weight-asian="normal" style:font-size-complex="12pt" style:font-weight-complex="normal"/>
    </style:style>
    <style:style style:name="T526" style:family="text">
      <style:text-properties fo:color="#000000" style:font-name="Cambria1" fo:font-size="12pt" fo:language="en" fo:country="US" fo:font-weight="normal" officeooo:rsid="033e4ca6" style:font-size-asian="10.5pt" style:font-weight-asian="normal" style:font-size-complex="12pt" style:font-weight-complex="normal"/>
    </style:style>
    <style:style style:name="T527" style:family="text">
      <style:text-properties fo:color="#000000" style:font-name="Cambria1" fo:font-size="12pt" fo:language="en" fo:country="US" fo:font-weight="normal" officeooo:rsid="033e6dfd" style:font-size-asian="10.5pt" style:font-weight-asian="normal" style:font-size-complex="12pt" style:font-weight-complex="normal"/>
    </style:style>
    <style:style style:name="T528" style:family="text">
      <style:text-properties fo:color="#000000" style:font-name="Cambria1" fo:font-size="12pt" fo:language="en" fo:country="US" fo:font-weight="bold" officeooo:rsid="033e4ca6" style:font-size-asian="10.5pt" style:font-weight-asian="bold" style:font-size-complex="12pt" style:font-weight-complex="bold"/>
    </style:style>
    <style:style style:name="T529" style:family="text">
      <style:text-properties fo:color="#000000" style:font-name="Courier New1" officeooo:rsid="02e9515d"/>
    </style:style>
    <style:style style:name="T530" style:family="text">
      <style:text-properties fo:color="#000000" style:font-name="Courier New1" officeooo:rsid="02f14484"/>
    </style:style>
    <style:style style:name="T531" style:family="text">
      <style:text-properties fo:color="#000000" style:font-name="Courier New1" fo:font-weight="normal" officeooo:rsid="02fc418e" style:font-weight-asian="normal" style:font-weight-complex="normal"/>
    </style:style>
    <style:style style:name="T532" style:family="text">
      <style:text-properties fo:color="#000000" style:font-name="Courier New1" fo:font-weight="normal" officeooo:rsid="03097bc4" style:font-weight-asian="normal" style:font-weight-complex="normal"/>
    </style:style>
    <style:style style:name="T533" style:family="text">
      <style:text-properties fo:color="#000000" style:font-name="Courier New1" fo:font-weight="normal" officeooo:rsid="032eb4d3" style:font-weight-asian="normal" style:font-weight-complex="normal"/>
    </style:style>
    <style:style style:name="T534" style:family="text">
      <style:text-properties fo:color="#000000" style:font-name="Courier New1" fo:font-weight="normal" officeooo:rsid="033076a5" style:font-weight-asian="normal" style:font-weight-complex="normal"/>
    </style:style>
    <style:style style:name="T535" style:family="text">
      <style:text-properties fo:color="#000000" style:font-name="Courier New1" fo:font-weight="normal" officeooo:rsid="0332b212" style:font-weight-asian="normal" style:font-weight-complex="normal"/>
    </style:style>
    <style:style style:name="T536" style:family="text">
      <style:text-properties fo:color="#000000" style:font-name="Courier New1" fo:font-style="normal" fo:font-weight="normal" officeooo:rsid="02fc418e" style:font-style-asian="normal" style:font-weight-asian="normal" style:font-style-complex="normal" style:font-weight-complex="normal"/>
    </style:style>
    <style:style style:name="T537" style:family="text">
      <style:text-properties fo:color="#000000" style:font-name="Courier New1" fo:font-size="12pt" fo:font-weight="normal" officeooo:rsid="02fc418e" style:font-size-asian="10.5pt" style:font-weight-asian="normal" style:font-size-complex="12pt" style:font-weight-complex="normal"/>
    </style:style>
    <style:style style:name="T538" style:family="text">
      <style:text-properties fo:color="#000000" style:font-name="Courier New1" fo:font-size="12pt" fo:font-weight="normal" officeooo:rsid="032eb4d3" style:font-size-asian="10.5pt" style:font-weight-asian="normal" style:font-size-complex="12pt" style:font-weight-complex="normal"/>
    </style:style>
    <style:style style:name="T539" style:family="text">
      <style:text-properties officeooo:rsid="00c90937"/>
    </style:style>
    <style:style style:name="T540" style:family="text">
      <style:text-properties officeooo:rsid="00ca8a76"/>
    </style:style>
    <style:style style:name="T541" style:family="text">
      <style:text-properties officeooo:rsid="00cdbc61"/>
    </style:style>
    <style:style style:name="T542" style:family="text">
      <style:text-properties officeooo:rsid="00d0249f"/>
    </style:style>
    <style:style style:name="T543" style:family="text">
      <style:text-properties officeooo:rsid="00d1a823"/>
    </style:style>
    <style:style style:name="T544" style:family="text">
      <style:text-properties officeooo:rsid="00d5491c"/>
    </style:style>
    <style:style style:name="T545" style:family="text">
      <style:text-properties officeooo:rsid="00d6e91e"/>
    </style:style>
    <style:style style:name="T546" style:family="text">
      <style:text-properties officeooo:rsid="00d81769"/>
    </style:style>
    <style:style style:name="T547" style:family="text">
      <style:text-properties officeooo:rsid="00da2772"/>
    </style:style>
    <style:style style:name="T548" style:family="text">
      <style:text-properties officeooo:rsid="00db1c6d"/>
    </style:style>
    <style:style style:name="T549" style:family="text">
      <style:text-properties officeooo:rsid="00db565d"/>
    </style:style>
    <style:style style:name="T550" style:family="text">
      <style:text-properties officeooo:rsid="00dbb89f"/>
    </style:style>
    <style:style style:name="T551" style:family="text">
      <style:text-properties officeooo:rsid="00e3d1d8"/>
    </style:style>
    <style:style style:name="T552" style:family="text">
      <style:text-properties officeooo:rsid="00e9f8ed"/>
    </style:style>
    <style:style style:name="T553" style:family="text">
      <style:text-properties officeooo:rsid="00ec3ff8"/>
    </style:style>
    <style:style style:name="T554" style:family="text">
      <style:text-properties officeooo:rsid="00f07973"/>
    </style:style>
    <style:style style:name="T555" style:family="text">
      <style:text-properties officeooo:rsid="00f1272b"/>
    </style:style>
    <style:style style:name="T556" style:family="text">
      <style:text-properties officeooo:rsid="00f6b412"/>
    </style:style>
    <style:style style:name="T557" style:family="text">
      <style:text-properties officeooo:rsid="00f894bd"/>
    </style:style>
    <style:style style:name="T558" style:family="text">
      <style:text-properties officeooo:rsid="00f9732e"/>
    </style:style>
    <style:style style:name="T559" style:family="text">
      <style:text-properties officeooo:rsid="00fe6dda"/>
    </style:style>
    <style:style style:name="T560" style:family="text">
      <style:text-properties officeooo:rsid="0101d1b2"/>
    </style:style>
    <style:style style:name="T561" style:family="text">
      <style:text-properties officeooo:rsid="01112df2"/>
    </style:style>
    <style:style style:name="T562" style:family="text">
      <style:text-properties officeooo:rsid="01193823"/>
    </style:style>
    <style:style style:name="T563" style:family="text">
      <style:text-properties officeooo:rsid="011aba92"/>
    </style:style>
    <style:style style:name="T564" style:family="text">
      <style:text-properties officeooo:rsid="011f68bb"/>
    </style:style>
    <style:style style:name="T565" style:family="text">
      <style:text-properties officeooo:rsid="01222f48"/>
    </style:style>
    <style:style style:name="T566" style:family="text">
      <style:text-properties officeooo:rsid="012affcc"/>
    </style:style>
    <style:style style:name="T567" style:family="text">
      <style:text-properties officeooo:rsid="012b27dc"/>
    </style:style>
    <style:style style:name="T568" style:family="text">
      <style:text-properties officeooo:rsid="012d164a"/>
    </style:style>
    <style:style style:name="T569" style:family="text">
      <style:text-properties officeooo:rsid="012f289b"/>
    </style:style>
    <style:style style:name="T570" style:family="text">
      <style:text-properties officeooo:rsid="0130af73"/>
    </style:style>
    <style:style style:name="T571" style:family="text">
      <style:text-properties officeooo:rsid="00b48bcd"/>
    </style:style>
    <style:style style:name="T572" style:family="text">
      <style:text-properties officeooo:rsid="01371297"/>
    </style:style>
    <style:style style:name="T573" style:family="text">
      <style:text-properties officeooo:rsid="00b70cb2"/>
    </style:style>
    <style:style style:name="T574" style:family="text">
      <style:text-properties fo:font-size="13pt" fo:font-style="normal" fo:font-weight="bold" officeooo:rsid="01374d7e" style:font-size-asian="13pt" style:font-style-asian="normal" style:font-weight-asian="bold" style:font-size-complex="13pt" style:font-style-complex="normal" style:font-weight-complex="bold"/>
    </style:style>
    <style:style style:name="T575" style:family="text">
      <style:text-properties fo:font-size="13pt" fo:font-style="normal" fo:font-weight="bold" officeooo:rsid="01391c0b" style:font-size-asian="13pt" style:font-style-asian="normal" style:font-weight-asian="bold" style:font-size-complex="13pt" style:font-style-complex="normal" style:font-weight-complex="bold"/>
    </style:style>
    <style:style style:name="T576" style:family="text">
      <style:text-properties fo:font-size="13pt" fo:font-style="normal" fo:font-weight="bold" officeooo:rsid="013a388c" style:font-size-asian="13pt" style:font-style-asian="normal" style:font-weight-asian="bold" style:font-size-complex="13pt" style:font-style-complex="normal" style:font-weight-complex="bold"/>
    </style:style>
    <style:style style:name="T577" style:family="text">
      <style:text-properties fo:font-size="13pt" fo:font-weight="bold" style:font-size-asian="13pt" style:font-weight-asian="bold" style:font-size-complex="13pt" style:font-weight-complex="bold"/>
    </style:style>
    <style:style style:name="T578" style:family="text">
      <style:text-properties officeooo:rsid="013dd1fa"/>
    </style:style>
    <style:style style:name="T579" style:family="text">
      <style:text-properties officeooo:rsid="013f707b"/>
    </style:style>
    <style:style style:name="T580" style:family="text">
      <style:text-properties officeooo:rsid="0140b810"/>
    </style:style>
    <style:style style:name="T581" style:family="text">
      <style:text-properties officeooo:rsid="01427d63"/>
    </style:style>
    <style:style style:name="T582" style:family="text">
      <style:text-properties officeooo:rsid="0146bbf7"/>
    </style:style>
    <style:style style:name="T583" style:family="text">
      <style:text-properties officeooo:rsid="0148dff1"/>
    </style:style>
    <style:style style:name="T584" style:family="text">
      <style:text-properties officeooo:rsid="014cce7b"/>
    </style:style>
    <style:style style:name="T585" style:family="text">
      <style:text-properties style:font-name="Cambria1"/>
    </style:style>
    <style:style style:name="T586" style:family="text">
      <style:text-properties style:font-name="Cambria1" officeooo:rsid="014f812a"/>
    </style:style>
    <style:style style:name="T587" style:family="text">
      <style:text-properties style:font-name="Cambria1" officeooo:rsid="01555ad6"/>
    </style:style>
    <style:style style:name="T588" style:family="text">
      <style:text-properties style:font-name="Cambria1" officeooo:rsid="015721ee"/>
    </style:style>
    <style:style style:name="T589" style:family="text">
      <style:text-properties style:font-name="Cambria1" officeooo:rsid="01572edc"/>
    </style:style>
    <style:style style:name="T590" style:family="text">
      <style:text-properties style:font-name="Cambria1" officeooo:rsid="0157afbe"/>
    </style:style>
    <style:style style:name="T591" style:family="text">
      <style:text-properties style:font-name="Cambria1" officeooo:rsid="016b1537"/>
    </style:style>
    <style:style style:name="T592" style:family="text">
      <style:text-properties style:font-name="Cambria1" officeooo:rsid="0191996d"/>
    </style:style>
    <style:style style:name="T593" style:family="text">
      <style:text-properties style:font-name="Cambria1" officeooo:rsid="01928171"/>
    </style:style>
    <style:style style:name="T594" style:family="text">
      <style:text-properties style:font-name="Cambria1" fo:font-style="normal" fo:font-weight="bold" style:font-style-asian="normal" style:font-weight-asian="bold" style:font-style-complex="normal" style:font-weight-complex="bold"/>
    </style:style>
    <style:style style:name="T595" style:family="text">
      <style:text-properties style:font-name="Cambria1" fo:font-style="normal" fo:font-weight="bold" officeooo:rsid="0191996d" style:font-style-asian="normal" style:font-weight-asian="bold" style:font-style-complex="normal" style:font-weight-complex="bold"/>
    </style:style>
    <style:style style:name="T596" style:family="text">
      <style:text-properties style:font-name="Cambria1" fo:font-style="normal" fo:font-weight="bold" officeooo:rsid="01928171" style:font-style-asian="normal" style:font-weight-asian="bold" style:font-style-complex="normal" style:font-weight-complex="bold"/>
    </style:style>
    <style:style style:name="T597" style:family="text">
      <style:text-properties style:font-name="Cambria1" fo:font-style="normal" fo:font-weight="bold" officeooo:rsid="019f1131" style:font-style-asian="normal" style:font-weight-asian="bold" style:font-style-complex="normal" style:font-weight-complex="bold"/>
    </style:style>
    <style:style style:name="T598" style:family="text">
      <style:text-properties style:font-name="Cambria1" fo:font-style="normal" fo:font-weight="bold" officeooo:rsid="01bdff22" style:font-style-asian="normal" style:font-weight-asian="bold" style:font-style-complex="normal" style:font-weight-complex="bold"/>
    </style:style>
    <style:style style:name="T599" style:family="text">
      <style:text-properties style:font-name="Cambria1" fo:font-style="normal" fo:font-weight="bold" officeooo:rsid="01c2dda8" style:font-style-asian="normal" style:font-weight-asian="bold" style:font-style-complex="normal" style:font-weight-complex="bold"/>
    </style:style>
    <style:style style:name="T600" style:family="text">
      <style:text-properties style:font-name="Cambria1" fo:font-style="normal" fo:font-weight="bold" officeooo:rsid="01c49ff8" style:font-style-asian="normal" style:font-weight-asian="bold" style:font-style-complex="normal" style:font-weight-complex="bold"/>
    </style:style>
    <style:style style:name="T601" style:family="text">
      <style:text-properties style:font-name="Cambria1" fo:font-style="normal" fo:font-weight="bold" officeooo:rsid="01db80ae" style:font-style-asian="normal" style:font-weight-asian="bold" style:font-style-complex="normal" style:font-weight-complex="bold"/>
    </style:style>
    <style:style style:name="T602" style:family="text">
      <style:text-properties style:font-name="Cambria1" fo:font-style="normal" fo:font-weight="bold" officeooo:rsid="01b02106" style:font-style-asian="normal" style:font-weight-asian="bold" style:font-style-complex="normal" style:font-weight-complex="bold"/>
    </style:style>
    <style:style style:name="T603" style:family="text">
      <style:text-properties style:font-name="Cambria1" fo:font-style="normal" fo:font-weight="bold" officeooo:rsid="01ba5f28" style:font-style-asian="normal" style:font-weight-asian="bold" style:font-style-complex="normal" style:font-weight-complex="bold"/>
    </style:style>
    <style:style style:name="T604" style:family="text">
      <style:text-properties style:font-name="Cambria1" fo:font-style="normal" fo:font-weight="bold" officeooo:rsid="01e759dd" style:font-style-asian="normal" style:font-weight-asian="bold" style:font-style-complex="normal" style:font-weight-complex="bold"/>
    </style:style>
    <style:style style:name="T605" style:family="text">
      <style:text-properties style:font-name="Cambria1" fo:font-style="normal" fo:font-weight="bold" officeooo:rsid="01ece228" style:font-style-asian="normal" style:font-weight-asian="bold" style:font-style-complex="normal" style:font-weight-complex="bold"/>
    </style:style>
    <style:style style:name="T606" style:family="text">
      <style:text-properties style:font-name="Cambria1" fo:font-style="normal" fo:font-weight="bold" officeooo:rsid="01f6c0fd" style:font-style-asian="normal" style:font-weight-asian="bold" style:font-style-complex="normal" style:font-weight-complex="bold"/>
    </style:style>
    <style:style style:name="T607" style:family="text">
      <style:text-properties style:font-name="Cambria1" fo:font-style="normal" fo:font-weight="bold" officeooo:rsid="020178ed" style:font-style-asian="normal" style:font-weight-asian="bold" style:font-style-complex="normal" style:font-weight-complex="bold"/>
    </style:style>
    <style:style style:name="T608" style:family="text">
      <style:text-properties style:font-name="Cambria1" fo:font-style="normal" fo:font-weight="bold" officeooo:rsid="023020bb" style:font-style-asian="normal" style:font-weight-asian="bold" style:font-style-complex="normal" style:font-weight-complex="bold"/>
    </style:style>
    <style:style style:name="T609" style:family="text">
      <style:text-properties style:font-name="Cambria1" fo:font-style="normal" fo:font-weight="bold" officeooo:rsid="02422e8f" style:font-style-asian="normal" style:font-weight-asian="bold" style:font-style-complex="normal" style:font-weight-complex="bold"/>
    </style:style>
    <style:style style:name="T610" style:family="text">
      <style:text-properties style:font-name="Cambria1" fo:font-style="normal" fo:font-weight="bold" officeooo:rsid="024d5306" style:font-style-asian="normal" style:font-weight-asian="bold" style:font-style-complex="normal" style:font-weight-complex="bold"/>
    </style:style>
    <style:style style:name="T611" style:family="text">
      <style:text-properties style:font-name="Cambria1" fo:font-style="normal" fo:font-weight="bold" officeooo:rsid="02fecc64" style:font-style-asian="normal" style:font-weight-asian="bold" style:font-style-complex="normal" style:font-weight-complex="bold"/>
    </style:style>
    <style:style style:name="T612" style:family="text">
      <style:text-properties style:font-name="Cambria1" fo:font-style="normal" fo:font-weight="bold" officeooo:rsid="03003336" style:font-style-asian="normal" style:font-weight-asian="bold" style:font-style-complex="normal" style:font-weight-complex="bold"/>
    </style:style>
    <style:style style:name="T613" style:family="text">
      <style:text-properties style:font-name="Cambria1" fo:font-style="normal" fo:font-weight="bold" officeooo:rsid="03018bc9" style:font-style-asian="normal" style:font-weight-asian="bold" style:font-style-complex="normal" style:font-weight-complex="bold"/>
    </style:style>
    <style:style style:name="T614" style:family="text">
      <style:text-properties style:font-name="Cambria1" fo:font-style="normal" fo:font-weight="bold" officeooo:rsid="03093d46" style:font-style-asian="normal" style:font-weight-asian="bold" style:font-style-complex="normal" style:font-weight-complex="bold"/>
    </style:style>
    <style:style style:name="T615" style:family="text">
      <style:text-properties style:font-name="Cambria1" fo:font-style="normal" fo:font-weight="bold" officeooo:rsid="03097bc4" style:font-style-asian="normal" style:font-weight-asian="bold" style:font-style-complex="normal" style:font-weight-complex="bold"/>
    </style:style>
    <style:style style:name="T616" style:family="text">
      <style:text-properties style:font-name="Cambria1" fo:font-style="normal" fo:font-weight="bold" officeooo:rsid="030e0e13" style:font-style-asian="normal" style:font-weight-asian="bold" style:font-style-complex="normal" style:font-weight-complex="bold"/>
    </style:style>
    <style:style style:name="T617" style:family="text">
      <style:text-properties style:font-name="Cambria1" fo:font-style="normal" fo:font-weight="bold" officeooo:rsid="0310509b" style:font-style-asian="normal" style:font-weight-asian="bold" style:font-style-complex="normal" style:font-weight-complex="bold"/>
    </style:style>
    <style:style style:name="T618" style:family="text">
      <style:text-properties style:font-name="Cambria1" fo:font-style="normal" fo:font-weight="bold" officeooo:rsid="0317cd60" style:font-style-asian="normal" style:font-weight-asian="bold" style:font-style-complex="normal" style:font-weight-complex="bold"/>
    </style:style>
    <style:style style:name="T619" style:family="text">
      <style:text-properties style:font-name="Cambria1" fo:font-style="normal" fo:font-weight="bold" officeooo:rsid="03245fb9" style:font-style-asian="normal" style:font-weight-asian="bold" style:font-style-complex="normal" style:font-weight-complex="bold"/>
    </style:style>
    <style:style style:name="T620" style:family="text">
      <style:text-properties style:font-name="Cambria1" fo:font-style="normal" fo:font-weight="bold" officeooo:rsid="0324dd2a" style:font-style-asian="normal" style:font-weight-asian="bold" style:font-style-complex="normal" style:font-weight-complex="bold"/>
    </style:style>
    <style:style style:name="T621" style:family="text">
      <style:text-properties style:font-name="Cambria1" fo:font-style="normal" fo:font-weight="bold" officeooo:rsid="01f6c0fd" style:font-name-asian="Microsoft YaHei" style:font-style-asian="normal" style:font-weight-asian="bold" style:font-name-complex="Mangal" style:font-style-complex="normal" style:font-weight-complex="bold"/>
    </style:style>
    <style:style style:name="T622" style:family="text">
      <style:text-properties style:font-name="Cambria1" fo:font-style="normal" fo:font-weight="bold" officeooo:rsid="01fe15e1" style:font-name-asian="Microsoft YaHei" style:font-style-asian="normal" style:font-weight-asian="bold" style:font-name-complex="Mangal" style:font-style-complex="normal" style:font-weight-complex="bold"/>
    </style:style>
    <style:style style:name="T623" style:family="text">
      <style:text-properties style:font-name="Cambria1" fo:font-style="normal" fo:font-weight="bold" officeooo:rsid="022b9212" style:font-name-asian="Microsoft YaHei" style:font-style-asian="normal" style:font-weight-asian="bold" style:font-name-complex="Mangal" style:font-style-complex="normal" style:font-weight-complex="bold"/>
    </style:style>
    <style:style style:name="T624" style:family="text">
      <style:text-properties style:font-name="Cambria1" fo:font-style="normal" fo:font-weight="bold" officeooo:rsid="018ad0b1" style:font-name-asian="Microsoft YaHei" style:font-style-asian="normal" style:font-weight-asian="bold" style:font-name-complex="Mangal" style:font-style-complex="normal" style:font-weight-complex="bold"/>
    </style:style>
    <style:style style:name="T625" style:family="text">
      <style:text-properties style:font-name="Cambria1" fo:font-style="normal" fo:font-weight="bold" officeooo:rsid="023020bb" style:font-name-asian="Microsoft YaHei" style:font-style-asian="normal" style:font-weight-asian="bold" style:font-name-complex="Mangal" style:font-style-complex="normal" style:font-weight-complex="bold"/>
    </style:style>
    <style:style style:name="T626" style:family="text">
      <style:text-properties style:font-name="Cambria1" fo:font-style="normal" fo:font-weight="bold" officeooo:rsid="02422e8f" style:font-name-asian="Microsoft YaHei" style:font-style-asian="normal" style:font-weight-asian="bold" style:font-name-complex="Mangal" style:font-style-complex="normal" style:font-weight-complex="bold"/>
    </style:style>
    <style:style style:name="T627" style:family="text">
      <style:text-properties style:font-name="Cambria1" fo:font-style="normal" fo:font-weight="bold" officeooo:rsid="01ba5f28" style:font-name-asian="Microsoft YaHei" style:font-style-asian="normal" style:font-weight-asian="bold" style:font-name-complex="Mangal" style:font-style-complex="normal" style:font-weight-complex="bold"/>
    </style:style>
    <style:style style:name="T628" style:family="text">
      <style:text-properties style:font-name="Cambria1" fo:font-style="normal" fo:font-weight="bold" officeooo:rsid="01b02106" style:font-name-asian="Microsoft YaHei" style:font-style-asian="normal" style:font-weight-asian="bold" style:font-name-complex="Mangal" style:font-style-complex="normal" style:font-weight-complex="bold"/>
    </style:style>
    <style:style style:name="T629" style:family="text">
      <style:text-properties style:font-name="Cambria1" fo:font-style="normal" fo:font-weight="bold" officeooo:rsid="0226cc4f" style:font-name-asian="Microsoft YaHei" style:font-style-asian="normal" style:font-weight-asian="bold" style:font-name-complex="Mangal" style:font-style-complex="normal" style:font-weight-complex="bold"/>
    </style:style>
    <style:style style:name="T630" style:family="text">
      <style:text-properties style:font-name="Cambria1" fo:font-style="normal" fo:font-weight="bold" officeooo:rsid="022ea9f8" style:font-name-asian="Microsoft YaHei" style:font-style-asian="normal" style:font-weight-asian="bold" style:font-name-complex="Mangal" style:font-style-complex="normal" style:font-weight-complex="bold"/>
    </style:style>
    <style:style style:name="T631" style:family="text">
      <style:text-properties style:font-name="Cambria1" fo:font-style="normal" fo:font-weight="bold" officeooo:rsid="02589fc4" style:font-name-asian="Microsoft YaHei" style:font-style-asian="normal" style:font-weight-asian="bold" style:font-name-complex="Mangal" style:font-style-complex="normal" style:font-weight-complex="bold"/>
    </style:style>
    <style:style style:name="T632" style:family="text">
      <style:text-properties style:font-name="Cambria1" fo:font-style="normal" fo:font-weight="bold" officeooo:rsid="02579665" style:font-name-asian="Microsoft YaHei" style:font-style-asian="normal" style:font-weight-asian="bold" style:font-name-complex="Mangal" style:font-style-complex="normal" style:font-weight-complex="bold"/>
    </style:style>
    <style:style style:name="T633" style:family="text">
      <style:text-properties style:font-name="Cambria1" fo:font-style="normal" fo:font-weight="bold" officeooo:rsid="02bbade5" style:font-name-asian="Microsoft YaHei" style:font-style-asian="normal" style:font-weight-asian="bold" style:font-name-complex="Mangal" style:font-style-complex="normal" style:font-weight-complex="bold"/>
    </style:style>
    <style:style style:name="T634" style:family="text">
      <style:text-properties style:font-name="Cambria1" fo:font-style="normal" fo:font-weight="normal" officeooo:rsid="018ad0b1" style:font-style-asian="normal" style:font-weight-asian="normal" style:font-style-complex="normal" style:font-weight-complex="normal"/>
    </style:style>
    <style:style style:name="T635" style:family="text">
      <style:text-properties style:font-name="Cambria1" fo:font-style="normal" fo:font-weight="normal" officeooo:rsid="01e759dd" style:font-style-asian="normal" style:font-weight-asian="normal" style:font-style-complex="normal" style:font-weight-complex="normal"/>
    </style:style>
    <style:style style:name="T636" style:family="text">
      <style:text-properties style:font-name="Cambria1" fo:font-style="normal" fo:font-weight="normal" officeooo:rsid="02fecc64" style:font-style-asian="normal" style:font-weight-asian="normal" style:font-style-complex="normal" style:font-weight-complex="normal"/>
    </style:style>
    <style:style style:name="T637" style:family="text">
      <style:text-properties style:font-name="Cambria1" fo:font-style="normal" fo:font-weight="normal" officeooo:rsid="03003336" style:font-style-asian="normal" style:font-weight-asian="normal" style:font-style-complex="normal" style:font-weight-complex="normal"/>
    </style:style>
    <style:style style:name="T638" style:family="text">
      <style:text-properties style:font-name="Cambria1" fo:font-style="normal" fo:font-weight="normal" officeooo:rsid="03018bc9" style:font-style-asian="normal" style:font-weight-asian="normal" style:font-style-complex="normal" style:font-weight-complex="normal"/>
    </style:style>
    <style:style style:name="T639" style:family="text">
      <style:text-properties style:font-name="Cambria1" fo:font-style="normal" fo:font-weight="normal" officeooo:rsid="0302f83c" style:font-style-asian="normal" style:font-weight-asian="normal" style:font-style-complex="normal" style:font-weight-complex="normal"/>
    </style:style>
    <style:style style:name="T640" style:family="text">
      <style:text-properties style:font-name="Cambria1" fo:font-style="normal" fo:font-weight="normal" officeooo:rsid="03093d46" style:font-style-asian="normal" style:font-weight-asian="normal" style:font-style-complex="normal" style:font-weight-complex="normal"/>
    </style:style>
    <style:style style:name="T641" style:family="text">
      <style:text-properties style:font-name="Cambria1" fo:font-style="normal" fo:font-weight="normal" officeooo:rsid="03097bc4" style:font-style-asian="normal" style:font-weight-asian="normal" style:font-style-complex="normal" style:font-weight-complex="normal"/>
    </style:style>
    <style:style style:name="T642" style:family="text">
      <style:text-properties style:font-name="Cambria1" fo:font-style="normal" fo:font-weight="normal" officeooo:rsid="018ad0b1" style:font-name-asian="Microsoft YaHei" style:font-style-asian="normal" style:font-weight-asian="normal" style:font-name-complex="Mangal" style:font-style-complex="normal" style:font-weight-complex="normal"/>
    </style:style>
    <style:style style:name="T643" style:family="text">
      <style:text-properties style:font-name="Cambria1" fo:font-style="normal" fo:font-weight="normal" officeooo:rsid="025e6357" style:font-name-asian="Microsoft YaHei" style:font-style-asian="normal" style:font-weight-asian="normal" style:font-name-complex="Mangal" style:font-style-complex="normal" style:font-weight-complex="normal"/>
    </style:style>
    <style:style style:name="T644" style:family="text">
      <style:text-properties style:font-name="Cambria1" fo:font-style="normal" officeooo:rsid="018ad0b1" style:font-name-asian="Microsoft YaHei" style:font-style-asian="normal" style:font-name-complex="Mangal" style:font-style-complex="normal"/>
    </style:style>
    <style:style style:name="T645" style:family="text">
      <style:text-properties style:font-name="Cambria1" officeooo:rsid="01b344a7"/>
    </style:style>
    <style:style style:name="T646" style:family="text">
      <style:text-properties style:font-name="Cambria1" officeooo:rsid="01b5d064"/>
    </style:style>
    <style:style style:name="T647" style:family="text">
      <style:text-properties style:font-name="Cambria1" fo:font-weight="normal" officeooo:rsid="01b83b37" style:font-weight-asian="normal" style:font-weight-complex="normal"/>
    </style:style>
    <style:style style:name="T648" style:family="text">
      <style:text-properties style:font-name="Cambria1" fo:font-weight="normal" officeooo:rsid="01ba5f28" style:font-weight-asian="normal" style:font-weight-complex="normal"/>
    </style:style>
    <style:style style:name="T649" style:family="text">
      <style:text-properties style:font-name="Cambria1" fo:font-weight="normal" officeooo:rsid="018ad0b1" style:font-weight-asian="normal" style:font-weight-complex="normal"/>
    </style:style>
    <style:style style:name="T650" style:family="text">
      <style:text-properties style:font-name="Cambria1" fo:font-weight="normal" officeooo:rsid="01eaf057" style:font-weight-asian="normal" style:font-weight-complex="normal"/>
    </style:style>
    <style:style style:name="T651" style:family="text">
      <style:text-properties style:font-name="Cambria1" fo:font-weight="normal" officeooo:rsid="02a203d2" style:font-weight-asian="normal" style:font-weight-complex="normal"/>
    </style:style>
    <style:style style:name="T652" style:family="text">
      <style:text-properties style:font-name="Cambria1" fo:font-weight="normal" officeooo:rsid="02a5f6eb" style:font-weight-asian="normal" style:font-weight-complex="normal"/>
    </style:style>
    <style:style style:name="T653" style:family="text">
      <style:text-properties style:font-name="Cambria1" fo:font-weight="normal" officeooo:rsid="02bddc0e" style:font-weight-asian="normal" style:font-weight-complex="normal"/>
    </style:style>
    <style:style style:name="T654" style:family="text">
      <style:text-properties style:font-name="Cambria1" fo:font-weight="normal" officeooo:rsid="02c11d76" style:font-weight-asian="normal" style:font-weight-complex="normal"/>
    </style:style>
    <style:style style:name="T655" style:family="text">
      <style:text-properties style:font-name="Cambria1" fo:font-weight="normal" officeooo:rsid="02c1a2ee" style:font-weight-asian="normal" style:font-weight-complex="normal"/>
    </style:style>
    <style:style style:name="T656" style:family="text">
      <style:text-properties style:font-name="Cambria1" fo:font-weight="normal" officeooo:rsid="02c39e60" style:font-weight-asian="normal" style:font-weight-complex="normal"/>
    </style:style>
    <style:style style:name="T657" style:family="text">
      <style:text-properties style:font-name="Cambria1" fo:font-weight="normal" officeooo:rsid="02c946ed" style:font-weight-asian="normal" style:font-weight-complex="normal"/>
    </style:style>
    <style:style style:name="T658" style:family="text">
      <style:text-properties style:font-name="Cambria1" fo:font-weight="normal" officeooo:rsid="02cc837b" style:font-weight-asian="normal" style:font-weight-complex="normal"/>
    </style:style>
    <style:style style:name="T659" style:family="text">
      <style:text-properties style:font-name="Cambria1" fo:font-weight="normal" officeooo:rsid="02cf3ec6" style:font-weight-asian="normal" style:font-weight-complex="normal"/>
    </style:style>
    <style:style style:name="T660" style:family="text">
      <style:text-properties style:font-name="Cambria1" fo:font-weight="normal" officeooo:rsid="02cf89b0" style:font-weight-asian="normal" style:font-weight-complex="normal"/>
    </style:style>
    <style:style style:name="T661" style:family="text">
      <style:text-properties style:font-name="Cambria1" fo:font-weight="normal" officeooo:rsid="02d1f94e" style:font-weight-asian="normal" style:font-weight-complex="normal"/>
    </style:style>
    <style:style style:name="T662" style:family="text">
      <style:text-properties style:font-name="Cambria1" fo:font-weight="normal" officeooo:rsid="02d25eef" style:font-weight-asian="normal" style:font-weight-complex="normal"/>
    </style:style>
    <style:style style:name="T663" style:family="text">
      <style:text-properties style:font-name="Cambria1" fo:font-weight="normal" officeooo:rsid="02d44a75" style:font-weight-asian="normal" style:font-weight-complex="normal"/>
    </style:style>
    <style:style style:name="T664" style:family="text">
      <style:text-properties style:font-name="Cambria1" fo:font-weight="normal" officeooo:rsid="02d4afb7" style:font-weight-asian="normal" style:font-weight-complex="normal"/>
    </style:style>
    <style:style style:name="T665" style:family="text">
      <style:text-properties style:font-name="Cambria1" fo:font-weight="normal" officeooo:rsid="02d4f9f9" style:font-weight-asian="normal" style:font-weight-complex="normal"/>
    </style:style>
    <style:style style:name="T666" style:family="text">
      <style:text-properties style:font-name="Cambria1" fo:font-weight="normal" officeooo:rsid="02d7575d" style:font-weight-asian="normal" style:font-weight-complex="normal"/>
    </style:style>
    <style:style style:name="T667" style:family="text">
      <style:text-properties style:font-name="Cambria1" fo:font-weight="normal" officeooo:rsid="02d93d5a" style:font-weight-asian="normal" style:font-weight-complex="normal"/>
    </style:style>
    <style:style style:name="T668" style:family="text">
      <style:text-properties style:font-name="Cambria1" fo:font-weight="normal" officeooo:rsid="02dac560" style:font-weight-asian="normal" style:font-weight-complex="normal"/>
    </style:style>
    <style:style style:name="T669" style:family="text">
      <style:text-properties style:font-name="Cambria1" fo:font-weight="normal" officeooo:rsid="02db4602" style:font-weight-asian="normal" style:font-weight-complex="normal"/>
    </style:style>
    <style:style style:name="T670" style:family="text">
      <style:text-properties style:font-name="Cambria1" fo:font-weight="normal" officeooo:rsid="002dd681" style:font-weight-asian="normal" style:font-weight-complex="normal"/>
    </style:style>
    <style:style style:name="T671" style:family="text">
      <style:text-properties style:font-name="Cambria1" fo:font-weight="normal" officeooo:rsid="00d6e91e" style:font-weight-asian="normal" style:font-weight-complex="normal"/>
    </style:style>
    <style:style style:name="T672" style:family="text">
      <style:text-properties style:font-name="Cambria1" fo:font-weight="normal" officeooo:rsid="02dbe726" style:font-weight-asian="normal" style:font-weight-complex="normal"/>
    </style:style>
    <style:style style:name="T673" style:family="text">
      <style:text-properties style:font-name="Cambria1" fo:font-weight="normal" officeooo:rsid="02dd9f8b" style:font-weight-asian="normal" style:font-weight-complex="normal"/>
    </style:style>
    <style:style style:name="T674" style:family="text">
      <style:text-properties style:font-name="Cambria1" fo:font-weight="normal" officeooo:rsid="02dfc762" style:font-weight-asian="normal" style:font-weight-complex="normal"/>
    </style:style>
    <style:style style:name="T675" style:family="text">
      <style:text-properties style:font-name="Cambria1" fo:font-weight="normal" officeooo:rsid="02e0c029" style:font-weight-asian="normal" style:font-weight-complex="normal"/>
    </style:style>
    <style:style style:name="T676" style:family="text">
      <style:text-properties style:font-name="Cambria1" fo:font-weight="normal" officeooo:rsid="02e12119" style:font-weight-asian="normal" style:font-weight-complex="normal"/>
    </style:style>
    <style:style style:name="T677" style:family="text">
      <style:text-properties style:font-name="Cambria1" fo:font-weight="normal" officeooo:rsid="02e2fac5" style:font-weight-asian="normal" style:font-weight-complex="normal"/>
    </style:style>
    <style:style style:name="T678" style:family="text">
      <style:text-properties style:font-name="Cambria1" fo:font-weight="normal" officeooo:rsid="02e661ed" style:font-weight-asian="normal" style:font-weight-complex="normal"/>
    </style:style>
    <style:style style:name="T679" style:family="text">
      <style:text-properties style:font-name="Cambria1" fo:font-weight="normal" officeooo:rsid="02f2a03a" style:font-weight-asian="normal" style:font-weight-complex="normal"/>
    </style:style>
    <style:style style:name="T680" style:family="text">
      <style:text-properties style:font-name="Cambria1" fo:font-weight="normal" officeooo:rsid="02f40e73" style:font-weight-asian="normal" style:font-weight-complex="normal"/>
    </style:style>
    <style:style style:name="T681" style:family="text">
      <style:text-properties style:font-name="Cambria1" fo:font-weight="normal" officeooo:rsid="02f5ab34" style:font-weight-asian="normal" style:font-weight-complex="normal"/>
    </style:style>
    <style:style style:name="T682" style:family="text">
      <style:text-properties style:font-name="Cambria1" fo:font-weight="normal" officeooo:rsid="0311f0fb" style:font-weight-asian="normal" style:font-weight-complex="normal"/>
    </style:style>
    <style:style style:name="T683" style:family="text">
      <style:text-properties style:font-name="Cambria1" fo:font-weight="normal" officeooo:rsid="0314b4d1" style:font-weight-asian="normal" style:font-weight-complex="normal"/>
    </style:style>
    <style:style style:name="T684" style:family="text">
      <style:text-properties style:font-name="Cambria1" fo:font-weight="normal" officeooo:rsid="03162d9c" style:font-weight-asian="normal" style:font-weight-complex="normal"/>
    </style:style>
    <style:style style:name="T685" style:family="text">
      <style:text-properties style:font-name="Cambria1" fo:font-weight="normal" officeooo:rsid="03179231" style:font-weight-asian="normal" style:font-weight-complex="normal"/>
    </style:style>
    <style:style style:name="T686" style:family="text">
      <style:text-properties style:font-name="Cambria1" fo:font-weight="normal" officeooo:rsid="0318e34a" style:font-weight-asian="normal" style:font-weight-complex="normal"/>
    </style:style>
    <style:style style:name="T687" style:family="text">
      <style:text-properties style:font-name="Cambria1" fo:font-weight="normal" officeooo:rsid="031ad94b" style:font-weight-asian="normal" style:font-weight-complex="normal"/>
    </style:style>
    <style:style style:name="T688" style:family="text">
      <style:text-properties style:font-name="Cambria1" fo:font-weight="normal" officeooo:rsid="031c0077" style:font-weight-asian="normal" style:font-weight-complex="normal"/>
    </style:style>
    <style:style style:name="T689" style:family="text">
      <style:text-properties style:font-name="Cambria1" fo:font-weight="normal" officeooo:rsid="031068b0" style:font-weight-asian="normal" style:font-weight-complex="normal"/>
    </style:style>
    <style:style style:name="T690" style:family="text">
      <style:text-properties style:font-name="Cambria1" fo:font-weight="normal" officeooo:rsid="031df3fa" style:font-weight-asian="normal" style:font-weight-complex="normal"/>
    </style:style>
    <style:style style:name="T691" style:family="text">
      <style:text-properties style:font-name="Cambria1" fo:font-weight="normal" officeooo:rsid="031ef281" style:font-weight-asian="normal" style:font-weight-complex="normal"/>
    </style:style>
    <style:style style:name="T692" style:family="text">
      <style:text-properties style:font-name="Cambria1" fo:font-weight="normal" officeooo:rsid="03209fb2" style:font-weight-asian="normal" style:font-weight-complex="normal"/>
    </style:style>
    <style:style style:name="T693" style:family="text">
      <style:text-properties style:font-name="Cambria1" fo:font-weight="normal" officeooo:rsid="03220b29" style:font-weight-asian="normal" style:font-weight-complex="normal"/>
    </style:style>
    <style:style style:name="T694" style:family="text">
      <style:text-properties style:font-name="Cambria1" fo:font-weight="normal" officeooo:rsid="0323747a" style:font-weight-asian="normal" style:font-weight-complex="normal"/>
    </style:style>
    <style:style style:name="T695" style:family="text">
      <style:text-properties style:font-name="Cambria1" fo:font-weight="normal" officeooo:rsid="03271011" style:font-weight-asian="normal" style:font-weight-complex="normal"/>
    </style:style>
    <style:style style:name="T696" style:family="text">
      <style:text-properties style:font-name="Cambria1" fo:font-weight="normal" officeooo:rsid="018ad0b1" style:font-name-asian="Microsoft YaHei" style:font-weight-asian="normal" style:font-name-complex="Mangal" style:font-weight-complex="normal"/>
    </style:style>
    <style:style style:name="T697" style:family="text">
      <style:text-properties style:font-name="Cambria1" fo:font-weight="normal" officeooo:rsid="022ea9f8" style:font-name-asian="Microsoft YaHei" style:font-weight-asian="normal" style:font-name-complex="Mangal" style:font-weight-complex="normal"/>
    </style:style>
    <style:style style:name="T698" style:family="text">
      <style:text-properties style:font-name="Cambria1" officeooo:rsid="01b70cf9"/>
    </style:style>
    <style:style style:name="T699" style:family="text">
      <style:text-properties style:font-name="Cambria1" officeooo:rsid="01b83b37"/>
    </style:style>
    <style:style style:name="T700" style:family="text">
      <style:text-properties style:font-name="Cambria1" fo:font-weight="bold" style:font-weight-asian="bold" style:font-weight-complex="bold"/>
    </style:style>
    <style:style style:name="T701" style:family="text">
      <style:text-properties style:font-name="Cambria1" fo:font-weight="bold" officeooo:rsid="01b83b37" style:font-weight-asian="bold" style:font-weight-complex="bold"/>
    </style:style>
    <style:style style:name="T702" style:family="text">
      <style:text-properties style:font-name="Cambria1" fo:font-weight="bold" officeooo:rsid="01ba5f28" style:font-weight-asian="bold" style:font-weight-complex="bold"/>
    </style:style>
    <style:style style:name="T703" style:family="text">
      <style:text-properties style:font-name="Cambria1" fo:font-weight="bold" officeooo:rsid="01b02106" style:font-weight-asian="bold" style:font-weight-complex="bold"/>
    </style:style>
    <style:style style:name="T704" style:family="text">
      <style:text-properties style:font-name="Cambria1" fo:font-weight="bold" officeooo:rsid="01bdff22" style:font-weight-asian="bold" style:font-weight-complex="bold"/>
    </style:style>
    <style:style style:name="T705" style:family="text">
      <style:text-properties style:font-name="Cambria1" fo:font-weight="bold" officeooo:rsid="01c2dda8" style:font-weight-asian="bold" style:font-weight-complex="bold"/>
    </style:style>
    <style:style style:name="T706" style:family="text">
      <style:text-properties style:font-name="Cambria1" fo:font-weight="bold" officeooo:rsid="01c49ff8" style:font-weight-asian="bold" style:font-weight-complex="bold"/>
    </style:style>
    <style:style style:name="T707" style:family="text">
      <style:text-properties style:font-name="Cambria1" fo:font-weight="bold" officeooo:rsid="01db80ae" style:font-weight-asian="bold" style:font-weight-complex="bold"/>
    </style:style>
    <style:style style:name="T708" style:family="text">
      <style:text-properties style:font-name="Cambria1" fo:font-weight="bold" officeooo:rsid="01e99b5a" style:font-weight-asian="bold" style:font-weight-complex="bold"/>
    </style:style>
    <style:style style:name="T709" style:family="text">
      <style:text-properties style:font-name="Cambria1" fo:font-weight="bold" officeooo:rsid="01eaf057" style:font-weight-asian="bold" style:font-weight-complex="bold"/>
    </style:style>
    <style:style style:name="T710" style:family="text">
      <style:text-properties style:font-name="Cambria1" fo:font-weight="bold" officeooo:rsid="01ece228" style:font-weight-asian="bold" style:font-weight-complex="bold"/>
    </style:style>
    <style:style style:name="T711" style:family="text">
      <style:text-properties style:font-name="Cambria1" fo:font-weight="bold" officeooo:rsid="01ed6aa1" style:font-weight-asian="bold" style:font-weight-complex="bold"/>
    </style:style>
    <style:style style:name="T712" style:family="text">
      <style:text-properties style:font-name="Cambria1" fo:font-weight="bold" officeooo:rsid="01eec6d0" style:font-weight-asian="bold" style:font-weight-complex="bold"/>
    </style:style>
    <style:style style:name="T713" style:family="text">
      <style:text-properties style:font-name="Cambria1" fo:font-weight="bold" officeooo:rsid="01fdf9cb" style:font-weight-asian="bold" style:font-weight-complex="bold"/>
    </style:style>
    <style:style style:name="T714" style:family="text">
      <style:text-properties style:font-name="Cambria1" fo:font-weight="bold" officeooo:rsid="0208e380" style:font-weight-asian="bold" style:font-weight-complex="bold"/>
    </style:style>
    <style:style style:name="T715" style:family="text">
      <style:text-properties style:font-name="Cambria1" fo:font-weight="bold" officeooo:rsid="023020bb" style:font-weight-asian="bold" style:font-weight-complex="bold"/>
    </style:style>
    <style:style style:name="T716" style:family="text">
      <style:text-properties style:font-name="Cambria1" fo:font-weight="bold" officeooo:rsid="018ad0b1" style:font-weight-asian="bold" style:font-weight-complex="bold"/>
    </style:style>
    <style:style style:name="T717" style:family="text">
      <style:text-properties style:font-name="Cambria1" fo:font-weight="bold" officeooo:rsid="02422e8f" style:font-weight-asian="bold" style:font-weight-complex="bold"/>
    </style:style>
    <style:style style:name="T718" style:family="text">
      <style:text-properties style:font-name="Cambria1" fo:font-weight="bold" officeooo:rsid="027a5357" style:font-weight-asian="bold" style:font-weight-complex="bold"/>
    </style:style>
    <style:style style:name="T719" style:family="text">
      <style:text-properties style:font-name="Cambria1" fo:font-weight="bold" officeooo:rsid="02806040" style:font-weight-asian="bold" style:font-weight-complex="bold"/>
    </style:style>
    <style:style style:name="T720" style:family="text">
      <style:text-properties style:font-name="Cambria1" fo:font-weight="bold" officeooo:rsid="029ac221" style:font-weight-asian="bold" style:font-weight-complex="bold"/>
    </style:style>
    <style:style style:name="T721" style:family="text">
      <style:text-properties style:font-name="Cambria1" fo:font-weight="bold" officeooo:rsid="002dd681" style:font-weight-asian="bold" style:font-weight-complex="bold"/>
    </style:style>
    <style:style style:name="T722" style:family="text">
      <style:text-properties style:font-name="Cambria1" fo:font-weight="bold" officeooo:rsid="02a203d2" style:font-weight-asian="bold" style:font-weight-complex="bold"/>
    </style:style>
    <style:style style:name="T723" style:family="text">
      <style:text-properties style:font-name="Cambria1" fo:font-weight="bold" officeooo:rsid="02a5f6eb" style:font-weight-asian="bold" style:font-weight-complex="bold"/>
    </style:style>
    <style:style style:name="T724" style:family="text">
      <style:text-properties style:font-name="Cambria1" fo:font-weight="bold" officeooo:rsid="02c11d76" style:font-weight-asian="bold" style:font-weight-complex="bold"/>
    </style:style>
    <style:style style:name="T725" style:family="text">
      <style:text-properties style:font-name="Cambria1" fo:font-weight="bold" officeooo:rsid="02c1a2ee" style:font-weight-asian="bold" style:font-weight-complex="bold"/>
    </style:style>
    <style:style style:name="T726" style:family="text">
      <style:text-properties style:font-name="Cambria1" fo:font-weight="bold" officeooo:rsid="02c39e60" style:font-weight-asian="bold" style:font-weight-complex="bold"/>
    </style:style>
    <style:style style:name="T727" style:family="text">
      <style:text-properties style:font-name="Cambria1" fo:font-weight="bold" officeooo:rsid="02c6b20e" style:font-weight-asian="bold" style:font-weight-complex="bold"/>
    </style:style>
    <style:style style:name="T728" style:family="text">
      <style:text-properties style:font-name="Cambria1" fo:font-weight="bold" officeooo:rsid="02c946ed" style:font-weight-asian="bold" style:font-weight-complex="bold"/>
    </style:style>
    <style:style style:name="T729" style:family="text">
      <style:text-properties style:font-name="Cambria1" fo:font-weight="bold" officeooo:rsid="00d6e91e" style:font-weight-asian="bold" style:font-weight-complex="bold"/>
    </style:style>
    <style:style style:name="T730" style:family="text">
      <style:text-properties style:font-name="Cambria1" fo:font-weight="bold" officeooo:rsid="02d25eef" style:font-weight-asian="bold" style:font-weight-complex="bold"/>
    </style:style>
    <style:style style:name="T731" style:family="text">
      <style:text-properties style:font-name="Cambria1" fo:font-weight="bold" officeooo:rsid="02d4afb7" style:font-weight-asian="bold" style:font-weight-complex="bold"/>
    </style:style>
    <style:style style:name="T732" style:family="text">
      <style:text-properties style:font-name="Cambria1" fo:font-weight="bold" officeooo:rsid="02d7575d" style:font-weight-asian="bold" style:font-weight-complex="bold"/>
    </style:style>
    <style:style style:name="T733" style:family="text">
      <style:text-properties style:font-name="Cambria1" fo:font-weight="bold" officeooo:rsid="02d93d5a" style:font-weight-asian="bold" style:font-weight-complex="bold"/>
    </style:style>
    <style:style style:name="T734" style:family="text">
      <style:text-properties style:font-name="Cambria1" fo:font-weight="bold" officeooo:rsid="02dac560" style:font-weight-asian="bold" style:font-weight-complex="bold"/>
    </style:style>
    <style:style style:name="T735" style:family="text">
      <style:text-properties style:font-name="Cambria1" fo:font-weight="bold" officeooo:rsid="02dfc762" style:font-weight-asian="bold" style:font-weight-complex="bold"/>
    </style:style>
    <style:style style:name="T736" style:family="text">
      <style:text-properties style:font-name="Cambria1" fo:font-weight="bold" officeooo:rsid="02f2a03a" style:font-weight-asian="bold" style:font-weight-complex="bold"/>
    </style:style>
    <style:style style:name="T737" style:family="text">
      <style:text-properties style:font-name="Cambria1" fo:font-weight="bold" officeooo:rsid="02f5ab34" style:font-weight-asian="bold" style:font-weight-complex="bold"/>
    </style:style>
    <style:style style:name="T738" style:family="text">
      <style:text-properties style:font-name="Cambria1" fo:font-weight="bold" officeooo:rsid="02f8342e" style:font-weight-asian="bold" style:font-weight-complex="bold"/>
    </style:style>
    <style:style style:name="T739" style:family="text">
      <style:text-properties style:font-name="Cambria1" fo:font-weight="bold" officeooo:rsid="031068b0" style:font-weight-asian="bold" style:font-weight-complex="bold"/>
    </style:style>
    <style:style style:name="T740" style:family="text">
      <style:text-properties style:font-name="Cambria1" fo:font-weight="bold" officeooo:rsid="0311f0fb" style:font-weight-asian="bold" style:font-weight-complex="bold"/>
    </style:style>
    <style:style style:name="T741" style:family="text">
      <style:text-properties style:font-name="Cambria1" fo:font-weight="bold" officeooo:rsid="0313a672" style:font-weight-asian="bold" style:font-weight-complex="bold"/>
    </style:style>
    <style:style style:name="T742" style:family="text">
      <style:text-properties style:font-name="Cambria1" fo:font-weight="bold" officeooo:rsid="03162d9c" style:font-weight-asian="bold" style:font-weight-complex="bold"/>
    </style:style>
    <style:style style:name="T743" style:family="text">
      <style:text-properties style:font-name="Cambria1" fo:font-weight="bold" officeooo:rsid="03179231" style:font-weight-asian="bold" style:font-weight-complex="bold"/>
    </style:style>
    <style:style style:name="T744" style:family="text">
      <style:text-properties style:font-name="Cambria1" fo:font-weight="bold" officeooo:rsid="0318e34a" style:font-weight-asian="bold" style:font-weight-complex="bold"/>
    </style:style>
    <style:style style:name="T745" style:family="text">
      <style:text-properties style:font-name="Cambria1" fo:font-weight="bold" officeooo:rsid="031c0077" style:font-weight-asian="bold" style:font-weight-complex="bold"/>
    </style:style>
    <style:style style:name="T746" style:family="text">
      <style:text-properties style:font-name="Cambria1" fo:font-weight="bold" officeooo:rsid="031df3fa" style:font-weight-asian="bold" style:font-weight-complex="bold"/>
    </style:style>
    <style:style style:name="T747" style:family="text">
      <style:text-properties style:font-name="Cambria1" fo:font-weight="bold" officeooo:rsid="031ef281" style:font-weight-asian="bold" style:font-weight-complex="bold"/>
    </style:style>
    <style:style style:name="T748" style:family="text">
      <style:text-properties style:font-name="Cambria1" fo:font-weight="bold" officeooo:rsid="03209fb2" style:font-weight-asian="bold" style:font-weight-complex="bold"/>
    </style:style>
    <style:style style:name="T749" style:family="text">
      <style:text-properties style:font-name="Cambria1" fo:font-weight="bold" officeooo:rsid="0323747a" style:font-weight-asian="bold" style:font-weight-complex="bold"/>
    </style:style>
    <style:style style:name="T750" style:family="text">
      <style:text-properties style:font-name="Cambria1" fo:font-weight="bold" officeooo:rsid="01f6c0fd" style:font-name-asian="Microsoft YaHei" style:font-weight-asian="bold" style:font-name-complex="Mangal" style:font-weight-complex="bold"/>
    </style:style>
    <style:style style:name="T751" style:family="text">
      <style:text-properties style:font-name="Cambria1" fo:font-weight="bold" officeooo:rsid="01b02106" style:font-name-asian="Microsoft YaHei" style:font-weight-asian="bold" style:font-name-complex="Mangal" style:font-weight-complex="bold"/>
    </style:style>
    <style:style style:name="T752" style:family="text">
      <style:text-properties style:font-name="Cambria1" fo:font-weight="bold" officeooo:rsid="01ba5f28" style:font-name-asian="Microsoft YaHei" style:font-weight-asian="bold" style:font-name-complex="Mangal" style:font-weight-complex="bold"/>
    </style:style>
    <style:style style:name="T753" style:family="text">
      <style:text-properties style:font-name="Cambria1" fo:font-weight="bold" officeooo:rsid="01ed6aa1" style:font-name-asian="Microsoft YaHei" style:font-weight-asian="bold" style:font-name-complex="Mangal" style:font-weight-complex="bold"/>
    </style:style>
    <style:style style:name="T754" style:family="text">
      <style:text-properties style:font-name="Cambria1" fo:font-weight="bold" officeooo:rsid="01eec6d0" style:font-name-asian="Microsoft YaHei" style:font-weight-asian="bold" style:font-name-complex="Mangal" style:font-weight-complex="bold"/>
    </style:style>
    <style:style style:name="T755" style:family="text">
      <style:text-properties style:font-name="Cambria1" fo:font-weight="bold" officeooo:rsid="01fe15e1" style:font-name-asian="Microsoft YaHei" style:font-weight-asian="bold" style:font-name-complex="Mangal" style:font-weight-complex="bold"/>
    </style:style>
    <style:style style:name="T756" style:family="text">
      <style:text-properties style:font-name="Cambria1" fo:font-weight="bold" officeooo:rsid="022b9212" style:font-name-asian="Microsoft YaHei" style:font-weight-asian="bold" style:font-name-complex="Mangal" style:font-weight-complex="bold"/>
    </style:style>
    <style:style style:name="T757" style:family="text">
      <style:text-properties style:font-name="Cambria1" fo:font-weight="bold" officeooo:rsid="022ea9f8" style:font-name-asian="Microsoft YaHei" style:font-weight-asian="bold" style:font-name-complex="Mangal" style:font-weight-complex="bold"/>
    </style:style>
    <style:style style:name="T758" style:family="text">
      <style:text-properties style:font-name="Cambria1" fo:font-weight="bold" officeooo:rsid="02449625" style:font-name-asian="Microsoft YaHei" style:font-weight-asian="bold" style:font-name-complex="Mangal" style:font-weight-complex="bold"/>
    </style:style>
    <style:style style:name="T759" style:family="text">
      <style:text-properties style:font-name="Cambria1" officeooo:rsid="01bfc74e"/>
    </style:style>
    <style:style style:name="T760" style:family="text">
      <style:text-properties style:font-name="Cambria1" officeooo:rsid="01c15903"/>
    </style:style>
    <style:style style:name="T761" style:family="text">
      <style:text-properties style:font-name="Cambria1" officeooo:rsid="01c20903"/>
    </style:style>
    <style:style style:name="T762" style:family="text">
      <style:text-properties style:font-name="Cambria1" officeooo:rsid="01c2ee73"/>
    </style:style>
    <style:style style:name="T763" style:family="text">
      <style:text-properties style:font-name="Cambria1" officeooo:rsid="01c49ff8"/>
    </style:style>
    <style:style style:name="T764" style:family="text">
      <style:text-properties style:font-name="Cambria1" fo:font-style="italic" officeooo:rsid="01c49ff8" style:font-style-asian="italic" style:font-style-complex="italic"/>
    </style:style>
    <style:style style:name="T765" style:family="text">
      <style:text-properties style:font-name="Cambria1" fo:font-style="italic" officeooo:rsid="01c925bd" style:font-style-asian="italic" style:font-style-complex="italic"/>
    </style:style>
    <style:style style:name="T766" style:family="text">
      <style:text-properties style:font-name="Cambria1" fo:font-style="italic" fo:font-weight="bold" officeooo:rsid="0299d25c" style:font-style-asian="italic" style:font-weight-asian="bold" style:font-style-complex="italic" style:font-weight-complex="bold"/>
    </style:style>
    <style:style style:name="T767" style:family="text">
      <style:text-properties style:font-name="Cambria1" fo:font-style="italic" fo:font-weight="bold" officeooo:rsid="02fecc64" style:font-style-asian="italic" style:font-weight-asian="bold" style:font-style-complex="italic" style:font-weight-complex="bold"/>
    </style:style>
    <style:style style:name="T768" style:family="text">
      <style:text-properties style:font-name="Cambria1" fo:font-style="italic" fo:font-weight="bold" officeooo:rsid="0310509b" style:font-style-asian="italic" style:font-weight-asian="bold" style:font-style-complex="italic" style:font-weight-complex="bold"/>
    </style:style>
    <style:style style:name="T769" style:family="text">
      <style:text-properties style:font-name="Cambria1" fo:font-style="italic" fo:font-weight="bold" officeooo:rsid="031068b0" style:font-style-asian="italic" style:font-weight-asian="bold" style:font-style-complex="italic" style:font-weight-complex="bold"/>
    </style:style>
    <style:style style:name="T770" style:family="text">
      <style:text-properties style:font-name="Cambria1" officeooo:rsid="01e125ed"/>
    </style:style>
    <style:style style:name="T771" style:family="text">
      <style:text-properties style:font-name="Cambria1" officeooo:rsid="01e2f140"/>
    </style:style>
    <style:style style:name="T772" style:family="text">
      <style:text-properties style:font-name="Cambria1" officeooo:rsid="01e473a7"/>
    </style:style>
    <style:style style:name="T773" style:family="text">
      <style:text-properties style:font-name="Cambria1" officeooo:rsid="01e4d76d"/>
    </style:style>
    <style:style style:name="T774" style:family="text">
      <style:text-properties style:font-name="Cambria1" officeooo:rsid="01e759dd"/>
    </style:style>
    <style:style style:name="T775" style:family="text">
      <style:text-properties style:font-name="Cambria1" officeooo:rsid="01ebc1fc"/>
    </style:style>
    <style:style style:name="T776" style:family="text">
      <style:text-properties style:font-name="Cambria1" officeooo:rsid="01ece228"/>
    </style:style>
    <style:style style:name="T777" style:family="text">
      <style:text-properties style:font-name="Cambria1" officeooo:rsid="01fd4260"/>
    </style:style>
    <style:style style:name="T778" style:family="text">
      <style:text-properties style:font-name="Cambria1" officeooo:rsid="01fdf9cb"/>
    </style:style>
    <style:style style:name="T779" style:family="text">
      <style:text-properties style:font-name="Cambria1" officeooo:rsid="01fe15e1"/>
    </style:style>
    <style:style style:name="T780" style:family="text">
      <style:text-properties style:font-name="Cambria1" officeooo:rsid="01fe99c7"/>
    </style:style>
    <style:style style:name="T781" style:family="text">
      <style:text-properties style:font-name="Cambria1" officeooo:rsid="01ff822c"/>
    </style:style>
    <style:style style:name="T782" style:family="text">
      <style:text-properties style:font-name="Cambria1" fo:font-size="14pt" fo:font-weight="normal" officeooo:rsid="0201499e" style:font-size-asian="12.25pt" style:font-weight-asian="normal" style:font-size-complex="14pt" style:font-weight-complex="normal"/>
    </style:style>
    <style:style style:name="T783" style:family="text">
      <style:text-properties style:font-name="Cambria1" fo:font-size="14pt" fo:font-weight="bold" officeooo:rsid="0201499e" style:font-size-asian="12.25pt" style:font-weight-asian="bold" style:font-size-complex="14pt" style:font-weight-complex="bold"/>
    </style:style>
    <style:style style:name="T784" style:family="text">
      <style:text-properties style:font-name="Cambria1" officeooo:rsid="0206d1d6"/>
    </style:style>
    <style:style style:name="T785" style:family="text">
      <style:text-properties style:font-name="Cambria1" fo:font-size="16pt" fo:font-style="normal" fo:font-weight="bold" officeooo:rsid="01fe64c7" style:font-name-asian="Microsoft YaHei" style:font-size-asian="16pt" style:font-style-asian="normal" style:font-weight-asian="bold" style:font-name-complex="Mangal" style:font-size-complex="16pt" style:font-style-complex="normal" style:font-weight-complex="bold"/>
    </style:style>
    <style:style style:name="T786" style:family="text">
      <style:text-properties style:font-name="Cambria1" fo:font-size="16pt" fo:font-style="normal" fo:font-weight="bold" officeooo:rsid="0208e380" style:font-name-asian="Microsoft YaHei" style:font-size-asian="16pt" style:font-style-asian="normal" style:font-weight-asian="bold" style:font-name-complex="Mangal" style:font-size-complex="16pt" style:font-style-complex="normal" style:font-weight-complex="bold"/>
    </style:style>
    <style:style style:name="T787" style:family="text">
      <style:text-properties style:font-name="Cambria1" fo:font-size="16pt" fo:font-style="normal" fo:font-weight="bold" officeooo:rsid="02976090" style:font-name-asian="Microsoft YaHei" style:font-size-asian="16pt" style:font-style-asian="normal" style:font-weight-asian="bold" style:font-name-complex="Mangal" style:font-size-complex="16pt" style:font-style-complex="normal" style:font-weight-complex="bold"/>
    </style:style>
    <style:style style:name="T788" style:family="text">
      <style:text-properties style:font-name="Cambria1" officeooo:rsid="0208e380"/>
    </style:style>
    <style:style style:name="T789" style:family="text">
      <style:text-properties style:font-name="Cambria1" officeooo:rsid="0209d643"/>
    </style:style>
    <style:style style:name="T790" style:family="text">
      <style:text-properties style:font-name="Cambria1" officeooo:rsid="0209ed1f"/>
    </style:style>
    <style:style style:name="T791" style:family="text">
      <style:text-properties style:font-name="Cambria1" officeooo:rsid="020ac6cd"/>
    </style:style>
    <style:style style:name="T792" style:family="text">
      <style:text-properties style:font-name="Cambria1" officeooo:rsid="020ad90e"/>
    </style:style>
    <style:style style:name="T793" style:family="text">
      <style:text-properties style:font-name="Cambria1" officeooo:rsid="021d930a"/>
    </style:style>
    <style:style style:name="T794" style:family="text">
      <style:text-properties style:font-name="Cambria1" officeooo:rsid="021f109c"/>
    </style:style>
    <style:style style:name="T795" style:family="text">
      <style:text-properties style:font-name="Cambria1" fo:font-size="12pt" fo:font-style="normal" fo:font-weight="normal" officeooo:rsid="018ad0b1" style:font-name-asian="Microsoft YaHei" style:font-size-asian="12pt" style:font-style-asian="normal" style:font-weight-asian="normal" style:font-name-complex="Mangal" style:font-size-complex="12pt" style:font-style-complex="normal" style:font-weight-complex="normal"/>
    </style:style>
    <style:style style:name="T796" style:family="text">
      <style:text-properties style:font-name="Cambria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797" style:family="text">
      <style:text-properties style:font-name="Cambria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798" style:family="text">
      <style:text-properties style:font-name="Cambria1" fo:font-size="12pt" fo:font-style="normal" fo:font-weight="normal" officeooo:rsid="027e4878" style:font-name-asian="Microsoft YaHei" style:font-size-asian="12pt" style:font-style-asian="normal" style:font-weight-asian="normal" style:font-name-complex="Mangal" style:font-size-complex="12pt" style:font-style-complex="normal" style:font-weight-complex="normal"/>
    </style:style>
    <style:style style:name="T799" style:family="text">
      <style:text-properties style:font-name="Cambria1" fo:font-size="12pt" fo:font-style="normal" fo:font-weight="normal" officeooo:rsid="02859eda" style:font-name-asian="Microsoft YaHei" style:font-size-asian="12pt" style:font-style-asian="normal" style:font-weight-asian="normal" style:font-name-complex="Mangal" style:font-size-complex="12pt" style:font-style-complex="normal" style:font-weight-complex="normal"/>
    </style:style>
    <style:style style:name="T800" style:family="text">
      <style:text-properties style:font-name="Cambria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801" style:family="text">
      <style:text-properties style:font-name="Cambria1" fo:font-size="12pt" fo:font-style="normal" fo:font-weight="normal" officeooo:rsid="028abdfc" style:font-name-asian="Microsoft YaHei" style:font-size-asian="12pt" style:font-style-asian="normal" style:font-weight-asian="normal" style:font-name-complex="Mangal" style:font-size-complex="12pt" style:font-style-complex="normal" style:font-weight-complex="normal"/>
    </style:style>
    <style:style style:name="T802" style:family="text">
      <style:text-properties style:font-name="Cambria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803" style:family="text">
      <style:text-properties style:font-name="Cambria1" fo:font-size="12pt" fo:font-style="normal" fo:font-weight="normal" officeooo:rsid="02aec832" style:font-name-asian="Microsoft YaHei" style:font-size-asian="12pt" style:font-style-asian="normal" style:font-weight-asian="normal" style:font-name-complex="Mangal" style:font-size-complex="12pt" style:font-style-complex="normal" style:font-weight-complex="normal"/>
    </style:style>
    <style:style style:name="T804" style:family="text">
      <style:text-properties style:font-name="Cambria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805" style:family="text">
      <style:text-properties style:font-name="Cambria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806" style:family="text">
      <style:text-properties style:font-name="Cambria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807" style:family="text">
      <style:text-properties style:font-name="Cambria1" fo:font-size="12pt" fo:font-style="normal" fo:font-weight="bold" officeooo:rsid="018ad0b1" style:font-name-asian="Microsoft YaHei" style:font-size-asian="12pt" style:font-style-asian="normal" style:font-weight-asian="bold" style:font-name-complex="Mangal" style:font-size-complex="12pt" style:font-style-complex="normal" style:font-weight-complex="bold"/>
    </style:style>
    <style:style style:name="T808" style:family="text">
      <style:text-properties style:font-name="Cambria1" fo:font-size="12pt" fo:font-style="normal" fo:font-weight="bold" officeooo:rsid="01b02106" style:font-name-asian="Microsoft YaHei" style:font-size-asian="12pt" style:font-style-asian="normal" style:font-weight-asian="bold" style:font-name-complex="Mangal" style:font-size-complex="12pt" style:font-style-complex="normal" style:font-weight-complex="bold"/>
    </style:style>
    <style:style style:name="T809" style:family="text">
      <style:text-properties style:font-name="Cambria1" fo:font-size="12pt" fo:font-style="normal" fo:font-weight="bold" officeooo:rsid="02478fd5" style:font-name-asian="Microsoft YaHei" style:font-size-asian="12pt" style:font-style-asian="normal" style:font-weight-asian="bold" style:font-name-complex="Mangal" style:font-size-complex="12pt" style:font-style-complex="normal" style:font-weight-complex="bold"/>
    </style:style>
    <style:style style:name="T810" style:family="text">
      <style:text-properties style:font-name="Cambria1" fo:font-size="12pt" fo:font-style="normal" fo:font-weight="bold" officeooo:rsid="024d5306" style:font-name-asian="Microsoft YaHei" style:font-size-asian="12pt" style:font-style-asian="normal" style:font-weight-asian="bold" style:font-name-complex="Mangal" style:font-size-complex="12pt" style:font-style-complex="normal" style:font-weight-complex="bold"/>
    </style:style>
    <style:style style:name="T811" style:family="text">
      <style:text-properties style:font-name="Cambria1" fo:font-size="12pt" fo:font-style="normal" fo:font-weight="bold" officeooo:rsid="01ba5f28" style:font-name-asian="Microsoft YaHei" style:font-size-asian="12pt" style:font-style-asian="normal" style:font-weight-asian="bold" style:font-name-complex="Mangal" style:font-size-complex="12pt" style:font-style-complex="normal" style:font-weight-complex="bold"/>
    </style:style>
    <style:style style:name="T812" style:family="text">
      <style:text-properties style:font-name="Cambria1" fo:font-size="12pt" fo:font-style="normal" fo:font-weight="bold" officeooo:rsid="02579665" style:font-name-asian="Microsoft YaHei" style:font-size-asian="12pt" style:font-style-asian="normal" style:font-weight-asian="bold" style:font-name-complex="Mangal" style:font-size-complex="12pt" style:font-style-complex="normal" style:font-weight-complex="bold"/>
    </style:style>
    <style:style style:name="T813" style:family="text">
      <style:text-properties style:font-name="Cambria1" fo:font-size="12pt" fo:font-style="normal" fo:font-weight="bold" officeooo:rsid="02589fc4" style:font-name-asian="Microsoft YaHei" style:font-size-asian="12pt" style:font-style-asian="normal" style:font-weight-asian="bold" style:font-name-complex="Mangal" style:font-size-complex="12pt" style:font-style-complex="normal" style:font-weight-complex="bold"/>
    </style:style>
    <style:style style:name="T814" style:family="text">
      <style:text-properties style:font-name="Cambria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815" style:family="text">
      <style:text-properties style:font-name="Cambria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816" style:family="text">
      <style:text-properties style:font-name="Cambria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817" style:family="text">
      <style:text-properties style:font-name="Cambria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818" style:family="text">
      <style:text-properties style:font-name="Cambria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819" style:family="text">
      <style:text-properties style:font-name="Cambria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820" style:family="text">
      <style:text-properties style:font-name="Cambria1" fo:font-size="12pt" fo:font-style="normal" fo:font-weight="bold" officeooo:rsid="027e4878" style:font-name-asian="Microsoft YaHei" style:font-size-asian="12pt" style:font-style-asian="normal" style:font-weight-asian="bold" style:font-name-complex="Mangal" style:font-size-complex="12pt" style:font-style-complex="normal" style:font-weight-complex="bold"/>
    </style:style>
    <style:style style:name="T821" style:family="text">
      <style:text-properties style:font-name="Cambria1" fo:font-size="12pt" fo:font-style="normal" fo:font-weight="bold" officeooo:rsid="0280e03c" style:font-name-asian="Microsoft YaHei" style:font-size-asian="12pt" style:font-style-asian="normal" style:font-weight-asian="bold" style:font-name-complex="Mangal" style:font-size-complex="12pt" style:font-style-complex="normal" style:font-weight-complex="bold"/>
    </style:style>
    <style:style style:name="T822" style:family="text">
      <style:text-properties style:font-name="Cambria1" fo:font-size="12pt" fo:font-style="normal" fo:font-weight="bold" officeooo:rsid="02859eda" style:font-name-asian="Microsoft YaHei" style:font-size-asian="12pt" style:font-style-asian="normal" style:font-weight-asian="bold" style:font-name-complex="Mangal" style:font-size-complex="12pt" style:font-style-complex="normal" style:font-weight-complex="bold"/>
    </style:style>
    <style:style style:name="T823" style:family="text">
      <style:text-properties style:font-name="Cambria1" fo:font-size="12pt" fo:font-style="normal" fo:font-weight="bold" officeooo:rsid="0267ffe7" style:font-name-asian="Microsoft YaHei" style:font-size-asian="12pt" style:font-style-asian="normal" style:font-weight-asian="bold" style:font-name-complex="Mangal" style:font-size-complex="12pt" style:font-style-complex="normal" style:font-weight-complex="bold"/>
    </style:style>
    <style:style style:name="T824" style:family="text">
      <style:text-properties style:font-name="Cambria1" fo:font-size="12pt" fo:font-style="normal" fo:font-weight="bold" officeooo:rsid="028abdfc" style:font-name-asian="Microsoft YaHei" style:font-size-asian="12pt" style:font-style-asian="normal" style:font-weight-asian="bold" style:font-name-complex="Mangal" style:font-size-complex="12pt" style:font-style-complex="normal" style:font-weight-complex="bold"/>
    </style:style>
    <style:style style:name="T825" style:family="text">
      <style:text-properties style:font-name="Cambria1" fo:font-size="12pt" fo:font-style="normal" fo:font-weight="bold" officeooo:rsid="02922fff" style:font-name-asian="Microsoft YaHei" style:font-size-asian="12pt" style:font-style-asian="normal" style:font-weight-asian="bold" style:font-name-complex="Mangal" style:font-size-complex="12pt" style:font-style-complex="normal" style:font-weight-complex="bold"/>
    </style:style>
    <style:style style:name="T826" style:family="text">
      <style:text-properties style:font-name="Cambria1" fo:font-size="12pt" fo:font-style="normal" fo:font-weight="bold" officeooo:rsid="029569f2" style:font-name-asian="Microsoft YaHei" style:font-size-asian="12pt" style:font-style-asian="normal" style:font-weight-asian="bold" style:font-name-complex="Mangal" style:font-size-complex="12pt" style:font-style-complex="normal" style:font-weight-complex="bold"/>
    </style:style>
    <style:style style:name="T827" style:family="text">
      <style:text-properties style:font-name="Cambria1" fo:font-size="12pt" fo:font-style="normal" fo:font-weight="bold" officeooo:rsid="02ae3355" style:font-name-asian="Microsoft YaHei" style:font-size-asian="12pt" style:font-style-asian="normal" style:font-weight-asian="bold" style:font-name-complex="Mangal" style:font-size-complex="12pt" style:font-style-complex="normal" style:font-weight-complex="bold"/>
    </style:style>
    <style:style style:name="T828" style:family="text">
      <style:text-properties style:font-name="Cambria1" fo:font-size="12pt" fo:font-style="normal" fo:font-weight="bold" officeooo:rsid="02aec832" style:font-name-asian="Microsoft YaHei" style:font-size-asian="12pt" style:font-style-asian="normal" style:font-weight-asian="bold" style:font-name-complex="Mangal" style:font-size-complex="12pt" style:font-style-complex="normal" style:font-weight-complex="bold"/>
    </style:style>
    <style:style style:name="T829" style:family="text">
      <style:text-properties style:font-name="Cambria1" fo:font-size="12pt" fo:font-style="normal" fo:font-weight="bold" officeooo:rsid="02b0f932" style:font-name-asian="Microsoft YaHei" style:font-size-asian="12pt" style:font-style-asian="normal" style:font-weight-asian="bold" style:font-name-complex="Mangal" style:font-size-complex="12pt" style:font-style-complex="normal" style:font-weight-complex="bold"/>
    </style:style>
    <style:style style:name="T830" style:family="text">
      <style:text-properties style:font-name="Cambria1" fo:font-size="12pt" fo:font-style="normal" fo:font-weight="bold" officeooo:rsid="02b81aba" style:font-name-asian="Microsoft YaHei" style:font-size-asian="12pt" style:font-style-asian="normal" style:font-weight-asian="bold" style:font-name-complex="Mangal" style:font-size-complex="12pt" style:font-style-complex="normal" style:font-weight-complex="bold"/>
    </style:style>
    <style:style style:name="T831" style:family="text">
      <style:text-properties style:font-name="Cambria1" officeooo:rsid="0267ffe7"/>
    </style:style>
    <style:style style:name="T832" style:family="text">
      <style:text-properties style:font-name="Cambria1" officeooo:rsid="0279cef5"/>
    </style:style>
    <style:style style:name="T833" style:family="text">
      <style:text-properties style:font-name="Cambria1" officeooo:rsid="027a5357"/>
    </style:style>
    <style:style style:name="T834" style:family="text">
      <style:text-properties style:font-name="Cambria1" officeooo:rsid="027c70fb"/>
    </style:style>
    <style:style style:name="T835" style:family="text">
      <style:text-properties style:font-name="Cambria1" officeooo:rsid="027d8cbd"/>
    </style:style>
    <style:style style:name="T836" style:family="text">
      <style:text-properties style:font-name="Cambria1" officeooo:rsid="02806040"/>
    </style:style>
    <style:style style:name="T837" style:family="text">
      <style:text-properties style:font-name="Cambria1" officeooo:rsid="0280e03c"/>
    </style:style>
    <style:style style:name="T838" style:family="text">
      <style:text-properties style:font-name="Cambria1" officeooo:rsid="0282a353"/>
    </style:style>
    <style:style style:name="T839" style:family="text">
      <style:text-properties style:font-name="Cambria1" officeooo:rsid="02859eda"/>
    </style:style>
    <style:style style:name="T840" style:family="text">
      <style:text-properties style:font-name="Cambria1" officeooo:rsid="0289169c"/>
    </style:style>
    <style:style style:name="T841" style:family="text">
      <style:text-properties style:font-name="Cambria1" officeooo:rsid="028abdfc"/>
    </style:style>
    <style:style style:name="T842" style:family="text">
      <style:text-properties style:font-name="Cambria1" officeooo:rsid="028c6d77"/>
    </style:style>
    <style:style style:name="T843" style:family="text">
      <style:text-properties style:font-name="Cambria1" officeooo:rsid="02922fff"/>
    </style:style>
    <style:style style:name="T844" style:family="text">
      <style:text-properties style:font-name="Cambria1" officeooo:rsid="029569f2"/>
    </style:style>
    <style:style style:name="T845" style:family="text">
      <style:text-properties style:font-name="Cambria1" officeooo:rsid="0298a57a"/>
    </style:style>
    <style:style style:name="T846" style:family="text">
      <style:text-properties style:font-name="Cambria1" officeooo:rsid="0299ced5"/>
    </style:style>
    <style:style style:name="T847" style:family="text">
      <style:text-properties style:font-name="Cambria1" officeooo:rsid="0299d25c"/>
    </style:style>
    <style:style style:name="T848" style:family="text">
      <style:text-properties style:font-name="Cambria1" officeooo:rsid="029ac221"/>
    </style:style>
    <style:style style:name="T849" style:family="text">
      <style:text-properties style:font-name="Cambria1" officeooo:rsid="029c925b"/>
    </style:style>
    <style:style style:name="T850" style:family="text">
      <style:text-properties style:font-name="Cambria1" officeooo:rsid="02a06f5c"/>
    </style:style>
    <style:style style:name="T851" style:family="text">
      <style:text-properties style:font-name="Cambria1" officeooo:rsid="02a203d2"/>
    </style:style>
    <style:style style:name="T852" style:family="text">
      <style:text-properties style:font-name="Cambria1" officeooo:rsid="02a434bc"/>
    </style:style>
    <style:style style:name="T853" style:family="text">
      <style:text-properties style:font-name="Cambria1" officeooo:rsid="02a5f6eb"/>
    </style:style>
    <style:style style:name="T854" style:family="text">
      <style:text-properties style:font-name="Cambria1" officeooo:rsid="02a77e6b"/>
    </style:style>
    <style:style style:name="T855" style:family="text">
      <style:text-properties style:font-name="Cambria1" officeooo:rsid="02c916e7"/>
    </style:style>
    <style:style style:name="T856" style:family="text">
      <style:text-properties style:font-name="Cambria1" officeooo:rsid="02c11d76"/>
    </style:style>
    <style:style style:name="T857" style:family="text">
      <style:text-properties style:font-name="Cambria1" officeooo:rsid="02c7ac84"/>
    </style:style>
    <style:style style:name="T858" style:family="text">
      <style:text-properties style:font-name="Cambria1" officeooo:rsid="02dd9f8b"/>
    </style:style>
    <style:style style:name="T859" style:family="text">
      <style:text-properties style:font-name="Cambria1" officeooo:rsid="02f14484"/>
    </style:style>
    <style:style style:name="T860" style:family="text">
      <style:text-properties style:font-name="Cambria1" officeooo:rsid="02fa41af"/>
    </style:style>
    <style:style style:name="T861" style:family="text">
      <style:text-properties style:font-name="Cambria1" officeooo:rsid="02f2a03a"/>
    </style:style>
    <style:style style:name="T862" style:family="text">
      <style:text-properties style:font-name="Cambria1" officeooo:rsid="02fecc64"/>
    </style:style>
    <style:style style:name="T863" style:family="text">
      <style:text-properties style:font-name="Cambria1" officeooo:rsid="031068b0"/>
    </style:style>
    <style:style style:name="T864" style:family="text">
      <style:text-properties style:font-name="Cambria1" officeooo:rsid="0311f0fb"/>
    </style:style>
    <style:style style:name="T865" style:family="text">
      <style:text-properties style:font-name="Cambria1" officeooo:rsid="0314b4d1"/>
    </style:style>
    <style:style style:name="T866" style:family="text">
      <style:text-properties style:font-name="Cambria1" officeooo:rsid="031c0077"/>
    </style:style>
    <style:style style:name="T867" style:family="text">
      <style:text-properties style:font-name="Cambria1" officeooo:rsid="0342b13b"/>
    </style:style>
    <style:style style:name="T868" style:family="text">
      <style:text-properties officeooo:rsid="0073284d"/>
    </style:style>
    <style:style style:name="T869" style:family="text">
      <style:text-properties officeooo:rsid="013be36b"/>
    </style:style>
    <style:style style:name="T870" style:family="text">
      <style:text-properties officeooo:rsid="01631c63"/>
    </style:style>
    <style:style style:name="T871" style:family="text">
      <style:text-properties officeooo:rsid="016af79d"/>
    </style:style>
    <style:style style:name="T872" style:family="text">
      <style:text-properties fo:font-size="11pt" style:font-size-asian="11pt" style:font-size-complex="11pt"/>
    </style:style>
    <style:style style:name="T873" style:family="text">
      <style:text-properties fo:font-size="10.5pt" style:font-size-asian="10.5pt" style:font-size-complex="10.5pt"/>
    </style:style>
    <style:style style:name="T874" style:family="text">
      <style:text-properties fo:font-size="12pt" fo:font-weight="normal" style:font-size-asian="12pt" style:font-weight-asian="normal" style:font-size-complex="12pt" style:font-weight-complex="normal"/>
    </style:style>
    <style:style style:name="T875" style:family="text">
      <style:text-properties fo:font-size="12pt" fo:font-weight="normal" officeooo:rsid="020cfcf0" style:font-size-asian="12pt" style:font-weight-asian="normal" style:font-size-complex="12pt" style:font-weight-complex="normal"/>
    </style:style>
    <style:style style:name="T876" style:family="text">
      <style:text-properties fo:font-size="12pt" fo:font-weight="normal" officeooo:rsid="020ebfb7" style:font-size-asian="12pt" style:font-weight-asian="normal" style:font-size-complex="12pt" style:font-weight-complex="normal"/>
    </style:style>
    <style:style style:name="T877" style:family="text">
      <style:text-properties fo:font-size="12pt" fo:font-weight="normal" officeooo:rsid="0209ed1f" style:font-size-asian="12pt" style:font-weight-asian="normal" style:font-size-complex="12pt" style:font-weight-complex="normal"/>
    </style:style>
    <style:style style:name="T878" style:family="text">
      <style:text-properties fo:font-size="12pt" fo:font-weight="normal" officeooo:rsid="0212afc8" style:font-size-asian="12pt" style:font-weight-asian="normal" style:font-size-complex="12pt" style:font-weight-complex="normal"/>
    </style:style>
    <style:style style:name="T879" style:family="text">
      <style:text-properties fo:font-size="12pt" fo:font-weight="normal" officeooo:rsid="0212c8a2" style:font-size-asian="12pt" style:font-weight-asian="normal" style:font-size-complex="12pt" style:font-weight-complex="normal"/>
    </style:style>
    <style:style style:name="T880" style:family="text">
      <style:text-properties fo:font-size="12pt" fo:font-weight="normal" officeooo:rsid="0213be16" style:font-size-asian="12pt" style:font-weight-asian="normal" style:font-size-complex="12pt" style:font-weight-complex="normal"/>
    </style:style>
    <style:style style:name="T881" style:family="text">
      <style:text-properties fo:font-size="12pt" fo:font-weight="normal" officeooo:rsid="02156d28" style:font-size-asian="12pt" style:font-weight-asian="normal" style:font-size-complex="12pt" style:font-weight-complex="normal"/>
    </style:style>
    <style:style style:name="T882" style:family="text">
      <style:text-properties fo:font-size="12pt" fo:font-weight="normal" officeooo:rsid="0217438f" style:font-size-asian="12pt" style:font-weight-asian="normal" style:font-size-complex="12pt" style:font-weight-complex="normal"/>
    </style:style>
    <style:style style:name="T883" style:family="text">
      <style:text-properties fo:font-size="12pt" fo:font-weight="normal" officeooo:rsid="0217e083" style:font-size-asian="12pt" style:font-weight-asian="normal" style:font-size-complex="12pt" style:font-weight-complex="normal"/>
    </style:style>
    <style:style style:name="T884" style:family="text">
      <style:text-properties fo:font-size="12pt" fo:font-weight="normal" officeooo:rsid="02190206" style:font-size-asian="12pt" style:font-weight-asian="normal" style:font-size-complex="12pt" style:font-weight-complex="normal"/>
    </style:style>
    <style:style style:name="T885" style:family="text">
      <style:text-properties fo:font-size="12pt" fo:font-weight="normal" officeooo:rsid="021a4cb4" style:font-size-asian="12pt" style:font-weight-asian="normal" style:font-size-complex="12pt" style:font-weight-complex="normal"/>
    </style:style>
    <style:style style:name="T886" style:family="text">
      <style:text-properties fo:font-size="12pt" fo:font-weight="normal" officeooo:rsid="022510e4" style:font-size-asian="12pt" style:font-weight-asian="normal" style:font-size-complex="12pt" style:font-weight-complex="normal"/>
    </style:style>
    <style:style style:name="T887" style:family="text">
      <style:text-properties fo:font-size="12pt" fo:font-weight="normal" officeooo:rsid="02624f2b" style:font-size-asian="12pt" style:font-weight-asian="normal" style:font-size-complex="12pt" style:font-weight-complex="normal"/>
    </style:style>
    <style:style style:name="T888" style:family="text">
      <style:text-properties fo:font-size="12pt" fo:font-weight="normal" officeooo:rsid="033e4ca6" style:font-size-asian="10.5pt" style:font-weight-asian="normal" style:font-size-complex="12pt" style:font-weight-complex="normal"/>
    </style:style>
    <style:style style:name="T889" style:family="text">
      <style:text-properties fo:font-size="12pt" officeooo:rsid="020ebfb7" style:font-size-asian="12pt" style:font-size-complex="12pt"/>
    </style:style>
    <style:style style:name="T890" style:family="text">
      <style:text-properties fo:font-size="12pt" officeooo:rsid="0212c8a2" style:font-size-asian="12pt" style:font-size-complex="12pt"/>
    </style:style>
    <style:style style:name="T891" style:family="text">
      <style:text-properties fo:font-size="12pt" officeooo:rsid="02156d28" style:font-size-asian="12pt" style:font-size-complex="12pt"/>
    </style:style>
    <style:style style:name="T892" style:family="text">
      <style:text-properties fo:font-size="12pt" officeooo:rsid="0217438f" style:font-size-asian="12pt" style:font-size-complex="12pt"/>
    </style:style>
    <style:style style:name="T893" style:family="text">
      <style:text-properties fo:font-size="12pt" officeooo:rsid="021a4cb4" style:font-size-asian="12pt" style:font-size-complex="12pt"/>
    </style:style>
    <style:style style:name="T894" style:family="text">
      <style:text-properties fo:font-size="12pt"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895" style:family="text">
      <style:text-properties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896" style:family="text">
      <style:text-properties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897" style:family="text">
      <style:text-properties fo:font-size="12pt" fo:language="en" fo:country="US" fo:font-weight="normal" style:font-size-asian="10.5pt" style:font-weight-asian="normal" style:font-size-complex="12pt" style:font-weight-complex="normal"/>
    </style:style>
    <style:style style:name="T898" style:family="text">
      <style:text-properties fo:font-size="12pt" fo:language="en" fo:country="US" fo:font-weight="normal" officeooo:rsid="0327d0ea" style:font-size-asian="10.5pt" style:font-weight-asian="normal" style:font-size-complex="12pt" style:font-weight-complex="normal"/>
    </style:style>
    <style:style style:name="T899" style:family="text">
      <style:text-properties fo:font-size="12pt" fo:language="en" fo:country="US" fo:font-weight="normal" officeooo:rsid="0328d2a3" style:font-size-asian="10.5pt" style:font-weight-asian="normal" style:font-size-complex="12pt" style:font-weight-complex="normal"/>
    </style:style>
    <style:style style:name="T900" style:family="text">
      <style:text-properties fo:font-size="12pt" fo:language="en" fo:country="US" fo:font-weight="normal" officeooo:rsid="032c08ff" style:font-size-asian="10.5pt" style:font-weight-asian="normal" style:font-size-complex="12pt" style:font-weight-complex="normal"/>
    </style:style>
    <style:style style:name="T901" style:family="text">
      <style:text-properties fo:font-size="12pt" fo:language="en" fo:country="US" fo:font-weight="normal" officeooo:rsid="032d1edc" style:font-size-asian="10.5pt" style:font-weight-asian="normal" style:font-size-complex="12pt" style:font-weight-complex="normal"/>
    </style:style>
    <style:style style:name="T902" style:family="text">
      <style:text-properties fo:font-size="12pt" fo:language="en" fo:country="US" fo:font-weight="normal" officeooo:rsid="032d5951" style:font-size-asian="10.5pt" style:font-weight-asian="normal" style:font-size-complex="12pt" style:font-weight-complex="normal"/>
    </style:style>
    <style:style style:name="T903" style:family="text">
      <style:text-properties fo:font-size="12pt" fo:language="en" fo:country="US" fo:font-weight="bold" style:font-size-asian="10.5pt" style:font-weight-asian="bold" style:font-size-complex="12pt" style:font-weight-complex="bold"/>
    </style:style>
    <style:style style:name="T904" style:family="text">
      <style:text-properties fo:font-size="12pt" fo:language="en" fo:country="US" fo:font-weight="bold" officeooo:rsid="0327d0ea" style:font-size-asian="10.5pt" style:font-weight-asian="bold" style:font-size-complex="12pt" style:font-weight-complex="bold"/>
    </style:style>
    <style:style style:name="T905" style:family="text">
      <style:text-properties fo:font-size="12pt" fo:language="en" fo:country="US" fo:font-weight="bold" officeooo:rsid="0328d2a3" style:font-size-asian="10.5pt" style:font-weight-asian="bold" style:font-size-complex="12pt" style:font-weight-complex="bold"/>
    </style:style>
    <style:style style:name="T906" style:family="text">
      <style:text-properties fo:font-size="12pt" fo:language="sl" fo:country="SI" fo:font-weight="normal" officeooo:rsid="0327d0ea" style:font-size-asian="10.5pt" style:font-weight-asian="normal" style:font-size-complex="12pt" style:font-weight-complex="normal"/>
    </style:style>
    <style:style style:name="T907" style:family="text">
      <style:text-properties officeooo:rsid="01815499"/>
    </style:style>
    <style:style style:name="T908" style:family="text">
      <style:text-properties officeooo:rsid="018ad0b1"/>
    </style:style>
    <style:style style:name="T909" style:family="text">
      <style:text-properties officeooo:rsid="01b2cecf"/>
    </style:style>
    <style:style style:name="T910" style:family="text">
      <style:text-properties officeooo:rsid="01b819f2"/>
    </style:style>
    <style:style style:name="T911" style:family="text">
      <style:text-properties officeooo:rsid="01c3db13"/>
    </style:style>
    <style:style style:name="T912" style:family="text">
      <style:text-properties officeooo:rsid="01cd5823"/>
    </style:style>
    <style:style style:name="T913" style:family="text">
      <style:text-properties officeooo:rsid="01d135a0"/>
    </style:style>
    <style:style style:name="T914" style:family="text">
      <style:text-properties officeooo:rsid="01d1838b"/>
    </style:style>
    <style:style style:name="T915" style:family="text">
      <style:text-properties officeooo:rsid="01df4eb8"/>
    </style:style>
    <style:style style:name="T916" style:family="text">
      <style:text-properties officeooo:rsid="01e125ed"/>
    </style:style>
    <style:style style:name="T917" style:family="text">
      <style:text-properties officeooo:rsid="01e8b6c2"/>
    </style:style>
    <style:style style:name="T918" style:family="text">
      <style:text-properties officeooo:rsid="0209ed1f"/>
    </style:style>
    <style:style style:name="T919" style:family="text">
      <style:text-properties officeooo:rsid="020c750f"/>
    </style:style>
    <style:style style:name="T920" style:family="text">
      <style:text-properties officeooo:rsid="020ebfb7"/>
    </style:style>
    <style:style style:name="T921" style:family="text">
      <style:text-properties officeooo:rsid="021c9d97"/>
    </style:style>
    <style:style style:name="T922" style:family="text">
      <style:text-properties officeooo:rsid="021f109c"/>
    </style:style>
    <style:style style:name="T923" style:family="text">
      <style:text-properties officeooo:rsid="022b816a"/>
    </style:style>
    <style:style style:name="T924" style:family="text">
      <style:text-properties officeooo:rsid="022ea9f8"/>
    </style:style>
    <style:style style:name="T925" style:family="text">
      <style:text-properties officeooo:rsid="023020bb"/>
    </style:style>
    <style:style style:name="T926" style:family="text">
      <style:text-properties officeooo:rsid="023e7aa2"/>
    </style:style>
    <style:style style:name="T927" style:family="text">
      <style:text-properties officeooo:rsid="024070bb"/>
    </style:style>
    <style:style style:name="T928" style:family="text">
      <style:text-properties officeooo:rsid="02422e8f"/>
    </style:style>
    <style:style style:name="T929" style:family="text">
      <style:text-properties officeooo:rsid="02449625"/>
    </style:style>
    <style:style style:name="T930" style:family="text">
      <style:text-properties officeooo:rsid="02478fd5"/>
    </style:style>
    <style:style style:name="T931" style:family="text">
      <style:text-properties officeooo:rsid="024a1858"/>
    </style:style>
    <style:style style:name="T932" style:family="text">
      <style:text-properties officeooo:rsid="024e6a64"/>
    </style:style>
    <style:style style:name="T933" style:family="text">
      <style:text-properties officeooo:rsid="02509c7b"/>
    </style:style>
    <style:style style:name="T934" style:family="text">
      <style:text-properties officeooo:rsid="0250ea20"/>
    </style:style>
    <style:style style:name="T935" style:family="text">
      <style:text-properties officeooo:rsid="02535270"/>
    </style:style>
    <style:style style:name="T936" style:family="text">
      <style:text-properties officeooo:rsid="02651287"/>
    </style:style>
    <style:style style:name="T937" style:family="text">
      <style:text-properties officeooo:rsid="0266911b"/>
    </style:style>
    <style:style style:name="T938" style:family="text">
      <style:text-properties officeooo:rsid="0267a7df"/>
    </style:style>
    <style:style style:name="T939" style:family="text">
      <style:text-properties officeooo:rsid="0267ffe7"/>
    </style:style>
    <style:style style:name="T940" style:family="text">
      <style:text-properties officeooo:rsid="0269cfa8"/>
    </style:style>
    <style:style style:name="T941" style:family="text">
      <style:text-properties fo:color="#000080"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942" style:family="text">
      <style:text-properties officeooo:rsid="028b9170"/>
    </style:style>
    <style:style style:name="T943" style:family="text">
      <style:text-properties officeooo:rsid="029ac221"/>
    </style:style>
    <style:style style:name="T944" style:family="text">
      <style:text-properties officeooo:rsid="02ac9177"/>
    </style:style>
    <style:style style:name="T945" style:family="text">
      <style:text-properties officeooo:rsid="02b09cbc"/>
    </style:style>
    <style:style style:name="T946" style:family="text">
      <style:text-properties officeooo:rsid="02b5a84e"/>
    </style:style>
    <style:style style:name="T947" style:family="text">
      <style:text-properties officeooo:rsid="02b81d93"/>
    </style:style>
    <style:style style:name="T948" style:family="text">
      <style:text-properties officeooo:rsid="02bdf5de"/>
    </style:style>
    <style:style style:name="T949" style:family="text">
      <style:text-properties officeooo:rsid="02bf8b63"/>
    </style:style>
    <style:style style:name="T950" style:family="text">
      <style:text-properties fo:language="zxx" fo:country="none" fo:font-style="normal" officeooo:rsid="02bf8b63" style:font-name-asian="Microsoft YaHei" style:font-style-asian="normal" style:font-name-complex="Mangal" style:font-style-complex="normal"/>
    </style:style>
    <style:style style:name="T951" style:family="text">
      <style:text-properties style:font-name="Courier New1" fo:font-weight="normal" officeooo:rsid="02c11d76" style:font-weight-asian="normal" style:font-weight-complex="normal"/>
    </style:style>
    <style:style style:name="T952" style:family="text">
      <style:text-properties style:font-name="Courier New1" fo:font-weight="normal" officeooo:rsid="02c16baa" style:font-weight-asian="normal" style:font-weight-complex="normal"/>
    </style:style>
    <style:style style:name="T953" style:family="text">
      <style:text-properties style:font-name="Courier New1" officeooo:rsid="02e0c029"/>
    </style:style>
    <style:style style:name="T954" style:family="text">
      <style:text-properties style:font-name="Courier New1" officeooo:rsid="02e12119"/>
    </style:style>
    <style:style style:name="T955" style:family="text">
      <style:text-properties style:font-name="Courier New1" officeooo:rsid="02e55c26"/>
    </style:style>
    <style:style style:name="T956" style:family="text">
      <style:text-properties style:font-name="Courier New1" officeooo:rsid="02e9515d"/>
    </style:style>
    <style:style style:name="T957" style:family="text">
      <style:text-properties style:font-name="Courier New1" officeooo:rsid="02f14484"/>
    </style:style>
    <style:style style:name="T958" style:family="text">
      <style:text-properties style:font-name="Courier New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959" style:family="text">
      <style:text-properties style:font-name="Courier New1" fo:font-size="12pt" fo:font-style="normal" fo:font-weight="normal" officeooo:rsid="03479aff" style:font-name-asian="Microsoft YaHei" style:font-size-asian="12pt" style:font-style-asian="normal" style:font-weight-asian="normal" style:font-name-complex="Mangal" style:font-size-complex="12pt" style:font-style-complex="normal" style:font-weight-complex="normal"/>
    </style:style>
    <style:style style:name="T960" style:family="text">
      <style:text-properties fo:color="#0000ff" style:font-name="Courier New1" fo:font-weight="normal" officeooo:rsid="02c11d76" style:font-weight-asian="normal" style:font-weight-complex="normal"/>
    </style:style>
    <style:style style:name="T961" style:family="text">
      <style:text-properties fo:color="#0000ff" style:font-name="Courier New1" fo:font-weight="normal" officeooo:rsid="02fc418e" style:font-weight-asian="normal" style:font-weight-complex="normal"/>
    </style:style>
    <style:style style:name="T962" style:family="text">
      <style:text-properties fo:color="#0000ff" style:font-name="Courier New1" fo:font-weight="normal" officeooo:rsid="033076a5" style:font-weight-asian="normal" style:font-weight-complex="normal"/>
    </style:style>
    <style:style style:name="T963" style:family="text">
      <style:text-properties fo:color="#0000ff" style:font-name="Courier New1" fo:font-weight="normal" officeooo:rsid="0332b212" style:font-weight-asian="normal" style:font-weight-complex="normal"/>
    </style:style>
    <style:style style:name="T964" style:family="text">
      <style:text-properties fo:color="#0000ff" style:font-name="Courier New1" officeooo:rsid="02e0c029"/>
    </style:style>
    <style:style style:name="T965" style:family="text">
      <style:text-properties fo:color="#0000ff" style:font-name="Courier New1" officeooo:rsid="02f14484"/>
    </style:style>
    <style:style style:name="T966" style:family="text">
      <style:text-properties fo:color="#008000" style:font-name="Courier New1" fo:font-weight="normal" officeooo:rsid="02c11d76" style:font-weight-asian="normal" style:font-weight-complex="normal"/>
    </style:style>
    <style:style style:name="T967" style:family="text">
      <style:text-properties fo:color="#008000" style:font-name="Courier New1" fo:font-weight="normal" officeooo:rsid="02fc418e" style:font-weight-asian="normal" style:font-weight-complex="normal"/>
    </style:style>
    <style:style style:name="T968" style:family="text">
      <style:text-properties fo:color="#008000" style:font-name="Courier New1" fo:font-weight="normal" officeooo:rsid="033076a5" style:font-weight-asian="normal" style:font-weight-complex="normal"/>
    </style:style>
    <style:style style:name="T969" style:family="text">
      <style:text-properties fo:color="#008000" style:font-name="Courier New1" fo:font-weight="normal" officeooo:rsid="032eb4d3" style:font-weight-asian="normal" style:font-weight-complex="normal"/>
    </style:style>
    <style:style style:name="T970" style:family="text">
      <style:text-properties fo:color="#008000" style:font-name="Courier New1" fo:font-weight="normal" officeooo:rsid="0332b212" style:font-weight-asian="normal" style:font-weight-complex="normal"/>
    </style:style>
    <style:style style:name="T971" style:family="text">
      <style:text-properties fo:color="#008000" style:font-name="Courier New1" officeooo:rsid="02e0c029"/>
    </style:style>
    <style:style style:name="T972" style:family="text">
      <style:text-properties fo:color="#008000" style:font-name="Courier New1" officeooo:rsid="02f14484"/>
    </style:style>
    <style:style style:name="T973" style:family="text">
      <style:text-properties fo:color="#008000" style:font-name="Courier New1" fo:font-style="normal" fo:font-weight="normal" officeooo:rsid="02fc418e" style:font-style-asian="normal" style:font-weight-asian="normal" style:font-style-complex="normal" style:font-weight-complex="normal"/>
    </style:style>
    <style:style style:name="T974" style:family="text">
      <style:text-properties officeooo:rsid="02c916e7"/>
    </style:style>
    <style:style style:name="T975" style:family="text">
      <style:text-properties fo:color="#47b8b8" style:font-name="Courier New1" officeooo:rsid="02e0c029"/>
    </style:style>
    <style:style style:name="T976" style:family="text">
      <style:text-properties fo:color="#00dcff" style:font-name="Courier New1" officeooo:rsid="02f14484"/>
    </style:style>
    <style:style style:name="T977" style:family="text">
      <style:text-properties fo:color="#00dcff" style:font-name="Courier New1" fo:font-weight="normal" officeooo:rsid="02fc418e" style:font-weight-asian="normal" style:font-weight-complex="normal"/>
    </style:style>
    <style:style style:name="T978" style:family="text">
      <style:text-properties fo:color="#00dcff" style:font-name="Courier New1" fo:font-weight="normal" officeooo:rsid="032eb4d3" style:font-weight-asian="normal" style:font-weight-complex="normal"/>
    </style:style>
    <style:style style:name="T979" style:family="text">
      <style:text-properties fo:color="#00ffff" style:font-name="Courier New1" officeooo:rsid="02f14484"/>
    </style:style>
    <style:style style:name="T980" style:family="text">
      <style:text-properties fo:color="#00ffff" style:font-name="Courier New1" fo:font-weight="normal" officeooo:rsid="033076a5" style:font-weight-asian="normal" style:font-weight-complex="normal"/>
    </style:style>
    <style:style style:name="T981" style:family="text">
      <style:text-properties fo:color="#00ffff" style:font-name="Courier New1" fo:font-weight="normal" officeooo:rsid="0332b212" style:font-weight-asian="normal" style:font-weight-complex="normal"/>
    </style:style>
    <style:style style:name="T982" style:family="text">
      <style:text-properties officeooo:rsid="031068b0"/>
    </style:style>
    <style:style style:name="T983" style:family="text">
      <style:text-properties officeooo:rsid="0342b13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Qscintilla documentation</text:p>
      <text:p text:style-name="P245">(<text:span text:style-name="T359">A l</text:span>earn-by-example guide)</text:p>
      <text:p text:style-name="P1"/>
      <text:p text:style-name="P2">This documentation assumes a basic knowledge of the Python programming language. But even if you are a complete beginner in the language do not get discouraged, the examples should be <text:span text:style-name="T1">quite</text:span> understandable regardless.</text:p>
      <text:p text:style-name="P4">All examples will use the Python 3 programming language and the PyQt<text:span text:style-name="T544">5</text:span> application framework. To change the examples to Python 2 or the PyQt<text:span text:style-name="T544">4</text:span> is quite simple and in most cases, trivial.</text:p>
      <text:p text:style-name="P5">For in-depth information about Qt, PyQt, Scintilla and QScintilla go to the official documentation websi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8">Table of Contents</text:p>
          </text:index-title>
          <text:p text:style-name="P269"><text:a xlink:type="simple" xlink:href="#__RefHeading___Toc107_1441186946" text:style-name="Index_20_Link" text:visited-style-name="Index_20_Link">1. Introduction<text:tab/>5</text:a></text:p>
          <text:p text:style-name="P419"><text:a xlink:type="simple" xlink:href="#__RefHeading___Toc109_1441186946" text:style-name="Index_20_Link" text:visited-style-name="Index_20_Link">1.1. What is QScintilla?<text:tab/>5</text:a></text:p>
          <text:p text:style-name="P419"><text:a xlink:type="simple" xlink:href="#__RefHeading___Toc592_400742055" text:style-name="Index_20_Link" text:visited-style-name="Index_20_Link">1.2. Some QScintilla features<text:tab/>5</text:a></text:p>
          <text:p text:style-name="P419"><text:a xlink:type="simple" xlink:href="#__RefHeading___Toc113_1441186946" text:style-name="Index_20_Link" text:visited-style-name="Index_20_Link">1.3. QScintilla object overview<text:tab/>6</text:a></text:p>
          <text:p text:style-name="P462"><text:a xlink:type="simple" xlink:href="#__RefHeading___Toc90_1989102905" text:style-name="Index_20_Link" text:visited-style-name="Index_20_Link">1.3.1. PyQt5.Qsci.QsciScintillaBase<text:tab/>6</text:a></text:p>
          <text:p text:style-name="P462"><text:a xlink:type="simple" xlink:href="#__RefHeading___Toc252_279009425" text:style-name="Index_20_Link" text:visited-style-name="Index_20_Link">1.3.2. PyQt5.Qsci.QsciScintilla<text:tab/>6</text:a></text:p>
          <text:p text:style-name="P462"><text:a xlink:type="simple" xlink:href="#__RefHeading___Toc254_279009425" text:style-name="Index_20_Link" text:visited-style-name="Index_20_Link">1.3.3. PyQt5.Qsci.QsciLexer<text:tab/>6</text:a></text:p>
          <text:p text:style-name="P462"><text:a xlink:type="simple" xlink:href="#__RefHeading___Toc235_1846445259" text:style-name="Index_20_Link" text:visited-style-name="Index_20_Link">1.3.4. PyQt5.Qsci.QsciAPIs<text:tab/>7</text:a></text:p>
          <text:p text:style-name="P462"><text:a xlink:type="simple" xlink:href="#__RefHeading___Toc14098_244974838" text:style-name="Index_20_Link" text:visited-style-name="Index_20_Link">1.3.5. PyQt5.Qsci.QsciStyle<text:tab/>7</text:a></text:p>
          <text:p text:style-name="P419"><text:a xlink:type="simple" xlink:href="#__RefHeading___Toc594_400742055" text:style-name="Index_20_Link" text:visited-style-name="Index_20_Link">1.4. PyQt objects used by QScintilla<text:tab/>7</text:a></text:p>
          <text:p text:style-name="P462"><text:a xlink:type="simple" xlink:href="#__RefHeading___Toc1034_1077626958" text:style-name="Index_20_Link" text:visited-style-name="Index_20_Link">1.4.1. PyQt5.QtWidgets.QApplication<text:tab/>7</text:a></text:p>
          <text:p text:style-name="P462"><text:a xlink:type="simple" xlink:href="#__RefHeading___Toc2668_1144493446" text:style-name="Index_20_Link" text:visited-style-name="Index_20_Link">1.4.2. PyQt5.QtWidgets.QMainWindow<text:tab/>7</text:a></text:p>
          <text:p text:style-name="P462"><text:a xlink:type="simple" xlink:href="#__RefHeading___Toc1452_1843862561" text:style-name="Index_20_Link" text:visited-style-name="Index_20_Link">1.4.3. PyQt5.QtWidgets.QWidget<text:tab/>7</text:a></text:p>
          <text:p text:style-name="P462"><text:a xlink:type="simple" xlink:href="#__RefHeading___Toc2670_1144493446" text:style-name="Index_20_Link" text:visited-style-name="Index_20_Link">1.4.4 PyQt5.QtGui.QFont<text:tab/>8</text:a></text:p>
          <text:p text:style-name="P419"><text:a xlink:type="simple" xlink:href="#__RefHeading___Toc1041_1077626958" text:style-name="Index_20_Link" text:visited-style-name="Index_20_Link">1.5. QScintilla visual description<text:tab/>9</text:a></text:p>
          <text:p text:style-name="P462"><text:a xlink:type="simple" xlink:href="#__RefHeading___Toc1043_1077626958" text:style-name="Index_20_Link" text:visited-style-name="Index_20_Link">1.5.1. Editing area<text:tab/>9</text:a></text:p>
          <text:p text:style-name="P462"><text:a xlink:type="simple" xlink:href="#__RefHeading___Toc1045_1077626958" text:style-name="Index_20_Link" text:visited-style-name="Index_20_Link">1.5.2. Margin area<text:tab/>9</text:a></text:p>
          <text:p text:style-name="P462"><text:a xlink:type="simple" xlink:href="#__RefHeading___Toc1047_1077626958" text:style-name="Index_20_Link" text:visited-style-name="Index_20_Link">1.5.3. Scroll bar area<text:tab/>10</text:a></text:p>
          <text:p text:style-name="P462"><text:a xlink:type="simple" xlink:href="#__RefHeading___Toc1049_1077626958" text:style-name="Index_20_Link" text:visited-style-name="Index_20_Link">1.5.4. Autocompletion windows<text:tab/>10</text:a></text:p>
          <text:p text:style-name="P462"><text:a xlink:type="simple" xlink:href="#__RefHeading___Toc1051_1077626958" text:style-name="Index_20_Link" text:visited-style-name="Index_20_Link">1.5.5. Context menu<text:tab/>11</text:a></text:p>
          <text:p text:style-name="P419"><text:a xlink:type="simple" xlink:href="#__RefHeading___Toc503_279009425" text:style-name="Index_20_Link" text:visited-style-name="Index_20_Link">1.6. QScintilla's default settings<text:tab/>11</text:a></text:p>
          <text:p text:style-name="P462"><text:a xlink:type="simple" xlink:href="#__RefHeading___Toc505_279009425" text:style-name="Index_20_Link" text:visited-style-name="Index_20_Link">1.6.1. Default lexer<text:tab/>11</text:a></text:p>
          <text:p text:style-name="P462"><text:a xlink:type="simple" xlink:href="#__RefHeading___Toc507_279009425" text:style-name="Index_20_Link" text:visited-style-name="Index_20_Link">1.6.2. Default font<text:tab/>11</text:a></text:p>
          <text:p text:style-name="P462"><text:a xlink:type="simple" xlink:href="#__RefHeading___Toc688_2020789143" text:style-name="Index_20_Link" text:visited-style-name="Index_20_Link">1.6.3. Default paper<text:tab/>11</text:a></text:p>
          <text:p text:style-name="P462"><text:a xlink:type="simple" xlink:href="#__RefHeading___Toc599_400742055" text:style-name="Index_20_Link" text:visited-style-name="Index_20_Link">1.6.4. Default keyboard shortcuts<text:tab/>12</text:a></text:p>
          <text:p text:style-name="P462"><text:a xlink:type="simple" xlink:href="#__RefHeading___Toc1053_1077626958" text:style-name="Index_20_Link" text:visited-style-name="Index_20_Link">1.6.5. Default scroll bar behaviour<text:tab/>13</text:a></text:p>
          <text:p text:style-name="P462"><text:a xlink:type="simple" xlink:href="#__RefHeading___Toc1055_1077626958" text:style-name="Index_20_Link" text:visited-style-name="Index_20_Link">1.6.6. Default margin<text:tab/>13</text:a></text:p>
          <text:p text:style-name="P462"><text:a xlink:type="simple" xlink:href="#__RefHeading___Toc1057_1077626958" text:style-name="Index_20_Link" text:visited-style-name="Index_20_Link">1.6.7. Default autocompletion behaviour<text:tab/>13</text:a></text:p>
          <text:p text:style-name="P462"><text:a xlink:type="simple" xlink:href="#__RefHeading___Toc1059_1077626958" text:style-name="Index_20_Link" text:visited-style-name="Index_20_Link">1.6.8. Default mouse behaviour<text:tab/>13</text:a></text:p>
          <text:p text:style-name="P462"><text:a xlink:type="simple" xlink:href="#__RefHeading___Toc1454_1843862561" text:style-name="Index_20_Link" text:visited-style-name="Index_20_Link">1.6.9. Default encoding<text:tab/>14</text:a></text:p>
          <text:p text:style-name="P269"><text:a xlink:type="simple" xlink:href="#__RefHeading___Toc684_2020789143" text:style-name="Index_20_Link" text:visited-style-name="Index_20_Link">2. Installation guide<text:tab/>15</text:a></text:p>
          <text:p text:style-name="P462"><text:a xlink:type="simple" xlink:href="#__RefHeading___Toc696_2020789143" text:style-name="Index_20_Link" text:visited-style-name="Index_20_Link">2.1. Windows<text:tab/>15</text:a></text:p>
          <text:p text:style-name="P462"><text:a xlink:type="simple" xlink:href="#__RefHeading___Toc706_2020789143" text:style-name="Index_20_Link" text:visited-style-name="Index_20_Link">2.2. GNU/Linux<text:tab/>15</text:a></text:p>
          <text:p text:style-name="P462"><text:a xlink:type="simple" xlink:href="#__RefHeading___Toc702_2020789143" text:style-name="Index_20_Link" text:visited-style-name="Index_20_Link">2.3. Mac OS<text:tab/>15</text:a></text:p>
          <text:p text:style-name="P269"><text:a xlink:type="simple" xlink:href="#__RefHeading___Toc5086_828957953" text:style-name="Index_20_Link" text:visited-style-name="Index_20_Link">3. QScintilla options<text:tab/>16</text:a></text:p>
          <text:p text:style-name="P419"><text:a xlink:type="simple" xlink:href="#__RefHeading___Toc4460_1036245467" text:style-name="Index_20_Link" text:visited-style-name="Index_20_Link">3.1. Text wrapping<text:tab/>16</text:a></text:p>
          <text:p text:style-name="P462"><text:a xlink:type="simple" xlink:href="#__RefHeading___Toc4472_770503392" text:style-name="Index_20_Link" text:visited-style-name="Index_20_Link">3.1.1. Text wrapping mode<text:tab/>16</text:a></text:p>
          <text:p text:style-name="P462"><text:a xlink:type="simple" xlink:href="#__RefHeading___Toc5090_828957953" text:style-name="Index_20_Link" text:visited-style-name="Index_20_Link">3.1.2. Text wrapping visual flags<text:tab/>17</text:a></text:p>
          <text:p text:style-name="P462"><text:a xlink:type="simple" xlink:href="#__RefHeading___Toc5092_828957953" text:style-name="Index_20_Link" text:visited-style-name="Index_20_Link"><text:span text:style-name="T361">3.1.</text:span></text:a><text:a xlink:type="simple" xlink:href="#__RefHeading___Toc5092_828957953" text:style-name="Index_20_Link" text:visited-style-name="Index_20_Link"><text:span text:style-name="T361">3.</text:span></text:a><text:a xlink:type="simple" xlink:href="#__RefHeading___Toc5092_828957953" text:style-name="Index_20_Link" text:visited-style-name="Index_20_Link"><text:span text:style-name="T361"> </text:span></text:a><text:a xlink:type="simple" xlink:href="#__RefHeading___Toc5092_828957953" text:style-name="Index_20_Link" text:visited-style-name="Index_20_Link"><text:span text:style-name="T361">Text wrapping </text:span></text:a><text:a xlink:type="simple" xlink:href="#__RefHeading___Toc5092_828957953" text:style-name="Index_20_Link" text:visited-style-name="Index_20_Link"><text:span text:style-name="T361">indent mode</text:span></text:a><text:a xlink:type="simple" xlink:href="#__RefHeading___Toc5092_828957953" text:style-name="Index_20_Link" text:visited-style-name="Index_20_Link"><text:tab/>18</text:a></text:p>
          <text:p text:style-name="P419"><text:a xlink:type="simple" xlink:href="#__RefHeading___Toc5094_828957953" text:style-name="Index_20_Link" text:visited-style-name="Index_20_Link">3.2. End-Of-Line (EOL) options<text:tab/>19</text:a></text:p>
          <text:p text:style-name="P462"><text:a xlink:type="simple" xlink:href="#__RefHeading___Toc5213_828957953" text:style-name="Index_20_Link" text:visited-style-name="Index_20_Link">3.2.1. End-Of-Line mode<text:tab/>19</text:a></text:p>
          <text:p text:style-name="P462"><text:a xlink:type="simple" xlink:href="#__RefHeading___Toc5215_828957953" text:style-name="Index_20_Link" text:visited-style-name="Index_20_Link">3.2.2. End-Of-Line character/s visibility<text:tab/>19</text:a></text:p>
          <text:p text:style-name="P419"><text:a xlink:type="simple" xlink:href="#__RefHeading___Toc6404_2018667005" text:style-name="Index_20_Link" text:visited-style-name="Index_20_Link">3.3. Indentation options<text:tab/>19</text:a></text:p>
          <text:p text:style-name="P462"><text:a xlink:type="simple" xlink:href="#__RefHeading___Toc6406_2018667005" text:style-name="Index_20_Link" text:visited-style-name="Index_20_Link">3.3.1. Indentation character (tabs or spaces)<text:tab/>20</text:a></text:p>
          <text:p text:style-name="P462"><text:a xlink:type="simple" xlink:href="#__RefHeading___Toc6057_1487816881" text:style-name="Index_20_Link" text:visited-style-name="Index_20_Link">3.3.2. Indentation size<text:tab/>20</text:a></text:p>
          <text:p text:style-name="P462"><text:a xlink:type="simple" xlink:href="#__RefHeading___Toc6408_2018667005" text:style-name="Index_20_Link" text:visited-style-name="Index_20_Link">3.3.3. Indentation guides<text:tab/>20</text:a></text:p>
          <text:p text:style-name="P462"><text:a xlink:type="simple" xlink:href="#__RefHeading___Toc5994_1487816881" text:style-name="Index_20_Link" text:visited-style-name="Index_20_Link">3.3.4. Indentation </text:a><text:a xlink:type="simple" xlink:href="#__RefHeading___Toc5994_1487816881" text:style-name="Index_20_Link" text:visited-style-name="Index_20_Link">at space</text:a><text:a xlink:type="simple" xlink:href="#__RefHeading___Toc5994_1487816881" text:style-name="Index_20_Link" text:visited-style-name="Index_20_Link">s</text:a><text:a xlink:type="simple" xlink:href="#__RefHeading___Toc5994_1487816881" text:style-name="Index_20_Link" text:visited-style-name="Index_20_Link"> options<text:tab/>21</text:a></text:p>
          <text:p text:style-name="P462"><text:soft-page-break/><text:a xlink:type="simple" xlink:href="#__RefHeading___Toc6410_2018667005" text:style-name="Index_20_Link" text:visited-style-name="Index_20_Link">3.3.5. Automatic indentation<text:tab/>21</text:a></text:p>
          <text:p text:style-name="P419"><text:a xlink:type="simple" xlink:href="#__RefHeading___Toc6412_2018667005" text:style-name="Index_20_Link" text:visited-style-name="Index_20_Link">3.4. Caret options (cursor representation)<text:tab/>22</text:a></text:p>
          <text:p text:style-name="P462"><text:a xlink:type="simple" xlink:href="#__RefHeading___Toc6609_61508626" text:style-name="Index_20_Link" text:visited-style-name="Index_20_Link">3.4.1. Caret foreground color<text:tab/>22</text:a></text:p>
          <text:p text:style-name="P462"><text:a xlink:type="simple" xlink:href="#__RefHeading___Toc6611_61508626" text:style-name="Index_20_Link" text:visited-style-name="Index_20_Link">3.4.2. Caret line visibility<text:tab/>22</text:a></text:p>
          <text:p text:style-name="P462"><text:a xlink:type="simple" xlink:href="#__RefHeading___Toc6613_61508626" text:style-name="Index_20_Link" text:visited-style-name="Index_20_Link">3.4.3. Caret line background color<text:tab/>23</text:a></text:p>
          <text:p text:style-name="P462"><text:a xlink:type="simple" xlink:href="#__RefHeading___Toc6621_61508626" text:style-name="Index_20_Link" text:visited-style-name="Index_20_Link">3.4.3. Caret width<text:tab/>23</text:a></text:p>
          <text:p text:style-name="P419"><text:a xlink:type="simple" xlink:href="#__RefHeading___Toc14100_244974838" text:style-name="Index_20_Link" text:visited-style-name="Index_20_Link">3.5. Autocompletion – Basic<text:tab/>23</text:a></text:p>
          <text:p text:style-name="P462"><text:a xlink:type="simple" xlink:href="#__RefHeading___Toc14102_244974838" text:style-name="Index_20_Link" text:visited-style-name="Index_20_Link">3.5.1. Autocompletion case sensitivity<text:tab/>23</text:a></text:p>
          <text:p text:style-name="P419"><text:a xlink:type="simple" xlink:href="#__RefHeading___Toc14104_244974838" text:style-name="Index_20_Link" text:visited-style-name="Index_20_Link"><text:span text:style-name="T361">3.</text:span></text:a><text:a xlink:type="simple" xlink:href="#__RefHeading___Toc14104_244974838" text:style-name="Index_20_Link" text:visited-style-name="Index_20_Link"><text:span text:style-name="T361">6</text:span></text:a><text:a xlink:type="simple" xlink:href="#__RefHeading___Toc14104_244974838" text:style-name="Index_20_Link" text:visited-style-name="Index_20_Link"><text:span text:style-name="T361">. </text:span></text:a><text:a xlink:type="simple" xlink:href="#__RefHeading___Toc14104_244974838" text:style-name="Index_20_Link" text:visited-style-name="Index_20_Link"><text:span text:style-name="T361">Margins</text:span></text:a><text:a xlink:type="simple" xlink:href="#__RefHeading___Toc14104_244974838" text:style-name="Index_20_Link" text:visited-style-name="Index_20_Link"><text:tab/>24</text:a></text:p>
          <text:p text:style-name="P462"><text:a xlink:type="simple" xlink:href="#__RefHeading___Toc14106_244974838" text:style-name="Index_20_Link" text:visited-style-name="Index_20_Link">3.6.1. Margin types<text:tab/>24</text:a></text:p>
          <text:p text:style-name="P462"><text:a xlink:type="simple" xlink:href="#__RefHeading___Toc14108_244974838" text:style-name="Index_20_Link" text:visited-style-name="Index_20_Link">3.6.2. Choosing a margin's type<text:tab/>26</text:a></text:p>
          <text:p text:style-name="P463"><text:a xlink:type="simple" xlink:href="#__RefHeading___Toc14110_244974838" text:style-name="Index_20_Link" text:visited-style-name="Index_20_Link"><text:span text:style-name="T361"><text:s/></text:span></text:a><text:a xlink:type="simple" xlink:href="#__RefHeading___Toc14110_244974838" text:style-name="Index_20_Link" text:visited-style-name="Index_20_Link"><text:span text:style-name="T361">3.6.</text:span></text:a><text:a xlink:type="simple" xlink:href="#__RefHeading___Toc14110_244974838" text:style-name="Index_20_Link" text:visited-style-name="Index_20_Link"><text:span text:style-name="T361">2</text:span></text:a><text:a xlink:type="simple" xlink:href="#__RefHeading___Toc14110_244974838" text:style-name="Index_20_Link" text:visited-style-name="Index_20_Link"><text:span text:style-name="T361">.</text:span></text:a><text:a xlink:type="simple" xlink:href="#__RefHeading___Toc14110_244974838" text:style-name="Index_20_Link" text:visited-style-name="Index_20_Link"><text:span text:style-name="T361">1.</text:span></text:a><text:a xlink:type="simple" xlink:href="#__RefHeading___Toc14110_244974838" text:style-name="Index_20_Link" text:visited-style-name="Index_20_Link"><text:span text:style-name="T361"> </text:span></text:a><text:a xlink:type="simple" xlink:href="#__RefHeading___Toc14110_244974838" text:style-name="Index_20_Link" text:visited-style-name="Index_20_Link"><text:span text:style-name="T361">Special line numbers method</text:span></text:a><text:a xlink:type="simple" xlink:href="#__RefHeading___Toc14110_244974838" text:style-name="Index_20_Link" text:visited-style-name="Index_20_Link"><text:tab/>27</text:a></text:p>
          <text:p text:style-name="P462"><text:a xlink:type="simple" xlink:href="#__RefHeading___Toc14112_244974838" text:style-name="Index_20_Link" text:visited-style-name="Index_20_Link">3.6.3. Set the number of margins </text:a><text:a xlink:type="simple" xlink:href="#__RefHeading___Toc14112_244974838" text:style-name="Index_20_Link" text:visited-style-name="Index_20_Link"><text:span text:style-name="T361">(</text:span></text:a><text:a xlink:type="simple" xlink:href="#__RefHeading___Toc14112_244974838" text:style-name="Index_20_Link" text:visited-style-name="Index_20_Link"><text:span text:style-name="T361">NOT AVAILABLE PRE VERSION 2.10</text:span></text:a><text:a xlink:type="simple" xlink:href="#__RefHeading___Toc14112_244974838" text:style-name="Index_20_Link" text:visited-style-name="Index_20_Link"><text:span text:style-name="T361">)</text:span></text:a><text:a xlink:type="simple" xlink:href="#__RefHeading___Toc14112_244974838" text:style-name="Index_20_Link" text:visited-style-name="Index_20_Link"><text:tab/>27</text:a></text:p>
          <text:p text:style-name="P462"><text:a xlink:type="simple" xlink:href="#__RefHeading___Toc14114_244974838" text:style-name="Index_20_Link" text:visited-style-name="Index_20_Link">3.6.4. Margin foreground color<text:tab/>27</text:a></text:p>
          <text:p text:style-name="P462"><text:a xlink:type="simple" xlink:href="#__RefHeading___Toc14116_244974838" text:style-name="Index_20_Link" text:visited-style-name="Index_20_Link">3.6.5. Margin background color<text:tab/>28</text:a></text:p>
          <text:p text:style-name="P462"><text:a xlink:type="simple" xlink:href="#__RefHeading___Toc14118_244974838" text:style-name="Index_20_Link" text:visited-style-name="Index_20_Link">3.6.6. Margin width<text:tab/>28</text:a></text:p>
          <text:p text:style-name="P462"><text:a xlink:type="simple" xlink:href="#__RefHeading___Toc14120_244974838" text:style-name="Index_20_Link" text:visited-style-name="Index_20_Link">3.6.6. Margin sensitivity to mouse clicks<text:tab/>29</text:a></text:p>
          <text:p text:style-name="P462"><text:a xlink:type="simple" xlink:href="#__RefHeading___Toc14122_244974838" text:style-name="Index_20_Link" text:visited-style-name="Index_20_Link">3.6.7. Margin marker mask<text:tab/>29</text:a></text:p>
          <text:p text:style-name="P462"><text:a xlink:type="simple" xlink:href="#__RefHeading___Toc14124_244974838" text:style-name="Index_20_Link" text:visited-style-name="Index_20_Link">3.6.8 Markers<text:tab/>30</text:a></text:p>
          <text:p text:style-name="P463"><text:a xlink:type="simple" xlink:href="#__RefHeading___Toc14126_244974838" text:style-name="Index_20_Link" text:visited-style-name="Index_20_Link">3.6.8.1 Defining a marker<text:tab/>30</text:a></text:p>
          <text:p text:style-name="P463"><text:a xlink:type="simple" xlink:href="#__RefHeading___Toc14128_244974838" text:style-name="Index_20_Link" text:visited-style-name="Index_20_Link">3.6.8.2 Adding a marker to margins<text:tab/>33</text:a></text:p>
          <text:p text:style-name="P463"><text:a xlink:type="simple" xlink:href="#__RefHeading___Toc14130_244974838" text:style-name="Index_20_Link" text:visited-style-name="Index_20_Link">3.6.8.3 Deleting a marker from margins<text:tab/>34</text:a></text:p>
          <text:p text:style-name="P463"><text:a xlink:type="simple" xlink:href="#__RefHeading___Toc14132_244974838" text:style-name="Index_20_Link" text:visited-style-name="Index_20_Link">3.6.8.4 Deleting a marker by it's handle<text:tab/>34</text:a></text:p>
          <text:p text:style-name="P463"><text:a xlink:type="simple" xlink:href="#__RefHeading___Toc14134_244974838" text:style-name="Index_20_Link" text:visited-style-name="Index_20_Link">3.6.8.5 Deleting all markers<text:tab/>34</text:a></text:p>
          <text:p text:style-name="P463"><text:a xlink:type="simple" xlink:href="#__RefHeading___Toc14136_244974838" text:style-name="Index_20_Link" text:visited-style-name="Index_20_Link">3.6.8.6 Get all markers on a line<text:tab/>34</text:a></text:p>
          <text:p text:style-name="P463"><text:a xlink:type="simple" xlink:href="#__RefHeading___Toc14138_244974838" text:style-name="Index_20_Link" text:visited-style-name="Index_20_Link">3.6.8.7 Get line number that a marker is on by the markers handle<text:tab/>35</text:a></text:p>
          <text:p text:style-name="P463"><text:a xlink:type="simple" xlink:href="#__RefHeading___Toc14140_244974838" text:style-name="Index_20_Link" text:visited-style-name="Index_20_Link">3.6.8.7 Find markers<text:tab/>35</text:a></text:p>
          <text:p text:style-name="P419"><text:a xlink:type="simple" xlink:href="#__RefHeading___Toc14142_244974838" text:style-name="Index_20_Link" text:visited-style-name="Index_20_Link"><text:span text:style-name="T361">3.</text:span></text:a><text:a xlink:type="simple" xlink:href="#__RefHeading___Toc14142_244974838" text:style-name="Index_20_Link" text:visited-style-name="Index_20_Link"><text:span text:style-name="T361">7</text:span></text:a><text:a xlink:type="simple" xlink:href="#__RefHeading___Toc14142_244974838" text:style-name="Index_20_Link" text:visited-style-name="Index_20_Link"><text:span text:style-name="T361">. </text:span></text:a><text:a xlink:type="simple" xlink:href="#__RefHeading___Toc14142_244974838" text:style-name="Index_20_Link" text:visited-style-name="Index_20_Link"><text:span text:style-name="T361">Hotspots (clickable text)</text:span></text:a><text:a xlink:type="simple" xlink:href="#__RefHeading___Toc14142_244974838" text:style-name="Index_20_Link" text:visited-style-name="Index_20_Link"><text:tab/>36</text:a></text:p>
          <text:p text:style-name="P462"><text:a xlink:type="simple" xlink:href="#__RefHeading___Toc14144_244974838" text:style-name="Index_20_Link" text:visited-style-name="Index_20_Link">3.7.1. Hotspot foreground color<text:tab/>36</text:a></text:p>
          <text:p text:style-name="P462"><text:a xlink:type="simple" xlink:href="#__RefHeading___Toc14146_244974838" text:style-name="Index_20_Link" text:visited-style-name="Index_20_Link">3.7.2. Hotspot background color<text:tab/>37</text:a></text:p>
          <text:p text:style-name="P462"><text:a xlink:type="simple" xlink:href="#__RefHeading___Toc14148_244974838" text:style-name="Index_20_Link" text:visited-style-name="Index_20_Link">3.7.3. Hotspot underlining<text:tab/>37</text:a></text:p>
          <text:p text:style-name="P462"><text:a xlink:type="simple" xlink:href="#__RefHeading___Toc14150_244974838" text:style-name="Index_20_Link" text:visited-style-name="Index_20_Link">3.7.4. Hotspot wrapping<text:tab/>37</text:a></text:p>
          <text:p text:style-name="P462"><text:a xlink:type="simple" xlink:href="#__RefHeading___Toc14382_244974838" text:style-name="Index_20_Link" text:visited-style-name="Index_20_Link">3.7.5. Connecting to the hotspot click signal<text:tab/>38</text:a></text:p>
          <text:p text:style-name="P269"><text:a xlink:type="simple" xlink:href="#__RefHeading___Toc14482_244974838" text:style-name="Index_20_Link" text:visited-style-name="Index_20_Link">4. Lexers<text:tab/>40</text:a></text:p>
          <text:p text:style-name="P419"><text:a xlink:type="simple" xlink:href="#__RefHeading___Toc19558_383056744" text:style-name="Index_20_Link" text:visited-style-name="Index_20_Link">4.1. Creating a custom lexer<text:tab/>40</text:a></text:p>
          <text:p text:style-name="P419"><text:a xlink:type="simple" xlink:href="#__RefHeading___Toc20781_1480920344" text:style-name="Index_20_Link" text:visited-style-name="Index_20_Link"><text:span text:style-name="T361">4.</text:span></text:a><text:a xlink:type="simple" xlink:href="#__RefHeading___Toc20781_1480920344" text:style-name="Index_20_Link" text:visited-style-name="Index_20_Link"><text:span text:style-name="T361">2</text:span></text:a><text:a xlink:type="simple" xlink:href="#__RefHeading___Toc20781_1480920344" text:style-name="Index_20_Link" text:visited-style-name="Index_20_Link"><text:span text:style-name="T361">. </text:span></text:a><text:a xlink:type="simple" xlink:href="#__RefHeading___Toc20781_1480920344" text:style-name="Index_20_Link" text:visited-style-name="Index_20_Link"><text:span text:style-name="T361">Detailed description of the </text:span></text:a><text:a xlink:type="simple" xlink:href="#__RefHeading___Toc20781_1480920344" text:style-name="Index_20_Link" text:visited-style-name="Index_20_Link">setStyling</text:a><text:a xlink:type="simple" xlink:href="#__RefHeading___Toc20781_1480920344" text:style-name="Index_20_Link" text:visited-style-name="Index_20_Link"><text:span text:style-name="T361"> method </text:span></text:a><text:a xlink:type="simple" xlink:href="#__RefHeading___Toc20781_1480920344" text:style-name="Index_20_Link" text:visited-style-name="Index_20_Link"><text:span text:style-name="T361">and it's operation</text:span></text:a><text:a xlink:type="simple" xlink:href="#__RefHeading___Toc20781_1480920344" text:style-name="Index_20_Link" text:visited-style-name="Index_20_Link"><text:tab/>46</text:a></text:p>
          <text:p text:style-name="P419"><text:a xlink:type="simple" xlink:href="#__RefHeading___Toc20783_1480920344" text:style-name="Index_20_Link" text:visited-style-name="Index_20_Link"><text:span text:style-name="T361">4.</text:span></text:a><text:a xlink:type="simple" xlink:href="#__RefHeading___Toc20783_1480920344" text:style-name="Index_20_Link" text:visited-style-name="Index_20_Link"><text:span text:style-name="T361">3</text:span></text:a><text:a xlink:type="simple" xlink:href="#__RefHeading___Toc20783_1480920344" text:style-name="Index_20_Link" text:visited-style-name="Index_20_Link"><text:span text:style-name="T361">. </text:span></text:a><text:a xlink:type="simple" xlink:href="#__RefHeading___Toc20783_1480920344" text:style-name="Index_20_Link" text:visited-style-name="Index_20_Link"><text:span text:style-name="T361">Advanced lexer functionality</text:span></text:a><text:a xlink:type="simple" xlink:href="#__RefHeading___Toc20783_1480920344" text:style-name="Index_20_Link" text:visited-style-name="Index_20_Link"><text:tab/>47</text:a></text:p>
          <text:p text:style-name="P462"><text:a xlink:type="simple" xlink:href="#__RefHeading___Toc20785_1480920344" text:style-name="Index_20_Link" text:visited-style-name="Index_20_Link">4.3.1 Multiline styling<text:tab/>47</text:a></text:p>
          <text:p text:style-name="P462"><text:a xlink:type="simple" xlink:href="#__RefHeading___Toc22292_2871934794" text:style-name="Index_20_Link" text:visited-style-name="Index_20_Link">4.3.2 Code folding<text:tab/>49</text:a></text:p>
          <text:p text:style-name="P462"><text:a xlink:type="simple" xlink:href="#__RefHeading___Toc22294_2871934794" text:style-name="Index_20_Link" text:visited-style-name="Index_20_Link">4.3.2 Clickable styles<text:tab/>49</text:a></text:p>
          <text:p text:style-name="P269"><text:a xlink:type="simple" xlink:href="#__RefHeading___Toc501_279009425" text:style-name="Index_20_Link" text:visited-style-name="Index_20_Link">5. Basic examples<text:tab/>51</text:a></text:p>
          <text:p text:style-name="P419"><text:a xlink:type="simple" xlink:href="#__RefHeading___Toc686_2020789143" text:style-name="Index_20_Link" text:visited-style-name="Index_20_Link">5.1. Qscintilla's “Hello World” example<text:tab/>51</text:a></text:p>
          <text:p text:style-name="P462"><text:a xlink:type="simple" xlink:href="#__RefHeading___Toc1448_1843862561" text:style-name="Index_20_Link" text:visited-style-name="Index_20_Link">5.1.1. Code breakdown<text:tab/>51</text:a></text:p>
          <text:p text:style-name="P419"><text:a xlink:type="simple" xlink:href="#__RefHeading___Toc2672_1144493446" text:style-name="Index_20_Link" text:visited-style-name="Index_20_Link">5.2. Customization example<text:tab/>52</text:a></text:p>
          <text:p text:style-name="P462"><text:a xlink:type="simple" xlink:href="#__RefHeading___Toc2996_908872987" text:style-name="Index_20_Link" text:visited-style-name="Index_20_Link">5.2.1. Code breakdown<text:tab/>52</text:a></text:p>
          <text:p text:style-name="P269"><text:a xlink:type="simple" xlink:href="#__RefHeading___Toc5096_828957953" text:style-name="Index_20_Link" text:visited-style-name="Index_20_Link">FUTURE CHAPTERS:<text:tab/>56</text:a></text:p>
          <text:p text:style-name="P419"><text:a xlink:type="simple" xlink:href="#__RefHeading___Toc14154_244974838" text:style-name="Index_20_Link" text:visited-style-name="Index_20_Link">Show an example of a Cython compiled lexer<text:tab/>56</text:a></text:p>
          <text:p text:style-name="P269"><text:a xlink:type="simple" xlink:href="#__RefHeading___Toc3007_908872987" text:style-name="Index_20_Link" text:visited-style-name="Index_20_Link">X. Appendix: code examples<text:tab/>57</text:a></text:p>
          <text:p text:style-name="P419"><text:a xlink:type="simple" xlink:href="#__RefHeading___Toc2998_908872987" text:style-name="Index_20_Link" text:visited-style-name="Index_20_Link">X.1. Hello World<text:tab/>57</text:a></text:p>
          <text:p text:style-name="P419"><text:soft-page-break/><text:a xlink:type="simple" xlink:href="#__RefHeading___Toc3009_908872987" text:style-name="Index_20_Link" text:visited-style-name="Index_20_Link">X.2. Customization<text:tab/>58</text:a></text:p>
          <text:p text:style-name="P419"><text:a xlink:type="simple" xlink:href="#__RefHeading___Toc14156_244974838" text:style-name="Index_20_Link" text:visited-style-name="Index_20_Link">X.3. Margins<text:tab/>61</text:a></text:p>
          <text:p text:style-name="P419"><text:a xlink:type="simple" xlink:href="#__RefHeading___Toc29881_909964702" text:style-name="Index_20_Link" text:visited-style-name="Index_20_Link">X.4. Custom lexer – basic<text:tab/>64</text:a></text:p>
          <text:p text:style-name="P419"><text:a xlink:type="simple" xlink:href="#__RefHeading___Toc29883_909964702" text:style-name="Index_20_Link" text:visited-style-name="Index_20_Link">X.5. Custom lexer – advanced<text:tab/>74</text:a></text:p>
        </text:index-body>
      </text:table-of-content>
      <text:p text:style-name="P239"/>
      <text:h text:style-name="P254" text:outline-level="1"><text:bookmark-start text:name="__RefHeading___Toc107_1441186946"/>1. <text:span text:style-name="T78">I</text:span>ntroduction<text:bookmark-end text:name="__RefHeading___Toc107_1441186946"/></text:h>
      <text:p text:style-name="P3">This chapter assumes you know nothing about QScintilla or PyQt and will guide you step by step to understanding the basics of the PyQt framework and the QScintilla editing component.</text:p>
      <text:h text:style-name="P270" text:outline-level="2"><text:bookmark-start text:name="__RefHeading___Toc109_1441186946"/>1.1. What is QScintilla?<text:bookmark-end text:name="__RefHeading___Toc109_1441186946"/></text:h>
      <text:p text:style-name="P6"><text:span text:style-name="T2">QScintilla is a text editing component for the Qt application framework written in the C++ programming language. It is a wrapper for the Scintilla text editing component created by </text:span>Neil Hodgson <text:span text:style-name="T5">also</text:span> <text:span text:style-name="T3">written in the C++ programming language</text:span>. <text:span text:style-name="T73">The Qt application framework is a set of objects, also referred to as widgets, that help making GUI (Graphical-User-Interface) and other types of applications easier and is cross-platform.</text:span></text:p>
      <text:p text:style-name="P49">PyQt is a set of Python bindings to the <text:span text:style-name="T2">Qt application framework, </text:span>which also includes bindings to the QScintilla component. <text:span text:style-name="T4">So hurray, we can use QScintilla in Python. This introduction chapter will focus solely on the PyQt's QScintilla component, other PyQt components will only be mentioned when they are needed with regards to the QScintilla component.</text:span></text:p>
      <text:p text:style-name="P48">As PyQt is a wrapper for Qt framework, it cannot be avoided that some parts of Qt will have to be described in order to understand the documentation. Sometimes I will even mention some C++ code, but only when it is absolutely necessary.</text:p>
      <text:p text:style-name="P18">The referencing of QScintilla / Scintilla will seem confusing at first but do not get discouraged, just keep in mind that QScintilla <text:span text:style-name="T102">component </text:span>is just <text:span text:style-name="T103">the</text:span> Scintilla text editing component <text:span text:style-name="T79">wrapped in a Qt QWidget object so it can be used in the Qt framework</text:span>, and PyQt's QScintilla component is just <text:span text:style-name="T104">the</text:span> QScintilla <text:span text:style-name="T104">component</text:span> wrapped in Python! </text:p>
      <text:p text:style-name="P45">Also later in the document I will use the terms QScintilla, Qscintilla document, editor, <text:span text:style-name="T560">object or widget</text:span> interchangeably. All terms mean the QScintilla editing component.</text:p>
      <text:p text:style-name="P17"/>
      <text:h text:style-name="Heading_20_2" text:outline-level="2"><text:bookmark-start text:name="__RefHeading___Toc592_400742055"/>1.2. Some QScintilla features<text:bookmark-end text:name="__RefHeading___Toc592_400742055"/></text:h>
      <text:list xml:id="list7265353846336718000" text:style-name="L1">
        <text:list-item>
          <text:p text:style-name="P290">Built-in syntax highlighting for <text:span text:style-name="T77">more than 30</text:span> programming languages</text:p>
        </text:list-item>
        <text:list-item>
          <text:p text:style-name="P290">Create syntax highlighting for custom purposes</text:p>
        </text:list-item>
        <text:list-item>
          <text:p text:style-name="P291">Text styling: underlining, highlighting, …</text:p>
        </text:list-item>
        <text:list-item>
          <text:p text:style-name="P291"><text:span text:style-name="T570">C</text:span>lickable text <text:span text:style-name="T570">(called </text:span><text:span text:style-name="T24">Hotspots </text:span><text:span text:style-name="T570">in QScintilla)</text:span></text:p>
        </text:list-item>
        <text:list-item>
          <text:p text:style-name="P292">Word wrapping</text:p>
        </text:list-item>
        <text:list-item>
          <text:p text:style-name="P290">Autocompletion functionality <text:span text:style-name="T76">and call tips</text:span></text:p>
        </text:list-item>
        <text:list-item>
          <text:p text:style-name="P290">Error indicating, bookmarks, … <text:span text:style-name="T75">using the margins of the document</text:span></text:p>
        </text:list-item>
        <text:list-item>
          <text:p text:style-name="P290">Code folding</text:p>
        </text:list-item>
        <text:list-item>
          <text:p text:style-name="P293"><text:soft-page-break/>Selecting <text:span text:style-name="T74">various</text:span> font styles and colors</text:p>
        </text:list-item>
        <text:list-item>
          <text:p text:style-name="P293">Mixing font styles in the same document</text:p>
        </text:list-item>
        <text:list-item>
          <text:p text:style-name="P294">Customizing keyboard commands</text:p>
        </text:list-item>
        <text:list-item>
          <text:p text:style-name="P295">Block selection of text</text:p>
        </text:list-item>
        <text:list-item>
          <text:p text:style-name="P296">Zooming text in / out</text:p>
        </text:list-item>
        <text:list-item>
          <text:p text:style-name="P297">UTF-8 support</text:p>
        </text:list-item>
        <text:list-item>
          <text:p text:style-name="P298">Command macros (call sequences of commands with one <text:span text:style-name="T569">command</text:span>)</text:p>
        </text:list-item>
        <text:list-item>
          <text:p text:style-name="P299">Customizing the <text:span text:style-name="T8">Caret</text:span><text:span text:style-name="T35"> (the blinking marker that shows where the cursor is located)</text:span></text:p>
        </text:list-item>
        <text:list-item>
          <text:p text:style-name="P300"><text:span text:style-name="T871">Built-in s</text:span>earch <text:span text:style-name="T871">and replace</text:span> functionality</text:p>
        </text:list-item>
        <text:list-item>
          <text:p text:style-name="P297">...</text:p>
        </text:list-item>
      </text:list>
      <text:p text:style-name="P11">Plus with Python and the entire PyQt framework at your disposal, you will be able to do much, much more.</text:p>
      <text:p text:style-name="P11"/>
      <text:h text:style-name="P271" text:outline-level="2"><text:bookmark-start text:name="__RefHeading___Toc113_1441186946"/>1.<text:span text:style-name="T71">3</text:span>. QScintilla <text:span text:style-name="T6">object </text:span>overview<text:bookmark-end text:name="__RefHeading___Toc113_1441186946"/></text:h>
      <text:p text:style-name="P7">All QScintilla objects are part of the PyQt framework <text:span text:style-name="T7">under the </text:span><text:span text:style-name="T9">PyQt5.Qsci</text:span><text:span text:style-name="T7"> module. The below listed objects will be covered in depth (some more than others) in this documentation.</text:span></text:p>
      <text:h text:style-name="Heading_20_3" text:outline-level="3"><text:bookmark-start text:name="__RefHeading___Toc90_1989102905"/><text:span text:style-name="T10">1.3.</text:span><text:span text:style-name="T19">1</text:span><text:span text:style-name="T10">. </text:span><text:span text:style-name="T9">PyQt</text:span><text:span text:style-name="T20">5</text:span><text:span text:style-name="T9">.Qsci.QsciScintilla</text:span><text:span text:style-name="T8">Base</text:span><text:bookmark-end text:name="__RefHeading___Toc90_1989102905"/></text:h>
      <text:p text:style-name="P9">The base object for text editing<text:span text:style-name="T35">. This is a more direct low level wrapper to access all of the underlying Scintilla functionality. It is used when you cannot implement something in the higher level </text:span><text:span text:style-name="T9">PyQt5.Qsci.QsciScintilla</text:span><text:span text:style-name="T36"> object.</text:span></text:p>
      <text:h text:style-name="P420" text:outline-level="3"><text:bookmark-start text:name="__RefHeading___Toc252_279009425"/><text:span text:style-name="T10">1.3.</text:span><text:span text:style-name="T19">2</text:span><text:span text:style-name="T10">. </text:span><text:span text:style-name="T9">PyQt</text:span><text:span text:style-name="T20">5</text:span><text:span text:style-name="T9">.Qsci.QsciScintilla</text:span><text:bookmark-end text:name="__RefHeading___Toc252_279009425"/></text:h>
      <text:p text:style-name="P10"><text:span text:style-name="T36">The high level object for text editing. </text:span><text:span text:style-name="T45">It </text:span><text:span text:style-name="T46">is a subclass of</text:span><text:span text:style-name="T45"> the low level </text:span><text:span text:style-name="T8">PyQt5.Qsci.QsciScintilla</text:span><text:span text:style-name="T14">Base</text:span><text:span text:style-name="T45"> </text:span><text:span text:style-name="T46">object, which just means it has access to all of the </text:span><text:span text:style-name="T8">PyQt5.Qsci.QsciScintilla</text:span><text:span text:style-name="T14">Base</text:span><text:span text:style-name="T46"> methods and attributes</text:span><text:span text:style-name="T45">. </text:span><text:span text:style-name="T36">This object will be used most of the time for all text editing purposes you will need and has a very Qt-like API. </text:span><text:span text:style-name="T15">When using the name QScintilla, I will always be refer</text:span><text:span text:style-name="T16">r</text:span><text:span text:style-name="T15">ing to this object</text:span><text:span text:style-name="T47">.</text:span></text:p>
      <text:h text:style-name="P421" text:outline-level="3"><text:bookmark-start text:name="__RefHeading___Toc254_279009425"/><text:span text:style-name="T10">1.3.</text:span><text:span text:style-name="T12">3</text:span><text:span text:style-name="T10">. </text:span><text:span text:style-name="T9">PyQt</text:span><text:span text:style-name="T20">5</text:span><text:span text:style-name="T9">.Qsci.Qsci</text:span><text:span text:style-name="T11">Lexer</text:span><text:bookmark-end text:name="__RefHeading___Toc254_279009425"/></text:h>
      <text:p text:style-name="P8"><text:span text:style-name="T36">The</text:span><text:span text:style-name="T37"> abstract </text:span><text:span text:style-name="T36">object </text:span><text:span text:style-name="T37">used</text:span><text:span text:style-name="T36"> for </text:span><text:span text:style-name="T37">styling text (syntax hig</text:span><text:span text:style-name="T41">h</text:span><text:span text:style-name="T37">lighting) usually in the context of a programming language</text:span><text:span text:style-name="T36">. </text:span><text:span text:style-name="T37">This is an abstract object and has to be sub-classed to make a custom </text:span><text:span text:style-name="T38">lexer. There are many built-in lexers already available such as: QsciLexerPython, QsciLexerRuby, … </text:span><text:span text:style-name="T39">The lexer needs to be applied to a</text:span><text:span text:style-name="T40">n</text:span><text:span text:style-name="T39"> instance of a </text:span><text:span text:style-name="T9">PyQt5.Qsci.QsciScintilla</text:span><text:span text:style-name="T36"> </text:span><text:span text:style-name="T39">object </text:span><text:span text:style-name="T42">for it to start styling </text:span><text:span text:style-name="T43">the </text:span><text:span text:style-name="T42">text</text:span><text:span text:style-name="T39">.</text:span></text:p>
      <text:h text:style-name="P422" text:outline-level="3"><text:bookmark-start text:name="__RefHeading___Toc235_1846445259"/><text:soft-page-break/><text:span text:style-name="T10">1.3.</text:span><text:span text:style-name="T13">4</text:span><text:span text:style-name="T10">. </text:span><text:span text:style-name="T9">PyQt</text:span><text:span text:style-name="T20">5</text:span><text:span text:style-name="T9">.Qsci.Qsci</text:span><text:span text:style-name="T13">APIs</text:span><text:bookmark-end text:name="__RefHeading___Toc235_1846445259"/></text:h>
      <text:p text:style-name="P19">The object used for storing the <text:span text:style-name="T72">custom </text:span>autocompletion and call tip information. In a nutshell, you assign it to an instance of the sub-classed <text:span text:style-name="T9">PyQt5.Qsci.Qsci</text:span><text:span text:style-name="T8">Lexer</text:span><text:span text:style-name="T35"> with autocompletions / call tips enabled, add keywords to it and you get </text:span><text:span text:style-name="T44">custom </text:span><text:span text:style-name="T35">autocompletions in the editor.</text:span></text:p>
      <text:h text:style-name="P423" text:outline-level="3"><text:bookmark-start text:name="__RefHeading___Toc14098_244974838"/><text:span text:style-name="T10">1.3.</text:span><text:span text:style-name="T34">5</text:span><text:span text:style-name="T10">. </text:span><text:span text:style-name="T9">PyQt</text:span><text:span text:style-name="T20">5</text:span><text:span text:style-name="T9">.Qsci.</text:span><text:span text:style-name="T34">QsciStyle</text:span><text:bookmark-end text:name="__RefHeading___Toc14098_244974838"/></text:h>
      <text:p text:style-name="P22">The object used for storing the <text:span text:style-name="T943">options of a style for styling text with a </text:span><text:span text:style-name="T9">PyQt5.Qsci.Qsci</text:span><text:span text:style-name="T8">Lexer</text:span><text:span text:style-name="T943">. This object does not have to be explicitly used, it's options are selected using the </text:span><text:span text:style-name="T9">PyQt5.Qsci.Qsci</text:span><text:span text:style-name="T8">Lexer</text:span><text:span text:style-name="T34">'s</text:span><text:span text:style-name="T943"> setFont, setPaper, … methods (all of the lexer's methods that take </text:span><text:span text:style-name="T96">style</text:span><text:span text:style-name="T943"> as the second argument).<text:line-break/>There are only a few situations that you need to use this object directly. One is setting the margin text, the other is when adding annotations to lines.</text:span></text:p>
      <text:h text:style-name="P272" text:outline-level="2"><text:bookmark-start text:name="__RefHeading___Toc594_400742055"/>1.4. PyQt object<text:span text:style-name="T109">s</text:span> used by QScintilla<text:bookmark-end text:name="__RefHeading___Toc594_400742055"/></text:h>
      <text:p text:style-name="P20">There are various PyQt objects needed to customize the QScintilla component, <text:span text:style-name="T423">while some are needed to initialize the PyQt application</text:span>.</text:p>
      <text:h text:style-name="P424" text:outline-level="3"><text:bookmark-start text:name="__RefHeading___Toc1034_1077626958"/>1.4.<text:span text:style-name="T572">1</text:span>. PyQt<text:span text:style-name="T545">5</text:span>.<text:span text:style-name="T545">QtWidgets</text:span>.QApplication<text:bookmark-end text:name="__RefHeading___Toc1034_1077626958"/></text:h>
      <text:p text:style-name="P56"><text:span text:style-name="T424">The </text:span><text:a xlink:type="simple" xlink:href="https://doc.qt.io/qt-5/qapplication.html" text:style-name="Internet_20_link" text:visited-style-name="Visited_20_Internet_20_Link"><text:span text:style-name="T424">QApplication</text:span></text:a><text:span text:style-name="T424"> object </text:span>manages the GUI application's control flow and main setting<text:span text:style-name="T424">s. It's the object that needs to be initialized and executed to get QScintilla shown on the screen.</text:span></text:p>
      <text:h text:style-name="P425" text:outline-level="3"><text:bookmark-start text:name="__RefHeading___Toc2668_1144493446"/>1.4.<text:span text:style-name="T572">2</text:span>. <text:span text:style-name="T573">PyQt5.QtWidgets.QMainWindow</text:span><text:bookmark-end text:name="__RefHeading___Toc2668_1144493446"/></text:h>
      <text:p text:style-name="P57">This object provides the main application window. It should always be used a the main window widget. If you are creating a simple QScintilla editor without any bells and whistles, just create </text:p>
      <text:h text:style-name="P426" text:outline-level="3"><text:bookmark-start text:name="__RefHeading___Toc1452_1843862561"/>1.4.3. PyQt5.QtWidgets.QWidget<text:bookmark-end text:name="__RefHeading___Toc1452_1843862561"/></text:h>
      <text:p text:style-name="P44"><text:span text:style-name="T559">The </text:span><text:a xlink:type="simple" xlink:href="https://doc.qt.io/qt-5/qwidget.html" text:style-name="Internet_20_link" text:visited-style-name="Visited_20_Internet_20_Link">QWidget</text:a> <text:span text:style-name="T559">object</text:span> is the base <text:span text:style-name="T558">object </text:span>of all user interface objects. <text:span text:style-name="T560">The QScintilla object and all other GUI object inherit from this object, that is why it is relevant.</text:span></text:p>
      <text:p text:style-name="P50">From the official Qt 5 documentation:</text:p>
      <text:p text:style-name="P149">The widget is the atom of the user interface: it receives mouse, keyboard and other events from the window system, and paints a representation of itself on the screen. Every widget is rectangular, and they are sorted in a Z-order. A widget is clipped by its parent and by the widgets in front of it. </text:p>
      <text:p text:style-name="P150">A widget that is not embedded in a parent widget is called a window. Usually, windows have a frame and a title bar, although it is also possible to create windows without such decoration using suitable <text:a xlink:type="simple" xlink:href="https://doc.qt.io/qt-5/qt.html#WindowType-enum" text:style-name="Internet_20_link" text:visited-style-name="Visited_20_Internet_20_Link">window flags</text:a>). In Qt, <text:a xlink:type="simple" xlink:href="https://doc.qt.io/qt-5/qmainwindow.html" text:style-name="Internet_20_link" text:visited-style-name="Visited_20_Internet_20_Link">QMainWindow</text:a> and the various subclasses of <text:a xlink:type="simple" xlink:href="https://doc.qt.io/qt-5/qdialog.html" text:style-name="Internet_20_link" text:visited-style-name="Visited_20_Internet_20_Link">QDialog</text:a> are the most common window types.</text:p>
      <text:h text:style-name="P425" text:outline-level="3"><text:bookmark-start text:name="__RefHeading___Toc2670_1144493446"/><text:soft-page-break/>1.4.<text:span text:style-name="T572">4</text:span> <text:span text:style-name="T357">PyQt5.QtGui.</text:span>QFont<text:bookmark-end text:name="__RefHeading___Toc2670_1144493446"/></text:h>
      <text:p text:style-name="P54"><text:span text:style-name="T107">QScintilla uses PyQt's QFont object for describing fonts. The QFont object resides in the </text:span><text:span text:style-name="T18">PyQt5.QtGui</text:span><text:span text:style-name="T108"> module. The relevant attributes of the QFont object with regards to QScintilla are: </text:span></text:p>
      <text:list xml:id="list8779001074720718202" text:style-name="L2">
        <text:list-item>
          <text:p text:style-name="P301"><text:span text:style-name="T108">family: style of the font. Some examples are: </text:span><text:span text:style-name="Teletype"><text:span text:style-name="T110">Courier, Times, </text:span></text:span><text:span text:style-name="Teletype"><text:span text:style-name="T111">Helvetica, </text:span></text:span><text:span text:style-name="Teletype"><text:span text:style-name="T110">...</text:span></text:span></text:p>
        </text:list-item>
        <text:list-item>
          <text:p text:style-name="P302">pointSize: size of the font in points. If it is set to lower than 1, it will default to the system default size</text:p>
        </text:list-item>
        <text:list-item>
          <text:p text:style-name="P302">weight: font thickness from 0 (ultralight) to 99 (extremely black). The predefined values are QFont.Light, QFont.Normal, QFont.DemiBold, QFont.Bold and Qfont.Black.</text:p>
        </text:list-item>
        <text:list-item>
          <text:p text:style-name="P303"><text:span text:style-name="T386">i</text:span>talic: tilted <text:span text:style-name="T356">text, True or False.</text:span></text:p>
        </text:list-item>
      </text:list>
      <text:p text:style-name="P55">For more detailed information on this object, see the PyQt's web documentation.</text:p>
      <text:p text:style-name="P206"><text:span text:style-name="T571">You may be wondering how do you change the </text:span><text:span text:style-name="T25">color</text:span><text:span text:style-name="T58"> of the font, right? This is what styling does, which will be described in a later chapter.</text:span> </text:p>
      <text:h text:style-name="P284" text:outline-level="2"><text:bookmark-start text:name="__RefHeading___Toc1041_1077626958"/>1.<text:span text:style-name="T431">5</text:span>. QScinti<text:span text:style-name="T430">l</text:span>la visual description<text:bookmark-end text:name="__RefHeading___Toc1041_1077626958"/></text:h>
      <text:p text:style-name="P28">Here I will describe the parts of the QScintilla component that will be discussed throughout this document, so you will have a clear idea of what goes where. <text:span text:style-name="T23">A more detailed look into these parts will follow in a later chapter.</text:span></text:p>
      <text:h text:style-name="P427" text:outline-level="3"><text:bookmark-start text:name="__RefHeading___Toc1043_1077626958"/>1.<text:span text:style-name="T431">5</text:span>.<text:span text:style-name="T431">1</text:span>. Editing area<text:bookmark-end text:name="__RefHeading___Toc1043_1077626958"/></text:h>
      <text:p text:style-name="P79">This is where all of the editing <text:span text:style-name="T541">and styling (coloring, ...)</text:span> of text happens. Text is edited using the mouse and keyboard, but it may also be manipulated in Python code. <text:span text:style-name="T431">The editing area is swhon in the red rectangle in the image below.</text:span></text:p>
      <text:p text:style-name="P80"><draw:frame draw:style-name="fr1" draw:name="Image1" text:anchor-type="paragraph" svg:x="2.822cm" svg:y="-0.152cm" svg:width="12.58cm" svg:height="6.87cm" draw:z-index="0"><draw:image xlink:href="Pictures/1000020100000341000001C712FC943A70BE46D0.png" xlink:type="simple" xlink:show="embed" xlink:actuate="onLoad"/></draw:frame></text:p>
      <text:h text:style-name="P428" text:outline-level="3"><text:bookmark-start text:name="__RefHeading___Toc1045_1077626958"/>1.5.2. Margin area<text:bookmark-end text:name="__RefHeading___Toc1045_1077626958"/></text:h>
      <text:p text:style-name="P29">This is where the margins of the QScintilla document are located. Margins are the sidebars that can show line numbers, where there is the option for code folding, showing error indicators, showing bookmarks and anything else you can think of. The QScintilla can have up to 7 margins <text:span text:style-name="T388">(I think?)</text:span><text:span text:style-name="T432">. </text:span><text:span text:style-name="T433">The margin area is shown in </text:span><text:span text:style-name="T434">the image below.</text:span></text:p>
      <text:p text:style-name="P36"><draw:frame draw:style-name="fr2" draw:name="Image2" text:anchor-type="paragraph" svg:width="12.58cm" svg:height="6.87cm" draw:z-index="1"><draw:image xlink:href="Pictures/1000020100000341000001C751B99BA3F4D557D8.png" xlink:type="simple" xlink:show="embed" xlink:actuate="onLoad"/></draw:frame></text:p>
      <text:h text:style-name="P429" text:outline-level="3"><text:bookmark-start text:name="__RefHeading___Toc1047_1077626958"/><text:soft-page-break/>1.5.3. Scroll bar area<text:bookmark-end text:name="__RefHeading___Toc1047_1077626958"/></text:h>
      <text:p text:style-name="P32">This is <text:span text:style-name="T540">is the area where the scroll bars are shown. The horizontal vertical bar is always present, while the vertical scroll bars is shown depending on the number of lines in the document and the documents window size. </text:span><text:span text:style-name="T433">The </text:span><text:span text:style-name="T435">scroll bar</text:span><text:span text:style-name="T433"> area is shown in </text:span><text:span text:style-name="T434">the image below.</text:span></text:p>
      <text:p text:style-name="P30"><draw:frame draw:style-name="fr2" draw:name="Image3" text:anchor-type="paragraph" svg:width="10.328cm" svg:height="9.058cm" draw:z-index="2"><draw:image xlink:href="Pictures/10000201000003450000033FC281F3072F99E9BC.png" xlink:type="simple" xlink:show="embed" xlink:actuate="onLoad"/></draw:frame></text:p>
      <text:h text:style-name="P430" text:outline-level="3"><text:bookmark-start text:name="__RefHeading___Toc1049_1077626958"/>1.5.4. Autocompletion windows<text:bookmark-end text:name="__RefHeading___Toc1049_1077626958"/></text:h>
      <text:p text:style-name="P33">When autocompletions are active in the document, the documentation window show <text:span text:style-name="T917">s</text:span>the current autocompletion suggestions. By default, autocompletion is not enabled. An example autocompletion window is shown in the image below.</text:p>
      <text:p text:style-name="P33"><draw:frame draw:style-name="fr3" draw:name="Image4" text:anchor-type="paragraph" svg:y="-0.131cm" svg:width="10.329cm" svg:height="9.059cm" draw:z-index="3"><draw:image xlink:href="Pictures/10000201000003450000033F12B1C7A14ECBCB13.png" xlink:type="simple" xlink:show="embed" xlink:actuate="onLoad"/></draw:frame></text:p>
      <text:h text:style-name="P431" text:outline-level="3"><text:bookmark-start text:name="__RefHeading___Toc1051_1077626958"/><text:soft-page-break/>1.5.5. Context menu<text:bookmark-end text:name="__RefHeading___Toc1051_1077626958"/></text:h>
      <text:p text:style-name="P35">By default there is only the right-click context menu that shows some standard editing options in the QScintilla component. Custom context menus can be added in Python code, but they use other parts of the PyQt framework that will not be covered in this documentation. QScintilla's default context menu is shown in the image below.</text:p>
      <text:p text:style-name="P35"><draw:frame draw:style-name="fr4" draw:name="Image5" text:anchor-type="paragraph" svg:width="12.58cm" svg:height="6.87cm" draw:z-index="4"><draw:image xlink:href="Pictures/1000020100000341000001C73FAA0576A502331F.png" xlink:type="simple" xlink:show="embed" xlink:actuate="onLoad"/></draw:frame></text:p>
      <text:p text:style-name="P35"/>
      <text:h text:style-name="P273" text:outline-level="2"><text:bookmark-start text:name="__RefHeading___Toc503_279009425"/>1.<text:span text:style-name="T431">6</text:span>. QScintilla's default settings<text:bookmark-end text:name="__RefHeading___Toc503_279009425"/></text:h>
      <text:p text:style-name="P14"><text:span text:style-name="T105">Below are </text:span>QScintilla<text:span text:style-name="T105">'s</text:span> default settings. <text:span text:style-name="T428">These are the setting when you create an instance of the QScintilla component without setting any of it's options.</text:span></text:p>
      <text:h text:style-name="P432" text:outline-level="3"><text:bookmark-start text:name="__RefHeading___Toc505_279009425"/>1.<text:span text:style-name="T431">6</text:span>.<text:span text:style-name="T358">1.</text:span> <text:span text:style-name="T106">Default l</text:span>exer<text:bookmark-end text:name="__RefHeading___Toc505_279009425"/></text:h>
      <text:p text:style-name="P16">By default, there is <text:span text:style-name="T8">NO</text:span> lexer set for the QScintilla editing component <text:span text:style-name="T105">when it is first created</text:span>. <text:span text:style-name="T870">Sometimes I will also say that the lexer is disabled, but it means the same thing, that no lexer is set for the editor.</text:span></text:p>
      <text:h text:style-name="P433" text:outline-level="3"><text:bookmark-start text:name="__RefHeading___Toc507_279009425"/>1.<text:span text:style-name="T431">6</text:span>.<text:span text:style-name="T429">2</text:span>. <text:span text:style-name="T106">Default f</text:span>ont<text:bookmark-end text:name="__RefHeading___Toc507_279009425"/></text:h>
      <text:p text:style-name="P15">The default font used by <text:span text:style-name="T101">QScintilla when </text:span><text:span text:style-name="T15">NO</text:span><text:span text:style-name="T101"> lexer is set depends on the operating system you are using. On Windows it is </text:span><text:span text:style-name="T15">MS Shell Dlg 2</text:span><text:span text:style-name="T47">, </text:span><text:span text:style-name="T48">while on GNU/Linux Debian </text:span><text:span text:style-name="T52">Jesse</text:span><text:span text:style-name="T48"> it is </text:span><text:span text:style-name="T17">Roboto</text:span><text:span text:style-name="T48">. </text:span></text:p>
      <text:p text:style-name="P15"><text:span text:style-name="T51">The default </text:span><text:span text:style-name="T53">font color</text:span><text:span text:style-name="T50"> is black. </text:span><text:span text:style-name="T49">The size of the font depends on your system's settings.</text:span><text:span text:style-name="T48"> I have not had the opportunity to test on other systems.</text:span></text:p>
      <text:p text:style-name="P26">When there is a lexer set for the document, it overrides any settings that you have manually set previously. If you are trying to set some font style or color directly and nothing is happening, it means that a lexer is set on the document <text:span text:style-name="T422">and is always overriding the changes you are trying to make</text:span>.</text:p>
      <text:h text:style-name="P434" text:outline-level="3"><text:bookmark-start text:name="__RefHeading___Toc688_2020789143"/><text:span text:style-name="T385">1.6</text:span>.<text:span text:style-name="T429">3</text:span>. Default paper<text:bookmark-end text:name="__RefHeading___Toc688_2020789143"/></text:h>
      <text:p text:style-name="P21"><text:span text:style-name="T361">In QScintilla the background of the document is called the </text:span><text:span text:style-name="T368">paper</text:span><text:span text:style-name="T361">. The paper is the background color of the document. By default the paper is white. </text:span></text:p>
      <text:p text:style-name="P27"><text:soft-page-break/><text:span text:style-name="T364">Here it's the same as with the font. If </text:span><text:span text:style-name="T361">you are trying to set </text:span><text:span text:style-name="T363">the paper color</text:span><text:span text:style-name="T361"> directly and nothing is happening, it means that a lexer is set on the document </text:span><text:span text:style-name="T362">and is always overriding the changes you are trying to make</text:span><text:span text:style-name="T361">.</text:span></text:p>
      <text:h text:style-name="P435" text:outline-level="3"><text:bookmark-start text:name="__RefHeading___Toc599_400742055"/>1.<text:span text:style-name="T431">6</text:span>.<text:span text:style-name="T429">4</text:span>. Default keyboard shortcuts<text:bookmark-end text:name="__RefHeading___Toc599_400742055"/></text:h>
      <text:p text:style-name="P23">Below is the <text:span text:style-name="T387">list of the default shortcuts used by QScintilla.<text:line-break/></text:span><text:span text:style-name="T389">(NOTE: FIX </text:span><text:span text:style-name="T390">ALL OF </text:span><text:span text:style-name="T389">THE DESCRIPTIONS BELOW)</text:span></text:p>
      <text:list xml:id="list6807211346834796428" text:style-name="L3">
        <text:list-item>
          <text:p text:style-name="P356">'Down': <text:span text:style-name="T425">Move one line down</text:span></text:p>
        </text:list-item>
        <text:list-item>
          <text:p text:style-name="P356">'Down+Shift': <text:span text:style-name="T425">Extend selected text one line down</text:span></text:p>
        </text:list-item>
        <text:list-item>
          <text:p text:style-name="P356">'Down+Ctrl': <text:span text:style-name="T425">Scroll the view one line down</text:span></text:p>
        </text:list-item>
        <text:list-item>
          <text:p text:style-name="P356">'Down+Alt+Shift': <text:span text:style-name="T426">Block extend selection one line down</text:span></text:p>
        </text:list-item>
        <text:list-item>
          <text:p text:style-name="P357">'Up': <text:span text:style-name="T425">Move one line up</text:span></text:p>
        </text:list-item>
        <text:list-item>
          <text:p text:style-name="P357">'Up+Shift': <text:s/><text:span text:style-name="T425">Extend selected text one line up</text:span></text:p>
        </text:list-item>
        <text:list-item>
          <text:p text:style-name="P357">'Up+Ctrl': <text:span text:style-name="T425">Scroll the view one line up</text:span></text:p>
        </text:list-item>
        <text:list-item>
          <text:p text:style-name="P357">'Up+Alt+Shift': <text:span text:style-name="T426">Block extend selection one line up</text:span></text:p>
        </text:list-item>
        <text:list-item>
          <text:p text:style-name="P356">'[+Ctrl': <text:span text:style-name="T427">Move paragraph up</text:span></text:p>
        </text:list-item>
        <text:list-item>
          <text:p text:style-name="P358">'[+Ctrl+Shift': <text:span text:style-name="T425">Extend selection one paragraph up</text:span></text:p>
        </text:list-item>
        <text:list-item>
          <text:p text:style-name="P358">']+Ctrl': <text:span text:style-name="T427">Move paragraph down</text:span></text:p>
        </text:list-item>
        <text:list-item>
          <text:p text:style-name="P356">']+Ctrl+Shift': <text:span text:style-name="T425">Extend selection one paragraph down</text:span></text:p>
        </text:list-item>
        <text:list-item>
          <text:p text:style-name="P356">'Left': SCI_CHARLEFT</text:p>
        </text:list-item>
        <text:list-item>
          <text:p text:style-name="P356">'Left+Shift': SCI_CHARLEFTEXTEND</text:p>
        </text:list-item>
        <text:list-item>
          <text:p text:style-name="P356">'Left+Ctrl': SCI_WORDLEFT</text:p>
        </text:list-item>
        <text:list-item>
          <text:p text:style-name="P356">'Left+Shift+Ctrl': SCI_WORDLEFTEXTEND</text:p>
        </text:list-item>
        <text:list-item>
          <text:p text:style-name="P356">'Left+Alt+Shift': SCI_CHARLEFTRECTEXTEND</text:p>
        </text:list-item>
        <text:list-item>
          <text:p text:style-name="P356">'Right': SCI_CHARRIGHT</text:p>
        </text:list-item>
        <text:list-item>
          <text:p text:style-name="P356">'Right+Shift': SCI_CHARRIGHTEXTEND</text:p>
        </text:list-item>
        <text:list-item>
          <text:p text:style-name="P356">'Right+Ctrl': SCI_WORDRIGHT</text:p>
        </text:list-item>
        <text:list-item>
          <text:p text:style-name="P356">'Right+Shift+Ctrl': SCI_WORDRIGHTEXTEND</text:p>
        </text:list-item>
        <text:list-item>
          <text:p text:style-name="P356">'Right+Alt+Shift': SCI_CHARRIGHTRECTEXTEND</text:p>
        </text:list-item>
        <text:list-item>
          <text:p text:style-name="P356">'/+Ctrl': SCI_WORDPARTLEFT</text:p>
        </text:list-item>
        <text:list-item>
          <text:p text:style-name="P356">'/+Ctrl+Shift': SCI_WORDPARTLEFTEXTEND</text:p>
        </text:list-item>
        <text:list-item>
          <text:p text:style-name="P356">'\\+Ctrl': SCI_WORDPARTRIGHT</text:p>
        </text:list-item>
        <text:list-item>
          <text:p text:style-name="P356">'\\+Ctrl+Shift': SCI_WORDPARTRIGHTEXTEND</text:p>
        </text:list-item>
        <text:list-item>
          <text:p text:style-name="P356">'Home': SCI_VCHOME</text:p>
        </text:list-item>
        <text:list-item>
          <text:p text:style-name="P356">'Home+Shift': SCI_VCHOMEEXTEND</text:p>
        </text:list-item>
        <text:list-item>
          <text:p text:style-name="P356">'Ctrl+Home': SCI_DOCUMENTSTART</text:p>
        </text:list-item>
        <text:list-item>
          <text:p text:style-name="P356">'Ctrl+End': SCI_DOCUMENTSTARTEXTEND</text:p>
        </text:list-item>
        <text:list-item>
          <text:p text:style-name="P356">'Home+Alt': SCI_HOMEDISPLAY</text:p>
        </text:list-item>
        <text:list-item>
          <text:p text:style-name="P356">'Home+Alt+Shift': SCI_VCHOMERECTEXTEND</text:p>
        </text:list-item>
        <text:list-item>
          <text:p text:style-name="P356">'End': SCI_LINEEND</text:p>
        </text:list-item>
        <text:list-item>
          <text:p text:style-name="P356">'End+Shift': SCI_LINEENDEXTEND</text:p>
        </text:list-item>
        <text:list-item>
          <text:p text:style-name="P356">'Ctrl+End': SCI_DOCUMENTEND</text:p>
        </text:list-item>
        <text:list-item>
          <text:p text:style-name="P356">'Ctrl+Shift+End': SCI_DOCUMENTENDEXTEND</text:p>
        </text:list-item>
        <text:list-item>
          <text:p text:style-name="P356">'End+Alt': SCI_LINEENDDISPLAY</text:p>
        </text:list-item>
        <text:list-item>
          <text:p text:style-name="P356">'End+Alt+Shift': SCI_LINEENDRECTEXTEND</text:p>
        </text:list-item>
        <text:list-item>
          <text:p text:style-name="P356">'PageUp': SCI_PAGEUP</text:p>
        </text:list-item>
        <text:list-item>
          <text:p text:style-name="P356">'Shift+PageUp': SCI_PAGEUPEXTEND</text:p>
        </text:list-item>
        <text:list-item>
          <text:p text:style-name="P356">'PageUp+Alt+Shift': SCI_PAGEUPRECTEXTEND</text:p>
        </text:list-item>
        <text:list-item>
          <text:p text:style-name="P356">'PageDown': SCI_PAGEDOWN</text:p>
        </text:list-item>
        <text:list-item>
          <text:p text:style-name="P356">'Shift+PageDown': SCI_PAGEDOWNEXTEND</text:p>
        </text:list-item>
        <text:list-item>
          <text:p text:style-name="P356">'PageDown+Alt+Shift': SCI_PAGEDOWNRECTEXTEND</text:p>
        </text:list-item>
        <text:list-item>
          <text:p text:style-name="P356">'Delete': SCI_CLEAR</text:p>
        </text:list-item>
        <text:list-item>
          <text:p text:style-name="P356">'Delete+Shift': SCI_CUT</text:p>
        </text:list-item>
        <text:list-item>
          <text:p text:style-name="P356">'Ctrl+Delete': SCI_DELWORDRIGHT</text:p>
        </text:list-item>
        <text:list-item>
          <text:p text:style-name="P356">'Ctrl+Shift+BackSpace': SCI_DELLINERIGHT</text:p>
        </text:list-item>
        <text:list-item>
          <text:p text:style-name="P356">'Insert': SCI_EDITTOGGLEOVERTYPE</text:p>
        </text:list-item>
        <text:list-item>
          <text:p text:style-name="P356">'Insert+Shift': SCI_PASTE</text:p>
        </text:list-item>
        <text:list-item>
          <text:p text:style-name="P356"><text:soft-page-break/>'Insert+Ctrl': SCI_COPY</text:p>
        </text:list-item>
        <text:list-item>
          <text:p text:style-name="P356">'Escape': SCI_CANCEL</text:p>
        </text:list-item>
        <text:list-item>
          <text:p text:style-name="P356">'Backspace': SCI_DELETEBACK</text:p>
        </text:list-item>
        <text:list-item>
          <text:p text:style-name="P356">'Backspace+Shift': SCI_DELETEBACK</text:p>
        </text:list-item>
        <text:list-item>
          <text:p text:style-name="P356">'Ctrl+BackSpace': SCI_DELWORDLEFT</text:p>
        </text:list-item>
        <text:list-item>
          <text:p text:style-name="P356">'Backspace+Alt': SCI_UNDO</text:p>
        </text:list-item>
        <text:list-item>
          <text:p text:style-name="P356">'Ctrl+Shift+BackSpace': SCI_DELLINELEFT</text:p>
        </text:list-item>
        <text:list-item>
          <text:p text:style-name="P356">'Ctrl+Z': SCI_UNDO</text:p>
        </text:list-item>
        <text:list-item>
          <text:p text:style-name="P356">'Ctrl+Y': SCI_REDO</text:p>
        </text:list-item>
        <text:list-item>
          <text:p text:style-name="P356">'Ctrl+X': SCI_CUT</text:p>
        </text:list-item>
        <text:list-item>
          <text:p text:style-name="P356">'Ctrl+C': SCI_COPY</text:p>
        </text:list-item>
        <text:list-item>
          <text:p text:style-name="P356">'Ctrl+V': SCI_PASTE</text:p>
        </text:list-item>
        <text:list-item>
          <text:p text:style-name="P356">'Ctrl+A': SCI_SELECTALL</text:p>
        </text:list-item>
        <text:list-item>
          <text:p text:style-name="P356">'Tab': SCI_TAB</text:p>
        </text:list-item>
        <text:list-item>
          <text:p text:style-name="P356">'Shift+Tab': SCI_BACKTAB</text:p>
        </text:list-item>
        <text:list-item>
          <text:p text:style-name="P356">'Return': SCI_NEWLINE</text:p>
        </text:list-item>
        <text:list-item>
          <text:p text:style-name="P356">'Return+Shift': SCI_NEWLINE</text:p>
        </text:list-item>
        <text:list-item>
          <text:p text:style-name="P356">'Add+Ctrl': SCI_ZOOMIN</text:p>
        </text:list-item>
        <text:list-item>
          <text:p text:style-name="P356">'Subtract+Ctrl': SCI_ZOOMOUT</text:p>
        </text:list-item>
        <text:list-item>
          <text:p text:style-name="P356">'Divide+Ctrl': SCI_SETZOOM</text:p>
        </text:list-item>
        <text:list-item>
          <text:p text:style-name="P356">'Ctrl+L': SCI_LINECUT</text:p>
        </text:list-item>
        <text:list-item>
          <text:p text:style-name="P356">'Ctrl+Shift+L': SCI_LINEDELETE</text:p>
        </text:list-item>
        <text:list-item>
          <text:p text:style-name="P356">'Ctrl+Shift+T': SCI_LINECOPY</text:p>
        </text:list-item>
        <text:list-item>
          <text:p text:style-name="P356">'Ctrl+T': SCI_LINETRANSPOSE</text:p>
        </text:list-item>
        <text:list-item>
          <text:p text:style-name="P356">'Ctrl+D': SCI_SELECTIONDUPLICATE</text:p>
        </text:list-item>
        <text:list-item>
          <text:p text:style-name="P356">'U+Ctrl': SCI_LOWERCASE</text:p>
        </text:list-item>
        <text:list-item>
          <text:p text:style-name="P356">'U+Ctrl+Shift': SCI_UPPERCASE</text:p>
        </text:list-item>
      </text:list>
      <text:p text:style-name="P184"/>
      <text:h text:style-name="P428" text:outline-level="3"><text:bookmark-start text:name="__RefHeading___Toc1053_1077626958"/>1.6.5. Default scroll bar <text:span text:style-name="T539">behaviour</text:span><text:bookmark-end text:name="__RefHeading___Toc1053_1077626958"/></text:h>
      <text:p text:style-name="P29">By default, only the horizontal scroll bar is shown and it has a default starting length. The horizontal scroll bar automatically grows as you enter more text and adjusts itself to the longest line in the document. The vertical scroll bar also shrinks automatically when you delete text form the lines, but it shrinks back to it's default size.</text:p>
      <text:p text:style-name="P31">The vertical scroll bar appears only when there are more lines than can be shown in the current QScintilla document. When you add lines the vertical scroll bar grows automatically, while when you delete lines it shrinks automatically.</text:p>
      <text:h text:style-name="P428" text:outline-level="3"><text:bookmark-start text:name="__RefHeading___Toc1055_1077626958"/>1.6.6. Default margin<text:bookmark-end text:name="__RefHeading___Toc1055_1077626958"/></text:h>
      <text:p text:style-name="P29">The QScintilla shows one margin by default. It's behaviour is, that it selects the text of the line next to the position where the user has left-clicked on the margin using the mouse.</text:p>
      <text:h text:style-name="P436" text:outline-level="3"><text:bookmark-start text:name="__RefHeading___Toc1057_1077626958"/>1.6.7. Default autocompletion behaviour<text:bookmark-end text:name="__RefHeading___Toc1057_1077626958"/></text:h>
      <text:p text:style-name="P34">By default, autocompletion are disabled.</text:p>
      <text:h text:style-name="P436" text:outline-level="3"><text:bookmark-start text:name="__RefHeading___Toc1059_1077626958"/>1.6.8. Default mouse behaviour<text:bookmark-end text:name="__RefHeading___Toc1059_1077626958"/></text:h>
      <text:p text:style-name="P34">The default mouse behaviour is text selection with holding the left mouse button and dragging the mouse. <text:span text:style-name="T551">R</text:span>ight clicking <text:span text:style-name="T543">anywhere in the document </text:span>shows the contex menu. <text:span text:style-name="T542">By default the context menu has the following options: Undo, Redo, Cut, Copy, Paste, Delete and Select All.</text:span></text:p>
      <text:p text:style-name="P46">When there is text selected in the editor</text:p>
      <text:h text:style-name="P437" text:outline-level="3"><text:bookmark-start text:name="__RefHeading___Toc1454_1843862561"/><text:soft-page-break/>1.6.9. Default encoding<text:bookmark-end text:name="__RefHeading___Toc1454_1843862561"/></text:h>
      <text:p text:style-name="P47">The default encoding is ASCII. <text:span text:style-name="T561">Unknown characters will appear as the questionmark (</text:span><text:span text:style-name="T22">?</text:span><text:span text:style-name="T561">) symbol.</text:span></text:p>
      <text:h text:style-name="P255" text:outline-level="1"><text:bookmark-start text:name="__RefHeading___Toc684_2020789143"/>2. Installation guide<text:bookmark-end text:name="__RefHeading___Toc684_2020789143"/></text:h>
      <text:p text:style-name="P40">Note that in this installation guide I mention <text:span text:style-name="T8">QScintilla2</text:span>. QScintilla is at version 2.9.3 at the moment, this is where the <text:span text:style-name="T8">2</text:span><text:span text:style-name="T35"> comes from.</text:span></text:p>
      <text:p text:style-name="P41"><text:span text:style-name="T56">I</text:span><text:span text:style-name="T35">nstalling PyQt5 using </text:span><text:span text:style-name="T8">pip</text:span><text:span text:style-name="T35"> as described below can be done </text:span><text:span text:style-name="T8">ONLY</text:span><text:span text:style-name="T35"> with Python3.5 at the moment.</text:span></text:p>
      <text:h text:style-name="Heading_20_3" text:outline-level="3"><text:bookmark-start text:name="__RefHeading___Toc696_2020789143"/>2.1. Windows<text:bookmark-end text:name="__RefHeading___Toc696_2020789143"/></text:h>
      <text:p text:style-name="P37">Install the latest <text:a xlink:type="simple" xlink:href="https://www.riverbankcomputing.com/software/pyqt/download5" text:style-name="Internet_20_link" text:visited-style-name="Visited_20_Internet_20_Link"><text:span text:style-name="T547">PyQt5</text:span></text:a> library for your version of Python 3, <text:span text:style-name="T548">this can be done easily using the </text:span><text:a xlink:type="simple" xlink:href="https://pypi.python.org/pypi/pip" text:style-name="Internet_20_link" text:visited-style-name="Visited_20_Internet_20_Link"><text:span text:style-name="T21">pip</text:span></text:a><text:a xlink:type="simple" xlink:href="https://pypi.python.org/pypi/pip" text:style-name="Internet_20_link" text:visited-style-name="Visited_20_Internet_20_Link"><text:span text:style-name="T54"> </text:span></text:a><text:a xlink:type="simple" xlink:href="https://pypi.python.org/pypi/pip" text:style-name="Internet_20_link" text:visited-style-name="Visited_20_Internet_20_Link"><text:span text:style-name="T57">package manager</text:span></text:a><text:span text:style-name="T57"> </text:span><text:span text:style-name="T55">(if you have it installed)</text:span><text:span text:style-name="T54"> with the following command in the windows console:</text:span></text:p>
      <text:p text:style-name="P37"><text:span text:style-name="_5f_BashIdent"><text:span text:style-name="T93">pip</text:span></text:span><text:span text:style-name="T93"> </text:span><text:span text:style-name="_5f_BashAltKeyword"><text:span text:style-name="T93">install</text:span></text:span><text:span text:style-name="T93"> </text:span><text:span text:style-name="_5f_BashIdent"><text:span text:style-name="T93">PyQt5</text:span></text:span></text:p>
      <text:p text:style-name="P25">The other option is to install the Visual Studio version that your Python 3 version was compiled with and compile the from source from their official <text:a xlink:type="simple" xlink:href="https://www.riverbankcomputing.com/software/pyqt/download" text:style-name="Internet_20_link" text:visited-style-name="Visited_20_Internet_20_Link">website</text:a>. You will also need to download the <text:a xlink:type="simple" xlink:href="https://www.riverbankcomputing.com/software/sip/download" text:style-name="Internet_20_link" text:visited-style-name="Visited_20_Internet_20_Link">SIP library source cod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547">5</text:span></text:a><text:a xlink:type="simple" xlink:href="https://wiki.qt.io/Get_the_Source#Qt_4.x" text:style-name="Internet_20_link" text:visited-style-name="Visited_20_Internet_20_Link"> C++ source code</text:a>.</text:p>
      <text:h text:style-name="P438" text:outline-level="3"><text:bookmark-start text:name="__RefHeading___Toc706_2020789143"/><text:span text:style-name="Strong_20_Emphasis"><text:span text:style-name="T419">2.2. </text:span></text:span><text:span text:style-name="Strong_20_Emphasis">GNU/Linux</text:span><text:bookmark-end text:name="__RefHeading___Toc706_2020789143"/></text:h>
      <text:p text:style-name="Text_20_body"><text:span text:style-name="T360">If you are on Lubuntu, Raspbian or probably most Debian derivatives, install the following libraries using </text:span><text:span text:style-name="Strong_20_Emphasis"><text:span text:style-name="T360">apt-get</text:span></text:span><text:span text:style-name="T360">:</text:span></text:p>
      <text:list xml:id="list9039332858870985401" text:style-name="L4">
        <text:list-item>
          <text:p text:style-name="P409">python3.x (Probably already installed on the system) </text:p>
        </text:list-item>
        <text:list-item>
          <text:p text:style-name="P409">python3-pyqt<text:span text:style-name="T548">5</text:span> </text:p>
        </text:list-item>
        <text:list-item>
          <text:p text:style-name="P304">python3-pyqt<text:span text:style-name="T548">5</text:span>.qsci</text:p>
        </text:list-item>
      </text:list>
      <text:p text:style-name="P38">Another option is as on Windows using <text:a xlink:type="simple" xlink:href="https://pypi.python.org/pypi/pip" text:style-name="Internet_20_link" text:visited-style-name="Visited_20_Internet_20_Link"><text:span text:style-name="T8">pip</text:span></text:a> with the following command in your favourite terminal:</text:p>
      <text:p text:style-name="P38"><text:span text:style-name="_5f_BashIdent"><text:span text:style-name="T93">pip</text:span></text:span><text:span text:style-name="_5f_BashIdent"><text:span text:style-name="T94">3</text:span></text:span><text:span text:style-name="T93"> </text:span><text:span text:style-name="_5f_BashAltKeyword"><text:span text:style-name="T93">install</text:span></text:span><text:span text:style-name="T93"> </text:span><text:span text:style-name="_5f_BashIdent"><text:span text:style-name="T93">PyQt5</text:span></text:span></text:p>
      <text:p text:style-name="P42">Notice it's <text:span text:style-name="T8">pip3</text:span><text:span text:style-name="T35"> on GNU/Linux as it usually has both Python2 and Python3 installed.</text:span></text:p>
      <text:p text:style-name="Text_20_body">Otherwise you can install PyQt<text:span text:style-name="T548">5</text:span> and QScintilla2 (you <text:span text:style-name="T420">will </text:span>also need the <text:a xlink:type="simple" xlink:href="https://www.riverbankcomputing.com/software/sip/download" text:style-name="Internet_20_link" text:visited-style-name="Visited_20_Internet_20_Link">SIP library</text:a>) from source from their official <text:a xlink:type="simple" xlink:href="https://www.riverbankcomputing.com/software/pyqt/download" text:style-name="Internet_20_link" text:visited-style-name="Visited_20_Internet_20_Link">websit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549">5</text:span></text:a><text:a xlink:type="simple" xlink:href="https://wiki.qt.io/Get_the_Source#Qt_4.x" text:style-name="Internet_20_link" text:visited-style-name="Visited_20_Internet_20_Link"> C++ source code</text:a>.</text:p>
      <text:h text:style-name="Heading_20_3" text:outline-level="3"><text:bookmark-start text:name="__RefHeading___Toc702_2020789143"/>2.3. Mac OS<text:bookmark-end text:name="__RefHeading___Toc702_2020789143"/></text:h>
      <text:p text:style-name="P51">Install t<text:span text:style-name="T564">he latest Python3 version and the pip package manager and use the following command in the terminal:</text:span></text:p>
      <text:p text:style-name="P39"><text:span text:style-name="_5f_BashIdent"><text:span text:style-name="T93">pip</text:span></text:span><text:span text:style-name="T93"> </text:span><text:span text:style-name="_5f_BashAltKeyword"><text:span text:style-name="T93">install</text:span></text:span><text:span text:style-name="T93"> </text:span><text:span text:style-name="_5f_BashIdent"><text:span text:style-name="T93">PyQt5</text:span></text:span></text:p>
      <text:p text:style-name="Text_20_body"><text:span text:style-name="T553">Another thing you can t</text:span>ry <text:span text:style-name="T553">is </text:span>using Anaconda Python 3 and it's package manager to install all dependencies. Here is the more <text:a xlink:type="simple" xlink:href="https://github.com/matkuki/ExCo/issues/1" text:style-name="Internet_20_link" text:visited-style-name="Visited_20_Internet_20_Link">information</text:a>.<text:line-break/>I don't know much about Mac's, but you can try using the default Mac package manager to find the PyQt<text:span text:style-name="T550">5</text:span> and QScintilla2 libraries or install the libraries from source, same as on GNU/Linux. </text:p>
      <text:h text:style-name="P256" text:outline-level="1"><text:bookmark-start text:name="__RefHeading___Toc5086_828957953"/>3. QScintilla options<text:bookmark-end text:name="__RefHeading___Toc5086_828957953"/></text:h>
      <text:p text:style-name="Text_20_body"><text:bookmark-start text:name="__RefHeading___Toc5131_828957953"/>This chapter will be an in depth description of all QScintilla options.<text:bookmark-end text:name="__RefHeading___Toc5131_828957953"/></text:p>
      <text:h text:style-name="P274" text:outline-level="2"><text:bookmark-start text:name="__RefHeading___Toc4460_1036245467"/>3.1. Text wrapping<text:bookmark-end text:name="__RefHeading___Toc4460_1036245467"/></text:h>
      <text:p text:style-name="P63">Text wrapping disables or enables multiple types of text wrapping, which means breaking lines that are longer than what the QScintilla editor can show in the editor screen into multiple lines.</text:p>
      <text:h text:style-name="P439" text:outline-level="3"><text:bookmark-start text:name="__RefHeading___Toc4472_770503392"/>3.1.1. Text wrapping mode<text:bookmark-end text:name="__RefHeading___Toc4472_770503392"/></text:h>
      <text:p text:style-name="P65"><text:span text:style-name="T908">Set with method: </text:span><text:span text:style-name="T8">setWrapMode</text:span><text:span text:style-name="T27">(wrap_mode)</text:span><text:span text:style-name="T8"><text:line-break/></text:span><text:span text:style-name="T61">Q</text:span><text:span text:style-name="T908">ueried with </text:span><text:span text:style-name="T61">method: </text:span><text:span text:style-name="T26">wrapMode</text:span><text:span text:style-name="T27">()</text:span><text:span text:style-name="T26"><text:line-break/></text:span><text:span text:style-name="T95">wrap_mode</text:span><text:span text:style-name="T381"> </text:span><text:span text:style-name="T382">parameter options:</text:span></text:p>
      <text:list xml:id="list7743385518737711849" text:style-name="L5">
        <text:list-item>
          <text:p text:style-name="P359"><text:span text:style-name="_5f_OOoComputerSpecial"><text:span text:style-name="T212">PyQt5.Qsci.QsciScintilla.WrapNone</text:span></text:span><text:span text:style-name="_5f_OOoComputerSpecial"><text:span text:style-name="T228"><text:line-break/>No wrapping. </text:span></text:span><text:span text:style-name="_5f_OOoComputerSpecial"><text:span text:style-name="T232">Lines that exceed the editor's screen width cannot be seen unless you scroll horizonstally using the mouse or with the cursor.</text:span></text:span></text:p>
        </text:list-item>
        <text:list-item>
          <text:p text:style-name="P367"><draw:frame draw:style-name="fr3" draw:name="Image6" text:anchor-type="paragraph" svg:y="1.337cm" svg:width="12.331cm" svg:height="2.697cm" draw:z-index="6"><draw:image xlink:href="Pictures/100002010000014900000048F8FF5E669DB52218.png" xlink:type="simple" xlink:show="embed" xlink:actuate="onLoad"/></draw:frame><text:span text:style-name="_5f_OOoComputerSpecial"><text:span text:style-name="T212">PyQt5.Qsci.QsciScintilla</text:span></text:span><text:bookmark text:name="a7081c7ff25b5f6bd5b3a6cbd478a9f42aeb6fe909aad13c04aab01c9c216ac2ec"/><text:span text:style-name="_5f_OOoComputerSpecial"><text:span text:style-name="T212">.WrapWord<text:line-break/></text:span></text:span><text:span text:style-name="_5f_OOoComputerSpecial"><text:span text:style-name="T228">Lines are wrapped at words. </text:span></text:span><text:span text:style-name="_5f_OOoComputerSpecial"><text:span text:style-name="T229">Example:<text:line-break/>Note the line wrap character and that the wrapped line has no line number (if there is a line margin present in the QScintilla editor). </text:span></text:span><text:span text:style-name="_5f_OOoComputerSpecial"><text:span text:style-name="T230">The other wrap visualisation options will be shown later.</text:span></text:span></text:p>
        </text:list-item>
        <text:list-item>
          <text:p text:style-name="P367"><draw:frame draw:style-name="fr3" draw:name="Image7" text:anchor-type="paragraph" svg:y="1.281cm" svg:width="12.395cm" svg:height="2.686cm" draw:z-index="7"><draw:image xlink:href="Pictures/100002010000014C0000004863BC5E872A6EBB72.png" xlink:type="simple" xlink:show="embed" xlink:actuate="onLoad"/></draw:frame><text:span text:style-name="_5f_OOoComputerSpecial"><text:span text:style-name="T213">PyQt5.Qsci.QsciScintilla.WrapCharacter<text:line-break/></text:span></text:span><text:span text:style-name="_5f_OOoComputerSpecial"><text:span text:style-name="T229">Lines are wrapped at the character boundaries. Example:</text:span></text:span></text:p>
        </text:list-item>
        <text:list-item>
          <text:p text:style-name="P367"><text:span text:style-name="_5f_OOoComputerSpecial"><text:span text:style-name="T213">PyQt5.Qsci.QsciScintilla.</text:span></text:span><text:bookmark text:name="a7081c7ff25b5f6bd5b3a6cbd478a9f42ae04a9e56dd933f834facd3cda30bb9ff"/><text:span text:style-name="_5f_OOoComputerSpecial"><text:span text:style-name="T213">WrapWhitespace<text:line-break/></text:span></text:span><text:span text:style-name="_5f_OOoComputerSpecial"><text:span text:style-name="T229">Lines are wrapped at the </text:span></text:span><text:span text:style-name="_5f_OOoComputerSpecial"><text:span text:style-name="T231">whitespace boundaries</text:span></text:span><text:span text:style-name="_5f_OOoComputerSpecial"><text:span text:style-name="T229">. Example:</text:span></text:span></text:p>
        </text:list-item>
      </text:list>
      <text:p text:style-name="P185"><draw:frame draw:style-name="fr1" draw:name="Image8" text:anchor-type="paragraph" svg:x="2.512cm" svg:y="0.019cm" svg:width="12.204cm" svg:height="2.646cm" draw:z-index="8"><draw:image xlink:href="Pictures/1000020100000159000000489A4BC5A82D2A399E.png" xlink:type="simple" xlink:show="embed" xlink:actuate="onLoad"/></draw:frame><text:span text:style-name="_5f_OOoComputerSpecial"><text:span text:style-name="T229"/></text:span></text:p>
      <text:h text:style-name="P440" text:outline-level="3"><text:bookmark-start text:name="__RefHeading___Toc5090_828957953"/><text:soft-page-break/><text:span text:style-name="_5f_OOoComputerSpecial"><text:span text:style-name="T592">3.1.2. </text:span></text:span><text:span text:style-name="_5f_OOoComputerSpecial"><text:span text:style-name="T593">Text wrapping visual flags</text:span></text:span><text:bookmark-end text:name="__RefHeading___Toc5090_828957953"/></text:h>
      <text:p text:style-name="P64"><text:span text:style-name="_5f_OOoComputerSpecial"><text:span text:style-name="T351">These method select</text:span></text:span><text:span text:style-name="_5f_OOoComputerSpecial"><text:span text:style-name="T353">s</text:span></text:span><text:span text:style-name="_5f_OOoComputerSpecial"><text:span text:style-name="T351"> how the text wrapping will be indicated in the QScintilla editor.</text:span></text:span></text:p>
      <text:p text:style-name="P65"><text:span text:style-name="_5f_OOoComputerSpecial"><text:span text:style-name="T352">Set with method: </text:span></text:span><text:span text:style-name="_5f_OOoComputerSpecial"><text:span text:style-name="T220">setWrapVisualFlags</text:span></text:span><text:span text:style-name="_5f_OOoComputerSpecial"><text:span text:style-name="T221">(</text:span></text:span><text:span text:style-name="_5f_OOoComputerSpecial"><text:span text:style-name="Emphasis"><text:span text:style-name="T168">endFlag, startflag, indent</text:span></text:span></text:span><text:span text:style-name="_5f_OOoComputerSpecial"><text:span text:style-name="T221">)</text:span></text:span><text:span text:style-name="_5f_OOoComputerSpecial"><text:span text:style-name="T219"><text:line-break/></text:span></text:span><text:span text:style-name="Emphasis"><text:span text:style-name="T168">endFlag</text:span></text:span><text:span text:style-name="Emphasis"><text:span text:style-name="T119"> </text:span></text:span><text:span text:style-name="_5f_OOoComputerSpecial"><text:span text:style-name="T119">parameter options:</text:span></text:span></text:p>
      <text:list xml:id="list6330758035716174822" text:style-name="L6">
        <text:list-item>
          <text:p text:style-name="P368"><text:span text:style-name="_5f_OOoComputerSpecial"><text:span text:style-name="T162">PyQt5.Qsci.QsciScintilla</text:span></text:span><text:bookmark text:name="a7081c7ff25b5f6bd5b3a6cbd478a9f42aeb6fe909aad13c04aab01c9c216ac2ec1"/><text:span text:style-name="_5f_OOoComputerSpecial"><text:span text:style-name="T162">.</text:span></text:span><text:bookmark text:name="ac4d1c67938c75806b2c139d0779d0478a2a3d02013e9e15f31413c12668824472"/><text:span text:style-name="_5f_OOoComputerSpecial"><text:span text:style-name="T162">WrapFlagNone</text:span></text:span></text:p>
          <text:p text:style-name="P368"><draw:frame draw:style-name="fr4" draw:name="Image10" text:anchor-type="paragraph" svg:width="9.876cm" svg:height="2.469cm" draw:z-index="9"><draw:image xlink:href="Pictures/1000020100000118000000462E2C42E13589D78B.png" xlink:type="simple" xlink:show="embed" xlink:actuate="onLoad"/></draw:frame><text:span text:style-name="_5f_OOoComputerSpecial"><text:span text:style-name="T162"/></text:span></text:p>
        </text:list-item>
        <text:list-item>
          <text:p text:style-name="P368"><text:span text:style-name="_5f_OOoComputerSpecial"><text:span text:style-name="T162">PyQt5.Qsci.QsciScintilla</text:span></text:span><text:bookmark text:name="a7081c7ff25b5f6bd5b3a6cbd478a9f42aeb6fe909aad13c04aab01c9c216ac2ec11"/><text:span text:style-name="_5f_OOoComputerSpecial"><text:span text:style-name="T162">.</text:span></text:span><text:bookmark text:name="ac4d1c67938c75806b2c139d0779d0478ab86cea167b725bddc0ad9f677bcf3120"/><text:span text:style-name="_5f_OOoComputerSpecial"><text:span text:style-name="T162">WrapFlagByText</text:span></text:span></text:p>
          <text:p text:style-name="P368"><draw:frame draw:style-name="fr4" draw:name="Image11" text:anchor-type="paragraph" svg:width="9.982cm" svg:height="2.432cm" draw:z-index="10"><draw:image xlink:href="Pictures/100002010000011B00000045C175B0574AD7DB8B.png" xlink:type="simple" xlink:show="embed" xlink:actuate="onLoad"/></draw:frame><text:span text:style-name="_5f_OOoComputerSpecial"><text:span text:style-name="T162"/></text:span></text:p>
        </text:list-item>
        <text:list-item>
          <text:p text:style-name="P368"><text:span text:style-name="_5f_OOoComputerSpecial"><text:span text:style-name="T162">PyQt5.Qsci.QsciScintilla</text:span></text:span><text:bookmark text:name="a7081c7ff25b5f6bd5b3a6cbd478a9f42aeb6fe909aad13c04aab01c9c216ac2ec12"/><text:span text:style-name="_5f_OOoComputerSpecial"><text:span text:style-name="T162">.</text:span></text:span><text:bookmark text:name="ac4d1c67938c75806b2c139d0779d0478a690a08e6da3622e6f101fe67ca914816"/><text:span text:style-name="_5f_OOoComputerSpecial"><text:span text:style-name="T162">WrapFlagByBorder</text:span></text:span></text:p>
          <text:p text:style-name="P368"><draw:frame draw:style-name="fr4" draw:name="Image12" text:anchor-type="paragraph" svg:width="9.876cm" svg:height="2.328cm" draw:z-index="11"><draw:image xlink:href="Pictures/10000201000001180000004215A4757CD2714021.png" xlink:type="simple" xlink:show="embed" xlink:actuate="onLoad"/></draw:frame><text:span text:style-name="_5f_OOoComputerSpecial"><text:span text:style-name="T162"/></text:span></text:p>
        </text:list-item>
        <text:list-item>
          <text:p text:style-name="P368"><text:span text:style-name="_5f_OOoComputerSpecial"><text:span text:style-name="T162">PyQt5.Qsci.QsciScintilla</text:span></text:span><text:bookmark text:name="a7081c7ff25b5f6bd5b3a6cbd478a9f42aeb6fe909aad13c04aab01c9c216ac2ec13"/><text:span text:style-name="_5f_OOoComputerSpecial"><text:span text:style-name="T162">.</text:span></text:span><text:bookmark text:name="ac4d1c67938c75806b2c139d0779d0478a0b40cb40f72cd10104a75c84ae809211"/><text:span text:style-name="_5f_OOoComputerSpecial"><text:span text:style-name="T162">WrapFlagInMargin</text:span></text:span></text:p>
        </text:list-item>
      </text:list>
      <text:p text:style-name="P240"><draw:frame draw:style-name="fr4" draw:name="Image13" text:anchor-type="paragraph" svg:width="9.876cm" svg:height="2.432cm" draw:z-index="12"><draw:image xlink:href="Pictures/100002010000011800000045A2CB8658ACBB94D2.png" xlink:type="simple" xlink:show="embed" xlink:actuate="onLoad"/></draw:frame><text:span text:style-name="Emphasis"><text:span text:style-name="T168"/></text:span></text:p>
      <text:p text:style-name="P240"><text:span text:style-name="Emphasis"><text:span text:style-name="T168">startflag</text:span></text:span><text:span text:style-name="Emphasis"><text:span text:style-name="T119"> </text:span></text:span><text:span text:style-name="_5f_OOoComputerSpecial"><text:span text:style-name="T119">parameter options:</text:span></text:span></text:p>
      <text:list xml:id="list1534651694834510846" text:style-name="L7">
        <text:list-item>
          <text:p text:style-name="P369"><text:span text:style-name="_5f_OOoComputerSpecial"><text:span text:style-name="T162">PyQt5.Qsci.QsciScintilla</text:span></text:span><text:bookmark text:name="a7081c7ff25b5f6bd5b3a6cbd478a9f42aeb6fe909aad13c04aab01c9c216ac2ec131"/><text:span text:style-name="_5f_OOoComputerSpecial"><text:span text:style-name="T162">.WrapFlagNone</text:span></text:span></text:p>
          <text:p text:style-name="P369"><draw:frame draw:style-name="fr4" draw:name="Image14" text:anchor-type="paragraph" svg:width="9.876cm" svg:height="2.469cm" draw:z-index="13"><draw:image xlink:href="Pictures/1000020100000118000000462E2C42E13589D78B.png" xlink:type="simple" xlink:show="embed" xlink:actuate="onLoad"/></draw:frame><text:span text:style-name="_5f_OOoComputerSpecial"><text:span text:style-name="T162"/></text:span></text:p>
        </text:list-item>
        <text:list-item>
          <text:p text:style-name="P369"><text:span text:style-name="_5f_OOoComputerSpecial"><text:span text:style-name="T162">PyQt5.Qsci.QsciScintilla</text:span></text:span><text:bookmark text:name="a7081c7ff25b5f6bd5b3a6cbd478a9f42aeb6fe909aad13c04aab01c9c216ac2ec111"/><text:span text:style-name="_5f_OOoComputerSpecial"><text:span text:style-name="T162">.</text:span></text:span><text:bookmark text:name="ac4d1c67938c75806b2c139d0779d0478ab86cea167b725bddc0ad9f677bcf31201"/><text:span text:style-name="_5f_OOoComputerSpecial"><text:span text:style-name="T162">WrapFlagByText</text:span></text:span><text:span text:style-name="_5f_OOoComputerSpecial"><text:span text:style-name="T115"> </text:span></text:span><text:span text:style-name="_5f_OOoComputerSpecial"><text:span text:style-name="T116">or </text:span></text:span><text:span text:style-name="_5f_OOoComputerSpecial"><text:span text:style-name="T162">PyQt5.Qsci.QsciScintilla</text:span></text:span><text:bookmark text:name="a7081c7ff25b5f6bd5b3a6cbd478a9f42aeb6fe909aad13c04aab01c9c216ac2ec121"/><text:span text:style-name="_5f_OOoComputerSpecial"><text:span text:style-name="T162">.</text:span></text:span><text:bookmark text:name="ac4d1c67938c75806b2c139d0779d0478a690a08e6da3622e6f101fe67ca9148161"/><text:span text:style-name="_5f_OOoComputerSpecial"><text:span text:style-name="T162">WrapFlagByBorder</text:span></text:span></text:p>
          <text:p text:style-name="P369"><draw:frame draw:style-name="fr4" draw:name="Image15" text:anchor-type="paragraph" svg:width="9.876cm" svg:height="2.432cm" draw:z-index="14"><draw:image xlink:href="Pictures/10000201000001180000004577C8F6503BFA39D8.png" xlink:type="simple" xlink:show="embed" xlink:actuate="onLoad"/></draw:frame><text:soft-page-break/><text:span text:style-name="_5f_OOoComputerSpecial"><text:span text:style-name="T162"/></text:span></text:p>
        </text:list-item>
        <text:list-item>
          <text:p text:style-name="P369"><text:span text:style-name="_5f_OOoComputerSpecial"><text:span text:style-name="T162">PyQt5.Qsci.QsciScintilla</text:span></text:span><text:bookmark text:name="a7081c7ff25b5f6bd5b3a6cbd478a9f42aeb6fe909aad13c04aab01c9c216ac2ec132"/><text:span text:style-name="_5f_OOoComputerSpecial"><text:span text:style-name="T162">.</text:span></text:span><text:bookmark text:name="ac4d1c67938c75806b2c139d0779d0478a0b40cb40f72cd10104a75c84ae8092111"/><text:span text:style-name="_5f_OOoComputerSpecial"><text:span text:style-name="T162">WrapFlagInMargin</text:span></text:span><text:span text:style-name="_5f_OOoComputerSpecial"><text:span text:style-name="T115"> </text:span></text:span><text:span text:style-name="_5f_OOoComputerSpecial"><text:span text:style-name="T117">(</text:span></text:span><text:span text:style-name="_5f_OOoComputerSpecial"><text:span text:style-name="T163">same effect as the endflag </text:span></text:span><text:span text:style-name="_5f_OOoComputerSpecial"><text:span text:style-name="T164">parameter</text:span></text:span><text:span text:style-name="_5f_OOoComputerSpecial"><text:span text:style-name="T117">)</text:span></text:span></text:p>
          <text:p text:style-name="P369"><draw:frame draw:style-name="fr4" draw:name="Image16" text:anchor-type="paragraph" svg:width="9.876cm" svg:height="2.432cm" draw:z-index="15"><draw:image xlink:href="Pictures/100002010000011800000045A2CB8658ACBB94D2.png" xlink:type="simple" xlink:show="embed" xlink:actuate="onLoad"/></draw:frame><text:span text:style-name="_5f_OOoComputerSpecial"><text:span text:style-name="T162"/></text:span></text:p>
        </text:list-item>
      </text:list>
      <text:p text:style-name="P242"><text:span text:style-name="Emphasis"><text:span text:style-name="T168">inden</text:span></text:span><text:span text:style-name="Emphasis"><text:span text:style-name="T169">t</text:span></text:span><text:span text:style-name="Emphasis"><text:span text:style-name="T119"> </text:span></text:span><text:span text:style-name="_5f_OOoComputerSpecial"><text:span text:style-name="T119">parameter options:</text:span></text:span></text:p>
      <text:list xml:id="list472048064413321082" text:style-name="L8">
        <text:list-item>
          <text:p text:style-name="P417"><text:span text:style-name="_5f_OOoComputerSpecial"><text:span text:style-name="T118">This parameter sets the number of spaces each wrapped line is indented by. It has to be an </text:span></text:span><text:span text:style-name="_5f_OOoComputerSpecial"><text:span text:style-name="T165">int</text:span></text:span><text:span text:style-name="_5f_OOoComputerSpecial"><text:span text:style-name="T118">. </text:span></text:span><text:span text:style-name="_5f_OOoComputerSpecial"><text:span text:style-name="T166">It effects can be seen ONLY </text:span></text:span><text:span text:style-name="_5f_OOoComputerSpecial"><text:span text:style-name="T167">i</text:span></text:span><text:span text:style-name="_5f_OOoComputerSpecial"><text:span text:style-name="T166">f setWrapIndentMode is set to </text:span></text:span><text:span text:style-name="_5f_OOoComputerSpecial"><text:span text:style-name="T162">PyQt5.Qsci.QsciScintilla</text:span></text:span><text:bookmark text:name="a7081c7ff25b5f6bd5b3a6cbd478a9f42aeb6fe909aad13c04aab01c9c216ac2ec1322"/><text:span text:style-name="_5f_OOoComputerSpecial"><text:span text:style-name="T162">.WrapIndentFixed!</text:span></text:span></text:p>
        </text:list-item>
      </text:list>
      <text:p text:style-name="P243"><text:span text:style-name="_5f_OOoComputerSpecial"><text:span text:style-name="T162"/></text:span></text:p>
      <text:h text:style-name="P451" text:outline-level="3"><text:bookmark-start text:name="__RefHeading___Toc5092_828957953"/><text:span text:style-name="_5f_OOoComputerSpecial"><text:span text:style-name="T595">3.1.</text:span></text:span><text:span text:style-name="_5f_OOoComputerSpecial"><text:span text:style-name="T597">3.</text:span></text:span><text:span text:style-name="_5f_OOoComputerSpecial"><text:span text:style-name="T595"> </text:span></text:span><text:span text:style-name="_5f_OOoComputerSpecial"><text:span text:style-name="T596">Text wrapping </text:span></text:span><text:span text:style-name="_5f_OOoComputerSpecial"><text:span text:style-name="T597">indent mode</text:span></text:span><text:bookmark-end text:name="__RefHeading___Toc5092_828957953"/></text:h>
      <text:p text:style-name="P244">Selects how wrapped lines are indented.</text:p>
      <text:p text:style-name="P187"><text:span text:style-name="_5f_OOoComputerSpecial"><text:span text:style-name="T120">Set with method: </text:span></text:span><text:span text:style-name="_5f_OOoComputerSpecial"><text:span text:style-name="T170">setWrapIndentMode </text:span></text:span><text:span text:style-name="_5f_OOoComputerSpecial"><text:span text:style-name="T168">(</text:span></text:span><text:span text:style-name="_5f_OOoComputerSpecial"><text:span text:style-name="T171">indent_</text:span></text:span><text:span text:style-name="Emphasis"><text:span text:style-name="T171">mode</text:span></text:span><text:span text:style-name="_5f_OOoComputerSpecial"><text:span text:style-name="T168">)</text:span></text:span></text:p>
      <text:p text:style-name="P187"><text:span text:style-name="_5f_OOoComputerSpecial"><text:span text:style-name="T171">indent_</text:span></text:span><text:span text:style-name="Emphasis"><text:span text:style-name="T171">mode </text:span></text:span><text:span text:style-name="_5f_OOoComputerSpecial"><text:span text:style-name="T119">parameter options:</text:span></text:span></text:p>
      <text:list xml:id="list4029404494632216312" text:style-name="L9">
        <text:list-item>
          <text:p text:style-name="P253"><text:bookmark text:name="a59b529ccfcb1f7896efb523025371a03a041dc048521b889bf1db274546d0f562"/><text:span text:style-name="_5f_OOoComputerSpecial"><text:span text:style-name="T162">PyQt5.Qsci.QsciScintilla</text:span></text:span><text:bookmark text:name="a7081c7ff25b5f6bd5b3a6cbd478a9f42aeb6fe909aad13c04aab01c9c216ac2ec13221"/><text:span text:style-name="_5f_OOoComputerSpecial"><text:span text:style-name="T162">.</text:span></text:span><text:span text:style-name="_5f_OOoComputerSpecial"><text:span text:style-name="T168">WrapIndentFixed </text:span></text:span><text:span text:style-name="_5f_OOoComputerSpecial"><text:span text:style-name="T171">(with </text:span></text:span><text:span text:style-name="_5f_OOoComputerSpecial"><text:span text:style-name="T170">setWrapVisualFlags </text:span></text:span><text:span text:style-name="_5f_OOoComputerSpecial"><text:span text:style-name="T171">indent parameter set to 4!)</text:span></text:span></text:p>
          <text:p text:style-name="P253"><draw:frame draw:style-name="fr3" draw:name="Image17" text:anchor-type="paragraph" svg:y="0.459cm" svg:width="9.523cm" svg:height="2.328cm" draw:z-index="16"><draw:image xlink:href="Pictures/100002010000010E0000004291DDCBE63D988D1A.png" xlink:type="simple" xlink:show="embed" xlink:actuate="onLoad"/></draw:frame><text:span text:style-name="_5f_OOoComputerSpecial"><text:span text:style-name="T171"/></text:span></text:p>
        </text:list-item>
        <text:list-item>
          <text:p text:style-name="P253"><text:span text:style-name="_5f_OOoComputerSpecial"><text:span text:style-name="T162">PyQt5.Qsci.QsciScintilla</text:span></text:span><text:bookmark text:name="a7081c7ff25b5f6bd5b3a6cbd478a9f42aeb6fe909aad13c04aab01c9c216ac2ec132211"/><text:span text:style-name="_5f_OOoComputerSpecial"><text:span text:style-name="T162">.</text:span></text:span><text:bookmark text:name="a59b529ccfcb1f7896efb523025371a03ab9cc585fd0eb9a14e0f8c7d9389656e8"/><text:span text:style-name="_5f_OOoComputerSpecial"><text:span text:style-name="T168">WrapIndentSame</text:span></text:span></text:p>
          <text:p text:style-name="P253"><text:span text:style-name="_5f_OOoComputerSpecial"><text:span text:style-name="T121">Indents the same as the first wrapped line. In the below example, the first line is indented by two whitespaces.</text:span></text:span></text:p>
          <text:p text:style-name="P253"><draw:frame draw:style-name="fr3" draw:name="Image18" text:anchor-type="paragraph" svg:y="0.219cm" svg:width="8.888cm" svg:height="2.926cm" draw:z-index="17"><draw:image xlink:href="Pictures/10000201000000FC00000053618203A6790B7D49.png" xlink:type="simple" xlink:show="embed" xlink:actuate="onLoad"/></draw:frame><text:span text:style-name="_5f_OOoComputerSpecial"><text:span text:style-name="T121"/></text:span></text:p>
        </text:list-item>
        <text:list-item>
          <text:p text:style-name="P253"><text:span text:style-name="_5f_OOoComputerSpecial"><text:span text:style-name="T162">PyQt5.Qsci.QsciScintilla</text:span></text:span><text:bookmark text:name="a7081c7ff25b5f6bd5b3a6cbd478a9f42aeb6fe909aad13c04aab01c9c216ac2ec1322111"/><text:span text:style-name="_5f_OOoComputerSpecial"><text:span text:style-name="T162">.</text:span></text:span><text:bookmark text:name="a59b529ccfcb1f7896efb523025371a03a0cb2a2ef379ad02b388a08880a624f2b"/><text:span text:style-name="_5f_OOoComputerSpecial"><text:span text:style-name="T168">WrapIndentIndented</text:span></text:span></text:p>
          <text:p text:style-name="P253"><text:span text:style-name="_5f_OOoComputerSpecial"><text:span text:style-name="T121">Indents the same as the first wrapped line </text:span></text:span><text:span text:style-name="_5f_OOoComputerSpecial"><text:span text:style-name="T171">PLUS</text:span></text:span><text:span text:style-name="_5f_OOoComputerSpecial"><text:span text:style-name="T121"> one more indentation level. </text:span></text:span><text:span text:style-name="_5f_OOoComputerSpecial"><text:span text:style-name="T122">Indentation level is </text:span></text:span><text:span text:style-name="_5f_OOoComputerSpecial"><text:span text:style-name="T121">by the </text:span></text:span><text:span text:style-name="_5f_OOoComputerSpecial"><text:span text:style-name="T171">setTabWidth</text:span></text:span><text:span text:style-name="_5f_OOoComputerSpecial"><text:span text:style-name="T121"> method.</text:span></text:span></text:p>
          <text:p text:style-name="P253"><draw:frame draw:style-name="fr2" draw:name="Image19" text:anchor-type="paragraph" svg:width="8.782cm" svg:height="2.962cm" draw:z-index="18"><draw:image xlink:href="Pictures/10000201000000F900000054FCDD64D452F3CC8B.png" xlink:type="simple" xlink:show="embed" xlink:actuate="onLoad"/></draw:frame><text:soft-page-break/><text:span text:style-name="_5f_OOoComputerSpecial"><text:span text:style-name="T121"/></text:span></text:p>
          <text:p text:style-name="P253"><text:span text:style-name="_5f_OOoComputerSpecial"><text:span text:style-name="T121"/></text:span></text:p>
        </text:list-item>
      </text:list>
      <text:p text:style-name="P202"><text:span text:style-name="_5f_OOoComputerSpecial"><text:span text:style-name="T171"/></text:span></text:p>
      <text:p text:style-name="P186"><text:span text:style-name="_5f_OOoComputerSpecial"><text:span text:style-name="T162"/></text:span></text:p>
      <text:h text:style-name="P275" text:outline-level="2"><text:bookmark-start text:name="__RefHeading___Toc5094_828957953"/>3.2. End-Of-Line (EOL) <text:span text:style-name="T909">options</text:span> <text:bookmark-end text:name="__RefHeading___Toc5094_828957953"/></text:h>
      <text:p text:style-name="P68"><text:span text:style-name="T910">These options effect</text:span> the End-Of-Line <text:span text:style-name="T910">settings like the </text:span>End-Of-Line<text:span text:style-name="T910"> character and mode </text:span>for the QScintilla editor. By default the line endings are invisible but can be made visible with the <text:span text:style-name="T8">setEolVisibility</text:span> method, described below.</text:p>
      <text:h text:style-name="P441" text:outline-level="3"><text:bookmark-start text:name="__RefHeading___Toc5213_828957953"/>3.2.1. End-Of-Line mode<text:bookmark-end text:name="__RefHeading___Toc5213_828957953"/></text:h>
      <text:p text:style-name="P66"><text:span text:style-name="T908">Set with method: </text:span><text:span text:style-name="T8">set</text:span><text:span text:style-name="T28">Eol</text:span><text:span text:style-name="T8">Mode</text:span><text:span text:style-name="T28">(eol_mode)</text:span><text:span text:style-name="T8"><text:line-break/></text:span><text:span text:style-name="T61">Q</text:span><text:span text:style-name="T908">ueried with </text:span><text:span text:style-name="T61">method: </text:span><text:span text:style-name="T28">eol</text:span><text:span text:style-name="T26">Mode</text:span><text:span text:style-name="T28">()<text:line-break/></text:span><text:span text:style-name="_5f_OOoComputerSpecial"><text:span text:style-name="T171">indent_</text:span></text:span><text:span text:style-name="Emphasis"><text:span text:style-name="T171">mode </text:span></text:span><text:span text:style-name="_5f_OOoComputerSpecial"><text:span text:style-name="T119">parameter options:</text:span></text:span></text:p>
      <text:list xml:id="list3928317034177722062" text:style-name="L10">
        <text:list-item>
          <text:p text:style-name="P370"><text:span text:style-name="_5f_OOoComputerSpecial"><text:span text:style-name="T218">PyQt5.Qsci.QsciScintilla.EolWindows:</text:span></text:span><text:span text:style-name="_5f_OOoComputerSpecial"><text:span text:style-name="T235"> </text:span></text:span><text:span text:style-name="_5f_OOoComputerSpecial"><text:span text:style-name="T236">Carrige-Return + Line-Feed (\r\n)</text:span></text:span></text:p>
        </text:list-item>
        <text:list-item>
          <text:p text:style-name="P370"><text:span text:style-name="_5f_OOoComputerSpecial"><text:span text:style-name="T218">PyQt5.Qsci.QsciScintilla.</text:span></text:span><text:bookmark text:name="ab4b6b4286a74e173a86de0a7f55241d5a66683da125a4e780a672edae2781df891"/><text:span text:style-name="_5f_OOoComputerSpecial"><text:span text:style-name="T218">EolUnix:</text:span></text:span><text:span text:style-name="_5f_OOoComputerSpecial"><text:span text:style-name="T235"> </text:span></text:span><text:span text:style-name="_5f_OOoComputerSpecial"><text:span text:style-name="T236">Line-Feed (\n)</text:span></text:span></text:p>
        </text:list-item>
        <text:list-item>
          <text:p text:style-name="P370"><text:span text:style-name="_5f_OOoComputerSpecial"><text:span text:style-name="T218">PyQt5.Qsci.QsciScintilla.</text:span></text:span><text:bookmark text:name="ab4b6b4286a74e173a86de0a7f55241d5a884e225089dc5181bf661a13a5d12c991"/><text:span text:style-name="_5f_OOoComputerSpecial"><text:span text:style-name="T218">EolMac:</text:span></text:span><text:span text:style-name="_5f_OOoComputerSpecial"><text:span text:style-name="T235"> </text:span></text:span><text:span text:style-name="_5f_OOoComputerSpecial"><text:span text:style-name="T236">Carrige-Return (\r)</text:span></text:span></text:p>
        </text:list-item>
      </text:list>
      <text:p text:style-name="P188"><text:span text:style-name="_5f_OOoComputerSpecial"><text:span text:style-name="T62"/></text:span></text:p>
      <text:h text:style-name="P442" text:outline-level="3"><text:bookmark-start text:name="__RefHeading___Toc5215_828957953"/><text:span text:style-name="_5f_OOoComputerSpecial"><text:span text:style-name="T645">3.2.2. End-Of-Line character/</text:span></text:span><text:span text:style-name="_5f_OOoComputerSpecial"><text:span text:style-name="T646">s</text:span></text:span><text:span text:style-name="_5f_OOoComputerSpecial"><text:span text:style-name="T645"> visibility</text:span></text:span><text:bookmark-end text:name="__RefHeading___Toc5215_828957953"/></text:h>
      <text:p text:style-name="Text_20_body"><text:span text:style-name="_5f_OOoComputerSpecial"><text:span text:style-name="T110">This </text:span></text:span><text:span text:style-name="_5f_OOoComputerSpecial"><text:span text:style-name="T354">selects the visibility of the EOL character/s in the editor window. By default it is not visible.</text:span></text:span></text:p>
      <text:p text:style-name="P67"><text:span text:style-name="_5f_OOoComputerSpecial"><text:span text:style-name="T352">Set with method: </text:span></text:span><text:span text:style-name="_5f_OOoComputerSpecial"><text:span text:style-name="T222">set</text:span></text:span><text:span text:style-name="_5f_OOoComputerSpecial"><text:span text:style-name="T223">Eol</text:span></text:span><text:span text:style-name="_5f_OOoComputerSpecial"><text:span text:style-name="T222">Visibility</text:span></text:span><text:span text:style-name="_5f_OOoComputerSpecial"><text:span text:style-name="T223">(</text:span></text:span><text:span text:style-name="_5f_OOoComputerSpecial"><text:span text:style-name="T222">visibility</text:span></text:span><text:span text:style-name="_5f_OOoComputerSpecial"><text:span text:style-name="T223">)</text:span></text:span><text:span text:style-name="_5f_OOoComputerSpecial"><text:span text:style-name="T222"><text:line-break/></text:span></text:span><text:span text:style-name="_5f_OOoComputerSpecial"><text:span text:style-name="T241">Q</text:span></text:span><text:span text:style-name="_5f_OOoComputerSpecial"><text:span text:style-name="T352">ueried with </text:span></text:span><text:span text:style-name="_5f_OOoComputerSpecial"><text:span text:style-name="T241">method: </text:span></text:span><text:span text:style-name="_5f_OOoComputerSpecial"><text:span text:style-name="T223">eol</text:span></text:span><text:span text:style-name="_5f_OOoComputerSpecial"><text:span text:style-name="T222">Visibility</text:span></text:span><text:span text:style-name="_5f_OOoComputerSpecial"><text:span text:style-name="T223">()</text:span></text:span></text:p>
      <text:p text:style-name="P67"><text:span text:style-name="_5f_OOoComputerSpecial"><text:span text:style-name="T172">visibility</text:span></text:span><text:span text:style-name="Emphasis"><text:span text:style-name="T171"> </text:span></text:span><text:span text:style-name="_5f_OOoComputerSpecial"><text:span text:style-name="T119">parameter options:</text:span></text:span></text:p>
      <text:list xml:id="list4782437911675980757" text:style-name="L11">
        <text:list-item>
          <text:p text:style-name="P375"><text:span text:style-name="_5f_OOoComputerSpecial"><text:span text:style-name="T172">False</text:span></text:span><text:span text:style-name="_5f_OOoComputerSpecial"><text:span text:style-name="T123">: The EOL character/s is/are </text:span></text:span><text:span text:style-name="_5f_OOoComputerSpecial"><text:span text:style-name="T172">NOT</text:span></text:span><text:span text:style-name="_5f_OOoComputerSpecial"><text:span text:style-name="T123"> visible</text:span></text:span></text:p>
        </text:list-item>
      </text:list>
      <text:p text:style-name="P189"><draw:frame draw:style-name="fr5" draw:name="Image21" text:anchor-type="paragraph" svg:width="10.829cm" svg:height="1.305cm" draw:z-index="20"><draw:image xlink:href="Pictures/100002010000013300000025FCC967E62597E8A7.png" xlink:type="simple" xlink:show="embed" xlink:actuate="onLoad"/></draw:frame><text:span text:style-name="_5f_OOoComputerSpecial"><text:span text:style-name="T123"/></text:span></text:p>
      <text:p text:style-name="P189"><text:span text:style-name="_5f_OOoComputerSpecial"><text:span text:style-name="T123"/></text:span></text:p>
      <text:p text:style-name="P189"><text:span text:style-name="_5f_OOoComputerSpecial"><text:span text:style-name="T123"/></text:span></text:p>
      <text:list xml:id="list192354410784588" text:continue-numbering="true" text:style-name="L11">
        <text:list-item>
          <text:p text:style-name="P375"><text:span text:style-name="_5f_OOoComputerSpecial"><text:span text:style-name="T172">True:</text:span></text:span><text:span text:style-name="_5f_OOoComputerSpecial"><text:span text:style-name="T123"> The EOL character/s is/are visible </text:span></text:span><text:span text:style-name="_5f_OOoComputerSpecial"><text:span text:style-name="T124">(marked in green in the image below)</text:span></text:span></text:p>
        </text:list-item>
      </text:list>
      <text:p text:style-name="P189"><draw:frame draw:style-name="fr4" draw:name="Image20" text:anchor-type="paragraph" svg:width="12.522cm" svg:height="2.117cm" draw:z-index="19"><draw:image xlink:href="Pictures/10000201000001630000003CC7E7B249B27F7C2A.png" xlink:type="simple" xlink:show="embed" xlink:actuate="onLoad"/></draw:frame><text:span text:style-name="_5f_OOoComputerSpecial"><text:span text:style-name="T123"/></text:span></text:p>
      <text:h text:style-name="P276" text:outline-level="2"><text:bookmark-start text:name="__RefHeading___Toc6404_2018667005"/><text:span text:style-name="_5f_OOoComputerSpecial"><text:span text:style-name="T698">3.3. Indentation options</text:span></text:span><text:bookmark-end text:name="__RefHeading___Toc6404_2018667005"/></text:h>
      <text:p text:style-name="P69"><text:span text:style-name="_5f_OOoComputerSpecial"><text:span text:style-name="T699">These options select the indentation character, indentation size, ...</text:span></text:span></text:p>
      <text:h text:style-name="Heading_20_3" text:outline-level="3"><text:bookmark-start text:name="__RefHeading___Toc6406_2018667005"/><text:soft-page-break/><text:span text:style-name="_5f_OOoComputerSpecial"><text:span text:style-name="T585">3.3.1. </text:span></text:span><text:span text:style-name="_5f_OOoComputerSpecial"><text:span text:style-name="T699">Indentation character (tabs or spaces)</text:span></text:span><text:bookmark-end text:name="__RefHeading___Toc6406_2018667005"/></text:h>
      <text:p text:style-name="P69"><text:span text:style-name="_5f_OOoComputerSpecial"><text:span text:style-name="T699">This selects whether the </text:span></text:span><text:span text:style-name="_5f_OOoComputerSpecial"><text:span text:style-name="T701">indent</text:span></text:span><text:span text:style-name="_5f_OOoComputerSpecial"><text:span text:style-name="T699">/</text:span></text:span><text:span text:style-name="_5f_OOoComputerSpecial"><text:span text:style-name="T701">unindent</text:span></text:span><text:span text:style-name="_5f_OOoComputerSpecial"><text:span text:style-name="T647"> </text:span></text:span><text:span text:style-name="_5f_OOoComputerSpecial"><text:span text:style-name="T648">functions use either the </text:span></text:span><text:span text:style-name="_5f_OOoComputerSpecial"><text:span text:style-name="T702">TAB ('\t') </text:span></text:span><text:span text:style-name="_5f_OOoComputerSpecial"><text:span text:style-name="T648">character or the </text:span></text:span><text:span text:style-name="_5f_OOoComputerSpecial"><text:span text:style-name="T702">WHITESPACE (' ')</text:span></text:span><text:span text:style-name="_5f_OOoComputerSpecial"><text:span text:style-name="T648"> character.</text:span></text:span></text:p>
      <text:p text:style-name="P70"><text:span text:style-name="_5f_OOoComputerSpecial"><text:span text:style-name="T649">Set with method: </text:span></text:span><text:span text:style-name="_5f_OOoComputerSpecial"><text:span text:style-name="T704">setIndentationsUseTabs</text:span></text:span><text:span text:style-name="_5f_OOoComputerSpecial"><text:span text:style-name="T703">(</text:span></text:span><text:span text:style-name="_5f_OOoComputerSpecial"><text:span text:style-name="T704">use_tabs</text:span></text:span><text:span text:style-name="_5f_OOoComputerSpecial"><text:span text:style-name="T703">)</text:span></text:span><text:span text:style-name="_5f_OOoComputerSpecial"><text:span text:style-name="T702"><text:line-break/></text:span></text:span><text:span text:style-name="_5f_OOoComputerSpecial"><text:span text:style-name="T649">Queried with method: </text:span></text:span><text:span text:style-name="_5f_OOoComputerSpecial"><text:span text:style-name="T704">indentationsUseTabs</text:span></text:span><text:span text:style-name="_5f_OOoComputerSpecial"><text:span text:style-name="T703">()</text:span></text:span></text:p>
      <text:p text:style-name="P71"><text:span text:style-name="_5f_OOoComputerSpecial"><text:span text:style-name="T598">use_tabs</text:span></text:span><text:span text:style-name="Emphasis"><text:span text:style-name="T171"> </text:span></text:span><text:span text:style-name="_5f_OOoComputerSpecial"><text:span text:style-name="T119">parameter options:</text:span></text:span></text:p>
      <text:list xml:id="list4985321469839597777" text:style-name="L12">
        <text:list-item>
          <text:p text:style-name="P376"><text:span text:style-name="_5f_OOoComputerSpecial"><text:span text:style-name="T172">False</text:span></text:span><text:span text:style-name="_5f_OOoComputerSpecial"><text:span text:style-name="T123">: </text:span></text:span><text:span text:style-name="_5f_OOoComputerSpecial"><text:span text:style-name="T125">Indentation uses </text:span></text:span><text:span text:style-name="_5f_OOoComputerSpecial"><text:span text:style-name="T131">the </text:span></text:span><text:span text:style-name="_5f_OOoComputerSpecial"><text:span text:style-name="T125">whitspace </text:span></text:span><text:span text:style-name="_5f_OOoComputerSpecial"><text:span text:style-name="T131">character</text:span></text:span><text:span text:style-name="_5f_OOoComputerSpecial"><text:span text:style-name="T132">s</text:span></text:span></text:p>
        </text:list-item>
        <text:list-item>
          <text:p text:style-name="P376"><text:span text:style-name="_5f_OOoComputerSpecial"><text:span text:style-name="T172">True:</text:span></text:span><text:span text:style-name="_5f_OOoComputerSpecial"><text:span text:style-name="T123"> </text:span></text:span><text:span text:style-name="_5f_OOoComputerSpecial"><text:span text:style-name="T125">Indentation uses </text:span></text:span><text:span text:style-name="_5f_OOoComputerSpecial"><text:span text:style-name="T131">the </text:span></text:span><text:span text:style-name="_5f_OOoComputerSpecial"><text:span text:style-name="T125">tab </text:span></text:span><text:span text:style-name="_5f_OOoComputerSpecial"><text:span text:style-name="T131">character</text:span></text:span></text:p>
        </text:list-item>
      </text:list>
      <text:p text:style-name="P190"><text:span text:style-name="_5f_OOoComputerSpecial"><text:span text:style-name="T125"/></text:span></text:p>
      <text:h text:style-name="P443" text:outline-level="3"><text:bookmark-start text:name="__RefHeading___Toc6057_1487816881"/><text:span text:style-name="_5f_OOoComputerSpecial"><text:span text:style-name="T759">3.3.</text:span></text:span><text:span text:style-name="_5f_OOoComputerSpecial"><text:span text:style-name="T762">2</text:span></text:span><text:span text:style-name="_5f_OOoComputerSpecial"><text:span text:style-name="T759">. Indentation size</text:span></text:span><text:bookmark-end text:name="__RefHeading___Toc6057_1487816881"/></text:h>
      <text:p text:style-name="P72"><text:span text:style-name="_5f_OOoComputerSpecial"><text:span text:style-name="T760">Selects the number of </text:span></text:span><text:span text:style-name="_5f_OOoComputerSpecial"><text:span text:style-name="T761">space </text:span></text:span><text:span text:style-name="_5f_OOoComputerSpecial"><text:span text:style-name="T760">characters to indent by.<text:line-break/></text:span></text:span><text:span text:style-name="_5f_OOoComputerSpecial"><text:span text:style-name="T761">This means the number of space characters when indenting with WHITESPACES or the width of the TAB character in spaces when using TABS for indentation.</text:span></text:span></text:p>
      <text:p text:style-name="P73"><text:span text:style-name="_5f_OOoComputerSpecial"><text:span text:style-name="T649">Set with method: </text:span></text:span><text:span text:style-name="_5f_OOoComputerSpecial"><text:span text:style-name="T705">setTabWidth</text:span></text:span><text:span text:style-name="_5f_OOoComputerSpecial"><text:span text:style-name="T703">(</text:span></text:span><text:span text:style-name="_5f_OOoComputerSpecial"><text:span text:style-name="T705">indentation_size</text:span></text:span><text:span text:style-name="_5f_OOoComputerSpecial"><text:span text:style-name="T703">)</text:span></text:span><text:span text:style-name="_5f_OOoComputerSpecial"><text:span text:style-name="T702"><text:line-break/></text:span></text:span><text:span text:style-name="_5f_OOoComputerSpecial"><text:span text:style-name="T649">Queried with method: </text:span></text:span><text:span text:style-name="_5f_OOoComputerSpecial"><text:span text:style-name="T705">tabWidth</text:span></text:span><text:span text:style-name="_5f_OOoComputerSpecial"><text:span text:style-name="T703">()</text:span></text:span></text:p>
      <text:p text:style-name="P73"><text:span text:style-name="_5f_OOoComputerSpecial"><text:span text:style-name="T599">indentation_size</text:span></text:span><text:span text:style-name="Emphasis"><text:span text:style-name="T171"> </text:span></text:span><text:span text:style-name="_5f_OOoComputerSpecial"><text:span text:style-name="T119">parameter options:</text:span></text:span></text:p>
      <text:list xml:id="list192354192789484" text:continue-numbering="true" text:style-name="L12">
        <text:list-item>
          <text:p text:style-name="P377"><text:span text:style-name="_5f_OOoComputerSpecial"><text:span text:style-name="T173">A number greater than zero: </text:span></text:span><text:span text:style-name="_5f_OOoComputerSpecial"><text:span text:style-name="T126">Number of space characters to indent by</text:span></text:span></text:p>
        </text:list-item>
      </text:list>
      <text:p text:style-name="P191"><draw:frame draw:style-name="fr5" draw:name="Image22" text:anchor-type="paragraph" svg:width="13.686cm" svg:height="1.409cm" draw:z-index="21"><draw:image xlink:href="Pictures/1000020100000184000000280DFA553FAA92F75C.png" xlink:type="simple" xlink:show="embed" xlink:actuate="onLoad"/></draw:frame><text:span text:style-name="_5f_OOoComputerSpecial"><text:span text:style-name="T126"/></text:span></text:p>
      <text:h text:style-name="P444" text:outline-level="3"><text:bookmark-start text:name="__RefHeading___Toc6408_2018667005"/><text:span text:style-name="_5f_OOoComputerSpecial"><text:span text:style-name="T770">3.3.3. Indentation guides</text:span></text:span><text:bookmark-end text:name="__RefHeading___Toc6408_2018667005"/></text:h>
      <text:p text:style-name="P78"><text:span text:style-name="_5f_OOoComputerSpecial"><text:span text:style-name="T770">Q</text:span></text:span><text:span text:style-name="_5f_OOoComputerSpecial"><text:span text:style-name="T771">S</text:span></text:span><text:span text:style-name="_5f_OOoComputerSpecial"><text:span text:style-name="T770">cintilla </text:span></text:span><text:span text:style-name="_5f_OOoComputerSpecial"><text:span text:style-name="T772">can show </text:span></text:span><text:span text:style-name="_5f_OOoComputerSpecial"><text:span text:style-name="T773">vertical </text:span></text:span><text:span text:style-name="_5f_OOoComputerSpecial"><text:span text:style-name="T772">guiding lines at indentation columns </text:span></text:span><text:span text:style-name="_5f_OOoComputerSpecial"><text:span text:style-name="T773">as dotted lines. </text:span></text:span><text:span text:style-name="_5f_OOoComputerSpecial"><text:span text:style-name="T774">These guides are only visual guides, they do not effect the editor's text.</text:span></text:span></text:p>
      <text:p text:style-name="P195"><text:span text:style-name="_5f_OOoComputerSpecial"><text:span text:style-name="T634">Set with method: </text:span></text:span><text:span text:style-name="_5f_OOoComputerSpecial"><text:span text:style-name="T607">setIndentationGuides </text:span></text:span><text:span text:style-name="_5f_OOoComputerSpecial"><text:span text:style-name="T602">(</text:span></text:span><text:span text:style-name="_5f_OOoComputerSpecial"><text:span text:style-name="T600">indents</text:span></text:span><text:span text:style-name="_5f_OOoComputerSpecial"><text:span text:style-name="T602">)</text:span></text:span><text:span text:style-name="_5f_OOoComputerSpecial"><text:span text:style-name="T603"><text:line-break/></text:span></text:span><text:span text:style-name="_5f_OOoComputerSpecial"><text:span text:style-name="T634">Queried with method: </text:span></text:span><text:span text:style-name="_5f_OOoComputerSpecial"><text:span text:style-name="T600">indentationGuides </text:span></text:span><text:span text:style-name="_5f_OOoComputerSpecial"><text:span text:style-name="T602">()</text:span></text:span></text:p>
      <text:p text:style-name="P194"><text:span text:style-name="_5f_OOoComputerSpecial"><text:span text:style-name="T602"/></text:span></text:p>
      <text:list xml:id="list1795577838985102856" text:style-name="L13">
        <text:list-item>
          <text:p text:style-name="P382"><text:span text:style-name="_5f_OOoComputerSpecial"><text:span text:style-name="T604">False</text:span></text:span><text:span text:style-name="_5f_OOoComputerSpecial"><text:span text:style-name="T635">: indentation guides not visible</text:span></text:span></text:p>
          <text:p text:style-name="P382"><text:span text:style-name="_5f_OOoComputerSpecial"><text:span text:style-name="T635">Example:</text:span></text:span></text:p>
          <text:p text:style-name="P382"><draw:frame draw:style-name="fr6" draw:name="Image27" text:anchor-type="paragraph" svg:x="1.129cm" svg:y="-0.071cm" svg:width="14.744cm" svg:height="0.67cm" draw:z-index="26"><draw:image xlink:href="Pictures/10000201000001A2000000139406B9ECFB4BF50E.png" xlink:type="simple" xlink:show="embed" xlink:actuate="onLoad"/></draw:frame><text:span text:style-name="_5f_OOoComputerSpecial"><text:span text:style-name="T635"/></text:span></text:p>
        </text:list-item>
        <text:list-item>
          <text:p text:style-name="P382"><text:span text:style-name="_5f_OOoComputerSpecial"><text:span text:style-name="T604">True</text:span></text:span><text:span text:style-name="_5f_OOoComputerSpecial"><text:span text:style-name="T635">: indentation guides visible</text:span></text:span></text:p>
          <text:p text:style-name="P382"><text:span text:style-name="_5f_OOoComputerSpecial"><text:span text:style-name="T635">Example:</text:span></text:span></text:p>
          <text:p text:style-name="P382"><draw:frame draw:style-name="fr5" draw:name="Image28" text:anchor-type="paragraph" svg:width="13.263cm" svg:height="0.67cm" draw:z-index="27"><draw:image xlink:href="Pictures/10000201000001780000001326D2B4B69797BCDC.png" xlink:type="simple" xlink:show="embed" xlink:actuate="onLoad"/></draw:frame><text:span text:style-name="_5f_OOoComputerSpecial"><text:span text:style-name="T635"/></text:span></text:p>
        </text:list-item>
      </text:list>
      <text:p text:style-name="P194"><text:span text:style-name="_5f_OOoComputerSpecial"><text:span text:style-name="T602"/></text:span></text:p>
      <text:h text:style-name="Heading_20_3" text:outline-level="3"><text:bookmark-start text:name="__RefHeading___Toc5994_1487816881"/><text:soft-page-break/><text:span text:style-name="_5f_OOoComputerSpecial"><text:span text:style-name="T585">3.</text:span></text:span><text:span text:style-name="_5f_OOoComputerSpecial"><text:span text:style-name="T762">3.</text:span></text:span><text:span text:style-name="_5f_OOoComputerSpecial"><text:span text:style-name="T770">4</text:span></text:span><text:span text:style-name="_5f_OOoComputerSpecial"><text:span text:style-name="T762">. </text:span></text:span><text:span text:style-name="_5f_OOoComputerSpecial"><text:span text:style-name="T763">Indentation </text:span></text:span><text:span text:style-name="_5f_OOoComputerSpecial"><text:span text:style-name="T764">at space</text:span></text:span><text:span text:style-name="_5f_OOoComputerSpecial"><text:span text:style-name="T765">s</text:span></text:span><text:span text:style-name="_5f_OOoComputerSpecial"><text:span text:style-name="T763"> options</text:span></text:span><text:bookmark-end text:name="__RefHeading___Toc5994_1487816881"/></text:h>
      <text:p text:style-name="P74"><text:span text:style-name="_5f_OOoComputerSpecial"><text:span text:style-name="T763">This one is a little confusing to explain without pictures. When indenting at a place in a line where there are ONLY whitespaces/tabs, if this option it set to </text:span></text:span><text:span text:style-name="_5f_OOoComputerSpecial"><text:span text:style-name="T706">True</text:span></text:span><text:span text:style-name="_5f_OOoComputerSpecial"><text:span text:style-name="T763">, then QScintilla indents and aligns the next NON-whitespace/tab character and the rest of the line to the indentation level and moves the cursor to the <text:s/>NON-whitespace/tab character.<text:line-break/>But if set to </text:span></text:span><text:span text:style-name="_5f_OOoComputerSpecial"><text:span text:style-name="T706">False</text:span></text:span><text:span text:style-name="_5f_OOoComputerSpecial"><text:span text:style-name="T763">, then QScintilla just inserts an indentation, whether whitespaces or tabs.<text:line-break/>This sounds confusing, but take a look at the examples shown in the images below.</text:span></text:span></text:p>
      <text:p text:style-name="P74"><text:span text:style-name="_5f_OOoComputerSpecial"><text:span text:style-name="T649">Set with method: </text:span></text:span><text:span text:style-name="_5f_OOoComputerSpecial"><text:span text:style-name="T706">setTabIndents</text:span></text:span><text:span text:style-name="_5f_OOoComputerSpecial"><text:span text:style-name="T703">(</text:span></text:span><text:span text:style-name="_5f_OOoComputerSpecial"><text:span text:style-name="T706">indents</text:span></text:span><text:span text:style-name="_5f_OOoComputerSpecial"><text:span text:style-name="T703">)</text:span></text:span><text:span text:style-name="_5f_OOoComputerSpecial"><text:span text:style-name="T702"><text:line-break/></text:span></text:span><text:span text:style-name="_5f_OOoComputerSpecial"><text:span text:style-name="T649">Queried with method: </text:span></text:span><text:span text:style-name="_5f_OOoComputerSpecial"><text:span text:style-name="T705">t</text:span></text:span><text:span text:style-name="_5f_OOoComputerSpecial"><text:span text:style-name="T706">abIndents</text:span></text:span><text:span text:style-name="_5f_OOoComputerSpecial"><text:span text:style-name="T703">()</text:span></text:span></text:p>
      <text:p text:style-name="P75"><text:span text:style-name="_5f_OOoComputerSpecial"><text:span text:style-name="T600">indents</text:span></text:span><text:span text:style-name="Emphasis"><text:span text:style-name="T171"> </text:span></text:span><text:span text:style-name="_5f_OOoComputerSpecial"><text:span text:style-name="T119">parameter options:</text:span></text:span></text:p>
      <text:list xml:id="list5221198388378311477" text:style-name="L14">
        <text:list-item>
          <text:p text:style-name="P383"><text:span text:style-name="_5f_OOoComputerSpecial"><text:span text:style-name="T172">False</text:span></text:span><text:span text:style-name="_5f_OOoComputerSpecial"><text:span text:style-name="T123">: </text:span></text:span><text:span text:style-name="_5f_OOoComputerSpecial"><text:span text:style-name="T125">Indentation </text:span></text:span><text:span text:style-name="_5f_OOoComputerSpecial"><text:span text:style-name="T129">simply </text:span></text:span><text:span text:style-name="_5f_OOoComputerSpecial"><text:span text:style-name="T127">inserts an indentation </text:span></text:span><text:span text:style-name="_5f_OOoComputerSpecial"><text:span text:style-name="T129">(whitespaces/tab)</text:span></text:span><text:span text:style-name="_5f_OOoComputerSpecial"><text:span text:style-name="T127"> if indenting in a place in a line where there are only whitespaces to each side of the cursor.<text:line-break/></text:span></text:span><text:span text:style-name="_5f_OOoComputerSpecial"><text:span text:style-name="T130">Example:</text:span></text:span></text:p>
          <text:p text:style-name="P383"><draw:frame draw:style-name="fr7" draw:name="Image25" text:anchor-type="paragraph" svg:y="0.656cm" svg:width="12.063cm" svg:height="0.88cm" draw:z-index="24"><draw:image xlink:href="Pictures/100002010000015600000019AC041EE64F51EEAF.png" xlink:type="simple" xlink:show="embed" xlink:actuate="onLoad"/></draw:frame><text:span text:style-name="_5f_OOoComputerSpecial"><text:span text:style-name="T130">Before indentation<text:line-break/></text:span></text:span><text:span text:style-name="_5f_OOoComputerSpecial"><text:span text:style-name="T127"><text:line-break/></text:span></text:span></text:p>
          <text:p text:style-name="P383"><text:span text:style-name="_5f_OOoComputerSpecial"><text:span text:style-name="T127">After indentation (after pressing the </text:span></text:span><text:span text:style-name="_5f_OOoComputerSpecial"><text:span text:style-name="T174">TAB</text:span></text:span><text:span text:style-name="_5f_OOoComputerSpecial"><text:span text:style-name="T127"> key). </text:span></text:span><text:span text:style-name="_5f_OOoComputerSpecial"><text:span text:style-name="T130">An indentation (whitespaces/tab) is inserted and the cursor moved the width of the indentation forward.</text:span></text:span></text:p>
          <text:p text:style-name="P383"><draw:frame draw:style-name="fr5" draw:name="Image26" text:anchor-type="paragraph" svg:width="12.487cm" svg:height="0.917cm" draw:z-index="25"><draw:image xlink:href="Pictures/10000201000001620000001A36BF10B26C0B86FE.png" xlink:type="simple" xlink:show="embed" xlink:actuate="onLoad"/></draw:frame></text:p>
        </text:list-item>
      </text:list>
      <text:p text:style-name="P192"/>
      <text:p text:style-name="P192"/>
      <text:list xml:id="list192355203663885" text:continue-numbering="true" text:style-name="L14">
        <text:list-item>
          <text:p text:style-name="P383"><text:span text:style-name="_5f_OOoComputerSpecial"><text:span text:style-name="T172">True:</text:span></text:span><text:span text:style-name="_5f_OOoComputerSpecial"><text:span text:style-name="T123"> </text:span></text:span><text:span text:style-name="_5f_OOoComputerSpecial"><text:span text:style-name="T125">Indentation </text:span></text:span><text:span text:style-name="_5f_OOoComputerSpecial"><text:span text:style-name="T129">indents </text:span></text:span><text:span text:style-name="_5f_OOoComputerSpecial"><text:span text:style-name="T130">and aligns the next non-whitespace/tab character to that indentation level and also moves the cursor to that indentation level.<text:line-break/></text:span></text:span><text:span text:style-name="_5f_OOoComputerSpecial"><text:span text:style-name="T127">Example:</text:span></text:span></text:p>
          <text:p text:style-name="P384"><draw:frame draw:style-name="fr7" draw:name="Image23" text:anchor-type="paragraph" svg:y="0.559cm" svg:width="15.626cm" svg:height="0.811cm" draw:z-index="23"><draw:image xlink:href="Pictures/10000201000001BB000000175A3C5051709A7BB4.png" xlink:type="simple" xlink:show="embed" xlink:actuate="onLoad"/></draw:frame><text:span text:style-name="_5f_OOoComputerSpecial"><text:span text:style-name="T127">Before indentation<text:line-break/><text:line-break/>After indentation (after pressing the </text:span></text:span><text:span text:style-name="_5f_OOoComputerSpecial"><text:span text:style-name="T174">TAB</text:span></text:span><text:span text:style-name="_5f_OOoComputerSpecial"><text:span text:style-name="T127"> key). </text:span></text:span><text:span text:style-name="_5f_OOoComputerSpecial"><text:span text:style-name="T128">The next non-whitespace/tab character is aligned to the indentation and the cursor has aligned to the same indentation level.</text:span></text:span></text:p>
        </text:list-item>
      </text:list>
      <text:p text:style-name="P193"><draw:frame draw:style-name="fr2" draw:name="Image24" text:anchor-type="paragraph" svg:width="15.73cm" svg:height="0.953cm" draw:z-index="22"><draw:image xlink:href="Pictures/10000201000001BE0000001BCBEF87E2B4894D66.png" xlink:type="simple" xlink:show="embed" xlink:actuate="onLoad"/></draw:frame></text:p>
      <text:h text:style-name="P445" text:outline-level="3"><text:bookmark-start text:name="__RefHeading___Toc6410_2018667005"/>3.3.<text:span text:style-name="T916">5</text:span>. Automatic indentation<text:bookmark-end text:name="__RefHeading___Toc6410_2018667005"/></text:h>
      <text:p text:style-name="P82">When set to <text:span text:style-name="T8">True</text:span>, automatic indentation <text:span text:style-name="T915">moves the cursor to the same indentation as the previous </text:span><text:span text:style-name="T63">line when adding a new line by either pressing </text:span><text:span text:style-name="T29">Enter</text:span><text:span text:style-name="T63"> or </text:span><text:span text:style-name="T29">Return</text:span><text:span text:style-name="T63">. </text:span><text:span text:style-name="T64">But when set to </text:span><text:span text:style-name="T30">False</text:span><text:span text:style-name="T64">, </text:span><text:span text:style-name="T65">the cursor will always move to the start of the new line.</text:span></text:p>
      <text:p text:style-name="P81"><text:span text:style-name="T708">N</text:span><text:span text:style-name="T709">OTE</text:span><text:span text:style-name="T650">: A lexer can modify this behaviour with it's </text:span><text:span text:style-name="T8">setAutoIndentStyle </text:span><text:span text:style-name="T650">method!</text:span></text:p>
      <text:p text:style-name="P76"><text:span text:style-name="_5f_OOoComputerSpecial"><text:span text:style-name="T649">Set with method: </text:span></text:span><text:span text:style-name="_5f_OOoComputerSpecial"><text:span text:style-name="T706">set</text:span></text:span><text:span text:style-name="_5f_OOoComputerSpecial"><text:span text:style-name="T707">AutoIndent</text:span></text:span><text:span text:style-name="_5f_OOoComputerSpecial"><text:span text:style-name="T703">(</text:span></text:span><text:span text:style-name="_5f_OOoComputerSpecial"><text:span text:style-name="T707">autoindent_on</text:span></text:span><text:span text:style-name="_5f_OOoComputerSpecial"><text:span text:style-name="T703">)</text:span></text:span><text:span text:style-name="_5f_OOoComputerSpecial"><text:span text:style-name="T702"><text:line-break/></text:span></text:span><text:span text:style-name="_5f_OOoComputerSpecial"><text:span text:style-name="T649">Queried with method: </text:span></text:span><text:span text:style-name="_5f_OOoComputerSpecial"><text:span text:style-name="T707">autoIndent</text:span></text:span><text:span text:style-name="_5f_OOoComputerSpecial"><text:span text:style-name="T703">()</text:span></text:span></text:p>
      <text:p text:style-name="P77"><text:soft-page-break/><text:span text:style-name="_5f_OOoComputerSpecial"><text:span text:style-name="T601">autoindent_on</text:span></text:span><text:span text:style-name="Emphasis"><text:span text:style-name="T171"> </text:span></text:span><text:span text:style-name="_5f_OOoComputerSpecial"><text:span text:style-name="T119">parameter options:</text:span></text:span></text:p>
      <text:list xml:id="list2313809972711561304" text:style-name="L15">
        <text:list-item>
          <text:p text:style-name="P306"><draw:frame draw:style-name="fr3" draw:name="Image29" text:anchor-type="paragraph" svg:y="0.711cm" svg:width="12.24cm" svg:height="1.268cm" draw:z-index="28"><draw:image xlink:href="Pictures/100002010000015B00000024E2CF5B7187C1EC3C.png" xlink:type="simple" xlink:show="embed" xlink:actuate="onLoad"/></draw:frame><text:span text:style-name="_5f_OOoComputerSpecial"><text:span text:style-name="T175">False</text:span></text:span><text:span text:style-name="_5f_OOoComputerSpecial"><text:span text:style-name="T133">: </text:span></text:span><text:span text:style-name="_5f_OOoComputerSpecial"><text:span text:style-name="T134">The cursor moves to the start of the line when creating a new line.<text:line-break/></text:span></text:span></text:p>
        </text:list-item>
        <text:list-item>
          <text:p text:style-name="P307"><draw:frame draw:style-name="fr1" draw:name="Image30" text:anchor-type="paragraph" svg:x="2.346cm" svg:y="0.681cm" svg:width="12.31cm" svg:height="1.268cm" draw:z-index="29"><draw:image xlink:href="Pictures/100002010000015D00000024C8C06C64F2B6C7D7.png" xlink:type="simple" xlink:show="embed" xlink:actuate="onLoad"/></draw:frame><text:span text:style-name="_5f_OOoComputerSpecial"><text:span text:style-name="T176">True</text:span></text:span><text:span text:style-name="_5f_OOoComputerSpecial"><text:span text:style-name="T135">: The cursor moves to the same indentation as the previous line.<text:line-break/></text:span></text:span></text:p>
        </text:list-item>
      </text:list>
      <text:p text:style-name="P81"><text:span text:style-name="_5f_OOoComputerSpecial"><text:span text:style-name="T383"/></text:span></text:p>
      <text:h text:style-name="P277" text:outline-level="2"><text:bookmark-start text:name="__RefHeading___Toc6412_2018667005"/><text:span text:style-name="_5f_OOoComputerSpecial"><text:span text:style-name="T698">3.</text:span></text:span><text:span text:style-name="_5f_OOoComputerSpecial"><text:span text:style-name="T775">4</text:span></text:span><text:span text:style-name="_5f_OOoComputerSpecial"><text:span text:style-name="T698">. </text:span></text:span><text:span text:style-name="_5f_OOoComputerSpecial"><text:span text:style-name="T775">Caret </text:span></text:span><text:span text:style-name="_5f_OOoComputerSpecial"><text:span text:style-name="T698">options </text:span></text:span><text:span text:style-name="_5f_OOoComputerSpecial"><text:span text:style-name="T775">(cursor representation)</text:span></text:span><text:bookmark-end text:name="__RefHeading___Toc6412_2018667005"/></text:h>
      <text:p text:style-name="P83"><text:span text:style-name="_5f_OOoComputerSpecial"><text:span text:style-name="T776">These option set the way the cursor symbol looks and behaves.</text:span></text:span></text:p>
      <text:h text:style-name="Heading_20_3" text:outline-level="3"><text:bookmark-start text:name="__RefHeading___Toc6609_61508626"/><text:span text:style-name="_5f_OOoComputerSpecial"><text:span text:style-name="T585">3.4.1. Caret foreground color</text:span></text:span><text:bookmark-end text:name="__RefHeading___Toc6609_61508626"/></text:h>
      <text:p text:style-name="P83"><text:span text:style-name="_5f_OOoComputerSpecial"><text:span text:style-name="T776">This option sets the color of the cursor.</text:span></text:span></text:p>
      <text:p text:style-name="P83"><text:span text:style-name="_5f_OOoComputerSpecial"><text:span text:style-name="T649">Set with method: </text:span></text:span><text:span text:style-name="_5f_OOoComputerSpecial"><text:span text:style-name="T710">setCaretForegroundColor</text:span></text:span><text:span text:style-name="_5f_OOoComputerSpecial"><text:span text:style-name="T703">(</text:span></text:span><text:span text:style-name="_5f_OOoComputerSpecial"><text:span text:style-name="T710">fg_color</text:span></text:span><text:span text:style-name="_5f_OOoComputerSpecial"><text:span text:style-name="T703">)</text:span></text:span><text:span text:style-name="_5f_OOoComputerSpecial"><text:span text:style-name="T702"><text:line-break/></text:span></text:span><text:span text:style-name="_5f_OOoComputerSpecial"><text:span text:style-name="T649">Queried with method: </text:span></text:span><text:span text:style-name="_5f_OOoComputerSpecial"><text:span text:style-name="T711">Not available </text:span></text:span><text:span text:style-name="_5f_OOoComputerSpecial"><text:span text:style-name="T712">directly</text:span></text:span></text:p>
      <text:p text:style-name="P84"><text:span text:style-name="_5f_OOoComputerSpecial"><text:span text:style-name="T605">fg_color</text:span></text:span><text:span text:style-name="Emphasis"><text:span text:style-name="T171"> </text:span></text:span><text:span text:style-name="_5f_OOoComputerSpecial"><text:span text:style-name="T119">parameter options:</text:span></text:span></text:p>
      <text:list xml:id="list7030686444970340319" text:style-name="L16">
        <text:list-item>
          <text:p text:style-name="P309"><draw:frame draw:style-name="fr1" draw:name="Image31" text:anchor-type="paragraph" svg:x="1.676cm" svg:y="1.291cm" svg:width="13.651cm" svg:height="1.305cm" draw:z-index="30"><draw:image xlink:href="Pictures/10000201000001830000002562B908B93D0B4BD4.png" xlink:type="simple" xlink:show="embed" xlink:actuate="onLoad"/></draw:frame><text:span text:style-name="_5f_OOoComputerSpecial"><text:span text:style-name="T177">PyQt5.QtGui.QColor:</text:span></text:span><text:span text:style-name="_5f_OOoComputerSpecial"><text:span text:style-name="T136"> To set the caret color to for example blue, use PyQt5.QtGui.Qcolor("#ff0000ff").<text:line-break/></text:span></text:span></text:p>
        </text:list-item>
      </text:list>
      <text:h text:style-name="Heading_20_3" text:outline-level="3"><text:bookmark-start text:name="__RefHeading___Toc6611_61508626"/>3.4.2. Caret line visibility<text:bookmark-end text:name="__RefHeading___Toc6611_61508626"/></text:h>
      <text:p text:style-name="P85">This option enables or disables the coloring of the line that the cursor is on.</text:p>
      <text:p text:style-name="P85"><text:span text:style-name="_5f_OOoComputerSpecial"><text:span text:style-name="T649">Set with method: </text:span></text:span><text:span text:style-name="_5f_OOoComputerSpecial"><text:span text:style-name="T700">setCaretLineVisible</text:span></text:span><text:span text:style-name="_5f_OOoComputerSpecial"><text:span text:style-name="T703">(</text:span></text:span><text:span text:style-name="_5f_OOoComputerSpecial"><text:span text:style-name="T700">visibility</text:span></text:span><text:span text:style-name="_5f_OOoComputerSpecial"><text:span text:style-name="T703">)</text:span></text:span><text:span text:style-name="_5f_OOoComputerSpecial"><text:span text:style-name="T702"><text:line-break/></text:span></text:span><text:span text:style-name="_5f_OOoComputerSpecial"><text:span text:style-name="T649">Queried with method: </text:span></text:span><text:span text:style-name="_5f_OOoComputerSpecial"><text:span text:style-name="T711">Not available </text:span></text:span><text:span text:style-name="_5f_OOoComputerSpecial"><text:span text:style-name="T712">directly</text:span></text:span></text:p>
      <text:p text:style-name="P85"><text:span text:style-name="_5f_OOoComputerSpecial"><text:span text:style-name="T594">visibility</text:span></text:span><text:span text:style-name="Emphasis"><text:span text:style-name="T171"> </text:span></text:span><text:span text:style-name="_5f_OOoComputerSpecial"><text:span text:style-name="T119">parameter options:</text:span></text:span></text:p>
      <text:list xml:id="list191339425505313437" text:style-name="L17">
        <text:list-item>
          <text:p text:style-name="P310"><draw:frame draw:style-name="fr1" draw:name="Image32" text:anchor-type="paragraph" svg:x="3.334cm" svg:y="0.656cm" svg:width="10.335cm" svg:height="1.164cm" draw:z-index="32"><draw:image xlink:href="Pictures/10000201000001250000002186B93B97F5393F28.png" xlink:type="simple" xlink:show="embed" xlink:actuate="onLoad"/></draw:frame><text:span text:style-name="_5f_OOoComputerSpecial"><text:span text:style-name="T161">False</text:span></text:span><text:span text:style-name="_5f_OOoComputerSpecial"><text:span text:style-name="T112">: The line the cursor is on is not colored.<text:line-break/></text:span></text:span></text:p>
        </text:list-item>
        <text:list-item>
          <text:p text:style-name="P310"><text:span text:style-name="_5f_OOoComputerSpecial"><text:span text:style-name="T161">True</text:span></text:span><text:span text:style-name="_5f_OOoComputerSpecial"><text:span text:style-name="T112">: The line the cursor is on is indicated with the caret background color.</text:span></text:span></text:p>
          <text:p text:style-name="P310"><draw:frame draw:style-name="fr6" draw:name="Image33" text:anchor-type="paragraph" svg:x="3.228cm" svg:y="-0.212cm" svg:width="10.546cm" svg:height="1.305cm" draw:z-index="31"><draw:image xlink:href="Pictures/100002010000012B00000025B46B12F18E119231.png" xlink:type="simple" xlink:show="embed" xlink:actuate="onLoad"/></draw:frame><text:span text:style-name="_5f_OOoComputerSpecial"><text:span text:style-name="T112"><text:line-break/></text:span></text:span></text:p>
        </text:list-item>
      </text:list>
      <text:h text:style-name="Heading_20_3" text:outline-level="3"><text:bookmark-start text:name="__RefHeading___Toc6613_61508626"/><text:soft-page-break/>3.4.3. Caret line background color<text:bookmark-end text:name="__RefHeading___Toc6613_61508626"/></text:h>
      <text:p text:style-name="Text_20_body"><text:bookmark-start text:name="__RefHeading___Toc6615_61508626"/><text:span text:style-name="T463">This option </text:span><text:span text:style-name="T464">sets the background color of the line that the cursor is on. The caret line visibility option has to be set to </text:span><text:span text:style-name="T465">True</text:span><text:span text:style-name="T464"> for this option to be visible!</text:span><text:bookmark-end text:name="__RefHeading___Toc6615_61508626"/></text:p>
      <text:p text:style-name="Text_20_body"><text:bookmark-start text:name="__RefHeading___Toc6617_61508626"/><text:span text:style-name="_5f_OOoComputerSpecial"><text:span text:style-name="T696">Set with method: </text:span></text:span><text:span text:style-name="_5f_OOoComputerSpecial"><text:span text:style-name="T750">setCaretLineBackgroundColor</text:span></text:span><text:span text:style-name="_5f_OOoComputerSpecial"><text:span text:style-name="T751">(</text:span></text:span><text:span text:style-name="_5f_OOoComputerSpecial"><text:span text:style-name="T750">bg_color</text:span></text:span><text:span text:style-name="_5f_OOoComputerSpecial"><text:span text:style-name="T751">)</text:span></text:span><text:span text:style-name="_5f_OOoComputerSpecial"><text:span text:style-name="T752"><text:line-break/></text:span></text:span><text:span text:style-name="_5f_OOoComputerSpecial"><text:span text:style-name="T696">Queried with method: </text:span></text:span><text:span text:style-name="_5f_OOoComputerSpecial"><text:span text:style-name="T753">Not available </text:span></text:span><text:span text:style-name="_5f_OOoComputerSpecial"><text:span text:style-name="T754">directly</text:span></text:span><text:bookmark-end text:name="__RefHeading___Toc6617_61508626"/></text:p>
      <text:p text:style-name="Text_20_body"><text:span text:style-name="_5f_OOoComputerSpecial"><text:span text:style-name="T606">bg</text:span></text:span><text:span text:style-name="_5f_OOoComputerSpecial"><text:span text:style-name="T605">_color</text:span></text:span><text:span text:style-name="Emphasis"><text:span text:style-name="T171"> </text:span></text:span><text:span text:style-name="_5f_OOoComputerSpecial"><text:span text:style-name="T119">parameter options:</text:span></text:span></text:p>
      <text:list xml:id="list192356262935931" text:continue-list="list7030686444970340319" text:style-name="L16">
        <text:list-item>
          <text:p text:style-name="P308"><draw:frame draw:style-name="fr1" draw:name="Image34" text:anchor-type="paragraph" svg:x="3.387cm" svg:y="1.18cm" svg:width="10.546cm" svg:height="1.305cm" draw:z-index="33"><draw:image xlink:href="Pictures/100002010000012B00000025B46B12F18E119231.png" xlink:type="simple" xlink:show="embed" xlink:actuate="onLoad"/></draw:frame><text:bookmark-start text:name="__RefHeading___Toc6619_61508626"/><text:span text:style-name="_5f_OOoComputerSpecial"><text:span text:style-name="T278">PyQt5.QtGui.QColor:</text:span></text:span><text:span text:style-name="_5f_OOoComputerSpecial"><text:span text:style-name="T299"> To set the caret color to for example </text:span></text:span><text:span text:style-name="_5f_OOoComputerSpecial"><text:span text:style-name="T300">light</text:span></text:span><text:span text:style-name="_5f_OOoComputerSpecial"><text:span text:style-name="T299"> blue, use PyQt5.QtGui.Qcolor("#</text:span></text:span><text:span text:style-name="_5f_OOoComputerSpecial"><text:span text:style-name="T300">1</text:span></text:span><text:span text:style-name="_5f_OOoComputerSpecial"><text:span text:style-name="T299">f0000ff").<text:line-break/><text:line-break/></text:span></text:span><text:bookmark-end text:name="__RefHeading___Toc6619_61508626"/></text:p>
        </text:list-item>
      </text:list>
      <text:h text:style-name="Heading_20_3" text:outline-level="3"><text:bookmark-start text:name="__RefHeading___Toc6621_61508626"/>3.4.3. Caret width<text:bookmark-end text:name="__RefHeading___Toc6621_61508626"/></text:h>
      <text:p text:style-name="Text_20_body">This option sets the caret width in pixels. <text:span text:style-name="T8">0 makes the caret invisible!</text:span></text:p>
      <text:p text:style-name="Text_20_body"><text:bookmark-start text:name="__RefHeading___Toc6623_61508626"/><text:span text:style-name="_5f_OOoComputerSpecial"><text:span text:style-name="T696">Set with method: </text:span></text:span><text:span text:style-name="_5f_OOoComputerSpecial"><text:span text:style-name="T750">setCaretWidth</text:span></text:span><text:span text:style-name="_5f_OOoComputerSpecial"><text:span text:style-name="T751">(</text:span></text:span><text:span text:style-name="_5f_OOoComputerSpecial"><text:span text:style-name="T750">size</text:span></text:span><text:span text:style-name="_5f_OOoComputerSpecial"><text:span text:style-name="T751">)</text:span></text:span><text:span text:style-name="_5f_OOoComputerSpecial"><text:span text:style-name="T752"><text:line-break/></text:span></text:span><text:span text:style-name="_5f_OOoComputerSpecial"><text:span text:style-name="T696">Queried with method: </text:span></text:span><text:span text:style-name="_5f_OOoComputerSpecial"><text:span text:style-name="T753">Not available </text:span></text:span><text:span text:style-name="_5f_OOoComputerSpecial"><text:span text:style-name="T754">directly</text:span></text:span><text:bookmark-end text:name="__RefHeading___Toc6623_61508626"/></text:p>
      <text:p text:style-name="Text_20_body"><text:bookmark-start text:name="__RefHeading___Toc6625_61508626"/><text:span text:style-name="_5f_OOoComputerSpecial"><text:span text:style-name="T621">size</text:span></text:span><text:span text:style-name="Emphasis"><text:span text:style-name="T181"> </text:span></text:span><text:span text:style-name="_5f_OOoComputerSpecial"><text:span text:style-name="T141">parameter options:</text:span></text:span><text:bookmark-end text:name="__RefHeading___Toc6625_61508626"/></text:p>
      <text:list xml:id="list5798529630370090898" text:style-name="L18">
        <text:list-item>
          <text:p text:style-name="P311"><draw:frame draw:style-name="fr3" draw:name="Image35" text:anchor-type="paragraph" svg:y="1cm" svg:width="10.546cm" svg:height="1.268cm" draw:z-index="34"><draw:image xlink:href="Pictures/100002010000012B0000002482EB47F8675B6639.png" xlink:type="simple" xlink:show="embed" xlink:actuate="onLoad"/></draw:frame><text:bookmark-start text:name="__RefHeading___Toc6627_61508626"/><text:span text:style-name="_5f_OOoComputerSpecial"><text:span text:style-name="T182">Integer</text:span></text:span><text:span text:style-name="_5f_OOoComputerSpecial"><text:span text:style-name="T140">: Size of the caret in pixels.<text:line-break/></text:span></text:span><text:bookmark-end text:name="__RefHeading___Toc6627_61508626"/></text:p>
        </text:list-item>
      </text:list>
      <text:h text:style-name="Heading_20_2" text:outline-level="2"><text:bookmark-start text:name="__RefHeading___Toc14100_244974838"/><text:span text:style-name="_5f_OOoComputerSpecial"><text:span text:style-name="T585">3.5. Autocompletion – </text:span></text:span><text:span text:style-name="_5f_OOoComputerSpecial"><text:span text:style-name="T777">Basic</text:span></text:span><text:bookmark-end text:name="__RefHeading___Toc14100_244974838"/></text:h>
      <text:p text:style-name="P86"><text:span text:style-name="_5f_OOoComputerSpecial"><text:span text:style-name="T779">Autocompletion is the functionality of the QScintilla editor to show suggestions f</text:span></text:span><text:span text:style-name="_5f_OOoComputerSpecial"><text:span text:style-name="T780">or </text:span></text:span><text:span text:style-name="_5f_OOoComputerSpecial"><text:span text:style-name="T779">words from a</text:span></text:span><text:span text:style-name="_5f_OOoComputerSpecial"><text:span text:style-name="T780">n autocompletion</text:span></text:span><text:span text:style-name="_5f_OOoComputerSpecial"><text:span text:style-name="T779"> source </text:span></text:span><text:span text:style-name="_5f_OOoComputerSpecial"><text:span text:style-name="T781">while you are typing characters into the editor</text:span></text:span><text:span text:style-name="_5f_OOoComputerSpecial"><text:span text:style-name="T779">. </text:span></text:span><text:span text:style-name="_5f_OOoComputerSpecial"><text:span text:style-name="T780">The autocompletion source</text:span></text:span><text:span text:style-name="_5f_OOoComputerSpecial"><text:span text:style-name="T779"> is selectable. The suggestions are shown i</text:span></text:span><text:span text:style-name="_5f_OOoComputerSpecial"><text:span text:style-name="T780">n Autocompletion windows, which are described in </text:span></text:span><text:span text:style-name="_5f_OOoComputerSpecial"><text:span text:style-name="T780"><text:bookmark-ref text:reference-format="text" text:ref-name="__RefHeading___Toc1049_1077626958">1.5.4. Autocompletion windows</text:bookmark-ref></text:span></text:span><text:span text:style-name="_5f_OOoComputerSpecial"><text:span text:style-name="T780">.</text:span></text:span></text:p>
      <text:p text:style-name="P87"><text:span text:style-name="_5f_OOoComputerSpecial"><text:span text:style-name="T778">These are the basic options that do not need a lexer to be set for the editor and no </text:span></text:span><text:span text:style-name="_5f_OOoComputerSpecial"><text:span text:style-name="T713">API</text:span></text:span><text:span text:style-name="_5f_OOoComputerSpecial"><text:span text:style-name="T778">'s loaded (lexer/API autocompletion options will be explained in the </text:span></text:span><text:span text:style-name="_5f_OOoComputerSpecial"><text:span text:style-name="T713">Advanced</text:span></text:span><text:span text:style-name="_5f_OOoComputerSpecial"><text:span text:style-name="T778"> chapter).</text:span></text:span></text:p>
      <text:h text:style-name="P453" text:outline-level="3"><text:bookmark-start text:name="__RefHeading___Toc14102_244974838"/>3.5.1. Autocompletion case sensitivity<text:bookmark-end text:name="__RefHeading___Toc14102_244974838"/></text:h>
      <text:p text:style-name="P86"><text:span text:style-name="_5f_OOoComputerSpecial"><text:span text:style-name="T696">Set with method: </text:span></text:span><text:span text:style-name="_5f_OOoComputerSpecial"><text:span text:style-name="T755">setAutoCompletionCaseSensitivity</text:span></text:span><text:span text:style-name="_5f_OOoComputerSpecial"><text:span text:style-name="T751">(</text:span></text:span><text:span text:style-name="_5f_OOoComputerSpecial"><text:span text:style-name="T755">case_sensitivity</text:span></text:span><text:span text:style-name="_5f_OOoComputerSpecial"><text:span text:style-name="T751">)</text:span></text:span><text:span text:style-name="_5f_OOoComputerSpecial"><text:span text:style-name="T752"><text:line-break/></text:span></text:span><text:span text:style-name="_5f_OOoComputerSpecial"><text:span text:style-name="T696">Queried with method: </text:span></text:span><text:span text:style-name="_5f_OOoComputerSpecial"><text:span text:style-name="T754">autoCompletionCaseSensitivity</text:span></text:span><text:span text:style-name="_5f_OOoComputerSpecial"><text:span text:style-name="T755">()</text:span></text:span></text:p>
      <text:p text:style-name="P86"><text:span text:style-name="_5f_OOoComputerSpecial"><text:span text:style-name="T622">case_sensitivity</text:span></text:span><text:span text:style-name="Emphasis"><text:span text:style-name="T181"> </text:span></text:span><text:span text:style-name="_5f_OOoComputerSpecial"><text:span text:style-name="T141">parameter options:</text:span></text:span></text:p>
      <text:list xml:id="list8728883623031905324" text:style-name="L19">
        <text:list-item>
          <text:p text:style-name="P312"><draw:frame draw:style-name="fr3" draw:name="Image36" text:anchor-type="paragraph" svg:y="1.799cm" svg:width="11.993cm" svg:height="3.844cm" draw:z-index="35"><draw:image xlink:href="Pictures/10000201000001540000006DFB0F83EB46F07C21.png" xlink:type="simple" xlink:show="embed" xlink:actuate="onLoad"/></draw:frame><text:soft-page-break/><text:span text:style-name="_5f_OOoComputerSpecial"><text:span text:style-name="T183">False</text:span></text:span><text:span text:style-name="_5f_OOoComputerSpecial"><text:span text:style-name="T142">: Autocompletion is case </text:span></text:span><text:span text:style-name="_5f_OOoComputerSpecial"><text:span text:style-name="T183">IN</text:span></text:span><text:span text:style-name="_5f_OOoComputerSpecial"><text:span text:style-name="T142">-sensitive. </text:span></text:span><text:span text:style-name="_5f_OOoComputerSpecial"><text:span text:style-name="T143">This means that the letters in the word you are typing do not have to match the case <text:s/>of the words in the autocompletion source. Example </text:span></text:span><text:span text:style-name="_5f_OOoComputerSpecial"><text:span text:style-name="T144">(the autocompletion source contains ["will", "wrapped", "Word"])</text:span></text:span><text:span text:style-name="_5f_OOoComputerSpecial"><text:span text:style-name="T143">:<text:line-break/></text:span></text:span></text:p>
        </text:list-item>
        <text:list-item>
          <text:p text:style-name="P313"><draw:frame draw:style-name="fr1" draw:name="Image37" text:anchor-type="paragraph" svg:x="3.069cm" svg:y="2.408cm" svg:width="12.028cm" svg:height="3.844cm" draw:z-index="36"><draw:image xlink:href="Pictures/10000201000001550000006D7B37C867EF2D7EB5.png" xlink:type="simple" xlink:show="embed" xlink:actuate="onLoad"/></draw:frame><text:span text:style-name="_5f_OOoComputerSpecial"><text:span text:style-name="T184">True</text:span></text:span><text:span text:style-name="_5f_OOoComputerSpecial"><text:span text:style-name="T144">: Autocompletion in case sensitive. If you type a word that is in the autocompletion sources but does not match the case of the autocompletion source word, </text:span></text:span><text:span text:style-name="_5f_OOoComputerSpecial"><text:span text:style-name="T145">the word will not appear in the suggestion window. </text:span></text:span><text:span text:style-name="_5f_OOoComputerSpecial"><text:span text:style-name="T143">Example </text:span></text:span><text:span text:style-name="_5f_OOoComputerSpecial"><text:span text:style-name="T144">(the autocompletion source contains ["will", "wrapped", "Word"])</text:span></text:span><text:span text:style-name="_5f_OOoComputerSpecial"><text:span text:style-name="T143">:<text:line-break/></text:span></text:span></text:p>
        </text:list-item>
      </text:list>
      <text:h text:style-name="P278" text:outline-level="2"><text:bookmark-start text:name="__RefHeading___Toc14104_244974838"/><text:span text:style-name="_5f_OOoComputerSpecial"><text:span text:style-name="T785">3.</text:span></text:span><text:span text:style-name="_5f_OOoComputerSpecial"><text:span text:style-name="T786">6</text:span></text:span><text:span text:style-name="_5f_OOoComputerSpecial"><text:span text:style-name="T785">. </text:span></text:span><text:span text:style-name="_5f_OOoComputerSpecial"><text:span text:style-name="T786">Margins</text:span></text:span><text:bookmark-end text:name="__RefHeading___Toc14104_244974838"/></text:h>
      <text:p text:style-name="P95"><text:span text:style-name="_5f_OOoComputerSpecial"><text:span text:style-name="T585">Margins </text:span></text:span><text:span text:style-name="_5f_OOoComputerSpecial"><text:span text:style-name="T788">are the sidebars on the right of every QScintilla editor. They are shown in the image in chapter </text:span></text:span><text:span text:style-name="_5f_OOoComputerSpecial"><text:span text:style-name="T788"><text:bookmark-ref text:reference-format="text" text:ref-name="__RefHeading___Toc1045_1077626958">1.5.2. Margin area</text:bookmark-ref></text:span></text:span><text:span text:style-name="_5f_OOoComputerSpecial"><text:span text:style-name="T788">.<text:line-break/>If margins are not visible, which is the default, means that every margin has a width of </text:span></text:span><text:span text:style-name="_5f_OOoComputerSpecial"><text:span text:style-name="T714">0</text:span></text:span><text:span text:style-name="_5f_OOoComputerSpecial"><text:span text:style-name="T788">.<text:line-break/></text:span></text:span><text:span text:style-name="_5f_OOoComputerSpecial"><text:span text:style-name="T789">By default margin 0 </text:span></text:span><text:span text:style-name="_5f_OOoComputerSpecial"><text:span text:style-name="T791">(the leftmost margin)</text:span></text:span><text:span text:style-name="_5f_OOoComputerSpecial"><text:span text:style-name="T789"> is the line number margin, margin 1 is used to display non-folding (custom) symbols and margin 2 displays the folding symbols. </text:span></text:span><text:span text:style-name="_5f_OOoComputerSpecial"><text:span text:style-name="T791">But you can customize the order of the margins as you wish.<text:line-break/></text:span></text:span><text:span text:style-name="_5f_OOoComputerSpecial"><text:span text:style-name="T793">You can have up to 5 margins: 0, 1, 2, 3 and 4.</text:span></text:span><text:span text:style-name="_5f_OOoComputerSpecial"><text:span text:style-name="T789"><text:line-break/></text:span></text:span><text:span text:style-name="_5f_OOoComputerSpecial"><text:span text:style-name="T790">Margins have customizable type, </text:span></text:span><text:span text:style-name="_5f_OOoComputerSpecial"><text:span text:style-name="T792">width</text:span></text:span><text:span text:style-name="_5f_OOoComputerSpecial"><text:span text:style-name="T790">, background and foreground color, font type, sensitivity to mouse clicks, ...</text:span></text:span></text:p>
      <text:h text:style-name="P454" text:outline-level="3"><text:bookmark-start text:name="__RefHeading___Toc14106_244974838"/>3.6.1. <text:span text:style-name="T919">Margin types</text:span><text:bookmark-end text:name="__RefHeading___Toc14106_244974838"/></text:h>
      <text:list xml:id="list4110102640676992822" text:style-name="L20">
        <text:list-item>
          <text:p text:style-name="P316"><draw:frame draw:style-name="fr1" draw:name="Image38" text:anchor-type="paragraph" svg:x="6.339cm" svg:y="3.298cm" svg:width="4.269cm" svg:height="3.702cm" draw:z-index="37"><draw:image xlink:href="Pictures/100002010000007900000069DD7177171E770D02.png" xlink:type="simple" xlink:show="embed" xlink:actuate="onLoad"/></draw:frame><text:span text:style-name="T477">Line </text:span><text:span text:style-name="T478">number m</text:span><text:span text:style-name="T477">argin</text:span><text:span text:style-name="T471"><text:line-break/></text:span><text:span text:style-name="T918">The line number margin (by default margin </text:span><text:span text:style-name="T31">0</text:span><text:span text:style-name="T918">) is the margin that displays the line numbers. The line margin does not resize automatically when lines are added to the </text:span><text:soft-page-break/><text:span text:style-name="T918">document, so you have to resize it manually with the </text:span><text:span text:style-name="T31">setMarginWidth</text:span><text:span text:style-name="T918"> function.<text:line-break/>An example is shown in the image below:</text:span></text:p>
        </text:list-item>
      </text:list>
      <text:p text:style-name="P88"/>
      <text:list xml:id="list192356484870988" text:continue-numbering="true" text:style-name="L20">
        <text:list-item>
          <text:p text:style-name="P317"><text:span text:style-name="T920">Symbol margin<text:line-break/></text:span><text:span text:style-name="T875">The </text:span><text:span text:style-name="T878">symbol margin </text:span><text:span text:style-name="T877">(by default margin </text:span><text:span text:style-name="T890">1</text:span><text:span text:style-name="T877">) </text:span><text:span text:style-name="T879">can be used for displaying custom symbols (images) on each line of the margin. <text:line-break/></text:span><text:span text:style-name="T881">Symbol margins have </text:span><text:span text:style-name="T892">marker</text:span><text:span text:style-name="T891"> masks</text:span><text:span text:style-name="T881">, which are used to filter which symbols </text:span><text:span text:style-name="T882">can be</text:span><text:span text:style-name="T881"> shown on </text:span><text:span text:style-name="T882">which line of</text:span><text:span text:style-name="T881"> the margin. </text:span><text:span text:style-name="T882">Each symbol is bound to a </text:span><text:span text:style-name="T892">marker</text:span><text:span text:style-name="T882"> which can be added to a margin. Think of markers as a wrapper around a symbol </text:span><text:span text:style-name="T883">which you can add to a line number, then the margins determine if the marker can be shown on it using their marker masks. </text:span><text:span text:style-name="T884">Markers will be explained in more detail </text:span><text:span text:style-name="T886">in the next chapter</text:span><text:span text:style-name="T884">.</text:span><text:span text:style-name="T879"><text:line-break/></text:span><text:span text:style-name="T880">In the image below is an example of a bookmark symbol </text:span><text:span text:style-name="T885">on margin </text:span><text:span text:style-name="T893">1</text:span><text:span text:style-name="T885"> </text:span><text:span text:style-name="T880">in my Ex.Co. editor:</text:span></text:p>
        </text:list-item>
      </text:list>
      <text:p text:style-name="P89"><draw:frame draw:style-name="fr4" draw:name="Image40" text:anchor-type="paragraph" svg:width="7.548cm" svg:height="3.667cm" draw:z-index="38"><draw:image xlink:href="Pictures/10000201000000D600000068C225A46B19B671BA.png" xlink:type="simple" xlink:show="embed" xlink:actuate="onLoad"/></draw:frame></text:p>
      <text:list xml:id="list192355888377675" text:continue-numbering="true" text:style-name="L20">
        <text:list-item>
          <text:p text:style-name="P318">Folding margin<text:line-break/><text:span text:style-name="T875">The folding margin </text:span><text:span text:style-name="T877">(by default margin </text:span><text:span text:style-name="T889">2</text:span><text:span text:style-name="T877">) </text:span><text:span text:style-name="T875">displays the folding symbols that are used for folding and unfolding lines that have been styled for folding. In the image below </text:span><text:span text:style-name="T876">you can see the </text:span><text:span text:style-name="T889">+</text:span><text:span text:style-name="T876"> and </text:span><text:span text:style-name="T889">– </text:span><text:span text:style-name="T876">symbols which are used to fold and </text:span><text:span text:style-name="T887">un</text:span><text:span text:style-name="T876">fold lines:</text:span></text:p>
        </text:list-item>
      </text:list>
      <text:p text:style-name="P90"><draw:frame draw:style-name="fr1" draw:name="Image39" text:anchor-type="paragraph" svg:x="4.577cm" svg:y="-0.064cm" svg:width="8.641cm" svg:height="7.371cm" draw:z-index="39"><draw:image xlink:href="Pictures/10000201000000F5000000D1858AE00C0419AC31.png" xlink:type="simple" xlink:show="embed" xlink:actuate="onLoad"/></draw:frame></text:p>
      <text:list xml:id="list192357018523695" text:continue-numbering="true" text:style-name="L20">
        <text:list-item>
          <text:p text:style-name="P315"><draw:frame draw:style-name="fr1" draw:name="Image41" text:anchor-type="paragraph" svg:x="5.433cm" svg:y="2.99cm" svg:width="6.031cm" svg:height="1.482cm" draw:z-index="40"><draw:image xlink:href="Pictures/10000201000000AB0000002ACAF7AF6BD2AE75ED.png" xlink:type="simple" xlink:show="embed" xlink:actuate="onLoad"/></draw:frame><text:span text:style-name="T577">Text margin</text:span><text:line-break/><text:span text:style-name="T921">This margin is used for displaying text in the margin lines. The text style (size and </text:span><text:soft-page-break/><text:span text:style-name="T921">family), font and paper color are selectable. In the image below is an example of a text margin with the first line set to the default text and styled green text on a yellow background on the second line:<text:line-break/></text:span></text:p>
        </text:list-item>
      </text:list>
      <text:p text:style-name="Text_20_body"/>
      <text:h text:style-name="P446" text:outline-level="3"><text:bookmark-start text:name="__RefHeading___Toc14108_244974838"/>3.6.<text:span text:style-name="T924">2</text:span>. <text:span text:style-name="T925">Choosing a m</text:span>argin<text:span text:style-name="T926">'s</text:span> <text:span text:style-name="T924">type</text:span><text:bookmark-end text:name="__RefHeading___Toc14108_244974838"/></text:h>
      <text:p text:style-name="P98"><text:span text:style-name="_5f_OOoComputerSpecial"><text:span text:style-name="T649">Set with method: </text:span></text:span><text:span text:style-name="_5f_OOoComputerSpecial"><text:span text:style-name="T715">setMarginType(margin_number, margin_type)</text:span></text:span><text:span text:style-name="_5f_OOoComputerSpecial"><text:span text:style-name="T702"><text:line-break/></text:span></text:span><text:span text:style-name="_5f_OOoComputerSpecial"><text:span text:style-name="T649">Queried with method: </text:span></text:span><text:span text:style-name="_5f_OOoComputerSpecial"><text:span text:style-name="T716">marginType</text:span></text:span><text:span text:style-name="_5f_OOoComputerSpecial"><text:span text:style-name="T703">()</text:span></text:span></text:p>
      <text:p text:style-name="P98"><text:span text:style-name="_5f_OOoComputerSpecial"><text:span text:style-name="T608">margin_number</text:span></text:span><text:span text:style-name="Emphasis"><text:span text:style-name="T171"> </text:span></text:span><text:span text:style-name="_5f_OOoComputerSpecial"><text:span text:style-name="T119">parameter options:</text:span></text:span></text:p>
      <text:list xml:id="list2917902674925942521" text:style-name="L21">
        <text:list-item>
          <text:p text:style-name="P319"><text:span text:style-name="_5f_OOoComputerSpecial"><text:span text:style-name="T178">Integer</text:span></text:span><text:span text:style-name="_5f_OOoComputerSpecial"><text:span text:style-name="T137">: Number of the margin</text:span></text:span></text:p>
        </text:list-item>
      </text:list>
      <text:p text:style-name="P98"><text:span text:style-name="_5f_OOoComputerSpecial"><text:span text:style-name="T608">margin_type</text:span></text:span><text:span text:style-name="Emphasis"><text:span text:style-name="T171"> </text:span></text:span><text:span text:style-name="_5f_OOoComputerSpecial"><text:span text:style-name="T119">parameter options:</text:span></text:span></text:p>
      <text:list xml:id="list192357051940816" text:continue-list="list192354192789484" text:style-name="L12">
        <text:list-item>
          <text:p text:style-name="P378"><draw:frame draw:style-name="fr1" draw:name="Image43" text:anchor-type="paragraph" svg:x="6.636cm" svg:y="0.635cm" svg:width="3.731cm" svg:height="1.27cm" draw:z-index="42"><draw:image xlink:href="Pictures/100002010000008D00000030FB2B27A00C061371.png" xlink:type="simple" xlink:show="embed" xlink:actuate="onLoad"/></draw:frame><text:span text:style-name="_5f_OOoComputerSpecial"><text:span text:style-name="T179">PyQt5.Qsci.QsciScintilla.NumberMargin</text:span></text:span><text:span text:style-name="_5f_OOoComputerSpecial"><text:span text:style-name="T123">: </text:span></text:span><text:span text:style-name="_5f_OOoComputerSpecial"><text:span text:style-name="T138">Margin for displaying line numbers<text:line-break/></text:span></text:span></text:p>
        </text:list-item>
        <text:list-item>
          <text:p text:style-name="P378"><draw:frame draw:style-name="fr3" draw:name="Image44" text:anchor-type="paragraph" svg:y="0.609cm" svg:width="3.572cm" svg:height="0.9cm" draw:z-index="43"><draw:image xlink:href="Pictures/1000020100000087000000226D373395D95C41FF.png" xlink:type="simple" xlink:show="embed" xlink:actuate="onLoad"/></draw:frame><text:span text:style-name="_5f_OOoComputerSpecial"><text:span text:style-name="T179">PyQt5.Qsci.QsciScintilla.SymbolMargin</text:span></text:span><text:span text:style-name="_5f_OOoComputerSpecial"><text:span text:style-name="T172">:</text:span></text:span><text:span text:style-name="_5f_OOoComputerSpecial"><text:span text:style-name="T123"> </text:span></text:span><text:span text:style-name="_5f_OOoComputerSpecial"><text:span text:style-name="T138">Margin for displaying custom symbols (images)<text:line-break/></text:span></text:span></text:p>
        </text:list-item>
        <text:list-item>
          <text:p text:style-name="P379"><text:span text:style-name="_5f_OOoComputerSpecial"><text:span text:style-name="T179">PyQt5.Qsci.QsciScintilla.</text:span></text:span><text:bookmark text:name="aedab060e87e0533083ea8f1398302090ad60eb277ce18f3c7baa28721ab5dc8341"/><text:span text:style-name="_5f_OOoComputerSpecial"><text:span text:style-name="T179">SymbolMarginDefaultBackgroundColor</text:span></text:span><text:span text:style-name="_5f_OOoComputerSpecial"><text:span text:style-name="T172">:</text:span></text:span><text:span text:style-name="_5f_OOoComputerSpecial"><text:span text:style-name="T123"> </text:span></text:span><text:span text:style-name="_5f_OOoComputerSpecial"><text:span text:style-name="T138">Margin for displaying custom symbols (images) </text:span></text:span><text:span text:style-name="_5f_OOoComputerSpecial"><text:span text:style-name="T139">with the background color set to what the default paper color of the editor is. Below is an example of an white editor paper color and a white margin.</text:span></text:span><draw:frame draw:style-name="fr8" draw:name="Image45" text:anchor-type="char" svg:y="2.498cm" svg:width="3.863cm" svg:height="1.111cm" draw:z-index="44"><draw:image xlink:href="Pictures/10000201000000920000002A75D5815B035F024B.png" xlink:type="simple" xlink:show="embed" xlink:actuate="onLoad"/></draw:frame><text:span text:style-name="_5f_OOoComputerSpecial"><text:span text:style-name="T139"><text:line-break/></text:span></text:span><text:span text:style-name="_5f_OOoComputerSpecial"><text:span text:style-name="T180">NOTE:</text:span></text:span><text:span text:style-name="_5f_OOoComputerSpecial"><text:span text:style-name="T139"> This margin is </text:span></text:span><text:span text:style-name="_5f_OOoComputerSpecial"><text:span text:style-name="T180">NOT</text:span></text:span><text:span text:style-name="_5f_OOoComputerSpecial"><text:span text:style-name="T139"> affected by the </text:span></text:span><text:span text:style-name="_5f_OOoComputerSpecial"><text:span text:style-name="T479">setMarginsBackgroundColor</text:span></text:span><text:span text:style-name="_5f_OOoComputerSpecial"><text:span text:style-name="T488"> </text:span></text:span><text:span text:style-name="_5f_OOoComputerSpecial"><text:span text:style-name="T489">and</text:span></text:span><text:span text:style-name="_5f_OOoComputerSpecial"><text:span text:style-name="T480"> </text:span></text:span><text:span text:style-name="_5f_OOoComputerSpecial"><text:span text:style-name="T479">setMargins</text:span></text:span><text:span text:style-name="_5f_OOoComputerSpecial"><text:span text:style-name="T480">Fore</text:span></text:span><text:span text:style-name="_5f_OOoComputerSpecial"><text:span text:style-name="T479">groundColor!</text:span></text:span></text:p>
          <text:p text:style-name="P379"><text:span text:style-name="_5f_OOoComputerSpecial"><text:span text:style-name="T479"/></text:span></text:p>
          <text:p text:style-name="P379"><text:span text:style-name="_5f_OOoComputerSpecial"><text:span text:style-name="T479"/></text:span></text:p>
        </text:list-item>
        <text:list-item>
          <text:p text:style-name="P379"><draw:frame draw:style-name="fr3" draw:name="Image46" text:anchor-type="paragraph" svg:y="3.124cm" svg:width="3.916cm" svg:height="1.323cm" draw:z-index="45"><draw:image xlink:href="Pictures/1000020100000094000000328E09D42FCE6E8789.png" xlink:type="simple" xlink:show="embed" xlink:actuate="onLoad"/></draw:frame><text:span text:style-name="_5f_OOoComputerSpecial"><text:span text:style-name="T185">PyQt5.Qsci.QsciScintilla.SymbolMarginDefaultForegroundColor</text:span></text:span><text:span text:style-name="_5f_OOoComputerSpecial"><text:span text:style-name="T186">:</text:span></text:span><text:span text:style-name="_5f_OOoComputerSpecial"><text:span text:style-name="T147"> </text:span></text:span><text:span text:style-name="_5f_OOoComputerSpecial"><text:span text:style-name="T148">Margin for displaying custom symbols (images) </text:span></text:span><text:span text:style-name="_5f_OOoComputerSpecial"><text:span text:style-name="T149">with the background color set to what the default </text:span></text:span><text:span text:style-name="_5f_OOoComputerSpecial"><text:span text:style-name="T150">font</text:span></text:span><text:span text:style-name="_5f_OOoComputerSpecial"><text:span text:style-name="T149"> color of the editor is. Below is an example of an editor </text:span></text:span><text:span text:style-name="_5f_OOoComputerSpecial"><text:span text:style-name="T150">with black font </text:span></text:span><text:span text:style-name="_5f_OOoComputerSpecial"><text:span text:style-name="T149">color and a </text:span></text:span><text:span text:style-name="_5f_OOoComputerSpecial"><text:span text:style-name="T150">black</text:span></text:span><text:span text:style-name="_5f_OOoComputerSpecial"><text:span text:style-name="T149"> margin.<text:line-break/></text:span></text:span><text:span text:style-name="_5f_OOoComputerSpecial"><text:span text:style-name="T187">NOTE:</text:span></text:span><text:span text:style-name="_5f_OOoComputerSpecial"><text:span text:style-name="T149"> This margin is </text:span></text:span><text:span text:style-name="_5f_OOoComputerSpecial"><text:span text:style-name="T187">NOT</text:span></text:span><text:span text:style-name="_5f_OOoComputerSpecial"><text:span text:style-name="T149"> affected by the </text:span></text:span><text:span text:style-name="_5f_OOoComputerSpecial"><text:span text:style-name="T479">setMarginsBackgroundColor</text:span></text:span><text:span text:style-name="_5f_OOoComputerSpecial"><text:span text:style-name="T488"> </text:span></text:span><text:span text:style-name="_5f_OOoComputerSpecial"><text:span text:style-name="T489">and</text:span></text:span><text:span text:style-name="_5f_OOoComputerSpecial"><text:span text:style-name="T480"> </text:span></text:span><text:span text:style-name="_5f_OOoComputerSpecial"><text:span text:style-name="T479">setMargins</text:span></text:span><text:span text:style-name="_5f_OOoComputerSpecial"><text:span text:style-name="T480">Fore</text:span></text:span><text:span text:style-name="_5f_OOoComputerSpecial"><text:span text:style-name="T479">groundColor!<text:line-break/></text:span></text:span></text:p>
        </text:list-item>
        <text:list-item>
          <text:p text:style-name="P380"><draw:frame draw:style-name="fr3" draw:name="Image47" text:anchor-type="paragraph" svg:y="1.349cm" svg:width="3.916cm" svg:height="1.111cm" draw:z-index="46"><draw:image xlink:href="Pictures/10000201000000940000002AFA556765722CD5F7.png" xlink:type="simple" xlink:show="embed" xlink:actuate="onLoad"/></draw:frame><text:soft-page-break/><text:span text:style-name="_5f_OOoComputerSpecial"><text:span text:style-name="T185">PyQt5.Qsci.QsciScintilla.</text:span></text:span><text:bookmark text:name="aedab060e87e0533083ea8f1398302090a067796489486bcc1573cb0951a4199a9"/><text:span text:style-name="_5f_OOoComputerSpecial"><text:span text:style-name="T185">TextMargin</text:span></text:span><text:span text:style-name="_5f_OOoComputerSpecial"><text:span text:style-name="T186">:</text:span></text:span><text:span text:style-name="_5f_OOoComputerSpecial"><text:span text:style-name="T147"> </text:span></text:span><text:span text:style-name="_5f_OOoComputerSpecial"><text:span text:style-name="T148">Margin </text:span></text:span><text:span text:style-name="_5f_OOoComputerSpecial"><text:span text:style-name="T151">for displaying text. The text can be styled, by default it is the same as the editor's default font and paper color.<text:line-break/></text:span></text:span></text:p>
        </text:list-item>
        <text:list-item>
          <text:p text:style-name="P380"><draw:frame draw:style-name="fr3" draw:name="Image48" text:anchor-type="paragraph" svg:y="1.457cm" svg:width="4.207cm" svg:height="1.217cm" draw:z-index="47"><draw:image xlink:href="Pictures/100002010000009F0000002E8351EDA8DE3B2ADD.png" xlink:type="simple" xlink:show="embed" xlink:actuate="onLoad"/></draw:frame><text:span text:style-name="_5f_OOoComputerSpecial"><text:span text:style-name="T185">PyQt5.Qsci.QsciScintilla.</text:span></text:span><text:bookmark text:name="aedab060e87e0533083ea8f1398302090a7445fe74d90bd62eceb5311b1f7f52fc"/><text:span text:style-name="_5f_OOoComputerSpecial"><text:span text:style-name="T185">TextMarginRightJustified</text:span></text:span><text:span text:style-name="_5f_OOoComputerSpecial"><text:span text:style-name="T186">:</text:span></text:span><text:span text:style-name="_5f_OOoComputerSpecial"><text:span text:style-name="T147"> </text:span></text:span><text:span text:style-name="_5f_OOoComputerSpecial"><text:span text:style-name="T148">Margin </text:span></text:span><text:span text:style-name="_5f_OOoComputerSpecial"><text:span text:style-name="T151">for displaying text. Same as the standard text margin with the text justified to the right.<text:line-break/></text:span></text:span></text:p>
        </text:list-item>
        <text:list-item>
          <text:p text:style-name="P381"><text:span text:style-name="_5f_OOoComputerSpecial"><text:span text:style-name="T185">PyQt5.Qsci.QsciScintilla.</text:span></text:span><text:bookmark text:name="aedab060e87e0533083ea8f1398302090ac306b600646e9cf9c58cc637e76fc805"/><text:span text:style-name="_5f_OOoComputerSpecial"><text:span text:style-name="T185">SymbolMarginColor </text:span></text:span><text:span text:style-name="_5f_OOoComputerSpecial"><text:span text:style-name="T188">(</text:span></text:span><text:span text:style-name="_5f_OOoComputerSpecial"><text:span text:style-name="T406">NOT AVAILABLE PRE VERSION 2.10</text:span></text:span><text:span text:style-name="_5f_OOoComputerSpecial"><text:span text:style-name="T188">)</text:span></text:span><text:span text:style-name="_5f_OOoComputerSpecial"><text:span text:style-name="T186">:</text:span></text:span><text:span text:style-name="_5f_OOoComputerSpecial"><text:span text:style-name="T147"> </text:span></text:span><text:span text:style-name="_5f_OOoComputerSpecial"><text:span text:style-name="T148">Margin </text:span></text:span><text:span text:style-name="_5f_OOoComputerSpecial"><text:span text:style-name="T152">for displaying symbols, but </text:span></text:span><text:span text:style-name="_5f_OOoComputerSpecial"><text:span text:style-name="T153">it's background color is set with </text:span></text:span><text:span text:style-name="_5f_OOoComputerSpecial"><text:span text:style-name="T189">setMarginBackgroundColor</text:span></text:span><text:span text:style-name="_5f_OOoComputerSpecial"><text:span text:style-name="T153">.</text:span></text:span></text:p>
        </text:list-item>
      </text:list>
      <text:h text:style-name="Heading_20_4" text:outline-level="4"><text:bookmark-start text:name="__RefHeading___Toc14110_244974838"/><text:span text:style-name="_5f_OOoComputerSpecial"><text:span text:style-name="T153"><text:line-break/></text:span></text:span><text:span text:style-name="_5f_OOoComputerSpecial"><text:span text:style-name="T629">3.6.</text:span></text:span><text:span text:style-name="_5f_OOoComputerSpecial"><text:span text:style-name="T630">2</text:span></text:span><text:span text:style-name="_5f_OOoComputerSpecial"><text:span text:style-name="T629">.</text:span></text:span><text:span text:style-name="_5f_OOoComputerSpecial"><text:span text:style-name="T631">1.</text:span></text:span><text:span text:style-name="_5f_OOoComputerSpecial"><text:span text:style-name="T629"> </text:span></text:span><text:span text:style-name="_5f_OOoComputerSpecial"><text:span text:style-name="T631">Special line numbers method</text:span></text:span><text:bookmark-end text:name="__RefHeading___Toc14110_244974838"/></text:h>
      <text:p text:style-name="P112"><draw:frame draw:style-name="fr3" draw:name="Image52" text:anchor-type="paragraph" svg:y="2.461cm" svg:width="2.937cm" svg:height="0.979cm" draw:z-index="51"><draw:image xlink:href="Pictures/100002010000006F00000025D62D739C06CEEFAA.png" xlink:type="simple" xlink:show="embed" xlink:actuate="onLoad"/></draw:frame><text:span text:style-name="_5f_OOoComputerSpecial"><text:span text:style-name="T643">This is a special method which can set the visibility of line numbers on a margin, even if the margin is not the </text:span></text:span><text:span text:style-name="_5f_OOoComputerSpecial"><text:span text:style-name="T185">PyQt5.Qsci.QsciScintilla.NumberMargin </text:span></text:span><text:span text:style-name="_5f_OOoComputerSpecial"><text:span text:style-name="T159">type</text:span></text:span><text:span text:style-name="_5f_OOoComputerSpecial"><text:span text:style-name="T148">. </text:span></text:span><text:span text:style-name="_5f_OOoComputerSpecial"><text:span text:style-name="T160">This can either overwrite or combine the contents of the margin. An example of a symbol margin with line numbers visible and overlapping is shown below:<text:line-break/></text:span></text:span></text:p>
      <text:p text:style-name="P110"><text:span text:style-name="_5f_OOoComputerSpecial"><text:span text:style-name="T642">Set with method: </text:span></text:span><text:span text:style-name="_5f_OOoComputerSpecial"><text:span text:style-name="T624">setMarginLineNumbers</text:span></text:span><text:span text:style-name="_5f_OOoComputerSpecial"><text:span text:style-name="T625">(</text:span></text:span><text:span text:style-name="_5f_OOoComputerSpecial"><text:span text:style-name="T806">margin_number, </text:span></text:span><text:span text:style-name="_5f_OOoComputerSpecial"><text:span text:style-name="T813">line_numbers_visible</text:span></text:span><text:span text:style-name="_5f_OOoComputerSpecial"><text:span text:style-name="T625">)</text:span></text:span><text:span text:style-name="_5f_OOoComputerSpecial"><text:span text:style-name="T627"><text:line-break/></text:span></text:span><text:span text:style-name="_5f_OOoComputerSpecial"><text:span text:style-name="T642">Queried with method: </text:span></text:span><text:span text:style-name="_5f_OOoComputerSpecial"><text:span text:style-name="T626">marginLineNumbers </text:span></text:span><text:span text:style-name="_5f_OOoComputerSpecial"><text:span text:style-name="T628">(</text:span></text:span><text:span text:style-name="_5f_OOoComputerSpecial"><text:span text:style-name="T806">margin_number</text:span></text:span><text:span text:style-name="_5f_OOoComputerSpecial"><text:span text:style-name="T628">)</text:span></text:span></text:p>
      <text:p text:style-name="P109"><text:span text:style-name="_5f_OOoComputerSpecial"><text:span text:style-name="T806">margin_number</text:span></text:span><text:span text:style-name="Emphasis"><text:span text:style-name="T171"> </text:span></text:span><text:span text:style-name="_5f_OOoComputerSpecial"><text:span text:style-name="T119">parameter options:</text:span></text:span></text:p>
      <text:list xml:id="list192356752935956" text:continue-list="list2917902674925942521" text:style-name="L21">
        <text:list-item>
          <text:p text:style-name="P385"><text:span text:style-name="_5f_OOoComputerSpecial"><text:span text:style-name="T190">Integer</text:span></text:span><text:span text:style-name="_5f_OOoComputerSpecial"><text:span text:style-name="T154">: </text:span></text:span><text:span text:style-name="_5f_OOoComputerSpecial"><text:span text:style-name="T157">Selected margin<text:line-break/></text:span></text:span></text:p>
        </text:list-item>
      </text:list>
      <text:p text:style-name="P110"><text:span text:style-name="_5f_OOoComputerSpecial"><text:span text:style-name="T813">line_numbers_visible</text:span></text:span><text:span text:style-name="Emphasis"><text:span text:style-name="T171"> </text:span></text:span><text:span text:style-name="_5f_OOoComputerSpecial"><text:span text:style-name="T119">parameter options:</text:span></text:span></text:p>
      <text:list xml:id="list192356444699117" text:continue-numbering="true" text:style-name="L21">
        <text:list-item>
          <text:p text:style-name="P386"><text:span text:style-name="_5f_OOoComputerSpecial"><text:span text:style-name="T190">Tru</text:span></text:span><text:span text:style-name="_5f_OOoComputerSpecial"><text:span text:style-name="T191">e</text:span></text:span><text:span text:style-name="_5f_OOoComputerSpecial"><text:span text:style-name="T154">: </text:span></text:span><text:span text:style-name="_5f_OOoComputerSpecial"><text:span text:style-name="T158">Line numbers visible</text:span></text:span></text:p>
        </text:list-item>
        <text:list-item>
          <text:p text:style-name="P386"><text:span text:style-name="_5f_OOoComputerSpecial"><text:span text:style-name="T190">Fa</text:span></text:span><text:span text:style-name="_5f_OOoComputerSpecial"><text:span text:style-name="T191">lse</text:span></text:span><text:span text:style-name="_5f_OOoComputerSpecial"><text:span text:style-name="T154">: </text:span></text:span><text:span text:style-name="_5f_OOoComputerSpecial"><text:span text:style-name="T158">Line numbers hidden</text:span></text:span></text:p>
        </text:list-item>
      </text:list>
      <text:p text:style-name="P196"><text:span text:style-name="_5f_OOoComputerSpecial"><text:span text:style-name="T479"/></text:span></text:p>
      <text:h text:style-name="P447" text:outline-level="3"><text:bookmark-start text:name="__RefHeading___Toc14112_244974838"/>3.6.<text:span text:style-name="T927">3</text:span>. <text:span text:style-name="T928">Set the number of margins </text:span><text:span text:style-name="_5f_OOoComputerSpecial"><text:span text:style-name="T279">(</text:span></text:span><text:span text:style-name="_5f_OOoComputerSpecial"><text:span text:style-name="T407">NOT AVAILABLE PRE VERSION 2.10</text:span></text:span><text:span text:style-name="_5f_OOoComputerSpecial"><text:span text:style-name="T279">)</text:span></text:span><text:bookmark-end text:name="__RefHeading___Toc14112_244974838"/></text:h>
      <text:p text:style-name="P99"><text:span text:style-name="_5f_OOoComputerSpecial"><text:span text:style-name="T649">Set with method: </text:span></text:span><text:span text:style-name="_5f_OOoComputerSpecial"><text:span text:style-name="T716">setMargins</text:span></text:span><text:span text:style-name="_5f_OOoComputerSpecial"><text:span text:style-name="T715">(</text:span></text:span><text:span text:style-name="_5f_OOoComputerSpecial"><text:span text:style-name="T717">number_of_margins</text:span></text:span><text:span text:style-name="_5f_OOoComputerSpecial"><text:span text:style-name="T715">)</text:span></text:span><text:span text:style-name="_5f_OOoComputerSpecial"><text:span text:style-name="T702"><text:line-break/></text:span></text:span><text:span text:style-name="_5f_OOoComputerSpecial"><text:span text:style-name="T649">Queried with method: </text:span></text:span><text:span text:style-name="_5f_OOoComputerSpecial"><text:span text:style-name="T716">margin</text:span></text:span><text:span text:style-name="_5f_OOoComputerSpecial"><text:span text:style-name="T717">s</text:span></text:span><text:span text:style-name="_5f_OOoComputerSpecial"><text:span text:style-name="T703">()</text:span></text:span></text:p>
      <text:p text:style-name="P99"><text:span text:style-name="_5f_OOoComputerSpecial"><text:span text:style-name="T609">number_of_margins</text:span></text:span><text:span text:style-name="Emphasis"><text:span text:style-name="T171"> </text:span></text:span><text:span text:style-name="_5f_OOoComputerSpecial"><text:span text:style-name="T119">parameter options:</text:span></text:span></text:p>
      <text:list xml:id="list192355707856489" text:continue-numbering="true" text:style-name="L21">
        <text:list-item>
          <text:p text:style-name="P387"><text:span text:style-name="_5f_OOoComputerSpecial"><text:span text:style-name="T190">Integer</text:span></text:span><text:span text:style-name="_5f_OOoComputerSpecial"><text:span text:style-name="T154">: Number of </text:span></text:span><text:span text:style-name="_5f_OOoComputerSpecial"><text:span text:style-name="T155">used </text:span></text:span><text:span text:style-name="_5f_OOoComputerSpecial"><text:span text:style-name="T154">margin</text:span></text:span><text:span text:style-name="_5f_OOoComputerSpecial"><text:span text:style-name="T155">s</text:span></text:span></text:p>
        </text:list-item>
      </text:list>
      <text:p text:style-name="P197"><text:span text:style-name="_5f_OOoComputerSpecial"><text:span text:style-name="T155"/></text:span></text:p>
      <text:h text:style-name="P448" text:outline-level="3"><text:bookmark-start text:name="__RefHeading___Toc14114_244974838"/>3.6.<text:span text:style-name="T927">4</text:span>. Margin <text:span text:style-name="T929">fore</text:span>ground color<text:bookmark-end text:name="__RefHeading___Toc14114_244974838"/></text:h>
      <text:p text:style-name="P106">By default the foreground (text) color of every margin is black.</text:p>
      <text:p text:style-name="P100"><text:soft-page-break/><text:span text:style-name="_5f_OOoComputerSpecial"><text:span text:style-name="T696">Set with method: </text:span></text:span><text:span text:style-name="_5f_OOoComputerSpecial"><text:span text:style-name="T758">setMargin</text:span></text:span><text:span text:style-name="_5f_OOoComputerSpecial"><text:span text:style-name="T400">s</text:span></text:span><text:span text:style-name="_5f_OOoComputerSpecial"><text:span text:style-name="T758">ForegroundColor</text:span></text:span><text:span text:style-name="_5f_OOoComputerSpecial"><text:span text:style-name="T751">(</text:span></text:span><text:span text:style-name="_5f_OOoComputerSpecial"><text:span text:style-name="T756">color</text:span></text:span><text:span text:style-name="_5f_OOoComputerSpecial"><text:span text:style-name="T751">) </text:span></text:span><text:span text:style-name="_5f_OOoComputerSpecial"><text:span text:style-name="T757">(</text:span></text:span><text:span text:style-name="_5f_OOoComputerSpecial"><text:span text:style-name="T394">ON QScintilla </text:span></text:span><text:span text:style-name="_5f_OOoComputerSpecial"><text:span text:style-name="T395">PRE VERSION 2.10</text:span></text:span><text:span text:style-name="_5f_OOoComputerSpecial"><text:span text:style-name="T394"> IT'S </text:span></text:span><text:span text:style-name="_5f_OOoComputerSpecial"><text:span text:style-name="T398">setMarginForegroundColor</text:span></text:span><text:span text:style-name="_5f_OOoComputerSpecial"><text:span text:style-name="T757">)</text:span></text:span><text:span text:style-name="_5f_OOoComputerSpecial"><text:span text:style-name="T752"><text:line-break/></text:span></text:span></text:p>
      <text:p text:style-name="P100"><text:span text:style-name="_5f_OOoComputerSpecial"><text:span text:style-name="T623">color</text:span></text:span><text:span text:style-name="Emphasis"><text:span text:style-name="T181"> </text:span></text:span><text:span text:style-name="_5f_OOoComputerSpecial"><text:span text:style-name="T141">parameter options:</text:span></text:span></text:p>
      <text:list xml:id="list192357615790954" text:continue-list="list8728883623031905324" text:style-name="L19">
        <text:list-item>
          <text:p text:style-name="P390"><draw:frame draw:style-name="fr1" draw:name="Image49" text:anchor-type="paragraph" svg:x="6.742cm" svg:y="1.27cm" svg:width="3.731cm" svg:height="1.138cm" draw:z-index="48"><draw:image xlink:href="Pictures/100002010000008D0000002BDB4BA5C1532DABF1.png" xlink:type="simple" xlink:show="embed" xlink:actuate="onLoad"/></draw:frame><text:span text:style-name="_5f_OOoComputerSpecial"><text:span text:style-name="T278">PyQt5.QtGui.QColor</text:span></text:span><text:span text:style-name="_5f_OOoComputerSpecial"><text:span text:style-name="T142">: </text:span></text:span><text:span text:style-name="_5f_OOoComputerSpecial"><text:span text:style-name="T146">To change the margin </text:span></text:span><text:span text:style-name="_5f_OOoComputerSpecial"><text:span text:style-name="T156">foreground (text)</text:span></text:span><text:span text:style-name="_5f_OOoComputerSpecial"><text:span text:style-name="T146"> color to </text:span></text:span><text:span text:style-name="_5f_OOoComputerSpecial"><text:span text:style-name="T156">blue</text:span></text:span><text:span text:style-name="_5f_OOoComputerSpecial"><text:span text:style-name="T146"> for example, set it to </text:span></text:span><text:span text:style-name="_5f_OOoComputerSpecial"><text:span text:style-name="T299">PyQt5.QtGui.Q</text:span></text:span><text:span text:style-name="_5f_OOoComputerSpecial"><text:span text:style-name="T303">C</text:span></text:span><text:span text:style-name="_5f_OOoComputerSpecial"><text:span text:style-name="T299">olor("#</text:span></text:span><text:span text:style-name="_5f_OOoComputerSpecial"><text:span text:style-name="T302">00</text:span></text:span><text:span text:style-name="_5f_OOoComputerSpecial"><text:span text:style-name="T299">00</text:span></text:span><text:span text:style-name="_5f_OOoComputerSpecial"><text:span text:style-name="T302">ff</text:span></text:span><text:span text:style-name="_5f_OOoComputerSpecial"><text:span text:style-name="T299">ff")<text:line-break/></text:span></text:span></text:p>
        </text:list-item>
      </text:list>
      <text:p text:style-name="P197"><text:span text:style-name="_5f_OOoComputerSpecial"><text:span text:style-name="T154"/></text:span></text:p>
      <text:h text:style-name="P449" text:outline-level="3"><text:bookmark-start text:name="__RefHeading___Toc14116_244974838"/>3.6.<text:span text:style-name="T929">5</text:span>. Margin background color<text:bookmark-end text:name="__RefHeading___Toc14116_244974838"/></text:h>
      <text:p text:style-name="P97"><text:span text:style-name="T923">By default the background color of every margin (except for the </text:span>SymbolMarginDefaultForegroundColor <text:span text:style-name="T923">and </text:span><text:bookmark text:name="aedab060e87e0533083ea8f1398302090ad60eb277ce18f3c7baa28721ab5dc834"/>SymbolMarginDefaultBackgroundColor<text:span text:style-name="T923">) is grey.</text:span></text:p>
      <text:p text:style-name="P100"><text:span text:style-name="_5f_OOoComputerSpecial"><text:span text:style-name="T696">Set with method: </text:span></text:span><text:span text:style-name="_5f_OOoComputerSpecial"><text:span text:style-name="T756">setMargin</text:span></text:span><text:span text:style-name="_5f_OOoComputerSpecial"><text:span text:style-name="T399">s</text:span></text:span><text:span text:style-name="_5f_OOoComputerSpecial"><text:span text:style-name="T756">BackgroundColor</text:span></text:span><text:span text:style-name="_5f_OOoComputerSpecial"><text:span text:style-name="T751">(</text:span></text:span><text:span text:style-name="_5f_OOoComputerSpecial"><text:span text:style-name="T756">color</text:span></text:span><text:span text:style-name="_5f_OOoComputerSpecial"><text:span text:style-name="T751">) </text:span></text:span><text:span text:style-name="_5f_OOoComputerSpecial"><text:span text:style-name="T757">(</text:span></text:span><text:span text:style-name="_5f_OOoComputerSpecial"><text:span text:style-name="T394">ON QScintilla </text:span></text:span><text:span text:style-name="_5f_OOoComputerSpecial"><text:span text:style-name="T395">PRE VERSION 2.10 </text:span></text:span><text:span text:style-name="_5f_OOoComputerSpecial"><text:span text:style-name="T394">IT'S </text:span></text:span><text:span text:style-name="_5f_OOoComputerSpecial"><text:span text:style-name="T397">setMarginBackgroundColor</text:span></text:span><text:span text:style-name="_5f_OOoComputerSpecial"><text:span text:style-name="T757">)</text:span></text:span><text:span text:style-name="_5f_OOoComputerSpecial"><text:span text:style-name="T752"><text:line-break/></text:span></text:span><text:span text:style-name="_5f_OOoComputerSpecial"><text:span text:style-name="T696">Queried with method: </text:span></text:span><text:span text:style-name="_5f_OOoComputerSpecial"><text:span text:style-name="T754">marginBackgroundColor </text:span></text:span><text:span text:style-name="_5f_OOoComputerSpecial"><text:span text:style-name="T697">(</text:span></text:span><text:span text:style-name="_5f_OOoComputerSpecial"><text:span text:style-name="T394">DOESN'T SEEM TO WORK IN QScintilla </text:span></text:span><text:span text:style-name="_5f_OOoComputerSpecial"><text:span text:style-name="T395">PRE VERSION 2.10</text:span></text:span><text:span text:style-name="_5f_OOoComputerSpecial"><text:span text:style-name="T697">)</text:span></text:span></text:p>
      <text:p text:style-name="P96"><text:span text:style-name="_5f_OOoComputerSpecial"><text:span text:style-name="T623">color</text:span></text:span><text:span text:style-name="Emphasis"><text:span text:style-name="T181"> </text:span></text:span><text:span text:style-name="_5f_OOoComputerSpecial"><text:span text:style-name="T141">parameter options:</text:span></text:span></text:p>
      <text:list xml:id="list192356487718721" text:continue-numbering="true" text:style-name="L19">
        <text:list-item>
          <text:p text:style-name="P314"><draw:frame draw:style-name="fr3" draw:name="Image42" text:anchor-type="paragraph" svg:y="1.482cm" svg:width="3.784cm" svg:height="1.826cm" draw:z-index="41"><draw:image xlink:href="Pictures/100002010000008F00000045F4297479A4CE9E1D.png" xlink:type="simple" xlink:show="embed" xlink:actuate="onLoad"/></draw:frame><text:span text:style-name="_5f_OOoComputerSpecial"><text:span text:style-name="T278">PyQt5.QtGui.QColor</text:span></text:span><text:span text:style-name="_5f_OOoComputerSpecial"><text:span text:style-name="T142">: </text:span></text:span><text:span text:style-name="_5f_OOoComputerSpecial"><text:span text:style-name="T146">To change the margin background color to red for example, set it to </text:span></text:span><text:span text:style-name="_5f_OOoComputerSpecial"><text:span text:style-name="T299">PyQt5.QtGui.Q</text:span></text:span><text:span text:style-name="_5f_OOoComputerSpecial"><text:span text:style-name="T303">C</text:span></text:span><text:span text:style-name="_5f_OOoComputerSpecial"><text:span text:style-name="T299">olor("#</text:span></text:span><text:span text:style-name="_5f_OOoComputerSpecial"><text:span text:style-name="T301">ff</text:span></text:span><text:span text:style-name="_5f_OOoComputerSpecial"><text:span text:style-name="T299">0000ff")<text:line-break/></text:span></text:span></text:p>
        </text:list-item>
      </text:list>
      <text:h text:style-name="P452" text:outline-level="3"><text:bookmark-start text:name="__RefHeading___Toc14118_244974838"/>3.6.<text:span text:style-name="T930">6</text:span>. Margin <text:span text:style-name="T931">width</text:span><text:bookmark-end text:name="__RefHeading___Toc14118_244974838"/></text:h>
      <text:p text:style-name="P101"><text:span text:style-name="_5f_OOoComputerSpecial"><text:span text:style-name="T795">Set with method: </text:span></text:span></text:p>
      <text:list xml:id="list3985654868025841501" text:style-name="L22">
        <text:list-item>
          <text:p text:style-name="P320"><text:span text:style-name="_5f_OOoComputerSpecial"><text:span text:style-name="T807">setMarginWidt</text:span></text:span><text:span text:style-name="_5f_OOoComputerSpecial"><text:span text:style-name="T809">h</text:span></text:span><text:span text:style-name="_5f_OOoComputerSpecial"><text:span text:style-name="T806">(margin_number, </text:span></text:span><text:span text:style-name="_5f_OOoComputerSpecial"><text:span text:style-name="T809">int_width</text:span></text:span><text:span text:style-name="_5f_OOoComputerSpecial"><text:span text:style-name="T806">)</text:span></text:span></text:p>
        </text:list-item>
        <text:list-item>
          <text:p text:style-name="P320"><text:span text:style-name="_5f_OOoComputerSpecial"><text:span text:style-name="T807">setMarginWidt</text:span></text:span><text:span text:style-name="_5f_OOoComputerSpecial"><text:span text:style-name="T809">h</text:span></text:span><text:span text:style-name="_5f_OOoComputerSpecial"><text:span text:style-name="T806">(margin_number, </text:span></text:span><text:span text:style-name="_5f_OOoComputerSpecial"><text:span text:style-name="T809">width_string</text:span></text:span><text:span text:style-name="_5f_OOoComputerSpecial"><text:span text:style-name="T806">)</text:span></text:span></text:p>
        </text:list-item>
      </text:list>
      <text:p text:style-name="P111"><text:span text:style-name="_5f_OOoComputerSpecial"><text:span text:style-name="T795">Queried with method: </text:span></text:span><text:span text:style-name="_5f_OOoComputerSpecial"><text:span text:style-name="T807">marginType</text:span></text:span><text:span text:style-name="_5f_OOoComputerSpecial"><text:span text:style-name="T808">(</text:span></text:span><text:span text:style-name="_5f_OOoComputerSpecial"><text:span text:style-name="T806">margin_number</text:span></text:span><text:span text:style-name="_5f_OOoComputerSpecial"><text:span text:style-name="T808">)</text:span></text:span></text:p>
      <text:p text:style-name="P102"><text:span text:style-name="_5f_OOoComputerSpecial"><text:span text:style-name="T806">margin_number</text:span></text:span><text:span text:style-name="Emphasis"><text:span text:style-name="T280"> </text:span></text:span><text:span text:style-name="_5f_OOoComputerSpecial"><text:span text:style-name="T304">parameter options:</text:span></text:span></text:p>
      <text:list xml:id="list192357607059469" text:continue-list="list192355707856489" text:style-name="L21">
        <text:list-item>
          <text:p text:style-name="P388"><text:span text:style-name="_5f_OOoComputerSpecial"><text:span text:style-name="T281">Integer</text:span></text:span><text:span text:style-name="_5f_OOoComputerSpecial"><text:span text:style-name="T305">: </text:span></text:span><text:span text:style-name="_5f_OOoComputerSpecial"><text:span text:style-name="T308">Selected </text:span></text:span><text:span text:style-name="_5f_OOoComputerSpecial"><text:span text:style-name="T305">margin</text:span></text:span></text:p>
        </text:list-item>
      </text:list>
      <text:p text:style-name="P199"><text:span text:style-name="_5f_OOoComputerSpecial"><text:span text:style-name="T305"/></text:span></text:p>
      <text:p text:style-name="P102"><text:span text:style-name="_5f_OOoComputerSpecial"><text:span text:style-name="T809">int_width</text:span></text:span><text:span text:style-name="Emphasis"><text:span text:style-name="T280"> </text:span></text:span><text:span text:style-name="_5f_OOoComputerSpecial"><text:span text:style-name="T304">parameter options:</text:span></text:span></text:p>
      <text:list xml:id="list192356160757234" text:continue-numbering="true" text:style-name="L21">
        <text:list-item>
          <text:p text:style-name="P389"><text:span text:style-name="_5f_OOoComputerSpecial"><text:span text:style-name="T281">Integer</text:span></text:span><text:span text:style-name="_5f_OOoComputerSpecial"><text:span text:style-name="T305">: </text:span></text:span><text:span text:style-name="_5f_OOoComputerSpecial"><text:span text:style-name="T306">Width of the margin in pixels.</text:span></text:span></text:p>
        </text:list-item>
      </text:list>
      <text:p text:style-name="P198"><text:span text:style-name="_5f_OOoComputerSpecial"><text:span text:style-name="T306"/></text:span></text:p>
      <text:p text:style-name="P102"><text:span text:style-name="_5f_OOoComputerSpecial"><text:span text:style-name="T809">width_string</text:span></text:span><text:span text:style-name="Emphasis"><text:span text:style-name="T280"> </text:span></text:span><text:span text:style-name="_5f_OOoComputerSpecial"><text:span text:style-name="T304">parameter options:</text:span></text:span></text:p>
      <text:list xml:id="list192357696279693" text:continue-numbering="true" text:style-name="L21">
        <text:list-item>
          <text:p text:style-name="P389"><text:soft-page-break/><text:span text:style-name="_5f_OOoComputerSpecial"><text:span text:style-name="T281">Stri</text:span></text:span><text:span text:style-name="_5f_OOoComputerSpecial"><text:span text:style-name="T282">ng</text:span></text:span><text:span text:style-name="_5f_OOoComputerSpecial"><text:span text:style-name="T305">: </text:span></text:span><text:span text:style-name="_5f_OOoComputerSpecial"><text:span text:style-name="T306">A string </text:span></text:span><text:span text:style-name="_5f_OOoComputerSpecial"><text:span text:style-name="T307">(</text:span></text:span><text:span text:style-name="_5f_OOoComputerSpecial"><text:span text:style-name="T306">for example </text:span></text:span><text:span text:style-name="_5f_OOoComputerSpecial"><text:span text:style-name="T342">"0000"</text:span></text:span><text:span text:style-name="_5f_OOoComputerSpecial"><text:span text:style-name="T343">)</text:span></text:span><text:span text:style-name="_5f_OOoComputerSpecial"><text:span text:style-name="T306"> which will be used to automatically calculate the needed margin width based on the margin's font's style.</text:span></text:span></text:p>
        </text:list-item>
      </text:list>
      <text:p text:style-name="P198"><text:span text:style-name="_5f_OOoComputerSpecial"><text:span text:style-name="T306"/></text:span></text:p>
      <text:h text:style-name="Heading_20_3" text:outline-level="3"><text:bookmark-start text:name="__RefHeading___Toc14120_244974838"/><text:span text:style-name="T472">3.6.</text:span><text:span text:style-name="T930">6</text:span><text:span text:style-name="T472">. Margin </text:span><text:span text:style-name="T473">sensitivity to mouse clicks</text:span><text:bookmark-end text:name="__RefHeading___Toc14120_244974838"/></text:h>
      <text:p text:style-name="P103">This option enables or disables mouse click emi<text:span text:style-name="T932">t</text:span>ting the <text:span text:style-name="T92">marginClicked() </text:span><text:span text:style-name="T372">signal (see PyQt documentation on signals for more details).</text:span></text:p>
      <text:p text:style-name="P104"><text:span text:style-name="_5f_OOoComputerSpecial"><text:span text:style-name="T634">Set with method: </text:span></text:span><text:span text:style-name="_5f_OOoComputerSpecial"><text:span text:style-name="T605">setMarginSensitivity</text:span></text:span><text:span text:style-name="_5f_OOoComputerSpecial"><text:span text:style-name="T602">(</text:span></text:span><text:span text:style-name="_5f_OOoComputerSpecial"><text:span text:style-name="T806">margin_number, </text:span></text:span><text:span text:style-name="_5f_OOoComputerSpecial"><text:span text:style-name="T810">sensitivity</text:span></text:span><text:span text:style-name="_5f_OOoComputerSpecial"><text:span text:style-name="T602">)</text:span></text:span><text:span text:style-name="_5f_OOoComputerSpecial"><text:span text:style-name="T603"><text:line-break/></text:span></text:span><text:span text:style-name="_5f_OOoComputerSpecial"><text:span text:style-name="T634">Queried with method: </text:span></text:span><text:span text:style-name="_5f_OOoComputerSpecial"><text:span text:style-name="T610">m</text:span></text:span><text:span text:style-name="_5f_OOoComputerSpecial"><text:span text:style-name="T605">arginSensitivity</text:span></text:span><text:span text:style-name="_5f_OOoComputerSpecial"><text:span text:style-name="T610">(</text:span></text:span><text:span text:style-name="_5f_OOoComputerSpecial"><text:span text:style-name="T806">margin_number</text:span></text:span><text:span text:style-name="_5f_OOoComputerSpecial"><text:span text:style-name="T610">)</text:span></text:span></text:p>
      <text:p text:style-name="P105"><text:span text:style-name="_5f_OOoComputerSpecial"><text:span text:style-name="T806">margin_number</text:span></text:span><text:span text:style-name="Emphasis"><text:span text:style-name="T280"> </text:span></text:span><text:span text:style-name="_5f_OOoComputerSpecial"><text:span text:style-name="T304">parameter options:</text:span></text:span></text:p>
      <text:list xml:id="list192357281313102" text:continue-numbering="true" text:style-name="L21">
        <text:list-item>
          <text:p text:style-name="P391"><text:span text:style-name="_5f_OOoComputerSpecial"><text:span text:style-name="T281">Integer</text:span></text:span><text:span text:style-name="_5f_OOoComputerSpecial"><text:span text:style-name="T305">: </text:span></text:span><text:span text:style-name="_5f_OOoComputerSpecial"><text:span text:style-name="T308">Selected </text:span></text:span><text:span text:style-name="_5f_OOoComputerSpecial"><text:span text:style-name="T305">margin</text:span></text:span></text:p>
        </text:list-item>
      </text:list>
      <text:p text:style-name="P200"><text:span text:style-name="_5f_OOoComputerSpecial"><text:span text:style-name="T305"/></text:span></text:p>
      <text:p text:style-name="Text_20_body"><text:span text:style-name="_5f_OOoComputerSpecial"><text:span text:style-name="T810">sensitivity</text:span></text:span><text:span text:style-name="Emphasis"><text:span text:style-name="T280"> </text:span></text:span><text:span text:style-name="_5f_OOoComputerSpecial"><text:span text:style-name="T304">parameter options:</text:span></text:span></text:p>
      <text:list xml:id="list192357037445336" text:continue-numbering="true" text:style-name="L21">
        <text:list-item>
          <text:p text:style-name="P392"><text:span text:style-name="_5f_OOoComputerSpecial"><text:span text:style-name="T283">True:</text:span></text:span><text:span text:style-name="_5f_OOoComputerSpecial"><text:span text:style-name="T309"> Enables the emitting </text:span></text:span><text:span text:style-name="_5f_OOoComputerSpecial"><text:span text:style-name="T311">of </text:span></text:span><text:span text:style-name="_5f_OOoComputerSpecial"><text:span text:style-name="T309">the </text:span></text:span><text:span text:style-name="_5f_OOoComputerSpecial"><text:span text:style-name="T344">marginClicked() </text:span></text:span><text:span text:style-name="_5f_OOoComputerSpecial"><text:span text:style-name="T340">and</text:span></text:span><text:span text:style-name="_5f_OOoComputerSpecial"><text:span text:style-name="T349"> </text:span></text:span><text:span text:style-name="_5f_OOoComputerSpecial"><text:span text:style-name="T344">margin</text:span></text:span><text:span text:style-name="_5f_OOoComputerSpecial"><text:span text:style-name="T349">Right</text:span></text:span><text:span text:style-name="_5f_OOoComputerSpecial"><text:span text:style-name="T344">Clicked()</text:span></text:span><text:span text:style-name="_5f_OOoComputerSpecial"><text:span text:style-name="T298"> </text:span></text:span><text:span text:style-name="_5f_OOoComputerSpecial"><text:span text:style-name="T310">signal</text:span></text:span></text:p>
        </text:list-item>
        <text:list-item>
          <text:p text:style-name="P392"><text:span text:style-name="_5f_OOoComputerSpecial"><text:span text:style-name="T284">False</text:span></text:span><text:span text:style-name="_5f_OOoComputerSpecial"><text:span text:style-name="T283">:</text:span></text:span><text:span text:style-name="_5f_OOoComputerSpecial"><text:span text:style-name="T309"> </text:span></text:span><text:span text:style-name="_5f_OOoComputerSpecial"><text:span text:style-name="T310">Dis</text:span></text:span><text:span text:style-name="_5f_OOoComputerSpecial"><text:span text:style-name="T309">ables the emitting </text:span></text:span><text:span text:style-name="_5f_OOoComputerSpecial"><text:span text:style-name="T311">of </text:span></text:span><text:span text:style-name="_5f_OOoComputerSpecial"><text:span text:style-name="T309">the </text:span></text:span><text:span text:style-name="_5f_OOoComputerSpecial"><text:span text:style-name="T344">marginClicked()</text:span></text:span><text:span text:style-name="_5f_OOoComputerSpecial"><text:span text:style-name="T298"> </text:span></text:span><text:span text:style-name="_5f_OOoComputerSpecial"><text:span text:style-name="T340">and</text:span></text:span><text:span text:style-name="_5f_OOoComputerSpecial"><text:span text:style-name="T349"> </text:span></text:span><text:span text:style-name="_5f_OOoComputerSpecial"><text:span text:style-name="T344">margin</text:span></text:span><text:span text:style-name="_5f_OOoComputerSpecial"><text:span text:style-name="T349">Right</text:span></text:span><text:span text:style-name="_5f_OOoComputerSpecial"><text:span text:style-name="T344">Clicked()</text:span></text:span><text:span text:style-name="_5f_OOoComputerSpecial"><text:span text:style-name="T298"> </text:span></text:span><text:span text:style-name="_5f_OOoComputerSpecial"><text:span text:style-name="T310">signal</text:span></text:span></text:p>
        </text:list-item>
      </text:list>
      <text:p text:style-name="P201"><text:span text:style-name="_5f_OOoComputerSpecial"><text:span text:style-name="T341">Here is an example of how to</text:span></text:span><text:span text:style-name="_5f_OOoComputerSpecial"><text:span text:style-name="T340"> connect to the margin click </text:span></text:span><text:span text:style-name="_5f_OOoComputerSpecial"><text:span text:style-name="T341">signal. To connect to the </text:span></text:span><text:span text:style-name="_5f_OOoComputerSpecial"><text:span text:style-name="T344">marginClicked() </text:span></text:span><text:span text:style-name="_5f_OOoComputerSpecial"><text:span text:style-name="T341">signal use:</text:span></text:span></text:p>
      <text:p text:style-name="P168"><text:span text:style-name="_5f_OOoComputerKeyWord"><text:span text:style-name="T958">def</text:span></text:span><text:span text:style-name="_5f_OOoComputerSpecial"><text:span text:style-name="T958"> </text:span></text:span><text:span text:style-name="_5f_OOoComputerIdent"><text:span text:style-name="T958">margin_click</text:span></text:span><text:span text:style-name="_5f_OOoComputerSpecial"><text:span text:style-name="T958">(</text:span></text:span><text:span text:style-name="_5f_OOoComputerIdent"><text:span text:style-name="T958">margin</text:span></text:span><text:span text:style-name="_5f_OOoComputerSpecial"><text:span text:style-name="T958">, </text:span></text:span><text:span text:style-name="_5f_OOoComputerIdent"><text:span text:style-name="T958">line</text:span></text:span><text:span text:style-name="_5f_OOoComputerSpecial"><text:span text:style-name="T958">, </text:span></text:span><text:span text:style-name="_5f_OOoComputerIdent"><text:span text:style-name="T958">state</text:span></text:span><text:span text:style-name="_5f_OOoComputerSpecial"><text:span text:style-name="T958">):</text:span></text:span></text:p>
      <text:p text:style-name="P168"><text:span text:style-name="_5f_OOoComputerSpecial"><text:span text:style-name="T958"><text:s text:c="2"/></text:span></text:span><text:span text:style-name="_5f_OOoComputerComment"><text:span text:style-name="T958"># margin parameter = Integer (margin_number)<text:line-break/> <text:s/># line parameter = Integer (line_number)<text:line-break/> <text:s/># state parameter = Qt.KeyboardModifiers (OR-ed </text:span></text:span><text:span text:style-name="_5f_OOoComputerComment"><text:span text:style-name="T959">together</text:span></text:span><text:span text:style-name="_5f_OOoComputerComment"><text:span text:style-name="T958">) </text:span></text:span></text:p>
      <text:p text:style-name="P168"><text:span text:style-name="_5f_OOoComputerSpecial"><text:span text:style-name="T958"><text:s text:c="2"/></text:span></text:span><text:span text:style-name="_5f_OOoComputerKeyWord"><text:span text:style-name="T958">print</text:span></text:span><text:span text:style-name="_5f_OOoComputerSpecial"><text:span text:style-name="T958">(</text:span></text:span><text:span text:style-name="_5f_OOoComputerLiteral"><text:span text:style-name="T958">"Margin {} clicked at line {}!"</text:span></text:span><text:span text:style-name="_5f_OOoComputerSpecial"><text:span text:style-name="T958">.</text:span></text:span><text:span text:style-name="_5f_OOoComputerIdent"><text:span text:style-name="T958">format</text:span></text:span><text:span text:style-name="_5f_OOoComputerSpecial"><text:span text:style-name="T958">(</text:span></text:span><text:span text:style-name="_5f_OOoComputerIdent"><text:span text:style-name="T958">margin</text:span></text:span><text:span text:style-name="_5f_OOoComputerSpecial"><text:span text:style-name="T958">, </text:span></text:span><text:span text:style-name="_5f_OOoComputerIdent"><text:span text:style-name="T958">line</text:span></text:span><text:span text:style-name="_5f_OOoComputerSpecial"><text:span text:style-name="T958">))</text:span></text:span></text:p>
      <text:p text:style-name="P168"><text:span text:style-name="_5f_OOoComputerIdent"><text:span text:style-name="T958"/></text:span></text:p>
      <text:p text:style-name="P168"><text:span text:style-name="_5f_OOoComputerIdent"><text:span text:style-name="T958">editor</text:span></text:span><text:span text:style-name="_5f_OOoComputerSpecial"><text:span text:style-name="T958">.</text:span></text:span><text:span text:style-name="_5f_OOoComputerIdent"><text:span text:style-name="T958">marginClicked</text:span></text:span><text:span text:style-name="_5f_OOoComputerSpecial"><text:span text:style-name="T958">.</text:span></text:span><text:span text:style-name="_5f_OOoComputerIdent"><text:span text:style-name="T958">connect</text:span></text:span><text:span text:style-name="_5f_OOoComputerSpecial"><text:span text:style-name="T958">(</text:span></text:span><text:span text:style-name="_5f_OOoComputerIdent"><text:span text:style-name="T958">margin_click</text:span></text:span><text:span text:style-name="_5f_OOoComputerSpecial"><text:span text:style-name="T958">)</text:span></text:span></text:p>
      <text:p text:style-name="P230"><text:span text:style-name="_5f_OOoComputerSpecial"><text:span text:style-name="T805">To connect to the </text:span></text:span><text:span text:style-name="_5f_OOoComputerSpecial"><text:span text:style-name="T344">margin</text:span></text:span><text:span text:style-name="_5f_OOoComputerSpecial"><text:span text:style-name="T350">Right</text:span></text:span><text:span text:style-name="_5f_OOoComputerSpecial"><text:span text:style-name="T344">Clicked() </text:span></text:span><text:span text:style-name="_5f_OOoComputerSpecial"><text:span text:style-name="T341">signal it is completely the same, except the signal name to:</text:span></text:span></text:p>
      <text:p text:style-name="P168"><text:span text:style-name="_5f_OOoComputerIdent"><text:span text:style-name="T895">editor</text:span></text:span><text:span text:style-name="_5f_OOoComputerSpecial"><text:span text:style-name="T895">.</text:span></text:span><text:span text:style-name="_5f_OOoComputerIdent"><text:span text:style-name="T895">marginRightClicked</text:span></text:span><text:span text:style-name="_5f_OOoComputerSpecial"><text:span text:style-name="T895">.</text:span></text:span><text:span text:style-name="_5f_OOoComputerIdent"><text:span text:style-name="T895">connect</text:span></text:span><text:span text:style-name="_5f_OOoComputerSpecial"><text:span text:style-name="T895">(</text:span></text:span><text:span text:style-name="_5f_OOoComputerIdent"><text:span text:style-name="T895">margin_click</text:span></text:span><text:span text:style-name="_5f_OOoComputerSpecial"><text:span text:style-name="T895">)</text:span></text:span></text:p>
      <text:p text:style-name="P230"><text:span text:style-name="_5f_OOoComputerSpecial"><text:span text:style-name="T895"/></text:span></text:p>
      <text:h text:style-name="Heading_20_3" text:outline-level="3"><text:bookmark-start text:name="__RefHeading___Toc14122_244974838"/>3.6.<text:span text:style-name="T934">7</text:span>. Margin <text:span text:style-name="T933">marker mask</text:span><text:bookmark-end text:name="__RefHeading___Toc14122_244974838"/></text:h>
      <text:p text:style-name="P107">A margin's marker mask <text:span text:style-name="T935">is 32-bit integer number of which every bit represents the </text:span><text:span text:style-name="T32">shown/hidden</text:span><text:span text:style-name="T935"> state of the marker (marker = symbol that can be displayed on the margin) on that margin. If a bit is </text:span><text:span text:style-name="T32">0 </text:span><text:span text:style-name="T66">the marker is </text:span><text:span text:style-name="T69">hidden</text:span><text:span text:style-name="T66"> and if it is </text:span><text:span text:style-name="T32">1</text:span><text:span text:style-name="T66"> it is </text:span><text:span text:style-name="T69">shown</text:span><text:span text:style-name="T66">. </text:span><text:span text:style-name="T67">Example</text:span><text:span text:style-name="T68">s</text:span><text:span text:style-name="T67">:</text:span></text:p>
      <text:p text:style-name="P153">All markers enabled: <text:span text:style-name="T942">0b1111111111111111111111111111111</text:span></text:p>
      <text:p text:style-name="P153">Marker 0 and 3 disabled: <text:span text:style-name="T942">0b1111111111111111111111111110110</text:span></text:p>
      <text:p text:style-name="P208"><text:span text:style-name="_5f_OOoComputerSpecial"><text:span text:style-name="T795">Set with method: </text:span></text:span><text:span text:style-name="_5f_OOoComputerSpecial"><text:span text:style-name="T812">setMarginMarkerMask</text:span></text:span><text:span text:style-name="_5f_OOoComputerSpecial"><text:span text:style-name="T808">(</text:span></text:span><text:span text:style-name="_5f_OOoComputerSpecial"><text:span text:style-name="T806">margin_number, </text:span></text:span><text:span text:style-name="_5f_OOoComputerSpecial"><text:span text:style-name="T812">mask</text:span></text:span><text:span text:style-name="_5f_OOoComputerSpecial"><text:span text:style-name="T808">)</text:span></text:span><text:span text:style-name="_5f_OOoComputerSpecial"><text:span text:style-name="T811"><text:line-break/></text:span></text:span><text:span text:style-name="_5f_OOoComputerSpecial"><text:span text:style-name="T795">Queried with method: </text:span></text:span><text:span text:style-name="_5f_OOoComputerSpecial"><text:span text:style-name="T812">marginMarkerMask</text:span></text:span><text:span text:style-name="_5f_OOoComputerSpecial"><text:span text:style-name="T810">(</text:span></text:span><text:span text:style-name="_5f_OOoComputerSpecial"><text:span text:style-name="T806">margin_number</text:span></text:span><text:span text:style-name="_5f_OOoComputerSpecial"><text:span text:style-name="T810">)</text:span></text:span></text:p>
      <text:p text:style-name="P108"><text:span text:style-name="_5f_OOoComputerSpecial"><text:span text:style-name="T806">margin_number</text:span></text:span><text:span text:style-name="Emphasis"><text:span text:style-name="T280"> </text:span></text:span><text:span text:style-name="_5f_OOoComputerSpecial"><text:span text:style-name="T304">parameter options:</text:span></text:span></text:p>
      <text:list xml:id="list192356366387954" text:continue-numbering="true" text:style-name="L21">
        <text:list-item>
          <text:p text:style-name="P393"><text:span text:style-name="_5f_OOoComputerSpecial"><text:span text:style-name="T281">Integer</text:span></text:span><text:span text:style-name="_5f_OOoComputerSpecial"><text:span text:style-name="T305">: </text:span></text:span><text:span text:style-name="_5f_OOoComputerSpecial"><text:span text:style-name="T308">Selected </text:span></text:span><text:span text:style-name="_5f_OOoComputerSpecial"><text:span text:style-name="T305">margin</text:span></text:span></text:p>
        </text:list-item>
      </text:list>
      <text:p text:style-name="P229"><text:span text:style-name="_5f_OOoComputerSpecial"><text:span text:style-name="T305"/></text:span></text:p>
      <text:p text:style-name="P108"><text:soft-page-break/><text:span text:style-name="_5f_OOoComputerSpecial"><text:span text:style-name="T812">mask</text:span></text:span><text:span text:style-name="Emphasis"><text:span text:style-name="T280"> </text:span></text:span><text:span text:style-name="_5f_OOoComputerSpecial"><text:span text:style-name="T304">parameter options:</text:span></text:span></text:p>
      <text:list xml:id="list162266792536586185" text:style-name="L23">
        <text:list-item>
          <text:p text:style-name="P394"><text:span text:style-name="_5f_OOoComputerSpecial"><text:span text:style-name="T281">Integer</text:span></text:span><text:span text:style-name="_5f_OOoComputerSpecial"><text:span text:style-name="T305">: </text:span></text:span><text:span text:style-name="_5f_OOoComputerSpecial"><text:span text:style-name="T312">A 32-bit integer that will be used as the mask</text:span></text:span></text:p>
        </text:list-item>
      </text:list>
      <text:p text:style-name="P229"><text:span text:style-name="_5f_OOoComputerSpecial"><text:span text:style-name="T312"/></text:span></text:p>
      <text:p text:style-name="P229"><text:span text:style-name="_5f_OOoComputerSpecial"><text:span text:style-name="T285">Example</text:span></text:span><text:span text:style-name="_5f_OOoComputerSpecial"><text:span text:style-name="T312">:</text:span></text:span></text:p>
      <text:p text:style-name="P167"><draw:frame draw:style-name="fr3" draw:name="Image50" text:anchor-type="paragraph" svg:y="1.205cm" svg:width="8.176cm" svg:height="1.138cm" draw:z-index="49"><draw:image xlink:href="Pictures/10000201000001350000002B1ECF796FA10CB6FA.png" xlink:type="simple" xlink:show="embed" xlink:actuate="onLoad"/></draw:frame><text:span text:style-name="_5f_OOoComputerSpecial"><text:span text:style-name="T312">The below image has one margin (margin number </text:span></text:span><text:span text:style-name="_5f_OOoComputerSpecial"><text:span text:style-name="T285">0</text:span></text:span><text:span text:style-name="_5f_OOoComputerSpecial"><text:span text:style-name="T312">) with marker number </text:span></text:span><text:span text:style-name="_5f_OOoComputerSpecial"><text:span text:style-name="T285">1 </text:span></text:span><text:span text:style-name="_5f_OOoComputerSpecial"><text:span text:style-name="T312">added to it and the marker mask </text:span></text:span><text:span text:style-name="_5f_OOoComputerSpecial"><text:span text:style-name="T286">0b1111111111111111111111111</text:span></text:span><text:span text:style-name="_5f_OOoComputerSpecial"><text:span text:style-name="T313">:</text:span></text:span></text:p>
      <text:p text:style-name="P167"><draw:frame draw:style-name="fr3" draw:name="Image51" text:anchor-type="paragraph" svg:y="2.566cm" svg:width="8.334cm" svg:height="1.244cm" draw:z-index="50"><draw:image xlink:href="Pictures/100002010000013B0000002FB679622E56727F50.png" xlink:type="simple" xlink:show="embed" xlink:actuate="onLoad"/></draw:frame><text:span text:style-name="_5f_OOoComputerSpecial"><text:span text:style-name="T312">Now we change the margin</text:span></text:span><text:span text:style-name="_5f_OOoComputerSpecial"><text:span text:style-name="T314">'</text:span></text:span><text:span text:style-name="_5f_OOoComputerSpecial"><text:span text:style-name="T312">s marker mask to </text:span></text:span><text:span text:style-name="_5f_OOoComputerSpecial"><text:span text:style-name="T286">0b11111111111111111111111</text:span></text:span><text:span text:style-name="_5f_OOoComputerSpecial"><text:span text:style-name="T285">0</text:span></text:span><text:span text:style-name="_5f_OOoComputerSpecial"><text:span text:style-name="T286">1</text:span></text:span><text:span text:style-name="_5f_OOoComputerSpecial"><text:span text:style-name="T313"> </text:span></text:span><text:span text:style-name="_5f_OOoComputerSpecial"><text:span text:style-name="T312">and the marker will be hidden:<text:line-break/></text:span></text:span></text:p>
      <text:p text:style-name="P229"><text:span text:style-name="_5f_OOoComputerSpecial"><text:span text:style-name="T305"/></text:span></text:p>
      <text:h text:style-name="Heading_20_3" text:outline-level="3"><text:bookmark-start text:name="__RefHeading___Toc14124_244974838"/>3.6.<text:span text:style-name="T938">8</text:span> Markers<text:bookmark-end text:name="__RefHeading___Toc14124_244974838"/></text:h>
      <text:p text:style-name="P124">Markers are a wrapper around the symbols (images) that you wish to display in a margin. In short, you put an image into a marker and add it to one or more margin's line.<text:line-break/><text:span text:style-name="T936">Markers can have custom images or you can choose from a number of built-in symbols.<text:line-break/>You can have a total of 32 markers, which is the total number of bits in a marker mask of every margin, </text:span><text:span text:style-name="T33">but you can assign the same marker multiple times to multiple lines</text:span><text:span text:style-name="T936">.</text:span></text:p>
      <text:h text:style-name="Heading_20_4" text:outline-level="4"><text:bookmark-start text:name="__RefHeading___Toc14126_244974838"/>3.<text:span text:style-name="T939">6.8.1 Defining a marker</text:span><text:bookmark-end text:name="__RefHeading___Toc14126_244974838"/></text:h>
      <text:p text:style-name="P113">There a four ways to define (create) a marker. You can use a built-in symbol, a single ASCII character, a QPixmap or Q<text:span text:style-name="T940">I</text:span>mage.</text:p>
      <text:p text:style-name="P209"><text:span text:style-name="_5f_OOoComputerSpecial"><text:span text:style-name="T797">Defined</text:span></text:span><text:span text:style-name="_5f_OOoComputerSpecial"><text:span text:style-name="T795"> with method</text:span></text:span><text:span text:style-name="_5f_OOoComputerSpecial"><text:span text:style-name="T796">s</text:span></text:span><text:span text:style-name="_5f_OOoComputerSpecial"><text:span text:style-name="T795">:</text:span></text:span></text:p>
      <text:list xml:id="list3854015407677624243" text:style-name="L24">
        <text:list-item>
          <text:p text:style-name="P322"><text:span text:style-name="_5f_OOoComputerSpecial"><text:span text:style-name="T814">markerDefine</text:span></text:span><text:span text:style-name="_5f_OOoComputerSpecial"><text:span text:style-name="T808">(</text:span></text:span><text:span text:style-name="_5f_OOoComputerSpecial"><text:span text:style-name="T814">builtin_symbol</text:span></text:span><text:span text:style-name="_5f_OOoComputerSpecial"><text:span text:style-name="T806">, </text:span></text:span><text:span text:style-name="_5f_OOoComputerSpecial"><text:span text:style-name="T814">marker_number</text:span></text:span><text:span text:style-name="_5f_OOoComputerSpecial"><text:span text:style-name="T808">)<text:line-break/></text:span></text:span><text:span text:style-name="_5f_OOoComputerSpecial"><text:span text:style-name="T295">builtin_symbol</text:span></text:span><text:span text:style-name="Emphasis"><text:span text:style-name="T280"> </text:span></text:span><text:span text:style-name="_5f_OOoComputerSpecial"><text:span text:style-name="T304">parameter options:</text:span></text:span></text:p>
          <text:list>
            <text:list-item>
              <text:p text:style-name="P321"><text:span text:style-name="_5f_OOoComputerSpecial"><text:span text:style-name="T281">PyQt5.Qsci.QsciScintilla.MarginSy</text:span></text:span><text:span text:style-name="_5f_OOoComputerSpecial"><text:span text:style-name="T295">mbol: </text:span></text:span><text:span text:style-name="_5f_OOoComputerSpecial"><text:span text:style-name="T325">Built-in symbol</text:span></text:span><text:span text:style-name="_5f_OOoComputerSpecial"><text:span text:style-name="T326">s, which can be the following</text:span></text:span></text:p>
              <text:list>
                <text:list-item>
                  <text:p text:style-name="P321"><text:span text:style-name="_5f_OOoComputerSpecial"><text:span text:style-name="T110">PyQt5.Qsci.QsciScintilla.Circle</text:span></text:span></text:p>
                </text:list-item>
                <text:list-item>
                  <text:p text:style-name="P321"><text:span text:style-name="_5f_OOoComputerSpecial"><text:span text:style-name="T110">PyQt5.Qsci.QsciScintilla.Rectangle</text:span></text:span></text:p>
                </text:list-item>
                <text:list-item>
                  <text:p text:style-name="P321"><text:span text:style-name="_5f_OOoComputerSpecial"><text:span text:style-name="T110">PyQt5.Qsci.QsciScintilla.RightTriangle</text:span></text:span></text:p>
                </text:list-item>
                <text:list-item>
                  <text:p text:style-name="P321"><text:span text:style-name="_5f_OOoComputerSpecial"><text:span text:style-name="T110">PyQt5.Qsci.QsciScintilla.SmallRectangle</text:span></text:span></text:p>
                </text:list-item>
                <text:list-item>
                  <text:p text:style-name="P321"><text:span text:style-name="_5f_OOoComputerSpecial"><text:span text:style-name="T110">PyQt5.Qsci.QsciScintilla.RightArrow</text:span></text:span></text:p>
                </text:list-item>
                <text:list-item>
                  <text:p text:style-name="P321"><text:span text:style-name="_5f_OOoComputerSpecial"><text:span text:style-name="T110">PyQt5.Qsci.QsciScintilla.Invisible</text:span></text:span></text:p>
                </text:list-item>
                <text:list-item>
                  <text:p text:style-name="P321"><text:span text:style-name="_5f_OOoComputerSpecial"><text:span text:style-name="T110">PyQt5.Qsci.QsciScintilla.DownTriangle</text:span></text:span></text:p>
                </text:list-item>
                <text:list-item>
                  <text:p text:style-name="P321"><text:span text:style-name="_5f_OOoComputerSpecial"><text:span text:style-name="T110">PyQt5.Qsci.QsciScintilla.Minus</text:span></text:span></text:p>
                </text:list-item>
                <text:list-item>
                  <text:p text:style-name="P321"><text:soft-page-break/><text:span text:style-name="_5f_OOoComputerSpecial"><text:span text:style-name="T110">PyQt5.Qsci.QsciScintilla.Plus</text:span></text:span></text:p>
                </text:list-item>
                <text:list-item>
                  <text:p text:style-name="P321"><text:span text:style-name="_5f_OOoComputerSpecial"><text:span text:style-name="T110">PyQt5.Qsci.QsciScintilla.VerticalLine</text:span></text:span></text:p>
                </text:list-item>
                <text:list-item>
                  <text:p text:style-name="P321"><text:span text:style-name="_5f_OOoComputerSpecial"><text:span text:style-name="T110">PyQt5.Qsci.QsciScintilla.BottomLeftCorner</text:span></text:span></text:p>
                </text:list-item>
                <text:list-item>
                  <text:p text:style-name="P321"><text:span text:style-name="_5f_OOoComputerSpecial"><text:span text:style-name="T110">PyQt5.Qsci.QsciScintilla.LeftSideSplitter</text:span></text:span></text:p>
                </text:list-item>
                <text:list-item>
                  <text:p text:style-name="P321"><text:span text:style-name="_5f_OOoComputerSpecial"><text:span text:style-name="T110">PyQt5.Qsci.QsciScintilla.BoxedPlus</text:span></text:span></text:p>
                </text:list-item>
                <text:list-item>
                  <text:p text:style-name="P321"><text:span text:style-name="_5f_OOoComputerSpecial"><text:span text:style-name="T110">PyQt5.Qsci.QsciScintilla.BoxedPlusConnected</text:span></text:span></text:p>
                </text:list-item>
                <text:list-item>
                  <text:p text:style-name="P321"><text:span text:style-name="_5f_OOoComputerSpecial"><text:span text:style-name="T110">PyQt5.Qsci.QsciScintilla.BoxedMinus</text:span></text:span></text:p>
                </text:list-item>
                <text:list-item>
                  <text:p text:style-name="P321"><text:span text:style-name="_5f_OOoComputerSpecial"><text:span text:style-name="T110">PyQt5.Qsci.QsciScintilla.BoxedMinusConnected</text:span></text:span></text:p>
                </text:list-item>
                <text:list-item>
                  <text:p text:style-name="P321"><text:span text:style-name="_5f_OOoComputerSpecial"><text:span text:style-name="T110">PyQt5.Qsci.QsciScintilla.RoundedBottomLeftCorner</text:span></text:span></text:p>
                </text:list-item>
                <text:list-item>
                  <text:p text:style-name="P321"><text:span text:style-name="_5f_OOoComputerSpecial"><text:span text:style-name="T110">PyQt5.Qsci.QsciScintilla.LeftSideRoundedSplitter</text:span></text:span></text:p>
                </text:list-item>
                <text:list-item>
                  <text:p text:style-name="P321"><text:span text:style-name="_5f_OOoComputerSpecial"><text:span text:style-name="T110">PyQt5.Qsci.QsciScintilla.CircledPlus</text:span></text:span></text:p>
                </text:list-item>
                <text:list-item>
                  <text:p text:style-name="P321"><text:span text:style-name="_5f_OOoComputerSpecial"><text:span text:style-name="T110">PyQt5.Qsci.QsciScintilla.CircledPlusConnected</text:span></text:span></text:p>
                </text:list-item>
                <text:list-item>
                  <text:p text:style-name="P321"><text:span text:style-name="_5f_OOoComputerSpecial"><text:span text:style-name="T110">PyQt5.Qsci.QsciScintilla.CircledMinus</text:span></text:span></text:p>
                </text:list-item>
                <text:list-item>
                  <text:p text:style-name="P321"><text:span text:style-name="_5f_OOoComputerSpecial"><text:span text:style-name="T110">PyQt5.Qsci.QsciScintilla.CircledMinusConnected</text:span></text:span></text:p>
                </text:list-item>
                <text:list-item>
                  <text:p text:style-name="P321"><text:span text:style-name="_5f_OOoComputerSpecial"><text:span text:style-name="T110">PyQt5.Qsci.QsciScintilla.Background</text:span></text:span></text:p>
                </text:list-item>
                <text:list-item>
                  <text:p text:style-name="P321"><text:span text:style-name="_5f_OOoComputerSpecial"><text:span text:style-name="T110">PyQt5.Qsci.QsciScintilla.ThreeDots</text:span></text:span></text:p>
                </text:list-item>
                <text:list-item>
                  <text:p text:style-name="P321"><text:span text:style-name="_5f_OOoComputerSpecial"><text:span text:style-name="T110">PyQt5.Qsci.QsciScintilla.ThreeRightArrows</text:span></text:span></text:p>
                </text:list-item>
                <text:list-item>
                  <text:p text:style-name="P321"><text:span text:style-name="_5f_OOoComputerSpecial"><text:span text:style-name="T110">PyQt5.Qsci.QsciScintilla.FullRectangle</text:span></text:span></text:p>
                </text:list-item>
                <text:list-item>
                  <text:p text:style-name="P321"><text:span text:style-name="_5f_OOoComputerSpecial"><text:span text:style-name="T110">PyQt5.Qsci.QsciScintilla.LeftRectangle</text:span></text:span></text:p>
                </text:list-item>
                <text:list-item>
                  <text:p text:style-name="P321"><text:span text:style-name="_5f_OOoComputerSpecial"><text:span text:style-name="T110">PyQt5.Qsci.QsciScintilla.Underline</text:span></text:span></text:p>
                </text:list-item>
                <text:list-item>
                  <text:p text:style-name="P321"><text:span text:style-name="_5f_OOoComputerSpecial"><text:span text:style-name="T110">PyQt5.Qsci.QsciScintilla.Bookmark</text:span></text:span></text:p>
                </text:list-item>
              </text:list>
            </text:list-item>
          </text:list>
        </text:list-item>
      </text:list>
      <text:p text:style-name="P151"><text:span text:style-name="_5f_OOoComputerSpecial"><text:span text:style-name="T355">Below is the image from the official Scintilla documentation displaying all the available built-in markers (as can be seen, the names of the markers differ from the QScintilla names):</text:span></text:span></text:p>
      <text:list xml:id="list192356276100442" text:continue-numbering="true" text:style-name="L24">
        <text:list-header>
          <text:p text:style-name="P323"><draw:frame draw:style-name="fr3" draw:name="Image54" text:anchor-type="paragraph" svg:y="-0.228cm" svg:width="7.726cm" svg:height="12.277cm" draw:z-index="53"><draw:image xlink:href="Pictures/1000000000000124000001D0C633C3956EDF1123.png" xlink:type="simple" xlink:show="embed" xlink:actuate="onLoad"/></draw:frame><text:soft-page-break/><text:span text:style-name="_5f_OOoComputerSpecial"><text:span text:style-name="T815">marker_numbe</text:span></text:span><text:span text:style-name="_5f_OOoComputerSpecial"><text:span text:style-name="T280">r</text:span></text:span><text:span text:style-name="Emphasis"><text:span text:style-name="T280"> </text:span></text:span><text:span text:style-name="_5f_OOoComputerSpecial"><text:span text:style-name="T304">parameter options:</text:span></text:span></text:p>
          <text:list text:continue-numbering="true">
            <text:list-item>
              <text:p text:style-name="P324"><text:span text:style-name="_5f_OOoComputerSpecial"><text:span text:style-name="T287">Integer</text:span></text:span><text:span text:style-name="_5f_OOoComputerSpecial"><text:span text:style-name="T315">: The number of the marker, which can be 0 – 31. </text:span></text:span><text:span text:style-name="_5f_OOoComputerSpecial"><text:span text:style-name="T291">If this value is set to </text:span></text:span><text:span text:style-name="_5f_OOoComputerSpecial"><text:span text:style-name="T346">-1</text:span></text:span><text:span text:style-name="_5f_OOoComputerSpecial"><text:span text:style-name="T291">, then the first free marker will be used. If the marker number is invalid the method will return </text:span></text:span><text:span text:style-name="_5f_OOoComputerSpecial"><text:span text:style-name="T346">-1</text:span></text:span><text:span text:style-name="_5f_OOoComputerSpecial"><text:span text:style-name="T291">.</text:span></text:span></text:p>
            </text:list-item>
          </text:list>
          <text:p text:style-name="P325"><draw:frame draw:style-name="fr3" draw:name="Image53" text:anchor-type="paragraph" svg:y="0.781cm" svg:width="2.044cm" svg:height="1.127cm" draw:z-index="52"><draw:image xlink:href="Pictures/100002010000003A0000002013300AC7B29ACD5C.png" xlink:type="simple" xlink:show="embed" xlink:actuate="onLoad"/></draw:frame><text:span text:style-name="_5f_OOoComputerSpecial"><text:span text:style-name="T316">Below is an image showing a marker </text:span></text:span><text:span text:style-name="_5f_OOoComputerSpecial"><text:span text:style-name="T288">PyQt5.Qsci.QsciScintilla.</text:span></text:span><text:span text:style-name="_5f_OOoComputerSpecial"><text:span text:style-name="T296">Rectangle</text:span></text:span><text:span text:style-name="_5f_OOoComputerSpecial"><text:span text:style-name="T288"> </text:span></text:span><text:span text:style-name="_5f_OOoComputerSpecial"><text:span text:style-name="T316">marker:<text:line-break/></text:span></text:span><text:span text:style-name="_5f_OOoComputerSpecial"><text:span text:style-name="T304"><text:line-break/></text:span></text:span></text:p>
        </text:list-header>
        <text:list-item>
          <text:p text:style-name="P325"><text:span text:style-name="_5f_OOoComputerSpecial"><text:span text:style-name="T814">markerDefine</text:span></text:span><text:span text:style-name="_5f_OOoComputerSpecial"><text:span text:style-name="T808">(</text:span></text:span><text:span text:style-name="_5f_OOoComputerSpecial"><text:span text:style-name="T816">ascii_character</text:span></text:span><text:span text:style-name="_5f_OOoComputerSpecial"><text:span text:style-name="T806">, </text:span></text:span><text:span text:style-name="_5f_OOoComputerSpecial"><text:span text:style-name="T814">marker_number</text:span></text:span><text:span text:style-name="_5f_OOoComputerSpecial"><text:span text:style-name="T808">)<text:line-break/></text:span></text:span><text:span text:style-name="_5f_OOoComputerSpecial"><text:span text:style-name="T816">ascii_character</text:span></text:span><text:span text:style-name="Emphasis"><text:span text:style-name="T280"> </text:span></text:span><text:span text:style-name="_5f_OOoComputerSpecial"><text:span text:style-name="T304">parameter options:</text:span></text:span></text:p>
          <text:list>
            <text:list-item>
              <text:p text:style-name="P325"><text:span text:style-name="_5f_OOoComputerSpecial"><text:span text:style-name="T288">Char</text:span></text:span><text:span text:style-name="_5f_OOoComputerSpecial"><text:span text:style-name="T316">: a – Z ASCII character</text:span></text:span></text:p>
            </text:list-item>
          </text:list>
          <text:p text:style-name="P325"><text:span text:style-name="_5f_OOoComputerSpecial"><text:span text:style-name="T815">marker_numbe</text:span></text:span><text:span text:style-name="_5f_OOoComputerSpecial"><text:span text:style-name="T280">r</text:span></text:span><text:span text:style-name="Emphasis"><text:span text:style-name="T280"> </text:span></text:span><text:span text:style-name="_5f_OOoComputerSpecial"><text:span text:style-name="T304">parameter options:</text:span></text:span></text:p>
          <text:list text:continue-numbering="true">
            <text:list-header>
              <text:p text:style-name="P324"><text:span text:style-name="_5f_OOoComputerSpecial"><text:span text:style-name="T287">Integer</text:span></text:span><text:span text:style-name="_5f_OOoComputerSpecial"><text:span text:style-name="T315">: The number of the marker, which can be 0 – 31. </text:span></text:span><text:span text:style-name="_5f_OOoComputerSpecial"><text:span text:style-name="T291">If this value is set to </text:span></text:span><text:span text:style-name="_5f_OOoComputerSpecial"><text:span text:style-name="T346">-1</text:span></text:span><text:span text:style-name="_5f_OOoComputerSpecial"><text:span text:style-name="T291">, then the first free marker will be used. If the marker number is invalid the method will return </text:span></text:span><text:span text:style-name="_5f_OOoComputerSpecial"><text:span text:style-name="T346">-1</text:span></text:span><text:span text:style-name="_5f_OOoComputerSpecial"><text:span text:style-name="T291">.</text:span></text:span></text:p>
            </text:list-header>
          </text:list>
          <text:p text:style-name="P326"><draw:frame draw:style-name="fr3" draw:name="Image55" text:anchor-type="paragraph" svg:y="0.661cm" svg:width="2.044cm" svg:height="1.094cm" draw:z-index="54"><draw:image xlink:href="Pictures/100002010000003A0000001F06963698A6C4F918.png" xlink:type="simple" xlink:show="embed" xlink:actuate="onLoad"/></draw:frame><text:soft-page-break/><text:span text:style-name="_5f_OOoComputerSpecial"><text:span text:style-name="T317">Below is an image of a character marker "T":<text:line-break/></text:span></text:span></text:p>
        </text:list-item>
        <text:list-item>
          <text:p text:style-name="P327"><text:span text:style-name="_5f_OOoComputerSpecial"><text:span text:style-name="T814">markerDefine</text:span></text:span><text:span text:style-name="_5f_OOoComputerSpecial"><text:span text:style-name="T808">(</text:span></text:span><text:span text:style-name="_5f_OOoComputerSpecial"><text:span text:style-name="T817">qpixmap_image</text:span></text:span><text:span text:style-name="_5f_OOoComputerSpecial"><text:span text:style-name="T806">, </text:span></text:span><text:span text:style-name="_5f_OOoComputerSpecial"><text:span text:style-name="T814">marker_number</text:span></text:span><text:span text:style-name="_5f_OOoComputerSpecial"><text:span text:style-name="T808">)<text:line-break/> </text:span></text:span><text:span text:style-name="_5f_OOoComputerSpecial"><text:span text:style-name="T817">qpixmap_image</text:span></text:span><text:span text:style-name="Emphasis"><text:span text:style-name="T280"> </text:span></text:span><text:span text:style-name="_5f_OOoComputerSpecial"><text:span text:style-name="T304">parameter options:</text:span></text:span></text:p>
          <text:list>
            <text:list-item>
              <text:p text:style-name="P327"><text:span text:style-name="_5f_OOoComputerSpecial"><text:span text:style-name="T289">PyQt5.QtGui.QPixmap</text:span></text:span><text:span text:style-name="_5f_OOoComputerSpecial"><text:span text:style-name="T318">: A </text:span></text:span><text:span text:style-name="_5f_OOoComputerSpecial"><text:span text:style-name="T319">custom QP</text:span></text:span><text:span text:style-name="_5f_OOoComputerSpecial"><text:span text:style-name="T318">ixmap image</text:span></text:span></text:p>
            </text:list-item>
          </text:list>
          <text:p text:style-name="P327"><text:span text:style-name="_5f_OOoComputerSpecial"><text:span text:style-name="T815">marker_numbe</text:span></text:span><text:span text:style-name="_5f_OOoComputerSpecial"><text:span text:style-name="T280">r</text:span></text:span><text:span text:style-name="Emphasis"><text:span text:style-name="T280"> </text:span></text:span><text:span text:style-name="_5f_OOoComputerSpecial"><text:span text:style-name="T304">parameter options:</text:span></text:span></text:p>
          <text:list text:continue-numbering="true">
            <text:list-header>
              <text:p text:style-name="P324"><text:span text:style-name="_5f_OOoComputerSpecial"><text:span text:style-name="T287">Integer</text:span></text:span><text:span text:style-name="_5f_OOoComputerSpecial"><text:span text:style-name="T315">: The number of the marker, which can be 0 – 31. </text:span></text:span><text:span text:style-name="_5f_OOoComputerSpecial"><text:span text:style-name="T291">If this value is set to </text:span></text:span><text:span text:style-name="_5f_OOoComputerSpecial"><text:span text:style-name="T346">-1</text:span></text:span><text:span text:style-name="_5f_OOoComputerSpecial"><text:span text:style-name="T291">, then the first free marker will be used. If the marker number is invalid the method will return </text:span></text:span><text:span text:style-name="_5f_OOoComputerSpecial"><text:span text:style-name="T346">-1</text:span></text:span><text:span text:style-name="_5f_OOoComputerSpecial"><text:span text:style-name="T291">.</text:span></text:span></text:p>
            </text:list-header>
          </text:list>
        </text:list-item>
        <text:list-item>
          <text:p text:style-name="P328"><text:span text:style-name="_5f_OOoComputerSpecial"><text:span text:style-name="T814">markerDefine</text:span></text:span><text:span text:style-name="_5f_OOoComputerSpecial"><text:span text:style-name="T808">(</text:span></text:span><text:span text:style-name="_5f_OOoComputerSpecial"><text:span text:style-name="T817">q</text:span></text:span><text:span text:style-name="_5f_OOoComputerSpecial"><text:span text:style-name="T818">image</text:span></text:span><text:span text:style-name="_5f_OOoComputerSpecial"><text:span text:style-name="T817">_image</text:span></text:span><text:span text:style-name="_5f_OOoComputerSpecial"><text:span text:style-name="T806">, </text:span></text:span><text:span text:style-name="_5f_OOoComputerSpecial"><text:span text:style-name="T814">marker_number</text:span></text:span><text:span text:style-name="_5f_OOoComputerSpecial"><text:span text:style-name="T808">)<text:line-break/> </text:span></text:span><text:span text:style-name="_5f_OOoComputerSpecial"><text:span text:style-name="T817">qpixmap_image</text:span></text:span><text:span text:style-name="Emphasis"><text:span text:style-name="T280"> </text:span></text:span><text:span text:style-name="_5f_OOoComputerSpecial"><text:span text:style-name="T304">parameter options:</text:span></text:span></text:p>
          <text:list>
            <text:list-item>
              <text:p text:style-name="P328"><text:span text:style-name="_5f_OOoComputerSpecial"><text:span text:style-name="T289">PyQt5.QtGui.Q</text:span></text:span><text:span text:style-name="_5f_OOoComputerSpecial"><text:span text:style-name="T290">Image</text:span></text:span><text:span text:style-name="_5f_OOoComputerSpecial"><text:span text:style-name="T318">: A </text:span></text:span><text:span text:style-name="_5f_OOoComputerSpecial"><text:span text:style-name="T319">custom Q</text:span></text:span><text:span text:style-name="_5f_OOoComputerSpecial"><text:span text:style-name="T320">Image</text:span></text:span><text:span text:style-name="_5f_OOoComputerSpecial"><text:span text:style-name="T318"> image</text:span></text:span></text:p>
            </text:list-item>
          </text:list>
          <text:p text:style-name="P328"><text:span text:style-name="_5f_OOoComputerSpecial"><text:span text:style-name="T815">marker_numbe</text:span></text:span><text:span text:style-name="_5f_OOoComputerSpecial"><text:span text:style-name="T280">r</text:span></text:span><text:span text:style-name="Emphasis"><text:span text:style-name="T280"> </text:span></text:span><text:span text:style-name="_5f_OOoComputerSpecial"><text:span text:style-name="T304">parameter options:</text:span></text:span></text:p>
          <text:list text:continue-numbering="true">
            <text:list-header>
              <text:p text:style-name="P328"><text:span text:style-name="_5f_OOoComputerSpecial"><text:span text:style-name="T287">Integer</text:span></text:span><text:span text:style-name="_5f_OOoComputerSpecial"><text:span text:style-name="T315">: The number of the marker, which can be 0 – 31. </text:span></text:span><text:span text:style-name="_5f_OOoComputerSpecial"><text:span text:style-name="T291">If this value is set to </text:span></text:span><text:span text:style-name="_5f_OOoComputerSpecial"><text:span text:style-name="T346">-1</text:span></text:span><text:span text:style-name="_5f_OOoComputerSpecial"><text:span text:style-name="T291">, then the first free marker will be used. If the marker number is invalid the method will return </text:span></text:span><text:span text:style-name="_5f_OOoComputerSpecial"><text:span text:style-name="T346">-1</text:span></text:span><text:span text:style-name="_5f_OOoComputerSpecial"><text:span text:style-name="T291">.</text:span></text:span></text:p>
            </text:list-header>
          </text:list>
        </text:list-item>
      </text:list>
      <text:p text:style-name="P123"><text:span text:style-name="_5f_OOoComputerSpecial"><text:span text:style-name="T941">Return value</text:span></text:span><text:span text:style-name="_5f_OOoComputerSpecial"><text:span text:style-name="T294">:</text:span></text:span></text:p>
      <text:list xml:id="list1778383395629889900" text:style-name="L25">
        <text:list-item>
          <text:p text:style-name="P329"><text:span text:style-name="_5f_OOoComputerSpecial"><text:span text:style-name="T294">Integer</text:span></text:span><text:span text:style-name="_5f_OOoComputerSpecial"><text:span text:style-name="T323">: </text:span></text:span><text:span text:style-name="_5f_OOoComputerSpecial"><text:span text:style-name="T330">The marker number. </text:span></text:span><text:span text:style-name="_5f_OOoComputerSpecial"><text:span text:style-name="T291">If the marker number is invalid the method will return </text:span></text:span><text:span text:style-name="_5f_OOoComputerSpecial"><text:span text:style-name="T346">-1</text:span></text:span><text:span text:style-name="_5f_OOoComputerSpecial"><text:span text:style-name="T291">.</text:span></text:span></text:p>
        </text:list-item>
      </text:list>
      <text:p text:style-name="P114"><text:span text:style-name="_5f_OOoComputerSpecial"><text:span text:style-name="T823"/></text:span></text:p>
      <text:h text:style-name="P261" text:outline-level="4"><text:bookmark-start text:name="__RefHeading___Toc14128_244974838"/><text:span text:style-name="_5f_OOoComputerSpecial"><text:span text:style-name="T585">3.</text:span></text:span><text:span text:style-name="_5f_OOoComputerSpecial"><text:span text:style-name="T831">6.8.</text:span></text:span><text:span text:style-name="_5f_OOoComputerSpecial"><text:span text:style-name="T832">2</text:span></text:span><text:span text:style-name="_5f_OOoComputerSpecial"><text:span text:style-name="T831"> </text:span></text:span><text:span text:style-name="_5f_OOoComputerSpecial"><text:span text:style-name="T832">Adding a marker to margins</text:span></text:span><text:bookmark-end text:name="__RefHeading___Toc14128_244974838"/></text:h>
      <text:p text:style-name="P115"><text:span text:style-name="_5f_OOoComputerSpecial"><text:span text:style-name="T833">Remeber that markers are added to </text:span></text:span><text:span text:style-name="_5f_OOoComputerSpecial"><text:span text:style-name="T718">ALL</text:span></text:span><text:span text:style-name="_5f_OOoComputerSpecial"><text:span text:style-name="T833"> margins on the specified lines, margin marker masks determine if the marker is visible on a specific margin.</text:span></text:span></text:p>
      <text:p text:style-name="P210"><text:span text:style-name="_5f_OOoComputerSpecial"><text:span text:style-name="T797">Added</text:span></text:span><text:span text:style-name="_5f_OOoComputerSpecial"><text:span text:style-name="T795"> with method: </text:span></text:span><text:span text:style-name="_5f_OOoComputerSpecial"><text:span text:style-name="T812">markerAdd</text:span></text:span><text:span text:style-name="_5f_OOoComputerSpecial"><text:span text:style-name="T808">(</text:span></text:span><text:span text:style-name="_5f_OOoComputerSpecial"><text:span text:style-name="T819">line_number</text:span></text:span><text:span text:style-name="_5f_OOoComputerSpecial"><text:span text:style-name="T806">, </text:span></text:span><text:span text:style-name="_5f_OOoComputerSpecial"><text:span text:style-name="T819">marker_number</text:span></text:span><text:span text:style-name="_5f_OOoComputerSpecial"><text:span text:style-name="T808">)</text:span></text:span></text:p>
      <text:p text:style-name="P210"><text:span text:style-name="_5f_OOoComputerSpecial"><text:span text:style-name="T819">line_number </text:span></text:span><text:span text:style-name="_5f_OOoComputerSpecial"><text:span text:style-name="T304">parameter options:</text:span></text:span></text:p>
      <text:list xml:id="list1106310084098302688" text:style-name="L26">
        <text:list-item>
          <text:p text:style-name="P330"><text:span text:style-name="_5f_OOoComputerSpecial"><text:span text:style-name="T292">Integer</text:span></text:span><text:span text:style-name="_5f_OOoComputerSpecial"><text:span text:style-name="T321">: Line number which the marker will be added to</text:span></text:span></text:p>
        </text:list-item>
      </text:list>
      <text:p text:style-name="P210"><text:span text:style-name="_5f_OOoComputerSpecial"><text:span text:style-name="T815">marker_numbe</text:span></text:span><text:span text:style-name="_5f_OOoComputerSpecial"><text:span text:style-name="T280">r</text:span></text:span><text:span text:style-name="Emphasis"><text:span text:style-name="T280"> </text:span></text:span><text:span text:style-name="_5f_OOoComputerSpecial"><text:span text:style-name="T304">parameter options:</text:span></text:span></text:p>
      <text:list xml:id="list2402217252560414008" text:style-name="L27">
        <text:list-item>
          <text:p text:style-name="P333"><text:span text:style-name="_5f_OOoComputerSpecial"><text:span text:style-name="T287">Integer</text:span></text:span><text:span text:style-name="_5f_OOoComputerSpecial"><text:span text:style-name="T315">: The number of the marker, which can be 0 – 31. </text:span></text:span><text:span text:style-name="_5f_OOoComputerSpecial"><text:span text:style-name="T291">If the marker number is invalid the method will return </text:span></text:span><text:span text:style-name="_5f_OOoComputerSpecial"><text:span text:style-name="T346">-1</text:span></text:span><text:span text:style-name="_5f_OOoComputerSpecial"><text:span text:style-name="T291">.</text:span></text:span></text:p>
        </text:list-item>
      </text:list>
      <text:p text:style-name="P118"><text:span text:style-name="_5f_OOoComputerSpecial"><text:span text:style-name="T941">Return value</text:span></text:span><text:span text:style-name="_5f_OOoComputerSpecial"><text:span text:style-name="T294">:</text:span></text:span></text:p>
      <text:list xml:id="list4784262649273264700" text:style-name="L28">
        <text:list-item>
          <text:p text:style-name="P334"><text:soft-page-break/><text:span text:style-name="_5f_OOoComputerSpecial"><text:span text:style-name="T294">Integer</text:span></text:span><text:span text:style-name="_5f_OOoComputerSpecial"><text:span text:style-name="T323">: A handle that is used to track the marker's position. </text:span></text:span><text:span text:style-name="_5f_OOoComputerSpecial"><text:span text:style-name="T331">If you assign the same marker <text:s/>to multiple lines, this method will return multiple handles </text:span></text:span><text:span text:style-name="_5f_OOoComputerSpecial"><text:span text:style-name="T332">so you can modify each one seperately.</text:span></text:span></text:p>
        </text:list-item>
      </text:list>
      <text:h text:style-name="P262" text:outline-level="4"><text:bookmark-start text:name="__RefHeading___Toc14130_244974838"/><text:span text:style-name="_5f_OOoComputerSpecial"><text:span text:style-name="T585">3.</text:span></text:span><text:span text:style-name="_5f_OOoComputerSpecial"><text:span text:style-name="T831">6.8.</text:span></text:span><text:span text:style-name="_5f_OOoComputerSpecial"><text:span text:style-name="T834">3</text:span></text:span><text:span text:style-name="_5f_OOoComputerSpecial"><text:span text:style-name="T831"> </text:span></text:span><text:span text:style-name="_5f_OOoComputerSpecial"><text:span text:style-name="T835">Deleting</text:span></text:span><text:span text:style-name="_5f_OOoComputerSpecial"><text:span text:style-name="T832"> a marker </text:span></text:span><text:span text:style-name="_5f_OOoComputerSpecial"><text:span text:style-name="T835">from margins</text:span></text:span><text:bookmark-end text:name="__RefHeading___Toc14130_244974838"/></text:h>
      <text:p text:style-name="P117"><text:span text:style-name="_5f_OOoComputerSpecial"><text:span text:style-name="T836">Like adding a marker to a line, deleting also deletes the marker from </text:span></text:span><text:span text:style-name="_5f_OOoComputerSpecial"><text:span text:style-name="T719">ALL</text:span></text:span><text:span text:style-name="_5f_OOoComputerSpecial"><text:span text:style-name="T836"> margins.</text:span></text:span></text:p>
      <text:p text:style-name="P211"><text:span text:style-name="_5f_OOoComputerSpecial"><text:span text:style-name="T795">D</text:span></text:span><text:span text:style-name="_5f_OOoComputerSpecial"><text:span text:style-name="T798">eleted</text:span></text:span><text:span text:style-name="_5f_OOoComputerSpecial"><text:span text:style-name="T795"> with method: </text:span></text:span><text:span text:style-name="_5f_OOoComputerSpecial"><text:span text:style-name="T812">marker</text:span></text:span><text:span text:style-name="_5f_OOoComputerSpecial"><text:span text:style-name="T820">Delete</text:span></text:span><text:span text:style-name="_5f_OOoComputerSpecial"><text:span text:style-name="T808">(</text:span></text:span><text:span text:style-name="_5f_OOoComputerSpecial"><text:span text:style-name="T819">line_number</text:span></text:span><text:span text:style-name="_5f_OOoComputerSpecial"><text:span text:style-name="T806">, </text:span></text:span><text:span text:style-name="_5f_OOoComputerSpecial"><text:span text:style-name="T819">marker_number</text:span></text:span><text:span text:style-name="_5f_OOoComputerSpecial"><text:span text:style-name="T808">)</text:span></text:span></text:p>
      <text:p text:style-name="P212"><text:span text:style-name="_5f_OOoComputerSpecial"><text:span text:style-name="T819">line_number </text:span></text:span><text:span text:style-name="_5f_OOoComputerSpecial"><text:span text:style-name="T304">parameter options:</text:span></text:span></text:p>
      <text:list xml:id="list192356679575855" text:continue-list="list1106310084098302688" text:style-name="L26">
        <text:list-item>
          <text:p text:style-name="P331"><text:span text:style-name="_5f_OOoComputerSpecial"><text:span text:style-name="T292">Integer</text:span></text:span><text:span text:style-name="_5f_OOoComputerSpecial"><text:span text:style-name="T321">: Line number </text:span></text:span><text:span text:style-name="_5f_OOoComputerSpecial"><text:span text:style-name="T322">on</text:span></text:span><text:span text:style-name="_5f_OOoComputerSpecial"><text:span text:style-name="T321"> which the marker will be </text:span></text:span><text:span text:style-name="_5f_OOoComputerSpecial"><text:span text:style-name="T322">deleted. </text:span></text:span><text:span text:style-name="_5f_OOoComputerSpecial"><text:span text:style-name="T293">If this parameter is </text:span></text:span><text:span text:style-name="_5f_OOoComputerSpecial"><text:span text:style-name="T345">-1</text:span></text:span><text:span text:style-name="_5f_OOoComputerSpecial"><text:span text:style-name="T293">, then all markers will be deleted from this line.</text:span></text:span></text:p>
        </text:list-item>
      </text:list>
      <text:p text:style-name="P212"><text:span text:style-name="_5f_OOoComputerSpecial"><text:span text:style-name="T815">marker_numbe</text:span></text:span><text:span text:style-name="_5f_OOoComputerSpecial"><text:span text:style-name="T280">r</text:span></text:span><text:span text:style-name="Emphasis"><text:span text:style-name="T280"> </text:span></text:span><text:span text:style-name="_5f_OOoComputerSpecial"><text:span text:style-name="T304">parameter options:</text:span></text:span></text:p>
      <text:list xml:id="list8252886089168557244" text:style-name="L29">
        <text:list-item>
          <text:p text:style-name="P336"><text:span text:style-name="_5f_OOoComputerSpecial"><text:span text:style-name="T287">Integer</text:span></text:span><text:span text:style-name="_5f_OOoComputerSpecial"><text:span text:style-name="T315">: The number of the marker, which can be 0 – 31. </text:span></text:span><text:span text:style-name="_5f_OOoComputerSpecial"><text:span text:style-name="T291">If the marker number is invalid the method will return </text:span></text:span><text:span text:style-name="_5f_OOoComputerSpecial"><text:span text:style-name="T346">-1</text:span></text:span><text:span text:style-name="_5f_OOoComputerSpecial"><text:span text:style-name="T291">.</text:span></text:span></text:p>
        </text:list-item>
      </text:list>
      <text:p text:style-name="P116"><text:span text:style-name="_5f_OOoComputerSpecial"><text:span text:style-name="T291"/></text:span></text:p>
      <text:h text:style-name="P263" text:outline-level="4"><text:bookmark-start text:name="__RefHeading___Toc14132_244974838"/><text:span text:style-name="_5f_OOoComputerSpecial"><text:span text:style-name="T585">3.</text:span></text:span><text:span text:style-name="_5f_OOoComputerSpecial"><text:span text:style-name="T831">6.8.</text:span></text:span><text:span text:style-name="_5f_OOoComputerSpecial"><text:span text:style-name="T837">4</text:span></text:span><text:span text:style-name="_5f_OOoComputerSpecial"><text:span text:style-name="T831"> </text:span></text:span><text:span text:style-name="_5f_OOoComputerSpecial"><text:span text:style-name="T835">Deleting</text:span></text:span><text:span text:style-name="_5f_OOoComputerSpecial"><text:span text:style-name="T832"> </text:span></text:span><text:span text:style-name="_5f_OOoComputerSpecial"><text:span text:style-name="T839">a marker by it's handle</text:span></text:span><text:bookmark-end text:name="__RefHeading___Toc14132_244974838"/></text:h>
      <text:p text:style-name="P119"><text:span text:style-name="_5f_OOoComputerSpecial"><text:span text:style-name="T839">Same as the above method </text:span></text:span><text:span text:style-name="_5f_OOoComputerSpecial"><text:span text:style-name="T812">marker</text:span></text:span><text:span text:style-name="_5f_OOoComputerSpecial"><text:span text:style-name="T820">Delete</text:span></text:span><text:span text:style-name="_5f_OOoComputerSpecial"><text:span text:style-name="T798">, </text:span></text:span><text:span text:style-name="_5f_OOoComputerSpecial"><text:span text:style-name="T799">but this method takes the marker handle as the parameter and deletes the marker from </text:span></text:span><text:span text:style-name="_5f_OOoComputerSpecial"><text:span text:style-name="T800">the </text:span></text:span><text:span text:style-name="_5f_OOoComputerSpecial"><text:span text:style-name="T799">line </text:span></text:span><text:span text:style-name="_5f_OOoComputerSpecial"><text:span text:style-name="T800">that it was added to</text:span></text:span><text:span text:style-name="_5f_OOoComputerSpecial"><text:span text:style-name="T799">.</text:span></text:span></text:p>
      <text:p text:style-name="P213"><text:span text:style-name="_5f_OOoComputerSpecial"><text:span text:style-name="T795">D</text:span></text:span><text:span text:style-name="_5f_OOoComputerSpecial"><text:span text:style-name="T798">eleted</text:span></text:span><text:span text:style-name="_5f_OOoComputerSpecial"><text:span text:style-name="T795"> with method: </text:span></text:span><text:span text:style-name="_5f_OOoComputerSpecial"><text:span text:style-name="T812">marker</text:span></text:span><text:span text:style-name="_5f_OOoComputerSpecial"><text:span text:style-name="T820">Delete</text:span></text:span><text:span text:style-name="_5f_OOoComputerSpecial"><text:span text:style-name="T822">Handle</text:span></text:span><text:span text:style-name="_5f_OOoComputerSpecial"><text:span text:style-name="T808">(</text:span></text:span><text:span text:style-name="_5f_OOoComputerSpecial"><text:span text:style-name="T819">marker_</text:span></text:span><text:span text:style-name="_5f_OOoComputerSpecial"><text:span text:style-name="T822">handle</text:span></text:span><text:span text:style-name="_5f_OOoComputerSpecial"><text:span text:style-name="T808">)</text:span></text:span></text:p>
      <text:p text:style-name="P214"><text:span text:style-name="_5f_OOoComputerSpecial"><text:span text:style-name="T819">marker_</text:span></text:span><text:span text:style-name="_5f_OOoComputerSpecial"><text:span text:style-name="T822">handle</text:span></text:span><text:span text:style-name="_5f_OOoComputerSpecial"><text:span text:style-name="T819"> </text:span></text:span><text:span text:style-name="_5f_OOoComputerSpecial"><text:span text:style-name="T304">parameter options:</text:span></text:span></text:p>
      <text:list xml:id="list192357458276629" text:continue-list="list192356679575855" text:style-name="L26">
        <text:list-item>
          <text:p text:style-name="P332"><text:span text:style-name="_5f_OOoComputerSpecial"><text:span text:style-name="T292">Integer</text:span></text:span><text:span text:style-name="_5f_OOoComputerSpecial"><text:span text:style-name="T321">: </text:span></text:span><text:span text:style-name="_5f_OOoComputerSpecial"><text:span text:style-name="T324">Marker handle</text:span></text:span><text:span text:style-name="_5f_OOoComputerSpecial"><text:span text:style-name="T321"> </text:span></text:span><text:span text:style-name="_5f_OOoComputerSpecial"><text:span text:style-name="T324">of</text:span></text:span><text:span text:style-name="_5f_OOoComputerSpecial"><text:span text:style-name="T321"> the marker </text:span></text:span><text:span text:style-name="_5f_OOoComputerSpecial"><text:span text:style-name="T324">that </text:span></text:span><text:span text:style-name="_5f_OOoComputerSpecial"><text:span text:style-name="T321">will be </text:span></text:span><text:span text:style-name="_5f_OOoComputerSpecial"><text:span text:style-name="T322">deleted.</text:span></text:span></text:p>
        </text:list-item>
      </text:list>
      <text:p text:style-name="Text_20_body"><text:span text:style-name="_5f_OOoComputerSpecial"/></text:p>
      <text:h text:style-name="P264" text:outline-level="4"><text:bookmark-start text:name="__RefHeading___Toc14134_244974838"/><text:span text:style-name="_5f_OOoComputerSpecial"><text:span text:style-name="T585">3.</text:span></text:span><text:span text:style-name="_5f_OOoComputerSpecial"><text:span text:style-name="T831">6.8.</text:span></text:span><text:span text:style-name="_5f_OOoComputerSpecial"><text:span text:style-name="T838">5</text:span></text:span><text:span text:style-name="_5f_OOoComputerSpecial"><text:span text:style-name="T831"> </text:span></text:span><text:span text:style-name="_5f_OOoComputerSpecial"><text:span text:style-name="T835">Deleting</text:span></text:span><text:span text:style-name="_5f_OOoComputerSpecial"><text:span text:style-name="T832"> </text:span></text:span><text:span text:style-name="_5f_OOoComputerSpecial"><text:span text:style-name="T837">all markers</text:span></text:span><text:bookmark-end text:name="__RefHeading___Toc14134_244974838"/></text:h>
      <text:p text:style-name="P214"><text:span text:style-name="_5f_OOoComputerSpecial"><text:span text:style-name="T795">D</text:span></text:span><text:span text:style-name="_5f_OOoComputerSpecial"><text:span text:style-name="T798">eleted</text:span></text:span><text:span text:style-name="_5f_OOoComputerSpecial"><text:span text:style-name="T795"> with method: </text:span></text:span><text:span text:style-name="_5f_OOoComputerSpecial"><text:span text:style-name="T812">marker</text:span></text:span><text:span text:style-name="_5f_OOoComputerSpecial"><text:span text:style-name="T820">Delete</text:span></text:span><text:span text:style-name="_5f_OOoComputerSpecial"><text:span text:style-name="T821">All</text:span></text:span><text:span text:style-name="_5f_OOoComputerSpecial"><text:span text:style-name="T808">(</text:span></text:span><text:span text:style-name="_5f_OOoComputerSpecial"><text:span text:style-name="T819">marker_number</text:span></text:span><text:span text:style-name="_5f_OOoComputerSpecial"><text:span text:style-name="T808">)</text:span></text:span></text:p>
      <text:p text:style-name="P214"><text:span text:style-name="_5f_OOoComputerSpecial"><text:span text:style-name="T815">marker_numbe</text:span></text:span><text:span text:style-name="_5f_OOoComputerSpecial"><text:span text:style-name="T280">r</text:span></text:span><text:span text:style-name="Emphasis"><text:span text:style-name="T280"> </text:span></text:span><text:span text:style-name="_5f_OOoComputerSpecial"><text:span text:style-name="T304">parameter options:</text:span></text:span></text:p>
      <text:list xml:id="list4786252517128795956" text:style-name="L30">
        <text:list-item>
          <text:p text:style-name="P337"><text:span text:style-name="_5f_OOoComputerSpecial"><text:span text:style-name="T287">Integer</text:span></text:span><text:span text:style-name="_5f_OOoComputerSpecial"><text:span text:style-name="T315">: The number of the marker, which can be 0 – 31. </text:span></text:span><text:span text:style-name="_5f_OOoComputerSpecial"><text:span text:style-name="T291">If the marker number is invalid the method will return </text:span></text:span><text:span text:style-name="_5f_OOoComputerSpecial"><text:span text:style-name="T346">-1</text:span></text:span><text:span text:style-name="_5f_OOoComputerSpecial"><text:span text:style-name="T291">.</text:span></text:span></text:p>
        </text:list-item>
      </text:list>
      <text:p text:style-name="Text_20_body"><text:span text:style-name="_5f_OOoComputerSpecial"/></text:p>
      <text:h text:style-name="P265" text:outline-level="4"><text:bookmark-start text:name="__RefHeading___Toc14136_244974838"/><text:span text:style-name="_5f_OOoComputerSpecial"><text:span text:style-name="T585">3.</text:span></text:span><text:span text:style-name="_5f_OOoComputerSpecial"><text:span text:style-name="T831">6.8.</text:span></text:span><text:span text:style-name="_5f_OOoComputerSpecial"><text:span text:style-name="T840">6</text:span></text:span><text:span text:style-name="_5f_OOoComputerSpecial"><text:span text:style-name="T831"> </text:span></text:span><text:span text:style-name="_5f_OOoComputerSpecial"><text:span text:style-name="T840">Get all markers on a line</text:span></text:span><text:bookmark-end text:name="__RefHeading___Toc14136_244974838"/></text:h>
      <text:p text:style-name="P121"><text:span text:style-name="_5f_OOoComputerSpecial"><text:span text:style-name="T841">Returns a integer that represents a 32 bit mask of the markers defined on a line.</text:span></text:span></text:p>
      <text:p text:style-name="P215"><text:span text:style-name="_5f_OOoComputerSpecial"><text:span text:style-name="T795">Querrie</text:span></text:span><text:span text:style-name="_5f_OOoComputerSpecial"><text:span text:style-name="T801">d</text:span></text:span><text:span text:style-name="_5f_OOoComputerSpecial"><text:span text:style-name="T795"> with method: </text:span></text:span><text:span text:style-name="_5f_OOoComputerSpecial"><text:span text:style-name="T821">markersAtLine </text:span></text:span><text:span text:style-name="_5f_OOoComputerSpecial"><text:span text:style-name="T808">(</text:span></text:span><text:span text:style-name="_5f_OOoComputerSpecial"><text:span text:style-name="T824">line_number</text:span></text:span><text:span text:style-name="_5f_OOoComputerSpecial"><text:span text:style-name="T808">)</text:span></text:span></text:p>
      <text:p text:style-name="P216"><text:span text:style-name="_5f_OOoComputerSpecial"><text:span text:style-name="T824">line_number</text:span></text:span><text:span text:style-name="Emphasis"><text:span text:style-name="T280"> </text:span></text:span><text:span text:style-name="_5f_OOoComputerSpecial"><text:span text:style-name="T304">parameter options:</text:span></text:span></text:p>
      <text:list xml:id="list192357117702635" text:continue-numbering="true" text:style-name="L30">
        <text:list-item>
          <text:p text:style-name="P338"><text:span text:style-name="_5f_OOoComputerSpecial"><text:span text:style-name="T287">Integer</text:span></text:span><text:span text:style-name="_5f_OOoComputerSpecial"><text:span text:style-name="T315">: </text:span></text:span><text:span text:style-name="_5f_OOoComputerSpecial"><text:span text:style-name="T327">The line number that you wish to querry</text:span></text:span></text:p>
        </text:list-item>
      </text:list>
      <text:p text:style-name="P122"><text:soft-page-break/><text:span text:style-name="_5f_OOoComputerSpecial"><text:span text:style-name="T328">Example:</text:span></text:span></text:p>
      <text:p text:style-name="P152"><text:span text:style-name="_5f_OOoComputerSpecial"><text:span text:style-name="T328">If there are no markers on the line, the method returns </text:span></text:span><text:span text:style-name="_5f_OOoComputerSpecial"><text:span text:style-name="T329">0b0.<text:line-break/>But if there is marker 2 on that line, the method return 0b10.</text:span></text:span></text:p>
      <text:p text:style-name="P220"><text:span text:style-name="_5f_OOoComputerSpecial"><text:span text:style-name="T329"/></text:span></text:p>
      <text:h text:style-name="P266" text:outline-level="4"><text:bookmark-start text:name="__RefHeading___Toc14138_244974838"/><text:span text:style-name="_5f_OOoComputerSpecial"><text:span text:style-name="T585">3.</text:span></text:span><text:span text:style-name="_5f_OOoComputerSpecial"><text:span text:style-name="T831">6.8.</text:span></text:span><text:span text:style-name="_5f_OOoComputerSpecial"><text:span text:style-name="T842">7</text:span></text:span><text:span text:style-name="_5f_OOoComputerSpecial"><text:span text:style-name="T831"> </text:span></text:span><text:span text:style-name="_5f_OOoComputerSpecial"><text:span text:style-name="T840">Get </text:span></text:span><text:span text:style-name="_5f_OOoComputerSpecial"><text:span text:style-name="T843">line number that a marker is on by the markers handle</text:span></text:span><text:bookmark-end text:name="__RefHeading___Toc14138_244974838"/></text:h>
      <text:p text:style-name="P125"><text:span text:style-name="_5f_OOoComputerSpecial"><text:span text:style-name="T843">This method returns the line number that the marker was added to using the markers handle.</text:span></text:span></text:p>
      <text:p text:style-name="P217"><text:span text:style-name="_5f_OOoComputerSpecial"><text:span text:style-name="T795">Querrie</text:span></text:span><text:span text:style-name="_5f_OOoComputerSpecial"><text:span text:style-name="T801">d</text:span></text:span><text:span text:style-name="_5f_OOoComputerSpecial"><text:span text:style-name="T795"> with method: </text:span></text:span><text:span text:style-name="_5f_OOoComputerSpecial"><text:span text:style-name="T825">markerLine</text:span></text:span><text:span text:style-name="_5f_OOoComputerSpecial"><text:span text:style-name="T808">(</text:span></text:span><text:span text:style-name="_5f_OOoComputerSpecial"><text:span text:style-name="T819">marker_</text:span></text:span><text:span text:style-name="_5f_OOoComputerSpecial"><text:span text:style-name="T822">handle</text:span></text:span><text:span text:style-name="_5f_OOoComputerSpecial"><text:span text:style-name="T808">)</text:span></text:span></text:p>
      <text:p text:style-name="P217"><text:span text:style-name="_5f_OOoComputerSpecial"><text:span text:style-name="T819">marker_</text:span></text:span><text:span text:style-name="_5f_OOoComputerSpecial"><text:span text:style-name="T822">handle</text:span></text:span><text:span text:style-name="_5f_OOoComputerSpecial"><text:span text:style-name="T819"> </text:span></text:span><text:span text:style-name="_5f_OOoComputerSpecial"><text:span text:style-name="T304">parameter options:</text:span></text:span></text:p>
      <text:list xml:id="list1145187971407755281" text:style-name="L31">
        <text:list-item>
          <text:p text:style-name="P339"><text:span text:style-name="_5f_OOoComputerSpecial"><text:span text:style-name="T292">Integer</text:span></text:span><text:span text:style-name="_5f_OOoComputerSpecial"><text:span text:style-name="T321">: </text:span></text:span><text:span text:style-name="_5f_OOoComputerSpecial"><text:span text:style-name="T324">Marker handle</text:span></text:span><text:span text:style-name="_5f_OOoComputerSpecial"><text:span text:style-name="T321"> </text:span></text:span><text:span text:style-name="_5f_OOoComputerSpecial"><text:span text:style-name="T324">of</text:span></text:span><text:span text:style-name="_5f_OOoComputerSpecial"><text:span text:style-name="T321"> the marker </text:span></text:span><text:span text:style-name="_5f_OOoComputerSpecial"><text:span text:style-name="T324">that </text:span></text:span><text:span text:style-name="_5f_OOoComputerSpecial"><text:span text:style-name="T321">will be </text:span></text:span><text:span text:style-name="_5f_OOoComputerSpecial"><text:span text:style-name="T322">deleted.</text:span></text:span></text:p>
        </text:list-item>
      </text:list>
      <text:p text:style-name="P120"><text:span text:style-name="_5f_OOoComputerSpecial"><text:span text:style-name="T941">Return value</text:span></text:span><text:span text:style-name="_5f_OOoComputerSpecial"><text:span text:style-name="T294">:</text:span></text:span></text:p>
      <text:list xml:id="list192357857412730" text:continue-list="list4784262649273264700" text:style-name="L28">
        <text:list-item>
          <text:p text:style-name="P335"><text:span text:style-name="_5f_OOoComputerSpecial"><text:span text:style-name="T294">Integer</text:span></text:span><text:span text:style-name="_5f_OOoComputerSpecial"><text:span text:style-name="T323">: </text:span></text:span><text:span text:style-name="_5f_OOoComputerSpecial"><text:span text:style-name="T333">The line number that the marker is on or </text:span></text:span><text:span text:style-name="_5f_OOoComputerSpecial"><text:span text:style-name="T347">-1</text:span></text:span><text:span text:style-name="_5f_OOoComputerSpecial"><text:span text:style-name="T333"> if the marker is not present on any line.</text:span></text:span></text:p>
        </text:list-item>
      </text:list>
      <text:p text:style-name="Text_20_body"><text:span text:style-name="_5f_OOoComputerSpecial"/></text:p>
      <text:h text:style-name="P267" text:outline-level="4"><text:bookmark-start text:name="__RefHeading___Toc14140_244974838"/><text:span text:style-name="_5f_OOoComputerSpecial"><text:span text:style-name="T585">3.</text:span></text:span><text:span text:style-name="_5f_OOoComputerSpecial"><text:span text:style-name="T831">6.8.</text:span></text:span><text:span text:style-name="_5f_OOoComputerSpecial"><text:span text:style-name="T842">7</text:span></text:span><text:span text:style-name="_5f_OOoComputerSpecial"><text:span text:style-name="T831"> </text:span></text:span><text:span text:style-name="_5f_OOoComputerSpecial"><text:span text:style-name="T844">Find markers</text:span></text:span><text:bookmark-end text:name="__RefHeading___Toc14140_244974838"/></text:h>
      <text:p text:style-name="P126"><text:span text:style-name="_5f_OOoComputerSpecial"><text:span text:style-name="T844">You can search for markers forwards and backwards using a marker mask with these methods. </text:span></text:span></text:p>
      <text:p text:style-name="P218"><text:span text:style-name="_5f_OOoComputerSpecial"><text:span text:style-name="T795">Search forwar</text:span></text:span><text:span text:style-name="_5f_OOoComputerSpecial"><text:span text:style-name="T802">d</text:span></text:span><text:span text:style-name="_5f_OOoComputerSpecial"><text:span text:style-name="T795"> with method: </text:span></text:span><text:span text:style-name="_5f_OOoComputerSpecial"><text:span text:style-name="T821">markerFindNext </text:span></text:span><text:span text:style-name="_5f_OOoComputerSpecial"><text:span text:style-name="T808">(</text:span></text:span><text:span text:style-name="_5f_OOoComputerSpecial"><text:span text:style-name="T826">starting_line_number, marker_mask</text:span></text:span><text:span text:style-name="_5f_OOoComputerSpecial"><text:span text:style-name="T808">)</text:span></text:span></text:p>
      <text:p text:style-name="P218"><text:span text:style-name="_5f_OOoComputerSpecial"><text:span text:style-name="T826">starting_line_number</text:span></text:span><text:span text:style-name="_5f_OOoComputerSpecial"><text:span text:style-name="T819"> </text:span></text:span><text:span text:style-name="_5f_OOoComputerSpecial"><text:span text:style-name="T304">parameter options:</text:span></text:span></text:p>
      <text:list xml:id="list713430619085752893" text:style-name="L32">
        <text:list-item>
          <text:p text:style-name="P340"><text:span text:style-name="_5f_OOoComputerSpecial"><text:span text:style-name="T292">Integer</text:span></text:span><text:span text:style-name="_5f_OOoComputerSpecial"><text:span text:style-name="T321">: </text:span></text:span><text:span text:style-name="_5f_OOoComputerSpecial"><text:span text:style-name="T334">Starting line number from which the next marker will be searched for</text:span></text:span><text:span text:style-name="_5f_OOoComputerSpecial"><text:span text:style-name="T322">.</text:span></text:span></text:p>
        </text:list-item>
      </text:list>
      <text:p text:style-name="P218"><text:span text:style-name="_5f_OOoComputerSpecial"><text:span text:style-name="T826">marker_mask</text:span></text:span><text:span text:style-name="_5f_OOoComputerSpecial"><text:span text:style-name="T819"> </text:span></text:span><text:span text:style-name="_5f_OOoComputerSpecial"><text:span text:style-name="T304">parameter options:</text:span></text:span></text:p>
      <text:list xml:id="list192357974210004" text:continue-numbering="true" text:style-name="L32">
        <text:list-item>
          <text:p text:style-name="P340"><text:span text:style-name="_5f_OOoComputerSpecial"><text:span text:style-name="T292">Integer</text:span></text:span><text:span text:style-name="_5f_OOoComputerSpecial"><text:span text:style-name="T321">: </text:span></text:span><text:span text:style-name="_5f_OOoComputerSpecial"><text:span text:style-name="T334">A 32 bit mask with the bits that represent the markers to search for set to </text:span></text:span><text:span text:style-name="_5f_OOoComputerSpecial"><text:span text:style-name="T348">1</text:span></text:span><text:span text:style-name="_5f_OOoComputerSpecial"><text:span text:style-name="T322">.<text:line-break/></text:span></text:span><text:span text:style-name="_5f_OOoComputerSpecial"><text:span text:style-name="T334">Example: To search for markers 1 and 3, set the mask to: 0b1010 (the upper part of the mask are all </text:span></text:span><text:span text:style-name="_5f_OOoComputerSpecial"><text:span text:style-name="T348">0</text:span></text:span><text:span text:style-name="_5f_OOoComputerSpecial"><text:span text:style-name="T334">'s)</text:span></text:span></text:p>
        </text:list-item>
      </text:list>
      <text:p text:style-name="P219"><text:span text:style-name="_5f_OOoComputerSpecial"><text:span text:style-name="T795">Search </text:span></text:span><text:span text:style-name="_5f_OOoComputerSpecial"><text:span text:style-name="T802">backwards</text:span></text:span><text:span text:style-name="_5f_OOoComputerSpecial"><text:span text:style-name="T795"> with method: </text:span></text:span><text:span text:style-name="_5f_OOoComputerSpecial"><text:span text:style-name="T807">markerFindPrevious</text:span></text:span><text:span text:style-name="_5f_OOoComputerSpecial"><text:span text:style-name="T808">(</text:span></text:span><text:span text:style-name="_5f_OOoComputerSpecial"><text:span text:style-name="T826">starting_line_number, marker_mask</text:span></text:span><text:span text:style-name="_5f_OOoComputerSpecial"><text:span text:style-name="T808">)</text:span></text:span></text:p>
      <text:p text:style-name="P218"><text:span text:style-name="_5f_OOoComputerSpecial"><text:span text:style-name="T826">starting_line_number</text:span></text:span><text:span text:style-name="_5f_OOoComputerSpecial"><text:span text:style-name="T819"> </text:span></text:span><text:span text:style-name="_5f_OOoComputerSpecial"><text:span text:style-name="T304">parameter options:</text:span></text:span></text:p>
      <text:list xml:id="list192356304351913" text:continue-numbering="true" text:style-name="L32">
        <text:list-item>
          <text:p text:style-name="P340"><text:span text:style-name="_5f_OOoComputerSpecial"><text:span text:style-name="T292">Integer</text:span></text:span><text:span text:style-name="_5f_OOoComputerSpecial"><text:span text:style-name="T321">: </text:span></text:span><text:span text:style-name="_5f_OOoComputerSpecial"><text:span text:style-name="T334">Starting line number from which the next marker will be searched for</text:span></text:span><text:span text:style-name="_5f_OOoComputerSpecial"><text:span text:style-name="T322">.</text:span></text:span></text:p>
        </text:list-item>
      </text:list>
      <text:p text:style-name="P218"><text:span text:style-name="_5f_OOoComputerSpecial"><text:span text:style-name="T826">marker_mask</text:span></text:span><text:span text:style-name="_5f_OOoComputerSpecial"><text:span text:style-name="T819"> </text:span></text:span><text:span text:style-name="_5f_OOoComputerSpecial"><text:span text:style-name="T304">parameter options:</text:span></text:span></text:p>
      <text:list xml:id="list192355970287688" text:continue-numbering="true" text:style-name="L32">
        <text:list-item>
          <text:p text:style-name="P340"><text:span text:style-name="_5f_OOoComputerSpecial"><text:span text:style-name="T292">Integer</text:span></text:span><text:span text:style-name="_5f_OOoComputerSpecial"><text:span text:style-name="T321">: </text:span></text:span><text:span text:style-name="_5f_OOoComputerSpecial"><text:span text:style-name="T334">A 32 bit mask with the bits that represent the markers to search for set to </text:span></text:span><text:span text:style-name="_5f_OOoComputerSpecial"><text:span text:style-name="T348">1</text:span></text:span><text:span text:style-name="_5f_OOoComputerSpecial"><text:span text:style-name="T322">.<text:line-break/></text:span></text:span><text:span text:style-name="_5f_OOoComputerSpecial"><text:span text:style-name="T334">Example: To search for markers 1 and 3, set the mask to: 0b1010 (the upper part of the mask are all </text:span></text:span><text:span text:style-name="_5f_OOoComputerSpecial"><text:span text:style-name="T348">0</text:span></text:span><text:span text:style-name="_5f_OOoComputerSpecial"><text:span text:style-name="T334">'s)</text:span></text:span></text:p>
        </text:list-item>
      </text:list>
      <text:p text:style-name="P126"><text:span text:style-name="_5f_OOoComputerSpecial"><text:span text:style-name="T334"/></text:span></text:p>
      <text:h text:style-name="P279" text:outline-level="2"><text:bookmark-start text:name="__RefHeading___Toc14142_244974838"/><text:soft-page-break/><text:span text:style-name="_5f_OOoComputerSpecial"><text:span text:style-name="T785">3.</text:span></text:span><text:span text:style-name="_5f_OOoComputerSpecial"><text:span text:style-name="T787">7</text:span></text:span><text:span text:style-name="_5f_OOoComputerSpecial"><text:span text:style-name="T785">. </text:span></text:span><text:span text:style-name="_5f_OOoComputerSpecial"><text:span text:style-name="T787">Hotspots (clickable text)</text:span></text:span><text:bookmark-end text:name="__RefHeading___Toc14142_244974838"/></text:h>
      <text:p text:style-name="P127"><draw:frame draw:style-name="fr3" draw:name="Image56" text:anchor-type="paragraph" svg:y="2.514cm" svg:width="17cm" svg:height="3.304cm" draw:z-index="55"><draw:image xlink:href="Pictures/100002010000031300000099BDB873B8D56BBC45.png" xlink:type="simple" xlink:show="embed" xlink:actuate="onLoad"/></draw:frame><text:span text:style-name="_5f_OOoComputerSpecial"><text:span text:style-name="T845">Hotspots are a feature of QScintilla </text:span></text:span><text:span text:style-name="_5f_OOoComputerSpecial"><text:span text:style-name="T853">text styling</text:span></text:span><text:span text:style-name="_5f_OOoComputerSpecial"><text:span text:style-name="T845"> that make </text:span></text:span><text:span text:style-name="_5f_OOoComputerSpecial"><text:span text:style-name="T846">parts of the editor's</text:span></text:span><text:span text:style-name="_5f_OOoComputerSpecial"><text:span text:style-name="T845"> text clickable </text:span></text:span><text:span text:style-name="_5f_OOoComputerSpecial"><text:span text:style-name="T849">with the mouse</text:span></text:span><text:span text:style-name="_5f_OOoComputerSpecial"><text:span text:style-name="T845">. </text:span></text:span><text:span text:style-name="_5f_OOoComputerSpecial"><text:span text:style-name="T847">This can be used for a multitude of options, like </text:span></text:span><text:span text:style-name="_5f_OOoComputerSpecial"><text:span text:style-name="T766">jump-to-declaration</text:span></text:span><text:span text:style-name="_5f_OOoComputerSpecial"><text:span text:style-name="T847"> functionality. <text:line-break/></text:span></text:span><text:span text:style-name="_5f_OOoComputerSpecial"><text:span text:style-name="T854">Below is an example of a hotspot:<text:line-break/></text:span></text:span><text:span text:style-name="_5f_OOoComputerSpecial"><text:span text:style-name="T847"><text:line-break/>Hotspots a</text:span></text:span><text:span text:style-name="_5f_OOoComputerSpecial"><text:span text:style-name="T848">re </text:span></text:span><text:span text:style-name="_5f_OOoComputerSpecial"><text:span text:style-name="T849">an attribute</text:span></text:span><text:span text:style-name="_5f_OOoComputerSpecial"><text:span text:style-name="T848"> of </text:span></text:span><text:span text:style-name="_5f_OOoComputerSpecial"><text:span text:style-name="T849">the</text:span></text:span><text:span text:style-name="_5f_OOoComputerSpecial"><text:span text:style-name="T848"> </text:span></text:span><text:span text:style-name="_5f_OOoComputerSpecial"><text:span text:style-name="T721">PyQt5.Qsci.</text:span></text:span><text:span text:style-name="_5f_OOoComputerSpecial"><text:span text:style-name="T720">QsciStyle</text:span></text:span><text:span text:style-name="_5f_OOoComputerSpecial"><text:span text:style-name="T848"> object, </text:span></text:span><text:span text:style-name="_5f_OOoComputerSpecial"><text:span text:style-name="T849">but </text:span></text:span><text:span text:style-name="_5f_OOoComputerSpecial"><text:span text:style-name="T850">usually you will just want to set a specific style to be a hotspot style, meaning every time a lexer styles a piece of text with a certain style, it will be a hotspot. </text:span></text:span><text:span text:style-name="_5f_OOoComputerSpecial"><text:span text:style-name="T851">This is done by sending a message to a editor using the </text:span></text:span><text:span text:style-name="_5f_OOoComputerSpecial"><text:span text:style-name="T722">SendScintilla</text:span></text:span><text:span text:style-name="_5f_OOoComputerSpecial"><text:span text:style-name="T851"> method using the </text:span></text:span><text:span text:style-name="_5f_OOoComputerSpecial"><text:span text:style-name="T722">PyQt5.Qsci.QsciScintillaBase.SCI_STYLESETHOTSPOT</text:span></text:span><text:span text:style-name="_5f_OOoComputerSpecial"><text:span text:style-name="T851"> message parameter</text:span></text:span><text:span text:style-name="_5f_OOoComputerSpecial"><text:span text:style-name="T852">, which will be shown in the examples</text:span></text:span><text:span text:style-name="_5f_OOoComputerSpecial"><text:span text:style-name="T851">.</text:span></text:span><text:span text:style-name="_5f_OOoComputerSpecial"><text:span text:style-name="T853"> It is possible to style hotspots manually using the </text:span></text:span><text:span text:style-name="_5f_OOoComputerSpecial"><text:span text:style-name="T722">SendScintilla</text:span></text:span><text:span text:style-name="_5f_OOoComputerSpecial"><text:span text:style-name="T651"> </text:span></text:span><text:span text:style-name="_5f_OOoComputerSpecial"><text:span text:style-name="T652">method, </text:span></text:span><text:span text:style-name="_5f_OOoComputerSpecial"><text:span text:style-name="T723">BUT THE EDITOR MUST NOT HAVE A LEXER SET</text:span></text:span><text:span text:style-name="_5f_OOoComputerSpecial"><text:span text:style-name="T652">, otherwise the lexer will overwrite </text:span></text:span><text:span text:style-name="_5f_OOoComputerSpecial"><text:span text:style-name="T653">what </text:span></text:span><text:span text:style-name="_5f_OOoComputerSpecial"><text:span text:style-name="T652">you manually styled. You can quickly realize if this is the case, when you are trying to create a hotspot manually and the hotspot does not work, which usually means that the lexers is overwriting your manual hotspot styling </text:span></text:span><text:span text:style-name="_5f_OOoComputerSpecial"><text:span text:style-name="T653">(or your code is not correct)</text:span></text:span><text:span text:style-name="_5f_OOoComputerSpecial"><text:span text:style-name="T652">.</text:span></text:span><text:span text:style-name="_5f_OOoComputerSpecial"><text:span text:style-name="T845"><text:line-break/></text:span></text:span><text:span text:style-name="_5f_OOoComputerSpecial"><text:span text:style-name="T846">A hotspot becomes visible when you hover the mouse over it </text:span></text:span><text:span text:style-name="_5f_OOoComputerSpecial"><text:span text:style-name="T847">and you can choose the hotspots foreground </text:span></text:span><text:span text:style-name="_5f_OOoComputerSpecial"><text:span text:style-name="T850">color</text:span></text:span><text:span text:style-name="_5f_OOoComputerSpecial"><text:span text:style-name="T847">, background colors </text:span></text:span><text:span text:style-name="_5f_OOoComputerSpecial"><text:span text:style-name="T850">and underlining</text:span></text:span><text:span text:style-name="_5f_OOoComputerSpecial"><text:span text:style-name="T847"> when the mouse is over it. </text:span></text:span></text:p>
      <text:h text:style-name="P452" text:outline-level="3"><text:bookmark-start text:name="__RefHeading___Toc14144_244974838"/>3.7.1. <text:span text:style-name="T944">Hotspot foreground color</text:span><text:bookmark-end text:name="__RefHeading___Toc14144_244974838"/></text:h>
      <text:p text:style-name="P91"><text:span text:style-name="T467">T</text:span><text:span text:style-name="T466">his </text:span><text:span text:style-name="T468">setting change</text:span><text:span text:style-name="T470">s</text:span><text:span text:style-name="T468"> the </text:span><text:span text:style-name="_5f_OOoComputerSpecial"><text:span text:style-name="T192">active</text:span></text:span><text:span text:style-name="_5f_OOoComputerSpecial"><text:span text:style-name="T195"> (when the mouse is over the hotspot) </text:span></text:span><text:span text:style-name="T468">foreground color of all hotspots.</text:span></text:p>
      <text:p text:style-name="P221"><text:span text:style-name="_5f_OOoComputerSpecial"><text:span text:style-name="T795">Set with method: </text:span></text:span><text:span text:style-name="_5f_OOoComputerSpecial"><text:span text:style-name="T812">setHotspotForegroundColor</text:span></text:span><text:span text:style-name="_5f_OOoComputerSpecial"><text:span text:style-name="T808">(</text:span></text:span><text:span text:style-name="_5f_OOoComputerSpecial"><text:span text:style-name="T827">color</text:span></text:span><text:span text:style-name="_5f_OOoComputerSpecial"><text:span text:style-name="T808">)<text:line-break/></text:span></text:span><text:span text:style-name="_5f_OOoComputerSpecial"><text:span text:style-name="T803">Res</text:span></text:span><text:span text:style-name="_5f_OOoComputerSpecial"><text:span text:style-name="T795">et with method </text:span></text:span><text:span text:style-name="_5f_OOoComputerSpecial"><text:span text:style-name="T804">(resets to the default style color)</text:span></text:span><text:span text:style-name="_5f_OOoComputerSpecial"><text:span text:style-name="T795">: </text:span></text:span><text:span text:style-name="_5f_OOoComputerSpecial"><text:span text:style-name="T829">r</text:span></text:span><text:span text:style-name="_5f_OOoComputerSpecial"><text:span text:style-name="T828">e</text:span></text:span><text:span text:style-name="_5f_OOoComputerSpecial"><text:span text:style-name="T812">setHotspotForegroundColor</text:span></text:span><text:span text:style-name="_5f_OOoComputerSpecial"><text:span text:style-name="T808">()</text:span></text:span></text:p>
      <text:p text:style-name="P128"><text:span text:style-name="_5f_OOoComputerSpecial"><text:span text:style-name="T280">colo</text:span></text:span><text:span text:style-name="_5f_OOoComputerSpecial"><text:span text:style-name="T827">r</text:span></text:span><text:span text:style-name="Emphasis"><text:span text:style-name="T280"> </text:span></text:span><text:span text:style-name="_5f_OOoComputerSpecial"><text:span text:style-name="T304">parameter options:</text:span></text:span></text:p>
      <text:list xml:id="list8934919578222248675" text:style-name="L33">
        <text:list-item>
          <text:p text:style-name="P341"><draw:frame draw:style-name="fr1" draw:name="Image57" text:anchor-type="paragraph" svg:x="4.831cm" svg:y="1.281cm" svg:width="7.535cm" svg:height="3.295cm" draw:z-index="56"><draw:image xlink:href="Pictures/1000020100000107000000736F5FC4551E788EE7.png" xlink:type="simple" xlink:show="embed" xlink:actuate="onLoad"/></draw:frame><text:span text:style-name="_5f_OOoComputerSpecial"><text:span text:style-name="T278">PyQt5.QtGui.QColor</text:span></text:span><text:span text:style-name="_5f_OOoComputerSpecial"><text:span text:style-name="T335">: </text:span></text:span><text:span text:style-name="_5f_OOoComputerSpecial"><text:span text:style-name="T301">To change the </text:span></text:span><text:span text:style-name="_5f_OOoComputerSpecial"><text:span text:style-name="T297">active</text:span></text:span><text:span text:style-name="_5f_OOoComputerSpecial"><text:span text:style-name="T337"> </text:span></text:span><text:span text:style-name="_5f_OOoComputerSpecial"><text:span text:style-name="T336">hotspot</text:span></text:span><text:span text:style-name="_5f_OOoComputerSpecial"><text:span text:style-name="T301"> </text:span></text:span><text:span text:style-name="_5f_OOoComputerSpecial"><text:span text:style-name="T336">fore</text:span></text:span><text:span text:style-name="_5f_OOoComputerSpecial"><text:span text:style-name="T301">ground color to </text:span></text:span><text:span text:style-name="_5f_OOoComputerSpecial"><text:span text:style-name="T336">yellow</text:span></text:span><text:span text:style-name="_5f_OOoComputerSpecial"><text:span text:style-name="T301"> for example, set it to </text:span></text:span><text:span text:style-name="_5f_OOoComputerSpecial"><text:span text:style-name="T299">PyQt5.QtGui.Q</text:span></text:span><text:span text:style-name="_5f_OOoComputerSpecial"><text:span text:style-name="T336">C</text:span></text:span><text:span text:style-name="_5f_OOoComputerSpecial"><text:span text:style-name="T299">olor("#</text:span></text:span><text:span text:style-name="_5f_OOoComputerSpecial"><text:span text:style-name="T301">ff</text:span></text:span><text:span text:style-name="_5f_OOoComputerSpecial"><text:span text:style-name="T336">ffff00</text:span></text:span><text:span text:style-name="_5f_OOoComputerSpecial"><text:span text:style-name="T299">")</text:span></text:span></text:p>
        </text:list-item>
      </text:list>
      <text:h text:style-name="P455" text:outline-level="3"><text:bookmark-start text:name="__RefHeading___Toc14146_244974838"/><text:soft-page-break/>3.7.<text:span text:style-name="T945">2</text:span>. <text:span text:style-name="T944">Hotspot background color</text:span><text:bookmark-end text:name="__RefHeading___Toc14146_244974838"/></text:h>
      <text:p text:style-name="P91"><text:span text:style-name="T467">T</text:span><text:span text:style-name="T466">his </text:span><text:span text:style-name="T468">setting change</text:span><text:span text:style-name="T470">s</text:span><text:span text:style-name="T468"> the </text:span><text:span text:style-name="_5f_OOoComputerSpecial"><text:span text:style-name="T192">active</text:span></text:span><text:span text:style-name="_5f_OOoComputerSpecial"><text:span text:style-name="T195"> (when the mouse is over the hotspot)</text:span></text:span><text:span text:style-name="T468"> </text:span><text:span text:style-name="T469">back</text:span><text:span text:style-name="T468">ground color of all hotspots. </text:span><text:span text:style-name="T410">THIS DOESN'T SEEM TO BE WORKING ON QSCINTILLA 2.9.2 AND BELOW! USE THE SendScintilla METHOD WITH THE </text:span><text:span text:style-name="T411">SCI_SETHOTSPOTACTIVEBACK</text:span><text:span text:style-name="T410"> PARAMETER IN THIS CASE.</text:span></text:p>
      <text:p text:style-name="P222"><text:span text:style-name="_5f_OOoComputerSpecial"><text:span text:style-name="T795">Set with method: </text:span></text:span><text:span text:style-name="_5f_OOoComputerSpecial"><text:span text:style-name="T812">setHotspot</text:span></text:span><text:span text:style-name="_5f_OOoComputerSpecial"><text:span text:style-name="T829">Back</text:span></text:span><text:span text:style-name="_5f_OOoComputerSpecial"><text:span text:style-name="T812">groundColor</text:span></text:span><text:span text:style-name="_5f_OOoComputerSpecial"><text:span text:style-name="T808">(</text:span></text:span><text:span text:style-name="_5f_OOoComputerSpecial"><text:span text:style-name="T827">color</text:span></text:span><text:span text:style-name="_5f_OOoComputerSpecial"><text:span text:style-name="T808">)<text:line-break/></text:span></text:span><text:span text:style-name="_5f_OOoComputerSpecial"><text:span text:style-name="T803">Res</text:span></text:span><text:span text:style-name="_5f_OOoComputerSpecial"><text:span text:style-name="T795">et with method </text:span></text:span><text:span text:style-name="_5f_OOoComputerSpecial"><text:span text:style-name="T804">(resets to the default style color)</text:span></text:span><text:span text:style-name="_5f_OOoComputerSpecial"><text:span text:style-name="T795">: </text:span></text:span><text:span text:style-name="_5f_OOoComputerSpecial"><text:span text:style-name="T829">r</text:span></text:span><text:span text:style-name="_5f_OOoComputerSpecial"><text:span text:style-name="T828">e</text:span></text:span><text:span text:style-name="_5f_OOoComputerSpecial"><text:span text:style-name="T812">setHotspot</text:span></text:span><text:span text:style-name="_5f_OOoComputerSpecial"><text:span text:style-name="T829">Back</text:span></text:span><text:span text:style-name="_5f_OOoComputerSpecial"><text:span text:style-name="T812">groundColor</text:span></text:span><text:span text:style-name="_5f_OOoComputerSpecial"><text:span text:style-name="T808">()</text:span></text:span></text:p>
      <text:p text:style-name="P129"><text:span text:style-name="_5f_OOoComputerSpecial"><text:span text:style-name="T280">colo</text:span></text:span><text:span text:style-name="_5f_OOoComputerSpecial"><text:span text:style-name="T827">r</text:span></text:span><text:span text:style-name="Emphasis"><text:span text:style-name="T280"> </text:span></text:span><text:span text:style-name="_5f_OOoComputerSpecial"><text:span text:style-name="T304">parameter options:</text:span></text:span></text:p>
      <text:list xml:id="list192356690091040" text:continue-numbering="true" text:style-name="L33">
        <text:list-item>
          <text:p text:style-name="P341"><draw:frame draw:style-name="fr1" draw:name="Image58" text:anchor-type="paragraph" svg:x="4.831cm" svg:y="1.281cm" svg:width="7.535cm" svg:height="3.295cm" draw:z-index="57"><draw:image xlink:href="Pictures/100002010000010700000073B8CADB95FC065D0B.png" xlink:type="simple" xlink:show="embed" xlink:actuate="onLoad"/></draw:frame><text:span text:style-name="_5f_OOoComputerSpecial"><text:span text:style-name="T278">PyQt5.QtGui.QColor</text:span></text:span><text:span text:style-name="_5f_OOoComputerSpecial"><text:span text:style-name="T335">: </text:span></text:span><text:span text:style-name="_5f_OOoComputerSpecial"><text:span text:style-name="T301">To change the </text:span></text:span><text:span text:style-name="_5f_OOoComputerSpecial"><text:span text:style-name="T297">active</text:span></text:span><text:span text:style-name="_5f_OOoComputerSpecial"><text:span text:style-name="T337"> </text:span></text:span><text:span text:style-name="_5f_OOoComputerSpecial"><text:span text:style-name="T336">hotspot</text:span></text:span><text:span text:style-name="_5f_OOoComputerSpecial"><text:span text:style-name="T301"> </text:span></text:span><text:span text:style-name="_5f_OOoComputerSpecial"><text:span text:style-name="T338">back</text:span></text:span><text:span text:style-name="_5f_OOoComputerSpecial"><text:span text:style-name="T301">ground color to </text:span></text:span><text:span text:style-name="_5f_OOoComputerSpecial"><text:span text:style-name="T339">torquoise</text:span></text:span><text:span text:style-name="_5f_OOoComputerSpecial"><text:span text:style-name="T301"> for example, set it to </text:span></text:span><text:span text:style-name="_5f_OOoComputerSpecial"><text:span text:style-name="T299">PyQt5.QtGui.Q</text:span></text:span><text:span text:style-name="_5f_OOoComputerSpecial"><text:span text:style-name="T336">C</text:span></text:span><text:span text:style-name="_5f_OOoComputerSpecial"><text:span text:style-name="T299">olor("#</text:span></text:span><text:span text:style-name="_5f_OOoComputerSpecial"><text:span text:style-name="T301">ff</text:span></text:span><text:span text:style-name="_5f_OOoComputerSpecial"><text:span text:style-name="T336">ff00</text:span></text:span><text:span text:style-name="_5f_OOoComputerSpecial"><text:span text:style-name="T299">").</text:span></text:span></text:p>
        </text:list-item>
      </text:list>
      <text:h text:style-name="P456" text:outline-level="3"><text:bookmark-start text:name="__RefHeading___Toc14148_244974838"/>3.7.<text:span text:style-name="T946">3</text:span>. <text:span text:style-name="T944">Hotspot underlining</text:span><text:bookmark-end text:name="__RefHeading___Toc14148_244974838"/></text:h>
      <text:p text:style-name="P92"><text:span text:style-name="_5f_OOoComputerSpecial"><text:span text:style-name="T455">T</text:span></text:span><text:span text:style-name="_5f_OOoComputerSpecial"><text:span text:style-name="T456">his </text:span></text:span><text:span text:style-name="_5f_OOoComputerSpecial"><text:span text:style-name="T453">setting </text:span></text:span><text:span text:style-name="_5f_OOoComputerSpecial"><text:span text:style-name="T454">selects the visibility of underlining on an </text:span></text:span><text:span text:style-name="_5f_OOoComputerSpecial"><text:span text:style-name="T192">active</text:span></text:span><text:span text:style-name="_5f_OOoComputerSpecial"><text:span text:style-name="T195"> (when the mouse is over the hotspot)</text:span></text:span><text:span text:style-name="_5f_OOoComputerSpecial"><text:span text:style-name="T453"> </text:span></text:span><text:span text:style-name="_5f_OOoComputerSpecial"><text:span text:style-name="T454">hotspot.</text:span></text:span></text:p>
      <text:p text:style-name="P223"><text:span text:style-name="_5f_OOoComputerSpecial"><text:span text:style-name="T795">Set with method: </text:span></text:span><text:span text:style-name="_5f_OOoComputerSpecial"><text:span text:style-name="T812">setHotspotUnderline</text:span></text:span><text:span text:style-name="_5f_OOoComputerSpecial"><text:span text:style-name="T808">(</text:span></text:span><text:span text:style-name="_5f_OOoComputerSpecial"><text:span text:style-name="T830">underlined</text:span></text:span><text:span text:style-name="_5f_OOoComputerSpecial"><text:span text:style-name="T808">)</text:span></text:span></text:p>
      <text:p text:style-name="P130"><text:span text:style-name="_5f_OOoComputerSpecial"><text:span text:style-name="T700">underli</text:span></text:span><text:span text:style-name="_5f_OOoComputerSpecial"><text:span text:style-name="T830">ned</text:span></text:span><text:span text:style-name="Emphasis"><text:span text:style-name="T280"> </text:span></text:span><text:span text:style-name="_5f_OOoComputerSpecial"><text:span text:style-name="T304">parameter options:</text:span></text:span></text:p>
      <text:list xml:id="list192357357302437" text:continue-numbering="true" text:style-name="L33">
        <text:list-item>
          <text:p text:style-name="P342"><draw:frame draw:style-name="fr1" draw:name="Image59" text:anchor-type="paragraph" svg:x="4.831cm" svg:y="0.778cm" svg:width="7.535cm" svg:height="3.295cm" draw:z-index="58"><draw:image xlink:href="Pictures/100002010000010700000073CC6020ABFD477CA3.png" xlink:type="simple" xlink:show="embed" xlink:actuate="onLoad"/></draw:frame><text:span text:style-name="_5f_OOoComputerSpecial"><text:span text:style-name="T183">Tru</text:span></text:span><text:span text:style-name="_5f_OOoComputerSpecial"><text:span text:style-name="T193">e </text:span></text:span><text:span text:style-name="_5f_OOoComputerSpecial"><text:span text:style-name="T194">(default value)</text:span></text:span><text:span text:style-name="_5f_OOoComputerSpecial"><text:span text:style-name="T196">: </text:span></text:span><text:span text:style-name="_5f_OOoComputerSpecial"><text:span text:style-name="T197">The undeline is visible.</text:span></text:span></text:p>
        </text:list-item>
        <text:list-item>
          <text:p text:style-name="P343"><draw:frame draw:style-name="fr3" draw:name="Image60" text:anchor-type="paragraph" svg:y="3.979cm" svg:width="7.535cm" svg:height="3.295cm" draw:z-index="59"><draw:image xlink:href="Pictures/1000020100000107000000734F0A12057E40090B.png" xlink:type="simple" xlink:show="embed" xlink:actuate="onLoad"/></draw:frame><text:span text:style-name="_5f_OOoComputerSpecial"><text:span text:style-name="T193">False </text:span></text:span><text:span text:style-name="_5f_OOoComputerSpecial"><text:span text:style-name="T196">: </text:span></text:span><text:span text:style-name="_5f_OOoComputerSpecial"><text:span text:style-name="T197">The undeline is not visible.</text:span></text:span></text:p>
        </text:list-item>
      </text:list>
      <text:p text:style-name="P92"><text:span text:style-name="_5f_OOoComputerSpecial"><text:span text:style-name="T197"/></text:span></text:p>
      <text:h text:style-name="P457" text:outline-level="3"><text:bookmark-start text:name="__RefHeading___Toc14150_244974838"/>3.7.<text:span text:style-name="T947">4</text:span>. <text:span text:style-name="T944">Hotspot wrapping</text:span><text:bookmark-end text:name="__RefHeading___Toc14150_244974838"/></text:h>
      <text:p text:style-name="P94"><text:span text:style-name="_5f_OOoComputerSpecial"><text:span text:style-name="T455">T</text:span></text:span><text:span text:style-name="_5f_OOoComputerSpecial"><text:span text:style-name="T456">his </text:span></text:span><text:span text:style-name="_5f_OOoComputerSpecial"><text:span text:style-name="T453">setting </text:span></text:span><text:span text:style-name="_5f_OOoComputerSpecial"><text:span text:style-name="T454">selects </text:span></text:span><text:span text:style-name="_5f_OOoComputerSpecial"><text:span text:style-name="T457">if an a</text:span></text:span><text:span text:style-name="_5f_OOoComputerSpecial"><text:span text:style-name="T458">ctive ho</text:span></text:span><text:span text:style-name="_5f_OOoComputerSpecial"><text:span text:style-name="T457">tspot wraps to a new line or not. </text:span></text:span><text:span text:style-name="_5f_OOoComputerSpecial"><text:span text:style-name="T408">I DON'T KNOW WHAT THIS DOES! I TRIED BOTH OPTIONS AND IT DOES NOT SEEM TO EFFECT ANY HOTSPOT! </text:span></text:span><text:span text:style-name="_5f_OOoComputerSpecial"><text:span text:style-name="T409">IF ANYONE FIGURES OUT WHAT THIS DOES, PLEASE LET ME KNOW!</text:span></text:span></text:p>
      <text:p text:style-name="P224"><text:soft-page-break/><text:span text:style-name="_5f_OOoComputerSpecial"><text:span text:style-name="T644">Set with method: </text:span></text:span><text:span text:style-name="_5f_OOoComputerSpecial"><text:span text:style-name="T632">setHotspot</text:span></text:span><text:span text:style-name="_5f_OOoComputerSpecial"><text:span text:style-name="T633">Wrap</text:span></text:span><text:span text:style-name="_5f_OOoComputerSpecial"><text:span text:style-name="T628">(</text:span></text:span><text:span text:style-name="_5f_OOoComputerSpecial"><text:span text:style-name="T633">wrapping</text:span></text:span><text:span text:style-name="_5f_OOoComputerSpecial"><text:span text:style-name="T628">)</text:span></text:span></text:p>
      <text:p text:style-name="P131"><text:span text:style-name="_5f_OOoComputerSpecial"><text:span text:style-name="T700">underli</text:span></text:span><text:span text:style-name="_5f_OOoComputerSpecial"><text:span text:style-name="T830">ned</text:span></text:span><text:span text:style-name="Emphasis"><text:span text:style-name="T280"> </text:span></text:span><text:span text:style-name="_5f_OOoComputerSpecial"><text:span text:style-name="T304">parameter options:</text:span></text:span></text:p>
      <text:list xml:id="list192357666796092" text:continue-numbering="true" text:style-name="L33">
        <text:list-item>
          <text:p text:style-name="P344"><text:span text:style-name="_5f_OOoComputerSpecial"><text:span text:style-name="T183">Tru</text:span></text:span><text:span text:style-name="_5f_OOoComputerSpecial"><text:span text:style-name="T193">e </text:span></text:span><text:span text:style-name="_5f_OOoComputerSpecial"><text:span text:style-name="T194">(default value)</text:span></text:span><text:span text:style-name="_5f_OOoComputerSpecial"><text:span text:style-name="T196">: </text:span></text:span><text:span text:style-name="_5f_OOoComputerSpecial"><text:span text:style-name="T198">Wrapping enabled</text:span></text:span><text:span text:style-name="_5f_OOoComputerSpecial"><text:span text:style-name="T197">.</text:span></text:span></text:p>
        </text:list-item>
        <text:list-item>
          <text:p text:style-name="P344"><text:span text:style-name="_5f_OOoComputerSpecial"><text:span text:style-name="T193">False</text:span></text:span><text:span text:style-name="_5f_OOoComputerSpecial"><text:span text:style-name="T196">: </text:span></text:span><text:span text:style-name="_5f_OOoComputerSpecial"><text:span text:style-name="T198">Wrapping disabled</text:span></text:span><text:span text:style-name="_5f_OOoComputerSpecial"><text:span text:style-name="T197">.</text:span></text:span></text:p>
        </text:list-item>
      </text:list>
      <text:p text:style-name="P93"><text:span text:style-name="_5f_OOoComputerSpecial"><text:span text:style-name="T197"/></text:span></text:p>
      <text:h text:style-name="P458" text:outline-level="3"><text:bookmark-start text:name="__RefHeading___Toc14382_244974838"/>3.7.<text:span text:style-name="T949">5</text:span>. <text:span text:style-name="T949">Connecting to the hotspot click signal</text:span><text:bookmark-end text:name="__RefHeading___Toc14382_244974838"/></text:h>
      <text:p text:style-name="P133"><text:span text:style-name="_5f_OOoComputerSpecial"><text:span text:style-name="T449">To connect to the event when a hotspot is click to actually respond to the click, you need to connect to the </text:span></text:span><text:span text:style-name="_5f_OOoComputerSpecial"><text:span text:style-name="T451">SCN_HOTSPOTCLICK, </text:span></text:span><text:span text:style-name="_5f_OOoComputerSpecial"><text:span text:style-name="T459">SCN_HOTSPOTDOUBLECLICK</text:span></text:span><text:span text:style-name="_5f_OOoComputerSpecial"><text:span text:style-name="T461"> </text:span></text:span><text:span text:style-name="_5f_OOoComputerSpecial"><text:span text:style-name="T462">or</text:span></text:span><text:span text:style-name="_5f_OOoComputerSpecial"><text:span text:style-name="T460"> S</text:span></text:span><text:span text:style-name="_5f_OOoComputerSpecial"><text:span text:style-name="T452">CN_HOTSPOTRELEASECLICK </text:span></text:span><text:span text:style-name="_5f_OOoComputerSpecial"><text:span text:style-name="T449">signal. </text:span></text:span><text:span text:style-name="_5f_OOoComputerSpecial"><text:span text:style-name="T450">All three signals have the same signature. </text:span></text:span><text:span text:style-name="_5f_OOoComputerSpecial"><text:span text:style-name="T449">For example:</text:span></text:span></text:p>
      <text:list xml:id="list2248833085002765853" text:style-name="L34">
        <text:list-item>
          <text:p text:style-name="P410"><text:span text:style-name="_5f_OOoComputerComment"><text:span text:style-name="T950"># Connecting to a hotspot signal example</text:span></text:span></text:p>
        </text:list-item>
        <text:list-item>
          <text:p text:style-name="P410"><text:span text:style-name="_5f_OOoComputerKeyWord"><text:span text:style-name="T384">def</text:span></text:span><text:span text:style-name="_5f_OOoComputerComment"><text:span text:style-name="T950"> </text:span></text:span><text:span text:style-name="_5f_OOoComputerIdent"><text:span text:style-name="T384">hotspot_click</text:span></text:span><text:span text:style-name="_5f_OOoComputerSpecial"><text:span text:style-name="T384">(</text:span></text:span><text:span text:style-name="_5f_OOoComputerIdent"><text:span text:style-name="T384">position</text:span></text:span><text:span text:style-name="_5f_OOoComputerSpecial"><text:span text:style-name="T384">,</text:span></text:span><text:span text:style-name="_5f_OOoComputerComment"><text:span text:style-name="T950"> </text:span></text:span><text:span text:style-name="_5f_OOoComputerIdent"><text:span text:style-name="T384">modifiers</text:span></text:span><text:span text:style-name="_5f_OOoComputerSpecial"><text:span text:style-name="T384">):</text:span></text:span></text:p>
        </text:list-item>
        <text:list-item>
          <text:p text:style-name="P410"><text:span text:style-name="_5f_OOoComputerComment"><text:span text:style-name="T950"><text:s text:c="4"/></text:span></text:span><text:span text:style-name="_5f_OOoComputerKeyWord"><text:span text:style-name="T384">print</text:span></text:span><text:span text:style-name="_5f_OOoComputerSpecial"><text:span text:style-name="T384">(</text:span></text:span><text:span text:style-name="_5f_OOoComputerLiteral"><text:span text:style-name="T384">"Hotspot click at position: "</text:span></text:span><text:span text:style-name="_5f_OOoComputerSpecial"><text:span text:style-name="T384">,</text:span></text:span><text:span text:style-name="_5f_OOoComputerComment"><text:span text:style-name="T950"> </text:span></text:span><text:span text:style-name="_5f_OOoComputerIdent"><text:span text:style-name="T384">str</text:span></text:span><text:span text:style-name="_5f_OOoComputerSpecial"><text:span text:style-name="T384">(</text:span></text:span><text:span text:style-name="_5f_OOoComputerIdent"><text:span text:style-name="T384">position</text:span></text:span><text:span text:style-name="_5f_OOoComputerSpecial"><text:span text:style-name="T384">))</text:span></text:span></text:p>
        </text:list-item>
        <text:list-item>
          <text:p text:style-name="P410"><text:span text:style-name="_5f_OOoComputerIdent"><text:span text:style-name="T384">editor</text:span></text:span><text:span text:style-name="_5f_OOoComputerSpecial"><text:span text:style-name="T384">.</text:span></text:span><text:span text:style-name="_5f_OOoComputerIdent"><text:span text:style-name="T384">SCN_HOTSPOTCLICK</text:span></text:span><text:span text:style-name="_5f_OOoComputerSpecial"><text:span text:style-name="T384">.</text:span></text:span><text:span text:style-name="_5f_OOoComputerIdent"><text:span text:style-name="T384">connect</text:span></text:span><text:span text:style-name="_5f_OOoComputerSpecial"><text:span text:style-name="T384">(</text:span></text:span><text:span text:style-name="_5f_OOoComputerIdent"><text:span text:style-name="T384">hotspot_click</text:span></text:span><text:span text:style-name="_5f_OOoComputerSpecial"><text:span text:style-name="T384">)</text:span></text:span></text:p>
        </text:list-item>
      </text:list>
      <text:p text:style-name="P203"><text:span text:style-name="_5f_OOoComputerSpecial"><text:span text:style-name="T384"/></text:span></text:p>
      <text:p text:style-name="P133"><text:span text:style-name="_5f_OOoComputerSpecial"><text:span text:style-name="T585">This </text:span></text:span><text:span text:style-name="_5f_OOoComputerSpecial"><text:span text:style-name="T856">will connect the hotspot signal </text:span></text:span><text:span text:style-name="_5f_OOoComputerSpecial"><text:span text:style-name="T451">SCN_HOTSPOTCLICK </text:span></text:span><text:span text:style-name="_5f_OOoComputerSpecial"><text:span text:style-name="T450">(single mouse click) </text:span></text:span><text:span text:style-name="_5f_OOoComputerSpecial"><text:span text:style-name="T856">to the </text:span></text:span><text:span text:style-name="_5f_OOoComputerSpecial"><text:span text:style-name="T724">hotspot_click</text:span></text:span><text:span text:style-name="_5f_OOoComputerSpecial"><text:span text:style-name="T856"> function. Now when a hotspot is clicked, it will print the character position where the editor was clicked.</text:span></text:span></text:p>
      <text:p text:style-name="P132"><text:span text:style-name="_5f_OOoComputerSpecial"><text:span text:style-name="T856">Hotspot signal function signature description </text:span></text:span><text:span text:style-name="_5f_OOoComputerSpecial"><text:span text:style-name="T857">(same for all three signals)</text:span></text:span><text:span text:style-name="_5f_OOoComputerSpecial"><text:span text:style-name="T856">:</text:span></text:span></text:p>
      <text:p text:style-name="P183"><text:span text:style-name="_5f_OOoComputerKeyWord"><text:span text:style-name="T894">def</text:span></text:span><text:span text:style-name="_5f_OOoComputerComment"><text:span text:style-name="T896"> </text:span></text:span><text:span text:style-name="_5f_OOoComputerIdent"><text:span text:style-name="T894">hotspot_click</text:span></text:span><text:span text:style-name="_5f_OOoComputerSpecial"><text:span text:style-name="T894">(</text:span></text:span><text:span text:style-name="_5f_OOoComputerIdent"><text:span text:style-name="T894">position</text:span></text:span><text:span text:style-name="_5f_OOoComputerSpecial"><text:span text:style-name="T894">,</text:span></text:span><text:span text:style-name="_5f_OOoComputerComment"><text:span text:style-name="T896"> </text:span></text:span><text:span text:style-name="_5f_OOoComputerIdent"><text:span text:style-name="T894">modifiers</text:span></text:span><text:span text:style-name="_5f_OOoComputerSpecial"><text:span text:style-name="T894">)</text:span></text:span></text:p>
      <text:list xml:id="list4317379665680118761" text:style-name="L35">
        <text:list-item>
          <text:p text:style-name="P345"><text:span text:style-name="_5f_OOoComputerSpecial"><text:span text:style-name="T856">first parameter: </text:span></text:span><text:span text:style-name="_5f_OOoComputerSpecial"><text:span text:style-name="T724">position </text:span></text:span><text:span text:style-name="_5f_OOoComputerSpecial"><text:span text:style-name="T727">(Integer)</text:span></text:span><text:span text:style-name="_5f_OOoComputerSpecial"><text:span text:style-name="T724"><text:line-break/></text:span></text:span><text:span text:style-name="_5f_OOoComputerSpecial"><text:span text:style-name="T654">The position in the editor where the click signal was emmited. It is the absolute character position in the editor's document. To get the line number and column position of from the absolute position use the editor's </text:span></text:span><text:span text:style-name="_5f_OOoComputerSpecial"><text:span text:style-name="T724">lineIndexFromPosition</text:span></text:span><text:span text:style-name="_5f_OOoComputerSpecial"><text:span text:style-name="T654"> method. </text:span></text:span></text:p>
          <text:p text:style-name="P411"><text:span text:style-name="_5f_OOoComputerSpecial"><text:span text:style-name="T654">Example: <text:line-break/></text:span></text:span><text:span text:style-name="_5f_OOoComputerSpecial"><text:span text:style-name="T951"># position is obtained from the function parameter</text:span></text:span><text:span text:style-name="_5f_OOoComputerSpecial"><text:span text:style-name="T654"><text:line-break/></text:span></text:span><text:span text:style-name="_5f_OOoComputerSpecial"><text:span text:style-name="T966">line_number</text:span></text:span><text:span text:style-name="_5f_OOoComputerSpecial"><text:span text:style-name="T951"> = </text:span></text:span><text:span text:style-name="_5f_OOoComputerSpecial"><text:span text:style-name="T960">None</text:span></text:span><text:span text:style-name="_5f_OOoComputerSpecial"><text:span text:style-name="T951"><text:line-break/></text:span></text:span><text:span text:style-name="_5f_OOoComputerSpecial"><text:span text:style-name="T966">column_position</text:span></text:span><text:span text:style-name="_5f_OOoComputerSpecial"><text:span text:style-name="T951"> = </text:span></text:span><text:span text:style-name="_5f_OOoComputerSpecial"><text:span text:style-name="T960">None</text:span></text:span><text:span text:style-name="_5f_OOoComputerSpecial"><text:span text:style-name="T951"><text:line-break/></text:span></text:span><text:span text:style-name="_5f_OOoComputerSpecial"><text:span text:style-name="T966">editor</text:span></text:span><text:span text:style-name="_5f_OOoComputerSpecial"><text:span text:style-name="T951">.</text:span></text:span><text:span text:style-name="_5f_OOoComputerSpecial"><text:span text:style-name="T966">lineIndexFromPosition</text:span></text:span><text:span text:style-name="_5f_OOoComputerSpecial"><text:span text:style-name="T951">(</text:span></text:span></text:p>
          <text:p text:style-name="P411"><text:span text:style-name="_5f_OOoComputerSpecial"><text:span text:style-name="T966"><text:s text:c="4"/>position</text:span></text:span><text:span text:style-name="_5f_OOoComputerSpecial"><text:span text:style-name="T951">, </text:span></text:span><text:span text:style-name="_5f_OOoComputerSpecial"><text:span text:style-name="T966">line_number</text:span></text:span><text:span text:style-name="_5f_OOoComputerSpecial"><text:span text:style-name="T951">, </text:span></text:span><text:span text:style-name="_5f_OOoComputerSpecial"><text:span text:style-name="T966">column_position</text:span></text:span></text:p>
          <text:p text:style-name="P411"><text:span text:style-name="_5f_OOoComputerSpecial"><text:span text:style-name="T951">)</text:span></text:span></text:p>
          <text:p text:style-name="P411"><text:span text:style-name="_5f_OOoComputerSpecial"><text:span text:style-name="T966">print</text:span></text:span><text:span text:style-name="_5f_OOoComputerSpecial"><text:span text:style-name="T952">(</text:span></text:span><text:span text:style-name="_5f_OOoComputerSpecial"><text:span text:style-name="T966">line_number</text:span></text:span><text:span text:style-name="_5f_OOoComputerSpecial"><text:span text:style-name="T952">)</text:span></text:span></text:p>
          <text:p text:style-name="P411"><text:span text:style-name="_5f_OOoComputerSpecial"><text:span text:style-name="T966">print</text:span></text:span><text:span text:style-name="_5f_OOoComputerSpecial"><text:span text:style-name="T952">(</text:span></text:span><text:span text:style-name="_5f_OOoComputerSpecial"><text:span text:style-name="T966">column_position</text:span></text:span><text:span text:style-name="_5f_OOoComputerSpecial"><text:span text:style-name="T952">)</text:span></text:span><text:span text:style-name="_5f_OOoComputerSpecial"><text:span text:style-name="T654"><text:line-break/></text:span></text:span><text:span text:style-name="_5f_OOoComputerSpecial"><text:span text:style-name="T952"># The line_number and </text:span></text:span><text:span text:style-name="_5f_OOoComputerSpecial"><text:span text:style-name="T951">column_position </text:span></text:span><text:span text:style-name="_5f_OOoComputerSpecial"><text:span text:style-name="T952">variables have </text:span></text:span></text:p>
          <text:p text:style-name="P411"><text:span text:style-name="_5f_OOoComputerSpecial"><text:span text:style-name="T952"># been filled with the values</text:span></text:span></text:p>
        </text:list-item>
        <text:list-item>
          <text:p text:style-name="P418"><text:soft-page-break/><text:span text:style-name="_5f_OOoComputerSpecial"><text:span text:style-name="T655">second value: </text:span></text:span><text:span text:style-name="_5f_OOoComputerSpecial"><text:span text:style-name="T725">modifiers</text:span></text:span><text:span text:style-name="_5f_OOoComputerSpecial"><text:span text:style-name="T724"> </text:span></text:span><text:span text:style-name="_5f_OOoComputerSpecial"><text:span text:style-name="T727">(Integer)</text:span></text:span><text:span text:style-name="_5f_OOoComputerSpecial"><text:span text:style-name="T725"><text:line-break/></text:span></text:span><text:span text:style-name="_5f_OOoComputerSpecial"><text:span text:style-name="T656">Keyboard modifiers logically </text:span></text:span><text:span text:style-name="_5f_OOoComputerSpecial"><text:span text:style-name="T726">OR</text:span></text:span><text:span text:style-name="_5f_OOoComputerSpecial"><text:span text:style-name="T656">-ed together that were pressed when the hotspot was clicked.</text:span></text:span></text:p>
        </text:list-item>
      </text:list>
      <text:p text:style-name="P246"><text:span text:style-name="_5f_OOoComputerSpecial"><text:span text:style-name="T656"/></text:span></text:p>
      <text:h text:style-name="P257" text:outline-level="1"><text:bookmark-start text:name="__RefHeading___Toc14482_244974838"/><text:span text:style-name="T974">4</text:span>. <text:span text:style-name="T974">Lexers</text:span><text:bookmark-end text:name="__RefHeading___Toc14482_244974838"/></text:h>
      <text:p text:style-name="P147"><text:span text:style-name="_5f_OOoComputerSpecial"><text:span text:style-name="T402">All</text:span></text:span><text:span text:style-name="_5f_OOoComputerSpecial"><text:span text:style-name="T403"> example</text:span></text:span><text:span text:style-name="_5f_OOoComputerSpecial"><text:span text:style-name="T402">s</text:span></text:span><text:span text:style-name="_5f_OOoComputerSpecial"><text:span text:style-name="T403"> </text:span></text:span><text:span text:style-name="_5f_OOoComputerSpecial"><text:span text:style-name="T402">are</text:span></text:span><text:span text:style-name="_5f_OOoComputerSpecial"><text:span text:style-name="T403"> in the example directory </text:span></text:span><text:span text:style-name="_5f_OOoComputerSpecial"><text:span text:style-name="T402">and in chapter X.4 and chapter X.5</text:span></text:span><text:span text:style-name="_5f_OOoComputerSpecial"><text:span text:style-name="T404"> </text:span></text:span><text:span text:style-name="_5f_OOoComputerSpecial"><text:span text:style-name="T403">!</text:span></text:span><text:span text:style-name="_5f_OOoComputerSpecial"><text:span text:style-name="T405"> </text:span></text:span></text:p>
      <text:p text:style-name="P249"><text:span text:style-name="_5f_OOoComputerSpecial"><text:span text:style-name="T658">The lexer is an object used for automatic styling of an editor's text everytime the editor's text changes </text:span></text:span><text:span text:style-name="_5f_OOoComputerSpecial"><text:span text:style-name="T659">(typing, cutting, pasting, ...)</text:span></text:span><text:span text:style-name="_5f_OOoComputerSpecial"><text:span text:style-name="T658">, </text:span></text:span><text:span text:style-name="_5f_OOoComputerSpecial"><text:span text:style-name="T660">usually used for coloring text according to a programming language. <text:s/></text:span></text:span><text:span text:style-name="_5f_OOoComputerSpecial"><text:span text:style-name="T661">For the lexer to style text, it needs to be applied/set for an instance of </text:span></text:span><text:span text:style-name="_5f_OOoComputerSpecial"><text:span text:style-name="T662">the</text:span></text:span><text:span text:style-name="_5f_OOoComputerSpecial"><text:span text:style-name="T661"> </text:span></text:span><text:span text:style-name="_5f_OOoComputerSpecial"><text:span text:style-name="T721">PyQt</text:span></text:span><text:span text:style-name="_5f_OOoComputerSpecial"><text:span text:style-name="T729">5</text:span></text:span><text:span text:style-name="_5f_OOoComputerSpecial"><text:span text:style-name="T721">.Qsci.QsciScintilla </text:span></text:span><text:span text:style-name="_5f_OOoComputerSpecial"><text:span text:style-name="T662">object using the </text:span></text:span><text:span text:style-name="_5f_OOoComputerSpecial"><text:span text:style-name="T672">it</text:span></text:span><text:span text:style-name="_5f_OOoComputerSpecial"><text:span text:style-name="T662">'s </text:span></text:span><text:span text:style-name="_5f_OOoComputerSpecial"><text:span text:style-name="T730">setLexer </text:span></text:span><text:span text:style-name="_5f_OOoComputerSpecial"><text:span text:style-name="T662">method.</text:span></text:span></text:p>
      <text:p text:style-name="P248"><text:bookmark-start text:name="__RefHeading___Toc5131_8289579531"/><text:span text:style-name="_5f_OOoComputerSpecial"><text:span text:style-name="T656">This chapter will be an in depth description </text:span></text:span><text:span text:style-name="_5f_OOoComputerSpecial"><text:span text:style-name="T673">and creation</text:span></text:span><text:span text:style-name="_5f_OOoComputerSpecial"><text:span text:style-name="T656"> of </text:span></text:span><text:span text:style-name="_5f_OOoComputerSpecial"><text:span text:style-name="T657">the </text:span></text:span><text:span text:style-name="_5f_OOoComputerSpecial"><text:span text:style-name="T721">PyQt</text:span></text:span><text:span text:style-name="_5f_OOoComputerSpecial"><text:span text:style-name="T729">5</text:span></text:span><text:span text:style-name="_5f_OOoComputerSpecial"><text:span text:style-name="T721">.Qsci.</text:span></text:span><text:span text:style-name="_5f_OOoComputerSpecial"><text:span text:style-name="T728">QsciLexer</text:span></text:span><text:span text:style-name="_5f_OOoComputerSpecial"><text:span text:style-name="T734">Custom</text:span></text:span><text:span text:style-name="_5f_OOoComputerSpecial"><text:span text:style-name="T657"> object and how it is used with the QScintilla editor. </text:span></text:span><text:span text:style-name="_5f_OOoComputerSpecial"><text:span text:style-name="T721">PyQt</text:span></text:span><text:span text:style-name="_5f_OOoComputerSpecial"><text:span text:style-name="T729">5</text:span></text:span><text:span text:style-name="_5f_OOoComputerSpecial"><text:span text:style-name="T721">.Qsci.</text:span></text:span><text:span text:style-name="_5f_OOoComputerSpecial"><text:span text:style-name="T728">QsciLexer</text:span></text:span><text:span text:style-name="_5f_OOoComputerSpecial"><text:span text:style-name="T734">Custom</text:span></text:span><text:span text:style-name="_5f_OOoComputerSpecial"><text:span text:style-name="T657"> </text:span></text:span><text:span text:style-name="_5f_OOoComputerSpecial"><text:span text:style-name="T668">is a predefined subclass of </text:span></text:span><text:span text:style-name="_5f_OOoComputerSpecial"><text:span text:style-name="T721">PyQt</text:span></text:span><text:span text:style-name="_5f_OOoComputerSpecial"><text:span text:style-name="T729">5</text:span></text:span><text:span text:style-name="_5f_OOoComputerSpecial"><text:span text:style-name="T721">.Qsci.</text:span></text:span><text:span text:style-name="_5f_OOoComputerSpecial"><text:span text:style-name="T728">QsciLexer</text:span></text:span><text:span text:style-name="_5f_OOoComputerSpecial"><text:span text:style-name="T657"> </text:span></text:span><text:span text:style-name="_5f_OOoComputerSpecial"><text:span text:style-name="T669">that is used to create a custom lexer.</text:span></text:span><text:bookmark-end text:name="__RefHeading___Toc5131_8289579531"/></text:p>
      <text:p text:style-name="P249"><text:span text:style-name="_5f_OOoComputerSpecial"><text:span text:style-name="T663">There are a number of predefined lexer</text:span></text:span><text:span text:style-name="_5f_OOoComputerSpecial"><text:span text:style-name="T664">s for </text:span></text:span><text:span text:style-name="_5f_OOoComputerSpecial"><text:span text:style-name="T666">various</text:span></text:span><text:span text:style-name="_5f_OOoComputerSpecial"><text:span text:style-name="T664"> languages like Python, C/C++, C#, ... </text:span></text:span><text:span text:style-name="_5f_OOoComputerSpecial"><text:span text:style-name="T669">(</text:span></text:span><text:span text:style-name="_5f_OOoComputerSpecial"><text:span text:style-name="T670">PyQt</text:span></text:span><text:span text:style-name="_5f_OOoComputerSpecial"><text:span text:style-name="T671">5</text:span></text:span><text:span text:style-name="_5f_OOoComputerSpecial"><text:span text:style-name="T670">.Qsci.</text:span></text:span><text:span text:style-name="_5f_OOoComputerSpecial"><text:span text:style-name="T657">QsciLexer</text:span></text:span><text:span text:style-name="_5f_OOoComputerSpecial"><text:span text:style-name="T669">Python, </text:span></text:span><text:span text:style-name="_5f_OOoComputerSpecial"><text:span text:style-name="T670">PyQt</text:span></text:span><text:span text:style-name="_5f_OOoComputerSpecial"><text:span text:style-name="T671">5</text:span></text:span><text:span text:style-name="_5f_OOoComputerSpecial"><text:span text:style-name="T670">.Qsci.</text:span></text:span><text:span text:style-name="_5f_OOoComputerSpecial"><text:span text:style-name="T657">QsciLexer</text:span></text:span><text:span text:style-name="_5f_OOoComputerSpecial"><text:span text:style-name="T669">CPP, </text:span></text:span><text:span text:style-name="_5f_OOoComputerSpecial"><text:span text:style-name="T670">PyQt</text:span></text:span><text:span text:style-name="_5f_OOoComputerSpecial"><text:span text:style-name="T671">5</text:span></text:span><text:span text:style-name="_5f_OOoComputerSpecial"><text:span text:style-name="T670">.Qsci.</text:span></text:span><text:span text:style-name="_5f_OOoComputerSpecial"><text:span text:style-name="T657">QsciLexer</text:span></text:span><text:span text:style-name="_5f_OOoComputerSpecial"><text:span text:style-name="T668">C</text:span></text:span><text:span text:style-name="_5f_OOoComputerSpecial"><text:span text:style-name="T669">Sharp, ...) </text:span></text:span><text:span text:style-name="_5f_OOoComputerSpecial"><text:span text:style-name="T664">which can be used out of the box. Just instantiate an instance of the desired lexer and set it as the editor's lexe</text:span></text:span><text:span text:style-name="_5f_OOoComputerSpecial"><text:span text:style-name="T665">r</text:span></text:span><text:span text:style-name="_5f_OOoComputerSpecial"><text:span text:style-name="T664"> using the </text:span></text:span><text:span text:style-name="_5f_OOoComputerSpecial"><text:span text:style-name="T731">setLexer</text:span></text:span><text:span text:style-name="_5f_OOoComputerSpecial"><text:span text:style-name="T664"> method </text:span></text:span><text:span text:style-name="_5f_OOoComputerSpecial"><text:span text:style-name="T666">and the lexer will do the rest</text:span></text:span><text:span text:style-name="_5f_OOoComputerSpecial"><text:span text:style-name="T664">.</text:span></text:span></text:p>
      <text:p text:style-name="P247"><text:span text:style-name="_5f_OOoComputerSpecial"><text:span text:style-name="T666">But to create a custom lexer, it is needed to subclass a <text:s/></text:span></text:span><text:span text:style-name="_5f_OOoComputerSpecial"><text:span text:style-name="T721">PyQt</text:span></text:span><text:span text:style-name="_5f_OOoComputerSpecial"><text:span text:style-name="T729">5</text:span></text:span><text:span text:style-name="_5f_OOoComputerSpecial"><text:span text:style-name="T721">.Qsci.Qsci</text:span></text:span><text:span text:style-name="_5f_OOoComputerSpecial"><text:span text:style-name="T732">LexerCustom</text:span></text:span><text:span text:style-name="_5f_OOoComputerSpecial"><text:span text:style-name="T666"> and override the necessary methods, initialize styles and create some attributes. </text:span></text:span><text:span text:style-name="_5f_OOoComputerSpecial"><text:span text:style-name="T667">This will also be a focus of this chapter, implementing a custom lexer and later also how to enhance the lexer with </text:span></text:span><text:span text:style-name="_5f_OOoComputerSpecial"><text:span text:style-name="T733">Cython</text:span></text:span><text:span text:style-name="_5f_OOoComputerSpecial"><text:span text:style-name="T667">.</text:span></text:span></text:p>
      <text:p text:style-name="P251"><text:span text:style-name="_5f_OOoComputerSpecial"><text:span text:style-name="T674">The further sub-chapters will describe all the steps in creating a </text:span></text:span><text:span text:style-name="_5f_OOoComputerSpecial"><text:span text:style-name="T735">Nim programming language</text:span></text:span><text:span text:style-name="_5f_OOoComputerSpecial"><text:span text:style-name="T674"> lexer. </text:span></text:span><text:span text:style-name="_5f_OOoComputerSpecial"><text:span text:style-name="T396">THIS WILL BE A BASIC LEXER EXAMPLE, IT'S UP TO THE READER TO IMPLEMENT EVERY NUANCE OF THE PROGRAMMING LANGUAGE.</text:span></text:span><text:span text:style-name="_5f_OOoComputerSpecial"><text:span text:style-name="T674"><text:line-break/>For more information on the language see: </text:span></text:span><text:a xlink:type="simple" xlink:href="https://nim-lang.org/" text:style-name="Internet_20_link" text:visited-style-name="Visited_20_Internet_20_Link"><text:span text:style-name="_5f_OOoComputerSpecial"><text:span text:style-name="T674">https://nim-lang.org/</text:span></text:span></text:a></text:p>
      <text:p text:style-name="P250"><text:span text:style-name="_5f_OOoComputerSpecial"><text:span text:style-name="T667"/></text:span></text:p>
      <text:h text:style-name="Heading_20_2" text:outline-level="2"><text:bookmark-start text:name="__RefHeading___Toc19558_383056744"/><text:span text:style-name="_5f_OOoComputerSpecial"><text:span text:style-name="T585">4.1. </text:span></text:span><text:span text:style-name="_5f_OOoComputerSpecial"><text:span text:style-name="T860">C</text:span></text:span><text:span text:style-name="_5f_OOoComputerSpecial"><text:span text:style-name="T858">reating a custom lexer</text:span></text:span><text:bookmark-end text:name="__RefHeading___Toc19558_383056744"/></text:h>
      <text:p text:style-name="P134"><text:span text:style-name="_5f_OOoComputerSpecial"><text:span text:style-name="T858">As described in the previous chapter, first it is needed to subclass the <text:s/></text:span></text:span><text:span text:style-name="_5f_OOoComputerSpecial"><text:span text:style-name="T721">PyQt</text:span></text:span><text:span text:style-name="_5f_OOoComputerSpecial"><text:span text:style-name="T729">5</text:span></text:span><text:span text:style-name="_5f_OOoComputerSpecial"><text:span text:style-name="T721">.Qsci.</text:span></text:span><text:span text:style-name="_5f_OOoComputerSpecial"><text:span text:style-name="T728">QsciLexer</text:span></text:span><text:span text:style-name="_5f_OOoComputerSpecial"><text:span text:style-name="T734">Custom</text:span></text:span><text:span text:style-name="_5f_OOoComputerSpecial"><text:span text:style-name="T668"> </text:span></text:span><text:span text:style-name="_5f_OOoComputerSpecial"><text:span text:style-name="T673">object, </text:span></text:span><text:span text:style-name="_5f_OOoComputerSpecial"><text:span text:style-name="T676">define </text:span></text:span><text:span text:style-name="_5f_OOoComputerSpecial"><text:span text:style-name="T677">the used</text:span></text:span><text:span text:style-name="_5f_OOoComputerSpecial"><text:span text:style-name="T676"> styles as a dictionary </text:span></text:span><text:span text:style-name="_5f_OOoComputerSpecial"><text:span text:style-name="T678">and some keywords</text:span></text:span><text:span text:style-name="_5f_OOoComputerSpecial"><text:span text:style-name="T675">:</text:span></text:span></text:p>
      <text:p text:style-name="P171"><text:span text:style-name="_5f_OOoComputerSpecial"><text:span text:style-name="T964">class</text:span></text:span><text:span text:style-name="_5f_OOoComputerSpecial"><text:span text:style-name="T953"> </text:span></text:span><text:span text:style-name="_5f_OOoComputerSpecial"><text:span text:style-name="T975">LexerNim</text:span></text:span><text:span text:style-name="_5f_OOoComputerSpecial"><text:span text:style-name="T953">(</text:span></text:span><text:span text:style-name="_5f_OOoComputerSpecial"><text:span text:style-name="T971">data.PyQt.Qsci.QsciLexerCustom</text:span></text:span><text:span text:style-name="_5f_OOoComputerSpecial"><text:span text:style-name="T953">):<text:line-break/> <text:s text:c="3"/></text:span></text:span><text:span text:style-name="_5f_OOoComputerSpecial"><text:span text:style-name="T954">styles = {<text:line-break/> <text:s text:c="7"/></text:span></text:span><text:span text:style-name="_5f_OOoComputerSpecial"><text:span text:style-name="T412">"Default"</text:span></text:span><text:span text:style-name="_5f_OOoComputerSpecial"><text:span text:style-name="T954"> : 0,</text:span></text:span></text:p>
      <text:p text:style-name="P171"><text:span text:style-name="_5f_OOoComputerSpecial"><text:span text:style-name="T954"><text:s text:c="8"/></text:span></text:span><text:span text:style-name="_5f_OOoComputerSpecial"><text:span text:style-name="T412">"Comment"</text:span></text:span><text:span text:style-name="_5f_OOoComputerSpecial"><text:span text:style-name="T954"> : 1,</text:span></text:span></text:p>
      <text:p text:style-name="P171"><text:span text:style-name="_5f_OOoComputerSpecial"><text:span text:style-name="T954"><text:s text:c="8"/></text:span></text:span><text:span text:style-name="_5f_OOoComputerSpecial"><text:span text:style-name="T412">"Keyword"</text:span></text:span><text:span text:style-name="_5f_OOoComputerSpecial"><text:span text:style-name="T954"> : </text:span></text:span><text:span text:style-name="_5f_OOoComputerSpecial"><text:span text:style-name="T955">2</text:span></text:span><text:span text:style-name="_5f_OOoComputerSpecial"><text:span text:style-name="T954">,</text:span></text:span></text:p>
      <text:p text:style-name="P171"><text:span text:style-name="_5f_OOoComputerSpecial"><text:span text:style-name="T954"><text:s text:c="8"/></text:span></text:span><text:span text:style-name="_5f_OOoComputerSpecial"><text:span text:style-name="T412">"String"</text:span></text:span><text:span text:style-name="_5f_OOoComputerSpecial"><text:span text:style-name="T954"> : <text:s/></text:span></text:span><text:span text:style-name="_5f_OOoComputerSpecial"><text:span text:style-name="T955">3</text:span></text:span><text:span text:style-name="_5f_OOoComputerSpecial"><text:span text:style-name="T954">,</text:span></text:span></text:p>
      <text:p text:style-name="P171"><text:span text:style-name="_5f_OOoComputerSpecial"><text:span text:style-name="T954"><text:s text:c="8"/></text:span></text:span><text:span text:style-name="_5f_OOoComputerSpecial"><text:span text:style-name="T412">"Number"</text:span></text:span><text:span text:style-name="_5f_OOoComputerSpecial"><text:span text:style-name="T954"> : <text:s/></text:span></text:span><text:span text:style-name="_5f_OOoComputerSpecial"><text:span text:style-name="T955">4</text:span></text:span><text:span text:style-name="_5f_OOoComputerSpecial"><text:span text:style-name="T954">,</text:span></text:span></text:p>
      <text:p text:style-name="P171"><text:span text:style-name="_5f_OOoComputerSpecial"><text:span text:style-name="T954"><text:s text:c="8"/></text:span></text:span><text:span text:style-name="_5f_OOoComputerSpecial"><text:span text:style-name="T412">"Pragma"</text:span></text:span><text:span text:style-name="_5f_OOoComputerSpecial"><text:span text:style-name="T954"> : </text:span></text:span><text:span text:style-name="_5f_OOoComputerSpecial"><text:span text:style-name="T955">5</text:span></text:span><text:span text:style-name="_5f_OOoComputerSpecial"><text:span text:style-name="T954">,</text:span></text:span></text:p>
      <text:p text:style-name="P171"><text:span text:style-name="_5f_OOoComputerSpecial"><text:span text:style-name="T954"><text:s text:c="8"/></text:span></text:span><text:span text:style-name="_5f_OOoComputerSpecial"><text:span text:style-name="T412">"Operator"</text:span></text:span><text:span text:style-name="_5f_OOoComputerSpecial"><text:span text:style-name="T954"> : </text:span></text:span><text:span text:style-name="_5f_OOoComputerSpecial"><text:span text:style-name="T955">6</text:span></text:span><text:span text:style-name="_5f_OOoComputerSpecial"><text:span text:style-name="T954">,</text:span></text:span></text:p>
      <text:p text:style-name="P171"><text:span text:style-name="_5f_OOoComputerSpecial"><text:span text:style-name="T954"><text:s text:c="8"/></text:span></text:span><text:span text:style-name="_5f_OOoComputerSpecial"><text:span text:style-name="T412">"Unsafe"</text:span></text:span><text:span text:style-name="_5f_OOoComputerSpecial"><text:span text:style-name="T954"> : </text:span></text:span><text:span text:style-name="_5f_OOoComputerSpecial"><text:span text:style-name="T955">7</text:span></text:span><text:span text:style-name="_5f_OOoComputerSpecial"><text:span text:style-name="T954">,</text:span></text:span></text:p>
      <text:p text:style-name="P171"><text:span text:style-name="_5f_OOoComputerSpecial"><text:span text:style-name="T954"><text:s text:c="8"/></text:span></text:span><text:span text:style-name="_5f_OOoComputerSpecial"><text:span text:style-name="T412">"Type"</text:span></text:span><text:span text:style-name="_5f_OOoComputerSpecial"><text:span text:style-name="T954"> : </text:span></text:span><text:span text:style-name="_5f_OOoComputerSpecial"><text:span text:style-name="T955">8</text:span></text:span><text:span text:style-name="_5f_OOoComputerSpecial"><text:span text:style-name="T954">,<text:line-break/> <text:s text:c="3"/>}</text:span></text:span></text:p>
      <text:p text:style-name="P172"><text:soft-page-break/><text:span text:style-name="_5f_OOoComputerSpecial"><text:span text:style-name="T956"><text:s text:c="4"/>keyword_list = [</text:span></text:span></text:p>
      <text:p text:style-name="P172"><text:span text:style-name="_5f_OOoComputerSpecial"><text:span text:style-name="T956"><text:s text:c="8"/></text:span></text:span><text:span text:style-name="_5f_OOoComputerSpecial"><text:span text:style-name="T413">"block"</text:span></text:span><text:span text:style-name="_5f_OOoComputerSpecial"><text:span text:style-name="T529">,</text:span></text:span><text:span text:style-name="_5f_OOoComputerSpecial"><text:span text:style-name="T413"> "const"</text:span></text:span><text:span text:style-name="_5f_OOoComputerSpecial"><text:span text:style-name="T529">,</text:span></text:span><text:span text:style-name="_5f_OOoComputerSpecial"><text:span text:style-name="T413"> "export"</text:span></text:span><text:span text:style-name="_5f_OOoComputerSpecial"><text:span text:style-name="T529">, </text:span></text:span><text:span text:style-name="_5f_OOoComputerSpecial"><text:span text:style-name="T413">"import"</text:span></text:span><text:span text:style-name="_5f_OOoComputerSpecial"><text:span text:style-name="T529">, </text:span></text:span><text:span text:style-name="_5f_OOoComputerSpecial"><text:span text:style-name="T413">"include"</text:span></text:span><text:span text:style-name="_5f_OOoComputerSpecial"><text:span text:style-name="T529">,</text:span></text:span></text:p>
      <text:p text:style-name="P172"><text:span text:style-name="_5f_OOoComputerSpecial"><text:span text:style-name="T413"><text:s text:c="8"/>"let"</text:span></text:span><text:span text:style-name="_5f_OOoComputerSpecial"><text:span text:style-name="T529">,</text:span></text:span><text:span text:style-name="_5f_OOoComputerSpecial"><text:span text:style-name="T413"> </text:span></text:span></text:p>
      <text:p text:style-name="P172"><text:span text:style-name="_5f_OOoComputerSpecial"><text:span text:style-name="T413"><text:s text:c="8"/>"static"</text:span></text:span><text:span text:style-name="_5f_OOoComputerSpecial"><text:span text:style-name="T529">, </text:span></text:span><text:span text:style-name="_5f_OOoComputerSpecial"><text:span text:style-name="T413">"type"</text:span></text:span><text:span text:style-name="_5f_OOoComputerSpecial"><text:span text:style-name="T529">, </text:span></text:span><text:span text:style-name="_5f_OOoComputerSpecial"><text:span text:style-name="T413">"using"</text:span></text:span><text:span text:style-name="_5f_OOoComputerSpecial"><text:span text:style-name="T529">, </text:span></text:span><text:span text:style-name="_5f_OOoComputerSpecial"><text:span text:style-name="T413">"var"</text:span></text:span><text:span text:style-name="_5f_OOoComputerSpecial"><text:span text:style-name="T529">, </text:span></text:span><text:span text:style-name="_5f_OOoComputerSpecial"><text:span text:style-name="T413">"when", </text:span></text:span></text:p>
      <text:p text:style-name="P172"><text:span text:style-name="_5f_OOoComputerSpecial"><text:span text:style-name="T413"><text:s text:c="8"/>"as"</text:span></text:span><text:span text:style-name="_5f_OOoComputerSpecial"><text:span text:style-name="T529">, </text:span></text:span><text:span text:style-name="_5f_OOoComputerSpecial"><text:span text:style-name="T413">"atomic"</text:span></text:span><text:span text:style-name="_5f_OOoComputerSpecial"><text:span text:style-name="T529">, </text:span></text:span><text:span text:style-name="_5f_OOoComputerSpecial"><text:span text:style-name="T413">"bind"</text:span></text:span><text:span text:style-name="_5f_OOoComputerSpecial"><text:span text:style-name="T529">, </text:span></text:span><text:span text:style-name="_5f_OOoComputerSpecial"><text:span text:style-name="T413">"sizeof"</text:span></text:span><text:span text:style-name="_5f_OOoComputerSpecial"><text:span text:style-name="T529">, </text:span></text:span></text:p>
      <text:p text:style-name="P172"><text:span text:style-name="_5f_OOoComputerSpecial"><text:span text:style-name="T413"><text:s text:c="8"/>"break"</text:span></text:span><text:span text:style-name="_5f_OOoComputerSpecial"><text:span text:style-name="T529">, </text:span></text:span><text:span text:style-name="_5f_OOoComputerSpecial"><text:span text:style-name="T413">"case"</text:span></text:span><text:span text:style-name="_5f_OOoComputerSpecial"><text:span text:style-name="T529">, </text:span></text:span><text:span text:style-name="_5f_OOoComputerSpecial"><text:span text:style-name="T413">"continue"</text:span></text:span><text:span text:style-name="_5f_OOoComputerSpecial"><text:span text:style-name="T529">, </text:span></text:span><text:span text:style-name="_5f_OOoComputerSpecial"><text:span text:style-name="T413">"converter"</text:span></text:span><text:span text:style-name="_5f_OOoComputerSpecial"><text:span text:style-name="T529">,</text:span></text:span></text:p>
      <text:p text:style-name="P172"><text:span text:style-name="_5f_OOoComputerSpecial"><text:span text:style-name="T413"><text:s text:c="8"/>"discard"</text:span></text:span><text:span text:style-name="_5f_OOoComputerSpecial"><text:span text:style-name="T529">, </text:span></text:span><text:span text:style-name="_5f_OOoComputerSpecial"><text:span text:style-name="T413">"distinct"</text:span></text:span><text:span text:style-name="_5f_OOoComputerSpecial"><text:span text:style-name="T529">, </text:span></text:span><text:span text:style-name="_5f_OOoComputerSpecial"><text:span text:style-name="T413">"do"</text:span></text:span><text:span text:style-name="_5f_OOoComputerSpecial"><text:span text:style-name="T529">, </text:span></text:span><text:span text:style-name="_5f_OOoComputerSpecial"><text:span text:style-name="T413">"echo"</text:span></text:span><text:span text:style-name="_5f_OOoComputerSpecial"><text:span text:style-name="T529">, </text:span></text:span><text:span text:style-name="_5f_OOoComputerSpecial"><text:span text:style-name="T413">"elif"</text:span></text:span><text:span text:style-name="_5f_OOoComputerSpecial"><text:span text:style-name="T529">, </text:span></text:span><text:span text:style-name="_5f_OOoComputerSpecial"><text:span text:style-name="T413">"else"</text:span></text:span><text:span text:style-name="_5f_OOoComputerSpecial"><text:span text:style-name="T529">, </text:span></text:span></text:p>
      <text:p text:style-name="P172"><text:span text:style-name="_5f_OOoComputerSpecial"><text:span text:style-name="T413"><text:s text:c="8"/>"end"</text:span></text:span><text:span text:style-name="_5f_OOoComputerSpecial"><text:span text:style-name="T529">,</text:span></text:span></text:p>
      <text:p text:style-name="P172"><text:span text:style-name="_5f_OOoComputerSpecial"><text:span text:style-name="T413"><text:s text:c="8"/>"except"</text:span></text:span><text:span text:style-name="_5f_OOoComputerSpecial"><text:span text:style-name="T529">, </text:span></text:span><text:span text:style-name="_5f_OOoComputerSpecial"><text:span text:style-name="T413">"finally"</text:span></text:span><text:span text:style-name="_5f_OOoComputerSpecial"><text:span text:style-name="T529">, </text:span></text:span><text:span text:style-name="_5f_OOoComputerSpecial"><text:span text:style-name="T413">"for"</text:span></text:span><text:span text:style-name="_5f_OOoComputerSpecial"><text:span text:style-name="T529">, </text:span></text:span><text:span text:style-name="_5f_OOoComputerSpecial"><text:span text:style-name="T413">"from"</text:span></text:span><text:span text:style-name="_5f_OOoComputerSpecial"><text:span text:style-name="T529">, </text:span></text:span><text:span text:style-name="_5f_OOoComputerSpecial"><text:span text:style-name="T413">"defined"</text:span></text:span><text:span text:style-name="_5f_OOoComputerSpecial"><text:span text:style-name="T529">, </text:span></text:span></text:p>
      <text:p text:style-name="P172"><text:span text:style-name="_5f_OOoComputerSpecial"><text:span text:style-name="T413"><text:s text:c="8"/>"if"</text:span></text:span><text:span text:style-name="_5f_OOoComputerSpecial"><text:span text:style-name="T529">, </text:span></text:span><text:span text:style-name="_5f_OOoComputerSpecial"><text:span text:style-name="T413">"interface"</text:span></text:span><text:span text:style-name="_5f_OOoComputerSpecial"><text:span text:style-name="T529">, </text:span></text:span><text:span text:style-name="_5f_OOoComputerSpecial"><text:span text:style-name="T413">"iterator"</text:span></text:span><text:span text:style-name="_5f_OOoComputerSpecial"><text:span text:style-name="T529">, </text:span></text:span><text:span text:style-name="_5f_OOoComputerSpecial"><text:span text:style-name="T413">"macro"</text:span></text:span><text:span text:style-name="_5f_OOoComputerSpecial"><text:span text:style-name="T529">, </text:span></text:span><text:span text:style-name="_5f_OOoComputerSpecial"><text:span text:style-name="T413">"method"</text:span></text:span><text:span text:style-name="_5f_OOoComputerSpecial"><text:span text:style-name="T529">, </text:span></text:span></text:p>
      <text:p text:style-name="P172"><text:span text:style-name="_5f_OOoComputerSpecial"><text:span text:style-name="T413"><text:s text:c="8"/>"mixin"</text:span></text:span><text:span text:style-name="_5f_OOoComputerSpecial"><text:span text:style-name="T529">, </text:span></text:span></text:p>
      <text:p text:style-name="P172"><text:span text:style-name="_5f_OOoComputerSpecial"><text:span text:style-name="T413"><text:s text:c="8"/>"of"</text:span></text:span><text:span text:style-name="_5f_OOoComputerSpecial"><text:span text:style-name="T529">, </text:span></text:span><text:span text:style-name="_5f_OOoComputerSpecial"><text:span text:style-name="T413">"out"</text:span></text:span><text:span text:style-name="_5f_OOoComputerSpecial"><text:span text:style-name="T529">, </text:span></text:span><text:span text:style-name="_5f_OOoComputerSpecial"><text:span text:style-name="T413">"proc"</text:span></text:span><text:span text:style-name="_5f_OOoComputerSpecial"><text:span text:style-name="T529">, </text:span></text:span><text:span text:style-name="_5f_OOoComputerSpecial"><text:span text:style-name="T413">"func"</text:span></text:span><text:span text:style-name="_5f_OOoComputerSpecial"><text:span text:style-name="T529">, </text:span></text:span><text:span text:style-name="_5f_OOoComputerSpecial"><text:span text:style-name="T413">"raise"</text:span></text:span><text:span text:style-name="_5f_OOoComputerSpecial"><text:span text:style-name="T529">, </text:span></text:span><text:span text:style-name="_5f_OOoComputerSpecial"><text:span text:style-name="T413">"ref"</text:span></text:span><text:span text:style-name="_5f_OOoComputerSpecial"><text:span text:style-name="T529">, </text:span></text:span><text:span text:style-name="_5f_OOoComputerSpecial"><text:span text:style-name="T413">"result"</text:span></text:span><text:span text:style-name="_5f_OOoComputerSpecial"><text:span text:style-name="T529">,</text:span></text:span><text:span text:style-name="_5f_OOoComputerSpecial"><text:span text:style-name="T413"> </text:span></text:span></text:p>
      <text:p text:style-name="P172"><text:span text:style-name="_5f_OOoComputerSpecial"><text:span text:style-name="T413"><text:s text:c="8"/>"return"</text:span></text:span><text:span text:style-name="_5f_OOoComputerSpecial"><text:span text:style-name="T529">, </text:span></text:span><text:span text:style-name="_5f_OOoComputerSpecial"><text:span text:style-name="T413">"template"</text:span></text:span><text:span text:style-name="_5f_OOoComputerSpecial"><text:span text:style-name="T529">, </text:span></text:span><text:span text:style-name="_5f_OOoComputerSpecial"><text:span text:style-name="T413">"try"</text:span></text:span><text:span text:style-name="_5f_OOoComputerSpecial"><text:span text:style-name="T529">, </text:span></text:span><text:span text:style-name="_5f_OOoComputerSpecial"><text:span text:style-name="T413">"inc"</text:span></text:span><text:span text:style-name="_5f_OOoComputerSpecial"><text:span text:style-name="T529">, </text:span></text:span><text:span text:style-name="_5f_OOoComputerSpecial"><text:span text:style-name="T413">"dec"</text:span></text:span><text:span text:style-name="_5f_OOoComputerSpecial"><text:span text:style-name="T529">, </text:span></text:span><text:span text:style-name="_5f_OOoComputerSpecial"><text:span text:style-name="T413">"new"</text:span></text:span><text:span text:style-name="_5f_OOoComputerSpecial"><text:span text:style-name="T529">, </text:span></text:span></text:p>
      <text:p text:style-name="P172"><text:span text:style-name="_5f_OOoComputerSpecial"><text:span text:style-name="T413"><text:s text:c="8"/>"quit"</text:span></text:span><text:span text:style-name="_5f_OOoComputerSpecial"><text:span text:style-name="T529">, </text:span></text:span></text:p>
      <text:p text:style-name="P172"><text:span text:style-name="_5f_OOoComputerSpecial"><text:span text:style-name="T413"><text:s text:c="8"/>"while"</text:span></text:span><text:span text:style-name="_5f_OOoComputerSpecial"><text:span text:style-name="T529">, </text:span></text:span><text:span text:style-name="_5f_OOoComputerSpecial"><text:span text:style-name="T413">"with"</text:span></text:span><text:span text:style-name="_5f_OOoComputerSpecial"><text:span text:style-name="T529">, </text:span></text:span><text:span text:style-name="_5f_OOoComputerSpecial"><text:span text:style-name="T413">"without"</text:span></text:span><text:span text:style-name="_5f_OOoComputerSpecial"><text:span text:style-name="T529">, </text:span></text:span><text:span text:style-name="_5f_OOoComputerSpecial"><text:span text:style-name="T413">"yield"</text:span></text:span><text:span text:style-name="_5f_OOoComputerSpecial"><text:span text:style-name="T529">, </text:span></text:span><text:span text:style-name="_5f_OOoComputerSpecial"><text:span text:style-name="T413">"true"</text:span></text:span><text:span text:style-name="_5f_OOoComputerSpecial"><text:span text:style-name="T529">, </text:span></text:span><text:span text:style-name="_5f_OOoComputerSpecial"><text:span text:style-name="T413">"false"</text:span></text:span><text:span text:style-name="_5f_OOoComputerSpecial"><text:span text:style-name="T529">, </text:span></text:span></text:p>
      <text:p text:style-name="P172"><text:span text:style-name="_5f_OOoComputerSpecial"><text:span text:style-name="T413"><text:s text:c="8"/>"assert"</text:span></text:span><text:span text:style-name="_5f_OOoComputerSpecial"><text:span text:style-name="T529">, </text:span></text:span><text:span text:style-name="_5f_OOoComputerSpecial"><text:span text:style-name="T413">"min"</text:span></text:span><text:span text:style-name="_5f_OOoComputerSpecial"><text:span text:style-name="T529">, </text:span></text:span><text:span text:style-name="_5f_OOoComputerSpecial"><text:span text:style-name="T413">"max"</text:span></text:span><text:span text:style-name="_5f_OOoComputerSpecial"><text:span text:style-name="T529">, </text:span></text:span><text:span text:style-name="_5f_OOoComputerSpecial"><text:span text:style-name="T413">"newseq"</text:span></text:span><text:span text:style-name="_5f_OOoComputerSpecial"><text:span text:style-name="T529">, </text:span></text:span><text:span text:style-name="_5f_OOoComputerSpecial"><text:span text:style-name="T413">"len"</text:span></text:span><text:span text:style-name="_5f_OOoComputerSpecial"><text:span text:style-name="T529">, </text:span></text:span><text:span text:style-name="_5f_OOoComputerSpecial"><text:span text:style-name="T413">"pred"</text:span></text:span><text:span text:style-name="_5f_OOoComputerSpecial"><text:span text:style-name="T529">, </text:span></text:span></text:p>
      <text:p text:style-name="P172"><text:span text:style-name="_5f_OOoComputerSpecial"><text:span text:style-name="T413"><text:s text:c="8"/>"succ"</text:span></text:span><text:span text:style-name="_5f_OOoComputerSpecial"><text:span text:style-name="T529">, </text:span></text:span></text:p>
      <text:p text:style-name="P172"><text:span text:style-name="_5f_OOoComputerSpecial"><text:span text:style-name="T413"><text:s text:c="8"/>"contains"</text:span></text:span><text:span text:style-name="_5f_OOoComputerSpecial"><text:span text:style-name="T529">, </text:span></text:span><text:span text:style-name="_5f_OOoComputerSpecial"><text:span text:style-name="T413">"cmp"</text:span></text:span><text:span text:style-name="_5f_OOoComputerSpecial"><text:span text:style-name="T529">, </text:span></text:span><text:span text:style-name="_5f_OOoComputerSpecial"><text:span text:style-name="T413">"add"</text:span></text:span><text:span text:style-name="_5f_OOoComputerSpecial"><text:span text:style-name="T529">, </text:span></text:span><text:span text:style-name="_5f_OOoComputerSpecial"><text:span text:style-name="T413">"del"</text:span></text:span><text:span text:style-name="_5f_OOoComputerSpecial"><text:span text:style-name="T529">, </text:span></text:span><text:span text:style-name="_5f_OOoComputerSpecial"><text:span text:style-name="T413">"deepcopy"</text:span></text:span><text:span text:style-name="_5f_OOoComputerSpecial"><text:span text:style-name="T529">, </text:span></text:span></text:p>
      <text:p text:style-name="P172"><text:span text:style-name="_5f_OOoComputerSpecial"><text:span text:style-name="T413"><text:s text:c="8"/>"shallowcopy"</text:span></text:span><text:span text:style-name="_5f_OOoComputerSpecial"><text:span text:style-name="T529">, </text:span></text:span></text:p>
      <text:p text:style-name="P172"><text:span text:style-name="_5f_OOoComputerSpecial"><text:span text:style-name="T413"><text:s text:c="8"/>"abs"</text:span></text:span><text:span text:style-name="_5f_OOoComputerSpecial"><text:span text:style-name="T529">, </text:span></text:span><text:span text:style-name="_5f_OOoComputerSpecial"><text:span text:style-name="T413">"clamp"</text:span></text:span><text:span text:style-name="_5f_OOoComputerSpecial"><text:span text:style-name="T529">, </text:span></text:span><text:span text:style-name="_5f_OOoComputerSpecial"><text:span text:style-name="T413">"isnil"</text:span></text:span><text:span text:style-name="_5f_OOoComputerSpecial"><text:span text:style-name="T529">, </text:span></text:span><text:span text:style-name="_5f_OOoComputerSpecial"><text:span text:style-name="T413">"open"</text:span></text:span><text:span text:style-name="_5f_OOoComputerSpecial"><text:span text:style-name="T529">, </text:span></text:span><text:span text:style-name="_5f_OOoComputerSpecial"><text:span text:style-name="T413">"reopen"</text:span></text:span><text:span text:style-name="_5f_OOoComputerSpecial"><text:span text:style-name="T529">, </text:span></text:span></text:p>
      <text:p text:style-name="P172"><text:span text:style-name="_5f_OOoComputerSpecial"><text:span text:style-name="T413"><text:s text:c="8"/>"close"</text:span></text:span><text:span text:style-name="_5f_OOoComputerSpecial"><text:span text:style-name="T529">, </text:span></text:span><text:span text:style-name="_5f_OOoComputerSpecial"><text:span text:style-name="T413">"readall"</text:span></text:span><text:span text:style-name="_5f_OOoComputerSpecial"><text:span text:style-name="T529">, </text:span></text:span></text:p>
      <text:p text:style-name="P172"><text:span text:style-name="_5f_OOoComputerSpecial"><text:span text:style-name="T413"><text:s text:c="8"/>"readfile"</text:span></text:span><text:span text:style-name="_5f_OOoComputerSpecial"><text:span text:style-name="T529">, </text:span></text:span><text:span text:style-name="_5f_OOoComputerSpecial"><text:span text:style-name="T413">"writefile"</text:span></text:span><text:span text:style-name="_5f_OOoComputerSpecial"><text:span text:style-name="T529">, </text:span></text:span><text:span text:style-name="_5f_OOoComputerSpecial"><text:span text:style-name="T413">"endoffile"</text:span></text:span><text:span text:style-name="_5f_OOoComputerSpecial"><text:span text:style-name="T529">, </text:span></text:span><text:span text:style-name="_5f_OOoComputerSpecial"><text:span text:style-name="T413">"readline"</text:span></text:span><text:span text:style-name="_5f_OOoComputerSpecial"><text:span text:style-name="T529">, </text:span></text:span></text:p>
      <text:p text:style-name="P172"><text:span text:style-name="_5f_OOoComputerSpecial"><text:span text:style-name="T413"><text:s text:c="8"/>"writeline"</text:span></text:span><text:span text:style-name="_5f_OOoComputerSpecial"><text:span text:style-name="T529">,</text:span></text:span></text:p>
      <text:p text:style-name="P172"><text:span text:style-name="_5f_OOoComputerSpecial"><text:span text:style-name="T956"><text:s text:c="4"/>]</text:span></text:span></text:p>
      <text:p text:style-name="P172"><text:span text:style-name="_5f_OOoComputerSpecial"><text:span text:style-name="T956"><text:s text:c="4"/>unsafe_keyword_list = [</text:span></text:span></text:p>
      <text:p text:style-name="P172"><text:span text:style-name="_5f_OOoComputerSpecial"><text:span text:style-name="T956"><text:s text:c="8"/></text:span></text:span><text:span text:style-name="_5f_OOoComputerSpecial"><text:span text:style-name="T413">"asm"</text:span></text:span><text:span text:style-name="_5f_OOoComputerSpecial"><text:span text:style-name="T529">, </text:span></text:span><text:span text:style-name="_5f_OOoComputerSpecial"><text:span text:style-name="T413">"addr"</text:span></text:span><text:span text:style-name="_5f_OOoComputerSpecial"><text:span text:style-name="T529">, </text:span></text:span><text:span text:style-name="_5f_OOoComputerSpecial"><text:span text:style-name="T413">"cast"</text:span></text:span><text:span text:style-name="_5f_OOoComputerSpecial"><text:span text:style-name="T529">, </text:span></text:span><text:span text:style-name="_5f_OOoComputerSpecial"><text:span text:style-name="T413">"ptr"</text:span></text:span><text:span text:style-name="_5f_OOoComputerSpecial"><text:span text:style-name="T529">, </text:span></text:span><text:span text:style-name="_5f_OOoComputerSpecial"><text:span text:style-name="T413">"pointer"</text:span></text:span><text:span text:style-name="_5f_OOoComputerSpecial"><text:span text:style-name="T529">, </text:span></text:span><text:span text:style-name="_5f_OOoComputerSpecial"><text:span text:style-name="T413">"alloc"</text:span></text:span><text:span text:style-name="_5f_OOoComputerSpecial"><text:span text:style-name="T529">, </text:span></text:span></text:p>
      <text:p text:style-name="P172"><text:span text:style-name="_5f_OOoComputerSpecial"><text:span text:style-name="T413"><text:s text:c="8"/>"alloc0"</text:span></text:span><text:span text:style-name="_5f_OOoComputerSpecial"><text:span text:style-name="T529">,</text:span></text:span></text:p>
      <text:p text:style-name="P172"><text:span text:style-name="_5f_OOoComputerSpecial"><text:span text:style-name="T413"><text:s text:c="8"/>"allocshared0"</text:span></text:span><text:span text:style-name="_5f_OOoComputerSpecial"><text:span text:style-name="T529">, </text:span></text:span><text:span text:style-name="_5f_OOoComputerSpecial"><text:span text:style-name="T413">"dealloc"</text:span></text:span><text:span text:style-name="_5f_OOoComputerSpecial"><text:span text:style-name="T529">, </text:span></text:span><text:span text:style-name="_5f_OOoComputerSpecial"><text:span text:style-name="T413">"realloc"</text:span></text:span><text:span text:style-name="_5f_OOoComputerSpecial"><text:span text:style-name="T529">, </text:span></text:span><text:span text:style-name="_5f_OOoComputerSpecial"><text:span text:style-name="T413">"nil"</text:span></text:span><text:span text:style-name="_5f_OOoComputerSpecial"><text:span text:style-name="T529">, </text:span></text:span><text:span text:style-name="_5f_OOoComputerSpecial"><text:span text:style-name="T413">"gc_ref"</text:span></text:span><text:span text:style-name="_5f_OOoComputerSpecial"><text:span text:style-name="T529">,</text:span></text:span><text:span text:style-name="_5f_OOoComputerSpecial"><text:span text:style-name="T413"> </text:span></text:span></text:p>
      <text:p text:style-name="P172"><text:span text:style-name="_5f_OOoComputerSpecial"><text:span text:style-name="T413"><text:s text:c="8"/>"gc_unref"</text:span></text:span><text:span text:style-name="_5f_OOoComputerSpecial"><text:span text:style-name="T529">, </text:span></text:span><text:span text:style-name="_5f_OOoComputerSpecial"><text:span text:style-name="T413">"copymem"</text:span></text:span><text:span text:style-name="_5f_OOoComputerSpecial"><text:span text:style-name="T529">, </text:span></text:span><text:span text:style-name="_5f_OOoComputerSpecial"><text:span text:style-name="T413">"zeromem"</text:span></text:span><text:span text:style-name="_5f_OOoComputerSpecial"><text:span text:style-name="T529">, </text:span></text:span><text:span text:style-name="_5f_OOoComputerSpecial"><text:span text:style-name="T413">"equalmem"</text:span></text:span><text:span text:style-name="_5f_OOoComputerSpecial"><text:span text:style-name="T529">, </text:span></text:span></text:p>
      <text:p text:style-name="P172"><text:span text:style-name="_5f_OOoComputerSpecial"><text:span text:style-name="T413"><text:s text:c="8"/>"movemem"</text:span></text:span><text:span text:style-name="_5f_OOoComputerSpecial"><text:span text:style-name="T529">, </text:span></text:span></text:p>
      <text:p text:style-name="P172"><text:span text:style-name="_5f_OOoComputerSpecial"><text:span text:style-name="T413"><text:s text:c="8"/>"gc_disable"</text:span></text:span><text:span text:style-name="_5f_OOoComputerSpecial"><text:span text:style-name="T529">, </text:span></text:span><text:span text:style-name="_5f_OOoComputerSpecial"><text:span text:style-name="T413">"gc_enable"</text:span></text:span><text:span text:style-name="_5f_OOoComputerSpecial"><text:span text:style-name="T529">, </text:span></text:span></text:p>
      <text:p text:style-name="P172"><text:span text:style-name="_5f_OOoComputerSpecial"><text:span text:style-name="T956"><text:s text:c="4"/>]</text:span></text:span></text:p>
      <text:p text:style-name="P231"><text:span text:style-name="_5f_OOoComputerSpecial"><text:span text:style-name="T956"/></text:span></text:p>
      <text:p text:style-name="P135"><text:span text:style-name="_5f_OOoComputerSpecial"><text:span text:style-name="T859">Now we need to add the initialization methods and some needed method overloads:</text:span></text:span></text:p>
      <text:p text:style-name="P173"><text:span text:style-name="_5f_OOoComputerSpecial"><text:span text:style-name="T957"><text:s text:c="4"/></text:span></text:span><text:span text:style-name="_5f_OOoComputerSpecial"><text:span text:style-name="T965">def</text:span></text:span><text:span text:style-name="_5f_OOoComputerSpecial"><text:span text:style-name="T957"> </text:span></text:span><text:span text:style-name="_5f_OOoComputerSpecial"><text:span text:style-name="T976">__init__</text:span></text:span><text:span text:style-name="_5f_OOoComputerSpecial"><text:span text:style-name="T957">(</text:span></text:span><text:span text:style-name="_5f_OOoComputerSpecial"><text:span text:style-name="T972">self</text:span></text:span><text:span text:style-name="_5f_OOoComputerSpecial"><text:span text:style-name="T957">, </text:span></text:span><text:span text:style-name="_5f_OOoComputerSpecial"><text:span text:style-name="T972">parent</text:span></text:span><text:span text:style-name="_5f_OOoComputerSpecial"><text:span text:style-name="T957">):</text:span></text:span></text:p>
      <text:p text:style-name="P173"><text:span text:style-name="_5f_OOoComputerSpecial"><text:span text:style-name="T957"><text:s text:c="8"/># Initialize superclass</text:span></text:span></text:p>
      <text:p text:style-name="P173"><text:span text:style-name="_5f_OOoComputerSpecial"><text:span text:style-name="T957"><text:s text:c="8"/></text:span></text:span><text:span text:style-name="_5f_OOoComputerSpecial"><text:span text:style-name="T972">super</text:span></text:span><text:span text:style-name="_5f_OOoComputerSpecial"><text:span text:style-name="T530">()</text:span></text:span><text:span text:style-name="_5f_OOoComputerSpecial"><text:span text:style-name="T972">.__init__</text:span></text:span><text:span text:style-name="_5f_OOoComputerSpecial"><text:span text:style-name="T957">(</text:span></text:span><text:span text:style-name="_5f_OOoComputerSpecial"><text:span text:style-name="T972">parent</text:span></text:span><text:span text:style-name="_5f_OOoComputerSpecial"><text:span text:style-name="T957">)</text:span></text:span></text:p>
      <text:p text:style-name="P173"><text:span text:style-name="_5f_OOoComputerSpecial"><text:span text:style-name="T957"><text:s text:c="8"/># Set the default style values</text:span></text:span></text:p>
      <text:p text:style-name="P173"><text:span text:style-name="_5f_OOoComputerSpecial"><text:span text:style-name="T957"><text:s text:c="8"/></text:span></text:span><text:span text:style-name="_5f_OOoComputerSpecial"><text:span text:style-name="T972">self</text:span></text:span><text:span text:style-name="_5f_OOoComputerSpecial"><text:span text:style-name="T957">.</text:span></text:span><text:span text:style-name="_5f_OOoComputerSpecial"><text:span text:style-name="T972">setDefaultColor</text:span></text:span><text:span text:style-name="_5f_OOoComputerSpecial"><text:span text:style-name="T957">(</text:span></text:span></text:p>
      <text:p text:style-name="P173"><text:span text:style-name="_5f_OOoComputerSpecial"><text:span text:style-name="T957"><text:s text:c="12"/></text:span></text:span><text:span text:style-name="_5f_OOoComputerSpecial"><text:span text:style-name="T972">PyQt5.QtGui.QColor</text:span></text:span><text:span text:style-name="_5f_OOoComputerSpecial"><text:span text:style-name="T957">(</text:span></text:span><text:span text:style-name="_5f_OOoComputerSpecial"><text:span text:style-name="T979">0x00</text:span></text:span><text:span text:style-name="_5f_OOoComputerSpecial"><text:span text:style-name="T957">, </text:span></text:span><text:span text:style-name="_5f_OOoComputerSpecial"><text:span text:style-name="T979">0x00</text:span></text:span><text:span text:style-name="_5f_OOoComputerSpecial"><text:span text:style-name="T957">, </text:span></text:span><text:span text:style-name="_5f_OOoComputerSpecial"><text:span text:style-name="T979">0x00</text:span></text:span><text:span text:style-name="_5f_OOoComputerSpecial"><text:span text:style-name="T957">)</text:span></text:span></text:p>
      <text:p text:style-name="P173"><text:span text:style-name="_5f_OOoComputerSpecial"><text:span text:style-name="T957"><text:s text:c="8"/>)</text:span></text:span></text:p>
      <text:p text:style-name="P173"><text:span text:style-name="_5f_OOoComputerSpecial"><text:span text:style-name="T957"><text:s text:c="8"/></text:span></text:span><text:span text:style-name="_5f_OOoComputerSpecial"><text:span text:style-name="T972">self.setDefaultPaper</text:span></text:span><text:span text:style-name="_5f_OOoComputerSpecial"><text:span text:style-name="T957">(</text:span></text:span></text:p>
      <text:p text:style-name="P173"><text:span text:style-name="_5f_OOoComputerSpecial"><text:span text:style-name="T957"><text:s text:c="12"/></text:span></text:span><text:span text:style-name="_5f_OOoComputerSpecial"><text:span text:style-name="T972">PyQt5.QtGui.QColor</text:span></text:span><text:span text:style-name="_5f_OOoComputerSpecial"><text:span text:style-name="T957">(</text:span></text:span><text:span text:style-name="_5f_OOoComputerSpecial"><text:span text:style-name="T979">0xff</text:span></text:span><text:span text:style-name="_5f_OOoComputerSpecial"><text:span text:style-name="T957">, </text:span></text:span><text:span text:style-name="_5f_OOoComputerSpecial"><text:span text:style-name="T979">0xff</text:span></text:span><text:span text:style-name="_5f_OOoComputerSpecial"><text:span text:style-name="T957">, </text:span></text:span><text:span text:style-name="_5f_OOoComputerSpecial"><text:span text:style-name="T979">0xff</text:span></text:span><text:span text:style-name="_5f_OOoComputerSpecial"><text:span text:style-name="T957">)</text:span></text:span></text:p>
      <text:p text:style-name="P173"><text:span text:style-name="_5f_OOoComputerSpecial"><text:span text:style-name="T957"><text:s text:c="8"/>)</text:span></text:span></text:p>
      <text:p text:style-name="P173"><text:soft-page-break/><text:span text:style-name="_5f_OOoComputerSpecial"><text:span text:style-name="T957"><text:s text:c="8"/></text:span></text:span><text:span text:style-name="_5f_OOoComputerSpecial"><text:span text:style-name="T972">self.setDefaultFont</text:span></text:span><text:span text:style-name="_5f_OOoComputerSpecial"><text:span text:style-name="T957">(</text:span></text:span><text:span text:style-name="_5f_OOoComputerSpecial"><text:span text:style-name="T972">PyQt5.QtGui.QFont</text:span></text:span><text:span text:style-name="_5f_OOoComputerSpecial"><text:span text:style-name="T957">(</text:span></text:span><text:span text:style-name="_5f_OOoComputerSpecial"><text:span text:style-name="T414">"Courier"</text:span></text:span><text:span text:style-name="_5f_OOoComputerSpecial"><text:span text:style-name="T957">, </text:span></text:span><text:span text:style-name="_5f_OOoComputerSpecial"><text:span text:style-name="T979">8</text:span></text:span><text:span text:style-name="_5f_OOoComputerSpecial"><text:span text:style-name="T957">))</text:span></text:span></text:p>
      <text:p text:style-name="P173"><text:span text:style-name="_5f_OOoComputerSpecial"><text:span text:style-name="T957"><text:s text:c="8"/># Initialize all style colors</text:span></text:span></text:p>
      <text:p text:style-name="P173"><text:span text:style-name="_5f_OOoComputerSpecial"><text:span text:style-name="T957"><text:s text:c="8"/></text:span></text:span><text:span text:style-name="_5f_OOoComputerSpecial"><text:span text:style-name="T972">self.init_colors</text:span></text:span><text:span text:style-name="_5f_OOoComputerSpecial"><text:span text:style-name="T957">()</text:span></text:span></text:p>
      <text:p text:style-name="P173"><text:span text:style-name="_5f_OOoComputerSpecial"><text:span text:style-name="T957"><text:s text:c="8"/># Init the fonts</text:span></text:span></text:p>
      <text:p text:style-name="P173"><text:span text:style-name="_5f_OOoComputerSpecial"><text:span text:style-name="T957"><text:s text:c="8"/></text:span></text:span><text:span text:style-name="_5f_OOoComputerSpecial"><text:span text:style-name="T965">for</text:span></text:span><text:span text:style-name="_5f_OOoComputerSpecial"><text:span text:style-name="T957"> </text:span></text:span><text:span text:style-name="_5f_OOoComputerSpecial"><text:span text:style-name="T972">i</text:span></text:span><text:span text:style-name="_5f_OOoComputerSpecial"><text:span text:style-name="T957"> </text:span></text:span><text:span text:style-name="_5f_OOoComputerSpecial"><text:span text:style-name="T965">in</text:span></text:span><text:span text:style-name="_5f_OOoComputerSpecial"><text:span text:style-name="T957"> </text:span></text:span><text:span text:style-name="_5f_OOoComputerSpecial"><text:span text:style-name="T965">range</text:span></text:span><text:span text:style-name="_5f_OOoComputerSpecial"><text:span text:style-name="T957">(</text:span></text:span><text:span text:style-name="_5f_OOoComputerSpecial"><text:span text:style-name="T965">len</text:span></text:span><text:span text:style-name="_5f_OOoComputerSpecial"><text:span text:style-name="T957">(</text:span></text:span><text:span text:style-name="_5f_OOoComputerSpecial"><text:span text:style-name="T972">self.styles</text:span></text:span><text:span text:style-name="_5f_OOoComputerSpecial"><text:span text:style-name="T957">)):</text:span></text:span></text:p>
      <text:p text:style-name="P173"><text:span text:style-name="_5f_OOoComputerSpecial"><text:span text:style-name="T957"><text:s text:c="12"/></text:span></text:span><text:span text:style-name="_5f_OOoComputerSpecial"><text:span text:style-name="T965">if</text:span></text:span><text:span text:style-name="_5f_OOoComputerSpecial"><text:span text:style-name="T957"> </text:span></text:span><text:span text:style-name="_5f_OOoComputerSpecial"><text:span text:style-name="T972">i</text:span></text:span><text:span text:style-name="_5f_OOoComputerSpecial"><text:span text:style-name="T957"> == </text:span></text:span><text:span text:style-name="_5f_OOoComputerSpecial"><text:span text:style-name="T972">self.styles</text:span></text:span><text:span text:style-name="_5f_OOoComputerSpecial"><text:span text:style-name="T957">[</text:span></text:span><text:span text:style-name="_5f_OOoComputerSpecial"><text:span text:style-name="T414">"Keyword"</text:span></text:span><text:span text:style-name="_5f_OOoComputerSpecial"><text:span text:style-name="T957">]:</text:span></text:span></text:p>
      <text:p text:style-name="P173"><text:span text:style-name="_5f_OOoComputerSpecial"><text:span text:style-name="T957"><text:s text:c="16"/># Make keywords bold</text:span></text:span></text:p>
      <text:p text:style-name="P173"><text:span text:style-name="_5f_OOoComputerSpecial"><text:span text:style-name="T957"><text:s text:c="16"/></text:span></text:span><text:span text:style-name="_5f_OOoComputerSpecial"><text:span text:style-name="T972">self.setFont</text:span></text:span><text:span text:style-name="_5f_OOoComputerSpecial"><text:span text:style-name="T957">(</text:span></text:span></text:p>
      <text:p text:style-name="P173"><text:span text:style-name="_5f_OOoComputerSpecial"><text:span text:style-name="T957"><text:s text:c="20"/></text:span></text:span><text:span text:style-name="_5f_OOoComputerSpecial"><text:span text:style-name="T972">PyQt5.QtGui.QFont</text:span></text:span><text:span text:style-name="_5f_OOoComputerSpecial"><text:span text:style-name="T957">(</text:span></text:span><text:span text:style-name="_5f_OOoComputerSpecial"><text:span text:style-name="T414">"Courier"</text:span></text:span><text:span text:style-name="_5f_OOoComputerSpecial"><text:span text:style-name="T957">, </text:span></text:span><text:span text:style-name="_5f_OOoComputerSpecial"><text:span text:style-name="T979">8</text:span></text:span><text:span text:style-name="_5f_OOoComputerSpecial"><text:span text:style-name="T957">, <text:s text:c="6"/>weight=</text:span></text:span><text:span text:style-name="_5f_OOoComputerSpecial"><text:span text:style-name="T972">PyQt5.QtGui.QFont.Black</text:span></text:span><text:span text:style-name="_5f_OOoComputerSpecial"><text:span text:style-name="T957">), </text:span></text:span></text:p>
      <text:p text:style-name="P173"><text:span text:style-name="_5f_OOoComputerSpecial"><text:span text:style-name="T957"><text:s text:c="20"/>i</text:span></text:span></text:p>
      <text:p text:style-name="P173"><text:span text:style-name="_5f_OOoComputerSpecial"><text:span text:style-name="T957"><text:s text:c="16"/>)</text:span></text:span></text:p>
      <text:p text:style-name="P173"><text:span text:style-name="_5f_OOoComputerSpecial"><text:span text:style-name="T957"><text:s text:c="12"/></text:span></text:span><text:span text:style-name="_5f_OOoComputerSpecial"><text:span text:style-name="T965">else</text:span></text:span><text:span text:style-name="_5f_OOoComputerSpecial"><text:span text:style-name="T957">:</text:span></text:span></text:p>
      <text:p text:style-name="P173"><text:span text:style-name="_5f_OOoComputerSpecial"><text:span text:style-name="T957"><text:s text:c="16"/></text:span></text:span><text:span text:style-name="_5f_OOoComputerSpecial"><text:span text:style-name="T972">self.setFont</text:span></text:span><text:span text:style-name="_5f_OOoComputerSpecial"><text:span text:style-name="T957">(</text:span></text:span></text:p>
      <text:p text:style-name="P173"><text:span text:style-name="_5f_OOoComputerSpecial"><text:span text:style-name="T957"><text:s text:c="20"/></text:span></text:span><text:span text:style-name="_5f_OOoComputerSpecial"><text:span text:style-name="T972">PyQt5.QtGui.QFont</text:span></text:span><text:span text:style-name="_5f_OOoComputerSpecial"><text:span text:style-name="T957">(</text:span></text:span><text:span text:style-name="_5f_OOoComputerSpecial"><text:span text:style-name="T414">"Courier"</text:span></text:span><text:span text:style-name="_5f_OOoComputerSpecial"><text:span text:style-name="T957">, </text:span></text:span><text:span text:style-name="_5f_OOoComputerSpecial"><text:span text:style-name="T979">8</text:span></text:span><text:span text:style-name="_5f_OOoComputerSpecial"><text:span text:style-name="T957">), </text:span></text:span></text:p>
      <text:p text:style-name="P173"><text:span text:style-name="_5f_OOoComputerSpecial"><text:span text:style-name="T957"><text:s text:c="20"/>i</text:span></text:span></text:p>
      <text:p text:style-name="P173"><text:span text:style-name="_5f_OOoComputerSpecial"><text:span text:style-name="T957"><text:s text:c="16"/>)</text:span></text:span></text:p>
      <text:p text:style-name="P173"><text:span text:style-name="_5f_OOoComputerSpecial"><text:span text:style-name="T957"><text:s text:c="4"/></text:span></text:span></text:p>
      <text:p text:style-name="P173"><text:span text:style-name="_5f_OOoComputerSpecial"><text:span text:style-name="T957"><text:s text:c="4"/></text:span></text:span><text:span text:style-name="_5f_OOoComputerSpecial"><text:span text:style-name="T965">def</text:span></text:span><text:span text:style-name="_5f_OOoComputerSpecial"><text:span text:style-name="T957"> </text:span></text:span><text:span text:style-name="_5f_OOoComputerSpecial"><text:span text:style-name="T976">init_colors</text:span></text:span><text:span text:style-name="_5f_OOoComputerSpecial"><text:span text:style-name="T957">(</text:span></text:span><text:span text:style-name="_5f_OOoComputerSpecial"><text:span text:style-name="T972">self</text:span></text:span><text:span text:style-name="_5f_OOoComputerSpecial"><text:span text:style-name="T957">):</text:span></text:span></text:p>
      <text:p text:style-name="P173"><text:span text:style-name="_5f_OOoComputerSpecial"><text:span text:style-name="T957"><text:s text:c="8"/># Font color</text:span></text:span></text:p>
      <text:p text:style-name="P173"><text:span text:style-name="_5f_OOoComputerSpecial"><text:span text:style-name="T957"><text:s text:c="8"/></text:span></text:span><text:span text:style-name="_5f_OOoComputerSpecial"><text:span text:style-name="T972">self.setColor</text:span></text:span><text:span text:style-name="_5f_OOoComputerSpecial"><text:span text:style-name="T957">(</text:span></text:span></text:p>
      <text:p text:style-name="P173"><text:span text:style-name="_5f_OOoComputerSpecial"><text:span text:style-name="T957"><text:s text:c="13"/></text:span></text:span><text:span text:style-name="_5f_OOoComputerSpecial"><text:span text:style-name="T972">PyQt5.QtGui.QColor</text:span></text:span><text:span text:style-name="_5f_OOoComputerSpecial"><text:span text:style-name="T957">(</text:span></text:span><text:span text:style-name="_5f_OOoComputerSpecial"><text:span text:style-name="T979">0x00</text:span></text:span><text:span text:style-name="_5f_OOoComputerSpecial"><text:span text:style-name="T957">, </text:span></text:span><text:span text:style-name="_5f_OOoComputerSpecial"><text:span text:style-name="T979">0x00</text:span></text:span><text:span text:style-name="_5f_OOoComputerSpecial"><text:span text:style-name="T957">, </text:span></text:span><text:span text:style-name="_5f_OOoComputerSpecial"><text:span text:style-name="T979">0x00</text:span></text:span><text:span text:style-name="_5f_OOoComputerSpecial"><text:span text:style-name="T957">),</text:span></text:span></text:p>
      <text:p text:style-name="P173"><text:span text:style-name="_5f_OOoComputerSpecial"><text:span text:style-name="T957"><text:s text:c="13"/></text:span></text:span><text:span text:style-name="_5f_OOoComputerSpecial"><text:span text:style-name="T972">self.styles</text:span></text:span><text:span text:style-name="_5f_OOoComputerSpecial"><text:span text:style-name="T957">[</text:span></text:span><text:span text:style-name="_5f_OOoComputerSpecial"><text:span text:style-name="T414">"Default"</text:span></text:span><text:span text:style-name="_5f_OOoComputerSpecial"><text:span text:style-name="T957">]</text:span></text:span></text:p>
      <text:p text:style-name="P173"><text:span text:style-name="_5f_OOoComputerSpecial"><text:span text:style-name="T957"><text:s text:c="8"/>)</text:span></text:span></text:p>
      <text:p text:style-name="P173"><text:span text:style-name="_5f_OOoComputerSpecial"><text:span text:style-name="T957"><text:s text:c="8"/></text:span></text:span><text:span text:style-name="_5f_OOoComputerSpecial"><text:span text:style-name="T972">self.setColor</text:span></text:span><text:span text:style-name="_5f_OOoComputerSpecial"><text:span text:style-name="T957">(</text:span></text:span></text:p>
      <text:p text:style-name="P173"><text:span text:style-name="_5f_OOoComputerSpecial"><text:span text:style-name="T957"><text:s text:c="13"/></text:span></text:span><text:span text:style-name="_5f_OOoComputerSpecial"><text:span text:style-name="T972">PyQt5.QtGui.QColor</text:span></text:span><text:span text:style-name="_5f_OOoComputerSpecial"><text:span text:style-name="T957">(</text:span></text:span><text:span text:style-name="_5f_OOoComputerSpecial"><text:span text:style-name="T979">0x00</text:span></text:span><text:span text:style-name="_5f_OOoComputerSpecial"><text:span text:style-name="T957">, </text:span></text:span><text:span text:style-name="_5f_OOoComputerSpecial"><text:span text:style-name="T979">0x7f</text:span></text:span><text:span text:style-name="_5f_OOoComputerSpecial"><text:span text:style-name="T957">, </text:span></text:span><text:span text:style-name="_5f_OOoComputerSpecial"><text:span text:style-name="T979">0x00</text:span></text:span><text:span text:style-name="_5f_OOoComputerSpecial"><text:span text:style-name="T957">), </text:span></text:span></text:p>
      <text:p text:style-name="P173"><text:span text:style-name="_5f_OOoComputerSpecial"><text:span text:style-name="T957"><text:s text:c="13"/></text:span></text:span><text:span text:style-name="_5f_OOoComputerSpecial"><text:span text:style-name="T972">self.styles</text:span></text:span><text:span text:style-name="_5f_OOoComputerSpecial"><text:span text:style-name="T957">[</text:span></text:span><text:span text:style-name="_5f_OOoComputerSpecial"><text:span text:style-name="T414">"Comment"</text:span></text:span><text:span text:style-name="_5f_OOoComputerSpecial"><text:span text:style-name="T957">]</text:span></text:span></text:p>
      <text:p text:style-name="P232"><text:span text:style-name="_5f_OOoComputerSpecial"><text:span text:style-name="T957"><text:s text:c="13"/>)</text:span></text:span></text:p>
      <text:p text:style-name="P173"><text:span text:style-name="_5f_OOoComputerSpecial"><text:span text:style-name="T957"><text:s text:c="8"/></text:span></text:span><text:span text:style-name="_5f_OOoComputerSpecial"><text:span text:style-name="T972">self.setColor</text:span></text:span><text:span text:style-name="_5f_OOoComputerSpecial"><text:span text:style-name="T957">(</text:span></text:span></text:p>
      <text:p text:style-name="P173"><text:span text:style-name="_5f_OOoComputerSpecial"><text:span text:style-name="T957"><text:s text:c="13"/></text:span></text:span><text:span text:style-name="_5f_OOoComputerSpecial"><text:span text:style-name="T972">PyQt5.QtGui.QColor</text:span></text:span><text:span text:style-name="_5f_OOoComputerSpecial"><text:span text:style-name="T957">(</text:span></text:span><text:span text:style-name="_5f_OOoComputerSpecial"><text:span text:style-name="T979">0x00</text:span></text:span><text:span text:style-name="_5f_OOoComputerSpecial"><text:span text:style-name="T957">, </text:span></text:span><text:span text:style-name="_5f_OOoComputerSpecial"><text:span text:style-name="T979">0x00</text:span></text:span><text:span text:style-name="_5f_OOoComputerSpecial"><text:span text:style-name="T957">, </text:span></text:span><text:span text:style-name="_5f_OOoComputerSpecial"><text:span text:style-name="T979">0x7f</text:span></text:span><text:span text:style-name="_5f_OOoComputerSpecial"><text:span text:style-name="T957">),</text:span></text:span></text:p>
      <text:p text:style-name="P173"><text:span text:style-name="_5f_OOoComputerSpecial"><text:span text:style-name="T957"><text:s text:c="13"/>s</text:span></text:span><text:span text:style-name="_5f_OOoComputerSpecial"><text:span text:style-name="T972">elf.styles</text:span></text:span><text:span text:style-name="_5f_OOoComputerSpecial"><text:span text:style-name="T957">[</text:span></text:span><text:span text:style-name="_5f_OOoComputerSpecial"><text:span text:style-name="T414">"Keyword"</text:span></text:span><text:span text:style-name="_5f_OOoComputerSpecial"><text:span text:style-name="T957">]</text:span></text:span></text:p>
      <text:p text:style-name="P232"><text:span text:style-name="_5f_OOoComputerSpecial"><text:span text:style-name="T957"><text:s text:c="13"/>)</text:span></text:span></text:p>
      <text:p text:style-name="P173"><text:span text:style-name="_5f_OOoComputerSpecial"><text:span text:style-name="T957"><text:s text:c="8"/></text:span></text:span><text:span text:style-name="_5f_OOoComputerSpecial"><text:span text:style-name="T972">self.setColor</text:span></text:span><text:span text:style-name="_5f_OOoComputerSpecial"><text:span text:style-name="T957">(</text:span></text:span></text:p>
      <text:p text:style-name="P173"><text:span text:style-name="_5f_OOoComputerSpecial"><text:span text:style-name="T957"><text:s text:c="13"/></text:span></text:span><text:span text:style-name="_5f_OOoComputerSpecial"><text:span text:style-name="T972">PyQt5.QtGui.QColor</text:span></text:span><text:span text:style-name="_5f_OOoComputerSpecial"><text:span text:style-name="T957">(</text:span></text:span><text:span text:style-name="_5f_OOoComputerSpecial"><text:span text:style-name="T979">0x7f</text:span></text:span><text:span text:style-name="_5f_OOoComputerSpecial"><text:span text:style-name="T957">, </text:span></text:span><text:span text:style-name="_5f_OOoComputerSpecial"><text:span text:style-name="T979">0x00</text:span></text:span><text:span text:style-name="_5f_OOoComputerSpecial"><text:span text:style-name="T957">, </text:span></text:span><text:span text:style-name="_5f_OOoComputerSpecial"><text:span text:style-name="T979">0x7f</text:span></text:span><text:span text:style-name="_5f_OOoComputerSpecial"><text:span text:style-name="T957">),</text:span></text:span></text:p>
      <text:p text:style-name="P173"><text:span text:style-name="_5f_OOoComputerSpecial"><text:span text:style-name="T957"><text:s text:c="13"/></text:span></text:span><text:span text:style-name="_5f_OOoComputerSpecial"><text:span text:style-name="T972">self.styles</text:span></text:span><text:span text:style-name="_5f_OOoComputerSpecial"><text:span text:style-name="T957">[</text:span></text:span><text:span text:style-name="_5f_OOoComputerSpecial"><text:span text:style-name="T414">"String"</text:span></text:span><text:span text:style-name="_5f_OOoComputerSpecial"><text:span text:style-name="T957">]</text:span></text:span></text:p>
      <text:p text:style-name="P173"><text:span text:style-name="_5f_OOoComputerSpecial"><text:span text:style-name="T957"><text:s text:c="8"/>)</text:span></text:span></text:p>
      <text:p text:style-name="P173"><text:span text:style-name="_5f_OOoComputerSpecial"><text:span text:style-name="T957"><text:s text:c="8"/></text:span></text:span><text:span text:style-name="_5f_OOoComputerSpecial"><text:span text:style-name="T972">self.setColor</text:span></text:span><text:span text:style-name="_5f_OOoComputerSpecial"><text:span text:style-name="T957">(</text:span></text:span></text:p>
      <text:p text:style-name="P173"><text:span text:style-name="_5f_OOoComputerSpecial"><text:span text:style-name="T957"><text:s text:c="13"/></text:span></text:span><text:span text:style-name="_5f_OOoComputerSpecial"><text:span text:style-name="T972">PyQt5.QtGui.QColor</text:span></text:span><text:span text:style-name="_5f_OOoComputerSpecial"><text:span text:style-name="T957">(</text:span></text:span><text:span text:style-name="_5f_OOoComputerSpecial"><text:span text:style-name="T979">0x00</text:span></text:span><text:span text:style-name="_5f_OOoComputerSpecial"><text:span text:style-name="T957">, </text:span></text:span><text:span text:style-name="_5f_OOoComputerSpecial"><text:span text:style-name="T979">0x7f</text:span></text:span><text:span text:style-name="_5f_OOoComputerSpecial"><text:span text:style-name="T957">, </text:span></text:span><text:span text:style-name="_5f_OOoComputerSpecial"><text:span text:style-name="T979">0x7f</text:span></text:span><text:span text:style-name="_5f_OOoComputerSpecial"><text:span text:style-name="T957">),</text:span></text:span></text:p>
      <text:p text:style-name="P173"><text:span text:style-name="_5f_OOoComputerSpecial"><text:span text:style-name="T957"><text:s text:c="13"/></text:span></text:span><text:span text:style-name="_5f_OOoComputerSpecial"><text:span text:style-name="T972">self.styles</text:span></text:span><text:span text:style-name="_5f_OOoComputerSpecial"><text:span text:style-name="T957">[</text:span></text:span><text:span text:style-name="_5f_OOoComputerSpecial"><text:span text:style-name="T414">"Number"</text:span></text:span><text:span text:style-name="_5f_OOoComputerSpecial"><text:span text:style-name="T957">]</text:span></text:span></text:p>
      <text:p text:style-name="P232"><text:span text:style-name="_5f_OOoComputerSpecial"><text:span text:style-name="T957"><text:s text:c="13"/>)</text:span></text:span></text:p>
      <text:p text:style-name="P173"><text:span text:style-name="_5f_OOoComputerSpecial"><text:span text:style-name="T957"><text:s text:c="8"/></text:span></text:span><text:span text:style-name="_5f_OOoComputerSpecial"><text:span text:style-name="T972">self.setColor</text:span></text:span><text:span text:style-name="_5f_OOoComputerSpecial"><text:span text:style-name="T957">(</text:span></text:span></text:p>
      <text:p text:style-name="P173"><text:span text:style-name="_5f_OOoComputerSpecial"><text:span text:style-name="T957"><text:s text:c="13"/></text:span></text:span><text:span text:style-name="_5f_OOoComputerSpecial"><text:span text:style-name="T972">PyQt5.QtGui.QColor</text:span></text:span><text:span text:style-name="_5f_OOoComputerSpecial"><text:span text:style-name="T957">(</text:span></text:span><text:span text:style-name="_5f_OOoComputerSpecial"><text:span text:style-name="T979">0x00</text:span></text:span><text:span text:style-name="_5f_OOoComputerSpecial"><text:span text:style-name="T957">, </text:span></text:span><text:span text:style-name="_5f_OOoComputerSpecial"><text:span text:style-name="T979">0x7f</text:span></text:span><text:span text:style-name="_5f_OOoComputerSpecial"><text:span text:style-name="T957">, </text:span></text:span><text:span text:style-name="_5f_OOoComputerSpecial"><text:span text:style-name="T979">0x40</text:span></text:span><text:span text:style-name="_5f_OOoComputerSpecial"><text:span text:style-name="T957">),</text:span></text:span></text:p>
      <text:p text:style-name="P173"><text:span text:style-name="_5f_OOoComputerSpecial"><text:span text:style-name="T957"><text:s text:c="13"/></text:span></text:span><text:span text:style-name="_5f_OOoComputerSpecial"><text:span text:style-name="T972">self.styles</text:span></text:span><text:span text:style-name="_5f_OOoComputerSpecial"><text:span text:style-name="T957">[</text:span></text:span><text:span text:style-name="_5f_OOoComputerSpecial"><text:span text:style-name="T414">"Pragma"</text:span></text:span><text:span text:style-name="_5f_OOoComputerSpecial"><text:span text:style-name="T957">]</text:span></text:span></text:p>
      <text:p text:style-name="P173"><text:span text:style-name="_5f_OOoComputerSpecial"><text:span text:style-name="T957"><text:s text:c="8"/>)</text:span></text:span></text:p>
      <text:p text:style-name="P173"><text:soft-page-break/><text:span text:style-name="_5f_OOoComputerSpecial"><text:span text:style-name="T957"><text:s text:c="8"/></text:span></text:span><text:span text:style-name="_5f_OOoComputerSpecial"><text:span text:style-name="T972">self.setColor</text:span></text:span><text:span text:style-name="_5f_OOoComputerSpecial"><text:span text:style-name="T957">(</text:span></text:span></text:p>
      <text:p text:style-name="P173"><text:span text:style-name="_5f_OOoComputerSpecial"><text:span text:style-name="T957"><text:s text:c="13"/></text:span></text:span><text:span text:style-name="_5f_OOoComputerSpecial"><text:span text:style-name="T972">PyQt5.QtGui.QColor</text:span></text:span><text:span text:style-name="_5f_OOoComputerSpecial"><text:span text:style-name="T957">(</text:span></text:span><text:span text:style-name="_5f_OOoComputerSpecial"><text:span text:style-name="T979">0x7f</text:span></text:span><text:span text:style-name="_5f_OOoComputerSpecial"><text:span text:style-name="T957">, </text:span></text:span><text:span text:style-name="_5f_OOoComputerSpecial"><text:span text:style-name="T979">0x7f</text:span></text:span><text:span text:style-name="_5f_OOoComputerSpecial"><text:span text:style-name="T957">, </text:span></text:span><text:span text:style-name="_5f_OOoComputerSpecial"><text:span text:style-name="T979">0x7f</text:span></text:span><text:span text:style-name="_5f_OOoComputerSpecial"><text:span text:style-name="T957">),</text:span></text:span></text:p>
      <text:p text:style-name="P173"><text:span text:style-name="_5f_OOoComputerSpecial"><text:span text:style-name="T957"><text:s text:c="13"/></text:span></text:span><text:span text:style-name="_5f_OOoComputerSpecial"><text:span text:style-name="T972">self.styles</text:span></text:span><text:span text:style-name="_5f_OOoComputerSpecial"><text:span text:style-name="T957">[</text:span></text:span><text:span text:style-name="_5f_OOoComputerSpecial"><text:span text:style-name="T414">"Operator"</text:span></text:span><text:span text:style-name="_5f_OOoComputerSpecial"><text:span text:style-name="T957">]</text:span></text:span></text:p>
      <text:p text:style-name="P173"><text:span text:style-name="_5f_OOoComputerSpecial"><text:span text:style-name="T957"><text:s text:c="8"/>)</text:span></text:span></text:p>
      <text:p text:style-name="P173"><text:span text:style-name="_5f_OOoComputerSpecial"><text:span text:style-name="T957"><text:s text:c="8"/></text:span></text:span><text:span text:style-name="_5f_OOoComputerSpecial"><text:span text:style-name="T972">self.setColor</text:span></text:span><text:span text:style-name="_5f_OOoComputerSpecial"><text:span text:style-name="T957">(</text:span></text:span></text:p>
      <text:p text:style-name="P173"><text:span text:style-name="_5f_OOoComputerSpecial"><text:span text:style-name="T957"><text:s text:c="13"/></text:span></text:span><text:span text:style-name="_5f_OOoComputerSpecial"><text:span text:style-name="T972">PyQt5.QtGui.QColor</text:span></text:span><text:span text:style-name="_5f_OOoComputerSpecial"><text:span text:style-name="T957">(</text:span></text:span><text:span text:style-name="_5f_OOoComputerSpecial"><text:span text:style-name="T979">0x7f</text:span></text:span><text:span text:style-name="_5f_OOoComputerSpecial"><text:span text:style-name="T957">, </text:span></text:span><text:span text:style-name="_5f_OOoComputerSpecial"><text:span text:style-name="T979">0x00</text:span></text:span><text:span text:style-name="_5f_OOoComputerSpecial"><text:span text:style-name="T957">, </text:span></text:span><text:span text:style-name="_5f_OOoComputerSpecial"><text:span text:style-name="T979">0x00</text:span></text:span><text:span text:style-name="_5f_OOoComputerSpecial"><text:span text:style-name="T957">),</text:span></text:span></text:p>
      <text:p text:style-name="P173"><text:span text:style-name="_5f_OOoComputerSpecial"><text:span text:style-name="T957"><text:s text:c="13"/></text:span></text:span><text:span text:style-name="_5f_OOoComputerSpecial"><text:span text:style-name="T972">self.styles</text:span></text:span><text:span text:style-name="_5f_OOoComputerSpecial"><text:span text:style-name="T957">[</text:span></text:span><text:span text:style-name="_5f_OOoComputerSpecial"><text:span text:style-name="T414">"Unsafe"</text:span></text:span><text:span text:style-name="_5f_OOoComputerSpecial"><text:span text:style-name="T957">]</text:span></text:span></text:p>
      <text:p text:style-name="P173"><text:span text:style-name="_5f_OOoComputerSpecial"><text:span text:style-name="T957"><text:s text:c="8"/>)</text:span></text:span></text:p>
      <text:p text:style-name="P173"><text:span text:style-name="_5f_OOoComputerSpecial"><text:span text:style-name="T957"><text:s text:c="8"/># Paper color</text:span></text:span></text:p>
      <text:p text:style-name="P173"><text:span text:style-name="_5f_OOoComputerSpecial"><text:span text:style-name="T957"><text:s text:c="8"/></text:span></text:span><text:span text:style-name="_5f_OOoComputerSpecial"><text:span text:style-name="T965">for</text:span></text:span><text:span text:style-name="_5f_OOoComputerSpecial"><text:span text:style-name="T957"> i </text:span></text:span><text:span text:style-name="_5f_OOoComputerSpecial"><text:span text:style-name="T965">in</text:span></text:span><text:span text:style-name="_5f_OOoComputerSpecial"><text:span text:style-name="T957"> </text:span></text:span><text:span text:style-name="_5f_OOoComputerSpecial"><text:span text:style-name="T965">range</text:span></text:span><text:span text:style-name="_5f_OOoComputerSpecial"><text:span text:style-name="T957">(</text:span></text:span><text:span text:style-name="_5f_OOoComputerSpecial"><text:span text:style-name="T965">len</text:span></text:span><text:span text:style-name="_5f_OOoComputerSpecial"><text:span text:style-name="T957">(</text:span></text:span><text:span text:style-name="_5f_OOoComputerSpecial"><text:span text:style-name="T972">self.styles</text:span></text:span><text:span text:style-name="_5f_OOoComputerSpecial"><text:span text:style-name="T957">)):</text:span></text:span></text:p>
      <text:p text:style-name="P173"><text:span text:style-name="_5f_OOoComputerSpecial"><text:span text:style-name="T957"><text:s text:c="12"/></text:span></text:span><text:span text:style-name="_5f_OOoComputerSpecial"><text:span text:style-name="T972">self.setPaper</text:span></text:span><text:span text:style-name="_5f_OOoComputerSpecial"><text:span text:style-name="T957">(</text:span></text:span></text:p>
      <text:p text:style-name="P173"><text:span text:style-name="_5f_OOoComputerSpecial"><text:span text:style-name="T957"><text:s text:c="16"/></text:span></text:span><text:span text:style-name="_5f_OOoComputerSpecial"><text:span text:style-name="T972">PyQt5.QtGui.QColor</text:span></text:span><text:span text:style-name="_5f_OOoComputerSpecial"><text:span text:style-name="T957">(</text:span></text:span><text:span text:style-name="_5f_OOoComputerSpecial"><text:span text:style-name="T979">0xff</text:span></text:span><text:span text:style-name="_5f_OOoComputerSpecial"><text:span text:style-name="T957">, </text:span></text:span><text:span text:style-name="_5f_OOoComputerSpecial"><text:span text:style-name="T979">0xff</text:span></text:span><text:span text:style-name="_5f_OOoComputerSpecial"><text:span text:style-name="T957">, </text:span></text:span><text:span text:style-name="_5f_OOoComputerSpecial"><text:span text:style-name="T979">0xff</text:span></text:span><text:span text:style-name="_5f_OOoComputerSpecial"><text:span text:style-name="T957">), </text:span></text:span></text:p>
      <text:p text:style-name="P173"><text:span text:style-name="_5f_OOoComputerSpecial"><text:span text:style-name="T957"><text:s text:c="16"/></text:span></text:span><text:span text:style-name="_5f_OOoComputerSpecial"><text:span text:style-name="T972">i</text:span></text:span></text:p>
      <text:p text:style-name="P173"><text:span text:style-name="_5f_OOoComputerSpecial"><text:span text:style-name="T957"><text:s text:c="12"/>)</text:span></text:span></text:p>
      <text:p text:style-name="P173"><text:span text:style-name="_5f_OOoComputerSpecial"><text:span text:style-name="T957"><text:s text:c="4"/></text:span></text:span></text:p>
      <text:p text:style-name="P173"><text:span text:style-name="_5f_OOoComputerSpecial"><text:span text:style-name="T957"><text:s text:c="4"/></text:span></text:span><text:span text:style-name="_5f_OOoComputerSpecial"><text:span text:style-name="T965">def</text:span></text:span><text:span text:style-name="_5f_OOoComputerSpecial"><text:span text:style-name="T957"> </text:span></text:span><text:span text:style-name="_5f_OOoComputerSpecial"><text:span text:style-name="T976">language</text:span></text:span><text:span text:style-name="_5f_OOoComputerSpecial"><text:span text:style-name="T957">(</text:span></text:span><text:span text:style-name="_5f_OOoComputerSpecial"><text:span text:style-name="T972">self</text:span></text:span><text:span text:style-name="_5f_OOoComputerSpecial"><text:span text:style-name="T957">):</text:span></text:span></text:p>
      <text:p text:style-name="P173"><text:span text:style-name="_5f_OOoComputerSpecial"><text:span text:style-name="T957"><text:s text:c="8"/></text:span></text:span><text:span text:style-name="_5f_OOoComputerSpecial"><text:span text:style-name="T965">return</text:span></text:span><text:span text:style-name="_5f_OOoComputerSpecial"><text:span text:style-name="T957"> </text:span></text:span><text:span text:style-name="_5f_OOoComputerSpecial"><text:span text:style-name="T414">"Nim"</text:span></text:span></text:p>
      <text:p text:style-name="P173"><text:span text:style-name="_5f_OOoComputerSpecial"><text:span text:style-name="T957"><text:s text:c="4"/></text:span></text:span></text:p>
      <text:p text:style-name="P173"><text:span text:style-name="_5f_OOoComputerSpecial"><text:span text:style-name="T957"><text:s text:c="4"/></text:span></text:span><text:span text:style-name="_5f_OOoComputerSpecial"><text:span text:style-name="T965">def</text:span></text:span><text:span text:style-name="_5f_OOoComputerSpecial"><text:span text:style-name="T957"> </text:span></text:span><text:span text:style-name="_5f_OOoComputerSpecial"><text:span text:style-name="T976">description</text:span></text:span><text:span text:style-name="_5f_OOoComputerSpecial"><text:span text:style-name="T957">(</text:span></text:span><text:span text:style-name="_5f_OOoComputerSpecial"><text:span text:style-name="T972">self</text:span></text:span><text:span text:style-name="_5f_OOoComputerSpecial"><text:span text:style-name="T957">, </text:span></text:span><text:span text:style-name="_5f_OOoComputerSpecial"><text:span text:style-name="T972">style</text:span></text:span><text:span text:style-name="_5f_OOoComputerSpecial"><text:span text:style-name="T957">):</text:span></text:span></text:p>
      <text:p text:style-name="P173"><text:span text:style-name="_5f_OOoComputerSpecial"><text:span text:style-name="T957"><text:s text:c="8"/></text:span></text:span><text:span text:style-name="_5f_OOoComputerSpecial"><text:span text:style-name="T965">if</text:span></text:span><text:span text:style-name="_5f_OOoComputerSpecial"><text:span text:style-name="T957"> </text:span></text:span><text:span text:style-name="_5f_OOoComputerSpecial"><text:span text:style-name="T972">style</text:span></text:span><text:span text:style-name="_5f_OOoComputerSpecial"><text:span text:style-name="T957"> &lt; </text:span></text:span><text:span text:style-name="_5f_OOoComputerSpecial"><text:span text:style-name="T965">len</text:span></text:span><text:span text:style-name="_5f_OOoComputerSpecial"><text:span text:style-name="T957">(</text:span></text:span><text:span text:style-name="_5f_OOoComputerSpecial"><text:span text:style-name="T972">self.styles</text:span></text:span><text:span text:style-name="_5f_OOoComputerSpecial"><text:span text:style-name="T957">):</text:span></text:span></text:p>
      <text:p text:style-name="P173"><text:span text:style-name="_5f_OOoComputerSpecial"><text:span text:style-name="T957"><text:s text:c="12"/></text:span></text:span><text:span text:style-name="_5f_OOoComputerSpecial"><text:span text:style-name="T972">description</text:span></text:span><text:span text:style-name="_5f_OOoComputerSpecial"><text:span text:style-name="T957"> = </text:span></text:span><text:span text:style-name="_5f_OOoComputerSpecial"><text:span text:style-name="T414">"Custom lexer for the Nim programming languages"</text:span></text:span></text:p>
      <text:p text:style-name="P173"><text:span text:style-name="_5f_OOoComputerSpecial"><text:span text:style-name="T957"><text:s text:c="8"/></text:span></text:span><text:span text:style-name="_5f_OOoComputerSpecial"><text:span text:style-name="T965">else</text:span></text:span><text:span text:style-name="_5f_OOoComputerSpecial"><text:span text:style-name="T957">:</text:span></text:span></text:p>
      <text:p text:style-name="P173"><text:span text:style-name="_5f_OOoComputerSpecial"><text:span text:style-name="T957"><text:s text:c="12"/></text:span></text:span><text:span text:style-name="_5f_OOoComputerSpecial"><text:span text:style-name="T972">description</text:span></text:span><text:span text:style-name="_5f_OOoComputerSpecial"><text:span text:style-name="T957"> = </text:span></text:span><text:span text:style-name="_5f_OOoComputerSpecial"><text:span text:style-name="T414">""</text:span></text:span></text:p>
      <text:p text:style-name="P173"><text:span text:style-name="_5f_OOoComputerSpecial"><text:span text:style-name="T957"><text:s text:c="8"/></text:span></text:span><text:span text:style-name="_5f_OOoComputerSpecial"><text:span text:style-name="T965">return</text:span></text:span><text:span text:style-name="_5f_OOoComputerSpecial"><text:span text:style-name="T957"> </text:span></text:span><text:span text:style-name="_5f_OOoComputerSpecial"><text:span text:style-name="T972">description</text:span></text:span></text:p>
      <text:p text:style-name="P173"><text:span text:style-name="_5f_OOoComputerSpecial"><text:span text:style-name="T972"/></text:span></text:p>
      <text:p text:style-name="P136"><text:span text:style-name="_5f_OOoComputerSpecial"><text:span text:style-name="T861">Let us first look in detail at the used methods:</text:span></text:span></text:p>
      <text:list xml:id="list2464837790632517437" text:style-name="L36">
        <text:list-item>
          <text:p text:style-name="P346"><text:span text:style-name="_5f_OOoComputerSpecial"><text:span text:style-name="T738">lexer</text:span></text:span><text:span text:style-name="_5f_OOoComputerSpecial"><text:span text:style-name="T736">.</text:span></text:span><text:span text:style-name="_5f_OOoComputerSpecial"><text:span text:style-name="T700">setDefaultColor</text:span></text:span><text:span text:style-name="_5f_OOoComputerSpecial"><text:span text:style-name="T736">(</text:span></text:span><text:span text:style-name="_5f_OOoComputerSpecial"><text:span text:style-name="T498">color</text:span></text:span><text:span text:style-name="_5f_OOoComputerSpecial"><text:span text:style-name="T736">)</text:span></text:span><text:span text:style-name="_5f_OOoComputerSpecial"><text:span text:style-name="T585">: </text:span></text:span><text:span text:style-name="_5f_OOoComputerSpecial"><text:span text:style-name="T861">sets the default text color</text:span></text:span></text:p>
          <text:list>
            <text:list-item>
              <text:p text:style-name="P347"><text:span text:style-name="_5f_OOoComputerSpecial"><text:span text:style-name="T501">parameter</text:span></text:span><text:span text:style-name="_5f_OOoComputerSpecial"><text:span text:style-name="T498"> color: </text:span></text:span><text:span text:style-name="_5f_OOoComputerSpecial"><text:span text:style-name="T497">PyQt5.QtGui.QColor</text:span></text:span></text:p>
            </text:list-item>
          </text:list>
        </text:list-item>
        <text:list-item>
          <text:p text:style-name="P348"><text:span text:style-name="_5f_OOoComputerSpecial"><text:span text:style-name="T738">lexer</text:span></text:span><text:span text:style-name="_5f_OOoComputerSpecial"><text:span text:style-name="T736">.setDefaultPaper(</text:span></text:span><text:span text:style-name="_5f_OOoComputerSpecial"><text:span text:style-name="T498">color</text:span></text:span><text:span text:style-name="_5f_OOoComputerSpecial"><text:span text:style-name="T736">)</text:span></text:span><text:span text:style-name="_5f_OOoComputerSpecial"><text:span text:style-name="T861">: sets the default paper (background) color</text:span></text:span></text:p>
          <text:list>
            <text:list-item>
              <text:p text:style-name="P347"><text:span text:style-name="_5f_OOoComputerSpecial"><text:span text:style-name="T501">parameter</text:span></text:span><text:span text:style-name="_5f_OOoComputerSpecial"><text:span text:style-name="T498"> color: </text:span></text:span><text:span text:style-name="_5f_OOoComputerSpecial"><text:span text:style-name="T497">PyQt5.QtGui.QColor</text:span></text:span></text:p>
            </text:list-item>
          </text:list>
        </text:list-item>
        <text:list-item>
          <text:p text:style-name="P348"><text:span text:style-name="_5f_OOoComputerSpecial"><text:span text:style-name="T738">lexer</text:span></text:span><text:span text:style-name="_5f_OOoComputerSpecial"><text:span text:style-name="T736">.setDefaultFont(</text:span></text:span><text:span text:style-name="_5f_OOoComputerSpecial"><text:span text:style-name="T498">font</text:span></text:span><text:span text:style-name="_5f_OOoComputerSpecial"><text:span text:style-name="T736">)</text:span></text:span><text:span text:style-name="_5f_OOoComputerSpecial"><text:span text:style-name="T861">: sets the default font style, check the official PyQt documentation for more details</text:span></text:span></text:p>
          <text:list>
            <text:list-item>
              <text:p text:style-name="P347"><text:span text:style-name="_5f_OOoComputerSpecial"><text:span text:style-name="T501">parameter</text:span></text:span><text:span text:style-name="_5f_OOoComputerSpecial"><text:span text:style-name="T498"> font: </text:span></text:span><text:span text:style-name="_5f_OOoComputerSpecial"><text:span text:style-name="T497">PyQt5.QtGui.Q</text:span></text:span><text:span text:style-name="_5f_OOoComputerSpecial"><text:span text:style-name="T498">Font</text:span></text:span></text:p>
            </text:list-item>
          </text:list>
        </text:list-item>
        <text:list-item>
          <text:p text:style-name="P348"><text:span text:style-name="_5f_OOoComputerSpecial"><text:span text:style-name="T738">lexer</text:span></text:span><text:span text:style-name="_5f_OOoComputerSpecial"><text:span text:style-name="T736">.setColor(</text:span></text:span><text:span text:style-name="_5f_OOoComputerSpecial"><text:span text:style-name="T498">color</text:span></text:span><text:span text:style-name="_5f_OOoComputerSpecial"><text:span text:style-name="T497">, </text:span></text:span><text:span text:style-name="_5f_OOoComputerSpecial"><text:span text:style-name="T498">style</text:span></text:span><text:span text:style-name="_5f_OOoComputerSpecial"><text:span text:style-name="T736">):</text:span></text:span><text:span text:style-name="_5f_OOoComputerSpecial"><text:span text:style-name="T679"> </text:span></text:span><text:span text:style-name="_5f_OOoComputerSpecial"><text:span text:style-name="T680">sets the text color for a specified style</text:span></text:span></text:p>
          <text:list>
            <text:list-item>
              <text:p text:style-name="P349"><text:span text:style-name="_5f_OOoComputerSpecial"><text:span text:style-name="T501">parameter</text:span></text:span><text:span text:style-name="_5f_OOoComputerSpecial"><text:span text:style-name="T498"> color: </text:span></text:span><text:span text:style-name="_5f_OOoComputerSpecial"><text:span text:style-name="T497">PyQt5.QtGui.QColor</text:span></text:span></text:p>
            </text:list-item>
            <text:list-item>
              <text:p text:style-name="P349"><text:span text:style-name="_5f_OOoComputerSpecial"><text:span text:style-name="T501">parameter</text:span></text:span><text:span text:style-name="_5f_OOoComputerSpecial"><text:span text:style-name="T498"> </text:span></text:span><text:span text:style-name="_5f_OOoComputerSpecial"><text:span text:style-name="T499">style</text:span></text:span><text:span text:style-name="_5f_OOoComputerSpecial"><text:span text:style-name="T498">: </text:span></text:span><text:span text:style-name="_5f_OOoComputerSpecial"><text:span text:style-name="T499">Integer</text:span></text:span><text:span text:style-name="_5f_OOoComputerSpecial"><text:span text:style-name="T502">, </text:span></text:span><text:span text:style-name="_5f_OOoComputerSpecial"><text:span text:style-name="T503">the number of the style that the text color is set for</text:span></text:span></text:p>
            </text:list-item>
          </text:list>
        </text:list-item>
        <text:list-item>
          <text:p text:style-name="P348"><text:span text:style-name="_5f_OOoComputerSpecial"><text:span text:style-name="T738">lexer</text:span></text:span><text:span text:style-name="_5f_OOoComputerSpecial"><text:span text:style-name="T736">.set</text:span></text:span><text:span text:style-name="_5f_OOoComputerSpecial"><text:span text:style-name="T737">Paper</text:span></text:span><text:span text:style-name="_5f_OOoComputerSpecial"><text:span text:style-name="T736">(</text:span></text:span><text:span text:style-name="_5f_OOoComputerSpecial"><text:span text:style-name="T498">color</text:span></text:span><text:span text:style-name="_5f_OOoComputerSpecial"><text:span text:style-name="T497">, </text:span></text:span><text:span text:style-name="_5f_OOoComputerSpecial"><text:span text:style-name="T498">style</text:span></text:span><text:span text:style-name="_5f_OOoComputerSpecial"><text:span text:style-name="T736">):</text:span></text:span><text:span text:style-name="_5f_OOoComputerSpecial"><text:span text:style-name="T679"> </text:span></text:span><text:span text:style-name="_5f_OOoComputerSpecial"><text:span text:style-name="T680">sets the </text:span></text:span><text:span text:style-name="_5f_OOoComputerSpecial"><text:span text:style-name="T681">paper (background)</text:span></text:span><text:span text:style-name="_5f_OOoComputerSpecial"><text:span text:style-name="T680"> color for a specified style</text:span></text:span></text:p>
          <text:list>
            <text:list-item>
              <text:p text:style-name="P350"><text:soft-page-break/><text:span text:style-name="_5f_OOoComputerSpecial"><text:span text:style-name="T501">parameter</text:span></text:span><text:span text:style-name="_5f_OOoComputerSpecial"><text:span text:style-name="T498"> color: </text:span></text:span><text:span text:style-name="_5f_OOoComputerSpecial"><text:span text:style-name="T497">PyQt5.QtGui.QColor</text:span></text:span></text:p>
            </text:list-item>
            <text:list-item>
              <text:p text:style-name="P350"><text:span text:style-name="_5f_OOoComputerSpecial"><text:span text:style-name="T501">parameter</text:span></text:span><text:span text:style-name="_5f_OOoComputerSpecial"><text:span text:style-name="T498"> </text:span></text:span><text:span text:style-name="_5f_OOoComputerSpecial"><text:span text:style-name="T499">style</text:span></text:span><text:span text:style-name="_5f_OOoComputerSpecial"><text:span text:style-name="T498">: </text:span></text:span><text:span text:style-name="_5f_OOoComputerSpecial"><text:span text:style-name="T499">Integer</text:span></text:span><text:span text:style-name="_5f_OOoComputerSpecial"><text:span text:style-name="T502">, </text:span></text:span><text:span text:style-name="_5f_OOoComputerSpecial"><text:span text:style-name="T503">the number of the style that the paper color is set for</text:span></text:span></text:p>
            </text:list-item>
          </text:list>
        </text:list-item>
      </text:list>
      <text:p text:style-name="P138"><text:span text:style-name="_5f_OOoComputerSpecial"><text:span text:style-name="T504">With the above method descriptions it is now clear what the lexers </text:span></text:span><text:span text:style-name="_5f_OOoComputerSpecial"><text:span text:style-name="T507">__init__</text:span></text:span><text:span text:style-name="_5f_OOoComputerSpecial"><text:span text:style-name="T504"> method does. It simply sets the default values for the text color, font style and paper color, and initializes the text color, font style and paper color for every style that was defined.<text:line-break/>Then we see the </text:span></text:span><text:span text:style-name="_5f_OOoComputerSpecial"><text:span text:style-name="T507">description</text:span></text:span><text:span text:style-name="_5f_OOoComputerSpecial"><text:span text:style-name="T504"> and </text:span></text:span><text:span text:style-name="_5f_OOoComputerSpecial"><text:span text:style-name="T507">language</text:span></text:span><text:span text:style-name="_5f_OOoComputerSpecial"><text:span text:style-name="T504"> methods. These are needed for the lexer to operate correctly and are therefore necessary.</text:span></text:span></text:p>
      <text:p text:style-name="P138"><text:span text:style-name="_5f_OOoComputerSpecial"><text:span text:style-name="T504">Now we come to the </text:span></text:span><text:span text:style-name="_5f_OOoComputerSpecial"><text:span text:style-name="T505">method where all the styling magic happens, </text:span></text:span><text:span text:style-name="_5f_OOoComputerSpecial"><text:span text:style-name="T506">the </text:span></text:span><text:span text:style-name="_5f_OOoComputerSpecial"><text:span text:style-name="T508">styleText</text:span></text:span><text:span text:style-name="_5f_OOoComputerSpecial"><text:span text:style-name="T506"> method.</text:span></text:span></text:p>
      <text:p text:style-name="P174"><text:span text:style-name="_5f_OOoComputerSpecial"><text:span text:style-name="T531"><text:s text:c="4"/></text:span></text:span><text:span text:style-name="_5f_OOoComputerSpecial"><text:span text:style-name="T961">def</text:span></text:span><text:span text:style-name="_5f_OOoComputerSpecial"><text:span text:style-name="T531"> </text:span></text:span><text:span text:style-name="_5f_OOoComputerSpecial"><text:span text:style-name="T977">styleText</text:span></text:span><text:span text:style-name="_5f_OOoComputerSpecial"><text:span text:style-name="T531">(</text:span></text:span><text:span text:style-name="_5f_OOoComputerSpecial"><text:span text:style-name="T967">self</text:span></text:span><text:span text:style-name="_5f_OOoComputerSpecial"><text:span text:style-name="T531">, </text:span></text:span><text:span text:style-name="_5f_OOoComputerSpecial"><text:span text:style-name="T967">start</text:span></text:span><text:span text:style-name="_5f_OOoComputerSpecial"><text:span text:style-name="T531">, </text:span></text:span><text:span text:style-name="_5f_OOoComputerSpecial"><text:span text:style-name="T967">end</text:span></text:span><text:span text:style-name="_5f_OOoComputerSpecial"><text:span text:style-name="T531">):</text:span></text:span></text:p>
      <text:p text:style-name="P174"><text:span text:style-name="_5f_OOoComputerSpecial"><text:span text:style-name="T531"><text:s text:c="8"/># Initialize the styling</text:span></text:span></text:p>
      <text:p text:style-name="P174"><text:span text:style-name="_5f_OOoComputerSpecial"><text:span text:style-name="T531"><text:s text:c="8"/>self.startStyling(start)</text:span></text:span></text:p>
      <text:p text:style-name="P174"><text:span text:style-name="_5f_OOoComputerSpecial"><text:span text:style-name="T531"><text:s text:c="8"/># Tokenize the text that needs to be styled using </text:span></text:span></text:p>
      <text:p text:style-name="P174"><text:span text:style-name="_5f_OOoComputerSpecial"><text:span text:style-name="T531"><text:s text:c="8"/># regular expressions.</text:span></text:span></text:p>
      <text:p text:style-name="P174"><text:span text:style-name="_5f_OOoComputerSpecial"><text:span text:style-name="T531"><text:s text:c="8"/># To style a sequence of characters you need to know </text:span></text:span></text:p>
      <text:p text:style-name="P174"><text:span text:style-name="_5f_OOoComputerSpecial"><text:span text:style-name="T531"><text:s text:c="8"/># the length of the sequence</text:span></text:span></text:p>
      <text:p text:style-name="P174"><text:span text:style-name="_5f_OOoComputerSpecial"><text:span text:style-name="T531"><text:s text:c="8"/># and which style you wish to apply to the sequence.</text:span></text:span></text:p>
      <text:p text:style-name="P174"><text:span text:style-name="_5f_OOoComputerSpecial"><text:span text:style-name="T531"><text:s text:c="8"/># It is up to the implementer</text:span></text:span></text:p>
      <text:p text:style-name="P174"><text:span text:style-name="_5f_OOoComputerSpecial"><text:span text:style-name="T531"><text:s text:c="8"/># to figure out which style the sequence belongs to. </text:span></text:span></text:p>
      <text:p text:style-name="P174"><text:span text:style-name="_5f_OOoComputerSpecial"><text:span text:style-name="T531"><text:s text:c="8"/># THE PROCEDURE SHOWN BELOW IS JUST ONE OF MANY!</text:span></text:span></text:p>
      <text:p text:style-name="P174"><text:span text:style-name="_5f_OOoComputerSpecial"><text:span text:style-name="T531"><text:s text:c="8"/></text:span></text:span></text:p>
      <text:p text:style-name="P174"><text:span text:style-name="_5f_OOoComputerSpecial"><text:span text:style-name="T531"><text:s text:c="8"/># Scintilla works with bytes, so we have to adjust the </text:span></text:span></text:p>
      <text:p text:style-name="P174"><text:span text:style-name="_5f_OOoComputerSpecial"><text:span text:style-name="T531"><text:s text:c="8"/># start and end boundaries.</text:span></text:span></text:p>
      <text:p text:style-name="P174"><text:span text:style-name="_5f_OOoComputerSpecial"><text:span text:style-name="T531"><text:s text:c="8"/># Like all Qt objects the lexers parent is the </text:span></text:span></text:p>
      <text:p text:style-name="P174"><text:span text:style-name="_5f_OOoComputerSpecial"><text:span text:style-name="T531"><text:s text:c="8"/># QScintilla editor.</text:span></text:span></text:p>
      <text:p text:style-name="P174"><text:span text:style-name="_5f_OOoComputerSpecial"><text:span text:style-name="T531"><text:s text:c="8"/></text:span></text:span><text:span text:style-name="_5f_OOoComputerSpecial"><text:span text:style-name="T967">text</text:span></text:span><text:span text:style-name="_5f_OOoComputerSpecial"><text:span text:style-name="T531"> = </text:span></text:span><text:span text:style-name="_5f_OOoComputerSpecial"><text:span text:style-name="T967">self.parent</text:span></text:span><text:span text:style-name="_5f_OOoComputerSpecial"><text:span text:style-name="T531">().</text:span></text:span><text:span text:style-name="_5f_OOoComputerSpecial"><text:span text:style-name="T967">text</text:span></text:span><text:span text:style-name="_5f_OOoComputerSpecial"><text:span text:style-name="T531">()[</text:span></text:span><text:span text:style-name="_5f_OOoComputerSpecial"><text:span text:style-name="T967">start</text:span></text:span><text:span text:style-name="_5f_OOoComputerSpecial"><text:span text:style-name="T531">:</text:span></text:span><text:span text:style-name="_5f_OOoComputerSpecial"><text:span text:style-name="T967">end</text:span></text:span><text:span text:style-name="_5f_OOoComputerSpecial"><text:span text:style-name="T531">]</text:span></text:span></text:p>
      <text:p text:style-name="P174"><text:span text:style-name="_5f_OOoComputerSpecial"><text:span text:style-name="T531"><text:s text:c="8"/># Tokenize the text using a list comprehension </text:span></text:span><text:span text:style-name="_5f_OOoComputerSpecial"><text:span text:style-name="T532">and</text:span></text:span></text:p>
      <text:p text:style-name="P174"><text:span text:style-name="_5f_OOoComputerSpecial"><text:span text:style-name="T532"><text:s text:c="8"/># regular expressions</text:span></text:span></text:p>
      <text:p text:style-name="P175"><text:span text:style-name="_5f_OOoComputerSpecial"><text:span text:style-name="T531"><text:s text:c="8"/></text:span></text:span><text:span text:style-name="_5f_OOoComputerSpecial"><text:span text:style-name="T967">splitter</text:span></text:span><text:span text:style-name="_5f_OOoComputerSpecial"><text:span text:style-name="T531"> = </text:span></text:span><text:span text:style-name="_5f_OOoComputerSpecial"><text:span text:style-name="T967">re.compile</text:span></text:span><text:span text:style-name="_5f_OOoComputerSpecial"><text:span text:style-name="T531">(</text:span></text:span></text:p>
      <text:p text:style-name="P175"><text:span text:style-name="_5f_OOoComputerSpecial"><text:span text:style-name="T531"><text:s text:c="2"/><text:tab/> <text:s text:c="6"/></text:span></text:span><text:span text:style-name="_5f_OOoComputerSpecial"><text:span text:style-name="T415">r"(\{\.|\.\}|\#|\'|\"\"\"|\n|\s+|\w+|\W)"</text:span></text:span></text:p>
      <text:p text:style-name="P175"><text:span text:style-name="_5f_OOoComputerSpecial"><text:span text:style-name="T531"><text:tab/> <text:s text:c="2"/>)</text:span></text:span></text:p>
      <text:p text:style-name="P174"><text:span text:style-name="_5f_OOoComputerSpecial"><text:span text:style-name="T531"><text:s text:c="8"/></text:span></text:span><text:span text:style-name="_5f_OOoComputerSpecial"><text:span text:style-name="T967">tokens</text:span></text:span><text:span text:style-name="_5f_OOoComputerSpecial"><text:span text:style-name="T531"> = [</text:span></text:span></text:p>
      <text:p text:style-name="P174"><text:span text:style-name="_5f_OOoComputerSpecial"><text:span text:style-name="T531"><text:s text:c="12"/>(</text:span></text:span><text:span text:style-name="_5f_OOoComputerSpecial"><text:span text:style-name="T967">token</text:span></text:span><text:span text:style-name="_5f_OOoComputerSpecial"><text:span text:style-name="T531">, </text:span></text:span><text:span text:style-name="_5f_OOoComputerSpecial"><text:span text:style-name="T961">len</text:span></text:span><text:span text:style-name="_5f_OOoComputerSpecial"><text:span text:style-name="T531">(</text:span></text:span><text:span text:style-name="_5f_OOoComputerSpecial"><text:span text:style-name="T961">bytearray</text:span></text:span><text:span text:style-name="_5f_OOoComputerSpecial"><text:span text:style-name="T531">(</text:span></text:span><text:span text:style-name="_5f_OOoComputerSpecial"><text:span text:style-name="T967">token</text:span></text:span><text:span text:style-name="_5f_OOoComputerSpecial"><text:span text:style-name="T531">, </text:span></text:span><text:span text:style-name="_5f_OOoComputerSpecial"><text:span text:style-name="T415">"utf-8"</text:span></text:span><text:span text:style-name="_5f_OOoComputerSpecial"><text:span text:style-name="T531">))) </text:span></text:span></text:p>
      <text:p text:style-name="P174"><text:span text:style-name="_5f_OOoComputerSpecial"><text:span text:style-name="T531"><text:s text:c="16"/></text:span></text:span><text:span text:style-name="_5f_OOoComputerSpecial"><text:span text:style-name="T961">for</text:span></text:span><text:span text:style-name="_5f_OOoComputerSpecial"><text:span text:style-name="T531"> </text:span></text:span><text:span text:style-name="_5f_OOoComputerSpecial"><text:span text:style-name="T967">token</text:span></text:span><text:span text:style-name="_5f_OOoComputerSpecial"><text:span text:style-name="T531"> </text:span></text:span><text:span text:style-name="_5f_OOoComputerSpecial"><text:span text:style-name="T961">in</text:span></text:span><text:span text:style-name="_5f_OOoComputerSpecial"><text:span text:style-name="T531"> </text:span></text:span><text:span text:style-name="_5f_OOoComputerSpecial"><text:span text:style-name="T967">splitter.findall</text:span></text:span><text:span text:style-name="_5f_OOoComputerSpecial"><text:span text:style-name="T531">(</text:span></text:span><text:span text:style-name="_5f_OOoComputerSpecial"><text:span text:style-name="T967">text</text:span></text:span><text:span text:style-name="_5f_OOoComputerSpecial"><text:span text:style-name="T531">)</text:span></text:span></text:p>
      <text:p text:style-name="P174"><text:span text:style-name="_5f_OOoComputerSpecial"><text:span text:style-name="T531"><text:s text:c="8"/>]</text:span></text:span></text:p>
      <text:p text:style-name="P174"><text:span text:style-name="_5f_OOoComputerSpecial"><text:span text:style-name="T531"><text:s text:c="8"/># Style the text in a loop</text:span></text:span></text:p>
      <text:p text:style-name="P174"><text:span text:style-name="_5f_OOoComputerSpecial"><text:span text:style-name="T531"><text:s text:c="8"/></text:span></text:span><text:span text:style-name="_5f_OOoComputerSpecial"><text:span text:style-name="T961">for</text:span></text:span><text:span text:style-name="_5f_OOoComputerSpecial"><text:span text:style-name="T531"> </text:span></text:span><text:span text:style-name="_5f_OOoComputerSpecial"><text:span text:style-name="T967">i</text:span></text:span><text:span text:style-name="_5f_OOoComputerSpecial"><text:span text:style-name="T531">, </text:span></text:span><text:span text:style-name="_5f_OOoComputerSpecial"><text:span text:style-name="T967">token</text:span></text:span><text:span text:style-name="_5f_OOoComputerSpecial"><text:span text:style-name="T531"> </text:span></text:span><text:span text:style-name="_5f_OOoComputerSpecial"><text:span text:style-name="T961">in</text:span></text:span><text:span text:style-name="_5f_OOoComputerSpecial"><text:span text:style-name="T531"> </text:span></text:span><text:span text:style-name="_5f_OOoComputerSpecial"><text:span text:style-name="T961">enumerate</text:span></text:span><text:span text:style-name="_5f_OOoComputerSpecial"><text:span text:style-name="T531">(</text:span></text:span><text:span text:style-name="_5f_OOoComputerSpecial"><text:span text:style-name="T967">tokens</text:span></text:span><text:span text:style-name="_5f_OOoComputerSpecial"><text:span text:style-name="T531">):</text:span></text:span></text:p>
      <text:p text:style-name="P174"><text:span text:style-name="_5f_OOoComputerSpecial"><text:span text:style-name="T531"><text:s text:c="12"/></text:span></text:span><text:span text:style-name="_5f_OOoComputerSpecial"><text:span text:style-name="T961">if</text:span></text:span><text:span text:style-name="_5f_OOoComputerSpecial"><text:span text:style-name="T531"> </text:span></text:span><text:span text:style-name="_5f_OOoComputerSpecial"><text:span text:style-name="T967">token</text:span></text:span><text:span text:style-name="_5f_OOoComputerSpecial"><text:span text:style-name="T531">[</text:span></text:span><text:span text:style-name="_5f_OOoComputerSpecial"><text:span text:style-name="T977">0</text:span></text:span><text:span text:style-name="_5f_OOoComputerSpecial"><text:span text:style-name="T531">] </text:span></text:span><text:span text:style-name="_5f_OOoComputerSpecial"><text:span text:style-name="T961">in</text:span></text:span><text:span text:style-name="_5f_OOoComputerSpecial"><text:span text:style-name="T531"> </text:span></text:span><text:span text:style-name="_5f_OOoComputerSpecial"><text:span text:style-name="T967">self.keyword_list</text:span></text:span><text:span text:style-name="_5f_OOoComputerSpecial"><text:span text:style-name="T531">:</text:span></text:span></text:p>
      <text:p text:style-name="P174"><text:span text:style-name="_5f_OOoComputerSpecial"><text:span text:style-name="T531"><text:s text:c="16"/># Keyword</text:span></text:span></text:p>
      <text:p text:style-name="P174"><text:span text:style-name="_5f_OOoComputerSpecial"><text:span text:style-name="T531"><text:s text:c="16"/></text:span></text:span><text:span text:style-name="_5f_OOoComputerSpecial"><text:span text:style-name="T967">self.setStyling</text:span></text:span><text:span text:style-name="_5f_OOoComputerSpecial"><text:span text:style-name="T531">(</text:span></text:span></text:p>
      <text:p text:style-name="P174"><text:span text:style-name="_5f_OOoComputerSpecial"><text:span text:style-name="T531"><text:s text:c="20"/></text:span></text:span><text:span text:style-name="_5f_OOoComputerSpecial"><text:span text:style-name="T967">token</text:span></text:span><text:span text:style-name="_5f_OOoComputerSpecial"><text:span text:style-name="T531">[</text:span></text:span><text:span text:style-name="_5f_OOoComputerSpecial"><text:span text:style-name="T977">1</text:span></text:span><text:span text:style-name="_5f_OOoComputerSpecial"><text:span text:style-name="T531">], </text:span></text:span></text:p>
      <text:p text:style-name="P174"><text:span text:style-name="_5f_OOoComputerSpecial"><text:span text:style-name="T531"><text:s text:c="20"/></text:span></text:span><text:span text:style-name="_5f_OOoComputerSpecial"><text:span text:style-name="T967">self.styles</text:span></text:span><text:span text:style-name="_5f_OOoComputerSpecial"><text:span text:style-name="T531">[</text:span></text:span><text:span text:style-name="_5f_OOoComputerSpecial"><text:span text:style-name="T415">"Keyword"</text:span></text:span><text:span text:style-name="_5f_OOoComputerSpecial"><text:span text:style-name="T531">]</text:span></text:span></text:p>
      <text:p text:style-name="P174"><text:span text:style-name="_5f_OOoComputerSpecial"><text:span text:style-name="T531"><text:s text:c="16"/>)</text:span></text:span></text:p>
      <text:p text:style-name="P174"><text:soft-page-break/><text:span text:style-name="_5f_OOoComputerSpecial"><text:span text:style-name="T531"><text:s text:c="12"/></text:span></text:span><text:span text:style-name="_5f_OOoComputerSpecial"><text:span text:style-name="T961">elif</text:span></text:span><text:span text:style-name="_5f_OOoComputerSpecial"><text:span text:style-name="T531"> </text:span></text:span><text:span text:style-name="_5f_OOoComputerSpecial"><text:span text:style-name="T967">token</text:span></text:span><text:span text:style-name="_5f_OOoComputerSpecial"><text:span text:style-name="T531">[</text:span></text:span><text:span text:style-name="_5f_OOoComputerSpecial"><text:span text:style-name="T977">0</text:span></text:span><text:span text:style-name="_5f_OOoComputerSpecial"><text:span text:style-name="T531">] </text:span></text:span><text:span text:style-name="_5f_OOoComputerSpecial"><text:span text:style-name="T961">in</text:span></text:span><text:span text:style-name="_5f_OOoComputerSpecial"><text:span text:style-name="T531"> </text:span></text:span><text:span text:style-name="_5f_OOoComputerSpecial"><text:span text:style-name="T967">self.unsafe_keyword_list</text:span></text:span><text:span text:style-name="_5f_OOoComputerSpecial"><text:span text:style-name="T531">:</text:span></text:span></text:p>
      <text:p text:style-name="P174"><text:span text:style-name="_5f_OOoComputerSpecial"><text:span text:style-name="T531"><text:s text:c="16"/># Keyword</text:span></text:span></text:p>
      <text:p text:style-name="P174"><text:span text:style-name="_5f_OOoComputerSpecial"><text:span text:style-name="T531"><text:s text:c="16"/></text:span></text:span><text:span text:style-name="_5f_OOoComputerSpecial"><text:span text:style-name="T967">self.setStyling</text:span></text:span><text:span text:style-name="_5f_OOoComputerSpecial"><text:span text:style-name="T531">(</text:span></text:span></text:p>
      <text:p text:style-name="P174"><text:span text:style-name="_5f_OOoComputerSpecial"><text:span text:style-name="T531"><text:s text:c="20"/></text:span></text:span><text:span text:style-name="_5f_OOoComputerSpecial"><text:span text:style-name="T967">token</text:span></text:span><text:span text:style-name="_5f_OOoComputerSpecial"><text:span text:style-name="T531">[</text:span></text:span><text:span text:style-name="_5f_OOoComputerSpecial"><text:span text:style-name="T977">1</text:span></text:span><text:span text:style-name="_5f_OOoComputerSpecial"><text:span text:style-name="T531">], </text:span></text:span></text:p>
      <text:p text:style-name="P174"><text:span text:style-name="_5f_OOoComputerSpecial"><text:span text:style-name="T531"><text:s text:c="20"/></text:span></text:span><text:span text:style-name="_5f_OOoComputerSpecial"><text:span text:style-name="T967">self.styles</text:span></text:span><text:span text:style-name="_5f_OOoComputerSpecial"><text:span text:style-name="T531">[</text:span></text:span><text:span text:style-name="_5f_OOoComputerSpecial"><text:span text:style-name="T415">"Unsafe"</text:span></text:span><text:span text:style-name="_5f_OOoComputerSpecial"><text:span text:style-name="T531">]</text:span></text:span></text:p>
      <text:p text:style-name="P174"><text:span text:style-name="_5f_OOoComputerSpecial"><text:span text:style-name="T531"><text:s text:c="16"/>)</text:span></text:span></text:p>
      <text:p text:style-name="P174"><text:span text:style-name="_5f_OOoComputerSpecial"><text:span text:style-name="T531"><text:s text:c="12"/></text:span></text:span><text:span text:style-name="_5f_OOoComputerSpecial"><text:span text:style-name="T961">else</text:span></text:span><text:span text:style-name="_5f_OOoComputerSpecial"><text:span text:style-name="T531">:</text:span></text:span></text:p>
      <text:p text:style-name="P174"><text:span text:style-name="_5f_OOoComputerSpecial"><text:span text:style-name="T531"><text:s text:c="16"/># Style with the default style</text:span></text:span></text:p>
      <text:p text:style-name="P174"><text:span text:style-name="_5f_OOoComputerSpecial"><text:span text:style-name="T531"><text:s text:c="16"/></text:span></text:span><text:span text:style-name="_5f_OOoComputerSpecial"><text:span text:style-name="T967">self.setStyling</text:span></text:span><text:span text:style-name="_5f_OOoComputerSpecial"><text:span text:style-name="T531">(</text:span></text:span></text:p>
      <text:p text:style-name="P174"><text:span text:style-name="_5f_OOoComputerSpecial"><text:span text:style-name="T531"><text:s text:c="20"/></text:span></text:span><text:span text:style-name="_5f_OOoComputerSpecial"><text:span text:style-name="T967">token</text:span></text:span><text:span text:style-name="_5f_OOoComputerSpecial"><text:span text:style-name="T531">[</text:span></text:span><text:span text:style-name="_5f_OOoComputerSpecial"><text:span text:style-name="T977">1</text:span></text:span><text:span text:style-name="_5f_OOoComputerSpecial"><text:span text:style-name="T531">], </text:span></text:span></text:p>
      <text:p text:style-name="P174"><text:span text:style-name="_5f_OOoComputerSpecial"><text:span text:style-name="T531"><text:s text:c="20"/></text:span></text:span><text:span text:style-name="_5f_OOoComputerSpecial"><text:span text:style-name="T967">self.styles</text:span></text:span><text:span text:style-name="_5f_OOoComputerSpecial"><text:span text:style-name="T531">[</text:span></text:span><text:span text:style-name="_5f_OOoComputerSpecial"><text:span text:style-name="T415">"Default"</text:span></text:span><text:span text:style-name="_5f_OOoComputerSpecial"><text:span text:style-name="T531">]</text:span></text:span></text:p>
      <text:p text:style-name="P174"><text:span text:style-name="_5f_OOoComputerSpecial"><text:span text:style-name="T531"><text:s text:c="16"/>)</text:span></text:span></text:p>
      <text:p text:style-name="P174"><text:span text:style-name="_5f_OOoComputerSpecial"><text:span text:style-name="T531"/></text:span></text:p>
      <text:p text:style-name="P137"><text:span text:style-name="_5f_OOoComputerSpecial"><text:span text:style-name="T862">And that's all there is for a simple example. Let us break down the </text:span></text:span><text:span text:style-name="_5f_OOoComputerSpecial"><text:span text:style-name="T767">styleText </text:span></text:span><text:span text:style-name="_5f_OOoComputerSpecial"><text:span text:style-name="T862">method.<text:line-break/>The </text:span></text:span><text:span text:style-name="_5f_OOoComputerSpecial"><text:span text:style-name="T767">styleText</text:span></text:span><text:span text:style-name="_5f_OOoComputerSpecial"><text:span text:style-name="T636"> method has a </text:span></text:span><text:span text:style-name="_5f_OOoComputerSpecial"><text:span text:style-name="T611">start</text:span></text:span><text:span text:style-name="_5f_OOoComputerSpecial"><text:span text:style-name="T636"> and an </text:span></text:span><text:span text:style-name="_5f_OOoComputerSpecial"><text:span text:style-name="T611">end</text:span></text:span><text:span text:style-name="_5f_OOoComputerSpecial"><text:span text:style-name="T636"> parameter, which are integers and show from which index </text:span></text:span><text:span text:style-name="_5f_OOoComputerSpecial"><text:span text:style-name="T637">(absolute character position)</text:span></text:span><text:span text:style-name="_5f_OOoComputerSpecial"><text:span text:style-name="T636"> </text:span></text:span><text:span text:style-name="_5f_OOoComputerSpecial"><text:span text:style-name="T637">of the editors </text:span></text:span><text:span text:style-name="_5f_OOoComputerSpecial"><text:span text:style-name="T612">ENTIRE</text:span></text:span><text:span text:style-name="_5f_OOoComputerSpecial"><text:span text:style-name="T637"> text</text:span></text:span><text:span text:style-name="_5f_OOoComputerSpecial"><text:span text:style-name="T636"> the text styling starts and at which index the styling ends. </text:span></text:span><text:span text:style-name="_5f_OOoComputerSpecial"><text:span text:style-name="T641">THIS METHOD IS EXECUTED EVERY TIME THE EDITOR'S TEXT IS CHANGED.</text:span></text:span><text:span text:style-name="_5f_OOoComputerSpecial"><text:span text:style-name="T636"><text:line-break/></text:span></text:span><text:span text:style-name="_5f_OOoComputerSpecial"><text:span text:style-name="T638">The </text:span></text:span><text:span text:style-name="_5f_OOoComputerSpecial"><text:span text:style-name="T613">startStyling</text:span></text:span><text:span text:style-name="_5f_OOoComputerSpecial"><text:span text:style-name="T638"> method initializes the styling procedure to begin at </text:span></text:span><text:span text:style-name="_5f_OOoComputerSpecial"><text:span text:style-name="T639">the position of </text:span></text:span><text:span text:style-name="_5f_OOoComputerSpecial"><text:span text:style-name="T638">the </text:span></text:span><text:span text:style-name="_5f_OOoComputerSpecial"><text:span text:style-name="T613">start</text:span></text:span><text:span text:style-name="_5f_OOoComputerSpecial"><text:span text:style-name="T638"> </text:span></text:span><text:span text:style-name="_5f_OOoComputerSpecial"><text:span text:style-name="T639">parameter</text:span></text:span><text:span text:style-name="_5f_OOoComputerSpecial"><text:span text:style-name="T638">. </text:span></text:span><text:span text:style-name="_5f_OOoComputerSpecial"><text:span text:style-name="T640">Then the text is sliced, so that it will only be </text:span></text:span><text:span text:style-name="_5f_OOoComputerSpecial"><text:span text:style-name="T641">parsed and </text:span></text:span><text:span text:style-name="_5f_OOoComputerSpecial"><text:span text:style-name="T640">styled from </text:span></text:span><text:span text:style-name="_5f_OOoComputerSpecial"><text:span text:style-name="T614">start</text:span></text:span><text:span text:style-name="_5f_OOoComputerSpecial"><text:span text:style-name="T640"> to </text:span></text:span><text:span text:style-name="_5f_OOoComputerSpecial"><text:span text:style-name="T614">end</text:span></text:span><text:span text:style-name="_5f_OOoComputerSpecial"><text:span text:style-name="T640">. </text:span></text:span></text:p>
      <text:p text:style-name="P154"><text:span text:style-name="_5f_OOoComputerSpecial"><text:span text:style-name="T973">text</text:span></text:span><text:span text:style-name="_5f_OOoComputerSpecial"><text:span text:style-name="T536"> = </text:span></text:span><text:span text:style-name="_5f_OOoComputerSpecial"><text:span text:style-name="T973">self.parent</text:span></text:span><text:span text:style-name="_5f_OOoComputerSpecial"><text:span text:style-name="T536">().</text:span></text:span><text:span text:style-name="_5f_OOoComputerSpecial"><text:span text:style-name="T973">text</text:span></text:span><text:span text:style-name="_5f_OOoComputerSpecial"><text:span text:style-name="T536">()[</text:span></text:span><text:span text:style-name="_5f_OOoComputerSpecial"><text:span text:style-name="T973">start</text:span></text:span><text:span text:style-name="_5f_OOoComputerSpecial"><text:span text:style-name="T536">:</text:span></text:span><text:span text:style-name="_5f_OOoComputerSpecial"><text:span text:style-name="T973">end</text:span></text:span><text:span text:style-name="_5f_OOoComputerSpecial"><text:span text:style-name="T536">]</text:span></text:span></text:p>
      <text:p text:style-name="P139"><text:span text:style-name="_5f_OOoComputerSpecial"><text:span text:style-name="T641">It is allowed to parse and style the entire text every time the text changes, but for performance reasons it is not advisable to do this, especially since the parsing is done in pure Python.<text:line-break/>Then we use a </text:span></text:span><text:span text:style-name="_5f_OOoComputerSpecial"><text:span text:style-name="T615">list comprehension</text:span></text:span><text:span text:style-name="_5f_OOoComputerSpecial"><text:span text:style-name="T641"> and </text:span></text:span><text:span text:style-name="_5f_OOoComputerSpecial"><text:span text:style-name="T615">regular expressions</text:span></text:span><text:span text:style-name="_5f_OOoComputerSpecial"><text:span text:style-name="T641"> to tokenize the text.</text:span></text:span></text:p>
      <text:p text:style-name="P175"><text:span text:style-name="_5f_OOoComputerSpecial"><text:span text:style-name="T973">splitter</text:span></text:span><text:span text:style-name="_5f_OOoComputerSpecial"><text:span text:style-name="T536"> = </text:span></text:span><text:span text:style-name="_5f_OOoComputerSpecial"><text:span text:style-name="T973">re.compile</text:span></text:span><text:span text:style-name="_5f_OOoComputerSpecial"><text:span text:style-name="T536">(</text:span></text:span></text:p>
      <text:p text:style-name="P175"><text:span text:style-name="_5f_OOoComputerSpecial"><text:span text:style-name="T531"><text:s text:c="4"/></text:span></text:span><text:span text:style-name="_5f_OOoComputerSpecial"><text:span text:style-name="T415">r"(\{\.|\.\}|\#|\'|\"\"\"|\n|\s+|\w+|\W)"</text:span></text:span></text:p>
      <text:p text:style-name="P175"><text:span text:style-name="_5f_OOoComputerSpecial"><text:span text:style-name="T531">)</text:span></text:span></text:p>
      <text:p text:style-name="P175"><text:span text:style-name="_5f_OOoComputerSpecial"><text:span text:style-name="T967">tokens</text:span></text:span><text:span text:style-name="_5f_OOoComputerSpecial"><text:span text:style-name="T531"> = [</text:span></text:span></text:p>
      <text:p text:style-name="P175"><text:span text:style-name="_5f_OOoComputerSpecial"><text:span text:style-name="T531"><text:s text:c="4"/>(</text:span></text:span><text:span text:style-name="_5f_OOoComputerSpecial"><text:span text:style-name="T967">token</text:span></text:span><text:span text:style-name="_5f_OOoComputerSpecial"><text:span text:style-name="T531">, </text:span></text:span><text:span text:style-name="_5f_OOoComputerSpecial"><text:span text:style-name="T961">len</text:span></text:span><text:span text:style-name="_5f_OOoComputerSpecial"><text:span text:style-name="T531">(</text:span></text:span><text:span text:style-name="_5f_OOoComputerSpecial"><text:span text:style-name="T961">bytearray</text:span></text:span><text:span text:style-name="_5f_OOoComputerSpecial"><text:span text:style-name="T531">(</text:span></text:span><text:span text:style-name="_5f_OOoComputerSpecial"><text:span text:style-name="T967">token</text:span></text:span><text:span text:style-name="_5f_OOoComputerSpecial"><text:span text:style-name="T531">, </text:span></text:span><text:span text:style-name="_5f_OOoComputerSpecial"><text:span text:style-name="T415">"utf-8"</text:span></text:span><text:span text:style-name="_5f_OOoComputerSpecial"><text:span text:style-name="T531">))) </text:span></text:span></text:p>
      <text:p text:style-name="P175"><text:span text:style-name="_5f_OOoComputerSpecial"><text:span text:style-name="T531"><text:s text:c="8"/></text:span></text:span><text:span text:style-name="_5f_OOoComputerSpecial"><text:span text:style-name="T961">for</text:span></text:span><text:span text:style-name="_5f_OOoComputerSpecial"><text:span text:style-name="T531"> </text:span></text:span><text:span text:style-name="_5f_OOoComputerSpecial"><text:span text:style-name="T967">token</text:span></text:span><text:span text:style-name="_5f_OOoComputerSpecial"><text:span text:style-name="T531"> </text:span></text:span><text:span text:style-name="_5f_OOoComputerSpecial"><text:span text:style-name="T961">in</text:span></text:span><text:span text:style-name="_5f_OOoComputerSpecial"><text:span text:style-name="T531"> </text:span></text:span><text:span text:style-name="_5f_OOoComputerSpecial"><text:span text:style-name="T967">splitter.findall</text:span></text:span><text:span text:style-name="_5f_OOoComputerSpecial"><text:span text:style-name="T531">(</text:span></text:span><text:span text:style-name="_5f_OOoComputerSpecial"><text:span text:style-name="T967">text</text:span></text:span><text:span text:style-name="_5f_OOoComputerSpecial"><text:span text:style-name="T531">)</text:span></text:span></text:p>
      <text:p text:style-name="P204"><text:span text:style-name="_5f_OOoComputerSpecial"><text:span text:style-name="T536"><text:s text:c="5"/>]</text:span></text:span></text:p>
      <text:p text:style-name="P137"><text:span text:style-name="_5f_OOoComputerSpecial"><text:span text:style-name="T490">The created list is a list of tuples of (token_name: </text:span></text:span><text:span text:style-name="_5f_OOoComputerSpecial"><text:span text:style-name="T481">String</text:span></text:span><text:span text:style-name="_5f_OOoComputerSpecial"><text:span text:style-name="T490">, token_length: </text:span></text:span><text:span text:style-name="_5f_OOoComputerSpecial"><text:span text:style-name="T481">Integer</text:span></text:span><text:span text:style-name="_5f_OOoComputerSpecial"><text:span text:style-name="T490">). So for example if the text contains the string</text:span></text:span><text:span text:style-name="_5f_OOoComputerSpecial"><text:span text:style-name="T481"> "proc"</text:span></text:span><text:span text:style-name="_5f_OOoComputerSpecial"><text:span text:style-name="T490">, which is a Nim </text:span></text:span><text:span text:style-name="_5f_OOoComputerSpecial"><text:span text:style-name="T491">programming language</text:span></text:span><text:span text:style-name="_5f_OOoComputerSpecial"><text:span text:style-name="T490"> keyword, <text:s/></text:span></text:span><text:span text:style-name="_5f_OOoComputerSpecial"><text:span text:style-name="T491">the list comprehension will add a tuple ("proc", 4) to the list.<text:line-break/>Now it is possible to style the text token-by-token. This is done by looping over the tokens in a for loop and styling the tokens </text:span></text:span><text:span text:style-name="_5f_OOoComputerSpecial"><text:span text:style-name="T492">as needed </text:span></text:span><text:span text:style-name="_5f_OOoComputerSpecial"><text:span text:style-name="T493">with the </text:span></text:span><text:span text:style-name="_5f_OOoComputerSpecial"><text:span text:style-name="T482">setStyling</text:span></text:span><text:span text:style-name="_5f_OOoComputerSpecial"><text:span text:style-name="T493"> method</text:span></text:span><text:span text:style-name="_5f_OOoComputerSpecial"><text:span text:style-name="T492">. </text:span></text:span><text:span text:style-name="_5f_OOoComputerSpecial"><text:span text:style-name="T494">The </text:span></text:span><text:span text:style-name="_5f_OOoComputerSpecial"><text:span text:style-name="T482">setStyling</text:span></text:span><text:span text:style-name="_5f_OOoComputerSpecial"><text:span text:style-name="T493"> </text:span></text:span><text:span text:style-name="_5f_OOoComputerSpecial"><text:span text:style-name="T494">method parameters are:</text:span></text:span></text:p>
      <text:p text:style-name="P137"><text:span text:style-name="_5f_OOoComputerSpecial"><text:span text:style-name="T738">lexer</text:span></text:span><text:span text:style-name="_5f_OOoComputerSpecial"><text:span text:style-name="T736">.</text:span></text:span><text:span text:style-name="_5f_OOoComputerSpecial"><text:span text:style-name="T482">setStyling </text:span></text:span><text:span text:style-name="_5f_OOoComputerSpecial"><text:span text:style-name="T736">(</text:span></text:span><text:span text:style-name="_5f_OOoComputerSpecial"><text:span text:style-name="T500">number_of_characters, style</text:span></text:span><text:span text:style-name="_5f_OOoComputerSpecial"><text:span text:style-name="T736">)</text:span></text:span></text:p>
      <text:list xml:id="list192357673271322" text:continue-numbering="true" text:style-name="L36">
        <text:list-item>
          <text:p text:style-name="P351"><text:span text:style-name="_5f_OOoComputerSpecial"><text:span text:style-name="T495">parameter</text:span></text:span><text:span text:style-name="_5f_OOoComputerSpecial"><text:span text:style-name="T484"> </text:span></text:span><text:span text:style-name="_5f_OOoComputerSpecial"><text:span text:style-name="T483">number_of_characters</text:span></text:span><text:span text:style-name="_5f_OOoComputerSpecial"><text:span text:style-name="T484">: </text:span></text:span><text:span text:style-name="_5f_OOoComputerSpecial"><text:span text:style-name="T483">Integer</text:span></text:span><text:span text:style-name="_5f_OOoComputerSpecial"><text:span text:style-name="T494">, the number of characters that will be styled</text:span></text:span></text:p>
        </text:list-item>
        <text:list-item>
          <text:p text:style-name="P351"><text:soft-page-break/><text:span text:style-name="_5f_OOoComputerSpecial"><text:span text:style-name="T495">parameter</text:span></text:span><text:span text:style-name="_5f_OOoComputerSpecial"><text:span text:style-name="T484"> </text:span></text:span><text:span text:style-name="_5f_OOoComputerSpecial"><text:span text:style-name="T483">style</text:span></text:span><text:span text:style-name="_5f_OOoComputerSpecial"><text:span text:style-name="T484">: </text:span></text:span><text:span text:style-name="_5f_OOoComputerSpecial"><text:span text:style-name="T483">Integer</text:span></text:span><text:span text:style-name="_5f_OOoComputerSpecial"><text:span text:style-name="T494">, </text:span></text:span><text:span text:style-name="_5f_OOoComputerSpecial"><text:span text:style-name="T496">the style number </text:span></text:span><text:span text:style-name="_5f_OOoComputerSpecial"><text:span text:style-name="T485">WHICH HAS TO BE PREDEFINED OTHERWISE IF YOU CHOOSE A STYLE NUMBER THAT DOES NOT EXIST THE DEFAULT TEXT AND PAPER COLOR AND FONT STYLE WILL BE USED!</text:span></text:span></text:p>
        </text:list-item>
      </text:list>
      <text:p text:style-name="P142"><text:span text:style-name="_5f_OOoComputerSpecial"><text:span text:style-name="T486">The whole example is in the example directory </text:span></text:span><text:span text:style-name="_5f_OOoComputerSpecial"><text:span text:style-name="T509">custom_lexer_basic.py </text:span></text:span><text:span text:style-name="_5f_OOoComputerSpecial"><text:span text:style-name="T487">and in chapter X.4</text:span></text:span><text:span text:style-name="_5f_OOoComputerSpecial"><text:span text:style-name="T509"> </text:span></text:span><text:span text:style-name="_5f_OOoComputerSpecial"><text:span text:style-name="T486">!</text:span></text:span></text:p>
      <text:h text:style-name="P280" text:outline-level="2"><text:bookmark-start text:name="__RefHeading___Toc20781_1480920344"/><text:span text:style-name="_5f_OOoComputerSpecial"><text:span text:style-name="T616">4.</text:span></text:span><text:span text:style-name="_5f_OOoComputerSpecial"><text:span text:style-name="T617">2</text:span></text:span><text:span text:style-name="_5f_OOoComputerSpecial"><text:span text:style-name="T616">. </text:span></text:span><text:span text:style-name="_5f_OOoComputerSpecial"><text:span text:style-name="T617">Detailed description of the </text:span></text:span><text:span text:style-name="_5f_OOoComputerSpecial"><text:span text:style-name="T768">setStyling</text:span></text:span><text:span text:style-name="_5f_OOoComputerSpecial"><text:span text:style-name="T617"> method </text:span></text:span><text:span text:style-name="_5f_OOoComputerSpecial"><text:span text:style-name="T618">and it's operation</text:span></text:span><text:bookmark-end text:name="__RefHeading___Toc20781_1480920344"/></text:h>
      <text:p text:style-name="P140"><text:span text:style-name="_5f_OOoComputerSpecial"><text:span text:style-name="T863">The setStyling method is the main method for styling text so we will look at it in detail, because the above example may be hard to visualize what the method does.</text:span></text:span></text:p>
      <text:p text:style-name="P140"><text:span text:style-name="_5f_OOoComputerSpecial"><text:span text:style-name="T863">Let us say we have the below text in an QScintilla editor which we want to style:</text:span></text:span></text:p>
      <text:p text:style-name="P155"><text:span text:style-name="_5f_OOoComputerSpecial"><text:span text:style-name="T982">"QScintilla is a great tool."</text:span></text:span></text:p>
      <text:p text:style-name="P140"><text:span text:style-name="_5f_OOoComputerSpecial"><text:span text:style-name="T863">And as an example in our lexer we have keywords </text:span></text:span><text:span text:style-name="_5f_OOoComputerSpecial"><text:span text:style-name="T769">is</text:span></text:span><text:span text:style-name="_5f_OOoComputerSpecial"><text:span text:style-name="T863"> and </text:span></text:span><text:span text:style-name="_5f_OOoComputerSpecial"><text:span text:style-name="T769">tool </text:span></text:span><text:span text:style-name="_5f_OOoComputerSpecial"><text:span text:style-name="T863">that we wish to style with style number </text:span></text:span><text:span text:style-name="_5f_OOoComputerSpecial"><text:span text:style-name="T739">1</text:span></text:span><text:span text:style-name="_5f_OOoComputerSpecial"><text:span text:style-name="T863">, which we predefined with the </text:span></text:span><text:span text:style-name="_5f_OOoComputerSpecial"><text:span text:style-name="T739">setColor</text:span></text:span><text:span text:style-name="_5f_OOoComputerSpecial"><text:span text:style-name="T863">, </text:span></text:span><text:span text:style-name="_5f_OOoComputerSpecial"><text:span text:style-name="T739">setPaper</text:span></text:span><text:span text:style-name="_5f_OOoComputerSpecial"><text:span text:style-name="T863">, ... methods. </text:span></text:span><text:span text:style-name="_5f_OOoComputerSpecial"><text:span text:style-name="T866">The other tokens will be styled with the style number </text:span></text:span><text:span text:style-name="_5f_OOoComputerSpecial"><text:span text:style-name="T745">0</text:span></text:span><text:span text:style-name="_5f_OOoComputerSpecial"><text:span text:style-name="T688">, which is our default style.</text:span></text:span></text:p>
      <text:p text:style-name="P140"><text:span text:style-name="_5f_OOoComputerSpecial"><text:span text:style-name="T863">We will go through the </text:span></text:span><text:span text:style-name="_5f_OOoComputerSpecial"><text:span text:style-name="T865">tokens</text:span></text:span><text:span text:style-name="_5f_OOoComputerSpecial"><text:span text:style-name="T863"> </text:span></text:span><text:span text:style-name="_5f_OOoComputerSpecial"><text:span text:style-name="T864">and characters</text:span></text:span><text:span text:style-name="_5f_OOoComputerSpecial"><text:span text:style-name="T863"> in the above text manually for easier understanding. </text:span></text:span><text:span text:style-name="_5f_OOoComputerSpecial"><text:span text:style-name="T740">NOTE THAT HOW YOU SPLIT THE TEXT INTO TOKENS IS COMPLET</text:span></text:span><text:span text:style-name="_5f_OOoComputerSpecial"><text:span text:style-name="T741">E</text:span></text:span><text:span text:style-name="_5f_OOoComputerSpecial"><text:span text:style-name="T740">LY UP TO YOU!</text:span></text:span><text:span text:style-name="_5f_OOoComputerSpecial"><text:span text:style-name="T682"> <text:line-break/></text:span></text:span><text:span text:style-name="_5f_OOoComputerSpecial"><text:span text:style-name="T683">The tokens are:</text:span></text:span></text:p>
      <text:p text:style-name="P176"><text:span text:style-name="_5f_OOoComputerSpecial"><text:span text:style-name="T683">"</text:span></text:span><text:span text:style-name="_5f_OOoComputerSpecial"><text:span text:style-name="T70">QScintilla</text:span></text:span><text:span text:style-name="_5f_OOoComputerSpecial"><text:span text:style-name="T683">" <text:tab/></text:span></text:span><text:span text:style-name="_5f_OOoComputerSpecial"><text:span text:style-name="T686">-</text:span></text:span><text:span text:style-name="_5f_OOoComputerSpecial"><text:span text:style-name="T684"> starts at index </text:span></text:span><text:span text:style-name="_5f_OOoComputerSpecial"><text:span text:style-name="T742">0</text:span></text:span><text:span text:style-name="_5f_OOoComputerSpecial"><text:span text:style-name="T684">, has a length of </text:span></text:span><text:span text:style-name="_5f_OOoComputerSpecial"><text:span text:style-name="T742">10</text:span></text:span><text:span text:style-name="_5f_OOoComputerSpecial"><text:span text:style-name="T684"> characters</text:span></text:span></text:p>
      <text:p text:style-name="P177"><text:span text:style-name="_5f_OOoComputerSpecial"><text:span text:style-name="T683">"</text:span></text:span><text:span text:style-name="_5f_OOoComputerSpecial"><text:span text:style-name="T70"> </text:span></text:span><text:span text:style-name="_5f_OOoComputerSpecial"><text:span text:style-name="T683">" <text:tab/><text:tab/><text:tab/></text:span></text:span><text:span text:style-name="_5f_OOoComputerSpecial"><text:span text:style-name="T684">- starts at index </text:span></text:span><text:span text:style-name="_5f_OOoComputerSpecial"><text:span text:style-name="T742">10</text:span></text:span><text:span text:style-name="_5f_OOoComputerSpecial"><text:span text:style-name="T684">, has a length of </text:span></text:span><text:span text:style-name="_5f_OOoComputerSpecial"><text:span text:style-name="T742">1</text:span></text:span><text:span text:style-name="_5f_OOoComputerSpecial"><text:span text:style-name="T684"> character</text:span></text:span></text:p>
      <text:p text:style-name="P177"><text:span text:style-name="_5f_OOoComputerSpecial"><text:span text:style-name="T683">"</text:span></text:span><text:span text:style-name="_5f_OOoComputerSpecial"><text:span text:style-name="T70">is</text:span></text:span><text:span text:style-name="_5f_OOoComputerSpecial"><text:span text:style-name="T683">"<text:tab/><text:tab/><text:tab/></text:span></text:span><text:span text:style-name="_5f_OOoComputerSpecial"><text:span text:style-name="T684">- starts at index </text:span></text:span><text:span text:style-name="_5f_OOoComputerSpecial"><text:span text:style-name="T742">11</text:span></text:span><text:span text:style-name="_5f_OOoComputerSpecial"><text:span text:style-name="T684">, has a length of </text:span></text:span><text:span text:style-name="_5f_OOoComputerSpecial"><text:span text:style-name="T742">2</text:span></text:span><text:span text:style-name="_5f_OOoComputerSpecial"><text:span text:style-name="T684"> characters</text:span></text:span></text:p>
      <text:p text:style-name="P178"><text:span text:style-name="_5f_OOoComputerSpecial"><text:span text:style-name="T683">"</text:span></text:span><text:span text:style-name="_5f_OOoComputerSpecial"><text:span text:style-name="T70"> </text:span></text:span><text:span text:style-name="_5f_OOoComputerSpecial"><text:span text:style-name="T683">" <text:tab/><text:tab/><text:tab/></text:span></text:span><text:span text:style-name="_5f_OOoComputerSpecial"><text:span text:style-name="T684">- starts at index </text:span></text:span><text:span text:style-name="_5f_OOoComputerSpecial"><text:span text:style-name="T742">1</text:span></text:span><text:span text:style-name="_5f_OOoComputerSpecial"><text:span text:style-name="T743">3</text:span></text:span><text:span text:style-name="_5f_OOoComputerSpecial"><text:span text:style-name="T684">, has a length of </text:span></text:span><text:span text:style-name="_5f_OOoComputerSpecial"><text:span text:style-name="T742">1</text:span></text:span><text:span text:style-name="_5f_OOoComputerSpecial"><text:span text:style-name="T684"> character</text:span></text:span></text:p>
      <text:p text:style-name="P178"><text:span text:style-name="_5f_OOoComputerSpecial"><text:span text:style-name="T683">"</text:span></text:span><text:span text:style-name="_5f_OOoComputerSpecial"><text:span text:style-name="T70">a</text:span></text:span><text:span text:style-name="_5f_OOoComputerSpecial"><text:span text:style-name="T683">" <text:tab/><text:tab/><text:tab/></text:span></text:span><text:span text:style-name="_5f_OOoComputerSpecial"><text:span text:style-name="T684">- starts at index </text:span></text:span><text:span text:style-name="_5f_OOoComputerSpecial"><text:span text:style-name="T742">1</text:span></text:span><text:span text:style-name="_5f_OOoComputerSpecial"><text:span text:style-name="T743">4</text:span></text:span><text:span text:style-name="_5f_OOoComputerSpecial"><text:span text:style-name="T684">, has a length of </text:span></text:span><text:span text:style-name="_5f_OOoComputerSpecial"><text:span text:style-name="T742">1</text:span></text:span><text:span text:style-name="_5f_OOoComputerSpecial"><text:span text:style-name="T684"> character</text:span></text:span></text:p>
      <text:p text:style-name="P178"><text:span text:style-name="_5f_OOoComputerSpecial"><text:span text:style-name="T683">"</text:span></text:span><text:span text:style-name="_5f_OOoComputerSpecial"><text:span text:style-name="T70"> </text:span></text:span><text:span text:style-name="_5f_OOoComputerSpecial"><text:span text:style-name="T683">" <text:tab/><text:tab/><text:tab/></text:span></text:span><text:span text:style-name="_5f_OOoComputerSpecial"><text:span text:style-name="T684">- starts at index </text:span></text:span><text:span text:style-name="_5f_OOoComputerSpecial"><text:span text:style-name="T742">1</text:span></text:span><text:span text:style-name="_5f_OOoComputerSpecial"><text:span text:style-name="T743">5</text:span></text:span><text:span text:style-name="_5f_OOoComputerSpecial"><text:span text:style-name="T684">, has a length of </text:span></text:span><text:span text:style-name="_5f_OOoComputerSpecial"><text:span text:style-name="T742">1</text:span></text:span><text:span text:style-name="_5f_OOoComputerSpecial"><text:span text:style-name="T684"> character</text:span></text:span></text:p>
      <text:p text:style-name="P178"><text:span text:style-name="_5f_OOoComputerSpecial"><text:span text:style-name="T683">"</text:span></text:span><text:span text:style-name="_5f_OOoComputerSpecial"><text:span text:style-name="T70">great</text:span></text:span><text:span text:style-name="_5f_OOoComputerSpecial"><text:span text:style-name="T683">" <text:tab/><text:tab/></text:span></text:span><text:span text:style-name="_5f_OOoComputerSpecial"><text:span text:style-name="T684">- starts at index </text:span></text:span><text:span text:style-name="_5f_OOoComputerSpecial"><text:span text:style-name="T742">1</text:span></text:span><text:span text:style-name="_5f_OOoComputerSpecial"><text:span text:style-name="T743">6</text:span></text:span><text:span text:style-name="_5f_OOoComputerSpecial"><text:span text:style-name="T684">, has a length of </text:span></text:span><text:span text:style-name="_5f_OOoComputerSpecial"><text:span text:style-name="T743">5</text:span></text:span><text:span text:style-name="_5f_OOoComputerSpecial"><text:span text:style-name="T684"> character</text:span></text:span><text:span text:style-name="_5f_OOoComputerSpecial"><text:span text:style-name="T685">s</text:span></text:span></text:p>
      <text:p text:style-name="P178"><text:span text:style-name="_5f_OOoComputerSpecial"><text:span text:style-name="T683">"</text:span></text:span><text:span text:style-name="_5f_OOoComputerSpecial"><text:span text:style-name="T70"> </text:span></text:span><text:span text:style-name="_5f_OOoComputerSpecial"><text:span text:style-name="T683">" <text:tab/><text:tab/><text:tab/></text:span></text:span><text:span text:style-name="_5f_OOoComputerSpecial"><text:span text:style-name="T684">- starts at index </text:span></text:span><text:span text:style-name="_5f_OOoComputerSpecial"><text:span text:style-name="T743">21</text:span></text:span><text:span text:style-name="_5f_OOoComputerSpecial"><text:span text:style-name="T684">, has a length of </text:span></text:span><text:span text:style-name="_5f_OOoComputerSpecial"><text:span text:style-name="T742">1</text:span></text:span><text:span text:style-name="_5f_OOoComputerSpecial"><text:span text:style-name="T684"> character</text:span></text:span></text:p>
      <text:p text:style-name="P178"><text:span text:style-name="_5f_OOoComputerSpecial"><text:span text:style-name="T683">"</text:span></text:span><text:span text:style-name="_5f_OOoComputerSpecial"><text:span text:style-name="T70">tool</text:span></text:span><text:span text:style-name="_5f_OOoComputerSpecial"><text:span text:style-name="T683">" <text:tab/><text:tab/></text:span></text:span><text:span text:style-name="_5f_OOoComputerSpecial"><text:span text:style-name="T684">- starts at index </text:span></text:span><text:span text:style-name="_5f_OOoComputerSpecial"><text:span text:style-name="T743">22</text:span></text:span><text:span text:style-name="_5f_OOoComputerSpecial"><text:span text:style-name="T684">, has a length of </text:span></text:span><text:span text:style-name="_5f_OOoComputerSpecial"><text:span text:style-name="T743">4</text:span></text:span><text:span text:style-name="_5f_OOoComputerSpecial"><text:span text:style-name="T684"> character</text:span></text:span></text:p>
      <text:p text:style-name="P178"><text:span text:style-name="_5f_OOoComputerSpecial"><text:span text:style-name="T683">"</text:span></text:span><text:span text:style-name="_5f_OOoComputerSpecial"><text:span text:style-name="T70">.</text:span></text:span><text:span text:style-name="_5f_OOoComputerSpecial"><text:span text:style-name="T683">" <text:tab/><text:tab/><text:tab/></text:span></text:span><text:span text:style-name="_5f_OOoComputerSpecial"><text:span text:style-name="T684">- starts at index </text:span></text:span><text:span text:style-name="_5f_OOoComputerSpecial"><text:span text:style-name="T744">26</text:span></text:span><text:span text:style-name="_5f_OOoComputerSpecial"><text:span text:style-name="T684">, has a length of </text:span></text:span><text:span text:style-name="_5f_OOoComputerSpecial"><text:span text:style-name="T742">1</text:span></text:span><text:span text:style-name="_5f_OOoComputerSpecial"><text:span text:style-name="T684"> character</text:span></text:span></text:p>
      <text:p text:style-name="P233"><text:span text:style-name="_5f_OOoComputerSpecial"><text:span text:style-name="T684"/></text:span></text:p>
      <text:p text:style-name="P234"><text:span text:style-name="_5f_OOoComputerSpecial"><text:span text:style-name="T687">So now we can style these tokens. <text:s/></text:span></text:span><text:span text:style-name="_5f_OOoComputerSpecial"><text:span text:style-name="T690">One important state that is not directly accessible is the </text:span></text:span><text:span text:style-name="_5f_OOoComputerSpecial"><text:span text:style-name="T746">styling index</text:span></text:span><text:span text:style-name="_5f_OOoComputerSpecial"><text:span text:style-name="T690">. </text:span></text:span><text:span text:style-name="_5f_OOoComputerSpecial"><text:span text:style-name="T691">The </text:span></text:span><text:span text:style-name="_5f_OOoComputerSpecial"><text:span text:style-name="T746">styling index </text:span></text:span><text:span text:style-name="_5f_OOoComputerSpecial"><text:span text:style-name="T691">is the position in the editor's text at which the styling starts when executing the </text:span></text:span><text:span text:style-name="_5f_OOoComputerSpecial"><text:span text:style-name="T747">setStyling</text:span></text:span><text:span text:style-name="_5f_OOoComputerSpecial"><text:span text:style-name="T691"> method. The </text:span></text:span><text:span text:style-name="_5f_OOoComputerSpecial"><text:span text:style-name="T747">setStyling</text:span></text:span><text:span text:style-name="_5f_OOoComputerSpecial"><text:span text:style-name="T691"> method also moves the </text:span></text:span><text:span text:style-name="_5f_OOoComputerSpecial"><text:span text:style-name="T747">styling index</text:span></text:span><text:span text:style-name="_5f_OOoComputerSpecial"><text:span text:style-name="T691"> forward the number of characters that was passed as the first parameter </text:span></text:span><text:span text:style-name="_5f_OOoComputerSpecial"><text:span text:style-name="T747">setStyling</text:span></text:span><text:span text:style-name="_5f_OOoComputerSpecial"><text:span text:style-name="T691">'s method. So for example </text:span></text:span><text:span text:style-name="_5f_OOoComputerSpecial"><text:span text:style-name="T745">lexer.se</text:span></text:span><text:span text:style-name="_5f_OOoComputerSpecial"><text:span text:style-name="T746">tStyling(</text:span></text:span><text:span text:style-name="_5f_OOoComputerSpecial"><text:span text:style-name="T748">4</text:span></text:span><text:span text:style-name="_5f_OOoComputerSpecial"><text:span text:style-name="T746">, 0)</text:span></text:span><text:span text:style-name="_5f_OOoComputerSpecial"><text:span text:style-name="T690"> </text:span></text:span><text:span text:style-name="_5f_OOoComputerSpecial"><text:span text:style-name="T692">moves the </text:span></text:span><text:span text:style-name="_5f_OOoComputerSpecial"><text:span text:style-name="T747">styling index</text:span></text:span><text:span text:style-name="_5f_OOoComputerSpecial"><text:span text:style-name="T691"> forward </text:span></text:span><text:span text:style-name="_5f_OOoComputerSpecial"><text:span text:style-name="T692">by </text:span></text:span><text:span text:style-name="_5f_OOoComputerSpecial"><text:span text:style-name="T748">4</text:span></text:span><text:span text:style-name="_5f_OOoComputerSpecial"><text:span text:style-name="T692"> characters.<text:line-break/></text:span></text:span></text:p>
      <text:p text:style-name="P234"><text:span text:style-name="_5f_OOoComputerSpecial"><text:span text:style-name="T695">Here is the explanation of how the styling works:</text:span></text:span></text:p>
      <text:list xml:id="list4181309209972851328" text:style-name="L37">
        <text:list-item>
          <text:p text:style-name="P412"><text:span text:style-name="_5f_OOoComputerSpecial"><text:span text:style-name="T690">To start styling, it is required to execute the </text:span></text:span><text:span text:style-name="_5f_OOoComputerSpecial"><text:span text:style-name="T746">startStyling</text:span></text:span><text:span text:style-name="_5f_OOoComputerSpecial"><text:span text:style-name="T690"> method! For the current example, it is required to execute:</text:span></text:span></text:p>
        </text:list-item>
      </text:list>
      <text:p text:style-name="P252"><text:soft-page-break/><text:span text:style-name="_5f_OOoComputerSpecial"><text:span text:style-name="T745">lexer.s</text:span></text:span><text:span text:style-name="_5f_OOoComputerSpecial"><text:span text:style-name="T746">tartStyling(0)</text:span></text:span><text:span text:style-name="_5f_OOoComputerSpecial"><text:span text:style-name="T687"> –</text:span></text:span><text:span text:style-name="_5f_OOoComputerSpecial"><text:span text:style-name="T690"> This sets the </text:span></text:span><text:span text:style-name="_5f_OOoComputerSpecial"><text:span text:style-name="T746">styling index</text:span></text:span><text:span text:style-name="_5f_OOoComputerSpecial"><text:span text:style-name="T690"> to </text:span></text:span><text:span text:style-name="_5f_OOoComputerSpecial"><text:span text:style-name="T746">0</text:span></text:span></text:p>
      <text:p text:style-name="P181"><text:span text:style-name="_5f_OOoComputerSpecial"><text:span text:style-name="T693">because we are starting styling at the beginning of the text</text:span></text:span></text:p>
      <text:list xml:id="list7277097056277602300" text:style-name="L38">
        <text:list-item>
          <text:p text:style-name="P413"><text:span text:style-name="_5f_OOoComputerSpecial"><text:span text:style-name="T70">QScintilla</text:span></text:span><text:span text:style-name="_5f_OOoComputerSpecial"><text:span text:style-name="T689"> </text:span></text:span><text:span text:style-name="_5f_OOoComputerSpecial"><text:span text:style-name="T688">is not a keyword so we will style it with the default number </text:span></text:span><text:span text:style-name="_5f_OOoComputerSpecial"><text:span text:style-name="T745">0</text:span></text:span><text:span text:style-name="_5f_OOoComputerSpecial"><text:span text:style-name="T688"> style:</text:span></text:span></text:p>
        </text:list-item>
      </text:list>
      <text:p text:style-name="P179"><text:span text:style-name="_5f_OOoComputerSpecial"><text:span text:style-name="T683">"</text:span></text:span><text:span text:style-name="_5f_OOoComputerSpecial"><text:span text:style-name="T70">QScintilla</text:span></text:span><text:span text:style-name="_5f_OOoComputerSpecial"><text:span text:style-name="T683">" <text:tab/></text:span></text:span><text:span text:style-name="_5f_OOoComputerSpecial"><text:span text:style-name="T745">lexer.se</text:span></text:span><text:span text:style-name="_5f_OOoComputerSpecial"><text:span text:style-name="T746">tStyling(10, 0) –</text:span></text:span><text:span text:style-name="_5f_OOoComputerSpecial"><text:span text:style-name="T690"> style </text:span></text:span><text:span text:style-name="_5f_OOoComputerSpecial"><text:span text:style-name="T746">10</text:span></text:span><text:span text:style-name="_5f_OOoComputerSpecial"><text:span text:style-name="T690"> characters </text:span></text:span><text:span text:style-name="_5f_OOoComputerSpecial"><text:span text:style-name="T694">with</text:span></text:span><text:span text:style-name="_5f_OOoComputerSpecial"><text:span text:style-name="T690"> style </text:span></text:span><text:span text:style-name="_5f_OOoComputerSpecial"><text:span text:style-name="T746">0</text:span></text:span></text:p>
      <text:list xml:id="list2233191531912355841" text:style-name="L39">
        <text:list-item>
          <text:p text:style-name="P414"><text:span text:style-name="_5f_OOoComputerSpecial"><text:span text:style-name="T690">Now the </text:span></text:span><text:span text:style-name="_5f_OOoComputerSpecial"><text:span text:style-name="T746">styling index</text:span></text:span><text:span text:style-name="_5f_OOoComputerSpecial"><text:span text:style-name="T690"> has </text:span></text:span><text:span text:style-name="_5f_OOoComputerSpecial"><text:span text:style-name="T693">10 characters forward</text:span></text:span><text:span text:style-name="_5f_OOoComputerSpecial"><text:span text:style-name="T690"> to</text:span></text:span><text:span text:style-name="_5f_OOoComputerSpecial"><text:span text:style-name="T746"> 10</text:span></text:span><text:span text:style-name="_5f_OOoComputerSpecial"><text:span text:style-name="T690">!</text:span></text:span></text:p>
        </text:list-item>
        <text:list-item>
          <text:p text:style-name="P415"><text:span text:style-name="_5f_OOoComputerSpecial"><text:span text:style-name="T694">Spaces are also styled with the </text:span></text:span><text:span text:style-name="_5f_OOoComputerSpecial"><text:span text:style-name="T688">default number </text:span></text:span><text:span text:style-name="_5f_OOoComputerSpecial"><text:span text:style-name="T745">0</text:span></text:span><text:span text:style-name="_5f_OOoComputerSpecial"><text:span text:style-name="T688"> style:</text:span></text:span></text:p>
        </text:list-item>
      </text:list>
      <text:p text:style-name="P180"><text:span text:style-name="_5f_OOoComputerSpecial"><text:span text:style-name="T683">"</text:span></text:span><text:span text:style-name="_5f_OOoComputerSpecial"><text:span text:style-name="T70"> </text:span></text:span><text:span text:style-name="_5f_OOoComputerSpecial"><text:span text:style-name="T683">" <text:tab/><text:tab/><text:tab/></text:span></text:span><text:span text:style-name="_5f_OOoComputerSpecial"><text:span text:style-name="T745">lexer.se</text:span></text:span><text:span text:style-name="_5f_OOoComputerSpecial"><text:span text:style-name="T746">tStyling(</text:span></text:span><text:span text:style-name="_5f_OOoComputerSpecial"><text:span text:style-name="T749">1</text:span></text:span><text:span text:style-name="_5f_OOoComputerSpecial"><text:span text:style-name="T746">, 0) –</text:span></text:span><text:span text:style-name="_5f_OOoComputerSpecial"><text:span text:style-name="T690"> style </text:span></text:span><text:span text:style-name="_5f_OOoComputerSpecial"><text:span text:style-name="T746">1</text:span></text:span><text:span text:style-name="_5f_OOoComputerSpecial"><text:span text:style-name="T690"> character </text:span></text:span><text:span text:style-name="_5f_OOoComputerSpecial"><text:span text:style-name="T694">with</text:span></text:span><text:span text:style-name="_5f_OOoComputerSpecial"><text:span text:style-name="T690"> style </text:span></text:span><text:span text:style-name="_5f_OOoComputerSpecial"><text:span text:style-name="T746">0</text:span></text:span></text:p>
      <text:list xml:id="list2205703502917071487" text:style-name="L40">
        <text:list-item>
          <text:p text:style-name="P416"><text:span text:style-name="_5f_OOoComputerSpecial"><text:span text:style-name="T690">Now the </text:span></text:span><text:span text:style-name="_5f_OOoComputerSpecial"><text:span text:style-name="T746">styling index</text:span></text:span><text:span text:style-name="_5f_OOoComputerSpecial"><text:span text:style-name="T690"> has </text:span></text:span><text:span text:style-name="_5f_OOoComputerSpecial"><text:span text:style-name="T693">1 character forward</text:span></text:span><text:span text:style-name="_5f_OOoComputerSpecial"><text:span text:style-name="T690"> to</text:span></text:span><text:span text:style-name="_5f_OOoComputerSpecial"><text:span text:style-name="T746"> 1</text:span></text:span><text:span text:style-name="_5f_OOoComputerSpecial"><text:span text:style-name="T749">1</text:span></text:span><text:span text:style-name="_5f_OOoComputerSpecial"><text:span text:style-name="T690">!</text:span></text:span></text:p>
        </text:list-item>
        <text:list-item>
          <text:p text:style-name="P416"><text:span text:style-name="_5f_OOoComputerSpecial"><text:span text:style-name="T70">is</text:span></text:span><text:span text:style-name="_5f_OOoComputerSpecial"><text:span text:style-name="T694"> is a keyword so we style it with the style 1:<text:line-break/></text:span></text:span><text:span text:style-name="_5f_OOoComputerSpecial"><text:span text:style-name="T683">"</text:span></text:span><text:span text:style-name="_5f_OOoComputerSpecial"><text:span text:style-name="T70">is</text:span></text:span><text:span text:style-name="_5f_OOoComputerSpecial"><text:span text:style-name="T683">" <text:tab/><text:tab/><text:tab/></text:span></text:span><text:span text:style-name="_5f_OOoComputerSpecial"><text:span text:style-name="T745">lexer.se</text:span></text:span><text:span text:style-name="_5f_OOoComputerSpecial"><text:span text:style-name="T746">tStyling(</text:span></text:span><text:span text:style-name="_5f_OOoComputerSpecial"><text:span text:style-name="T749">2</text:span></text:span><text:span text:style-name="_5f_OOoComputerSpecial"><text:span text:style-name="T746">, </text:span></text:span><text:span text:style-name="_5f_OOoComputerSpecial"><text:span text:style-name="T749">1</text:span></text:span><text:span text:style-name="_5f_OOoComputerSpecial"><text:span text:style-name="T746">) –</text:span></text:span><text:span text:style-name="_5f_OOoComputerSpecial"><text:span text:style-name="T690"> style </text:span></text:span><text:span text:style-name="_5f_OOoComputerSpecial"><text:span text:style-name="T749">2</text:span></text:span><text:span text:style-name="_5f_OOoComputerSpecial"><text:span text:style-name="T690"> character</text:span></text:span><text:span text:style-name="_5f_OOoComputerSpecial"><text:span text:style-name="T694">s</text:span></text:span><text:span text:style-name="_5f_OOoComputerSpecial"><text:span text:style-name="T690"> </text:span></text:span><text:span text:style-name="_5f_OOoComputerSpecial"><text:span text:style-name="T694">with</text:span></text:span><text:span text:style-name="_5f_OOoComputerSpecial"><text:span text:style-name="T690"> style </text:span></text:span><text:span text:style-name="_5f_OOoComputerSpecial"><text:span text:style-name="T749">1</text:span></text:span></text:p>
        </text:list-item>
        <text:list-item>
          <text:p text:style-name="P416"><text:span text:style-name="_5f_OOoComputerSpecial"><text:span text:style-name="T690">Now the </text:span></text:span><text:span text:style-name="_5f_OOoComputerSpecial"><text:span text:style-name="T746">styling index</text:span></text:span><text:span text:style-name="_5f_OOoComputerSpecial"><text:span text:style-name="T690"> has </text:span></text:span><text:span text:style-name="_5f_OOoComputerSpecial"><text:span text:style-name="T694">2</text:span></text:span><text:span text:style-name="_5f_OOoComputerSpecial"><text:span text:style-name="T693"> character</text:span></text:span><text:span text:style-name="_5f_OOoComputerSpecial"><text:span text:style-name="T694">s</text:span></text:span><text:span text:style-name="_5f_OOoComputerSpecial"><text:span text:style-name="T693"> forward</text:span></text:span><text:span text:style-name="_5f_OOoComputerSpecial"><text:span text:style-name="T690"> to</text:span></text:span><text:span text:style-name="_5f_OOoComputerSpecial"><text:span text:style-name="T746"> 1</text:span></text:span><text:span text:style-name="_5f_OOoComputerSpecial"><text:span text:style-name="T749">3</text:span></text:span><text:span text:style-name="_5f_OOoComputerSpecial"><text:span text:style-name="T690">!</text:span></text:span></text:p>
        </text:list-item>
        <text:list-item>
          <text:p text:style-name="P416"><text:span text:style-name="_5f_OOoComputerSpecial"><text:span text:style-name="T694">And so on ...</text:span></text:span></text:p>
        </text:list-item>
      </text:list>
      <text:p text:style-name="P205"><text:span text:style-name="_5f_OOoComputerSpecial"><text:span text:style-name="T694"/></text:span></text:p>
      <text:h text:style-name="P286" text:outline-level="2"><text:bookmark-start text:name="__RefHeading___Toc20783_1480920344"/><text:span text:style-name="_5f_OOoComputerSpecial"><text:span text:style-name="T616">4.</text:span></text:span><text:span text:style-name="_5f_OOoComputerSpecial"><text:span text:style-name="T619">3</text:span></text:span><text:span text:style-name="_5f_OOoComputerSpecial"><text:span text:style-name="T616">. </text:span></text:span><text:span text:style-name="_5f_OOoComputerSpecial"><text:span text:style-name="T620">Advanced lexer functionality</text:span></text:span><text:bookmark-end text:name="__RefHeading___Toc20783_1480920344"/></text:h>
      <text:h text:style-name="P459" text:outline-level="3"><text:bookmark-start text:name="__RefHeading___Toc20785_1480920344"/><text:span text:style-name="T474">4.3.1 Multiline </text:span><text:span text:style-name="T510">styling</text:span><text:bookmark-end text:name="__RefHeading___Toc20785_1480920344"/></text:h>
      <text:p text:style-name="Text_20_body"><text:span text:style-name="T898">Sometime it is needed to style a piece of text across multiple lines with the same style. This appears trivial and it usually is. Just add a state variable (Boolean) that when set, marks that it is needed to style the text in a specific style until you reach a certain token.<text:line-break/></text:span><text:span text:style-name="T904">But styling does not have to start at the beginning of the text!</text:span><text:span text:style-name="T898"> </text:span><text:span text:style-name="T906"><text:s/></text:span><text:span text:style-name="T898">When you scroll through or change text the editor's </text:span><text:span text:style-name="T904">styleText</text:span><text:span text:style-name="T898"> method gets executed which has the </text:span><text:span text:style-name="T904">start</text:span><text:span text:style-name="T898"> and </text:span><text:span text:style-name="T904">end</text:span><text:span text:style-name="T898"> parameters which determine from where the styling starts and where it ends. <text:s/></text:span><text:span text:style-name="T899">This becomes an issue when you are styling a multiline style (e.g.: multiline comment in C) but the </text:span><text:span text:style-name="T905">end</text:span><text:span text:style-name="T899"> parameter of the </text:span><text:span text:style-name="T904">styleText</text:span><text:span text:style-name="T898"> </text:span><text:span text:style-name="T899">method is before the ending token for the multiline style is found. </text:span><text:span text:style-name="T900">So the next time the text is for example scrolled down, the styling starts in the middle of a multiline comment and styling text normally, where correctly it should continue multiline styling.</text:span></text:p>
      <text:p text:style-name="P141"><text:span text:style-name="T899">T</text:span><text:span text:style-name="T897">o solve this problem, QScintilla has a feature to check the style of a character in the editor's text. This is done by using the </text:span><text:span text:style-name="T903">SCI_GETSTYLEAT</text:span><text:span text:style-name="T897"> message with the </text:span><text:span text:style-name="T903">SendScintilla</text:span><text:span text:style-name="T897"> method, </text:span><text:span text:style-name="T901">which return the style number of a selected character</text:span><text:span text:style-name="T897">.<text:line-break/>How this is </text:span><text:span text:style-name="T901">used</text:span><text:span text:style-name="T897"> is </text:span><text:span text:style-name="T901">by</text:span><text:span text:style-name="T897"> checking if the styling starts at an index different front </text:span><text:span text:style-name="T903">0</text:span><text:span text:style-name="T897"> and checking if the character </text:span><text:span text:style-name="T903">(start – 1)</text:span><text:span text:style-name="T897"> </text:span><text:span text:style-name="T901">has a multiline style </text:span><text:span text:style-name="T902">and the setting the appropriate state flag</text:span><text:span text:style-name="T901">. </text:span><text:span text:style-name="T902">This will become clear in the below example, which is just an upgrade from the </text:span><text:span text:style-name="T904">styleText</text:span><text:span text:style-name="T902"> method from chapter </text:span><text:span text:style-name="T902"><text:bookmark-ref text:reference-format="text" text:ref-name="__RefHeading___Toc19558_383056744">4.1. Creating a custom lexer</text:bookmark-ref></text:span><text:span text:style-name="T902">:</text:span></text:p>
      <text:p text:style-name="P141"><text:span text:style-name="_5f_OOoComputerSpecial"><text:tab/></text:span><text:span text:style-name="_5f_OOoComputerSpecial"><text:span text:style-name="T961">def</text:span></text:span><text:span text:style-name="_5f_OOoComputerSpecial"><text:span text:style-name="T531"> </text:span></text:span><text:span text:style-name="_5f_OOoComputerSpecial"><text:span text:style-name="T977">styleText</text:span></text:span><text:span text:style-name="_5f_OOoComputerSpecial"><text:span text:style-name="T531">(</text:span></text:span><text:span text:style-name="_5f_OOoComputerSpecial"><text:span text:style-name="T967">self</text:span></text:span><text:span text:style-name="_5f_OOoComputerSpecial"><text:span text:style-name="T531">, </text:span></text:span><text:span text:style-name="_5f_OOoComputerSpecial"><text:span text:style-name="T967">start</text:span></text:span><text:span text:style-name="_5f_OOoComputerSpecial"><text:span text:style-name="T531">, </text:span></text:span><text:span text:style-name="_5f_OOoComputerSpecial"><text:span text:style-name="T967">end</text:span></text:span><text:span text:style-name="_5f_OOoComputerSpecial"><text:span text:style-name="T531">):</text:span></text:span></text:p>
      <text:p text:style-name="P235"><text:span text:style-name="_5f_OOoComputerSpecial"><text:span text:style-name="T531"><text:s text:c="8"/># Initialize the styling</text:span></text:span></text:p>
      <text:p text:style-name="P235"><text:span text:style-name="_5f_OOoComputerSpecial"><text:span text:style-name="T531"><text:s text:c="8"/>self.startStyling(start)</text:span></text:span></text:p>
      <text:p text:style-name="P235"><text:span text:style-name="_5f_OOoComputerSpecial"><text:span text:style-name="T531"><text:s text:c="8"/># </text:span></text:span><text:span text:style-name="_5f_OOoComputerSpecial"><text:span text:style-name="T535">Set the text</text:span></text:span></text:p>
      <text:p text:style-name="P235"><text:span text:style-name="_5f_OOoComputerSpecial"><text:span text:style-name="T531"><text:s text:c="8"/></text:span></text:span><text:span text:style-name="_5f_OOoComputerSpecial"><text:span text:style-name="T967">text</text:span></text:span><text:span text:style-name="_5f_OOoComputerSpecial"><text:span text:style-name="T531"> = </text:span></text:span><text:span text:style-name="_5f_OOoComputerSpecial"><text:span text:style-name="T967">self.parent</text:span></text:span><text:span text:style-name="_5f_OOoComputerSpecial"><text:span text:style-name="T531">().</text:span></text:span><text:span text:style-name="_5f_OOoComputerSpecial"><text:span text:style-name="T967">text</text:span></text:span><text:span text:style-name="_5f_OOoComputerSpecial"><text:span text:style-name="T531">()[</text:span></text:span><text:span text:style-name="_5f_OOoComputerSpecial"><text:span text:style-name="T967">start</text:span></text:span><text:span text:style-name="_5f_OOoComputerSpecial"><text:span text:style-name="T531">:</text:span></text:span><text:span text:style-name="_5f_OOoComputerSpecial"><text:span text:style-name="T967">end</text:span></text:span><text:span text:style-name="_5f_OOoComputerSpecial"><text:span text:style-name="T531">]</text:span></text:span></text:p>
      <text:p text:style-name="P235"><text:span text:style-name="_5f_OOoComputerSpecial"><text:span text:style-name="T531"><text:s text:c="8"/># Tokenize the text using a list comprehension </text:span></text:span><text:span text:style-name="_5f_OOoComputerSpecial"><text:span text:style-name="T532">and</text:span></text:span></text:p>
      <text:p text:style-name="P235"><text:span text:style-name="_5f_OOoComputerSpecial"><text:span text:style-name="T532"><text:s text:c="8"/># regular expressions</text:span></text:span></text:p>
      <text:p text:style-name="P235"><text:span text:style-name="_5f_OOoComputerSpecial"><text:span text:style-name="T531"><text:s text:c="8"/></text:span></text:span><text:span text:style-name="_5f_OOoComputerSpecial"><text:span text:style-name="T967">splitter</text:span></text:span><text:span text:style-name="_5f_OOoComputerSpecial"><text:span text:style-name="T531"> = </text:span></text:span><text:span text:style-name="_5f_OOoComputerSpecial"><text:span text:style-name="T967">re.compile</text:span></text:span><text:span text:style-name="_5f_OOoComputerSpecial"><text:span text:style-name="T531">(</text:span></text:span></text:p>
      <text:p text:style-name="P235"><text:soft-page-break/><text:span text:style-name="_5f_OOoComputerSpecial"><text:span text:style-name="T531"><text:s text:c="2"/><text:tab/> <text:s text:c="6"/></text:span></text:span><text:span text:style-name="_5f_OOoComputerSpecial"><text:span text:style-name="T415">r"(\{\.|\.\}|\#|\'|\"\"\"|\n|\s+|\w+|\W)"</text:span></text:span></text:p>
      <text:p text:style-name="P235"><text:span text:style-name="_5f_OOoComputerSpecial"><text:span text:style-name="T531"><text:tab/> <text:s text:c="2"/>)</text:span></text:span></text:p>
      <text:p text:style-name="P235"><text:span text:style-name="_5f_OOoComputerSpecial"><text:span text:style-name="T531"><text:s text:c="8"/></text:span></text:span><text:span text:style-name="_5f_OOoComputerSpecial"><text:span text:style-name="T967">tokens</text:span></text:span><text:span text:style-name="_5f_OOoComputerSpecial"><text:span text:style-name="T531"> = [</text:span></text:span></text:p>
      <text:p text:style-name="P235"><text:span text:style-name="_5f_OOoComputerSpecial"><text:span text:style-name="T531"><text:s text:c="12"/>(</text:span></text:span><text:span text:style-name="_5f_OOoComputerSpecial"><text:span text:style-name="T967">token</text:span></text:span><text:span text:style-name="_5f_OOoComputerSpecial"><text:span text:style-name="T531">, </text:span></text:span><text:span text:style-name="_5f_OOoComputerSpecial"><text:span text:style-name="T961">len</text:span></text:span><text:span text:style-name="_5f_OOoComputerSpecial"><text:span text:style-name="T531">(</text:span></text:span><text:span text:style-name="_5f_OOoComputerSpecial"><text:span text:style-name="T961">bytearray</text:span></text:span><text:span text:style-name="_5f_OOoComputerSpecial"><text:span text:style-name="T531">(</text:span></text:span><text:span text:style-name="_5f_OOoComputerSpecial"><text:span text:style-name="T967">token</text:span></text:span><text:span text:style-name="_5f_OOoComputerSpecial"><text:span text:style-name="T531">, </text:span></text:span><text:span text:style-name="_5f_OOoComputerSpecial"><text:span text:style-name="T415">"utf-8"</text:span></text:span><text:span text:style-name="_5f_OOoComputerSpecial"><text:span text:style-name="T531">))) </text:span></text:span></text:p>
      <text:p text:style-name="P235"><text:span text:style-name="_5f_OOoComputerSpecial"><text:span text:style-name="T531"><text:s text:c="16"/></text:span></text:span><text:span text:style-name="_5f_OOoComputerSpecial"><text:span text:style-name="T961">for</text:span></text:span><text:span text:style-name="_5f_OOoComputerSpecial"><text:span text:style-name="T531"> </text:span></text:span><text:span text:style-name="_5f_OOoComputerSpecial"><text:span text:style-name="T967">token</text:span></text:span><text:span text:style-name="_5f_OOoComputerSpecial"><text:span text:style-name="T531"> </text:span></text:span><text:span text:style-name="_5f_OOoComputerSpecial"><text:span text:style-name="T961">in</text:span></text:span><text:span text:style-name="_5f_OOoComputerSpecial"><text:span text:style-name="T531"> </text:span></text:span><text:span text:style-name="_5f_OOoComputerSpecial"><text:span text:style-name="T967">splitter.findall</text:span></text:span><text:span text:style-name="_5f_OOoComputerSpecial"><text:span text:style-name="T531">(</text:span></text:span><text:span text:style-name="_5f_OOoComputerSpecial"><text:span text:style-name="T967">text</text:span></text:span><text:span text:style-name="_5f_OOoComputerSpecial"><text:span text:style-name="T531">)</text:span></text:span></text:p>
      <text:p text:style-name="P235"><text:span text:style-name="_5f_OOoComputerSpecial"><text:span text:style-name="T531"><text:s text:c="8"/>]</text:span></text:span></text:p>
      <text:p text:style-name="P235"><text:span text:style-name="_5f_OOoComputerSpecial"><text:span text:style-name="T531"><text:tab/> <text:s text:c="2"/></text:span></text:span><text:span text:style-name="_5f_OOoComputerSpecial"><text:span text:style-name="T533"># Multiline styles</text:span></text:span></text:p>
      <text:p text:style-name="P235"><text:span text:style-name="_5f_OOoComputerSpecial"><text:span text:style-name="T533"><text:s text:c="8"/></text:span></text:span><text:span text:style-name="_5f_OOoComputerSpecial"><text:span text:style-name="T969">multiline_comment_flag</text:span></text:span><text:span text:style-name="_5f_OOoComputerSpecial"><text:span text:style-name="T533"> = </text:span></text:span><text:span text:style-name="_5f_OOoComputerSpecial"><text:span text:style-name="T978">False</text:span></text:span></text:p>
      <text:p text:style-name="P236"><text:span text:style-name="_5f_OOoComputerSpecial"><text:span text:style-name="T533"><text:tab/> <text:s text:c="2"/></text:span></text:span><text:span text:style-name="_5f_OOoComputerSpecial"><text:span text:style-name="T534"># Check previous style for a multiline style</text:span></text:span></text:p>
      <text:p text:style-name="P236"><text:span text:style-name="_5f_OOoComputerSpecial"><text:span text:style-name="T534"><text:s text:c="8"/></text:span></text:span><text:span text:style-name="_5f_OOoComputerSpecial"><text:span text:style-name="T962">if</text:span></text:span><text:span text:style-name="_5f_OOoComputerSpecial"><text:span text:style-name="T534"> </text:span></text:span><text:span text:style-name="_5f_OOoComputerSpecial"><text:span text:style-name="T968">start</text:span></text:span><text:span text:style-name="_5f_OOoComputerSpecial"><text:span text:style-name="T534"> != 0:</text:span></text:span></text:p>
      <text:p text:style-name="P236"><text:span text:style-name="_5f_OOoComputerSpecial"><text:span text:style-name="T534"><text:s text:c="12"/></text:span></text:span><text:span text:style-name="_5f_OOoComputerSpecial"><text:span text:style-name="T968">previous_style</text:span></text:span><text:span text:style-name="_5f_OOoComputerSpecial"><text:span text:style-name="T534"> = </text:span></text:span><text:span text:style-name="_5f_OOoComputerSpecial"><text:span text:style-name="T968">editor</text:span></text:span><text:span text:style-name="_5f_OOoComputerSpecial"><text:span text:style-name="T534">.</text:span></text:span><text:span text:style-name="_5f_OOoComputerSpecial"><text:span text:style-name="T968">SendScintilla</text:span></text:span><text:span text:style-name="_5f_OOoComputerSpecial"><text:span text:style-name="T534">(</text:span></text:span></text:p>
      <text:p text:style-name="P236"><text:span text:style-name="_5f_OOoComputerSpecial"><text:span text:style-name="T534"><text:tab/><text:tab/> <text:s text:c="5"/></text:span></text:span><text:span text:style-name="_5f_OOoComputerSpecial"><text:span text:style-name="T968">editor</text:span></text:span><text:span text:style-name="_5f_OOoComputerSpecial"><text:span text:style-name="T534">.</text:span></text:span><text:span text:style-name="_5f_OOoComputerSpecial"><text:span text:style-name="T968">SCI_GETSTYLEAT</text:span></text:span><text:span text:style-name="_5f_OOoComputerSpecial"><text:span text:style-name="T534">, </text:span></text:span></text:p>
      <text:p text:style-name="P236"><text:span text:style-name="_5f_OOoComputerSpecial"><text:span text:style-name="T534"><text:tab/><text:tab/><text:tab/> </text:span></text:span><text:span text:style-name="_5f_OOoComputerSpecial"><text:span text:style-name="T968">start</text:span></text:span><text:span text:style-name="_5f_OOoComputerSpecial"><text:span text:style-name="T534"> – </text:span></text:span><text:span text:style-name="_5f_OOoComputerSpecial"><text:span text:style-name="T980">1</text:span></text:span></text:p>
      <text:p text:style-name="P236"><text:span text:style-name="_5f_OOoComputerSpecial"><text:span text:style-name="T534"><text:s/><text:tab/><text:tab/> <text:s/>)</text:span></text:span></text:p>
      <text:p text:style-name="P236"><text:span text:style-name="_5f_OOoComputerSpecial"><text:span text:style-name="T534"><text:s text:c="12"/></text:span></text:span><text:span text:style-name="_5f_OOoComputerSpecial"><text:span text:style-name="T962">if</text:span></text:span><text:span text:style-name="_5f_OOoComputerSpecial"><text:span text:style-name="T534"> </text:span></text:span><text:span text:style-name="_5f_OOoComputerSpecial"><text:span text:style-name="T968">previous_style</text:span></text:span><text:span text:style-name="_5f_OOoComputerSpecial"><text:span text:style-name="T534"> == </text:span></text:span><text:span text:style-name="_5f_OOoComputerSpecial"><text:span text:style-name="T968">self</text:span></text:span><text:span text:style-name="_5f_OOoComputerSpecial"><text:span text:style-name="T534">.</text:span></text:span><text:span text:style-name="_5f_OOoComputerSpecial"><text:span text:style-name="T968">styles</text:span></text:span><text:span text:style-name="_5f_OOoComputerSpecial"><text:span text:style-name="T534">[</text:span></text:span><text:span text:style-name="_5f_OOoComputerSpecial"><text:span text:style-name="T416">"MultilineComment"</text:span></text:span><text:span text:style-name="_5f_OOoComputerSpecial"><text:span text:style-name="T534">]:</text:span></text:span></text:p>
      <text:p text:style-name="P236"><text:span text:style-name="_5f_OOoComputerSpecial"><text:span text:style-name="T534"><text:s text:c="16"/></text:span></text:span><text:span text:style-name="_5f_OOoComputerSpecial"><text:span text:style-name="T968">multiline_comment_flag</text:span></text:span><text:span text:style-name="_5f_OOoComputerSpecial"><text:span text:style-name="T534"> = </text:span></text:span><text:span text:style-name="_5f_OOoComputerSpecial"><text:span text:style-name="T962">True</text:span></text:span></text:p>
      <text:p text:style-name="P235"><text:span text:style-name="_5f_OOoComputerSpecial"><text:span text:style-name="T531"><text:s text:c="8"/># Style the text in a loop</text:span></text:span></text:p>
      <text:p text:style-name="P235"><text:span text:style-name="_5f_OOoComputerSpecial"><text:span text:style-name="T531"><text:s text:c="8"/></text:span></text:span><text:span text:style-name="_5f_OOoComputerSpecial"><text:span text:style-name="T961">for</text:span></text:span><text:span text:style-name="_5f_OOoComputerSpecial"><text:span text:style-name="T531"> </text:span></text:span><text:span text:style-name="_5f_OOoComputerSpecial"><text:span text:style-name="T967">i</text:span></text:span><text:span text:style-name="_5f_OOoComputerSpecial"><text:span text:style-name="T531">, </text:span></text:span><text:span text:style-name="_5f_OOoComputerSpecial"><text:span text:style-name="T967">token</text:span></text:span><text:span text:style-name="_5f_OOoComputerSpecial"><text:span text:style-name="T531"> </text:span></text:span><text:span text:style-name="_5f_OOoComputerSpecial"><text:span text:style-name="T961">in</text:span></text:span><text:span text:style-name="_5f_OOoComputerSpecial"><text:span text:style-name="T531"> </text:span></text:span><text:span text:style-name="_5f_OOoComputerSpecial"><text:span text:style-name="T961">enumerate</text:span></text:span><text:span text:style-name="_5f_OOoComputerSpecial"><text:span text:style-name="T531">(</text:span></text:span><text:span text:style-name="_5f_OOoComputerSpecial"><text:span text:style-name="T967">tokens</text:span></text:span><text:span text:style-name="_5f_OOoComputerSpecial"><text:span text:style-name="T531">):</text:span></text:span></text:p>
      <text:p text:style-name="P237"><text:span text:style-name="_5f_OOoComputerSpecial"><text:span text:style-name="T535"><text:tab/><text:tab/> <text:s/></text:span></text:span><text:span text:style-name="_5f_OOoComputerSpecial"><text:span text:style-name="T963">if</text:span></text:span><text:span text:style-name="_5f_OOoComputerSpecial"><text:span text:style-name="T535"> (</text:span></text:span><text:span text:style-name="_5f_OOoComputerSpecial"><text:span text:style-name="T970">multiline_comment_flag</text:span></text:span><text:span text:style-name="_5f_OOoComputerSpecial"><text:span text:style-name="T535"> == </text:span></text:span><text:span text:style-name="_5f_OOoComputerSpecial"><text:span text:style-name="T963">False</text:span></text:span><text:span text:style-name="_5f_OOoComputerSpecial"><text:span text:style-name="T535"> </text:span></text:span><text:span text:style-name="_5f_OOoComputerSpecial"><text:span text:style-name="T963">and</text:span></text:span><text:span text:style-name="_5f_OOoComputerSpecial"><text:span text:style-name="T535"> </text:span></text:span></text:p>
      <text:p text:style-name="P237"><text:span text:style-name="_5f_OOoComputerSpecial"><text:span text:style-name="T535"><text:tab/><text:tab/><text:tab/> </text:span></text:span><text:span text:style-name="_5f_OOoComputerSpecial"><text:span text:style-name="T970">token</text:span></text:span><text:span text:style-name="_5f_OOoComputerSpecial"><text:span text:style-name="T535">[</text:span></text:span><text:span text:style-name="_5f_OOoComputerSpecial"><text:span text:style-name="T981">0</text:span></text:span><text:span text:style-name="_5f_OOoComputerSpecial"><text:span text:style-name="T535">] == </text:span></text:span><text:span text:style-name="_5f_OOoComputerSpecial"><text:span text:style-name="T417">"#"</text:span></text:span><text:span text:style-name="_5f_OOoComputerSpecial"><text:span text:style-name="T535"> </text:span></text:span><text:span text:style-name="_5f_OOoComputerSpecial"><text:span text:style-name="T963">and</text:span></text:span><text:span text:style-name="_5f_OOoComputerSpecial"><text:span text:style-name="T535"> </text:span></text:span></text:p>
      <text:p text:style-name="P237"><text:span text:style-name="_5f_OOoComputerSpecial"><text:span text:style-name="T535"><text:tab/><text:tab/> <text:tab/> </text:span></text:span><text:span text:style-name="_5f_OOoComputerSpecial"><text:span text:style-name="T970">tokens</text:span></text:span><text:span text:style-name="_5f_OOoComputerSpecial"><text:span text:style-name="T535">[</text:span></text:span><text:span text:style-name="_5f_OOoComputerSpecial"><text:span text:style-name="T970">i</text:span></text:span><text:span text:style-name="_5f_OOoComputerSpecial"><text:span text:style-name="T535">+</text:span></text:span><text:span text:style-name="_5f_OOoComputerSpecial"><text:span text:style-name="T981">1</text:span></text:span><text:span text:style-name="_5f_OOoComputerSpecial"><text:span text:style-name="T535">][</text:span></text:span><text:span text:style-name="_5f_OOoComputerSpecial"><text:span text:style-name="T981">0</text:span></text:span><text:span text:style-name="_5f_OOoComputerSpecial"><text:span text:style-name="T535">] == </text:span></text:span><text:span text:style-name="_5f_OOoComputerSpecial"><text:span text:style-name="T417">"["</text:span></text:span><text:span text:style-name="_5f_OOoComputerSpecial"><text:span text:style-name="T535">):</text:span></text:span></text:p>
      <text:p text:style-name="P237"><text:span text:style-name="_5f_OOoComputerSpecial"><text:span text:style-name="T535"><text:s text:c="20"/># Start of a multiline comment</text:span></text:span></text:p>
      <text:p text:style-name="P237"><text:span text:style-name="_5f_OOoComputerSpecial"><text:span text:style-name="T535"><text:s text:c="20"/></text:span></text:span><text:span text:style-name="_5f_OOoComputerSpecial"><text:span text:style-name="T970">self</text:span></text:span><text:span text:style-name="_5f_OOoComputerSpecial"><text:span text:style-name="T535">.</text:span></text:span><text:span text:style-name="_5f_OOoComputerSpecial"><text:span text:style-name="T970">setStyling</text:span></text:span><text:span text:style-name="_5f_OOoComputerSpecial"><text:span text:style-name="T535">(</text:span></text:span></text:p>
      <text:p text:style-name="P237"><text:span text:style-name="_5f_OOoComputerSpecial"><text:span text:style-name="T535"><text:s text:c="24"/></text:span></text:span><text:span text:style-name="_5f_OOoComputerSpecial"><text:span text:style-name="T970">token</text:span></text:span><text:span text:style-name="_5f_OOoComputerSpecial"><text:span text:style-name="T535">[</text:span></text:span><text:span text:style-name="_5f_OOoComputerSpecial"><text:span text:style-name="T981">1</text:span></text:span><text:span text:style-name="_5f_OOoComputerSpecial"><text:span text:style-name="T535">], </text:span></text:span><text:span text:style-name="_5f_OOoComputerSpecial"><text:span text:style-name="T970">self</text:span></text:span><text:span text:style-name="_5f_OOoComputerSpecial"><text:span text:style-name="T535">.</text:span></text:span><text:span text:style-name="_5f_OOoComputerSpecial"><text:span text:style-name="T970">styles</text:span></text:span><text:span text:style-name="_5f_OOoComputerSpecial"><text:span text:style-name="T535">[</text:span></text:span><text:span text:style-name="_5f_OOoComputerSpecial"><text:span text:style-name="T417">"MultilineComment"</text:span></text:span><text:span text:style-name="_5f_OOoComputerSpecial"><text:span text:style-name="T535">]</text:span></text:span></text:p>
      <text:p text:style-name="P237"><text:span text:style-name="_5f_OOoComputerSpecial"><text:span text:style-name="T535"><text:s text:c="20"/>)</text:span></text:span></text:p>
      <text:p text:style-name="P237"><text:span text:style-name="_5f_OOoComputerSpecial"><text:span text:style-name="T535"><text:s text:c="20"/># Set the multiline comment flag</text:span></text:span></text:p>
      <text:p text:style-name="P237"><text:span text:style-name="_5f_OOoComputerSpecial"><text:span text:style-name="T535"><text:s text:c="20"/></text:span></text:span><text:span text:style-name="_5f_OOoComputerSpecial"><text:span text:style-name="T970">multiline_comment_flag</text:span></text:span><text:span text:style-name="_5f_OOoComputerSpecial"><text:span text:style-name="T535"> = </text:span></text:span><text:span text:style-name="_5f_OOoComputerSpecial"><text:span text:style-name="T963">True</text:span></text:span></text:p>
      <text:p text:style-name="P237"><text:span text:style-name="_5f_OOoComputerSpecial"><text:span text:style-name="T535"><text:s text:c="12"/></text:span></text:span><text:span text:style-name="_5f_OOoComputerSpecial"><text:span text:style-name="T963">elif</text:span></text:span><text:span text:style-name="_5f_OOoComputerSpecial"><text:span text:style-name="T535"> multiline_comment_flag == </text:span></text:span><text:span text:style-name="_5f_OOoComputerSpecial"><text:span text:style-name="T963">True</text:span></text:span><text:span text:style-name="_5f_OOoComputerSpecial"><text:span text:style-name="T535">:</text:span></text:span></text:p>
      <text:p text:style-name="P237"><text:span text:style-name="_5f_OOoComputerSpecial"><text:span text:style-name="T535"><text:s text:c="16"/># Multiline comment flag is set</text:span></text:span></text:p>
      <text:p text:style-name="P237"><text:span text:style-name="_5f_OOoComputerSpecial"><text:span text:style-name="T535"><text:s text:c="16"/></text:span></text:span><text:span text:style-name="_5f_OOoComputerSpecial"><text:span text:style-name="T970">self</text:span></text:span><text:span text:style-name="_5f_OOoComputerSpecial"><text:span text:style-name="T535">.</text:span></text:span><text:span text:style-name="_5f_OOoComputerSpecial"><text:span text:style-name="T970">setStyling</text:span></text:span><text:span text:style-name="_5f_OOoComputerSpecial"><text:span text:style-name="T535">(</text:span></text:span></text:p>
      <text:p text:style-name="P237"><text:span text:style-name="_5f_OOoComputerSpecial"><text:span text:style-name="T535"><text:s text:c="20"/></text:span></text:span><text:span text:style-name="_5f_OOoComputerSpecial"><text:span text:style-name="T970">token</text:span></text:span><text:span text:style-name="_5f_OOoComputerSpecial"><text:span text:style-name="T535">[</text:span></text:span><text:span text:style-name="_5f_OOoComputerSpecial"><text:span text:style-name="T981">1</text:span></text:span><text:span text:style-name="_5f_OOoComputerSpecial"><text:span text:style-name="T535">], </text:span></text:span><text:span text:style-name="_5f_OOoComputerSpecial"><text:span text:style-name="T970">self</text:span></text:span><text:span text:style-name="_5f_OOoComputerSpecial"><text:span text:style-name="T535">.</text:span></text:span><text:span text:style-name="_5f_OOoComputerSpecial"><text:span text:style-name="T970">styles</text:span></text:span><text:span text:style-name="_5f_OOoComputerSpecial"><text:span text:style-name="T535">[</text:span></text:span><text:span text:style-name="_5f_OOoComputerSpecial"><text:span text:style-name="T417">"MultilineComment"</text:span></text:span><text:span text:style-name="_5f_OOoComputerSpecial"><text:span text:style-name="T535">]</text:span></text:span></text:p>
      <text:p text:style-name="P237"><text:span text:style-name="_5f_OOoComputerSpecial"><text:span text:style-name="T535"><text:s text:c="16"/>)</text:span></text:span></text:p>
      <text:p text:style-name="P237"><text:span text:style-name="_5f_OOoComputerSpecial"><text:span text:style-name="T535"><text:s text:c="16"/># Check if a multiline comment ends</text:span></text:span></text:p>
      <text:p text:style-name="P237"><text:span text:style-name="_5f_OOoComputerSpecial"><text:span text:style-name="T535"><text:s text:c="16"/>if </text:span></text:span><text:span text:style-name="_5f_OOoComputerSpecial"><text:span text:style-name="T970">token</text:span></text:span><text:span text:style-name="_5f_OOoComputerSpecial"><text:span text:style-name="T535">[</text:span></text:span><text:span text:style-name="_5f_OOoComputerSpecial"><text:span text:style-name="T981">0</text:span></text:span><text:span text:style-name="_5f_OOoComputerSpecial"><text:span text:style-name="T535">] == </text:span></text:span><text:span text:style-name="_5f_OOoComputerSpecial"><text:span text:style-name="T417">"#"</text:span></text:span><text:span text:style-name="_5f_OOoComputerSpecial"><text:span text:style-name="T535"> and </text:span></text:span><text:span text:style-name="_5f_OOoComputerSpecial"><text:span text:style-name="T970">tokens</text:span></text:span><text:span text:style-name="_5f_OOoComputerSpecial"><text:span text:style-name="T535">[</text:span></text:span><text:span text:style-name="_5f_OOoComputerSpecial"><text:span text:style-name="T970">i</text:span></text:span><text:span text:style-name="_5f_OOoComputerSpecial"><text:span text:style-name="T535">-</text:span></text:span><text:span text:style-name="_5f_OOoComputerSpecial"><text:span text:style-name="T981">1</text:span></text:span><text:span text:style-name="_5f_OOoComputerSpecial"><text:span text:style-name="T535">][</text:span></text:span><text:span text:style-name="_5f_OOoComputerSpecial"><text:span text:style-name="T981">0</text:span></text:span><text:span text:style-name="_5f_OOoComputerSpecial"><text:span text:style-name="T535">] == </text:span></text:span><text:span text:style-name="_5f_OOoComputerSpecial"><text:span text:style-name="T417">"]"</text:span></text:span><text:span text:style-name="_5f_OOoComputerSpecial"><text:span text:style-name="T535">:</text:span></text:span></text:p>
      <text:p text:style-name="P237"><text:span text:style-name="_5f_OOoComputerSpecial"><text:span text:style-name="T535"><text:s text:c="20"/></text:span></text:span><text:span text:style-name="_5f_OOoComputerSpecial"><text:span text:style-name="T970">multiline_comment_flag</text:span></text:span><text:span text:style-name="_5f_OOoComputerSpecial"><text:span text:style-name="T535"> = </text:span></text:span><text:span text:style-name="_5f_OOoComputerSpecial"><text:span text:style-name="T963">False</text:span></text:span></text:p>
      <text:p text:style-name="P235"><text:span text:style-name="_5f_OOoComputerSpecial"><text:span text:style-name="T531"><text:s text:c="12"/></text:span></text:span><text:span text:style-name="_5f_OOoComputerSpecial"><text:span text:style-name="T963">el</text:span></text:span><text:span text:style-name="_5f_OOoComputerSpecial"><text:span text:style-name="T961">if</text:span></text:span><text:span text:style-name="_5f_OOoComputerSpecial"><text:span text:style-name="T531"> </text:span></text:span><text:span text:style-name="_5f_OOoComputerSpecial"><text:span text:style-name="T967">token</text:span></text:span><text:span text:style-name="_5f_OOoComputerSpecial"><text:span text:style-name="T531">[</text:span></text:span><text:span text:style-name="_5f_OOoComputerSpecial"><text:span text:style-name="T977">0</text:span></text:span><text:span text:style-name="_5f_OOoComputerSpecial"><text:span text:style-name="T531">] </text:span></text:span><text:span text:style-name="_5f_OOoComputerSpecial"><text:span text:style-name="T961">in</text:span></text:span><text:span text:style-name="_5f_OOoComputerSpecial"><text:span text:style-name="T531"> </text:span></text:span><text:span text:style-name="_5f_OOoComputerSpecial"><text:span text:style-name="T967">self.keyword_list</text:span></text:span><text:span text:style-name="_5f_OOoComputerSpecial"><text:span text:style-name="T531">:</text:span></text:span></text:p>
      <text:p text:style-name="P235"><text:span text:style-name="_5f_OOoComputerSpecial"><text:span text:style-name="T531"><text:s text:c="16"/># Keyword</text:span></text:span></text:p>
      <text:p text:style-name="P235"><text:span text:style-name="_5f_OOoComputerSpecial"><text:span text:style-name="T531"><text:s text:c="16"/></text:span></text:span><text:span text:style-name="_5f_OOoComputerSpecial"><text:span text:style-name="T967">self.setStyling</text:span></text:span><text:span text:style-name="_5f_OOoComputerSpecial"><text:span text:style-name="T531">(</text:span></text:span></text:p>
      <text:p text:style-name="P235"><text:span text:style-name="_5f_OOoComputerSpecial"><text:span text:style-name="T531"><text:s text:c="20"/></text:span></text:span><text:span text:style-name="_5f_OOoComputerSpecial"><text:span text:style-name="T967">token</text:span></text:span><text:span text:style-name="_5f_OOoComputerSpecial"><text:span text:style-name="T531">[</text:span></text:span><text:span text:style-name="_5f_OOoComputerSpecial"><text:span text:style-name="T977">1</text:span></text:span><text:span text:style-name="_5f_OOoComputerSpecial"><text:span text:style-name="T531">], </text:span></text:span></text:p>
      <text:p text:style-name="P235"><text:span text:style-name="_5f_OOoComputerSpecial"><text:span text:style-name="T531"><text:s text:c="20"/></text:span></text:span><text:span text:style-name="_5f_OOoComputerSpecial"><text:span text:style-name="T967">self.styles</text:span></text:span><text:span text:style-name="_5f_OOoComputerSpecial"><text:span text:style-name="T531">[</text:span></text:span><text:span text:style-name="_5f_OOoComputerSpecial"><text:span text:style-name="T415">"Keyword"</text:span></text:span><text:span text:style-name="_5f_OOoComputerSpecial"><text:span text:style-name="T531">]</text:span></text:span></text:p>
      <text:p text:style-name="P235"><text:span text:style-name="_5f_OOoComputerSpecial"><text:span text:style-name="T531"><text:s text:c="16"/>)</text:span></text:span></text:p>
      <text:p text:style-name="P235"><text:span text:style-name="_5f_OOoComputerSpecial"><text:span text:style-name="T531"><text:s text:c="12"/></text:span></text:span><text:span text:style-name="_5f_OOoComputerSpecial"><text:span text:style-name="T961">elif</text:span></text:span><text:span text:style-name="_5f_OOoComputerSpecial"><text:span text:style-name="T531"> </text:span></text:span><text:span text:style-name="_5f_OOoComputerSpecial"><text:span text:style-name="T967">token</text:span></text:span><text:span text:style-name="_5f_OOoComputerSpecial"><text:span text:style-name="T531">[</text:span></text:span><text:span text:style-name="_5f_OOoComputerSpecial"><text:span text:style-name="T977">0</text:span></text:span><text:span text:style-name="_5f_OOoComputerSpecial"><text:span text:style-name="T531">] </text:span></text:span><text:span text:style-name="_5f_OOoComputerSpecial"><text:span text:style-name="T961">in</text:span></text:span><text:span text:style-name="_5f_OOoComputerSpecial"><text:span text:style-name="T531"> </text:span></text:span><text:span text:style-name="_5f_OOoComputerSpecial"><text:span text:style-name="T967">self.unsafe_keyword_list</text:span></text:span><text:span text:style-name="_5f_OOoComputerSpecial"><text:span text:style-name="T531">:</text:span></text:span></text:p>
      <text:p text:style-name="P235"><text:span text:style-name="_5f_OOoComputerSpecial"><text:span text:style-name="T531"><text:s text:c="16"/># Keyword</text:span></text:span></text:p>
      <text:p text:style-name="P235"><text:span text:style-name="_5f_OOoComputerSpecial"><text:span text:style-name="T531"><text:s text:c="16"/></text:span></text:span><text:span text:style-name="_5f_OOoComputerSpecial"><text:span text:style-name="T967">self.setStyling</text:span></text:span><text:span text:style-name="_5f_OOoComputerSpecial"><text:span text:style-name="T531">(</text:span></text:span></text:p>
      <text:p text:style-name="P235"><text:soft-page-break/><text:span text:style-name="_5f_OOoComputerSpecial"><text:span text:style-name="T531"><text:s text:c="20"/></text:span></text:span><text:span text:style-name="_5f_OOoComputerSpecial"><text:span text:style-name="T967">token</text:span></text:span><text:span text:style-name="_5f_OOoComputerSpecial"><text:span text:style-name="T531">[</text:span></text:span><text:span text:style-name="_5f_OOoComputerSpecial"><text:span text:style-name="T977">1</text:span></text:span><text:span text:style-name="_5f_OOoComputerSpecial"><text:span text:style-name="T531">], </text:span></text:span></text:p>
      <text:p text:style-name="P235"><text:span text:style-name="_5f_OOoComputerSpecial"><text:span text:style-name="T531"><text:s text:c="20"/></text:span></text:span><text:span text:style-name="_5f_OOoComputerSpecial"><text:span text:style-name="T967">self.styles</text:span></text:span><text:span text:style-name="_5f_OOoComputerSpecial"><text:span text:style-name="T531">[</text:span></text:span><text:span text:style-name="_5f_OOoComputerSpecial"><text:span text:style-name="T415">"Unsafe"</text:span></text:span><text:span text:style-name="_5f_OOoComputerSpecial"><text:span text:style-name="T531">]</text:span></text:span></text:p>
      <text:p text:style-name="P235"><text:span text:style-name="_5f_OOoComputerSpecial"><text:span text:style-name="T531"><text:s text:c="16"/>)</text:span></text:span></text:p>
      <text:p text:style-name="P235"><text:span text:style-name="_5f_OOoComputerSpecial"><text:span text:style-name="T531"><text:s text:c="12"/></text:span></text:span><text:span text:style-name="_5f_OOoComputerSpecial"><text:span text:style-name="T961">else</text:span></text:span><text:span text:style-name="_5f_OOoComputerSpecial"><text:span text:style-name="T531">:</text:span></text:span></text:p>
      <text:p text:style-name="P235"><text:span text:style-name="_5f_OOoComputerSpecial"><text:span text:style-name="T531"><text:s text:c="16"/># Style with the default style</text:span></text:span></text:p>
      <text:p text:style-name="P235"><text:span text:style-name="_5f_OOoComputerSpecial"><text:span text:style-name="T531"><text:s text:c="16"/></text:span></text:span><text:span text:style-name="_5f_OOoComputerSpecial"><text:span text:style-name="T967">self.setStyling</text:span></text:span><text:span text:style-name="_5f_OOoComputerSpecial"><text:span text:style-name="T531">(</text:span></text:span></text:p>
      <text:p text:style-name="P235"><text:span text:style-name="_5f_OOoComputerSpecial"><text:span text:style-name="T531"><text:s text:c="20"/></text:span></text:span><text:span text:style-name="_5f_OOoComputerSpecial"><text:span text:style-name="T967">token</text:span></text:span><text:span text:style-name="_5f_OOoComputerSpecial"><text:span text:style-name="T531">[</text:span></text:span><text:span text:style-name="_5f_OOoComputerSpecial"><text:span text:style-name="T977">1</text:span></text:span><text:span text:style-name="_5f_OOoComputerSpecial"><text:span text:style-name="T531">], </text:span></text:span></text:p>
      <text:p text:style-name="P235"><text:span text:style-name="_5f_OOoComputerSpecial"><text:span text:style-name="T531"><text:s text:c="20"/></text:span></text:span><text:span text:style-name="_5f_OOoComputerSpecial"><text:span text:style-name="T967">self.styles</text:span></text:span><text:span text:style-name="_5f_OOoComputerSpecial"><text:span text:style-name="T531">[</text:span></text:span><text:span text:style-name="_5f_OOoComputerSpecial"><text:span text:style-name="T415">"Default"</text:span></text:span><text:span text:style-name="_5f_OOoComputerSpecial"><text:span text:style-name="T531">]</text:span></text:span></text:p>
      <text:p text:style-name="Text_20_body"><text:bookmark-start text:name="__RefHeading___Toc20787_1480920344"/><text:span text:style-name="_5f_OOoComputerSpecial"><text:span text:style-name="T537"><text:s text:c="16"/></text:span></text:span><text:span text:style-name="_5f_OOoComputerSpecial"><text:span text:style-name="T538">)</text:span></text:span><text:bookmark-end text:name="__RefHeading___Toc20787_1480920344"/></text:p>
      <text:p text:style-name="P143"><text:span text:style-name="_5f_OOoComputerSpecial"><text:span text:style-name="T513">The whole example is in the example directory </text:span></text:span><text:span text:style-name="_5f_OOoComputerSpecial"><text:span text:style-name="T518">custom_lexer_</text:span></text:span><text:span text:style-name="_5f_OOoComputerSpecial"><text:span text:style-name="T519">advanced</text:span></text:span><text:span text:style-name="_5f_OOoComputerSpecial"><text:span text:style-name="T518">.py</text:span></text:span><text:span text:style-name="_5f_OOoComputerSpecial"><text:span text:style-name="T513"> </text:span></text:span><text:span text:style-name="_5f_OOoComputerSpecial"><text:span text:style-name="T515">and in chapter X.5</text:span></text:span><text:span text:style-name="_5f_OOoComputerSpecial"><text:span text:style-name="T520"> </text:span></text:span><text:span text:style-name="_5f_OOoComputerSpecial"><text:span text:style-name="T513">!</text:span></text:span><text:span text:style-name="_5f_OOoComputerSpecial"><text:span text:style-name="T521"> </text:span></text:span></text:p>
      <text:h text:style-name="P460" text:outline-level="3"><text:bookmark-start text:name="__RefHeading___Toc22292_2871934794"/><text:span text:style-name="T474">4.3.</text:span><text:span text:style-name="T475">2</text:span><text:span text:style-name="T474"> </text:span><text:span text:style-name="T476">Code f</text:span><text:span text:style-name="T511">olding</text:span><text:bookmark-end text:name="__RefHeading___Toc22292_2871934794"/></text:h>
      <text:p text:style-name="P145"><draw:frame draw:style-name="fr3" draw:name="Image61" text:anchor-type="paragraph" svg:y="2.011cm" svg:width="8.641cm" svg:height="7.371cm" draw:z-index="60"><draw:image xlink:href="Pictures/10000201000000F5000000D1858AE00C0419AC31.png" xlink:type="simple" xlink:show="embed" xlink:actuate="onLoad"/></draw:frame><text:span text:style-name="_5f_OOoComputerSpecial"><text:span text:style-name="T523">Code folding is the ability of QScintilla to fold parts of the editor's text. All built-in lexers have code folding implemented for e.g.: functions, structures, classes, …<text:line-break/></text:span></text:span><text:span text:style-name="_5f_OOoComputerSpecial"><text:span text:style-name="T524">Text can be folded and unfolded using the folding margin, shown in the image below:<text:line-break/></text:span></text:span></text:p>
      <text:p text:style-name="P144"><text:span text:style-name="_5f_OOoComputerSpecial"><text:span text:style-name="T522">I do not use code folding so if someone is </text:span></text:span><text:span text:style-name="_5f_OOoComputerSpecial"><text:span text:style-name="T523">wished to detail this functionality it would be greatly appreciated.</text:span></text:span></text:p>
      <text:h text:style-name="P461" text:outline-level="3"><text:bookmark-start text:name="__RefHeading___Toc22294_2871934794"/><text:span text:style-name="T474">4.3.</text:span><text:span text:style-name="T475">2</text:span><text:span text:style-name="T474"> </text:span><text:span text:style-name="T512">Clickable styles</text:span><text:bookmark-end text:name="__RefHeading___Toc22294_2871934794"/></text:h>
      <text:p text:style-name="P146"><text:span text:style-name="_5f_OOoComputerSpecial"><text:span text:style-name="T525">It is possible to add click functionality to a style by setting the style as a hotspot style. </text:span></text:span><text:span text:style-name="_5f_OOoComputerSpecial"><text:span text:style-name="T526">To do this it is only needed to set the style to be a hotspot style with the </text:span></text:span><text:span text:style-name="_5f_OOoComputerSpecial"><text:span text:style-name="T528">SCI_STYLESETHOTSPOT</text:span></text:span><text:span text:style-name="_5f_OOoComputerSpecial"><text:span text:style-name="T526"> message with the </text:span></text:span><text:span text:style-name="_5f_OOoComputerSpecial"><text:span text:style-name="T528">editor.SendScintilla</text:span></text:span><text:span text:style-name="_5f_OOoComputerSpecial"><text:span text:style-name="T526"> method, like so:</text:span></text:span></text:p>
      <text:p text:style-name="P182"><text:span text:style-name="_5f_OOoComputerIdent"><text:span text:style-name="T888">editor</text:span></text:span><text:span text:style-name="_5f_OOoComputerSpecial"><text:span text:style-name="T888">.</text:span></text:span><text:span text:style-name="_5f_OOoComputerIdent"><text:span text:style-name="T888">SendScintilla</text:span></text:span><text:span text:style-name="_5f_OOoComputerSpecial"><text:span text:style-name="T888">(</text:span></text:span></text:p>
      <text:p text:style-name="P182"><text:span text:style-name="_5f_OOoComputerSpecial"><text:span text:style-name="T526"><text:s text:c="12"/></text:span></text:span><text:span text:style-name="_5f_OOoComputerIdent"><text:span text:style-name="T888">PyQt5</text:span></text:span><text:span text:style-name="_5f_OOoComputerSpecial"><text:span text:style-name="T888">.</text:span></text:span><text:span text:style-name="_5f_OOoComputerIdent"><text:span text:style-name="T888">Qsci</text:span></text:span><text:span text:style-name="_5f_OOoComputerSpecial"><text:span text:style-name="T888">.</text:span></text:span><text:span text:style-name="_5f_OOoComputerIdent"><text:span text:style-name="T888">QsciScintillaBase</text:span></text:span><text:span text:style-name="_5f_OOoComputerSpecial"><text:span text:style-name="T888">.</text:span></text:span><text:span text:style-name="_5f_OOoComputerIdent"><text:span text:style-name="T888">SCI_STYLESETHOTSPOT</text:span></text:span><text:span text:style-name="_5f_OOoComputerSpecial"><text:span text:style-name="T888">,</text:span></text:span><text:span text:style-name="_5f_OOoComputerSpecial"><text:span text:style-name="T526"> </text:span></text:span></text:p>
      <text:p text:style-name="P182"><text:span text:style-name="_5f_OOoComputerSpecial"><text:span text:style-name="T526"><text:s text:c="12"/></text:span></text:span><text:span text:style-name="_5f_OOoComputerIdent"><text:span text:style-name="T888">style_number</text:span></text:span><text:span text:style-name="_5f_OOoComputerSpecial"><text:span text:style-name="T888">,</text:span></text:span><text:span text:style-name="_5f_OOoComputerSpecial"><text:span text:style-name="T526"> </text:span></text:span></text:p>
      <text:p text:style-name="P182"><text:span text:style-name="_5f_OOoComputerSpecial"><text:span text:style-name="T526"><text:s text:c="12"/></text:span></text:span><text:span text:style-name="_5f_OOoComputerIdent"><text:span text:style-name="T888">True</text:span></text:span></text:p>
      <text:p text:style-name="P182"><text:span text:style-name="_5f_OOoComputerSpecial"><text:span text:style-name="T888">)</text:span></text:span></text:p>
      <text:p text:style-name="P241"><text:soft-page-break/><text:span text:style-name="_5f_OOoComputerSpecial"><text:span text:style-name="T526">The </text:span></text:span><text:span text:style-name="_5f_OOoComputerSpecial"><text:span text:style-name="T528">True</text:span></text:span><text:span text:style-name="_5f_OOoComputerSpecial"><text:span text:style-name="T526"> parameter above enables the style to be a hotspot </text:span></text:span><text:span text:style-name="_5f_OOoComputerSpecial"><text:span text:style-name="T527">style</text:span></text:span><text:span text:style-name="_5f_OOoComputerSpecial"><text:span text:style-name="T526">. </text:span></text:span></text:p>
      <text:p text:style-name="P238"><text:span text:style-name="_5f_OOoComputerSpecial"><text:span text:style-name="T527">What the clicks in a style do it completely up to the implementer. In the </text:span></text:span><text:span text:style-name="_5f_OOoComputerSpecial"><text:span text:style-name="T518">custom_lexer_</text:span></text:span><text:span text:style-name="_5f_OOoComputerSpecial"><text:span text:style-name="T519">advanced</text:span></text:span><text:span text:style-name="_5f_OOoComputerSpecial"><text:span text:style-name="T518">.py </text:span></text:span><text:span text:style-name="_5f_OOoComputerSpecial"><text:span text:style-name="T516">example, </text:span></text:span><text:span text:style-name="_5f_OOoComputerSpecial"><text:span text:style-name="T517">in the lexers </text:span></text:span><text:span text:style-name="_5f_OOoComputerSpecial"><text:span text:style-name="T514">__init__</text:span></text:span><text:span text:style-name="_5f_OOoComputerSpecial"><text:span text:style-name="T517"> method the </text:span></text:span><text:span text:style-name="_5f_OOoComputerSpecial"><text:span text:style-name="T514">Keywords</text:span></text:span><text:span text:style-name="_5f_OOoComputerSpecial"><text:span text:style-name="T517"> style is set as a hotspot style, with the clicks replacing the keyword with the </text:span></text:span><text:span text:style-name="_5f_OOoComputerSpecial"><text:span text:style-name="T514">"CLICK"</text:span></text:span><text:span text:style-name="_5f_OOoComputerSpecial"><text:span text:style-name="T517"> string.</text:span></text:span></text:p>
      <text:h text:style-name="P258" text:outline-level="1"><text:bookmark-start text:name="__RefHeading___Toc501_279009425"/><text:span text:style-name="T974">5</text:span>. Basic examples<text:bookmark-end text:name="__RefHeading___Toc501_279009425"/></text:h>
      <text:p text:style-name="P52">Below will be the basic learning examples to get you familiarized with how to setup <text:span text:style-name="T421">and put</text:span> the QScintilla editor component <text:span text:style-name="T421">on the screen</text:span> and start editing some text. <text:span text:style-name="T565">Most of the parts of the QScintilla visual description chapter will be explained here briefly.</text:span></text:p>
      <text:p text:style-name="P53">As this is learn-by-example guide, in this chapter the core functionalities will be described in much detail.</text:p>
      <text:p text:style-name="P58"><text:span text:style-name="T555">For all examples below o</text:span>n GNU/Linux <text:span text:style-name="T555">operating systems </text:span>substitute the executing command “<text:span text:style-name="T8">python script_name.py</text:span><text:span text:style-name="T35">” with “</text:span><text:span text:style-name="T8">python3 script_name.py</text:span><text:span text:style-name="T35">” if you have both Python2 and Python3 installed.</text:span></text:p>
      <text:p text:style-name="P59"><text:span text:style-name="T8">ALL THE EXAMPLES SHOULD BE PROVIDED WITH THIS DOCUMENTATION</text:span><text:span text:style-name="T35">. Otherwise the code examples can be copied into your favourite editor, saved and executed with Python 3.</text:span></text:p>
      <text:h text:style-name="Heading_20_2" text:outline-level="2"><text:bookmark-start text:name="__RefHeading___Toc686_2020789143"/><text:span text:style-name="T974">5.1. </text:span>Qscintilla's “Hello World” example<text:bookmark-end text:name="__RefHeading___Toc686_2020789143"/></text:h>
      <text:p text:style-name="P61"><text:span text:style-name="T868">So lets start with the mandatory “Hello World” example. The code is in chapter X, link here: </text:span><text:span text:style-name="T868"><text:bookmark-ref text:reference-format="text" text:ref-name="__RefHeading___Toc2998_908872987">X.1. Hello World</text:bookmark-ref></text:span><text:span text:style-name="T868">.</text:span></text:p>
      <text:p text:style-name="P13"><text:span text:style-name="T583">Execute the example file </text:span><text:span text:style-name="T92">hello_qscintilla.py</text:span><text:span text:style-name="T372"> </text:span><text:span text:style-name="T380">with Python 3, provided along with this documentation.</text:span><text:span text:style-name="T583"> <text:s/>If you do not have the example files, s</text:span>ave the above code to a text file called <text:span text:style-name="T92">hello_qscintilla.py</text:span> and run it using:</text:p>
      <text:p text:style-name="P12"><text:span text:style-name="_5f_BashIdent"><text:span text:style-name="T92">python</text:span></text:span><text:span text:style-name="T92"> </text:span><text:span text:style-name="_5f_BashIdent"><text:span text:style-name="T92">hello_qscintilla.py</text:span></text:span></text:p>
      <text:p text:style-name="P24">A new window should appear with a QScintilla text editing component inside it <text:span text:style-name="T556">with the text “Hello World” already entered into the editor's editing area</text:span>. Click inside the window and type something. You will see that you're already editing text.</text:p>
      <text:h text:style-name="P450" text:outline-level="3"><text:bookmark-start text:name="__RefHeading___Toc1448_1843862561"/><text:span text:style-name="T974">5</text:span>.1.1. Code <text:span text:style-name="T563">breakdown</text:span><text:bookmark-end text:name="__RefHeading___Toc1448_1843862561"/></text:h>
      <text:p text:style-name="P43">Pretty straightforward <text:span text:style-name="T562">code</text:span>, <text:span text:style-name="T557">here are the key points:</text:span></text:p>
      <text:list xml:id="list6321997901875802305" text:style-name="L41">
        <text:list-item>
          <text:p text:style-name="P352"><text:span text:style-name="T557">We import all of the needed modules </text:span><text:span text:style-name="T97">(lines 1 to 6)</text:span></text:p>
        </text:list-item>
        <text:list-item>
          <text:p text:style-name="P352"><text:span text:style-name="T557">Create a PyQt5.QtWidgets.QApplication object instance </text:span><text:span text:style-name="T97">(line 10)</text:span><text:span text:style-name="T366">. </text:span><text:span text:style-name="T365">This is the main object </text:span><text:span text:style-name="T367">which needs to be initialized and</text:span><text:span text:style-name="T365"> handles things like widget initialization </text:span><text:span text:style-name="T367">and</text:span><text:span text:style-name="T365"> finalization.</text:span></text:p>
        </text:list-item>
        <text:list-item>
          <text:p text:style-name="P353"><text:span text:style-name="T365">Create a </text:span><text:span text:style-name="T366">PyQt5.Qsci.QsciScintilla object instance </text:span><text:span text:style-name="T97">(line 1</text:span><text:span text:style-name="T98">3</text:span><text:span text:style-name="T97">)</text:span><text:span text:style-name="T366">. </text:span><text:span text:style-name="T367">This is our main editing object.</text:span></text:p>
        </text:list-item>
        <text:list-item>
          <text:p text:style-name="P353"><text:span text:style-name="T365">Show the QScintilla editor widget using the Qwidget's </text:span><text:a xlink:type="simple" xlink:href="https://doc.qt.io/qt-5/qwidget.html#show" text:style-name="Internet_20_link" text:visited-style-name="Visited_20_Internet_20_Link"><text:span text:style-name="T369">show</text:span></text:a><text:span text:style-name="T365"> method </text:span><text:span text:style-name="T97">(line 1</text:span><text:span text:style-name="T98">6</text:span><text:span text:style-name="T97">)</text:span><text:span text:style-name="T365">. </text:span><text:span text:style-name="T367">As QScintilla inherits from the QWidget object, it has all of QWidget's methods. The </text:span><text:span text:style-name="T370">show</text:span><text:span text:style-name="T373"> method shows the widget and its child widgets </text:span><text:span text:style-name="T374">on the screen </text:span><text:span text:style-name="T375">in a new window</text:span><text:span text:style-name="T373">.<text:line-break/></text:span><text:span text:style-name="T574">This way of displaying the QScintilla editor on the screen in not recommended! Always use a PyQt5.QtWidgets.QMainWindow as the main </text:span><text:soft-page-break/><text:span text:style-name="T574">widget and set it's central widget to be the editor! That way all events in the editor will be handeled properly. </text:span><text:span text:style-name="T575">BUT FOR THIS SIMPLE EXAMPLE IT </text:span><text:span text:style-name="T576">WILL BE</text:span><text:span text:style-name="T575"> OK.</text:span></text:p>
        </text:list-item>
        <text:list-item>
          <text:p text:style-name="P355"><text:span text:style-name="T373">N</text:span><text:span text:style-name="T372">ext is an example of directly setting the QScintilla </text:span><text:span text:style-name="T376">editor's text using the </text:span><text:a xlink:type="simple" xlink:href="http://pyqt.sourceforge.net/Docs/QScintilla2/classQsciScintilla.html#a5786917722e156e26d6afca807d05fee" text:style-name="Internet_20_link" text:visited-style-name="Visited_20_Internet_20_Link"><text:span text:style-name="T376">setText</text:span></text:a><text:span text:style-name="T376"> method </text:span><text:span text:style-name="T99">(line 1</text:span><text:span text:style-name="T100">8</text:span><text:span text:style-name="T99">)</text:span><text:span text:style-name="T376">. This method sets the text to the </text:span><text:span text:style-name="T377">string you enter as the argument </text:span><text:span text:style-name="T371">AND</text:span><text:span text:style-name="T377"> also resets the undo/redo buffer of the editor. </text:span><text:span text:style-name="T378">QScintilla has an internal buffer that you that stores all of the text changes until it runs out of memory and cannot store any more. I personally have never reached this limit.</text:span></text:p>
        </text:list-item>
        <text:list-item>
          <text:p text:style-name="P354"><text:span text:style-name="T378">A</text:span><text:span text:style-name="T372">nd lastly we execute the application </text:span><text:span text:style-name="T99">(line </text:span><text:span text:style-name="T100">21</text:span><text:span text:style-name="T99">)</text:span><text:span text:style-name="T372">. This is called in all PyQt applications, but sometimes with a different style like </text:span><text:span text:style-name="_5f_OOoComputerIdent"><text:span text:style-name="T372">sys</text:span></text:span><text:span text:style-name="_5f_OOoComputerSpecial"><text:span text:style-name="T372">.</text:span></text:span><text:span text:style-name="_5f_OOoComputerIdent"><text:span text:style-name="T372">exit</text:span></text:span><text:span text:style-name="_5f_OOoComputerSpecial"><text:span text:style-name="T372">(</text:span></text:span><text:span text:style-name="_5f_OOoComputerIdent"><text:span text:style-name="T372">app</text:span></text:span><text:span text:style-name="_5f_OOoComputerSpecial"><text:span text:style-name="T372">.</text:span></text:span><text:span text:style-name="_5f_OOoComputerKeyWord"><text:span text:style-name="T372">exec</text:span></text:span><text:span text:style-name="_5f_OOoComputerIdent"><text:span text:style-name="T372">_</text:span></text:span><text:span text:style-name="_5f_OOoComputerSpecial"><text:span text:style-name="T372">()</text:span></text:span><text:span text:style-name="_5f_OOoComputerSpecial"><text:span text:style-name="T379">)</text:span></text:span><text:span text:style-name="_5f_OOoComputerSpecial"><text:span text:style-name="T113">, so that the application does not run any code after the PyQt application is closed.</text:span></text:span></text:p>
        </text:list-item>
      </text:list>
      <text:h text:style-name="P281" text:outline-level="2"><text:bookmark-start text:name="__RefHeading___Toc2672_1144493446"/><text:span text:style-name="T974">5</text:span>.2. <text:span text:style-name="T567">Customization</text:span> example<text:bookmark-end text:name="__RefHeading___Toc2672_1144493446"/></text:h>
      <text:p text:style-name="P62">Let's show some <text:span text:style-name="T568">customizing</text:span> of various QScintilla settings <text:span text:style-name="T566">by modifying the previous example</text:span>. <text:span text:style-name="T584">This example will disable the editor's lexer. Some customization features are only accessible with a lexer, but that will be shown in a later example. The entire code example is in chapter X, link here: </text:span><text:span text:style-name="T584"><text:bookmark-ref text:reference-format="text" text:ref-name="__RefHeading___Toc3009_908872987">X.2. Customization</text:bookmark-ref></text:span></text:p>
      <text:p text:style-name="P225"><text:span text:style-name="_5f_OOoComputerSpecial"><text:span text:style-name="T200">Run the example </text:span></text:span><text:span text:style-name="_5f_OOoComputerSpecial"><text:span text:style-name="T201">customization.py</text:span></text:span><text:span text:style-name="_5f_OOoComputerSpecial"><text:span text:style-name="T114"> or</text:span></text:span><text:span text:style-name="_5f_OOoComputerSpecial"><text:span text:style-name="T200"> </text:span></text:span><text:span text:style-name="_5f_OOoComputerSpecial"><text:span text:style-name="T199">save the code to a file and execute it with Python 3. </text:span></text:span><text:span text:style-name="_5f_OOoComputerSpecial"><text:span text:style-name="T202">There is a lot going on in this example, so each of the sections will be explained in detail in the </text:span></text:span><text:span text:style-name="_5f_OOoComputerSpecial"><text:span text:style-name="T203">next paragraph</text:span></text:span><text:span text:style-name="_5f_OOoComputerSpecial"><text:span text:style-name="T202">.</text:span></text:span></text:p>
      <text:h text:style-name="Heading_20_3" text:outline-level="3"><text:bookmark-start text:name="__RefHeading___Toc2996_908872987"/><text:span text:style-name="_5f_OOoComputerSpecial"><text:span text:style-name="T855">5</text:span></text:span><text:span text:style-name="_5f_OOoComputerSpecial"><text:span text:style-name="T585">.2.1. </text:span></text:span><text:span text:style-name="_5f_OOoComputerSpecial"><text:span text:style-name="T586">Code breakdown</text:span></text:span><text:bookmark-end text:name="__RefHeading___Toc2996_908872987"/></text:h>
      <text:p text:style-name="P60"><text:span text:style-name="_5f_OOoComputerSpecial"><text:span text:style-name="T202">This </text:span></text:span><text:span text:style-name="_5f_OOoComputerSpecial"><text:span text:style-name="T204">example will be broken down into separate sections. </text:span></text:span><text:span text:style-name="_5f_OOoComputerSpecial"><text:span text:style-name="T205">The sections are devided with docstrings, the triple double-quoted strings at the top of each section.</text:span></text:span></text:p>
      <text:list xml:id="list192358480105817" text:continue-list="list3928317034177722062" text:style-name="L10">
        <text:list-item>
          <text:p text:style-name="P305"><text:span text:style-name="_5f_OOoComputerSpecial"><text:span text:style-name="T214">Initialization:</text:span></text:span><text:span text:style-name="_5f_OOoComputerSpecial"><text:span text:style-name="T205"><text:line-break/></text:span></text:span><text:span text:style-name="_5f_OOoComputerSpecial"><text:span text:style-name="T206">Nothing special here, same basic initialization process. The only thing added was the </text:span></text:span><text:span text:style-name="_5f_OOoComputerSpecial"><text:span text:style-name="T208">append </text:span></text:span><text:span text:style-name="_5f_OOoComputerSpecial"><text:span text:style-name="T224">method, which just adds the parameter string to the editors text.</text:span></text:span></text:p>
        </text:list-item>
        <text:list-item>
          <text:p text:style-name="P395">General custumizations:</text:p>
          <text:list>
            <text:list-header>
              <text:p text:style-name="P396"><text:span text:style-name="_5f_OOoComputerLiteral"><text:span text:style-name="T869">"""</text:span></text:span></text:p>
              <text:p text:style-name="P360"><text:span text:style-name="_5f_OOoComputerIdent"><text:span text:style-name="T388">Customization</text:span></text:span><text:span text:style-name="T388"> </text:span><text:span text:style-name="_5f_OOoComputerSpecial"><text:span text:style-name="T388">-</text:span></text:span><text:span text:style-name="T388"> </text:span><text:span text:style-name="_5f_OOoComputerIdent"><text:span text:style-name="T388">GENERAL</text:span></text:span></text:p>
              <text:p text:style-name="P360"><text:span text:style-name="_5f_OOoComputerLiteral">"""</text:span></text:p>
            </text:list-header>
          </text:list>
        </text:list-item>
      </text:list>
      <text:list xml:id="list7526447841503781380" text:style-name="L42">
        <text:list-item>
          <text:list>
            <text:list-item>
              <text:p text:style-name="P362"><text:span text:style-name="_5f_OOoComputerComment"># Disable the lexer</text:span></text:p>
            </text:list-item>
            <text:list-item>
              <text:p text:style-name="P362"><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list-item>
            <text:list-item>
              <text:p text:style-name="P362"><text:span text:style-name="_5f_OOoComputerComment"># Set the encoding to UTF-8</text:span></text:p>
            </text:list-item>
            <text:list-item>
              <text:p text:style-name="P362"><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list-item>
            <text:list-item>
              <text:p text:style-name="P362"><text:span text:style-name="_5f_OOoComputerComment"># Set the End-Of-Line character to Unix style ('\n')</text:span></text:p>
            </text:list-item>
            <text:list-item>
              <text:p text:style-name="P362"><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list-item>
            <text:list-item>
              <text:p text:style-name="P362"><text:span text:style-name="_5f_OOoComputerComment"># Make End-Of-Line characters visible</text:span></text:p>
            </text:list-item>
            <text:list-item>
              <text:p text:style-name="P362"><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list-item>
            <text:list-item>
              <text:p text:style-name="P363"><text:soft-page-break/><text:span text:style-name="_5f_OOoComputerSpecial"><text:span text:style-name="T948"># Make selecting text between multiple lines paint</text:span></text:span></text:p>
            </text:list-item>
            <text:list-item>
              <text:p text:style-name="P363"><text:span text:style-name="_5f_OOoComputerSpecial"><text:span text:style-name="T948"># the selection field to the end of the editor, not</text:span></text:span></text:p>
            </text:list-item>
            <text:list-item>
              <text:p text:style-name="P363"><text:span text:style-name="_5f_OOoComputerSpecial"><text:span text:style-name="T948"># just to the end of the line text.</text:span></text:span></text:p>
            </text:list-item>
            <text:list-item>
              <text:p text:style-name="P362"><text:span text:style-name="_5f_OOoComputerIdent"><text:span text:style-name="T948">editor</text:span></text:span><text:span text:style-name="_5f_OOoComputerSpecial"><text:span text:style-name="T948">.</text:span></text:span><text:span text:style-name="_5f_OOoComputerIdent">setSelectionToEol</text:span><text:span text:style-name="_5f_OOoComputerSpecial"><text:span text:style-name="T948">(</text:span></text:span><text:span text:style-name="_5f_OOoComputerIdent"><text:span text:style-name="T948">True</text:span></text:span><text:span text:style-name="_5f_OOoComputerSpecial"><text:span text:style-name="T948">)</text:span></text:span></text:p>
            </text:list-item>
            <text:list-item>
              <text:p text:style-name="P362"><text:span text:style-name="_5f_OOoComputerComment"># Set the zoom factor, the factor is in points.</text:span></text:p>
            </text:list-item>
            <text:list-item>
              <text:p text:style-name="P362"><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list-item>
          </text:list>
        </text:list-item>
      </text:list>
      <text:list xml:id="list192357355169926" text:continue-list="list192358480105817" text:style-name="L10">
        <text:list-item>
          <text:list>
            <text:list-item>
              <text:p text:style-name="P361"><text:span text:style-name="_5f_OOoComputerSpecial"><text:span text:style-name="T242">Disabling the lexer is done in line 2. We s</text:span></text:span><text:span text:style-name="_5f_OOoComputerSpecial"><text:span text:style-name="T243">i</text:span></text:span><text:span text:style-name="_5f_OOoComputerSpecial"><text:span text:style-name="T242">mply set </text:span></text:span><text:span text:style-name="_5f_OOoComputerSpecial"><text:span text:style-name="T245">the lexer</text:span></text:span><text:span text:style-name="_5f_OOoComputerSpecial"><text:span text:style-name="T242"> to </text:span></text:span><text:span text:style-name="_5f_OOoComputerSpecial"><text:span text:style-name="T209">None</text:span></text:span><text:span text:style-name="_5f_OOoComputerSpecial"><text:span text:style-name="T242"> with the </text:span></text:span><text:span text:style-name="_5f_OOoComputerSpecial"><text:span text:style-name="T209">setLexer</text:span></text:span><text:span text:style-name="_5f_OOoComputerSpecial"><text:span text:style-name="T242"> method. </text:span></text:span><text:span text:style-name="_5f_OOoComputerSpecial"><text:span text:style-name="T244">As described in chapter </text:span></text:span><text:span text:style-name="_5f_OOoComputerSpecial"><text:span text:style-name="T244"><text:bookmark-ref text:reference-format="text" text:ref-name="__RefHeading___Toc505_279009425">1.6.1. Default lexer</text:bookmark-ref></text:span></text:span><text:span text:style-name="_5f_OOoComputerSpecial"><text:span text:style-name="T244">, by default the lexer is disabled, so this step can be skipped.</text:span></text:span></text:p>
            </text:list-item>
            <text:list-item>
              <text:p text:style-name="P371"><text:span text:style-name="_5f_OOoComputerSpecial"><text:span text:style-name="T246">In line 4 </text:span></text:span><text:span text:style-name="_5f_OOoComputerSpecial"><text:span text:style-name="T247">we set the editor's encoding to UTF-8 with the </text:span></text:span><text:span text:style-name="_5f_OOoComputerSpecial"><text:span text:style-name="T210">setUtf8</text:span></text:span><text:span text:style-name="_5f_OOoComputerSpecial"><text:span text:style-name="T247"> method. If </text:span></text:span><text:span text:style-name="_5f_OOoComputerSpecial"><text:span text:style-name="T248">the </text:span></text:span><text:span text:style-name="_5f_OOoComputerSpecial"><text:span text:style-name="T210">setUtf8 </text:span></text:span><text:span text:style-name="_5f_OOoComputerSpecial"><text:span text:style-name="T248">method's parameter is </text:span></text:span><text:span text:style-name="_5f_OOoComputerSpecial"><text:span text:style-name="T211">False</text:span></text:span><text:span text:style-name="_5f_OOoComputerSpecial"><text:span text:style-name="T247">, the QScintilla editor</text:span></text:span><text:span text:style-name="_5f_OOoComputerSpecial"><text:span text:style-name="T248">'s encoding</text:span></text:span><text:span text:style-name="_5f_OOoComputerSpecial"><text:span text:style-name="T247"> </text:span></text:span><text:span text:style-name="_5f_OOoComputerSpecial"><text:span text:style-name="T248">will be set to ASCII and</text:span></text:span><text:span text:style-name="_5f_OOoComputerSpecial"><text:span text:style-name="T247"> will show non-ASCII characters as </text:span></text:span><text:span text:style-name="_5f_OOoComputerSpecial"><text:span text:style-name="T210">questionmarks (?)</text:span></text:span><text:span text:style-name="_5f_OOoComputerSpecial"><text:span text:style-name="T225">. </text:span></text:span><text:span text:style-name="_5f_OOoComputerSpecial"><text:span text:style-name="T226">Be careful when changing the encoding from UTF-8 to ASCII at runtime, you will get some interesting squiggles and symbols if you used UTF-8 characters.</text:span></text:span></text:p>
            </text:list-item>
            <text:list-item>
              <text:p text:style-name="P372"><text:span text:style-name="_5f_OOoComputerSpecial"><text:span text:style-name="T234">Line 6 set the End-Of-Line mode for the editor's document </text:span></text:span><text:span text:style-name="_5f_OOoComputerSpecial"><text:span text:style-name="T235">with the </text:span></text:span><text:span text:style-name="_5f_OOoComputerIdent"><text:span text:style-name="T436">setEolMode</text:span></text:span><text:span text:style-name="_5f_OOoComputerIdent"><text:span text:style-name="T59"> </text:span></text:span><text:span text:style-name="_5f_OOoComputerIdent"><text:span text:style-name="T60">method</text:span></text:span><text:span text:style-name="_5f_OOoComputerSpecial"><text:span text:style-name="T234">. This selects how line endings will be interpreted when using the </text:span></text:span><text:span text:style-name="_5f_OOoComputerSpecial"><text:span text:style-name="T216">text</text:span></text:span><text:span text:style-name="_5f_OOoComputerSpecial"><text:span text:style-name="T234"> method. This comes into play when you will be saving or manipulating the editor's text in code. In the above example the line endings are set to </text:span></text:span><text:span text:style-name="_5f_OOoComputerSpecial"><text:span text:style-name="T216">Unix</text:span></text:span><text:span text:style-name="_5f_OOoComputerSpecial"><text:span text:style-name="T234"> mode, which means the </text:span></text:span><text:span text:style-name="_5f_OOoComputerSpecial"><text:span text:style-name="T216">Line-Feed </text:span></text:span><text:span text:style-name="_5f_OOoComputerSpecial"><text:span text:style-name="T217">(\n)</text:span></text:span><text:span text:style-name="_5f_OOoComputerSpecial"><text:span text:style-name="T234"> character. </text:span></text:span><text:span text:style-name="_5f_OOoComputerSpecial"><text:span text:style-name="T240">All End-Of-Line options are described in </text:span></text:span><text:span text:style-name="_5f_OOoComputerSpecial"><text:span text:style-name="T240"><text:bookmark-ref text:reference-format="text" text:ref-name="__RefHeading___Toc5094_828957953">3.2. End-Of-Line (EOL) options </text:bookmark-ref></text:span></text:span><text:span text:style-name="_5f_OOoComputerSpecial"><text:span text:style-name="T240">.</text:span></text:span></text:p>
            </text:list-item>
            <text:list-item>
              <text:p text:style-name="P373"><draw:frame draw:style-name="fr3" draw:name="Image9" text:anchor-type="paragraph" svg:y="1.281cm" svg:width="12.522cm" svg:height="2.117cm" draw:z-index="5"><draw:image xlink:href="Pictures/10000201000001630000003CC7E7B249B27F7C2A.png" xlink:type="simple" xlink:show="embed" xlink:actuate="onLoad"/></draw:frame><text:span text:style-name="_5f_OOoComputerSpecial"><text:span text:style-name="T236">Line 8 we set the End-Of-Line </text:span></text:span><text:span text:style-name="_5f_OOoComputerSpecial"><text:span text:style-name="T237">(EOL)</text:span></text:span><text:span text:style-name="_5f_OOoComputerSpecial"><text:span text:style-name="T236"> character to be visible with the </text:span></text:span><text:span text:style-name="_5f_OOoComputerIdent"><text:span text:style-name="T436">setEolVisibility</text:span></text:span><text:span text:style-name="_5f_OOoComputerIdent"><text:span text:style-name="T438"> </text:span></text:span><text:span text:style-name="_5f_OOoComputerIdent"><text:span text:style-name="T439">method. </text:span></text:span><text:span text:style-name="_5f_OOoComputerIdent"><text:span text:style-name="T440">In the below example the EOL character is circled in green:</text:span></text:span></text:p>
            </text:list-item>
            <text:list-item>
              <text:p text:style-name="P374"><text:span text:style-name="_5f_OOoComputerIdent"><text:span text:style-name="T441">In line 10 we set the zoom factor for the editor with the </text:span></text:span><text:span text:style-name="_5f_OOoComputerIdent"><text:span text:style-name="T436">zoomTo</text:span></text:span><text:span text:style-name="_5f_OOoComputerIdent"><text:span text:style-name="T438"> </text:span></text:span><text:span text:style-name="_5f_OOoComputerIdent"><text:span text:style-name="T441">method. This sets the current base font size to the size you set the parameter of the method to. Experiment with different parameters to se the effects. This recalculates all the font sizes in the editor.</text:span></text:span></text:p>
              <text:p text:style-name="P371"><text:span text:style-name="_5f_OOoComputerSpecial"><text:span text:style-name="T226"/></text:span></text:p>
            </text:list-item>
          </text:list>
        </text:list-item>
        <text:list-item>
          <text:p text:style-name="P397"><text:span text:style-name="_5f_OOoComputerSpecial"><text:span text:style-name="T215">Line wrapping</text:span></text:span><text:span text:style-name="_5f_OOoComputerSpecial"><text:span text:style-name="T207"> custumizations:</text:span></text:span></text:p>
        </text:list-item>
      </text:list>
      <text:list xml:id="list6664046487205188011" text:style-name="L43">
        <text:list-item>
          <text:list>
            <text:list-item>
              <text:p text:style-name="P399"><text:span text:style-name="_5f_OOoComputerLiteral"><text:span text:style-name="T388">"""</text:span></text:span></text:p>
            </text:list-item>
            <text:list-item>
              <text:p text:style-name="P399"><text:span text:style-name="_5f_OOoComputerIdent"><text:span text:style-name="T388">Customization</text:span></text:span><text:span text:style-name="T388"> </text:span><text:span text:style-name="_5f_OOoComputerSpecial"><text:span text:style-name="T388">-</text:span></text:span><text:span text:style-name="T388"> </text:span><text:span text:style-name="_5f_OOoComputerIdent"><text:span text:style-name="T388">LINE</text:span></text:span><text:span text:style-name="T388"> </text:span><text:span text:style-name="_5f_OOoComputerIdent"><text:span text:style-name="T388">WRAPPING</text:span></text:span></text:p>
            </text:list-item>
            <text:list-item>
              <text:p text:style-name="P399"><text:span text:style-name="_5f_OOoComputerLiteral"><text:span text:style-name="T388">"""</text:span></text:span></text:p>
            </text:list-item>
            <text:list-item>
              <text:p text:style-name="P399"><text:span text:style-name="_5f_OOoComputerComment"># Set the text wrapping mode to word wrap</text:span></text:p>
            </text:list-item>
            <text:list-item>
              <text:p text:style-name="P399"><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list-item>
            <text:list-item>
              <text:p text:style-name="P399"><text:span text:style-name="_5f_OOoComputerComment"># Set the text wrapping mode visual indication</text:span></text:p>
            </text:list-item>
            <text:list-item>
              <text:p text:style-name="P399"><text:span text:style-name="_5f_OOoComputerIdent"><text:span text:style-name="T873">editor</text:span></text:span><text:span text:style-name="_5f_OOoComputerSpecial"><text:span text:style-name="T873">.</text:span></text:span><text:span text:style-name="_5f_OOoComputerIdent"><text:span text:style-name="T873">setWrapVisualFlags</text:span></text:span><text:span text:style-name="_5f_OOoComputerSpecial"><text:span text:style-name="T873">(</text:span></text:span><text:span text:style-name="_5f_OOoComputerIdent"><text:span text:style-name="T873">PyQt5</text:span></text:span><text:span text:style-name="_5f_OOoComputerSpecial"><text:span text:style-name="T873">.</text:span></text:span><text:span text:style-name="_5f_OOoComputerIdent"><text:span text:style-name="T873">Qsci</text:span></text:span><text:span text:style-name="_5f_OOoComputerSpecial"><text:span text:style-name="T873">.</text:span></text:span><text:span text:style-name="_5f_OOoComputerIdent"><text:span text:style-name="T873">QsciScintilla</text:span></text:span><text:span text:style-name="_5f_OOoComputerSpecial"><text:span text:style-name="T873">.</text:span></text:span><text:span text:style-name="_5f_OOoComputerIdent"><text:span text:style-name="T873">WrapFlagByText</text:span></text:span><text:span text:style-name="_5f_OOoComputerSpecial"><text:span text:style-name="T873">)</text:span></text:span></text:p>
            </text:list-item>
            <text:list-item>
              <text:p text:style-name="P399"><text:span text:style-name="_5f_OOoComputerComment"># Set the text wrapping to indent the wrapped lines</text:span></text:p>
            </text:list-item>
            <text:list-item>
              <text:p text:style-name="P400"><text:span text:style-name="_5f_OOoComputerIdent"><text:span text:style-name="T91">editor</text:span></text:span><text:span text:style-name="_5f_OOoComputerSpecial"><text:span text:style-name="T91">.</text:span></text:span><text:span text:style-name="_5f_OOoComputerIdent"><text:span text:style-name="T91">setWrapIndentMode</text:span></text:span><text:span text:style-name="_5f_OOoComputerSpecial"><text:span text:style-name="T91">(</text:span></text:span><text:span text:style-name="_5f_OOoComputerIdent"><text:span text:style-name="T91">PyQt5</text:span></text:span><text:span text:style-name="_5f_OOoComputerSpecial"><text:span text:style-name="T91">.</text:span></text:span><text:span text:style-name="_5f_OOoComputerIdent"><text:span text:style-name="T91">Qsci</text:span></text:span><text:span text:style-name="_5f_OOoComputerSpecial"><text:span text:style-name="T91">.</text:span></text:span><text:span text:style-name="_5f_OOoComputerIdent"><text:span text:style-name="T91">QsciScintilla</text:span></text:span><text:span text:style-name="_5f_OOoComputerSpecial"><text:span text:style-name="T91">.</text:span></text:span><text:span text:style-name="_5f_OOoComputerIdent"><text:span text:style-name="T91">WrapIndentSame</text:span></text:span><text:span text:style-name="_5f_OOoComputerSpecial"><text:span text:style-name="T91">)</text:span></text:span></text:p>
            </text:list-item>
          </text:list>
        </text:list-item>
      </text:list>
      <text:list xml:id="list1792151353753081937" text:style-name="L44">
        <text:list-item>
          <text:list>
            <text:list-item>
              <text:p text:style-name="P401"><text:soft-page-break/><text:span text:style-name="_5f_OOoComputerSpecial"><text:span text:style-name="T226">Wrapping mode is selected in line </text:span></text:span><text:span text:style-name="_5f_OOoComputerSpecial"><text:span text:style-name="T233">5</text:span></text:span><text:span text:style-name="_5f_OOoComputerSpecial"><text:span text:style-name="T226"> </text:span></text:span><text:span text:style-name="_5f_OOoComputerSpecial"><text:span text:style-name="T227">with the </text:span></text:span><text:span text:style-name="_5f_OOoComputerIdent"><text:span text:style-name="T436">setWrapMode</text:span></text:span><text:span text:style-name="_5f_OOoComputerIdent"><text:span text:style-name="T438"> </text:span></text:span><text:span text:style-name="_5f_OOoComputerIdent"><text:span text:style-name="T437">method</text:span></text:span><text:span text:style-name="_5f_OOoComputerSpecial"><text:span text:style-name="T226">. </text:span></text:span><text:span text:style-name="_5f_OOoComputerSpecial"><text:span text:style-name="T227">There are </text:span></text:span><text:span text:style-name="_5f_OOoComputerSpecial"><text:span text:style-name="T228">4</text:span></text:span><text:span text:style-name="_5f_OOoComputerSpecial"><text:span text:style-name="T227"> wrap modes to choose from, </text:span></text:span><text:span text:style-name="_5f_OOoComputerSpecial"><text:span text:style-name="T238">described in </text:span></text:span><text:span text:style-name="_5f_OOoComputerSpecial"><text:span text:style-name="T238"><text:bookmark-ref text:reference-format="text" text:ref-name="__RefHeading___Toc4472_770503392">3.1.1. Text wrapping mode</text:bookmark-ref></text:span></text:span><text:span text:style-name="_5f_OOoComputerSpecial"><text:span text:style-name="T238">. </text:span></text:span><text:span text:style-name="_5f_OOoComputerSpecial"><text:span text:style-name="T239">Here we selected to wrap text at word boundaries.</text:span></text:span></text:p>
            </text:list-item>
          </text:list>
        </text:list-item>
      </text:list>
      <text:list xml:id="list192358819668128" text:continue-list="list192357355169926" text:style-name="L10">
        <text:list-item>
          <text:list>
            <text:list-item>
              <text:p text:style-name="P402">Choosing how wrapping is indicated is set in line 7 with <text:span text:style-name="_5f_OOoComputerIdent"><text:span text:style-name="T442">setWrapVisualFlags</text:span></text:span><text:span text:style-name="_5f_OOoComputerIdent"><text:span text:style-name="T445"> </text:span></text:span><text:span text:style-name="_5f_OOoComputerIdent"><text:span text:style-name="T444">methods.</text:span></text:span></text:p>
              <text:p text:style-name="P402"><text:span text:style-name="_5f_OOoComputerIdent"><text:span text:style-name="T444"/></text:span></text:p>
            </text:list-item>
          </text:list>
        </text:list-item>
        <text:list-item>
          <text:p text:style-name="P398"><text:span text:style-name="_5f_OOoComputerSpecial"><text:span text:style-name="T266">Indentatio</text:span></text:span><text:span text:style-name="_5f_OOoComputerSpecial"><text:span text:style-name="T268">n</text:span></text:span><text:span text:style-name="_5f_OOoComputerSpecial"><text:span text:style-name="T266"> cust</text:span></text:span><text:span text:style-name="_5f_OOoComputerSpecial"><text:span text:style-name="T268">o</text:span></text:span><text:span text:style-name="_5f_OOoComputerSpecial"><text:span text:style-name="T266">mizations:</text:span></text:span><text:span text:style-name="_5f_OOoComputerSpecial"><text:span text:style-name="T270"><text:line-break/></text:span></text:span><text:span text:style-name="_5f_OOoComputerSpecial"><text:span text:style-name="T253">These customizations effect the indentation functionality when</text:span></text:span><text:span text:style-name="_5f_OOoComputerSpecial"><text:span text:style-name="T250"> pressing the </text:span></text:span><text:span text:style-name="_5f_OOoComputerSpecial"><text:span text:style-name="T267">T</text:span></text:span><text:span text:style-name="_5f_OOoComputerSpecial"><text:span text:style-name="T269">ab / </text:span></text:span><text:span text:style-name="_5f_OOoComputerSpecial"><text:span text:style-name="T267">Shift + Tab</text:span></text:span><text:span text:style-name="_5f_OOoComputerSpecial"><text:span text:style-name="T250"> button</text:span></text:span><text:span text:style-name="_5f_OOoComputerSpecial"><text:span text:style-name="T249">s</text:span></text:span><text:span text:style-name="_5f_OOoComputerSpecial"><text:span text:style-name="T250"> </text:span></text:span><text:span text:style-name="_5f_OOoComputerSpecial"><text:span text:style-name="T249">or using the </text:span></text:span><text:span text:style-name="_5f_OOoComputerSpecial"><text:span text:style-name="T267">indent / unindent</text:span></text:span><text:span text:style-name="_5f_OOoComputerSpecial"><text:span text:style-name="T249"> methods.</text:span></text:span></text:p>
        </text:list-item>
      </text:list>
      <text:list xml:id="list6898694287961283848" text:style-name="L45">
        <text:list-item>
          <text:list>
            <text:list-item>
              <text:p text:style-name="P364"><text:span text:style-name="_5f_OOoComputerLiteral">"""</text:span></text:p>
            </text:list-item>
            <text:list-item>
              <text:p text:style-name="P364"><text:span text:style-name="_5f_OOoComputerIdent"><text:span text:style-name="T388">Customization</text:span></text:span><text:span text:style-name="T388"> </text:span><text:span text:style-name="_5f_OOoComputerSpecial"><text:span text:style-name="T388">-</text:span></text:span><text:span text:style-name="T388"> </text:span><text:span text:style-name="_5f_OOoComputerIdent"><text:span text:style-name="T388">INDENTATION</text:span></text:span></text:p>
            </text:list-item>
            <text:list-item>
              <text:p text:style-name="P364"><text:span text:style-name="_5f_OOoComputerLiteral">"""</text:span></text:p>
            </text:list-item>
            <text:list-item>
              <text:p text:style-name="P364"><text:span text:style-name="_5f_OOoComputerComment"># Set indentation with spaces instead of tabs</text:span></text:p>
            </text:list-item>
            <text:list-item>
              <text:p text:style-name="P364"><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list-item>
            <text:list-item>
              <text:p text:style-name="P364"><text:span text:style-name="_5f_OOoComputerComment"># Set the tab width to 4 spaces</text:span></text:p>
            </text:list-item>
            <text:list-item>
              <text:p text:style-name="P364"><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list-item>
            <text:list-item>
              <text:p text:style-name="P364"><text:span text:style-name="_5f_OOoComputerComment"># Set tab indent mode, True indents the </text:span><text:span text:style-name="_5f_OOoComputerComment"><text:span text:style-name="T912">with the next</text:span></text:span></text:p>
            </text:list-item>
            <text:list-item>
              <text:p text:style-name="P365"><text:span text:style-name="_5f_OOoComputerComment"># </text:span><text:span text:style-name="_5f_OOoComputerComment"><text:span text:style-name="T912">non-whitespace character </text:span></text:span><text:span text:style-name="_5f_OOoComputerComment">while False inserts </text:span></text:p>
            </text:list-item>
            <text:list-item>
              <text:p text:style-name="P365"><text:span text:style-name="_5f_OOoComputerComment"><text:span text:style-name="T912"># </text:span></text:span><text:span text:style-name="_5f_OOoComputerComment">a tab character</text:span></text:p>
            </text:list-item>
            <text:list-item>
              <text:p text:style-name="P364"><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913">True</text:span></text:span><text:span text:style-name="_5f_OOoComputerSpecial">)</text:span></text:p>
            </text:list-item>
            <text:list-item>
              <text:p text:style-name="P364"><text:span text:style-name="_5f_OOoComputerComment"># Set autoindentation mode to maintain the indentation</text:span></text:p>
            </text:list-item>
            <text:list-item>
              <text:p text:style-name="P364"><text:span text:style-name="_5f_OOoComputerComment"><text:span text:style-name="T581">#</text:span></text:span><text:span text:style-name="_5f_OOoComputerComment"> level of the previous line (the editor's lexer HAS</text:span></text:p>
            </text:list-item>
            <text:list-item>
              <text:p text:style-name="P364"><text:span text:style-name="_5f_OOoComputerComment"><text:span text:style-name="T582">#</text:span></text:span><text:span text:style-name="_5f_OOoComputerComment"> to be disabled)</text:span></text:p>
            </text:list-item>
            <text:list-item>
              <text:p text:style-name="P364"><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list-item>
            <text:list-item>
              <text:p text:style-name="P364"><text:span text:style-name="_5f_OOoComputerComment"># Make the backspace jump back to the tab width guides </text:span></text:p>
            </text:list-item>
            <text:list-item>
              <text:p text:style-name="P364"><text:span text:style-name="_5f_OOoComputerComment"><text:span text:style-name="T578"># </text:span></text:span><text:span text:style-name="_5f_OOoComputerComment">instead of deleting one character, but only when</text:span></text:p>
            </text:list-item>
            <text:list-item>
              <text:p text:style-name="P366"><text:span text:style-name="_5f_OOoComputerComment"><text:span text:style-name="T582">#</text:span></text:span><text:span text:style-name="_5f_OOoComputerComment"> there are ONLY whitespaces / </text:span><text:span text:style-name="_5f_OOoComputerComment"><text:span text:style-name="T907">tab characters</text:span></text:span><text:span text:style-name="_5f_OOoComputerComment"> on the </text:span></text:p>
            </text:list-item>
            <text:list-item>
              <text:p text:style-name="P366"><text:span text:style-name="_5f_OOoComputerComment"><text:span text:style-name="T907"># </text:span></text:span><text:span text:style-name="_5f_OOoComputerComment">left side of th</text:span><text:span text:style-name="_5f_OOoComputerComment"><text:span text:style-name="T907">e</text:span></text:span><text:span text:style-name="_5f_OOoComputerComment"> curso</text:span><text:span text:style-name="_5f_OOoComputerComment"><text:span text:style-name="T582">r</text:span></text:span></text:p>
            </text:list-item>
            <text:list-item>
              <text:p text:style-name="P364"><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list-item>
            <text:list-item>
              <text:p text:style-name="P364"><text:span text:style-name="_5f_OOoComputerComment"># Set indentation guides to be visible</text:span></text:p>
            </text:list-item>
            <text:list-item>
              <text:p text:style-name="P364"><text:span text:style-name="_5f_OOoComputerIdent"><text:span text:style-name="T874">editor</text:span></text:span><text:span text:style-name="_5f_OOoComputerSpecial"><text:span text:style-name="T874">.</text:span></text:span><text:span text:style-name="_5f_OOoComputerIdent"><text:span text:style-name="T874">setIndentationGuides</text:span></text:span><text:span text:style-name="_5f_OOoComputerSpecial"><text:span text:style-name="T874">(</text:span></text:span><text:span text:style-name="_5f_OOoComputerIdent"><text:span text:style-name="T874">True</text:span></text:span><text:span text:style-name="_5f_OOoComputerSpecial"><text:span text:style-name="T874">)</text:span></text:span></text:p>
            </text:list-item>
          </text:list>
        </text:list-item>
      </text:list>
      <text:list xml:id="list8280050149584146826" text:style-name="L46">
        <text:list-item>
          <text:list>
            <text:list-item>
              <text:p text:style-name="P403"><text:span text:style-name="_5f_OOoComputerSpecial"><text:span text:style-name="T251">In line 5 we choose the indentation functionality to use whitespace </text:span></text:span><text:span text:style-name="_5f_OOoComputerSpecial"><text:span text:style-name="T252">characters</text:span></text:span><text:span text:style-name="_5f_OOoComputerSpecial"><text:span text:style-name="T251"> instead of the tab character (\t) with the </text:span></text:span><text:span text:style-name="_5f_OOoComputerIdent"><text:span text:style-name="T443">setIndentationsUseTabs</text:span></text:span><text:span text:style-name="_5f_OOoComputerIdent"><text:span text:style-name="T446"> </text:span></text:span><text:span text:style-name="_5f_OOoComputerIdent"><text:span text:style-name="T447">method.</text:span></text:span></text:p>
            </text:list-item>
            <text:list-item>
              <text:p text:style-name="P404"><text:span text:style-name="_5f_OOoComputerSpecial"><text:span text:style-name="T250">Line </text:span></text:span><text:span text:style-name="_5f_OOoComputerSpecial"><text:span text:style-name="T251">7</text:span></text:span><text:span text:style-name="_5f_OOoComputerSpecial"><text:span text:style-name="T250"> sets the number of characters the </text:span></text:span><text:span text:style-name="_5f_OOoComputerSpecial"><text:span text:style-name="T254">indentation</text:span></text:span><text:span text:style-name="_5f_OOoComputerSpecial"><text:span text:style-name="T250"> functionality indents / </text:span></text:span><text:span text:style-name="_5f_OOoComputerSpecial"><text:span text:style-name="T254">unindents</text:span></text:span><text:span text:style-name="_5f_OOoComputerSpecial"><text:span text:style-name="T250"> by </text:span></text:span><text:span text:style-name="_5f_OOoComputerSpecial"><text:span text:style-name="T255">with the </text:span></text:span><text:span text:style-name="_5f_OOoComputerIdent"><text:span text:style-name="T443">setTabWidth</text:span></text:span><text:span text:style-name="_5f_OOoComputerIdent"><text:span text:style-name="T446"> </text:span></text:span><text:span text:style-name="_5f_OOoComputerIdent"><text:span text:style-name="T448">method</text:span></text:span><text:span text:style-name="_5f_OOoComputerSpecial"><text:span text:style-name="T250">.</text:span></text:span><text:span text:style-name="_5f_OOoComputerSpecial"><text:span text:style-name="T249"> In the above example the indentation is increased or decreased by 4 characters </text:span></text:span><text:span text:style-name="_5f_OOoComputerSpecial"><text:span text:style-name="T256">when indenting / unindenting </text:span></text:span><text:span text:style-name="_5f_OOoComputerSpecial"><text:span text:style-name="T258">(pressing </text:span></text:span><text:span text:style-name="_5f_OOoComputerSpecial"><text:span text:style-name="T272">Tab</text:span></text:span><text:span text:style-name="_5f_OOoComputerSpecial"><text:span text:style-name="T258"> or </text:span></text:span><text:span text:style-name="_5f_OOoComputerSpecial"><text:span text:style-name="T272">Shift+Tab</text:span></text:span><text:span text:style-name="_5f_OOoComputerSpecial"><text:span text:style-name="T258">)</text:span></text:span><text:span text:style-name="_5f_OOoComputerSpecial"><text:span text:style-name="T249">. </text:span></text:span><text:span text:style-name="_5f_OOoComputerSpecial"><text:span text:style-name="T265">More details in chapter </text:span></text:span><text:span text:style-name="_5f_OOoComputerSpecial"><text:span text:style-name="T265"><text:bookmark-ref text:reference-format="text" text:ref-name="__RefHeading___Toc6057_1487816881">3.3.2. Indentation size</text:bookmark-ref></text:span></text:span><text:span text:style-name="_5f_OOoComputerSpecial"><text:span text:style-name="T265">.</text:span></text:span></text:p>
            </text:list-item>
            <text:list-item>
              <text:p text:style-name="P405"><text:span text:style-name="_5f_OOoComputerSpecial"><text:span text:style-name="T257">Line 1</text:span></text:span><text:span text:style-name="_5f_OOoComputerSpecial"><text:span text:style-name="T261">1</text:span></text:span><text:span text:style-name="_5f_OOoComputerSpecial"><text:span text:style-name="T257"> sets the </text:span></text:span><text:span text:style-name="_5f_OOoComputerSpecial"><text:span text:style-name="T259">special indentation functionality. When </text:span></text:span><text:span text:style-name="_5f_OOoComputerSpecial"><text:span text:style-name="T260">set to </text:span></text:span><text:span text:style-name="_5f_OOoComputerSpecial"><text:span text:style-name="T273">False</text:span></text:span><text:span text:style-name="_5f_OOoComputerSpecial"><text:span text:style-name="T260"> and when</text:span></text:span><text:span text:style-name="_5f_OOoComputerSpecial"><text:span text:style-name="T259"> the cursor is in set to a whitespace character in a line and then indent is executed (e.g.: by </text:span></text:span><text:soft-page-break/><text:span text:style-name="_5f_OOoComputerSpecial"><text:span text:style-name="T259">pressing </text:span></text:span><text:span text:style-name="_5f_OOoComputerSpecial"><text:span text:style-name="T271">Tab</text:span></text:span><text:span text:style-name="_5f_OOoComputerSpecial"><text:span text:style-name="T259">), </text:span></text:span><text:span text:style-name="_5f_OOoComputerSpecial"><text:span text:style-name="T260">a Tab character is inserted. For more detailed explanation see chapter </text:span></text:span><text:span text:style-name="_5f_OOoComputerSpecial"><text:span text:style-name="T260"><text:bookmark-ref text:reference-format="text" text:ref-name="__RefHeading___Toc5994_1487816881">3.3.4. Indentation at spaces options</text:bookmark-ref></text:span></text:span><text:span text:style-name="_5f_OOoComputerSpecial"><text:span text:style-name="T260">.</text:span></text:span></text:p>
            </text:list-item>
            <text:list-item>
              <text:p text:style-name="P406"><text:span text:style-name="_5f_OOoComputerSpecial"><text:span text:style-name="T262">Line 15 sets smart indentation on with the </text:span></text:span><text:span text:style-name="_5f_OOoComputerSpecial"><text:span text:style-name="T274">setAutoIndent</text:span></text:span><text:span text:style-name="_5f_OOoComputerSpecial"><text:span text:style-name="T262"> method, which means that when inserting a new line character/s by pressing </text:span></text:span><text:span text:style-name="_5f_OOoComputerSpecial"><text:span text:style-name="T274">Enter/</text:span></text:span><text:span text:style-name="_5f_OOoComputerSpecial"><text:span text:style-name="T275">Return</text:span></text:span><text:span text:style-name="_5f_OOoComputerSpecial"><text:span text:style-name="T262">, </text:span></text:span><text:span text:style-name="_5f_OOoComputerSpecial"><text:span text:style-name="T263">the new line will be indented to the same indentation level as the previous NON empty line.</text:span></text:span></text:p>
            </text:list-item>
            <text:list-item>
              <text:p text:style-name="P407"><text:span text:style-name="_5f_OOoComputerSpecial"><text:span text:style-name="T263">Line 20 </text:span></text:span><text:span text:style-name="_5f_OOoComputerSpecial"><text:span text:style-name="T264">set</text:span></text:span><text:span text:style-name="_5f_OOoComputerSpecial"><text:span text:style-name="T265">s the</text:span></text:span><text:span text:style-name="_5f_OOoComputerSpecial"><text:span text:style-name="T264"> </text:span></text:span><text:span text:style-name="_5f_OOoComputerSpecial"><text:span text:style-name="T277">B</text:span></text:span><text:span text:style-name="_5f_OOoComputerSpecial"><text:span text:style-name="T276">ackspace</text:span></text:span><text:span text:style-name="_5f_OOoComputerSpecial"><text:span text:style-name="T264"> key functionality with the </text:span></text:span><text:span text:style-name="_5f_OOoComputerSpecial"><text:span text:style-name="T276">setBackspaceUnindents</text:span></text:span><text:span text:style-name="_5f_OOoComputerSpecial"><text:span text:style-name="T264"> method. When set to </text:span></text:span><text:span text:style-name="_5f_OOoComputerSpecial"><text:span text:style-name="T276">True</text:span></text:span><text:span text:style-name="_5f_OOoComputerSpecial"><text:span text:style-name="T264">, this makes pressing the backspace key unindent to columns aligned to the tab width property. Basicaly when pressing backspace and there are only whitespaces before the cursor position, the cursor will move exactly like as if it was unindenting.</text:span></text:span></text:p>
            </text:list-item>
            <text:list-item>
              <text:p text:style-name="P408"><text:span text:style-name="_5f_OOoComputerSpecial"><text:span text:style-name="T265">Line 22 makes the indentation guides (vertical dots where indentations align) visible if set to </text:span></text:span><text:span text:style-name="_5f_OOoComputerSpecial"><text:span text:style-name="T277">True</text:span></text:span><text:span text:style-name="_5f_OOoComputerSpecial"><text:span text:style-name="T265"> with the </text:span></text:span><text:span text:style-name="_5f_OOoComputerSpecial"><text:span text:style-name="T277">setIndentationGuides</text:span></text:span><text:span text:style-name="_5f_OOoComputerSpecial"><text:span text:style-name="T265"> method.</text:span></text:span></text:p>
            </text:list-item>
          </text:list>
        </text:list-item>
      </text:list>
      <text:p text:style-name="P207"><text:span text:style-name="_5f_OOoComputerSpecial"><text:span text:style-name="T224"/></text:span></text:p>
      <text:p text:style-name="P60"><text:span text:style-name="_5f_OOoComputerSpecial"><text:span text:style-name="T110"/></text:span></text:p>
      <text:h text:style-name="P259" text:outline-level="1"><text:bookmark-start text:name="__RefHeading___Toc5096_828957953"/><text:span text:style-name="_5f_OOoComputerSpecial"><text:span text:style-name="T591">FUTURE CHAPTERS:</text:span></text:span><text:bookmark-end text:name="__RefHeading___Toc5096_828957953"/></text:h>
      <text:list xml:id="list4008675985262068958" text:style-name="L47">
        <text:list-item>
          <text:list>
            <text:list-item>
              <text:h text:style-name="P282" text:outline-level="2"><text:bookmark-start text:name="__RefHeading___Toc14154_244974838"/><text:span text:style-name="_5f_OOoComputerSpecial"><text:span text:style-name="T782">Show an example of a </text:span></text:span><text:span text:style-name="_5f_OOoComputerSpecial"><text:span text:style-name="T783">Cython</text:span></text:span><text:span text:style-name="_5f_OOoComputerSpecial"><text:span text:style-name="T782"> compiled lexer</text:span></text:span><text:bookmark-end text:name="__RefHeading___Toc14154_244974838"/></text:h>
            </text:list-item>
          </text:list>
        </text:list-item>
      </text:list>
      <text:h text:style-name="P260" text:outline-level="1"><text:bookmark-start text:name="__RefHeading___Toc3007_908872987"/><text:span text:style-name="_5f_OOoComputerSpecial"><text:span text:style-name="T589">X</text:span></text:span><text:span text:style-name="_5f_OOoComputerSpecial"><text:span text:style-name="T587">. Appendix: </text:span></text:span><text:span text:style-name="_5f_OOoComputerSpecial"><text:span text:style-name="T588">c</text:span></text:span><text:span text:style-name="_5f_OOoComputerSpecial"><text:span text:style-name="T587">ode examples</text:span></text:span><text:bookmark-end text:name="__RefHeading___Toc3007_908872987"/></text:h>
      <text:h text:style-name="P283" text:outline-level="2"><text:bookmark-start text:name="__RefHeading___Toc2998_908872987"/><text:span text:style-name="_5f_OOoComputerSpecial"><text:span text:style-name="T590">X.1. Hello World</text:span></text:span><text:bookmark-end text:name="__RefHeading___Toc2998_908872987"/></text:h>
      <text:p text:style-name="P162"><text:span text:style-name="_5f_OOoComputerComment"><text:span text:style-name="T81"># Import the PyQt module with all of the graphical widgets</text:span></text:span></text:p>
      <text:p text:style-name="P162"><text:span text:style-name="_5f_OOoComputerKeyWord">import</text:span> <text:span text:style-name="_5f_OOoComputerIdent">PyQt</text:span><text:span text:style-name="_5f_OOoComputerIdent"><text:span text:style-name="T546">5</text:span></text:span><text:span text:style-name="_5f_OOoComputerSpecial">.</text:span><text:span text:style-name="_5f_OOoComputerIdent">QtGui</text:span></text:p>
      <text:p text:style-name="P162"><text:span text:style-name="_5f_OOoComputerComment"><text:span text:style-name="T81"># Import the QScintilla module</text:span></text:span></text:p>
      <text:p text:style-name="P162"><text:span text:style-name="_5f_OOoComputerKeyWord">import</text:span> <text:span text:style-name="_5f_OOoComputerIdent">PyQt</text:span><text:span text:style-name="_5f_OOoComputerIdent"><text:span text:style-name="T546">5</text:span></text:span><text:span text:style-name="_5f_OOoComputerSpecial">.</text:span><text:span text:style-name="_5f_OOoComputerIdent">Qsci</text:span></text:p>
      <text:p text:style-name="P162"><text:span text:style-name="_5f_OOoComputerComment"><text:span text:style-name="T81"># Import Python's sys module needed to get the application arguments</text:span></text:span></text:p>
      <text:p text:style-name="P162"><text:span text:style-name="_5f_OOoComputerKeyWord">import</text:span> <text:span text:style-name="_5f_OOoComputerIdent">sys</text:span></text:p>
      <text:p text:style-name="P162"/>
      <text:p text:style-name="P162"><text:span text:style-name="_5f_OOoComputerComment"><text:span text:style-name="T81"># Create the main PyQt application object and give it the</text:span></text:span></text:p>
      <text:p text:style-name="P162"><text:span text:style-name="_5f_OOoComputerComment"><text:span text:style-name="T81"># command line arguments passed to the Python application</text:span></text:span></text:p>
      <text:p text:style-name="P162"><text:span text:style-name="_5f_OOoComputerIdent">application</text:span> <text:span text:style-name="_5f_OOoComputerSpecial">=</text:span> <text:span text:style-name="_5f_OOoComputerIdent">PyQt</text:span><text:span text:style-name="_5f_OOoComputerIdent"><text:span text:style-name="T546">5</text:span></text:span><text:span text:style-name="_5f_OOoComputerSpecial">.</text:span><text:span text:style-name="_5f_OOoComputerIdent">Qt</text:span><text:span text:style-name="_5f_OOoComputerIdent"><text:span text:style-name="T546">Widgets</text:span></text:span><text:span text:style-name="_5f_OOoComputerSpecial">.</text:span><text:span text:style-name="_5f_OOoComputerIdent">Q</text:span><text:span text:style-name="_5f_OOoComputerIdent"><text:span text:style-name="T552">A</text:span></text:span><text:span text:style-name="_5f_OOoComputerIdent">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162"/>
      <text:p text:style-name="P162"><text:span text:style-name="_5f_OOoComputerComment"><text:span text:style-name="T81"># Create a QScintil</text:span></text:span><text:span text:style-name="_5f_OOoComputerComment"><text:span text:style-name="T85">l</text:span></text:span><text:span text:style-name="_5f_OOoComputerComment"><text:span text:style-name="T81">a editor instance</text:span></text:span></text:p>
      <text:p text:style-name="P162"><text:span text:style-name="_5f_OOoComputerIdent">editor</text:span> <text:span text:style-name="_5f_OOoComputerSpecial">=</text:span> <text:span text:style-name="_5f_OOoComputerIdent">PyQt</text:span><text:span text:style-name="_5f_OOoComputerIdent"><text:span text:style-name="T546">5</text:span></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162"><text:span text:style-name="_5f_OOoComputerComment"><text:span text:style-name="T81"># </text:span></text:span><text:span text:style-name="_5f_OOoComputerComment"><text:span text:style-name="T86">Put the “Hello World” text into the editing area of the editor</text:span></text:span></text:p>
      <text:p text:style-name="P162"><text:span text:style-name="_5f_OOoComputerIdent">editor</text:span><text:span text:style-name="_5f_OOoComputerSpecial">.</text:span><text:span text:style-name="_5f_OOoComputerIdent"><text:span text:style-name="T554">setText</text:span></text:span><text:span text:style-name="_5f_OOoComputerSpecial">("</text:span><text:span text:style-name="_5f_OOoComputerSpecial"><text:span text:style-name="T554">Hello World</text:span></text:span><text:span text:style-name="_5f_OOoComputerSpecial">")</text:span></text:p>
      <text:p text:style-name="P162"><text:span text:style-name="_5f_OOoComputerComment"><text:span text:style-name="T81"># </text:span></text:span><text:span text:style-name="_5f_OOoComputerComment"><text:span text:style-name="T82">As the QScintilla object inherits from the Q</text:span></text:span><text:span text:style-name="_5f_OOoComputerComment"><text:span text:style-name="T84">W</text:span></text:span><text:span text:style-name="_5f_OOoComputerComment"><text:span text:style-name="T82">idget </text:span></text:span><text:span text:style-name="_5f_OOoComputerComment"><text:span text:style-name="T83">object</text:span></text:span><text:span text:style-name="_5f_OOoComputerComment"><text:span text:style-name="T82"> it has</text:span></text:span></text:p>
      <text:p text:style-name="P162"><text:span text:style-name="_5f_OOoComputerComment"><text:span text:style-name="T82"># </text:span></text:span><text:span text:style-name="_5f_OOoComputerComment"><text:span text:style-name="T87">the </text:span></text:span><text:span text:style-name="_5f_OOoComputerComment"><text:span text:style-name="T82">show method which displays the widget on the screen. </text:span></text:span><text:span text:style-name="_5f_OOoComputerComment"><text:span text:style-name="T88">THIS WAY</text:span></text:span></text:p>
      <text:p text:style-name="P162"><text:span text:style-name="_5f_OOoComputerComment"><text:span text:style-name="T88"># OF DISPLAYING THE EDIT</text:span></text:span><text:span text:style-name="_5f_OOoComputerComment"><text:span text:style-name="T89">OR</text:span></text:span><text:span text:style-name="_5f_OOoComputerComment"><text:span text:style-name="T88"> SHOULD NOT BE USE FOR ANYTHING OTHER THAN</text:span></text:span></text:p>
      <text:p text:style-name="P162"><text:span text:style-name="_5f_OOoComputerComment"><text:span text:style-name="T88"># TESTING PURPOSES! USE THE QMainWindow WIDGET AND SET IT'S CENTRAL</text:span></text:span></text:p>
      <text:p text:style-name="P162"><text:span text:style-name="_5f_OOoComputerComment"><text:span text:style-name="T88"># WIDGET TO BE THE EDITOR, </text:span></text:span><text:span text:style-name="_5f_OOoComputerComment"><text:span text:style-name="T90">SO THAT THE EVENTS ARE PROPERLY HANDLED</text:span></text:span><text:span text:style-name="_5f_OOoComputerComment"><text:span text:style-name="T88">!</text:span></text:span></text:p>
      <text:p text:style-name="P162"><text:span text:style-name="_5f_OOoComputerIdent">editor</text:span><text:span text:style-name="_5f_OOoComputerSpecial">.</text:span><text:span text:style-name="_5f_OOoComputerIdent">show</text:span><text:span text:style-name="_5f_OOoComputerSpecial">()</text:span></text:p>
      <text:p text:style-name="P162"/>
      <text:p text:style-name="P162"><text:span text:style-name="_5f_OOoComputerComment"><text:span text:style-name="T81"># Execute the application</text:span></text:span></text:p>
      <text:p text:style-name="P163"><text:span text:style-name="_5f_OOoComputerIdent"><text:span text:style-name="T80">application</text:span></text:span><text:span text:style-name="_5f_OOoComputerSpecial"><text:span text:style-name="T80">.</text:span></text:span><text:span text:style-name="_5f_OOoComputerKeyWord"><text:span text:style-name="T80">exec</text:span></text:span><text:span text:style-name="_5f_OOoComputerIdent"><text:span text:style-name="T80">_</text:span></text:span><text:span text:style-name="_5f_OOoComputerSpecial"><text:span text:style-name="T80">()</text:span></text:span></text:p>
      <text:p text:style-name="Text_20_body"><text:span text:style-name="_5f_OOoComputerSpecial"/></text:p>
      <text:h text:style-name="P285" text:outline-level="2"><text:bookmark-start text:name="__RefHeading___Toc3009_908872987"/><text:span text:style-name="_5f_OOoComputerSpecial"><text:span text:style-name="T590">X.2. Customization</text:span></text:span><text:bookmark-end text:name="__RefHeading___Toc3009_908872987"/></text:h>
      <text:p text:style-name="P158"><text:span text:style-name="_5f_OOoComputerLiteral">"""</text:span></text:p>
      <text:p text:style-name="P158"><text:span text:style-name="_5f_OOoComputerIdent"><text:span text:style-name="T391">Initialization</text:span></text:span></text:p>
      <text:p text:style-name="P158"><text:span text:style-name="_5f_OOoComputerLiteral"><text:span text:style-name="T869">"""</text:span></text:span></text:p>
      <text:p text:style-name="P157"><text:span text:style-name="_5f_OOoComputerComment"># Import the PyQt5 module with some of the GUI widgets</text:span></text:p>
      <text:p text:style-name="P157"><text:span text:style-name="_5f_OOoComputerKeyWord">import</text:span> <text:span text:style-name="_5f_OOoComputerIdent">PyQt5</text:span><text:span text:style-name="_5f_OOoComputerSpecial">.</text:span><text:span text:style-name="_5f_OOoComputerIdent">QtWidgets</text:span></text:p>
      <text:p text:style-name="P157"><text:span text:style-name="_5f_OOoComputerComment"># Import the QScintilla module</text:span></text:p>
      <text:p text:style-name="P157"><text:span text:style-name="_5f_OOoComputerKeyWord">import</text:span> <text:span text:style-name="_5f_OOoComputerIdent">PyQt5</text:span><text:span text:style-name="_5f_OOoComputerSpecial">.</text:span><text:span text:style-name="_5f_OOoComputerIdent">Qsci</text:span></text:p>
      <text:p text:style-name="P157"><text:span text:style-name="_5f_OOoComputerComment"># Import Python's sys module needed to get the</text:span></text:p>
      <text:p text:style-name="P157"><text:span text:style-name="_5f_OOoComputerComment"><text:span text:style-name="T580">#</text:span></text:span><text:span text:style-name="_5f_OOoComputerComment"> application arguments</text:span></text:p>
      <text:p text:style-name="P157"><text:span text:style-name="_5f_OOoComputerKeyWord">import</text:span> <text:span text:style-name="_5f_OOoComputerIdent">sys</text:span></text:p>
      <text:p text:style-name="P157"/>
      <text:p text:style-name="P157"><text:span text:style-name="_5f_OOoComputerComment"># Create the main PyQt application object</text:span></text:p>
      <text:p text:style-name="P157"><text:span text:style-name="_5f_OOoComputerIdent">application</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A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157"/>
      <text:p text:style-name="P157"><text:span text:style-name="_5f_OOoComputerComment"># Create a QScintila editor instance</text:span></text:p>
      <text:p text:style-name="P157"><text:span text:style-name="_5f_OOoComputerIdent">editor</text:span> <text:span text:style-name="_5f_OOoComputerSpecial">=</text:span> <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157"><text:span text:style-name="_5f_OOoComputerComment"># Set the initial text</text:span></text:p>
      <text:p text:style-name="P157"><text:span text:style-name="_5f_OOoComputerIdent">editor</text:span><text:span text:style-name="_5f_OOoComputerSpecial">.</text:span><text:span text:style-name="_5f_OOoComputerIdent">setText</text:span><text:span text:style-name="_5f_OOoComputerSpecial">(</text:span><text:span text:style-name="_5f_OOoComputerLiteral">"Inicialization example."</text:span><text:span text:style-name="_5f_OOoComputerSpecial">)</text:span></text:p>
      <text:p text:style-name="P157"><text:span text:style-name="_5f_OOoComputerComment"># Append some text</text:span></text:p>
      <text:p text:style-name="P157"><text:span text:style-name="_5f_OOoComputerIdent">editor</text:span><text:span text:style-name="_5f_OOoComputerSpecial">.</text:span><text:span text:style-name="_5f_OOoComputerIdent">append</text:span><text:span text:style-name="_5f_OOoComputerSpecial">(</text:span><text:span text:style-name="_5f_OOoComputerLiteral">"\nAdded text."</text:span><text:span text:style-name="_5f_OOoComputerSpecial">)</text:span></text:p>
      <text:p text:style-name="P157"/>
      <text:p text:style-name="P157"><text:span text:style-name="_5f_OOoComputerLiteral">"""</text:span></text:p>
      <text:p text:style-name="P157"><text:span text:style-name="_5f_OOoComputerIdent"><text:span text:style-name="T388">Customization</text:span></text:span><text:span text:style-name="T388"> </text:span><text:span text:style-name="_5f_OOoComputerSpecial"><text:span text:style-name="T388">-</text:span></text:span><text:span text:style-name="T388"> </text:span><text:span text:style-name="_5f_OOoComputerIdent"><text:span text:style-name="T388">GENERAL</text:span></text:span></text:p>
      <text:p text:style-name="P157"><text:span text:style-name="_5f_OOoComputerLiteral">"""</text:span></text:p>
      <text:p text:style-name="P157"><text:span text:style-name="_5f_OOoComputerComment"># Disable the lexer</text:span></text:p>
      <text:p text:style-name="P157"><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p text:style-name="P157"><text:span text:style-name="_5f_OOoComputerComment"># Set the encoding to UTF-8</text:span></text:p>
      <text:p text:style-name="P157"><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p text:style-name="P157"><text:span text:style-name="_5f_OOoComputerComment"># Set the End-Of-Line character to Unix style ('\n')</text:span></text:p>
      <text:p text:style-name="P157"><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p text:style-name="P157"><text:span text:style-name="_5f_OOoComputerComment"># Make End-Of-Line characters visible</text:span></text:p>
      <text:p text:style-name="P157"><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p text:style-name="P157"><text:span text:style-name="_5f_OOoComputerComment"># Set the zoom factor, the factor is in points.</text:span></text:p>
      <text:p text:style-name="P157"><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p text:style-name="P157"/>
      <text:p text:style-name="P161"><text:span text:style-name="_5f_OOoComputerLiteral"><text:span text:style-name="T388">"""</text:span></text:span></text:p>
      <text:p text:style-name="P161"><text:span text:style-name="_5f_OOoComputerIdent"><text:span text:style-name="T388">Customization</text:span></text:span><text:span text:style-name="T388"> </text:span><text:span text:style-name="_5f_OOoComputerSpecial"><text:span text:style-name="T388">-</text:span></text:span><text:span text:style-name="T388"> </text:span><text:span text:style-name="_5f_OOoComputerIdent"><text:span text:style-name="T388">LINE</text:span></text:span><text:span text:style-name="T388"> </text:span><text:span text:style-name="_5f_OOoComputerIdent"><text:span text:style-name="T388">WRAPPING</text:span></text:span></text:p>
      <text:p text:style-name="P161"><text:span text:style-name="_5f_OOoComputerLiteral"><text:span text:style-name="T388">"""</text:span></text:span></text:p>
      <text:p text:style-name="P161"><text:span text:style-name="_5f_OOoComputerComment"># Set the text wrapping mode to word wrap</text:span></text:p>
      <text:p text:style-name="P161"><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p text:style-name="P161"><text:span text:style-name="_5f_OOoComputerComment"># Set the text wrapping mode visual indication</text:span></text:p>
      <text:p text:style-name="P161"><text:soft-page-break/><text:span text:style-name="_5f_OOoComputerIdent"><text:span text:style-name="T872">editor</text:span></text:span><text:span text:style-name="_5f_OOoComputerSpecial"><text:span text:style-name="T872">.</text:span></text:span><text:span text:style-name="_5f_OOoComputerIdent"><text:span text:style-name="T872">setWrapVisualFlags</text:span></text:span><text:span text:style-name="_5f_OOoComputerSpecial"><text:span text:style-name="T872">(</text:span></text:span><text:span text:style-name="_5f_OOoComputerIdent"><text:span text:style-name="T872">PyQt5</text:span></text:span><text:span text:style-name="_5f_OOoComputerSpecial"><text:span text:style-name="T872">.</text:span></text:span><text:span text:style-name="_5f_OOoComputerIdent"><text:span text:style-name="T872">Qsci</text:span></text:span><text:span text:style-name="_5f_OOoComputerSpecial"><text:span text:style-name="T872">.</text:span></text:span><text:span text:style-name="_5f_OOoComputerIdent"><text:span text:style-name="T872">QsciScintilla</text:span></text:span><text:span text:style-name="_5f_OOoComputerSpecial"><text:span text:style-name="T872">.</text:span></text:span><text:span text:style-name="_5f_OOoComputerIdent"><text:span text:style-name="T872">WrapFlagByText</text:span></text:span><text:span text:style-name="_5f_OOoComputerSpecial"><text:span text:style-name="T872">)</text:span></text:span></text:p>
      <text:p text:style-name="P161"><text:span text:style-name="_5f_OOoComputerComment"># Set the text wrapping to indent the wrapped lines</text:span></text:p>
      <text:p text:style-name="P161"><text:span text:style-name="_5f_OOoComputerIdent"><text:span text:style-name="T872">editor</text:span></text:span><text:span text:style-name="_5f_OOoComputerSpecial"><text:span text:style-name="T872">.</text:span></text:span><text:span text:style-name="_5f_OOoComputerIdent"><text:span text:style-name="T872">setWrapIndentMode</text:span></text:span><text:span text:style-name="_5f_OOoComputerSpecial"><text:span text:style-name="T872">(</text:span></text:span><text:span text:style-name="_5f_OOoComputerIdent"><text:span text:style-name="T872">PyQt5</text:span></text:span><text:span text:style-name="_5f_OOoComputerSpecial"><text:span text:style-name="T872">.</text:span></text:span><text:span text:style-name="_5f_OOoComputerIdent"><text:span text:style-name="T872">Qsci</text:span></text:span><text:span text:style-name="_5f_OOoComputerSpecial"><text:span text:style-name="T872">.</text:span></text:span><text:span text:style-name="_5f_OOoComputerIdent"><text:span text:style-name="T872">QsciScintilla</text:span></text:span><text:span text:style-name="_5f_OOoComputerSpecial"><text:span text:style-name="T872">.</text:span></text:span><text:span text:style-name="_5f_OOoComputerIdent"><text:span text:style-name="T872">WrapIndentSame</text:span></text:span><text:span text:style-name="_5f_OOoComputerSpecial"><text:span text:style-name="T872">)</text:span></text:span></text:p>
      <text:p text:style-name="P157"/>
      <text:p text:style-name="P157"><text:span text:style-name="_5f_OOoComputerLiteral">"""</text:span></text:p>
      <text:p text:style-name="P157"><text:span text:style-name="_5f_OOoComputerIdent"><text:span text:style-name="T388">Customization</text:span></text:span><text:span text:style-name="T388"> </text:span><text:span text:style-name="_5f_OOoComputerSpecial"><text:span text:style-name="T388">-</text:span></text:span><text:span text:style-name="T388"> </text:span><text:span text:style-name="_5f_OOoComputerIdent"><text:span text:style-name="T388">EDGE</text:span></text:span><text:span text:style-name="T388"> </text:span><text:span text:style-name="_5f_OOoComputerIdent"><text:span text:style-name="T388">MARKER</text:span></text:span></text:p>
      <text:p text:style-name="P157"><text:span text:style-name="_5f_OOoComputerLiteral">"""</text:span></text:p>
      <text:p text:style-name="P157"><text:span text:style-name="_5f_OOoComputerComment"># Set the edge marker's position and set it to color the background</text:span></text:p>
      <text:p text:style-name="P157"><text:span text:style-name="_5f_OOoComputerComment"># when a line goes over the limit of 50 characters</text:span></text:p>
      <text:p text:style-name="P157"><text:span text:style-name="_5f_OOoComputerIdent">editor</text:span><text:span text:style-name="_5f_OOoComputerSpecial">.</text:span><text:span text:style-name="_5f_OOoComputerIdent">setEdge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dgeBackground</text:span><text:span text:style-name="_5f_OOoComputerSpecial">)</text:span></text:p>
      <text:p text:style-name="P157"><text:span text:style-name="_5f_OOoComputerIdent">editor</text:span><text:span text:style-name="_5f_OOoComputerSpecial">.</text:span><text:span text:style-name="_5f_OOoComputerIdent">setEdgeColumn</text:span><text:span text:style-name="_5f_OOoComputerSpecial">(</text:span><text:span text:style-name="_5f_OOoComputerLiteral">50</text:span><text:span text:style-name="_5f_OOoComputerSpecial">)</text:span></text:p>
      <text:p text:style-name="P157"><text:span text:style-name="_5f_OOoComputerIdent">edge_color</text:span> <text:span text:style-name="_5f_OOoComputerSpecial">=</text:span> <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00ff00"</text:span><text:span text:style-name="_5f_OOoComputerSpecial">)</text:span></text:p>
      <text:p text:style-name="P157"><text:span text:style-name="_5f_OOoComputerIdent">editor</text:span><text:span text:style-name="_5f_OOoComputerSpecial">.</text:span><text:span text:style-name="_5f_OOoComputerIdent">setEdgeColor</text:span><text:span text:style-name="_5f_OOoComputerSpecial">(</text:span><text:span text:style-name="_5f_OOoComputerIdent">edge_color</text:span><text:span text:style-name="_5f_OOoComputerSpecial">)</text:span></text:p>
      <text:p text:style-name="P157"><text:span text:style-name="_5f_OOoComputerComment"># Add a long line that will display the edge marker coloring</text:span></text:p>
      <text:p text:style-name="P157"><text:span text:style-name="_5f_OOoComputerIdent">editor</text:span><text:span text:style-name="_5f_OOoComputerSpecial">.</text:span><text:span text:style-name="_5f_OOoComputerIdent">append</text:span><text:span text:style-name="_5f_OOoComputerSpecial">(</text:span><text:span text:style-name="_5f_OOoComputerLiteral">"\nSome long line that will display the edge marker's functionality."</text:span><text:span text:style-name="_5f_OOoComputerSpecial">)</text:span></text:p>
      <text:p text:style-name="P157"/>
      <text:p text:style-name="P157"><text:span text:style-name="_5f_OOoComputerLiteral">"""</text:span></text:p>
      <text:p text:style-name="P157"><text:span text:style-name="_5f_OOoComputerIdent"><text:span text:style-name="T388">Customization</text:span></text:span><text:span text:style-name="T388"> </text:span><text:span text:style-name="_5f_OOoComputerSpecial"><text:span text:style-name="T388">-</text:span></text:span><text:span text:style-name="T388"> </text:span><text:span text:style-name="_5f_OOoComputerIdent"><text:span text:style-name="T388">INDENTATION</text:span></text:span></text:p>
      <text:p text:style-name="P157"><text:span text:style-name="_5f_OOoComputerLiteral">"""</text:span></text:p>
      <text:p text:style-name="P157"><text:span text:style-name="_5f_OOoComputerComment"># Set indentation with spaces instead of tabs</text:span></text:p>
      <text:p text:style-name="P157"><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p text:style-name="P159"><text:span text:style-name="_5f_OOoComputerComment"># Set the tab width to 4 spaces</text:span></text:p>
      <text:p text:style-name="P159"><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p text:style-name="P160"><text:span text:style-name="_5f_OOoComputerComment"><text:span text:style-name="T911"># Set tab indent mode, see the 3.3.4 chapter in QSciDocs</text:span></text:span></text:p>
      <text:p text:style-name="P160"><text:span text:style-name="_5f_OOoComputerComment"><text:span text:style-name="T911"># for a detailed explanation</text:span></text:span></text:p>
      <text:p text:style-name="P157"><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914">True</text:span></text:span><text:span text:style-name="_5f_OOoComputerSpecial">)</text:span></text:p>
      <text:p text:style-name="P157"><text:span text:style-name="_5f_OOoComputerComment"># Set autoindentation mode to maintain the indentation</text:span></text:p>
      <text:p text:style-name="P157"><text:span text:style-name="_5f_OOoComputerComment"><text:span text:style-name="T581">#</text:span></text:span><text:span text:style-name="_5f_OOoComputerComment"> level of the previous line (the editor's lexer HAS</text:span></text:p>
      <text:p text:style-name="P157"><text:span text:style-name="_5f_OOoComputerComment"><text:span text:style-name="T582">#</text:span></text:span><text:span text:style-name="_5f_OOoComputerComment"> to be disabled)</text:span></text:p>
      <text:p text:style-name="P157"><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p text:style-name="P157"><text:span text:style-name="_5f_OOoComputerComment"># Make the backspace jump back to the tab width guides </text:span></text:p>
      <text:p text:style-name="P157"><text:span text:style-name="_5f_OOoComputerComment"><text:span text:style-name="T578"># </text:span></text:span><text:span text:style-name="_5f_OOoComputerComment">instead of deleting one character, but only when</text:span></text:p>
      <text:p text:style-name="P157"><text:span text:style-name="_5f_OOoComputerComment"><text:span text:style-name="T582">#</text:span></text:span><text:span text:style-name="_5f_OOoComputerComment"> there are ONLY whitespaces on the left side of the</text:span></text:p>
      <text:p text:style-name="P157"><text:span text:style-name="_5f_OOoComputerComment"><text:span text:style-name="T582">#</text:span></text:span><text:span text:style-name="_5f_OOoComputerComment"> curso</text:span><text:span text:style-name="_5f_OOoComputerComment"><text:span text:style-name="T582">r</text:span></text:span></text:p>
      <text:p text:style-name="P157"><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p text:style-name="P157"><text:span text:style-name="_5f_OOoComputerComment"># Set indentation guides to be visible</text:span></text:p>
      <text:p text:style-name="P157"><text:span text:style-name="_5f_OOoComputerIdent">editor</text:span><text:span text:style-name="_5f_OOoComputerSpecial">.</text:span><text:span text:style-name="_5f_OOoComputerIdent">setIndentationGuides</text:span><text:span text:style-name="_5f_OOoComputerSpecial">(</text:span><text:span text:style-name="_5f_OOoComputerIdent">True</text:span><text:span text:style-name="_5f_OOoComputerSpecial">)</text:span></text:p>
      <text:p text:style-name="P157"/>
      <text:p text:style-name="P157"><text:span text:style-name="_5f_OOoComputerLiteral">"""</text:span></text:p>
      <text:p text:style-name="P157"><text:span text:style-name="_5f_OOoComputerIdent"><text:span text:style-name="T388">Customization</text:span></text:span><text:span text:style-name="T388"> </text:span><text:span text:style-name="_5f_OOoComputerSpecial"><text:span text:style-name="T388">-</text:span></text:span><text:span text:style-name="T388"> </text:span><text:span text:style-name="_5f_OOoComputerIdent"><text:span text:style-name="T388">CARET</text:span></text:span><text:span text:style-name="T388"> </text:span><text:span text:style-name="_5f_OOoComputerSpecial"><text:span text:style-name="T388">(</text:span></text:span><text:span text:style-name="_5f_OOoComputerIdent"><text:span text:style-name="T388">the</text:span></text:span><text:span text:style-name="T388"> </text:span><text:span text:style-name="_5f_OOoComputerIdent"><text:span text:style-name="T388">blinking</text:span></text:span><text:span text:style-name="T388"> </text:span><text:span text:style-name="_5f_OOoComputerIdent"><text:span text:style-name="T388">cursor</text:span></text:span><text:span text:style-name="T388"> </text:span><text:span text:style-name="_5f_OOoComputerIdent"><text:span text:style-name="T388">indicator</text:span></text:span><text:span text:style-name="_5f_OOoComputerSpecial"><text:span text:style-name="T388">)</text:span></text:span></text:p>
      <text:p text:style-name="P157"><text:span text:style-name="_5f_OOoComputerLiteral">"""</text:span></text:p>
      <text:p text:style-name="P157"><text:span text:style-name="_5f_OOoComputerComment"># Set the caret color to red</text:span></text:p>
      <text:p text:style-name="P157"><text:soft-page-break/><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ff0000"</text:span><text:span text:style-name="_5f_OOoComputerSpecial">)</text:span></text:p>
      <text:p text:style-name="P157"><text:span text:style-name="_5f_OOoComputerIdent">editor</text:span><text:span text:style-name="_5f_OOoComputerSpecial">.</text:span><text:span text:style-name="_5f_OOoComputerIdent">setCaretForegroundColor</text:span><text:span text:style-name="_5f_OOoComputerSpecial">(</text:span><text:span text:style-name="_5f_OOoComputerIdent">caret_fg_color</text:span><text:span text:style-name="_5f_OOoComputerSpecial">)</text:span></text:p>
      <text:p text:style-name="P157"><text:span text:style-name="_5f_OOoComputerComment"># Enable and set the caret line background color to slightly transparent blue</text:span></text:p>
      <text:p text:style-name="P157"><text:span text:style-name="_5f_OOoComputerIdent">editor</text:span><text:span text:style-name="_5f_OOoComputerSpecial">.</text:span><text:span text:style-name="_5f_OOoComputerIdent">setCaretLineVisible</text:span><text:span text:style-name="_5f_OOoComputerSpecial">(</text:span><text:span text:style-name="_5f_OOoComputerIdent">True</text:span><text:span text:style-name="_5f_OOoComputerSpecial">)</text:span></text:p>
      <text:p text:style-name="P157"><text:span text:style-name="_5f_OOoComputerIdent">caret_b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7f0000ff"</text:span><text:span text:style-name="_5f_OOoComputerSpecial">)</text:span></text:p>
      <text:p text:style-name="P157"><text:span text:style-name="_5f_OOoComputerIdent">editor</text:span><text:span text:style-name="_5f_OOoComputerSpecial">.</text:span><text:span text:style-name="_5f_OOoComputerIdent">setCaretLineBackgroundColor</text:span><text:span text:style-name="_5f_OOoComputerSpecial">(</text:span><text:span text:style-name="_5f_OOoComputerIdent">caret_bg_color</text:span><text:span text:style-name="_5f_OOoComputerSpecial">)</text:span></text:p>
      <text:p text:style-name="P157"><text:span text:style-name="_5f_OOoComputerComment"># Set the caret width of 4 pixels</text:span></text:p>
      <text:p text:style-name="P157"><text:span text:style-name="_5f_OOoComputerIdent">editor</text:span><text:span text:style-name="_5f_OOoComputerSpecial">.</text:span><text:span text:style-name="_5f_OOoComputerIdent">setCaretWidth</text:span><text:span text:style-name="_5f_OOoComputerSpecial">(</text:span><text:span text:style-name="_5f_OOoComputerLiteral">4</text:span><text:span text:style-name="_5f_OOoComputerSpecial">)</text:span></text:p>
      <text:p text:style-name="P157"/>
      <text:p text:style-name="P157"><text:span text:style-name="_5f_OOoComputerLiteral">"""</text:span></text:p>
      <text:p text:style-name="P157"><text:span text:style-name="_5f_OOoComputerIdent"><text:span text:style-name="T388">Customization</text:span></text:span><text:span text:style-name="T388"> </text:span><text:span text:style-name="_5f_OOoComputerSpecial"><text:span text:style-name="T388">-</text:span></text:span><text:span text:style-name="T388"> </text:span><text:span text:style-name="_5f_OOoComputerIdent"><text:span text:style-name="T388">AUTOCOMPLETION</text:span></text:span><text:span text:style-name="T388"> </text:span><text:span text:style-name="_5f_OOoComputerSpecial"><text:span text:style-name="T388">(</text:span></text:span><text:span text:style-name="_5f_OOoComputerIdent"><text:span text:style-name="T388">Partially</text:span></text:span><text:span text:style-name="T388"> </text:span><text:span text:style-name="_5f_OOoComputerIdent"><text:span text:style-name="T388">usable</text:span></text:span><text:span text:style-name="T388"> </text:span><text:span text:style-name="_5f_OOoComputerIdent"><text:span text:style-name="T388">without</text:span></text:span><text:span text:style-name="T388"> </text:span><text:span text:style-name="_5f_OOoComputerIdent"><text:span text:style-name="T388">a</text:span></text:span><text:span text:style-name="T388"> </text:span><text:span text:style-name="_5f_OOoComputerIdent"><text:span text:style-name="T388">lexer</text:span></text:span><text:span text:style-name="_5f_OOoComputerSpecial"><text:span text:style-name="T388">)</text:span></text:span></text:p>
      <text:p text:style-name="P157"><text:span text:style-name="_5f_OOoComputerLiteral">"""</text:span></text:p>
      <text:p text:style-name="P157"><text:span text:style-name="_5f_OOoComputerComment"># Set the autocompletions to case INsensitive</text:span></text:p>
      <text:p text:style-name="P157"><text:span text:style-name="_5f_OOoComputerIdent">editor</text:span><text:span text:style-name="_5f_OOoComputerSpecial">.</text:span><text:span text:style-name="_5f_OOoComputerIdent">setAutoCompletionCaseSensitivity</text:span><text:span text:style-name="_5f_OOoComputerSpecial">(</text:span><text:span text:style-name="_5f_OOoComputerIdent">False</text:span><text:span text:style-name="_5f_OOoComputerSpecial">)</text:span></text:p>
      <text:p text:style-name="P157"><text:span text:style-name="_5f_OOoComputerComment"># Set the autocompletion to not replace the word to the right of the cursor</text:span></text:p>
      <text:p text:style-name="P157"><text:span text:style-name="_5f_OOoComputerIdent">editor</text:span><text:span text:style-name="_5f_OOoComputerSpecial">.</text:span><text:span text:style-name="_5f_OOoComputerIdent">setAutoCompletionReplaceWord</text:span><text:span text:style-name="_5f_OOoComputerSpecial">(</text:span><text:span text:style-name="_5f_OOoComputerIdent">False</text:span><text:span text:style-name="_5f_OOoComputerSpecial">)</text:span></text:p>
      <text:p text:style-name="P157"><text:span text:style-name="_5f_OOoComputerComment"># Set the autocompletion source to be the words in the</text:span></text:p>
      <text:p text:style-name="P157"><text:span text:style-name="_5f_OOoComputerComment"><text:span text:style-name="T578"># </text:span></text:span><text:span text:style-name="_5f_OOoComputerComment">document</text:span></text:p>
      <text:p text:style-name="P157"><text:span text:style-name="_5f_OOoComputerIdent"><text:span text:style-name="T81">editor</text:span></text:span><text:span text:style-name="_5f_OOoComputerSpecial"><text:span text:style-name="T81">.</text:span></text:span><text:span text:style-name="_5f_OOoComputerIdent"><text:span text:style-name="T81">setAutoCompletionSource</text:span></text:span><text:span text:style-name="_5f_OOoComputerSpecial"><text:span text:style-name="T81">(</text:span></text:span><text:span text:style-name="_5f_OOoComputerIdent"><text:span text:style-name="T81">PyQt5</text:span></text:span><text:span text:style-name="_5f_OOoComputerSpecial"><text:span text:style-name="T81">.</text:span></text:span><text:span text:style-name="_5f_OOoComputerIdent"><text:span text:style-name="T81">Qsci</text:span></text:span><text:span text:style-name="_5f_OOoComputerSpecial"><text:span text:style-name="T81">.</text:span></text:span><text:span text:style-name="_5f_OOoComputerIdent"><text:span text:style-name="T81">QsciScintilla</text:span></text:span><text:span text:style-name="_5f_OOoComputerSpecial"><text:span text:style-name="T81">.</text:span></text:span><text:span text:style-name="_5f_OOoComputerIdent"><text:span text:style-name="T81">AcsDocument</text:span></text:span><text:span text:style-name="_5f_OOoComputerSpecial"><text:span text:style-name="T81">)</text:span></text:span></text:p>
      <text:p text:style-name="P157"><text:span text:style-name="_5f_OOoComputerComment"># Set the autocompletion dialog to appear as soon as 1 character is typed</text:span></text:p>
      <text:p text:style-name="P157"><text:span text:style-name="_5f_OOoComputerIdent">editor</text:span><text:span text:style-name="_5f_OOoComputerSpecial">.</text:span><text:span text:style-name="_5f_OOoComputerIdent">setAutoCompletionThreshold</text:span><text:span text:style-name="_5f_OOoComputerSpecial">(</text:span><text:span text:style-name="_5f_OOoComputerLiteral">1</text:span><text:span text:style-name="_5f_OOoComputerSpecial">)</text:span></text:p>
      <text:p text:style-name="P157"/>
      <text:p text:style-name="P157"><text:span text:style-name="_5f_OOoComputerComment"># For the QScintilla editor to properly process events we</text:span></text:p>
      <text:p text:style-name="P157"><text:span text:style-name="_5f_OOoComputerComment"><text:span text:style-name="T579">#</text:span></text:span><text:span text:style-name="_5f_OOoComputerComment"> need to add it to a QMainWindow object.</text:span></text:p>
      <text:p text:style-name="P157"><text:span text:style-name="_5f_OOoComputerIdent">main_window</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MainWindow</text:span><text:span text:style-name="_5f_OOoComputerSpecial">()</text:span></text:p>
      <text:p text:style-name="P157"><text:span text:style-name="_5f_OOoComputerComment"># Set the central widget of the main window to </text:span></text:p>
      <text:p text:style-name="P169"><text:span text:style-name="_5f_OOoComputerComment"><text:span text:style-name="T582"># </text:span></text:span><text:span text:style-name="_5f_OOoComputerComment">be the editor</text:span></text:p>
      <text:p text:style-name="P170"><text:span text:style-name="_5f_OOoComputerIdent">main_window</text:span><text:span text:style-name="_5f_OOoComputerSpecial">.</text:span><text:span text:style-name="_5f_OOoComputerIdent">setCentralWidget</text:span><text:span text:style-name="_5f_OOoComputerSpecial">(</text:span><text:span text:style-name="_5f_OOoComputerIdent">editor</text:span><text:span text:style-name="_5f_OOoComputerSpecial">)</text:span></text:p>
      <text:p text:style-name="P156"><text:span text:style-name="_5f_OOoComputerComment"># Resize the main window and show it on the screen</text:span></text:p>
      <text:p text:style-name="P156"><text:span text:style-name="_5f_OOoComputerIdent">main_window</text:span><text:span text:style-name="_5f_OOoComputerSpecial">.</text:span><text:span text:style-name="_5f_OOoComputerIdent">resize</text:span><text:span text:style-name="_5f_OOoComputerSpecial">(</text:span><text:span text:style-name="_5f_OOoComputerLiteral">800</text:span><text:span text:style-name="_5f_OOoComputerSpecial">,</text:span> <text:span text:style-name="_5f_OOoComputerLiteral">600</text:span><text:span text:style-name="_5f_OOoComputerSpecial">)</text:span></text:p>
      <text:p text:style-name="P156"><text:span text:style-name="_5f_OOoComputerIdent">main_window</text:span><text:span text:style-name="_5f_OOoComputerSpecial">.</text:span><text:span text:style-name="_5f_OOoComputerIdent">show</text:span><text:span text:style-name="_5f_OOoComputerSpecial">()</text:span></text:p>
      <text:p text:style-name="P156"/>
      <text:p text:style-name="P156"><text:span text:style-name="_5f_OOoComputerComment"># Execute the application</text:span></text:p>
      <text:p text:style-name="P156"><text:span text:style-name="_5f_OOoComputerIdent">application</text:span><text:span text:style-name="_5f_OOoComputerSpecial">.</text:span><text:span text:style-name="_5f_OOoComputerKeyWord">exec</text:span><text:span text:style-name="_5f_OOoComputerIdent">_</text:span><text:span text:style-name="_5f_OOoComputerSpecial">()</text:span></text:p>
      <text:p text:style-name="P226"><text:span text:style-name="_5f_OOoComputerSpecial"/></text:p>
      <text:h text:style-name="P287" text:outline-level="2"><text:bookmark-start text:name="__RefHeading___Toc14156_244974838"/><text:span text:style-name="_5f_OOoComputerSpecial"><text:span text:style-name="T590">X.</text:span></text:span><text:span text:style-name="_5f_OOoComputerSpecial"><text:span text:style-name="T784">3</text:span></text:span><text:span text:style-name="_5f_OOoComputerSpecial"><text:span text:style-name="T590">. </text:span></text:span><text:span text:style-name="_5f_OOoComputerSpecial"><text:span text:style-name="T784">Margins</text:span></text:span><text:bookmark-end text:name="__RefHeading___Toc14156_244974838"/></text:h>
      <text:p text:style-name="P227"><text:span text:style-name="_5f_OOoComputerSpecial"><text:span text:style-name="T784"/></text:span></text:p>
      <text:p text:style-name="P164"><text:span text:style-name="_5f_OOoComputerComment"><text:span text:style-name="T922"># Import the PyQt5 module with some of the GUI widgets</text:span></text:span></text:p>
      <text:p text:style-name="P164"><text:span text:style-name="_5f_OOoComputerKeyWord"><text:span text:style-name="T922">import</text:span></text:span><text:span text:style-name="_5f_OOoComputerSpecial"><text:span text:style-name="T794"> </text:span></text:span><text:span text:style-name="_5f_OOoComputerIdent"><text:span text:style-name="T922">PyQt5</text:span></text:span><text:span text:style-name="_5f_OOoComputerSpecial"><text:span text:style-name="T922">.</text:span></text:span><text:span text:style-name="_5f_OOoComputerIdent"><text:span text:style-name="T922">QtWidgets</text:span></text:span></text:p>
      <text:p text:style-name="P164"><text:span text:style-name="_5f_OOoComputerComment"><text:span text:style-name="T922"># Import the QScintilla module</text:span></text:span></text:p>
      <text:p text:style-name="P164"><text:span text:style-name="_5f_OOoComputerKeyWord"><text:span text:style-name="T922">import</text:span></text:span><text:span text:style-name="_5f_OOoComputerSpecial"><text:span text:style-name="T794"> </text:span></text:span><text:span text:style-name="_5f_OOoComputerIdent"><text:span text:style-name="T922">PyQt5</text:span></text:span><text:span text:style-name="_5f_OOoComputerSpecial"><text:span text:style-name="T922">.</text:span></text:span><text:span text:style-name="_5f_OOoComputerIdent"><text:span text:style-name="T922">Qsci</text:span></text:span></text:p>
      <text:p text:style-name="P164"><text:span text:style-name="_5f_OOoComputerComment"><text:span text:style-name="T922"># Import Python's sys module needed to get the application arguments</text:span></text:span></text:p>
      <text:p text:style-name="P164"><text:span text:style-name="_5f_OOoComputerKeyWord"><text:span text:style-name="T922">import</text:span></text:span><text:span text:style-name="_5f_OOoComputerSpecial"><text:span text:style-name="T794"> </text:span></text:span><text:span text:style-name="_5f_OOoComputerIdent"><text:span text:style-name="T922">sys</text:span></text:span></text:p>
      <text:p text:style-name="P164"><text:span text:style-name="_5f_OOoComputerSpecial"><text:span text:style-name="T794"/></text:span></text:p>
      <text:p text:style-name="P164"><text:span text:style-name="_5f_OOoComputerComment"><text:span text:style-name="T922"># Create the main PyQt application object</text:span></text:span></text:p>
      <text:p text:style-name="P164"><text:span text:style-name="_5f_OOoComputerIdent"><text:span text:style-name="T922">application</text:span></text:span><text:span text:style-name="_5f_OOoComputerSpecial"><text:span text:style-name="T794"> </text:span></text:span><text:span text:style-name="_5f_OOoComputerSpecial"><text:span text:style-name="T922">=</text:span></text:span><text:span text:style-name="_5f_OOoComputerSpecial"><text:span text:style-name="T794"> </text:span></text:span><text:span text:style-name="_5f_OOoComputerIdent"><text:span text:style-name="T922">PyQt5</text:span></text:span><text:span text:style-name="_5f_OOoComputerSpecial"><text:span text:style-name="T922">.</text:span></text:span><text:span text:style-name="_5f_OOoComputerIdent"><text:span text:style-name="T922">QtWidgets</text:span></text:span><text:span text:style-name="_5f_OOoComputerSpecial"><text:span text:style-name="T922">.</text:span></text:span><text:span text:style-name="_5f_OOoComputerIdent"><text:span text:style-name="T922">QApplication</text:span></text:span><text:span text:style-name="_5f_OOoComputerSpecial"><text:span text:style-name="T922">(</text:span></text:span><text:span text:style-name="_5f_OOoComputerIdent"><text:span text:style-name="T922">sys</text:span></text:span><text:span text:style-name="_5f_OOoComputerSpecial"><text:span text:style-name="T922">.</text:span></text:span><text:span text:style-name="_5f_OOoComputerIdent"><text:span text:style-name="T922">argv</text:span></text:span><text:span text:style-name="_5f_OOoComputerSpecial"><text:span text:style-name="T922">)</text:span></text:span></text:p>
      <text:p text:style-name="P164"><text:span text:style-name="_5f_OOoComputerSpecial"><text:span text:style-name="T794"/></text:span></text:p>
      <text:p text:style-name="P164"><text:span text:style-name="_5f_OOoComputerComment"><text:span text:style-name="T922"># Create a QScintila editor instance</text:span></text:span></text:p>
      <text:p text:style-name="P164"><text:span text:style-name="_5f_OOoComputerIdent"><text:span text:style-name="T922">editor</text:span></text:span><text:span text:style-name="_5f_OOoComputerSpecial"><text:span text:style-name="T794"> </text:span></text:span><text:span text:style-name="_5f_OOoComputerSpecial"><text:span text:style-name="T922">=</text:span></text:span><text:span text:style-name="_5f_OOoComputerSpecial"><text:span text:style-name="T794"> </text:span></text:span><text:span text:style-name="_5f_OOoComputerIdent"><text:span text:style-name="T922">PyQt5</text:span></text:span><text:span text:style-name="_5f_OOoComputerSpecial"><text:span text:style-name="T922">.</text:span></text:span><text:span text:style-name="_5f_OOoComputerIdent"><text:span text:style-name="T922">Qsci</text:span></text:span><text:span text:style-name="_5f_OOoComputerSpecial"><text:span text:style-name="T922">.</text:span></text:span><text:span text:style-name="_5f_OOoComputerIdent"><text:span text:style-name="T922">QsciScintilla</text:span></text:span><text:span text:style-name="_5f_OOoComputerSpecial"><text:span text:style-name="T922">()</text:span></text:span></text:p>
      <text:p text:style-name="P164"><text:span text:style-name="_5f_OOoComputerComment"><text:span text:style-name="T922"># Set the initial text</text:span></text:span></text:p>
      <text:p text:style-name="P164"><text:span text:style-name="_5f_OOoComputerIdent"><text:span text:style-name="T922">editor</text:span></text:span><text:span text:style-name="_5f_OOoComputerSpecial"><text:span text:style-name="T922">.</text:span></text:span><text:span text:style-name="_5f_OOoComputerIdent"><text:span text:style-name="T922">setText</text:span></text:span><text:span text:style-name="_5f_OOoComputerSpecial"><text:span text:style-name="T922">(</text:span></text:span><text:span text:style-name="_5f_OOoComputerLiteral"><text:span text:style-name="T922">"Inicialization example."</text:span></text:span><text:span text:style-name="_5f_OOoComputerSpecial"><text:span text:style-name="T922">)</text:span></text:span></text:p>
      <text:p text:style-name="P164"><text:span text:style-name="_5f_OOoComputerComment"><text:span text:style-name="T922"># Append some text</text:span></text:span></text:p>
      <text:p text:style-name="P164"><text:span text:style-name="_5f_OOoComputerIdent"><text:span text:style-name="T922">editor</text:span></text:span><text:span text:style-name="_5f_OOoComputerSpecial"><text:span text:style-name="T922">.</text:span></text:span><text:span text:style-name="_5f_OOoComputerIdent"><text:span text:style-name="T922">append</text:span></text:span><text:span text:style-name="_5f_OOoComputerSpecial"><text:span text:style-name="T922">(</text:span></text:span><text:span text:style-name="_5f_OOoComputerLiteral"><text:span text:style-name="T922">"\nAdded text."</text:span></text:span><text:span text:style-name="_5f_OOoComputerSpecial"><text:span text:style-name="T922">)</text:span></text:span></text:p>
      <text:p text:style-name="P164"><text:span text:style-name="_5f_OOoComputerSpecial"><text:span text:style-name="T794"/></text:span></text:p>
      <text:p text:style-name="P164"><text:span text:style-name="_5f_OOoComputerLiteral"><text:span text:style-name="T922">"""</text:span></text:span></text:p>
      <text:p text:style-name="P164"><text:span text:style-name="_5f_OOoComputerIdent"><text:span text:style-name="T392">Line</text:span></text:span><text:span text:style-name="_5f_OOoComputerSpecial"><text:span text:style-name="T393"> </text:span></text:span><text:span text:style-name="_5f_OOoComputerIdent"><text:span text:style-name="T392">number</text:span></text:span><text:span text:style-name="_5f_OOoComputerSpecial"><text:span text:style-name="T393"> </text:span></text:span><text:span text:style-name="_5f_OOoComputerIdent"><text:span text:style-name="T392">margin</text:span></text:span></text:p>
      <text:p text:style-name="P164"><text:span text:style-name="_5f_OOoComputerLiteral"><text:span text:style-name="T922">"""</text:span></text:span></text:p>
      <text:p text:style-name="P164"><text:span text:style-name="_5f_OOoComputerComment"><text:span text:style-name="T922"># Set margin 0 as the line margin (this is the default, so you can skip this step)</text:span></text:span></text:p>
      <text:p text:style-name="P164"><text:span text:style-name="_5f_OOoComputerIdent"><text:span text:style-name="T922">editor</text:span></text:span><text:span text:style-name="_5f_OOoComputerSpecial"><text:span text:style-name="T922">.</text:span></text:span><text:span text:style-name="_5f_OOoComputerIdent"><text:span text:style-name="T922">setMarginType</text:span></text:span><text:span text:style-name="_5f_OOoComputerSpecial"><text:span text:style-name="T922">(</text:span></text:span><text:span text:style-name="_5f_OOoComputerLiteral"><text:span text:style-name="T922">0</text:span></text:span><text:span text:style-name="_5f_OOoComputerSpecial"><text:span text:style-name="T922">,</text:span></text:span><text:span text:style-name="_5f_OOoComputerSpecial"><text:span text:style-name="T794"> </text:span></text:span><text:span text:style-name="_5f_OOoComputerIdent"><text:span text:style-name="T922">PyQt5</text:span></text:span><text:span text:style-name="_5f_OOoComputerSpecial"><text:span text:style-name="T922">.</text:span></text:span><text:span text:style-name="_5f_OOoComputerIdent"><text:span text:style-name="T922">Qsci</text:span></text:span><text:span text:style-name="_5f_OOoComputerSpecial"><text:span text:style-name="T922">.</text:span></text:span><text:span text:style-name="_5f_OOoComputerIdent"><text:span text:style-name="T922">QsciScintilla</text:span></text:span><text:span text:style-name="_5f_OOoComputerSpecial"><text:span text:style-name="T922">.</text:span></text:span><text:span text:style-name="_5f_OOoComputerIdent"><text:span text:style-name="T922">NumberMargin</text:span></text:span><text:span text:style-name="_5f_OOoComputerSpecial"><text:span text:style-name="T922">)</text:span></text:span></text:p>
      <text:p text:style-name="P164"><text:span text:style-name="_5f_OOoComputerComment"><text:span text:style-name="T922"># Set the width of the line number margin with a string, which sets the width</text:span></text:span></text:p>
      <text:p text:style-name="P164"><text:span text:style-name="_5f_OOoComputerComment"><text:span text:style-name="T922"># to the width of the entered string text. There is also an alternative function</text:span></text:span></text:p>
      <text:p text:style-name="P164"><text:span text:style-name="_5f_OOoComputerComment"><text:span text:style-name="T922"># with the same name which you can use to set the width directly in number of pixels.</text:span></text:span></text:p>
      <text:p text:style-name="P164"><text:span text:style-name="_5f_OOoComputerIdent"><text:span text:style-name="T922">editor</text:span></text:span><text:span text:style-name="_5f_OOoComputerSpecial"><text:span text:style-name="T922">.</text:span></text:span><text:span text:style-name="_5f_OOoComputerIdent"><text:span text:style-name="T922">setMarginWidth</text:span></text:span><text:span text:style-name="_5f_OOoComputerSpecial"><text:span text:style-name="T922">(</text:span></text:span><text:span text:style-name="_5f_OOoComputerLiteral"><text:span text:style-name="T922">0</text:span></text:span><text:span text:style-name="_5f_OOoComputerSpecial"><text:span text:style-name="T922">,</text:span></text:span><text:span text:style-name="_5f_OOoComputerSpecial"><text:span text:style-name="T794"> </text:span></text:span><text:span text:style-name="_5f_OOoComputerLiteral"><text:span text:style-name="T922">"00"</text:span></text:span><text:span text:style-name="_5f_OOoComputerSpecial"><text:span text:style-name="T922">)</text:span></text:span></text:p>
      <text:p text:style-name="P164"><text:span text:style-name="_5f_OOoComputerSpecial"><text:span text:style-name="T794"/></text:span></text:p>
      <text:p text:style-name="P164"><text:span text:style-name="_5f_OOoComputerLiteral"><text:span text:style-name="T922">"""</text:span></text:span></text:p>
      <text:p text:style-name="P164"><text:span text:style-name="_5f_OOoComputerIdent"><text:span text:style-name="T392">Symbol</text:span></text:span><text:span text:style-name="_5f_OOoComputerSpecial"><text:span text:style-name="T393"> </text:span></text:span><text:span text:style-name="_5f_OOoComputerIdent"><text:span text:style-name="T392">margin</text:span></text:span><text:span text:style-name="_5f_OOoComputerSpecial"><text:span text:style-name="T393"> </text:span></text:span><text:span text:style-name="_5f_OOoComputerSpecial"><text:span text:style-name="T392">-</text:span></text:span><text:span text:style-name="_5f_OOoComputerSpecial"><text:span text:style-name="T393"> </text:span></text:span><text:span text:style-name="_5f_OOoComputerIdent"><text:span text:style-name="T392">Used</text:span></text:span><text:span text:style-name="_5f_OOoComputerSpecial"><text:span text:style-name="T393"> </text:span></text:span><text:span text:style-name="_5f_OOoComputerIdent"><text:span text:style-name="T392">to</text:span></text:span><text:span text:style-name="_5f_OOoComputerSpecial"><text:span text:style-name="T393"> </text:span></text:span><text:span text:style-name="_5f_OOoComputerIdent"><text:span text:style-name="T392">display</text:span></text:span><text:span text:style-name="_5f_OOoComputerSpecial"><text:span text:style-name="T393"> </text:span></text:span><text:span text:style-name="_5f_OOoComputerIdent"><text:span text:style-name="T392">custom</text:span></text:span><text:span text:style-name="_5f_OOoComputerSpecial"><text:span text:style-name="T393"> </text:span></text:span><text:span text:style-name="_5f_OOoComputerIdent"><text:span text:style-name="T392">symbols</text:span></text:span></text:p>
      <text:p text:style-name="P164"><text:span text:style-name="_5f_OOoComputerLiteral"><text:span text:style-name="T922">"""</text:span></text:span></text:p>
      <text:p text:style-name="P164"><text:span text:style-name="_5f_OOoComputerComment"><text:span text:style-name="T922"># Set margin 1 as a symbol margin (this is the default, so you can skip this step)</text:span></text:span></text:p>
      <text:p text:style-name="P164"><text:span text:style-name="_5f_OOoComputerIdent"><text:span text:style-name="T922">editor</text:span></text:span><text:span text:style-name="_5f_OOoComputerSpecial"><text:span text:style-name="T922">.</text:span></text:span><text:span text:style-name="_5f_OOoComputerIdent"><text:span text:style-name="T922">setMarginType</text:span></text:span><text:span text:style-name="_5f_OOoComputerSpecial"><text:span text:style-name="T922">(</text:span></text:span><text:span text:style-name="_5f_OOoComputerLiteral"><text:span text:style-name="T922">1</text:span></text:span><text:span text:style-name="_5f_OOoComputerSpecial"><text:span text:style-name="T922">,</text:span></text:span><text:span text:style-name="_5f_OOoComputerSpecial"><text:span text:style-name="T794"> </text:span></text:span><text:span text:style-name="_5f_OOoComputerIdent"><text:span text:style-name="T922">PyQt5</text:span></text:span><text:span text:style-name="_5f_OOoComputerSpecial"><text:span text:style-name="T922">.</text:span></text:span><text:span text:style-name="_5f_OOoComputerIdent"><text:span text:style-name="T922">Qsci</text:span></text:span><text:span text:style-name="_5f_OOoComputerSpecial"><text:span text:style-name="T922">.</text:span></text:span><text:span text:style-name="_5f_OOoComputerIdent"><text:span text:style-name="T922">QsciScintilla</text:span></text:span><text:span text:style-name="_5f_OOoComputerSpecial"><text:span text:style-name="T922">.</text:span></text:span><text:span text:style-name="_5f_OOoComputerIdent"><text:span text:style-name="T922">SymbolMargin</text:span></text:span><text:span text:style-name="_5f_OOoComputerSpecial"><text:span text:style-name="T922">)</text:span></text:span></text:p>
      <text:p text:style-name="P164"><text:span text:style-name="_5f_OOoComputerComment"><text:span text:style-name="T922"># Set the margin's width</text:span></text:span></text:p>
      <text:p text:style-name="P164"><text:span text:style-name="_5f_OOoComputerIdent"><text:span text:style-name="T922">editor</text:span></text:span><text:span text:style-name="_5f_OOoComputerSpecial"><text:span text:style-name="T922">.</text:span></text:span><text:span text:style-name="_5f_OOoComputerIdent"><text:span text:style-name="T922">setMarginWidth</text:span></text:span><text:span text:style-name="_5f_OOoComputerSpecial"><text:span text:style-name="T922">(</text:span></text:span><text:span text:style-name="_5f_OOoComputerLiteral"><text:span text:style-name="T922">1</text:span></text:span><text:span text:style-name="_5f_OOoComputerSpecial"><text:span text:style-name="T922">,</text:span></text:span><text:span text:style-name="_5f_OOoComputerSpecial"><text:span text:style-name="T794"> </text:span></text:span><text:span text:style-name="_5f_OOoComputerLiteral"><text:span text:style-name="T922">20</text:span></text:span><text:span text:style-name="_5f_OOoComputerSpecial"><text:span text:style-name="T922">)</text:span></text:span></text:p>
      <text:p text:style-name="P164"><text:span text:style-name="_5f_OOoComputerComment"><text:span text:style-name="T922"># Prepare an image for the marker</text:span></text:span></text:p>
      <text:p text:style-name="P164"><text:soft-page-break/><text:span text:style-name="_5f_OOoComputerIdent"><text:span text:style-name="T922">image_scale_size</text:span></text:span><text:span text:style-name="_5f_OOoComputerSpecial"><text:span text:style-name="T794"> </text:span></text:span><text:span text:style-name="_5f_OOoComputerSpecial"><text:span text:style-name="T922">=</text:span></text:span><text:span text:style-name="_5f_OOoComputerSpecial"><text:span text:style-name="T794"> </text:span></text:span><text:span text:style-name="_5f_OOoComputerIdent"><text:span text:style-name="T922">PyQt5</text:span></text:span><text:span text:style-name="_5f_OOoComputerSpecial"><text:span text:style-name="T922">.</text:span></text:span><text:span text:style-name="_5f_OOoComputerIdent"><text:span text:style-name="T922">QtCore</text:span></text:span><text:span text:style-name="_5f_OOoComputerSpecial"><text:span text:style-name="T922">.</text:span></text:span><text:span text:style-name="_5f_OOoComputerIdent"><text:span text:style-name="T922">QSize</text:span></text:span><text:span text:style-name="_5f_OOoComputerSpecial"><text:span text:style-name="T922">(</text:span></text:span><text:span text:style-name="_5f_OOoComputerLiteral"><text:span text:style-name="T922">16</text:span></text:span><text:span text:style-name="_5f_OOoComputerSpecial"><text:span text:style-name="T922">,</text:span></text:span><text:span text:style-name="_5f_OOoComputerSpecial"><text:span text:style-name="T794"> </text:span></text:span><text:span text:style-name="_5f_OOoComputerLiteral"><text:span text:style-name="T922">16</text:span></text:span><text:span text:style-name="_5f_OOoComputerSpecial"><text:span text:style-name="T922">)</text:span></text:span></text:p>
      <text:p text:style-name="P164"><text:span text:style-name="_5f_OOoComputerIdent"><text:span text:style-name="T922">marker_image</text:span></text:span><text:span text:style-name="_5f_OOoComputerSpecial"><text:span text:style-name="T794"> </text:span></text:span><text:span text:style-name="_5f_OOoComputerSpecial"><text:span text:style-name="T922">=</text:span></text:span><text:span text:style-name="_5f_OOoComputerSpecial"><text:span text:style-name="T794"> </text:span></text:span><text:span text:style-name="_5f_OOoComputerIdent"><text:span text:style-name="T922">PyQt5</text:span></text:span><text:span text:style-name="_5f_OOoComputerSpecial"><text:span text:style-name="T922">.</text:span></text:span><text:span text:style-name="_5f_OOoComputerIdent"><text:span text:style-name="T922">QtGui</text:span></text:span><text:span text:style-name="_5f_OOoComputerSpecial"><text:span text:style-name="T922">.</text:span></text:span><text:span text:style-name="_5f_OOoComputerIdent"><text:span text:style-name="T922">QPixmap</text:span></text:span><text:span text:style-name="_5f_OOoComputerSpecial"><text:span text:style-name="T922">(</text:span></text:span><text:span text:style-name="_5f_OOoComputerLiteral"><text:span text:style-name="T922">"marker_image.png"</text:span></text:span><text:span text:style-name="_5f_OOoComputerSpecial"><text:span text:style-name="T922">)</text:span></text:span></text:p>
      <text:p text:style-name="P164"><text:span text:style-name="_5f_OOoComputerIdent"><text:span text:style-name="T922">scaled_image</text:span></text:span><text:span text:style-name="_5f_OOoComputerSpecial"><text:span text:style-name="T794"> </text:span></text:span><text:span text:style-name="_5f_OOoComputerSpecial"><text:span text:style-name="T922">=</text:span></text:span><text:span text:style-name="_5f_OOoComputerSpecial"><text:span text:style-name="T794"> </text:span></text:span><text:span text:style-name="_5f_OOoComputerIdent"><text:span text:style-name="T922">marker_image</text:span></text:span><text:span text:style-name="_5f_OOoComputerSpecial"><text:span text:style-name="T922">.</text:span></text:span><text:span text:style-name="_5f_OOoComputerIdent"><text:span text:style-name="T922">scaled</text:span></text:span><text:span text:style-name="_5f_OOoComputerSpecial"><text:span text:style-name="T922">(</text:span></text:span><text:span text:style-name="_5f_OOoComputerIdent"><text:span text:style-name="T922">image_scale_size</text:span></text:span><text:span text:style-name="_5f_OOoComputerSpecial"><text:span text:style-name="T922">)</text:span></text:span></text:p>
      <text:p text:style-name="P164"><text:span text:style-name="_5f_OOoComputerComment"><text:span text:style-name="T922"># Set the margin mask (mask constant ~SC_MASK_FOLDERS enables all markers!)</text:span></text:span></text:p>
      <text:p text:style-name="P164"><text:span text:style-name="_5f_OOoComputerComment"><text:span text:style-name="T922"># This sets which of the 32 markers will be visible on margin 1</text:span></text:span></text:p>
      <text:p text:style-name="P164"><text:span text:style-name="_5f_OOoComputerIdent"><text:span text:style-name="T922">editor</text:span></text:span><text:span text:style-name="_5f_OOoComputerSpecial"><text:span text:style-name="T922">.</text:span></text:span><text:span text:style-name="_5f_OOoComputerIdent"><text:span text:style-name="T922">setMarginMarkerMask</text:span></text:span><text:span text:style-name="_5f_OOoComputerSpecial"><text:span text:style-name="T922">(</text:span></text:span></text:p>
      <text:p text:style-name="P164"><text:span text:style-name="_5f_OOoComputerSpecial"><text:span text:style-name="T794"><text:s text:c="4"/></text:span></text:span><text:span text:style-name="_5f_OOoComputerLiteral"><text:span text:style-name="T922">1</text:span></text:span><text:span text:style-name="_5f_OOoComputerSpecial"><text:span text:style-name="T922">,</text:span></text:span><text:span text:style-name="_5f_OOoComputerSpecial"><text:span text:style-name="T794"> </text:span></text:span><text:span text:style-name="_5f_OOoComputerSpecial"><text:span text:style-name="T922">~</text:span></text:span><text:span text:style-name="_5f_OOoComputerIdent"><text:span text:style-name="T922">PyQt5</text:span></text:span><text:span text:style-name="_5f_OOoComputerSpecial"><text:span text:style-name="T922">.</text:span></text:span><text:span text:style-name="_5f_OOoComputerIdent"><text:span text:style-name="T922">Qsci</text:span></text:span><text:span text:style-name="_5f_OOoComputerSpecial"><text:span text:style-name="T922">.</text:span></text:span><text:span text:style-name="_5f_OOoComputerIdent"><text:span text:style-name="T922">QsciScintillaBase</text:span></text:span><text:span text:style-name="_5f_OOoComputerSpecial"><text:span text:style-name="T922">.</text:span></text:span><text:span text:style-name="_5f_OOoComputerIdent"><text:span text:style-name="T922">SC_MASK_FOLDERS</text:span></text:span><text:span text:style-name="_5f_OOoComputerSpecial"><text:span text:style-name="T794"> </text:span></text:span></text:p>
      <text:p text:style-name="P164"><text:span text:style-name="_5f_OOoComputerSpecial"><text:span text:style-name="T922">)</text:span></text:span></text:p>
      <text:p text:style-name="P164"><text:span text:style-name="_5f_OOoComputerComment"><text:span text:style-name="T922"># Just for info we display the margin mask, which should be: 0b1111111111111111111111111</text:span></text:span></text:p>
      <text:p text:style-name="P164"><text:span text:style-name="_5f_OOoComputerComment"><text:span text:style-name="T922"># which means all 32 markers are enabled.</text:span></text:span></text:p>
      <text:p text:style-name="P164"><text:span text:style-name="_5f_OOoComputerKeyWord"><text:span text:style-name="T922">print</text:span></text:span><text:span text:style-name="_5f_OOoComputerSpecial"><text:span text:style-name="T922">(</text:span></text:span><text:span text:style-name="_5f_OOoComputerIdent"><text:span text:style-name="T922">bin</text:span></text:span><text:span text:style-name="_5f_OOoComputerSpecial"><text:span text:style-name="T922">(</text:span></text:span><text:span text:style-name="_5f_OOoComputerIdent"><text:span text:style-name="T922">editor</text:span></text:span><text:span text:style-name="_5f_OOoComputerSpecial"><text:span text:style-name="T922">.</text:span></text:span><text:span text:style-name="_5f_OOoComputerIdent"><text:span text:style-name="T922">marginMarkerMask</text:span></text:span><text:span text:style-name="_5f_OOoComputerSpecial"><text:span text:style-name="T922">(</text:span></text:span><text:span text:style-name="_5f_OOoComputerLiteral"><text:span text:style-name="T922">1</text:span></text:span><text:span text:style-name="_5f_OOoComputerSpecial"><text:span text:style-name="T922">)))</text:span></text:span></text:p>
      <text:p text:style-name="P164"><text:span text:style-name="_5f_OOoComputerComment"><text:span text:style-name="T922"># Create and add marker on margin 1</text:span></text:span></text:p>
      <text:p text:style-name="P164"><text:span text:style-name="_5f_OOoComputerIdent"><text:span text:style-name="T922">marker</text:span></text:span><text:span text:style-name="_5f_OOoComputerSpecial"><text:span text:style-name="T794"> </text:span></text:span><text:span text:style-name="_5f_OOoComputerSpecial"><text:span text:style-name="T922">=</text:span></text:span><text:span text:style-name="_5f_OOoComputerSpecial"><text:span text:style-name="T794"> </text:span></text:span><text:span text:style-name="_5f_OOoComputerIdent"><text:span text:style-name="T922">editor</text:span></text:span><text:span text:style-name="_5f_OOoComputerSpecial"><text:span text:style-name="T922">.</text:span></text:span><text:span text:style-name="_5f_OOoComputerIdent"><text:span text:style-name="T922">markerDefine</text:span></text:span><text:span text:style-name="_5f_OOoComputerSpecial"><text:span text:style-name="T922">(</text:span></text:span><text:span text:style-name="_5f_OOoComputerIdent"><text:span text:style-name="T922">scaled_image</text:span></text:span><text:span text:style-name="_5f_OOoComputerSpecial"><text:span text:style-name="T922">,</text:span></text:span><text:span text:style-name="_5f_OOoComputerSpecial"><text:span text:style-name="T794"> </text:span></text:span><text:span text:style-name="_5f_OOoComputerLiteral"><text:span text:style-name="T922">1</text:span></text:span><text:span text:style-name="_5f_OOoComputerSpecial"><text:span text:style-name="T922">)</text:span></text:span></text:p>
      <text:p text:style-name="P164"><text:span text:style-name="_5f_OOoComputerIdent"><text:span text:style-name="T922">editor</text:span></text:span><text:span text:style-name="_5f_OOoComputerSpecial"><text:span text:style-name="T922">.</text:span></text:span><text:span text:style-name="_5f_OOoComputerIdent"><text:span text:style-name="T922">markerAdd</text:span></text:span><text:span text:style-name="_5f_OOoComputerSpecial"><text:span text:style-name="T922">(</text:span></text:span><text:span text:style-name="_5f_OOoComputerLiteral"><text:span text:style-name="T922">1</text:span></text:span><text:span text:style-name="_5f_OOoComputerSpecial"><text:span text:style-name="T922">,</text:span></text:span><text:span text:style-name="_5f_OOoComputerSpecial"><text:span text:style-name="T794"> </text:span></text:span><text:span text:style-name="_5f_OOoComputerLiteral"><text:span text:style-name="T922">1</text:span></text:span><text:span text:style-name="_5f_OOoComputerSpecial"><text:span text:style-name="T922">)</text:span></text:span></text:p>
      <text:p text:style-name="P164"><text:span text:style-name="_5f_OOoComputerSpecial"><text:span text:style-name="T794"/></text:span></text:p>
      <text:p text:style-name="P164"><text:span text:style-name="_5f_OOoComputerLiteral"><text:span text:style-name="T922">"""</text:span></text:span></text:p>
      <text:p text:style-name="P164"><text:span text:style-name="_5f_OOoComputerIdent"><text:span text:style-name="T392">Symbol</text:span></text:span><text:span text:style-name="_5f_OOoComputerSpecial"><text:span text:style-name="T393"> </text:span></text:span><text:span text:style-name="_5f_OOoComputerIdent"><text:span text:style-name="T392">margin</text:span></text:span><text:span text:style-name="_5f_OOoComputerSpecial"><text:span text:style-name="T393"> </text:span></text:span><text:span text:style-name="_5f_OOoComputerKeyWord"><text:span text:style-name="T392">with</text:span></text:span><text:span text:style-name="_5f_OOoComputerSpecial"><text:span text:style-name="T393"> </text:span></text:span><text:span text:style-name="_5f_OOoComputerIdent"><text:span text:style-name="T392">the</text:span></text:span><text:span text:style-name="_5f_OOoComputerSpecial"><text:span text:style-name="T393"> </text:span></text:span><text:span text:style-name="_5f_OOoComputerIdent"><text:span text:style-name="T392">background</text:span></text:span><text:span text:style-name="_5f_OOoComputerSpecial"><text:span text:style-name="T393"> </text:span></text:span><text:span text:style-name="_5f_OOoComputerIdent"><text:span text:style-name="T392">color</text:span></text:span><text:span text:style-name="_5f_OOoComputerSpecial"><text:span text:style-name="T393"> </text:span></text:span><text:span text:style-name="_5f_OOoComputerIdent"><text:span text:style-name="T392">set</text:span></text:span><text:span text:style-name="_5f_OOoComputerSpecial"><text:span text:style-name="T393"> </text:span></text:span><text:span text:style-name="_5f_OOoComputerIdent"><text:span text:style-name="T392">to</text:span></text:span><text:span text:style-name="_5f_OOoComputerSpecial"><text:span text:style-name="T393"> </text:span></text:span><text:span text:style-name="_5f_OOoComputerIdent"><text:span text:style-name="T392">the</text:span></text:span><text:span text:style-name="_5f_OOoComputerSpecial"><text:span text:style-name="T393"> </text:span></text:span><text:span text:style-name="_5f_OOoComputerIdent"><text:span text:style-name="T392">editor</text:span></text:span><text:span text:style-name="_5f_OOoComputerLiteral"><text:span text:style-name="T392">'s default paper (background) color</text:span></text:span></text:p>
      <text:p text:style-name="P164"><text:span text:style-name="_5f_OOoComputerLiteral"><text:span text:style-name="T922">"""</text:span></text:span></text:p>
      <text:p text:style-name="P164"><text:span text:style-name="_5f_OOoComputerComment"><text:span text:style-name="T922"># Set margin 2 as a symbol margin with customizable background color</text:span></text:span></text:p>
      <text:p text:style-name="P164"><text:span text:style-name="_5f_OOoComputerIdent"><text:span text:style-name="T922">editor</text:span></text:span><text:span text:style-name="_5f_OOoComputerSpecial"><text:span text:style-name="T922">.</text:span></text:span><text:span text:style-name="_5f_OOoComputerIdent"><text:span text:style-name="T922">setMarginType</text:span></text:span><text:span text:style-name="_5f_OOoComputerSpecial"><text:span text:style-name="T922">(</text:span></text:span><text:span text:style-name="_5f_OOoComputerLiteral"><text:span text:style-name="T922">2</text:span></text:span><text:span text:style-name="_5f_OOoComputerSpecial"><text:span text:style-name="T922">,</text:span></text:span><text:span text:style-name="_5f_OOoComputerSpecial"><text:span text:style-name="T794"> </text:span></text:span><text:span text:style-name="_5f_OOoComputerIdent"><text:span text:style-name="T922">PyQt5</text:span></text:span><text:span text:style-name="_5f_OOoComputerSpecial"><text:span text:style-name="T922">.</text:span></text:span><text:span text:style-name="_5f_OOoComputerIdent"><text:span text:style-name="T922">Qsci</text:span></text:span><text:span text:style-name="_5f_OOoComputerSpecial"><text:span text:style-name="T922">.</text:span></text:span><text:span text:style-name="_5f_OOoComputerIdent"><text:span text:style-name="T922">QsciScintilla</text:span></text:span><text:span text:style-name="_5f_OOoComputerSpecial"><text:span text:style-name="T922">.</text:span></text:span><text:span text:style-name="_5f_OOoComputerIdent"><text:span text:style-name="T922">SymbolMarginDefaultBackgroundColor</text:span></text:span><text:span text:style-name="_5f_OOoComputerSpecial"><text:span text:style-name="T922">)</text:span></text:span></text:p>
      <text:p text:style-name="P164"><text:span text:style-name="_5f_OOoComputerComment"><text:span text:style-name="T922"># Set the margin's width</text:span></text:span></text:p>
      <text:p text:style-name="P164"><text:span text:style-name="_5f_OOoComputerIdent"><text:span text:style-name="T922">editor</text:span></text:span><text:span text:style-name="_5f_OOoComputerSpecial"><text:span text:style-name="T922">.</text:span></text:span><text:span text:style-name="_5f_OOoComputerIdent"><text:span text:style-name="T922">setMarginWidth</text:span></text:span><text:span text:style-name="_5f_OOoComputerSpecial"><text:span text:style-name="T922">(</text:span></text:span><text:span text:style-name="_5f_OOoComputerLiteral"><text:span text:style-name="T922">2</text:span></text:span><text:span text:style-name="_5f_OOoComputerSpecial"><text:span text:style-name="T922">,</text:span></text:span><text:span text:style-name="_5f_OOoComputerSpecial"><text:span text:style-name="T794"> </text:span></text:span><text:span text:style-name="_5f_OOoComputerLiteral"><text:span text:style-name="T922">"000000"</text:span></text:span><text:span text:style-name="_5f_OOoComputerSpecial"><text:span text:style-name="T922">)</text:span></text:span></text:p>
      <text:p text:style-name="P164"><text:span text:style-name="_5f_OOoComputerSpecial"><text:span text:style-name="T794"/></text:span></text:p>
      <text:p text:style-name="P164"><text:span text:style-name="_5f_OOoComputerLiteral"><text:span text:style-name="T922">"""</text:span></text:span></text:p>
      <text:p text:style-name="P164"><text:span text:style-name="_5f_OOoComputerIdent"><text:span text:style-name="T392">Symbol</text:span></text:span><text:span text:style-name="_5f_OOoComputerSpecial"><text:span text:style-name="T393"> </text:span></text:span><text:span text:style-name="_5f_OOoComputerIdent"><text:span text:style-name="T392">margin</text:span></text:span><text:span text:style-name="_5f_OOoComputerSpecial"><text:span text:style-name="T393"> </text:span></text:span><text:span text:style-name="_5f_OOoComputerKeyWord"><text:span text:style-name="T392">with</text:span></text:span><text:span text:style-name="_5f_OOoComputerSpecial"><text:span text:style-name="T393"> </text:span></text:span><text:span text:style-name="_5f_OOoComputerIdent"><text:span text:style-name="T392">the</text:span></text:span><text:span text:style-name="_5f_OOoComputerSpecial"><text:span text:style-name="T393"> </text:span></text:span><text:span text:style-name="_5f_OOoComputerIdent"><text:span text:style-name="T392">background</text:span></text:span><text:span text:style-name="_5f_OOoComputerSpecial"><text:span text:style-name="T393"> </text:span></text:span><text:span text:style-name="_5f_OOoComputerIdent"><text:span text:style-name="T392">color</text:span></text:span><text:span text:style-name="_5f_OOoComputerSpecial"><text:span text:style-name="T393"> </text:span></text:span><text:span text:style-name="_5f_OOoComputerIdent"><text:span text:style-name="T392">set</text:span></text:span><text:span text:style-name="_5f_OOoComputerSpecial"><text:span text:style-name="T393"> </text:span></text:span><text:span text:style-name="_5f_OOoComputerIdent"><text:span text:style-name="T392">to</text:span></text:span><text:span text:style-name="_5f_OOoComputerSpecial"><text:span text:style-name="T393"> </text:span></text:span><text:span text:style-name="_5f_OOoComputerIdent"><text:span text:style-name="T392">the</text:span></text:span><text:span text:style-name="_5f_OOoComputerSpecial"><text:span text:style-name="T393"> </text:span></text:span><text:span text:style-name="_5f_OOoComputerIdent"><text:span text:style-name="T392">editor</text:span></text:span><text:span text:style-name="_5f_OOoComputerLiteral"><text:span text:style-name="T392">'s default font color</text:span></text:span></text:p>
      <text:p text:style-name="P164"><text:span text:style-name="_5f_OOoComputerLiteral"><text:span text:style-name="T922">"""</text:span></text:span></text:p>
      <text:p text:style-name="P164"><text:span text:style-name="_5f_OOoComputerComment"><text:span text:style-name="T922"># Set margin 4 as a symbol margin with customizable background color</text:span></text:span></text:p>
      <text:p text:style-name="P164"><text:span text:style-name="_5f_OOoComputerIdent"><text:span text:style-name="T922">editor</text:span></text:span><text:span text:style-name="_5f_OOoComputerSpecial"><text:span text:style-name="T922">.</text:span></text:span><text:span text:style-name="_5f_OOoComputerIdent"><text:span text:style-name="T922">setMarginType</text:span></text:span><text:span text:style-name="_5f_OOoComputerSpecial"><text:span text:style-name="T922">(</text:span></text:span><text:span text:style-name="_5f_OOoComputerLiteral"><text:span text:style-name="T922">3</text:span></text:span><text:span text:style-name="_5f_OOoComputerSpecial"><text:span text:style-name="T922">,</text:span></text:span><text:span text:style-name="_5f_OOoComputerSpecial"><text:span text:style-name="T794"> </text:span></text:span><text:span text:style-name="_5f_OOoComputerIdent"><text:span text:style-name="T922">PyQt5</text:span></text:span><text:span text:style-name="_5f_OOoComputerSpecial"><text:span text:style-name="T922">.</text:span></text:span><text:span text:style-name="_5f_OOoComputerIdent"><text:span text:style-name="T922">Qsci</text:span></text:span><text:span text:style-name="_5f_OOoComputerSpecial"><text:span text:style-name="T922">.</text:span></text:span><text:span text:style-name="_5f_OOoComputerIdent"><text:span text:style-name="T922">QsciScintilla</text:span></text:span><text:span text:style-name="_5f_OOoComputerSpecial"><text:span text:style-name="T922">.</text:span></text:span><text:span text:style-name="_5f_OOoComputerIdent"><text:span text:style-name="T922">SymbolMarginDefaultForegroundColor</text:span></text:span><text:span text:style-name="_5f_OOoComputerSpecial"><text:span text:style-name="T922">)</text:span></text:span></text:p>
      <text:p text:style-name="P164"><text:span text:style-name="_5f_OOoComputerComment"><text:span text:style-name="T922"># Set the margin's width</text:span></text:span></text:p>
      <text:p text:style-name="P164"><text:span text:style-name="_5f_OOoComputerIdent"><text:span text:style-name="T922">editor</text:span></text:span><text:span text:style-name="_5f_OOoComputerSpecial"><text:span text:style-name="T922">.</text:span></text:span><text:span text:style-name="_5f_OOoComputerIdent"><text:span text:style-name="T922">setMarginWidth</text:span></text:span><text:span text:style-name="_5f_OOoComputerSpecial"><text:span text:style-name="T922">(</text:span></text:span><text:span text:style-name="_5f_OOoComputerLiteral"><text:span text:style-name="T922">3</text:span></text:span><text:span text:style-name="_5f_OOoComputerSpecial"><text:span text:style-name="T922">,</text:span></text:span><text:span text:style-name="_5f_OOoComputerSpecial"><text:span text:style-name="T794"> </text:span></text:span><text:span text:style-name="_5f_OOoComputerLiteral"><text:span text:style-name="T922">"0000"</text:span></text:span><text:span text:style-name="_5f_OOoComputerSpecial"><text:span text:style-name="T922">)</text:span></text:span></text:p>
      <text:p text:style-name="P165"><text:span text:style-name="_5f_OOoComputerComment"><text:span text:style-name="T937"># Set the margin mask to display all markers</text:span></text:span></text:p>
      <text:p text:style-name="P165"><text:span text:style-name="_5f_OOoComputerIdent"><text:span text:style-name="T937">editor</text:span></text:span><text:span text:style-name="_5f_OOoComputerSpecial"><text:span text:style-name="T937">.</text:span></text:span><text:span text:style-name="_5f_OOoComputerIdent"><text:span text:style-name="T937">setMarginMarkerMask</text:span></text:span><text:span text:style-name="_5f_OOoComputerSpecial"><text:span text:style-name="T937">(</text:span></text:span></text:p>
      <text:p text:style-name="P165"><text:span text:style-name="_5f_OOoComputerSpecial"><text:span text:style-name="T937"><text:s text:c="4"/></text:span></text:span><text:span text:style-name="_5f_OOoComputerLiteral"><text:span text:style-name="T937">3</text:span></text:span><text:span text:style-name="_5f_OOoComputerSpecial"><text:span text:style-name="T937">, </text:span></text:span><text:span text:style-name="_5f_OOoComputerLiteral"><text:span text:style-name="T937">0</text:span></text:span><text:span text:style-name="_5f_OOoComputerIdent"><text:span text:style-name="T937">b1111111111111111111111111</text:span></text:span></text:p>
      <text:p text:style-name="P165"><text:span text:style-name="_5f_OOoComputerSpecial"><text:span text:style-name="T937">)</text:span></text:span></text:p>
      <text:p text:style-name="P165"><text:soft-page-break/><text:span text:style-name="_5f_OOoComputerComment"><text:span text:style-name="T937"># Add a marker that is built into QScintilla.</text:span></text:span></text:p>
      <text:p text:style-name="P165"><text:span text:style-name="_5f_OOoComputerComment"><text:span text:style-name="T937"># Note that the marker will be displayed on all symbol margins with the </text:span></text:span></text:p>
      <text:p text:style-name="P165"><text:span text:style-name="_5f_OOoComputerComment"><text:span text:style-name="T937"># third marker bit set to '1'!</text:span></text:span></text:p>
      <text:p text:style-name="P165"><text:span text:style-name="_5f_OOoComputerIdent"><text:span text:style-name="T937">marker</text:span></text:span><text:span text:style-name="_5f_OOoComputerSpecial"><text:span text:style-name="T937"> = </text:span></text:span><text:span text:style-name="_5f_OOoComputerIdent"><text:span text:style-name="T937">editor</text:span></text:span><text:span text:style-name="_5f_OOoComputerSpecial"><text:span text:style-name="T937">.</text:span></text:span><text:span text:style-name="_5f_OOoComputerIdent"><text:span text:style-name="T937">markerDefine</text:span></text:span><text:span text:style-name="_5f_OOoComputerSpecial"><text:span text:style-name="T937">(</text:span></text:span><text:span text:style-name="_5f_OOoComputerIdent"><text:span text:style-name="T937">PyQt5</text:span></text:span><text:span text:style-name="_5f_OOoComputerSpecial"><text:span text:style-name="T937">.</text:span></text:span><text:span text:style-name="_5f_OOoComputerIdent"><text:span text:style-name="T937">Qsci</text:span></text:span><text:span text:style-name="_5f_OOoComputerSpecial"><text:span text:style-name="T937">.</text:span></text:span><text:span text:style-name="_5f_OOoComputerIdent"><text:span text:style-name="T937">QsciScintilla</text:span></text:span><text:span text:style-name="_5f_OOoComputerSpecial"><text:span text:style-name="T937">.</text:span></text:span><text:span text:style-name="_5f_OOoComputerIdent"><text:span text:style-name="T937">Rectangle</text:span></text:span><text:span text:style-name="_5f_OOoComputerSpecial"><text:span text:style-name="T937">, </text:span></text:span><text:span text:style-name="_5f_OOoComputerLiteral"><text:span text:style-name="T937">2</text:span></text:span><text:span text:style-name="_5f_OOoComputerSpecial"><text:span text:style-name="T937">)</text:span></text:span></text:p>
      <text:p text:style-name="P165"><text:span text:style-name="_5f_OOoComputerIdent"><text:span text:style-name="T937">editor</text:span></text:span><text:span text:style-name="_5f_OOoComputerSpecial"><text:span text:style-name="T937">.</text:span></text:span><text:span text:style-name="_5f_OOoComputerIdent"><text:span text:style-name="T937">markerAdd</text:span></text:span><text:span text:style-name="_5f_OOoComputerSpecial"><text:span text:style-name="T937">(</text:span></text:span><text:span text:style-name="_5f_OOoComputerLiteral"><text:span text:style-name="T937">0</text:span></text:span><text:span text:style-name="_5f_OOoComputerSpecial"><text:span text:style-name="T937">, </text:span></text:span><text:span text:style-name="_5f_OOoComputerLiteral"><text:span text:style-name="T937">2</text:span></text:span><text:span text:style-name="_5f_OOoComputerSpecial"><text:span text:style-name="T937">)</text:span></text:span></text:p>
      <text:p text:style-name="P164"><text:span text:style-name="_5f_OOoComputerSpecial"><text:span text:style-name="T794"/></text:span></text:p>
      <text:p text:style-name="P164"><text:span text:style-name="_5f_OOoComputerLiteral"><text:span text:style-name="T922">"""</text:span></text:span></text:p>
      <text:p text:style-name="P164"><text:span text:style-name="_5f_OOoComputerIdent"><text:span text:style-name="T392">Text</text:span></text:span><text:span text:style-name="_5f_OOoComputerSpecial"><text:span text:style-name="T393"> </text:span></text:span><text:span text:style-name="_5f_OOoComputerIdent"><text:span text:style-name="T392">margin</text:span></text:span></text:p>
      <text:p text:style-name="P164"><text:span text:style-name="_5f_OOoComputerLiteral"><text:span text:style-name="T922">"""</text:span></text:span></text:p>
      <text:p text:style-name="P164"><text:span text:style-name="_5f_OOoComputerComment"><text:span text:style-name="T922"># Set margin 5 as a symbol margin with customizable background color</text:span></text:span></text:p>
      <text:p text:style-name="P164"><text:span text:style-name="_5f_OOoComputerIdent"><text:span text:style-name="T922">editor</text:span></text:span><text:span text:style-name="_5f_OOoComputerSpecial"><text:span text:style-name="T922">.</text:span></text:span><text:span text:style-name="_5f_OOoComputerIdent"><text:span text:style-name="T922">setMarginType</text:span></text:span><text:span text:style-name="_5f_OOoComputerSpecial"><text:span text:style-name="T922">(</text:span></text:span><text:span text:style-name="_5f_OOoComputerLiteral"><text:span text:style-name="T922">4</text:span></text:span><text:span text:style-name="_5f_OOoComputerSpecial"><text:span text:style-name="T922">,</text:span></text:span><text:span text:style-name="_5f_OOoComputerSpecial"><text:span text:style-name="T794"> </text:span></text:span><text:span text:style-name="_5f_OOoComputerIdent"><text:span text:style-name="T922">PyQt5</text:span></text:span><text:span text:style-name="_5f_OOoComputerSpecial"><text:span text:style-name="T922">.</text:span></text:span><text:span text:style-name="_5f_OOoComputerIdent"><text:span text:style-name="T922">Qsci</text:span></text:span><text:span text:style-name="_5f_OOoComputerSpecial"><text:span text:style-name="T922">.</text:span></text:span><text:span text:style-name="_5f_OOoComputerIdent"><text:span text:style-name="T922">QsciScintilla</text:span></text:span><text:span text:style-name="_5f_OOoComputerSpecial"><text:span text:style-name="T922">.</text:span></text:span><text:span text:style-name="_5f_OOoComputerIdent"><text:span text:style-name="T922">TextMargin</text:span></text:span><text:span text:style-name="_5f_OOoComputerSpecial"><text:span text:style-name="T922">)</text:span></text:span></text:p>
      <text:p text:style-name="P164"><text:span text:style-name="_5f_OOoComputerComment"><text:span text:style-name="T922"># Set the margin's width</text:span></text:span></text:p>
      <text:p text:style-name="P164"><text:span text:style-name="_5f_OOoComputerIdent"><text:span text:style-name="T922">editor</text:span></text:span><text:span text:style-name="_5f_OOoComputerSpecial"><text:span text:style-name="T922">.</text:span></text:span><text:span text:style-name="_5f_OOoComputerIdent"><text:span text:style-name="T922">setMarginWidth</text:span></text:span><text:span text:style-name="_5f_OOoComputerSpecial"><text:span text:style-name="T922">(</text:span></text:span><text:span text:style-name="_5f_OOoComputerLiteral"><text:span text:style-name="T922">4</text:span></text:span><text:span text:style-name="_5f_OOoComputerSpecial"><text:span text:style-name="T922">,</text:span></text:span><text:span text:style-name="_5f_OOoComputerSpecial"><text:span text:style-name="T794"> </text:span></text:span><text:span text:style-name="_5f_OOoComputerLiteral"><text:span text:style-name="T922">"00000"</text:span></text:span><text:span text:style-name="_5f_OOoComputerSpecial"><text:span text:style-name="T922">)</text:span></text:span></text:p>
      <text:p text:style-name="P164"><text:span text:style-name="_5f_OOoComputerComment"><text:span text:style-name="T922"># Set the margin's text on line 1 font style 0 </text:span></text:span></text:p>
      <text:p text:style-name="P164"><text:span text:style-name="_5f_OOoComputerComment"><text:span text:style-name="T922"># Style 0 is taken from the current lexer, I think!</text:span></text:span></text:p>
      <text:p text:style-name="P164"><text:span text:style-name="_5f_OOoComputerIdent"><text:span text:style-name="T922">editor</text:span></text:span><text:span text:style-name="_5f_OOoComputerSpecial"><text:span text:style-name="T922">.</text:span></text:span><text:span text:style-name="_5f_OOoComputerIdent"><text:span text:style-name="T922">setMarginText</text:span></text:span><text:span text:style-name="_5f_OOoComputerSpecial"><text:span text:style-name="T922">(</text:span></text:span><text:span text:style-name="_5f_OOoComputerLiteral"><text:span text:style-name="T922">0</text:span></text:span><text:span text:style-name="_5f_OOoComputerSpecial"><text:span text:style-name="T922">,</text:span></text:span><text:span text:style-name="_5f_OOoComputerSpecial"><text:span text:style-name="T794"> </text:span></text:span><text:span text:style-name="_5f_OOoComputerLiteral"><text:span text:style-name="T922">"line1"</text:span></text:span><text:span text:style-name="_5f_OOoComputerSpecial"><text:span text:style-name="T922">,</text:span></text:span><text:span text:style-name="_5f_OOoComputerSpecial"><text:span text:style-name="T794"> </text:span></text:span><text:span text:style-name="_5f_OOoComputerLiteral"><text:span text:style-name="T922">0</text:span></text:span><text:span text:style-name="_5f_OOoComputerSpecial"><text:span text:style-name="T922">)</text:span></text:span></text:p>
      <text:p text:style-name="P164"><text:span text:style-name="_5f_OOoComputerComment"><text:span text:style-name="T922"># Create a new style and set it on line 2 with some text</text:span></text:span></text:p>
      <text:p text:style-name="P164"><text:span text:style-name="_5f_OOoComputerIdent"><text:span text:style-name="T922">style</text:span></text:span><text:span text:style-name="_5f_OOoComputerSpecial"><text:span text:style-name="T794"> </text:span></text:span><text:span text:style-name="_5f_OOoComputerSpecial"><text:span text:style-name="T922">=</text:span></text:span><text:span text:style-name="_5f_OOoComputerSpecial"><text:span text:style-name="T794"> </text:span></text:span><text:span text:style-name="_5f_OOoComputerIdent"><text:span text:style-name="T922">PyQt5</text:span></text:span><text:span text:style-name="_5f_OOoComputerSpecial"><text:span text:style-name="T922">.</text:span></text:span><text:span text:style-name="_5f_OOoComputerIdent"><text:span text:style-name="T922">Qsci</text:span></text:span><text:span text:style-name="_5f_OOoComputerSpecial"><text:span text:style-name="T922">.</text:span></text:span><text:span text:style-name="_5f_OOoComputerIdent"><text:span text:style-name="T922">QsciStyle</text:span></text:span><text:span text:style-name="_5f_OOoComputerSpecial"><text:span text:style-name="T922">(</text:span></text:span></text:p>
      <text:p text:style-name="P164"><text:span text:style-name="_5f_OOoComputerSpecial"><text:span text:style-name="T794"><text:s text:c="4"/></text:span></text:span><text:span text:style-name="_5f_OOoComputerLiteral"><text:span text:style-name="T922">2</text:span></text:span><text:span text:style-name="_5f_OOoComputerSpecial"><text:span text:style-name="T922">,</text:span></text:span><text:span text:style-name="_5f_OOoComputerSpecial"><text:span text:style-name="T794"> </text:span></text:span><text:span text:style-name="_5f_OOoComputerComment"><text:span text:style-name="T922"># style (This has to be set to something other than 0, as that is the default)</text:span></text:span></text:p>
      <text:p text:style-name="P164"><text:span text:style-name="_5f_OOoComputerSpecial"><text:span text:style-name="T794"><text:s text:c="4"/></text:span></text:span><text:span text:style-name="_5f_OOoComputerLiteral"><text:span text:style-name="T922">"new style"</text:span></text:span><text:span text:style-name="_5f_OOoComputerSpecial"><text:span text:style-name="T922">,</text:span></text:span><text:span text:style-name="_5f_OOoComputerSpecial"><text:span text:style-name="T794"> </text:span></text:span><text:span text:style-name="_5f_OOoComputerComment"><text:span text:style-name="T922"># description</text:span></text:span></text:p>
      <text:p text:style-name="P164"><text:span text:style-name="_5f_OOoComputerSpecial"><text:span text:style-name="T794"><text:s text:c="4"/></text:span></text:span><text:span text:style-name="_5f_OOoComputerIdent"><text:span text:style-name="T922">PyQt5</text:span></text:span><text:span text:style-name="_5f_OOoComputerSpecial"><text:span text:style-name="T922">.</text:span></text:span><text:span text:style-name="_5f_OOoComputerIdent"><text:span text:style-name="T922">QtGui</text:span></text:span><text:span text:style-name="_5f_OOoComputerSpecial"><text:span text:style-name="T922">.</text:span></text:span><text:span text:style-name="_5f_OOoComputerIdent"><text:span text:style-name="T922">QColor</text:span></text:span><text:span text:style-name="_5f_OOoComputerSpecial"><text:span text:style-name="T922">(</text:span></text:span><text:span text:style-name="_5f_OOoComputerLiteral"><text:span text:style-name="T922">0x8a</text:span></text:span><text:span text:style-name="_5f_OOoComputerSpecial"><text:span text:style-name="T922">,</text:span></text:span><text:span text:style-name="_5f_OOoComputerSpecial"><text:span text:style-name="T794"> </text:span></text:span><text:span text:style-name="_5f_OOoComputerLiteral"><text:span text:style-name="T922">0xe2</text:span></text:span><text:span text:style-name="_5f_OOoComputerSpecial"><text:span text:style-name="T922">,</text:span></text:span><text:span text:style-name="_5f_OOoComputerSpecial"><text:span text:style-name="T794"> </text:span></text:span><text:span text:style-name="_5f_OOoComputerLiteral"><text:span text:style-name="T922">0x34</text:span></text:span><text:span text:style-name="_5f_OOoComputerSpecial"><text:span text:style-name="T922">,</text:span></text:span><text:span text:style-name="_5f_OOoComputerSpecial"><text:span text:style-name="T794"> </text:span></text:span><text:span text:style-name="_5f_OOoComputerLiteral"><text:span text:style-name="T922">80</text:span></text:span><text:span text:style-name="_5f_OOoComputerSpecial"><text:span text:style-name="T922">),</text:span></text:span><text:span text:style-name="_5f_OOoComputerSpecial"><text:span text:style-name="T794"> </text:span></text:span><text:span text:style-name="_5f_OOoComputerComment"><text:span text:style-name="T922"># color (font)</text:span></text:span></text:p>
      <text:p text:style-name="P164"><text:span text:style-name="_5f_OOoComputerSpecial"><text:span text:style-name="T794"><text:s text:c="4"/></text:span></text:span><text:span text:style-name="_5f_OOoComputerIdent"><text:span text:style-name="T922">PyQt5</text:span></text:span><text:span text:style-name="_5f_OOoComputerSpecial"><text:span text:style-name="T922">.</text:span></text:span><text:span text:style-name="_5f_OOoComputerIdent"><text:span text:style-name="T922">QtGui</text:span></text:span><text:span text:style-name="_5f_OOoComputerSpecial"><text:span text:style-name="T922">.</text:span></text:span><text:span text:style-name="_5f_OOoComputerIdent"><text:span text:style-name="T922">QColor</text:span></text:span><text:span text:style-name="_5f_OOoComputerSpecial"><text:span text:style-name="T922">(</text:span></text:span><text:span text:style-name="_5f_OOoComputerLiteral"><text:span text:style-name="T922">0xff</text:span></text:span><text:span text:style-name="_5f_OOoComputerSpecial"><text:span text:style-name="T922">,</text:span></text:span><text:span text:style-name="_5f_OOoComputerSpecial"><text:span text:style-name="T794"> </text:span></text:span><text:span text:style-name="_5f_OOoComputerLiteral"><text:span text:style-name="T922">0xff</text:span></text:span><text:span text:style-name="_5f_OOoComputerSpecial"><text:span text:style-name="T922">,</text:span></text:span><text:span text:style-name="_5f_OOoComputerSpecial"><text:span text:style-name="T794"> </text:span></text:span><text:span text:style-name="_5f_OOoComputerLiteral"><text:span text:style-name="T922">0xff</text:span></text:span><text:span text:style-name="_5f_OOoComputerSpecial"><text:span text:style-name="T922">,</text:span></text:span><text:span text:style-name="_5f_OOoComputerSpecial"><text:span text:style-name="T794"> </text:span></text:span><text:span text:style-name="_5f_OOoComputerLiteral"><text:span text:style-name="T922">0xff</text:span></text:span><text:span text:style-name="_5f_OOoComputerSpecial"><text:span text:style-name="T922">),</text:span></text:span><text:span text:style-name="_5f_OOoComputerSpecial"><text:span text:style-name="T794"> </text:span></text:span><text:span text:style-name="_5f_OOoComputerComment"><text:span text:style-name="T922"># paper (background)</text:span></text:span></text:p>
      <text:p text:style-name="P164"><text:span text:style-name="_5f_OOoComputerSpecial"><text:span text:style-name="T794"><text:s text:c="4"/></text:span></text:span><text:span text:style-name="_5f_OOoComputerIdent"><text:span text:style-name="T922">PyQt5</text:span></text:span><text:span text:style-name="_5f_OOoComputerSpecial"><text:span text:style-name="T922">.</text:span></text:span><text:span text:style-name="_5f_OOoComputerIdent"><text:span text:style-name="T922">QtGui</text:span></text:span><text:span text:style-name="_5f_OOoComputerSpecial"><text:span text:style-name="T922">.</text:span></text:span><text:span text:style-name="_5f_OOoComputerIdent"><text:span text:style-name="T922">QFont</text:span></text:span><text:span text:style-name="_5f_OOoComputerSpecial"><text:span text:style-name="T922">(</text:span></text:span><text:span text:style-name="_5f_OOoComputerLiteral"><text:span text:style-name="T922">'Helvetica'</text:span></text:span><text:span text:style-name="_5f_OOoComputerSpecial"><text:span text:style-name="T922">,</text:span></text:span><text:span text:style-name="_5f_OOoComputerSpecial"><text:span text:style-name="T794"> </text:span></text:span><text:span text:style-name="_5f_OOoComputerLiteral"><text:span text:style-name="T922">10</text:span></text:span><text:span text:style-name="_5f_OOoComputerSpecial"><text:span text:style-name="T922">),</text:span></text:span><text:span text:style-name="_5f_OOoComputerSpecial"><text:span text:style-name="T794"> </text:span></text:span><text:span text:style-name="_5f_OOoComputerComment"><text:span text:style-name="T922"># font</text:span></text:span></text:p>
      <text:p text:style-name="P164"><text:span text:style-name="_5f_OOoComputerSpecial"><text:span text:style-name="T794"><text:s text:c="4"/></text:span></text:span><text:span text:style-name="_5f_OOoComputerIdent"><text:span text:style-name="T922">eolFill</text:span></text:span><text:span text:style-name="_5f_OOoComputerSpecial"><text:span text:style-name="T922">=</text:span></text:span><text:span text:style-name="_5f_OOoComputerIdent"><text:span text:style-name="T922">False</text:span></text:span><text:span text:style-name="_5f_OOoComputerSpecial"><text:span text:style-name="T922">,</text:span></text:span><text:span text:style-name="_5f_OOoComputerSpecial"><text:span text:style-name="T794"> </text:span></text:span><text:span text:style-name="_5f_OOoComputerComment"><text:span text:style-name="T922"># End-Of-Line Fill</text:span></text:span></text:p>
      <text:p text:style-name="P164"><text:span text:style-name="_5f_OOoComputerSpecial"><text:span text:style-name="T922">)</text:span></text:span></text:p>
      <text:p text:style-name="P164"><text:span text:style-name="_5f_OOoComputerIdent"><text:span text:style-name="T922">editor</text:span></text:span><text:span text:style-name="_5f_OOoComputerSpecial"><text:span text:style-name="T922">.</text:span></text:span><text:span text:style-name="_5f_OOoComputerIdent"><text:span text:style-name="T922">setMarginText</text:span></text:span><text:span text:style-name="_5f_OOoComputerSpecial"><text:span text:style-name="T922">(</text:span></text:span><text:span text:style-name="_5f_OOoComputerLiteral"><text:span text:style-name="T922">1</text:span></text:span><text:span text:style-name="_5f_OOoComputerSpecial"><text:span text:style-name="T922">,</text:span></text:span><text:span text:style-name="_5f_OOoComputerSpecial"><text:span text:style-name="T794"> </text:span></text:span><text:span text:style-name="_5f_OOoComputerLiteral"><text:span text:style-name="T922">"line2"</text:span></text:span><text:span text:style-name="_5f_OOoComputerSpecial"><text:span text:style-name="T922">,</text:span></text:span><text:span text:style-name="_5f_OOoComputerSpecial"><text:span text:style-name="T794"> </text:span></text:span><text:span text:style-name="_5f_OOoComputerIdent"><text:span text:style-name="T922">style</text:span></text:span><text:span text:style-name="_5f_OOoComputerSpecial"><text:span text:style-name="T922">)</text:span></text:span></text:p>
      <text:p text:style-name="P164"><text:span text:style-name="_5f_OOoComputerSpecial"><text:span text:style-name="T794"/></text:span></text:p>
      <text:p text:style-name="P164"><text:span text:style-name="_5f_OOoComputerComment"><text:span text:style-name="T922"># For the QScintilla editor to properly process events we need to add it to</text:span></text:span></text:p>
      <text:p text:style-name="P164"><text:span text:style-name="_5f_OOoComputerComment"><text:span text:style-name="T922"># a QMainWindow object.</text:span></text:span></text:p>
      <text:p text:style-name="P164"><text:span text:style-name="_5f_OOoComputerIdent"><text:span text:style-name="T922">main_window</text:span></text:span><text:span text:style-name="_5f_OOoComputerSpecial"><text:span text:style-name="T794"> </text:span></text:span><text:span text:style-name="_5f_OOoComputerSpecial"><text:span text:style-name="T922">=</text:span></text:span><text:span text:style-name="_5f_OOoComputerSpecial"><text:span text:style-name="T794"> </text:span></text:span><text:span text:style-name="_5f_OOoComputerIdent"><text:span text:style-name="T922">PyQt5</text:span></text:span><text:span text:style-name="_5f_OOoComputerSpecial"><text:span text:style-name="T922">.</text:span></text:span><text:span text:style-name="_5f_OOoComputerIdent"><text:span text:style-name="T922">QtWidgets</text:span></text:span><text:span text:style-name="_5f_OOoComputerSpecial"><text:span text:style-name="T922">.</text:span></text:span><text:span text:style-name="_5f_OOoComputerIdent"><text:span text:style-name="T922">QMainWindow</text:span></text:span><text:span text:style-name="_5f_OOoComputerSpecial"><text:span text:style-name="T922">()</text:span></text:span></text:p>
      <text:p text:style-name="P164"><text:span text:style-name="_5f_OOoComputerComment"><text:span text:style-name="T922"># Set the central widget of the main window to be the editor</text:span></text:span></text:p>
      <text:p text:style-name="P164"><text:span text:style-name="_5f_OOoComputerIdent"><text:span text:style-name="T922">main_window</text:span></text:span><text:span text:style-name="_5f_OOoComputerSpecial"><text:span text:style-name="T922">.</text:span></text:span><text:span text:style-name="_5f_OOoComputerIdent"><text:span text:style-name="T922">setCentralWidget</text:span></text:span><text:span text:style-name="_5f_OOoComputerSpecial"><text:span text:style-name="T922">(</text:span></text:span><text:span text:style-name="_5f_OOoComputerIdent"><text:span text:style-name="T922">editor</text:span></text:span><text:span text:style-name="_5f_OOoComputerSpecial"><text:span text:style-name="T922">)</text:span></text:span></text:p>
      <text:p text:style-name="P164"><text:span text:style-name="_5f_OOoComputerComment"><text:span text:style-name="T922"># Resize the main window and show it on the screen</text:span></text:span></text:p>
      <text:p text:style-name="P164"><text:span text:style-name="_5f_OOoComputerIdent"><text:span text:style-name="T922">main_window</text:span></text:span><text:span text:style-name="_5f_OOoComputerSpecial"><text:span text:style-name="T922">.</text:span></text:span><text:span text:style-name="_5f_OOoComputerIdent"><text:span text:style-name="T922">resize</text:span></text:span><text:span text:style-name="_5f_OOoComputerSpecial"><text:span text:style-name="T922">(</text:span></text:span><text:span text:style-name="_5f_OOoComputerLiteral"><text:span text:style-name="T922">800</text:span></text:span><text:span text:style-name="_5f_OOoComputerSpecial"><text:span text:style-name="T922">,</text:span></text:span><text:span text:style-name="_5f_OOoComputerSpecial"><text:span text:style-name="T794"> </text:span></text:span><text:span text:style-name="_5f_OOoComputerLiteral"><text:span text:style-name="T922">600</text:span></text:span><text:span text:style-name="_5f_OOoComputerSpecial"><text:span text:style-name="T922">)</text:span></text:span></text:p>
      <text:p text:style-name="P164"><text:span text:style-name="_5f_OOoComputerIdent"><text:span text:style-name="T922">main_window</text:span></text:span><text:span text:style-name="_5f_OOoComputerSpecial"><text:span text:style-name="T922">.</text:span></text:span><text:span text:style-name="_5f_OOoComputerIdent"><text:span text:style-name="T922">show</text:span></text:span><text:span text:style-name="_5f_OOoComputerSpecial"><text:span text:style-name="T922">()</text:span></text:span></text:p>
      <text:p text:style-name="P164"><text:span text:style-name="_5f_OOoComputerSpecial"><text:span text:style-name="T794"/></text:span></text:p>
      <text:p text:style-name="P164"><text:span text:style-name="_5f_OOoComputerComment"><text:span text:style-name="T922"># Execute the application</text:span></text:span></text:p>
      <text:p text:style-name="P164"><text:soft-page-break/><text:span text:style-name="_5f_OOoComputerIdent"><text:span text:style-name="T922">application</text:span></text:span><text:span text:style-name="_5f_OOoComputerSpecial"><text:span text:style-name="T922">.</text:span></text:span><text:span text:style-name="_5f_OOoComputerKeyWord"><text:span text:style-name="T922">exec</text:span></text:span><text:span text:style-name="_5f_OOoComputerIdent"><text:span text:style-name="T922">_</text:span></text:span><text:span text:style-name="_5f_OOoComputerSpecial"><text:span text:style-name="T922">()</text:span></text:span></text:p>
      <text:p text:style-name="Text_20_body"><text:span text:style-name="_5f_OOoComputerSpecial"/></text:p>
      <text:p text:style-name="Text_20_body"><text:span text:style-name="_5f_OOoComputerSpecial"/></text:p>
      <text:p text:style-name="Text_20_body"><text:span text:style-name="_5f_OOoComputerSpecial"/></text:p>
      <text:p text:style-name="Text_20_body"><text:span text:style-name="_5f_OOoComputerSpecial"/></text:p>
      <text:p text:style-name="Text_20_body"><text:span text:style-name="_5f_OOoComputerSpecial"/></text:p>
      <text:h text:style-name="P289" text:outline-level="2"><text:bookmark-start text:name="__RefHeading___Toc29881_909964702"/><text:span text:style-name="_5f_OOoComputerSpecial"><text:span text:style-name="T590">X.</text:span></text:span><text:span text:style-name="_5f_OOoComputerSpecial"><text:span text:style-name="T867">4</text:span></text:span><text:span text:style-name="_5f_OOoComputerSpecial"><text:span text:style-name="T590">. </text:span></text:span><text:span text:style-name="_5f_OOoComputerSpecial"><text:span text:style-name="T867">Custom lexer – basic</text:span></text:span><text:bookmark-end text:name="__RefHeading___Toc29881_909964702"/></text:h>
      <text:p text:style-name="P228"><text:span text:style-name="_5f_OOoComputerSpecial"><text:span text:style-name="T867"><text:s text:c="4"/></text:span></text:span></text:p>
      <text:p text:style-name="P166"><text:span text:style-name="_5f_OOoComputerComment"><text:span text:style-name="T983"># Import the PyQt5 module with some of the GUI widgets</text:span></text:span></text:p>
      <text:p text:style-name="P166"><text:span text:style-name="_5f_OOoComputerKeyWord"><text:span text:style-name="T983">import</text:span></text:span><text:span text:style-name="_5f_OOoComputerSpecial"><text:span text:style-name="T867"> </text:span></text:span><text:span text:style-name="_5f_OOoComputerIdent"><text:span text:style-name="T983">PyQt5</text:span></text:span><text:span text:style-name="_5f_OOoComputerSpecial"><text:span text:style-name="T983">.</text:span></text:span><text:span text:style-name="_5f_OOoComputerIdent"><text:span text:style-name="T983">QtWidgets</text:span></text:span></text:p>
      <text:p text:style-name="P166"><text:span text:style-name="_5f_OOoComputerComment"><text:span text:style-name="T983"># Import the QScintilla module</text:span></text:span></text:p>
      <text:p text:style-name="P166"><text:span text:style-name="_5f_OOoComputerKeyWord"><text:span text:style-name="T983">import</text:span></text:span><text:span text:style-name="_5f_OOoComputerSpecial"><text:span text:style-name="T867"> </text:span></text:span><text:span text:style-name="_5f_OOoComputerIdent"><text:span text:style-name="T983">PyQt5</text:span></text:span><text:span text:style-name="_5f_OOoComputerSpecial"><text:span text:style-name="T983">.</text:span></text:span><text:span text:style-name="_5f_OOoComputerIdent"><text:span text:style-name="T983">Qsci</text:span></text:span></text:p>
      <text:p text:style-name="P166"><text:span text:style-name="_5f_OOoComputerComment"><text:span text:style-name="T983"># Import Python's sys module needed to get the application arguments</text:span></text:span></text:p>
      <text:p text:style-name="P166"><text:span text:style-name="_5f_OOoComputerKeyWord"><text:span text:style-name="T983">import</text:span></text:span><text:span text:style-name="_5f_OOoComputerSpecial"><text:span text:style-name="T867"> </text:span></text:span><text:span text:style-name="_5f_OOoComputerIdent"><text:span text:style-name="T983">sys</text:span></text:span></text:p>
      <text:p text:style-name="P166"><text:span text:style-name="_5f_OOoComputerKeyWord"><text:span text:style-name="T983">import</text:span></text:span><text:span text:style-name="_5f_OOoComputerSpecial"><text:span text:style-name="T867"> </text:span></text:span><text:span text:style-name="_5f_OOoComputerIdent"><text:span text:style-name="T983">re</text:span></text:span></text:p>
      <text:p text:style-name="P166"><text:span text:style-name="_5f_OOoComputerSpecial"><text:span text:style-name="T867"/></text:span></text:p>
      <text:p text:style-name="P166"><text:span text:style-name="_5f_OOoComputerComment"><text:span text:style-name="T983"># Create a custom Nim lexer</text:span></text:span></text:p>
      <text:p text:style-name="P166"><text:span text:style-name="_5f_OOoComputerKeyWord"><text:span text:style-name="T983">class</text:span></text:span><text:span text:style-name="_5f_OOoComputerSpecial"><text:span text:style-name="T867"> </text:span></text:span><text:span text:style-name="_5f_OOoComputerIdent"><text:span text:style-name="T983">LexerNim</text:span></text:span><text:span text:style-name="_5f_OOoComputerSpecial"><text:span text:style-name="T983">(</text:span></text:span><text:span text:style-name="_5f_OOoComputerIdent"><text:span text:style-name="T983">PyQt5</text:span></text:span><text:span text:style-name="_5f_OOoComputerSpecial"><text:span text:style-name="T983">.</text:span></text:span><text:span text:style-name="_5f_OOoComputerIdent"><text:span text:style-name="T983">Qsci</text:span></text:span><text:span text:style-name="_5f_OOoComputerSpecial"><text:span text:style-name="T983">.</text:span></text:span><text:span text:style-name="_5f_OOoComputerIdent"><text:span text:style-name="T983">QsciLexerCustom</text:span></text:span><text:span text:style-name="_5f_OOoComputerSpecial"><text:span text:style-name="T983">):</text:span></text:span></text:p>
      <text:p text:style-name="P166"><text:span text:style-name="_5f_OOoComputerSpecial"><text:span text:style-name="T867"><text:s text:c="4"/></text:span></text:span><text:span text:style-name="_5f_OOoComputerIdent"><text:span text:style-name="T983">styles</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Special"><text:span text:style-name="T983">{</text:span></text:span></text:p>
      <text:p text:style-name="P166"><text:span text:style-name="_5f_OOoComputerSpecial"><text:span text:style-name="T867"><text:s text:c="8"/></text:span></text:span><text:span text:style-name="_5f_OOoComputerLiteral"><text:span text:style-name="T983">"Default"</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Literal"><text:span text:style-name="T983">0</text:span></text:span><text:span text:style-name="_5f_OOoComputerSpecial"><text:span text:style-name="T983">,</text:span></text:span></text:p>
      <text:p text:style-name="P166"><text:span text:style-name="_5f_OOoComputerSpecial"><text:span text:style-name="T867"><text:s text:c="8"/></text:span></text:span><text:span text:style-name="_5f_OOoComputerLiteral"><text:span text:style-name="T983">"Keyword"</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Literal"><text:span text:style-name="T983">1</text:span></text:span><text:span text:style-name="_5f_OOoComputerSpecial"><text:span text:style-name="T983">,</text:span></text:span></text:p>
      <text:p text:style-name="P166"><text:span text:style-name="_5f_OOoComputerSpecial"><text:span text:style-name="T867"><text:s text:c="8"/></text:span></text:span><text:span text:style-name="_5f_OOoComputerLiteral"><text:span text:style-name="T983">"Unsafe"</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Literal"><text:span text:style-name="T983">2</text:span></text:span><text:span text:style-name="_5f_OOoComputerSpecial"><text:span text:style-name="T983">,</text:span></text:span></text:p>
      <text:p text:style-name="P166"><text:span text:style-name="_5f_OOoComputerSpecial"><text:span text:style-name="T867"><text:s text:c="8"/></text:span></text:span><text:span text:style-name="_5f_OOoComputerLiteral"><text:span text:style-name="T983">"MultilineComment"</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Literal"><text:span text:style-name="T983">3</text:span></text:span><text:span text:style-name="_5f_OOoComputerSpecial"><text:span text:style-name="T983">,</text:span></text:span></text:p>
      <text:p text:style-name="P166"><text:span text:style-name="_5f_OOoComputerSpecial"><text:span text:style-name="T867"><text:s text:c="4"/></text:span></text:span><text:span text:style-name="_5f_OOoComputerSpecial"><text:span text:style-name="T983">}</text:span></text:span></text:p>
      <text:p text:style-name="P166"><text:span text:style-name="_5f_OOoComputerSpecial"><text:span text:style-name="T867"><text:s text:c="4"/></text:span></text:span><text:span text:style-name="_5f_OOoComputerIdent"><text:span text:style-name="T983">keyword_list</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Special"><text:span text:style-name="T983">[</text:span></text:span></text:p>
      <text:p text:style-name="P166"><text:span text:style-name="_5f_OOoComputerSpecial"><text:span text:style-name="T867"><text:s text:c="8"/></text:span></text:span><text:span text:style-name="_5f_OOoComputerLiteral"><text:span text:style-name="T983">"block"</text:span></text:span><text:span text:style-name="_5f_OOoComputerSpecial"><text:span text:style-name="T983">,</text:span></text:span><text:span text:style-name="_5f_OOoComputerSpecial"><text:span text:style-name="T867"> </text:span></text:span><text:span text:style-name="_5f_OOoComputerLiteral"><text:span text:style-name="T983">"const"</text:span></text:span><text:span text:style-name="_5f_OOoComputerSpecial"><text:span text:style-name="T983">,</text:span></text:span><text:span text:style-name="_5f_OOoComputerSpecial"><text:span text:style-name="T867"> </text:span></text:span><text:span text:style-name="_5f_OOoComputerLiteral"><text:span text:style-name="T983">"export"</text:span></text:span><text:span text:style-name="_5f_OOoComputerSpecial"><text:span text:style-name="T983">,</text:span></text:span><text:span text:style-name="_5f_OOoComputerSpecial"><text:span text:style-name="T867"> </text:span></text:span><text:span text:style-name="_5f_OOoComputerLiteral"><text:span text:style-name="T983">"import"</text:span></text:span><text:span text:style-name="_5f_OOoComputerSpecial"><text:span text:style-name="T983">,</text:span></text:span><text:span text:style-name="_5f_OOoComputerSpecial"><text:span text:style-name="T867"> </text:span></text:span><text:span text:style-name="_5f_OOoComputerLiteral"><text:span text:style-name="T983">"include"</text:span></text:span><text:span text:style-name="_5f_OOoComputerSpecial"><text:span text:style-name="T983">,</text:span></text:span><text:span text:style-name="_5f_OOoComputerSpecial"><text:span text:style-name="T867"> </text:span></text:span><text:span text:style-name="_5f_OOoComputerLiteral"><text:span text:style-name="T983">"let"</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8"/></text:span></text:span><text:span text:style-name="_5f_OOoComputerLiteral"><text:span text:style-name="T983">"static"</text:span></text:span><text:span text:style-name="_5f_OOoComputerSpecial"><text:span text:style-name="T983">,</text:span></text:span><text:span text:style-name="_5f_OOoComputerSpecial"><text:span text:style-name="T867"> </text:span></text:span><text:span text:style-name="_5f_OOoComputerLiteral"><text:span text:style-name="T983">"type"</text:span></text:span><text:span text:style-name="_5f_OOoComputerSpecial"><text:span text:style-name="T983">,</text:span></text:span><text:span text:style-name="_5f_OOoComputerSpecial"><text:span text:style-name="T867"> </text:span></text:span><text:span text:style-name="_5f_OOoComputerLiteral"><text:span text:style-name="T983">"using"</text:span></text:span><text:span text:style-name="_5f_OOoComputerSpecial"><text:span text:style-name="T983">,</text:span></text:span><text:span text:style-name="_5f_OOoComputerSpecial"><text:span text:style-name="T867"> </text:span></text:span><text:span text:style-name="_5f_OOoComputerLiteral"><text:span text:style-name="T983">"var"</text:span></text:span><text:span text:style-name="_5f_OOoComputerSpecial"><text:span text:style-name="T983">,</text:span></text:span><text:span text:style-name="_5f_OOoComputerSpecial"><text:span text:style-name="T867"> </text:span></text:span><text:span text:style-name="_5f_OOoComputerLiteral"><text:span text:style-name="T983">"when"</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8"/></text:span></text:span><text:span text:style-name="_5f_OOoComputerLiteral"><text:span text:style-name="T983">"as"</text:span></text:span><text:span text:style-name="_5f_OOoComputerSpecial"><text:span text:style-name="T983">,</text:span></text:span><text:span text:style-name="_5f_OOoComputerSpecial"><text:span text:style-name="T867"> </text:span></text:span><text:span text:style-name="_5f_OOoComputerLiteral"><text:span text:style-name="T983">"atomic"</text:span></text:span><text:span text:style-name="_5f_OOoComputerSpecial"><text:span text:style-name="T983">,</text:span></text:span><text:span text:style-name="_5f_OOoComputerSpecial"><text:span text:style-name="T867"> </text:span></text:span><text:span text:style-name="_5f_OOoComputerLiteral"><text:span text:style-name="T983">"bind"</text:span></text:span><text:span text:style-name="_5f_OOoComputerSpecial"><text:span text:style-name="T983">,</text:span></text:span><text:span text:style-name="_5f_OOoComputerSpecial"><text:span text:style-name="T867"> </text:span></text:span><text:span text:style-name="_5f_OOoComputerLiteral"><text:span text:style-name="T983">"sizeof"</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8"/></text:span></text:span><text:span text:style-name="_5f_OOoComputerLiteral"><text:span text:style-name="T983">"break"</text:span></text:span><text:span text:style-name="_5f_OOoComputerSpecial"><text:span text:style-name="T983">,</text:span></text:span><text:span text:style-name="_5f_OOoComputerSpecial"><text:span text:style-name="T867"> </text:span></text:span><text:span text:style-name="_5f_OOoComputerLiteral"><text:span text:style-name="T983">"case"</text:span></text:span><text:span text:style-name="_5f_OOoComputerSpecial"><text:span text:style-name="T983">,</text:span></text:span><text:span text:style-name="_5f_OOoComputerSpecial"><text:span text:style-name="T867"> </text:span></text:span><text:span text:style-name="_5f_OOoComputerLiteral"><text:span text:style-name="T983">"continue"</text:span></text:span><text:span text:style-name="_5f_OOoComputerSpecial"><text:span text:style-name="T983">,</text:span></text:span><text:span text:style-name="_5f_OOoComputerSpecial"><text:span text:style-name="T867"> </text:span></text:span><text:span text:style-name="_5f_OOoComputerLiteral"><text:span text:style-name="T983">"converter"</text:span></text:span><text:span text:style-name="_5f_OOoComputerSpecial"><text:span text:style-name="T983">,</text:span></text:span></text:p>
      <text:p text:style-name="P166"><text:span text:style-name="_5f_OOoComputerSpecial"><text:span text:style-name="T867"><text:s text:c="8"/></text:span></text:span><text:span text:style-name="_5f_OOoComputerLiteral"><text:span text:style-name="T983">"discard"</text:span></text:span><text:span text:style-name="_5f_OOoComputerSpecial"><text:span text:style-name="T983">,</text:span></text:span><text:span text:style-name="_5f_OOoComputerSpecial"><text:span text:style-name="T867"> </text:span></text:span><text:span text:style-name="_5f_OOoComputerLiteral"><text:span text:style-name="T983">"distinct"</text:span></text:span><text:span text:style-name="_5f_OOoComputerSpecial"><text:span text:style-name="T983">,</text:span></text:span><text:span text:style-name="_5f_OOoComputerSpecial"><text:span text:style-name="T867"> </text:span></text:span><text:span text:style-name="_5f_OOoComputerLiteral"><text:span text:style-name="T983">"do"</text:span></text:span><text:span text:style-name="_5f_OOoComputerSpecial"><text:span text:style-name="T983">,</text:span></text:span><text:span text:style-name="_5f_OOoComputerSpecial"><text:span text:style-name="T867"> </text:span></text:span><text:span text:style-name="_5f_OOoComputerLiteral"><text:span text:style-name="T983">"echo"</text:span></text:span><text:span text:style-name="_5f_OOoComputerSpecial"><text:span text:style-name="T983">,</text:span></text:span><text:span text:style-name="_5f_OOoComputerSpecial"><text:span text:style-name="T867"> </text:span></text:span><text:span text:style-name="_5f_OOoComputerLiteral"><text:span text:style-name="T983">"elif"</text:span></text:span><text:span text:style-name="_5f_OOoComputerSpecial"><text:span text:style-name="T983">,</text:span></text:span><text:span text:style-name="_5f_OOoComputerSpecial"><text:span text:style-name="T867"> </text:span></text:span><text:span text:style-name="_5f_OOoComputerLiteral"><text:span text:style-name="T983">"else"</text:span></text:span><text:span text:style-name="_5f_OOoComputerSpecial"><text:span text:style-name="T983">,</text:span></text:span><text:span text:style-name="_5f_OOoComputerSpecial"><text:span text:style-name="T867"> </text:span></text:span><text:span text:style-name="_5f_OOoComputerLiteral"><text:span text:style-name="T983">"end"</text:span></text:span><text:span text:style-name="_5f_OOoComputerSpecial"><text:span text:style-name="T983">,</text:span></text:span></text:p>
      <text:p text:style-name="P166"><text:span text:style-name="_5f_OOoComputerSpecial"><text:span text:style-name="T867"><text:s text:c="8"/></text:span></text:span><text:span text:style-name="_5f_OOoComputerLiteral"><text:span text:style-name="T983">"except"</text:span></text:span><text:span text:style-name="_5f_OOoComputerSpecial"><text:span text:style-name="T983">,</text:span></text:span><text:span text:style-name="_5f_OOoComputerSpecial"><text:span text:style-name="T867"> </text:span></text:span><text:span text:style-name="_5f_OOoComputerLiteral"><text:span text:style-name="T983">"finally"</text:span></text:span><text:span text:style-name="_5f_OOoComputerSpecial"><text:span text:style-name="T983">,</text:span></text:span><text:span text:style-name="_5f_OOoComputerSpecial"><text:span text:style-name="T867"> </text:span></text:span><text:span text:style-name="_5f_OOoComputerLiteral"><text:span text:style-name="T983">"for"</text:span></text:span><text:span text:style-name="_5f_OOoComputerSpecial"><text:span text:style-name="T983">,</text:span></text:span><text:span text:style-name="_5f_OOoComputerSpecial"><text:span text:style-name="T867"> </text:span></text:span><text:span text:style-name="_5f_OOoComputerLiteral"><text:span text:style-name="T983">"from"</text:span></text:span><text:span text:style-name="_5f_OOoComputerSpecial"><text:span text:style-name="T983">,</text:span></text:span><text:span text:style-name="_5f_OOoComputerSpecial"><text:span text:style-name="T867"> </text:span></text:span><text:span text:style-name="_5f_OOoComputerLiteral"><text:span text:style-name="T983">"defined"</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8"/></text:span></text:span><text:span text:style-name="_5f_OOoComputerLiteral"><text:span text:style-name="T983">"if"</text:span></text:span><text:span text:style-name="_5f_OOoComputerSpecial"><text:span text:style-name="T983">,</text:span></text:span><text:span text:style-name="_5f_OOoComputerSpecial"><text:span text:style-name="T867"> </text:span></text:span><text:span text:style-name="_5f_OOoComputerLiteral"><text:span text:style-name="T983">"interface"</text:span></text:span><text:span text:style-name="_5f_OOoComputerSpecial"><text:span text:style-name="T983">,</text:span></text:span><text:span text:style-name="_5f_OOoComputerSpecial"><text:span text:style-name="T867"> </text:span></text:span><text:span text:style-name="_5f_OOoComputerLiteral"><text:span text:style-name="T983">"iterator"</text:span></text:span><text:span text:style-name="_5f_OOoComputerSpecial"><text:span text:style-name="T983">,</text:span></text:span><text:span text:style-name="_5f_OOoComputerSpecial"><text:span text:style-name="T867"> </text:span></text:span><text:span text:style-name="_5f_OOoComputerLiteral"><text:span text:style-name="T983">"macro"</text:span></text:span><text:span text:style-name="_5f_OOoComputerSpecial"><text:span text:style-name="T983">,</text:span></text:span><text:span text:style-name="_5f_OOoComputerSpecial"><text:span text:style-name="T867"> </text:span></text:span><text:span text:style-name="_5f_OOoComputerLiteral"><text:span text:style-name="T983">"method"</text:span></text:span><text:span text:style-name="_5f_OOoComputerSpecial"><text:span text:style-name="T983">,</text:span></text:span><text:span text:style-name="_5f_OOoComputerSpecial"><text:span text:style-name="T867"> </text:span></text:span><text:span text:style-name="_5f_OOoComputerLiteral"><text:span text:style-name="T983">"mixin"</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8"/></text:span></text:span><text:span text:style-name="_5f_OOoComputerLiteral"><text:span text:style-name="T983">"of"</text:span></text:span><text:span text:style-name="_5f_OOoComputerSpecial"><text:span text:style-name="T983">,</text:span></text:span><text:span text:style-name="_5f_OOoComputerSpecial"><text:span text:style-name="T867"> </text:span></text:span><text:span text:style-name="_5f_OOoComputerLiteral"><text:span text:style-name="T983">"out"</text:span></text:span><text:span text:style-name="_5f_OOoComputerSpecial"><text:span text:style-name="T983">,</text:span></text:span><text:span text:style-name="_5f_OOoComputerSpecial"><text:span text:style-name="T867"> </text:span></text:span><text:span text:style-name="_5f_OOoComputerLiteral"><text:span text:style-name="T983">"proc"</text:span></text:span><text:span text:style-name="_5f_OOoComputerSpecial"><text:span text:style-name="T983">,</text:span></text:span><text:span text:style-name="_5f_OOoComputerSpecial"><text:span text:style-name="T867"> </text:span></text:span><text:span text:style-name="_5f_OOoComputerLiteral"><text:span text:style-name="T983">"func"</text:span></text:span><text:span text:style-name="_5f_OOoComputerSpecial"><text:span text:style-name="T983">,</text:span></text:span><text:span text:style-name="_5f_OOoComputerSpecial"><text:span text:style-name="T867"> </text:span></text:span><text:span text:style-name="_5f_OOoComputerLiteral"><text:span text:style-name="T983">"raise"</text:span></text:span><text:span text:style-name="_5f_OOoComputerSpecial"><text:span text:style-name="T983">,</text:span></text:span><text:span text:style-name="_5f_OOoComputerSpecial"><text:span text:style-name="T867"> </text:span></text:span><text:span text:style-name="_5f_OOoComputerLiteral"><text:span text:style-name="T983">"ref"</text:span></text:span><text:span text:style-name="_5f_OOoComputerSpecial"><text:span text:style-name="T983">,</text:span></text:span><text:span text:style-name="_5f_OOoComputerSpecial"><text:span text:style-name="T867"> </text:span></text:span><text:span text:style-name="_5f_OOoComputerLiteral"><text:span text:style-name="T983">"result"</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8"/></text:span></text:span><text:span text:style-name="_5f_OOoComputerLiteral"><text:span text:style-name="T983">"return"</text:span></text:span><text:span text:style-name="_5f_OOoComputerSpecial"><text:span text:style-name="T983">,</text:span></text:span><text:span text:style-name="_5f_OOoComputerSpecial"><text:span text:style-name="T867"> </text:span></text:span><text:span text:style-name="_5f_OOoComputerLiteral"><text:span text:style-name="T983">"template"</text:span></text:span><text:span text:style-name="_5f_OOoComputerSpecial"><text:span text:style-name="T983">,</text:span></text:span><text:span text:style-name="_5f_OOoComputerSpecial"><text:span text:style-name="T867"> </text:span></text:span><text:span text:style-name="_5f_OOoComputerLiteral"><text:span text:style-name="T983">"try"</text:span></text:span><text:span text:style-name="_5f_OOoComputerSpecial"><text:span text:style-name="T983">,</text:span></text:span><text:span text:style-name="_5f_OOoComputerSpecial"><text:span text:style-name="T867"> </text:span></text:span><text:span text:style-name="_5f_OOoComputerLiteral"><text:span text:style-name="T983">"inc"</text:span></text:span><text:span text:style-name="_5f_OOoComputerSpecial"><text:span text:style-name="T983">,</text:span></text:span><text:span text:style-name="_5f_OOoComputerSpecial"><text:span text:style-name="T867"> </text:span></text:span><text:span text:style-name="_5f_OOoComputerLiteral"><text:span text:style-name="T983">"dec"</text:span></text:span><text:span text:style-name="_5f_OOoComputerSpecial"><text:span text:style-name="T983">,</text:span></text:span><text:span text:style-name="_5f_OOoComputerSpecial"><text:span text:style-name="T867"> </text:span></text:span><text:span text:style-name="_5f_OOoComputerLiteral"><text:span text:style-name="T983">"new"</text:span></text:span><text:span text:style-name="_5f_OOoComputerSpecial"><text:span text:style-name="T983">,</text:span></text:span><text:span text:style-name="_5f_OOoComputerSpecial"><text:span text:style-name="T867"> </text:span></text:span><text:span text:style-name="_5f_OOoComputerLiteral"><text:span text:style-name="T983">"quit"</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8"/></text:span></text:span><text:span text:style-name="_5f_OOoComputerLiteral"><text:span text:style-name="T983">"while"</text:span></text:span><text:span text:style-name="_5f_OOoComputerSpecial"><text:span text:style-name="T983">,</text:span></text:span><text:span text:style-name="_5f_OOoComputerSpecial"><text:span text:style-name="T867"> </text:span></text:span><text:span text:style-name="_5f_OOoComputerLiteral"><text:span text:style-name="T983">"with"</text:span></text:span><text:span text:style-name="_5f_OOoComputerSpecial"><text:span text:style-name="T983">,</text:span></text:span><text:span text:style-name="_5f_OOoComputerSpecial"><text:span text:style-name="T867"> </text:span></text:span><text:span text:style-name="_5f_OOoComputerLiteral"><text:span text:style-name="T983">"without"</text:span></text:span><text:span text:style-name="_5f_OOoComputerSpecial"><text:span text:style-name="T983">,</text:span></text:span><text:span text:style-name="_5f_OOoComputerSpecial"><text:span text:style-name="T867"> </text:span></text:span><text:span text:style-name="_5f_OOoComputerLiteral"><text:span text:style-name="T983">"yield"</text:span></text:span><text:span text:style-name="_5f_OOoComputerSpecial"><text:span text:style-name="T983">,</text:span></text:span><text:span text:style-name="_5f_OOoComputerSpecial"><text:span text:style-name="T867"> </text:span></text:span><text:span text:style-name="_5f_OOoComputerLiteral"><text:span text:style-name="T983">"true"</text:span></text:span><text:span text:style-name="_5f_OOoComputerSpecial"><text:span text:style-name="T983">,</text:span></text:span><text:span text:style-name="_5f_OOoComputerSpecial"><text:span text:style-name="T867"> </text:span></text:span><text:span text:style-name="_5f_OOoComputerLiteral"><text:span text:style-name="T983">"false"</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8"/></text:span></text:span><text:span text:style-name="_5f_OOoComputerLiteral"><text:span text:style-name="T983">"assert"</text:span></text:span><text:span text:style-name="_5f_OOoComputerSpecial"><text:span text:style-name="T983">,</text:span></text:span><text:span text:style-name="_5f_OOoComputerSpecial"><text:span text:style-name="T867"> </text:span></text:span><text:span text:style-name="_5f_OOoComputerLiteral"><text:span text:style-name="T983">"min"</text:span></text:span><text:span text:style-name="_5f_OOoComputerSpecial"><text:span text:style-name="T983">,</text:span></text:span><text:span text:style-name="_5f_OOoComputerSpecial"><text:span text:style-name="T867"> </text:span></text:span><text:span text:style-name="_5f_OOoComputerLiteral"><text:span text:style-name="T983">"max"</text:span></text:span><text:span text:style-name="_5f_OOoComputerSpecial"><text:span text:style-name="T983">,</text:span></text:span><text:span text:style-name="_5f_OOoComputerSpecial"><text:span text:style-name="T867"> </text:span></text:span><text:span text:style-name="_5f_OOoComputerLiteral"><text:span text:style-name="T983">"newseq"</text:span></text:span><text:span text:style-name="_5f_OOoComputerSpecial"><text:span text:style-name="T983">,</text:span></text:span><text:span text:style-name="_5f_OOoComputerSpecial"><text:span text:style-name="T867"> </text:span></text:span><text:span text:style-name="_5f_OOoComputerLiteral"><text:span text:style-name="T983">"len"</text:span></text:span><text:span text:style-name="_5f_OOoComputerSpecial"><text:span text:style-name="T983">,</text:span></text:span><text:span text:style-name="_5f_OOoComputerSpecial"><text:span text:style-name="T867"> </text:span></text:span><text:span text:style-name="_5f_OOoComputerLiteral"><text:span text:style-name="T983">"pred"</text:span></text:span><text:span text:style-name="_5f_OOoComputerSpecial"><text:span text:style-name="T983">,</text:span></text:span><text:span text:style-name="_5f_OOoComputerSpecial"><text:span text:style-name="T867"> </text:span></text:span><text:span text:style-name="_5f_OOoComputerLiteral"><text:span text:style-name="T983">"succ"</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8"/></text:span></text:span><text:span text:style-name="_5f_OOoComputerLiteral"><text:span text:style-name="T983">"contains"</text:span></text:span><text:span text:style-name="_5f_OOoComputerSpecial"><text:span text:style-name="T983">,</text:span></text:span><text:span text:style-name="_5f_OOoComputerSpecial"><text:span text:style-name="T867"> </text:span></text:span><text:span text:style-name="_5f_OOoComputerLiteral"><text:span text:style-name="T983">"cmp"</text:span></text:span><text:span text:style-name="_5f_OOoComputerSpecial"><text:span text:style-name="T983">,</text:span></text:span><text:span text:style-name="_5f_OOoComputerSpecial"><text:span text:style-name="T867"> </text:span></text:span><text:span text:style-name="_5f_OOoComputerLiteral"><text:span text:style-name="T983">"add"</text:span></text:span><text:span text:style-name="_5f_OOoComputerSpecial"><text:span text:style-name="T983">,</text:span></text:span><text:span text:style-name="_5f_OOoComputerSpecial"><text:span text:style-name="T867"> </text:span></text:span><text:span text:style-name="_5f_OOoComputerLiteral"><text:span text:style-name="T983">"del"</text:span></text:span><text:span text:style-name="_5f_OOoComputerSpecial"><text:span text:style-name="T983">,</text:span></text:span><text:span text:style-name="_5f_OOoComputerLiteral"><text:span text:style-name="T983">"deepcopy"</text:span></text:span><text:span text:style-name="_5f_OOoComputerSpecial"><text:span text:style-name="T983">,</text:span></text:span><text:span text:style-name="_5f_OOoComputerSpecial"><text:span text:style-name="T867"> </text:span></text:span><text:span text:style-name="_5f_OOoComputerLiteral"><text:span text:style-name="T983">"shallowcopy"</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8"/></text:span></text:span><text:span text:style-name="_5f_OOoComputerLiteral"><text:span text:style-name="T983">"abs"</text:span></text:span><text:span text:style-name="_5f_OOoComputerSpecial"><text:span text:style-name="T983">,</text:span></text:span><text:span text:style-name="_5f_OOoComputerSpecial"><text:span text:style-name="T867"> </text:span></text:span><text:span text:style-name="_5f_OOoComputerLiteral"><text:span text:style-name="T983">"clamp"</text:span></text:span><text:span text:style-name="_5f_OOoComputerSpecial"><text:span text:style-name="T983">,</text:span></text:span><text:span text:style-name="_5f_OOoComputerSpecial"><text:span text:style-name="T867"> </text:span></text:span><text:span text:style-name="_5f_OOoComputerLiteral"><text:span text:style-name="T983">"isnil"</text:span></text:span><text:span text:style-name="_5f_OOoComputerSpecial"><text:span text:style-name="T983">,</text:span></text:span><text:span text:style-name="_5f_OOoComputerSpecial"><text:span text:style-name="T867"> </text:span></text:span><text:span text:style-name="_5f_OOoComputerLiteral"><text:span text:style-name="T983">"open"</text:span></text:span><text:span text:style-name="_5f_OOoComputerSpecial"><text:span text:style-name="T983">,</text:span></text:span><text:span text:style-name="_5f_OOoComputerSpecial"><text:span text:style-name="T867"> </text:span></text:span><text:span text:style-name="_5f_OOoComputerLiteral"><text:span text:style-name="T983">"reopen"</text:span></text:span><text:span text:style-name="_5f_OOoComputerSpecial"><text:span text:style-name="T983">,</text:span></text:span><text:span text:style-name="_5f_OOoComputerSpecial"><text:span text:style-name="T867"> </text:span></text:span><text:span text:style-name="_5f_OOoComputerLiteral"><text:span text:style-name="T983">"close"</text:span></text:span><text:span text:style-name="_5f_OOoComputerSpecial"><text:span text:style-name="T983">,</text:span></text:span><text:span text:style-name="_5f_OOoComputerLiteral"><text:span text:style-name="T983">"readall"</text:span></text:span><text:span text:style-name="_5f_OOoComputerSpecial"><text:span text:style-name="T983">,</text:span></text:span><text:span text:style-name="_5f_OOoComputerSpecial"><text:span text:style-name="T867"> </text:span></text:span></text:p>
      <text:p text:style-name="P166"><text:soft-page-break/><text:span text:style-name="_5f_OOoComputerSpecial"><text:span text:style-name="T867"><text:s text:c="8"/></text:span></text:span><text:span text:style-name="_5f_OOoComputerLiteral"><text:span text:style-name="T983">"readfile"</text:span></text:span><text:span text:style-name="_5f_OOoComputerSpecial"><text:span text:style-name="T983">,</text:span></text:span><text:span text:style-name="_5f_OOoComputerSpecial"><text:span text:style-name="T867"> </text:span></text:span><text:span text:style-name="_5f_OOoComputerLiteral"><text:span text:style-name="T983">"writefile"</text:span></text:span><text:span text:style-name="_5f_OOoComputerSpecial"><text:span text:style-name="T983">,</text:span></text:span><text:span text:style-name="_5f_OOoComputerSpecial"><text:span text:style-name="T867"> </text:span></text:span><text:span text:style-name="_5f_OOoComputerLiteral"><text:span text:style-name="T983">"endoffile"</text:span></text:span><text:span text:style-name="_5f_OOoComputerSpecial"><text:span text:style-name="T983">,</text:span></text:span><text:span text:style-name="_5f_OOoComputerSpecial"><text:span text:style-name="T867"> </text:span></text:span><text:span text:style-name="_5f_OOoComputerLiteral"><text:span text:style-name="T983">"readline"</text:span></text:span><text:span text:style-name="_5f_OOoComputerSpecial"><text:span text:style-name="T983">,</text:span></text:span><text:span text:style-name="_5f_OOoComputerSpecial"><text:span text:style-name="T867"> </text:span></text:span><text:span text:style-name="_5f_OOoComputerLiteral"><text:span text:style-name="T983">"writeline"</text:span></text:span><text:span text:style-name="_5f_OOoComputerSpecial"><text:span text:style-name="T983">,</text:span></text:span></text:p>
      <text:p text:style-name="P166"><text:span text:style-name="_5f_OOoComputerSpecial"><text:span text:style-name="T867"><text:s text:c="4"/></text:span></text:span><text:span text:style-name="_5f_OOoComputerSpecial"><text:span text:style-name="T983">]</text:span></text:span></text:p>
      <text:p text:style-name="P166"><text:span text:style-name="_5f_OOoComputerSpecial"><text:span text:style-name="T867"><text:s text:c="4"/></text:span></text:span><text:span text:style-name="_5f_OOoComputerIdent"><text:span text:style-name="T983">unsafe_keyword_list</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Special"><text:span text:style-name="T983">[</text:span></text:span></text:p>
      <text:p text:style-name="P166"><text:span text:style-name="_5f_OOoComputerSpecial"><text:span text:style-name="T867"><text:s text:c="8"/></text:span></text:span><text:span text:style-name="_5f_OOoComputerLiteral"><text:span text:style-name="T983">"asm"</text:span></text:span><text:span text:style-name="_5f_OOoComputerSpecial"><text:span text:style-name="T983">,</text:span></text:span><text:span text:style-name="_5f_OOoComputerSpecial"><text:span text:style-name="T867"> </text:span></text:span><text:span text:style-name="_5f_OOoComputerLiteral"><text:span text:style-name="T983">"addr"</text:span></text:span><text:span text:style-name="_5f_OOoComputerSpecial"><text:span text:style-name="T983">,</text:span></text:span><text:span text:style-name="_5f_OOoComputerSpecial"><text:span text:style-name="T867"> </text:span></text:span><text:span text:style-name="_5f_OOoComputerLiteral"><text:span text:style-name="T983">"cast"</text:span></text:span><text:span text:style-name="_5f_OOoComputerSpecial"><text:span text:style-name="T983">,</text:span></text:span><text:span text:style-name="_5f_OOoComputerSpecial"><text:span text:style-name="T867"> </text:span></text:span><text:span text:style-name="_5f_OOoComputerLiteral"><text:span text:style-name="T983">"ptr"</text:span></text:span><text:span text:style-name="_5f_OOoComputerSpecial"><text:span text:style-name="T983">,</text:span></text:span><text:span text:style-name="_5f_OOoComputerSpecial"><text:span text:style-name="T867"> </text:span></text:span><text:span text:style-name="_5f_OOoComputerLiteral"><text:span text:style-name="T983">"pointer"</text:span></text:span><text:span text:style-name="_5f_OOoComputerSpecial"><text:span text:style-name="T983">,</text:span></text:span><text:span text:style-name="_5f_OOoComputerSpecial"><text:span text:style-name="T867"> </text:span></text:span><text:span text:style-name="_5f_OOoComputerLiteral"><text:span text:style-name="T983">"alloc"</text:span></text:span><text:span text:style-name="_5f_OOoComputerSpecial"><text:span text:style-name="T983">,</text:span></text:span><text:span text:style-name="_5f_OOoComputerSpecial"><text:span text:style-name="T867"> </text:span></text:span><text:span text:style-name="_5f_OOoComputerLiteral"><text:span text:style-name="T983">"alloc0"</text:span></text:span><text:span text:style-name="_5f_OOoComputerSpecial"><text:span text:style-name="T983">,</text:span></text:span></text:p>
      <text:p text:style-name="P166"><text:span text:style-name="_5f_OOoComputerSpecial"><text:span text:style-name="T867"><text:s text:c="8"/></text:span></text:span><text:span text:style-name="_5f_OOoComputerLiteral"><text:span text:style-name="T983">"allocshared0"</text:span></text:span><text:span text:style-name="_5f_OOoComputerSpecial"><text:span text:style-name="T983">,</text:span></text:span><text:span text:style-name="_5f_OOoComputerSpecial"><text:span text:style-name="T867"> </text:span></text:span><text:span text:style-name="_5f_OOoComputerLiteral"><text:span text:style-name="T983">"dealloc"</text:span></text:span><text:span text:style-name="_5f_OOoComputerSpecial"><text:span text:style-name="T983">,</text:span></text:span><text:span text:style-name="_5f_OOoComputerSpecial"><text:span text:style-name="T867"> </text:span></text:span><text:span text:style-name="_5f_OOoComputerLiteral"><text:span text:style-name="T983">"realloc"</text:span></text:span><text:span text:style-name="_5f_OOoComputerSpecial"><text:span text:style-name="T983">,</text:span></text:span><text:span text:style-name="_5f_OOoComputerSpecial"><text:span text:style-name="T867"> </text:span></text:span><text:span text:style-name="_5f_OOoComputerLiteral"><text:span text:style-name="T983">"nil"</text:span></text:span><text:span text:style-name="_5f_OOoComputerSpecial"><text:span text:style-name="T983">,</text:span></text:span><text:span text:style-name="_5f_OOoComputerSpecial"><text:span text:style-name="T867"> </text:span></text:span><text:span text:style-name="_5f_OOoComputerLiteral"><text:span text:style-name="T983">"gc_ref"</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8"/></text:span></text:span><text:span text:style-name="_5f_OOoComputerLiteral"><text:span text:style-name="T983">"gc_unref"</text:span></text:span><text:span text:style-name="_5f_OOoComputerSpecial"><text:span text:style-name="T983">,</text:span></text:span><text:span text:style-name="_5f_OOoComputerSpecial"><text:span text:style-name="T867"> </text:span></text:span><text:span text:style-name="_5f_OOoComputerLiteral"><text:span text:style-name="T983">"copymem"</text:span></text:span><text:span text:style-name="_5f_OOoComputerSpecial"><text:span text:style-name="T983">,</text:span></text:span><text:span text:style-name="_5f_OOoComputerSpecial"><text:span text:style-name="T867"> </text:span></text:span><text:span text:style-name="_5f_OOoComputerLiteral"><text:span text:style-name="T983">"zeromem"</text:span></text:span><text:span text:style-name="_5f_OOoComputerSpecial"><text:span text:style-name="T983">,</text:span></text:span><text:span text:style-name="_5f_OOoComputerSpecial"><text:span text:style-name="T867"> </text:span></text:span><text:span text:style-name="_5f_OOoComputerLiteral"><text:span text:style-name="T983">"equalmem"</text:span></text:span><text:span text:style-name="_5f_OOoComputerSpecial"><text:span text:style-name="T983">,</text:span></text:span><text:span text:style-name="_5f_OOoComputerSpecial"><text:span text:style-name="T867"> </text:span></text:span><text:span text:style-name="_5f_OOoComputerLiteral"><text:span text:style-name="T983">"movemem"</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8"/></text:span></text:span><text:span text:style-name="_5f_OOoComputerLiteral"><text:span text:style-name="T983">"gc_disable"</text:span></text:span><text:span text:style-name="_5f_OOoComputerSpecial"><text:span text:style-name="T983">,</text:span></text:span><text:span text:style-name="_5f_OOoComputerSpecial"><text:span text:style-name="T867"> </text:span></text:span><text:span text:style-name="_5f_OOoComputerLiteral"><text:span text:style-name="T983">"gc_enable"</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4"/></text:span></text:span><text:span text:style-name="_5f_OOoComputerSpecial"><text:span text:style-name="T983">]</text:span></text:span></text:p>
      <text:p text:style-name="P166"><text:span text:style-name="_5f_OOoComputerSpecial"><text:span text:style-name="T867"><text:s text:c="4"/></text:span></text:span></text:p>
      <text:p text:style-name="P166"><text:span text:style-name="_5f_OOoComputerSpecial"><text:span text:style-name="T867"><text:s text:c="4"/></text:span></text:span><text:span text:style-name="_5f_OOoComputerKeyWord"><text:span text:style-name="T983">def</text:span></text:span><text:span text:style-name="_5f_OOoComputerSpecial"><text:span text:style-name="T867"> </text:span></text:span><text:span text:style-name="_5f_OOoComputerIdent"><text:span text:style-name="T983">__init__</text:span></text:span><text:span text:style-name="_5f_OOoComputerSpecial"><text:span text:style-name="T983">(</text:span></text:span><text:span text:style-name="_5f_OOoComputerIdent"><text:span text:style-name="T983">self</text:span></text:span><text:span text:style-name="_5f_OOoComputerSpecial"><text:span text:style-name="T983">,</text:span></text:span><text:span text:style-name="_5f_OOoComputerSpecial"><text:span text:style-name="T867"> </text:span></text:span><text:span text:style-name="_5f_OOoComputerIdent"><text:span text:style-name="T983">parent</text:span></text:span><text:span text:style-name="_5f_OOoComputerSpecial"><text:span text:style-name="T983">=</text:span></text:span><text:span text:style-name="_5f_OOoComputerKeyWord"><text:span text:style-name="T983">None</text:span></text:span><text:span text:style-name="_5f_OOoComputerSpecial"><text:span text:style-name="T983">):</text:span></text:span></text:p>
      <text:p text:style-name="P166"><text:span text:style-name="_5f_OOoComputerSpecial"><text:span text:style-name="T867"><text:s text:c="8"/></text:span></text:span><text:span text:style-name="_5f_OOoComputerComment"><text:span text:style-name="T983"># Initialize superclass</text:span></text:span></text:p>
      <text:p text:style-name="P166"><text:span text:style-name="_5f_OOoComputerSpecial"><text:span text:style-name="T867"><text:s text:c="8"/></text:span></text:span><text:span text:style-name="_5f_OOoComputerIdent"><text:span text:style-name="T983">super</text:span></text:span><text:span text:style-name="_5f_OOoComputerSpecial"><text:span text:style-name="T983">().</text:span></text:span><text:span text:style-name="_5f_OOoComputerIdent"><text:span text:style-name="T983">__init__</text:span></text:span><text:span text:style-name="_5f_OOoComputerSpecial"><text:span text:style-name="T983">(</text:span></text:span><text:span text:style-name="_5f_OOoComputerIdent"><text:span text:style-name="T983">parent</text:span></text:span><text:span text:style-name="_5f_OOoComputerSpecial"><text:span text:style-name="T983">)</text:span></text:span></text:p>
      <text:p text:style-name="P166"><text:span text:style-name="_5f_OOoComputerSpecial"><text:span text:style-name="T867"><text:s text:c="8"/></text:span></text:span><text:span text:style-name="_5f_OOoComputerComment"><text:span text:style-name="T983"># Set the default style values</text:span></text:span></text:p>
      <text:p text:style-name="P166"><text:span text:style-name="_5f_OOoComputerSpecial"><text:span text:style-name="T867"><text:s text:c="8"/></text:span></text:span><text:span text:style-name="_5f_OOoComputerIdent"><text:span text:style-name="T983">self</text:span></text:span><text:span text:style-name="_5f_OOoComputerSpecial"><text:span text:style-name="T983">.</text:span></text:span><text:span text:style-name="_5f_OOoComputerIdent"><text:span text:style-name="T983">setDefaultColor</text:span></text:span><text:span text:style-name="_5f_OOoComputerSpecial"><text:span text:style-name="T983">(</text:span></text:span><text:span text:style-name="_5f_OOoComputerIdent"><text:span text:style-name="T983">PyQt5</text:span></text:span><text:span text:style-name="_5f_OOoComputerSpecial"><text:span text:style-name="T983">.</text:span></text:span><text:span text:style-name="_5f_OOoComputerIdent"><text:span text:style-name="T983">QtGui</text:span></text:span><text:span text:style-name="_5f_OOoComputerSpecial"><text:span text:style-name="T983">.</text:span></text:span><text:span text:style-name="_5f_OOoComputerIdent"><text:span text:style-name="T983">QColor</text:span></text:span><text:span text:style-name="_5f_OOoComputerSpecial"><text:span text:style-name="T983">(</text:span></text:span><text:span text:style-name="_5f_OOoComputerLiteral"><text:span text:style-name="T983">0x00</text:span></text:span><text:span text:style-name="_5f_OOoComputerSpecial"><text:span text:style-name="T983">,</text:span></text:span><text:span text:style-name="_5f_OOoComputerSpecial"><text:span text:style-name="T867"> </text:span></text:span><text:span text:style-name="_5f_OOoComputerLiteral"><text:span text:style-name="T983">0x00</text:span></text:span><text:span text:style-name="_5f_OOoComputerSpecial"><text:span text:style-name="T983">,</text:span></text:span><text:span text:style-name="_5f_OOoComputerSpecial"><text:span text:style-name="T867"> </text:span></text:span><text:span text:style-name="_5f_OOoComputerLiteral"><text:span text:style-name="T983">0x00</text:span></text:span><text:span text:style-name="_5f_OOoComputerSpecial"><text:span text:style-name="T983">))</text:span></text:span></text:p>
      <text:p text:style-name="P166"><text:span text:style-name="_5f_OOoComputerSpecial"><text:span text:style-name="T867"><text:s text:c="8"/></text:span></text:span><text:span text:style-name="_5f_OOoComputerIdent"><text:span text:style-name="T983">self</text:span></text:span><text:span text:style-name="_5f_OOoComputerSpecial"><text:span text:style-name="T983">.</text:span></text:span><text:span text:style-name="_5f_OOoComputerIdent"><text:span text:style-name="T983">setDefaultPaper</text:span></text:span><text:span text:style-name="_5f_OOoComputerSpecial"><text:span text:style-name="T983">(</text:span></text:span><text:span text:style-name="_5f_OOoComputerIdent"><text:span text:style-name="T983">PyQt5</text:span></text:span><text:span text:style-name="_5f_OOoComputerSpecial"><text:span text:style-name="T983">.</text:span></text:span><text:span text:style-name="_5f_OOoComputerIdent"><text:span text:style-name="T983">QtGui</text:span></text:span><text:span text:style-name="_5f_OOoComputerSpecial"><text:span text:style-name="T983">.</text:span></text:span><text:span text:style-name="_5f_OOoComputerIdent"><text:span text:style-name="T983">QColor</text:span></text:span><text:span text:style-name="_5f_OOoComputerSpecial"><text:span text:style-name="T983">(</text:span></text:span><text:span text:style-name="_5f_OOoComputerLiteral"><text:span text:style-name="T983">0xff</text:span></text:span><text:span text:style-name="_5f_OOoComputerSpecial"><text:span text:style-name="T983">,</text:span></text:span><text:span text:style-name="_5f_OOoComputerSpecial"><text:span text:style-name="T867"> </text:span></text:span><text:span text:style-name="_5f_OOoComputerLiteral"><text:span text:style-name="T983">0xff</text:span></text:span><text:span text:style-name="_5f_OOoComputerSpecial"><text:span text:style-name="T983">,</text:span></text:span><text:span text:style-name="_5f_OOoComputerSpecial"><text:span text:style-name="T867"> </text:span></text:span><text:span text:style-name="_5f_OOoComputerLiteral"><text:span text:style-name="T983">0xff</text:span></text:span><text:span text:style-name="_5f_OOoComputerSpecial"><text:span text:style-name="T983">))</text:span></text:span></text:p>
      <text:p text:style-name="P166"><text:span text:style-name="_5f_OOoComputerSpecial"><text:span text:style-name="T867"><text:s text:c="8"/></text:span></text:span><text:span text:style-name="_5f_OOoComputerIdent"><text:span text:style-name="T983">self</text:span></text:span><text:span text:style-name="_5f_OOoComputerSpecial"><text:span text:style-name="T983">.</text:span></text:span><text:span text:style-name="_5f_OOoComputerIdent"><text:span text:style-name="T983">setDefaultFont</text:span></text:span><text:span text:style-name="_5f_OOoComputerSpecial"><text:span text:style-name="T983">(</text:span></text:span><text:span text:style-name="_5f_OOoComputerIdent"><text:span text:style-name="T983">PyQt5</text:span></text:span><text:span text:style-name="_5f_OOoComputerSpecial"><text:span text:style-name="T983">.</text:span></text:span><text:span text:style-name="_5f_OOoComputerIdent"><text:span text:style-name="T983">QtGui</text:span></text:span><text:span text:style-name="_5f_OOoComputerSpecial"><text:span text:style-name="T983">.</text:span></text:span><text:span text:style-name="_5f_OOoComputerIdent"><text:span text:style-name="T983">QFont</text:span></text:span><text:span text:style-name="_5f_OOoComputerSpecial"><text:span text:style-name="T983">(</text:span></text:span><text:span text:style-name="_5f_OOoComputerLiteral"><text:span text:style-name="T983">"Courier"</text:span></text:span><text:span text:style-name="_5f_OOoComputerSpecial"><text:span text:style-name="T983">,</text:span></text:span><text:span text:style-name="_5f_OOoComputerSpecial"><text:span text:style-name="T867"> </text:span></text:span><text:span text:style-name="_5f_OOoComputerLiteral"><text:span text:style-name="T983">8</text:span></text:span><text:span text:style-name="_5f_OOoComputerSpecial"><text:span text:style-name="T983">))</text:span></text:span></text:p>
      <text:p text:style-name="P166"><text:span text:style-name="_5f_OOoComputerSpecial"><text:span text:style-name="T867"><text:s text:c="8"/></text:span></text:span><text:span text:style-name="_5f_OOoComputerComment"><text:span text:style-name="T983"># Initialize all style colors</text:span></text:span></text:p>
      <text:p text:style-name="P166"><text:span text:style-name="_5f_OOoComputerSpecial"><text:span text:style-name="T867"><text:s text:c="8"/></text:span></text:span><text:span text:style-name="_5f_OOoComputerIdent"><text:span text:style-name="T983">self</text:span></text:span><text:span text:style-name="_5f_OOoComputerSpecial"><text:span text:style-name="T983">.</text:span></text:span><text:span text:style-name="_5f_OOoComputerIdent"><text:span text:style-name="T983">init_colors</text:span></text:span><text:span text:style-name="_5f_OOoComputerSpecial"><text:span text:style-name="T983">()</text:span></text:span></text:p>
      <text:p text:style-name="P166"><text:span text:style-name="_5f_OOoComputerSpecial"><text:span text:style-name="T867"><text:s text:c="8"/></text:span></text:span><text:span text:style-name="_5f_OOoComputerComment"><text:span text:style-name="T983"># Init the fonts</text:span></text:span></text:p>
      <text:p text:style-name="P166"><text:span text:style-name="_5f_OOoComputerSpecial"><text:span text:style-name="T867"><text:s text:c="8"/></text:span></text:span><text:span text:style-name="_5f_OOoComputerKeyWord"><text:span text:style-name="T983">for</text:span></text:span><text:span text:style-name="_5f_OOoComputerSpecial"><text:span text:style-name="T867"> </text:span></text:span><text:span text:style-name="_5f_OOoComputerIdent"><text:span text:style-name="T983">i</text:span></text:span><text:span text:style-name="_5f_OOoComputerSpecial"><text:span text:style-name="T867"> </text:span></text:span><text:span text:style-name="_5f_OOoComputerKeyWord"><text:span text:style-name="T983">in</text:span></text:span><text:span text:style-name="_5f_OOoComputerSpecial"><text:span text:style-name="T867"> </text:span></text:span><text:span text:style-name="_5f_OOoComputerIdent"><text:span text:style-name="T983">range</text:span></text:span><text:span text:style-name="_5f_OOoComputerSpecial"><text:span text:style-name="T983">(</text:span></text:span><text:span text:style-name="_5f_OOoComputerIdent"><text:span text:style-name="T983">len</text:span></text:span><text:span text:style-name="_5f_OOoComputerSpecial"><text:span text:style-name="T983">(</text:span></text:span><text:span text:style-name="_5f_OOoComputerIdent"><text:span text:style-name="T983">self</text:span></text:span><text:span text:style-name="_5f_OOoComputerSpecial"><text:span text:style-name="T983">.</text:span></text:span><text:span text:style-name="_5f_OOoComputerIdent"><text:span text:style-name="T983">styles</text:span></text:span><text:span text:style-name="_5f_OOoComputerSpecial"><text:span text:style-name="T983">)):</text:span></text:span></text:p>
      <text:p text:style-name="P166"><text:span text:style-name="_5f_OOoComputerSpecial"><text:span text:style-name="T867"><text:s text:c="12"/></text:span></text:span><text:span text:style-name="_5f_OOoComputerKeyWord"><text:span text:style-name="T983">if</text:span></text:span><text:span text:style-name="_5f_OOoComputerSpecial"><text:span text:style-name="T867"> </text:span></text:span><text:span text:style-name="_5f_OOoComputerIdent"><text:span text:style-name="T983">i</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Ident"><text:span text:style-name="T983">self</text:span></text:span><text:span text:style-name="_5f_OOoComputerSpecial"><text:span text:style-name="T983">.</text:span></text:span><text:span text:style-name="_5f_OOoComputerIdent"><text:span text:style-name="T983">styles</text:span></text:span><text:span text:style-name="_5f_OOoComputerSpecial"><text:span text:style-name="T983">[</text:span></text:span><text:span text:style-name="_5f_OOoComputerLiteral"><text:span text:style-name="T983">"Keyword"</text:span></text:span><text:span text:style-name="_5f_OOoComputerSpecial"><text:span text:style-name="T983">]:</text:span></text:span></text:p>
      <text:p text:style-name="P166"><text:span text:style-name="_5f_OOoComputerSpecial"><text:span text:style-name="T867"><text:s text:c="16"/></text:span></text:span><text:span text:style-name="_5f_OOoComputerIdent"><text:span text:style-name="T983">self</text:span></text:span><text:span text:style-name="_5f_OOoComputerSpecial"><text:span text:style-name="T983">.</text:span></text:span><text:span text:style-name="_5f_OOoComputerIdent"><text:span text:style-name="T983">setFont</text:span></text:span><text:span text:style-name="_5f_OOoComputerSpecial"><text:span text:style-name="T983">(</text:span></text:span><text:span text:style-name="_5f_OOoComputerIdent"><text:span text:style-name="T983">PyQt5</text:span></text:span><text:span text:style-name="_5f_OOoComputerSpecial"><text:span text:style-name="T983">.</text:span></text:span><text:span text:style-name="_5f_OOoComputerIdent"><text:span text:style-name="T983">QtGui</text:span></text:span><text:span text:style-name="_5f_OOoComputerSpecial"><text:span text:style-name="T983">.</text:span></text:span><text:span text:style-name="_5f_OOoComputerIdent"><text:span text:style-name="T983">QFont</text:span></text:span><text:span text:style-name="_5f_OOoComputerSpecial"><text:span text:style-name="T983">(</text:span></text:span><text:span text:style-name="_5f_OOoComputerLiteral"><text:span text:style-name="T983">"Courier"</text:span></text:span><text:span text:style-name="_5f_OOoComputerSpecial"><text:span text:style-name="T983">,</text:span></text:span><text:span text:style-name="_5f_OOoComputerSpecial"><text:span text:style-name="T867"> </text:span></text:span><text:span text:style-name="_5f_OOoComputerLiteral"><text:span text:style-name="T983">8</text:span></text:span><text:span text:style-name="_5f_OOoComputerSpecial"><text:span text:style-name="T983">,</text:span></text:span><text:span text:style-name="_5f_OOoComputerSpecial"><text:span text:style-name="T867"> </text:span></text:span><text:span text:style-name="_5f_OOoComputerIdent"><text:span text:style-name="T983">weight</text:span></text:span><text:span text:style-name="_5f_OOoComputerSpecial"><text:span text:style-name="T983">=</text:span></text:span><text:span text:style-name="_5f_OOoComputerIdent"><text:span text:style-name="T983">PyQt5</text:span></text:span><text:span text:style-name="_5f_OOoComputerSpecial"><text:span text:style-name="T983">.</text:span></text:span><text:span text:style-name="_5f_OOoComputerIdent"><text:span text:style-name="T983">QtGui</text:span></text:span><text:span text:style-name="_5f_OOoComputerSpecial"><text:span text:style-name="T983">.</text:span></text:span><text:span text:style-name="_5f_OOoComputerIdent"><text:span text:style-name="T983">QFont</text:span></text:span><text:span text:style-name="_5f_OOoComputerSpecial"><text:span text:style-name="T983">.</text:span></text:span><text:span text:style-name="_5f_OOoComputerIdent"><text:span text:style-name="T983">Black</text:span></text:span><text:span text:style-name="_5f_OOoComputerSpecial"><text:span text:style-name="T983">),</text:span></text:span><text:span text:style-name="_5f_OOoComputerSpecial"><text:span text:style-name="T867"> </text:span></text:span><text:span text:style-name="_5f_OOoComputerIdent"><text:span text:style-name="T983">i</text:span></text:span><text:span text:style-name="_5f_OOoComputerSpecial"><text:span text:style-name="T983">)</text:span></text:span></text:p>
      <text:p text:style-name="P166"><text:span text:style-name="_5f_OOoComputerSpecial"><text:span text:style-name="T867"><text:s text:c="12"/></text:span></text:span><text:span text:style-name="_5f_OOoComputerKeyWord"><text:span text:style-name="T983">else</text:span></text:span><text:span text:style-name="_5f_OOoComputerSpecial"><text:span text:style-name="T983">:</text:span></text:span></text:p>
      <text:p text:style-name="P166"><text:span text:style-name="_5f_OOoComputerSpecial"><text:span text:style-name="T867"><text:s text:c="16"/></text:span></text:span><text:span text:style-name="_5f_OOoComputerIdent"><text:span text:style-name="T983">self</text:span></text:span><text:span text:style-name="_5f_OOoComputerSpecial"><text:span text:style-name="T983">.</text:span></text:span><text:span text:style-name="_5f_OOoComputerIdent"><text:span text:style-name="T983">setFont</text:span></text:span><text:span text:style-name="_5f_OOoComputerSpecial"><text:span text:style-name="T983">(</text:span></text:span><text:span text:style-name="_5f_OOoComputerIdent"><text:span text:style-name="T983">PyQt5</text:span></text:span><text:span text:style-name="_5f_OOoComputerSpecial"><text:span text:style-name="T983">.</text:span></text:span><text:span text:style-name="_5f_OOoComputerIdent"><text:span text:style-name="T983">QtGui</text:span></text:span><text:span text:style-name="_5f_OOoComputerSpecial"><text:span text:style-name="T983">.</text:span></text:span><text:span text:style-name="_5f_OOoComputerIdent"><text:span text:style-name="T983">QFont</text:span></text:span><text:span text:style-name="_5f_OOoComputerSpecial"><text:span text:style-name="T983">(</text:span></text:span><text:span text:style-name="_5f_OOoComputerLiteral"><text:span text:style-name="T983">"Courier"</text:span></text:span><text:span text:style-name="_5f_OOoComputerSpecial"><text:span text:style-name="T983">,</text:span></text:span><text:span text:style-name="_5f_OOoComputerSpecial"><text:span text:style-name="T867"> </text:span></text:span><text:span text:style-name="_5f_OOoComputerLiteral"><text:span text:style-name="T983">8</text:span></text:span><text:span text:style-name="_5f_OOoComputerSpecial"><text:span text:style-name="T983">),</text:span></text:span><text:span text:style-name="_5f_OOoComputerSpecial"><text:span text:style-name="T867"> </text:span></text:span><text:span text:style-name="_5f_OOoComputerIdent"><text:span text:style-name="T983">i</text:span></text:span><text:span text:style-name="_5f_OOoComputerSpecial"><text:span text:style-name="T983">)</text:span></text:span></text:p>
      <text:p text:style-name="P166"><text:span text:style-name="_5f_OOoComputerSpecial"><text:span text:style-name="T867"><text:s text:c="4"/></text:span></text:span></text:p>
      <text:p text:style-name="P166"><text:span text:style-name="_5f_OOoComputerSpecial"><text:span text:style-name="T867"><text:s text:c="4"/></text:span></text:span><text:span text:style-name="_5f_OOoComputerKeyWord"><text:span text:style-name="T983">def</text:span></text:span><text:span text:style-name="_5f_OOoComputerSpecial"><text:span text:style-name="T867"> </text:span></text:span><text:span text:style-name="_5f_OOoComputerIdent"><text:span text:style-name="T983">init_colors</text:span></text:span><text:span text:style-name="_5f_OOoComputerSpecial"><text:span text:style-name="T983">(</text:span></text:span><text:span text:style-name="_5f_OOoComputerIdent"><text:span text:style-name="T983">self</text:span></text:span><text:span text:style-name="_5f_OOoComputerSpecial"><text:span text:style-name="T983">):</text:span></text:span></text:p>
      <text:p text:style-name="P166"><text:span text:style-name="_5f_OOoComputerSpecial"><text:span text:style-name="T867"><text:s text:c="8"/></text:span></text:span><text:span text:style-name="_5f_OOoComputerComment"><text:span text:style-name="T983"># Font color</text:span></text:span></text:p>
      <text:p text:style-name="P166"><text:span text:style-name="_5f_OOoComputerSpecial"><text:span text:style-name="T867"><text:s text:c="8"/></text:span></text:span><text:span text:style-name="_5f_OOoComputerIdent"><text:span text:style-name="T983">self</text:span></text:span><text:span text:style-name="_5f_OOoComputerSpecial"><text:span text:style-name="T983">.</text:span></text:span><text:span text:style-name="_5f_OOoComputerIdent"><text:span text:style-name="T983">setColor</text:span></text:span><text:span text:style-name="_5f_OOoComputerSpecial"><text:span text:style-name="T983">(</text:span></text:span><text:span text:style-name="_5f_OOoComputerIdent"><text:span text:style-name="T983">PyQt5</text:span></text:span><text:span text:style-name="_5f_OOoComputerSpecial"><text:span text:style-name="T983">.</text:span></text:span><text:span text:style-name="_5f_OOoComputerIdent"><text:span text:style-name="T983">QtGui</text:span></text:span><text:span text:style-name="_5f_OOoComputerSpecial"><text:span text:style-name="T983">.</text:span></text:span><text:span text:style-name="_5f_OOoComputerIdent"><text:span text:style-name="T983">QColor</text:span></text:span><text:span text:style-name="_5f_OOoComputerSpecial"><text:span text:style-name="T983">(</text:span></text:span><text:span text:style-name="_5f_OOoComputerLiteral"><text:span text:style-name="T983">0x00</text:span></text:span><text:span text:style-name="_5f_OOoComputerSpecial"><text:span text:style-name="T983">,</text:span></text:span><text:span text:style-name="_5f_OOoComputerSpecial"><text:span text:style-name="T867"> </text:span></text:span><text:span text:style-name="_5f_OOoComputerLiteral"><text:span text:style-name="T983">0x00</text:span></text:span><text:span text:style-name="_5f_OOoComputerSpecial"><text:span text:style-name="T983">,</text:span></text:span><text:span text:style-name="_5f_OOoComputerSpecial"><text:span text:style-name="T867"> </text:span></text:span><text:span text:style-name="_5f_OOoComputerLiteral"><text:span text:style-name="T983">0x00</text:span></text:span><text:span text:style-name="_5f_OOoComputerSpecial"><text:span text:style-name="T983">),</text:span></text:span><text:span text:style-name="_5f_OOoComputerSpecial"><text:span text:style-name="T867"> </text:span></text:span><text:span text:style-name="_5f_OOoComputerIdent"><text:span text:style-name="T983">self</text:span></text:span><text:span text:style-name="_5f_OOoComputerSpecial"><text:span text:style-name="T983">.</text:span></text:span><text:span text:style-name="_5f_OOoComputerIdent"><text:span text:style-name="T983">styles</text:span></text:span><text:span text:style-name="_5f_OOoComputerSpecial"><text:span text:style-name="T983">[</text:span></text:span><text:span text:style-name="_5f_OOoComputerLiteral"><text:span text:style-name="T983">"Default"</text:span></text:span><text:span text:style-name="_5f_OOoComputerSpecial"><text:span text:style-name="T983">])</text:span></text:span></text:p>
      <text:p text:style-name="P166"><text:span text:style-name="_5f_OOoComputerSpecial"><text:span text:style-name="T867"><text:s text:c="8"/></text:span></text:span><text:span text:style-name="_5f_OOoComputerIdent"><text:span text:style-name="T983">self</text:span></text:span><text:span text:style-name="_5f_OOoComputerSpecial"><text:span text:style-name="T983">.</text:span></text:span><text:span text:style-name="_5f_OOoComputerIdent"><text:span text:style-name="T983">setColor</text:span></text:span><text:span text:style-name="_5f_OOoComputerSpecial"><text:span text:style-name="T983">(</text:span></text:span><text:span text:style-name="_5f_OOoComputerIdent"><text:span text:style-name="T983">PyQt5</text:span></text:span><text:span text:style-name="_5f_OOoComputerSpecial"><text:span text:style-name="T983">.</text:span></text:span><text:span text:style-name="_5f_OOoComputerIdent"><text:span text:style-name="T983">QtGui</text:span></text:span><text:span text:style-name="_5f_OOoComputerSpecial"><text:span text:style-name="T983">.</text:span></text:span><text:span text:style-name="_5f_OOoComputerIdent"><text:span text:style-name="T983">QColor</text:span></text:span><text:span text:style-name="_5f_OOoComputerSpecial"><text:span text:style-name="T983">(</text:span></text:span><text:span text:style-name="_5f_OOoComputerLiteral"><text:span text:style-name="T983">0x00</text:span></text:span><text:span text:style-name="_5f_OOoComputerSpecial"><text:span text:style-name="T983">,</text:span></text:span><text:span text:style-name="_5f_OOoComputerSpecial"><text:span text:style-name="T867"> </text:span></text:span><text:span text:style-name="_5f_OOoComputerLiteral"><text:span text:style-name="T983">0x00</text:span></text:span><text:span text:style-name="_5f_OOoComputerSpecial"><text:span text:style-name="T983">,</text:span></text:span><text:span text:style-name="_5f_OOoComputerSpecial"><text:span text:style-name="T867"> </text:span></text:span><text:span text:style-name="_5f_OOoComputerLiteral"><text:span text:style-name="T983">0x7f</text:span></text:span><text:span text:style-name="_5f_OOoComputerSpecial"><text:span text:style-name="T983">),</text:span></text:span><text:span text:style-name="_5f_OOoComputerSpecial"><text:span text:style-name="T867"> </text:span></text:span><text:span text:style-name="_5f_OOoComputerIdent"><text:span text:style-name="T983">self</text:span></text:span><text:span text:style-name="_5f_OOoComputerSpecial"><text:span text:style-name="T983">.</text:span></text:span><text:span text:style-name="_5f_OOoComputerIdent"><text:span text:style-name="T983">styles</text:span></text:span><text:span text:style-name="_5f_OOoComputerSpecial"><text:span text:style-name="T983">[</text:span></text:span><text:span text:style-name="_5f_OOoComputerLiteral"><text:span text:style-name="T983">"Keyword"</text:span></text:span><text:span text:style-name="_5f_OOoComputerSpecial"><text:span text:style-name="T983">])</text:span></text:span></text:p>
      <text:p text:style-name="P166"><text:span text:style-name="_5f_OOoComputerSpecial"><text:span text:style-name="T867"><text:s text:c="8"/></text:span></text:span><text:span text:style-name="_5f_OOoComputerIdent"><text:span text:style-name="T983">self</text:span></text:span><text:span text:style-name="_5f_OOoComputerSpecial"><text:span text:style-name="T983">.</text:span></text:span><text:span text:style-name="_5f_OOoComputerIdent"><text:span text:style-name="T983">setColor</text:span></text:span><text:span text:style-name="_5f_OOoComputerSpecial"><text:span text:style-name="T983">(</text:span></text:span><text:span text:style-name="_5f_OOoComputerIdent"><text:span text:style-name="T983">PyQt5</text:span></text:span><text:span text:style-name="_5f_OOoComputerSpecial"><text:span text:style-name="T983">.</text:span></text:span><text:span text:style-name="_5f_OOoComputerIdent"><text:span text:style-name="T983">QtGui</text:span></text:span><text:span text:style-name="_5f_OOoComputerSpecial"><text:span text:style-name="T983">.</text:span></text:span><text:span text:style-name="_5f_OOoComputerIdent"><text:span text:style-name="T983">QColor</text:span></text:span><text:span text:style-name="_5f_OOoComputerSpecial"><text:span text:style-name="T983">(</text:span></text:span><text:span text:style-name="_5f_OOoComputerLiteral"><text:span text:style-name="T983">0x7f</text:span></text:span><text:span text:style-name="_5f_OOoComputerSpecial"><text:span text:style-name="T983">,</text:span></text:span><text:span text:style-name="_5f_OOoComputerSpecial"><text:span text:style-name="T867"> </text:span></text:span><text:span text:style-name="_5f_OOoComputerLiteral"><text:span text:style-name="T983">0x00</text:span></text:span><text:span text:style-name="_5f_OOoComputerSpecial"><text:span text:style-name="T983">,</text:span></text:span><text:span text:style-name="_5f_OOoComputerSpecial"><text:span text:style-name="T867"> </text:span></text:span><text:span text:style-name="_5f_OOoComputerLiteral"><text:span text:style-name="T983">0x00</text:span></text:span><text:span text:style-name="_5f_OOoComputerSpecial"><text:span text:style-name="T983">),</text:span></text:span><text:span text:style-name="_5f_OOoComputerSpecial"><text:span text:style-name="T867"> </text:span></text:span><text:span text:style-name="_5f_OOoComputerIdent"><text:span text:style-name="T983">self</text:span></text:span><text:span text:style-name="_5f_OOoComputerSpecial"><text:span text:style-name="T983">.</text:span></text:span><text:span text:style-name="_5f_OOoComputerIdent"><text:span text:style-name="T983">styles</text:span></text:span><text:span text:style-name="_5f_OOoComputerSpecial"><text:span text:style-name="T983">[</text:span></text:span><text:span text:style-name="_5f_OOoComputerLiteral"><text:span text:style-name="T983">"Unsafe"</text:span></text:span><text:span text:style-name="_5f_OOoComputerSpecial"><text:span text:style-name="T983">])</text:span></text:span></text:p>
      <text:p text:style-name="P166"><text:span text:style-name="_5f_OOoComputerSpecial"><text:span text:style-name="T867"><text:s text:c="8"/></text:span></text:span><text:span text:style-name="_5f_OOoComputerIdent"><text:span text:style-name="T983">self</text:span></text:span><text:span text:style-name="_5f_OOoComputerSpecial"><text:span text:style-name="T983">.</text:span></text:span><text:span text:style-name="_5f_OOoComputerIdent"><text:span text:style-name="T983">setColor</text:span></text:span><text:span text:style-name="_5f_OOoComputerSpecial"><text:span text:style-name="T983">(</text:span></text:span><text:span text:style-name="_5f_OOoComputerIdent"><text:span text:style-name="T983">PyQt5</text:span></text:span><text:span text:style-name="_5f_OOoComputerSpecial"><text:span text:style-name="T983">.</text:span></text:span><text:span text:style-name="_5f_OOoComputerIdent"><text:span text:style-name="T983">QtGui</text:span></text:span><text:span text:style-name="_5f_OOoComputerSpecial"><text:span text:style-name="T983">.</text:span></text:span><text:span text:style-name="_5f_OOoComputerIdent"><text:span text:style-name="T983">QColor</text:span></text:span><text:span text:style-name="_5f_OOoComputerSpecial"><text:span text:style-name="T983">(</text:span></text:span><text:span text:style-name="_5f_OOoComputerLiteral"><text:span text:style-name="T983">0x7f</text:span></text:span><text:span text:style-name="_5f_OOoComputerSpecial"><text:span text:style-name="T983">,</text:span></text:span><text:span text:style-name="_5f_OOoComputerSpecial"><text:span text:style-name="T867"> </text:span></text:span><text:span text:style-name="_5f_OOoComputerLiteral"><text:span text:style-name="T983">0x7f</text:span></text:span><text:span text:style-name="_5f_OOoComputerSpecial"><text:span text:style-name="T983">,</text:span></text:span><text:span text:style-name="_5f_OOoComputerSpecial"><text:span text:style-name="T867"> </text:span></text:span><text:span text:style-name="_5f_OOoComputerLiteral"><text:span text:style-name="T983">0x00</text:span></text:span><text:span text:style-name="_5f_OOoComputerSpecial"><text:span text:style-name="T983">),</text:span></text:span><text:span text:style-name="_5f_OOoComputerSpecial"><text:span text:style-name="T867"> </text:span></text:span><text:span text:style-name="_5f_OOoComputerIdent"><text:span text:style-name="T983">self</text:span></text:span><text:span text:style-name="_5f_OOoComputerSpecial"><text:span text:style-name="T983">.</text:span></text:span><text:span text:style-name="_5f_OOoComputerIdent"><text:span text:style-name="T983">styles</text:span></text:span><text:span text:style-name="_5f_OOoComputerSpecial"><text:span text:style-name="T983">[</text:span></text:span><text:span text:style-name="_5f_OOoComputerLiteral"><text:span text:style-name="T983">"MultilineComment"</text:span></text:span><text:span text:style-name="_5f_OOoComputerSpecial"><text:span text:style-name="T983">])</text:span></text:span></text:p>
      <text:p text:style-name="P166"><text:span text:style-name="_5f_OOoComputerSpecial"><text:span text:style-name="T867"><text:s text:c="8"/></text:span></text:span><text:span text:style-name="_5f_OOoComputerComment"><text:span text:style-name="T983"># Paper color</text:span></text:span></text:p>
      <text:p text:style-name="P166"><text:span text:style-name="_5f_OOoComputerSpecial"><text:span text:style-name="T867"><text:s text:c="8"/></text:span></text:span><text:span text:style-name="_5f_OOoComputerKeyWord"><text:span text:style-name="T983">for</text:span></text:span><text:span text:style-name="_5f_OOoComputerSpecial"><text:span text:style-name="T867"> </text:span></text:span><text:span text:style-name="_5f_OOoComputerIdent"><text:span text:style-name="T983">i</text:span></text:span><text:span text:style-name="_5f_OOoComputerSpecial"><text:span text:style-name="T867"> </text:span></text:span><text:span text:style-name="_5f_OOoComputerKeyWord"><text:span text:style-name="T983">in</text:span></text:span><text:span text:style-name="_5f_OOoComputerSpecial"><text:span text:style-name="T867"> </text:span></text:span><text:span text:style-name="_5f_OOoComputerIdent"><text:span text:style-name="T983">range</text:span></text:span><text:span text:style-name="_5f_OOoComputerSpecial"><text:span text:style-name="T983">(</text:span></text:span><text:span text:style-name="_5f_OOoComputerIdent"><text:span text:style-name="T983">len</text:span></text:span><text:span text:style-name="_5f_OOoComputerSpecial"><text:span text:style-name="T983">(</text:span></text:span><text:span text:style-name="_5f_OOoComputerIdent"><text:span text:style-name="T983">self</text:span></text:span><text:span text:style-name="_5f_OOoComputerSpecial"><text:span text:style-name="T983">.</text:span></text:span><text:span text:style-name="_5f_OOoComputerIdent"><text:span text:style-name="T983">styles</text:span></text:span><text:span text:style-name="_5f_OOoComputerSpecial"><text:span text:style-name="T983">)):</text:span></text:span></text:p>
      <text:p text:style-name="P166"><text:span text:style-name="_5f_OOoComputerSpecial"><text:span text:style-name="T867"><text:s text:c="12"/></text:span></text:span><text:span text:style-name="_5f_OOoComputerIdent"><text:span text:style-name="T983">self</text:span></text:span><text:span text:style-name="_5f_OOoComputerSpecial"><text:span text:style-name="T983">.</text:span></text:span><text:span text:style-name="_5f_OOoComputerIdent"><text:span text:style-name="T983">setPaper</text:span></text:span><text:span text:style-name="_5f_OOoComputerSpecial"><text:span text:style-name="T983">(</text:span></text:span><text:span text:style-name="_5f_OOoComputerIdent"><text:span text:style-name="T983">PyQt5</text:span></text:span><text:span text:style-name="_5f_OOoComputerSpecial"><text:span text:style-name="T983">.</text:span></text:span><text:span text:style-name="_5f_OOoComputerIdent"><text:span text:style-name="T983">QtGui</text:span></text:span><text:span text:style-name="_5f_OOoComputerSpecial"><text:span text:style-name="T983">.</text:span></text:span><text:span text:style-name="_5f_OOoComputerIdent"><text:span text:style-name="T983">QColor</text:span></text:span><text:span text:style-name="_5f_OOoComputerSpecial"><text:span text:style-name="T983">(</text:span></text:span><text:span text:style-name="_5f_OOoComputerLiteral"><text:span text:style-name="T983">0xff</text:span></text:span><text:span text:style-name="_5f_OOoComputerSpecial"><text:span text:style-name="T983">,</text:span></text:span><text:span text:style-name="_5f_OOoComputerSpecial"><text:span text:style-name="T867"> </text:span></text:span><text:span text:style-name="_5f_OOoComputerLiteral"><text:span text:style-name="T983">0xff</text:span></text:span><text:span text:style-name="_5f_OOoComputerSpecial"><text:span text:style-name="T983">,</text:span></text:span><text:span text:style-name="_5f_OOoComputerSpecial"><text:span text:style-name="T867"> </text:span></text:span><text:span text:style-name="_5f_OOoComputerLiteral"><text:span text:style-name="T983">0xff</text:span></text:span><text:span text:style-name="_5f_OOoComputerSpecial"><text:span text:style-name="T983">),</text:span></text:span><text:span text:style-name="_5f_OOoComputerSpecial"><text:span text:style-name="T867"> </text:span></text:span><text:span text:style-name="_5f_OOoComputerIdent"><text:span text:style-name="T983">i</text:span></text:span><text:span text:style-name="_5f_OOoComputerSpecial"><text:span text:style-name="T983">)</text:span></text:span></text:p>
      <text:p text:style-name="P166"><text:span text:style-name="_5f_OOoComputerSpecial"><text:span text:style-name="T867"><text:s text:c="4"/></text:span></text:span></text:p>
      <text:p text:style-name="P166"><text:soft-page-break/><text:span text:style-name="_5f_OOoComputerSpecial"><text:span text:style-name="T867"><text:s text:c="4"/></text:span></text:span><text:span text:style-name="_5f_OOoComputerKeyWord"><text:span text:style-name="T983">def</text:span></text:span><text:span text:style-name="_5f_OOoComputerSpecial"><text:span text:style-name="T867"> </text:span></text:span><text:span text:style-name="_5f_OOoComputerIdent"><text:span text:style-name="T983">language</text:span></text:span><text:span text:style-name="_5f_OOoComputerSpecial"><text:span text:style-name="T983">(</text:span></text:span><text:span text:style-name="_5f_OOoComputerIdent"><text:span text:style-name="T983">self</text:span></text:span><text:span text:style-name="_5f_OOoComputerSpecial"><text:span text:style-name="T983">):</text:span></text:span></text:p>
      <text:p text:style-name="P166"><text:span text:style-name="_5f_OOoComputerSpecial"><text:span text:style-name="T867"><text:s text:c="8"/></text:span></text:span><text:span text:style-name="_5f_OOoComputerKeyWord"><text:span text:style-name="T983">return</text:span></text:span><text:span text:style-name="_5f_OOoComputerSpecial"><text:span text:style-name="T867"> </text:span></text:span><text:span text:style-name="_5f_OOoComputerLiteral"><text:span text:style-name="T983">"Nim"</text:span></text:span></text:p>
      <text:p text:style-name="P166"><text:span text:style-name="_5f_OOoComputerSpecial"><text:span text:style-name="T867"><text:s text:c="4"/></text:span></text:span></text:p>
      <text:p text:style-name="P166"><text:span text:style-name="_5f_OOoComputerSpecial"><text:span text:style-name="T867"><text:s text:c="4"/></text:span></text:span><text:span text:style-name="_5f_OOoComputerKeyWord"><text:span text:style-name="T983">def</text:span></text:span><text:span text:style-name="_5f_OOoComputerSpecial"><text:span text:style-name="T867"> </text:span></text:span><text:span text:style-name="_5f_OOoComputerIdent"><text:span text:style-name="T983">description</text:span></text:span><text:span text:style-name="_5f_OOoComputerSpecial"><text:span text:style-name="T983">(</text:span></text:span><text:span text:style-name="_5f_OOoComputerIdent"><text:span text:style-name="T983">self</text:span></text:span><text:span text:style-name="_5f_OOoComputerSpecial"><text:span text:style-name="T983">,</text:span></text:span><text:span text:style-name="_5f_OOoComputerSpecial"><text:span text:style-name="T867"> </text:span></text:span><text:span text:style-name="_5f_OOoComputerIdent"><text:span text:style-name="T983">style</text:span></text:span><text:span text:style-name="_5f_OOoComputerSpecial"><text:span text:style-name="T983">):</text:span></text:span></text:p>
      <text:p text:style-name="P166"><text:span text:style-name="_5f_OOoComputerSpecial"><text:span text:style-name="T867"><text:s text:c="8"/></text:span></text:span><text:span text:style-name="_5f_OOoComputerKeyWord"><text:span text:style-name="T983">if</text:span></text:span><text:span text:style-name="_5f_OOoComputerSpecial"><text:span text:style-name="T867"> </text:span></text:span><text:span text:style-name="_5f_OOoComputerIdent"><text:span text:style-name="T983">style</text:span></text:span><text:span text:style-name="_5f_OOoComputerSpecial"><text:span text:style-name="T867"> </text:span></text:span><text:span text:style-name="_5f_OOoComputerSpecial"><text:span text:style-name="T983">&lt;</text:span></text:span><text:span text:style-name="_5f_OOoComputerSpecial"><text:span text:style-name="T867"> </text:span></text:span><text:span text:style-name="_5f_OOoComputerIdent"><text:span text:style-name="T983">len</text:span></text:span><text:span text:style-name="_5f_OOoComputerSpecial"><text:span text:style-name="T983">(</text:span></text:span><text:span text:style-name="_5f_OOoComputerIdent"><text:span text:style-name="T983">self</text:span></text:span><text:span text:style-name="_5f_OOoComputerSpecial"><text:span text:style-name="T983">.</text:span></text:span><text:span text:style-name="_5f_OOoComputerIdent"><text:span text:style-name="T983">styles</text:span></text:span><text:span text:style-name="_5f_OOoComputerSpecial"><text:span text:style-name="T983">):</text:span></text:span></text:p>
      <text:p text:style-name="P166"><text:span text:style-name="_5f_OOoComputerSpecial"><text:span text:style-name="T867"><text:s text:c="12"/></text:span></text:span><text:span text:style-name="_5f_OOoComputerIdent"><text:span text:style-name="T983">description</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Literal"><text:span text:style-name="T983">"Custom lexer for the Nim programming languages"</text:span></text:span></text:p>
      <text:p text:style-name="P166"><text:span text:style-name="_5f_OOoComputerSpecial"><text:span text:style-name="T867"><text:s text:c="8"/></text:span></text:span><text:span text:style-name="_5f_OOoComputerKeyWord"><text:span text:style-name="T983">else</text:span></text:span><text:span text:style-name="_5f_OOoComputerSpecial"><text:span text:style-name="T983">:</text:span></text:span></text:p>
      <text:p text:style-name="P166"><text:span text:style-name="_5f_OOoComputerSpecial"><text:span text:style-name="T867"><text:s text:c="12"/></text:span></text:span><text:span text:style-name="_5f_OOoComputerIdent"><text:span text:style-name="T983">description</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Literal"><text:span text:style-name="T983">""</text:span></text:span></text:p>
      <text:p text:style-name="P166"><text:span text:style-name="_5f_OOoComputerSpecial"><text:span text:style-name="T867"><text:s text:c="8"/></text:span></text:span><text:span text:style-name="_5f_OOoComputerKeyWord"><text:span text:style-name="T983">return</text:span></text:span><text:span text:style-name="_5f_OOoComputerSpecial"><text:span text:style-name="T867"> </text:span></text:span><text:span text:style-name="_5f_OOoComputerIdent"><text:span text:style-name="T983">description</text:span></text:span></text:p>
      <text:p text:style-name="P166"><text:span text:style-name="_5f_OOoComputerSpecial"><text:span text:style-name="T867"><text:s text:c="4"/></text:span></text:span></text:p>
      <text:p text:style-name="P166"><text:span text:style-name="_5f_OOoComputerSpecial"><text:span text:style-name="T867"><text:s text:c="4"/></text:span></text:span><text:span text:style-name="_5f_OOoComputerKeyWord"><text:span text:style-name="T983">def</text:span></text:span><text:span text:style-name="_5f_OOoComputerSpecial"><text:span text:style-name="T867"> </text:span></text:span><text:span text:style-name="_5f_OOoComputerIdent"><text:span text:style-name="T983">styleText</text:span></text:span><text:span text:style-name="_5f_OOoComputerSpecial"><text:span text:style-name="T983">(</text:span></text:span><text:span text:style-name="_5f_OOoComputerIdent"><text:span text:style-name="T983">self</text:span></text:span><text:span text:style-name="_5f_OOoComputerSpecial"><text:span text:style-name="T983">,</text:span></text:span><text:span text:style-name="_5f_OOoComputerSpecial"><text:span text:style-name="T867"> </text:span></text:span><text:span text:style-name="_5f_OOoComputerIdent"><text:span text:style-name="T983">start</text:span></text:span><text:span text:style-name="_5f_OOoComputerSpecial"><text:span text:style-name="T983">,</text:span></text:span><text:span text:style-name="_5f_OOoComputerSpecial"><text:span text:style-name="T867"> </text:span></text:span><text:span text:style-name="_5f_OOoComputerIdent"><text:span text:style-name="T983">end</text:span></text:span><text:span text:style-name="_5f_OOoComputerSpecial"><text:span text:style-name="T983">):</text:span></text:span></text:p>
      <text:p text:style-name="P166"><text:span text:style-name="_5f_OOoComputerSpecial"><text:span text:style-name="T867"><text:s text:c="8"/></text:span></text:span><text:span text:style-name="_5f_OOoComputerComment"><text:span text:style-name="T983"># Initialize the styling</text:span></text:span></text:p>
      <text:p text:style-name="P166"><text:span text:style-name="_5f_OOoComputerSpecial"><text:span text:style-name="T867"><text:s text:c="8"/></text:span></text:span><text:span text:style-name="_5f_OOoComputerIdent"><text:span text:style-name="T983">self</text:span></text:span><text:span text:style-name="_5f_OOoComputerSpecial"><text:span text:style-name="T983">.</text:span></text:span><text:span text:style-name="_5f_OOoComputerIdent"><text:span text:style-name="T983">startStyling</text:span></text:span><text:span text:style-name="_5f_OOoComputerSpecial"><text:span text:style-name="T983">(</text:span></text:span><text:span text:style-name="_5f_OOoComputerIdent"><text:span text:style-name="T983">start</text:span></text:span><text:span text:style-name="_5f_OOoComputerSpecial"><text:span text:style-name="T983">)</text:span></text:span></text:p>
      <text:p text:style-name="P166"><text:span text:style-name="_5f_OOoComputerSpecial"><text:span text:style-name="T867"><text:s text:c="8"/></text:span></text:span><text:span text:style-name="_5f_OOoComputerComment"><text:span text:style-name="T983"># Tokenize the text that needs to be styled using regular expressions.</text:span></text:span></text:p>
      <text:p text:style-name="P166"><text:span text:style-name="_5f_OOoComputerSpecial"><text:span text:style-name="T867"><text:s text:c="8"/></text:span></text:span><text:span text:style-name="_5f_OOoComputerComment"><text:span text:style-name="T983"># To style a sequence of characters you need to know the length of the sequence</text:span></text:span></text:p>
      <text:p text:style-name="P166"><text:span text:style-name="_5f_OOoComputerSpecial"><text:span text:style-name="T867"><text:s text:c="8"/></text:span></text:span><text:span text:style-name="_5f_OOoComputerComment"><text:span text:style-name="T983"># and which style you wish to apply to the sequence. It is up to the implementer</text:span></text:span></text:p>
      <text:p text:style-name="P166"><text:span text:style-name="_5f_OOoComputerSpecial"><text:span text:style-name="T867"><text:s text:c="8"/></text:span></text:span><text:span text:style-name="_5f_OOoComputerComment"><text:span text:style-name="T983"># to figure out which style the sequence belongs to. </text:span></text:span></text:p>
      <text:p text:style-name="P166"><text:span text:style-name="_5f_OOoComputerSpecial"><text:span text:style-name="T867"><text:s text:c="8"/></text:span></text:span><text:span text:style-name="_5f_OOoComputerComment"><text:span text:style-name="T983"># THE PROCEDURE SHOWN BELOW IS JUST ONE OF MANY!</text:span></text:span></text:p>
      <text:p text:style-name="P166"><text:span text:style-name="_5f_OOoComputerSpecial"><text:span text:style-name="T867"><text:s text:c="8"/></text:span></text:span><text:span text:style-name="_5f_OOoComputerIdent"><text:span text:style-name="T983">splitter</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Ident"><text:span text:style-name="T983">re</text:span></text:span><text:span text:style-name="_5f_OOoComputerSpecial"><text:span text:style-name="T983">.</text:span></text:span><text:span text:style-name="_5f_OOoComputerIdent"><text:span text:style-name="T983">compile</text:span></text:span><text:span text:style-name="_5f_OOoComputerSpecial"><text:span text:style-name="T983">(</text:span></text:span><text:span text:style-name="_5f_OOoComputerIdent"><text:span text:style-name="T983">r</text:span></text:span><text:span text:style-name="_5f_OOoComputerLiteral"><text:span text:style-name="T983">"(\{\.|\.\}|\#|\'|\"\"\"|\n|\s+|\w+|\W)"</text:span></text:span><text:span text:style-name="_5f_OOoComputerSpecial"><text:span text:style-name="T983">)</text:span></text:span></text:p>
      <text:p text:style-name="P166"><text:span text:style-name="_5f_OOoComputerSpecial"><text:span text:style-name="T867"><text:s text:c="8"/></text:span></text:span><text:span text:style-name="_5f_OOoComputerComment"><text:span text:style-name="T983"># Scintilla works with bytes, so we have to adjust the start and end boundaries.</text:span></text:span></text:p>
      <text:p text:style-name="P166"><text:span text:style-name="_5f_OOoComputerSpecial"><text:span text:style-name="T867"><text:s text:c="8"/></text:span></text:span><text:span text:style-name="_5f_OOoComputerComment"><text:span text:style-name="T983"># Like all Qt objects the lexers parent is the QScintilla editor.</text:span></text:span></text:p>
      <text:p text:style-name="P166"><text:span text:style-name="_5f_OOoComputerSpecial"><text:span text:style-name="T867"><text:s text:c="8"/></text:span></text:span><text:span text:style-name="_5f_OOoComputerIdent"><text:span text:style-name="T983">text</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Ident"><text:span text:style-name="T983">self</text:span></text:span><text:span text:style-name="_5f_OOoComputerSpecial"><text:span text:style-name="T983">.</text:span></text:span><text:span text:style-name="_5f_OOoComputerIdent"><text:span text:style-name="T983">parent</text:span></text:span><text:span text:style-name="_5f_OOoComputerSpecial"><text:span text:style-name="T983">().</text:span></text:span><text:span text:style-name="_5f_OOoComputerIdent"><text:span text:style-name="T983">text</text:span></text:span><text:span text:style-name="_5f_OOoComputerSpecial"><text:span text:style-name="T983">()[</text:span></text:span><text:span text:style-name="_5f_OOoComputerIdent"><text:span text:style-name="T983">start</text:span></text:span><text:span text:style-name="_5f_OOoComputerSpecial"><text:span text:style-name="T983">:</text:span></text:span><text:span text:style-name="_5f_OOoComputerIdent"><text:span text:style-name="T983">end</text:span></text:span><text:span text:style-name="_5f_OOoComputerSpecial"><text:span text:style-name="T983">]</text:span></text:span></text:p>
      <text:p text:style-name="P166"><text:span text:style-name="_5f_OOoComputerSpecial"><text:span text:style-name="T867"><text:s text:c="8"/></text:span></text:span><text:span text:style-name="_5f_OOoComputerIdent"><text:span text:style-name="T983">tokens</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Special"><text:span text:style-name="T983">[(</text:span></text:span><text:span text:style-name="_5f_OOoComputerIdent"><text:span text:style-name="T983">token</text:span></text:span><text:span text:style-name="_5f_OOoComputerSpecial"><text:span text:style-name="T983">,</text:span></text:span><text:span text:style-name="_5f_OOoComputerSpecial"><text:span text:style-name="T867"> </text:span></text:span><text:span text:style-name="_5f_OOoComputerIdent"><text:span text:style-name="T983">len</text:span></text:span><text:span text:style-name="_5f_OOoComputerSpecial"><text:span text:style-name="T983">(</text:span></text:span><text:span text:style-name="_5f_OOoComputerIdent"><text:span text:style-name="T983">bytearray</text:span></text:span><text:span text:style-name="_5f_OOoComputerSpecial"><text:span text:style-name="T983">(</text:span></text:span><text:span text:style-name="_5f_OOoComputerIdent"><text:span text:style-name="T983">token</text:span></text:span><text:span text:style-name="_5f_OOoComputerSpecial"><text:span text:style-name="T983">,</text:span></text:span><text:span text:style-name="_5f_OOoComputerSpecial"><text:span text:style-name="T867"> </text:span></text:span><text:span text:style-name="_5f_OOoComputerLiteral"><text:span text:style-name="T983">"utf-8"</text:span></text:span><text:span text:style-name="_5f_OOoComputerSpecial"><text:span text:style-name="T983">)))</text:span></text:span><text:span text:style-name="_5f_OOoComputerSpecial"><text:span text:style-name="T867"> </text:span></text:span><text:span text:style-name="_5f_OOoComputerKeyWord"><text:span text:style-name="T983">for</text:span></text:span><text:span text:style-name="_5f_OOoComputerSpecial"><text:span text:style-name="T867"> </text:span></text:span><text:span text:style-name="_5f_OOoComputerIdent"><text:span text:style-name="T983">token</text:span></text:span><text:span text:style-name="_5f_OOoComputerSpecial"><text:span text:style-name="T867"> </text:span></text:span><text:span text:style-name="_5f_OOoComputerKeyWord"><text:span text:style-name="T983">in</text:span></text:span><text:span text:style-name="_5f_OOoComputerSpecial"><text:span text:style-name="T867"> </text:span></text:span><text:span text:style-name="_5f_OOoComputerIdent"><text:span text:style-name="T983">splitter</text:span></text:span><text:span text:style-name="_5f_OOoComputerSpecial"><text:span text:style-name="T983">.</text:span></text:span><text:span text:style-name="_5f_OOoComputerIdent"><text:span text:style-name="T983">findall</text:span></text:span><text:span text:style-name="_5f_OOoComputerSpecial"><text:span text:style-name="T983">(</text:span></text:span><text:span text:style-name="_5f_OOoComputerIdent"><text:span text:style-name="T983">text</text:span></text:span><text:span text:style-name="_5f_OOoComputerSpecial"><text:span text:style-name="T983">)]</text:span></text:span></text:p>
      <text:p text:style-name="P166"><text:span text:style-name="_5f_OOoComputerSpecial"><text:span text:style-name="T867"><text:s text:c="8"/></text:span></text:span><text:span text:style-name="_5f_OOoComputerComment"><text:span text:style-name="T983"># Style the text in a loop</text:span></text:span></text:p>
      <text:p text:style-name="P166"><text:span text:style-name="_5f_OOoComputerSpecial"><text:span text:style-name="T867"><text:s text:c="8"/></text:span></text:span><text:span text:style-name="_5f_OOoComputerKeyWord"><text:span text:style-name="T983">for</text:span></text:span><text:span text:style-name="_5f_OOoComputerSpecial"><text:span text:style-name="T867"> </text:span></text:span><text:span text:style-name="_5f_OOoComputerIdent"><text:span text:style-name="T983">i</text:span></text:span><text:span text:style-name="_5f_OOoComputerSpecial"><text:span text:style-name="T983">,</text:span></text:span><text:span text:style-name="_5f_OOoComputerSpecial"><text:span text:style-name="T867"> </text:span></text:span><text:span text:style-name="_5f_OOoComputerIdent"><text:span text:style-name="T983">token</text:span></text:span><text:span text:style-name="_5f_OOoComputerSpecial"><text:span text:style-name="T867"> </text:span></text:span><text:span text:style-name="_5f_OOoComputerKeyWord"><text:span text:style-name="T983">in</text:span></text:span><text:span text:style-name="_5f_OOoComputerSpecial"><text:span text:style-name="T867"> </text:span></text:span><text:span text:style-name="_5f_OOoComputerIdent"><text:span text:style-name="T983">enumerate</text:span></text:span><text:span text:style-name="_5f_OOoComputerSpecial"><text:span text:style-name="T983">(</text:span></text:span><text:span text:style-name="_5f_OOoComputerIdent"><text:span text:style-name="T983">tokens</text:span></text:span><text:span text:style-name="_5f_OOoComputerSpecial"><text:span text:style-name="T983">):</text:span></text:span></text:p>
      <text:p text:style-name="P166"><text:span text:style-name="_5f_OOoComputerSpecial"><text:span text:style-name="T867"><text:s text:c="12"/></text:span></text:span><text:span text:style-name="_5f_OOoComputerKeyWord"><text:span text:style-name="T983">if</text:span></text:span><text:span text:style-name="_5f_OOoComputerSpecial"><text:span text:style-name="T867"> </text:span></text:span><text:span text:style-name="_5f_OOoComputerIdent"><text:span text:style-name="T983">token</text:span></text:span><text:span text:style-name="_5f_OOoComputerSpecial"><text:span text:style-name="T983">[</text:span></text:span><text:span text:style-name="_5f_OOoComputerLiteral"><text:span text:style-name="T983">0</text:span></text:span><text:span text:style-name="_5f_OOoComputerSpecial"><text:span text:style-name="T983">]</text:span></text:span><text:span text:style-name="_5f_OOoComputerSpecial"><text:span text:style-name="T867"> </text:span></text:span><text:span text:style-name="_5f_OOoComputerKeyWord"><text:span text:style-name="T983">in</text:span></text:span><text:span text:style-name="_5f_OOoComputerSpecial"><text:span text:style-name="T867"> </text:span></text:span><text:span text:style-name="_5f_OOoComputerIdent"><text:span text:style-name="T983">self</text:span></text:span><text:span text:style-name="_5f_OOoComputerSpecial"><text:span text:style-name="T983">.</text:span></text:span><text:span text:style-name="_5f_OOoComputerIdent"><text:span text:style-name="T983">keyword_list</text:span></text:span><text:span text:style-name="_5f_OOoComputerSpecial"><text:span text:style-name="T983">:</text:span></text:span></text:p>
      <text:p text:style-name="P166"><text:span text:style-name="_5f_OOoComputerSpecial"><text:span text:style-name="T867"><text:s text:c="16"/></text:span></text:span><text:span text:style-name="_5f_OOoComputerComment"><text:span text:style-name="T983"># Keyword</text:span></text:span></text:p>
      <text:p text:style-name="P166"><text:span text:style-name="_5f_OOoComputerSpecial"><text:span text:style-name="T867"><text:s text:c="16"/></text:span></text:span><text:span text:style-name="_5f_OOoComputerIdent"><text:span text:style-name="T983">self</text:span></text:span><text:span text:style-name="_5f_OOoComputerSpecial"><text:span text:style-name="T983">.</text:span></text:span><text:span text:style-name="_5f_OOoComputerIdent"><text:span text:style-name="T983">setStyling</text:span></text:span><text:span text:style-name="_5f_OOoComputerSpecial"><text:span text:style-name="T983">(</text:span></text:span><text:span text:style-name="_5f_OOoComputerIdent"><text:span text:style-name="T983">token</text:span></text:span><text:span text:style-name="_5f_OOoComputerSpecial"><text:span text:style-name="T983">[</text:span></text:span><text:span text:style-name="_5f_OOoComputerLiteral"><text:span text:style-name="T983">1</text:span></text:span><text:span text:style-name="_5f_OOoComputerSpecial"><text:span text:style-name="T983">],</text:span></text:span><text:span text:style-name="_5f_OOoComputerSpecial"><text:span text:style-name="T867"> </text:span></text:span><text:span text:style-name="_5f_OOoComputerIdent"><text:span text:style-name="T983">self</text:span></text:span><text:span text:style-name="_5f_OOoComputerSpecial"><text:span text:style-name="T983">.</text:span></text:span><text:span text:style-name="_5f_OOoComputerIdent"><text:span text:style-name="T983">styles</text:span></text:span><text:span text:style-name="_5f_OOoComputerSpecial"><text:span text:style-name="T983">[</text:span></text:span><text:span text:style-name="_5f_OOoComputerLiteral"><text:span text:style-name="T983">"Keyword"</text:span></text:span><text:span text:style-name="_5f_OOoComputerSpecial"><text:span text:style-name="T983">])</text:span></text:span></text:p>
      <text:p text:style-name="P166"><text:span text:style-name="_5f_OOoComputerSpecial"><text:span text:style-name="T867"><text:s text:c="12"/></text:span></text:span><text:span text:style-name="_5f_OOoComputerKeyWord"><text:span text:style-name="T983">elif</text:span></text:span><text:span text:style-name="_5f_OOoComputerSpecial"><text:span text:style-name="T867"> </text:span></text:span><text:span text:style-name="_5f_OOoComputerIdent"><text:span text:style-name="T983">token</text:span></text:span><text:span text:style-name="_5f_OOoComputerSpecial"><text:span text:style-name="T983">[</text:span></text:span><text:span text:style-name="_5f_OOoComputerLiteral"><text:span text:style-name="T983">0</text:span></text:span><text:span text:style-name="_5f_OOoComputerSpecial"><text:span text:style-name="T983">]</text:span></text:span><text:span text:style-name="_5f_OOoComputerSpecial"><text:span text:style-name="T867"> </text:span></text:span><text:span text:style-name="_5f_OOoComputerKeyWord"><text:span text:style-name="T983">in</text:span></text:span><text:span text:style-name="_5f_OOoComputerSpecial"><text:span text:style-name="T867"> </text:span></text:span><text:span text:style-name="_5f_OOoComputerIdent"><text:span text:style-name="T983">self</text:span></text:span><text:span text:style-name="_5f_OOoComputerSpecial"><text:span text:style-name="T983">.</text:span></text:span><text:span text:style-name="_5f_OOoComputerIdent"><text:span text:style-name="T983">unsafe_keyword_list</text:span></text:span><text:span text:style-name="_5f_OOoComputerSpecial"><text:span text:style-name="T983">:</text:span></text:span></text:p>
      <text:p text:style-name="P166"><text:span text:style-name="_5f_OOoComputerSpecial"><text:span text:style-name="T867"><text:s text:c="16"/></text:span></text:span><text:span text:style-name="_5f_OOoComputerComment"><text:span text:style-name="T983"># Keyword</text:span></text:span></text:p>
      <text:p text:style-name="P166"><text:span text:style-name="_5f_OOoComputerSpecial"><text:span text:style-name="T867"><text:s text:c="16"/></text:span></text:span><text:span text:style-name="_5f_OOoComputerIdent"><text:span text:style-name="T983">self</text:span></text:span><text:span text:style-name="_5f_OOoComputerSpecial"><text:span text:style-name="T983">.</text:span></text:span><text:span text:style-name="_5f_OOoComputerIdent"><text:span text:style-name="T983">setStyling</text:span></text:span><text:span text:style-name="_5f_OOoComputerSpecial"><text:span text:style-name="T983">(</text:span></text:span><text:span text:style-name="_5f_OOoComputerIdent"><text:span text:style-name="T983">token</text:span></text:span><text:span text:style-name="_5f_OOoComputerSpecial"><text:span text:style-name="T983">[</text:span></text:span><text:span text:style-name="_5f_OOoComputerLiteral"><text:span text:style-name="T983">1</text:span></text:span><text:span text:style-name="_5f_OOoComputerSpecial"><text:span text:style-name="T983">],</text:span></text:span><text:span text:style-name="_5f_OOoComputerSpecial"><text:span text:style-name="T867"> </text:span></text:span><text:span text:style-name="_5f_OOoComputerIdent"><text:span text:style-name="T983">self</text:span></text:span><text:span text:style-name="_5f_OOoComputerSpecial"><text:span text:style-name="T983">.</text:span></text:span><text:span text:style-name="_5f_OOoComputerIdent"><text:span text:style-name="T983">styles</text:span></text:span><text:span text:style-name="_5f_OOoComputerSpecial"><text:span text:style-name="T983">[</text:span></text:span><text:span text:style-name="_5f_OOoComputerLiteral"><text:span text:style-name="T983">"Unsafe"</text:span></text:span><text:span text:style-name="_5f_OOoComputerSpecial"><text:span text:style-name="T983">])</text:span></text:span></text:p>
      <text:p text:style-name="P166"><text:span text:style-name="_5f_OOoComputerSpecial"><text:span text:style-name="T867"><text:s text:c="12"/></text:span></text:span><text:span text:style-name="_5f_OOoComputerKeyWord"><text:span text:style-name="T983">else</text:span></text:span><text:span text:style-name="_5f_OOoComputerSpecial"><text:span text:style-name="T983">:</text:span></text:span></text:p>
      <text:p text:style-name="P166"><text:span text:style-name="_5f_OOoComputerSpecial"><text:span text:style-name="T867"><text:s text:c="16"/></text:span></text:span><text:span text:style-name="_5f_OOoComputerComment"><text:span text:style-name="T983"># Style with the default style</text:span></text:span></text:p>
      <text:p text:style-name="P166"><text:soft-page-break/><text:span text:style-name="_5f_OOoComputerSpecial"><text:span text:style-name="T867"><text:s text:c="16"/></text:span></text:span><text:span text:style-name="_5f_OOoComputerIdent"><text:span text:style-name="T983">self</text:span></text:span><text:span text:style-name="_5f_OOoComputerSpecial"><text:span text:style-name="T983">.</text:span></text:span><text:span text:style-name="_5f_OOoComputerIdent"><text:span text:style-name="T983">setStyling</text:span></text:span><text:span text:style-name="_5f_OOoComputerSpecial"><text:span text:style-name="T983">(</text:span></text:span><text:span text:style-name="_5f_OOoComputerIdent"><text:span text:style-name="T983">token</text:span></text:span><text:span text:style-name="_5f_OOoComputerSpecial"><text:span text:style-name="T983">[</text:span></text:span><text:span text:style-name="_5f_OOoComputerLiteral"><text:span text:style-name="T983">1</text:span></text:span><text:span text:style-name="_5f_OOoComputerSpecial"><text:span text:style-name="T983">],</text:span></text:span><text:span text:style-name="_5f_OOoComputerSpecial"><text:span text:style-name="T867"> </text:span></text:span><text:span text:style-name="_5f_OOoComputerIdent"><text:span text:style-name="T983">self</text:span></text:span><text:span text:style-name="_5f_OOoComputerSpecial"><text:span text:style-name="T983">.</text:span></text:span><text:span text:style-name="_5f_OOoComputerIdent"><text:span text:style-name="T983">styles</text:span></text:span><text:span text:style-name="_5f_OOoComputerSpecial"><text:span text:style-name="T983">[</text:span></text:span><text:span text:style-name="_5f_OOoComputerLiteral"><text:span text:style-name="T983">"Default"</text:span></text:span><text:span text:style-name="_5f_OOoComputerSpecial"><text:span text:style-name="T983">])</text:span></text:span></text:p>
      <text:p text:style-name="P166"><text:span text:style-name="_5f_OOoComputerSpecial"><text:span text:style-name="T867"><text:s text:c="4"/></text:span></text:span></text:p>
      <text:p text:style-name="P166"><text:span text:style-name="_5f_OOoComputerSpecial"><text:span text:style-name="T867"/></text:span></text:p>
      <text:p text:style-name="P166"><text:span text:style-name="_5f_OOoComputerComment"><text:span text:style-name="T983"># Create the main PyQt application object</text:span></text:span></text:p>
      <text:p text:style-name="P166"><text:span text:style-name="_5f_OOoComputerIdent"><text:span text:style-name="T983">application</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Ident"><text:span text:style-name="T983">PyQt5</text:span></text:span><text:span text:style-name="_5f_OOoComputerSpecial"><text:span text:style-name="T983">.</text:span></text:span><text:span text:style-name="_5f_OOoComputerIdent"><text:span text:style-name="T983">QtWidgets</text:span></text:span><text:span text:style-name="_5f_OOoComputerSpecial"><text:span text:style-name="T983">.</text:span></text:span><text:span text:style-name="_5f_OOoComputerIdent"><text:span text:style-name="T983">QApplication</text:span></text:span><text:span text:style-name="_5f_OOoComputerSpecial"><text:span text:style-name="T983">(</text:span></text:span><text:span text:style-name="_5f_OOoComputerIdent"><text:span text:style-name="T983">sys</text:span></text:span><text:span text:style-name="_5f_OOoComputerSpecial"><text:span text:style-name="T983">.</text:span></text:span><text:span text:style-name="_5f_OOoComputerIdent"><text:span text:style-name="T983">argv</text:span></text:span><text:span text:style-name="_5f_OOoComputerSpecial"><text:span text:style-name="T983">)</text:span></text:span></text:p>
      <text:p text:style-name="P166"><text:span text:style-name="_5f_OOoComputerSpecial"><text:span text:style-name="T867"/></text:span></text:p>
      <text:p text:style-name="P166"><text:span text:style-name="_5f_OOoComputerComment"><text:span text:style-name="T983"># Create a QScintila editor instance</text:span></text:span></text:p>
      <text:p text:style-name="P166"><text:span text:style-name="_5f_OOoComputerIdent"><text:span text:style-name="T983">editor</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Ident"><text:span text:style-name="T983">PyQt5</text:span></text:span><text:span text:style-name="_5f_OOoComputerSpecial"><text:span text:style-name="T983">.</text:span></text:span><text:span text:style-name="_5f_OOoComputerIdent"><text:span text:style-name="T983">Qsci</text:span></text:span><text:span text:style-name="_5f_OOoComputerSpecial"><text:span text:style-name="T983">.</text:span></text:span><text:span text:style-name="_5f_OOoComputerIdent"><text:span text:style-name="T983">QsciScintilla</text:span></text:span><text:span text:style-name="_5f_OOoComputerSpecial"><text:span text:style-name="T983">()</text:span></text:span></text:p>
      <text:p text:style-name="P166"><text:span text:style-name="_5f_OOoComputerComment"><text:span text:style-name="T983"># Set the lexer to the custom Nim lexer</text:span></text:span></text:p>
      <text:p text:style-name="P166"><text:span text:style-name="_5f_OOoComputerIdent"><text:span text:style-name="T983">nim_lexer</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Ident"><text:span text:style-name="T983">LexerNim</text:span></text:span><text:span text:style-name="_5f_OOoComputerSpecial"><text:span text:style-name="T983">(</text:span></text:span><text:span text:style-name="_5f_OOoComputerIdent"><text:span text:style-name="T983">editor</text:span></text:span><text:span text:style-name="_5f_OOoComputerSpecial"><text:span text:style-name="T983">)</text:span></text:span></text:p>
      <text:p text:style-name="P166"><text:span text:style-name="_5f_OOoComputerIdent"><text:span text:style-name="T983">editor</text:span></text:span><text:span text:style-name="_5f_OOoComputerSpecial"><text:span text:style-name="T983">.</text:span></text:span><text:span text:style-name="_5f_OOoComputerIdent"><text:span text:style-name="T983">setLexer</text:span></text:span><text:span text:style-name="_5f_OOoComputerSpecial"><text:span text:style-name="T983">(</text:span></text:span><text:span text:style-name="_5f_OOoComputerIdent"><text:span text:style-name="T983">nim_lexer</text:span></text:span><text:span text:style-name="_5f_OOoComputerSpecial"><text:span text:style-name="T983">)</text:span></text:span></text:p>
      <text:p text:style-name="P166"><text:span text:style-name="_5f_OOoComputerComment"><text:span text:style-name="T983"># Set the initial text</text:span></text:span></text:p>
      <text:p text:style-name="P166"><text:span text:style-name="_5f_OOoComputerIdent"><text:span text:style-name="T983">editor</text:span></text:span><text:span text:style-name="_5f_OOoComputerSpecial"><text:span text:style-name="T983">.</text:span></text:span><text:span text:style-name="_5f_OOoComputerIdent"><text:span text:style-name="T983">setText</text:span></text:span><text:span text:style-name="_5f_OOoComputerSpecial"><text:span text:style-name="T983">(</text:span></text:span></text:p>
      <text:p text:style-name="P166"><text:span text:style-name="_5f_OOoComputerLiteral"><text:span text:style-name="T983">"""</text:span></text:span></text:p>
      <text:p text:style-name="P166"><text:span text:style-name="_5f_OOoComputerIdent"><text:span text:style-name="T418">proc</text:span></text:span><text:span text:style-name="_5f_OOoComputerSpecial"><text:span text:style-name="T401"> </text:span></text:span><text:span text:style-name="_5f_OOoComputerIdent"><text:span text:style-name="T418">python_style_text</text:span></text:span><text:span text:style-name="_5f_OOoComputerSpecial"><text:span text:style-name="T418">*(</text:span></text:span><text:span text:style-name="_5f_OOoComputerIdent"><text:span text:style-name="T418">self</text:span></text:span><text:span text:style-name="_5f_OOoComputerSpecial"><text:span text:style-name="T418">,</text:span></text:span><text:span text:style-name="_5f_OOoComputerSpecial"><text:span text:style-name="T401"> </text:span></text:span><text:span text:style-name="_5f_OOoComputerIdent"><text:span text:style-name="T418">args</text:span></text:span><text:span text:style-name="_5f_OOoComputerSpecial"><text:span text:style-name="T418">:</text:span></text:span><text:span text:style-name="_5f_OOoComputerSpecial"><text:span text:style-name="T401"> </text:span></text:span><text:span text:style-name="_5f_OOoComputerIdent"><text:span text:style-name="T418">PyObjectPtr</text:span></text:span><text:span text:style-name="_5f_OOoComputerSpecial"><text:span text:style-name="T418">):</text:span></text:span><text:span text:style-name="_5f_OOoComputerSpecial"><text:span text:style-name="T401"> </text:span></text:span><text:span text:style-name="_5f_OOoComputerIdent"><text:span text:style-name="T418">PyObjectPtr</text:span></text:span><text:span text:style-name="_5f_OOoComputerSpecial"><text:span text:style-name="T401"> </text:span></text:span><text:span text:style-name="_5f_OOoComputerSpecial"><text:span text:style-name="T418">{.</text:span></text:span><text:span text:style-name="_5f_OOoComputerIdent"><text:span text:style-name="T418">exportc</text:span></text:span><text:span text:style-name="_5f_OOoComputerSpecial"><text:span text:style-name="T418">,</text:span></text:span><text:span text:style-name="_5f_OOoComputerSpecial"><text:span text:style-name="T401"> </text:span></text:span><text:span text:style-name="_5f_OOoComputerIdent"><text:span text:style-name="T418">cdecl</text:span></text:span><text:span text:style-name="_5f_OOoComputerSpecial"><text:span text:style-name="T418">.}</text:span></text:span><text:span text:style-name="_5f_OOoComputerSpecial"><text:span text:style-name="T401"> </text:span></text:span><text:span text:style-name="_5f_OOoComputerSpecial"><text:span text:style-name="T418">=</text:span></text:span></text:p>
      <text:p text:style-name="P166"><text:span text:style-name="_5f_OOoComputerSpecial"><text:span text:style-name="T401"><text:s text:c="4"/></text:span></text:span><text:span text:style-name="_5f_OOoComputerIdent"><text:span text:style-name="T418">var</text:span></text:span></text:p>
      <text:p text:style-name="P166"><text:span text:style-name="_5f_OOoComputerSpecial"><text:span text:style-name="T401"><text:s text:c="8"/></text:span></text:span><text:span text:style-name="_5f_OOoComputerIdent"><text:span text:style-name="T418">result_object</text:span></text:span><text:span text:style-name="_5f_OOoComputerSpecial"><text:span text:style-name="T418">:</text:span></text:span><text:span text:style-name="_5f_OOoComputerSpecial"><text:span text:style-name="T401"> </text:span></text:span><text:span text:style-name="_5f_OOoComputerIdent"><text:span text:style-name="T418">PyObjectPtr</text:span></text:span></text:p>
      <text:p text:style-name="P166"><text:span text:style-name="_5f_OOoComputerSpecial"><text:span text:style-name="T401"><text:s text:c="8"/></text:span></text:span><text:span text:style-name="_5f_OOoComputerIdent"><text:span text:style-name="T418">value_start</text:span></text:span><text:span text:style-name="_5f_OOoComputerSpecial"><text:span text:style-name="T418">,</text:span></text:span><text:span text:style-name="_5f_OOoComputerSpecial"><text:span text:style-name="T401"> </text:span></text:span><text:span text:style-name="_5f_OOoComputerIdent"><text:span text:style-name="T418">value_end</text:span></text:span><text:span text:style-name="_5f_OOoComputerSpecial"><text:span text:style-name="T418">:</text:span></text:span><text:span text:style-name="_5f_OOoComputerSpecial"><text:span text:style-name="T401"> </text:span></text:span><text:span text:style-name="_5f_OOoComputerIdent"><text:span text:style-name="T418">cint</text:span></text:span></text:p>
      <text:p text:style-name="P166"><text:span text:style-name="_5f_OOoComputerSpecial"><text:span text:style-name="T401"><text:s text:c="8"/></text:span></text:span><text:span text:style-name="_5f_OOoComputerIdent"><text:span text:style-name="T418">lexer</text:span></text:span><text:span text:style-name="_5f_OOoComputerSpecial"><text:span text:style-name="T418">,</text:span></text:span><text:span text:style-name="_5f_OOoComputerSpecial"><text:span text:style-name="T401"> </text:span></text:span><text:span text:style-name="_5f_OOoComputerIdent"><text:span text:style-name="T418">editor</text:span></text:span><text:span text:style-name="_5f_OOoComputerSpecial"><text:span text:style-name="T418">:</text:span></text:span><text:span text:style-name="_5f_OOoComputerSpecial"><text:span text:style-name="T401"> </text:span></text:span><text:span text:style-name="_5f_OOoComputerIdent"><text:span text:style-name="T418">PyObjectPtr</text:span></text:span></text:p>
      <text:p text:style-name="P166"><text:span text:style-name="_5f_OOoComputerSpecial"><text:span text:style-name="T401"><text:s text:c="8"/></text:span></text:span><text:span text:style-name="_5f_OOoComputerIdent"><text:span text:style-name="T418">parse_result</text:span></text:span><text:span text:style-name="_5f_OOoComputerSpecial"><text:span text:style-name="T418">:</text:span></text:span><text:span text:style-name="_5f_OOoComputerSpecial"><text:span text:style-name="T401"> </text:span></text:span><text:span text:style-name="_5f_OOoComputerIdent"><text:span text:style-name="T418">cint</text:span></text:span></text:p>
      <text:p text:style-name="P166"><text:span text:style-name="_5f_OOoComputerSpecial"><text:span text:style-name="T401"><text:s text:c="4"/></text:span></text:span></text:p>
      <text:p text:style-name="P166"><text:span text:style-name="_5f_OOoComputerSpecial"><text:span text:style-name="T401"><text:s text:c="4"/></text:span></text:span><text:span text:style-name="_5f_OOoComputerIdent"><text:span text:style-name="T418">parse_resul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argParseTuple</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args</text:span></text:span><text:span text:style-name="_5f_OOoComputerSpecial"><text:span text:style-name="T418">,</text:span></text:span><text:span text:style-name="_5f_OOoComputerSpecial"><text:span text:style-name="T401"> </text:span></text:span></text:p>
      <text:p text:style-name="P166"><text:span text:style-name="_5f_OOoComputerSpecial"><text:span text:style-name="T401"><text:s text:c="8"/></text:span></text:span><text:span text:style-name="_5f_OOoComputerLiteral"><text:span text:style-name="T418">"iiOO"</text:span></text:span><text:span text:style-name="_5f_OOoComputerSpecial"><text:span text:style-name="T418">,</text:span></text:span><text:span text:style-name="_5f_OOoComputerSpecial"><text:span text:style-name="T401"> </text:span></text:span></text:p>
      <text:p text:style-name="P166"><text:span text:style-name="_5f_OOoComputerSpecial"><text:span text:style-name="T401"><text:s text:c="8"/></text:span></text:span><text:span text:style-name="_5f_OOoComputerIdent"><text:span text:style-name="T418">addr</text:span></text:span><text:span text:style-name="_5f_OOoComputerSpecial"><text:span text:style-name="T418">(</text:span></text:span><text:span text:style-name="_5f_OOoComputerIdent"><text:span text:style-name="T418">value_start</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addr</text:span></text:span><text:span text:style-name="_5f_OOoComputerSpecial"><text:span text:style-name="T418">(</text:span></text:span><text:span text:style-name="_5f_OOoComputerIdent"><text:span text:style-name="T418">value_end</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addr</text:span></text:span><text:span text:style-name="_5f_OOoComputerSpecial"><text:span text:style-name="T418">(</text:span></text:span><text:span text:style-name="_5f_OOoComputerIdent"><text:span text:style-name="T418">lexer</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addr</text:span></text:span><text:span text:style-name="_5f_OOoComputerSpecial"><text:span text:style-name="T418">(</text:span></text:span><text:span text:style-name="_5f_OOoComputerIdent"><text:span text:style-name="T418">editor</text:span></text:span><text:span text:style-name="_5f_OOoComputerSpecial"><text:span text:style-name="T418">),</text:span></text:span></text:p>
      <text:p text:style-name="P166"><text:span text:style-name="_5f_OOoComputerSpecial"><text:span text:style-name="T401"><text:s text:c="4"/></text:span></text:span><text:span text:style-name="_5f_OOoComputerSpecial"><text:span text:style-name="T418">)</text:span></text:span><text:span text:style-name="_5f_OOoComputerSpecial"><text:span text:style-name="T401"> <text:s text:c="3"/></text:span></text:span></text:p>
      <text:p text:style-name="P166"><text:span text:style-name="_5f_OOoComputerSpecial"><text:span text:style-name="T401"><text:s text:c="4"/></text:span></text:span><text:span text:style-name="_5f_OOoComputerKeyWord"><text:span text:style-name="T418">if</text:span></text:span><text:span text:style-name="_5f_OOoComputerSpecial"><text:span text:style-name="T401"> </text:span></text:span><text:span text:style-name="_5f_OOoComputerIdent"><text:span text:style-name="T418">parse_resul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0</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echo</text:span></text:span><text:span text:style-name="_5f_OOoComputerSpecial"><text:span text:style-name="T401"> </text:span></text:span><text:span text:style-name="_5f_OOoComputerLiteral"><text:span text:style-name="T418">"Napaka v pretvarjanju argumentov v funkcijo!"</text:span></text:span><text:span text:style-name="_5f_OOoComputerSpecial"><text:span text:style-name="T401"> <text:s text:c="7"/></text:span></text:span></text:p>
      <text:p text:style-name="P166"><text:span text:style-name="_5f_OOoComputerSpecial"><text:span text:style-name="T401"><text:s text:c="8"/></text:span></text:span><text:span text:style-name="_5f_OOoComputerIdent"><text:span text:style-name="T418">returnNone</text:span></text:span><text:span text:style-name="_5f_OOoComputerSpecial"><text:span text:style-name="T418">()</text:span></text:span></text:p>
      <text:p text:style-name="P166"><text:span text:style-name="_5f_OOoComputerSpecial"><text:span text:style-name="T401"><text:s text:c="4"/></text:span></text:span><text:span text:style-name="_5f_OOoComputerIdent"><text:span text:style-name="T418">var</text:span></text:span></text:p>
      <text:p text:style-name="P166"><text:span text:style-name="_5f_OOoComputerSpecial"><text:span text:style-name="T401"><text:s text:c="8"/></text:span></text:span><text:span text:style-name="_5f_OOoComputerIdent"><text:span text:style-name="T418">text_method</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objectGetAttr</text:span></text:span><text:span text:style-name="_5f_OOoComputerSpecial"><text:span text:style-name="T418">(</text:span></text:span><text:span text:style-name="_5f_OOoComputerIdent"><text:span text:style-name="T418">editor</text:span></text:span><text:span text:style-name="_5f_OOoComputerSpecial"><text:span text:style-name="T418">,</text:span></text:span><text:span text:style-name="_5f_OOoComputerSpecial"><text:span text:style-name="T401"> </text:span></text:span><text:span text:style-name="_5f_OOoComputerIdent"><text:span text:style-name="T418">buildValue</text:span></text:span><text:span text:style-name="_5f_OOoComputerSpecial"><text:span text:style-name="T418">(</text:span></text:span><text:span text:style-name="_5f_OOoComputerLiteral"><text:span text:style-name="T418">"s"</text:span></text:span><text:span text:style-name="_5f_OOoComputerSpecial"><text:span text:style-name="T418">,</text:span></text:span><text:span text:style-name="_5f_OOoComputerSpecial"><text:span text:style-name="T401"> </text:span></text:span><text:span text:style-name="_5f_OOoComputerIdent"><text:span text:style-name="T418">cstring</text:span></text:span><text:span text:style-name="_5f_OOoComputerSpecial"><text:span text:style-name="T418">(</text:span></text:span><text:span text:style-name="_5f_OOoComputerLiteral"><text:span text:style-name="T418">"text"</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text_objec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objectCallObject</text:span></text:span><text:span text:style-name="_5f_OOoComputerSpecial"><text:span text:style-name="T418">(</text:span></text:span><text:span text:style-name="_5f_OOoComputerIdent"><text:span text:style-name="T418">text_method</text:span></text:span><text:span text:style-name="_5f_OOoComputerSpecial"><text:span text:style-name="T418">,</text:span></text:span><text:span text:style-name="_5f_OOoComputerSpecial"><text:span text:style-name="T401"> </text:span></text:span><text:span text:style-name="_5f_OOoComputerIdent"><text:span text:style-name="T418">tupleNew</text:span></text:span><text:span text:style-name="_5f_OOoComputerSpecial"><text:span text:style-name="T418">(</text:span></text:span><text:span text:style-name="_5f_OOoComputerLiteral"><text:span text:style-name="T418">0</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string_objec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unicodeAsEncodedString</text:span></text:span><text:span text:style-name="_5f_OOoComputerSpecial"><text:span text:style-name="T418">(</text:span></text:span><text:span text:style-name="_5f_OOoComputerIdent"><text:span text:style-name="T418">text_object</text:span></text:span><text:span text:style-name="_5f_OOoComputerSpecial"><text:span text:style-name="T418">,</text:span></text:span><text:span text:style-name="_5f_OOoComputerSpecial"><text:span text:style-name="T401"> </text:span></text:span><text:span text:style-name="_5f_OOoComputerLiteral"><text:span text:style-name="T418">"utf-8"</text:span></text:span><text:span text:style-name="_5f_OOoComputerSpecial"><text:span text:style-name="T418">,</text:span></text:span><text:span text:style-name="_5f_OOoComputerSpecial"><text:span text:style-name="T401"> </text:span></text:span><text:span text:style-name="_5f_OOoComputerIdent"><text:span text:style-name="T418">nil</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cstring_whole_tex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bytesAsString</text:span></text:span><text:span text:style-name="_5f_OOoComputerSpecial"><text:span text:style-name="T418">(</text:span></text:span><text:span text:style-name="_5f_OOoComputerIdent"><text:span text:style-name="T418">string_object</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whole_tex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Special"><text:span text:style-name="T418">$</text:span></text:span><text:span text:style-name="_5f_OOoComputerIdent"><text:span text:style-name="T418">cstring_whole_text</text:span></text:span></text:p>
      <text:p text:style-name="P166"><text:soft-page-break/><text:span text:style-name="_5f_OOoComputerSpecial"><text:span text:style-name="T401"><text:s text:c="8"/></text:span></text:span><text:span text:style-name="_5f_OOoComputerIdent"><text:span text:style-name="T418">tex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whole_text</text:span></text:span><text:span text:style-name="_5f_OOoComputerSpecial"><text:span text:style-name="T418">[</text:span></text:span><text:span text:style-name="_5f_OOoComputerIdent"><text:span text:style-name="T418">int</text:span></text:span><text:span text:style-name="_5f_OOoComputerSpecial"><text:span text:style-name="T418">(</text:span></text:span><text:span text:style-name="_5f_OOoComputerIdent"><text:span text:style-name="T418">value_start</text:span></text:span><text:span text:style-name="_5f_OOoComputerSpecial"><text:span text:style-name="T418">)..</text:span></text:span><text:span text:style-name="_5f_OOoComputerIdent"><text:span text:style-name="T418">int</text:span></text:span><text:span text:style-name="_5f_OOoComputerSpecial"><text:span text:style-name="T418">(</text:span></text:span><text:span text:style-name="_5f_OOoComputerIdent"><text:span text:style-name="T418">value_end</text:span></text:span><text:span text:style-name="_5f_OOoComputerSpecial"><text:span text:style-name="T418">-</text:span></text:span><text:span text:style-name="_5f_OOoComputerLiteral"><text:span text:style-name="T418">1</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text_length</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len</text:span></text:span><text:span text:style-name="_5f_OOoComputerSpecial"><text:span text:style-name="T418">(</text:span></text:span><text:span text:style-name="_5f_OOoComputerIdent"><text:span text:style-name="T418">text</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current_token</text:span></text:span><text:span text:style-name="_5f_OOoComputerSpecial"><text:span text:style-name="T418">:</text:span></text:span><text:span text:style-name="_5f_OOoComputerSpecial"><text:span text:style-name="T401"> </text:span></text:span><text:span text:style-name="_5f_OOoComputerIdent"><text:span text:style-name="T418">string</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text:span></text:span></text:p>
      <text:p text:style-name="P166"><text:span text:style-name="_5f_OOoComputerSpecial"><text:span text:style-name="T401"><text:s text:c="4"/></text:span></text:span><text:span text:style-name="_5f_OOoComputerComment"><text:span text:style-name="T418"># Prepare the objects that will be called as functions</text:span></text:span></text:p>
      <text:p text:style-name="P166"><text:span text:style-name="_5f_OOoComputerSpecial"><text:span text:style-name="T401"><text:s text:c="4"/></text:span></text:span><text:span text:style-name="_5f_OOoComputerIdent"><text:span text:style-name="T418">var</text:span></text:span></text:p>
      <text:p text:style-name="P166"><text:span text:style-name="_5f_OOoComputerSpecial"><text:span text:style-name="T401"><text:s text:c="8"/></text:span></text:span><text:span text:style-name="_5f_OOoComputerIdent"><text:span text:style-name="T418">start_styling_obj</text:span></text:span><text:span text:style-name="_5f_OOoComputerSpecial"><text:span text:style-name="T418">:</text:span></text:span><text:span text:style-name="_5f_OOoComputerSpecial"><text:span text:style-name="T401"> </text:span></text:span><text:span text:style-name="_5f_OOoComputerIdent"><text:span text:style-name="T418">PyObjectPtr</text:span></text:span></text:p>
      <text:p text:style-name="P166"><text:span text:style-name="_5f_OOoComputerSpecial"><text:span text:style-name="T401"><text:s text:c="8"/></text:span></text:span><text:span text:style-name="_5f_OOoComputerIdent"><text:span text:style-name="T418">start_args</text:span></text:span><text:span text:style-name="_5f_OOoComputerSpecial"><text:span text:style-name="T418">:</text:span></text:span><text:span text:style-name="_5f_OOoComputerSpecial"><text:span text:style-name="T401"> </text:span></text:span><text:span text:style-name="_5f_OOoComputerIdent"><text:span text:style-name="T418">PyObjectPtr</text:span></text:span></text:p>
      <text:p text:style-name="P166"><text:span text:style-name="_5f_OOoComputerSpecial"><text:span text:style-name="T401"><text:s text:c="8"/></text:span></text:span><text:span text:style-name="_5f_OOoComputerIdent"><text:span text:style-name="T418">set_styling_obj</text:span></text:span><text:span text:style-name="_5f_OOoComputerSpecial"><text:span text:style-name="T418">:</text:span></text:span><text:span text:style-name="_5f_OOoComputerSpecial"><text:span text:style-name="T401"> </text:span></text:span><text:span text:style-name="_5f_OOoComputerIdent"><text:span text:style-name="T418">PyObjectPtr</text:span></text:span></text:p>
      <text:p text:style-name="P166"><text:span text:style-name="_5f_OOoComputerSpecial"><text:span text:style-name="T401"><text:s text:c="8"/></text:span></text:span><text:span text:style-name="_5f_OOoComputerIdent"><text:span text:style-name="T418">set_args</text:span></text:span><text:span text:style-name="_5f_OOoComputerSpecial"><text:span text:style-name="T418">:</text:span></text:span><text:span text:style-name="_5f_OOoComputerSpecial"><text:span text:style-name="T401"> </text:span></text:span><text:span text:style-name="_5f_OOoComputerIdent"><text:span text:style-name="T418">PyObjectPtr</text:span></text:span></text:p>
      <text:p text:style-name="P166"><text:span text:style-name="_5f_OOoComputerSpecial"><text:span text:style-name="T401"><text:s text:c="8"/></text:span></text:span><text:span text:style-name="_5f_OOoComputerIdent"><text:span text:style-name="T418">send_scintilla_obj</text:span></text:span><text:span text:style-name="_5f_OOoComputerSpecial"><text:span text:style-name="T418">:</text:span></text:span><text:span text:style-name="_5f_OOoComputerSpecial"><text:span text:style-name="T401"> </text:span></text:span><text:span text:style-name="_5f_OOoComputerIdent"><text:span text:style-name="T418">PyObjectPtr</text:span></text:span></text:p>
      <text:p text:style-name="P166"><text:span text:style-name="_5f_OOoComputerSpecial"><text:span text:style-name="T401"><text:s text:c="8"/></text:span></text:span><text:span text:style-name="_5f_OOoComputerIdent"><text:span text:style-name="T418">send_args</text:span></text:span><text:span text:style-name="_5f_OOoComputerSpecial"><text:span text:style-name="T418">:</text:span></text:span><text:span text:style-name="_5f_OOoComputerSpecial"><text:span text:style-name="T401"> </text:span></text:span><text:span text:style-name="_5f_OOoComputerIdent"><text:span text:style-name="T418">PyObjectPtr</text:span></text:span></text:p>
      <text:p text:style-name="P166"><text:span text:style-name="_5f_OOoComputerSpecial"><text:span text:style-name="T401"><text:s text:c="4"/></text:span></text:span><text:span text:style-name="_5f_OOoComputerIdent"><text:span text:style-name="T418">start_styling_obj</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objectGetAttr</text:span></text:span><text:span text:style-name="_5f_OOoComputerSpecial"><text:span text:style-name="T418">(</text:span></text:span><text:span text:style-name="_5f_OOoComputerIdent"><text:span text:style-name="T418">lexer</text:span></text:span><text:span text:style-name="_5f_OOoComputerSpecial"><text:span text:style-name="T418">,</text:span></text:span><text:span text:style-name="_5f_OOoComputerSpecial"><text:span text:style-name="T401"> </text:span></text:span><text:span text:style-name="_5f_OOoComputerIdent"><text:span text:style-name="T418">buildValue</text:span></text:span><text:span text:style-name="_5f_OOoComputerSpecial"><text:span text:style-name="T418">(</text:span></text:span><text:span text:style-name="_5f_OOoComputerLiteral"><text:span text:style-name="T418">"s"</text:span></text:span><text:span text:style-name="_5f_OOoComputerSpecial"><text:span text:style-name="T418">,</text:span></text:span><text:span text:style-name="_5f_OOoComputerSpecial"><text:span text:style-name="T401"> </text:span></text:span><text:span text:style-name="_5f_OOoComputerIdent"><text:span text:style-name="T418">cstring</text:span></text:span><text:span text:style-name="_5f_OOoComputerSpecial"><text:span text:style-name="T418">(</text:span></text:span><text:span text:style-name="_5f_OOoComputerLiteral"><text:span text:style-name="T418">"startStyling"</text:span></text:span><text:span text:style-name="_5f_OOoComputerSpecial"><text:span text:style-name="T418">)))</text:span></text:span></text:p>
      <text:p text:style-name="P166"><text:span text:style-name="_5f_OOoComputerSpecial"><text:span text:style-name="T401"><text:s text:c="4"/></text:span></text:span><text:span text:style-name="_5f_OOoComputerIdent"><text:span text:style-name="T418">start_args</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upleNew</text:span></text:span><text:span text:style-name="_5f_OOoComputerSpecial"><text:span text:style-name="T418">(</text:span></text:span><text:span text:style-name="_5f_OOoComputerLiteral"><text:span text:style-name="T418">1</text:span></text:span><text:span text:style-name="_5f_OOoComputerSpecial"><text:span text:style-name="T418">)</text:span></text:span></text:p>
      <text:p text:style-name="P166"><text:span text:style-name="_5f_OOoComputerSpecial"><text:span text:style-name="T401"><text:s text:c="4"/></text:span></text:span><text:span text:style-name="_5f_OOoComputerIdent"><text:span text:style-name="T418">set_styling_obj</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objectGetAttr</text:span></text:span><text:span text:style-name="_5f_OOoComputerSpecial"><text:span text:style-name="T418">(</text:span></text:span><text:span text:style-name="_5f_OOoComputerIdent"><text:span text:style-name="T418">lexer</text:span></text:span><text:span text:style-name="_5f_OOoComputerSpecial"><text:span text:style-name="T418">,</text:span></text:span><text:span text:style-name="_5f_OOoComputerSpecial"><text:span text:style-name="T401"> </text:span></text:span><text:span text:style-name="_5f_OOoComputerIdent"><text:span text:style-name="T418">buildValue</text:span></text:span><text:span text:style-name="_5f_OOoComputerSpecial"><text:span text:style-name="T418">(</text:span></text:span><text:span text:style-name="_5f_OOoComputerLiteral"><text:span text:style-name="T418">"s"</text:span></text:span><text:span text:style-name="_5f_OOoComputerSpecial"><text:span text:style-name="T418">,</text:span></text:span><text:span text:style-name="_5f_OOoComputerSpecial"><text:span text:style-name="T401"> </text:span></text:span><text:span text:style-name="_5f_OOoComputerIdent"><text:span text:style-name="T418">cstring</text:span></text:span><text:span text:style-name="_5f_OOoComputerSpecial"><text:span text:style-name="T418">(</text:span></text:span><text:span text:style-name="_5f_OOoComputerLiteral"><text:span text:style-name="T418">"setStyling"</text:span></text:span><text:span text:style-name="_5f_OOoComputerSpecial"><text:span text:style-name="T418">)))</text:span></text:span></text:p>
      <text:p text:style-name="P166"><text:span text:style-name="_5f_OOoComputerSpecial"><text:span text:style-name="T401"><text:s text:c="4"/></text:span></text:span><text:span text:style-name="_5f_OOoComputerIdent"><text:span text:style-name="T418">set_args</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upleNew</text:span></text:span><text:span text:style-name="_5f_OOoComputerSpecial"><text:span text:style-name="T418">(</text:span></text:span><text:span text:style-name="_5f_OOoComputerLiteral"><text:span text:style-name="T418">2</text:span></text:span><text:span text:style-name="_5f_OOoComputerSpecial"><text:span text:style-name="T418">)</text:span></text:span></text:p>
      <text:p text:style-name="P166"><text:span text:style-name="_5f_OOoComputerSpecial"><text:span text:style-name="T401"><text:s text:c="4"/></text:span></text:span><text:span text:style-name="_5f_OOoComputerIdent"><text:span text:style-name="T418">send_scintilla_obj</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objectGetAttr</text:span></text:span><text:span text:style-name="_5f_OOoComputerSpecial"><text:span text:style-name="T418">(</text:span></text:span><text:span text:style-name="_5f_OOoComputerIdent"><text:span text:style-name="T418">editor</text:span></text:span><text:span text:style-name="_5f_OOoComputerSpecial"><text:span text:style-name="T418">,</text:span></text:span><text:span text:style-name="_5f_OOoComputerSpecial"><text:span text:style-name="T401"> </text:span></text:span><text:span text:style-name="_5f_OOoComputerIdent"><text:span text:style-name="T418">buildValue</text:span></text:span><text:span text:style-name="_5f_OOoComputerSpecial"><text:span text:style-name="T418">(</text:span></text:span><text:span text:style-name="_5f_OOoComputerLiteral"><text:span text:style-name="T418">"s"</text:span></text:span><text:span text:style-name="_5f_OOoComputerSpecial"><text:span text:style-name="T418">,</text:span></text:span><text:span text:style-name="_5f_OOoComputerSpecial"><text:span text:style-name="T401"> </text:span></text:span><text:span text:style-name="_5f_OOoComputerIdent"><text:span text:style-name="T418">cstring</text:span></text:span><text:span text:style-name="_5f_OOoComputerSpecial"><text:span text:style-name="T418">(</text:span></text:span><text:span text:style-name="_5f_OOoComputerLiteral"><text:span text:style-name="T418">"SendScintilla"</text:span></text:span><text:span text:style-name="_5f_OOoComputerSpecial"><text:span text:style-name="T418">)))</text:span></text:span></text:p>
      <text:p text:style-name="P166"><text:span text:style-name="_5f_OOoComputerSpecial"><text:span text:style-name="T401"><text:s text:c="4"/></text:span></text:span><text:span text:style-name="_5f_OOoComputerIdent"><text:span text:style-name="T418">send_args</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upleNew</text:span></text:span><text:span text:style-name="_5f_OOoComputerSpecial"><text:span text:style-name="T418">(</text:span></text:span><text:span text:style-name="_5f_OOoComputerLiteral"><text:span text:style-name="T418">2</text:span></text:span><text:span text:style-name="_5f_OOoComputerSpecial"><text:span text:style-name="T418">)</text:span></text:span></text:p>
      <text:p text:style-name="P166"><text:span text:style-name="_5f_OOoComputerSpecial"><text:span text:style-name="T401"><text:s text:c="4"/></text:span></text:span></text:p>
      <text:p text:style-name="P166"><text:span text:style-name="_5f_OOoComputerSpecial"><text:span text:style-name="T401"><text:s text:c="4"/></text:span></text:span><text:span text:style-name="_5f_OOoComputerComment"><text:span text:style-name="T418"># Template for final cleanup</text:span></text:span></text:p>
      <text:p text:style-name="P166"><text:span text:style-name="_5f_OOoComputerSpecial"><text:span text:style-name="T401"><text:s text:c="4"/></text:span></text:span><text:span text:style-name="_5f_OOoComputerIdent"><text:span text:style-name="T418">template</text:span></text:span><text:span text:style-name="_5f_OOoComputerSpecial"><text:span text:style-name="T401"> </text:span></text:span><text:span text:style-name="_5f_OOoComputerIdent"><text:span text:style-name="T418">clean_up</text:span></text:span><text:span text:style-name="_5f_OOoComputerSpecial"><text:span text:style-name="T418">()</text:span></text:span><text:span text:style-name="_5f_OOoComputerSpecial"><text:span text:style-name="T401"> </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xDecref</text:span></text:span><text:span text:style-name="_5f_OOoComputerSpecial"><text:span text:style-name="T418">(</text:span></text:span><text:span text:style-name="_5f_OOoComputerIdent"><text:span text:style-name="T418">text_method</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xDecref</text:span></text:span><text:span text:style-name="_5f_OOoComputerSpecial"><text:span text:style-name="T418">(</text:span></text:span><text:span text:style-name="_5f_OOoComputerIdent"><text:span text:style-name="T418">text_object</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xDecref</text:span></text:span><text:span text:style-name="_5f_OOoComputerSpecial"><text:span text:style-name="T418">(</text:span></text:span><text:span text:style-name="_5f_OOoComputerIdent"><text:span text:style-name="T418">string_object</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xDecref</text:span></text:span><text:span text:style-name="_5f_OOoComputerSpecial"><text:span text:style-name="T418">(</text:span></text:span><text:span text:style-name="_5f_OOoComputerIdent"><text:span text:style-name="T418">args</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xDecref</text:span></text:span><text:span text:style-name="_5f_OOoComputerSpecial"><text:span text:style-name="T418">(</text:span></text:span><text:span text:style-name="_5f_OOoComputerIdent"><text:span text:style-name="T418">result_object</text:span></text:span><text:span text:style-name="_5f_OOoComputerSpecial"><text:span text:style-name="T418">)</text:span></text:span></text:p>
      <text:p text:style-name="P166"><text:span text:style-name="_5f_OOoComputerSpecial"><text:span text:style-name="T401"><text:s text:c="8"/></text:span></text:span></text:p>
      <text:p text:style-name="P166"><text:span text:style-name="_5f_OOoComputerSpecial"><text:span text:style-name="T401"><text:s text:c="8"/></text:span></text:span><text:span text:style-name="_5f_OOoComputerIdent"><text:span text:style-name="T418">xDecref</text:span></text:span><text:span text:style-name="_5f_OOoComputerSpecial"><text:span text:style-name="T418">(</text:span></text:span><text:span text:style-name="_5f_OOoComputerIdent"><text:span text:style-name="T418">start_styling_obj</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xDecref</text:span></text:span><text:span text:style-name="_5f_OOoComputerSpecial"><text:span text:style-name="T418">(</text:span></text:span><text:span text:style-name="_5f_OOoComputerIdent"><text:span text:style-name="T418">start_args</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xDecref</text:span></text:span><text:span text:style-name="_5f_OOoComputerSpecial"><text:span text:style-name="T418">(</text:span></text:span><text:span text:style-name="_5f_OOoComputerIdent"><text:span text:style-name="T418">set_styling_obj</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xDecref</text:span></text:span><text:span text:style-name="_5f_OOoComputerSpecial"><text:span text:style-name="T418">(</text:span></text:span><text:span text:style-name="_5f_OOoComputerIdent"><text:span text:style-name="T418">set_args</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xDecref</text:span></text:span><text:span text:style-name="_5f_OOoComputerSpecial"><text:span text:style-name="T418">(</text:span></text:span><text:span text:style-name="_5f_OOoComputerIdent"><text:span text:style-name="T418">send_scintilla_obj</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xDecref</text:span></text:span><text:span text:style-name="_5f_OOoComputerSpecial"><text:span text:style-name="T418">(</text:span></text:span><text:span text:style-name="_5f_OOoComputerIdent"><text:span text:style-name="T418">send_args</text:span></text:span><text:span text:style-name="_5f_OOoComputerSpecial"><text:span text:style-name="T418">)</text:span></text:span></text:p>
      <text:p text:style-name="P166"><text:span text:style-name="_5f_OOoComputerSpecial"><text:span text:style-name="T401"><text:s text:c="4"/></text:span></text:span><text:span text:style-name="_5f_OOoComputerComment"><text:span text:style-name="T418"># Template for the lexers setStyling function</text:span></text:span></text:p>
      <text:p text:style-name="P166"><text:span text:style-name="_5f_OOoComputerSpecial"><text:span text:style-name="T401"><text:s text:c="4"/></text:span></text:span><text:span text:style-name="_5f_OOoComputerIdent"><text:span text:style-name="T418">template</text:span></text:span><text:span text:style-name="_5f_OOoComputerSpecial"><text:span text:style-name="T401"> </text:span></text:span><text:span text:style-name="_5f_OOoComputerIdent"><text:span text:style-name="T418">set_styling</text:span></text:span><text:span text:style-name="_5f_OOoComputerSpecial"><text:span text:style-name="T418">(</text:span></text:span><text:span text:style-name="_5f_OOoComputerIdent"><text:span text:style-name="T418">length</text:span></text:span><text:span text:style-name="_5f_OOoComputerSpecial"><text:span text:style-name="T418">:</text:span></text:span><text:span text:style-name="_5f_OOoComputerSpecial"><text:span text:style-name="T401"> </text:span></text:span><text:span text:style-name="_5f_OOoComputerIdent"><text:span text:style-name="T418">int</text:span></text:span><text:span text:style-name="_5f_OOoComputerSpecial"><text:span text:style-name="T418">,</text:span></text:span><text:span text:style-name="_5f_OOoComputerSpecial"><text:span text:style-name="T401"> </text:span></text:span><text:span text:style-name="_5f_OOoComputerIdent"><text:span text:style-name="T418">style</text:span></text:span><text:span text:style-name="_5f_OOoComputerSpecial"><text:span text:style-name="T418">:</text:span></text:span><text:span text:style-name="_5f_OOoComputerSpecial"><text:span text:style-name="T401"> </text:span></text:span><text:span text:style-name="_5f_OOoComputerIdent"><text:span text:style-name="T418">int</text:span></text:span><text:span text:style-name="_5f_OOoComputerSpecial"><text:span text:style-name="T418">)</text:span></text:span><text:span text:style-name="_5f_OOoComputerSpecial"><text:span text:style-name="T401"> </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discard</text:span></text:span><text:span text:style-name="_5f_OOoComputerSpecial"><text:span text:style-name="T401"> </text:span></text:span><text:span text:style-name="_5f_OOoComputerIdent"><text:span text:style-name="T418">tupleSetItem</text:span></text:span><text:span text:style-name="_5f_OOoComputerSpecial"><text:span text:style-name="T418">(</text:span></text:span><text:span text:style-name="_5f_OOoComputerIdent"><text:span text:style-name="T418">set_args</text:span></text:span><text:span text:style-name="_5f_OOoComputerSpecial"><text:span text:style-name="T418">,</text:span></text:span><text:span text:style-name="_5f_OOoComputerSpecial"><text:span text:style-name="T401"> </text:span></text:span><text:span text:style-name="_5f_OOoComputerLiteral"><text:span text:style-name="T418">0</text:span></text:span><text:span text:style-name="_5f_OOoComputerSpecial"><text:span text:style-name="T418">,</text:span></text:span><text:span text:style-name="_5f_OOoComputerSpecial"><text:span text:style-name="T401"> </text:span></text:span><text:span text:style-name="_5f_OOoComputerIdent"><text:span text:style-name="T418">buildValue</text:span></text:span><text:span text:style-name="_5f_OOoComputerSpecial"><text:span text:style-name="T418">(</text:span></text:span><text:span text:style-name="_5f_OOoComputerLiteral"><text:span text:style-name="T418">"i"</text:span></text:span><text:span text:style-name="_5f_OOoComputerSpecial"><text:span text:style-name="T418">,</text:span></text:span><text:span text:style-name="_5f_OOoComputerSpecial"><text:span text:style-name="T401"> </text:span></text:span><text:span text:style-name="_5f_OOoComputerIdent"><text:span text:style-name="T418">length</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discard</text:span></text:span><text:span text:style-name="_5f_OOoComputerSpecial"><text:span text:style-name="T401"> </text:span></text:span><text:span text:style-name="_5f_OOoComputerIdent"><text:span text:style-name="T418">tupleSetItem</text:span></text:span><text:span text:style-name="_5f_OOoComputerSpecial"><text:span text:style-name="T418">(</text:span></text:span><text:span text:style-name="_5f_OOoComputerIdent"><text:span text:style-name="T418">set_args</text:span></text:span><text:span text:style-name="_5f_OOoComputerSpecial"><text:span text:style-name="T418">,</text:span></text:span><text:span text:style-name="_5f_OOoComputerSpecial"><text:span text:style-name="T401"> </text:span></text:span><text:span text:style-name="_5f_OOoComputerLiteral"><text:span text:style-name="T418">1</text:span></text:span><text:span text:style-name="_5f_OOoComputerSpecial"><text:span text:style-name="T418">,</text:span></text:span><text:span text:style-name="_5f_OOoComputerSpecial"><text:span text:style-name="T401"> </text:span></text:span><text:span text:style-name="_5f_OOoComputerIdent"><text:span text:style-name="T418">buildValue</text:span></text:span><text:span text:style-name="_5f_OOoComputerSpecial"><text:span text:style-name="T418">(</text:span></text:span><text:span text:style-name="_5f_OOoComputerLiteral"><text:span text:style-name="T418">"i"</text:span></text:span><text:span text:style-name="_5f_OOoComputerSpecial"><text:span text:style-name="T418">,</text:span></text:span><text:span text:style-name="_5f_OOoComputerSpecial"><text:span text:style-name="T401"> </text:span></text:span><text:span text:style-name="_5f_OOoComputerIdent"><text:span text:style-name="T418">style</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discard</text:span></text:span><text:span text:style-name="_5f_OOoComputerSpecial"><text:span text:style-name="T401"> </text:span></text:span><text:span text:style-name="_5f_OOoComputerIdent"><text:span text:style-name="T418">objectCallObject</text:span></text:span><text:span text:style-name="_5f_OOoComputerSpecial"><text:span text:style-name="T418">(</text:span></text:span><text:span text:style-name="_5f_OOoComputerIdent"><text:span text:style-name="T418">set_styling_obj</text:span></text:span><text:span text:style-name="_5f_OOoComputerSpecial"><text:span text:style-name="T418">,</text:span></text:span><text:span text:style-name="_5f_OOoComputerSpecial"><text:span text:style-name="T401"> </text:span></text:span><text:span text:style-name="_5f_OOoComputerIdent"><text:span text:style-name="T418">set_args</text:span></text:span><text:span text:style-name="_5f_OOoComputerSpecial"><text:span text:style-name="T418">)</text:span></text:span></text:p>
      <text:p text:style-name="P166"><text:span text:style-name="_5f_OOoComputerSpecial"><text:span text:style-name="T401"><text:s text:c="4"/></text:span></text:span><text:span text:style-name="_5f_OOoComputerComment"><text:span text:style-name="T418"># Procedure for getting previous style</text:span></text:span></text:p>
      <text:p text:style-name="P166"><text:soft-page-break/><text:span text:style-name="_5f_OOoComputerSpecial"><text:span text:style-name="T401"><text:s text:c="4"/></text:span></text:span><text:span text:style-name="_5f_OOoComputerIdent"><text:span text:style-name="T418">proc</text:span></text:span><text:span text:style-name="_5f_OOoComputerSpecial"><text:span text:style-name="T401"> </text:span></text:span><text:span text:style-name="_5f_OOoComputerIdent"><text:span text:style-name="T418">get_previous_style</text:span></text:span><text:span text:style-name="_5f_OOoComputerSpecial"><text:span text:style-name="T418">():</text:span></text:span><text:span text:style-name="_5f_OOoComputerSpecial"><text:span text:style-name="T401"> </text:span></text:span><text:span text:style-name="_5f_OOoComputerIdent"><text:span text:style-name="T418">int</text:span></text:span><text:span text:style-name="_5f_OOoComputerSpecial"><text:span text:style-name="T401"> </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discard</text:span></text:span><text:span text:style-name="_5f_OOoComputerSpecial"><text:span text:style-name="T401"> </text:span></text:span><text:span text:style-name="_5f_OOoComputerIdent"><text:span text:style-name="T418">tupleSetItem</text:span></text:span><text:span text:style-name="_5f_OOoComputerSpecial"><text:span text:style-name="T418">(</text:span></text:span><text:span text:style-name="_5f_OOoComputerIdent"><text:span text:style-name="T418">send_args</text:span></text:span><text:span text:style-name="_5f_OOoComputerSpecial"><text:span text:style-name="T418">,</text:span></text:span><text:span text:style-name="_5f_OOoComputerSpecial"><text:span text:style-name="T401"> </text:span></text:span><text:span text:style-name="_5f_OOoComputerLiteral"><text:span text:style-name="T418">0</text:span></text:span><text:span text:style-name="_5f_OOoComputerSpecial"><text:span text:style-name="T418">,</text:span></text:span><text:span text:style-name="_5f_OOoComputerSpecial"><text:span text:style-name="T401"> </text:span></text:span><text:span text:style-name="_5f_OOoComputerIdent"><text:span text:style-name="T418">buildValue</text:span></text:span><text:span text:style-name="_5f_OOoComputerSpecial"><text:span text:style-name="T418">(</text:span></text:span><text:span text:style-name="_5f_OOoComputerLiteral"><text:span text:style-name="T418">"i"</text:span></text:span><text:span text:style-name="_5f_OOoComputerSpecial"><text:span text:style-name="T418">,</text:span></text:span><text:span text:style-name="_5f_OOoComputerSpecial"><text:span text:style-name="T401"> </text:span></text:span><text:span text:style-name="_5f_OOoComputerIdent"><text:span text:style-name="T418">SCI_GETSTYLEAT</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discard</text:span></text:span><text:span text:style-name="_5f_OOoComputerSpecial"><text:span text:style-name="T401"> </text:span></text:span><text:span text:style-name="_5f_OOoComputerIdent"><text:span text:style-name="T418">tupleSetItem</text:span></text:span><text:span text:style-name="_5f_OOoComputerSpecial"><text:span text:style-name="T418">(</text:span></text:span><text:span text:style-name="_5f_OOoComputerIdent"><text:span text:style-name="T418">send_args</text:span></text:span><text:span text:style-name="_5f_OOoComputerSpecial"><text:span text:style-name="T418">,</text:span></text:span><text:span text:style-name="_5f_OOoComputerSpecial"><text:span text:style-name="T401"> </text:span></text:span><text:span text:style-name="_5f_OOoComputerLiteral"><text:span text:style-name="T418">1</text:span></text:span><text:span text:style-name="_5f_OOoComputerSpecial"><text:span text:style-name="T418">,</text:span></text:span><text:span text:style-name="_5f_OOoComputerSpecial"><text:span text:style-name="T401"> </text:span></text:span><text:span text:style-name="_5f_OOoComputerIdent"><text:span text:style-name="T418">buildValue</text:span></text:span><text:span text:style-name="_5f_OOoComputerSpecial"><text:span text:style-name="T418">(</text:span></text:span><text:span text:style-name="_5f_OOoComputerLiteral"><text:span text:style-name="T418">"i"</text:span></text:span><text:span text:style-name="_5f_OOoComputerSpecial"><text:span text:style-name="T418">,</text:span></text:span><text:span text:style-name="_5f_OOoComputerSpecial"><text:span text:style-name="T401"> </text:span></text:span><text:span text:style-name="_5f_OOoComputerIdent"><text:span text:style-name="T418">value_star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1</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resul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longAsLong</text:span></text:span><text:span text:style-name="_5f_OOoComputerSpecial"><text:span text:style-name="T418">(</text:span></text:span><text:span text:style-name="_5f_OOoComputerIdent"><text:span text:style-name="T418">objectCallObject</text:span></text:span><text:span text:style-name="_5f_OOoComputerSpecial"><text:span text:style-name="T418">(</text:span></text:span><text:span text:style-name="_5f_OOoComputerIdent"><text:span text:style-name="T418">send_scintilla_obj</text:span></text:span><text:span text:style-name="_5f_OOoComputerSpecial"><text:span text:style-name="T418">,</text:span></text:span><text:span text:style-name="_5f_OOoComputerSpecial"><text:span text:style-name="T401"> </text:span></text:span><text:span text:style-name="_5f_OOoComputerIdent"><text:span text:style-name="T418">send_args</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xDecref</text:span></text:span><text:span text:style-name="_5f_OOoComputerSpecial"><text:span text:style-name="T418">(</text:span></text:span><text:span text:style-name="_5f_OOoComputerIdent"><text:span text:style-name="T418">send_args</text:span></text:span><text:span text:style-name="_5f_OOoComputerSpecial"><text:span text:style-name="T418">)</text:span></text:span></text:p>
      <text:p text:style-name="P166"><text:span text:style-name="_5f_OOoComputerSpecial"><text:span text:style-name="T401"><text:s text:c="4"/></text:span></text:span><text:span text:style-name="_5f_OOoComputerComment"><text:span text:style-name="T418"># Template for starting styling</text:span></text:span></text:p>
      <text:p text:style-name="P166"><text:span text:style-name="_5f_OOoComputerSpecial"><text:span text:style-name="T401"><text:s text:c="4"/></text:span></text:span><text:span text:style-name="_5f_OOoComputerIdent"><text:span text:style-name="T418">template</text:span></text:span><text:span text:style-name="_5f_OOoComputerSpecial"><text:span text:style-name="T401"> </text:span></text:span><text:span text:style-name="_5f_OOoComputerIdent"><text:span text:style-name="T418">start_styling</text:span></text:span><text:span text:style-name="_5f_OOoComputerSpecial"><text:span text:style-name="T418">()</text:span></text:span><text:span text:style-name="_5f_OOoComputerSpecial"><text:span text:style-name="T401"> </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discard</text:span></text:span><text:span text:style-name="_5f_OOoComputerSpecial"><text:span text:style-name="T401"> </text:span></text:span><text:span text:style-name="_5f_OOoComputerIdent"><text:span text:style-name="T418">tupleSetItem</text:span></text:span><text:span text:style-name="_5f_OOoComputerSpecial"><text:span text:style-name="T418">(</text:span></text:span><text:span text:style-name="_5f_OOoComputerIdent"><text:span text:style-name="T418">start_args</text:span></text:span><text:span text:style-name="_5f_OOoComputerSpecial"><text:span text:style-name="T418">,</text:span></text:span><text:span text:style-name="_5f_OOoComputerSpecial"><text:span text:style-name="T401"> </text:span></text:span><text:span text:style-name="_5f_OOoComputerLiteral"><text:span text:style-name="T418">0</text:span></text:span><text:span text:style-name="_5f_OOoComputerSpecial"><text:span text:style-name="T418">,</text:span></text:span><text:span text:style-name="_5f_OOoComputerSpecial"><text:span text:style-name="T401"> </text:span></text:span><text:span text:style-name="_5f_OOoComputerIdent"><text:span text:style-name="T418">buildValue</text:span></text:span><text:span text:style-name="_5f_OOoComputerSpecial"><text:span text:style-name="T418">(</text:span></text:span><text:span text:style-name="_5f_OOoComputerLiteral"><text:span text:style-name="T418">"i"</text:span></text:span><text:span text:style-name="_5f_OOoComputerSpecial"><text:span text:style-name="T418">,</text:span></text:span><text:span text:style-name="_5f_OOoComputerSpecial"><text:span text:style-name="T401"> </text:span></text:span><text:span text:style-name="_5f_OOoComputerIdent"><text:span text:style-name="T418">value_start</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discard</text:span></text:span><text:span text:style-name="_5f_OOoComputerSpecial"><text:span text:style-name="T401"> </text:span></text:span><text:span text:style-name="_5f_OOoComputerIdent"><text:span text:style-name="T418">objectCallObject</text:span></text:span><text:span text:style-name="_5f_OOoComputerSpecial"><text:span text:style-name="T418">(</text:span></text:span><text:span text:style-name="_5f_OOoComputerIdent"><text:span text:style-name="T418">start_styling_obj</text:span></text:span><text:span text:style-name="_5f_OOoComputerSpecial"><text:span text:style-name="T418">,</text:span></text:span><text:span text:style-name="_5f_OOoComputerSpecial"><text:span text:style-name="T401"> </text:span></text:span><text:span text:style-name="_5f_OOoComputerIdent"><text:span text:style-name="T418">start_args</text:span></text:span><text:span text:style-name="_5f_OOoComputerSpecial"><text:span text:style-name="T418">)</text:span></text:span></text:p>
      <text:p text:style-name="P166"><text:span text:style-name="_5f_OOoComputerSpecial"><text:span text:style-name="T401"><text:s text:c="4"/></text:span></text:span><text:span text:style-name="_5f_OOoComputerComment"><text:span text:style-name="T418"># Safety</text:span></text:span></text:p>
      <text:p text:style-name="P166"><text:span text:style-name="_5f_OOoComputerSpecial"><text:span text:style-name="T401"><text:s text:c="4"/></text:span></text:span><text:span text:style-name="_5f_OOoComputerKeyWord"><text:span text:style-name="T418">if</text:span></text:span><text:span text:style-name="_5f_OOoComputerSpecial"><text:span text:style-name="T401"> </text:span></text:span><text:span text:style-name="_5f_OOoComputerIdent"><text:span text:style-name="T418">set_styling_obj</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nil</text:span></text:span><text:span text:style-name="_5f_OOoComputerSpecial"><text:span text:style-name="T418">:</text:span></text:span></text:p>
      <text:p text:style-name="P166"><text:span text:style-name="_5f_OOoComputerSpecial"><text:span text:style-name="T401"><text:s text:c="8"/></text:span></text:span><text:span text:style-name="_5f_OOoComputerKeyWord"><text:span text:style-name="T418">raise</text:span></text:span><text:span text:style-name="_5f_OOoComputerSpecial"><text:span text:style-name="T401"> </text:span></text:span><text:span text:style-name="_5f_OOoComputerIdent"><text:span text:style-name="T418">newException</text:span></text:span><text:span text:style-name="_5f_OOoComputerSpecial"><text:span text:style-name="T418">(</text:span></text:span><text:span text:style-name="_5f_OOoComputerIdent"><text:span text:style-name="T418">FieldError</text:span></text:span><text:span text:style-name="_5f_OOoComputerSpecial"><text:span text:style-name="T418">,</text:span></text:span><text:span text:style-name="_5f_OOoComputerSpecial"><text:span text:style-name="T401"> </text:span></text:span><text:span text:style-name="_5f_OOoComputerLiteral"><text:span text:style-name="T418">"Lexer doesn't contain the 'setStyling' method!"</text:span></text:span><text:span text:style-name="_5f_OOoComputerSpecial"><text:span text:style-name="T418">)</text:span></text:span></text:p>
      <text:p text:style-name="P166"><text:span text:style-name="_5f_OOoComputerSpecial"><text:span text:style-name="T401"><text:s text:c="4"/></text:span></text:span><text:span text:style-name="_5f_OOoComputerKeyWord"><text:span text:style-name="T418">elif</text:span></text:span><text:span text:style-name="_5f_OOoComputerSpecial"><text:span text:style-name="T401"> </text:span></text:span><text:span text:style-name="_5f_OOoComputerIdent"><text:span text:style-name="T418">start_styling_obj</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nil</text:span></text:span><text:span text:style-name="_5f_OOoComputerSpecial"><text:span text:style-name="T418">:</text:span></text:span></text:p>
      <text:p text:style-name="P166"><text:span text:style-name="_5f_OOoComputerSpecial"><text:span text:style-name="T401"><text:s text:c="8"/></text:span></text:span><text:span text:style-name="_5f_OOoComputerKeyWord"><text:span text:style-name="T418">raise</text:span></text:span><text:span text:style-name="_5f_OOoComputerSpecial"><text:span text:style-name="T401"> </text:span></text:span><text:span text:style-name="_5f_OOoComputerIdent"><text:span text:style-name="T418">newException</text:span></text:span><text:span text:style-name="_5f_OOoComputerSpecial"><text:span text:style-name="T418">(</text:span></text:span><text:span text:style-name="_5f_OOoComputerIdent"><text:span text:style-name="T418">FieldError</text:span></text:span><text:span text:style-name="_5f_OOoComputerSpecial"><text:span text:style-name="T418">,</text:span></text:span><text:span text:style-name="_5f_OOoComputerSpecial"><text:span text:style-name="T401"> </text:span></text:span><text:span text:style-name="_5f_OOoComputerLiteral"><text:span text:style-name="T418">"Lexer doesn't contain the 'startStyling' method!"</text:span></text:span><text:span text:style-name="_5f_OOoComputerSpecial"><text:span text:style-name="T418">)</text:span></text:span></text:p>
      <text:p text:style-name="P166"><text:span text:style-name="_5f_OOoComputerSpecial"><text:span text:style-name="T401"><text:s text:c="4"/></text:span></text:span><text:span text:style-name="_5f_OOoComputerKeyWord"><text:span text:style-name="T418">elif</text:span></text:span><text:span text:style-name="_5f_OOoComputerSpecial"><text:span text:style-name="T401"> </text:span></text:span><text:span text:style-name="_5f_OOoComputerIdent"><text:span text:style-name="T418">send_scintilla_obj</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nil</text:span></text:span><text:span text:style-name="_5f_OOoComputerSpecial"><text:span text:style-name="T418">:</text:span></text:span></text:p>
      <text:p text:style-name="P166"><text:span text:style-name="_5f_OOoComputerSpecial"><text:span text:style-name="T401"><text:s text:c="8"/></text:span></text:span><text:span text:style-name="_5f_OOoComputerKeyWord"><text:span text:style-name="T418">raise</text:span></text:span><text:span text:style-name="_5f_OOoComputerSpecial"><text:span text:style-name="T401"> </text:span></text:span><text:span text:style-name="_5f_OOoComputerIdent"><text:span text:style-name="T418">newException</text:span></text:span><text:span text:style-name="_5f_OOoComputerSpecial"><text:span text:style-name="T418">(</text:span></text:span><text:span text:style-name="_5f_OOoComputerIdent"><text:span text:style-name="T418">FieldError</text:span></text:span><text:span text:style-name="_5f_OOoComputerSpecial"><text:span text:style-name="T418">,</text:span></text:span><text:span text:style-name="_5f_OOoComputerSpecial"><text:span text:style-name="T401"> </text:span></text:span><text:span text:style-name="_5f_OOoComputerLiteral"><text:span text:style-name="T418">"Editor doesn't contain the 'SendScintilla' method!"</text:span></text:span><text:span text:style-name="_5f_OOoComputerSpecial"><text:span text:style-name="T418">)</text:span></text:span></text:p>
      <text:p text:style-name="P166"><text:span text:style-name="_5f_OOoComputerSpecial"><text:span text:style-name="T401"><text:s text:c="4"/></text:span></text:span><text:span text:style-name="_5f_OOoComputerComment"><text:span text:style-name="T418"># Styling initialization</text:span></text:span></text:p>
      <text:p text:style-name="P166"><text:span text:style-name="_5f_OOoComputerSpecial"><text:span text:style-name="T401"><text:s text:c="4"/></text:span></text:span><text:span text:style-name="_5f_OOoComputerIdent"><text:span text:style-name="T418">start_styling</text:span></text:span><text:span text:style-name="_5f_OOoComputerSpecial"><text:span text:style-name="T418">()</text:span></text:span></text:p>
      <text:p text:style-name="P166"><text:span text:style-name="_5f_OOoComputerSpecial"><text:span text:style-name="T401"><text:s text:c="4"/></text:span></text:span><text:span text:style-name="_5f_OOoComputerComment"><text:span text:style-name="T418">#------------------------------------------------------</text:span></text:span></text:p>
      <text:p text:style-name="P166"><text:span text:style-name="_5f_OOoComputerSpecial"><text:span text:style-name="T401"><text:s text:c="4"/></text:span></text:span><text:span text:style-name="_5f_OOoComputerIdent"><text:span text:style-name="T418">var</text:span></text:span><text:span text:style-name="_5f_OOoComputerSpecial"><text:span text:style-name="T401"> </text:span></text:span></text:p>
      <text:p text:style-name="P166"><text:span text:style-name="_5f_OOoComputerSpecial"><text:span text:style-name="T401"><text:s text:c="8"/></text:span></text:span><text:span text:style-name="_5f_OOoComputerIdent"><text:span text:style-name="T418">actseq</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SeqActive</text:span></text:span><text:span text:style-name="_5f_OOoComputerSpecial"><text:span text:style-name="T418">(</text:span></text:span><text:span text:style-name="_5f_OOoComputerIdent"><text:span text:style-name="T418">active</text:span></text:span><text:span text:style-name="_5f_OOoComputerSpecial"><text:span text:style-name="T418">:</text:span></text:span><text:span text:style-name="_5f_OOoComputerSpecial"><text:span text:style-name="T401"> </text:span></text:span><text:span text:style-name="_5f_OOoComputerIdent"><text:span text:style-name="T418">false</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token_name</text:span></text:span><text:span text:style-name="_5f_OOoComputerSpecial"><text:span text:style-name="T418">:</text:span></text:span><text:span text:style-name="_5f_OOoComputerSpecial"><text:span text:style-name="T401"> </text:span></text:span><text:span text:style-name="_5f_OOoComputerIdent"><text:span text:style-name="T418">string</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text:span></text:span></text:p>
      <text:p text:style-name="P166"><text:span text:style-name="_5f_OOoComputerSpecial"><text:span text:style-name="T401"><text:s text:c="8"/></text:span></text:span><text:span text:style-name="_5f_OOoComputerIdent"><text:span text:style-name="T418">previous_token</text:span></text:span><text:span text:style-name="_5f_OOoComputerSpecial"><text:span text:style-name="T418">:</text:span></text:span><text:span text:style-name="_5f_OOoComputerSpecial"><text:span text:style-name="T401"> </text:span></text:span><text:span text:style-name="_5f_OOoComputerIdent"><text:span text:style-name="T418">string</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text:span></text:span></text:p>
      <text:p text:style-name="P166"><text:span text:style-name="_5f_OOoComputerSpecial"><text:span text:style-name="T401"><text:s text:c="8"/></text:span></text:span><text:span text:style-name="_5f_OOoComputerIdent"><text:span text:style-name="T418">token_start</text:span></text:span><text:span text:style-name="_5f_OOoComputerSpecial"><text:span text:style-name="T418">:</text:span></text:span><text:span text:style-name="_5f_OOoComputerSpecial"><text:span text:style-name="T401"> </text:span></text:span><text:span text:style-name="_5f_OOoComputerIdent"><text:span text:style-name="T418">in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0</text:span></text:span></text:p>
      <text:p text:style-name="P166"><text:span text:style-name="_5f_OOoComputerSpecial"><text:span text:style-name="T401"><text:s text:c="8"/></text:span></text:span><text:span text:style-name="_5f_OOoComputerIdent"><text:span text:style-name="T418">token_length</text:span></text:span><text:span text:style-name="_5f_OOoComputerSpecial"><text:span text:style-name="T418">:</text:span></text:span><text:span text:style-name="_5f_OOoComputerSpecial"><text:span text:style-name="T401"> </text:span></text:span><text:span text:style-name="_5f_OOoComputerIdent"><text:span text:style-name="T418">in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0</text:span></text:span></text:p>
      <text:p text:style-name="P166"><text:span text:style-name="_5f_OOoComputerSpecial"><text:span text:style-name="T401"><text:s text:c="4"/></text:span></text:span><text:span text:style-name="_5f_OOoComputerComment"><text:span text:style-name="T418"># Check previous style</text:span></text:span></text:p>
      <text:p text:style-name="P166"><text:span text:style-name="_5f_OOoComputerSpecial"><text:span text:style-name="T401"><text:s text:c="4"/></text:span></text:span><text:span text:style-name="_5f_OOoComputerKeyWord"><text:span text:style-name="T418">if</text:span></text:span><text:span text:style-name="_5f_OOoComputerSpecial"><text:span text:style-name="T401"> </text:span></text:span><text:span text:style-name="_5f_OOoComputerIdent"><text:span text:style-name="T418">value_star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0</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var</text:span></text:span><text:span text:style-name="_5f_OOoComputerSpecial"><text:span text:style-name="T401"> </text:span></text:span><text:span text:style-name="_5f_OOoComputerIdent"><text:span text:style-name="T418">previous_style</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get_previous_style</text:span></text:span><text:span text:style-name="_5f_OOoComputerSpecial"><text:span text:style-name="T418">()</text:span></text:span></text:p>
      <text:p text:style-name="P166"><text:span text:style-name="_5f_OOoComputerSpecial"><text:span text:style-name="T401"><text:s text:c="8"/></text:span></text:span><text:span text:style-name="_5f_OOoComputerKeyWord"><text:span text:style-name="T418">for</text:span></text:span><text:span text:style-name="_5f_OOoComputerSpecial"><text:span text:style-name="T401"> </text:span></text:span><text:span text:style-name="_5f_OOoComputerIdent"><text:span text:style-name="T418">i</text:span></text:span><text:span text:style-name="_5f_OOoComputerSpecial"><text:span text:style-name="T401"> </text:span></text:span><text:span text:style-name="_5f_OOoComputerKeyWord"><text:span text:style-name="T418">in</text:span></text:span><text:span text:style-name="_5f_OOoComputerSpecial"><text:span text:style-name="T401"> </text:span></text:span><text:span text:style-name="_5f_OOoComputerIdent"><text:span text:style-name="T418">multiline_sequence_list</text:span></text:span><text:span text:style-name="_5f_OOoComputerSpecial"><text:span text:style-name="T418">:</text:span></text:span></text:p>
      <text:p text:style-name="P166"><text:span text:style-name="_5f_OOoComputerSpecial"><text:span text:style-name="T401"><text:s text:c="12"/></text:span></text:span><text:span text:style-name="_5f_OOoComputerKeyWord"><text:span text:style-name="T418">if</text:span></text:span><text:span text:style-name="_5f_OOoComputerSpecial"><text:span text:style-name="T401"> </text:span></text:span><text:span text:style-name="_5f_OOoComputerIdent"><text:span text:style-name="T418">previous_style</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i</text:span></text:span><text:span text:style-name="_5f_OOoComputerSpecial"><text:span text:style-name="T418">.</text:span></text:span><text:span text:style-name="_5f_OOoComputerIdent"><text:span text:style-name="T418">style</text:span></text:span><text:span text:style-name="_5f_OOoComputerSpecial"><text:span text:style-name="T418">:</text:span></text:span></text:p>
      <text:p text:style-name="P166"><text:span text:style-name="_5f_OOoComputerSpecial"><text:span text:style-name="T401"><text:s text:c="16"/></text:span></text:span><text:span text:style-name="_5f_OOoComputerIdent"><text:span text:style-name="T418">actseq</text:span></text:span><text:span text:style-name="_5f_OOoComputerSpecial"><text:span text:style-name="T418">.</text:span></text:span><text:span text:style-name="_5f_OOoComputerIdent"><text:span text:style-name="T418">sequence</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i</text:span></text:span></text:p>
      <text:p text:style-name="P166"><text:span text:style-name="_5f_OOoComputerSpecial"><text:span text:style-name="T401"><text:s text:c="16"/></text:span></text:span><text:span text:style-name="_5f_OOoComputerIdent"><text:span text:style-name="T418">actseq</text:span></text:span><text:span text:style-name="_5f_OOoComputerSpecial"><text:span text:style-name="T418">.</text:span></text:span><text:span text:style-name="_5f_OOoComputerIdent"><text:span text:style-name="T418">active</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rue</text:span></text:span></text:p>
      <text:p text:style-name="P166"><text:span text:style-name="_5f_OOoComputerSpecial"><text:span text:style-name="T401"><text:s text:c="16"/></text:span></text:span><text:span text:style-name="_5f_OOoComputerKeyWord"><text:span text:style-name="T418">break</text:span></text:span></text:p>
      <text:p text:style-name="P166"><text:span text:style-name="_5f_OOoComputerSpecial"><text:span text:style-name="T401"><text:s text:c="4"/></text:span></text:span><text:span text:style-name="_5f_OOoComputerComment"><text:span text:style-name="T418"># Style the tokens accordingly</text:span></text:span></text:p>
      <text:p text:style-name="P166"><text:soft-page-break/><text:span text:style-name="_5f_OOoComputerSpecial"><text:span text:style-name="T401"><text:s text:c="4"/></text:span></text:span><text:span text:style-name="_5f_OOoComputerIdent"><text:span text:style-name="T418">proc</text:span></text:span><text:span text:style-name="_5f_OOoComputerSpecial"><text:span text:style-name="T401"> </text:span></text:span><text:span text:style-name="_5f_OOoComputerIdent"><text:span text:style-name="T418">check_start_sequence</text:span></text:span><text:span text:style-name="_5f_OOoComputerSpecial"><text:span text:style-name="T418">(</text:span></text:span><text:span text:style-name="_5f_OOoComputerIdent"><text:span text:style-name="T418">pos</text:span></text:span><text:span text:style-name="_5f_OOoComputerSpecial"><text:span text:style-name="T418">:</text:span></text:span><text:span text:style-name="_5f_OOoComputerSpecial"><text:span text:style-name="T401"> </text:span></text:span><text:span text:style-name="_5f_OOoComputerIdent"><text:span text:style-name="T418">int</text:span></text:span><text:span text:style-name="_5f_OOoComputerSpecial"><text:span text:style-name="T418">,</text:span></text:span><text:span text:style-name="_5f_OOoComputerSpecial"><text:span text:style-name="T401"> </text:span></text:span><text:span text:style-name="_5f_OOoComputerIdent"><text:span text:style-name="T418">sequence</text:span></text:span><text:span text:style-name="_5f_OOoComputerSpecial"><text:span text:style-name="T418">:</text:span></text:span><text:span text:style-name="_5f_OOoComputerSpecial"><text:span text:style-name="T401"> </text:span></text:span><text:span text:style-name="_5f_OOoComputerIdent"><text:span text:style-name="T418">var</text:span></text:span><text:span text:style-name="_5f_OOoComputerSpecial"><text:span text:style-name="T401"> </text:span></text:span><text:span text:style-name="_5f_OOoComputerIdent"><text:span text:style-name="T418">SeqActive</text:span></text:span><text:span text:style-name="_5f_OOoComputerSpecial"><text:span text:style-name="T418">):</text:span></text:span><text:span text:style-name="_5f_OOoComputerSpecial"><text:span text:style-name="T401"> </text:span></text:span><text:span text:style-name="_5f_OOoComputerIdent"><text:span text:style-name="T418">bool</text:span></text:span><text:span text:style-name="_5f_OOoComputerSpecial"><text:span text:style-name="T401"> </text:span></text:span><text:span text:style-name="_5f_OOoComputerSpecial"><text:span text:style-name="T418">=</text:span></text:span></text:p>
      <text:p text:style-name="P166"><text:span text:style-name="_5f_OOoComputerSpecial"><text:span text:style-name="T401"><text:s text:c="8"/></text:span></text:span><text:span text:style-name="_5f_OOoComputerKeyWord"><text:span text:style-name="T418">for</text:span></text:span><text:span text:style-name="_5f_OOoComputerSpecial"><text:span text:style-name="T401"> </text:span></text:span><text:span text:style-name="_5f_OOoComputerIdent"><text:span text:style-name="T418">s</text:span></text:span><text:span text:style-name="_5f_OOoComputerSpecial"><text:span text:style-name="T401"> </text:span></text:span><text:span text:style-name="_5f_OOoComputerKeyWord"><text:span text:style-name="T418">in</text:span></text:span><text:span text:style-name="_5f_OOoComputerSpecial"><text:span text:style-name="T401"> </text:span></text:span><text:span text:style-name="_5f_OOoComputerIdent"><text:span text:style-name="T418">sequence_lists</text:span></text:span><text:span text:style-name="_5f_OOoComputerSpecial"><text:span text:style-name="T418">:</text:span></text:span></text:p>
      <text:p text:style-name="P166"><text:span text:style-name="_5f_OOoComputerSpecial"><text:span text:style-name="T401"><text:s text:c="12"/></text:span></text:span><text:span text:style-name="_5f_OOoComputerIdent"><text:span text:style-name="T418">var</text:span></text:span><text:span text:style-name="_5f_OOoComputerSpecial"><text:span text:style-name="T401"> </text:span></text:span><text:span text:style-name="_5f_OOoComputerIdent"><text:span text:style-name="T418">found</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rue</text:span></text:span></text:p>
      <text:p text:style-name="P166"><text:span text:style-name="_5f_OOoComputerSpecial"><text:span text:style-name="T401"><text:s text:c="12"/></text:span></text:span><text:span text:style-name="_5f_OOoComputerKeyWord"><text:span text:style-name="T418">for</text:span></text:span><text:span text:style-name="_5f_OOoComputerSpecial"><text:span text:style-name="T401"> </text:span></text:span><text:span text:style-name="_5f_OOoComputerIdent"><text:span text:style-name="T418">i</text:span></text:span><text:span text:style-name="_5f_OOoComputerSpecial"><text:span text:style-name="T418">,</text:span></text:span><text:span text:style-name="_5f_OOoComputerSpecial"><text:span text:style-name="T401"> </text:span></text:span><text:span text:style-name="_5f_OOoComputerIdent"><text:span text:style-name="T418">ch</text:span></text:span><text:span text:style-name="_5f_OOoComputerSpecial"><text:span text:style-name="T401"> </text:span></text:span><text:span text:style-name="_5f_OOoComputerKeyWord"><text:span text:style-name="T418">in</text:span></text:span><text:span text:style-name="_5f_OOoComputerSpecial"><text:span text:style-name="T401"> </text:span></text:span><text:span text:style-name="_5f_OOoComputerIdent"><text:span text:style-name="T418">s</text:span></text:span><text:span text:style-name="_5f_OOoComputerSpecial"><text:span text:style-name="T418">.</text:span></text:span><text:span text:style-name="_5f_OOoComputerIdent"><text:span text:style-name="T418">start</text:span></text:span><text:span text:style-name="_5f_OOoComputerSpecial"><text:span text:style-name="T418">.</text:span></text:span><text:span text:style-name="_5f_OOoComputerIdent"><text:span text:style-name="T418">pairs</text:span></text:span><text:span text:style-name="_5f_OOoComputerSpecial"><text:span text:style-name="T418">:</text:span></text:span></text:p>
      <text:p text:style-name="P166"><text:span text:style-name="_5f_OOoComputerSpecial"><text:span text:style-name="T401"><text:s text:c="16"/></text:span></text:span><text:span text:style-name="_5f_OOoComputerKeyWord"><text:span text:style-name="T418">if</text:span></text:span><text:span text:style-name="_5f_OOoComputerSpecial"><text:span text:style-name="T401"> </text:span></text:span><text:span text:style-name="_5f_OOoComputerIdent"><text:span text:style-name="T418">text</text:span></text:span><text:span text:style-name="_5f_OOoComputerSpecial"><text:span text:style-name="T418">[</text:span></text:span><text:span text:style-name="_5f_OOoComputerIdent"><text:span text:style-name="T418">pos</text:span></text:span><text:span text:style-name="_5f_OOoComputerSpecial"><text:span text:style-name="T418">+</text:span></text:span><text:span text:style-name="_5f_OOoComputerIdent"><text:span text:style-name="T418">i</text:span></text:span><text:span text:style-name="_5f_OOoComputerSpecial"><text:span text:style-name="T418">]</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ch</text:span></text:span><text:span text:style-name="_5f_OOoComputerSpecial"><text:span text:style-name="T418">:</text:span></text:span></text:p>
      <text:p text:style-name="P166"><text:span text:style-name="_5f_OOoComputerSpecial"><text:span text:style-name="T401"><text:s text:c="20"/></text:span></text:span><text:span text:style-name="_5f_OOoComputerIdent"><text:span text:style-name="T418">found</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false</text:span></text:span></text:p>
      <text:p text:style-name="P166"><text:span text:style-name="_5f_OOoComputerSpecial"><text:span text:style-name="T401"><text:s text:c="20"/></text:span></text:span><text:span text:style-name="_5f_OOoComputerKeyWord"><text:span text:style-name="T418">break</text:span></text:span></text:p>
      <text:p text:style-name="P166"><text:span text:style-name="_5f_OOoComputerSpecial"><text:span text:style-name="T401"><text:s text:c="12"/></text:span></text:span><text:span text:style-name="_5f_OOoComputerKeyWord"><text:span text:style-name="T418">if</text:span></text:span><text:span text:style-name="_5f_OOoComputerSpecial"><text:span text:style-name="T401"> </text:span></text:span><text:span text:style-name="_5f_OOoComputerIdent"><text:span text:style-name="T418">found</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false</text:span></text:span><text:span text:style-name="_5f_OOoComputerSpecial"><text:span text:style-name="T418">:</text:span></text:span></text:p>
      <text:p text:style-name="P166"><text:span text:style-name="_5f_OOoComputerSpecial"><text:span text:style-name="T401"><text:s text:c="16"/></text:span></text:span><text:span text:style-name="_5f_OOoComputerKeyWord"><text:span text:style-name="T418">continue</text:span></text:span></text:p>
      <text:p text:style-name="P166"><text:span text:style-name="_5f_OOoComputerSpecial"><text:span text:style-name="T401"><text:s text:c="12"/></text:span></text:span><text:span text:style-name="_5f_OOoComputerIdent"><text:span text:style-name="T418">sequence</text:span></text:span><text:span text:style-name="_5f_OOoComputerSpecial"><text:span text:style-name="T418">.</text:span></text:span><text:span text:style-name="_5f_OOoComputerIdent"><text:span text:style-name="T418">sequence</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s</text:span></text:span></text:p>
      <text:p text:style-name="P166"><text:span text:style-name="_5f_OOoComputerSpecial"><text:span text:style-name="T401"><text:s text:c="12"/></text:span></text:span><text:span text:style-name="_5f_OOoComputerKeyWord"><text:span text:style-name="T418">return</text:span></text:span><text:span text:style-name="_5f_OOoComputerSpecial"><text:span text:style-name="T401"> </text:span></text:span><text:span text:style-name="_5f_OOoComputerIdent"><text:span text:style-name="T418">true</text:span></text:span></text:p>
      <text:p text:style-name="P166"><text:span text:style-name="_5f_OOoComputerSpecial"><text:span text:style-name="T401"><text:s text:c="8"/></text:span></text:span><text:span text:style-name="_5f_OOoComputerKeyWord"><text:span text:style-name="T418">return</text:span></text:span><text:span text:style-name="_5f_OOoComputerSpecial"><text:span text:style-name="T401"> </text:span></text:span><text:span text:style-name="_5f_OOoComputerIdent"><text:span text:style-name="T418">false</text:span></text:span></text:p>
      <text:p text:style-name="P166"><text:span text:style-name="_5f_OOoComputerSpecial"><text:span text:style-name="T401"><text:s text:c="4"/></text:span></text:span></text:p>
      <text:p text:style-name="P166"><text:span text:style-name="_5f_OOoComputerSpecial"><text:span text:style-name="T401"><text:s text:c="4"/></text:span></text:span><text:span text:style-name="_5f_OOoComputerIdent"><text:span text:style-name="T418">proc</text:span></text:span><text:span text:style-name="_5f_OOoComputerSpecial"><text:span text:style-name="T401"> </text:span></text:span><text:span text:style-name="_5f_OOoComputerIdent"><text:span text:style-name="T418">check_stop_sequence</text:span></text:span><text:span text:style-name="_5f_OOoComputerSpecial"><text:span text:style-name="T418">(</text:span></text:span><text:span text:style-name="_5f_OOoComputerIdent"><text:span text:style-name="T418">pos</text:span></text:span><text:span text:style-name="_5f_OOoComputerSpecial"><text:span text:style-name="T418">:</text:span></text:span><text:span text:style-name="_5f_OOoComputerSpecial"><text:span text:style-name="T401"> </text:span></text:span><text:span text:style-name="_5f_OOoComputerIdent"><text:span text:style-name="T418">int</text:span></text:span><text:span text:style-name="_5f_OOoComputerSpecial"><text:span text:style-name="T418">,</text:span></text:span><text:span text:style-name="_5f_OOoComputerSpecial"><text:span text:style-name="T401"> </text:span></text:span><text:span text:style-name="_5f_OOoComputerIdent"><text:span text:style-name="T418">actseq</text:span></text:span><text:span text:style-name="_5f_OOoComputerSpecial"><text:span text:style-name="T418">:</text:span></text:span><text:span text:style-name="_5f_OOoComputerSpecial"><text:span text:style-name="T401"> </text:span></text:span><text:span text:style-name="_5f_OOoComputerIdent"><text:span text:style-name="T418">SeqActive</text:span></text:span><text:span text:style-name="_5f_OOoComputerSpecial"><text:span text:style-name="T418">):</text:span></text:span><text:span text:style-name="_5f_OOoComputerSpecial"><text:span text:style-name="T401"> </text:span></text:span><text:span text:style-name="_5f_OOoComputerIdent"><text:span text:style-name="T418">bool</text:span></text:span><text:span text:style-name="_5f_OOoComputerSpecial"><text:span text:style-name="T401"> </text:span></text:span><text:span text:style-name="_5f_OOoComputerSpecial"><text:span text:style-name="T418">=</text:span></text:span></text:p>
      <text:p text:style-name="P166"><text:span text:style-name="_5f_OOoComputerSpecial"><text:span text:style-name="T401"><text:s text:c="8"/></text:span></text:span><text:span text:style-name="_5f_OOoComputerKeyWord"><text:span text:style-name="T418">if</text:span></text:span><text:span text:style-name="_5f_OOoComputerSpecial"><text:span text:style-name="T401"> </text:span></text:span><text:span text:style-name="_5f_OOoComputerIdent"><text:span text:style-name="T418">text</text:span></text:span><text:span text:style-name="_5f_OOoComputerSpecial"><text:span text:style-name="T418">[</text:span></text:span><text:span text:style-name="_5f_OOoComputerIdent"><text:span text:style-name="T418">pos</text:span></text:span><text:span text:style-name="_5f_OOoComputerSpecial"><text:span text:style-name="T418">]</text:span></text:span><text:span text:style-name="_5f_OOoComputerSpecial"><text:span text:style-name="T401"> </text:span></text:span><text:span text:style-name="_5f_OOoComputerKeyWord"><text:span text:style-name="T418">in</text:span></text:span><text:span text:style-name="_5f_OOoComputerSpecial"><text:span text:style-name="T401"> </text:span></text:span><text:span text:style-name="_5f_OOoComputerIdent"><text:span text:style-name="T418">actseq</text:span></text:span><text:span text:style-name="_5f_OOoComputerSpecial"><text:span text:style-name="T418">.</text:span></text:span><text:span text:style-name="_5f_OOoComputerIdent"><text:span text:style-name="T418">sequence</text:span></text:span><text:span text:style-name="_5f_OOoComputerSpecial"><text:span text:style-name="T418">.</text:span></text:span><text:span text:style-name="_5f_OOoComputerIdent"><text:span text:style-name="T418">stop_extra</text:span></text:span><text:span text:style-name="_5f_OOoComputerSpecial"><text:span text:style-name="T418">:</text:span></text:span></text:p>
      <text:p text:style-name="P166"><text:span text:style-name="_5f_OOoComputerSpecial"><text:span text:style-name="T401"><text:s text:c="12"/></text:span></text:span><text:span text:style-name="_5f_OOoComputerKeyWord"><text:span text:style-name="T418">return</text:span></text:span><text:span text:style-name="_5f_OOoComputerSpecial"><text:span text:style-name="T401"> </text:span></text:span><text:span text:style-name="_5f_OOoComputerIdent"><text:span text:style-name="T418">true</text:span></text:span></text:p>
      <text:p text:style-name="P166"><text:span text:style-name="_5f_OOoComputerSpecial"><text:span text:style-name="T401"><text:s text:c="8"/></text:span></text:span><text:span text:style-name="_5f_OOoComputerKeyWord"><text:span text:style-name="T418">if</text:span></text:span><text:span text:style-name="_5f_OOoComputerSpecial"><text:span text:style-name="T401"> </text:span></text:span><text:span text:style-name="_5f_OOoComputerIdent"><text:span text:style-name="T418">pos</text:span></text:span><text:span text:style-name="_5f_OOoComputerSpecial"><text:span text:style-name="T401"> </text:span></text:span><text:span text:style-name="_5f_OOoComputerSpecial"><text:span text:style-name="T418">&gt;</text:span></text:span><text:span text:style-name="_5f_OOoComputerSpecial"><text:span text:style-name="T401"> </text:span></text:span><text:span text:style-name="_5f_OOoComputerLiteral"><text:span text:style-name="T418">0</text:span></text:span><text:span text:style-name="_5f_OOoComputerSpecial"><text:span text:style-name="T401"> </text:span></text:span><text:span text:style-name="_5f_OOoComputerKeyWord"><text:span text:style-name="T418">and</text:span></text:span><text:span text:style-name="_5f_OOoComputerSpecial"><text:span text:style-name="T401"> </text:span></text:span><text:span text:style-name="_5f_OOoComputerSpecial"><text:span text:style-name="T418">(</text:span></text:span><text:span text:style-name="_5f_OOoComputerIdent"><text:span text:style-name="T418">text</text:span></text:span><text:span text:style-name="_5f_OOoComputerSpecial"><text:span text:style-name="T418">[</text:span></text:span><text:span text:style-name="_5f_OOoComputerIdent"><text:span text:style-name="T418">pos</text:span></text:span><text:span text:style-name="_5f_OOoComputerSpecial"><text:span text:style-name="T418">-</text:span></text:span><text:span text:style-name="_5f_OOoComputerLiteral"><text:span text:style-name="T418">1</text:span></text:span><text:span text:style-name="_5f_OOoComputerSpecial"><text:span text:style-name="T418">]</text:span></text:span><text:span text:style-name="_5f_OOoComputerSpecial"><text:span text:style-name="T401"> </text:span></text:span><text:span text:style-name="_5f_OOoComputerKeyWord"><text:span text:style-name="T418">in</text:span></text:span><text:span text:style-name="_5f_OOoComputerSpecial"><text:span text:style-name="T401"> </text:span></text:span><text:span text:style-name="_5f_OOoComputerIdent"><text:span text:style-name="T418">actseq</text:span></text:span><text:span text:style-name="_5f_OOoComputerSpecial"><text:span text:style-name="T418">.</text:span></text:span><text:span text:style-name="_5f_OOoComputerIdent"><text:span text:style-name="T418">sequence</text:span></text:span><text:span text:style-name="_5f_OOoComputerSpecial"><text:span text:style-name="T418">.</text:span></text:span><text:span text:style-name="_5f_OOoComputerIdent"><text:span text:style-name="T418">negative_lookbehind</text:span></text:span><text:span text:style-name="_5f_OOoComputerSpecial"><text:span text:style-name="T418">):</text:span></text:span></text:p>
      <text:p text:style-name="P166"><text:span text:style-name="_5f_OOoComputerSpecial"><text:span text:style-name="T401"><text:s text:c="12"/></text:span></text:span><text:span text:style-name="_5f_OOoComputerKeyWord"><text:span text:style-name="T418">return</text:span></text:span><text:span text:style-name="_5f_OOoComputerSpecial"><text:span text:style-name="T401"> </text:span></text:span><text:span text:style-name="_5f_OOoComputerIdent"><text:span text:style-name="T418">false</text:span></text:span></text:p>
      <text:p text:style-name="P166"><text:span text:style-name="_5f_OOoComputerSpecial"><text:span text:style-name="T401"><text:s text:c="8"/></text:span></text:span><text:span text:style-name="_5f_OOoComputerKeyWord"><text:span text:style-name="T418">for</text:span></text:span><text:span text:style-name="_5f_OOoComputerSpecial"><text:span text:style-name="T401"> </text:span></text:span><text:span text:style-name="_5f_OOoComputerIdent"><text:span text:style-name="T418">i</text:span></text:span><text:span text:style-name="_5f_OOoComputerSpecial"><text:span text:style-name="T418">,</text:span></text:span><text:span text:style-name="_5f_OOoComputerSpecial"><text:span text:style-name="T401"> </text:span></text:span><text:span text:style-name="_5f_OOoComputerIdent"><text:span text:style-name="T418">s</text:span></text:span><text:span text:style-name="_5f_OOoComputerSpecial"><text:span text:style-name="T401"> </text:span></text:span><text:span text:style-name="_5f_OOoComputerKeyWord"><text:span text:style-name="T418">in</text:span></text:span><text:span text:style-name="_5f_OOoComputerSpecial"><text:span text:style-name="T401"> </text:span></text:span><text:span text:style-name="_5f_OOoComputerIdent"><text:span text:style-name="T418">actseq</text:span></text:span><text:span text:style-name="_5f_OOoComputerSpecial"><text:span text:style-name="T418">.</text:span></text:span><text:span text:style-name="_5f_OOoComputerIdent"><text:span text:style-name="T418">sequence</text:span></text:span><text:span text:style-name="_5f_OOoComputerSpecial"><text:span text:style-name="T418">.</text:span></text:span><text:span text:style-name="_5f_OOoComputerIdent"><text:span text:style-name="T418">stop</text:span></text:span><text:span text:style-name="_5f_OOoComputerSpecial"><text:span text:style-name="T418">.</text:span></text:span><text:span text:style-name="_5f_OOoComputerIdent"><text:span text:style-name="T418">pairs</text:span></text:span><text:span text:style-name="_5f_OOoComputerSpecial"><text:span text:style-name="T418">:</text:span></text:span></text:p>
      <text:p text:style-name="P166"><text:span text:style-name="_5f_OOoComputerSpecial"><text:span text:style-name="T401"><text:s text:c="12"/></text:span></text:span><text:span text:style-name="_5f_OOoComputerKeyWord"><text:span text:style-name="T418">if</text:span></text:span><text:span text:style-name="_5f_OOoComputerSpecial"><text:span text:style-name="T401"> </text:span></text:span><text:span text:style-name="_5f_OOoComputerIdent"><text:span text:style-name="T418">text</text:span></text:span><text:span text:style-name="_5f_OOoComputerSpecial"><text:span text:style-name="T418">[</text:span></text:span><text:span text:style-name="_5f_OOoComputerIdent"><text:span text:style-name="T418">pos</text:span></text:span><text:span text:style-name="_5f_OOoComputerSpecial"><text:span text:style-name="T418">+</text:span></text:span><text:span text:style-name="_5f_OOoComputerIdent"><text:span text:style-name="T418">i</text:span></text:span><text:span text:style-name="_5f_OOoComputerSpecial"><text:span text:style-name="T418">]</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s</text:span></text:span><text:span text:style-name="_5f_OOoComputerSpecial"><text:span text:style-name="T418">:</text:span></text:span></text:p>
      <text:p text:style-name="P166"><text:span text:style-name="_5f_OOoComputerSpecial"><text:span text:style-name="T401"><text:s text:c="16"/></text:span></text:span><text:span text:style-name="_5f_OOoComputerKeyWord"><text:span text:style-name="T418">return</text:span></text:span><text:span text:style-name="_5f_OOoComputerSpecial"><text:span text:style-name="T401"> </text:span></text:span><text:span text:style-name="_5f_OOoComputerIdent"><text:span text:style-name="T418">false</text:span></text:span></text:p>
      <text:p text:style-name="P166"><text:span text:style-name="_5f_OOoComputerSpecial"><text:span text:style-name="T401"><text:s text:c="8"/></text:span></text:span><text:span text:style-name="_5f_OOoComputerKeyWord"><text:span text:style-name="T418">return</text:span></text:span><text:span text:style-name="_5f_OOoComputerSpecial"><text:span text:style-name="T401"> </text:span></text:span><text:span text:style-name="_5f_OOoComputerIdent"><text:span text:style-name="T418">true</text:span></text:span></text:p>
      <text:p text:style-name="P166"><text:span text:style-name="_5f_OOoComputerSpecial"><text:span text:style-name="T401"><text:s text:c="4"/></text:span></text:span></text:p>
      <text:p text:style-name="P166"><text:span text:style-name="_5f_OOoComputerSpecial"><text:span text:style-name="T401"><text:s text:c="4"/></text:span></text:span><text:span text:style-name="_5f_OOoComputerIdent"><text:span text:style-name="T418">template</text:span></text:span><text:span text:style-name="_5f_OOoComputerSpecial"><text:span text:style-name="T401"> </text:span></text:span><text:span text:style-name="_5f_OOoComputerIdent"><text:span text:style-name="T418">style_token</text:span></text:span><text:span text:style-name="_5f_OOoComputerSpecial"><text:span text:style-name="T418">(</text:span></text:span><text:span text:style-name="_5f_OOoComputerIdent"><text:span text:style-name="T418">token_name</text:span></text:span><text:span text:style-name="_5f_OOoComputerSpecial"><text:span text:style-name="T418">:</text:span></text:span><text:span text:style-name="_5f_OOoComputerSpecial"><text:span text:style-name="T401"> </text:span></text:span><text:span text:style-name="_5f_OOoComputerIdent"><text:span text:style-name="T418">string</text:span></text:span><text:span text:style-name="_5f_OOoComputerSpecial"><text:span text:style-name="T418">,</text:span></text:span><text:span text:style-name="_5f_OOoComputerSpecial"><text:span text:style-name="T401"> </text:span></text:span><text:span text:style-name="_5f_OOoComputerIdent"><text:span text:style-name="T418">token_length</text:span></text:span><text:span text:style-name="_5f_OOoComputerSpecial"><text:span text:style-name="T418">:</text:span></text:span><text:span text:style-name="_5f_OOoComputerSpecial"><text:span text:style-name="T401"> </text:span></text:span><text:span text:style-name="_5f_OOoComputerIdent"><text:span text:style-name="T418">int</text:span></text:span><text:span text:style-name="_5f_OOoComputerSpecial"><text:span text:style-name="T418">)</text:span></text:span><text:span text:style-name="_5f_OOoComputerSpecial"><text:span text:style-name="T401"> </text:span></text:span><text:span text:style-name="_5f_OOoComputerSpecial"><text:span text:style-name="T418">=</text:span></text:span></text:p>
      <text:p text:style-name="P166"><text:span text:style-name="_5f_OOoComputerSpecial"><text:span text:style-name="T401"><text:s text:c="8"/></text:span></text:span><text:span text:style-name="_5f_OOoComputerKeyWord"><text:span text:style-name="T418">if</text:span></text:span><text:span text:style-name="_5f_OOoComputerSpecial"><text:span text:style-name="T401"> </text:span></text:span><text:span text:style-name="_5f_OOoComputerIdent"><text:span text:style-name="T418">token_length</text:span></text:span><text:span text:style-name="_5f_OOoComputerSpecial"><text:span text:style-name="T401"> </text:span></text:span><text:span text:style-name="_5f_OOoComputerSpecial"><text:span text:style-name="T418">&gt;</text:span></text:span><text:span text:style-name="_5f_OOoComputerSpecial"><text:span text:style-name="T401"> </text:span></text:span><text:span text:style-name="_5f_OOoComputerLiteral"><text:span text:style-name="T418">0</text:span></text:span><text:span text:style-name="_5f_OOoComputerSpecial"><text:span text:style-name="T418">:</text:span></text:span></text:p>
      <text:p text:style-name="P166"><text:span text:style-name="_5f_OOoComputerSpecial"><text:span text:style-name="T401"><text:s text:c="12"/></text:span></text:span><text:span text:style-name="_5f_OOoComputerKeyWord"><text:span text:style-name="T418">if</text:span></text:span><text:span text:style-name="_5f_OOoComputerSpecial"><text:span text:style-name="T401"> </text:span></text:span><text:span text:style-name="_5f_OOoComputerIdent"><text:span text:style-name="T418">token_name</text:span></text:span><text:span text:style-name="_5f_OOoComputerSpecial"><text:span text:style-name="T401"> </text:span></text:span><text:span text:style-name="_5f_OOoComputerKeyWord"><text:span text:style-name="T418">in</text:span></text:span><text:span text:style-name="_5f_OOoComputerSpecial"><text:span text:style-name="T401"> </text:span></text:span><text:span text:style-name="_5f_OOoComputerIdent"><text:span text:style-name="T418">keywords</text:span></text:span><text:span text:style-name="_5f_OOoComputerSpecial"><text:span text:style-name="T418">:</text:span></text:span></text:p>
      <text:p text:style-name="P166"><text:span text:style-name="_5f_OOoComputerSpecial"><text:span text:style-name="T401"><text:s text:c="16"/></text:span></text:span><text:span text:style-name="_5f_OOoComputerIdent"><text:span text:style-name="T418">set_styling</text:span></text:span><text:span text:style-name="_5f_OOoComputerSpecial"><text:span text:style-name="T418">(</text:span></text:span><text:span text:style-name="_5f_OOoComputerIdent"><text:span text:style-name="T418">token_length</text:span></text:span><text:span text:style-name="_5f_OOoComputerSpecial"><text:span text:style-name="T418">,</text:span></text:span><text:span text:style-name="_5f_OOoComputerSpecial"><text:span text:style-name="T401"> </text:span></text:span><text:span text:style-name="_5f_OOoComputerIdent"><text:span text:style-name="T418">styles</text:span></text:span><text:span text:style-name="_5f_OOoComputerSpecial"><text:span text:style-name="T418">[</text:span></text:span><text:span text:style-name="_5f_OOoComputerLiteral"><text:span text:style-name="T418">"Keyword"</text:span></text:span><text:span text:style-name="_5f_OOoComputerSpecial"><text:span text:style-name="T418">])</text:span></text:span></text:p>
      <text:p text:style-name="P166"><text:span text:style-name="_5f_OOoComputerSpecial"><text:span text:style-name="T401"><text:s text:c="16"/></text:span></text:span><text:span text:style-name="_5f_OOoComputerIdent"><text:span text:style-name="T418">previous_token</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oken_name</text:span></text:span></text:p>
      <text:p text:style-name="P166"><text:span text:style-name="_5f_OOoComputerSpecial"><text:span text:style-name="T401"><text:s text:c="12"/></text:span></text:span><text:span text:style-name="_5f_OOoComputerKeyWord"><text:span text:style-name="T418">elif</text:span></text:span><text:span text:style-name="_5f_OOoComputerSpecial"><text:span text:style-name="T401"> </text:span></text:span><text:span text:style-name="_5f_OOoComputerIdent"><text:span text:style-name="T418">token_name</text:span></text:span><text:span text:style-name="_5f_OOoComputerSpecial"><text:span text:style-name="T401"> </text:span></text:span><text:span text:style-name="_5f_OOoComputerKeyWord"><text:span text:style-name="T418">in</text:span></text:span><text:span text:style-name="_5f_OOoComputerSpecial"><text:span text:style-name="T401"> </text:span></text:span><text:span text:style-name="_5f_OOoComputerIdent"><text:span text:style-name="T418">custom_keywords</text:span></text:span><text:span text:style-name="_5f_OOoComputerSpecial"><text:span text:style-name="T418">:</text:span></text:span></text:p>
      <text:p text:style-name="P166"><text:span text:style-name="_5f_OOoComputerSpecial"><text:span text:style-name="T401"><text:s text:c="16"/></text:span></text:span><text:span text:style-name="_5f_OOoComputerIdent"><text:span text:style-name="T418">set_styling</text:span></text:span><text:span text:style-name="_5f_OOoComputerSpecial"><text:span text:style-name="T418">(</text:span></text:span><text:span text:style-name="_5f_OOoComputerIdent"><text:span text:style-name="T418">token_length</text:span></text:span><text:span text:style-name="_5f_OOoComputerSpecial"><text:span text:style-name="T418">,</text:span></text:span><text:span text:style-name="_5f_OOoComputerSpecial"><text:span text:style-name="T401"> </text:span></text:span><text:span text:style-name="_5f_OOoComputerIdent"><text:span text:style-name="T418">styles</text:span></text:span><text:span text:style-name="_5f_OOoComputerSpecial"><text:span text:style-name="T418">[</text:span></text:span><text:span text:style-name="_5f_OOoComputerLiteral"><text:span text:style-name="T418">"CustomKeyword"</text:span></text:span><text:span text:style-name="_5f_OOoComputerSpecial"><text:span text:style-name="T418">])</text:span></text:span></text:p>
      <text:p text:style-name="P166"><text:span text:style-name="_5f_OOoComputerSpecial"><text:span text:style-name="T401"><text:s text:c="12"/></text:span></text:span><text:span text:style-name="_5f_OOoComputerKeyWord"><text:span text:style-name="T418">elif</text:span></text:span><text:span text:style-name="_5f_OOoComputerSpecial"><text:span text:style-name="T401"> </text:span></text:span><text:span text:style-name="_5f_OOoComputerIdent"><text:span text:style-name="T418">token_name</text:span></text:span><text:span text:style-name="_5f_OOoComputerSpecial"><text:span text:style-name="T418">[</text:span></text:span><text:span text:style-name="_5f_OOoComputerLiteral"><text:span text:style-name="T418">0</text:span></text:span><text:span text:style-name="_5f_OOoComputerSpecial"><text:span text:style-name="T418">].</text:span></text:span><text:span text:style-name="_5f_OOoComputerIdent"><text:span text:style-name="T418">isdigit</text:span></text:span><text:span text:style-name="_5f_OOoComputerSpecial"><text:span text:style-name="T418">()</text:span></text:span><text:span text:style-name="_5f_OOoComputerSpecial"><text:span text:style-name="T401"> </text:span></text:span><text:span text:style-name="_5f_OOoComputerKeyWord"><text:span text:style-name="T418">or</text:span></text:span><text:span text:style-name="_5f_OOoComputerSpecial"><text:span text:style-name="T401"> </text:span></text:span><text:span text:style-name="_5f_OOoComputerSpecial"><text:span text:style-name="T418">(</text:span></text:span><text:span text:style-name="_5f_OOoComputerIdent"><text:span text:style-name="T418">token_name</text:span></text:span><text:span text:style-name="_5f_OOoComputerSpecial"><text:span text:style-name="T418">[</text:span></text:span><text:span text:style-name="_5f_OOoComputerLiteral"><text:span text:style-name="T418">0</text:span></text:span><text:span text:style-name="_5f_OOoComputerSpecial"><text:span text:style-name="T418">]</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text:span></text:span><text:span text:style-name="_5f_OOoComputerSpecial"><text:span text:style-name="T401"> </text:span></text:span><text:span text:style-name="_5f_OOoComputerKeyWord"><text:span text:style-name="T418">and</text:span></text:span><text:span text:style-name="_5f_OOoComputerSpecial"><text:span text:style-name="T401"> </text:span></text:span><text:span text:style-name="_5f_OOoComputerIdent"><text:span text:style-name="T418">token_name</text:span></text:span><text:span text:style-name="_5f_OOoComputerSpecial"><text:span text:style-name="T418">[</text:span></text:span><text:span text:style-name="_5f_OOoComputerLiteral"><text:span text:style-name="T418">1</text:span></text:span><text:span text:style-name="_5f_OOoComputerSpecial"><text:span text:style-name="T418">].</text:span></text:span><text:span text:style-name="_5f_OOoComputerIdent"><text:span text:style-name="T418">isdigit</text:span></text:span><text:span text:style-name="_5f_OOoComputerSpecial"><text:span text:style-name="T418">()):</text:span></text:span></text:p>
      <text:p text:style-name="P166"><text:span text:style-name="_5f_OOoComputerSpecial"><text:span text:style-name="T401"><text:s text:c="16"/></text:span></text:span><text:span text:style-name="_5f_OOoComputerIdent"><text:span text:style-name="T418">set_styling</text:span></text:span><text:span text:style-name="_5f_OOoComputerSpecial"><text:span text:style-name="T418">(</text:span></text:span><text:span text:style-name="_5f_OOoComputerIdent"><text:span text:style-name="T418">token_length</text:span></text:span><text:span text:style-name="_5f_OOoComputerSpecial"><text:span text:style-name="T418">,</text:span></text:span><text:span text:style-name="_5f_OOoComputerSpecial"><text:span text:style-name="T401"> </text:span></text:span><text:span text:style-name="_5f_OOoComputerIdent"><text:span text:style-name="T418">styles</text:span></text:span><text:span text:style-name="_5f_OOoComputerSpecial"><text:span text:style-name="T418">[</text:span></text:span><text:span text:style-name="_5f_OOoComputerLiteral"><text:span text:style-name="T418">"Number"</text:span></text:span><text:span text:style-name="_5f_OOoComputerSpecial"><text:span text:style-name="T418">])</text:span></text:span></text:p>
      <text:p text:style-name="P166"><text:span text:style-name="_5f_OOoComputerSpecial"><text:span text:style-name="T401"><text:s text:c="12"/></text:span></text:span><text:span text:style-name="_5f_OOoComputerKeyWord"><text:span text:style-name="T418">elif</text:span></text:span><text:span text:style-name="_5f_OOoComputerSpecial"><text:span text:style-name="T401"> </text:span></text:span><text:span text:style-name="_5f_OOoComputerIdent"><text:span text:style-name="T418">previous_token</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class"</text:span></text:span><text:span text:style-name="_5f_OOoComputerSpecial"><text:span text:style-name="T418">:</text:span></text:span></text:p>
      <text:p text:style-name="P166"><text:span text:style-name="_5f_OOoComputerSpecial"><text:span text:style-name="T401"><text:s text:c="16"/></text:span></text:span><text:span text:style-name="_5f_OOoComputerIdent"><text:span text:style-name="T418">set_styling</text:span></text:span><text:span text:style-name="_5f_OOoComputerSpecial"><text:span text:style-name="T418">(</text:span></text:span><text:span text:style-name="_5f_OOoComputerIdent"><text:span text:style-name="T418">token_length</text:span></text:span><text:span text:style-name="_5f_OOoComputerSpecial"><text:span text:style-name="T418">,</text:span></text:span><text:span text:style-name="_5f_OOoComputerSpecial"><text:span text:style-name="T401"> </text:span></text:span><text:span text:style-name="_5f_OOoComputerIdent"><text:span text:style-name="T418">styles</text:span></text:span><text:span text:style-name="_5f_OOoComputerSpecial"><text:span text:style-name="T418">[</text:span></text:span><text:span text:style-name="_5f_OOoComputerLiteral"><text:span text:style-name="T418">"ClassName"</text:span></text:span><text:span text:style-name="_5f_OOoComputerSpecial"><text:span text:style-name="T418">])</text:span></text:span></text:p>
      <text:p text:style-name="P166"><text:span text:style-name="_5f_OOoComputerSpecial"><text:span text:style-name="T401"><text:s text:c="16"/></text:span></text:span><text:span text:style-name="_5f_OOoComputerIdent"><text:span text:style-name="T418">previous_token</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text:span></text:span></text:p>
      <text:p text:style-name="P166"><text:span text:style-name="_5f_OOoComputerSpecial"><text:span text:style-name="T401"><text:s text:c="12"/></text:span></text:span><text:span text:style-name="_5f_OOoComputerKeyWord"><text:span text:style-name="T418">elif</text:span></text:span><text:span text:style-name="_5f_OOoComputerSpecial"><text:span text:style-name="T401"> </text:span></text:span><text:span text:style-name="_5f_OOoComputerIdent"><text:span text:style-name="T418">previous_token</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def"</text:span></text:span><text:span text:style-name="_5f_OOoComputerSpecial"><text:span text:style-name="T418">:</text:span></text:span></text:p>
      <text:p text:style-name="P166"><text:span text:style-name="_5f_OOoComputerSpecial"><text:span text:style-name="T401"><text:s text:c="16"/></text:span></text:span><text:span text:style-name="_5f_OOoComputerIdent"><text:span text:style-name="T418">set_styling</text:span></text:span><text:span text:style-name="_5f_OOoComputerSpecial"><text:span text:style-name="T418">(</text:span></text:span><text:span text:style-name="_5f_OOoComputerIdent"><text:span text:style-name="T418">token_length</text:span></text:span><text:span text:style-name="_5f_OOoComputerSpecial"><text:span text:style-name="T418">,</text:span></text:span><text:span text:style-name="_5f_OOoComputerSpecial"><text:span text:style-name="T401"> </text:span></text:span><text:span text:style-name="_5f_OOoComputerIdent"><text:span text:style-name="T418">styles</text:span></text:span><text:span text:style-name="_5f_OOoComputerSpecial"><text:span text:style-name="T418">[</text:span></text:span><text:span text:style-name="_5f_OOoComputerLiteral"><text:span text:style-name="T418">"FunctionMethodName"</text:span></text:span><text:span text:style-name="_5f_OOoComputerSpecial"><text:span text:style-name="T418">])</text:span></text:span></text:p>
      <text:p text:style-name="P166"><text:soft-page-break/><text:span text:style-name="_5f_OOoComputerSpecial"><text:span text:style-name="T401"><text:s text:c="16"/></text:span></text:span><text:span text:style-name="_5f_OOoComputerIdent"><text:span text:style-name="T418">previous_token</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text:span></text:span></text:p>
      <text:p text:style-name="P166"><text:span text:style-name="_5f_OOoComputerSpecial"><text:span text:style-name="T401"><text:s text:c="12"/></text:span></text:span><text:span text:style-name="_5f_OOoComputerKeyWord"><text:span text:style-name="T418">else</text:span></text:span><text:span text:style-name="_5f_OOoComputerSpecial"><text:span text:style-name="T418">:</text:span></text:span></text:p>
      <text:p text:style-name="P166"><text:span text:style-name="_5f_OOoComputerSpecial"><text:span text:style-name="T401"><text:s text:c="16"/></text:span></text:span><text:span text:style-name="_5f_OOoComputerIdent"><text:span text:style-name="T418">set_styling</text:span></text:span><text:span text:style-name="_5f_OOoComputerSpecial"><text:span text:style-name="T418">(</text:span></text:span><text:span text:style-name="_5f_OOoComputerIdent"><text:span text:style-name="T418">token_length</text:span></text:span><text:span text:style-name="_5f_OOoComputerSpecial"><text:span text:style-name="T418">,</text:span></text:span><text:span text:style-name="_5f_OOoComputerSpecial"><text:span text:style-name="T401"> </text:span></text:span><text:span text:style-name="_5f_OOoComputerIdent"><text:span text:style-name="T418">styles</text:span></text:span><text:span text:style-name="_5f_OOoComputerSpecial"><text:span text:style-name="T418">[</text:span></text:span><text:span text:style-name="_5f_OOoComputerLiteral"><text:span text:style-name="T418">"Default"</text:span></text:span><text:span text:style-name="_5f_OOoComputerSpecial"><text:span text:style-name="T418">])</text:span></text:span></text:p>
      <text:p text:style-name="P166"><text:span text:style-name="_5f_OOoComputerSpecial"><text:span text:style-name="T401"><text:s text:c="4"/></text:span></text:span></text:p>
      <text:p text:style-name="P166"><text:span text:style-name="_5f_OOoComputerSpecial"><text:span text:style-name="T401"><text:s text:c="4"/></text:span></text:span><text:span text:style-name="_5f_OOoComputerIdent"><text:span text:style-name="T418">var</text:span></text:span><text:span text:style-name="_5f_OOoComputerSpecial"><text:span text:style-name="T401"> </text:span></text:span><text:span text:style-name="_5f_OOoComputerIdent"><text:span text:style-name="T418">i</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0</text:span></text:span></text:p>
      <text:p text:style-name="P166"><text:span text:style-name="_5f_OOoComputerSpecial"><text:span text:style-name="T401"><text:s text:c="4"/></text:span></text:span><text:span text:style-name="_5f_OOoComputerIdent"><text:span text:style-name="T418">token_star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i</text:span></text:span></text:p>
      <text:p text:style-name="P166"><text:span text:style-name="_5f_OOoComputerSpecial"><text:span text:style-name="T401"><text:s text:c="4"/></text:span></text:span><text:span text:style-name="_5f_OOoComputerKeyWord"><text:span text:style-name="T418">while</text:span></text:span><text:span text:style-name="_5f_OOoComputerSpecial"><text:span text:style-name="T401"> </text:span></text:span><text:span text:style-name="_5f_OOoComputerIdent"><text:span text:style-name="T418">i</text:span></text:span><text:span text:style-name="_5f_OOoComputerSpecial"><text:span text:style-name="T401"> </text:span></text:span><text:span text:style-name="_5f_OOoComputerSpecial"><text:span text:style-name="T418">&lt;</text:span></text:span><text:span text:style-name="_5f_OOoComputerSpecial"><text:span text:style-name="T401"> </text:span></text:span><text:span text:style-name="_5f_OOoComputerIdent"><text:span text:style-name="T418">text_length</text:span></text:span><text:span text:style-name="_5f_OOoComputerSpecial"><text:span text:style-name="T418">:</text:span></text:span></text:p>
      <text:p text:style-name="P166"><text:span text:style-name="_5f_OOoComputerSpecial"><text:span text:style-name="T401"><text:s text:c="8"/></text:span></text:span><text:span text:style-name="_5f_OOoComputerKeyWord"><text:span text:style-name="T418">if</text:span></text:span><text:span text:style-name="_5f_OOoComputerSpecial"><text:span text:style-name="T401"> </text:span></text:span><text:span text:style-name="_5f_OOoComputerIdent"><text:span text:style-name="T418">actseq</text:span></text:span><text:span text:style-name="_5f_OOoComputerSpecial"><text:span text:style-name="T418">.</text:span></text:span><text:span text:style-name="_5f_OOoComputerIdent"><text:span text:style-name="T418">active</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rue</text:span></text:span><text:span text:style-name="_5f_OOoComputerSpecial"><text:span text:style-name="T401"> </text:span></text:span><text:span text:style-name="_5f_OOoComputerKeyWord"><text:span text:style-name="T418">or</text:span></text:span><text:span text:style-name="_5f_OOoComputerSpecial"><text:span text:style-name="T401"> </text:span></text:span><text:span text:style-name="_5f_OOoComputerIdent"><text:span text:style-name="T418">check_start_sequence</text:span></text:span><text:span text:style-name="_5f_OOoComputerSpecial"><text:span text:style-name="T418">(</text:span></text:span><text:span text:style-name="_5f_OOoComputerIdent"><text:span text:style-name="T418">i</text:span></text:span><text:span text:style-name="_5f_OOoComputerSpecial"><text:span text:style-name="T418">,</text:span></text:span><text:span text:style-name="_5f_OOoComputerSpecial"><text:span text:style-name="T401"> </text:span></text:span><text:span text:style-name="_5f_OOoComputerIdent"><text:span text:style-name="T418">actseq</text:span></text:span><text:span text:style-name="_5f_OOoComputerSpecial"><text:span text:style-name="T418">)</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rue</text:span></text:span><text:span text:style-name="_5f_OOoComputerSpecial"><text:span text:style-name="T418">:</text:span></text:span></text:p>
      <text:p text:style-name="P166"><text:span text:style-name="_5f_OOoComputerSpecial"><text:span text:style-name="T401"><text:s text:c="12"/></text:span></text:span><text:span text:style-name="_5f_OOoComputerComment"><text:span text:style-name="T418">#[</text:span></text:span></text:p>
      <text:p text:style-name="P166"><text:span text:style-name="_5f_OOoComputerSpecial"><text:span text:style-name="T401"><text:s text:c="16"/></text:span></text:span><text:span text:style-name="_5f_OOoComputerIdent"><text:span text:style-name="T418">Multiline</text:span></text:span><text:span text:style-name="_5f_OOoComputerSpecial"><text:span text:style-name="T401"> </text:span></text:span><text:span text:style-name="_5f_OOoComputerIdent"><text:span text:style-name="T418">sequence</text:span></text:span><text:span text:style-name="_5f_OOoComputerSpecial"><text:span text:style-name="T401"> </text:span></text:span><text:span text:style-name="_5f_OOoComputerIdent"><text:span text:style-name="T418">already</text:span></text:span><text:span text:style-name="_5f_OOoComputerSpecial"><text:span text:style-name="T401"> </text:span></text:span><text:span text:style-name="_5f_OOoComputerIdent"><text:span text:style-name="T418">started</text:span></text:span><text:span text:style-name="_5f_OOoComputerSpecial"><text:span text:style-name="T401"> </text:span></text:span><text:span text:style-name="_5f_OOoComputerKeyWord"><text:span text:style-name="T418">in</text:span></text:span><text:span text:style-name="_5f_OOoComputerSpecial"><text:span text:style-name="T401"> </text:span></text:span><text:span text:style-name="_5f_OOoComputerIdent"><text:span text:style-name="T418">the</text:span></text:span><text:span text:style-name="_5f_OOoComputerSpecial"><text:span text:style-name="T401"> </text:span></text:span><text:span text:style-name="_5f_OOoComputerIdent"><text:span text:style-name="T418">previous</text:span></text:span><text:span text:style-name="_5f_OOoComputerSpecial"><text:span text:style-name="T401"> </text:span></text:span><text:span text:style-name="_5f_OOoComputerIdent"><text:span text:style-name="T418">line</text:span></text:span><text:span text:style-name="_5f_OOoComputerSpecial"><text:span text:style-name="T401"> </text:span></text:span><text:span text:style-name="_5f_OOoComputerKeyWord"><text:span text:style-name="T418">or</text:span></text:span></text:p>
      <text:p text:style-name="P166"><text:span text:style-name="_5f_OOoComputerSpecial"><text:span text:style-name="T401"><text:s text:c="16"/></text:span></text:span><text:span text:style-name="_5f_OOoComputerIdent"><text:span text:style-name="T418">a</text:span></text:span><text:span text:style-name="_5f_OOoComputerSpecial"><text:span text:style-name="T401"> </text:span></text:span><text:span text:style-name="_5f_OOoComputerIdent"><text:span text:style-name="T418">start</text:span></text:span><text:span text:style-name="_5f_OOoComputerSpecial"><text:span text:style-name="T401"> </text:span></text:span><text:span text:style-name="_5f_OOoComputerIdent"><text:span text:style-name="T418">sequence</text:span></text:span><text:span text:style-name="_5f_OOoComputerSpecial"><text:span text:style-name="T401"> </text:span></text:span><text:span text:style-name="_5f_OOoComputerIdent"><text:span text:style-name="T418">was</text:span></text:span><text:span text:style-name="_5f_OOoComputerSpecial"><text:span text:style-name="T401"> </text:span></text:span><text:span text:style-name="_5f_OOoComputerIdent"><text:span text:style-name="T418">found</text:span></text:span></text:p>
      <text:p text:style-name="P166"><text:span text:style-name="_5f_OOoComputerSpecial"><text:span text:style-name="T401"><text:s text:c="12"/></text:span></text:span><text:span text:style-name="_5f_OOoComputerSpecial"><text:span text:style-name="T418">]#</text:span></text:span></text:p>
      <text:p text:style-name="P166"><text:span text:style-name="_5f_OOoComputerSpecial"><text:span text:style-name="T401"><text:s text:c="12"/></text:span></text:span><text:span text:style-name="_5f_OOoComputerKeyWord"><text:span text:style-name="T418">if</text:span></text:span><text:span text:style-name="_5f_OOoComputerSpecial"><text:span text:style-name="T401"> </text:span></text:span><text:span text:style-name="_5f_OOoComputerIdent"><text:span text:style-name="T418">actseq</text:span></text:span><text:span text:style-name="_5f_OOoComputerSpecial"><text:span text:style-name="T418">.</text:span></text:span><text:span text:style-name="_5f_OOoComputerIdent"><text:span text:style-name="T418">active</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false</text:span></text:span><text:span text:style-name="_5f_OOoComputerSpecial"><text:span text:style-name="T418">:</text:span></text:span></text:p>
      <text:p text:style-name="P166"><text:span text:style-name="_5f_OOoComputerSpecial"><text:span text:style-name="T401"><text:s text:c="16"/></text:span></text:span><text:span text:style-name="_5f_OOoComputerComment"><text:span text:style-name="T418"># Style the currently accumulated token</text:span></text:span></text:p>
      <text:p text:style-name="P166"><text:span text:style-name="_5f_OOoComputerSpecial"><text:span text:style-name="T401"><text:s text:c="16"/></text:span></text:span><text:span text:style-name="_5f_OOoComputerIdent"><text:span text:style-name="T418">token_name</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ext</text:span></text:span><text:span text:style-name="_5f_OOoComputerSpecial"><text:span text:style-name="T418">[</text:span></text:span><text:span text:style-name="_5f_OOoComputerIdent"><text:span text:style-name="T418">token_start</text:span></text:span><text:span text:style-name="_5f_OOoComputerSpecial"><text:span text:style-name="T418">..</text:span></text:span><text:span text:style-name="_5f_OOoComputerIdent"><text:span text:style-name="T418">i</text:span></text:span><text:span text:style-name="_5f_OOoComputerSpecial"><text:span text:style-name="T418">]</text:span></text:span></text:p>
      <text:p text:style-name="P166"><text:span text:style-name="_5f_OOoComputerSpecial"><text:span text:style-name="T401"><text:s text:c="16"/></text:span></text:span><text:span text:style-name="_5f_OOoComputerIdent"><text:span text:style-name="T418">token_length</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i</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oken_start</text:span></text:span></text:p>
      <text:p text:style-name="P166"><text:span text:style-name="_5f_OOoComputerSpecial"><text:span text:style-name="T401"><text:s text:c="16"/></text:span></text:span><text:span text:style-name="_5f_OOoComputerIdent"><text:span text:style-name="T418">style_token</text:span></text:span><text:span text:style-name="_5f_OOoComputerSpecial"><text:span text:style-name="T418">(</text:span></text:span><text:span text:style-name="_5f_OOoComputerIdent"><text:span text:style-name="T418">token_name</text:span></text:span><text:span text:style-name="_5f_OOoComputerSpecial"><text:span text:style-name="T418">,</text:span></text:span><text:span text:style-name="_5f_OOoComputerSpecial"><text:span text:style-name="T401"> </text:span></text:span><text:span text:style-name="_5f_OOoComputerIdent"><text:span text:style-name="T418">token_length</text:span></text:span><text:span text:style-name="_5f_OOoComputerSpecial"><text:span text:style-name="T418">)</text:span></text:span></text:p>
      <text:p text:style-name="P166"><text:span text:style-name="_5f_OOoComputerSpecial"><text:span text:style-name="T401"><text:s text:c="12"/></text:span></text:span><text:span text:style-name="_5f_OOoComputerComment"><text:span text:style-name="T418"># Set the states and reset the flags</text:span></text:span></text:p>
      <text:p text:style-name="P166"><text:span text:style-name="_5f_OOoComputerSpecial"><text:span text:style-name="T401"><text:s text:c="12"/></text:span></text:span><text:span text:style-name="_5f_OOoComputerIdent"><text:span text:style-name="T418">token_star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i</text:span></text:span></text:p>
      <text:p text:style-name="P166"><text:span text:style-name="_5f_OOoComputerSpecial"><text:span text:style-name="T401"><text:s text:c="12"/></text:span></text:span><text:span text:style-name="_5f_OOoComputerIdent"><text:span text:style-name="T418">token_length</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0</text:span></text:span></text:p>
      <text:p text:style-name="P166"><text:span text:style-name="_5f_OOoComputerSpecial"><text:span text:style-name="T401"><text:s text:c="12"/></text:span></text:span><text:span text:style-name="_5f_OOoComputerKeyWord"><text:span text:style-name="T418">if</text:span></text:span><text:span text:style-name="_5f_OOoComputerSpecial"><text:span text:style-name="T401"> </text:span></text:span><text:span text:style-name="_5f_OOoComputerIdent"><text:span text:style-name="T418">actseq</text:span></text:span><text:span text:style-name="_5f_OOoComputerSpecial"><text:span text:style-name="T418">.</text:span></text:span><text:span text:style-name="_5f_OOoComputerIdent"><text:span text:style-name="T418">active</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false</text:span></text:span><text:span text:style-name="_5f_OOoComputerSpecial"><text:span text:style-name="T418">:</text:span></text:span></text:p>
      <text:p text:style-name="P166"><text:span text:style-name="_5f_OOoComputerSpecial"><text:span text:style-name="T401"><text:s text:c="16"/></text:span></text:span><text:span text:style-name="_5f_OOoComputerIdent"><text:span text:style-name="T418">i</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len</text:span></text:span><text:span text:style-name="_5f_OOoComputerSpecial"><text:span text:style-name="T418">(</text:span></text:span><text:span text:style-name="_5f_OOoComputerIdent"><text:span text:style-name="T418">actseq</text:span></text:span><text:span text:style-name="_5f_OOoComputerSpecial"><text:span text:style-name="T418">.</text:span></text:span><text:span text:style-name="_5f_OOoComputerIdent"><text:span text:style-name="T418">sequence</text:span></text:span><text:span text:style-name="_5f_OOoComputerSpecial"><text:span text:style-name="T418">.</text:span></text:span><text:span text:style-name="_5f_OOoComputerIdent"><text:span text:style-name="T418">start</text:span></text:span><text:span text:style-name="_5f_OOoComputerSpecial"><text:span text:style-name="T418">)</text:span></text:span></text:p>
      <text:p text:style-name="P166"><text:span text:style-name="_5f_OOoComputerSpecial"><text:span text:style-name="T401"><text:s text:c="12"/></text:span></text:span><text:span text:style-name="_5f_OOoComputerKeyWord"><text:span text:style-name="T418">while</text:span></text:span><text:span text:style-name="_5f_OOoComputerSpecial"><text:span text:style-name="T401"> </text:span></text:span><text:span text:style-name="_5f_OOoComputerIdent"><text:span text:style-name="T418">i</text:span></text:span><text:span text:style-name="_5f_OOoComputerSpecial"><text:span text:style-name="T401"> </text:span></text:span><text:span text:style-name="_5f_OOoComputerSpecial"><text:span text:style-name="T418">&lt;</text:span></text:span><text:span text:style-name="_5f_OOoComputerSpecial"><text:span text:style-name="T401"> </text:span></text:span><text:span text:style-name="_5f_OOoComputerIdent"><text:span text:style-name="T418">text_length</text:span></text:span><text:span text:style-name="_5f_OOoComputerSpecial"><text:span text:style-name="T418">:</text:span></text:span></text:p>
      <text:p text:style-name="P166"><text:span text:style-name="_5f_OOoComputerSpecial"><text:span text:style-name="T401"><text:s text:c="16"/></text:span></text:span><text:span text:style-name="_5f_OOoComputerComment"><text:span text:style-name="T418"># Check for end of comment</text:span></text:span></text:p>
      <text:p text:style-name="P166"><text:span text:style-name="_5f_OOoComputerSpecial"><text:span text:style-name="T401"><text:s text:c="16"/></text:span></text:span><text:span text:style-name="_5f_OOoComputerKeyWord"><text:span text:style-name="T418">if</text:span></text:span><text:span text:style-name="_5f_OOoComputerSpecial"><text:span text:style-name="T401"> </text:span></text:span><text:span text:style-name="_5f_OOoComputerIdent"><text:span text:style-name="T418">check_stop_sequence</text:span></text:span><text:span text:style-name="_5f_OOoComputerSpecial"><text:span text:style-name="T418">(</text:span></text:span><text:span text:style-name="_5f_OOoComputerIdent"><text:span text:style-name="T418">i</text:span></text:span><text:span text:style-name="_5f_OOoComputerSpecial"><text:span text:style-name="T418">,</text:span></text:span><text:span text:style-name="_5f_OOoComputerSpecial"><text:span text:style-name="T401"> </text:span></text:span><text:span text:style-name="_5f_OOoComputerIdent"><text:span text:style-name="T418">actseq</text:span></text:span><text:span text:style-name="_5f_OOoComputerSpecial"><text:span text:style-name="T418">)</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rue</text:span></text:span><text:span text:style-name="_5f_OOoComputerSpecial"><text:span text:style-name="T418">:</text:span></text:span></text:p>
      <text:p text:style-name="P166"><text:span text:style-name="_5f_OOoComputerSpecial"><text:span text:style-name="T401"><text:s text:c="20"/></text:span></text:span><text:span text:style-name="_5f_OOoComputerIdent"><text:span text:style-name="T418">i</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len</text:span></text:span><text:span text:style-name="_5f_OOoComputerSpecial"><text:span text:style-name="T418">(</text:span></text:span><text:span text:style-name="_5f_OOoComputerIdent"><text:span text:style-name="T418">actseq</text:span></text:span><text:span text:style-name="_5f_OOoComputerSpecial"><text:span text:style-name="T418">.</text:span></text:span><text:span text:style-name="_5f_OOoComputerIdent"><text:span text:style-name="T418">sequence</text:span></text:span><text:span text:style-name="_5f_OOoComputerSpecial"><text:span text:style-name="T418">.</text:span></text:span><text:span text:style-name="_5f_OOoComputerIdent"><text:span text:style-name="T418">stop</text:span></text:span><text:span text:style-name="_5f_OOoComputerSpecial"><text:span text:style-name="T418">)</text:span></text:span></text:p>
      <text:p text:style-name="P166"><text:span text:style-name="_5f_OOoComputerSpecial"><text:span text:style-name="T401"><text:s text:c="20"/></text:span></text:span><text:span text:style-name="_5f_OOoComputerKeyWord"><text:span text:style-name="T418">break</text:span></text:span></text:p>
      <text:p text:style-name="P166"><text:span text:style-name="_5f_OOoComputerSpecial"><text:span text:style-name="T401"><text:s text:c="16"/></text:span></text:span><text:span text:style-name="_5f_OOoComputerIdent"><text:span text:style-name="T418">i</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1</text:span></text:span></text:p>
      <text:p text:style-name="P166"><text:span text:style-name="_5f_OOoComputerSpecial"><text:span text:style-name="T401"><text:s text:c="12"/></text:span></text:span><text:span text:style-name="_5f_OOoComputerComment"><text:span text:style-name="T418"># Style text</text:span></text:span></text:p>
      <text:p text:style-name="P166"><text:span text:style-name="_5f_OOoComputerSpecial"><text:span text:style-name="T401"><text:s text:c="12"/></text:span></text:span><text:span text:style-name="_5f_OOoComputerIdent"><text:span text:style-name="T418">token_length</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i</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oken_start</text:span></text:span></text:p>
      <text:p text:style-name="P166"><text:span text:style-name="_5f_OOoComputerSpecial"><text:span text:style-name="T401"><text:s text:c="12"/></text:span></text:span><text:span text:style-name="_5f_OOoComputerIdent"><text:span text:style-name="T418">set_styling</text:span></text:span><text:span text:style-name="_5f_OOoComputerSpecial"><text:span text:style-name="T418">(</text:span></text:span><text:span text:style-name="_5f_OOoComputerIdent"><text:span text:style-name="T418">token_length</text:span></text:span><text:span text:style-name="_5f_OOoComputerSpecial"><text:span text:style-name="T418">,</text:span></text:span><text:span text:style-name="_5f_OOoComputerSpecial"><text:span text:style-name="T401"> </text:span></text:span><text:span text:style-name="_5f_OOoComputerIdent"><text:span text:style-name="T418">actseq</text:span></text:span><text:span text:style-name="_5f_OOoComputerSpecial"><text:span text:style-name="T418">.</text:span></text:span><text:span text:style-name="_5f_OOoComputerIdent"><text:span text:style-name="T418">sequence</text:span></text:span><text:span text:style-name="_5f_OOoComputerSpecial"><text:span text:style-name="T418">.</text:span></text:span><text:span text:style-name="_5f_OOoComputerIdent"><text:span text:style-name="T418">style</text:span></text:span><text:span text:style-name="_5f_OOoComputerSpecial"><text:span text:style-name="T418">)</text:span></text:span></text:p>
      <text:p text:style-name="P166"><text:span text:style-name="_5f_OOoComputerSpecial"><text:span text:style-name="T401"><text:s text:c="12"/></text:span></text:span><text:span text:style-name="_5f_OOoComputerComment"><text:span text:style-name="T418"># Style the separator tokens after the sequence, if any</text:span></text:span></text:p>
      <text:p text:style-name="P166"><text:span text:style-name="_5f_OOoComputerSpecial"><text:span text:style-name="T401"><text:s text:c="12"/></text:span></text:span><text:span text:style-name="_5f_OOoComputerIdent"><text:span text:style-name="T418">token_star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i</text:span></text:span></text:p>
      <text:p text:style-name="P166"><text:span text:style-name="_5f_OOoComputerSpecial"><text:span text:style-name="T401"><text:s text:c="12"/></text:span></text:span><text:span text:style-name="_5f_OOoComputerKeyWord"><text:span text:style-name="T418">while</text:span></text:span><text:span text:style-name="_5f_OOoComputerSpecial"><text:span text:style-name="T401"> </text:span></text:span><text:span text:style-name="_5f_OOoComputerIdent"><text:span text:style-name="T418">text</text:span></text:span><text:span text:style-name="_5f_OOoComputerSpecial"><text:span text:style-name="T418">[</text:span></text:span><text:span text:style-name="_5f_OOoComputerIdent"><text:span text:style-name="T418">i</text:span></text:span><text:span text:style-name="_5f_OOoComputerSpecial"><text:span text:style-name="T418">]</text:span></text:span><text:span text:style-name="_5f_OOoComputerSpecial"><text:span text:style-name="T401"> </text:span></text:span><text:span text:style-name="_5f_OOoComputerKeyWord"><text:span text:style-name="T418">in</text:span></text:span><text:span text:style-name="_5f_OOoComputerSpecial"><text:span text:style-name="T401"> </text:span></text:span><text:span text:style-name="_5f_OOoComputerIdent"><text:span text:style-name="T418">extended_separators</text:span></text:span><text:span text:style-name="_5f_OOoComputerSpecial"><text:span text:style-name="T401"> </text:span></text:span><text:span text:style-name="_5f_OOoComputerKeyWord"><text:span text:style-name="T418">and</text:span></text:span><text:span text:style-name="_5f_OOoComputerSpecial"><text:span text:style-name="T401"> </text:span></text:span><text:span text:style-name="_5f_OOoComputerIdent"><text:span text:style-name="T418">i</text:span></text:span><text:span text:style-name="_5f_OOoComputerSpecial"><text:span text:style-name="T401"> </text:span></text:span><text:span text:style-name="_5f_OOoComputerSpecial"><text:span text:style-name="T418">&lt;</text:span></text:span><text:span text:style-name="_5f_OOoComputerSpecial"><text:span text:style-name="T401"> </text:span></text:span><text:span text:style-name="_5f_OOoComputerIdent"><text:span text:style-name="T418">text_length</text:span></text:span><text:span text:style-name="_5f_OOoComputerSpecial"><text:span text:style-name="T418">:</text:span></text:span></text:p>
      <text:p text:style-name="P166"><text:span text:style-name="_5f_OOoComputerSpecial"><text:span text:style-name="T401"><text:s text:c="16"/></text:span></text:span><text:span text:style-name="_5f_OOoComputerIdent"><text:span text:style-name="T418">i</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1</text:span></text:span></text:p>
      <text:p text:style-name="P166"><text:span text:style-name="_5f_OOoComputerSpecial"><text:span text:style-name="T401"><text:s text:c="12"/></text:span></text:span><text:span text:style-name="_5f_OOoComputerIdent"><text:span text:style-name="T418">token_length</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i</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oken_start</text:span></text:span></text:p>
      <text:p text:style-name="P166"><text:span text:style-name="_5f_OOoComputerSpecial"><text:span text:style-name="T401"><text:s text:c="12"/></text:span></text:span><text:span text:style-name="_5f_OOoComputerKeyWord"><text:span text:style-name="T418">if</text:span></text:span><text:span text:style-name="_5f_OOoComputerSpecial"><text:span text:style-name="T401"> </text:span></text:span><text:span text:style-name="_5f_OOoComputerIdent"><text:span text:style-name="T418">token_length</text:span></text:span><text:span text:style-name="_5f_OOoComputerSpecial"><text:span text:style-name="T401"> </text:span></text:span><text:span text:style-name="_5f_OOoComputerSpecial"><text:span text:style-name="T418">&gt;</text:span></text:span><text:span text:style-name="_5f_OOoComputerSpecial"><text:span text:style-name="T401"> </text:span></text:span><text:span text:style-name="_5f_OOoComputerLiteral"><text:span text:style-name="T418">0</text:span></text:span><text:span text:style-name="_5f_OOoComputerSpecial"><text:span text:style-name="T418">:</text:span></text:span></text:p>
      <text:p text:style-name="P166"><text:span text:style-name="_5f_OOoComputerSpecial"><text:span text:style-name="T401"><text:s text:c="16"/></text:span></text:span><text:span text:style-name="_5f_OOoComputerIdent"><text:span text:style-name="T418">set_styling</text:span></text:span><text:span text:style-name="_5f_OOoComputerSpecial"><text:span text:style-name="T418">(</text:span></text:span><text:span text:style-name="_5f_OOoComputerIdent"><text:span text:style-name="T418">token_length</text:span></text:span><text:span text:style-name="_5f_OOoComputerSpecial"><text:span text:style-name="T418">,</text:span></text:span><text:span text:style-name="_5f_OOoComputerSpecial"><text:span text:style-name="T401"> </text:span></text:span><text:span text:style-name="_5f_OOoComputerIdent"><text:span text:style-name="T418">styles</text:span></text:span><text:span text:style-name="_5f_OOoComputerSpecial"><text:span text:style-name="T418">[</text:span></text:span><text:span text:style-name="_5f_OOoComputerLiteral"><text:span text:style-name="T418">"Default"</text:span></text:span><text:span text:style-name="_5f_OOoComputerSpecial"><text:span text:style-name="T418">])</text:span></text:span></text:p>
      <text:p text:style-name="P166"><text:span text:style-name="_5f_OOoComputerSpecial"><text:span text:style-name="T401"><text:s text:c="12"/></text:span></text:span><text:span text:style-name="_5f_OOoComputerComment"><text:span text:style-name="T418"># Set the states and reset the flags</text:span></text:span></text:p>
      <text:p text:style-name="P166"><text:soft-page-break/><text:span text:style-name="_5f_OOoComputerSpecial"><text:span text:style-name="T401"><text:s text:c="12"/></text:span></text:span><text:span text:style-name="_5f_OOoComputerIdent"><text:span text:style-name="T418">token_star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i</text:span></text:span></text:p>
      <text:p text:style-name="P166"><text:span text:style-name="_5f_OOoComputerSpecial"><text:span text:style-name="T401"><text:s text:c="12"/></text:span></text:span><text:span text:style-name="_5f_OOoComputerIdent"><text:span text:style-name="T418">token_length</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0</text:span></text:span></text:p>
      <text:p text:style-name="P166"><text:span text:style-name="_5f_OOoComputerSpecial"><text:span text:style-name="T401"><text:s text:c="12"/></text:span></text:span><text:span text:style-name="_5f_OOoComputerComment"><text:span text:style-name="T418"># Skip to the next iteration, because the index is already</text:span></text:span></text:p>
      <text:p text:style-name="P166"><text:span text:style-name="_5f_OOoComputerSpecial"><text:span text:style-name="T401"><text:s text:c="12"/></text:span></text:span><text:span text:style-name="_5f_OOoComputerComment"><text:span text:style-name="T418"># at the position at the end of the string</text:span></text:span></text:p>
      <text:p text:style-name="P166"><text:span text:style-name="_5f_OOoComputerSpecial"><text:span text:style-name="T401"><text:s text:c="12"/></text:span></text:span><text:span text:style-name="_5f_OOoComputerIdent"><text:span text:style-name="T418">actseq</text:span></text:span><text:span text:style-name="_5f_OOoComputerSpecial"><text:span text:style-name="T418">.</text:span></text:span><text:span text:style-name="_5f_OOoComputerIdent"><text:span text:style-name="T418">active</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false</text:span></text:span></text:p>
      <text:p text:style-name="P166"><text:span text:style-name="_5f_OOoComputerSpecial"><text:span text:style-name="T401"><text:s text:c="12"/></text:span></text:span><text:span text:style-name="_5f_OOoComputerKeyWord"><text:span text:style-name="T418">continue</text:span></text:span></text:p>
      <text:p text:style-name="P166"><text:span text:style-name="_5f_OOoComputerSpecial"><text:span text:style-name="T401"><text:s text:c="8"/></text:span></text:span><text:span text:style-name="_5f_OOoComputerKeyWord"><text:span text:style-name="T418">elif</text:span></text:span><text:span text:style-name="_5f_OOoComputerSpecial"><text:span text:style-name="T401"> </text:span></text:span><text:span text:style-name="_5f_OOoComputerIdent"><text:span text:style-name="T418">text</text:span></text:span><text:span text:style-name="_5f_OOoComputerSpecial"><text:span text:style-name="T418">[</text:span></text:span><text:span text:style-name="_5f_OOoComputerIdent"><text:span text:style-name="T418">i</text:span></text:span><text:span text:style-name="_5f_OOoComputerSpecial"><text:span text:style-name="T418">]</text:span></text:span><text:span text:style-name="_5f_OOoComputerSpecial"><text:span text:style-name="T401"> </text:span></text:span><text:span text:style-name="_5f_OOoComputerKeyWord"><text:span text:style-name="T418">in</text:span></text:span><text:span text:style-name="_5f_OOoComputerSpecial"><text:span text:style-name="T401"> </text:span></text:span><text:span text:style-name="_5f_OOoComputerIdent"><text:span text:style-name="T418">extended_separators</text:span></text:span><text:span text:style-name="_5f_OOoComputerSpecial"><text:span text:style-name="T418">:</text:span></text:span></text:p>
      <text:p text:style-name="P166"><text:span text:style-name="_5f_OOoComputerSpecial"><text:span text:style-name="T401"><text:s text:c="12"/></text:span></text:span><text:span text:style-name="_5f_OOoComputerComment"><text:span text:style-name="T418">#[</text:span></text:span></text:p>
      <text:p text:style-name="P166"><text:span text:style-name="_5f_OOoComputerSpecial"><text:span text:style-name="T401"><text:s text:c="16"/></text:span></text:span><text:span text:style-name="_5f_OOoComputerIdent"><text:span text:style-name="T418">Separator</text:span></text:span><text:span text:style-name="_5f_OOoComputerSpecial"><text:span text:style-name="T401"> </text:span></text:span><text:span text:style-name="_5f_OOoComputerIdent"><text:span text:style-name="T418">found</text:span></text:span></text:p>
      <text:p text:style-name="P166"><text:span text:style-name="_5f_OOoComputerSpecial"><text:span text:style-name="T401"><text:s text:c="12"/></text:span></text:span><text:span text:style-name="_5f_OOoComputerSpecial"><text:span text:style-name="T418">]#</text:span></text:span></text:p>
      <text:p text:style-name="P166"><text:span text:style-name="_5f_OOoComputerSpecial"><text:span text:style-name="T401"><text:s text:c="12"/></text:span></text:span><text:span text:style-name="_5f_OOoComputerIdent"><text:span text:style-name="T418">token_name</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ext</text:span></text:span><text:span text:style-name="_5f_OOoComputerSpecial"><text:span text:style-name="T418">[</text:span></text:span><text:span text:style-name="_5f_OOoComputerIdent"><text:span text:style-name="T418">token_start</text:span></text:span><text:span text:style-name="_5f_OOoComputerSpecial"><text:span text:style-name="T418">..</text:span></text:span><text:span text:style-name="_5f_OOoComputerIdent"><text:span text:style-name="T418">i</text:span></text:span><text:span text:style-name="_5f_OOoComputerSpecial"><text:span text:style-name="T418">-</text:span></text:span><text:span text:style-name="_5f_OOoComputerLiteral"><text:span text:style-name="T418">1</text:span></text:span><text:span text:style-name="_5f_OOoComputerSpecial"><text:span text:style-name="T418">]</text:span></text:span></text:p>
      <text:p text:style-name="P166"><text:span text:style-name="_5f_OOoComputerSpecial"><text:span text:style-name="T401"><text:s text:c="12"/></text:span></text:span><text:span text:style-name="_5f_OOoComputerIdent"><text:span text:style-name="T418">token_length</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len</text:span></text:span><text:span text:style-name="_5f_OOoComputerSpecial"><text:span text:style-name="T418">(</text:span></text:span><text:span text:style-name="_5f_OOoComputerIdent"><text:span text:style-name="T418">token_name</text:span></text:span><text:span text:style-name="_5f_OOoComputerSpecial"><text:span text:style-name="T418">)</text:span></text:span></text:p>
      <text:p text:style-name="P166"><text:span text:style-name="_5f_OOoComputerSpecial"><text:span text:style-name="T401"><text:s text:c="12"/></text:span></text:span><text:span text:style-name="_5f_OOoComputerKeyWord"><text:span text:style-name="T418">if</text:span></text:span><text:span text:style-name="_5f_OOoComputerSpecial"><text:span text:style-name="T401"> </text:span></text:span><text:span text:style-name="_5f_OOoComputerIdent"><text:span text:style-name="T418">token_length</text:span></text:span><text:span text:style-name="_5f_OOoComputerSpecial"><text:span text:style-name="T401"> </text:span></text:span><text:span text:style-name="_5f_OOoComputerSpecial"><text:span text:style-name="T418">&gt;</text:span></text:span><text:span text:style-name="_5f_OOoComputerSpecial"><text:span text:style-name="T401"> </text:span></text:span><text:span text:style-name="_5f_OOoComputerLiteral"><text:span text:style-name="T418">0</text:span></text:span><text:span text:style-name="_5f_OOoComputerSpecial"><text:span text:style-name="T418">:</text:span></text:span></text:p>
      <text:p text:style-name="P166"><text:span text:style-name="_5f_OOoComputerSpecial"><text:span text:style-name="T401"><text:s text:c="16"/></text:span></text:span><text:span text:style-name="_5f_OOoComputerIdent"><text:span text:style-name="T418">style_token</text:span></text:span><text:span text:style-name="_5f_OOoComputerSpecial"><text:span text:style-name="T418">(</text:span></text:span><text:span text:style-name="_5f_OOoComputerIdent"><text:span text:style-name="T418">token_name</text:span></text:span><text:span text:style-name="_5f_OOoComputerSpecial"><text:span text:style-name="T418">,</text:span></text:span><text:span text:style-name="_5f_OOoComputerSpecial"><text:span text:style-name="T401"> </text:span></text:span><text:span text:style-name="_5f_OOoComputerIdent"><text:span text:style-name="T418">token_length</text:span></text:span><text:span text:style-name="_5f_OOoComputerSpecial"><text:span text:style-name="T418">)</text:span></text:span></text:p>
      <text:p text:style-name="P166"><text:span text:style-name="_5f_OOoComputerSpecial"><text:span text:style-name="T401"><text:s text:c="16"/></text:span></text:span><text:span text:style-name="_5f_OOoComputerIdent"><text:span text:style-name="T418">token_star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i</text:span></text:span></text:p>
      <text:p text:style-name="P166"><text:span text:style-name="_5f_OOoComputerSpecial"><text:span text:style-name="T401"><text:s text:c="16"/></text:span></text:span><text:span text:style-name="_5f_OOoComputerKeyWord"><text:span text:style-name="T418">while</text:span></text:span><text:span text:style-name="_5f_OOoComputerSpecial"><text:span text:style-name="T401"> </text:span></text:span><text:span text:style-name="_5f_OOoComputerIdent"><text:span text:style-name="T418">text</text:span></text:span><text:span text:style-name="_5f_OOoComputerSpecial"><text:span text:style-name="T418">[</text:span></text:span><text:span text:style-name="_5f_OOoComputerIdent"><text:span text:style-name="T418">i</text:span></text:span><text:span text:style-name="_5f_OOoComputerSpecial"><text:span text:style-name="T418">]</text:span></text:span><text:span text:style-name="_5f_OOoComputerSpecial"><text:span text:style-name="T401"> </text:span></text:span><text:span text:style-name="_5f_OOoComputerKeyWord"><text:span text:style-name="T418">in</text:span></text:span><text:span text:style-name="_5f_OOoComputerSpecial"><text:span text:style-name="T401"> </text:span></text:span><text:span text:style-name="_5f_OOoComputerIdent"><text:span text:style-name="T418">extended_separators</text:span></text:span><text:span text:style-name="_5f_OOoComputerSpecial"><text:span text:style-name="T401"> </text:span></text:span><text:span text:style-name="_5f_OOoComputerKeyWord"><text:span text:style-name="T418">and</text:span></text:span><text:span text:style-name="_5f_OOoComputerSpecial"><text:span text:style-name="T401"> </text:span></text:span><text:span text:style-name="_5f_OOoComputerIdent"><text:span text:style-name="T418">i</text:span></text:span><text:span text:style-name="_5f_OOoComputerSpecial"><text:span text:style-name="T401"> </text:span></text:span><text:span text:style-name="_5f_OOoComputerSpecial"><text:span text:style-name="T418">&lt;</text:span></text:span><text:span text:style-name="_5f_OOoComputerSpecial"><text:span text:style-name="T401"> </text:span></text:span><text:span text:style-name="_5f_OOoComputerIdent"><text:span text:style-name="T418">text_length</text:span></text:span><text:span text:style-name="_5f_OOoComputerSpecial"><text:span text:style-name="T418">:</text:span></text:span></text:p>
      <text:p text:style-name="P166"><text:span text:style-name="_5f_OOoComputerSpecial"><text:span text:style-name="T401"><text:s text:c="20"/></text:span></text:span><text:span text:style-name="_5f_OOoComputerIdent"><text:span text:style-name="T418">i</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1</text:span></text:span></text:p>
      <text:p text:style-name="P166"><text:span text:style-name="_5f_OOoComputerSpecial"><text:span text:style-name="T401"><text:s text:c="16"/></text:span></text:span><text:span text:style-name="_5f_OOoComputerIdent"><text:span text:style-name="T418">token_length</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i</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oken_start</text:span></text:span></text:p>
      <text:p text:style-name="P166"><text:span text:style-name="_5f_OOoComputerSpecial"><text:span text:style-name="T401"><text:s text:c="16"/></text:span></text:span><text:span text:style-name="_5f_OOoComputerKeyWord"><text:span text:style-name="T418">if</text:span></text:span><text:span text:style-name="_5f_OOoComputerSpecial"><text:span text:style-name="T401"> </text:span></text:span><text:span text:style-name="_5f_OOoComputerIdent"><text:span text:style-name="T418">token_length</text:span></text:span><text:span text:style-name="_5f_OOoComputerSpecial"><text:span text:style-name="T401"> </text:span></text:span><text:span text:style-name="_5f_OOoComputerSpecial"><text:span text:style-name="T418">&gt;</text:span></text:span><text:span text:style-name="_5f_OOoComputerSpecial"><text:span text:style-name="T401"> </text:span></text:span><text:span text:style-name="_5f_OOoComputerLiteral"><text:span text:style-name="T418">0</text:span></text:span><text:span text:style-name="_5f_OOoComputerSpecial"><text:span text:style-name="T418">:</text:span></text:span></text:p>
      <text:p text:style-name="P166"><text:span text:style-name="_5f_OOoComputerSpecial"><text:span text:style-name="T401"><text:s text:c="20"/></text:span></text:span><text:span text:style-name="_5f_OOoComputerIdent"><text:span text:style-name="T418">set_styling</text:span></text:span><text:span text:style-name="_5f_OOoComputerSpecial"><text:span text:style-name="T418">(</text:span></text:span><text:span text:style-name="_5f_OOoComputerIdent"><text:span text:style-name="T418">token_length</text:span></text:span><text:span text:style-name="_5f_OOoComputerSpecial"><text:span text:style-name="T418">,</text:span></text:span><text:span text:style-name="_5f_OOoComputerSpecial"><text:span text:style-name="T401"> </text:span></text:span><text:span text:style-name="_5f_OOoComputerIdent"><text:span text:style-name="T418">styles</text:span></text:span><text:span text:style-name="_5f_OOoComputerSpecial"><text:span text:style-name="T418">[</text:span></text:span><text:span text:style-name="_5f_OOoComputerLiteral"><text:span text:style-name="T418">"Default"</text:span></text:span><text:span text:style-name="_5f_OOoComputerSpecial"><text:span text:style-name="T418">])</text:span></text:span></text:p>
      <text:p text:style-name="P166"><text:span text:style-name="_5f_OOoComputerSpecial"><text:span text:style-name="T401"><text:s text:c="16"/></text:span></text:span><text:span text:style-name="_5f_OOoComputerComment"><text:span text:style-name="T418"># State reset</text:span></text:span></text:p>
      <text:p text:style-name="P166"><text:span text:style-name="_5f_OOoComputerSpecial"><text:span text:style-name="T401"><text:s text:c="16"/></text:span></text:span><text:span text:style-name="_5f_OOoComputerIdent"><text:span text:style-name="T418">token_star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i</text:span></text:span></text:p>
      <text:p text:style-name="P166"><text:span text:style-name="_5f_OOoComputerSpecial"><text:span text:style-name="T401"><text:s text:c="16"/></text:span></text:span><text:span text:style-name="_5f_OOoComputerIdent"><text:span text:style-name="T418">token_length</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0</text:span></text:span></text:p>
      <text:p text:style-name="P166"><text:span text:style-name="_5f_OOoComputerSpecial"><text:span text:style-name="T401"><text:s text:c="16"/></text:span></text:span><text:span text:style-name="_5f_OOoComputerKeyWord"><text:span text:style-name="T418">continue</text:span></text:span></text:p>
      <text:p text:style-name="P166"><text:span text:style-name="_5f_OOoComputerSpecial"><text:span text:style-name="T401"><text:s text:c="12"/></text:span></text:span><text:span text:style-name="_5f_OOoComputerKeyWord"><text:span text:style-name="T418">else</text:span></text:span><text:span text:style-name="_5f_OOoComputerSpecial"><text:span text:style-name="T418">:</text:span></text:span></text:p>
      <text:p text:style-name="P166"><text:span text:style-name="_5f_OOoComputerSpecial"><text:span text:style-name="T401"><text:s text:c="16"/></text:span></text:span><text:span text:style-name="_5f_OOoComputerKeyWord"><text:span text:style-name="T418">while</text:span></text:span><text:span text:style-name="_5f_OOoComputerSpecial"><text:span text:style-name="T401"> </text:span></text:span><text:span text:style-name="_5f_OOoComputerIdent"><text:span text:style-name="T418">text</text:span></text:span><text:span text:style-name="_5f_OOoComputerSpecial"><text:span text:style-name="T418">[</text:span></text:span><text:span text:style-name="_5f_OOoComputerIdent"><text:span text:style-name="T418">i</text:span></text:span><text:span text:style-name="_5f_OOoComputerSpecial"><text:span text:style-name="T418">]</text:span></text:span><text:span text:style-name="_5f_OOoComputerSpecial"><text:span text:style-name="T401"> </text:span></text:span><text:span text:style-name="_5f_OOoComputerKeyWord"><text:span text:style-name="T418">in</text:span></text:span><text:span text:style-name="_5f_OOoComputerSpecial"><text:span text:style-name="T401"> </text:span></text:span><text:span text:style-name="_5f_OOoComputerIdent"><text:span text:style-name="T418">extended_separators</text:span></text:span><text:span text:style-name="_5f_OOoComputerSpecial"><text:span text:style-name="T401"> </text:span></text:span><text:span text:style-name="_5f_OOoComputerKeyWord"><text:span text:style-name="T418">and</text:span></text:span><text:span text:style-name="_5f_OOoComputerSpecial"><text:span text:style-name="T401"> </text:span></text:span><text:span text:style-name="_5f_OOoComputerIdent"><text:span text:style-name="T418">i</text:span></text:span><text:span text:style-name="_5f_OOoComputerSpecial"><text:span text:style-name="T401"> </text:span></text:span><text:span text:style-name="_5f_OOoComputerSpecial"><text:span text:style-name="T418">&lt;</text:span></text:span><text:span text:style-name="_5f_OOoComputerSpecial"><text:span text:style-name="T401"> </text:span></text:span><text:span text:style-name="_5f_OOoComputerIdent"><text:span text:style-name="T418">text_length</text:span></text:span><text:span text:style-name="_5f_OOoComputerSpecial"><text:span text:style-name="T418">:</text:span></text:span></text:p>
      <text:p text:style-name="P166"><text:span text:style-name="_5f_OOoComputerSpecial"><text:span text:style-name="T401"><text:s text:c="20"/></text:span></text:span><text:span text:style-name="_5f_OOoComputerIdent"><text:span text:style-name="T418">i</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1</text:span></text:span></text:p>
      <text:p text:style-name="P166"><text:span text:style-name="_5f_OOoComputerSpecial"><text:span text:style-name="T401"><text:s text:c="16"/></text:span></text:span><text:span text:style-name="_5f_OOoComputerIdent"><text:span text:style-name="T418">token_length</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i</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oken_start</text:span></text:span></text:p>
      <text:p text:style-name="P166"><text:span text:style-name="_5f_OOoComputerSpecial"><text:span text:style-name="T401"><text:s text:c="16"/></text:span></text:span><text:span text:style-name="_5f_OOoComputerKeyWord"><text:span text:style-name="T418">if</text:span></text:span><text:span text:style-name="_5f_OOoComputerSpecial"><text:span text:style-name="T401"> </text:span></text:span><text:span text:style-name="_5f_OOoComputerIdent"><text:span text:style-name="T418">token_length</text:span></text:span><text:span text:style-name="_5f_OOoComputerSpecial"><text:span text:style-name="T401"> </text:span></text:span><text:span text:style-name="_5f_OOoComputerSpecial"><text:span text:style-name="T418">&gt;</text:span></text:span><text:span text:style-name="_5f_OOoComputerSpecial"><text:span text:style-name="T401"> </text:span></text:span><text:span text:style-name="_5f_OOoComputerLiteral"><text:span text:style-name="T418">0</text:span></text:span><text:span text:style-name="_5f_OOoComputerSpecial"><text:span text:style-name="T418">:</text:span></text:span></text:p>
      <text:p text:style-name="P166"><text:span text:style-name="_5f_OOoComputerSpecial"><text:span text:style-name="T401"><text:s text:c="20"/></text:span></text:span><text:span text:style-name="_5f_OOoComputerIdent"><text:span text:style-name="T418">set_styling</text:span></text:span><text:span text:style-name="_5f_OOoComputerSpecial"><text:span text:style-name="T418">(</text:span></text:span><text:span text:style-name="_5f_OOoComputerIdent"><text:span text:style-name="T418">token_length</text:span></text:span><text:span text:style-name="_5f_OOoComputerSpecial"><text:span text:style-name="T418">,</text:span></text:span><text:span text:style-name="_5f_OOoComputerSpecial"><text:span text:style-name="T401"> </text:span></text:span><text:span text:style-name="_5f_OOoComputerIdent"><text:span text:style-name="T418">styles</text:span></text:span><text:span text:style-name="_5f_OOoComputerSpecial"><text:span text:style-name="T418">[</text:span></text:span><text:span text:style-name="_5f_OOoComputerLiteral"><text:span text:style-name="T418">"Default"</text:span></text:span><text:span text:style-name="_5f_OOoComputerSpecial"><text:span text:style-name="T418">])</text:span></text:span></text:p>
      <text:p text:style-name="P166"><text:span text:style-name="_5f_OOoComputerSpecial"><text:span text:style-name="T401"><text:s text:c="16"/></text:span></text:span><text:span text:style-name="_5f_OOoComputerComment"><text:span text:style-name="T418"># State reset</text:span></text:span></text:p>
      <text:p text:style-name="P166"><text:span text:style-name="_5f_OOoComputerSpecial"><text:span text:style-name="T401"><text:s text:c="16"/></text:span></text:span><text:span text:style-name="_5f_OOoComputerIdent"><text:span text:style-name="T418">token_star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i</text:span></text:span></text:p>
      <text:p text:style-name="P166"><text:span text:style-name="_5f_OOoComputerSpecial"><text:span text:style-name="T401"><text:s text:c="16"/></text:span></text:span><text:span text:style-name="_5f_OOoComputerIdent"><text:span text:style-name="T418">token_length</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0</text:span></text:span></text:p>
      <text:p text:style-name="P166"><text:span text:style-name="_5f_OOoComputerSpecial"><text:span text:style-name="T401"><text:s text:c="16"/></text:span></text:span><text:span text:style-name="_5f_OOoComputerKeyWord"><text:span text:style-name="T418">continue</text:span></text:span></text:p>
      <text:p text:style-name="P166"><text:span text:style-name="_5f_OOoComputerSpecial"><text:span text:style-name="T401"><text:s text:c="8"/></text:span></text:span><text:span text:style-name="_5f_OOoComputerComment"><text:span text:style-name="T418"># Update loop variables</text:span></text:span></text:p>
      <text:p text:style-name="P166"><text:span text:style-name="_5f_OOoComputerSpecial"><text:span text:style-name="T401"><text:s text:c="8"/></text:span></text:span><text:span text:style-name="_5f_OOoComputerIdent"><text:span text:style-name="T418">inc</text:span></text:span><text:span text:style-name="_5f_OOoComputerSpecial"><text:span text:style-name="T418">(</text:span></text:span><text:span text:style-name="_5f_OOoComputerIdent"><text:span text:style-name="T418">i</text:span></text:span><text:span text:style-name="_5f_OOoComputerSpecial"><text:span text:style-name="T418">)</text:span></text:span></text:p>
      <text:p text:style-name="P166"><text:span text:style-name="_5f_OOoComputerSpecial"><text:span text:style-name="T401"><text:s text:c="8"/></text:span></text:span><text:span text:style-name="_5f_OOoComputerComment"><text:span text:style-name="T418"># Check for end of text</text:span></text:span></text:p>
      <text:p text:style-name="P166"><text:span text:style-name="_5f_OOoComputerSpecial"><text:span text:style-name="T401"><text:s text:c="8"/></text:span></text:span><text:span text:style-name="_5f_OOoComputerKeyWord"><text:span text:style-name="T418">if</text:span></text:span><text:span text:style-name="_5f_OOoComputerSpecial"><text:span text:style-name="T401"> </text:span></text:span><text:span text:style-name="_5f_OOoComputerIdent"><text:span text:style-name="T418">i</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ext_length</text:span></text:span><text:span text:style-name="_5f_OOoComputerSpecial"><text:span text:style-name="T418">:</text:span></text:span></text:p>
      <text:p text:style-name="P166"><text:span text:style-name="_5f_OOoComputerSpecial"><text:span text:style-name="T401"><text:s text:c="12"/></text:span></text:span><text:span text:style-name="_5f_OOoComputerIdent"><text:span text:style-name="T418">token_name</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ext</text:span></text:span><text:span text:style-name="_5f_OOoComputerSpecial"><text:span text:style-name="T418">[</text:span></text:span><text:span text:style-name="_5f_OOoComputerIdent"><text:span text:style-name="T418">token_start</text:span></text:span><text:span text:style-name="_5f_OOoComputerSpecial"><text:span text:style-name="T418">..</text:span></text:span><text:span text:style-name="_5f_OOoComputerIdent"><text:span text:style-name="T418">i</text:span></text:span><text:span text:style-name="_5f_OOoComputerSpecial"><text:span text:style-name="T418">-</text:span></text:span><text:span text:style-name="_5f_OOoComputerLiteral"><text:span text:style-name="T418">1</text:span></text:span><text:span text:style-name="_5f_OOoComputerSpecial"><text:span text:style-name="T418">]</text:span></text:span></text:p>
      <text:p text:style-name="P166"><text:soft-page-break/><text:span text:style-name="_5f_OOoComputerSpecial"><text:span text:style-name="T401"><text:s text:c="12"/></text:span></text:span><text:span text:style-name="_5f_OOoComputerIdent"><text:span text:style-name="T418">token_length</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len</text:span></text:span><text:span text:style-name="_5f_OOoComputerSpecial"><text:span text:style-name="T418">(</text:span></text:span><text:span text:style-name="_5f_OOoComputerIdent"><text:span text:style-name="T418">token_name</text:span></text:span><text:span text:style-name="_5f_OOoComputerSpecial"><text:span text:style-name="T418">)</text:span></text:span></text:p>
      <text:p text:style-name="P166"><text:span text:style-name="_5f_OOoComputerSpecial"><text:span text:style-name="T401"><text:s text:c="12"/></text:span></text:span><text:span text:style-name="_5f_OOoComputerIdent"><text:span text:style-name="T418">style_token</text:span></text:span><text:span text:style-name="_5f_OOoComputerSpecial"><text:span text:style-name="T418">(</text:span></text:span><text:span text:style-name="_5f_OOoComputerIdent"><text:span text:style-name="T418">token_name</text:span></text:span><text:span text:style-name="_5f_OOoComputerSpecial"><text:span text:style-name="T418">,</text:span></text:span><text:span text:style-name="_5f_OOoComputerSpecial"><text:span text:style-name="T401"> </text:span></text:span><text:span text:style-name="_5f_OOoComputerIdent"><text:span text:style-name="T418">token_length</text:span></text:span><text:span text:style-name="_5f_OOoComputerSpecial"><text:span text:style-name="T418">)</text:span></text:span></text:p>
      <text:p text:style-name="P166"><text:span text:style-name="_5f_OOoComputerSpecial"><text:span text:style-name="T401"><text:s text:c="8"/></text:span></text:span><text:span text:style-name="_5f_OOoComputerKeyWord"><text:span text:style-name="T418">elif</text:span></text:span><text:span text:style-name="_5f_OOoComputerSpecial"><text:span text:style-name="T401"> </text:span></text:span><text:span text:style-name="_5f_OOoComputerIdent"><text:span text:style-name="T418">i</text:span></text:span><text:span text:style-name="_5f_OOoComputerSpecial"><text:span text:style-name="T401"> </text:span></text:span><text:span text:style-name="_5f_OOoComputerSpecial"><text:span text:style-name="T418">&gt;</text:span></text:span><text:span text:style-name="_5f_OOoComputerSpecial"><text:span text:style-name="T401"> </text:span></text:span><text:span text:style-name="_5f_OOoComputerIdent"><text:span text:style-name="T418">text_length</text:span></text:span><text:span text:style-name="_5f_OOoComputerSpecial"><text:span text:style-name="T418">:</text:span></text:span></text:p>
      <text:p text:style-name="P166"><text:span text:style-name="_5f_OOoComputerSpecial"><text:span text:style-name="T401"><text:s text:c="12"/></text:span></text:span><text:span text:style-name="_5f_OOoComputerKeyWord"><text:span text:style-name="T418">raise</text:span></text:span><text:span text:style-name="_5f_OOoComputerSpecial"><text:span text:style-name="T401"> </text:span></text:span><text:span text:style-name="_5f_OOoComputerIdent"><text:span text:style-name="T418">newException</text:span></text:span><text:span text:style-name="_5f_OOoComputerSpecial"><text:span text:style-name="T418">(</text:span></text:span></text:p>
      <text:p text:style-name="P166"><text:span text:style-name="_5f_OOoComputerSpecial"><text:span text:style-name="T418"><text:s text:c="7"/></text:span></text:span><text:span text:style-name="_5f_OOoComputerIdent"><text:span text:style-name="T418">IndexError</text:span></text:span><text:span text:style-name="_5f_OOoComputerSpecial"><text:span text:style-name="T418">,</text:span></text:span><text:span text:style-name="_5f_OOoComputerSpecial"><text:span text:style-name="T401"> </text:span></text:span></text:p>
      <text:p text:style-name="P166"><text:span text:style-name="_5f_OOoComputerSpecial"><text:span text:style-name="T401"><text:s text:c="20"/></text:span></text:span><text:span text:style-name="_5f_OOoComputerLiteral"><text:span text:style-name="T418">"Styling went over the text length limit!"</text:span></text:span></text:p>
      <text:p text:style-name="P166"><text:span text:style-name="_5f_OOoComputerLiteral"><text:span text:style-name="T418"><text:s text:c="4"/></text:span></text:span><text:span text:style-name="_5f_OOoComputerSpecial"><text:span text:style-name="T418">)</text:span></text:span></text:p>
      <text:p text:style-name="P166"><text:span text:style-name="_5f_OOoComputerSpecial"><text:span text:style-name="T401"><text:s text:c="4"/></text:span></text:span><text:span text:style-name="_5f_OOoComputerComment"><text:span text:style-name="T418">#--------------------------------------------------------</text:span></text:span></text:p>
      <text:p text:style-name="P166"><text:span text:style-name="_5f_OOoComputerSpecial"><text:span text:style-name="T401"><text:s text:c="4"/></text:span></text:span><text:span text:style-name="_5f_OOoComputerIdent"><text:span text:style-name="T418">clean_up</text:span></text:span><text:span text:style-name="_5f_OOoComputerSpecial"><text:span text:style-name="T418">()</text:span></text:span></text:p>
      <text:p text:style-name="P166"><text:span text:style-name="_5f_OOoComputerSpecial"><text:span text:style-name="T401"><text:s text:c="4"/></text:span></text:span><text:span text:style-name="_5f_OOoComputerIdent"><text:span text:style-name="T418">returnNone</text:span></text:span><text:span text:style-name="_5f_OOoComputerSpecial"><text:span text:style-name="T418">()</text:span></text:span></text:p>
      <text:p text:style-name="P166"><text:span text:style-name="_5f_OOoComputerLiteral"><text:span text:style-name="T983">"""</text:span></text:span></text:p>
      <text:p text:style-name="P166"><text:span text:style-name="_5f_OOoComputerSpecial"><text:span text:style-name="T983">)</text:span></text:span></text:p>
      <text:p text:style-name="P166"><text:span text:style-name="_5f_OOoComputerSpecial"><text:span text:style-name="T867"/></text:span></text:p>
      <text:p text:style-name="P166"><text:span text:style-name="_5f_OOoComputerSpecial"><text:span text:style-name="T867"/></text:span></text:p>
      <text:p text:style-name="P166"><text:span text:style-name="_5f_OOoComputerComment"><text:span text:style-name="T983"># For the QScintilla editor to properly process events we need to add it to</text:span></text:span></text:p>
      <text:p text:style-name="P166"><text:span text:style-name="_5f_OOoComputerComment"><text:span text:style-name="T983"># a QMainWindow object.</text:span></text:span></text:p>
      <text:p text:style-name="P166"><text:span text:style-name="_5f_OOoComputerIdent"><text:span text:style-name="T983">main_window</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Ident"><text:span text:style-name="T983">PyQt5</text:span></text:span><text:span text:style-name="_5f_OOoComputerSpecial"><text:span text:style-name="T983">.</text:span></text:span><text:span text:style-name="_5f_OOoComputerIdent"><text:span text:style-name="T983">QtWidgets</text:span></text:span><text:span text:style-name="_5f_OOoComputerSpecial"><text:span text:style-name="T983">.</text:span></text:span><text:span text:style-name="_5f_OOoComputerIdent"><text:span text:style-name="T983">QMainWindow</text:span></text:span><text:span text:style-name="_5f_OOoComputerSpecial"><text:span text:style-name="T983">()</text:span></text:span></text:p>
      <text:p text:style-name="P166"><text:span text:style-name="_5f_OOoComputerComment"><text:span text:style-name="T983"># Set the central widget of the main window to be the editor</text:span></text:span></text:p>
      <text:p text:style-name="P166"><text:span text:style-name="_5f_OOoComputerIdent"><text:span text:style-name="T983">main_window</text:span></text:span><text:span text:style-name="_5f_OOoComputerSpecial"><text:span text:style-name="T983">.</text:span></text:span><text:span text:style-name="_5f_OOoComputerIdent"><text:span text:style-name="T983">setCentralWidget</text:span></text:span><text:span text:style-name="_5f_OOoComputerSpecial"><text:span text:style-name="T983">(</text:span></text:span><text:span text:style-name="_5f_OOoComputerIdent"><text:span text:style-name="T983">editor</text:span></text:span><text:span text:style-name="_5f_OOoComputerSpecial"><text:span text:style-name="T983">)</text:span></text:span></text:p>
      <text:p text:style-name="P166"><text:span text:style-name="_5f_OOoComputerComment"><text:span text:style-name="T983"># Resize the main window and show it on the screen</text:span></text:span></text:p>
      <text:p text:style-name="P166"><text:span text:style-name="_5f_OOoComputerIdent"><text:span text:style-name="T983">main_window</text:span></text:span><text:span text:style-name="_5f_OOoComputerSpecial"><text:span text:style-name="T983">.</text:span></text:span><text:span text:style-name="_5f_OOoComputerIdent"><text:span text:style-name="T983">resize</text:span></text:span><text:span text:style-name="_5f_OOoComputerSpecial"><text:span text:style-name="T983">(</text:span></text:span><text:span text:style-name="_5f_OOoComputerLiteral"><text:span text:style-name="T983">800</text:span></text:span><text:span text:style-name="_5f_OOoComputerSpecial"><text:span text:style-name="T983">,</text:span></text:span><text:span text:style-name="_5f_OOoComputerSpecial"><text:span text:style-name="T867"> </text:span></text:span><text:span text:style-name="_5f_OOoComputerLiteral"><text:span text:style-name="T983">600</text:span></text:span><text:span text:style-name="_5f_OOoComputerSpecial"><text:span text:style-name="T983">)</text:span></text:span></text:p>
      <text:p text:style-name="P166"><text:span text:style-name="_5f_OOoComputerIdent"><text:span text:style-name="T983">main_window</text:span></text:span><text:span text:style-name="_5f_OOoComputerSpecial"><text:span text:style-name="T983">.</text:span></text:span><text:span text:style-name="_5f_OOoComputerIdent"><text:span text:style-name="T983">show</text:span></text:span><text:span text:style-name="_5f_OOoComputerSpecial"><text:span text:style-name="T983">()</text:span></text:span></text:p>
      <text:p text:style-name="P166"><text:span text:style-name="_5f_OOoComputerSpecial"><text:span text:style-name="T867"/></text:span></text:p>
      <text:p text:style-name="P166"><text:span text:style-name="_5f_OOoComputerComment"><text:span text:style-name="T983"># Execute the application</text:span></text:span></text:p>
      <text:p text:style-name="P166"><text:span text:style-name="_5f_OOoComputerIdent"><text:span text:style-name="T983">application</text:span></text:span><text:span text:style-name="_5f_OOoComputerSpecial"><text:span text:style-name="T983">.</text:span></text:span><text:span text:style-name="_5f_OOoComputerKeyWord"><text:span text:style-name="T983">exec</text:span></text:span><text:span text:style-name="_5f_OOoComputerIdent"><text:span text:style-name="T983">_</text:span></text:span><text:span text:style-name="_5f_OOoComputerSpecial"><text:span text:style-name="T983">()</text:span></text:span></text:p>
      <text:p text:style-name="P166"><text:span text:style-name="_5f_OOoComputerSpecial"/></text:p>
      <text:h text:style-name="P288" text:outline-level="2"><text:bookmark-start text:name="__RefHeading___Toc29883_909964702"/><text:span text:style-name="_5f_OOoComputerSpecial"><text:span text:style-name="T590">X.</text:span></text:span><text:span text:style-name="_5f_OOoComputerSpecial"><text:span text:style-name="T867">5</text:span></text:span><text:span text:style-name="_5f_OOoComputerSpecial"><text:span text:style-name="T590">. </text:span></text:span><text:span text:style-name="_5f_OOoComputerSpecial"><text:span text:style-name="T867">Custom lexer – advanced</text:span></text:span><text:bookmark-end text:name="__RefHeading___Toc29883_909964702"/></text:h>
      <text:p text:style-name="P228"><text:span text:style-name="_5f_OOoComputerSpecial"><text:span text:style-name="T867"><text:s text:c="4"/></text:span></text:span></text:p>
      <text:p text:style-name="P166"><text:span text:style-name="_5f_OOoComputerComment"><text:span text:style-name="T983"># Import the PyQt5 module with some of the GUI widgets</text:span></text:span></text:p>
      <text:p text:style-name="P166"><text:span text:style-name="_5f_OOoComputerKeyWord"><text:span text:style-name="T983">import</text:span></text:span><text:span text:style-name="_5f_OOoComputerSpecial"><text:span text:style-name="T867"> </text:span></text:span><text:span text:style-name="_5f_OOoComputerIdent"><text:span text:style-name="T983">PyQt5</text:span></text:span><text:span text:style-name="_5f_OOoComputerSpecial"><text:span text:style-name="T983">.</text:span></text:span><text:span text:style-name="_5f_OOoComputerIdent"><text:span text:style-name="T983">QtWidgets</text:span></text:span></text:p>
      <text:p text:style-name="P166"><text:span text:style-name="_5f_OOoComputerComment"><text:span text:style-name="T983"># Import the QScintilla module</text:span></text:span></text:p>
      <text:p text:style-name="P166"><text:span text:style-name="_5f_OOoComputerKeyWord"><text:span text:style-name="T983">import</text:span></text:span><text:span text:style-name="_5f_OOoComputerSpecial"><text:span text:style-name="T867"> </text:span></text:span><text:span text:style-name="_5f_OOoComputerIdent"><text:span text:style-name="T983">PyQt5</text:span></text:span><text:span text:style-name="_5f_OOoComputerSpecial"><text:span text:style-name="T983">.</text:span></text:span><text:span text:style-name="_5f_OOoComputerIdent"><text:span text:style-name="T983">Qsci</text:span></text:span></text:p>
      <text:p text:style-name="P166"><text:span text:style-name="_5f_OOoComputerComment"><text:span text:style-name="T983"># Import Python's sys module needed to get the application arguments</text:span></text:span></text:p>
      <text:p text:style-name="P166"><text:span text:style-name="_5f_OOoComputerKeyWord"><text:span text:style-name="T983">import</text:span></text:span><text:span text:style-name="_5f_OOoComputerSpecial"><text:span text:style-name="T867"> </text:span></text:span><text:span text:style-name="_5f_OOoComputerIdent"><text:span text:style-name="T983">sys</text:span></text:span></text:p>
      <text:p text:style-name="P166"><text:span text:style-name="_5f_OOoComputerKeyWord"><text:span text:style-name="T983">import</text:span></text:span><text:span text:style-name="_5f_OOoComputerSpecial"><text:span text:style-name="T867"> </text:span></text:span><text:span text:style-name="_5f_OOoComputerIdent"><text:span text:style-name="T983">re</text:span></text:span></text:p>
      <text:p text:style-name="P166"><text:span text:style-name="_5f_OOoComputerSpecial"><text:span text:style-name="T867"/></text:span></text:p>
      <text:p text:style-name="P166"><text:span text:style-name="_5f_OOoComputerComment"><text:span text:style-name="T983"># Create a custom Nim lexer</text:span></text:span></text:p>
      <text:p text:style-name="P166"><text:span text:style-name="_5f_OOoComputerKeyWord"><text:span text:style-name="T983">class</text:span></text:span><text:span text:style-name="_5f_OOoComputerSpecial"><text:span text:style-name="T867"> </text:span></text:span><text:span text:style-name="_5f_OOoComputerIdent"><text:span text:style-name="T983">LexerNim</text:span></text:span><text:span text:style-name="_5f_OOoComputerSpecial"><text:span text:style-name="T983">(</text:span></text:span><text:span text:style-name="_5f_OOoComputerIdent"><text:span text:style-name="T983">PyQt5</text:span></text:span><text:span text:style-name="_5f_OOoComputerSpecial"><text:span text:style-name="T983">.</text:span></text:span><text:span text:style-name="_5f_OOoComputerIdent"><text:span text:style-name="T983">Qsci</text:span></text:span><text:span text:style-name="_5f_OOoComputerSpecial"><text:span text:style-name="T983">.</text:span></text:span><text:span text:style-name="_5f_OOoComputerIdent"><text:span text:style-name="T983">QsciLexerCustom</text:span></text:span><text:span text:style-name="_5f_OOoComputerSpecial"><text:span text:style-name="T983">):</text:span></text:span></text:p>
      <text:p text:style-name="P166"><text:span text:style-name="_5f_OOoComputerSpecial"><text:span text:style-name="T867"><text:s text:c="4"/></text:span></text:span><text:span text:style-name="_5f_OOoComputerIdent"><text:span text:style-name="T983">styles</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Special"><text:span text:style-name="T983">{</text:span></text:span></text:p>
      <text:p text:style-name="P166"><text:span text:style-name="_5f_OOoComputerSpecial"><text:span text:style-name="T867"><text:s text:c="8"/></text:span></text:span><text:span text:style-name="_5f_OOoComputerLiteral"><text:span text:style-name="T983">"Default"</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Literal"><text:span text:style-name="T983">0</text:span></text:span><text:span text:style-name="_5f_OOoComputerSpecial"><text:span text:style-name="T983">,</text:span></text:span></text:p>
      <text:p text:style-name="P166"><text:span text:style-name="_5f_OOoComputerSpecial"><text:span text:style-name="T867"><text:s text:c="8"/></text:span></text:span><text:span text:style-name="_5f_OOoComputerLiteral"><text:span text:style-name="T983">"Keyword"</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Literal"><text:span text:style-name="T983">1</text:span></text:span><text:span text:style-name="_5f_OOoComputerSpecial"><text:span text:style-name="T983">,</text:span></text:span></text:p>
      <text:p text:style-name="P166"><text:span text:style-name="_5f_OOoComputerSpecial"><text:span text:style-name="T867"><text:s text:c="8"/></text:span></text:span><text:span text:style-name="_5f_OOoComputerLiteral"><text:span text:style-name="T983">"Unsafe"</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Literal"><text:span text:style-name="T983">2</text:span></text:span><text:span text:style-name="_5f_OOoComputerSpecial"><text:span text:style-name="T983">,</text:span></text:span></text:p>
      <text:p text:style-name="P166"><text:span text:style-name="_5f_OOoComputerSpecial"><text:span text:style-name="T867"><text:s text:c="8"/></text:span></text:span><text:span text:style-name="_5f_OOoComputerLiteral"><text:span text:style-name="T983">"MultilineComment"</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Literal"><text:span text:style-name="T983">3</text:span></text:span><text:span text:style-name="_5f_OOoComputerSpecial"><text:span text:style-name="T983">,</text:span></text:span></text:p>
      <text:p text:style-name="P166"><text:span text:style-name="_5f_OOoComputerSpecial"><text:span text:style-name="T867"><text:s text:c="4"/></text:span></text:span><text:span text:style-name="_5f_OOoComputerSpecial"><text:span text:style-name="T983">}</text:span></text:span></text:p>
      <text:p text:style-name="P166"><text:span text:style-name="_5f_OOoComputerSpecial"><text:span text:style-name="T867"><text:s text:c="4"/></text:span></text:span><text:span text:style-name="_5f_OOoComputerIdent"><text:span text:style-name="T983">keyword_list</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Special"><text:span text:style-name="T983">[</text:span></text:span></text:p>
      <text:p text:style-name="P166"><text:span text:style-name="_5f_OOoComputerSpecial"><text:span text:style-name="T867"><text:s text:c="8"/></text:span></text:span><text:span text:style-name="_5f_OOoComputerLiteral"><text:span text:style-name="T983">"block"</text:span></text:span><text:span text:style-name="_5f_OOoComputerSpecial"><text:span text:style-name="T983">,</text:span></text:span><text:span text:style-name="_5f_OOoComputerSpecial"><text:span text:style-name="T867"> </text:span></text:span><text:span text:style-name="_5f_OOoComputerLiteral"><text:span text:style-name="T983">"const"</text:span></text:span><text:span text:style-name="_5f_OOoComputerSpecial"><text:span text:style-name="T983">,</text:span></text:span><text:span text:style-name="_5f_OOoComputerSpecial"><text:span text:style-name="T867"> </text:span></text:span><text:span text:style-name="_5f_OOoComputerLiteral"><text:span text:style-name="T983">"export"</text:span></text:span><text:span text:style-name="_5f_OOoComputerSpecial"><text:span text:style-name="T983">,</text:span></text:span><text:span text:style-name="_5f_OOoComputerSpecial"><text:span text:style-name="T867"> </text:span></text:span><text:span text:style-name="_5f_OOoComputerLiteral"><text:span text:style-name="T983">"import"</text:span></text:span><text:span text:style-name="_5f_OOoComputerSpecial"><text:span text:style-name="T983">,</text:span></text:span><text:span text:style-name="_5f_OOoComputerSpecial"><text:span text:style-name="T867"> </text:span></text:span><text:span text:style-name="_5f_OOoComputerLiteral"><text:span text:style-name="T983">"include"</text:span></text:span><text:span text:style-name="_5f_OOoComputerSpecial"><text:span text:style-name="T983">,</text:span></text:span><text:span text:style-name="_5f_OOoComputerSpecial"><text:span text:style-name="T867"> </text:span></text:span><text:span text:style-name="_5f_OOoComputerLiteral"><text:span text:style-name="T983">"let"</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8"/></text:span></text:span><text:span text:style-name="_5f_OOoComputerLiteral"><text:span text:style-name="T983">"static"</text:span></text:span><text:span text:style-name="_5f_OOoComputerSpecial"><text:span text:style-name="T983">,</text:span></text:span><text:span text:style-name="_5f_OOoComputerSpecial"><text:span text:style-name="T867"> </text:span></text:span><text:span text:style-name="_5f_OOoComputerLiteral"><text:span text:style-name="T983">"type"</text:span></text:span><text:span text:style-name="_5f_OOoComputerSpecial"><text:span text:style-name="T983">,</text:span></text:span><text:span text:style-name="_5f_OOoComputerSpecial"><text:span text:style-name="T867"> </text:span></text:span><text:span text:style-name="_5f_OOoComputerLiteral"><text:span text:style-name="T983">"using"</text:span></text:span><text:span text:style-name="_5f_OOoComputerSpecial"><text:span text:style-name="T983">,</text:span></text:span><text:span text:style-name="_5f_OOoComputerSpecial"><text:span text:style-name="T867"> </text:span></text:span><text:span text:style-name="_5f_OOoComputerLiteral"><text:span text:style-name="T983">"var"</text:span></text:span><text:span text:style-name="_5f_OOoComputerSpecial"><text:span text:style-name="T983">,</text:span></text:span><text:span text:style-name="_5f_OOoComputerSpecial"><text:span text:style-name="T867"> </text:span></text:span><text:span text:style-name="_5f_OOoComputerLiteral"><text:span text:style-name="T983">"when"</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8"/></text:span></text:span><text:span text:style-name="_5f_OOoComputerLiteral"><text:span text:style-name="T983">"as"</text:span></text:span><text:span text:style-name="_5f_OOoComputerSpecial"><text:span text:style-name="T983">,</text:span></text:span><text:span text:style-name="_5f_OOoComputerSpecial"><text:span text:style-name="T867"> </text:span></text:span><text:span text:style-name="_5f_OOoComputerLiteral"><text:span text:style-name="T983">"atomic"</text:span></text:span><text:span text:style-name="_5f_OOoComputerSpecial"><text:span text:style-name="T983">,</text:span></text:span><text:span text:style-name="_5f_OOoComputerSpecial"><text:span text:style-name="T867"> </text:span></text:span><text:span text:style-name="_5f_OOoComputerLiteral"><text:span text:style-name="T983">"bind"</text:span></text:span><text:span text:style-name="_5f_OOoComputerSpecial"><text:span text:style-name="T983">,</text:span></text:span><text:span text:style-name="_5f_OOoComputerSpecial"><text:span text:style-name="T867"> </text:span></text:span><text:span text:style-name="_5f_OOoComputerLiteral"><text:span text:style-name="T983">"sizeof"</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8"/></text:span></text:span><text:span text:style-name="_5f_OOoComputerLiteral"><text:span text:style-name="T983">"break"</text:span></text:span><text:span text:style-name="_5f_OOoComputerSpecial"><text:span text:style-name="T983">,</text:span></text:span><text:span text:style-name="_5f_OOoComputerSpecial"><text:span text:style-name="T867"> </text:span></text:span><text:span text:style-name="_5f_OOoComputerLiteral"><text:span text:style-name="T983">"case"</text:span></text:span><text:span text:style-name="_5f_OOoComputerSpecial"><text:span text:style-name="T983">,</text:span></text:span><text:span text:style-name="_5f_OOoComputerSpecial"><text:span text:style-name="T867"> </text:span></text:span><text:span text:style-name="_5f_OOoComputerLiteral"><text:span text:style-name="T983">"continue"</text:span></text:span><text:span text:style-name="_5f_OOoComputerSpecial"><text:span text:style-name="T983">,</text:span></text:span><text:span text:style-name="_5f_OOoComputerSpecial"><text:span text:style-name="T867"> </text:span></text:span><text:span text:style-name="_5f_OOoComputerLiteral"><text:span text:style-name="T983">"converter"</text:span></text:span><text:span text:style-name="_5f_OOoComputerSpecial"><text:span text:style-name="T983">,</text:span></text:span></text:p>
      <text:p text:style-name="P166"><text:span text:style-name="_5f_OOoComputerSpecial"><text:span text:style-name="T867"><text:s text:c="8"/></text:span></text:span><text:span text:style-name="_5f_OOoComputerLiteral"><text:span text:style-name="T983">"discard"</text:span></text:span><text:span text:style-name="_5f_OOoComputerSpecial"><text:span text:style-name="T983">,</text:span></text:span><text:span text:style-name="_5f_OOoComputerSpecial"><text:span text:style-name="T867"> </text:span></text:span><text:span text:style-name="_5f_OOoComputerLiteral"><text:span text:style-name="T983">"distinct"</text:span></text:span><text:span text:style-name="_5f_OOoComputerSpecial"><text:span text:style-name="T983">,</text:span></text:span><text:span text:style-name="_5f_OOoComputerSpecial"><text:span text:style-name="T867"> </text:span></text:span><text:span text:style-name="_5f_OOoComputerLiteral"><text:span text:style-name="T983">"do"</text:span></text:span><text:span text:style-name="_5f_OOoComputerSpecial"><text:span text:style-name="T983">,</text:span></text:span><text:span text:style-name="_5f_OOoComputerSpecial"><text:span text:style-name="T867"> </text:span></text:span><text:span text:style-name="_5f_OOoComputerLiteral"><text:span text:style-name="T983">"echo"</text:span></text:span><text:span text:style-name="_5f_OOoComputerSpecial"><text:span text:style-name="T983">,</text:span></text:span><text:span text:style-name="_5f_OOoComputerSpecial"><text:span text:style-name="T867"> </text:span></text:span><text:span text:style-name="_5f_OOoComputerLiteral"><text:span text:style-name="T983">"elif"</text:span></text:span><text:span text:style-name="_5f_OOoComputerSpecial"><text:span text:style-name="T983">,</text:span></text:span><text:span text:style-name="_5f_OOoComputerSpecial"><text:span text:style-name="T867"> </text:span></text:span><text:span text:style-name="_5f_OOoComputerLiteral"><text:span text:style-name="T983">"else"</text:span></text:span><text:span text:style-name="_5f_OOoComputerSpecial"><text:span text:style-name="T983">,</text:span></text:span><text:span text:style-name="_5f_OOoComputerSpecial"><text:span text:style-name="T867"> </text:span></text:span><text:span text:style-name="_5f_OOoComputerLiteral"><text:span text:style-name="T983">"end"</text:span></text:span><text:span text:style-name="_5f_OOoComputerSpecial"><text:span text:style-name="T983">,</text:span></text:span></text:p>
      <text:p text:style-name="P166"><text:span text:style-name="_5f_OOoComputerSpecial"><text:span text:style-name="T867"><text:s text:c="8"/></text:span></text:span><text:span text:style-name="_5f_OOoComputerLiteral"><text:span text:style-name="T983">"except"</text:span></text:span><text:span text:style-name="_5f_OOoComputerSpecial"><text:span text:style-name="T983">,</text:span></text:span><text:span text:style-name="_5f_OOoComputerSpecial"><text:span text:style-name="T867"> </text:span></text:span><text:span text:style-name="_5f_OOoComputerLiteral"><text:span text:style-name="T983">"finally"</text:span></text:span><text:span text:style-name="_5f_OOoComputerSpecial"><text:span text:style-name="T983">,</text:span></text:span><text:span text:style-name="_5f_OOoComputerSpecial"><text:span text:style-name="T867"> </text:span></text:span><text:span text:style-name="_5f_OOoComputerLiteral"><text:span text:style-name="T983">"for"</text:span></text:span><text:span text:style-name="_5f_OOoComputerSpecial"><text:span text:style-name="T983">,</text:span></text:span><text:span text:style-name="_5f_OOoComputerSpecial"><text:span text:style-name="T867"> </text:span></text:span><text:span text:style-name="_5f_OOoComputerLiteral"><text:span text:style-name="T983">"from"</text:span></text:span><text:span text:style-name="_5f_OOoComputerSpecial"><text:span text:style-name="T983">,</text:span></text:span><text:span text:style-name="_5f_OOoComputerSpecial"><text:span text:style-name="T867"> </text:span></text:span><text:span text:style-name="_5f_OOoComputerLiteral"><text:span text:style-name="T983">"defined"</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8"/></text:span></text:span><text:span text:style-name="_5f_OOoComputerLiteral"><text:span text:style-name="T983">"if"</text:span></text:span><text:span text:style-name="_5f_OOoComputerSpecial"><text:span text:style-name="T983">,</text:span></text:span><text:span text:style-name="_5f_OOoComputerSpecial"><text:span text:style-name="T867"> </text:span></text:span><text:span text:style-name="_5f_OOoComputerLiteral"><text:span text:style-name="T983">"interface"</text:span></text:span><text:span text:style-name="_5f_OOoComputerSpecial"><text:span text:style-name="T983">,</text:span></text:span><text:span text:style-name="_5f_OOoComputerSpecial"><text:span text:style-name="T867"> </text:span></text:span><text:span text:style-name="_5f_OOoComputerLiteral"><text:span text:style-name="T983">"iterator"</text:span></text:span><text:span text:style-name="_5f_OOoComputerSpecial"><text:span text:style-name="T983">,</text:span></text:span><text:span text:style-name="_5f_OOoComputerSpecial"><text:span text:style-name="T867"> </text:span></text:span><text:span text:style-name="_5f_OOoComputerLiteral"><text:span text:style-name="T983">"macro"</text:span></text:span><text:span text:style-name="_5f_OOoComputerSpecial"><text:span text:style-name="T983">,</text:span></text:span><text:span text:style-name="_5f_OOoComputerSpecial"><text:span text:style-name="T867"> </text:span></text:span><text:span text:style-name="_5f_OOoComputerLiteral"><text:span text:style-name="T983">"method"</text:span></text:span><text:span text:style-name="_5f_OOoComputerSpecial"><text:span text:style-name="T983">,</text:span></text:span><text:span text:style-name="_5f_OOoComputerSpecial"><text:span text:style-name="T867"> </text:span></text:span><text:span text:style-name="_5f_OOoComputerLiteral"><text:span text:style-name="T983">"mixin"</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8"/></text:span></text:span><text:span text:style-name="_5f_OOoComputerLiteral"><text:span text:style-name="T983">"of"</text:span></text:span><text:span text:style-name="_5f_OOoComputerSpecial"><text:span text:style-name="T983">,</text:span></text:span><text:span text:style-name="_5f_OOoComputerSpecial"><text:span text:style-name="T867"> </text:span></text:span><text:span text:style-name="_5f_OOoComputerLiteral"><text:span text:style-name="T983">"out"</text:span></text:span><text:span text:style-name="_5f_OOoComputerSpecial"><text:span text:style-name="T983">,</text:span></text:span><text:span text:style-name="_5f_OOoComputerSpecial"><text:span text:style-name="T867"> </text:span></text:span><text:span text:style-name="_5f_OOoComputerLiteral"><text:span text:style-name="T983">"proc"</text:span></text:span><text:span text:style-name="_5f_OOoComputerSpecial"><text:span text:style-name="T983">,</text:span></text:span><text:span text:style-name="_5f_OOoComputerSpecial"><text:span text:style-name="T867"> </text:span></text:span><text:span text:style-name="_5f_OOoComputerLiteral"><text:span text:style-name="T983">"func"</text:span></text:span><text:span text:style-name="_5f_OOoComputerSpecial"><text:span text:style-name="T983">,</text:span></text:span><text:span text:style-name="_5f_OOoComputerSpecial"><text:span text:style-name="T867"> </text:span></text:span><text:span text:style-name="_5f_OOoComputerLiteral"><text:span text:style-name="T983">"raise"</text:span></text:span><text:span text:style-name="_5f_OOoComputerSpecial"><text:span text:style-name="T983">,</text:span></text:span><text:span text:style-name="_5f_OOoComputerSpecial"><text:span text:style-name="T867"> </text:span></text:span><text:span text:style-name="_5f_OOoComputerLiteral"><text:span text:style-name="T983">"ref"</text:span></text:span><text:span text:style-name="_5f_OOoComputerSpecial"><text:span text:style-name="T983">,</text:span></text:span><text:span text:style-name="_5f_OOoComputerSpecial"><text:span text:style-name="T867"> </text:span></text:span><text:span text:style-name="_5f_OOoComputerLiteral"><text:span text:style-name="T983">"result"</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8"/></text:span></text:span><text:span text:style-name="_5f_OOoComputerLiteral"><text:span text:style-name="T983">"return"</text:span></text:span><text:span text:style-name="_5f_OOoComputerSpecial"><text:span text:style-name="T983">,</text:span></text:span><text:span text:style-name="_5f_OOoComputerSpecial"><text:span text:style-name="T867"> </text:span></text:span><text:span text:style-name="_5f_OOoComputerLiteral"><text:span text:style-name="T983">"template"</text:span></text:span><text:span text:style-name="_5f_OOoComputerSpecial"><text:span text:style-name="T983">,</text:span></text:span><text:span text:style-name="_5f_OOoComputerSpecial"><text:span text:style-name="T867"> </text:span></text:span><text:span text:style-name="_5f_OOoComputerLiteral"><text:span text:style-name="T983">"try"</text:span></text:span><text:span text:style-name="_5f_OOoComputerSpecial"><text:span text:style-name="T983">,</text:span></text:span><text:span text:style-name="_5f_OOoComputerSpecial"><text:span text:style-name="T867"> </text:span></text:span><text:span text:style-name="_5f_OOoComputerLiteral"><text:span text:style-name="T983">"inc"</text:span></text:span><text:span text:style-name="_5f_OOoComputerSpecial"><text:span text:style-name="T983">,</text:span></text:span><text:span text:style-name="_5f_OOoComputerSpecial"><text:span text:style-name="T867"> </text:span></text:span><text:span text:style-name="_5f_OOoComputerLiteral"><text:span text:style-name="T983">"dec"</text:span></text:span><text:span text:style-name="_5f_OOoComputerSpecial"><text:span text:style-name="T983">,</text:span></text:span><text:span text:style-name="_5f_OOoComputerSpecial"><text:span text:style-name="T867"> </text:span></text:span><text:span text:style-name="_5f_OOoComputerLiteral"><text:span text:style-name="T983">"new"</text:span></text:span><text:span text:style-name="_5f_OOoComputerSpecial"><text:span text:style-name="T983">,</text:span></text:span><text:span text:style-name="_5f_OOoComputerSpecial"><text:span text:style-name="T867"> </text:span></text:span><text:span text:style-name="_5f_OOoComputerLiteral"><text:span text:style-name="T983">"quit"</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8"/></text:span></text:span><text:span text:style-name="_5f_OOoComputerLiteral"><text:span text:style-name="T983">"while"</text:span></text:span><text:span text:style-name="_5f_OOoComputerSpecial"><text:span text:style-name="T983">,</text:span></text:span><text:span text:style-name="_5f_OOoComputerSpecial"><text:span text:style-name="T867"> </text:span></text:span><text:span text:style-name="_5f_OOoComputerLiteral"><text:span text:style-name="T983">"with"</text:span></text:span><text:span text:style-name="_5f_OOoComputerSpecial"><text:span text:style-name="T983">,</text:span></text:span><text:span text:style-name="_5f_OOoComputerSpecial"><text:span text:style-name="T867"> </text:span></text:span><text:span text:style-name="_5f_OOoComputerLiteral"><text:span text:style-name="T983">"without"</text:span></text:span><text:span text:style-name="_5f_OOoComputerSpecial"><text:span text:style-name="T983">,</text:span></text:span><text:span text:style-name="_5f_OOoComputerSpecial"><text:span text:style-name="T867"> </text:span></text:span><text:span text:style-name="_5f_OOoComputerLiteral"><text:span text:style-name="T983">"yield"</text:span></text:span><text:span text:style-name="_5f_OOoComputerSpecial"><text:span text:style-name="T983">,</text:span></text:span><text:span text:style-name="_5f_OOoComputerSpecial"><text:span text:style-name="T867"> </text:span></text:span><text:span text:style-name="_5f_OOoComputerLiteral"><text:span text:style-name="T983">"true"</text:span></text:span><text:span text:style-name="_5f_OOoComputerSpecial"><text:span text:style-name="T983">,</text:span></text:span><text:span text:style-name="_5f_OOoComputerSpecial"><text:span text:style-name="T867"> </text:span></text:span><text:span text:style-name="_5f_OOoComputerLiteral"><text:span text:style-name="T983">"false"</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8"/></text:span></text:span><text:span text:style-name="_5f_OOoComputerLiteral"><text:span text:style-name="T983">"assert"</text:span></text:span><text:span text:style-name="_5f_OOoComputerSpecial"><text:span text:style-name="T983">,</text:span></text:span><text:span text:style-name="_5f_OOoComputerSpecial"><text:span text:style-name="T867"> </text:span></text:span><text:span text:style-name="_5f_OOoComputerLiteral"><text:span text:style-name="T983">"min"</text:span></text:span><text:span text:style-name="_5f_OOoComputerSpecial"><text:span text:style-name="T983">,</text:span></text:span><text:span text:style-name="_5f_OOoComputerSpecial"><text:span text:style-name="T867"> </text:span></text:span><text:span text:style-name="_5f_OOoComputerLiteral"><text:span text:style-name="T983">"max"</text:span></text:span><text:span text:style-name="_5f_OOoComputerSpecial"><text:span text:style-name="T983">,</text:span></text:span><text:span text:style-name="_5f_OOoComputerSpecial"><text:span text:style-name="T867"> </text:span></text:span><text:span text:style-name="_5f_OOoComputerLiteral"><text:span text:style-name="T983">"newseq"</text:span></text:span><text:span text:style-name="_5f_OOoComputerSpecial"><text:span text:style-name="T983">,</text:span></text:span><text:span text:style-name="_5f_OOoComputerSpecial"><text:span text:style-name="T867"> </text:span></text:span><text:span text:style-name="_5f_OOoComputerLiteral"><text:span text:style-name="T983">"len"</text:span></text:span><text:span text:style-name="_5f_OOoComputerSpecial"><text:span text:style-name="T983">,</text:span></text:span><text:span text:style-name="_5f_OOoComputerSpecial"><text:span text:style-name="T867"> </text:span></text:span><text:span text:style-name="_5f_OOoComputerLiteral"><text:span text:style-name="T983">"pred"</text:span></text:span><text:span text:style-name="_5f_OOoComputerSpecial"><text:span text:style-name="T983">,</text:span></text:span><text:span text:style-name="_5f_OOoComputerSpecial"><text:span text:style-name="T867"> </text:span></text:span><text:span text:style-name="_5f_OOoComputerLiteral"><text:span text:style-name="T983">"succ"</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8"/></text:span></text:span><text:span text:style-name="_5f_OOoComputerLiteral"><text:span text:style-name="T983">"contains"</text:span></text:span><text:span text:style-name="_5f_OOoComputerSpecial"><text:span text:style-name="T983">,</text:span></text:span><text:span text:style-name="_5f_OOoComputerSpecial"><text:span text:style-name="T867"> </text:span></text:span><text:span text:style-name="_5f_OOoComputerLiteral"><text:span text:style-name="T983">"cmp"</text:span></text:span><text:span text:style-name="_5f_OOoComputerSpecial"><text:span text:style-name="T983">,</text:span></text:span><text:span text:style-name="_5f_OOoComputerSpecial"><text:span text:style-name="T867"> </text:span></text:span><text:span text:style-name="_5f_OOoComputerLiteral"><text:span text:style-name="T983">"add"</text:span></text:span><text:span text:style-name="_5f_OOoComputerSpecial"><text:span text:style-name="T983">,</text:span></text:span><text:span text:style-name="_5f_OOoComputerSpecial"><text:span text:style-name="T867"> </text:span></text:span><text:span text:style-name="_5f_OOoComputerLiteral"><text:span text:style-name="T983">"del"</text:span></text:span><text:span text:style-name="_5f_OOoComputerSpecial"><text:span text:style-name="T983">,</text:span></text:span><text:span text:style-name="_5f_OOoComputerLiteral"><text:span text:style-name="T983">"deepcopy"</text:span></text:span><text:span text:style-name="_5f_OOoComputerSpecial"><text:span text:style-name="T983">,</text:span></text:span><text:span text:style-name="_5f_OOoComputerSpecial"><text:span text:style-name="T867"> </text:span></text:span><text:span text:style-name="_5f_OOoComputerLiteral"><text:span text:style-name="T983">"shallowcopy"</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8"/></text:span></text:span><text:span text:style-name="_5f_OOoComputerLiteral"><text:span text:style-name="T983">"abs"</text:span></text:span><text:span text:style-name="_5f_OOoComputerSpecial"><text:span text:style-name="T983">,</text:span></text:span><text:span text:style-name="_5f_OOoComputerSpecial"><text:span text:style-name="T867"> </text:span></text:span><text:span text:style-name="_5f_OOoComputerLiteral"><text:span text:style-name="T983">"clamp"</text:span></text:span><text:span text:style-name="_5f_OOoComputerSpecial"><text:span text:style-name="T983">,</text:span></text:span><text:span text:style-name="_5f_OOoComputerSpecial"><text:span text:style-name="T867"> </text:span></text:span><text:span text:style-name="_5f_OOoComputerLiteral"><text:span text:style-name="T983">"isnil"</text:span></text:span><text:span text:style-name="_5f_OOoComputerSpecial"><text:span text:style-name="T983">,</text:span></text:span><text:span text:style-name="_5f_OOoComputerSpecial"><text:span text:style-name="T867"> </text:span></text:span><text:span text:style-name="_5f_OOoComputerLiteral"><text:span text:style-name="T983">"open"</text:span></text:span><text:span text:style-name="_5f_OOoComputerSpecial"><text:span text:style-name="T983">,</text:span></text:span><text:span text:style-name="_5f_OOoComputerSpecial"><text:span text:style-name="T867"> </text:span></text:span><text:span text:style-name="_5f_OOoComputerLiteral"><text:span text:style-name="T983">"reopen"</text:span></text:span><text:span text:style-name="_5f_OOoComputerSpecial"><text:span text:style-name="T983">,</text:span></text:span><text:span text:style-name="_5f_OOoComputerSpecial"><text:span text:style-name="T867"> </text:span></text:span><text:span text:style-name="_5f_OOoComputerLiteral"><text:span text:style-name="T983">"close"</text:span></text:span><text:span text:style-name="_5f_OOoComputerSpecial"><text:span text:style-name="T983">,</text:span></text:span><text:span text:style-name="_5f_OOoComputerLiteral"><text:span text:style-name="T983">"readall"</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8"/></text:span></text:span><text:span text:style-name="_5f_OOoComputerLiteral"><text:span text:style-name="T983">"readfile"</text:span></text:span><text:span text:style-name="_5f_OOoComputerSpecial"><text:span text:style-name="T983">,</text:span></text:span><text:span text:style-name="_5f_OOoComputerSpecial"><text:span text:style-name="T867"> </text:span></text:span><text:span text:style-name="_5f_OOoComputerLiteral"><text:span text:style-name="T983">"writefile"</text:span></text:span><text:span text:style-name="_5f_OOoComputerSpecial"><text:span text:style-name="T983">,</text:span></text:span><text:span text:style-name="_5f_OOoComputerSpecial"><text:span text:style-name="T867"> </text:span></text:span><text:span text:style-name="_5f_OOoComputerLiteral"><text:span text:style-name="T983">"endoffile"</text:span></text:span><text:span text:style-name="_5f_OOoComputerSpecial"><text:span text:style-name="T983">,</text:span></text:span><text:span text:style-name="_5f_OOoComputerSpecial"><text:span text:style-name="T867"> </text:span></text:span><text:span text:style-name="_5f_OOoComputerLiteral"><text:span text:style-name="T983">"readline"</text:span></text:span><text:span text:style-name="_5f_OOoComputerSpecial"><text:span text:style-name="T983">,</text:span></text:span><text:span text:style-name="_5f_OOoComputerSpecial"><text:span text:style-name="T867"> </text:span></text:span><text:span text:style-name="_5f_OOoComputerLiteral"><text:span text:style-name="T983">"writeline"</text:span></text:span><text:span text:style-name="_5f_OOoComputerSpecial"><text:span text:style-name="T983">,</text:span></text:span></text:p>
      <text:p text:style-name="P166"><text:span text:style-name="_5f_OOoComputerSpecial"><text:span text:style-name="T867"><text:s text:c="4"/></text:span></text:span><text:span text:style-name="_5f_OOoComputerSpecial"><text:span text:style-name="T983">]</text:span></text:span></text:p>
      <text:p text:style-name="P166"><text:span text:style-name="_5f_OOoComputerSpecial"><text:span text:style-name="T867"><text:s text:c="4"/></text:span></text:span><text:span text:style-name="_5f_OOoComputerIdent"><text:span text:style-name="T983">unsafe_keyword_list</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Special"><text:span text:style-name="T983">[</text:span></text:span></text:p>
      <text:p text:style-name="P166"><text:span text:style-name="_5f_OOoComputerSpecial"><text:span text:style-name="T867"><text:s text:c="8"/></text:span></text:span><text:span text:style-name="_5f_OOoComputerLiteral"><text:span text:style-name="T983">"asm"</text:span></text:span><text:span text:style-name="_5f_OOoComputerSpecial"><text:span text:style-name="T983">,</text:span></text:span><text:span text:style-name="_5f_OOoComputerSpecial"><text:span text:style-name="T867"> </text:span></text:span><text:span text:style-name="_5f_OOoComputerLiteral"><text:span text:style-name="T983">"addr"</text:span></text:span><text:span text:style-name="_5f_OOoComputerSpecial"><text:span text:style-name="T983">,</text:span></text:span><text:span text:style-name="_5f_OOoComputerSpecial"><text:span text:style-name="T867"> </text:span></text:span><text:span text:style-name="_5f_OOoComputerLiteral"><text:span text:style-name="T983">"cast"</text:span></text:span><text:span text:style-name="_5f_OOoComputerSpecial"><text:span text:style-name="T983">,</text:span></text:span><text:span text:style-name="_5f_OOoComputerSpecial"><text:span text:style-name="T867"> </text:span></text:span><text:span text:style-name="_5f_OOoComputerLiteral"><text:span text:style-name="T983">"ptr"</text:span></text:span><text:span text:style-name="_5f_OOoComputerSpecial"><text:span text:style-name="T983">,</text:span></text:span><text:span text:style-name="_5f_OOoComputerSpecial"><text:span text:style-name="T867"> </text:span></text:span><text:span text:style-name="_5f_OOoComputerLiteral"><text:span text:style-name="T983">"pointer"</text:span></text:span><text:span text:style-name="_5f_OOoComputerSpecial"><text:span text:style-name="T983">,</text:span></text:span><text:span text:style-name="_5f_OOoComputerSpecial"><text:span text:style-name="T867"> </text:span></text:span><text:span text:style-name="_5f_OOoComputerLiteral"><text:span text:style-name="T983">"alloc"</text:span></text:span><text:span text:style-name="_5f_OOoComputerSpecial"><text:span text:style-name="T983">,</text:span></text:span><text:span text:style-name="_5f_OOoComputerSpecial"><text:span text:style-name="T867"> </text:span></text:span><text:span text:style-name="_5f_OOoComputerLiteral"><text:span text:style-name="T983">"alloc0"</text:span></text:span><text:span text:style-name="_5f_OOoComputerSpecial"><text:span text:style-name="T983">,</text:span></text:span></text:p>
      <text:p text:style-name="P166"><text:span text:style-name="_5f_OOoComputerSpecial"><text:span text:style-name="T867"><text:s text:c="8"/></text:span></text:span><text:span text:style-name="_5f_OOoComputerLiteral"><text:span text:style-name="T983">"allocshared0"</text:span></text:span><text:span text:style-name="_5f_OOoComputerSpecial"><text:span text:style-name="T983">,</text:span></text:span><text:span text:style-name="_5f_OOoComputerSpecial"><text:span text:style-name="T867"> </text:span></text:span><text:span text:style-name="_5f_OOoComputerLiteral"><text:span text:style-name="T983">"dealloc"</text:span></text:span><text:span text:style-name="_5f_OOoComputerSpecial"><text:span text:style-name="T983">,</text:span></text:span><text:span text:style-name="_5f_OOoComputerSpecial"><text:span text:style-name="T867"> </text:span></text:span><text:span text:style-name="_5f_OOoComputerLiteral"><text:span text:style-name="T983">"realloc"</text:span></text:span><text:span text:style-name="_5f_OOoComputerSpecial"><text:span text:style-name="T983">,</text:span></text:span><text:span text:style-name="_5f_OOoComputerSpecial"><text:span text:style-name="T867"> </text:span></text:span><text:span text:style-name="_5f_OOoComputerLiteral"><text:span text:style-name="T983">"nil"</text:span></text:span><text:span text:style-name="_5f_OOoComputerSpecial"><text:span text:style-name="T983">,</text:span></text:span><text:span text:style-name="_5f_OOoComputerSpecial"><text:span text:style-name="T867"> </text:span></text:span><text:span text:style-name="_5f_OOoComputerLiteral"><text:span text:style-name="T983">"gc_ref"</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8"/></text:span></text:span><text:span text:style-name="_5f_OOoComputerLiteral"><text:span text:style-name="T983">"gc_unref"</text:span></text:span><text:span text:style-name="_5f_OOoComputerSpecial"><text:span text:style-name="T983">,</text:span></text:span><text:span text:style-name="_5f_OOoComputerSpecial"><text:span text:style-name="T867"> </text:span></text:span><text:span text:style-name="_5f_OOoComputerLiteral"><text:span text:style-name="T983">"copymem"</text:span></text:span><text:span text:style-name="_5f_OOoComputerSpecial"><text:span text:style-name="T983">,</text:span></text:span><text:span text:style-name="_5f_OOoComputerSpecial"><text:span text:style-name="T867"> </text:span></text:span><text:span text:style-name="_5f_OOoComputerLiteral"><text:span text:style-name="T983">"zeromem"</text:span></text:span><text:span text:style-name="_5f_OOoComputerSpecial"><text:span text:style-name="T983">,</text:span></text:span><text:span text:style-name="_5f_OOoComputerSpecial"><text:span text:style-name="T867"> </text:span></text:span><text:span text:style-name="_5f_OOoComputerLiteral"><text:span text:style-name="T983">"equalmem"</text:span></text:span><text:span text:style-name="_5f_OOoComputerSpecial"><text:span text:style-name="T983">,</text:span></text:span><text:span text:style-name="_5f_OOoComputerSpecial"><text:span text:style-name="T867"> </text:span></text:span><text:span text:style-name="_5f_OOoComputerLiteral"><text:span text:style-name="T983">"movemem"</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8"/></text:span></text:span><text:span text:style-name="_5f_OOoComputerLiteral"><text:span text:style-name="T983">"gc_disable"</text:span></text:span><text:span text:style-name="_5f_OOoComputerSpecial"><text:span text:style-name="T983">,</text:span></text:span><text:span text:style-name="_5f_OOoComputerSpecial"><text:span text:style-name="T867"> </text:span></text:span><text:span text:style-name="_5f_OOoComputerLiteral"><text:span text:style-name="T983">"gc_enable"</text:span></text:span><text:span text:style-name="_5f_OOoComputerSpecial"><text:span text:style-name="T983">,</text:span></text:span><text:span text:style-name="_5f_OOoComputerSpecial"><text:span text:style-name="T867"> </text:span></text:span></text:p>
      <text:p text:style-name="P166"><text:soft-page-break/><text:span text:style-name="_5f_OOoComputerSpecial"><text:span text:style-name="T867"><text:s text:c="4"/></text:span></text:span><text:span text:style-name="_5f_OOoComputerSpecial"><text:span text:style-name="T983">]</text:span></text:span></text:p>
      <text:p text:style-name="P166"><text:span text:style-name="_5f_OOoComputerSpecial"><text:span text:style-name="T867"><text:s text:c="4"/></text:span></text:span></text:p>
      <text:p text:style-name="P166"><text:span text:style-name="_5f_OOoComputerSpecial"><text:span text:style-name="T867"><text:s text:c="4"/></text:span></text:span><text:span text:style-name="_5f_OOoComputerKeyWord"><text:span text:style-name="T983">def</text:span></text:span><text:span text:style-name="_5f_OOoComputerSpecial"><text:span text:style-name="T867"> </text:span></text:span><text:span text:style-name="_5f_OOoComputerIdent"><text:span text:style-name="T983">__init__</text:span></text:span><text:span text:style-name="_5f_OOoComputerSpecial"><text:span text:style-name="T983">(</text:span></text:span><text:span text:style-name="_5f_OOoComputerIdent"><text:span text:style-name="T983">self</text:span></text:span><text:span text:style-name="_5f_OOoComputerSpecial"><text:span text:style-name="T983">,</text:span></text:span><text:span text:style-name="_5f_OOoComputerSpecial"><text:span text:style-name="T867"> </text:span></text:span><text:span text:style-name="_5f_OOoComputerIdent"><text:span text:style-name="T983">parent</text:span></text:span><text:span text:style-name="_5f_OOoComputerSpecial"><text:span text:style-name="T983">=</text:span></text:span><text:span text:style-name="_5f_OOoComputerKeyWord"><text:span text:style-name="T983">None</text:span></text:span><text:span text:style-name="_5f_OOoComputerSpecial"><text:span text:style-name="T983">):</text:span></text:span></text:p>
      <text:p text:style-name="P166"><text:span text:style-name="_5f_OOoComputerSpecial"><text:span text:style-name="T867"><text:s text:c="8"/></text:span></text:span><text:span text:style-name="_5f_OOoComputerComment"><text:span text:style-name="T983"># Initialize superclass</text:span></text:span></text:p>
      <text:p text:style-name="P166"><text:span text:style-name="_5f_OOoComputerSpecial"><text:span text:style-name="T867"><text:s text:c="8"/></text:span></text:span><text:span text:style-name="_5f_OOoComputerIdent"><text:span text:style-name="T983">super</text:span></text:span><text:span text:style-name="_5f_OOoComputerSpecial"><text:span text:style-name="T983">().</text:span></text:span><text:span text:style-name="_5f_OOoComputerIdent"><text:span text:style-name="T983">__init__</text:span></text:span><text:span text:style-name="_5f_OOoComputerSpecial"><text:span text:style-name="T983">(</text:span></text:span><text:span text:style-name="_5f_OOoComputerIdent"><text:span text:style-name="T983">parent</text:span></text:span><text:span text:style-name="_5f_OOoComputerSpecial"><text:span text:style-name="T983">)</text:span></text:span></text:p>
      <text:p text:style-name="P166"><text:span text:style-name="_5f_OOoComputerSpecial"><text:span text:style-name="T867"><text:s text:c="8"/></text:span></text:span><text:span text:style-name="_5f_OOoComputerComment"><text:span text:style-name="T983"># Set the default style values</text:span></text:span></text:p>
      <text:p text:style-name="P166"><text:span text:style-name="_5f_OOoComputerSpecial"><text:span text:style-name="T867"><text:s text:c="8"/></text:span></text:span><text:span text:style-name="_5f_OOoComputerIdent"><text:span text:style-name="T983">self</text:span></text:span><text:span text:style-name="_5f_OOoComputerSpecial"><text:span text:style-name="T983">.</text:span></text:span><text:span text:style-name="_5f_OOoComputerIdent"><text:span text:style-name="T983">setDefaultColor</text:span></text:span><text:span text:style-name="_5f_OOoComputerSpecial"><text:span text:style-name="T983">(</text:span></text:span><text:span text:style-name="_5f_OOoComputerIdent"><text:span text:style-name="T983">PyQt5</text:span></text:span><text:span text:style-name="_5f_OOoComputerSpecial"><text:span text:style-name="T983">.</text:span></text:span><text:span text:style-name="_5f_OOoComputerIdent"><text:span text:style-name="T983">QtGui</text:span></text:span><text:span text:style-name="_5f_OOoComputerSpecial"><text:span text:style-name="T983">.</text:span></text:span><text:span text:style-name="_5f_OOoComputerIdent"><text:span text:style-name="T983">QColor</text:span></text:span><text:span text:style-name="_5f_OOoComputerSpecial"><text:span text:style-name="T983">(</text:span></text:span><text:span text:style-name="_5f_OOoComputerLiteral"><text:span text:style-name="T983">0x00</text:span></text:span><text:span text:style-name="_5f_OOoComputerSpecial"><text:span text:style-name="T983">,</text:span></text:span><text:span text:style-name="_5f_OOoComputerSpecial"><text:span text:style-name="T867"> </text:span></text:span><text:span text:style-name="_5f_OOoComputerLiteral"><text:span text:style-name="T983">0x00</text:span></text:span><text:span text:style-name="_5f_OOoComputerSpecial"><text:span text:style-name="T983">,</text:span></text:span><text:span text:style-name="_5f_OOoComputerSpecial"><text:span text:style-name="T867"> </text:span></text:span><text:span text:style-name="_5f_OOoComputerLiteral"><text:span text:style-name="T983">0x00</text:span></text:span><text:span text:style-name="_5f_OOoComputerSpecial"><text:span text:style-name="T983">))</text:span></text:span></text:p>
      <text:p text:style-name="P166"><text:span text:style-name="_5f_OOoComputerSpecial"><text:span text:style-name="T867"><text:s text:c="8"/></text:span></text:span><text:span text:style-name="_5f_OOoComputerIdent"><text:span text:style-name="T983">self</text:span></text:span><text:span text:style-name="_5f_OOoComputerSpecial"><text:span text:style-name="T983">.</text:span></text:span><text:span text:style-name="_5f_OOoComputerIdent"><text:span text:style-name="T983">setDefaultPaper</text:span></text:span><text:span text:style-name="_5f_OOoComputerSpecial"><text:span text:style-name="T983">(</text:span></text:span><text:span text:style-name="_5f_OOoComputerIdent"><text:span text:style-name="T983">PyQt5</text:span></text:span><text:span text:style-name="_5f_OOoComputerSpecial"><text:span text:style-name="T983">.</text:span></text:span><text:span text:style-name="_5f_OOoComputerIdent"><text:span text:style-name="T983">QtGui</text:span></text:span><text:span text:style-name="_5f_OOoComputerSpecial"><text:span text:style-name="T983">.</text:span></text:span><text:span text:style-name="_5f_OOoComputerIdent"><text:span text:style-name="T983">QColor</text:span></text:span><text:span text:style-name="_5f_OOoComputerSpecial"><text:span text:style-name="T983">(</text:span></text:span><text:span text:style-name="_5f_OOoComputerLiteral"><text:span text:style-name="T983">0xff</text:span></text:span><text:span text:style-name="_5f_OOoComputerSpecial"><text:span text:style-name="T983">,</text:span></text:span><text:span text:style-name="_5f_OOoComputerSpecial"><text:span text:style-name="T867"> </text:span></text:span><text:span text:style-name="_5f_OOoComputerLiteral"><text:span text:style-name="T983">0xff</text:span></text:span><text:span text:style-name="_5f_OOoComputerSpecial"><text:span text:style-name="T983">,</text:span></text:span><text:span text:style-name="_5f_OOoComputerSpecial"><text:span text:style-name="T867"> </text:span></text:span><text:span text:style-name="_5f_OOoComputerLiteral"><text:span text:style-name="T983">0xff</text:span></text:span><text:span text:style-name="_5f_OOoComputerSpecial"><text:span text:style-name="T983">))</text:span></text:span></text:p>
      <text:p text:style-name="P166"><text:span text:style-name="_5f_OOoComputerSpecial"><text:span text:style-name="T867"><text:s text:c="8"/></text:span></text:span><text:span text:style-name="_5f_OOoComputerIdent"><text:span text:style-name="T983">self</text:span></text:span><text:span text:style-name="_5f_OOoComputerSpecial"><text:span text:style-name="T983">.</text:span></text:span><text:span text:style-name="_5f_OOoComputerIdent"><text:span text:style-name="T983">setDefaultFont</text:span></text:span><text:span text:style-name="_5f_OOoComputerSpecial"><text:span text:style-name="T983">(</text:span></text:span><text:span text:style-name="_5f_OOoComputerIdent"><text:span text:style-name="T983">PyQt5</text:span></text:span><text:span text:style-name="_5f_OOoComputerSpecial"><text:span text:style-name="T983">.</text:span></text:span><text:span text:style-name="_5f_OOoComputerIdent"><text:span text:style-name="T983">QtGui</text:span></text:span><text:span text:style-name="_5f_OOoComputerSpecial"><text:span text:style-name="T983">.</text:span></text:span><text:span text:style-name="_5f_OOoComputerIdent"><text:span text:style-name="T983">QFont</text:span></text:span><text:span text:style-name="_5f_OOoComputerSpecial"><text:span text:style-name="T983">(</text:span></text:span><text:span text:style-name="_5f_OOoComputerLiteral"><text:span text:style-name="T983">"Courier"</text:span></text:span><text:span text:style-name="_5f_OOoComputerSpecial"><text:span text:style-name="T983">,</text:span></text:span><text:span text:style-name="_5f_OOoComputerSpecial"><text:span text:style-name="T867"> </text:span></text:span><text:span text:style-name="_5f_OOoComputerLiteral"><text:span text:style-name="T983">8</text:span></text:span><text:span text:style-name="_5f_OOoComputerSpecial"><text:span text:style-name="T983">))</text:span></text:span></text:p>
      <text:p text:style-name="P166"><text:span text:style-name="_5f_OOoComputerSpecial"><text:span text:style-name="T867"><text:s text:c="8"/></text:span></text:span><text:span text:style-name="_5f_OOoComputerComment"><text:span text:style-name="T983"># Initialize all style colors</text:span></text:span></text:p>
      <text:p text:style-name="P166"><text:span text:style-name="_5f_OOoComputerSpecial"><text:span text:style-name="T867"><text:s text:c="8"/></text:span></text:span><text:span text:style-name="_5f_OOoComputerIdent"><text:span text:style-name="T983">self</text:span></text:span><text:span text:style-name="_5f_OOoComputerSpecial"><text:span text:style-name="T983">.</text:span></text:span><text:span text:style-name="_5f_OOoComputerIdent"><text:span text:style-name="T983">init_colors</text:span></text:span><text:span text:style-name="_5f_OOoComputerSpecial"><text:span text:style-name="T983">()</text:span></text:span></text:p>
      <text:p text:style-name="P166"><text:span text:style-name="_5f_OOoComputerSpecial"><text:span text:style-name="T867"><text:s text:c="8"/></text:span></text:span><text:span text:style-name="_5f_OOoComputerComment"><text:span text:style-name="T983"># Init the fonts</text:span></text:span></text:p>
      <text:p text:style-name="P166"><text:span text:style-name="_5f_OOoComputerSpecial"><text:span text:style-name="T867"><text:s text:c="8"/></text:span></text:span><text:span text:style-name="_5f_OOoComputerKeyWord"><text:span text:style-name="T983">for</text:span></text:span><text:span text:style-name="_5f_OOoComputerSpecial"><text:span text:style-name="T867"> </text:span></text:span><text:span text:style-name="_5f_OOoComputerIdent"><text:span text:style-name="T983">i</text:span></text:span><text:span text:style-name="_5f_OOoComputerSpecial"><text:span text:style-name="T867"> </text:span></text:span><text:span text:style-name="_5f_OOoComputerKeyWord"><text:span text:style-name="T983">in</text:span></text:span><text:span text:style-name="_5f_OOoComputerSpecial"><text:span text:style-name="T867"> </text:span></text:span><text:span text:style-name="_5f_OOoComputerIdent"><text:span text:style-name="T983">range</text:span></text:span><text:span text:style-name="_5f_OOoComputerSpecial"><text:span text:style-name="T983">(</text:span></text:span><text:span text:style-name="_5f_OOoComputerIdent"><text:span text:style-name="T983">len</text:span></text:span><text:span text:style-name="_5f_OOoComputerSpecial"><text:span text:style-name="T983">(</text:span></text:span><text:span text:style-name="_5f_OOoComputerIdent"><text:span text:style-name="T983">self</text:span></text:span><text:span text:style-name="_5f_OOoComputerSpecial"><text:span text:style-name="T983">.</text:span></text:span><text:span text:style-name="_5f_OOoComputerIdent"><text:span text:style-name="T983">styles</text:span></text:span><text:span text:style-name="_5f_OOoComputerSpecial"><text:span text:style-name="T983">)):</text:span></text:span></text:p>
      <text:p text:style-name="P166"><text:span text:style-name="_5f_OOoComputerSpecial"><text:span text:style-name="T867"><text:s text:c="12"/></text:span></text:span><text:span text:style-name="_5f_OOoComputerKeyWord"><text:span text:style-name="T983">if</text:span></text:span><text:span text:style-name="_5f_OOoComputerSpecial"><text:span text:style-name="T867"> </text:span></text:span><text:span text:style-name="_5f_OOoComputerIdent"><text:span text:style-name="T983">i</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Ident"><text:span text:style-name="T983">self</text:span></text:span><text:span text:style-name="_5f_OOoComputerSpecial"><text:span text:style-name="T983">.</text:span></text:span><text:span text:style-name="_5f_OOoComputerIdent"><text:span text:style-name="T983">styles</text:span></text:span><text:span text:style-name="_5f_OOoComputerSpecial"><text:span text:style-name="T983">[</text:span></text:span><text:span text:style-name="_5f_OOoComputerLiteral"><text:span text:style-name="T983">"Keyword"</text:span></text:span><text:span text:style-name="_5f_OOoComputerSpecial"><text:span text:style-name="T983">]:</text:span></text:span></text:p>
      <text:p text:style-name="P166"><text:span text:style-name="_5f_OOoComputerSpecial"><text:span text:style-name="T867"><text:s text:c="16"/></text:span></text:span><text:span text:style-name="_5f_OOoComputerComment"><text:span text:style-name="T983"># Make keywords bold</text:span></text:span></text:p>
      <text:p text:style-name="P166"><text:span text:style-name="_5f_OOoComputerSpecial"><text:span text:style-name="T867"><text:s text:c="16"/></text:span></text:span><text:span text:style-name="_5f_OOoComputerIdent"><text:span text:style-name="T983">self</text:span></text:span><text:span text:style-name="_5f_OOoComputerSpecial"><text:span text:style-name="T983">.</text:span></text:span><text:span text:style-name="_5f_OOoComputerIdent"><text:span text:style-name="T983">setFont</text:span></text:span><text:span text:style-name="_5f_OOoComputerSpecial"><text:span text:style-name="T983">(</text:span></text:span><text:span text:style-name="_5f_OOoComputerIdent"><text:span text:style-name="T983">PyQt5</text:span></text:span><text:span text:style-name="_5f_OOoComputerSpecial"><text:span text:style-name="T983">.</text:span></text:span><text:span text:style-name="_5f_OOoComputerIdent"><text:span text:style-name="T983">QtGui</text:span></text:span><text:span text:style-name="_5f_OOoComputerSpecial"><text:span text:style-name="T983">.</text:span></text:span><text:span text:style-name="_5f_OOoComputerIdent"><text:span text:style-name="T983">QFont</text:span></text:span><text:span text:style-name="_5f_OOoComputerSpecial"><text:span text:style-name="T983">(</text:span></text:span><text:span text:style-name="_5f_OOoComputerLiteral"><text:span text:style-name="T983">"Courier"</text:span></text:span><text:span text:style-name="_5f_OOoComputerSpecial"><text:span text:style-name="T983">,</text:span></text:span><text:span text:style-name="_5f_OOoComputerSpecial"><text:span text:style-name="T867"> </text:span></text:span><text:span text:style-name="_5f_OOoComputerLiteral"><text:span text:style-name="T983">8</text:span></text:span><text:span text:style-name="_5f_OOoComputerSpecial"><text:span text:style-name="T983">,</text:span></text:span><text:span text:style-name="_5f_OOoComputerSpecial"><text:span text:style-name="T867"> </text:span></text:span><text:span text:style-name="_5f_OOoComputerIdent"><text:span text:style-name="T983">weight</text:span></text:span><text:span text:style-name="_5f_OOoComputerSpecial"><text:span text:style-name="T983">=</text:span></text:span><text:span text:style-name="_5f_OOoComputerIdent"><text:span text:style-name="T983">PyQt5</text:span></text:span><text:span text:style-name="_5f_OOoComputerSpecial"><text:span text:style-name="T983">.</text:span></text:span><text:span text:style-name="_5f_OOoComputerIdent"><text:span text:style-name="T983">QtGui</text:span></text:span><text:span text:style-name="_5f_OOoComputerSpecial"><text:span text:style-name="T983">.</text:span></text:span><text:span text:style-name="_5f_OOoComputerIdent"><text:span text:style-name="T983">QFont</text:span></text:span><text:span text:style-name="_5f_OOoComputerSpecial"><text:span text:style-name="T983">.</text:span></text:span><text:span text:style-name="_5f_OOoComputerIdent"><text:span text:style-name="T983">Black</text:span></text:span><text:span text:style-name="_5f_OOoComputerSpecial"><text:span text:style-name="T983">),</text:span></text:span><text:span text:style-name="_5f_OOoComputerSpecial"><text:span text:style-name="T867"> </text:span></text:span><text:span text:style-name="_5f_OOoComputerIdent"><text:span text:style-name="T983">i</text:span></text:span><text:span text:style-name="_5f_OOoComputerSpecial"><text:span text:style-name="T983">)</text:span></text:span></text:p>
      <text:p text:style-name="P166"><text:span text:style-name="_5f_OOoComputerSpecial"><text:span text:style-name="T867"><text:s text:c="12"/></text:span></text:span><text:span text:style-name="_5f_OOoComputerKeyWord"><text:span text:style-name="T983">else</text:span></text:span><text:span text:style-name="_5f_OOoComputerSpecial"><text:span text:style-name="T983">:</text:span></text:span></text:p>
      <text:p text:style-name="P166"><text:span text:style-name="_5f_OOoComputerSpecial"><text:span text:style-name="T867"><text:s text:c="16"/></text:span></text:span><text:span text:style-name="_5f_OOoComputerIdent"><text:span text:style-name="T983">self</text:span></text:span><text:span text:style-name="_5f_OOoComputerSpecial"><text:span text:style-name="T983">.</text:span></text:span><text:span text:style-name="_5f_OOoComputerIdent"><text:span text:style-name="T983">setFont</text:span></text:span><text:span text:style-name="_5f_OOoComputerSpecial"><text:span text:style-name="T983">(</text:span></text:span><text:span text:style-name="_5f_OOoComputerIdent"><text:span text:style-name="T983">PyQt5</text:span></text:span><text:span text:style-name="_5f_OOoComputerSpecial"><text:span text:style-name="T983">.</text:span></text:span><text:span text:style-name="_5f_OOoComputerIdent"><text:span text:style-name="T983">QtGui</text:span></text:span><text:span text:style-name="_5f_OOoComputerSpecial"><text:span text:style-name="T983">.</text:span></text:span><text:span text:style-name="_5f_OOoComputerIdent"><text:span text:style-name="T983">QFont</text:span></text:span><text:span text:style-name="_5f_OOoComputerSpecial"><text:span text:style-name="T983">(</text:span></text:span><text:span text:style-name="_5f_OOoComputerLiteral"><text:span text:style-name="T983">"Courier"</text:span></text:span><text:span text:style-name="_5f_OOoComputerSpecial"><text:span text:style-name="T983">,</text:span></text:span><text:span text:style-name="_5f_OOoComputerSpecial"><text:span text:style-name="T867"> </text:span></text:span><text:span text:style-name="_5f_OOoComputerLiteral"><text:span text:style-name="T983">8</text:span></text:span><text:span text:style-name="_5f_OOoComputerSpecial"><text:span text:style-name="T983">),</text:span></text:span><text:span text:style-name="_5f_OOoComputerSpecial"><text:span text:style-name="T867"> </text:span></text:span><text:span text:style-name="_5f_OOoComputerIdent"><text:span text:style-name="T983">i</text:span></text:span><text:span text:style-name="_5f_OOoComputerSpecial"><text:span text:style-name="T983">)</text:span></text:span></text:p>
      <text:p text:style-name="P166"><text:span text:style-name="_5f_OOoComputerSpecial"><text:span text:style-name="T867"><text:s text:c="8"/></text:span></text:span><text:span text:style-name="_5f_OOoComputerComment"><text:span text:style-name="T983"># Set the Keywords style to be clickable with hotspots</text:span></text:span></text:p>
      <text:p text:style-name="P166"><text:span text:style-name="_5f_OOoComputerSpecial"><text:span text:style-name="T867"><text:s text:c="8"/></text:span></text:span><text:span text:style-name="_5f_OOoComputerComment"><text:span text:style-name="T983"># using the scintilla low level messaging system</text:span></text:span></text:p>
      <text:p text:style-name="P166"><text:span text:style-name="_5f_OOoComputerSpecial"><text:span text:style-name="T867"><text:s text:c="8"/></text:span></text:span><text:span text:style-name="_5f_OOoComputerIdent"><text:span text:style-name="T983">parent</text:span></text:span><text:span text:style-name="_5f_OOoComputerSpecial"><text:span text:style-name="T983">.</text:span></text:span><text:span text:style-name="_5f_OOoComputerIdent"><text:span text:style-name="T983">SendScintilla</text:span></text:span><text:span text:style-name="_5f_OOoComputerSpecial"><text:span text:style-name="T983">(</text:span></text:span></text:p>
      <text:p text:style-name="P166"><text:span text:style-name="_5f_OOoComputerSpecial"><text:span text:style-name="T867"><text:s text:c="12"/></text:span></text:span><text:span text:style-name="_5f_OOoComputerIdent"><text:span text:style-name="T983">PyQt5</text:span></text:span><text:span text:style-name="_5f_OOoComputerSpecial"><text:span text:style-name="T983">.</text:span></text:span><text:span text:style-name="_5f_OOoComputerIdent"><text:span text:style-name="T983">Qsci</text:span></text:span><text:span text:style-name="_5f_OOoComputerSpecial"><text:span text:style-name="T983">.</text:span></text:span><text:span text:style-name="_5f_OOoComputerIdent"><text:span text:style-name="T983">QsciScintillaBase</text:span></text:span><text:span text:style-name="_5f_OOoComputerSpecial"><text:span text:style-name="T983">.</text:span></text:span><text:span text:style-name="_5f_OOoComputerIdent"><text:span text:style-name="T983">SCI_STYLESETHOTSPOT</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12"/></text:span></text:span><text:span text:style-name="_5f_OOoComputerIdent"><text:span text:style-name="T983">self</text:span></text:span><text:span text:style-name="_5f_OOoComputerSpecial"><text:span text:style-name="T983">.</text:span></text:span><text:span text:style-name="_5f_OOoComputerIdent"><text:span text:style-name="T983">styles</text:span></text:span><text:span text:style-name="_5f_OOoComputerSpecial"><text:span text:style-name="T983">[</text:span></text:span><text:span text:style-name="_5f_OOoComputerLiteral"><text:span text:style-name="T983">"Keyword"</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12"/></text:span></text:span><text:span text:style-name="_5f_OOoComputerIdent"><text:span text:style-name="T983">True</text:span></text:span></text:p>
      <text:p text:style-name="P166"><text:span text:style-name="_5f_OOoComputerSpecial"><text:span text:style-name="T867"><text:s text:c="8"/></text:span></text:span><text:span text:style-name="_5f_OOoComputerSpecial"><text:span text:style-name="T983">)</text:span></text:span></text:p>
      <text:p text:style-name="P166"><text:span text:style-name="_5f_OOoComputerSpecial"><text:span text:style-name="T867"><text:s text:c="8"/></text:span></text:span><text:span text:style-name="_5f_OOoComputerIdent"><text:span text:style-name="T983">parent</text:span></text:span><text:span text:style-name="_5f_OOoComputerSpecial"><text:span text:style-name="T983">.</text:span></text:span><text:span text:style-name="_5f_OOoComputerIdent"><text:span text:style-name="T983">SendScintilla</text:span></text:span><text:span text:style-name="_5f_OOoComputerSpecial"><text:span text:style-name="T983">(</text:span></text:span></text:p>
      <text:p text:style-name="P166"><text:span text:style-name="_5f_OOoComputerSpecial"><text:span text:style-name="T867"><text:s text:c="12"/></text:span></text:span><text:span text:style-name="_5f_OOoComputerIdent"><text:span text:style-name="T983">PyQt5</text:span></text:span><text:span text:style-name="_5f_OOoComputerSpecial"><text:span text:style-name="T983">.</text:span></text:span><text:span text:style-name="_5f_OOoComputerIdent"><text:span text:style-name="T983">Qsci</text:span></text:span><text:span text:style-name="_5f_OOoComputerSpecial"><text:span text:style-name="T983">.</text:span></text:span><text:span text:style-name="_5f_OOoComputerIdent"><text:span text:style-name="T983">QsciScintillaBase</text:span></text:span><text:span text:style-name="_5f_OOoComputerSpecial"><text:span text:style-name="T983">.</text:span></text:span><text:span text:style-name="_5f_OOoComputerIdent"><text:span text:style-name="T983">SCI_SETHOTSPOTACTIVEFORE</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12"/></text:span></text:span><text:span text:style-name="_5f_OOoComputerIdent"><text:span text:style-name="T983">True</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12"/></text:span></text:span><text:span text:style-name="_5f_OOoComputerIdent"><text:span text:style-name="T983">PyQt5</text:span></text:span><text:span text:style-name="_5f_OOoComputerSpecial"><text:span text:style-name="T983">.</text:span></text:span><text:span text:style-name="_5f_OOoComputerIdent"><text:span text:style-name="T983">QtGui</text:span></text:span><text:span text:style-name="_5f_OOoComputerSpecial"><text:span text:style-name="T983">.</text:span></text:span><text:span text:style-name="_5f_OOoComputerIdent"><text:span text:style-name="T983">QColor</text:span></text:span><text:span text:style-name="_5f_OOoComputerSpecial"><text:span text:style-name="T983">(</text:span></text:span><text:span text:style-name="_5f_OOoComputerLiteral"><text:span text:style-name="T983">0x00</text:span></text:span><text:span text:style-name="_5f_OOoComputerSpecial"><text:span text:style-name="T983">,</text:span></text:span><text:span text:style-name="_5f_OOoComputerSpecial"><text:span text:style-name="T867"> </text:span></text:span><text:span text:style-name="_5f_OOoComputerLiteral"><text:span text:style-name="T983">0x7f</text:span></text:span><text:span text:style-name="_5f_OOoComputerSpecial"><text:span text:style-name="T983">,</text:span></text:span><text:span text:style-name="_5f_OOoComputerSpecial"><text:span text:style-name="T867"> </text:span></text:span><text:span text:style-name="_5f_OOoComputerLiteral"><text:span text:style-name="T983">0xff</text:span></text:span><text:span text:style-name="_5f_OOoComputerSpecial"><text:span text:style-name="T983">)</text:span></text:span></text:p>
      <text:p text:style-name="P166"><text:span text:style-name="_5f_OOoComputerSpecial"><text:span text:style-name="T867"><text:s text:c="8"/></text:span></text:span><text:span text:style-name="_5f_OOoComputerSpecial"><text:span text:style-name="T983">)</text:span></text:span></text:p>
      <text:p text:style-name="P166"><text:span text:style-name="_5f_OOoComputerSpecial"><text:span text:style-name="T867"><text:s text:c="8"/></text:span></text:span><text:span text:style-name="_5f_OOoComputerIdent"><text:span text:style-name="T983">parent</text:span></text:span><text:span text:style-name="_5f_OOoComputerSpecial"><text:span text:style-name="T983">.</text:span></text:span><text:span text:style-name="_5f_OOoComputerIdent"><text:span text:style-name="T983">SendScintilla</text:span></text:span><text:span text:style-name="_5f_OOoComputerSpecial"><text:span text:style-name="T983">(</text:span></text:span></text:p>
      <text:p text:style-name="P166"><text:span text:style-name="_5f_OOoComputerSpecial"><text:span text:style-name="T867"><text:s text:c="12"/></text:span></text:span><text:span text:style-name="_5f_OOoComputerIdent"><text:span text:style-name="T983">PyQt5</text:span></text:span><text:span text:style-name="_5f_OOoComputerSpecial"><text:span text:style-name="T983">.</text:span></text:span><text:span text:style-name="_5f_OOoComputerIdent"><text:span text:style-name="T983">Qsci</text:span></text:span><text:span text:style-name="_5f_OOoComputerSpecial"><text:span text:style-name="T983">.</text:span></text:span><text:span text:style-name="_5f_OOoComputerIdent"><text:span text:style-name="T983">QsciScintillaBase</text:span></text:span><text:span text:style-name="_5f_OOoComputerSpecial"><text:span text:style-name="T983">.</text:span></text:span><text:span text:style-name="_5f_OOoComputerIdent"><text:span text:style-name="T983">SCI_SETHOTSPOTACTIVEUNDERLINE</text:span></text:span><text:span text:style-name="_5f_OOoComputerSpecial"><text:span text:style-name="T983">,</text:span></text:span><text:span text:style-name="_5f_OOoComputerSpecial"><text:span text:style-name="T867"> </text:span></text:span><text:span text:style-name="_5f_OOoComputerIdent"><text:span text:style-name="T983">True</text:span></text:span></text:p>
      <text:p text:style-name="P166"><text:span text:style-name="_5f_OOoComputerSpecial"><text:span text:style-name="T867"><text:s text:c="8"/></text:span></text:span><text:span text:style-name="_5f_OOoComputerSpecial"><text:span text:style-name="T983">)</text:span></text:span></text:p>
      <text:p text:style-name="P166"><text:span text:style-name="_5f_OOoComputerSpecial"><text:span text:style-name="T867"><text:s text:c="8"/></text:span></text:span><text:span text:style-name="_5f_OOoComputerComment"><text:span text:style-name="T983"># Define a hotspot click function</text:span></text:span></text:p>
      <text:p text:style-name="P166"><text:span text:style-name="_5f_OOoComputerSpecial"><text:span text:style-name="T867"><text:s text:c="8"/></text:span></text:span><text:span text:style-name="_5f_OOoComputerKeyWord"><text:span text:style-name="T983">def</text:span></text:span><text:span text:style-name="_5f_OOoComputerSpecial"><text:span text:style-name="T867"> </text:span></text:span><text:span text:style-name="_5f_OOoComputerIdent"><text:span text:style-name="T983">hotspot_click</text:span></text:span><text:span text:style-name="_5f_OOoComputerSpecial"><text:span text:style-name="T983">(</text:span></text:span><text:span text:style-name="_5f_OOoComputerIdent"><text:span text:style-name="T983">position</text:span></text:span><text:span text:style-name="_5f_OOoComputerSpecial"><text:span text:style-name="T983">,</text:span></text:span><text:span text:style-name="_5f_OOoComputerSpecial"><text:span text:style-name="T867"> </text:span></text:span><text:span text:style-name="_5f_OOoComputerIdent"><text:span text:style-name="T983">modifiers</text:span></text:span><text:span text:style-name="_5f_OOoComputerSpecial"><text:span text:style-name="T983">):</text:span></text:span></text:p>
      <text:p text:style-name="P166"><text:span text:style-name="_5f_OOoComputerSpecial"><text:span text:style-name="T867"><text:s text:c="12"/></text:span></text:span><text:span text:style-name="_5f_OOoComputerLiteral"><text:span text:style-name="T983">"""</text:span></text:span></text:p>
      <text:p text:style-name="P166"><text:span text:style-name="_5f_OOoComputerSpecial"><text:span text:style-name="T867"><text:s text:c="12"/></text:span></text:span><text:span text:style-name="_5f_OOoComputerIdent"><text:span text:style-name="T983">Simple</text:span></text:span><text:span text:style-name="_5f_OOoComputerSpecial"><text:span text:style-name="T867"> </text:span></text:span><text:span text:style-name="_5f_OOoComputerIdent"><text:span text:style-name="T983">example</text:span></text:span><text:span text:style-name="_5f_OOoComputerSpecial"><text:span text:style-name="T867"> </text:span></text:span><text:span text:style-name="_5f_OOoComputerKeyWord"><text:span text:style-name="T983">for</text:span></text:span><text:span text:style-name="_5f_OOoComputerSpecial"><text:span text:style-name="T867"> </text:span></text:span><text:span text:style-name="_5f_OOoComputerIdent"><text:span text:style-name="T983">getting</text:span></text:span><text:span text:style-name="_5f_OOoComputerSpecial"><text:span text:style-name="T867"> </text:span></text:span><text:span text:style-name="_5f_OOoComputerIdent"><text:span text:style-name="T983">the</text:span></text:span><text:span text:style-name="_5f_OOoComputerSpecial"><text:span text:style-name="T867"> </text:span></text:span><text:span text:style-name="_5f_OOoComputerIdent"><text:span text:style-name="T983">clicked</text:span></text:span><text:span text:style-name="_5f_OOoComputerSpecial"><text:span text:style-name="T867"> </text:span></text:span><text:span text:style-name="_5f_OOoComputerIdent"><text:span text:style-name="T983">token</text:span></text:span></text:p>
      <text:p text:style-name="P166"><text:soft-page-break/><text:span text:style-name="_5f_OOoComputerSpecial"><text:span text:style-name="T867"><text:s text:c="12"/></text:span></text:span><text:span text:style-name="_5f_OOoComputerLiteral"><text:span text:style-name="T983">"""</text:span></text:span></text:p>
      <text:p text:style-name="P166"><text:span text:style-name="_5f_OOoComputerSpecial"><text:span text:style-name="T867"><text:s text:c="12"/></text:span></text:span><text:span text:style-name="_5f_OOoComputerIdent"><text:span text:style-name="T983">text</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Ident"><text:span text:style-name="T983">parent</text:span></text:span><text:span text:style-name="_5f_OOoComputerSpecial"><text:span text:style-name="T983">.</text:span></text:span><text:span text:style-name="_5f_OOoComputerIdent"><text:span text:style-name="T983">text</text:span></text:span><text:span text:style-name="_5f_OOoComputerSpecial"><text:span text:style-name="T983">()</text:span></text:span></text:p>
      <text:p text:style-name="P166"><text:span text:style-name="_5f_OOoComputerSpecial"><text:span text:style-name="T867"><text:s text:c="12"/></text:span></text:span><text:span text:style-name="_5f_OOoComputerIdent"><text:span text:style-name="T983">delimiters</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Special"><text:span text:style-name="T983">[</text:span></text:span></text:p>
      <text:p text:style-name="P166"><text:span text:style-name="_5f_OOoComputerSpecial"><text:span text:style-name="T867"><text:s text:c="16"/></text:span></text:span><text:span text:style-name="_5f_OOoComputerLiteral"><text:span text:style-name="T983">'('</text:span></text:span><text:span text:style-name="_5f_OOoComputerSpecial"><text:span text:style-name="T983">,</text:span></text:span><text:span text:style-name="_5f_OOoComputerSpecial"><text:span text:style-name="T867"> </text:span></text:span><text:span text:style-name="_5f_OOoComputerLiteral"><text:span text:style-name="T983">')'</text:span></text:span><text:span text:style-name="_5f_OOoComputerSpecial"><text:span text:style-name="T983">,</text:span></text:span><text:span text:style-name="_5f_OOoComputerSpecial"><text:span text:style-name="T867"> </text:span></text:span><text:span text:style-name="_5f_OOoComputerLiteral"><text:span text:style-name="T983">'['</text:span></text:span><text:span text:style-name="_5f_OOoComputerSpecial"><text:span text:style-name="T983">,</text:span></text:span><text:span text:style-name="_5f_OOoComputerSpecial"><text:span text:style-name="T867"> </text:span></text:span><text:span text:style-name="_5f_OOoComputerLiteral"><text:span text:style-name="T983">']'</text:span></text:span><text:span text:style-name="_5f_OOoComputerSpecial"><text:span text:style-name="T983">,</text:span></text:span><text:span text:style-name="_5f_OOoComputerSpecial"><text:span text:style-name="T867"> </text:span></text:span><text:span text:style-name="_5f_OOoComputerLiteral"><text:span text:style-name="T983">'{'</text:span></text:span><text:span text:style-name="_5f_OOoComputerSpecial"><text:span text:style-name="T983">,</text:span></text:span><text:span text:style-name="_5f_OOoComputerSpecial"><text:span text:style-name="T867"> </text:span></text:span><text:span text:style-name="_5f_OOoComputerLiteral"><text:span text:style-name="T983">'}'</text:span></text:span><text:span text:style-name="_5f_OOoComputerSpecial"><text:span text:style-name="T983">,</text:span></text:span><text:span text:style-name="_5f_OOoComputerSpecial"><text:span text:style-name="T867"> </text:span></text:span><text:span text:style-name="_5f_OOoComputerLiteral"><text:span text:style-name="T983">' '</text:span></text:span><text:span text:style-name="_5f_OOoComputerSpecial"><text:span text:style-name="T983">,</text:span></text:span><text:span text:style-name="_5f_OOoComputerSpecial"><text:span text:style-name="T867"> </text:span></text:span><text:span text:style-name="_5f_OOoComputerLiteral"><text:span text:style-name="T983">'.'</text:span></text:span><text:span text:style-name="_5f_OOoComputerSpecial"><text:span text:style-name="T983">,</text:span></text:span><text:span text:style-name="_5f_OOoComputerSpecial"><text:span text:style-name="T867"> </text:span></text:span><text:span text:style-name="_5f_OOoComputerLiteral"><text:span text:style-name="T983">','</text:span></text:span><text:span text:style-name="_5f_OOoComputerSpecial"><text:span text:style-name="T983">,</text:span></text:span><text:span text:style-name="_5f_OOoComputerSpecial"><text:span text:style-name="T867"> </text:span></text:span><text:span text:style-name="_5f_OOoComputerLiteral"><text:span text:style-name="T983">';'</text:span></text:span><text:span text:style-name="_5f_OOoComputerSpecial"><text:span text:style-name="T983">,</text:span></text:span><text:span text:style-name="_5f_OOoComputerSpecial"><text:span text:style-name="T867"> </text:span></text:span><text:span text:style-name="_5f_OOoComputerLiteral"><text:span text:style-name="T983">'-'</text:span></text:span><text:span text:style-name="_5f_OOoComputerSpecial"><text:span text:style-name="T983">,</text:span></text:span></text:p>
      <text:p text:style-name="P166"><text:span text:style-name="_5f_OOoComputerSpecial"><text:span text:style-name="T867"><text:s text:c="16"/></text:span></text:span><text:span text:style-name="_5f_OOoComputerLiteral"><text:span text:style-name="T983">'+'</text:span></text:span><text:span text:style-name="_5f_OOoComputerSpecial"><text:span text:style-name="T983">,</text:span></text:span><text:span text:style-name="_5f_OOoComputerSpecial"><text:span text:style-name="T867"> </text:span></text:span><text:span text:style-name="_5f_OOoComputerLiteral"><text:span text:style-name="T983">'='</text:span></text:span><text:span text:style-name="_5f_OOoComputerSpecial"><text:span text:style-name="T983">,</text:span></text:span><text:span text:style-name="_5f_OOoComputerSpecial"><text:span text:style-name="T867"> </text:span></text:span><text:span text:style-name="_5f_OOoComputerLiteral"><text:span text:style-name="T983">'/'</text:span></text:span><text:span text:style-name="_5f_OOoComputerSpecial"><text:span text:style-name="T983">,</text:span></text:span><text:span text:style-name="_5f_OOoComputerSpecial"><text:span text:style-name="T867"> </text:span></text:span><text:span text:style-name="_5f_OOoComputerLiteral"><text:span text:style-name="T983">'*'</text:span></text:span><text:span text:style-name="_5f_OOoComputerSpecial"><text:span text:style-name="T983">,</text:span></text:span><text:span text:style-name="_5f_OOoComputerSpecial"><text:span text:style-name="T867"> </text:span></text:span><text:span text:style-name="_5f_OOoComputerLiteral"><text:span text:style-name="T983">'#'</text:span></text:span></text:p>
      <text:p text:style-name="P166"><text:span text:style-name="_5f_OOoComputerSpecial"><text:span text:style-name="T867"><text:s text:c="12"/></text:span></text:span><text:span text:style-name="_5f_OOoComputerSpecial"><text:span text:style-name="T983">]</text:span></text:span></text:p>
      <text:p text:style-name="P166"><text:span text:style-name="_5f_OOoComputerSpecial"><text:span text:style-name="T867"><text:s text:c="12"/></text:span></text:span><text:span text:style-name="_5f_OOoComputerIdent"><text:span text:style-name="T983">start</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Literal"><text:span text:style-name="T983">0</text:span></text:span></text:p>
      <text:p text:style-name="P166"><text:span text:style-name="_5f_OOoComputerSpecial"><text:span text:style-name="T867"><text:s text:c="12"/></text:span></text:span><text:span text:style-name="_5f_OOoComputerIdent"><text:span text:style-name="T983">end</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Literal"><text:span text:style-name="T983">0</text:span></text:span></text:p>
      <text:p text:style-name="P166"><text:span text:style-name="_5f_OOoComputerSpecial"><text:span text:style-name="T867"><text:s text:c="12"/></text:span></text:span><text:span text:style-name="_5f_OOoComputerKeyWord"><text:span text:style-name="T983">for</text:span></text:span><text:span text:style-name="_5f_OOoComputerSpecial"><text:span text:style-name="T867"> </text:span></text:span><text:span text:style-name="_5f_OOoComputerIdent"><text:span text:style-name="T983">i</text:span></text:span><text:span text:style-name="_5f_OOoComputerSpecial"><text:span text:style-name="T867"> </text:span></text:span><text:span text:style-name="_5f_OOoComputerKeyWord"><text:span text:style-name="T983">in</text:span></text:span><text:span text:style-name="_5f_OOoComputerSpecial"><text:span text:style-name="T867"> </text:span></text:span><text:span text:style-name="_5f_OOoComputerIdent"><text:span text:style-name="T983">range</text:span></text:span><text:span text:style-name="_5f_OOoComputerSpecial"><text:span text:style-name="T983">(</text:span></text:span><text:span text:style-name="_5f_OOoComputerIdent"><text:span text:style-name="T983">position</text:span></text:span><text:span text:style-name="_5f_OOoComputerSpecial"><text:span text:style-name="T983">+</text:span></text:span><text:span text:style-name="_5f_OOoComputerLiteral"><text:span text:style-name="T983">1</text:span></text:span><text:span text:style-name="_5f_OOoComputerSpecial"><text:span text:style-name="T983">,</text:span></text:span><text:span text:style-name="_5f_OOoComputerSpecial"><text:span text:style-name="T867"> </text:span></text:span><text:span text:style-name="_5f_OOoComputerIdent"><text:span text:style-name="T983">len</text:span></text:span><text:span text:style-name="_5f_OOoComputerSpecial"><text:span text:style-name="T983">(</text:span></text:span><text:span text:style-name="_5f_OOoComputerIdent"><text:span text:style-name="T983">text</text:span></text:span><text:span text:style-name="_5f_OOoComputerSpecial"><text:span text:style-name="T983">)):</text:span></text:span></text:p>
      <text:p text:style-name="P166"><text:span text:style-name="_5f_OOoComputerSpecial"><text:span text:style-name="T867"><text:s text:c="16"/></text:span></text:span><text:span text:style-name="_5f_OOoComputerKeyWord"><text:span text:style-name="T983">if</text:span></text:span><text:span text:style-name="_5f_OOoComputerSpecial"><text:span text:style-name="T867"> </text:span></text:span><text:span text:style-name="_5f_OOoComputerIdent"><text:span text:style-name="T983">text</text:span></text:span><text:span text:style-name="_5f_OOoComputerSpecial"><text:span text:style-name="T983">[</text:span></text:span><text:span text:style-name="_5f_OOoComputerIdent"><text:span text:style-name="T983">i</text:span></text:span><text:span text:style-name="_5f_OOoComputerSpecial"><text:span text:style-name="T983">]</text:span></text:span><text:span text:style-name="_5f_OOoComputerSpecial"><text:span text:style-name="T867"> </text:span></text:span><text:span text:style-name="_5f_OOoComputerKeyWord"><text:span text:style-name="T983">in</text:span></text:span><text:span text:style-name="_5f_OOoComputerSpecial"><text:span text:style-name="T867"> </text:span></text:span><text:span text:style-name="_5f_OOoComputerIdent"><text:span text:style-name="T983">delimiters</text:span></text:span><text:span text:style-name="_5f_OOoComputerSpecial"><text:span text:style-name="T983">:</text:span></text:span></text:p>
      <text:p text:style-name="P166"><text:span text:style-name="_5f_OOoComputerSpecial"><text:span text:style-name="T867"><text:s text:c="20"/></text:span></text:span><text:span text:style-name="_5f_OOoComputerIdent"><text:span text:style-name="T983">end</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Ident"><text:span text:style-name="T983">i</text:span></text:span></text:p>
      <text:p text:style-name="P166"><text:span text:style-name="_5f_OOoComputerSpecial"><text:span text:style-name="T867"><text:s text:c="20"/></text:span></text:span><text:span text:style-name="_5f_OOoComputerKeyWord"><text:span text:style-name="T983">break</text:span></text:span></text:p>
      <text:p text:style-name="P166"><text:span text:style-name="_5f_OOoComputerSpecial"><text:span text:style-name="T867"><text:s text:c="12"/></text:span></text:span><text:span text:style-name="_5f_OOoComputerKeyWord"><text:span text:style-name="T983">for</text:span></text:span><text:span text:style-name="_5f_OOoComputerSpecial"><text:span text:style-name="T867"> </text:span></text:span><text:span text:style-name="_5f_OOoComputerIdent"><text:span text:style-name="T983">i</text:span></text:span><text:span text:style-name="_5f_OOoComputerSpecial"><text:span text:style-name="T867"> </text:span></text:span><text:span text:style-name="_5f_OOoComputerKeyWord"><text:span text:style-name="T983">in</text:span></text:span><text:span text:style-name="_5f_OOoComputerSpecial"><text:span text:style-name="T867"> </text:span></text:span><text:span text:style-name="_5f_OOoComputerIdent"><text:span text:style-name="T983">range</text:span></text:span><text:span text:style-name="_5f_OOoComputerSpecial"><text:span text:style-name="T983">(</text:span></text:span><text:span text:style-name="_5f_OOoComputerIdent"><text:span text:style-name="T983">position</text:span></text:span><text:span text:style-name="_5f_OOoComputerSpecial"><text:span text:style-name="T983">,-</text:span></text:span><text:span text:style-name="_5f_OOoComputerLiteral"><text:span text:style-name="T983">1</text:span></text:span><text:span text:style-name="_5f_OOoComputerSpecial"><text:span text:style-name="T983">,-</text:span></text:span><text:span text:style-name="_5f_OOoComputerLiteral"><text:span text:style-name="T983">1</text:span></text:span><text:span text:style-name="_5f_OOoComputerSpecial"><text:span text:style-name="T983">):</text:span></text:span></text:p>
      <text:p text:style-name="P166"><text:span text:style-name="_5f_OOoComputerSpecial"><text:span text:style-name="T867"><text:s text:c="16"/></text:span></text:span><text:span text:style-name="_5f_OOoComputerKeyWord"><text:span text:style-name="T983">if</text:span></text:span><text:span text:style-name="_5f_OOoComputerSpecial"><text:span text:style-name="T867"> </text:span></text:span><text:span text:style-name="_5f_OOoComputerIdent"><text:span text:style-name="T983">text</text:span></text:span><text:span text:style-name="_5f_OOoComputerSpecial"><text:span text:style-name="T983">[</text:span></text:span><text:span text:style-name="_5f_OOoComputerIdent"><text:span text:style-name="T983">i</text:span></text:span><text:span text:style-name="_5f_OOoComputerSpecial"><text:span text:style-name="T983">]</text:span></text:span><text:span text:style-name="_5f_OOoComputerSpecial"><text:span text:style-name="T867"> </text:span></text:span><text:span text:style-name="_5f_OOoComputerKeyWord"><text:span text:style-name="T983">in</text:span></text:span><text:span text:style-name="_5f_OOoComputerSpecial"><text:span text:style-name="T867"> </text:span></text:span><text:span text:style-name="_5f_OOoComputerIdent"><text:span text:style-name="T983">delimiters</text:span></text:span><text:span text:style-name="_5f_OOoComputerSpecial"><text:span text:style-name="T983">:</text:span></text:span></text:p>
      <text:p text:style-name="P166"><text:span text:style-name="_5f_OOoComputerSpecial"><text:span text:style-name="T867"><text:s text:c="20"/></text:span></text:span><text:span text:style-name="_5f_OOoComputerIdent"><text:span text:style-name="T983">start</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Ident"><text:span text:style-name="T983">i</text:span></text:span></text:p>
      <text:p text:style-name="P166"><text:span text:style-name="_5f_OOoComputerSpecial"><text:span text:style-name="T867"><text:s text:c="20"/></text:span></text:span><text:span text:style-name="_5f_OOoComputerKeyWord"><text:span text:style-name="T983">break</text:span></text:span></text:p>
      <text:p text:style-name="P166"><text:span text:style-name="_5f_OOoComputerSpecial"><text:span text:style-name="T867"><text:s text:c="12"/></text:span></text:span><text:span text:style-name="_5f_OOoComputerIdent"><text:span text:style-name="T983">clicked_token</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Ident"><text:span text:style-name="T983">text</text:span></text:span><text:span text:style-name="_5f_OOoComputerSpecial"><text:span text:style-name="T983">[</text:span></text:span><text:span text:style-name="_5f_OOoComputerIdent"><text:span text:style-name="T983">start</text:span></text:span><text:span text:style-name="_5f_OOoComputerSpecial"><text:span text:style-name="T983">:</text:span></text:span><text:span text:style-name="_5f_OOoComputerIdent"><text:span text:style-name="T983">end</text:span></text:span><text:span text:style-name="_5f_OOoComputerSpecial"><text:span text:style-name="T983">].</text:span></text:span><text:span text:style-name="_5f_OOoComputerIdent"><text:span text:style-name="T983">strip</text:span></text:span><text:span text:style-name="_5f_OOoComputerSpecial"><text:span text:style-name="T983">()</text:span></text:span></text:p>
      <text:p text:style-name="P166"><text:span text:style-name="_5f_OOoComputerSpecial"><text:span text:style-name="T867"><text:s text:c="12"/></text:span></text:span><text:span text:style-name="_5f_OOoComputerComment"><text:span text:style-name="T983"># Print the token and replace it with the string "CLICK"</text:span></text:span></text:p>
      <text:p text:style-name="P166"><text:span text:style-name="_5f_OOoComputerSpecial"><text:span text:style-name="T867"><text:s text:c="12"/></text:span></text:span><text:span text:style-name="_5f_OOoComputerKeyWord"><text:span text:style-name="T983">print</text:span></text:span><text:span text:style-name="_5f_OOoComputerSpecial"><text:span text:style-name="T983">(</text:span></text:span><text:span text:style-name="_5f_OOoComputerLiteral"><text:span text:style-name="T983">"'"</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Ident"><text:span text:style-name="T983">clicked_token</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Literal"><text:span text:style-name="T983">"'"</text:span></text:span><text:span text:style-name="_5f_OOoComputerSpecial"><text:span text:style-name="T983">)</text:span></text:span></text:p>
      <text:p text:style-name="P166"><text:span text:style-name="_5f_OOoComputerSpecial"><text:span text:style-name="T867"><text:s text:c="12"/></text:span></text:span><text:span text:style-name="_5f_OOoComputerIdent"><text:span text:style-name="T983">parent</text:span></text:span><text:span text:style-name="_5f_OOoComputerSpecial"><text:span text:style-name="T983">.</text:span></text:span><text:span text:style-name="_5f_OOoComputerIdent"><text:span text:style-name="T983">setSelection</text:span></text:span><text:span text:style-name="_5f_OOoComputerSpecial"><text:span text:style-name="T983">(</text:span></text:span><text:span text:style-name="_5f_OOoComputerLiteral"><text:span text:style-name="T983">0</text:span></text:span><text:span text:style-name="_5f_OOoComputerSpecial"><text:span text:style-name="T983">,</text:span></text:span><text:span text:style-name="_5f_OOoComputerSpecial"><text:span text:style-name="T867"> </text:span></text:span><text:span text:style-name="_5f_OOoComputerIdent"><text:span text:style-name="T983">start</text:span></text:span><text:span text:style-name="_5f_OOoComputerSpecial"><text:span text:style-name="T983">+</text:span></text:span><text:span text:style-name="_5f_OOoComputerLiteral"><text:span text:style-name="T983">1</text:span></text:span><text:span text:style-name="_5f_OOoComputerSpecial"><text:span text:style-name="T983">,</text:span></text:span><text:span text:style-name="_5f_OOoComputerSpecial"><text:span text:style-name="T867"> </text:span></text:span><text:span text:style-name="_5f_OOoComputerLiteral"><text:span text:style-name="T983">0</text:span></text:span><text:span text:style-name="_5f_OOoComputerSpecial"><text:span text:style-name="T983">,</text:span></text:span><text:span text:style-name="_5f_OOoComputerSpecial"><text:span text:style-name="T867"> </text:span></text:span><text:span text:style-name="_5f_OOoComputerIdent"><text:span text:style-name="T983">end</text:span></text:span><text:span text:style-name="_5f_OOoComputerSpecial"><text:span text:style-name="T983">)</text:span></text:span></text:p>
      <text:p text:style-name="P166"><text:span text:style-name="_5f_OOoComputerSpecial"><text:span text:style-name="T867"><text:s text:c="12"/></text:span></text:span><text:span text:style-name="_5f_OOoComputerIdent"><text:span text:style-name="T983">parent</text:span></text:span><text:span text:style-name="_5f_OOoComputerSpecial"><text:span text:style-name="T983">.</text:span></text:span><text:span text:style-name="_5f_OOoComputerIdent"><text:span text:style-name="T983">replaceSelectedText</text:span></text:span><text:span text:style-name="_5f_OOoComputerSpecial"><text:span text:style-name="T983">(</text:span></text:span><text:span text:style-name="_5f_OOoComputerLiteral"><text:span text:style-name="T983">"CLICK"</text:span></text:span><text:span text:style-name="_5f_OOoComputerSpecial"><text:span text:style-name="T983">)</text:span></text:span></text:p>
      <text:p text:style-name="P166"><text:span text:style-name="_5f_OOoComputerSpecial"><text:span text:style-name="T867"><text:s text:c="8"/></text:span></text:span><text:span text:style-name="_5f_OOoComputerComment"><text:span text:style-name="T983"># Attach the hotspot click signal to a predefined function</text:span></text:span></text:p>
      <text:p text:style-name="P166"><text:span text:style-name="_5f_OOoComputerSpecial"><text:span text:style-name="T867"><text:s text:c="8"/></text:span></text:span><text:span text:style-name="_5f_OOoComputerIdent"><text:span text:style-name="T983">parent</text:span></text:span><text:span text:style-name="_5f_OOoComputerSpecial"><text:span text:style-name="T983">.</text:span></text:span><text:span text:style-name="_5f_OOoComputerIdent"><text:span text:style-name="T983">SCN_HOTSPOTCLICK</text:span></text:span><text:span text:style-name="_5f_OOoComputerSpecial"><text:span text:style-name="T983">.</text:span></text:span><text:span text:style-name="_5f_OOoComputerIdent"><text:span text:style-name="T983">connect</text:span></text:span><text:span text:style-name="_5f_OOoComputerSpecial"><text:span text:style-name="T983">(</text:span></text:span><text:span text:style-name="_5f_OOoComputerIdent"><text:span text:style-name="T983">hotspot_click</text:span></text:span><text:span text:style-name="_5f_OOoComputerSpecial"><text:span text:style-name="T983">)</text:span></text:span></text:p>
      <text:p text:style-name="P166"><text:span text:style-name="_5f_OOoComputerSpecial"><text:span text:style-name="T867"><text:s text:c="12"/></text:span></text:span></text:p>
      <text:p text:style-name="P166"><text:span text:style-name="_5f_OOoComputerSpecial"><text:span text:style-name="T867"><text:s text:c="4"/></text:span></text:span></text:p>
      <text:p text:style-name="P166"><text:span text:style-name="_5f_OOoComputerSpecial"><text:span text:style-name="T867"><text:s text:c="4"/></text:span></text:span><text:span text:style-name="_5f_OOoComputerKeyWord"><text:span text:style-name="T983">def</text:span></text:span><text:span text:style-name="_5f_OOoComputerSpecial"><text:span text:style-name="T867"> </text:span></text:span><text:span text:style-name="_5f_OOoComputerIdent"><text:span text:style-name="T983">init_colors</text:span></text:span><text:span text:style-name="_5f_OOoComputerSpecial"><text:span text:style-name="T983">(</text:span></text:span><text:span text:style-name="_5f_OOoComputerIdent"><text:span text:style-name="T983">self</text:span></text:span><text:span text:style-name="_5f_OOoComputerSpecial"><text:span text:style-name="T983">):</text:span></text:span></text:p>
      <text:p text:style-name="P166"><text:span text:style-name="_5f_OOoComputerSpecial"><text:span text:style-name="T867"><text:s text:c="8"/></text:span></text:span><text:span text:style-name="_5f_OOoComputerComment"><text:span text:style-name="T983"># Font color</text:span></text:span></text:p>
      <text:p text:style-name="P166"><text:span text:style-name="_5f_OOoComputerSpecial"><text:span text:style-name="T867"><text:s text:c="8"/></text:span></text:span><text:span text:style-name="_5f_OOoComputerIdent"><text:span text:style-name="T983">self</text:span></text:span><text:span text:style-name="_5f_OOoComputerSpecial"><text:span text:style-name="T983">.</text:span></text:span><text:span text:style-name="_5f_OOoComputerIdent"><text:span text:style-name="T983">setColor</text:span></text:span><text:span text:style-name="_5f_OOoComputerSpecial"><text:span text:style-name="T983">(</text:span></text:span><text:span text:style-name="_5f_OOoComputerIdent"><text:span text:style-name="T983">PyQt5</text:span></text:span><text:span text:style-name="_5f_OOoComputerSpecial"><text:span text:style-name="T983">.</text:span></text:span><text:span text:style-name="_5f_OOoComputerIdent"><text:span text:style-name="T983">QtGui</text:span></text:span><text:span text:style-name="_5f_OOoComputerSpecial"><text:span text:style-name="T983">.</text:span></text:span><text:span text:style-name="_5f_OOoComputerIdent"><text:span text:style-name="T983">QColor</text:span></text:span><text:span text:style-name="_5f_OOoComputerSpecial"><text:span text:style-name="T983">(</text:span></text:span><text:span text:style-name="_5f_OOoComputerLiteral"><text:span text:style-name="T983">0x00</text:span></text:span><text:span text:style-name="_5f_OOoComputerSpecial"><text:span text:style-name="T983">,</text:span></text:span><text:span text:style-name="_5f_OOoComputerSpecial"><text:span text:style-name="T867"> </text:span></text:span><text:span text:style-name="_5f_OOoComputerLiteral"><text:span text:style-name="T983">0x00</text:span></text:span><text:span text:style-name="_5f_OOoComputerSpecial"><text:span text:style-name="T983">,</text:span></text:span><text:span text:style-name="_5f_OOoComputerSpecial"><text:span text:style-name="T867"> </text:span></text:span><text:span text:style-name="_5f_OOoComputerLiteral"><text:span text:style-name="T983">0x00</text:span></text:span><text:span text:style-name="_5f_OOoComputerSpecial"><text:span text:style-name="T983">),</text:span></text:span><text:span text:style-name="_5f_OOoComputerSpecial"><text:span text:style-name="T867"> </text:span></text:span><text:span text:style-name="_5f_OOoComputerIdent"><text:span text:style-name="T983">self</text:span></text:span><text:span text:style-name="_5f_OOoComputerSpecial"><text:span text:style-name="T983">.</text:span></text:span><text:span text:style-name="_5f_OOoComputerIdent"><text:span text:style-name="T983">styles</text:span></text:span><text:span text:style-name="_5f_OOoComputerSpecial"><text:span text:style-name="T983">[</text:span></text:span><text:span text:style-name="_5f_OOoComputerLiteral"><text:span text:style-name="T983">"Default"</text:span></text:span><text:span text:style-name="_5f_OOoComputerSpecial"><text:span text:style-name="T983">])</text:span></text:span></text:p>
      <text:p text:style-name="P166"><text:span text:style-name="_5f_OOoComputerSpecial"><text:span text:style-name="T867"><text:s text:c="8"/></text:span></text:span><text:span text:style-name="_5f_OOoComputerIdent"><text:span text:style-name="T983">self</text:span></text:span><text:span text:style-name="_5f_OOoComputerSpecial"><text:span text:style-name="T983">.</text:span></text:span><text:span text:style-name="_5f_OOoComputerIdent"><text:span text:style-name="T983">setColor</text:span></text:span><text:span text:style-name="_5f_OOoComputerSpecial"><text:span text:style-name="T983">(</text:span></text:span><text:span text:style-name="_5f_OOoComputerIdent"><text:span text:style-name="T983">PyQt5</text:span></text:span><text:span text:style-name="_5f_OOoComputerSpecial"><text:span text:style-name="T983">.</text:span></text:span><text:span text:style-name="_5f_OOoComputerIdent"><text:span text:style-name="T983">QtGui</text:span></text:span><text:span text:style-name="_5f_OOoComputerSpecial"><text:span text:style-name="T983">.</text:span></text:span><text:span text:style-name="_5f_OOoComputerIdent"><text:span text:style-name="T983">QColor</text:span></text:span><text:span text:style-name="_5f_OOoComputerSpecial"><text:span text:style-name="T983">(</text:span></text:span><text:span text:style-name="_5f_OOoComputerLiteral"><text:span text:style-name="T983">0x00</text:span></text:span><text:span text:style-name="_5f_OOoComputerSpecial"><text:span text:style-name="T983">,</text:span></text:span><text:span text:style-name="_5f_OOoComputerSpecial"><text:span text:style-name="T867"> </text:span></text:span><text:span text:style-name="_5f_OOoComputerLiteral"><text:span text:style-name="T983">0x00</text:span></text:span><text:span text:style-name="_5f_OOoComputerSpecial"><text:span text:style-name="T983">,</text:span></text:span><text:span text:style-name="_5f_OOoComputerSpecial"><text:span text:style-name="T867"> </text:span></text:span><text:span text:style-name="_5f_OOoComputerLiteral"><text:span text:style-name="T983">0x7f</text:span></text:span><text:span text:style-name="_5f_OOoComputerSpecial"><text:span text:style-name="T983">),</text:span></text:span><text:span text:style-name="_5f_OOoComputerSpecial"><text:span text:style-name="T867"> </text:span></text:span><text:span text:style-name="_5f_OOoComputerIdent"><text:span text:style-name="T983">self</text:span></text:span><text:span text:style-name="_5f_OOoComputerSpecial"><text:span text:style-name="T983">.</text:span></text:span><text:span text:style-name="_5f_OOoComputerIdent"><text:span text:style-name="T983">styles</text:span></text:span><text:span text:style-name="_5f_OOoComputerSpecial"><text:span text:style-name="T983">[</text:span></text:span><text:span text:style-name="_5f_OOoComputerLiteral"><text:span text:style-name="T983">"Keyword"</text:span></text:span><text:span text:style-name="_5f_OOoComputerSpecial"><text:span text:style-name="T983">])</text:span></text:span></text:p>
      <text:p text:style-name="P166"><text:span text:style-name="_5f_OOoComputerSpecial"><text:span text:style-name="T867"><text:s text:c="8"/></text:span></text:span><text:span text:style-name="_5f_OOoComputerIdent"><text:span text:style-name="T983">self</text:span></text:span><text:span text:style-name="_5f_OOoComputerSpecial"><text:span text:style-name="T983">.</text:span></text:span><text:span text:style-name="_5f_OOoComputerIdent"><text:span text:style-name="T983">setColor</text:span></text:span><text:span text:style-name="_5f_OOoComputerSpecial"><text:span text:style-name="T983">(</text:span></text:span><text:span text:style-name="_5f_OOoComputerIdent"><text:span text:style-name="T983">PyQt5</text:span></text:span><text:span text:style-name="_5f_OOoComputerSpecial"><text:span text:style-name="T983">.</text:span></text:span><text:span text:style-name="_5f_OOoComputerIdent"><text:span text:style-name="T983">QtGui</text:span></text:span><text:span text:style-name="_5f_OOoComputerSpecial"><text:span text:style-name="T983">.</text:span></text:span><text:span text:style-name="_5f_OOoComputerIdent"><text:span text:style-name="T983">QColor</text:span></text:span><text:span text:style-name="_5f_OOoComputerSpecial"><text:span text:style-name="T983">(</text:span></text:span><text:span text:style-name="_5f_OOoComputerLiteral"><text:span text:style-name="T983">0x7f</text:span></text:span><text:span text:style-name="_5f_OOoComputerSpecial"><text:span text:style-name="T983">,</text:span></text:span><text:span text:style-name="_5f_OOoComputerSpecial"><text:span text:style-name="T867"> </text:span></text:span><text:span text:style-name="_5f_OOoComputerLiteral"><text:span text:style-name="T983">0x00</text:span></text:span><text:span text:style-name="_5f_OOoComputerSpecial"><text:span text:style-name="T983">,</text:span></text:span><text:span text:style-name="_5f_OOoComputerSpecial"><text:span text:style-name="T867"> </text:span></text:span><text:span text:style-name="_5f_OOoComputerLiteral"><text:span text:style-name="T983">0x00</text:span></text:span><text:span text:style-name="_5f_OOoComputerSpecial"><text:span text:style-name="T983">),</text:span></text:span><text:span text:style-name="_5f_OOoComputerSpecial"><text:span text:style-name="T867"> </text:span></text:span><text:span text:style-name="_5f_OOoComputerIdent"><text:span text:style-name="T983">self</text:span></text:span><text:span text:style-name="_5f_OOoComputerSpecial"><text:span text:style-name="T983">.</text:span></text:span><text:span text:style-name="_5f_OOoComputerIdent"><text:span text:style-name="T983">styles</text:span></text:span><text:span text:style-name="_5f_OOoComputerSpecial"><text:span text:style-name="T983">[</text:span></text:span><text:span text:style-name="_5f_OOoComputerLiteral"><text:span text:style-name="T983">"Unsafe"</text:span></text:span><text:span text:style-name="_5f_OOoComputerSpecial"><text:span text:style-name="T983">])</text:span></text:span></text:p>
      <text:p text:style-name="P166"><text:span text:style-name="_5f_OOoComputerSpecial"><text:span text:style-name="T867"><text:s text:c="8"/></text:span></text:span><text:span text:style-name="_5f_OOoComputerIdent"><text:span text:style-name="T983">self</text:span></text:span><text:span text:style-name="_5f_OOoComputerSpecial"><text:span text:style-name="T983">.</text:span></text:span><text:span text:style-name="_5f_OOoComputerIdent"><text:span text:style-name="T983">setColor</text:span></text:span><text:span text:style-name="_5f_OOoComputerSpecial"><text:span text:style-name="T983">(</text:span></text:span><text:span text:style-name="_5f_OOoComputerIdent"><text:span text:style-name="T983">PyQt5</text:span></text:span><text:span text:style-name="_5f_OOoComputerSpecial"><text:span text:style-name="T983">.</text:span></text:span><text:span text:style-name="_5f_OOoComputerIdent"><text:span text:style-name="T983">QtGui</text:span></text:span><text:span text:style-name="_5f_OOoComputerSpecial"><text:span text:style-name="T983">.</text:span></text:span><text:span text:style-name="_5f_OOoComputerIdent"><text:span text:style-name="T983">QColor</text:span></text:span><text:span text:style-name="_5f_OOoComputerSpecial"><text:span text:style-name="T983">(</text:span></text:span><text:span text:style-name="_5f_OOoComputerLiteral"><text:span text:style-name="T983">0x7f</text:span></text:span><text:span text:style-name="_5f_OOoComputerSpecial"><text:span text:style-name="T983">,</text:span></text:span><text:span text:style-name="_5f_OOoComputerSpecial"><text:span text:style-name="T867"> </text:span></text:span><text:span text:style-name="_5f_OOoComputerLiteral"><text:span text:style-name="T983">0x7f</text:span></text:span><text:span text:style-name="_5f_OOoComputerSpecial"><text:span text:style-name="T983">,</text:span></text:span><text:span text:style-name="_5f_OOoComputerSpecial"><text:span text:style-name="T867"> </text:span></text:span><text:span text:style-name="_5f_OOoComputerLiteral"><text:span text:style-name="T983">0x00</text:span></text:span><text:span text:style-name="_5f_OOoComputerSpecial"><text:span text:style-name="T983">),</text:span></text:span><text:span text:style-name="_5f_OOoComputerSpecial"><text:span text:style-name="T867"> </text:span></text:span><text:span text:style-name="_5f_OOoComputerIdent"><text:span text:style-name="T983">self</text:span></text:span><text:span text:style-name="_5f_OOoComputerSpecial"><text:span text:style-name="T983">.</text:span></text:span><text:span text:style-name="_5f_OOoComputerIdent"><text:span text:style-name="T983">styles</text:span></text:span><text:span text:style-name="_5f_OOoComputerSpecial"><text:span text:style-name="T983">[</text:span></text:span><text:span text:style-name="_5f_OOoComputerLiteral"><text:span text:style-name="T983">"MultilineComment"</text:span></text:span><text:span text:style-name="_5f_OOoComputerSpecial"><text:span text:style-name="T983">])</text:span></text:span></text:p>
      <text:p text:style-name="P166"><text:span text:style-name="_5f_OOoComputerSpecial"><text:span text:style-name="T867"><text:s text:c="8"/></text:span></text:span><text:span text:style-name="_5f_OOoComputerComment"><text:span text:style-name="T983"># Paper color</text:span></text:span></text:p>
      <text:p text:style-name="P166"><text:span text:style-name="_5f_OOoComputerSpecial"><text:span text:style-name="T867"><text:s text:c="8"/></text:span></text:span><text:span text:style-name="_5f_OOoComputerKeyWord"><text:span text:style-name="T983">for</text:span></text:span><text:span text:style-name="_5f_OOoComputerSpecial"><text:span text:style-name="T867"> </text:span></text:span><text:span text:style-name="_5f_OOoComputerIdent"><text:span text:style-name="T983">i</text:span></text:span><text:span text:style-name="_5f_OOoComputerSpecial"><text:span text:style-name="T867"> </text:span></text:span><text:span text:style-name="_5f_OOoComputerKeyWord"><text:span text:style-name="T983">in</text:span></text:span><text:span text:style-name="_5f_OOoComputerSpecial"><text:span text:style-name="T867"> </text:span></text:span><text:span text:style-name="_5f_OOoComputerIdent"><text:span text:style-name="T983">range</text:span></text:span><text:span text:style-name="_5f_OOoComputerSpecial"><text:span text:style-name="T983">(</text:span></text:span><text:span text:style-name="_5f_OOoComputerIdent"><text:span text:style-name="T983">len</text:span></text:span><text:span text:style-name="_5f_OOoComputerSpecial"><text:span text:style-name="T983">(</text:span></text:span><text:span text:style-name="_5f_OOoComputerIdent"><text:span text:style-name="T983">self</text:span></text:span><text:span text:style-name="_5f_OOoComputerSpecial"><text:span text:style-name="T983">.</text:span></text:span><text:span text:style-name="_5f_OOoComputerIdent"><text:span text:style-name="T983">styles</text:span></text:span><text:span text:style-name="_5f_OOoComputerSpecial"><text:span text:style-name="T983">)):</text:span></text:span></text:p>
      <text:p text:style-name="P166"><text:span text:style-name="_5f_OOoComputerSpecial"><text:span text:style-name="T867"><text:s text:c="12"/></text:span></text:span><text:span text:style-name="_5f_OOoComputerIdent"><text:span text:style-name="T983">self</text:span></text:span><text:span text:style-name="_5f_OOoComputerSpecial"><text:span text:style-name="T983">.</text:span></text:span><text:span text:style-name="_5f_OOoComputerIdent"><text:span text:style-name="T983">setPaper</text:span></text:span><text:span text:style-name="_5f_OOoComputerSpecial"><text:span text:style-name="T983">(</text:span></text:span><text:span text:style-name="_5f_OOoComputerIdent"><text:span text:style-name="T983">PyQt5</text:span></text:span><text:span text:style-name="_5f_OOoComputerSpecial"><text:span text:style-name="T983">.</text:span></text:span><text:span text:style-name="_5f_OOoComputerIdent"><text:span text:style-name="T983">QtGui</text:span></text:span><text:span text:style-name="_5f_OOoComputerSpecial"><text:span text:style-name="T983">.</text:span></text:span><text:span text:style-name="_5f_OOoComputerIdent"><text:span text:style-name="T983">QColor</text:span></text:span><text:span text:style-name="_5f_OOoComputerSpecial"><text:span text:style-name="T983">(</text:span></text:span><text:span text:style-name="_5f_OOoComputerLiteral"><text:span text:style-name="T983">0xff</text:span></text:span><text:span text:style-name="_5f_OOoComputerSpecial"><text:span text:style-name="T983">,</text:span></text:span><text:span text:style-name="_5f_OOoComputerSpecial"><text:span text:style-name="T867"> </text:span></text:span><text:span text:style-name="_5f_OOoComputerLiteral"><text:span text:style-name="T983">0xff</text:span></text:span><text:span text:style-name="_5f_OOoComputerSpecial"><text:span text:style-name="T983">,</text:span></text:span><text:span text:style-name="_5f_OOoComputerSpecial"><text:span text:style-name="T867"> </text:span></text:span><text:span text:style-name="_5f_OOoComputerLiteral"><text:span text:style-name="T983">0xff</text:span></text:span><text:span text:style-name="_5f_OOoComputerSpecial"><text:span text:style-name="T983">),</text:span></text:span><text:span text:style-name="_5f_OOoComputerSpecial"><text:span text:style-name="T867"> </text:span></text:span><text:span text:style-name="_5f_OOoComputerIdent"><text:span text:style-name="T983">i</text:span></text:span><text:span text:style-name="_5f_OOoComputerSpecial"><text:span text:style-name="T983">)</text:span></text:span></text:p>
      <text:p text:style-name="P166"><text:span text:style-name="_5f_OOoComputerSpecial"><text:span text:style-name="T867"><text:s text:c="4"/></text:span></text:span></text:p>
      <text:p text:style-name="P166"><text:span text:style-name="_5f_OOoComputerSpecial"><text:span text:style-name="T867"><text:s text:c="4"/></text:span></text:span><text:span text:style-name="_5f_OOoComputerKeyWord"><text:span text:style-name="T983">def</text:span></text:span><text:span text:style-name="_5f_OOoComputerSpecial"><text:span text:style-name="T867"> </text:span></text:span><text:span text:style-name="_5f_OOoComputerIdent"><text:span text:style-name="T983">language</text:span></text:span><text:span text:style-name="_5f_OOoComputerSpecial"><text:span text:style-name="T983">(</text:span></text:span><text:span text:style-name="_5f_OOoComputerIdent"><text:span text:style-name="T983">self</text:span></text:span><text:span text:style-name="_5f_OOoComputerSpecial"><text:span text:style-name="T983">):</text:span></text:span></text:p>
      <text:p text:style-name="P166"><text:span text:style-name="_5f_OOoComputerSpecial"><text:span text:style-name="T867"><text:s text:c="8"/></text:span></text:span><text:span text:style-name="_5f_OOoComputerKeyWord"><text:span text:style-name="T983">return</text:span></text:span><text:span text:style-name="_5f_OOoComputerSpecial"><text:span text:style-name="T867"> </text:span></text:span><text:span text:style-name="_5f_OOoComputerLiteral"><text:span text:style-name="T983">"Nim"</text:span></text:span></text:p>
      <text:p text:style-name="P166"><text:soft-page-break/><text:span text:style-name="_5f_OOoComputerSpecial"><text:span text:style-name="T867"><text:s text:c="4"/></text:span></text:span></text:p>
      <text:p text:style-name="P166"><text:span text:style-name="_5f_OOoComputerSpecial"><text:span text:style-name="T867"><text:s text:c="4"/></text:span></text:span><text:span text:style-name="_5f_OOoComputerKeyWord"><text:span text:style-name="T983">def</text:span></text:span><text:span text:style-name="_5f_OOoComputerSpecial"><text:span text:style-name="T867"> </text:span></text:span><text:span text:style-name="_5f_OOoComputerIdent"><text:span text:style-name="T983">description</text:span></text:span><text:span text:style-name="_5f_OOoComputerSpecial"><text:span text:style-name="T983">(</text:span></text:span><text:span text:style-name="_5f_OOoComputerIdent"><text:span text:style-name="T983">self</text:span></text:span><text:span text:style-name="_5f_OOoComputerSpecial"><text:span text:style-name="T983">,</text:span></text:span><text:span text:style-name="_5f_OOoComputerSpecial"><text:span text:style-name="T867"> </text:span></text:span><text:span text:style-name="_5f_OOoComputerIdent"><text:span text:style-name="T983">style</text:span></text:span><text:span text:style-name="_5f_OOoComputerSpecial"><text:span text:style-name="T983">):</text:span></text:span></text:p>
      <text:p text:style-name="P166"><text:span text:style-name="_5f_OOoComputerSpecial"><text:span text:style-name="T867"><text:s text:c="8"/></text:span></text:span><text:span text:style-name="_5f_OOoComputerKeyWord"><text:span text:style-name="T983">if</text:span></text:span><text:span text:style-name="_5f_OOoComputerSpecial"><text:span text:style-name="T867"> </text:span></text:span><text:span text:style-name="_5f_OOoComputerIdent"><text:span text:style-name="T983">style</text:span></text:span><text:span text:style-name="_5f_OOoComputerSpecial"><text:span text:style-name="T867"> </text:span></text:span><text:span text:style-name="_5f_OOoComputerSpecial"><text:span text:style-name="T983">&lt;</text:span></text:span><text:span text:style-name="_5f_OOoComputerSpecial"><text:span text:style-name="T867"> </text:span></text:span><text:span text:style-name="_5f_OOoComputerIdent"><text:span text:style-name="T983">len</text:span></text:span><text:span text:style-name="_5f_OOoComputerSpecial"><text:span text:style-name="T983">(</text:span></text:span><text:span text:style-name="_5f_OOoComputerIdent"><text:span text:style-name="T983">self</text:span></text:span><text:span text:style-name="_5f_OOoComputerSpecial"><text:span text:style-name="T983">.</text:span></text:span><text:span text:style-name="_5f_OOoComputerIdent"><text:span text:style-name="T983">styles</text:span></text:span><text:span text:style-name="_5f_OOoComputerSpecial"><text:span text:style-name="T983">):</text:span></text:span></text:p>
      <text:p text:style-name="P166"><text:span text:style-name="_5f_OOoComputerSpecial"><text:span text:style-name="T867"><text:s text:c="12"/></text:span></text:span><text:span text:style-name="_5f_OOoComputerIdent"><text:span text:style-name="T983">description</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Literal"><text:span text:style-name="T983">"Custom lexer for the Nim programming languages"</text:span></text:span></text:p>
      <text:p text:style-name="P166"><text:span text:style-name="_5f_OOoComputerSpecial"><text:span text:style-name="T867"><text:s text:c="8"/></text:span></text:span><text:span text:style-name="_5f_OOoComputerKeyWord"><text:span text:style-name="T983">else</text:span></text:span><text:span text:style-name="_5f_OOoComputerSpecial"><text:span text:style-name="T983">:</text:span></text:span></text:p>
      <text:p text:style-name="P166"><text:span text:style-name="_5f_OOoComputerSpecial"><text:span text:style-name="T867"><text:s text:c="12"/></text:span></text:span><text:span text:style-name="_5f_OOoComputerIdent"><text:span text:style-name="T983">description</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Literal"><text:span text:style-name="T983">""</text:span></text:span></text:p>
      <text:p text:style-name="P166"><text:span text:style-name="_5f_OOoComputerSpecial"><text:span text:style-name="T867"><text:s text:c="8"/></text:span></text:span><text:span text:style-name="_5f_OOoComputerKeyWord"><text:span text:style-name="T983">return</text:span></text:span><text:span text:style-name="_5f_OOoComputerSpecial"><text:span text:style-name="T867"> </text:span></text:span><text:span text:style-name="_5f_OOoComputerIdent"><text:span text:style-name="T983">description</text:span></text:span></text:p>
      <text:p text:style-name="P166"><text:span text:style-name="_5f_OOoComputerSpecial"><text:span text:style-name="T867"><text:s text:c="4"/></text:span></text:span></text:p>
      <text:p text:style-name="P166"><text:span text:style-name="_5f_OOoComputerSpecial"><text:span text:style-name="T867"><text:s text:c="4"/></text:span></text:span><text:span text:style-name="_5f_OOoComputerKeyWord"><text:span text:style-name="T983">def</text:span></text:span><text:span text:style-name="_5f_OOoComputerSpecial"><text:span text:style-name="T867"> </text:span></text:span><text:span text:style-name="_5f_OOoComputerIdent"><text:span text:style-name="T983">styleText</text:span></text:span><text:span text:style-name="_5f_OOoComputerSpecial"><text:span text:style-name="T983">(</text:span></text:span><text:span text:style-name="_5f_OOoComputerIdent"><text:span text:style-name="T983">self</text:span></text:span><text:span text:style-name="_5f_OOoComputerSpecial"><text:span text:style-name="T983">,</text:span></text:span><text:span text:style-name="_5f_OOoComputerSpecial"><text:span text:style-name="T867"> </text:span></text:span><text:span text:style-name="_5f_OOoComputerIdent"><text:span text:style-name="T983">start</text:span></text:span><text:span text:style-name="_5f_OOoComputerSpecial"><text:span text:style-name="T983">,</text:span></text:span><text:span text:style-name="_5f_OOoComputerSpecial"><text:span text:style-name="T867"> </text:span></text:span><text:span text:style-name="_5f_OOoComputerIdent"><text:span text:style-name="T983">end</text:span></text:span><text:span text:style-name="_5f_OOoComputerSpecial"><text:span text:style-name="T983">):</text:span></text:span></text:p>
      <text:p text:style-name="P166"><text:span text:style-name="_5f_OOoComputerSpecial"><text:span text:style-name="T867"><text:s text:c="8"/></text:span></text:span><text:span text:style-name="_5f_OOoComputerComment"><text:span text:style-name="T983"># Initialize the styling</text:span></text:span></text:p>
      <text:p text:style-name="P166"><text:span text:style-name="_5f_OOoComputerSpecial"><text:span text:style-name="T867"><text:s text:c="8"/></text:span></text:span><text:span text:style-name="_5f_OOoComputerIdent"><text:span text:style-name="T983">self</text:span></text:span><text:span text:style-name="_5f_OOoComputerSpecial"><text:span text:style-name="T983">.</text:span></text:span><text:span text:style-name="_5f_OOoComputerIdent"><text:span text:style-name="T983">startStyling</text:span></text:span><text:span text:style-name="_5f_OOoComputerSpecial"><text:span text:style-name="T983">(</text:span></text:span><text:span text:style-name="_5f_OOoComputerIdent"><text:span text:style-name="T983">start</text:span></text:span><text:span text:style-name="_5f_OOoComputerSpecial"><text:span text:style-name="T983">)</text:span></text:span></text:p>
      <text:p text:style-name="P166"><text:span text:style-name="_5f_OOoComputerSpecial"><text:span text:style-name="T867"><text:s text:c="8"/></text:span></text:span><text:span text:style-name="_5f_OOoComputerComment"><text:span text:style-name="T983"># Tokenize the text that needs to be styled using regular expressions.</text:span></text:span></text:p>
      <text:p text:style-name="P166"><text:span text:style-name="_5f_OOoComputerSpecial"><text:span text:style-name="T867"><text:s text:c="8"/></text:span></text:span><text:span text:style-name="_5f_OOoComputerComment"><text:span text:style-name="T983"># To style a sequence of characters you need to know the length of the sequence</text:span></text:span></text:p>
      <text:p text:style-name="P166"><text:span text:style-name="_5f_OOoComputerSpecial"><text:span text:style-name="T867"><text:s text:c="8"/></text:span></text:span><text:span text:style-name="_5f_OOoComputerComment"><text:span text:style-name="T983"># and which style you wish to apply to the sequence. It is up to the implementer</text:span></text:span></text:p>
      <text:p text:style-name="P166"><text:span text:style-name="_5f_OOoComputerSpecial"><text:span text:style-name="T867"><text:s text:c="8"/></text:span></text:span><text:span text:style-name="_5f_OOoComputerComment"><text:span text:style-name="T983"># to figure out which style the sequence belongs to. </text:span></text:span></text:p>
      <text:p text:style-name="P166"><text:span text:style-name="_5f_OOoComputerSpecial"><text:span text:style-name="T867"><text:s text:c="8"/></text:span></text:span><text:span text:style-name="_5f_OOoComputerComment"><text:span text:style-name="T983"># THE PROCEDURE SHOWN BELOW IS JUST ONE OF MANY!</text:span></text:span></text:p>
      <text:p text:style-name="P166"><text:span text:style-name="_5f_OOoComputerSpecial"><text:span text:style-name="T867"><text:s text:c="8"/></text:span></text:span><text:span text:style-name="_5f_OOoComputerIdent"><text:span text:style-name="T983">splitter</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Ident"><text:span text:style-name="T983">re</text:span></text:span><text:span text:style-name="_5f_OOoComputerSpecial"><text:span text:style-name="T983">.</text:span></text:span><text:span text:style-name="_5f_OOoComputerIdent"><text:span text:style-name="T983">compile</text:span></text:span><text:span text:style-name="_5f_OOoComputerSpecial"><text:span text:style-name="T983">(</text:span></text:span><text:span text:style-name="_5f_OOoComputerIdent"><text:span text:style-name="T983">r</text:span></text:span><text:span text:style-name="_5f_OOoComputerLiteral"><text:span text:style-name="T983">"(\{\.|\.\}|\#|\'|\"\"\"|\n|\s+|\w+|\W)"</text:span></text:span><text:span text:style-name="_5f_OOoComputerSpecial"><text:span text:style-name="T983">)</text:span></text:span></text:p>
      <text:p text:style-name="P166"><text:span text:style-name="_5f_OOoComputerSpecial"><text:span text:style-name="T867"><text:s text:c="8"/></text:span></text:span><text:span text:style-name="_5f_OOoComputerComment"><text:span text:style-name="T983"># Scintilla works with bytes, so we have to adjust the start and end boundaries.</text:span></text:span></text:p>
      <text:p text:style-name="P166"><text:span text:style-name="_5f_OOoComputerSpecial"><text:span text:style-name="T867"><text:s text:c="8"/></text:span></text:span><text:span text:style-name="_5f_OOoComputerComment"><text:span text:style-name="T983"># Like all Qt objects the lexers parent is the QScintilla editor.</text:span></text:span></text:p>
      <text:p text:style-name="P166"><text:span text:style-name="_5f_OOoComputerSpecial"><text:span text:style-name="T867"><text:s text:c="8"/></text:span></text:span><text:span text:style-name="_5f_OOoComputerIdent"><text:span text:style-name="T983">text</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Ident"><text:span text:style-name="T983">bytearray</text:span></text:span><text:span text:style-name="_5f_OOoComputerSpecial"><text:span text:style-name="T983">(</text:span></text:span><text:span text:style-name="_5f_OOoComputerIdent"><text:span text:style-name="T983">self</text:span></text:span><text:span text:style-name="_5f_OOoComputerSpecial"><text:span text:style-name="T983">.</text:span></text:span><text:span text:style-name="_5f_OOoComputerIdent"><text:span text:style-name="T983">parent</text:span></text:span><text:span text:style-name="_5f_OOoComputerSpecial"><text:span text:style-name="T983">().</text:span></text:span><text:span text:style-name="_5f_OOoComputerIdent"><text:span text:style-name="T983">text</text:span></text:span><text:span text:style-name="_5f_OOoComputerSpecial"><text:span text:style-name="T983">(),</text:span></text:span><text:span text:style-name="_5f_OOoComputerSpecial"><text:span text:style-name="T867"> </text:span></text:span><text:span text:style-name="_5f_OOoComputerLiteral"><text:span text:style-name="T983">"utf-8"</text:span></text:span><text:span text:style-name="_5f_OOoComputerSpecial"><text:span text:style-name="T983">)[</text:span></text:span><text:span text:style-name="_5f_OOoComputerIdent"><text:span text:style-name="T983">start</text:span></text:span><text:span text:style-name="_5f_OOoComputerSpecial"><text:span text:style-name="T983">:</text:span></text:span><text:span text:style-name="_5f_OOoComputerIdent"><text:span text:style-name="T983">end</text:span></text:span><text:span text:style-name="_5f_OOoComputerSpecial"><text:span text:style-name="T983">].</text:span></text:span><text:span text:style-name="_5f_OOoComputerIdent"><text:span text:style-name="T983">decode</text:span></text:span><text:span text:style-name="_5f_OOoComputerSpecial"><text:span text:style-name="T983">(</text:span></text:span><text:span text:style-name="_5f_OOoComputerLiteral"><text:span text:style-name="T983">"utf-8"</text:span></text:span><text:span text:style-name="_5f_OOoComputerSpecial"><text:span text:style-name="T983">)</text:span></text:span></text:p>
      <text:p text:style-name="P166"><text:span text:style-name="_5f_OOoComputerSpecial"><text:span text:style-name="T867"><text:s text:c="8"/></text:span></text:span><text:span text:style-name="_5f_OOoComputerIdent"><text:span text:style-name="T983">tokens</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Special"><text:span text:style-name="T983">[</text:span></text:span></text:p>
      <text:p text:style-name="P166"><text:span text:style-name="_5f_OOoComputerSpecial"><text:span text:style-name="T867"><text:s text:c="12"/></text:span></text:span><text:span text:style-name="_5f_OOoComputerSpecial"><text:span text:style-name="T983">(</text:span></text:span><text:span text:style-name="_5f_OOoComputerIdent"><text:span text:style-name="T983">token</text:span></text:span><text:span text:style-name="_5f_OOoComputerSpecial"><text:span text:style-name="T983">,</text:span></text:span><text:span text:style-name="_5f_OOoComputerSpecial"><text:span text:style-name="T867"> </text:span></text:span><text:span text:style-name="_5f_OOoComputerIdent"><text:span text:style-name="T983">len</text:span></text:span><text:span text:style-name="_5f_OOoComputerSpecial"><text:span text:style-name="T983">(</text:span></text:span><text:span text:style-name="_5f_OOoComputerIdent"><text:span text:style-name="T983">bytearray</text:span></text:span><text:span text:style-name="_5f_OOoComputerSpecial"><text:span text:style-name="T983">(</text:span></text:span><text:span text:style-name="_5f_OOoComputerIdent"><text:span text:style-name="T983">token</text:span></text:span><text:span text:style-name="_5f_OOoComputerSpecial"><text:span text:style-name="T983">,</text:span></text:span><text:span text:style-name="_5f_OOoComputerSpecial"><text:span text:style-name="T867"> </text:span></text:span><text:span text:style-name="_5f_OOoComputerLiteral"><text:span text:style-name="T983">"utf-8"</text:span></text:span><text:span text:style-name="_5f_OOoComputerSpecial"><text:span text:style-name="T983">)))</text:span></text:span><text:span text:style-name="_5f_OOoComputerSpecial"><text:span text:style-name="T867"> </text:span></text:span></text:p>
      <text:p text:style-name="P166"><text:span text:style-name="_5f_OOoComputerSpecial"><text:span text:style-name="T867"><text:s text:c="16"/></text:span></text:span><text:span text:style-name="_5f_OOoComputerKeyWord"><text:span text:style-name="T983">for</text:span></text:span><text:span text:style-name="_5f_OOoComputerSpecial"><text:span text:style-name="T867"> </text:span></text:span><text:span text:style-name="_5f_OOoComputerIdent"><text:span text:style-name="T983">token</text:span></text:span><text:span text:style-name="_5f_OOoComputerSpecial"><text:span text:style-name="T867"> </text:span></text:span><text:span text:style-name="_5f_OOoComputerKeyWord"><text:span text:style-name="T983">in</text:span></text:span><text:span text:style-name="_5f_OOoComputerSpecial"><text:span text:style-name="T867"> </text:span></text:span><text:span text:style-name="_5f_OOoComputerIdent"><text:span text:style-name="T983">splitter</text:span></text:span><text:span text:style-name="_5f_OOoComputerSpecial"><text:span text:style-name="T983">.</text:span></text:span><text:span text:style-name="_5f_OOoComputerIdent"><text:span text:style-name="T983">findall</text:span></text:span><text:span text:style-name="_5f_OOoComputerSpecial"><text:span text:style-name="T983">(</text:span></text:span><text:span text:style-name="_5f_OOoComputerIdent"><text:span text:style-name="T983">text</text:span></text:span><text:span text:style-name="_5f_OOoComputerSpecial"><text:span text:style-name="T983">)</text:span></text:span></text:p>
      <text:p text:style-name="P166"><text:span text:style-name="_5f_OOoComputerSpecial"><text:span text:style-name="T867"><text:s text:c="8"/></text:span></text:span><text:span text:style-name="_5f_OOoComputerSpecial"><text:span text:style-name="T983">]</text:span></text:span></text:p>
      <text:p text:style-name="P166"><text:span text:style-name="_5f_OOoComputerSpecial"><text:span text:style-name="T867"><text:s text:c="8"/></text:span></text:span><text:span text:style-name="_5f_OOoComputerComment"><text:span text:style-name="T983"># Multiline styles</text:span></text:span></text:p>
      <text:p text:style-name="P166"><text:span text:style-name="_5f_OOoComputerSpecial"><text:span text:style-name="T867"><text:s text:c="8"/></text:span></text:span><text:span text:style-name="_5f_OOoComputerIdent"><text:span text:style-name="T983">multiline_comment_flag</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Ident"><text:span text:style-name="T983">False</text:span></text:span></text:p>
      <text:p text:style-name="P166"><text:span text:style-name="_5f_OOoComputerSpecial"><text:span text:style-name="T867"><text:s text:c="8"/></text:span></text:span><text:span text:style-name="_5f_OOoComputerComment"><text:span text:style-name="T983"># Check previous style for a multiline style</text:span></text:span></text:p>
      <text:p text:style-name="P166"><text:span text:style-name="_5f_OOoComputerSpecial"><text:span text:style-name="T867"><text:s text:c="8"/></text:span></text:span><text:span text:style-name="_5f_OOoComputerKeyWord"><text:span text:style-name="T983">if</text:span></text:span><text:span text:style-name="_5f_OOoComputerSpecial"><text:span text:style-name="T867"> </text:span></text:span><text:span text:style-name="_5f_OOoComputerIdent"><text:span text:style-name="T983">start</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Literal"><text:span text:style-name="T983">0</text:span></text:span><text:span text:style-name="_5f_OOoComputerSpecial"><text:span text:style-name="T983">:</text:span></text:span></text:p>
      <text:p text:style-name="P166"><text:span text:style-name="_5f_OOoComputerSpecial"><text:span text:style-name="T867"><text:s text:c="12"/></text:span></text:span><text:span text:style-name="_5f_OOoComputerIdent"><text:span text:style-name="T983">previous_style</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Ident"><text:span text:style-name="T983">editor</text:span></text:span><text:span text:style-name="_5f_OOoComputerSpecial"><text:span text:style-name="T983">.</text:span></text:span><text:span text:style-name="_5f_OOoComputerIdent"><text:span text:style-name="T983">SendScintilla</text:span></text:span><text:span text:style-name="_5f_OOoComputerSpecial"><text:span text:style-name="T983">(</text:span></text:span><text:span text:style-name="_5f_OOoComputerIdent"><text:span text:style-name="T983">editor</text:span></text:span><text:span text:style-name="_5f_OOoComputerSpecial"><text:span text:style-name="T983">.</text:span></text:span><text:span text:style-name="_5f_OOoComputerIdent"><text:span text:style-name="T983">SCI_GETSTYLEAT</text:span></text:span><text:span text:style-name="_5f_OOoComputerSpecial"><text:span text:style-name="T983">,</text:span></text:span><text:span text:style-name="_5f_OOoComputerSpecial"><text:span text:style-name="T867"> </text:span></text:span><text:span text:style-name="_5f_OOoComputerIdent"><text:span text:style-name="T983">start</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Literal"><text:span text:style-name="T983">1</text:span></text:span><text:span text:style-name="_5f_OOoComputerSpecial"><text:span text:style-name="T983">)</text:span></text:span></text:p>
      <text:p text:style-name="P166"><text:span text:style-name="_5f_OOoComputerSpecial"><text:span text:style-name="T867"><text:s text:c="12"/></text:span></text:span><text:span text:style-name="_5f_OOoComputerKeyWord"><text:span text:style-name="T983">if</text:span></text:span><text:span text:style-name="_5f_OOoComputerSpecial"><text:span text:style-name="T867"> </text:span></text:span><text:span text:style-name="_5f_OOoComputerIdent"><text:span text:style-name="T983">previous_style</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Ident"><text:span text:style-name="T983">self</text:span></text:span><text:span text:style-name="_5f_OOoComputerSpecial"><text:span text:style-name="T983">.</text:span></text:span><text:span text:style-name="_5f_OOoComputerIdent"><text:span text:style-name="T983">styles</text:span></text:span><text:span text:style-name="_5f_OOoComputerSpecial"><text:span text:style-name="T983">[</text:span></text:span><text:span text:style-name="_5f_OOoComputerLiteral"><text:span text:style-name="T983">"MultilineComment"</text:span></text:span><text:span text:style-name="_5f_OOoComputerSpecial"><text:span text:style-name="T983">]:</text:span></text:span></text:p>
      <text:p text:style-name="P166"><text:span text:style-name="_5f_OOoComputerSpecial"><text:span text:style-name="T867"><text:s text:c="16"/></text:span></text:span><text:span text:style-name="_5f_OOoComputerIdent"><text:span text:style-name="T983">multiline_comment_flag</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Ident"><text:span text:style-name="T983">True</text:span></text:span></text:p>
      <text:p text:style-name="P166"><text:span text:style-name="_5f_OOoComputerSpecial"><text:span text:style-name="T867"><text:s text:c="8"/></text:span></text:span><text:span text:style-name="_5f_OOoComputerComment"><text:span text:style-name="T983"># Style the text in a loop</text:span></text:span></text:p>
      <text:p text:style-name="P166"><text:soft-page-break/><text:span text:style-name="_5f_OOoComputerSpecial"><text:span text:style-name="T867"><text:s text:c="8"/></text:span></text:span><text:span text:style-name="_5f_OOoComputerKeyWord"><text:span text:style-name="T983">for</text:span></text:span><text:span text:style-name="_5f_OOoComputerSpecial"><text:span text:style-name="T867"> </text:span></text:span><text:span text:style-name="_5f_OOoComputerIdent"><text:span text:style-name="T983">i</text:span></text:span><text:span text:style-name="_5f_OOoComputerSpecial"><text:span text:style-name="T983">,</text:span></text:span><text:span text:style-name="_5f_OOoComputerSpecial"><text:span text:style-name="T867"> </text:span></text:span><text:span text:style-name="_5f_OOoComputerIdent"><text:span text:style-name="T983">token</text:span></text:span><text:span text:style-name="_5f_OOoComputerSpecial"><text:span text:style-name="T867"> </text:span></text:span><text:span text:style-name="_5f_OOoComputerKeyWord"><text:span text:style-name="T983">in</text:span></text:span><text:span text:style-name="_5f_OOoComputerSpecial"><text:span text:style-name="T867"> </text:span></text:span><text:span text:style-name="_5f_OOoComputerIdent"><text:span text:style-name="T983">enumerate</text:span></text:span><text:span text:style-name="_5f_OOoComputerSpecial"><text:span text:style-name="T983">(</text:span></text:span><text:span text:style-name="_5f_OOoComputerIdent"><text:span text:style-name="T983">tokens</text:span></text:span><text:span text:style-name="_5f_OOoComputerSpecial"><text:span text:style-name="T983">):</text:span></text:span></text:p>
      <text:p text:style-name="P166"><text:span text:style-name="_5f_OOoComputerSpecial"><text:span text:style-name="T867"><text:s text:c="12"/></text:span></text:span><text:span text:style-name="_5f_OOoComputerKeyWord"><text:span text:style-name="T983">if</text:span></text:span><text:span text:style-name="_5f_OOoComputerSpecial"><text:span text:style-name="T867"> </text:span></text:span><text:span text:style-name="_5f_OOoComputerIdent"><text:span text:style-name="T983">multiline_comment_flag</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Ident"><text:span text:style-name="T983">False</text:span></text:span><text:span text:style-name="_5f_OOoComputerSpecial"><text:span text:style-name="T867"> </text:span></text:span><text:span text:style-name="_5f_OOoComputerKeyWord"><text:span text:style-name="T983">and</text:span></text:span><text:span text:style-name="_5f_OOoComputerSpecial"><text:span text:style-name="T867"> </text:span></text:span><text:span text:style-name="_5f_OOoComputerIdent"><text:span text:style-name="T983">token</text:span></text:span><text:span text:style-name="_5f_OOoComputerSpecial"><text:span text:style-name="T983">[</text:span></text:span><text:span text:style-name="_5f_OOoComputerLiteral"><text:span text:style-name="T983">0</text:span></text:span><text:span text:style-name="_5f_OOoComputerSpecial"><text:span text:style-name="T983">]</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Literal"><text:span text:style-name="T983">"#"</text:span></text:span><text:span text:style-name="_5f_OOoComputerSpecial"><text:span text:style-name="T867"> </text:span></text:span><text:span text:style-name="_5f_OOoComputerKeyWord"><text:span text:style-name="T983">and</text:span></text:span><text:span text:style-name="_5f_OOoComputerSpecial"><text:span text:style-name="T867"> </text:span></text:span><text:span text:style-name="_5f_OOoComputerIdent"><text:span text:style-name="T983">tokens</text:span></text:span><text:span text:style-name="_5f_OOoComputerSpecial"><text:span text:style-name="T983">[</text:span></text:span><text:span text:style-name="_5f_OOoComputerIdent"><text:span text:style-name="T983">i</text:span></text:span><text:span text:style-name="_5f_OOoComputerSpecial"><text:span text:style-name="T983">+</text:span></text:span><text:span text:style-name="_5f_OOoComputerLiteral"><text:span text:style-name="T983">1</text:span></text:span><text:span text:style-name="_5f_OOoComputerSpecial"><text:span text:style-name="T983">][</text:span></text:span><text:span text:style-name="_5f_OOoComputerLiteral"><text:span text:style-name="T983">0</text:span></text:span><text:span text:style-name="_5f_OOoComputerSpecial"><text:span text:style-name="T983">]</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Literal"><text:span text:style-name="T983">"["</text:span></text:span><text:span text:style-name="_5f_OOoComputerSpecial"><text:span text:style-name="T983">:</text:span></text:span></text:p>
      <text:p text:style-name="P166"><text:span text:style-name="_5f_OOoComputerSpecial"><text:span text:style-name="T867"><text:s text:c="16"/></text:span></text:span><text:span text:style-name="_5f_OOoComputerComment"><text:span text:style-name="T983"># Start of a multiline comment</text:span></text:span></text:p>
      <text:p text:style-name="P166"><text:span text:style-name="_5f_OOoComputerSpecial"><text:span text:style-name="T867"><text:s text:c="16"/></text:span></text:span><text:span text:style-name="_5f_OOoComputerIdent"><text:span text:style-name="T983">self</text:span></text:span><text:span text:style-name="_5f_OOoComputerSpecial"><text:span text:style-name="T983">.</text:span></text:span><text:span text:style-name="_5f_OOoComputerIdent"><text:span text:style-name="T983">setStyling</text:span></text:span><text:span text:style-name="_5f_OOoComputerSpecial"><text:span text:style-name="T983">(</text:span></text:span><text:span text:style-name="_5f_OOoComputerIdent"><text:span text:style-name="T983">token</text:span></text:span><text:span text:style-name="_5f_OOoComputerSpecial"><text:span text:style-name="T983">[</text:span></text:span><text:span text:style-name="_5f_OOoComputerLiteral"><text:span text:style-name="T983">1</text:span></text:span><text:span text:style-name="_5f_OOoComputerSpecial"><text:span text:style-name="T983">],</text:span></text:span><text:span text:style-name="_5f_OOoComputerSpecial"><text:span text:style-name="T867"> </text:span></text:span><text:span text:style-name="_5f_OOoComputerIdent"><text:span text:style-name="T983">self</text:span></text:span><text:span text:style-name="_5f_OOoComputerSpecial"><text:span text:style-name="T983">.</text:span></text:span><text:span text:style-name="_5f_OOoComputerIdent"><text:span text:style-name="T983">styles</text:span></text:span><text:span text:style-name="_5f_OOoComputerSpecial"><text:span text:style-name="T983">[</text:span></text:span><text:span text:style-name="_5f_OOoComputerLiteral"><text:span text:style-name="T983">"MultilineComment"</text:span></text:span><text:span text:style-name="_5f_OOoComputerSpecial"><text:span text:style-name="T983">])</text:span></text:span></text:p>
      <text:p text:style-name="P166"><text:span text:style-name="_5f_OOoComputerSpecial"><text:span text:style-name="T867"><text:s text:c="16"/></text:span></text:span><text:span text:style-name="_5f_OOoComputerComment"><text:span text:style-name="T983"># Set the multiline comment flag</text:span></text:span></text:p>
      <text:p text:style-name="P166"><text:span text:style-name="_5f_OOoComputerSpecial"><text:span text:style-name="T867"><text:s text:c="16"/></text:span></text:span><text:span text:style-name="_5f_OOoComputerIdent"><text:span text:style-name="T983">multiline_comment_flag</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Ident"><text:span text:style-name="T983">True</text:span></text:span></text:p>
      <text:p text:style-name="P166"><text:span text:style-name="_5f_OOoComputerSpecial"><text:span text:style-name="T867"><text:s text:c="12"/></text:span></text:span><text:span text:style-name="_5f_OOoComputerKeyWord"><text:span text:style-name="T983">elif</text:span></text:span><text:span text:style-name="_5f_OOoComputerSpecial"><text:span text:style-name="T867"> </text:span></text:span><text:span text:style-name="_5f_OOoComputerIdent"><text:span text:style-name="T983">multiline_comment_flag</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Ident"><text:span text:style-name="T983">True</text:span></text:span><text:span text:style-name="_5f_OOoComputerSpecial"><text:span text:style-name="T983">:</text:span></text:span></text:p>
      <text:p text:style-name="P166"><text:span text:style-name="_5f_OOoComputerSpecial"><text:span text:style-name="T867"><text:s text:c="16"/></text:span></text:span><text:span text:style-name="_5f_OOoComputerComment"><text:span text:style-name="T983"># Multiline comment flag is set</text:span></text:span></text:p>
      <text:p text:style-name="P166"><text:span text:style-name="_5f_OOoComputerSpecial"><text:span text:style-name="T867"><text:s text:c="16"/></text:span></text:span><text:span text:style-name="_5f_OOoComputerIdent"><text:span text:style-name="T983">self</text:span></text:span><text:span text:style-name="_5f_OOoComputerSpecial"><text:span text:style-name="T983">.</text:span></text:span><text:span text:style-name="_5f_OOoComputerIdent"><text:span text:style-name="T983">setStyling</text:span></text:span><text:span text:style-name="_5f_OOoComputerSpecial"><text:span text:style-name="T983">(</text:span></text:span><text:span text:style-name="_5f_OOoComputerIdent"><text:span text:style-name="T983">token</text:span></text:span><text:span text:style-name="_5f_OOoComputerSpecial"><text:span text:style-name="T983">[</text:span></text:span><text:span text:style-name="_5f_OOoComputerLiteral"><text:span text:style-name="T983">1</text:span></text:span><text:span text:style-name="_5f_OOoComputerSpecial"><text:span text:style-name="T983">],</text:span></text:span><text:span text:style-name="_5f_OOoComputerSpecial"><text:span text:style-name="T867"> </text:span></text:span><text:span text:style-name="_5f_OOoComputerIdent"><text:span text:style-name="T983">self</text:span></text:span><text:span text:style-name="_5f_OOoComputerSpecial"><text:span text:style-name="T983">.</text:span></text:span><text:span text:style-name="_5f_OOoComputerIdent"><text:span text:style-name="T983">styles</text:span></text:span><text:span text:style-name="_5f_OOoComputerSpecial"><text:span text:style-name="T983">[</text:span></text:span><text:span text:style-name="_5f_OOoComputerLiteral"><text:span text:style-name="T983">"MultilineComment"</text:span></text:span><text:span text:style-name="_5f_OOoComputerSpecial"><text:span text:style-name="T983">])</text:span></text:span></text:p>
      <text:p text:style-name="P166"><text:span text:style-name="_5f_OOoComputerSpecial"><text:span text:style-name="T867"><text:s text:c="16"/></text:span></text:span><text:span text:style-name="_5f_OOoComputerComment"><text:span text:style-name="T983"># Check if a multiline comment ends</text:span></text:span></text:p>
      <text:p text:style-name="P166"><text:span text:style-name="_5f_OOoComputerSpecial"><text:span text:style-name="T867"><text:s text:c="16"/></text:span></text:span><text:span text:style-name="_5f_OOoComputerKeyWord"><text:span text:style-name="T983">if</text:span></text:span><text:span text:style-name="_5f_OOoComputerSpecial"><text:span text:style-name="T867"> </text:span></text:span><text:span text:style-name="_5f_OOoComputerIdent"><text:span text:style-name="T983">token</text:span></text:span><text:span text:style-name="_5f_OOoComputerSpecial"><text:span text:style-name="T983">[</text:span></text:span><text:span text:style-name="_5f_OOoComputerLiteral"><text:span text:style-name="T983">0</text:span></text:span><text:span text:style-name="_5f_OOoComputerSpecial"><text:span text:style-name="T983">]</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Literal"><text:span text:style-name="T983">"#"</text:span></text:span><text:span text:style-name="_5f_OOoComputerSpecial"><text:span text:style-name="T867"> </text:span></text:span><text:span text:style-name="_5f_OOoComputerKeyWord"><text:span text:style-name="T983">and</text:span></text:span><text:span text:style-name="_5f_OOoComputerSpecial"><text:span text:style-name="T867"> </text:span></text:span><text:span text:style-name="_5f_OOoComputerIdent"><text:span text:style-name="T983">tokens</text:span></text:span><text:span text:style-name="_5f_OOoComputerSpecial"><text:span text:style-name="T983">[</text:span></text:span><text:span text:style-name="_5f_OOoComputerIdent"><text:span text:style-name="T983">i</text:span></text:span><text:span text:style-name="_5f_OOoComputerSpecial"><text:span text:style-name="T983">-</text:span></text:span><text:span text:style-name="_5f_OOoComputerLiteral"><text:span text:style-name="T983">1</text:span></text:span><text:span text:style-name="_5f_OOoComputerSpecial"><text:span text:style-name="T983">][</text:span></text:span><text:span text:style-name="_5f_OOoComputerLiteral"><text:span text:style-name="T983">0</text:span></text:span><text:span text:style-name="_5f_OOoComputerSpecial"><text:span text:style-name="T983">]</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Literal"><text:span text:style-name="T983">"]"</text:span></text:span><text:span text:style-name="_5f_OOoComputerSpecial"><text:span text:style-name="T983">:</text:span></text:span></text:p>
      <text:p text:style-name="P166"><text:span text:style-name="_5f_OOoComputerSpecial"><text:span text:style-name="T867"><text:s text:c="20"/></text:span></text:span><text:span text:style-name="_5f_OOoComputerIdent"><text:span text:style-name="T983">multiline_comment_flag</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Ident"><text:span text:style-name="T983">False</text:span></text:span></text:p>
      <text:p text:style-name="P166"><text:span text:style-name="_5f_OOoComputerSpecial"><text:span text:style-name="T867"><text:s text:c="12"/></text:span></text:span><text:span text:style-name="_5f_OOoComputerKeyWord"><text:span text:style-name="T983">elif</text:span></text:span><text:span text:style-name="_5f_OOoComputerSpecial"><text:span text:style-name="T867"> </text:span></text:span><text:span text:style-name="_5f_OOoComputerIdent"><text:span text:style-name="T983">token</text:span></text:span><text:span text:style-name="_5f_OOoComputerSpecial"><text:span text:style-name="T983">[</text:span></text:span><text:span text:style-name="_5f_OOoComputerLiteral"><text:span text:style-name="T983">0</text:span></text:span><text:span text:style-name="_5f_OOoComputerSpecial"><text:span text:style-name="T983">]</text:span></text:span><text:span text:style-name="_5f_OOoComputerSpecial"><text:span text:style-name="T867"> </text:span></text:span><text:span text:style-name="_5f_OOoComputerKeyWord"><text:span text:style-name="T983">in</text:span></text:span><text:span text:style-name="_5f_OOoComputerSpecial"><text:span text:style-name="T867"> </text:span></text:span><text:span text:style-name="_5f_OOoComputerIdent"><text:span text:style-name="T983">self</text:span></text:span><text:span text:style-name="_5f_OOoComputerSpecial"><text:span text:style-name="T983">.</text:span></text:span><text:span text:style-name="_5f_OOoComputerIdent"><text:span text:style-name="T983">keyword_list</text:span></text:span><text:span text:style-name="_5f_OOoComputerSpecial"><text:span text:style-name="T983">:</text:span></text:span></text:p>
      <text:p text:style-name="P166"><text:span text:style-name="_5f_OOoComputerSpecial"><text:span text:style-name="T867"><text:s text:c="16"/></text:span></text:span><text:span text:style-name="_5f_OOoComputerComment"><text:span text:style-name="T983"># Keyword</text:span></text:span></text:p>
      <text:p text:style-name="P166"><text:span text:style-name="_5f_OOoComputerSpecial"><text:span text:style-name="T867"><text:s text:c="16"/></text:span></text:span><text:span text:style-name="_5f_OOoComputerIdent"><text:span text:style-name="T983">self</text:span></text:span><text:span text:style-name="_5f_OOoComputerSpecial"><text:span text:style-name="T983">.</text:span></text:span><text:span text:style-name="_5f_OOoComputerIdent"><text:span text:style-name="T983">setStyling</text:span></text:span><text:span text:style-name="_5f_OOoComputerSpecial"><text:span text:style-name="T983">(</text:span></text:span><text:span text:style-name="_5f_OOoComputerIdent"><text:span text:style-name="T983">token</text:span></text:span><text:span text:style-name="_5f_OOoComputerSpecial"><text:span text:style-name="T983">[</text:span></text:span><text:span text:style-name="_5f_OOoComputerLiteral"><text:span text:style-name="T983">1</text:span></text:span><text:span text:style-name="_5f_OOoComputerSpecial"><text:span text:style-name="T983">],</text:span></text:span><text:span text:style-name="_5f_OOoComputerSpecial"><text:span text:style-name="T867"> </text:span></text:span><text:span text:style-name="_5f_OOoComputerIdent"><text:span text:style-name="T983">self</text:span></text:span><text:span text:style-name="_5f_OOoComputerSpecial"><text:span text:style-name="T983">.</text:span></text:span><text:span text:style-name="_5f_OOoComputerIdent"><text:span text:style-name="T983">styles</text:span></text:span><text:span text:style-name="_5f_OOoComputerSpecial"><text:span text:style-name="T983">[</text:span></text:span><text:span text:style-name="_5f_OOoComputerLiteral"><text:span text:style-name="T983">"Keyword"</text:span></text:span><text:span text:style-name="_5f_OOoComputerSpecial"><text:span text:style-name="T983">])</text:span></text:span></text:p>
      <text:p text:style-name="P166"><text:span text:style-name="_5f_OOoComputerSpecial"><text:span text:style-name="T867"><text:s text:c="12"/></text:span></text:span><text:span text:style-name="_5f_OOoComputerKeyWord"><text:span text:style-name="T983">elif</text:span></text:span><text:span text:style-name="_5f_OOoComputerSpecial"><text:span text:style-name="T867"> </text:span></text:span><text:span text:style-name="_5f_OOoComputerIdent"><text:span text:style-name="T983">token</text:span></text:span><text:span text:style-name="_5f_OOoComputerSpecial"><text:span text:style-name="T983">[</text:span></text:span><text:span text:style-name="_5f_OOoComputerLiteral"><text:span text:style-name="T983">0</text:span></text:span><text:span text:style-name="_5f_OOoComputerSpecial"><text:span text:style-name="T983">]</text:span></text:span><text:span text:style-name="_5f_OOoComputerSpecial"><text:span text:style-name="T867"> </text:span></text:span><text:span text:style-name="_5f_OOoComputerKeyWord"><text:span text:style-name="T983">in</text:span></text:span><text:span text:style-name="_5f_OOoComputerSpecial"><text:span text:style-name="T867"> </text:span></text:span><text:span text:style-name="_5f_OOoComputerIdent"><text:span text:style-name="T983">self</text:span></text:span><text:span text:style-name="_5f_OOoComputerSpecial"><text:span text:style-name="T983">.</text:span></text:span><text:span text:style-name="_5f_OOoComputerIdent"><text:span text:style-name="T983">unsafe_keyword_list</text:span></text:span><text:span text:style-name="_5f_OOoComputerSpecial"><text:span text:style-name="T983">:</text:span></text:span></text:p>
      <text:p text:style-name="P166"><text:span text:style-name="_5f_OOoComputerSpecial"><text:span text:style-name="T867"><text:s text:c="16"/></text:span></text:span><text:span text:style-name="_5f_OOoComputerComment"><text:span text:style-name="T983"># Keyword</text:span></text:span></text:p>
      <text:p text:style-name="P166"><text:span text:style-name="_5f_OOoComputerSpecial"><text:span text:style-name="T867"><text:s text:c="16"/></text:span></text:span><text:span text:style-name="_5f_OOoComputerIdent"><text:span text:style-name="T983">self</text:span></text:span><text:span text:style-name="_5f_OOoComputerSpecial"><text:span text:style-name="T983">.</text:span></text:span><text:span text:style-name="_5f_OOoComputerIdent"><text:span text:style-name="T983">setStyling</text:span></text:span><text:span text:style-name="_5f_OOoComputerSpecial"><text:span text:style-name="T983">(</text:span></text:span><text:span text:style-name="_5f_OOoComputerIdent"><text:span text:style-name="T983">token</text:span></text:span><text:span text:style-name="_5f_OOoComputerSpecial"><text:span text:style-name="T983">[</text:span></text:span><text:span text:style-name="_5f_OOoComputerLiteral"><text:span text:style-name="T983">1</text:span></text:span><text:span text:style-name="_5f_OOoComputerSpecial"><text:span text:style-name="T983">],</text:span></text:span><text:span text:style-name="_5f_OOoComputerSpecial"><text:span text:style-name="T867"> </text:span></text:span><text:span text:style-name="_5f_OOoComputerIdent"><text:span text:style-name="T983">self</text:span></text:span><text:span text:style-name="_5f_OOoComputerSpecial"><text:span text:style-name="T983">.</text:span></text:span><text:span text:style-name="_5f_OOoComputerIdent"><text:span text:style-name="T983">styles</text:span></text:span><text:span text:style-name="_5f_OOoComputerSpecial"><text:span text:style-name="T983">[</text:span></text:span><text:span text:style-name="_5f_OOoComputerLiteral"><text:span text:style-name="T983">"Unsafe"</text:span></text:span><text:span text:style-name="_5f_OOoComputerSpecial"><text:span text:style-name="T983">])</text:span></text:span></text:p>
      <text:p text:style-name="P166"><text:span text:style-name="_5f_OOoComputerSpecial"><text:span text:style-name="T867"><text:s text:c="12"/></text:span></text:span><text:span text:style-name="_5f_OOoComputerKeyWord"><text:span text:style-name="T983">else</text:span></text:span><text:span text:style-name="_5f_OOoComputerSpecial"><text:span text:style-name="T983">:</text:span></text:span></text:p>
      <text:p text:style-name="P166"><text:span text:style-name="_5f_OOoComputerSpecial"><text:span text:style-name="T867"><text:s text:c="16"/></text:span></text:span><text:span text:style-name="_5f_OOoComputerComment"><text:span text:style-name="T983"># Style with the default style</text:span></text:span></text:p>
      <text:p text:style-name="P166"><text:span text:style-name="_5f_OOoComputerSpecial"><text:span text:style-name="T867"><text:s text:c="16"/></text:span></text:span><text:span text:style-name="_5f_OOoComputerIdent"><text:span text:style-name="T983">self</text:span></text:span><text:span text:style-name="_5f_OOoComputerSpecial"><text:span text:style-name="T983">.</text:span></text:span><text:span text:style-name="_5f_OOoComputerIdent"><text:span text:style-name="T983">setStyling</text:span></text:span><text:span text:style-name="_5f_OOoComputerSpecial"><text:span text:style-name="T983">(</text:span></text:span><text:span text:style-name="_5f_OOoComputerIdent"><text:span text:style-name="T983">token</text:span></text:span><text:span text:style-name="_5f_OOoComputerSpecial"><text:span text:style-name="T983">[</text:span></text:span><text:span text:style-name="_5f_OOoComputerLiteral"><text:span text:style-name="T983">1</text:span></text:span><text:span text:style-name="_5f_OOoComputerSpecial"><text:span text:style-name="T983">],</text:span></text:span><text:span text:style-name="_5f_OOoComputerSpecial"><text:span text:style-name="T867"> </text:span></text:span><text:span text:style-name="_5f_OOoComputerIdent"><text:span text:style-name="T983">self</text:span></text:span><text:span text:style-name="_5f_OOoComputerSpecial"><text:span text:style-name="T983">.</text:span></text:span><text:span text:style-name="_5f_OOoComputerIdent"><text:span text:style-name="T983">styles</text:span></text:span><text:span text:style-name="_5f_OOoComputerSpecial"><text:span text:style-name="T983">[</text:span></text:span><text:span text:style-name="_5f_OOoComputerLiteral"><text:span text:style-name="T983">"Default"</text:span></text:span><text:span text:style-name="_5f_OOoComputerSpecial"><text:span text:style-name="T983">])</text:span></text:span></text:p>
      <text:p text:style-name="P166"><text:span text:style-name="_5f_OOoComputerSpecial"><text:span text:style-name="T867"><text:s text:c="4"/></text:span></text:span></text:p>
      <text:p text:style-name="P166"><text:span text:style-name="_5f_OOoComputerSpecial"><text:span text:style-name="T867"/></text:span></text:p>
      <text:p text:style-name="P166"><text:span text:style-name="_5f_OOoComputerComment"><text:span text:style-name="T983"># Create the main PyQt application object</text:span></text:span></text:p>
      <text:p text:style-name="P166"><text:span text:style-name="_5f_OOoComputerIdent"><text:span text:style-name="T983">application</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Ident"><text:span text:style-name="T983">PyQt5</text:span></text:span><text:span text:style-name="_5f_OOoComputerSpecial"><text:span text:style-name="T983">.</text:span></text:span><text:span text:style-name="_5f_OOoComputerIdent"><text:span text:style-name="T983">QtWidgets</text:span></text:span><text:span text:style-name="_5f_OOoComputerSpecial"><text:span text:style-name="T983">.</text:span></text:span><text:span text:style-name="_5f_OOoComputerIdent"><text:span text:style-name="T983">QApplication</text:span></text:span><text:span text:style-name="_5f_OOoComputerSpecial"><text:span text:style-name="T983">(</text:span></text:span><text:span text:style-name="_5f_OOoComputerIdent"><text:span text:style-name="T983">sys</text:span></text:span><text:span text:style-name="_5f_OOoComputerSpecial"><text:span text:style-name="T983">.</text:span></text:span><text:span text:style-name="_5f_OOoComputerIdent"><text:span text:style-name="T983">argv</text:span></text:span><text:span text:style-name="_5f_OOoComputerSpecial"><text:span text:style-name="T983">)</text:span></text:span></text:p>
      <text:p text:style-name="P166"><text:span text:style-name="_5f_OOoComputerSpecial"><text:span text:style-name="T867"/></text:span></text:p>
      <text:p text:style-name="P166"><text:span text:style-name="_5f_OOoComputerComment"><text:span text:style-name="T983"># Create a QScintila editor instance</text:span></text:span></text:p>
      <text:p text:style-name="P166"><text:span text:style-name="_5f_OOoComputerIdent"><text:span text:style-name="T983">editor</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Ident"><text:span text:style-name="T983">PyQt5</text:span></text:span><text:span text:style-name="_5f_OOoComputerSpecial"><text:span text:style-name="T983">.</text:span></text:span><text:span text:style-name="_5f_OOoComputerIdent"><text:span text:style-name="T983">Qsci</text:span></text:span><text:span text:style-name="_5f_OOoComputerSpecial"><text:span text:style-name="T983">.</text:span></text:span><text:span text:style-name="_5f_OOoComputerIdent"><text:span text:style-name="T983">QsciScintilla</text:span></text:span><text:span text:style-name="_5f_OOoComputerSpecial"><text:span text:style-name="T983">()</text:span></text:span></text:p>
      <text:p text:style-name="P166"><text:span text:style-name="_5f_OOoComputerComment"><text:span text:style-name="T983"># Set the lexer to the custom Nim lexer</text:span></text:span></text:p>
      <text:p text:style-name="P166"><text:span text:style-name="_5f_OOoComputerIdent"><text:span text:style-name="T983">nim_lexer</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Ident"><text:span text:style-name="T983">LexerNim</text:span></text:span><text:span text:style-name="_5f_OOoComputerSpecial"><text:span text:style-name="T983">(</text:span></text:span><text:span text:style-name="_5f_OOoComputerIdent"><text:span text:style-name="T983">editor</text:span></text:span><text:span text:style-name="_5f_OOoComputerSpecial"><text:span text:style-name="T983">)</text:span></text:span></text:p>
      <text:p text:style-name="P166"><text:span text:style-name="_5f_OOoComputerIdent"><text:span text:style-name="T983">editor</text:span></text:span><text:span text:style-name="_5f_OOoComputerSpecial"><text:span text:style-name="T983">.</text:span></text:span><text:span text:style-name="_5f_OOoComputerIdent"><text:span text:style-name="T983">setLexer</text:span></text:span><text:span text:style-name="_5f_OOoComputerSpecial"><text:span text:style-name="T983">(</text:span></text:span><text:span text:style-name="_5f_OOoComputerIdent"><text:span text:style-name="T983">nim_lexer</text:span></text:span><text:span text:style-name="_5f_OOoComputerSpecial"><text:span text:style-name="T983">)</text:span></text:span></text:p>
      <text:p text:style-name="P166"><text:span text:style-name="_5f_OOoComputerComment"><text:span text:style-name="T983"># Set the initial text with some Nim code</text:span></text:span></text:p>
      <text:p text:style-name="P166"><text:span text:style-name="_5f_OOoComputerIdent"><text:span text:style-name="T983">editor</text:span></text:span><text:span text:style-name="_5f_OOoComputerSpecial"><text:span text:style-name="T983">.</text:span></text:span><text:span text:style-name="_5f_OOoComputerIdent"><text:span text:style-name="T983">setText</text:span></text:span><text:span text:style-name="_5f_OOoComputerSpecial"><text:span text:style-name="T983">(</text:span></text:span></text:p>
      <text:p text:style-name="P166"><text:span text:style-name="_5f_OOoComputerLiteral"><text:span text:style-name="T983">"""</text:span></text:span></text:p>
      <text:p text:style-name="P166"><text:span text:style-name="_5f_OOoComputerIdent"><text:span text:style-name="T418">proc</text:span></text:span><text:span text:style-name="_5f_OOoComputerSpecial"><text:span text:style-name="T401"> </text:span></text:span><text:span text:style-name="_5f_OOoComputerIdent"><text:span text:style-name="T418">python_style_text</text:span></text:span><text:span text:style-name="_5f_OOoComputerSpecial"><text:span text:style-name="T418">*(</text:span></text:span><text:span text:style-name="_5f_OOoComputerIdent"><text:span text:style-name="T418">self</text:span></text:span><text:span text:style-name="_5f_OOoComputerSpecial"><text:span text:style-name="T418">,</text:span></text:span><text:span text:style-name="_5f_OOoComputerSpecial"><text:span text:style-name="T401"> </text:span></text:span><text:span text:style-name="_5f_OOoComputerIdent"><text:span text:style-name="T418">args</text:span></text:span><text:span text:style-name="_5f_OOoComputerSpecial"><text:span text:style-name="T418">:</text:span></text:span><text:span text:style-name="_5f_OOoComputerSpecial"><text:span text:style-name="T401"> </text:span></text:span><text:span text:style-name="_5f_OOoComputerIdent"><text:span text:style-name="T418">PyObjectPtr</text:span></text:span><text:span text:style-name="_5f_OOoComputerSpecial"><text:span text:style-name="T418">):</text:span></text:span><text:span text:style-name="_5f_OOoComputerSpecial"><text:span text:style-name="T401"> </text:span></text:span><text:span text:style-name="_5f_OOoComputerIdent"><text:span text:style-name="T418">PyObjectPtr</text:span></text:span><text:span text:style-name="_5f_OOoComputerSpecial"><text:span text:style-name="T401"> </text:span></text:span><text:span text:style-name="_5f_OOoComputerSpecial"><text:span text:style-name="T418">{.</text:span></text:span><text:span text:style-name="_5f_OOoComputerIdent"><text:span text:style-name="T418">exportc</text:span></text:span><text:span text:style-name="_5f_OOoComputerSpecial"><text:span text:style-name="T418">,</text:span></text:span><text:span text:style-name="_5f_OOoComputerSpecial"><text:span text:style-name="T401"> </text:span></text:span><text:span text:style-name="_5f_OOoComputerIdent"><text:span text:style-name="T418">cdecl</text:span></text:span><text:span text:style-name="_5f_OOoComputerSpecial"><text:span text:style-name="T418">.}</text:span></text:span><text:span text:style-name="_5f_OOoComputerSpecial"><text:span text:style-name="T401"> </text:span></text:span><text:span text:style-name="_5f_OOoComputerSpecial"><text:span text:style-name="T418">=</text:span></text:span></text:p>
      <text:p text:style-name="P166"><text:span text:style-name="_5f_OOoComputerSpecial"><text:span text:style-name="T401"><text:s text:c="4"/></text:span></text:span><text:span text:style-name="_5f_OOoComputerIdent"><text:span text:style-name="T418">var</text:span></text:span></text:p>
      <text:p text:style-name="P166"><text:span text:style-name="_5f_OOoComputerSpecial"><text:span text:style-name="T401"><text:s text:c="8"/></text:span></text:span><text:span text:style-name="_5f_OOoComputerIdent"><text:span text:style-name="T418">result_object</text:span></text:span><text:span text:style-name="_5f_OOoComputerSpecial"><text:span text:style-name="T418">:</text:span></text:span><text:span text:style-name="_5f_OOoComputerSpecial"><text:span text:style-name="T401"> </text:span></text:span><text:span text:style-name="_5f_OOoComputerIdent"><text:span text:style-name="T418">PyObjectPtr</text:span></text:span></text:p>
      <text:p text:style-name="P166"><text:soft-page-break/><text:span text:style-name="_5f_OOoComputerSpecial"><text:span text:style-name="T401"><text:s text:c="8"/></text:span></text:span><text:span text:style-name="_5f_OOoComputerIdent"><text:span text:style-name="T418">value_start</text:span></text:span><text:span text:style-name="_5f_OOoComputerSpecial"><text:span text:style-name="T418">,</text:span></text:span><text:span text:style-name="_5f_OOoComputerSpecial"><text:span text:style-name="T401"> </text:span></text:span><text:span text:style-name="_5f_OOoComputerIdent"><text:span text:style-name="T418">value_end</text:span></text:span><text:span text:style-name="_5f_OOoComputerSpecial"><text:span text:style-name="T418">:</text:span></text:span><text:span text:style-name="_5f_OOoComputerSpecial"><text:span text:style-name="T401"> </text:span></text:span><text:span text:style-name="_5f_OOoComputerIdent"><text:span text:style-name="T418">cint</text:span></text:span></text:p>
      <text:p text:style-name="P166"><text:span text:style-name="_5f_OOoComputerSpecial"><text:span text:style-name="T401"><text:s text:c="8"/></text:span></text:span><text:span text:style-name="_5f_OOoComputerIdent"><text:span text:style-name="T418">lexer</text:span></text:span><text:span text:style-name="_5f_OOoComputerSpecial"><text:span text:style-name="T418">,</text:span></text:span><text:span text:style-name="_5f_OOoComputerSpecial"><text:span text:style-name="T401"> </text:span></text:span><text:span text:style-name="_5f_OOoComputerIdent"><text:span text:style-name="T418">editor</text:span></text:span><text:span text:style-name="_5f_OOoComputerSpecial"><text:span text:style-name="T418">:</text:span></text:span><text:span text:style-name="_5f_OOoComputerSpecial"><text:span text:style-name="T401"> </text:span></text:span><text:span text:style-name="_5f_OOoComputerIdent"><text:span text:style-name="T418">PyObjectPtr</text:span></text:span></text:p>
      <text:p text:style-name="P166"><text:span text:style-name="_5f_OOoComputerSpecial"><text:span text:style-name="T401"><text:s text:c="8"/></text:span></text:span><text:span text:style-name="_5f_OOoComputerIdent"><text:span text:style-name="T418">parse_result</text:span></text:span><text:span text:style-name="_5f_OOoComputerSpecial"><text:span text:style-name="T418">:</text:span></text:span><text:span text:style-name="_5f_OOoComputerSpecial"><text:span text:style-name="T401"> </text:span></text:span><text:span text:style-name="_5f_OOoComputerIdent"><text:span text:style-name="T418">cint</text:span></text:span></text:p>
      <text:p text:style-name="P166"><text:span text:style-name="_5f_OOoComputerSpecial"><text:span text:style-name="T401"><text:s text:c="4"/></text:span></text:span></text:p>
      <text:p text:style-name="P166"><text:span text:style-name="_5f_OOoComputerSpecial"><text:span text:style-name="T401"><text:s text:c="4"/></text:span></text:span><text:span text:style-name="_5f_OOoComputerIdent"><text:span text:style-name="T418">parse_resul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argParseTuple</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args</text:span></text:span><text:span text:style-name="_5f_OOoComputerSpecial"><text:span text:style-name="T418">,</text:span></text:span><text:span text:style-name="_5f_OOoComputerSpecial"><text:span text:style-name="T401"> </text:span></text:span></text:p>
      <text:p text:style-name="P166"><text:span text:style-name="_5f_OOoComputerSpecial"><text:span text:style-name="T401"><text:s text:c="8"/></text:span></text:span><text:span text:style-name="_5f_OOoComputerLiteral"><text:span text:style-name="T418">"iiOO"</text:span></text:span><text:span text:style-name="_5f_OOoComputerSpecial"><text:span text:style-name="T418">,</text:span></text:span><text:span text:style-name="_5f_OOoComputerSpecial"><text:span text:style-name="T401"> </text:span></text:span></text:p>
      <text:p text:style-name="P166"><text:span text:style-name="_5f_OOoComputerSpecial"><text:span text:style-name="T401"><text:s text:c="8"/></text:span></text:span><text:span text:style-name="_5f_OOoComputerIdent"><text:span text:style-name="T418">addr</text:span></text:span><text:span text:style-name="_5f_OOoComputerSpecial"><text:span text:style-name="T418">(</text:span></text:span><text:span text:style-name="_5f_OOoComputerIdent"><text:span text:style-name="T418">value_start</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addr</text:span></text:span><text:span text:style-name="_5f_OOoComputerSpecial"><text:span text:style-name="T418">(</text:span></text:span><text:span text:style-name="_5f_OOoComputerIdent"><text:span text:style-name="T418">value_end</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addr</text:span></text:span><text:span text:style-name="_5f_OOoComputerSpecial"><text:span text:style-name="T418">(</text:span></text:span><text:span text:style-name="_5f_OOoComputerIdent"><text:span text:style-name="T418">lexer</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addr</text:span></text:span><text:span text:style-name="_5f_OOoComputerSpecial"><text:span text:style-name="T418">(</text:span></text:span><text:span text:style-name="_5f_OOoComputerIdent"><text:span text:style-name="T418">editor</text:span></text:span><text:span text:style-name="_5f_OOoComputerSpecial"><text:span text:style-name="T418">),</text:span></text:span></text:p>
      <text:p text:style-name="P166"><text:span text:style-name="_5f_OOoComputerSpecial"><text:span text:style-name="T401"><text:s text:c="4"/></text:span></text:span><text:span text:style-name="_5f_OOoComputerSpecial"><text:span text:style-name="T418">)</text:span></text:span></text:p>
      <text:p text:style-name="P166"><text:span text:style-name="_5f_OOoComputerSpecial"><text:span text:style-name="T401"><text:s text:c="4"/></text:span></text:span></text:p>
      <text:p text:style-name="P166"><text:span text:style-name="_5f_OOoComputerSpecial"><text:span text:style-name="T401"><text:s text:c="4"/></text:span></text:span><text:span text:style-name="_5f_OOoComputerComment"><text:span text:style-name="T418">#[</text:span></text:span></text:p>
      <text:p text:style-name="P166"><text:span text:style-name="_5f_OOoComputerSpecial"><text:span text:style-name="T401"><text:tab/> <text:s text:c="3"/></text:span></text:span><text:span text:style-name="_5f_OOoComputerKeyWord"><text:span text:style-name="T418">if</text:span></text:span><text:span text:style-name="_5f_OOoComputerSpecial"><text:span text:style-name="T401"> </text:span></text:span><text:span text:style-name="_5f_OOoComputerIdent"><text:span text:style-name="T418">parse_resul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0</text:span></text:span><text:span text:style-name="_5f_OOoComputerSpecial"><text:span text:style-name="T418">:</text:span></text:span></text:p>
      <text:p text:style-name="P166"><text:span text:style-name="_5f_OOoComputerSpecial"><text:span text:style-name="T401"><text:tab/><text:tab/></text:span></text:span><text:span text:style-name="_5f_OOoComputerIdent"><text:span text:style-name="T418">echo</text:span></text:span><text:span text:style-name="_5f_OOoComputerSpecial"><text:span text:style-name="T401"> </text:span></text:span><text:span text:style-name="_5f_OOoComputerLiteral"><text:span text:style-name="T418">"Napaka v pretvarjanju argumentov v funkcijo!"</text:span></text:span><text:span text:style-name="_5f_OOoComputerSpecial"><text:span text:style-name="T401"> <text:s text:c="7"/></text:span></text:span></text:p>
      <text:p text:style-name="P166"><text:span text:style-name="_5f_OOoComputerSpecial"><text:span text:style-name="T401"><text:tab/><text:tab/></text:span></text:span><text:span text:style-name="_5f_OOoComputerIdent"><text:span text:style-name="T418">returnNone</text:span></text:span><text:span text:style-name="_5f_OOoComputerSpecial"><text:span text:style-name="T418">()</text:span></text:span></text:p>
      <text:p text:style-name="P166"><text:span text:style-name="_5f_OOoComputerSpecial"><text:span text:style-name="T401"><text:s text:c="4"/></text:span></text:span><text:span text:style-name="_5f_OOoComputerSpecial"><text:span text:style-name="T418">]#</text:span></text:span></text:p>
      <text:p text:style-name="P166"><text:span text:style-name="_5f_OOoComputerSpecial"><text:span text:style-name="T401"><text:s text:c="4"/></text:span></text:span></text:p>
      <text:p text:style-name="P166"><text:span text:style-name="_5f_OOoComputerSpecial"><text:span text:style-name="T401"><text:s text:c="4"/></text:span></text:span><text:span text:style-name="_5f_OOoComputerIdent"><text:span text:style-name="T418">var</text:span></text:span></text:p>
      <text:p text:style-name="P166"><text:span text:style-name="_5f_OOoComputerSpecial"><text:span text:style-name="T401"><text:s text:c="8"/></text:span></text:span><text:span text:style-name="_5f_OOoComputerIdent"><text:span text:style-name="T418">text_method</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objectGetAttr</text:span></text:span><text:span text:style-name="_5f_OOoComputerSpecial"><text:span text:style-name="T418">(</text:span></text:span><text:span text:style-name="_5f_OOoComputerIdent"><text:span text:style-name="T418">editor</text:span></text:span><text:span text:style-name="_5f_OOoComputerSpecial"><text:span text:style-name="T418">,</text:span></text:span><text:span text:style-name="_5f_OOoComputerSpecial"><text:span text:style-name="T401"> </text:span></text:span><text:span text:style-name="_5f_OOoComputerIdent"><text:span text:style-name="T418">buildValue</text:span></text:span><text:span text:style-name="_5f_OOoComputerSpecial"><text:span text:style-name="T418">(</text:span></text:span><text:span text:style-name="_5f_OOoComputerLiteral"><text:span text:style-name="T418">"s"</text:span></text:span><text:span text:style-name="_5f_OOoComputerSpecial"><text:span text:style-name="T418">,</text:span></text:span><text:span text:style-name="_5f_OOoComputerSpecial"><text:span text:style-name="T401"> </text:span></text:span><text:span text:style-name="_5f_OOoComputerIdent"><text:span text:style-name="T418">cstring</text:span></text:span><text:span text:style-name="_5f_OOoComputerSpecial"><text:span text:style-name="T418">(</text:span></text:span><text:span text:style-name="_5f_OOoComputerLiteral"><text:span text:style-name="T418">"text"</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text_objec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objectCallObject</text:span></text:span><text:span text:style-name="_5f_OOoComputerSpecial"><text:span text:style-name="T418">(</text:span></text:span><text:span text:style-name="_5f_OOoComputerIdent"><text:span text:style-name="T418">text_method</text:span></text:span><text:span text:style-name="_5f_OOoComputerSpecial"><text:span text:style-name="T418">,</text:span></text:span><text:span text:style-name="_5f_OOoComputerSpecial"><text:span text:style-name="T401"> </text:span></text:span><text:span text:style-name="_5f_OOoComputerIdent"><text:span text:style-name="T418">tupleNew</text:span></text:span><text:span text:style-name="_5f_OOoComputerSpecial"><text:span text:style-name="T418">(</text:span></text:span><text:span text:style-name="_5f_OOoComputerLiteral"><text:span text:style-name="T418">0</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string_objec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unicodeAsEncodedString</text:span></text:span><text:span text:style-name="_5f_OOoComputerSpecial"><text:span text:style-name="T418">(</text:span></text:span><text:span text:style-name="_5f_OOoComputerIdent"><text:span text:style-name="T418">text_object</text:span></text:span><text:span text:style-name="_5f_OOoComputerSpecial"><text:span text:style-name="T418">,</text:span></text:span><text:span text:style-name="_5f_OOoComputerSpecial"><text:span text:style-name="T401"> </text:span></text:span><text:span text:style-name="_5f_OOoComputerLiteral"><text:span text:style-name="T418">"utf-8"</text:span></text:span><text:span text:style-name="_5f_OOoComputerSpecial"><text:span text:style-name="T418">,</text:span></text:span><text:span text:style-name="_5f_OOoComputerSpecial"><text:span text:style-name="T401"> </text:span></text:span><text:span text:style-name="_5f_OOoComputerIdent"><text:span text:style-name="T418">nil</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cstring_whole_tex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bytesAsString</text:span></text:span><text:span text:style-name="_5f_OOoComputerSpecial"><text:span text:style-name="T418">(</text:span></text:span><text:span text:style-name="_5f_OOoComputerIdent"><text:span text:style-name="T418">string_object</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whole_tex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Special"><text:span text:style-name="T418">$</text:span></text:span><text:span text:style-name="_5f_OOoComputerIdent"><text:span text:style-name="T418">cstring_whole_text</text:span></text:span></text:p>
      <text:p text:style-name="P166"><text:span text:style-name="_5f_OOoComputerSpecial"><text:span text:style-name="T401"><text:s text:c="8"/></text:span></text:span><text:span text:style-name="_5f_OOoComputerIdent"><text:span text:style-name="T418">tex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whole_text</text:span></text:span><text:span text:style-name="_5f_OOoComputerSpecial"><text:span text:style-name="T418">[</text:span></text:span><text:span text:style-name="_5f_OOoComputerIdent"><text:span text:style-name="T418">int</text:span></text:span><text:span text:style-name="_5f_OOoComputerSpecial"><text:span text:style-name="T418">(</text:span></text:span><text:span text:style-name="_5f_OOoComputerIdent"><text:span text:style-name="T418">value_start</text:span></text:span><text:span text:style-name="_5f_OOoComputerSpecial"><text:span text:style-name="T418">)..</text:span></text:span><text:span text:style-name="_5f_OOoComputerIdent"><text:span text:style-name="T418">int</text:span></text:span><text:span text:style-name="_5f_OOoComputerSpecial"><text:span text:style-name="T418">(</text:span></text:span><text:span text:style-name="_5f_OOoComputerIdent"><text:span text:style-name="T418">value_end</text:span></text:span><text:span text:style-name="_5f_OOoComputerSpecial"><text:span text:style-name="T418">-</text:span></text:span><text:span text:style-name="_5f_OOoComputerLiteral"><text:span text:style-name="T418">1</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text_length</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len</text:span></text:span><text:span text:style-name="_5f_OOoComputerSpecial"><text:span text:style-name="T418">(</text:span></text:span><text:span text:style-name="_5f_OOoComputerIdent"><text:span text:style-name="T418">text</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current_token</text:span></text:span><text:span text:style-name="_5f_OOoComputerSpecial"><text:span text:style-name="T418">:</text:span></text:span><text:span text:style-name="_5f_OOoComputerSpecial"><text:span text:style-name="T401"> </text:span></text:span><text:span text:style-name="_5f_OOoComputerIdent"><text:span text:style-name="T418">string</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text:span></text:span></text:p>
      <text:p text:style-name="P166"><text:span text:style-name="_5f_OOoComputerSpecial"><text:span text:style-name="T401"><text:s text:c="4"/></text:span></text:span><text:span text:style-name="_5f_OOoComputerComment"><text:span text:style-name="T418"># Prepare the objects that will be called as functions</text:span></text:span></text:p>
      <text:p text:style-name="P166"><text:span text:style-name="_5f_OOoComputerSpecial"><text:span text:style-name="T401"><text:s text:c="4"/></text:span></text:span><text:span text:style-name="_5f_OOoComputerIdent"><text:span text:style-name="T418">var</text:span></text:span></text:p>
      <text:p text:style-name="P166"><text:span text:style-name="_5f_OOoComputerSpecial"><text:span text:style-name="T401"><text:s text:c="8"/></text:span></text:span><text:span text:style-name="_5f_OOoComputerIdent"><text:span text:style-name="T418">start_styling_obj</text:span></text:span><text:span text:style-name="_5f_OOoComputerSpecial"><text:span text:style-name="T418">:</text:span></text:span><text:span text:style-name="_5f_OOoComputerSpecial"><text:span text:style-name="T401"> </text:span></text:span><text:span text:style-name="_5f_OOoComputerIdent"><text:span text:style-name="T418">PyObjectPtr</text:span></text:span></text:p>
      <text:p text:style-name="P166"><text:span text:style-name="_5f_OOoComputerSpecial"><text:span text:style-name="T401"><text:s text:c="8"/></text:span></text:span><text:span text:style-name="_5f_OOoComputerIdent"><text:span text:style-name="T418">start_args</text:span></text:span><text:span text:style-name="_5f_OOoComputerSpecial"><text:span text:style-name="T418">:</text:span></text:span><text:span text:style-name="_5f_OOoComputerSpecial"><text:span text:style-name="T401"> </text:span></text:span><text:span text:style-name="_5f_OOoComputerIdent"><text:span text:style-name="T418">PyObjectPtr</text:span></text:span></text:p>
      <text:p text:style-name="P166"><text:span text:style-name="_5f_OOoComputerSpecial"><text:span text:style-name="T401"><text:s text:c="8"/></text:span></text:span><text:span text:style-name="_5f_OOoComputerIdent"><text:span text:style-name="T418">set_styling_obj</text:span></text:span><text:span text:style-name="_5f_OOoComputerSpecial"><text:span text:style-name="T418">:</text:span></text:span><text:span text:style-name="_5f_OOoComputerSpecial"><text:span text:style-name="T401"> </text:span></text:span><text:span text:style-name="_5f_OOoComputerIdent"><text:span text:style-name="T418">PyObjectPtr</text:span></text:span></text:p>
      <text:p text:style-name="P166"><text:span text:style-name="_5f_OOoComputerSpecial"><text:span text:style-name="T401"><text:s text:c="8"/></text:span></text:span><text:span text:style-name="_5f_OOoComputerIdent"><text:span text:style-name="T418">set_args</text:span></text:span><text:span text:style-name="_5f_OOoComputerSpecial"><text:span text:style-name="T418">:</text:span></text:span><text:span text:style-name="_5f_OOoComputerSpecial"><text:span text:style-name="T401"> </text:span></text:span><text:span text:style-name="_5f_OOoComputerIdent"><text:span text:style-name="T418">PyObjectPtr</text:span></text:span></text:p>
      <text:p text:style-name="P166"><text:span text:style-name="_5f_OOoComputerSpecial"><text:span text:style-name="T401"><text:s text:c="8"/></text:span></text:span><text:span text:style-name="_5f_OOoComputerIdent"><text:span text:style-name="T418">send_scintilla_obj</text:span></text:span><text:span text:style-name="_5f_OOoComputerSpecial"><text:span text:style-name="T418">:</text:span></text:span><text:span text:style-name="_5f_OOoComputerSpecial"><text:span text:style-name="T401"> </text:span></text:span><text:span text:style-name="_5f_OOoComputerIdent"><text:span text:style-name="T418">PyObjectPtr</text:span></text:span></text:p>
      <text:p text:style-name="P166"><text:span text:style-name="_5f_OOoComputerSpecial"><text:span text:style-name="T401"><text:s text:c="8"/></text:span></text:span><text:span text:style-name="_5f_OOoComputerIdent"><text:span text:style-name="T418">send_args</text:span></text:span><text:span text:style-name="_5f_OOoComputerSpecial"><text:span text:style-name="T418">:</text:span></text:span><text:span text:style-name="_5f_OOoComputerSpecial"><text:span text:style-name="T401"> </text:span></text:span><text:span text:style-name="_5f_OOoComputerIdent"><text:span text:style-name="T418">PyObjectPtr</text:span></text:span></text:p>
      <text:p text:style-name="P166"><text:span text:style-name="_5f_OOoComputerSpecial"><text:span text:style-name="T401"><text:s text:c="4"/></text:span></text:span><text:span text:style-name="_5f_OOoComputerIdent"><text:span text:style-name="T418">start_styling_obj</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objectGetAttr</text:span></text:span><text:span text:style-name="_5f_OOoComputerSpecial"><text:span text:style-name="T418">(</text:span></text:span><text:span text:style-name="_5f_OOoComputerIdent"><text:span text:style-name="T418">lexer</text:span></text:span><text:span text:style-name="_5f_OOoComputerSpecial"><text:span text:style-name="T418">,</text:span></text:span><text:span text:style-name="_5f_OOoComputerSpecial"><text:span text:style-name="T401"> </text:span></text:span><text:span text:style-name="_5f_OOoComputerIdent"><text:span text:style-name="T418">buildValue</text:span></text:span><text:span text:style-name="_5f_OOoComputerSpecial"><text:span text:style-name="T418">(</text:span></text:span><text:span text:style-name="_5f_OOoComputerLiteral"><text:span text:style-name="T418">"s"</text:span></text:span><text:span text:style-name="_5f_OOoComputerSpecial"><text:span text:style-name="T418">,</text:span></text:span><text:span text:style-name="_5f_OOoComputerSpecial"><text:span text:style-name="T401"> </text:span></text:span><text:span text:style-name="_5f_OOoComputerIdent"><text:span text:style-name="T418">cstring</text:span></text:span><text:span text:style-name="_5f_OOoComputerSpecial"><text:span text:style-name="T418">(</text:span></text:span><text:span text:style-name="_5f_OOoComputerLiteral"><text:span text:style-name="T418">"startStyling"</text:span></text:span><text:span text:style-name="_5f_OOoComputerSpecial"><text:span text:style-name="T418">)))</text:span></text:span></text:p>
      <text:p text:style-name="P166"><text:span text:style-name="_5f_OOoComputerSpecial"><text:span text:style-name="T401"><text:s text:c="4"/></text:span></text:span><text:span text:style-name="_5f_OOoComputerIdent"><text:span text:style-name="T418">start_args</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upleNew</text:span></text:span><text:span text:style-name="_5f_OOoComputerSpecial"><text:span text:style-name="T418">(</text:span></text:span><text:span text:style-name="_5f_OOoComputerLiteral"><text:span text:style-name="T418">1</text:span></text:span><text:span text:style-name="_5f_OOoComputerSpecial"><text:span text:style-name="T418">)</text:span></text:span></text:p>
      <text:p text:style-name="P166"><text:soft-page-break/><text:span text:style-name="_5f_OOoComputerSpecial"><text:span text:style-name="T401"><text:s text:c="4"/></text:span></text:span><text:span text:style-name="_5f_OOoComputerIdent"><text:span text:style-name="T418">set_styling_obj</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objectGetAttr</text:span></text:span><text:span text:style-name="_5f_OOoComputerSpecial"><text:span text:style-name="T418">(</text:span></text:span><text:span text:style-name="_5f_OOoComputerIdent"><text:span text:style-name="T418">lexer</text:span></text:span><text:span text:style-name="_5f_OOoComputerSpecial"><text:span text:style-name="T418">,</text:span></text:span><text:span text:style-name="_5f_OOoComputerSpecial"><text:span text:style-name="T401"> </text:span></text:span><text:span text:style-name="_5f_OOoComputerIdent"><text:span text:style-name="T418">buildValue</text:span></text:span><text:span text:style-name="_5f_OOoComputerSpecial"><text:span text:style-name="T418">(</text:span></text:span><text:span text:style-name="_5f_OOoComputerLiteral"><text:span text:style-name="T418">"s"</text:span></text:span><text:span text:style-name="_5f_OOoComputerSpecial"><text:span text:style-name="T418">,</text:span></text:span><text:span text:style-name="_5f_OOoComputerSpecial"><text:span text:style-name="T401"> </text:span></text:span><text:span text:style-name="_5f_OOoComputerIdent"><text:span text:style-name="T418">cstring</text:span></text:span><text:span text:style-name="_5f_OOoComputerSpecial"><text:span text:style-name="T418">(</text:span></text:span><text:span text:style-name="_5f_OOoComputerLiteral"><text:span text:style-name="T418">"setStyling"</text:span></text:span><text:span text:style-name="_5f_OOoComputerSpecial"><text:span text:style-name="T418">)))</text:span></text:span></text:p>
      <text:p text:style-name="P166"><text:span text:style-name="_5f_OOoComputerSpecial"><text:span text:style-name="T401"><text:s text:c="4"/></text:span></text:span><text:span text:style-name="_5f_OOoComputerIdent"><text:span text:style-name="T418">set_args</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upleNew</text:span></text:span><text:span text:style-name="_5f_OOoComputerSpecial"><text:span text:style-name="T418">(</text:span></text:span><text:span text:style-name="_5f_OOoComputerLiteral"><text:span text:style-name="T418">2</text:span></text:span><text:span text:style-name="_5f_OOoComputerSpecial"><text:span text:style-name="T418">)</text:span></text:span></text:p>
      <text:p text:style-name="P166"><text:span text:style-name="_5f_OOoComputerSpecial"><text:span text:style-name="T401"><text:s text:c="4"/></text:span></text:span><text:span text:style-name="_5f_OOoComputerIdent"><text:span text:style-name="T418">send_scintilla_obj</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objectGetAttr</text:span></text:span><text:span text:style-name="_5f_OOoComputerSpecial"><text:span text:style-name="T418">(</text:span></text:span><text:span text:style-name="_5f_OOoComputerIdent"><text:span text:style-name="T418">editor</text:span></text:span><text:span text:style-name="_5f_OOoComputerSpecial"><text:span text:style-name="T418">,</text:span></text:span><text:span text:style-name="_5f_OOoComputerSpecial"><text:span text:style-name="T401"> </text:span></text:span><text:span text:style-name="_5f_OOoComputerIdent"><text:span text:style-name="T418">buildValue</text:span></text:span><text:span text:style-name="_5f_OOoComputerSpecial"><text:span text:style-name="T418">(</text:span></text:span><text:span text:style-name="_5f_OOoComputerLiteral"><text:span text:style-name="T418">"s"</text:span></text:span><text:span text:style-name="_5f_OOoComputerSpecial"><text:span text:style-name="T418">,</text:span></text:span><text:span text:style-name="_5f_OOoComputerSpecial"><text:span text:style-name="T401"> </text:span></text:span><text:span text:style-name="_5f_OOoComputerIdent"><text:span text:style-name="T418">cstring</text:span></text:span><text:span text:style-name="_5f_OOoComputerSpecial"><text:span text:style-name="T418">(</text:span></text:span><text:span text:style-name="_5f_OOoComputerLiteral"><text:span text:style-name="T418">"SendScintilla"</text:span></text:span><text:span text:style-name="_5f_OOoComputerSpecial"><text:span text:style-name="T418">)))</text:span></text:span></text:p>
      <text:p text:style-name="P166"><text:span text:style-name="_5f_OOoComputerSpecial"><text:span text:style-name="T401"><text:s text:c="4"/></text:span></text:span><text:span text:style-name="_5f_OOoComputerIdent"><text:span text:style-name="T418">send_args</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upleNew</text:span></text:span><text:span text:style-name="_5f_OOoComputerSpecial"><text:span text:style-name="T418">(</text:span></text:span><text:span text:style-name="_5f_OOoComputerLiteral"><text:span text:style-name="T418">2</text:span></text:span><text:span text:style-name="_5f_OOoComputerSpecial"><text:span text:style-name="T418">)</text:span></text:span></text:p>
      <text:p text:style-name="P166"><text:span text:style-name="_5f_OOoComputerSpecial"><text:span text:style-name="T401"><text:s text:c="4"/></text:span></text:span></text:p>
      <text:p text:style-name="P166"><text:span text:style-name="_5f_OOoComputerSpecial"><text:span text:style-name="T401"><text:s text:c="4"/></text:span></text:span><text:span text:style-name="_5f_OOoComputerComment"><text:span text:style-name="T418"># Template for final cleanup</text:span></text:span></text:p>
      <text:p text:style-name="P166"><text:span text:style-name="_5f_OOoComputerSpecial"><text:span text:style-name="T401"><text:s text:c="4"/></text:span></text:span><text:span text:style-name="_5f_OOoComputerIdent"><text:span text:style-name="T418">template</text:span></text:span><text:span text:style-name="_5f_OOoComputerSpecial"><text:span text:style-name="T401"> </text:span></text:span><text:span text:style-name="_5f_OOoComputerIdent"><text:span text:style-name="T418">clean_up</text:span></text:span><text:span text:style-name="_5f_OOoComputerSpecial"><text:span text:style-name="T418">()</text:span></text:span><text:span text:style-name="_5f_OOoComputerSpecial"><text:span text:style-name="T401"> </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xDecref</text:span></text:span><text:span text:style-name="_5f_OOoComputerSpecial"><text:span text:style-name="T418">(</text:span></text:span><text:span text:style-name="_5f_OOoComputerIdent"><text:span text:style-name="T418">text_method</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xDecref</text:span></text:span><text:span text:style-name="_5f_OOoComputerSpecial"><text:span text:style-name="T418">(</text:span></text:span><text:span text:style-name="_5f_OOoComputerIdent"><text:span text:style-name="T418">text_object</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xDecref</text:span></text:span><text:span text:style-name="_5f_OOoComputerSpecial"><text:span text:style-name="T418">(</text:span></text:span><text:span text:style-name="_5f_OOoComputerIdent"><text:span text:style-name="T418">string_object</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xDecref</text:span></text:span><text:span text:style-name="_5f_OOoComputerSpecial"><text:span text:style-name="T418">(</text:span></text:span><text:span text:style-name="_5f_OOoComputerIdent"><text:span text:style-name="T418">args</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xDecref</text:span></text:span><text:span text:style-name="_5f_OOoComputerSpecial"><text:span text:style-name="T418">(</text:span></text:span><text:span text:style-name="_5f_OOoComputerIdent"><text:span text:style-name="T418">result_object</text:span></text:span><text:span text:style-name="_5f_OOoComputerSpecial"><text:span text:style-name="T418">)</text:span></text:span></text:p>
      <text:p text:style-name="P166"><text:span text:style-name="_5f_OOoComputerSpecial"><text:span text:style-name="T401"><text:s text:c="8"/></text:span></text:span></text:p>
      <text:p text:style-name="P166"><text:span text:style-name="_5f_OOoComputerSpecial"><text:span text:style-name="T401"><text:s text:c="8"/></text:span></text:span><text:span text:style-name="_5f_OOoComputerIdent"><text:span text:style-name="T418">xDecref</text:span></text:span><text:span text:style-name="_5f_OOoComputerSpecial"><text:span text:style-name="T418">(</text:span></text:span><text:span text:style-name="_5f_OOoComputerIdent"><text:span text:style-name="T418">start_styling_obj</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xDecref</text:span></text:span><text:span text:style-name="_5f_OOoComputerSpecial"><text:span text:style-name="T418">(</text:span></text:span><text:span text:style-name="_5f_OOoComputerIdent"><text:span text:style-name="T418">start_args</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xDecref</text:span></text:span><text:span text:style-name="_5f_OOoComputerSpecial"><text:span text:style-name="T418">(</text:span></text:span><text:span text:style-name="_5f_OOoComputerIdent"><text:span text:style-name="T418">set_styling_obj</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xDecref</text:span></text:span><text:span text:style-name="_5f_OOoComputerSpecial"><text:span text:style-name="T418">(</text:span></text:span><text:span text:style-name="_5f_OOoComputerIdent"><text:span text:style-name="T418">set_args</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xDecref</text:span></text:span><text:span text:style-name="_5f_OOoComputerSpecial"><text:span text:style-name="T418">(</text:span></text:span><text:span text:style-name="_5f_OOoComputerIdent"><text:span text:style-name="T418">send_scintilla_obj</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xDecref</text:span></text:span><text:span text:style-name="_5f_OOoComputerSpecial"><text:span text:style-name="T418">(</text:span></text:span><text:span text:style-name="_5f_OOoComputerIdent"><text:span text:style-name="T418">send_args</text:span></text:span><text:span text:style-name="_5f_OOoComputerSpecial"><text:span text:style-name="T418">)</text:span></text:span></text:p>
      <text:p text:style-name="P166"><text:span text:style-name="_5f_OOoComputerSpecial"><text:span text:style-name="T401"><text:s text:c="4"/></text:span></text:span><text:span text:style-name="_5f_OOoComputerComment"><text:span text:style-name="T418"># Template for the lexers setStyling function</text:span></text:span></text:p>
      <text:p text:style-name="P166"><text:span text:style-name="_5f_OOoComputerSpecial"><text:span text:style-name="T401"><text:s text:c="4"/></text:span></text:span><text:span text:style-name="_5f_OOoComputerIdent"><text:span text:style-name="T418">template</text:span></text:span><text:span text:style-name="_5f_OOoComputerSpecial"><text:span text:style-name="T401"> </text:span></text:span><text:span text:style-name="_5f_OOoComputerIdent"><text:span text:style-name="T418">set_styling</text:span></text:span><text:span text:style-name="_5f_OOoComputerSpecial"><text:span text:style-name="T418">(</text:span></text:span><text:span text:style-name="_5f_OOoComputerIdent"><text:span text:style-name="T418">length</text:span></text:span><text:span text:style-name="_5f_OOoComputerSpecial"><text:span text:style-name="T418">:</text:span></text:span><text:span text:style-name="_5f_OOoComputerSpecial"><text:span text:style-name="T401"> </text:span></text:span><text:span text:style-name="_5f_OOoComputerIdent"><text:span text:style-name="T418">int</text:span></text:span><text:span text:style-name="_5f_OOoComputerSpecial"><text:span text:style-name="T418">,</text:span></text:span><text:span text:style-name="_5f_OOoComputerSpecial"><text:span text:style-name="T401"> </text:span></text:span><text:span text:style-name="_5f_OOoComputerIdent"><text:span text:style-name="T418">style</text:span></text:span><text:span text:style-name="_5f_OOoComputerSpecial"><text:span text:style-name="T418">:</text:span></text:span><text:span text:style-name="_5f_OOoComputerSpecial"><text:span text:style-name="T401"> </text:span></text:span><text:span text:style-name="_5f_OOoComputerIdent"><text:span text:style-name="T418">int</text:span></text:span><text:span text:style-name="_5f_OOoComputerSpecial"><text:span text:style-name="T418">)</text:span></text:span><text:span text:style-name="_5f_OOoComputerSpecial"><text:span text:style-name="T401"> </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discard</text:span></text:span><text:span text:style-name="_5f_OOoComputerSpecial"><text:span text:style-name="T401"> </text:span></text:span><text:span text:style-name="_5f_OOoComputerIdent"><text:span text:style-name="T418">tupleSetItem</text:span></text:span><text:span text:style-name="_5f_OOoComputerSpecial"><text:span text:style-name="T418">(</text:span></text:span><text:span text:style-name="_5f_OOoComputerIdent"><text:span text:style-name="T418">set_args</text:span></text:span><text:span text:style-name="_5f_OOoComputerSpecial"><text:span text:style-name="T418">,</text:span></text:span><text:span text:style-name="_5f_OOoComputerSpecial"><text:span text:style-name="T401"> </text:span></text:span><text:span text:style-name="_5f_OOoComputerLiteral"><text:span text:style-name="T418">0</text:span></text:span><text:span text:style-name="_5f_OOoComputerSpecial"><text:span text:style-name="T418">,</text:span></text:span><text:span text:style-name="_5f_OOoComputerSpecial"><text:span text:style-name="T401"> </text:span></text:span><text:span text:style-name="_5f_OOoComputerIdent"><text:span text:style-name="T418">buildValue</text:span></text:span><text:span text:style-name="_5f_OOoComputerSpecial"><text:span text:style-name="T418">(</text:span></text:span><text:span text:style-name="_5f_OOoComputerLiteral"><text:span text:style-name="T418">"i"</text:span></text:span><text:span text:style-name="_5f_OOoComputerSpecial"><text:span text:style-name="T418">,</text:span></text:span><text:span text:style-name="_5f_OOoComputerSpecial"><text:span text:style-name="T401"> </text:span></text:span><text:span text:style-name="_5f_OOoComputerIdent"><text:span text:style-name="T418">length</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discard</text:span></text:span><text:span text:style-name="_5f_OOoComputerSpecial"><text:span text:style-name="T401"> </text:span></text:span><text:span text:style-name="_5f_OOoComputerIdent"><text:span text:style-name="T418">tupleSetItem</text:span></text:span><text:span text:style-name="_5f_OOoComputerSpecial"><text:span text:style-name="T418">(</text:span></text:span><text:span text:style-name="_5f_OOoComputerIdent"><text:span text:style-name="T418">set_args</text:span></text:span><text:span text:style-name="_5f_OOoComputerSpecial"><text:span text:style-name="T418">,</text:span></text:span><text:span text:style-name="_5f_OOoComputerSpecial"><text:span text:style-name="T401"> </text:span></text:span><text:span text:style-name="_5f_OOoComputerLiteral"><text:span text:style-name="T418">1</text:span></text:span><text:span text:style-name="_5f_OOoComputerSpecial"><text:span text:style-name="T418">,</text:span></text:span><text:span text:style-name="_5f_OOoComputerSpecial"><text:span text:style-name="T401"> </text:span></text:span><text:span text:style-name="_5f_OOoComputerIdent"><text:span text:style-name="T418">buildValue</text:span></text:span><text:span text:style-name="_5f_OOoComputerSpecial"><text:span text:style-name="T418">(</text:span></text:span><text:span text:style-name="_5f_OOoComputerLiteral"><text:span text:style-name="T418">"i"</text:span></text:span><text:span text:style-name="_5f_OOoComputerSpecial"><text:span text:style-name="T418">,</text:span></text:span><text:span text:style-name="_5f_OOoComputerSpecial"><text:span text:style-name="T401"> </text:span></text:span><text:span text:style-name="_5f_OOoComputerIdent"><text:span text:style-name="T418">style</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discard</text:span></text:span><text:span text:style-name="_5f_OOoComputerSpecial"><text:span text:style-name="T401"> </text:span></text:span><text:span text:style-name="_5f_OOoComputerIdent"><text:span text:style-name="T418">objectCallObject</text:span></text:span><text:span text:style-name="_5f_OOoComputerSpecial"><text:span text:style-name="T418">(</text:span></text:span><text:span text:style-name="_5f_OOoComputerIdent"><text:span text:style-name="T418">set_styling_obj</text:span></text:span><text:span text:style-name="_5f_OOoComputerSpecial"><text:span text:style-name="T418">,</text:span></text:span><text:span text:style-name="_5f_OOoComputerSpecial"><text:span text:style-name="T401"> </text:span></text:span><text:span text:style-name="_5f_OOoComputerIdent"><text:span text:style-name="T418">set_args</text:span></text:span><text:span text:style-name="_5f_OOoComputerSpecial"><text:span text:style-name="T418">)</text:span></text:span></text:p>
      <text:p text:style-name="P166"><text:span text:style-name="_5f_OOoComputerSpecial"><text:span text:style-name="T401"><text:s text:c="4"/></text:span></text:span><text:span text:style-name="_5f_OOoComputerComment"><text:span text:style-name="T418"># Procedure for getting previous style</text:span></text:span></text:p>
      <text:p text:style-name="P166"><text:span text:style-name="_5f_OOoComputerSpecial"><text:span text:style-name="T401"><text:s text:c="4"/></text:span></text:span><text:span text:style-name="_5f_OOoComputerIdent"><text:span text:style-name="T418">proc</text:span></text:span><text:span text:style-name="_5f_OOoComputerSpecial"><text:span text:style-name="T401"> </text:span></text:span><text:span text:style-name="_5f_OOoComputerIdent"><text:span text:style-name="T418">get_previous_style</text:span></text:span><text:span text:style-name="_5f_OOoComputerSpecial"><text:span text:style-name="T418">():</text:span></text:span><text:span text:style-name="_5f_OOoComputerSpecial"><text:span text:style-name="T401"> </text:span></text:span><text:span text:style-name="_5f_OOoComputerIdent"><text:span text:style-name="T418">int</text:span></text:span><text:span text:style-name="_5f_OOoComputerSpecial"><text:span text:style-name="T401"> </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discard</text:span></text:span><text:span text:style-name="_5f_OOoComputerSpecial"><text:span text:style-name="T401"> </text:span></text:span><text:span text:style-name="_5f_OOoComputerIdent"><text:span text:style-name="T418">tupleSetItem</text:span></text:span><text:span text:style-name="_5f_OOoComputerSpecial"><text:span text:style-name="T418">(</text:span></text:span><text:span text:style-name="_5f_OOoComputerIdent"><text:span text:style-name="T418">send_args</text:span></text:span><text:span text:style-name="_5f_OOoComputerSpecial"><text:span text:style-name="T418">,</text:span></text:span><text:span text:style-name="_5f_OOoComputerSpecial"><text:span text:style-name="T401"> </text:span></text:span><text:span text:style-name="_5f_OOoComputerLiteral"><text:span text:style-name="T418">0</text:span></text:span><text:span text:style-name="_5f_OOoComputerSpecial"><text:span text:style-name="T418">,</text:span></text:span><text:span text:style-name="_5f_OOoComputerSpecial"><text:span text:style-name="T401"> </text:span></text:span><text:span text:style-name="_5f_OOoComputerIdent"><text:span text:style-name="T418">buildValue</text:span></text:span><text:span text:style-name="_5f_OOoComputerSpecial"><text:span text:style-name="T418">(</text:span></text:span><text:span text:style-name="_5f_OOoComputerLiteral"><text:span text:style-name="T418">"i"</text:span></text:span><text:span text:style-name="_5f_OOoComputerSpecial"><text:span text:style-name="T418">,</text:span></text:span><text:span text:style-name="_5f_OOoComputerSpecial"><text:span text:style-name="T401"> </text:span></text:span><text:span text:style-name="_5f_OOoComputerIdent"><text:span text:style-name="T418">SCI_GETSTYLEAT</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discard</text:span></text:span><text:span text:style-name="_5f_OOoComputerSpecial"><text:span text:style-name="T401"> </text:span></text:span><text:span text:style-name="_5f_OOoComputerIdent"><text:span text:style-name="T418">tupleSetItem</text:span></text:span><text:span text:style-name="_5f_OOoComputerSpecial"><text:span text:style-name="T418">(</text:span></text:span><text:span text:style-name="_5f_OOoComputerIdent"><text:span text:style-name="T418">send_args</text:span></text:span><text:span text:style-name="_5f_OOoComputerSpecial"><text:span text:style-name="T418">,</text:span></text:span><text:span text:style-name="_5f_OOoComputerSpecial"><text:span text:style-name="T401"> </text:span></text:span><text:span text:style-name="_5f_OOoComputerLiteral"><text:span text:style-name="T418">1</text:span></text:span><text:span text:style-name="_5f_OOoComputerSpecial"><text:span text:style-name="T418">,</text:span></text:span><text:span text:style-name="_5f_OOoComputerSpecial"><text:span text:style-name="T401"> </text:span></text:span><text:span text:style-name="_5f_OOoComputerIdent"><text:span text:style-name="T418">buildValue</text:span></text:span><text:span text:style-name="_5f_OOoComputerSpecial"><text:span text:style-name="T418">(</text:span></text:span><text:span text:style-name="_5f_OOoComputerLiteral"><text:span text:style-name="T418">"i"</text:span></text:span><text:span text:style-name="_5f_OOoComputerSpecial"><text:span text:style-name="T418">,</text:span></text:span><text:span text:style-name="_5f_OOoComputerSpecial"><text:span text:style-name="T401"> </text:span></text:span><text:span text:style-name="_5f_OOoComputerIdent"><text:span text:style-name="T418">value_star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1</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resul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longAsLong</text:span></text:span><text:span text:style-name="_5f_OOoComputerSpecial"><text:span text:style-name="T418">(</text:span></text:span><text:span text:style-name="_5f_OOoComputerIdent"><text:span text:style-name="T418">objectCallObject</text:span></text:span><text:span text:style-name="_5f_OOoComputerSpecial"><text:span text:style-name="T418">(</text:span></text:span><text:span text:style-name="_5f_OOoComputerIdent"><text:span text:style-name="T418">send_scintilla_obj</text:span></text:span><text:span text:style-name="_5f_OOoComputerSpecial"><text:span text:style-name="T418">,</text:span></text:span><text:span text:style-name="_5f_OOoComputerSpecial"><text:span text:style-name="T401"> </text:span></text:span><text:span text:style-name="_5f_OOoComputerIdent"><text:span text:style-name="T418">send_args</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xDecref</text:span></text:span><text:span text:style-name="_5f_OOoComputerSpecial"><text:span text:style-name="T418">(</text:span></text:span><text:span text:style-name="_5f_OOoComputerIdent"><text:span text:style-name="T418">send_args</text:span></text:span><text:span text:style-name="_5f_OOoComputerSpecial"><text:span text:style-name="T418">)</text:span></text:span></text:p>
      <text:p text:style-name="P166"><text:span text:style-name="_5f_OOoComputerSpecial"><text:span text:style-name="T401"><text:s text:c="4"/></text:span></text:span><text:span text:style-name="_5f_OOoComputerComment"><text:span text:style-name="T418"># Template for starting styling</text:span></text:span></text:p>
      <text:p text:style-name="P166"><text:span text:style-name="_5f_OOoComputerSpecial"><text:span text:style-name="T401"><text:s text:c="4"/></text:span></text:span><text:span text:style-name="_5f_OOoComputerIdent"><text:span text:style-name="T418">template</text:span></text:span><text:span text:style-name="_5f_OOoComputerSpecial"><text:span text:style-name="T401"> </text:span></text:span><text:span text:style-name="_5f_OOoComputerIdent"><text:span text:style-name="T418">start_styling</text:span></text:span><text:span text:style-name="_5f_OOoComputerSpecial"><text:span text:style-name="T418">()</text:span></text:span><text:span text:style-name="_5f_OOoComputerSpecial"><text:span text:style-name="T401"> </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discard</text:span></text:span><text:span text:style-name="_5f_OOoComputerSpecial"><text:span text:style-name="T401"> </text:span></text:span><text:span text:style-name="_5f_OOoComputerIdent"><text:span text:style-name="T418">tupleSetItem</text:span></text:span><text:span text:style-name="_5f_OOoComputerSpecial"><text:span text:style-name="T418">(</text:span></text:span><text:span text:style-name="_5f_OOoComputerIdent"><text:span text:style-name="T418">start_args</text:span></text:span><text:span text:style-name="_5f_OOoComputerSpecial"><text:span text:style-name="T418">,</text:span></text:span><text:span text:style-name="_5f_OOoComputerSpecial"><text:span text:style-name="T401"> </text:span></text:span><text:span text:style-name="_5f_OOoComputerLiteral"><text:span text:style-name="T418">0</text:span></text:span><text:span text:style-name="_5f_OOoComputerSpecial"><text:span text:style-name="T418">,</text:span></text:span><text:span text:style-name="_5f_OOoComputerSpecial"><text:span text:style-name="T401"> </text:span></text:span><text:span text:style-name="_5f_OOoComputerIdent"><text:span text:style-name="T418">buildValue</text:span></text:span><text:span text:style-name="_5f_OOoComputerSpecial"><text:span text:style-name="T418">(</text:span></text:span><text:span text:style-name="_5f_OOoComputerLiteral"><text:span text:style-name="T418">"i"</text:span></text:span><text:span text:style-name="_5f_OOoComputerSpecial"><text:span text:style-name="T418">,</text:span></text:span><text:span text:style-name="_5f_OOoComputerSpecial"><text:span text:style-name="T401"> </text:span></text:span><text:span text:style-name="_5f_OOoComputerIdent"><text:span text:style-name="T418">value_start</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discard</text:span></text:span><text:span text:style-name="_5f_OOoComputerSpecial"><text:span text:style-name="T401"> </text:span></text:span><text:span text:style-name="_5f_OOoComputerIdent"><text:span text:style-name="T418">objectCallObject</text:span></text:span><text:span text:style-name="_5f_OOoComputerSpecial"><text:span text:style-name="T418">(</text:span></text:span><text:span text:style-name="_5f_OOoComputerIdent"><text:span text:style-name="T418">start_styling_obj</text:span></text:span><text:span text:style-name="_5f_OOoComputerSpecial"><text:span text:style-name="T418">,</text:span></text:span><text:span text:style-name="_5f_OOoComputerSpecial"><text:span text:style-name="T401"> </text:span></text:span><text:span text:style-name="_5f_OOoComputerIdent"><text:span text:style-name="T418">start_args</text:span></text:span><text:span text:style-name="_5f_OOoComputerSpecial"><text:span text:style-name="T418">)</text:span></text:span></text:p>
      <text:p text:style-name="P166"><text:span text:style-name="_5f_OOoComputerSpecial"><text:span text:style-name="T401"><text:s text:c="4"/></text:span></text:span><text:span text:style-name="_5f_OOoComputerComment"><text:span text:style-name="T418"># Safety</text:span></text:span></text:p>
      <text:p text:style-name="P166"><text:soft-page-break/><text:span text:style-name="_5f_OOoComputerSpecial"><text:span text:style-name="T401"><text:s text:c="4"/></text:span></text:span><text:span text:style-name="_5f_OOoComputerKeyWord"><text:span text:style-name="T418">if</text:span></text:span><text:span text:style-name="_5f_OOoComputerSpecial"><text:span text:style-name="T401"> </text:span></text:span><text:span text:style-name="_5f_OOoComputerIdent"><text:span text:style-name="T418">set_styling_obj</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nil</text:span></text:span><text:span text:style-name="_5f_OOoComputerSpecial"><text:span text:style-name="T418">:</text:span></text:span></text:p>
      <text:p text:style-name="P166"><text:span text:style-name="_5f_OOoComputerSpecial"><text:span text:style-name="T401"><text:s text:c="8"/></text:span></text:span><text:span text:style-name="_5f_OOoComputerKeyWord"><text:span text:style-name="T418">raise</text:span></text:span><text:span text:style-name="_5f_OOoComputerSpecial"><text:span text:style-name="T401"> </text:span></text:span><text:span text:style-name="_5f_OOoComputerIdent"><text:span text:style-name="T418">newException</text:span></text:span><text:span text:style-name="_5f_OOoComputerSpecial"><text:span text:style-name="T418">(</text:span></text:span><text:span text:style-name="_5f_OOoComputerIdent"><text:span text:style-name="T418">FieldError</text:span></text:span><text:span text:style-name="_5f_OOoComputerSpecial"><text:span text:style-name="T418">,</text:span></text:span><text:span text:style-name="_5f_OOoComputerSpecial"><text:span text:style-name="T401"> </text:span></text:span><text:span text:style-name="_5f_OOoComputerLiteral"><text:span text:style-name="T418">"Lexer doesn't contain the 'setStyling' method!"</text:span></text:span><text:span text:style-name="_5f_OOoComputerSpecial"><text:span text:style-name="T418">)</text:span></text:span></text:p>
      <text:p text:style-name="P166"><text:span text:style-name="_5f_OOoComputerSpecial"><text:span text:style-name="T401"><text:s text:c="4"/></text:span></text:span><text:span text:style-name="_5f_OOoComputerKeyWord"><text:span text:style-name="T418">elif</text:span></text:span><text:span text:style-name="_5f_OOoComputerSpecial"><text:span text:style-name="T401"> </text:span></text:span><text:span text:style-name="_5f_OOoComputerIdent"><text:span text:style-name="T418">start_styling_obj</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nil</text:span></text:span><text:span text:style-name="_5f_OOoComputerSpecial"><text:span text:style-name="T418">:</text:span></text:span></text:p>
      <text:p text:style-name="P166"><text:span text:style-name="_5f_OOoComputerSpecial"><text:span text:style-name="T401"><text:s text:c="8"/></text:span></text:span><text:span text:style-name="_5f_OOoComputerKeyWord"><text:span text:style-name="T418">raise</text:span></text:span><text:span text:style-name="_5f_OOoComputerSpecial"><text:span text:style-name="T401"> </text:span></text:span><text:span text:style-name="_5f_OOoComputerIdent"><text:span text:style-name="T418">newException</text:span></text:span><text:span text:style-name="_5f_OOoComputerSpecial"><text:span text:style-name="T418">(</text:span></text:span><text:span text:style-name="_5f_OOoComputerIdent"><text:span text:style-name="T418">FieldError</text:span></text:span><text:span text:style-name="_5f_OOoComputerSpecial"><text:span text:style-name="T418">,</text:span></text:span><text:span text:style-name="_5f_OOoComputerSpecial"><text:span text:style-name="T401"> </text:span></text:span><text:span text:style-name="_5f_OOoComputerLiteral"><text:span text:style-name="T418">"Lexer doesn't contain the 'startStyling' method!"</text:span></text:span><text:span text:style-name="_5f_OOoComputerSpecial"><text:span text:style-name="T418">)</text:span></text:span></text:p>
      <text:p text:style-name="P166"><text:span text:style-name="_5f_OOoComputerSpecial"><text:span text:style-name="T401"><text:s text:c="4"/></text:span></text:span><text:span text:style-name="_5f_OOoComputerKeyWord"><text:span text:style-name="T418">elif</text:span></text:span><text:span text:style-name="_5f_OOoComputerSpecial"><text:span text:style-name="T401"> </text:span></text:span><text:span text:style-name="_5f_OOoComputerIdent"><text:span text:style-name="T418">send_scintilla_obj</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nil</text:span></text:span><text:span text:style-name="_5f_OOoComputerSpecial"><text:span text:style-name="T418">:</text:span></text:span></text:p>
      <text:p text:style-name="P166"><text:span text:style-name="_5f_OOoComputerSpecial"><text:span text:style-name="T401"><text:s text:c="8"/></text:span></text:span><text:span text:style-name="_5f_OOoComputerKeyWord"><text:span text:style-name="T418">raise</text:span></text:span><text:span text:style-name="_5f_OOoComputerSpecial"><text:span text:style-name="T401"> </text:span></text:span><text:span text:style-name="_5f_OOoComputerIdent"><text:span text:style-name="T418">newException</text:span></text:span><text:span text:style-name="_5f_OOoComputerSpecial"><text:span text:style-name="T418">(</text:span></text:span><text:span text:style-name="_5f_OOoComputerIdent"><text:span text:style-name="T418">FieldError</text:span></text:span><text:span text:style-name="_5f_OOoComputerSpecial"><text:span text:style-name="T418">,</text:span></text:span><text:span text:style-name="_5f_OOoComputerSpecial"><text:span text:style-name="T401"> </text:span></text:span><text:span text:style-name="_5f_OOoComputerLiteral"><text:span text:style-name="T418">"Editor doesn't contain the 'SendScintilla' method!"</text:span></text:span><text:span text:style-name="_5f_OOoComputerSpecial"><text:span text:style-name="T418">)</text:span></text:span></text:p>
      <text:p text:style-name="P166"><text:span text:style-name="_5f_OOoComputerSpecial"><text:span text:style-name="T401"><text:s text:c="4"/></text:span></text:span><text:span text:style-name="_5f_OOoComputerComment"><text:span text:style-name="T418"># Styling initialization</text:span></text:span></text:p>
      <text:p text:style-name="P166"><text:span text:style-name="_5f_OOoComputerSpecial"><text:span text:style-name="T401"><text:s text:c="4"/></text:span></text:span><text:span text:style-name="_5f_OOoComputerIdent"><text:span text:style-name="T418">start_styling</text:span></text:span><text:span text:style-name="_5f_OOoComputerSpecial"><text:span text:style-name="T418">()</text:span></text:span></text:p>
      <text:p text:style-name="P166"><text:span text:style-name="_5f_OOoComputerSpecial"><text:span text:style-name="T401"><text:s text:c="4"/></text:span></text:span><text:span text:style-name="_5f_OOoComputerComment"><text:span text:style-name="T418">#--------------------------------------------------------</text:span></text:span></text:p>
      <text:p text:style-name="P166"><text:span text:style-name="_5f_OOoComputerSpecial"><text:span text:style-name="T401"><text:s text:c="4"/></text:span></text:span><text:span text:style-name="_5f_OOoComputerIdent"><text:span text:style-name="T418">var</text:span></text:span><text:span text:style-name="_5f_OOoComputerSpecial"><text:span text:style-name="T401"> </text:span></text:span></text:p>
      <text:p text:style-name="P166"><text:span text:style-name="_5f_OOoComputerSpecial"><text:span text:style-name="T401"><text:s text:c="8"/></text:span></text:span><text:span text:style-name="_5f_OOoComputerIdent"><text:span text:style-name="T418">actseq</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SeqActive</text:span></text:span><text:span text:style-name="_5f_OOoComputerSpecial"><text:span text:style-name="T418">(</text:span></text:span><text:span text:style-name="_5f_OOoComputerIdent"><text:span text:style-name="T418">active</text:span></text:span><text:span text:style-name="_5f_OOoComputerSpecial"><text:span text:style-name="T418">:</text:span></text:span><text:span text:style-name="_5f_OOoComputerSpecial"><text:span text:style-name="T401"> </text:span></text:span><text:span text:style-name="_5f_OOoComputerIdent"><text:span text:style-name="T418">false</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token_name</text:span></text:span><text:span text:style-name="_5f_OOoComputerSpecial"><text:span text:style-name="T418">:</text:span></text:span><text:span text:style-name="_5f_OOoComputerSpecial"><text:span text:style-name="T401"> </text:span></text:span><text:span text:style-name="_5f_OOoComputerIdent"><text:span text:style-name="T418">string</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text:span></text:span></text:p>
      <text:p text:style-name="P166"><text:span text:style-name="_5f_OOoComputerSpecial"><text:span text:style-name="T401"><text:s text:c="8"/></text:span></text:span><text:span text:style-name="_5f_OOoComputerIdent"><text:span text:style-name="T418">previous_token</text:span></text:span><text:span text:style-name="_5f_OOoComputerSpecial"><text:span text:style-name="T418">:</text:span></text:span><text:span text:style-name="_5f_OOoComputerSpecial"><text:span text:style-name="T401"> </text:span></text:span><text:span text:style-name="_5f_OOoComputerIdent"><text:span text:style-name="T418">string</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text:span></text:span></text:p>
      <text:p text:style-name="P166"><text:span text:style-name="_5f_OOoComputerSpecial"><text:span text:style-name="T401"><text:s text:c="8"/></text:span></text:span><text:span text:style-name="_5f_OOoComputerIdent"><text:span text:style-name="T418">token_start</text:span></text:span><text:span text:style-name="_5f_OOoComputerSpecial"><text:span text:style-name="T418">:</text:span></text:span><text:span text:style-name="_5f_OOoComputerSpecial"><text:span text:style-name="T401"> </text:span></text:span><text:span text:style-name="_5f_OOoComputerIdent"><text:span text:style-name="T418">in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0</text:span></text:span></text:p>
      <text:p text:style-name="P166"><text:span text:style-name="_5f_OOoComputerSpecial"><text:span text:style-name="T401"><text:s text:c="8"/></text:span></text:span><text:span text:style-name="_5f_OOoComputerIdent"><text:span text:style-name="T418">token_length</text:span></text:span><text:span text:style-name="_5f_OOoComputerSpecial"><text:span text:style-name="T418">:</text:span></text:span><text:span text:style-name="_5f_OOoComputerSpecial"><text:span text:style-name="T401"> </text:span></text:span><text:span text:style-name="_5f_OOoComputerIdent"><text:span text:style-name="T418">in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0</text:span></text:span></text:p>
      <text:p text:style-name="P166"><text:span text:style-name="_5f_OOoComputerSpecial"><text:span text:style-name="T401"><text:s text:c="4"/></text:span></text:span><text:span text:style-name="_5f_OOoComputerComment"><text:span text:style-name="T418"># Check previous style</text:span></text:span></text:p>
      <text:p text:style-name="P166"><text:span text:style-name="_5f_OOoComputerSpecial"><text:span text:style-name="T401"><text:s text:c="4"/></text:span></text:span><text:span text:style-name="_5f_OOoComputerKeyWord"><text:span text:style-name="T418">if</text:span></text:span><text:span text:style-name="_5f_OOoComputerSpecial"><text:span text:style-name="T401"> </text:span></text:span><text:span text:style-name="_5f_OOoComputerIdent"><text:span text:style-name="T418">value_star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0</text:span></text:span><text:span text:style-name="_5f_OOoComputerSpecial"><text:span text:style-name="T418">:</text:span></text:span></text:p>
      <text:p text:style-name="P166"><text:span text:style-name="_5f_OOoComputerSpecial"><text:span text:style-name="T401"><text:s text:c="8"/></text:span></text:span><text:span text:style-name="_5f_OOoComputerIdent"><text:span text:style-name="T418">var</text:span></text:span><text:span text:style-name="_5f_OOoComputerSpecial"><text:span text:style-name="T401"> </text:span></text:span><text:span text:style-name="_5f_OOoComputerIdent"><text:span text:style-name="T418">previous_style</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get_previous_style</text:span></text:span><text:span text:style-name="_5f_OOoComputerSpecial"><text:span text:style-name="T418">()</text:span></text:span></text:p>
      <text:p text:style-name="P166"><text:span text:style-name="_5f_OOoComputerSpecial"><text:span text:style-name="T401"><text:s text:c="8"/></text:span></text:span><text:span text:style-name="_5f_OOoComputerKeyWord"><text:span text:style-name="T418">for</text:span></text:span><text:span text:style-name="_5f_OOoComputerSpecial"><text:span text:style-name="T401"> </text:span></text:span><text:span text:style-name="_5f_OOoComputerIdent"><text:span text:style-name="T418">i</text:span></text:span><text:span text:style-name="_5f_OOoComputerSpecial"><text:span text:style-name="T401"> </text:span></text:span><text:span text:style-name="_5f_OOoComputerKeyWord"><text:span text:style-name="T418">in</text:span></text:span><text:span text:style-name="_5f_OOoComputerSpecial"><text:span text:style-name="T401"> </text:span></text:span><text:span text:style-name="_5f_OOoComputerIdent"><text:span text:style-name="T418">multiline_sequence_list</text:span></text:span><text:span text:style-name="_5f_OOoComputerSpecial"><text:span text:style-name="T418">:</text:span></text:span></text:p>
      <text:p text:style-name="P166"><text:span text:style-name="_5f_OOoComputerSpecial"><text:span text:style-name="T401"><text:s text:c="12"/></text:span></text:span><text:span text:style-name="_5f_OOoComputerKeyWord"><text:span text:style-name="T418">if</text:span></text:span><text:span text:style-name="_5f_OOoComputerSpecial"><text:span text:style-name="T401"> </text:span></text:span><text:span text:style-name="_5f_OOoComputerIdent"><text:span text:style-name="T418">previous_style</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i</text:span></text:span><text:span text:style-name="_5f_OOoComputerSpecial"><text:span text:style-name="T418">.</text:span></text:span><text:span text:style-name="_5f_OOoComputerIdent"><text:span text:style-name="T418">style</text:span></text:span><text:span text:style-name="_5f_OOoComputerSpecial"><text:span text:style-name="T418">:</text:span></text:span></text:p>
      <text:p text:style-name="P166"><text:span text:style-name="_5f_OOoComputerSpecial"><text:span text:style-name="T401"><text:s text:c="16"/></text:span></text:span><text:span text:style-name="_5f_OOoComputerIdent"><text:span text:style-name="T418">actseq</text:span></text:span><text:span text:style-name="_5f_OOoComputerSpecial"><text:span text:style-name="T418">.</text:span></text:span><text:span text:style-name="_5f_OOoComputerIdent"><text:span text:style-name="T418">sequence</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i</text:span></text:span></text:p>
      <text:p text:style-name="P166"><text:span text:style-name="_5f_OOoComputerSpecial"><text:span text:style-name="T401"><text:s text:c="16"/></text:span></text:span><text:span text:style-name="_5f_OOoComputerIdent"><text:span text:style-name="T418">actseq</text:span></text:span><text:span text:style-name="_5f_OOoComputerSpecial"><text:span text:style-name="T418">.</text:span></text:span><text:span text:style-name="_5f_OOoComputerIdent"><text:span text:style-name="T418">active</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rue</text:span></text:span></text:p>
      <text:p text:style-name="P166"><text:span text:style-name="_5f_OOoComputerSpecial"><text:span text:style-name="T401"><text:s text:c="16"/></text:span></text:span><text:span text:style-name="_5f_OOoComputerKeyWord"><text:span text:style-name="T418">break</text:span></text:span></text:p>
      <text:p text:style-name="P166"><text:span text:style-name="_5f_OOoComputerSpecial"><text:span text:style-name="T401"><text:s text:c="4"/></text:span></text:span><text:span text:style-name="_5f_OOoComputerComment"><text:span text:style-name="T418"># Style the tokens accordingly</text:span></text:span></text:p>
      <text:p text:style-name="P166"><text:span text:style-name="_5f_OOoComputerSpecial"><text:span text:style-name="T401"><text:s text:c="4"/></text:span></text:span><text:span text:style-name="_5f_OOoComputerIdent"><text:span text:style-name="T418">proc</text:span></text:span><text:span text:style-name="_5f_OOoComputerSpecial"><text:span text:style-name="T401"> </text:span></text:span><text:span text:style-name="_5f_OOoComputerIdent"><text:span text:style-name="T418">check_start_sequence</text:span></text:span><text:span text:style-name="_5f_OOoComputerSpecial"><text:span text:style-name="T418">(</text:span></text:span><text:span text:style-name="_5f_OOoComputerIdent"><text:span text:style-name="T418">pos</text:span></text:span><text:span text:style-name="_5f_OOoComputerSpecial"><text:span text:style-name="T418">:</text:span></text:span><text:span text:style-name="_5f_OOoComputerSpecial"><text:span text:style-name="T401"> </text:span></text:span><text:span text:style-name="_5f_OOoComputerIdent"><text:span text:style-name="T418">int</text:span></text:span><text:span text:style-name="_5f_OOoComputerSpecial"><text:span text:style-name="T418">,</text:span></text:span><text:span text:style-name="_5f_OOoComputerSpecial"><text:span text:style-name="T401"> </text:span></text:span><text:span text:style-name="_5f_OOoComputerIdent"><text:span text:style-name="T418">sequence</text:span></text:span><text:span text:style-name="_5f_OOoComputerSpecial"><text:span text:style-name="T418">:</text:span></text:span><text:span text:style-name="_5f_OOoComputerSpecial"><text:span text:style-name="T401"> </text:span></text:span><text:span text:style-name="_5f_OOoComputerIdent"><text:span text:style-name="T418">var</text:span></text:span><text:span text:style-name="_5f_OOoComputerSpecial"><text:span text:style-name="T401"> </text:span></text:span><text:span text:style-name="_5f_OOoComputerIdent"><text:span text:style-name="T418">SeqActive</text:span></text:span><text:span text:style-name="_5f_OOoComputerSpecial"><text:span text:style-name="T418">):</text:span></text:span><text:span text:style-name="_5f_OOoComputerSpecial"><text:span text:style-name="T401"> </text:span></text:span><text:span text:style-name="_5f_OOoComputerIdent"><text:span text:style-name="T418">bool</text:span></text:span><text:span text:style-name="_5f_OOoComputerSpecial"><text:span text:style-name="T401"> </text:span></text:span><text:span text:style-name="_5f_OOoComputerSpecial"><text:span text:style-name="T418">=</text:span></text:span></text:p>
      <text:p text:style-name="P166"><text:span text:style-name="_5f_OOoComputerSpecial"><text:span text:style-name="T401"><text:s text:c="8"/></text:span></text:span><text:span text:style-name="_5f_OOoComputerKeyWord"><text:span text:style-name="T418">for</text:span></text:span><text:span text:style-name="_5f_OOoComputerSpecial"><text:span text:style-name="T401"> </text:span></text:span><text:span text:style-name="_5f_OOoComputerIdent"><text:span text:style-name="T418">s</text:span></text:span><text:span text:style-name="_5f_OOoComputerSpecial"><text:span text:style-name="T401"> </text:span></text:span><text:span text:style-name="_5f_OOoComputerKeyWord"><text:span text:style-name="T418">in</text:span></text:span><text:span text:style-name="_5f_OOoComputerSpecial"><text:span text:style-name="T401"> </text:span></text:span><text:span text:style-name="_5f_OOoComputerIdent"><text:span text:style-name="T418">sequence_lists</text:span></text:span><text:span text:style-name="_5f_OOoComputerSpecial"><text:span text:style-name="T418">:</text:span></text:span></text:p>
      <text:p text:style-name="P166"><text:span text:style-name="_5f_OOoComputerSpecial"><text:span text:style-name="T401"><text:s text:c="12"/></text:span></text:span><text:span text:style-name="_5f_OOoComputerIdent"><text:span text:style-name="T418">var</text:span></text:span><text:span text:style-name="_5f_OOoComputerSpecial"><text:span text:style-name="T401"> </text:span></text:span><text:span text:style-name="_5f_OOoComputerIdent"><text:span text:style-name="T418">found</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rue</text:span></text:span></text:p>
      <text:p text:style-name="P166"><text:span text:style-name="_5f_OOoComputerSpecial"><text:span text:style-name="T401"><text:s text:c="12"/></text:span></text:span><text:span text:style-name="_5f_OOoComputerKeyWord"><text:span text:style-name="T418">for</text:span></text:span><text:span text:style-name="_5f_OOoComputerSpecial"><text:span text:style-name="T401"> </text:span></text:span><text:span text:style-name="_5f_OOoComputerIdent"><text:span text:style-name="T418">i</text:span></text:span><text:span text:style-name="_5f_OOoComputerSpecial"><text:span text:style-name="T418">,</text:span></text:span><text:span text:style-name="_5f_OOoComputerSpecial"><text:span text:style-name="T401"> </text:span></text:span><text:span text:style-name="_5f_OOoComputerIdent"><text:span text:style-name="T418">ch</text:span></text:span><text:span text:style-name="_5f_OOoComputerSpecial"><text:span text:style-name="T401"> </text:span></text:span><text:span text:style-name="_5f_OOoComputerKeyWord"><text:span text:style-name="T418">in</text:span></text:span><text:span text:style-name="_5f_OOoComputerSpecial"><text:span text:style-name="T401"> </text:span></text:span><text:span text:style-name="_5f_OOoComputerIdent"><text:span text:style-name="T418">s</text:span></text:span><text:span text:style-name="_5f_OOoComputerSpecial"><text:span text:style-name="T418">.</text:span></text:span><text:span text:style-name="_5f_OOoComputerIdent"><text:span text:style-name="T418">start</text:span></text:span><text:span text:style-name="_5f_OOoComputerSpecial"><text:span text:style-name="T418">.</text:span></text:span><text:span text:style-name="_5f_OOoComputerIdent"><text:span text:style-name="T418">pairs</text:span></text:span><text:span text:style-name="_5f_OOoComputerSpecial"><text:span text:style-name="T418">:</text:span></text:span></text:p>
      <text:p text:style-name="P166"><text:span text:style-name="_5f_OOoComputerSpecial"><text:span text:style-name="T401"><text:s text:c="16"/></text:span></text:span><text:span text:style-name="_5f_OOoComputerKeyWord"><text:span text:style-name="T418">if</text:span></text:span><text:span text:style-name="_5f_OOoComputerSpecial"><text:span text:style-name="T401"> </text:span></text:span><text:span text:style-name="_5f_OOoComputerIdent"><text:span text:style-name="T418">text</text:span></text:span><text:span text:style-name="_5f_OOoComputerSpecial"><text:span text:style-name="T418">[</text:span></text:span><text:span text:style-name="_5f_OOoComputerIdent"><text:span text:style-name="T418">pos</text:span></text:span><text:span text:style-name="_5f_OOoComputerSpecial"><text:span text:style-name="T418">+</text:span></text:span><text:span text:style-name="_5f_OOoComputerIdent"><text:span text:style-name="T418">i</text:span></text:span><text:span text:style-name="_5f_OOoComputerSpecial"><text:span text:style-name="T418">]</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ch</text:span></text:span><text:span text:style-name="_5f_OOoComputerSpecial"><text:span text:style-name="T418">:</text:span></text:span></text:p>
      <text:p text:style-name="P166"><text:span text:style-name="_5f_OOoComputerSpecial"><text:span text:style-name="T401"><text:s text:c="20"/></text:span></text:span><text:span text:style-name="_5f_OOoComputerIdent"><text:span text:style-name="T418">found</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false</text:span></text:span></text:p>
      <text:p text:style-name="P166"><text:span text:style-name="_5f_OOoComputerSpecial"><text:span text:style-name="T401"><text:s text:c="20"/></text:span></text:span><text:span text:style-name="_5f_OOoComputerKeyWord"><text:span text:style-name="T418">break</text:span></text:span></text:p>
      <text:p text:style-name="P166"><text:span text:style-name="_5f_OOoComputerSpecial"><text:span text:style-name="T401"><text:s text:c="12"/></text:span></text:span><text:span text:style-name="_5f_OOoComputerKeyWord"><text:span text:style-name="T418">if</text:span></text:span><text:span text:style-name="_5f_OOoComputerSpecial"><text:span text:style-name="T401"> </text:span></text:span><text:span text:style-name="_5f_OOoComputerIdent"><text:span text:style-name="T418">found</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false</text:span></text:span><text:span text:style-name="_5f_OOoComputerSpecial"><text:span text:style-name="T418">:</text:span></text:span></text:p>
      <text:p text:style-name="P166"><text:span text:style-name="_5f_OOoComputerSpecial"><text:span text:style-name="T401"><text:s text:c="16"/></text:span></text:span><text:span text:style-name="_5f_OOoComputerKeyWord"><text:span text:style-name="T418">continue</text:span></text:span></text:p>
      <text:p text:style-name="P166"><text:span text:style-name="_5f_OOoComputerSpecial"><text:span text:style-name="T401"><text:s text:c="12"/></text:span></text:span><text:span text:style-name="_5f_OOoComputerIdent"><text:span text:style-name="T418">sequence</text:span></text:span><text:span text:style-name="_5f_OOoComputerSpecial"><text:span text:style-name="T418">.</text:span></text:span><text:span text:style-name="_5f_OOoComputerIdent"><text:span text:style-name="T418">sequence</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s</text:span></text:span></text:p>
      <text:p text:style-name="P166"><text:span text:style-name="_5f_OOoComputerSpecial"><text:span text:style-name="T401"><text:s text:c="12"/></text:span></text:span><text:span text:style-name="_5f_OOoComputerKeyWord"><text:span text:style-name="T418">return</text:span></text:span><text:span text:style-name="_5f_OOoComputerSpecial"><text:span text:style-name="T401"> </text:span></text:span><text:span text:style-name="_5f_OOoComputerIdent"><text:span text:style-name="T418">true</text:span></text:span></text:p>
      <text:p text:style-name="P166"><text:span text:style-name="_5f_OOoComputerSpecial"><text:span text:style-name="T401"><text:s text:c="8"/></text:span></text:span><text:span text:style-name="_5f_OOoComputerKeyWord"><text:span text:style-name="T418">return</text:span></text:span><text:span text:style-name="_5f_OOoComputerSpecial"><text:span text:style-name="T401"> </text:span></text:span><text:span text:style-name="_5f_OOoComputerIdent"><text:span text:style-name="T418">false</text:span></text:span></text:p>
      <text:p text:style-name="P166"><text:span text:style-name="_5f_OOoComputerSpecial"><text:span text:style-name="T401"><text:s text:c="4"/></text:span></text:span></text:p>
      <text:p text:style-name="P166"><text:soft-page-break/><text:span text:style-name="_5f_OOoComputerSpecial"><text:span text:style-name="T401"><text:s text:c="4"/></text:span></text:span><text:span text:style-name="_5f_OOoComputerIdent"><text:span text:style-name="T418">proc</text:span></text:span><text:span text:style-name="_5f_OOoComputerSpecial"><text:span text:style-name="T401"> </text:span></text:span><text:span text:style-name="_5f_OOoComputerIdent"><text:span text:style-name="T418">check_stop_sequence</text:span></text:span><text:span text:style-name="_5f_OOoComputerSpecial"><text:span text:style-name="T418">(</text:span></text:span><text:span text:style-name="_5f_OOoComputerIdent"><text:span text:style-name="T418">pos</text:span></text:span><text:span text:style-name="_5f_OOoComputerSpecial"><text:span text:style-name="T418">:</text:span></text:span><text:span text:style-name="_5f_OOoComputerSpecial"><text:span text:style-name="T401"> </text:span></text:span><text:span text:style-name="_5f_OOoComputerIdent"><text:span text:style-name="T418">int</text:span></text:span><text:span text:style-name="_5f_OOoComputerSpecial"><text:span text:style-name="T418">,</text:span></text:span><text:span text:style-name="_5f_OOoComputerSpecial"><text:span text:style-name="T401"> </text:span></text:span><text:span text:style-name="_5f_OOoComputerIdent"><text:span text:style-name="T418">actseq</text:span></text:span><text:span text:style-name="_5f_OOoComputerSpecial"><text:span text:style-name="T418">:</text:span></text:span><text:span text:style-name="_5f_OOoComputerSpecial"><text:span text:style-name="T401"> </text:span></text:span><text:span text:style-name="_5f_OOoComputerIdent"><text:span text:style-name="T418">SeqActive</text:span></text:span><text:span text:style-name="_5f_OOoComputerSpecial"><text:span text:style-name="T418">):</text:span></text:span><text:span text:style-name="_5f_OOoComputerSpecial"><text:span text:style-name="T401"> </text:span></text:span><text:span text:style-name="_5f_OOoComputerIdent"><text:span text:style-name="T418">bool</text:span></text:span><text:span text:style-name="_5f_OOoComputerSpecial"><text:span text:style-name="T401"> </text:span></text:span><text:span text:style-name="_5f_OOoComputerSpecial"><text:span text:style-name="T418">=</text:span></text:span></text:p>
      <text:p text:style-name="P166"><text:span text:style-name="_5f_OOoComputerSpecial"><text:span text:style-name="T401"><text:s text:c="8"/></text:span></text:span><text:span text:style-name="_5f_OOoComputerKeyWord"><text:span text:style-name="T418">if</text:span></text:span><text:span text:style-name="_5f_OOoComputerSpecial"><text:span text:style-name="T401"> </text:span></text:span><text:span text:style-name="_5f_OOoComputerIdent"><text:span text:style-name="T418">text</text:span></text:span><text:span text:style-name="_5f_OOoComputerSpecial"><text:span text:style-name="T418">[</text:span></text:span><text:span text:style-name="_5f_OOoComputerIdent"><text:span text:style-name="T418">pos</text:span></text:span><text:span text:style-name="_5f_OOoComputerSpecial"><text:span text:style-name="T418">]</text:span></text:span><text:span text:style-name="_5f_OOoComputerSpecial"><text:span text:style-name="T401"> </text:span></text:span><text:span text:style-name="_5f_OOoComputerKeyWord"><text:span text:style-name="T418">in</text:span></text:span><text:span text:style-name="_5f_OOoComputerSpecial"><text:span text:style-name="T401"> </text:span></text:span><text:span text:style-name="_5f_OOoComputerIdent"><text:span text:style-name="T418">actseq</text:span></text:span><text:span text:style-name="_5f_OOoComputerSpecial"><text:span text:style-name="T418">.</text:span></text:span><text:span text:style-name="_5f_OOoComputerIdent"><text:span text:style-name="T418">sequence</text:span></text:span><text:span text:style-name="_5f_OOoComputerSpecial"><text:span text:style-name="T418">.</text:span></text:span><text:span text:style-name="_5f_OOoComputerIdent"><text:span text:style-name="T418">stop_extra</text:span></text:span><text:span text:style-name="_5f_OOoComputerSpecial"><text:span text:style-name="T418">:</text:span></text:span></text:p>
      <text:p text:style-name="P166"><text:span text:style-name="_5f_OOoComputerSpecial"><text:span text:style-name="T401"><text:s text:c="12"/></text:span></text:span><text:span text:style-name="_5f_OOoComputerKeyWord"><text:span text:style-name="T418">return</text:span></text:span><text:span text:style-name="_5f_OOoComputerSpecial"><text:span text:style-name="T401"> </text:span></text:span><text:span text:style-name="_5f_OOoComputerIdent"><text:span text:style-name="T418">true</text:span></text:span></text:p>
      <text:p text:style-name="P166"><text:span text:style-name="_5f_OOoComputerSpecial"><text:span text:style-name="T401"><text:s text:c="8"/></text:span></text:span><text:span text:style-name="_5f_OOoComputerKeyWord"><text:span text:style-name="T418">if</text:span></text:span><text:span text:style-name="_5f_OOoComputerSpecial"><text:span text:style-name="T401"> </text:span></text:span><text:span text:style-name="_5f_OOoComputerIdent"><text:span text:style-name="T418">pos</text:span></text:span><text:span text:style-name="_5f_OOoComputerSpecial"><text:span text:style-name="T401"> </text:span></text:span><text:span text:style-name="_5f_OOoComputerSpecial"><text:span text:style-name="T418">&gt;</text:span></text:span><text:span text:style-name="_5f_OOoComputerSpecial"><text:span text:style-name="T401"> </text:span></text:span><text:span text:style-name="_5f_OOoComputerLiteral"><text:span text:style-name="T418">0</text:span></text:span><text:span text:style-name="_5f_OOoComputerSpecial"><text:span text:style-name="T401"> </text:span></text:span><text:span text:style-name="_5f_OOoComputerKeyWord"><text:span text:style-name="T418">and</text:span></text:span><text:span text:style-name="_5f_OOoComputerSpecial"><text:span text:style-name="T401"> </text:span></text:span><text:span text:style-name="_5f_OOoComputerSpecial"><text:span text:style-name="T418">(</text:span></text:span><text:span text:style-name="_5f_OOoComputerIdent"><text:span text:style-name="T418">text</text:span></text:span><text:span text:style-name="_5f_OOoComputerSpecial"><text:span text:style-name="T418">[</text:span></text:span><text:span text:style-name="_5f_OOoComputerIdent"><text:span text:style-name="T418">pos</text:span></text:span><text:span text:style-name="_5f_OOoComputerSpecial"><text:span text:style-name="T418">-</text:span></text:span><text:span text:style-name="_5f_OOoComputerLiteral"><text:span text:style-name="T418">1</text:span></text:span><text:span text:style-name="_5f_OOoComputerSpecial"><text:span text:style-name="T418">]</text:span></text:span><text:span text:style-name="_5f_OOoComputerSpecial"><text:span text:style-name="T401"> </text:span></text:span><text:span text:style-name="_5f_OOoComputerKeyWord"><text:span text:style-name="T418">in</text:span></text:span><text:span text:style-name="_5f_OOoComputerSpecial"><text:span text:style-name="T401"> </text:span></text:span><text:span text:style-name="_5f_OOoComputerIdent"><text:span text:style-name="T418">actseq</text:span></text:span><text:span text:style-name="_5f_OOoComputerSpecial"><text:span text:style-name="T418">.</text:span></text:span><text:span text:style-name="_5f_OOoComputerIdent"><text:span text:style-name="T418">sequence</text:span></text:span><text:span text:style-name="_5f_OOoComputerSpecial"><text:span text:style-name="T418">.</text:span></text:span><text:span text:style-name="_5f_OOoComputerIdent"><text:span text:style-name="T418">negative_lookbehind</text:span></text:span><text:span text:style-name="_5f_OOoComputerSpecial"><text:span text:style-name="T418">):</text:span></text:span></text:p>
      <text:p text:style-name="P166"><text:span text:style-name="_5f_OOoComputerSpecial"><text:span text:style-name="T401"><text:s text:c="12"/></text:span></text:span><text:span text:style-name="_5f_OOoComputerKeyWord"><text:span text:style-name="T418">return</text:span></text:span><text:span text:style-name="_5f_OOoComputerSpecial"><text:span text:style-name="T401"> </text:span></text:span><text:span text:style-name="_5f_OOoComputerIdent"><text:span text:style-name="T418">false</text:span></text:span></text:p>
      <text:p text:style-name="P166"><text:span text:style-name="_5f_OOoComputerSpecial"><text:span text:style-name="T401"><text:s text:c="8"/></text:span></text:span><text:span text:style-name="_5f_OOoComputerKeyWord"><text:span text:style-name="T418">for</text:span></text:span><text:span text:style-name="_5f_OOoComputerSpecial"><text:span text:style-name="T401"> </text:span></text:span><text:span text:style-name="_5f_OOoComputerIdent"><text:span text:style-name="T418">i</text:span></text:span><text:span text:style-name="_5f_OOoComputerSpecial"><text:span text:style-name="T418">,</text:span></text:span><text:span text:style-name="_5f_OOoComputerSpecial"><text:span text:style-name="T401"> </text:span></text:span><text:span text:style-name="_5f_OOoComputerIdent"><text:span text:style-name="T418">s</text:span></text:span><text:span text:style-name="_5f_OOoComputerSpecial"><text:span text:style-name="T401"> </text:span></text:span><text:span text:style-name="_5f_OOoComputerKeyWord"><text:span text:style-name="T418">in</text:span></text:span><text:span text:style-name="_5f_OOoComputerSpecial"><text:span text:style-name="T401"> </text:span></text:span><text:span text:style-name="_5f_OOoComputerIdent"><text:span text:style-name="T418">actseq</text:span></text:span><text:span text:style-name="_5f_OOoComputerSpecial"><text:span text:style-name="T418">.</text:span></text:span><text:span text:style-name="_5f_OOoComputerIdent"><text:span text:style-name="T418">sequence</text:span></text:span><text:span text:style-name="_5f_OOoComputerSpecial"><text:span text:style-name="T418">.</text:span></text:span><text:span text:style-name="_5f_OOoComputerIdent"><text:span text:style-name="T418">stop</text:span></text:span><text:span text:style-name="_5f_OOoComputerSpecial"><text:span text:style-name="T418">.</text:span></text:span><text:span text:style-name="_5f_OOoComputerIdent"><text:span text:style-name="T418">pairs</text:span></text:span><text:span text:style-name="_5f_OOoComputerSpecial"><text:span text:style-name="T418">:</text:span></text:span></text:p>
      <text:p text:style-name="P166"><text:span text:style-name="_5f_OOoComputerSpecial"><text:span text:style-name="T401"><text:s text:c="12"/></text:span></text:span><text:span text:style-name="_5f_OOoComputerKeyWord"><text:span text:style-name="T418">if</text:span></text:span><text:span text:style-name="_5f_OOoComputerSpecial"><text:span text:style-name="T401"> </text:span></text:span><text:span text:style-name="_5f_OOoComputerIdent"><text:span text:style-name="T418">text</text:span></text:span><text:span text:style-name="_5f_OOoComputerSpecial"><text:span text:style-name="T418">[</text:span></text:span><text:span text:style-name="_5f_OOoComputerIdent"><text:span text:style-name="T418">pos</text:span></text:span><text:span text:style-name="_5f_OOoComputerSpecial"><text:span text:style-name="T418">+</text:span></text:span><text:span text:style-name="_5f_OOoComputerIdent"><text:span text:style-name="T418">i</text:span></text:span><text:span text:style-name="_5f_OOoComputerSpecial"><text:span text:style-name="T418">]</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s</text:span></text:span><text:span text:style-name="_5f_OOoComputerSpecial"><text:span text:style-name="T418">:</text:span></text:span></text:p>
      <text:p text:style-name="P166"><text:span text:style-name="_5f_OOoComputerSpecial"><text:span text:style-name="T401"><text:s text:c="16"/></text:span></text:span><text:span text:style-name="_5f_OOoComputerKeyWord"><text:span text:style-name="T418">return</text:span></text:span><text:span text:style-name="_5f_OOoComputerSpecial"><text:span text:style-name="T401"> </text:span></text:span><text:span text:style-name="_5f_OOoComputerIdent"><text:span text:style-name="T418">false</text:span></text:span></text:p>
      <text:p text:style-name="P166"><text:span text:style-name="_5f_OOoComputerSpecial"><text:span text:style-name="T401"><text:s text:c="8"/></text:span></text:span><text:span text:style-name="_5f_OOoComputerKeyWord"><text:span text:style-name="T418">return</text:span></text:span><text:span text:style-name="_5f_OOoComputerSpecial"><text:span text:style-name="T401"> </text:span></text:span><text:span text:style-name="_5f_OOoComputerIdent"><text:span text:style-name="T418">true</text:span></text:span></text:p>
      <text:p text:style-name="P166"><text:span text:style-name="_5f_OOoComputerSpecial"><text:span text:style-name="T401"><text:s text:c="4"/></text:span></text:span></text:p>
      <text:p text:style-name="P166"><text:span text:style-name="_5f_OOoComputerSpecial"><text:span text:style-name="T401"><text:s text:c="4"/></text:span></text:span><text:span text:style-name="_5f_OOoComputerIdent"><text:span text:style-name="T418">template</text:span></text:span><text:span text:style-name="_5f_OOoComputerSpecial"><text:span text:style-name="T401"> </text:span></text:span><text:span text:style-name="_5f_OOoComputerIdent"><text:span text:style-name="T418">style_token</text:span></text:span><text:span text:style-name="_5f_OOoComputerSpecial"><text:span text:style-name="T418">(</text:span></text:span><text:span text:style-name="_5f_OOoComputerIdent"><text:span text:style-name="T418">token_name</text:span></text:span><text:span text:style-name="_5f_OOoComputerSpecial"><text:span text:style-name="T418">:</text:span></text:span><text:span text:style-name="_5f_OOoComputerSpecial"><text:span text:style-name="T401"> </text:span></text:span><text:span text:style-name="_5f_OOoComputerIdent"><text:span text:style-name="T418">string</text:span></text:span><text:span text:style-name="_5f_OOoComputerSpecial"><text:span text:style-name="T418">,</text:span></text:span><text:span text:style-name="_5f_OOoComputerSpecial"><text:span text:style-name="T401"> </text:span></text:span><text:span text:style-name="_5f_OOoComputerIdent"><text:span text:style-name="T418">token_length</text:span></text:span><text:span text:style-name="_5f_OOoComputerSpecial"><text:span text:style-name="T418">:</text:span></text:span><text:span text:style-name="_5f_OOoComputerSpecial"><text:span text:style-name="T401"> </text:span></text:span><text:span text:style-name="_5f_OOoComputerIdent"><text:span text:style-name="T418">int</text:span></text:span><text:span text:style-name="_5f_OOoComputerSpecial"><text:span text:style-name="T418">)</text:span></text:span><text:span text:style-name="_5f_OOoComputerSpecial"><text:span text:style-name="T401"> </text:span></text:span><text:span text:style-name="_5f_OOoComputerSpecial"><text:span text:style-name="T418">=</text:span></text:span></text:p>
      <text:p text:style-name="P166"><text:span text:style-name="_5f_OOoComputerSpecial"><text:span text:style-name="T401"><text:s text:c="8"/></text:span></text:span><text:span text:style-name="_5f_OOoComputerKeyWord"><text:span text:style-name="T418">if</text:span></text:span><text:span text:style-name="_5f_OOoComputerSpecial"><text:span text:style-name="T401"> </text:span></text:span><text:span text:style-name="_5f_OOoComputerIdent"><text:span text:style-name="T418">token_length</text:span></text:span><text:span text:style-name="_5f_OOoComputerSpecial"><text:span text:style-name="T401"> </text:span></text:span><text:span text:style-name="_5f_OOoComputerSpecial"><text:span text:style-name="T418">&gt;</text:span></text:span><text:span text:style-name="_5f_OOoComputerSpecial"><text:span text:style-name="T401"> </text:span></text:span><text:span text:style-name="_5f_OOoComputerLiteral"><text:span text:style-name="T418">0</text:span></text:span><text:span text:style-name="_5f_OOoComputerSpecial"><text:span text:style-name="T418">:</text:span></text:span></text:p>
      <text:p text:style-name="P166"><text:span text:style-name="_5f_OOoComputerSpecial"><text:span text:style-name="T401"><text:s text:c="12"/></text:span></text:span><text:span text:style-name="_5f_OOoComputerKeyWord"><text:span text:style-name="T418">if</text:span></text:span><text:span text:style-name="_5f_OOoComputerSpecial"><text:span text:style-name="T401"> </text:span></text:span><text:span text:style-name="_5f_OOoComputerIdent"><text:span text:style-name="T418">token_name</text:span></text:span><text:span text:style-name="_5f_OOoComputerSpecial"><text:span text:style-name="T401"> </text:span></text:span><text:span text:style-name="_5f_OOoComputerKeyWord"><text:span text:style-name="T418">in</text:span></text:span><text:span text:style-name="_5f_OOoComputerSpecial"><text:span text:style-name="T401"> </text:span></text:span><text:span text:style-name="_5f_OOoComputerIdent"><text:span text:style-name="T418">keywords</text:span></text:span><text:span text:style-name="_5f_OOoComputerSpecial"><text:span text:style-name="T418">:</text:span></text:span></text:p>
      <text:p text:style-name="P166"><text:span text:style-name="_5f_OOoComputerSpecial"><text:span text:style-name="T401"><text:s text:c="16"/></text:span></text:span><text:span text:style-name="_5f_OOoComputerIdent"><text:span text:style-name="T418">set_styling</text:span></text:span><text:span text:style-name="_5f_OOoComputerSpecial"><text:span text:style-name="T418">(</text:span></text:span><text:span text:style-name="_5f_OOoComputerIdent"><text:span text:style-name="T418">token_length</text:span></text:span><text:span text:style-name="_5f_OOoComputerSpecial"><text:span text:style-name="T418">,</text:span></text:span><text:span text:style-name="_5f_OOoComputerSpecial"><text:span text:style-name="T401"> </text:span></text:span><text:span text:style-name="_5f_OOoComputerIdent"><text:span text:style-name="T418">styles</text:span></text:span><text:span text:style-name="_5f_OOoComputerSpecial"><text:span text:style-name="T418">[</text:span></text:span><text:span text:style-name="_5f_OOoComputerLiteral"><text:span text:style-name="T418">"Keyword"</text:span></text:span><text:span text:style-name="_5f_OOoComputerSpecial"><text:span text:style-name="T418">])</text:span></text:span></text:p>
      <text:p text:style-name="P166"><text:span text:style-name="_5f_OOoComputerSpecial"><text:span text:style-name="T401"><text:s text:c="16"/></text:span></text:span><text:span text:style-name="_5f_OOoComputerIdent"><text:span text:style-name="T418">previous_token</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oken_name</text:span></text:span></text:p>
      <text:p text:style-name="P166"><text:span text:style-name="_5f_OOoComputerSpecial"><text:span text:style-name="T401"><text:s text:c="12"/></text:span></text:span><text:span text:style-name="_5f_OOoComputerKeyWord"><text:span text:style-name="T418">elif</text:span></text:span><text:span text:style-name="_5f_OOoComputerSpecial"><text:span text:style-name="T401"> </text:span></text:span><text:span text:style-name="_5f_OOoComputerIdent"><text:span text:style-name="T418">token_name</text:span></text:span><text:span text:style-name="_5f_OOoComputerSpecial"><text:span text:style-name="T401"> </text:span></text:span><text:span text:style-name="_5f_OOoComputerKeyWord"><text:span text:style-name="T418">in</text:span></text:span><text:span text:style-name="_5f_OOoComputerSpecial"><text:span text:style-name="T401"> </text:span></text:span><text:span text:style-name="_5f_OOoComputerIdent"><text:span text:style-name="T418">custom_keywords</text:span></text:span><text:span text:style-name="_5f_OOoComputerSpecial"><text:span text:style-name="T418">:</text:span></text:span></text:p>
      <text:p text:style-name="P166"><text:span text:style-name="_5f_OOoComputerSpecial"><text:span text:style-name="T401"><text:s text:c="16"/></text:span></text:span><text:span text:style-name="_5f_OOoComputerIdent"><text:span text:style-name="T418">set_styling</text:span></text:span><text:span text:style-name="_5f_OOoComputerSpecial"><text:span text:style-name="T418">(</text:span></text:span><text:span text:style-name="_5f_OOoComputerIdent"><text:span text:style-name="T418">token_length</text:span></text:span><text:span text:style-name="_5f_OOoComputerSpecial"><text:span text:style-name="T418">,</text:span></text:span><text:span text:style-name="_5f_OOoComputerSpecial"><text:span text:style-name="T401"> </text:span></text:span><text:span text:style-name="_5f_OOoComputerIdent"><text:span text:style-name="T418">styles</text:span></text:span><text:span text:style-name="_5f_OOoComputerSpecial"><text:span text:style-name="T418">[</text:span></text:span><text:span text:style-name="_5f_OOoComputerLiteral"><text:span text:style-name="T418">"CustomKeyword"</text:span></text:span><text:span text:style-name="_5f_OOoComputerSpecial"><text:span text:style-name="T418">])</text:span></text:span></text:p>
      <text:p text:style-name="P166"><text:span text:style-name="_5f_OOoComputerSpecial"><text:span text:style-name="T401"><text:s text:c="12"/></text:span></text:span><text:span text:style-name="_5f_OOoComputerKeyWord"><text:span text:style-name="T418">elif</text:span></text:span><text:span text:style-name="_5f_OOoComputerSpecial"><text:span text:style-name="T401"> </text:span></text:span><text:span text:style-name="_5f_OOoComputerIdent"><text:span text:style-name="T418">token_name</text:span></text:span><text:span text:style-name="_5f_OOoComputerSpecial"><text:span text:style-name="T418">[</text:span></text:span><text:span text:style-name="_5f_OOoComputerLiteral"><text:span text:style-name="T418">0</text:span></text:span><text:span text:style-name="_5f_OOoComputerSpecial"><text:span text:style-name="T418">].</text:span></text:span><text:span text:style-name="_5f_OOoComputerIdent"><text:span text:style-name="T418">isdigit</text:span></text:span><text:span text:style-name="_5f_OOoComputerSpecial"><text:span text:style-name="T418">()</text:span></text:span><text:span text:style-name="_5f_OOoComputerSpecial"><text:span text:style-name="T401"> </text:span></text:span><text:span text:style-name="_5f_OOoComputerKeyWord"><text:span text:style-name="T418">or</text:span></text:span><text:span text:style-name="_5f_OOoComputerSpecial"><text:span text:style-name="T401"> </text:span></text:span><text:span text:style-name="_5f_OOoComputerSpecial"><text:span text:style-name="T418">(</text:span></text:span><text:span text:style-name="_5f_OOoComputerIdent"><text:span text:style-name="T418">token_name</text:span></text:span><text:span text:style-name="_5f_OOoComputerSpecial"><text:span text:style-name="T418">[</text:span></text:span><text:span text:style-name="_5f_OOoComputerLiteral"><text:span text:style-name="T418">0</text:span></text:span><text:span text:style-name="_5f_OOoComputerSpecial"><text:span text:style-name="T418">]</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text:span></text:span><text:span text:style-name="_5f_OOoComputerSpecial"><text:span text:style-name="T401"> </text:span></text:span><text:span text:style-name="_5f_OOoComputerKeyWord"><text:span text:style-name="T418">and</text:span></text:span><text:span text:style-name="_5f_OOoComputerSpecial"><text:span text:style-name="T401"> </text:span></text:span><text:span text:style-name="_5f_OOoComputerIdent"><text:span text:style-name="T418">token_name</text:span></text:span><text:span text:style-name="_5f_OOoComputerSpecial"><text:span text:style-name="T418">[</text:span></text:span><text:span text:style-name="_5f_OOoComputerLiteral"><text:span text:style-name="T418">1</text:span></text:span><text:span text:style-name="_5f_OOoComputerSpecial"><text:span text:style-name="T418">].</text:span></text:span><text:span text:style-name="_5f_OOoComputerIdent"><text:span text:style-name="T418">isdigit</text:span></text:span><text:span text:style-name="_5f_OOoComputerSpecial"><text:span text:style-name="T418">()):</text:span></text:span></text:p>
      <text:p text:style-name="P166"><text:span text:style-name="_5f_OOoComputerSpecial"><text:span text:style-name="T401"><text:s text:c="16"/></text:span></text:span><text:span text:style-name="_5f_OOoComputerIdent"><text:span text:style-name="T418">set_styling</text:span></text:span><text:span text:style-name="_5f_OOoComputerSpecial"><text:span text:style-name="T418">(</text:span></text:span><text:span text:style-name="_5f_OOoComputerIdent"><text:span text:style-name="T418">token_length</text:span></text:span><text:span text:style-name="_5f_OOoComputerSpecial"><text:span text:style-name="T418">,</text:span></text:span><text:span text:style-name="_5f_OOoComputerSpecial"><text:span text:style-name="T401"> </text:span></text:span><text:span text:style-name="_5f_OOoComputerIdent"><text:span text:style-name="T418">styles</text:span></text:span><text:span text:style-name="_5f_OOoComputerSpecial"><text:span text:style-name="T418">[</text:span></text:span><text:span text:style-name="_5f_OOoComputerLiteral"><text:span text:style-name="T418">"Number"</text:span></text:span><text:span text:style-name="_5f_OOoComputerSpecial"><text:span text:style-name="T418">])</text:span></text:span></text:p>
      <text:p text:style-name="P166"><text:span text:style-name="_5f_OOoComputerSpecial"><text:span text:style-name="T401"><text:s text:c="12"/></text:span></text:span><text:span text:style-name="_5f_OOoComputerKeyWord"><text:span text:style-name="T418">elif</text:span></text:span><text:span text:style-name="_5f_OOoComputerSpecial"><text:span text:style-name="T401"> </text:span></text:span><text:span text:style-name="_5f_OOoComputerIdent"><text:span text:style-name="T418">previous_token</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class"</text:span></text:span><text:span text:style-name="_5f_OOoComputerSpecial"><text:span text:style-name="T418">:</text:span></text:span></text:p>
      <text:p text:style-name="P166"><text:span text:style-name="_5f_OOoComputerSpecial"><text:span text:style-name="T401"><text:s text:c="16"/></text:span></text:span><text:span text:style-name="_5f_OOoComputerIdent"><text:span text:style-name="T418">set_styling</text:span></text:span><text:span text:style-name="_5f_OOoComputerSpecial"><text:span text:style-name="T418">(</text:span></text:span><text:span text:style-name="_5f_OOoComputerIdent"><text:span text:style-name="T418">token_length</text:span></text:span><text:span text:style-name="_5f_OOoComputerSpecial"><text:span text:style-name="T418">,</text:span></text:span><text:span text:style-name="_5f_OOoComputerSpecial"><text:span text:style-name="T401"> </text:span></text:span><text:span text:style-name="_5f_OOoComputerIdent"><text:span text:style-name="T418">styles</text:span></text:span><text:span text:style-name="_5f_OOoComputerSpecial"><text:span text:style-name="T418">[</text:span></text:span><text:span text:style-name="_5f_OOoComputerLiteral"><text:span text:style-name="T418">"ClassName"</text:span></text:span><text:span text:style-name="_5f_OOoComputerSpecial"><text:span text:style-name="T418">])</text:span></text:span></text:p>
      <text:p text:style-name="P166"><text:span text:style-name="_5f_OOoComputerSpecial"><text:span text:style-name="T401"><text:s text:c="16"/></text:span></text:span><text:span text:style-name="_5f_OOoComputerIdent"><text:span text:style-name="T418">previous_token</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text:span></text:span></text:p>
      <text:p text:style-name="P166"><text:span text:style-name="_5f_OOoComputerSpecial"><text:span text:style-name="T401"><text:s text:c="12"/></text:span></text:span><text:span text:style-name="_5f_OOoComputerKeyWord"><text:span text:style-name="T418">elif</text:span></text:span><text:span text:style-name="_5f_OOoComputerSpecial"><text:span text:style-name="T401"> </text:span></text:span><text:span text:style-name="_5f_OOoComputerIdent"><text:span text:style-name="T418">previous_token</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def"</text:span></text:span><text:span text:style-name="_5f_OOoComputerSpecial"><text:span text:style-name="T418">:</text:span></text:span></text:p>
      <text:p text:style-name="P166"><text:span text:style-name="_5f_OOoComputerSpecial"><text:span text:style-name="T401"><text:s text:c="16"/></text:span></text:span><text:span text:style-name="_5f_OOoComputerIdent"><text:span text:style-name="T418">set_styling</text:span></text:span><text:span text:style-name="_5f_OOoComputerSpecial"><text:span text:style-name="T418">(</text:span></text:span><text:span text:style-name="_5f_OOoComputerIdent"><text:span text:style-name="T418">token_length</text:span></text:span><text:span text:style-name="_5f_OOoComputerSpecial"><text:span text:style-name="T418">,</text:span></text:span><text:span text:style-name="_5f_OOoComputerSpecial"><text:span text:style-name="T401"> </text:span></text:span><text:span text:style-name="_5f_OOoComputerIdent"><text:span text:style-name="T418">styles</text:span></text:span><text:span text:style-name="_5f_OOoComputerSpecial"><text:span text:style-name="T418">[</text:span></text:span><text:span text:style-name="_5f_OOoComputerLiteral"><text:span text:style-name="T418">"FunctionMethodName"</text:span></text:span><text:span text:style-name="_5f_OOoComputerSpecial"><text:span text:style-name="T418">])</text:span></text:span></text:p>
      <text:p text:style-name="P166"><text:span text:style-name="_5f_OOoComputerSpecial"><text:span text:style-name="T401"><text:s text:c="16"/></text:span></text:span><text:span text:style-name="_5f_OOoComputerIdent"><text:span text:style-name="T418">previous_token</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text:span></text:span></text:p>
      <text:p text:style-name="P166"><text:span text:style-name="_5f_OOoComputerSpecial"><text:span text:style-name="T401"><text:s text:c="12"/></text:span></text:span><text:span text:style-name="_5f_OOoComputerKeyWord"><text:span text:style-name="T418">else</text:span></text:span><text:span text:style-name="_5f_OOoComputerSpecial"><text:span text:style-name="T418">:</text:span></text:span></text:p>
      <text:p text:style-name="P166"><text:span text:style-name="_5f_OOoComputerSpecial"><text:span text:style-name="T401"><text:s text:c="16"/></text:span></text:span><text:span text:style-name="_5f_OOoComputerIdent"><text:span text:style-name="T418">set_styling</text:span></text:span><text:span text:style-name="_5f_OOoComputerSpecial"><text:span text:style-name="T418">(</text:span></text:span><text:span text:style-name="_5f_OOoComputerIdent"><text:span text:style-name="T418">token_length</text:span></text:span><text:span text:style-name="_5f_OOoComputerSpecial"><text:span text:style-name="T418">,</text:span></text:span><text:span text:style-name="_5f_OOoComputerSpecial"><text:span text:style-name="T401"> </text:span></text:span><text:span text:style-name="_5f_OOoComputerIdent"><text:span text:style-name="T418">styles</text:span></text:span><text:span text:style-name="_5f_OOoComputerSpecial"><text:span text:style-name="T418">[</text:span></text:span><text:span text:style-name="_5f_OOoComputerLiteral"><text:span text:style-name="T418">"Default"</text:span></text:span><text:span text:style-name="_5f_OOoComputerSpecial"><text:span text:style-name="T418">])</text:span></text:span></text:p>
      <text:p text:style-name="P166"><text:span text:style-name="_5f_OOoComputerSpecial"><text:span text:style-name="T401"><text:s text:c="4"/></text:span></text:span></text:p>
      <text:p text:style-name="P166"><text:span text:style-name="_5f_OOoComputerSpecial"><text:span text:style-name="T401"><text:s text:c="4"/></text:span></text:span><text:span text:style-name="_5f_OOoComputerIdent"><text:span text:style-name="T418">var</text:span></text:span><text:span text:style-name="_5f_OOoComputerSpecial"><text:span text:style-name="T401"> </text:span></text:span><text:span text:style-name="_5f_OOoComputerIdent"><text:span text:style-name="T418">i</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0</text:span></text:span></text:p>
      <text:p text:style-name="P166"><text:span text:style-name="_5f_OOoComputerSpecial"><text:span text:style-name="T401"><text:s text:c="4"/></text:span></text:span><text:span text:style-name="_5f_OOoComputerIdent"><text:span text:style-name="T418">token_star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i</text:span></text:span></text:p>
      <text:p text:style-name="P166"><text:span text:style-name="_5f_OOoComputerSpecial"><text:span text:style-name="T401"><text:s text:c="4"/></text:span></text:span><text:span text:style-name="_5f_OOoComputerKeyWord"><text:span text:style-name="T418">while</text:span></text:span><text:span text:style-name="_5f_OOoComputerSpecial"><text:span text:style-name="T401"> </text:span></text:span><text:span text:style-name="_5f_OOoComputerIdent"><text:span text:style-name="T418">i</text:span></text:span><text:span text:style-name="_5f_OOoComputerSpecial"><text:span text:style-name="T401"> </text:span></text:span><text:span text:style-name="_5f_OOoComputerSpecial"><text:span text:style-name="T418">&lt;</text:span></text:span><text:span text:style-name="_5f_OOoComputerSpecial"><text:span text:style-name="T401"> </text:span></text:span><text:span text:style-name="_5f_OOoComputerIdent"><text:span text:style-name="T418">text_length</text:span></text:span><text:span text:style-name="_5f_OOoComputerSpecial"><text:span text:style-name="T418">:</text:span></text:span></text:p>
      <text:p text:style-name="P166"><text:span text:style-name="_5f_OOoComputerSpecial"><text:span text:style-name="T401"><text:s text:c="8"/></text:span></text:span><text:span text:style-name="_5f_OOoComputerKeyWord"><text:span text:style-name="T418">if</text:span></text:span><text:span text:style-name="_5f_OOoComputerSpecial"><text:span text:style-name="T401"> </text:span></text:span><text:span text:style-name="_5f_OOoComputerIdent"><text:span text:style-name="T418">actseq</text:span></text:span><text:span text:style-name="_5f_OOoComputerSpecial"><text:span text:style-name="T418">.</text:span></text:span><text:span text:style-name="_5f_OOoComputerIdent"><text:span text:style-name="T418">active</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rue</text:span></text:span><text:span text:style-name="_5f_OOoComputerSpecial"><text:span text:style-name="T401"> </text:span></text:span><text:span text:style-name="_5f_OOoComputerKeyWord"><text:span text:style-name="T418">or</text:span></text:span><text:span text:style-name="_5f_OOoComputerSpecial"><text:span text:style-name="T401"> </text:span></text:span><text:span text:style-name="_5f_OOoComputerIdent"><text:span text:style-name="T418">check_start_sequence</text:span></text:span><text:span text:style-name="_5f_OOoComputerSpecial"><text:span text:style-name="T418">(</text:span></text:span><text:span text:style-name="_5f_OOoComputerIdent"><text:span text:style-name="T418">i</text:span></text:span><text:span text:style-name="_5f_OOoComputerSpecial"><text:span text:style-name="T418">,</text:span></text:span><text:span text:style-name="_5f_OOoComputerSpecial"><text:span text:style-name="T401"> </text:span></text:span><text:span text:style-name="_5f_OOoComputerIdent"><text:span text:style-name="T418">actseq</text:span></text:span><text:span text:style-name="_5f_OOoComputerSpecial"><text:span text:style-name="T418">)</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rue</text:span></text:span><text:span text:style-name="_5f_OOoComputerSpecial"><text:span text:style-name="T418">:</text:span></text:span></text:p>
      <text:p text:style-name="P166"><text:span text:style-name="_5f_OOoComputerSpecial"><text:span text:style-name="T401"><text:s text:c="12"/></text:span></text:span><text:span text:style-name="_5f_OOoComputerComment"><text:span text:style-name="T418">#[</text:span></text:span></text:p>
      <text:p text:style-name="P166"><text:span text:style-name="_5f_OOoComputerSpecial"><text:span text:style-name="T401"><text:s text:c="16"/></text:span></text:span><text:span text:style-name="_5f_OOoComputerIdent"><text:span text:style-name="T418">Multiline</text:span></text:span><text:span text:style-name="_5f_OOoComputerSpecial"><text:span text:style-name="T401"> </text:span></text:span><text:span text:style-name="_5f_OOoComputerIdent"><text:span text:style-name="T418">sequence</text:span></text:span><text:span text:style-name="_5f_OOoComputerSpecial"><text:span text:style-name="T401"> </text:span></text:span><text:span text:style-name="_5f_OOoComputerIdent"><text:span text:style-name="T418">already</text:span></text:span><text:span text:style-name="_5f_OOoComputerSpecial"><text:span text:style-name="T401"> </text:span></text:span><text:span text:style-name="_5f_OOoComputerIdent"><text:span text:style-name="T418">started</text:span></text:span><text:span text:style-name="_5f_OOoComputerSpecial"><text:span text:style-name="T401"> </text:span></text:span><text:span text:style-name="_5f_OOoComputerKeyWord"><text:span text:style-name="T418">in</text:span></text:span><text:span text:style-name="_5f_OOoComputerSpecial"><text:span text:style-name="T401"> </text:span></text:span><text:span text:style-name="_5f_OOoComputerIdent"><text:span text:style-name="T418">the</text:span></text:span><text:span text:style-name="_5f_OOoComputerSpecial"><text:span text:style-name="T401"> </text:span></text:span><text:span text:style-name="_5f_OOoComputerIdent"><text:span text:style-name="T418">previous</text:span></text:span><text:span text:style-name="_5f_OOoComputerSpecial"><text:span text:style-name="T401"> </text:span></text:span><text:span text:style-name="_5f_OOoComputerIdent"><text:span text:style-name="T418">line</text:span></text:span><text:span text:style-name="_5f_OOoComputerSpecial"><text:span text:style-name="T401"> </text:span></text:span><text:span text:style-name="_5f_OOoComputerKeyWord"><text:span text:style-name="T418">or</text:span></text:span></text:p>
      <text:p text:style-name="P166"><text:span text:style-name="_5f_OOoComputerSpecial"><text:span text:style-name="T401"><text:s text:c="16"/></text:span></text:span><text:span text:style-name="_5f_OOoComputerIdent"><text:span text:style-name="T418">a</text:span></text:span><text:span text:style-name="_5f_OOoComputerSpecial"><text:span text:style-name="T401"> </text:span></text:span><text:span text:style-name="_5f_OOoComputerIdent"><text:span text:style-name="T418">start</text:span></text:span><text:span text:style-name="_5f_OOoComputerSpecial"><text:span text:style-name="T401"> </text:span></text:span><text:span text:style-name="_5f_OOoComputerIdent"><text:span text:style-name="T418">sequence</text:span></text:span><text:span text:style-name="_5f_OOoComputerSpecial"><text:span text:style-name="T401"> </text:span></text:span><text:span text:style-name="_5f_OOoComputerIdent"><text:span text:style-name="T418">was</text:span></text:span><text:span text:style-name="_5f_OOoComputerSpecial"><text:span text:style-name="T401"> </text:span></text:span><text:span text:style-name="_5f_OOoComputerIdent"><text:span text:style-name="T418">found</text:span></text:span></text:p>
      <text:p text:style-name="P166"><text:span text:style-name="_5f_OOoComputerSpecial"><text:span text:style-name="T401"><text:s text:c="12"/></text:span></text:span><text:span text:style-name="_5f_OOoComputerSpecial"><text:span text:style-name="T418">]#</text:span></text:span></text:p>
      <text:p text:style-name="P166"><text:span text:style-name="_5f_OOoComputerSpecial"><text:span text:style-name="T401"><text:s text:c="12"/></text:span></text:span><text:span text:style-name="_5f_OOoComputerKeyWord"><text:span text:style-name="T418">if</text:span></text:span><text:span text:style-name="_5f_OOoComputerSpecial"><text:span text:style-name="T401"> </text:span></text:span><text:span text:style-name="_5f_OOoComputerIdent"><text:span text:style-name="T418">actseq</text:span></text:span><text:span text:style-name="_5f_OOoComputerSpecial"><text:span text:style-name="T418">.</text:span></text:span><text:span text:style-name="_5f_OOoComputerIdent"><text:span text:style-name="T418">active</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false</text:span></text:span><text:span text:style-name="_5f_OOoComputerSpecial"><text:span text:style-name="T418">:</text:span></text:span></text:p>
      <text:p text:style-name="P166"><text:span text:style-name="_5f_OOoComputerSpecial"><text:span text:style-name="T401"><text:s text:c="16"/></text:span></text:span><text:span text:style-name="_5f_OOoComputerComment"><text:span text:style-name="T418"># Style the currently accumulated token</text:span></text:span></text:p>
      <text:p text:style-name="P166"><text:soft-page-break/><text:span text:style-name="_5f_OOoComputerSpecial"><text:span text:style-name="T401"><text:s text:c="16"/></text:span></text:span><text:span text:style-name="_5f_OOoComputerIdent"><text:span text:style-name="T418">token_name</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ext</text:span></text:span><text:span text:style-name="_5f_OOoComputerSpecial"><text:span text:style-name="T418">[</text:span></text:span><text:span text:style-name="_5f_OOoComputerIdent"><text:span text:style-name="T418">token_start</text:span></text:span><text:span text:style-name="_5f_OOoComputerSpecial"><text:span text:style-name="T418">..</text:span></text:span><text:span text:style-name="_5f_OOoComputerIdent"><text:span text:style-name="T418">i</text:span></text:span><text:span text:style-name="_5f_OOoComputerSpecial"><text:span text:style-name="T418">]</text:span></text:span></text:p>
      <text:p text:style-name="P166"><text:span text:style-name="_5f_OOoComputerSpecial"><text:span text:style-name="T401"><text:s text:c="16"/></text:span></text:span><text:span text:style-name="_5f_OOoComputerIdent"><text:span text:style-name="T418">token_length</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i</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oken_start</text:span></text:span></text:p>
      <text:p text:style-name="P166"><text:span text:style-name="_5f_OOoComputerSpecial"><text:span text:style-name="T401"><text:s text:c="16"/></text:span></text:span><text:span text:style-name="_5f_OOoComputerIdent"><text:span text:style-name="T418">style_token</text:span></text:span><text:span text:style-name="_5f_OOoComputerSpecial"><text:span text:style-name="T418">(</text:span></text:span><text:span text:style-name="_5f_OOoComputerIdent"><text:span text:style-name="T418">token_name</text:span></text:span><text:span text:style-name="_5f_OOoComputerSpecial"><text:span text:style-name="T418">,</text:span></text:span><text:span text:style-name="_5f_OOoComputerSpecial"><text:span text:style-name="T401"> </text:span></text:span><text:span text:style-name="_5f_OOoComputerIdent"><text:span text:style-name="T418">token_length</text:span></text:span><text:span text:style-name="_5f_OOoComputerSpecial"><text:span text:style-name="T418">)</text:span></text:span></text:p>
      <text:p text:style-name="P166"><text:span text:style-name="_5f_OOoComputerSpecial"><text:span text:style-name="T401"><text:s text:c="12"/></text:span></text:span><text:span text:style-name="_5f_OOoComputerComment"><text:span text:style-name="T418"># Set the states and reset the flags</text:span></text:span></text:p>
      <text:p text:style-name="P166"><text:span text:style-name="_5f_OOoComputerSpecial"><text:span text:style-name="T401"><text:s text:c="12"/></text:span></text:span><text:span text:style-name="_5f_OOoComputerIdent"><text:span text:style-name="T418">token_star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i</text:span></text:span></text:p>
      <text:p text:style-name="P166"><text:span text:style-name="_5f_OOoComputerSpecial"><text:span text:style-name="T401"><text:s text:c="12"/></text:span></text:span><text:span text:style-name="_5f_OOoComputerIdent"><text:span text:style-name="T418">token_length</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0</text:span></text:span></text:p>
      <text:p text:style-name="P166"><text:span text:style-name="_5f_OOoComputerSpecial"><text:span text:style-name="T401"><text:s text:c="12"/></text:span></text:span><text:span text:style-name="_5f_OOoComputerKeyWord"><text:span text:style-name="T418">if</text:span></text:span><text:span text:style-name="_5f_OOoComputerSpecial"><text:span text:style-name="T401"> </text:span></text:span><text:span text:style-name="_5f_OOoComputerIdent"><text:span text:style-name="T418">actseq</text:span></text:span><text:span text:style-name="_5f_OOoComputerSpecial"><text:span text:style-name="T418">.</text:span></text:span><text:span text:style-name="_5f_OOoComputerIdent"><text:span text:style-name="T418">active</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false</text:span></text:span><text:span text:style-name="_5f_OOoComputerSpecial"><text:span text:style-name="T418">:</text:span></text:span></text:p>
      <text:p text:style-name="P166"><text:span text:style-name="_5f_OOoComputerSpecial"><text:span text:style-name="T401"><text:s text:c="16"/></text:span></text:span><text:span text:style-name="_5f_OOoComputerIdent"><text:span text:style-name="T418">i</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len</text:span></text:span><text:span text:style-name="_5f_OOoComputerSpecial"><text:span text:style-name="T418">(</text:span></text:span><text:span text:style-name="_5f_OOoComputerIdent"><text:span text:style-name="T418">actseq</text:span></text:span><text:span text:style-name="_5f_OOoComputerSpecial"><text:span text:style-name="T418">.</text:span></text:span><text:span text:style-name="_5f_OOoComputerIdent"><text:span text:style-name="T418">sequence</text:span></text:span><text:span text:style-name="_5f_OOoComputerSpecial"><text:span text:style-name="T418">.</text:span></text:span><text:span text:style-name="_5f_OOoComputerIdent"><text:span text:style-name="T418">start</text:span></text:span><text:span text:style-name="_5f_OOoComputerSpecial"><text:span text:style-name="T418">)</text:span></text:span></text:p>
      <text:p text:style-name="P166"><text:span text:style-name="_5f_OOoComputerSpecial"><text:span text:style-name="T401"><text:s text:c="12"/></text:span></text:span><text:span text:style-name="_5f_OOoComputerKeyWord"><text:span text:style-name="T418">while</text:span></text:span><text:span text:style-name="_5f_OOoComputerSpecial"><text:span text:style-name="T401"> </text:span></text:span><text:span text:style-name="_5f_OOoComputerIdent"><text:span text:style-name="T418">i</text:span></text:span><text:span text:style-name="_5f_OOoComputerSpecial"><text:span text:style-name="T401"> </text:span></text:span><text:span text:style-name="_5f_OOoComputerSpecial"><text:span text:style-name="T418">&lt;</text:span></text:span><text:span text:style-name="_5f_OOoComputerSpecial"><text:span text:style-name="T401"> </text:span></text:span><text:span text:style-name="_5f_OOoComputerIdent"><text:span text:style-name="T418">text_length</text:span></text:span><text:span text:style-name="_5f_OOoComputerSpecial"><text:span text:style-name="T418">:</text:span></text:span></text:p>
      <text:p text:style-name="P166"><text:span text:style-name="_5f_OOoComputerSpecial"><text:span text:style-name="T401"><text:s text:c="16"/></text:span></text:span><text:span text:style-name="_5f_OOoComputerComment"><text:span text:style-name="T418"># Check for end of comment</text:span></text:span></text:p>
      <text:p text:style-name="P166"><text:span text:style-name="_5f_OOoComputerSpecial"><text:span text:style-name="T401"><text:s text:c="16"/></text:span></text:span><text:span text:style-name="_5f_OOoComputerKeyWord"><text:span text:style-name="T418">if</text:span></text:span><text:span text:style-name="_5f_OOoComputerSpecial"><text:span text:style-name="T401"> </text:span></text:span><text:span text:style-name="_5f_OOoComputerIdent"><text:span text:style-name="T418">check_stop_sequence</text:span></text:span><text:span text:style-name="_5f_OOoComputerSpecial"><text:span text:style-name="T418">(</text:span></text:span><text:span text:style-name="_5f_OOoComputerIdent"><text:span text:style-name="T418">i</text:span></text:span><text:span text:style-name="_5f_OOoComputerSpecial"><text:span text:style-name="T418">,</text:span></text:span><text:span text:style-name="_5f_OOoComputerSpecial"><text:span text:style-name="T401"> </text:span></text:span><text:span text:style-name="_5f_OOoComputerIdent"><text:span text:style-name="T418">actseq</text:span></text:span><text:span text:style-name="_5f_OOoComputerSpecial"><text:span text:style-name="T418">)</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rue</text:span></text:span><text:span text:style-name="_5f_OOoComputerSpecial"><text:span text:style-name="T418">:</text:span></text:span></text:p>
      <text:p text:style-name="P166"><text:span text:style-name="_5f_OOoComputerSpecial"><text:span text:style-name="T401"><text:s text:c="20"/></text:span></text:span><text:span text:style-name="_5f_OOoComputerIdent"><text:span text:style-name="T418">i</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len</text:span></text:span><text:span text:style-name="_5f_OOoComputerSpecial"><text:span text:style-name="T418">(</text:span></text:span><text:span text:style-name="_5f_OOoComputerIdent"><text:span text:style-name="T418">actseq</text:span></text:span><text:span text:style-name="_5f_OOoComputerSpecial"><text:span text:style-name="T418">.</text:span></text:span><text:span text:style-name="_5f_OOoComputerIdent"><text:span text:style-name="T418">sequence</text:span></text:span><text:span text:style-name="_5f_OOoComputerSpecial"><text:span text:style-name="T418">.</text:span></text:span><text:span text:style-name="_5f_OOoComputerIdent"><text:span text:style-name="T418">stop</text:span></text:span><text:span text:style-name="_5f_OOoComputerSpecial"><text:span text:style-name="T418">)</text:span></text:span></text:p>
      <text:p text:style-name="P166"><text:span text:style-name="_5f_OOoComputerSpecial"><text:span text:style-name="T401"><text:s text:c="20"/></text:span></text:span><text:span text:style-name="_5f_OOoComputerKeyWord"><text:span text:style-name="T418">break</text:span></text:span></text:p>
      <text:p text:style-name="P166"><text:span text:style-name="_5f_OOoComputerSpecial"><text:span text:style-name="T401"><text:s text:c="16"/></text:span></text:span><text:span text:style-name="_5f_OOoComputerIdent"><text:span text:style-name="T418">i</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1</text:span></text:span></text:p>
      <text:p text:style-name="P166"><text:span text:style-name="_5f_OOoComputerSpecial"><text:span text:style-name="T401"><text:s text:c="12"/></text:span></text:span><text:span text:style-name="_5f_OOoComputerComment"><text:span text:style-name="T418"># Style text</text:span></text:span></text:p>
      <text:p text:style-name="P166"><text:span text:style-name="_5f_OOoComputerSpecial"><text:span text:style-name="T401"><text:s text:c="12"/></text:span></text:span><text:span text:style-name="_5f_OOoComputerIdent"><text:span text:style-name="T418">token_length</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i</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oken_start</text:span></text:span></text:p>
      <text:p text:style-name="P166"><text:span text:style-name="_5f_OOoComputerSpecial"><text:span text:style-name="T401"><text:s text:c="12"/></text:span></text:span><text:span text:style-name="_5f_OOoComputerIdent"><text:span text:style-name="T418">set_styling</text:span></text:span><text:span text:style-name="_5f_OOoComputerSpecial"><text:span text:style-name="T418">(</text:span></text:span><text:span text:style-name="_5f_OOoComputerIdent"><text:span text:style-name="T418">token_length</text:span></text:span><text:span text:style-name="_5f_OOoComputerSpecial"><text:span text:style-name="T418">,</text:span></text:span><text:span text:style-name="_5f_OOoComputerSpecial"><text:span text:style-name="T401"> </text:span></text:span><text:span text:style-name="_5f_OOoComputerIdent"><text:span text:style-name="T418">actseq</text:span></text:span><text:span text:style-name="_5f_OOoComputerSpecial"><text:span text:style-name="T418">.</text:span></text:span><text:span text:style-name="_5f_OOoComputerIdent"><text:span text:style-name="T418">sequence</text:span></text:span><text:span text:style-name="_5f_OOoComputerSpecial"><text:span text:style-name="T418">.</text:span></text:span><text:span text:style-name="_5f_OOoComputerIdent"><text:span text:style-name="T418">style</text:span></text:span><text:span text:style-name="_5f_OOoComputerSpecial"><text:span text:style-name="T418">)</text:span></text:span></text:p>
      <text:p text:style-name="P166"><text:span text:style-name="_5f_OOoComputerSpecial"><text:span text:style-name="T401"><text:s text:c="12"/></text:span></text:span><text:span text:style-name="_5f_OOoComputerComment"><text:span text:style-name="T418"># Style the separator tokens after the sequence, if any</text:span></text:span></text:p>
      <text:p text:style-name="P166"><text:span text:style-name="_5f_OOoComputerSpecial"><text:span text:style-name="T401"><text:s text:c="12"/></text:span></text:span><text:span text:style-name="_5f_OOoComputerIdent"><text:span text:style-name="T418">token_star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i</text:span></text:span></text:p>
      <text:p text:style-name="P166"><text:span text:style-name="_5f_OOoComputerSpecial"><text:span text:style-name="T401"><text:s text:c="12"/></text:span></text:span><text:span text:style-name="_5f_OOoComputerKeyWord"><text:span text:style-name="T418">while</text:span></text:span><text:span text:style-name="_5f_OOoComputerSpecial"><text:span text:style-name="T401"> </text:span></text:span><text:span text:style-name="_5f_OOoComputerIdent"><text:span text:style-name="T418">text</text:span></text:span><text:span text:style-name="_5f_OOoComputerSpecial"><text:span text:style-name="T418">[</text:span></text:span><text:span text:style-name="_5f_OOoComputerIdent"><text:span text:style-name="T418">i</text:span></text:span><text:span text:style-name="_5f_OOoComputerSpecial"><text:span text:style-name="T418">]</text:span></text:span><text:span text:style-name="_5f_OOoComputerSpecial"><text:span text:style-name="T401"> </text:span></text:span><text:span text:style-name="_5f_OOoComputerKeyWord"><text:span text:style-name="T418">in</text:span></text:span><text:span text:style-name="_5f_OOoComputerSpecial"><text:span text:style-name="T401"> </text:span></text:span><text:span text:style-name="_5f_OOoComputerIdent"><text:span text:style-name="T418">extended_separators</text:span></text:span><text:span text:style-name="_5f_OOoComputerSpecial"><text:span text:style-name="T401"> </text:span></text:span><text:span text:style-name="_5f_OOoComputerKeyWord"><text:span text:style-name="T418">and</text:span></text:span><text:span text:style-name="_5f_OOoComputerSpecial"><text:span text:style-name="T401"> </text:span></text:span><text:span text:style-name="_5f_OOoComputerIdent"><text:span text:style-name="T418">i</text:span></text:span><text:span text:style-name="_5f_OOoComputerSpecial"><text:span text:style-name="T401"> </text:span></text:span><text:span text:style-name="_5f_OOoComputerSpecial"><text:span text:style-name="T418">&lt;</text:span></text:span><text:span text:style-name="_5f_OOoComputerSpecial"><text:span text:style-name="T401"> </text:span></text:span><text:span text:style-name="_5f_OOoComputerIdent"><text:span text:style-name="T418">text_length</text:span></text:span><text:span text:style-name="_5f_OOoComputerSpecial"><text:span text:style-name="T418">:</text:span></text:span></text:p>
      <text:p text:style-name="P166"><text:span text:style-name="_5f_OOoComputerSpecial"><text:span text:style-name="T401"><text:s text:c="16"/></text:span></text:span><text:span text:style-name="_5f_OOoComputerIdent"><text:span text:style-name="T418">i</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1</text:span></text:span></text:p>
      <text:p text:style-name="P166"><text:span text:style-name="_5f_OOoComputerSpecial"><text:span text:style-name="T401"><text:s text:c="12"/></text:span></text:span><text:span text:style-name="_5f_OOoComputerIdent"><text:span text:style-name="T418">token_length</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i</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oken_start</text:span></text:span></text:p>
      <text:p text:style-name="P166"><text:span text:style-name="_5f_OOoComputerSpecial"><text:span text:style-name="T401"><text:s text:c="12"/></text:span></text:span><text:span text:style-name="_5f_OOoComputerKeyWord"><text:span text:style-name="T418">if</text:span></text:span><text:span text:style-name="_5f_OOoComputerSpecial"><text:span text:style-name="T401"> </text:span></text:span><text:span text:style-name="_5f_OOoComputerIdent"><text:span text:style-name="T418">token_length</text:span></text:span><text:span text:style-name="_5f_OOoComputerSpecial"><text:span text:style-name="T401"> </text:span></text:span><text:span text:style-name="_5f_OOoComputerSpecial"><text:span text:style-name="T418">&gt;</text:span></text:span><text:span text:style-name="_5f_OOoComputerSpecial"><text:span text:style-name="T401"> </text:span></text:span><text:span text:style-name="_5f_OOoComputerLiteral"><text:span text:style-name="T418">0</text:span></text:span><text:span text:style-name="_5f_OOoComputerSpecial"><text:span text:style-name="T418">:</text:span></text:span></text:p>
      <text:p text:style-name="P166"><text:span text:style-name="_5f_OOoComputerSpecial"><text:span text:style-name="T401"><text:s text:c="16"/></text:span></text:span><text:span text:style-name="_5f_OOoComputerIdent"><text:span text:style-name="T418">set_styling</text:span></text:span><text:span text:style-name="_5f_OOoComputerSpecial"><text:span text:style-name="T418">(</text:span></text:span><text:span text:style-name="_5f_OOoComputerIdent"><text:span text:style-name="T418">token_length</text:span></text:span><text:span text:style-name="_5f_OOoComputerSpecial"><text:span text:style-name="T418">,</text:span></text:span><text:span text:style-name="_5f_OOoComputerSpecial"><text:span text:style-name="T401"> </text:span></text:span><text:span text:style-name="_5f_OOoComputerIdent"><text:span text:style-name="T418">styles</text:span></text:span><text:span text:style-name="_5f_OOoComputerSpecial"><text:span text:style-name="T418">[</text:span></text:span><text:span text:style-name="_5f_OOoComputerLiteral"><text:span text:style-name="T418">"Default"</text:span></text:span><text:span text:style-name="_5f_OOoComputerSpecial"><text:span text:style-name="T418">])</text:span></text:span></text:p>
      <text:p text:style-name="P166"><text:span text:style-name="_5f_OOoComputerSpecial"><text:span text:style-name="T401"><text:s text:c="12"/></text:span></text:span><text:span text:style-name="_5f_OOoComputerComment"><text:span text:style-name="T418"># Set the states and reset the flags</text:span></text:span></text:p>
      <text:p text:style-name="P166"><text:span text:style-name="_5f_OOoComputerSpecial"><text:span text:style-name="T401"><text:s text:c="12"/></text:span></text:span><text:span text:style-name="_5f_OOoComputerIdent"><text:span text:style-name="T418">token_star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i</text:span></text:span></text:p>
      <text:p text:style-name="P166"><text:span text:style-name="_5f_OOoComputerSpecial"><text:span text:style-name="T401"><text:s text:c="12"/></text:span></text:span><text:span text:style-name="_5f_OOoComputerIdent"><text:span text:style-name="T418">token_length</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0</text:span></text:span></text:p>
      <text:p text:style-name="P166"><text:span text:style-name="_5f_OOoComputerSpecial"><text:span text:style-name="T401"><text:s text:c="12"/></text:span></text:span><text:span text:style-name="_5f_OOoComputerComment"><text:span text:style-name="T418"># Skip to the next iteration, because the index is already</text:span></text:span></text:p>
      <text:p text:style-name="P166"><text:span text:style-name="_5f_OOoComputerSpecial"><text:span text:style-name="T401"><text:s text:c="12"/></text:span></text:span><text:span text:style-name="_5f_OOoComputerComment"><text:span text:style-name="T418"># at the position at the end of the string</text:span></text:span></text:p>
      <text:p text:style-name="P166"><text:span text:style-name="_5f_OOoComputerSpecial"><text:span text:style-name="T401"><text:s text:c="12"/></text:span></text:span><text:span text:style-name="_5f_OOoComputerIdent"><text:span text:style-name="T418">actseq</text:span></text:span><text:span text:style-name="_5f_OOoComputerSpecial"><text:span text:style-name="T418">.</text:span></text:span><text:span text:style-name="_5f_OOoComputerIdent"><text:span text:style-name="T418">active</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false</text:span></text:span></text:p>
      <text:p text:style-name="P166"><text:span text:style-name="_5f_OOoComputerSpecial"><text:span text:style-name="T401"><text:s text:c="12"/></text:span></text:span><text:span text:style-name="_5f_OOoComputerKeyWord"><text:span text:style-name="T418">continue</text:span></text:span></text:p>
      <text:p text:style-name="P166"><text:span text:style-name="_5f_OOoComputerSpecial"><text:span text:style-name="T401"><text:s text:c="8"/></text:span></text:span><text:span text:style-name="_5f_OOoComputerKeyWord"><text:span text:style-name="T418">elif</text:span></text:span><text:span text:style-name="_5f_OOoComputerSpecial"><text:span text:style-name="T401"> </text:span></text:span><text:span text:style-name="_5f_OOoComputerIdent"><text:span text:style-name="T418">text</text:span></text:span><text:span text:style-name="_5f_OOoComputerSpecial"><text:span text:style-name="T418">[</text:span></text:span><text:span text:style-name="_5f_OOoComputerIdent"><text:span text:style-name="T418">i</text:span></text:span><text:span text:style-name="_5f_OOoComputerSpecial"><text:span text:style-name="T418">]</text:span></text:span><text:span text:style-name="_5f_OOoComputerSpecial"><text:span text:style-name="T401"> </text:span></text:span><text:span text:style-name="_5f_OOoComputerKeyWord"><text:span text:style-name="T418">in</text:span></text:span><text:span text:style-name="_5f_OOoComputerSpecial"><text:span text:style-name="T401"> </text:span></text:span><text:span text:style-name="_5f_OOoComputerIdent"><text:span text:style-name="T418">extended_separators</text:span></text:span><text:span text:style-name="_5f_OOoComputerSpecial"><text:span text:style-name="T418">:</text:span></text:span></text:p>
      <text:p text:style-name="P166"><text:span text:style-name="_5f_OOoComputerSpecial"><text:span text:style-name="T401"><text:s text:c="12"/></text:span></text:span><text:span text:style-name="_5f_OOoComputerComment"><text:span text:style-name="T418">#[</text:span></text:span></text:p>
      <text:p text:style-name="P166"><text:span text:style-name="_5f_OOoComputerSpecial"><text:span text:style-name="T401"><text:s text:c="16"/></text:span></text:span><text:span text:style-name="_5f_OOoComputerIdent"><text:span text:style-name="T418">Separator</text:span></text:span><text:span text:style-name="_5f_OOoComputerSpecial"><text:span text:style-name="T401"> </text:span></text:span><text:span text:style-name="_5f_OOoComputerIdent"><text:span text:style-name="T418">found</text:span></text:span></text:p>
      <text:p text:style-name="P166"><text:span text:style-name="_5f_OOoComputerSpecial"><text:span text:style-name="T401"><text:s text:c="12"/></text:span></text:span><text:span text:style-name="_5f_OOoComputerSpecial"><text:span text:style-name="T418">]#</text:span></text:span></text:p>
      <text:p text:style-name="P166"><text:span text:style-name="_5f_OOoComputerSpecial"><text:span text:style-name="T401"><text:s text:c="12"/></text:span></text:span><text:span text:style-name="_5f_OOoComputerIdent"><text:span text:style-name="T418">token_name</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ext</text:span></text:span><text:span text:style-name="_5f_OOoComputerSpecial"><text:span text:style-name="T418">[</text:span></text:span><text:span text:style-name="_5f_OOoComputerIdent"><text:span text:style-name="T418">token_start</text:span></text:span><text:span text:style-name="_5f_OOoComputerSpecial"><text:span text:style-name="T418">..</text:span></text:span><text:span text:style-name="_5f_OOoComputerIdent"><text:span text:style-name="T418">i</text:span></text:span><text:span text:style-name="_5f_OOoComputerSpecial"><text:span text:style-name="T418">-</text:span></text:span><text:span text:style-name="_5f_OOoComputerLiteral"><text:span text:style-name="T418">1</text:span></text:span><text:span text:style-name="_5f_OOoComputerSpecial"><text:span text:style-name="T418">]</text:span></text:span></text:p>
      <text:p text:style-name="P166"><text:span text:style-name="_5f_OOoComputerSpecial"><text:span text:style-name="T401"><text:s text:c="12"/></text:span></text:span><text:span text:style-name="_5f_OOoComputerIdent"><text:span text:style-name="T418">token_length</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len</text:span></text:span><text:span text:style-name="_5f_OOoComputerSpecial"><text:span text:style-name="T418">(</text:span></text:span><text:span text:style-name="_5f_OOoComputerIdent"><text:span text:style-name="T418">token_name</text:span></text:span><text:span text:style-name="_5f_OOoComputerSpecial"><text:span text:style-name="T418">)</text:span></text:span></text:p>
      <text:p text:style-name="P166"><text:span text:style-name="_5f_OOoComputerSpecial"><text:span text:style-name="T401"><text:s text:c="12"/></text:span></text:span><text:span text:style-name="_5f_OOoComputerKeyWord"><text:span text:style-name="T418">if</text:span></text:span><text:span text:style-name="_5f_OOoComputerSpecial"><text:span text:style-name="T401"> </text:span></text:span><text:span text:style-name="_5f_OOoComputerIdent"><text:span text:style-name="T418">token_length</text:span></text:span><text:span text:style-name="_5f_OOoComputerSpecial"><text:span text:style-name="T401"> </text:span></text:span><text:span text:style-name="_5f_OOoComputerSpecial"><text:span text:style-name="T418">&gt;</text:span></text:span><text:span text:style-name="_5f_OOoComputerSpecial"><text:span text:style-name="T401"> </text:span></text:span><text:span text:style-name="_5f_OOoComputerLiteral"><text:span text:style-name="T418">0</text:span></text:span><text:span text:style-name="_5f_OOoComputerSpecial"><text:span text:style-name="T418">:</text:span></text:span></text:p>
      <text:p text:style-name="P166"><text:span text:style-name="_5f_OOoComputerSpecial"><text:span text:style-name="T401"><text:s text:c="16"/></text:span></text:span><text:span text:style-name="_5f_OOoComputerIdent"><text:span text:style-name="T418">style_token</text:span></text:span><text:span text:style-name="_5f_OOoComputerSpecial"><text:span text:style-name="T418">(</text:span></text:span><text:span text:style-name="_5f_OOoComputerIdent"><text:span text:style-name="T418">token_name</text:span></text:span><text:span text:style-name="_5f_OOoComputerSpecial"><text:span text:style-name="T418">,</text:span></text:span><text:span text:style-name="_5f_OOoComputerSpecial"><text:span text:style-name="T401"> </text:span></text:span><text:span text:style-name="_5f_OOoComputerIdent"><text:span text:style-name="T418">token_length</text:span></text:span><text:span text:style-name="_5f_OOoComputerSpecial"><text:span text:style-name="T418">)</text:span></text:span></text:p>
      <text:p text:style-name="P166"><text:soft-page-break/><text:span text:style-name="_5f_OOoComputerSpecial"><text:span text:style-name="T401"><text:s text:c="16"/></text:span></text:span><text:span text:style-name="_5f_OOoComputerIdent"><text:span text:style-name="T418">token_star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i</text:span></text:span></text:p>
      <text:p text:style-name="P166"><text:span text:style-name="_5f_OOoComputerSpecial"><text:span text:style-name="T401"><text:s text:c="16"/></text:span></text:span><text:span text:style-name="_5f_OOoComputerKeyWord"><text:span text:style-name="T418">while</text:span></text:span><text:span text:style-name="_5f_OOoComputerSpecial"><text:span text:style-name="T401"> </text:span></text:span><text:span text:style-name="_5f_OOoComputerIdent"><text:span text:style-name="T418">text</text:span></text:span><text:span text:style-name="_5f_OOoComputerSpecial"><text:span text:style-name="T418">[</text:span></text:span><text:span text:style-name="_5f_OOoComputerIdent"><text:span text:style-name="T418">i</text:span></text:span><text:span text:style-name="_5f_OOoComputerSpecial"><text:span text:style-name="T418">]</text:span></text:span><text:span text:style-name="_5f_OOoComputerSpecial"><text:span text:style-name="T401"> </text:span></text:span><text:span text:style-name="_5f_OOoComputerKeyWord"><text:span text:style-name="T418">in</text:span></text:span><text:span text:style-name="_5f_OOoComputerSpecial"><text:span text:style-name="T401"> </text:span></text:span><text:span text:style-name="_5f_OOoComputerIdent"><text:span text:style-name="T418">extended_separators</text:span></text:span><text:span text:style-name="_5f_OOoComputerSpecial"><text:span text:style-name="T401"> </text:span></text:span><text:span text:style-name="_5f_OOoComputerKeyWord"><text:span text:style-name="T418">and</text:span></text:span><text:span text:style-name="_5f_OOoComputerSpecial"><text:span text:style-name="T401"> </text:span></text:span><text:span text:style-name="_5f_OOoComputerIdent"><text:span text:style-name="T418">i</text:span></text:span><text:span text:style-name="_5f_OOoComputerSpecial"><text:span text:style-name="T401"> </text:span></text:span><text:span text:style-name="_5f_OOoComputerSpecial"><text:span text:style-name="T418">&lt;</text:span></text:span><text:span text:style-name="_5f_OOoComputerSpecial"><text:span text:style-name="T401"> </text:span></text:span><text:span text:style-name="_5f_OOoComputerIdent"><text:span text:style-name="T418">text_length</text:span></text:span><text:span text:style-name="_5f_OOoComputerSpecial"><text:span text:style-name="T418">:</text:span></text:span></text:p>
      <text:p text:style-name="P166"><text:span text:style-name="_5f_OOoComputerSpecial"><text:span text:style-name="T401"><text:s text:c="20"/></text:span></text:span><text:span text:style-name="_5f_OOoComputerIdent"><text:span text:style-name="T418">i</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1</text:span></text:span></text:p>
      <text:p text:style-name="P166"><text:span text:style-name="_5f_OOoComputerSpecial"><text:span text:style-name="T401"><text:s text:c="16"/></text:span></text:span><text:span text:style-name="_5f_OOoComputerIdent"><text:span text:style-name="T418">token_length</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i</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oken_start</text:span></text:span></text:p>
      <text:p text:style-name="P166"><text:span text:style-name="_5f_OOoComputerSpecial"><text:span text:style-name="T401"><text:s text:c="16"/></text:span></text:span><text:span text:style-name="_5f_OOoComputerKeyWord"><text:span text:style-name="T418">if</text:span></text:span><text:span text:style-name="_5f_OOoComputerSpecial"><text:span text:style-name="T401"> </text:span></text:span><text:span text:style-name="_5f_OOoComputerIdent"><text:span text:style-name="T418">token_length</text:span></text:span><text:span text:style-name="_5f_OOoComputerSpecial"><text:span text:style-name="T401"> </text:span></text:span><text:span text:style-name="_5f_OOoComputerSpecial"><text:span text:style-name="T418">&gt;</text:span></text:span><text:span text:style-name="_5f_OOoComputerSpecial"><text:span text:style-name="T401"> </text:span></text:span><text:span text:style-name="_5f_OOoComputerLiteral"><text:span text:style-name="T418">0</text:span></text:span><text:span text:style-name="_5f_OOoComputerSpecial"><text:span text:style-name="T418">:</text:span></text:span></text:p>
      <text:p text:style-name="P166"><text:span text:style-name="_5f_OOoComputerSpecial"><text:span text:style-name="T401"><text:s text:c="20"/></text:span></text:span><text:span text:style-name="_5f_OOoComputerIdent"><text:span text:style-name="T418">set_styling</text:span></text:span><text:span text:style-name="_5f_OOoComputerSpecial"><text:span text:style-name="T418">(</text:span></text:span><text:span text:style-name="_5f_OOoComputerIdent"><text:span text:style-name="T418">token_length</text:span></text:span><text:span text:style-name="_5f_OOoComputerSpecial"><text:span text:style-name="T418">,</text:span></text:span><text:span text:style-name="_5f_OOoComputerSpecial"><text:span text:style-name="T401"> </text:span></text:span><text:span text:style-name="_5f_OOoComputerIdent"><text:span text:style-name="T418">styles</text:span></text:span><text:span text:style-name="_5f_OOoComputerSpecial"><text:span text:style-name="T418">[</text:span></text:span><text:span text:style-name="_5f_OOoComputerLiteral"><text:span text:style-name="T418">"Default"</text:span></text:span><text:span text:style-name="_5f_OOoComputerSpecial"><text:span text:style-name="T418">])</text:span></text:span></text:p>
      <text:p text:style-name="P166"><text:span text:style-name="_5f_OOoComputerSpecial"><text:span text:style-name="T401"><text:s text:c="16"/></text:span></text:span><text:span text:style-name="_5f_OOoComputerComment"><text:span text:style-name="T418"># State reset</text:span></text:span></text:p>
      <text:p text:style-name="P166"><text:span text:style-name="_5f_OOoComputerSpecial"><text:span text:style-name="T401"><text:s text:c="16"/></text:span></text:span><text:span text:style-name="_5f_OOoComputerIdent"><text:span text:style-name="T418">token_star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i</text:span></text:span></text:p>
      <text:p text:style-name="P166"><text:span text:style-name="_5f_OOoComputerSpecial"><text:span text:style-name="T401"><text:s text:c="16"/></text:span></text:span><text:span text:style-name="_5f_OOoComputerIdent"><text:span text:style-name="T418">token_length</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0</text:span></text:span></text:p>
      <text:p text:style-name="P166"><text:span text:style-name="_5f_OOoComputerSpecial"><text:span text:style-name="T401"><text:s text:c="16"/></text:span></text:span><text:span text:style-name="_5f_OOoComputerKeyWord"><text:span text:style-name="T418">continue</text:span></text:span></text:p>
      <text:p text:style-name="P166"><text:span text:style-name="_5f_OOoComputerSpecial"><text:span text:style-name="T401"><text:s text:c="12"/></text:span></text:span><text:span text:style-name="_5f_OOoComputerKeyWord"><text:span text:style-name="T418">else</text:span></text:span><text:span text:style-name="_5f_OOoComputerSpecial"><text:span text:style-name="T418">:</text:span></text:span></text:p>
      <text:p text:style-name="P166"><text:span text:style-name="_5f_OOoComputerSpecial"><text:span text:style-name="T401"><text:s text:c="16"/></text:span></text:span><text:span text:style-name="_5f_OOoComputerKeyWord"><text:span text:style-name="T418">while</text:span></text:span><text:span text:style-name="_5f_OOoComputerSpecial"><text:span text:style-name="T401"> </text:span></text:span><text:span text:style-name="_5f_OOoComputerIdent"><text:span text:style-name="T418">text</text:span></text:span><text:span text:style-name="_5f_OOoComputerSpecial"><text:span text:style-name="T418">[</text:span></text:span><text:span text:style-name="_5f_OOoComputerIdent"><text:span text:style-name="T418">i</text:span></text:span><text:span text:style-name="_5f_OOoComputerSpecial"><text:span text:style-name="T418">]</text:span></text:span><text:span text:style-name="_5f_OOoComputerSpecial"><text:span text:style-name="T401"> </text:span></text:span><text:span text:style-name="_5f_OOoComputerKeyWord"><text:span text:style-name="T418">in</text:span></text:span><text:span text:style-name="_5f_OOoComputerSpecial"><text:span text:style-name="T401"> </text:span></text:span><text:span text:style-name="_5f_OOoComputerIdent"><text:span text:style-name="T418">extended_separators</text:span></text:span><text:span text:style-name="_5f_OOoComputerSpecial"><text:span text:style-name="T401"> </text:span></text:span><text:span text:style-name="_5f_OOoComputerKeyWord"><text:span text:style-name="T418">and</text:span></text:span><text:span text:style-name="_5f_OOoComputerSpecial"><text:span text:style-name="T401"> </text:span></text:span><text:span text:style-name="_5f_OOoComputerIdent"><text:span text:style-name="T418">i</text:span></text:span><text:span text:style-name="_5f_OOoComputerSpecial"><text:span text:style-name="T401"> </text:span></text:span><text:span text:style-name="_5f_OOoComputerSpecial"><text:span text:style-name="T418">&lt;</text:span></text:span><text:span text:style-name="_5f_OOoComputerSpecial"><text:span text:style-name="T401"> </text:span></text:span><text:span text:style-name="_5f_OOoComputerIdent"><text:span text:style-name="T418">text_length</text:span></text:span><text:span text:style-name="_5f_OOoComputerSpecial"><text:span text:style-name="T418">:</text:span></text:span></text:p>
      <text:p text:style-name="P166"><text:span text:style-name="_5f_OOoComputerSpecial"><text:span text:style-name="T401"><text:s text:c="20"/></text:span></text:span><text:span text:style-name="_5f_OOoComputerIdent"><text:span text:style-name="T418">i</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1</text:span></text:span></text:p>
      <text:p text:style-name="P166"><text:span text:style-name="_5f_OOoComputerSpecial"><text:span text:style-name="T401"><text:s text:c="16"/></text:span></text:span><text:span text:style-name="_5f_OOoComputerIdent"><text:span text:style-name="T418">token_length</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i</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oken_start</text:span></text:span></text:p>
      <text:p text:style-name="P166"><text:span text:style-name="_5f_OOoComputerSpecial"><text:span text:style-name="T401"><text:s text:c="16"/></text:span></text:span><text:span text:style-name="_5f_OOoComputerKeyWord"><text:span text:style-name="T418">if</text:span></text:span><text:span text:style-name="_5f_OOoComputerSpecial"><text:span text:style-name="T401"> </text:span></text:span><text:span text:style-name="_5f_OOoComputerIdent"><text:span text:style-name="T418">token_length</text:span></text:span><text:span text:style-name="_5f_OOoComputerSpecial"><text:span text:style-name="T401"> </text:span></text:span><text:span text:style-name="_5f_OOoComputerSpecial"><text:span text:style-name="T418">&gt;</text:span></text:span><text:span text:style-name="_5f_OOoComputerSpecial"><text:span text:style-name="T401"> </text:span></text:span><text:span text:style-name="_5f_OOoComputerLiteral"><text:span text:style-name="T418">0</text:span></text:span><text:span text:style-name="_5f_OOoComputerSpecial"><text:span text:style-name="T418">:</text:span></text:span></text:p>
      <text:p text:style-name="P166"><text:span text:style-name="_5f_OOoComputerSpecial"><text:span text:style-name="T401"><text:s text:c="20"/></text:span></text:span><text:span text:style-name="_5f_OOoComputerIdent"><text:span text:style-name="T418">set_styling</text:span></text:span><text:span text:style-name="_5f_OOoComputerSpecial"><text:span text:style-name="T418">(</text:span></text:span><text:span text:style-name="_5f_OOoComputerIdent"><text:span text:style-name="T418">token_length</text:span></text:span><text:span text:style-name="_5f_OOoComputerSpecial"><text:span text:style-name="T418">,</text:span></text:span><text:span text:style-name="_5f_OOoComputerSpecial"><text:span text:style-name="T401"> </text:span></text:span><text:span text:style-name="_5f_OOoComputerIdent"><text:span text:style-name="T418">styles</text:span></text:span><text:span text:style-name="_5f_OOoComputerSpecial"><text:span text:style-name="T418">[</text:span></text:span><text:span text:style-name="_5f_OOoComputerLiteral"><text:span text:style-name="T418">"Default"</text:span></text:span><text:span text:style-name="_5f_OOoComputerSpecial"><text:span text:style-name="T418">])</text:span></text:span></text:p>
      <text:p text:style-name="P166"><text:span text:style-name="_5f_OOoComputerSpecial"><text:span text:style-name="T401"><text:s text:c="16"/></text:span></text:span><text:span text:style-name="_5f_OOoComputerComment"><text:span text:style-name="T418"># State reset</text:span></text:span></text:p>
      <text:p text:style-name="P166"><text:span text:style-name="_5f_OOoComputerSpecial"><text:span text:style-name="T401"><text:s text:c="16"/></text:span></text:span><text:span text:style-name="_5f_OOoComputerIdent"><text:span text:style-name="T418">token_start</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i</text:span></text:span></text:p>
      <text:p text:style-name="P166"><text:span text:style-name="_5f_OOoComputerSpecial"><text:span text:style-name="T401"><text:s text:c="16"/></text:span></text:span><text:span text:style-name="_5f_OOoComputerIdent"><text:span text:style-name="T418">token_length</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Literal"><text:span text:style-name="T418">0</text:span></text:span></text:p>
      <text:p text:style-name="P166"><text:span text:style-name="_5f_OOoComputerSpecial"><text:span text:style-name="T401"><text:s text:c="16"/></text:span></text:span><text:span text:style-name="_5f_OOoComputerKeyWord"><text:span text:style-name="T418">continue</text:span></text:span></text:p>
      <text:p text:style-name="P166"><text:span text:style-name="_5f_OOoComputerSpecial"><text:span text:style-name="T401"><text:s text:c="8"/></text:span></text:span><text:span text:style-name="_5f_OOoComputerComment"><text:span text:style-name="T418"># Update loop variables</text:span></text:span></text:p>
      <text:p text:style-name="P166"><text:span text:style-name="_5f_OOoComputerSpecial"><text:span text:style-name="T401"><text:s text:c="8"/></text:span></text:span><text:span text:style-name="_5f_OOoComputerIdent"><text:span text:style-name="T418">inc</text:span></text:span><text:span text:style-name="_5f_OOoComputerSpecial"><text:span text:style-name="T418">(</text:span></text:span><text:span text:style-name="_5f_OOoComputerIdent"><text:span text:style-name="T418">i</text:span></text:span><text:span text:style-name="_5f_OOoComputerSpecial"><text:span text:style-name="T418">)</text:span></text:span></text:p>
      <text:p text:style-name="P166"><text:span text:style-name="_5f_OOoComputerSpecial"><text:span text:style-name="T401"><text:s text:c="8"/></text:span></text:span><text:span text:style-name="_5f_OOoComputerComment"><text:span text:style-name="T418"># Check for end of text</text:span></text:span></text:p>
      <text:p text:style-name="P166"><text:span text:style-name="_5f_OOoComputerSpecial"><text:span text:style-name="T401"><text:s text:c="8"/></text:span></text:span><text:span text:style-name="_5f_OOoComputerKeyWord"><text:span text:style-name="T418">if</text:span></text:span><text:span text:style-name="_5f_OOoComputerSpecial"><text:span text:style-name="T401"> </text:span></text:span><text:span text:style-name="_5f_OOoComputerIdent"><text:span text:style-name="T418">i</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ext_length</text:span></text:span><text:span text:style-name="_5f_OOoComputerSpecial"><text:span text:style-name="T418">:</text:span></text:span></text:p>
      <text:p text:style-name="P166"><text:span text:style-name="_5f_OOoComputerSpecial"><text:span text:style-name="T401"><text:s text:c="12"/></text:span></text:span><text:span text:style-name="_5f_OOoComputerIdent"><text:span text:style-name="T418">token_name</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text</text:span></text:span><text:span text:style-name="_5f_OOoComputerSpecial"><text:span text:style-name="T418">[</text:span></text:span><text:span text:style-name="_5f_OOoComputerIdent"><text:span text:style-name="T418">token_start</text:span></text:span><text:span text:style-name="_5f_OOoComputerSpecial"><text:span text:style-name="T418">..</text:span></text:span><text:span text:style-name="_5f_OOoComputerIdent"><text:span text:style-name="T418">i</text:span></text:span><text:span text:style-name="_5f_OOoComputerSpecial"><text:span text:style-name="T418">-</text:span></text:span><text:span text:style-name="_5f_OOoComputerLiteral"><text:span text:style-name="T418">1</text:span></text:span><text:span text:style-name="_5f_OOoComputerSpecial"><text:span text:style-name="T418">]</text:span></text:span></text:p>
      <text:p text:style-name="P166"><text:span text:style-name="_5f_OOoComputerSpecial"><text:span text:style-name="T401"><text:s text:c="12"/></text:span></text:span><text:span text:style-name="_5f_OOoComputerIdent"><text:span text:style-name="T418">token_length</text:span></text:span><text:span text:style-name="_5f_OOoComputerSpecial"><text:span text:style-name="T401"> </text:span></text:span><text:span text:style-name="_5f_OOoComputerSpecial"><text:span text:style-name="T418">=</text:span></text:span><text:span text:style-name="_5f_OOoComputerSpecial"><text:span text:style-name="T401"> </text:span></text:span><text:span text:style-name="_5f_OOoComputerIdent"><text:span text:style-name="T418">len</text:span></text:span><text:span text:style-name="_5f_OOoComputerSpecial"><text:span text:style-name="T418">(</text:span></text:span><text:span text:style-name="_5f_OOoComputerIdent"><text:span text:style-name="T418">token_name</text:span></text:span><text:span text:style-name="_5f_OOoComputerSpecial"><text:span text:style-name="T418">)</text:span></text:span></text:p>
      <text:p text:style-name="P166"><text:span text:style-name="_5f_OOoComputerSpecial"><text:span text:style-name="T401"><text:s text:c="12"/></text:span></text:span><text:span text:style-name="_5f_OOoComputerIdent"><text:span text:style-name="T418">style_token</text:span></text:span><text:span text:style-name="_5f_OOoComputerSpecial"><text:span text:style-name="T418">(</text:span></text:span><text:span text:style-name="_5f_OOoComputerIdent"><text:span text:style-name="T418">token_name</text:span></text:span><text:span text:style-name="_5f_OOoComputerSpecial"><text:span text:style-name="T418">,</text:span></text:span><text:span text:style-name="_5f_OOoComputerSpecial"><text:span text:style-name="T401"> </text:span></text:span><text:span text:style-name="_5f_OOoComputerIdent"><text:span text:style-name="T418">token_length</text:span></text:span><text:span text:style-name="_5f_OOoComputerSpecial"><text:span text:style-name="T418">)</text:span></text:span></text:p>
      <text:p text:style-name="P166"><text:span text:style-name="_5f_OOoComputerSpecial"><text:span text:style-name="T401"><text:s text:c="8"/></text:span></text:span><text:span text:style-name="_5f_OOoComputerKeyWord"><text:span text:style-name="T418">elif</text:span></text:span><text:span text:style-name="_5f_OOoComputerSpecial"><text:span text:style-name="T401"> </text:span></text:span><text:span text:style-name="_5f_OOoComputerIdent"><text:span text:style-name="T418">i</text:span></text:span><text:span text:style-name="_5f_OOoComputerSpecial"><text:span text:style-name="T401"> </text:span></text:span><text:span text:style-name="_5f_OOoComputerSpecial"><text:span text:style-name="T418">&gt;</text:span></text:span><text:span text:style-name="_5f_OOoComputerSpecial"><text:span text:style-name="T401"> </text:span></text:span><text:span text:style-name="_5f_OOoComputerIdent"><text:span text:style-name="T418">text_length</text:span></text:span><text:span text:style-name="_5f_OOoComputerSpecial"><text:span text:style-name="T418">:</text:span></text:span></text:p>
      <text:p text:style-name="P166"><text:span text:style-name="_5f_OOoComputerSpecial"><text:span text:style-name="T401"><text:s text:c="12"/></text:span></text:span><text:span text:style-name="_5f_OOoComputerKeyWord"><text:span text:style-name="T418">raise</text:span></text:span><text:span text:style-name="_5f_OOoComputerSpecial"><text:span text:style-name="T401"> </text:span></text:span><text:span text:style-name="_5f_OOoComputerIdent"><text:span text:style-name="T418">newException</text:span></text:span><text:span text:style-name="_5f_OOoComputerSpecial"><text:span text:style-name="T418">(</text:span></text:span><text:span text:style-name="_5f_OOoComputerIdent"><text:span text:style-name="T418">IndexError</text:span></text:span><text:span text:style-name="_5f_OOoComputerSpecial"><text:span text:style-name="T418">,</text:span></text:span><text:span text:style-name="_5f_OOoComputerSpecial"><text:span text:style-name="T401"> </text:span></text:span><text:span text:style-name="_5f_OOoComputerLiteral"><text:span text:style-name="T418">"Styling went over the text length limit!"</text:span></text:span><text:span text:style-name="_5f_OOoComputerSpecial"><text:span text:style-name="T418">)</text:span></text:span></text:p>
      <text:p text:style-name="P166"><text:span text:style-name="_5f_OOoComputerSpecial"><text:span text:style-name="T401"><text:s text:c="4"/></text:span></text:span><text:span text:style-name="_5f_OOoComputerComment"><text:span text:style-name="T418">#------------------------------------------------------</text:span></text:span></text:p>
      <text:p text:style-name="P166"><text:span text:style-name="_5f_OOoComputerSpecial"><text:span text:style-name="T401"><text:s text:c="4"/></text:span></text:span><text:span text:style-name="_5f_OOoComputerIdent"><text:span text:style-name="T418">clean_up</text:span></text:span><text:span text:style-name="_5f_OOoComputerSpecial"><text:span text:style-name="T418">()</text:span></text:span></text:p>
      <text:p text:style-name="P166"><text:span text:style-name="_5f_OOoComputerSpecial"><text:span text:style-name="T401"><text:s text:c="4"/></text:span></text:span><text:span text:style-name="_5f_OOoComputerIdent"><text:span text:style-name="T418">returnNone</text:span></text:span><text:span text:style-name="_5f_OOoComputerSpecial"><text:span text:style-name="T418">()</text:span></text:span></text:p>
      <text:p text:style-name="P166"><text:span text:style-name="_5f_OOoComputerLiteral"><text:span text:style-name="T983">"""</text:span></text:span></text:p>
      <text:p text:style-name="P166"><text:span text:style-name="_5f_OOoComputerSpecial"><text:span text:style-name="T983">)</text:span></text:span></text:p>
      <text:p text:style-name="P166"><text:span text:style-name="_5f_OOoComputerSpecial"><text:span text:style-name="T867"/></text:span></text:p>
      <text:p text:style-name="P166"><text:span text:style-name="_5f_OOoComputerSpecial"><text:span text:style-name="T867"/></text:span></text:p>
      <text:p text:style-name="P166"><text:span text:style-name="_5f_OOoComputerComment"><text:span text:style-name="T983"># For the QScintilla editor to properly process events we need to add it to</text:span></text:span></text:p>
      <text:p text:style-name="P166"><text:span text:style-name="_5f_OOoComputerComment"><text:span text:style-name="T983"># a QMainWindow object.</text:span></text:span></text:p>
      <text:p text:style-name="P166"><text:span text:style-name="_5f_OOoComputerIdent"><text:span text:style-name="T983">main_window</text:span></text:span><text:span text:style-name="_5f_OOoComputerSpecial"><text:span text:style-name="T867"> </text:span></text:span><text:span text:style-name="_5f_OOoComputerSpecial"><text:span text:style-name="T983">=</text:span></text:span><text:span text:style-name="_5f_OOoComputerSpecial"><text:span text:style-name="T867"> </text:span></text:span><text:span text:style-name="_5f_OOoComputerIdent"><text:span text:style-name="T983">PyQt5</text:span></text:span><text:span text:style-name="_5f_OOoComputerSpecial"><text:span text:style-name="T983">.</text:span></text:span><text:span text:style-name="_5f_OOoComputerIdent"><text:span text:style-name="T983">QtWidgets</text:span></text:span><text:span text:style-name="_5f_OOoComputerSpecial"><text:span text:style-name="T983">.</text:span></text:span><text:span text:style-name="_5f_OOoComputerIdent"><text:span text:style-name="T983">QMainWindow</text:span></text:span><text:span text:style-name="_5f_OOoComputerSpecial"><text:span text:style-name="T983">()</text:span></text:span></text:p>
      <text:p text:style-name="P166"><text:soft-page-break/><text:span text:style-name="_5f_OOoComputerComment"><text:span text:style-name="T983"># Set the central widget of the main window to be the editor</text:span></text:span></text:p>
      <text:p text:style-name="P166"><text:span text:style-name="_5f_OOoComputerIdent"><text:span text:style-name="T983">main_window</text:span></text:span><text:span text:style-name="_5f_OOoComputerSpecial"><text:span text:style-name="T983">.</text:span></text:span><text:span text:style-name="_5f_OOoComputerIdent"><text:span text:style-name="T983">setCentralWidget</text:span></text:span><text:span text:style-name="_5f_OOoComputerSpecial"><text:span text:style-name="T983">(</text:span></text:span><text:span text:style-name="_5f_OOoComputerIdent"><text:span text:style-name="T983">editor</text:span></text:span><text:span text:style-name="_5f_OOoComputerSpecial"><text:span text:style-name="T983">)</text:span></text:span></text:p>
      <text:p text:style-name="P166"><text:span text:style-name="_5f_OOoComputerComment"><text:span text:style-name="T983"># Resize the main window and show it on the screen</text:span></text:span></text:p>
      <text:p text:style-name="P166"><text:span text:style-name="_5f_OOoComputerIdent"><text:span text:style-name="T983">main_window</text:span></text:span><text:span text:style-name="_5f_OOoComputerSpecial"><text:span text:style-name="T983">.</text:span></text:span><text:span text:style-name="_5f_OOoComputerIdent"><text:span text:style-name="T983">resize</text:span></text:span><text:span text:style-name="_5f_OOoComputerSpecial"><text:span text:style-name="T983">(</text:span></text:span><text:span text:style-name="_5f_OOoComputerLiteral"><text:span text:style-name="T983">800</text:span></text:span><text:span text:style-name="_5f_OOoComputerSpecial"><text:span text:style-name="T983">,</text:span></text:span><text:span text:style-name="_5f_OOoComputerSpecial"><text:span text:style-name="T867"> </text:span></text:span><text:span text:style-name="_5f_OOoComputerLiteral"><text:span text:style-name="T983">600</text:span></text:span><text:span text:style-name="_5f_OOoComputerSpecial"><text:span text:style-name="T983">)</text:span></text:span></text:p>
      <text:p text:style-name="P166"><text:span text:style-name="_5f_OOoComputerIdent"><text:span text:style-name="T983">main_window</text:span></text:span><text:span text:style-name="_5f_OOoComputerSpecial"><text:span text:style-name="T983">.</text:span></text:span><text:span text:style-name="_5f_OOoComputerIdent"><text:span text:style-name="T983">show</text:span></text:span><text:span text:style-name="_5f_OOoComputerSpecial"><text:span text:style-name="T983">()</text:span></text:span></text:p>
      <text:p text:style-name="P166"><text:span text:style-name="_5f_OOoComputerSpecial"><text:span text:style-name="T867"/></text:span></text:p>
      <text:p text:style-name="P166"><text:span text:style-name="_5f_OOoComputerComment"><text:span text:style-name="T983"># Execute the application</text:span></text:span></text:p>
      <text:p text:style-name="P166"><text:span text:style-name="_5f_OOoComputerIdent"><text:span text:style-name="T983">application</text:span></text:span><text:span text:style-name="_5f_OOoComputerSpecial"><text:span text:style-name="T983">.</text:span></text:span><text:span text:style-name="_5f_OOoComputerKeyWord"><text:span text:style-name="T983">exec</text:span></text:span><text:span text:style-name="_5f_OOoComputerIdent"><text:span text:style-name="T983">_</text:span></text:span><text:span text:style-name="_5f_OOoComputerSpecial"><text:span text:style-name="T98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2" svg:font-family="'Courier New', monospace"/>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mbria" fo:font-family="Cambria" style:font-style-name="Regular" style:font-family-generic="roman" style:font-pitch="variable" style:font-size-asian="10.5pt"/>
    </style:style>
    <style:style style:name="Heading" style:family="paragraph" style:next-style-name="Text_20_body" style:auto-update="true" style:class="text" style:master-page-name="">
      <style:paragraph-properties fo:margin-top="0.423cm" fo:margin-bottom="0.212cm" loext:contextual-spacing="false" style:page-number="auto" fo:keep-with-next="always" style:writing-mode="page"/>
      <style:text-properties style:font-name="Cambria" fo:font-family="Cambria" style:font-style-name="Regular" style:font-family-generic="roman" style:font-pitch="variable" fo:font-size="14pt" fo:font-weight="bold" style:font-name-asian="Microsoft YaHei" style:font-family-asian="'Microsoft YaHei'" style:font-style-name-asian="Navadno" style:font-family-generic-asian="swiss"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auto-update="true" style:default-outline-level="3" style:class="text">
      <style:paragraph-properties fo:margin-top="0.25cm" fo:margin-bottom="0cm" loext:contextual-spacing="false" style:writing-mode="page"/>
      <style:text-properties style:font-name="Cambria1" fo:font-family="Cambria" style:font-family-generic="roman" style:font-pitch="variable" fo:font-size="14.1000003814697pt" fo:font-weight="bold" style:font-size-asian="14.1000003814697pt" style:font-weight-asian="bold" style:font-size-complex="14.1000003814697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ic Kukovec</meta:initial-creator>
    <meta:creation-date>2016-11-14T10:06:37.528000000</meta:creation-date>
    <dc:date>2017-04-07T19:23:52.732000000</dc:date>
    <dc:creator>Matic Kukovec</dc:creator>
    <meta:editing-duration>P2DT19H49M13S</meta:editing-duration>
    <meta:editing-cycles>718</meta:editing-cycles>
    <meta:generator>LibreOffice/5.2.6.2$Windows_X86_64 LibreOffice_project/a3100ed2409ebf1c212f5048fbe377c281438fdc</meta:generator>
    <meta:document-statistic meta:table-count="0" meta:image-count="61" meta:object-count="0" meta:page-count="85" meta:paragraph-count="2041" meta:word-count="15136" meta:character-count="113920" meta:non-whitespace-character-count="91599"/>
  </office:meta>
</office:document-meta>
</file>